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118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46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Report Data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unix</text:p>
          </table:table-cell>
          <table:table-cell table:style-name="ce1" office:value-type="string">
            <text:p>85E</text:p>
          </table:table-cell>
          <table:table-cell table:style-name="ce1" office:value-type="string">
            <text:p>85W</text:p>
          </table:table-cell>
          <table:table-cell table:style-name="ce1" office:value-type="string">
            <text:p>101N</text:p>
          </table:table-cell>
          <table:table-cell table:style-name="ce1" office:value-type="string">
            <text:p>101S</text:p>
          </table:table-cell>
          <table:table-cell/>
        </table:table-row>
        <table:table-row table:style-name="ro2">
          <table:table-cell table:style-name="ce2" office:value-type="date" office:date-value="2013-07-15">
            <text:p>Mon, 12:00 AM 7/15</text:p>
          </table:table-cell>
          <table:table-cell table:style-name="ce3" table:formula="of:=([.A2]-DATE(1970;1;1))*86400*1000" office:value-type="float" office:value="1373846400000">
            <text:p>1373846400000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 office:value-type="float" office:value="113">
            <text:p>113</text:p>
          </table:table-cell>
          <table:table-cell office:value-type="float" office:value="233">
            <text:p>233</text:p>
          </table:table-cell>
          <table:table-cell office:value-type="float" office:value="1373846400000">
            <text:p>1373846400000</text:p>
          </table:table-cell>
        </table:table-row>
        <table:table-row table:style-name="ro2">
          <table:table-cell table:style-name="ce2" office:value-type="date" office:date-value="2013-07-15T00:05:00">
            <text:p>Mon, 12:05 AM 7/15</text:p>
          </table:table-cell>
          <table:table-cell table:style-name="ce3" table:formula="of:=([.A3]-DATE(1970;1;1))*86400*1000" office:value-type="float" office:value="1373846700000">
            <text:p>1373846700000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62">
            <text:p>162</text:p>
          </table:table-cell>
          <table:table-cell office:value-type="float" office:value="261">
            <text:p>261</text:p>
          </table:table-cell>
          <table:table-cell office:value-type="float" office:value="1373846700000">
            <text:p>1373846700000</text:p>
          </table:table-cell>
        </table:table-row>
        <table:table-row table:style-name="ro2">
          <table:table-cell table:style-name="ce2" office:value-type="date" office:date-value="2013-07-15T00:10:00">
            <text:p>Mon, 12:10 AM 7/15</text:p>
          </table:table-cell>
          <table:table-cell table:style-name="ce3" table:formula="of:=([.A4]-DATE(1970;1;1))*86400*1000" office:value-type="float" office:value="1373847000000">
            <text:p>1373847000000</text:p>
          </table:table-cell>
          <table:table-cell office:value-type="float" office:value="192">
            <text:p>192</text:p>
          </table:table-cell>
          <table:table-cell office:value-type="float" office:value="165">
            <text:p>165</text:p>
          </table:table-cell>
          <table:table-cell office:value-type="float" office:value="152">
            <text:p>152</text:p>
          </table:table-cell>
          <table:table-cell office:value-type="float" office:value="244">
            <text:p>244</text:p>
          </table:table-cell>
          <table:table-cell office:value-type="float" office:value="1373847000000">
            <text:p>1373847000000</text:p>
          </table:table-cell>
        </table:table-row>
        <table:table-row table:style-name="ro2">
          <table:table-cell table:style-name="ce2" office:value-type="date" office:date-value="2013-07-15T00:15:00">
            <text:p>Mon, 12:15 AM 7/15</text:p>
          </table:table-cell>
          <table:table-cell table:style-name="ce3" table:formula="of:=([.A5]-DATE(1970;1;1))*86400*1000" office:value-type="float" office:value="1373847300000">
            <text:p>1373847300000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32">
            <text:p>132</text:p>
          </table:table-cell>
          <table:table-cell office:value-type="float" office:value="231">
            <text:p>231</text:p>
          </table:table-cell>
          <table:table-cell office:value-type="float" office:value="1373847300000">
            <text:p>1373847300000</text:p>
          </table:table-cell>
        </table:table-row>
        <table:table-row table:style-name="ro2">
          <table:table-cell table:style-name="ce2" office:value-type="date" office:date-value="2013-07-15T00:20:00">
            <text:p>Mon, 12:20 AM 7/15</text:p>
          </table:table-cell>
          <table:table-cell table:style-name="ce3" table:formula="of:=([.A6]-DATE(1970;1;1))*86400*1000" office:value-type="float" office:value="1373847600000">
            <text:p>1373847600000</text:p>
          </table:table-cell>
          <table:table-cell office:value-type="float" office:value="175">
            <text:p>175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float" office:value="1373847600000">
            <text:p>1373847600000</text:p>
          </table:table-cell>
        </table:table-row>
        <table:table-row table:style-name="ro2">
          <table:table-cell table:style-name="ce2" office:value-type="date" office:date-value="2013-07-15T00:25:00">
            <text:p>Mon, 12:25 AM 7/15</text:p>
          </table:table-cell>
          <table:table-cell table:style-name="ce3" table:formula="of:=([.A7]-DATE(1970;1;1))*86400*1000" office:value-type="float" office:value="1373847900000">
            <text:p>1373847900000</text:p>
          </table:table-cell>
          <table:table-cell office:value-type="float" office:value="167">
            <text:p>167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92">
            <text:p>192</text:p>
          </table:table-cell>
          <table:table-cell office:value-type="float" office:value="1373847900000">
            <text:p>1373847900000</text:p>
          </table:table-cell>
        </table:table-row>
        <table:table-row table:style-name="ro2">
          <table:table-cell table:style-name="ce2" office:value-type="date" office:date-value="2013-07-15T00:30:00">
            <text:p>Mon, 12:30 AM 7/15</text:p>
          </table:table-cell>
          <table:table-cell table:style-name="ce3" table:formula="of:=([.A8]-DATE(1970;1;1))*86400*1000" office:value-type="float" office:value="1373848200000">
            <text:p>1373848200000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19">
            <text:p>119</text:p>
          </table:table-cell>
          <table:table-cell office:value-type="float" office:value="195">
            <text:p>195</text:p>
          </table:table-cell>
          <table:table-cell office:value-type="float" office:value="1373848200000">
            <text:p>1373848200000</text:p>
          </table:table-cell>
        </table:table-row>
        <table:table-row table:style-name="ro2">
          <table:table-cell table:style-name="ce2" office:value-type="date" office:date-value="2013-07-15T00:35:00">
            <text:p>Mon, 12:35 AM 7/15</text:p>
          </table:table-cell>
          <table:table-cell table:style-name="ce3" table:formula="of:=([.A9]-DATE(1970;1;1))*86400*1000" office:value-type="float" office:value="1373848500000">
            <text:p>1373848500000</text:p>
          </table:table-cell>
          <table:table-cell office:value-type="float" office:value="151">
            <text:p>151</text:p>
          </table:table-cell>
          <table:table-cell office:value-type="float" office:value="127">
            <text:p>127</text:p>
          </table:table-cell>
          <table:table-cell office:value-type="float" office:value="131">
            <text:p>131</text:p>
          </table:table-cell>
          <table:table-cell office:value-type="float" office:value="185">
            <text:p>185</text:p>
          </table:table-cell>
          <table:table-cell office:value-type="float" office:value="1373848500000">
            <text:p>1373848500000</text:p>
          </table:table-cell>
        </table:table-row>
        <table:table-row table:style-name="ro2">
          <table:table-cell table:style-name="ce2" office:value-type="date" office:date-value="2013-07-15T00:40:00">
            <text:p>Mon, 12:40 AM 7/15</text:p>
          </table:table-cell>
          <table:table-cell table:style-name="ce3" table:formula="of:=([.A10]-DATE(1970;1;1))*86400*1000" office:value-type="float" office:value="1373848800000">
            <text:p>1373848800000</text:p>
          </table:table-cell>
          <table:table-cell office:value-type="float" office:value="152">
            <text:p>152</text:p>
          </table:table-cell>
          <table:table-cell office:value-type="float" office:value="113">
            <text:p>113</text:p>
          </table:table-cell>
          <table:table-cell office:value-type="float" office:value="131">
            <text:p>131</text:p>
          </table:table-cell>
          <table:table-cell office:value-type="float" office:value="157">
            <text:p>157</text:p>
          </table:table-cell>
          <table:table-cell office:value-type="float" office:value="1373848800000">
            <text:p>1373848800000</text:p>
          </table:table-cell>
        </table:table-row>
        <table:table-row table:style-name="ro2">
          <table:table-cell table:style-name="ce2" office:value-type="date" office:date-value="2013-07-15T00:45:00">
            <text:p>Mon, 12:45 AM 7/15</text:p>
          </table:table-cell>
          <table:table-cell table:style-name="ce3" table:formula="of:=([.A11]-DATE(1970;1;1))*86400*1000" office:value-type="float" office:value="1373849100000">
            <text:p>1373849100000</text:p>
          </table:table-cell>
          <table:table-cell office:value-type="float" office:value="137">
            <text:p>137</text:p>
          </table:table-cell>
          <table:table-cell office:value-type="float" office:value="96">
            <text:p>96</text:p>
          </table:table-cell>
          <table:table-cell office:value-type="float" office:value="118">
            <text:p>118</text:p>
          </table:table-cell>
          <table:table-cell office:value-type="float" office:value="163">
            <text:p>163</text:p>
          </table:table-cell>
          <table:table-cell office:value-type="float" office:value="1373849100000">
            <text:p>1373849100000</text:p>
          </table:table-cell>
        </table:table-row>
        <table:table-row table:style-name="ro2">
          <table:table-cell table:style-name="ce2" office:value-type="date" office:date-value="2013-07-15T00:50:00">
            <text:p>Mon, 12:50 AM 7/15</text:p>
          </table:table-cell>
          <table:table-cell table:style-name="ce3" table:formula="of:=([.A12]-DATE(1970;1;1))*86400*1000" office:value-type="float" office:value="1373849400000">
            <text:p>1373849400000</text:p>
          </table:table-cell>
          <table:table-cell office:value-type="float" office:value="133">
            <text:p>133</text:p>
          </table:table-cell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office:value-type="float" office:value="124">
            <text:p>124</text:p>
          </table:table-cell>
          <table:table-cell office:value-type="float" office:value="1373849400000">
            <text:p>1373849400000</text:p>
          </table:table-cell>
        </table:table-row>
        <table:table-row table:style-name="ro2">
          <table:table-cell table:style-name="ce2" office:value-type="date" office:date-value="2013-07-15T00:55:00">
            <text:p>Mon, 12:55 AM 7/15</text:p>
          </table:table-cell>
          <table:table-cell table:style-name="ce3" table:formula="of:=([.A13]-DATE(1970;1;1))*86400*1000" office:value-type="float" office:value="1373849700000">
            <text:p>1373849700000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158">
            <text:p>158</text:p>
          </table:table-cell>
          <table:table-cell office:value-type="float" office:value="1373849700000">
            <text:p>1373849700000</text:p>
          </table:table-cell>
        </table:table-row>
        <table:table-row table:style-name="ro2">
          <table:table-cell table:style-name="ce2" office:value-type="date" office:date-value="2013-07-15T01:00:00">
            <text:p>Mon, 1:00 AM 7/15</text:p>
          </table:table-cell>
          <table:table-cell table:style-name="ce3" table:formula="of:=([.A14]-DATE(1970;1;1))*86400*1000" office:value-type="float" office:value="1373850000000">
            <text:p>1373850000000</text:p>
          </table:table-cell>
          <table:table-cell office:value-type="float" office:value="116">
            <text:p>116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41">
            <text:p>141</text:p>
          </table:table-cell>
          <table:table-cell office:value-type="float" office:value="1373850000000">
            <text:p>1373850000000</text:p>
          </table:table-cell>
        </table:table-row>
        <table:table-row table:style-name="ro2">
          <table:table-cell table:style-name="ce2" office:value-type="date" office:date-value="2013-07-15T01:05:00">
            <text:p>Mon, 1:05 AM 7/15</text:p>
          </table:table-cell>
          <table:table-cell table:style-name="ce3" table:formula="of:=([.A15]-DATE(1970;1;1))*86400*1000" office:value-type="float" office:value="1373850300000">
            <text:p>1373850300000</text:p>
          </table:table-cell>
          <table:table-cell office:value-type="float" office:value="103">
            <text:p>103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373850300000">
            <text:p>1373850300000</text:p>
          </table:table-cell>
        </table:table-row>
        <table:table-row table:style-name="ro2">
          <table:table-cell table:style-name="ce2" office:value-type="date" office:date-value="2013-07-15T01:10:00">
            <text:p>Mon, 1:10 AM 7/15</text:p>
          </table:table-cell>
          <table:table-cell table:style-name="ce3" table:formula="of:=([.A16]-DATE(1970;1;1))*86400*1000" office:value-type="float" office:value="1373850600000">
            <text:p>1373850600000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133">
            <text:p>133</text:p>
          </table:table-cell>
          <table:table-cell office:value-type="float" office:value="1373850600000">
            <text:p>1373850600000</text:p>
          </table:table-cell>
        </table:table-row>
        <table:table-row table:style-name="ro2">
          <table:table-cell table:style-name="ce2" office:value-type="date" office:date-value="2013-07-15T01:15:00">
            <text:p>Mon, 1:15 AM 7/15</text:p>
          </table:table-cell>
          <table:table-cell table:style-name="ce3" table:formula="of:=([.A17]-DATE(1970;1;1))*86400*1000" office:value-type="float" office:value="1373850900000">
            <text:p>1373850900000</text:p>
          </table:table-cell>
          <table:table-cell office:value-type="float" office:value="105">
            <text:p>105</text:p>
          </table:table-cell>
          <table:table-cell office:value-type="float" office:value="56">
            <text:p>56</text:p>
          </table:table-cell>
          <table:table-cell office:value-type="float" office:value="95">
            <text:p>95</text:p>
          </table:table-cell>
          <table:table-cell office:value-type="float" office:value="128">
            <text:p>128</text:p>
          </table:table-cell>
          <table:table-cell office:value-type="float" office:value="1373850900000">
            <text:p>1373850900000</text:p>
          </table:table-cell>
        </table:table-row>
        <table:table-row table:style-name="ro2">
          <table:table-cell table:style-name="ce2" office:value-type="date" office:date-value="2013-07-15T01:20:00">
            <text:p>Mon, 1:20 AM 7/15</text:p>
          </table:table-cell>
          <table:table-cell table:style-name="ce3" table:formula="of:=([.A18]-DATE(1970;1;1))*86400*1000" office:value-type="float" office:value="1373851200000">
            <text:p>1373851200000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135">
            <text:p>135</text:p>
          </table:table-cell>
          <table:table-cell office:value-type="float" office:value="1373851200000">
            <text:p>1373851200000</text:p>
          </table:table-cell>
        </table:table-row>
        <table:table-row table:style-name="ro2">
          <table:table-cell table:style-name="ce2" office:value-type="date" office:date-value="2013-07-15T01:25:00">
            <text:p>Mon, 1:25 AM 7/15</text:p>
          </table:table-cell>
          <table:table-cell table:style-name="ce3" table:formula="of:=([.A19]-DATE(1970;1;1))*86400*1000" office:value-type="float" office:value="1373851500000">
            <text:p>1373851500000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152">
            <text:p>152</text:p>
          </table:table-cell>
          <table:table-cell office:value-type="float" office:value="1373851500000">
            <text:p>1373851500000</text:p>
          </table:table-cell>
        </table:table-row>
        <table:table-row table:style-name="ro2">
          <table:table-cell table:style-name="ce2" office:value-type="date" office:date-value="2013-07-15T01:30:00">
            <text:p>Mon, 1:30 AM 7/15</text:p>
          </table:table-cell>
          <table:table-cell table:style-name="ce3" table:formula="of:=([.A20]-DATE(1970;1;1))*86400*1000" office:value-type="float" office:value="1373851800000">
            <text:p>137385180000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48">
            <text:p>148</text:p>
          </table:table-cell>
          <table:table-cell office:value-type="float" office:value="1373851800000">
            <text:p>1373851800000</text:p>
          </table:table-cell>
        </table:table-row>
        <table:table-row table:style-name="ro2">
          <table:table-cell table:style-name="ce2" office:value-type="date" office:date-value="2013-07-15T01:35:00">
            <text:p>Mon, 1:35 AM 7/15</text:p>
          </table:table-cell>
          <table:table-cell table:style-name="ce3" table:formula="of:=([.A21]-DATE(1970;1;1))*86400*1000" office:value-type="float" office:value="1373852100000">
            <text:p>1373852100000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 office:value-type="float" office:value="1373852100000">
            <text:p>1373852100000</text:p>
          </table:table-cell>
        </table:table-row>
        <table:table-row table:style-name="ro2">
          <table:table-cell table:style-name="ce2" office:value-type="date" office:date-value="2013-07-15T01:40:00">
            <text:p>Mon, 1:40 AM 7/15</text:p>
          </table:table-cell>
          <table:table-cell table:style-name="ce3" table:formula="of:=([.A22]-DATE(1970;1;1))*86400*1000" office:value-type="float" office:value="1373852400000">
            <text:p>1373852400000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129">
            <text:p>129</text:p>
          </table:table-cell>
          <table:table-cell office:value-type="float" office:value="1373852400000">
            <text:p>1373852400000</text:p>
          </table:table-cell>
        </table:table-row>
        <table:table-row table:style-name="ro2">
          <table:table-cell table:style-name="ce2" office:value-type="date" office:date-value="2013-07-15T01:45:00">
            <text:p>Mon, 1:45 AM 7/15</text:p>
          </table:table-cell>
          <table:table-cell table:style-name="ce3" table:formula="of:=([.A23]-DATE(1970;1;1))*86400*1000" office:value-type="float" office:value="1373852700000">
            <text:p>1373852700000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373852700000">
            <text:p>1373852700000</text:p>
          </table:table-cell>
        </table:table-row>
        <table:table-row table:style-name="ro2">
          <table:table-cell table:style-name="ce2" office:value-type="date" office:date-value="2013-07-15T01:50:00">
            <text:p>Mon, 1:50 AM 7/15</text:p>
          </table:table-cell>
          <table:table-cell table:style-name="ce3" table:formula="of:=([.A24]-DATE(1970;1;1))*86400*1000" office:value-type="float" office:value="1373853000000">
            <text:p>1373853000000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office:value-type="float" office:value="1373853000000">
            <text:p>1373853000000</text:p>
          </table:table-cell>
        </table:table-row>
        <table:table-row table:style-name="ro2">
          <table:table-cell table:style-name="ce2" office:value-type="date" office:date-value="2013-07-15T01:55:00">
            <text:p>Mon, 1:55 AM 7/15</text:p>
          </table:table-cell>
          <table:table-cell table:style-name="ce3" table:formula="of:=([.A25]-DATE(1970;1;1))*86400*1000" office:value-type="float" office:value="1373853300000">
            <text:p>1373853300000</text:p>
          </table:table-cell>
          <table:table-cell office:value-type="float" office:value="77">
            <text:p>77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1373853300000">
            <text:p>1373853300000</text:p>
          </table:table-cell>
        </table:table-row>
        <table:table-row table:style-name="ro2">
          <table:table-cell table:style-name="ce2" office:value-type="date" office:date-value="2013-07-15T02:00:00">
            <text:p>Mon, 2:00 AM 7/15</text:p>
          </table:table-cell>
          <table:table-cell table:style-name="ce3" table:formula="of:=([.A26]-DATE(1970;1;1))*86400*1000" office:value-type="float" office:value="1373853600000">
            <text:p>1373853600000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105">
            <text:p>105</text:p>
          </table:table-cell>
          <table:table-cell office:value-type="float" office:value="1373853600000">
            <text:p>1373853600000</text:p>
          </table:table-cell>
        </table:table-row>
        <table:table-row table:style-name="ro2">
          <table:table-cell table:style-name="ce2" office:value-type="date" office:date-value="2013-07-15T02:05:00">
            <text:p>Mon, 2:05 AM 7/15</text:p>
          </table:table-cell>
          <table:table-cell table:style-name="ce3" table:formula="of:=([.A27]-DATE(1970;1;1))*86400*1000" office:value-type="float" office:value="1373853900000">
            <text:p>1373853900000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118">
            <text:p>118</text:p>
          </table:table-cell>
          <table:table-cell office:value-type="float" office:value="1373853900000">
            <text:p>1373853900000</text:p>
          </table:table-cell>
        </table:table-row>
        <table:table-row table:style-name="ro2">
          <table:table-cell table:style-name="ce2" office:value-type="date" office:date-value="2013-07-15T02:10:00">
            <text:p>Mon, 2:10 AM 7/15</text:p>
          </table:table-cell>
          <table:table-cell table:style-name="ce3" table:formula="of:=([.A28]-DATE(1970;1;1))*86400*1000" office:value-type="float" office:value="1373854200000">
            <text:p>1373854200000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119">
            <text:p>119</text:p>
          </table:table-cell>
          <table:table-cell office:value-type="float" office:value="1373854200000">
            <text:p>1373854200000</text:p>
          </table:table-cell>
        </table:table-row>
        <table:table-row table:style-name="ro2">
          <table:table-cell table:style-name="ce2" office:value-type="date" office:date-value="2013-07-15T02:15:00">
            <text:p>Mon, 2:15 AM 7/15</text:p>
          </table:table-cell>
          <table:table-cell table:style-name="ce3" table:formula="of:=([.A29]-DATE(1970;1;1))*86400*1000" office:value-type="float" office:value="1373854500000">
            <text:p>1373854500000</text:p>
          </table:table-cell>
          <table:table-cell office:value-type="float" office:value="76">
            <text:p>76</text:p>
          </table:table-cell>
          <table:table-cell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float" office:value="141">
            <text:p>141</text:p>
          </table:table-cell>
          <table:table-cell office:value-type="float" office:value="1373854500000">
            <text:p>1373854500000</text:p>
          </table:table-cell>
        </table:table-row>
        <table:table-row table:style-name="ro2">
          <table:table-cell table:style-name="ce2" office:value-type="date" office:date-value="2013-07-15T02:20:00">
            <text:p>Mon, 2:20 AM 7/15</text:p>
          </table:table-cell>
          <table:table-cell table:style-name="ce3" table:formula="of:=([.A30]-DATE(1970;1;1))*86400*1000" office:value-type="float" office:value="1373854800000">
            <text:p>1373854800000</text:p>
          </table:table-cell>
          <table:table-cell office:value-type="float" office:value="83">
            <text:p>83</text:p>
          </table:table-cell>
          <table:table-cell table:number-columns-repeated="2"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1373854800000">
            <text:p>1373854800000</text:p>
          </table:table-cell>
        </table:table-row>
        <table:table-row table:style-name="ro2">
          <table:table-cell table:style-name="ce2" office:value-type="date" office:date-value="2013-07-15T02:25:00">
            <text:p>Mon, 2:25 AM 7/15</text:p>
          </table:table-cell>
          <table:table-cell table:style-name="ce3" table:formula="of:=([.A31]-DATE(1970;1;1))*86400*1000" office:value-type="float" office:value="1373855100000">
            <text:p>1373855100000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1373855100000">
            <text:p>1373855100000</text:p>
          </table:table-cell>
        </table:table-row>
        <table:table-row table:style-name="ro2">
          <table:table-cell table:style-name="ce2" office:value-type="date" office:date-value="2013-07-15T02:30:00">
            <text:p>Mon, 2:30 AM 7/15</text:p>
          </table:table-cell>
          <table:table-cell table:style-name="ce3" table:formula="of:=([.A32]-DATE(1970;1;1))*86400*1000" office:value-type="float" office:value="1373855400000">
            <text:p>1373855400000</text:p>
          </table:table-cell>
          <table:table-cell table:number-columns-repeated="2"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1373855400000">
            <text:p>1373855400000</text:p>
          </table:table-cell>
        </table:table-row>
        <table:table-row table:style-name="ro2">
          <table:table-cell table:style-name="ce2" office:value-type="date" office:date-value="2013-07-15T02:35:00">
            <text:p>Mon, 2:35 AM 7/15</text:p>
          </table:table-cell>
          <table:table-cell table:style-name="ce3" table:formula="of:=([.A33]-DATE(1970;1;1))*86400*1000" office:value-type="float" office:value="1373855700000">
            <text:p>1373855700000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51">
            <text:p>51</text:p>
          </table:table-cell>
          <table:table-cell office:value-type="float" office:value="101">
            <text:p>101</text:p>
          </table:table-cell>
          <table:table-cell office:value-type="float" office:value="1373855700000">
            <text:p>1373855700000</text:p>
          </table:table-cell>
        </table:table-row>
        <table:table-row table:style-name="ro2">
          <table:table-cell table:style-name="ce2" office:value-type="date" office:date-value="2013-07-15T02:40:00">
            <text:p>Mon, 2:40 AM 7/15</text:p>
          </table:table-cell>
          <table:table-cell table:style-name="ce3" table:formula="of:=([.A34]-DATE(1970;1;1))*86400*1000" office:value-type="float" office:value="1373856000000">
            <text:p>1373856000000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float" office:value="1373856000000">
            <text:p>1373856000000</text:p>
          </table:table-cell>
        </table:table-row>
        <table:table-row table:style-name="ro2">
          <table:table-cell table:style-name="ce2" office:value-type="date" office:date-value="2013-07-15T02:45:00">
            <text:p>Mon, 2:45 AM 7/15</text:p>
          </table:table-cell>
          <table:table-cell table:style-name="ce3" table:formula="of:=([.A35]-DATE(1970;1;1))*86400*1000" office:value-type="float" office:value="1373856300000">
            <text:p>1373856300000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1373856300000">
            <text:p>1373856300000</text:p>
          </table:table-cell>
        </table:table-row>
        <table:table-row table:style-name="ro2">
          <table:table-cell table:style-name="ce2" office:value-type="date" office:date-value="2013-07-15T02:50:00">
            <text:p>Mon, 2:50 AM 7/15</text:p>
          </table:table-cell>
          <table:table-cell table:style-name="ce3" table:formula="of:=([.A36]-DATE(1970;1;1))*86400*1000" office:value-type="float" office:value="1373856600000">
            <text:p>1373856600000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 office:value-type="float" office:value="1373856600000">
            <text:p>1373856600000</text:p>
          </table:table-cell>
        </table:table-row>
        <table:table-row table:style-name="ro2">
          <table:table-cell table:style-name="ce2" office:value-type="date" office:date-value="2013-07-15T02:55:00">
            <text:p>Mon, 2:55 AM 7/15</text:p>
          </table:table-cell>
          <table:table-cell table:style-name="ce3" table:formula="of:=([.A37]-DATE(1970;1;1))*86400*1000" office:value-type="float" office:value="1373856900000">
            <text:p>1373856900000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1373856900000">
            <text:p>1373856900000</text:p>
          </table:table-cell>
        </table:table-row>
        <table:table-row table:style-name="ro2">
          <table:table-cell table:style-name="ce2" office:value-type="date" office:date-value="2013-07-15T03:00:00">
            <text:p>Mon, 3:00 AM 7/15</text:p>
          </table:table-cell>
          <table:table-cell table:style-name="ce3" table:formula="of:=([.A38]-DATE(1970;1;1))*86400*1000" office:value-type="float" office:value="1373857200000">
            <text:p>1373857200000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office:value-type="float" office:value="1373857200000">
            <text:p>1373857200000</text:p>
          </table:table-cell>
        </table:table-row>
        <table:table-row table:style-name="ro2">
          <table:table-cell table:style-name="ce2" office:value-type="date" office:date-value="2013-07-15T03:05:00">
            <text:p>Mon, 3:05 AM 7/15</text:p>
          </table:table-cell>
          <table:table-cell table:style-name="ce3" table:formula="of:=([.A39]-DATE(1970;1;1))*86400*1000" office:value-type="float" office:value="1373857500000">
            <text:p>137385750000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1373857500000">
            <text:p>1373857500000</text:p>
          </table:table-cell>
        </table:table-row>
        <table:table-row table:style-name="ro2">
          <table:table-cell table:style-name="ce2" office:value-type="date" office:date-value="2013-07-15T03:10:00">
            <text:p>Mon, 3:10 AM 7/15</text:p>
          </table:table-cell>
          <table:table-cell table:style-name="ce3" table:formula="of:=([.A40]-DATE(1970;1;1))*86400*1000" office:value-type="float" office:value="1373857800000">
            <text:p>1373857800000</text:p>
          </table:table-cell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1373857800000">
            <text:p>1373857800000</text:p>
          </table:table-cell>
        </table:table-row>
        <table:table-row table:style-name="ro2">
          <table:table-cell table:style-name="ce2" office:value-type="date" office:date-value="2013-07-15T03:15:00">
            <text:p>Mon, 3:15 AM 7/15</text:p>
          </table:table-cell>
          <table:table-cell table:style-name="ce3" table:formula="of:=([.A41]-DATE(1970;1;1))*86400*1000" office:value-type="float" office:value="1373858100000">
            <text:p>1373858100000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373858100000">
            <text:p>1373858100000</text:p>
          </table:table-cell>
        </table:table-row>
        <table:table-row table:style-name="ro2">
          <table:table-cell table:style-name="ce2" office:value-type="date" office:date-value="2013-07-15T03:20:00">
            <text:p>Mon, 3:20 AM 7/15</text:p>
          </table:table-cell>
          <table:table-cell table:style-name="ce3" table:formula="of:=([.A42]-DATE(1970;1;1))*86400*1000" office:value-type="float" office:value="1373858400000">
            <text:p>1373858400000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1373858400000">
            <text:p>1373858400000</text:p>
          </table:table-cell>
        </table:table-row>
        <table:table-row table:style-name="ro2">
          <table:table-cell table:style-name="ce2" office:value-type="date" office:date-value="2013-07-15T03:25:00">
            <text:p>Mon, 3:25 AM 7/15</text:p>
          </table:table-cell>
          <table:table-cell table:style-name="ce3" table:formula="of:=([.A43]-DATE(1970;1;1))*86400*1000" office:value-type="float" office:value="1373858700000">
            <text:p>1373858700000</text:p>
          </table:table-cell>
          <table:table-cell office:value-type="float" office:value="43">
            <text:p>43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1373858700000">
            <text:p>1373858700000</text:p>
          </table:table-cell>
        </table:table-row>
        <table:table-row table:style-name="ro2">
          <table:table-cell table:style-name="ce2" office:value-type="date" office:date-value="2013-07-15T03:30:00">
            <text:p>Mon, 3:30 AM 7/15</text:p>
          </table:table-cell>
          <table:table-cell table:style-name="ce3" table:formula="of:=([.A44]-DATE(1970;1;1))*86400*1000" office:value-type="float" office:value="1373859000000">
            <text:p>1373859000000</text:p>
          </table:table-cell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office:value-type="float" office:value="1373859000000">
            <text:p>1373859000000</text:p>
          </table:table-cell>
        </table:table-row>
        <table:table-row table:style-name="ro2">
          <table:table-cell table:style-name="ce2" office:value-type="date" office:date-value="2013-07-15T03:35:00">
            <text:p>Mon, 3:35 AM 7/15</text:p>
          </table:table-cell>
          <table:table-cell table:style-name="ce3" table:formula="of:=([.A45]-DATE(1970;1;1))*86400*1000" office:value-type="float" office:value="1373859300000">
            <text:p>1373859300000</text:p>
          </table:table-cell>
          <table:table-cell office:value-type="float" office:value="53">
            <text:p>53</text:p>
          </table:table-cell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float" office:value="1373859300000">
            <text:p>1373859300000</text:p>
          </table:table-cell>
        </table:table-row>
        <table:table-row table:style-name="ro2">
          <table:table-cell table:style-name="ce2" office:value-type="date" office:date-value="2013-07-15T03:40:00">
            <text:p>Mon, 3:40 AM 7/15</text:p>
          </table:table-cell>
          <table:table-cell table:style-name="ce3" table:formula="of:=([.A46]-DATE(1970;1;1))*86400*1000" office:value-type="float" office:value="1373859600000">
            <text:p>1373859600000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  <table:table-cell office:value-type="float" office:value="1373859600000">
            <text:p>1373859600000</text:p>
          </table:table-cell>
        </table:table-row>
        <table:table-row table:style-name="ro2">
          <table:table-cell table:style-name="ce2" office:value-type="date" office:date-value="2013-07-15T03:45:00">
            <text:p>Mon, 3:45 AM 7/15</text:p>
          </table:table-cell>
          <table:table-cell table:style-name="ce3" table:formula="of:=([.A47]-DATE(1970;1;1))*86400*1000" office:value-type="float" office:value="1373859900000">
            <text:p>1373859900000</text:p>
          </table:table-cell>
          <table:table-cell office:value-type="float" office:value="38">
            <text:p>38</text:p>
          </table:table-cell>
          <table:table-cell office:value-type="float" office:value="131">
            <text:p>131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1373859900000">
            <text:p>1373859900000</text:p>
          </table:table-cell>
        </table:table-row>
        <table:table-row table:style-name="ro2">
          <table:table-cell table:style-name="ce2" office:value-type="date" office:date-value="2013-07-15T03:50:00">
            <text:p>Mon, 3:50 AM 7/15</text:p>
          </table:table-cell>
          <table:table-cell table:style-name="ce3" table:formula="of:=([.A48]-DATE(1970;1;1))*86400*1000" office:value-type="float" office:value="1373860200000">
            <text:p>1373860200000</text:p>
          </table:table-cell>
          <table:table-cell office:value-type="float" office:value="43">
            <text:p>43</text:p>
          </table:table-cell>
          <table:table-cell office:value-type="float" office:value="141">
            <text:p>141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office:value-type="float" office:value="1373860200000">
            <text:p>1373860200000</text:p>
          </table:table-cell>
        </table:table-row>
        <table:table-row table:style-name="ro2">
          <table:table-cell table:style-name="ce2" office:value-type="date" office:date-value="2013-07-15T03:55:00">
            <text:p>Mon, 3:55 AM 7/15</text:p>
          </table:table-cell>
          <table:table-cell table:style-name="ce3" table:formula="of:=([.A49]-DATE(1970;1;1))*86400*1000" office:value-type="float" office:value="1373860500000">
            <text:p>1373860500000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1373860500000">
            <text:p>1373860500000</text:p>
          </table:table-cell>
        </table:table-row>
        <table:table-row table:style-name="ro2">
          <table:table-cell table:style-name="ce2" office:value-type="date" office:date-value="2013-07-15T04:00:00">
            <text:p>Mon, 4:00 AM 7/15</text:p>
          </table:table-cell>
          <table:table-cell table:style-name="ce3" table:formula="of:=([.A50]-DATE(1970;1;1))*86400*1000" office:value-type="float" office:value="1373860800000">
            <text:p>1373860800000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1373860800000">
            <text:p>1373860800000</text:p>
          </table:table-cell>
        </table:table-row>
        <table:table-row table:style-name="ro2">
          <table:table-cell table:style-name="ce2" office:value-type="date" office:date-value="2013-07-15T04:05:00">
            <text:p>Mon, 4:05 AM 7/15</text:p>
          </table:table-cell>
          <table:table-cell table:style-name="ce3" table:formula="of:=([.A51]-DATE(1970;1;1))*86400*1000" office:value-type="float" office:value="1373861100000">
            <text:p>1373861100000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 office:value-type="float" office:value="1373861100000">
            <text:p>1373861100000</text:p>
          </table:table-cell>
        </table:table-row>
        <table:table-row table:style-name="ro2">
          <table:table-cell table:style-name="ce2" office:value-type="date" office:date-value="2013-07-15T04:10:00">
            <text:p>Mon, 4:10 AM 7/15</text:p>
          </table:table-cell>
          <table:table-cell table:style-name="ce3" table:formula="of:=([.A52]-DATE(1970;1;1))*86400*1000" office:value-type="float" office:value="1373861400000">
            <text:p>1373861400000</text:p>
          </table:table-cell>
          <table:table-cell office:value-type="float" office:value="41">
            <text:p>4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143">
            <text:p>143</text:p>
          </table:table-cell>
          <table:table-cell office:value-type="float" office:value="1373861400000">
            <text:p>1373861400000</text:p>
          </table:table-cell>
        </table:table-row>
        <table:table-row table:style-name="ro2">
          <table:table-cell table:style-name="ce2" office:value-type="date" office:date-value="2013-07-15T04:15:00">
            <text:p>Mon, 4:15 AM 7/15</text:p>
          </table:table-cell>
          <table:table-cell table:style-name="ce3" table:formula="of:=([.A53]-DATE(1970;1;1))*86400*1000" office:value-type="float" office:value="1373861700000">
            <text:p>1373861700000</text:p>
          </table:table-cell>
          <table:table-cell office:value-type="float" office:value="47">
            <text:p>47</text:p>
          </table:table-cell>
          <table:table-cell office:value-type="float" office:value="177">
            <text:p>177</text:p>
          </table:table-cell>
          <table:table-cell office:value-type="float" office:value="79">
            <text:p>79</text:p>
          </table:table-cell>
          <table:table-cell office:value-type="float" office:value="136">
            <text:p>136</text:p>
          </table:table-cell>
          <table:table-cell office:value-type="float" office:value="1373861700000">
            <text:p>1373861700000</text:p>
          </table:table-cell>
        </table:table-row>
        <table:table-row table:style-name="ro2">
          <table:table-cell table:style-name="ce2" office:value-type="date" office:date-value="2013-07-15T04:20:00">
            <text:p>Mon, 4:20 AM 7/15</text:p>
          </table:table-cell>
          <table:table-cell table:style-name="ce3" table:formula="of:=([.A54]-DATE(1970;1;1))*86400*1000" office:value-type="float" office:value="1373862000000">
            <text:p>1373862000000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87">
            <text:p>87</text:p>
          </table:table-cell>
          <table:table-cell office:value-type="float" office:value="126">
            <text:p>126</text:p>
          </table:table-cell>
          <table:table-cell office:value-type="float" office:value="1373862000000">
            <text:p>1373862000000</text:p>
          </table:table-cell>
        </table:table-row>
        <table:table-row table:style-name="ro2">
          <table:table-cell table:style-name="ce2" office:value-type="date" office:date-value="2013-07-15T04:25:00">
            <text:p>Mon, 4:25 AM 7/15</text:p>
          </table:table-cell>
          <table:table-cell table:style-name="ce3" table:formula="of:=([.A55]-DATE(1970;1;1))*86400*1000" office:value-type="float" office:value="1373862300000">
            <text:p>1373862300000</text:p>
          </table:table-cell>
          <table:table-cell office:value-type="float" office:value="38">
            <text:p>38</text:p>
          </table:table-cell>
          <table:table-cell office:value-type="float" office:value="190">
            <text:p>190</text:p>
          </table:table-cell>
          <table:table-cell office:value-type="float" office:value="119">
            <text:p>119</text:p>
          </table:table-cell>
          <table:table-cell office:value-type="float" office:value="137">
            <text:p>137</text:p>
          </table:table-cell>
          <table:table-cell office:value-type="float" office:value="1373862300000">
            <text:p>1373862300000</text:p>
          </table:table-cell>
        </table:table-row>
        <table:table-row table:style-name="ro2">
          <table:table-cell table:style-name="ce2" office:value-type="date" office:date-value="2013-07-15T04:30:00">
            <text:p>Mon, 4:30 AM 7/15</text:p>
          </table:table-cell>
          <table:table-cell table:style-name="ce3" table:formula="of:=([.A56]-DATE(1970;1;1))*86400*1000" office:value-type="float" office:value="1373862600000">
            <text:p>1373862600000</text:p>
          </table:table-cell>
          <table:table-cell office:value-type="float" office:value="73">
            <text:p>73</text:p>
          </table:table-cell>
          <table:table-cell office:value-type="float" office:value="210">
            <text:p>210</text:p>
          </table:table-cell>
          <table:table-cell office:value-type="float" office:value="116">
            <text:p>116</text:p>
          </table:table-cell>
          <table:table-cell office:value-type="float" office:value="181">
            <text:p>181</text:p>
          </table:table-cell>
          <table:table-cell office:value-type="float" office:value="1373862600000">
            <text:p>1373862600000</text:p>
          </table:table-cell>
        </table:table-row>
        <table:table-row table:style-name="ro2">
          <table:table-cell table:style-name="ce2" office:value-type="date" office:date-value="2013-07-15T04:35:00">
            <text:p>Mon, 4:35 AM 7/15</text:p>
          </table:table-cell>
          <table:table-cell table:style-name="ce3" table:formula="of:=([.A57]-DATE(1970;1;1))*86400*1000" office:value-type="float" office:value="1373862900000">
            <text:p>1373862900000</text:p>
          </table:table-cell>
          <table:table-cell office:value-type="float" office:value="52">
            <text:p>52</text:p>
          </table:table-cell>
          <table:table-cell office:value-type="float" office:value="308">
            <text:p>308</text:p>
          </table:table-cell>
          <table:table-cell office:value-type="float" office:value="94">
            <text:p>94</text:p>
          </table:table-cell>
          <table:table-cell office:value-type="float" office:value="171">
            <text:p>171</text:p>
          </table:table-cell>
          <table:table-cell office:value-type="float" office:value="1373862900000">
            <text:p>1373862900000</text:p>
          </table:table-cell>
        </table:table-row>
        <table:table-row table:style-name="ro2">
          <table:table-cell table:style-name="ce2" office:value-type="date" office:date-value="2013-07-15T04:40:00">
            <text:p>Mon, 4:40 AM 7/15</text:p>
          </table:table-cell>
          <table:table-cell table:style-name="ce3" table:formula="of:=([.A58]-DATE(1970;1;1))*86400*1000" office:value-type="float" office:value="1373863200000">
            <text:p>1373863200000</text:p>
          </table:table-cell>
          <table:table-cell office:value-type="float" office:value="47">
            <text:p>47</text:p>
          </table:table-cell>
          <table:table-cell office:value-type="float" office:value="317">
            <text:p>317</text:p>
          </table:table-cell>
          <table:table-cell office:value-type="float" office:value="118">
            <text:p>118</text:p>
          </table:table-cell>
          <table:table-cell office:value-type="float" office:value="213">
            <text:p>213</text:p>
          </table:table-cell>
          <table:table-cell office:value-type="float" office:value="1373863200000">
            <text:p>1373863200000</text:p>
          </table:table-cell>
        </table:table-row>
        <table:table-row table:style-name="ro2">
          <table:table-cell table:style-name="ce2" office:value-type="date" office:date-value="2013-07-15T04:45:00">
            <text:p>Mon, 4:45 AM 7/15</text:p>
          </table:table-cell>
          <table:table-cell table:style-name="ce3" table:formula="of:=([.A59]-DATE(1970;1;1))*86400*1000" office:value-type="float" office:value="1373863500000">
            <text:p>1373863500000</text:p>
          </table:table-cell>
          <table:table-cell office:value-type="float" office:value="76">
            <text:p>76</text:p>
          </table:table-cell>
          <table:table-cell office:value-type="float" office:value="338">
            <text:p>338</text:p>
          </table:table-cell>
          <table:table-cell office:value-type="float" office:value="139">
            <text:p>139</text:p>
          </table:table-cell>
          <table:table-cell office:value-type="float" office:value="201">
            <text:p>201</text:p>
          </table:table-cell>
          <table:table-cell office:value-type="float" office:value="1373863500000">
            <text:p>1373863500000</text:p>
          </table:table-cell>
        </table:table-row>
        <table:table-row table:style-name="ro2">
          <table:table-cell table:style-name="ce2" office:value-type="date" office:date-value="2013-07-15T04:50:00">
            <text:p>Mon, 4:50 AM 7/15</text:p>
          </table:table-cell>
          <table:table-cell table:style-name="ce3" table:formula="of:=([.A60]-DATE(1970;1;1))*86400*1000" office:value-type="float" office:value="1373863800000">
            <text:p>1373863800000</text:p>
          </table:table-cell>
          <table:table-cell office:value-type="float" office:value="62">
            <text:p>62</text:p>
          </table:table-cell>
          <table:table-cell office:value-type="float" office:value="311">
            <text:p>311</text:p>
          </table:table-cell>
          <table:table-cell office:value-type="float" office:value="123">
            <text:p>123</text:p>
          </table:table-cell>
          <table:table-cell office:value-type="float" office:value="204">
            <text:p>204</text:p>
          </table:table-cell>
          <table:table-cell office:value-type="float" office:value="1373863800000">
            <text:p>1373863800000</text:p>
          </table:table-cell>
        </table:table-row>
        <table:table-row table:style-name="ro2">
          <table:table-cell table:style-name="ce2" office:value-type="date" office:date-value="2013-07-15T04:55:00">
            <text:p>Mon, 4:55 AM 7/15</text:p>
          </table:table-cell>
          <table:table-cell table:style-name="ce3" table:formula="of:=([.A61]-DATE(1970;1;1))*86400*1000" office:value-type="float" office:value="1373864100000">
            <text:p>1373864100000</text:p>
          </table:table-cell>
          <table:table-cell office:value-type="float" office:value="69">
            <text:p>69</text:p>
          </table:table-cell>
          <table:table-cell office:value-type="float" office:value="369">
            <text:p>369</text:p>
          </table:table-cell>
          <table:table-cell office:value-type="float" office:value="122">
            <text:p>122</text:p>
          </table:table-cell>
          <table:table-cell office:value-type="float" office:value="193">
            <text:p>193</text:p>
          </table:table-cell>
          <table:table-cell office:value-type="float" office:value="1373864100000">
            <text:p>1373864100000</text:p>
          </table:table-cell>
        </table:table-row>
        <table:table-row table:style-name="ro2">
          <table:table-cell table:style-name="ce2" office:value-type="date" office:date-value="2013-07-15T05:00:00">
            <text:p>Mon, 5:00 AM 7/15</text:p>
          </table:table-cell>
          <table:table-cell table:style-name="ce3" table:formula="of:=([.A62]-DATE(1970;1;1))*86400*1000" office:value-type="float" office:value="1373864400000">
            <text:p>1373864400000</text:p>
          </table:table-cell>
          <table:table-cell office:value-type="float" office:value="62">
            <text:p>62</text:p>
          </table:table-cell>
          <table:table-cell office:value-type="float" office:value="423">
            <text:p>423</text:p>
          </table:table-cell>
          <table:table-cell office:value-type="float" office:value="146">
            <text:p>146</text:p>
          </table:table-cell>
          <table:table-cell office:value-type="float" office:value="198">
            <text:p>198</text:p>
          </table:table-cell>
          <table:table-cell office:value-type="float" office:value="1373864400000">
            <text:p>1373864400000</text:p>
          </table:table-cell>
        </table:table-row>
        <table:table-row table:style-name="ro2">
          <table:table-cell table:style-name="ce2" office:value-type="date" office:date-value="2013-07-15T05:05:00">
            <text:p>Mon, 5:05 AM 7/15</text:p>
          </table:table-cell>
          <table:table-cell table:style-name="ce3" table:formula="of:=([.A63]-DATE(1970;1;1))*86400*1000" office:value-type="float" office:value="1373864700000">
            <text:p>1373864700000</text:p>
          </table:table-cell>
          <table:table-cell office:value-type="float" office:value="80">
            <text:p>80</text:p>
          </table:table-cell>
          <table:table-cell office:value-type="float" office:value="348">
            <text:p>348</text:p>
          </table:table-cell>
          <table:table-cell office:value-type="float" office:value="148">
            <text:p>148</text:p>
          </table:table-cell>
          <table:table-cell office:value-type="float" office:value="231">
            <text:p>231</text:p>
          </table:table-cell>
          <table:table-cell office:value-type="float" office:value="1373864700000">
            <text:p>1373864700000</text:p>
          </table:table-cell>
        </table:table-row>
        <table:table-row table:style-name="ro2">
          <table:table-cell table:style-name="ce2" office:value-type="date" office:date-value="2013-07-15T05:10:00">
            <text:p>Mon, 5:10 AM 7/15</text:p>
          </table:table-cell>
          <table:table-cell table:style-name="ce3" table:formula="of:=([.A64]-DATE(1970;1;1))*86400*1000" office:value-type="float" office:value="1373865000000">
            <text:p>1373865000000</text:p>
          </table:table-cell>
          <table:table-cell office:value-type="float" office:value="110">
            <text:p>110</text:p>
          </table:table-cell>
          <table:table-cell office:value-type="float" office:value="372">
            <text:p>372</text:p>
          </table:table-cell>
          <table:table-cell office:value-type="float" office:value="185">
            <text:p>185</text:p>
          </table:table-cell>
          <table:table-cell office:value-type="float" office:value="211">
            <text:p>211</text:p>
          </table:table-cell>
          <table:table-cell office:value-type="float" office:value="1373865000000">
            <text:p>1373865000000</text:p>
          </table:table-cell>
        </table:table-row>
        <table:table-row table:style-name="ro2">
          <table:table-cell table:style-name="ce2" office:value-type="date" office:date-value="2013-07-15T05:15:00">
            <text:p>Mon, 5:15 AM 7/15</text:p>
          </table:table-cell>
          <table:table-cell table:style-name="ce3" table:formula="of:=([.A65]-DATE(1970;1;1))*86400*1000" office:value-type="float" office:value="1373865300000">
            <text:p>1373865300000</text:p>
          </table:table-cell>
          <table:table-cell office:value-type="float" office:value="92">
            <text:p>92</text:p>
          </table:table-cell>
          <table:table-cell office:value-type="float" office:value="430">
            <text:p>430</text:p>
          </table:table-cell>
          <table:table-cell office:value-type="float" office:value="193">
            <text:p>193</text:p>
          </table:table-cell>
          <table:table-cell office:value-type="float" office:value="238">
            <text:p>238</text:p>
          </table:table-cell>
          <table:table-cell office:value-type="float" office:value="1373865300000">
            <text:p>1373865300000</text:p>
          </table:table-cell>
        </table:table-row>
        <table:table-row table:style-name="ro2">
          <table:table-cell table:style-name="ce2" office:value-type="date" office:date-value="2013-07-15T05:20:00">
            <text:p>Mon, 5:20 AM 7/15</text:p>
          </table:table-cell>
          <table:table-cell table:style-name="ce3" table:formula="of:=([.A66]-DATE(1970;1;1))*86400*1000" office:value-type="float" office:value="1373865600000">
            <text:p>1373865600000</text:p>
          </table:table-cell>
          <table:table-cell office:value-type="float" office:value="106">
            <text:p>106</text:p>
          </table:table-cell>
          <table:table-cell office:value-type="float" office:value="496">
            <text:p>496</text:p>
          </table:table-cell>
          <table:table-cell office:value-type="float" office:value="215">
            <text:p>215</text:p>
          </table:table-cell>
          <table:table-cell office:value-type="float" office:value="280">
            <text:p>280</text:p>
          </table:table-cell>
          <table:table-cell office:value-type="float" office:value="1373865600000">
            <text:p>1373865600000</text:p>
          </table:table-cell>
        </table:table-row>
        <table:table-row table:style-name="ro2">
          <table:table-cell table:style-name="ce2" office:value-type="date" office:date-value="2013-07-15T05:25:00">
            <text:p>Mon, 5:25 AM 7/15</text:p>
          </table:table-cell>
          <table:table-cell table:style-name="ce3" table:formula="of:=([.A67]-DATE(1970;1;1))*86400*1000" office:value-type="float" office:value="1373865900000">
            <text:p>1373865900000</text:p>
          </table:table-cell>
          <table:table-cell office:value-type="float" office:value="121">
            <text:p>121</text:p>
          </table:table-cell>
          <table:table-cell office:value-type="float" office:value="526">
            <text:p>526</text:p>
          </table:table-cell>
          <table:table-cell office:value-type="float" office:value="225">
            <text:p>225</text:p>
          </table:table-cell>
          <table:table-cell office:value-type="float" office:value="277">
            <text:p>277</text:p>
          </table:table-cell>
          <table:table-cell office:value-type="float" office:value="1373865900000">
            <text:p>1373865900000</text:p>
          </table:table-cell>
        </table:table-row>
        <table:table-row table:style-name="ro2">
          <table:table-cell table:style-name="ce2" office:value-type="date" office:date-value="2013-07-15T05:30:00">
            <text:p>Mon, 5:30 AM 7/15</text:p>
          </table:table-cell>
          <table:table-cell table:style-name="ce3" table:formula="of:=([.A68]-DATE(1970;1;1))*86400*1000" office:value-type="float" office:value="1373866200000">
            <text:p>1373866200000</text:p>
          </table:table-cell>
          <table:table-cell office:value-type="float" office:value="120">
            <text:p>120</text:p>
          </table:table-cell>
          <table:table-cell office:value-type="float" office:value="607">
            <text:p>607</text:p>
          </table:table-cell>
          <table:table-cell office:value-type="float" office:value="263">
            <text:p>263</text:p>
          </table:table-cell>
          <table:table-cell office:value-type="float" office:value="311">
            <text:p>311</text:p>
          </table:table-cell>
          <table:table-cell office:value-type="float" office:value="1373866200000">
            <text:p>1373866200000</text:p>
          </table:table-cell>
        </table:table-row>
        <table:table-row table:style-name="ro2">
          <table:table-cell table:style-name="ce2" office:value-type="date" office:date-value="2013-07-15T05:35:00">
            <text:p>Mon, 5:35 AM 7/15</text:p>
          </table:table-cell>
          <table:table-cell table:style-name="ce3" table:formula="of:=([.A69]-DATE(1970;1;1))*86400*1000" office:value-type="float" office:value="1373866500000">
            <text:p>1373866500000</text:p>
          </table:table-cell>
          <table:table-cell office:value-type="float" office:value="128">
            <text:p>128</text:p>
          </table:table-cell>
          <table:table-cell office:value-type="float" office:value="661">
            <text:p>661</text:p>
          </table:table-cell>
          <table:table-cell office:value-type="float" office:value="321">
            <text:p>321</text:p>
          </table:table-cell>
          <table:table-cell office:value-type="float" office:value="330">
            <text:p>330</text:p>
          </table:table-cell>
          <table:table-cell office:value-type="float" office:value="1373866500000">
            <text:p>1373866500000</text:p>
          </table:table-cell>
        </table:table-row>
        <table:table-row table:style-name="ro2">
          <table:table-cell table:style-name="ce2" office:value-type="date" office:date-value="2013-07-15T05:40:00">
            <text:p>Mon, 5:40 AM 7/15</text:p>
          </table:table-cell>
          <table:table-cell table:style-name="ce3" table:formula="of:=([.A70]-DATE(1970;1;1))*86400*1000" office:value-type="float" office:value="1373866800000">
            <text:p>1373866800000</text:p>
          </table:table-cell>
          <table:table-cell office:value-type="float" office:value="151">
            <text:p>151</text:p>
          </table:table-cell>
          <table:table-cell office:value-type="float" office:value="694">
            <text:p>694</text:p>
          </table:table-cell>
          <table:table-cell office:value-type="float" office:value="330">
            <text:p>330</text:p>
          </table:table-cell>
          <table:table-cell office:value-type="float" office:value="380">
            <text:p>380</text:p>
          </table:table-cell>
          <table:table-cell office:value-type="float" office:value="1373866800000">
            <text:p>1373866800000</text:p>
          </table:table-cell>
        </table:table-row>
        <table:table-row table:style-name="ro2">
          <table:table-cell table:style-name="ce2" office:value-type="date" office:date-value="2013-07-15T05:45:00">
            <text:p>Mon, 5:45 AM 7/15</text:p>
          </table:table-cell>
          <table:table-cell table:style-name="ce3" table:formula="of:=([.A71]-DATE(1970;1;1))*86400*1000" office:value-type="float" office:value="1373867100000">
            <text:p>1373867100000</text:p>
          </table:table-cell>
          <table:table-cell office:value-type="float" office:value="111">
            <text:p>111</text:p>
          </table:table-cell>
          <table:table-cell office:value-type="float" office:value="717">
            <text:p>717</text:p>
          </table:table-cell>
          <table:table-cell office:value-type="float" office:value="360">
            <text:p>360</text:p>
          </table:table-cell>
          <table:table-cell office:value-type="float" office:value="369">
            <text:p>369</text:p>
          </table:table-cell>
          <table:table-cell office:value-type="float" office:value="1373867100000">
            <text:p>1373867100000</text:p>
          </table:table-cell>
        </table:table-row>
        <table:table-row table:style-name="ro2">
          <table:table-cell table:style-name="ce2" office:value-type="date" office:date-value="2013-07-15T05:50:00">
            <text:p>Mon, 5:50 AM 7/15</text:p>
          </table:table-cell>
          <table:table-cell table:style-name="ce3" table:formula="of:=([.A72]-DATE(1970;1;1))*86400*1000" office:value-type="float" office:value="1373867400000">
            <text:p>1373867400000</text:p>
          </table:table-cell>
          <table:table-cell office:value-type="float" office:value="177">
            <text:p>177</text:p>
          </table:table-cell>
          <table:table-cell office:value-type="float" office:value="717">
            <text:p>717</text:p>
          </table:table-cell>
          <table:table-cell office:value-type="float" office:value="340">
            <text:p>340</text:p>
          </table:table-cell>
          <table:table-cell office:value-type="float" office:value="309">
            <text:p>309</text:p>
          </table:table-cell>
          <table:table-cell office:value-type="float" office:value="1373867400000">
            <text:p>1373867400000</text:p>
          </table:table-cell>
        </table:table-row>
        <table:table-row table:style-name="ro2">
          <table:table-cell table:style-name="ce2" office:value-type="date" office:date-value="2013-07-15T05:55:00">
            <text:p>Mon, 5:55 AM 7/15</text:p>
          </table:table-cell>
          <table:table-cell table:style-name="ce3" table:formula="of:=([.A73]-DATE(1970;1;1))*86400*1000" office:value-type="float" office:value="1373867700000">
            <text:p>1373867700000</text:p>
          </table:table-cell>
          <table:table-cell office:value-type="float" office:value="122">
            <text:p>122</text:p>
          </table:table-cell>
          <table:table-cell office:value-type="float" office:value="750">
            <text:p>750</text:p>
          </table:table-cell>
          <table:table-cell office:value-type="float" office:value="367">
            <text:p>367</text:p>
          </table:table-cell>
          <table:table-cell office:value-type="float" office:value="342">
            <text:p>342</text:p>
          </table:table-cell>
          <table:table-cell office:value-type="float" office:value="1373867700000">
            <text:p>1373867700000</text:p>
          </table:table-cell>
        </table:table-row>
        <table:table-row table:style-name="ro2">
          <table:table-cell table:style-name="ce2" office:value-type="date" office:date-value="2013-07-15T06:00:00">
            <text:p>Mon, 6:00 AM 7/15</text:p>
          </table:table-cell>
          <table:table-cell table:style-name="ce3" table:formula="of:=([.A74]-DATE(1970;1;1))*86400*1000" office:value-type="float" office:value="1373868000000">
            <text:p>1373868000000</text:p>
          </table:table-cell>
          <table:table-cell office:value-type="float" office:value="162">
            <text:p>162</text:p>
          </table:table-cell>
          <table:table-cell office:value-type="float" office:value="687">
            <text:p>687</text:p>
          </table:table-cell>
          <table:table-cell office:value-type="float" office:value="369">
            <text:p>369</text:p>
          </table:table-cell>
          <table:table-cell office:value-type="float" office:value="404">
            <text:p>404</text:p>
          </table:table-cell>
          <table:table-cell office:value-type="float" office:value="1373868000000">
            <text:p>1373868000000</text:p>
          </table:table-cell>
        </table:table-row>
        <table:table-row table:style-name="ro2">
          <table:table-cell table:style-name="ce2" office:value-type="date" office:date-value="2013-07-15T06:05:00">
            <text:p>Mon, 6:05 AM 7/15</text:p>
          </table:table-cell>
          <table:table-cell table:style-name="ce3" table:formula="of:=([.A75]-DATE(1970;1;1))*86400*1000" office:value-type="float" office:value="1373868300000">
            <text:p>1373868300000</text:p>
          </table:table-cell>
          <table:table-cell office:value-type="float" office:value="163">
            <text:p>163</text:p>
          </table:table-cell>
          <table:table-cell office:value-type="float" office:value="723">
            <text:p>723</text:p>
          </table:table-cell>
          <table:table-cell office:value-type="float" office:value="333">
            <text:p>333</text:p>
          </table:table-cell>
          <table:table-cell office:value-type="float" office:value="345">
            <text:p>345</text:p>
          </table:table-cell>
          <table:table-cell office:value-type="float" office:value="1373868300000">
            <text:p>1373868300000</text:p>
          </table:table-cell>
        </table:table-row>
        <table:table-row table:style-name="ro2">
          <table:table-cell table:style-name="ce2" office:value-type="date" office:date-value="2013-07-15T06:10:00">
            <text:p>Mon, 6:10 AM 7/15</text:p>
          </table:table-cell>
          <table:table-cell table:style-name="ce3" table:formula="of:=([.A76]-DATE(1970;1;1))*86400*1000" office:value-type="float" office:value="1373868600000">
            <text:p>1373868600000</text:p>
          </table:table-cell>
          <table:table-cell office:value-type="float" office:value="163">
            <text:p>163</text:p>
          </table:table-cell>
          <table:table-cell office:value-type="float" office:value="713">
            <text:p>713</text:p>
          </table:table-cell>
          <table:table-cell office:value-type="float" office:value="421">
            <text:p>421</text:p>
          </table:table-cell>
          <table:table-cell office:value-type="float" office:value="413">
            <text:p>413</text:p>
          </table:table-cell>
          <table:table-cell office:value-type="float" office:value="1373868600000">
            <text:p>1373868600000</text:p>
          </table:table-cell>
        </table:table-row>
        <table:table-row table:style-name="ro2">
          <table:table-cell table:style-name="ce2" office:value-type="date" office:date-value="2013-07-15T06:15:00">
            <text:p>Mon, 6:15 AM 7/15</text:p>
          </table:table-cell>
          <table:table-cell table:style-name="ce3" table:formula="of:=([.A77]-DATE(1970;1;1))*86400*1000" office:value-type="float" office:value="1373868900000">
            <text:p>1373868900000</text:p>
          </table:table-cell>
          <table:table-cell office:value-type="float" office:value="238">
            <text:p>238</text:p>
          </table:table-cell>
          <table:table-cell office:value-type="float" office:value="726">
            <text:p>726</text:p>
          </table:table-cell>
          <table:table-cell office:value-type="float" office:value="439">
            <text:p>439</text:p>
          </table:table-cell>
          <table:table-cell office:value-type="float" office:value="408">
            <text:p>408</text:p>
          </table:table-cell>
          <table:table-cell office:value-type="float" office:value="1373868900000">
            <text:p>1373868900000</text:p>
          </table:table-cell>
        </table:table-row>
        <table:table-row table:style-name="ro2">
          <table:table-cell table:style-name="ce2" office:value-type="date" office:date-value="2013-07-15T06:20:00">
            <text:p>Mon, 6:20 AM 7/15</text:p>
          </table:table-cell>
          <table:table-cell table:style-name="ce3" table:formula="of:=([.A78]-DATE(1970;1;1))*86400*1000" office:value-type="float" office:value="1373869200000">
            <text:p>1373869200000</text:p>
          </table:table-cell>
          <table:table-cell office:value-type="float" office:value="219">
            <text:p>219</text:p>
          </table:table-cell>
          <table:table-cell office:value-type="float" office:value="766">
            <text:p>766</text:p>
          </table:table-cell>
          <table:table-cell office:value-type="float" office:value="400">
            <text:p>400</text:p>
          </table:table-cell>
          <table:table-cell office:value-type="float" office:value="390">
            <text:p>390</text:p>
          </table:table-cell>
          <table:table-cell office:value-type="float" office:value="1373869200000">
            <text:p>1373869200000</text:p>
          </table:table-cell>
        </table:table-row>
        <table:table-row table:style-name="ro2">
          <table:table-cell table:style-name="ce2" office:value-type="date" office:date-value="2013-07-15T06:25:00">
            <text:p>Mon, 6:25 AM 7/15</text:p>
          </table:table-cell>
          <table:table-cell table:style-name="ce3" table:formula="of:=([.A79]-DATE(1970;1;1))*86400*1000" office:value-type="float" office:value="1373869500000">
            <text:p>1373869500000</text:p>
          </table:table-cell>
          <table:table-cell office:value-type="float" office:value="194">
            <text:p>194</text:p>
          </table:table-cell>
          <table:table-cell office:value-type="float" office:value="731">
            <text:p>731</text:p>
          </table:table-cell>
          <table:table-cell office:value-type="float" office:value="492">
            <text:p>492</text:p>
          </table:table-cell>
          <table:table-cell office:value-type="float" office:value="493">
            <text:p>493</text:p>
          </table:table-cell>
          <table:table-cell office:value-type="float" office:value="1373869500000">
            <text:p>1373869500000</text:p>
          </table:table-cell>
        </table:table-row>
        <table:table-row table:style-name="ro2">
          <table:table-cell table:style-name="ce2" office:value-type="date" office:date-value="2013-07-15T06:30:00">
            <text:p>Mon, 6:30 AM 7/15</text:p>
          </table:table-cell>
          <table:table-cell table:style-name="ce3" table:formula="of:=([.A80]-DATE(1970;1;1))*86400*1000" office:value-type="float" office:value="1373869800000">
            <text:p>1373869800000</text:p>
          </table:table-cell>
          <table:table-cell office:value-type="float" office:value="248">
            <text:p>248</text:p>
          </table:table-cell>
          <table:table-cell office:value-type="float" office:value="801">
            <text:p>801</text:p>
          </table:table-cell>
          <table:table-cell office:value-type="float" office:value="561">
            <text:p>561</text:p>
          </table:table-cell>
          <table:table-cell office:value-type="float" office:value="465">
            <text:p>465</text:p>
          </table:table-cell>
          <table:table-cell office:value-type="float" office:value="1373869800000">
            <text:p>1373869800000</text:p>
          </table:table-cell>
        </table:table-row>
        <table:table-row table:style-name="ro2">
          <table:table-cell table:style-name="ce2" office:value-type="date" office:date-value="2013-07-15T06:35:00">
            <text:p>Mon, 6:35 AM 7/15</text:p>
          </table:table-cell>
          <table:table-cell table:style-name="ce3" table:formula="of:=([.A81]-DATE(1970;1;1))*86400*1000" office:value-type="float" office:value="1373870100000">
            <text:p>1373870100000</text:p>
          </table:table-cell>
          <table:table-cell office:value-type="float" office:value="286">
            <text:p>286</text:p>
          </table:table-cell>
          <table:table-cell office:value-type="float" office:value="760">
            <text:p>760</text:p>
          </table:table-cell>
          <table:table-cell office:value-type="float" office:value="578">
            <text:p>578</text:p>
          </table:table-cell>
          <table:table-cell office:value-type="float" office:value="500">
            <text:p>500</text:p>
          </table:table-cell>
          <table:table-cell office:value-type="float" office:value="1373870100000">
            <text:p>1373870100000</text:p>
          </table:table-cell>
        </table:table-row>
        <table:table-row table:style-name="ro2">
          <table:table-cell table:style-name="ce2" office:value-type="date" office:date-value="2013-07-15T06:40:00">
            <text:p>Mon, 6:40 AM 7/15</text:p>
          </table:table-cell>
          <table:table-cell table:style-name="ce3" table:formula="of:=([.A82]-DATE(1970;1;1))*86400*1000" office:value-type="float" office:value="1373870400000">
            <text:p>1373870400000</text:p>
          </table:table-cell>
          <table:table-cell office:value-type="float" office:value="269">
            <text:p>269</text:p>
          </table:table-cell>
          <table:table-cell office:value-type="float" office:value="708">
            <text:p>708</text:p>
          </table:table-cell>
          <table:table-cell office:value-type="float" office:value="557">
            <text:p>557</text:p>
          </table:table-cell>
          <table:table-cell office:value-type="float" office:value="500">
            <text:p>500</text:p>
          </table:table-cell>
          <table:table-cell office:value-type="float" office:value="1373870400000">
            <text:p>1373870400000</text:p>
          </table:table-cell>
        </table:table-row>
        <table:table-row table:style-name="ro2">
          <table:table-cell table:style-name="ce2" office:value-type="date" office:date-value="2013-07-15T06:45:00">
            <text:p>Mon, 6:45 AM 7/15</text:p>
          </table:table-cell>
          <table:table-cell table:style-name="ce3" table:formula="of:=([.A83]-DATE(1970;1;1))*86400*1000" office:value-type="float" office:value="1373870700000">
            <text:p>1373870700000</text:p>
          </table:table-cell>
          <table:table-cell office:value-type="float" office:value="364">
            <text:p>364</text:p>
          </table:table-cell>
          <table:table-cell office:value-type="float" office:value="763">
            <text:p>763</text:p>
          </table:table-cell>
          <table:table-cell office:value-type="float" office:value="664">
            <text:p>664</text:p>
          </table:table-cell>
          <table:table-cell office:value-type="float" office:value="502">
            <text:p>502</text:p>
          </table:table-cell>
          <table:table-cell office:value-type="float" office:value="1373870700000">
            <text:p>1373870700000</text:p>
          </table:table-cell>
        </table:table-row>
        <table:table-row table:style-name="ro2">
          <table:table-cell table:style-name="ce2" office:value-type="date" office:date-value="2013-07-15T06:50:00">
            <text:p>Mon, 6:50 AM 7/15</text:p>
          </table:table-cell>
          <table:table-cell table:style-name="ce3" table:formula="of:=([.A84]-DATE(1970;1;1))*86400*1000" office:value-type="float" office:value="1373871000000">
            <text:p>1373871000000</text:p>
          </table:table-cell>
          <table:table-cell office:value-type="float" office:value="302">
            <text:p>302</text:p>
          </table:table-cell>
          <table:table-cell office:value-type="float" office:value="689">
            <text:p>689</text:p>
          </table:table-cell>
          <table:table-cell office:value-type="float" office:value="598">
            <text:p>598</text:p>
          </table:table-cell>
          <table:table-cell office:value-type="float" office:value="567">
            <text:p>567</text:p>
          </table:table-cell>
          <table:table-cell office:value-type="float" office:value="1373871000000">
            <text:p>1373871000000</text:p>
          </table:table-cell>
        </table:table-row>
        <table:table-row table:style-name="ro2">
          <table:table-cell table:style-name="ce2" office:value-type="date" office:date-value="2013-07-15T06:55:00">
            <text:p>Mon, 6:55 AM 7/15</text:p>
          </table:table-cell>
          <table:table-cell table:style-name="ce3" table:formula="of:=([.A85]-DATE(1970;1;1))*86400*1000" office:value-type="float" office:value="1373871300000">
            <text:p>1373871300000</text:p>
          </table:table-cell>
          <table:table-cell office:value-type="float" office:value="280">
            <text:p>280</text:p>
          </table:table-cell>
          <table:table-cell office:value-type="float" office:value="789">
            <text:p>789</text:p>
          </table:table-cell>
          <table:table-cell office:value-type="float" office:value="565">
            <text:p>565</text:p>
          </table:table-cell>
          <table:table-cell office:value-type="float" office:value="580">
            <text:p>580</text:p>
          </table:table-cell>
          <table:table-cell office:value-type="float" office:value="1373871300000">
            <text:p>1373871300000</text:p>
          </table:table-cell>
        </table:table-row>
        <table:table-row table:style-name="ro2">
          <table:table-cell table:style-name="ce2" office:value-type="date" office:date-value="2013-07-15T07:00:00">
            <text:p>Mon, 7:00 AM 7/15</text:p>
          </table:table-cell>
          <table:table-cell table:style-name="ce3" table:formula="of:=([.A86]-DATE(1970;1;1))*86400*1000" office:value-type="float" office:value="1373871600000">
            <text:p>1373871600000</text:p>
          </table:table-cell>
          <table:table-cell office:value-type="float" office:value="332">
            <text:p>332</text:p>
          </table:table-cell>
          <table:table-cell office:value-type="float" office:value="752">
            <text:p>752</text:p>
          </table:table-cell>
          <table:table-cell office:value-type="float" office:value="508">
            <text:p>508</text:p>
          </table:table-cell>
          <table:table-cell office:value-type="float" office:value="571">
            <text:p>571</text:p>
          </table:table-cell>
          <table:table-cell office:value-type="float" office:value="1373871600000">
            <text:p>1373871600000</text:p>
          </table:table-cell>
        </table:table-row>
        <table:table-row table:style-name="ro2">
          <table:table-cell table:style-name="ce2" office:value-type="date" office:date-value="2013-07-15T07:05:00">
            <text:p>Mon, 7:05 AM 7/15</text:p>
          </table:table-cell>
          <table:table-cell table:style-name="ce3" table:formula="of:=([.A87]-DATE(1970;1;1))*86400*1000" office:value-type="float" office:value="1373871900000">
            <text:p>1373871900000</text:p>
          </table:table-cell>
          <table:table-cell office:value-type="float" office:value="314">
            <text:p>314</text:p>
          </table:table-cell>
          <table:table-cell office:value-type="float" office:value="736">
            <text:p>736</text:p>
          </table:table-cell>
          <table:table-cell office:value-type="float" office:value="514">
            <text:p>514</text:p>
          </table:table-cell>
          <table:table-cell office:value-type="float" office:value="543">
            <text:p>543</text:p>
          </table:table-cell>
          <table:table-cell office:value-type="float" office:value="1373871900000">
            <text:p>1373871900000</text:p>
          </table:table-cell>
        </table:table-row>
        <table:table-row table:style-name="ro2">
          <table:table-cell table:style-name="ce2" office:value-type="date" office:date-value="2013-07-15T07:10:00">
            <text:p>Mon, 7:10 AM 7/15</text:p>
          </table:table-cell>
          <table:table-cell table:style-name="ce3" table:formula="of:=([.A88]-DATE(1970;1;1))*86400*1000" office:value-type="float" office:value="1373872200000">
            <text:p>1373872200000</text:p>
          </table:table-cell>
          <table:table-cell office:value-type="float" office:value="373">
            <text:p>373</text:p>
          </table:table-cell>
          <table:table-cell office:value-type="float" office:value="733">
            <text:p>733</text:p>
          </table:table-cell>
          <table:table-cell office:value-type="float" office:value="580">
            <text:p>580</text:p>
          </table:table-cell>
          <table:table-cell office:value-type="float" office:value="545">
            <text:p>545</text:p>
          </table:table-cell>
          <table:table-cell office:value-type="float" office:value="1373872200000">
            <text:p>1373872200000</text:p>
          </table:table-cell>
        </table:table-row>
        <table:table-row table:style-name="ro2">
          <table:table-cell table:style-name="ce2" office:value-type="date" office:date-value="2013-07-15T07:15:00">
            <text:p>Mon, 7:15 AM 7/15</text:p>
          </table:table-cell>
          <table:table-cell table:style-name="ce3" table:formula="of:=([.A89]-DATE(1970;1;1))*86400*1000" office:value-type="float" office:value="1373872500000">
            <text:p>1373872500000</text:p>
          </table:table-cell>
          <table:table-cell office:value-type="float" office:value="358">
            <text:p>358</text:p>
          </table:table-cell>
          <table:table-cell office:value-type="float" office:value="744">
            <text:p>744</text:p>
          </table:table-cell>
          <table:table-cell office:value-type="float" office:value="624">
            <text:p>624</text:p>
          </table:table-cell>
          <table:table-cell office:value-type="float" office:value="554">
            <text:p>554</text:p>
          </table:table-cell>
          <table:table-cell office:value-type="float" office:value="1373872500000">
            <text:p>1373872500000</text:p>
          </table:table-cell>
        </table:table-row>
        <table:table-row table:style-name="ro2">
          <table:table-cell table:style-name="ce2" office:value-type="date" office:date-value="2013-07-15T07:20:00">
            <text:p>Mon, 7:20 AM 7/15</text:p>
          </table:table-cell>
          <table:table-cell table:style-name="ce3" table:formula="of:=([.A90]-DATE(1970;1;1))*86400*1000" office:value-type="float" office:value="1373872800000">
            <text:p>1373872800000</text:p>
          </table:table-cell>
          <table:table-cell office:value-type="float" office:value="473">
            <text:p>473</text:p>
          </table:table-cell>
          <table:table-cell office:value-type="float" office:value="758">
            <text:p>758</text:p>
          </table:table-cell>
          <table:table-cell office:value-type="float" office:value="721">
            <text:p>721</text:p>
          </table:table-cell>
          <table:table-cell office:value-type="float" office:value="559">
            <text:p>559</text:p>
          </table:table-cell>
          <table:table-cell office:value-type="float" office:value="1373872800000">
            <text:p>1373872800000</text:p>
          </table:table-cell>
        </table:table-row>
        <table:table-row table:style-name="ro2">
          <table:table-cell table:style-name="ce2" office:value-type="date" office:date-value="2013-07-15T07:25:00">
            <text:p>Mon, 7:25 AM 7/15</text:p>
          </table:table-cell>
          <table:table-cell table:style-name="ce3" table:formula="of:=([.A91]-DATE(1970;1;1))*86400*1000" office:value-type="float" office:value="1373873100000">
            <text:p>1373873100000</text:p>
          </table:table-cell>
          <table:table-cell office:value-type="float" office:value="573">
            <text:p>573</text:p>
          </table:table-cell>
          <table:table-cell office:value-type="float" office:value="747">
            <text:p>747</text:p>
          </table:table-cell>
          <table:table-cell office:value-type="float" office:value="599">
            <text:p>599</text:p>
          </table:table-cell>
          <table:table-cell office:value-type="float" office:value="572">
            <text:p>572</text:p>
          </table:table-cell>
          <table:table-cell office:value-type="float" office:value="1373873100000">
            <text:p>1373873100000</text:p>
          </table:table-cell>
        </table:table-row>
        <table:table-row table:style-name="ro2">
          <table:table-cell table:style-name="ce2" office:value-type="date" office:date-value="2013-07-15T07:30:00">
            <text:p>Mon, 7:30 AM 7/15</text:p>
          </table:table-cell>
          <table:table-cell table:style-name="ce3" table:formula="of:=([.A92]-DATE(1970;1;1))*86400*1000" office:value-type="float" office:value="1373873400000">
            <text:p>1373873400000</text:p>
          </table:table-cell>
          <table:table-cell office:value-type="float" office:value="343">
            <text:p>343</text:p>
          </table:table-cell>
          <table:table-cell office:value-type="float" office:value="720">
            <text:p>720</text:p>
          </table:table-cell>
          <table:table-cell office:value-type="float" office:value="683">
            <text:p>683</text:p>
          </table:table-cell>
          <table:table-cell office:value-type="float" office:value="579">
            <text:p>579</text:p>
          </table:table-cell>
          <table:table-cell office:value-type="float" office:value="1373873400000">
            <text:p>1373873400000</text:p>
          </table:table-cell>
        </table:table-row>
        <table:table-row table:style-name="ro2">
          <table:table-cell table:style-name="ce2" office:value-type="date" office:date-value="2013-07-15T07:35:00">
            <text:p>Mon, 7:35 AM 7/15</text:p>
          </table:table-cell>
          <table:table-cell table:style-name="ce3" table:formula="of:=([.A93]-DATE(1970;1;1))*86400*1000" office:value-type="float" office:value="1373873700000">
            <text:p>1373873700000</text:p>
          </table:table-cell>
          <table:table-cell office:value-type="float" office:value="478">
            <text:p>478</text:p>
          </table:table-cell>
          <table:table-cell office:value-type="float" office:value="751">
            <text:p>751</text:p>
          </table:table-cell>
          <table:table-cell office:value-type="float" office:value="550">
            <text:p>550</text:p>
          </table:table-cell>
          <table:table-cell office:value-type="float" office:value="492">
            <text:p>492</text:p>
          </table:table-cell>
          <table:table-cell office:value-type="float" office:value="1373873700000">
            <text:p>1373873700000</text:p>
          </table:table-cell>
        </table:table-row>
        <table:table-row table:style-name="ro2">
          <table:table-cell table:style-name="ce2" office:value-type="date" office:date-value="2013-07-15T07:40:00">
            <text:p>Mon, 7:40 AM 7/15</text:p>
          </table:table-cell>
          <table:table-cell table:style-name="ce3" table:formula="of:=([.A94]-DATE(1970;1;1))*86400*1000" office:value-type="float" office:value="1373874000000">
            <text:p>1373874000000</text:p>
          </table:table-cell>
          <table:table-cell office:value-type="float" office:value="360">
            <text:p>360</text:p>
          </table:table-cell>
          <table:table-cell office:value-type="float" office:value="747">
            <text:p>747</text:p>
          </table:table-cell>
          <table:table-cell office:value-type="float" office:value="492">
            <text:p>492</text:p>
          </table:table-cell>
          <table:table-cell office:value-type="float" office:value="474">
            <text:p>474</text:p>
          </table:table-cell>
          <table:table-cell office:value-type="float" office:value="1373874000000">
            <text:p>1373874000000</text:p>
          </table:table-cell>
        </table:table-row>
        <table:table-row table:style-name="ro2">
          <table:table-cell table:style-name="ce2" office:value-type="date" office:date-value="2013-07-15T07:45:00">
            <text:p>Mon, 7:45 AM 7/15</text:p>
          </table:table-cell>
          <table:table-cell table:style-name="ce3" table:formula="of:=([.A95]-DATE(1970;1;1))*86400*1000" office:value-type="float" office:value="1373874300000">
            <text:p>1373874300000</text:p>
          </table:table-cell>
          <table:table-cell office:value-type="float" office:value="423">
            <text:p>423</text:p>
          </table:table-cell>
          <table:table-cell office:value-type="float" office:value="726">
            <text:p>726</text:p>
          </table:table-cell>
          <table:table-cell office:value-type="float" office:value="647">
            <text:p>647</text:p>
          </table:table-cell>
          <table:table-cell office:value-type="float" office:value="545">
            <text:p>545</text:p>
          </table:table-cell>
          <table:table-cell office:value-type="float" office:value="1373874300000">
            <text:p>1373874300000</text:p>
          </table:table-cell>
        </table:table-row>
        <table:table-row table:style-name="ro2">
          <table:table-cell table:style-name="ce2" office:value-type="date" office:date-value="2013-07-15T07:50:00">
            <text:p>Mon, 7:50 AM 7/15</text:p>
          </table:table-cell>
          <table:table-cell table:style-name="ce3" table:formula="of:=([.A96]-DATE(1970;1;1))*86400*1000" office:value-type="float" office:value="1373874600000">
            <text:p>1373874600000</text:p>
          </table:table-cell>
          <table:table-cell office:value-type="float" office:value="442">
            <text:p>442</text:p>
          </table:table-cell>
          <table:table-cell office:value-type="float" office:value="802">
            <text:p>802</text:p>
          </table:table-cell>
          <table:table-cell office:value-type="float" office:value="549">
            <text:p>549</text:p>
          </table:table-cell>
          <table:table-cell office:value-type="float" office:value="466">
            <text:p>466</text:p>
          </table:table-cell>
          <table:table-cell office:value-type="float" office:value="1373874600000">
            <text:p>1373874600000</text:p>
          </table:table-cell>
        </table:table-row>
        <table:table-row table:style-name="ro2">
          <table:table-cell table:style-name="ce2" office:value-type="date" office:date-value="2013-07-15T07:55:00">
            <text:p>Mon, 7:55 AM 7/15</text:p>
          </table:table-cell>
          <table:table-cell table:style-name="ce3" table:formula="of:=([.A97]-DATE(1970;1;1))*86400*1000" office:value-type="float" office:value="1373874900000">
            <text:p>1373874900000</text:p>
          </table:table-cell>
          <table:table-cell office:value-type="float" office:value="359">
            <text:p>359</text:p>
          </table:table-cell>
          <table:table-cell office:value-type="float" office:value="698">
            <text:p>698</text:p>
          </table:table-cell>
          <table:table-cell office:value-type="float" office:value="552">
            <text:p>552</text:p>
          </table:table-cell>
          <table:table-cell office:value-type="float" office:value="482">
            <text:p>482</text:p>
          </table:table-cell>
          <table:table-cell office:value-type="float" office:value="1373874900000">
            <text:p>1373874900000</text:p>
          </table:table-cell>
        </table:table-row>
        <table:table-row table:style-name="ro2">
          <table:table-cell table:style-name="ce2" office:value-type="date" office:date-value="2013-07-15T08:00:00">
            <text:p>Mon, 8:00 AM 7/15</text:p>
          </table:table-cell>
          <table:table-cell table:style-name="ce3" table:formula="of:=([.A98]-DATE(1970;1;1))*86400*1000" office:value-type="float" office:value="1373875200000">
            <text:p>1373875200000</text:p>
          </table:table-cell>
          <table:table-cell office:value-type="float" office:value="372">
            <text:p>372</text:p>
          </table:table-cell>
          <table:table-cell office:value-type="float" office:value="738">
            <text:p>738</text:p>
          </table:table-cell>
          <table:table-cell office:value-type="float" office:value="514">
            <text:p>514</text:p>
          </table:table-cell>
          <table:table-cell office:value-type="float" office:value="487">
            <text:p>487</text:p>
          </table:table-cell>
          <table:table-cell office:value-type="float" office:value="1373875200000">
            <text:p>1373875200000</text:p>
          </table:table-cell>
        </table:table-row>
        <table:table-row table:style-name="ro2">
          <table:table-cell table:style-name="ce2" office:value-type="date" office:date-value="2013-07-15T08:05:00">
            <text:p>Mon, 8:05 AM 7/15</text:p>
          </table:table-cell>
          <table:table-cell table:style-name="ce3" table:formula="of:=([.A99]-DATE(1970;1;1))*86400*1000" office:value-type="float" office:value="1373875500000">
            <text:p>1373875500000</text:p>
          </table:table-cell>
          <table:table-cell office:value-type="float" office:value="418">
            <text:p>418</text:p>
          </table:table-cell>
          <table:table-cell office:value-type="float" office:value="718">
            <text:p>718</text:p>
          </table:table-cell>
          <table:table-cell office:value-type="float" office:value="548">
            <text:p>548</text:p>
          </table:table-cell>
          <table:table-cell office:value-type="float" office:value="563">
            <text:p>563</text:p>
          </table:table-cell>
          <table:table-cell office:value-type="float" office:value="1373875500000">
            <text:p>1373875500000</text:p>
          </table:table-cell>
        </table:table-row>
        <table:table-row table:style-name="ro2">
          <table:table-cell table:style-name="ce2" office:value-type="date" office:date-value="2013-07-15T08:10:00">
            <text:p>Mon, 8:10 AM 7/15</text:p>
          </table:table-cell>
          <table:table-cell table:style-name="ce3" table:formula="of:=([.A100]-DATE(1970;1;1))*86400*1000" office:value-type="float" office:value="1373875800000">
            <text:p>1373875800000</text:p>
          </table:table-cell>
          <table:table-cell office:value-type="float" office:value="445">
            <text:p>445</text:p>
          </table:table-cell>
          <table:table-cell office:value-type="float" office:value="719">
            <text:p>719</text:p>
          </table:table-cell>
          <table:table-cell office:value-type="float" office:value="646">
            <text:p>646</text:p>
          </table:table-cell>
          <table:table-cell office:value-type="float" office:value="500">
            <text:p>500</text:p>
          </table:table-cell>
          <table:table-cell office:value-type="float" office:value="1373875800000">
            <text:p>1373875800000</text:p>
          </table:table-cell>
        </table:table-row>
        <table:table-row table:style-name="ro2">
          <table:table-cell table:style-name="ce2" office:value-type="date" office:date-value="2013-07-15T08:15:00">
            <text:p>Mon, 8:15 AM 7/15</text:p>
          </table:table-cell>
          <table:table-cell table:style-name="ce3" table:formula="of:=([.A101]-DATE(1970;1;1))*86400*1000" office:value-type="float" office:value="1373876100000">
            <text:p>1373876100000</text:p>
          </table:table-cell>
          <table:table-cell office:value-type="float" office:value="427">
            <text:p>427</text:p>
          </table:table-cell>
          <table:table-cell office:value-type="float" office:value="736">
            <text:p>736</text:p>
          </table:table-cell>
          <table:table-cell office:value-type="float" office:value="631">
            <text:p>631</text:p>
          </table:table-cell>
          <table:table-cell office:value-type="float" office:value="518">
            <text:p>518</text:p>
          </table:table-cell>
          <table:table-cell office:value-type="float" office:value="1373876100000">
            <text:p>1373876100000</text:p>
          </table:table-cell>
        </table:table-row>
        <table:table-row table:style-name="ro2">
          <table:table-cell table:style-name="ce2" office:value-type="date" office:date-value="2013-07-15T08:20:00">
            <text:p>Mon, 8:20 AM 7/15</text:p>
          </table:table-cell>
          <table:table-cell table:style-name="ce3" table:formula="of:=([.A102]-DATE(1970;1;1))*86400*1000" office:value-type="float" office:value="1373876400000">
            <text:p>1373876400000</text:p>
          </table:table-cell>
          <table:table-cell office:value-type="float" office:value="377">
            <text:p>377</text:p>
          </table:table-cell>
          <table:table-cell office:value-type="float" office:value="699">
            <text:p>699</text:p>
          </table:table-cell>
          <table:table-cell office:value-type="float" office:value="656">
            <text:p>656</text:p>
          </table:table-cell>
          <table:table-cell office:value-type="float" office:value="513">
            <text:p>513</text:p>
          </table:table-cell>
          <table:table-cell office:value-type="float" office:value="1373876400000">
            <text:p>1373876400000</text:p>
          </table:table-cell>
        </table:table-row>
        <table:table-row table:style-name="ro2">
          <table:table-cell table:style-name="ce2" office:value-type="date" office:date-value="2013-07-15T08:25:00">
            <text:p>Mon, 8:25 AM 7/15</text:p>
          </table:table-cell>
          <table:table-cell table:style-name="ce3" table:formula="of:=([.A103]-DATE(1970;1;1))*86400*1000" office:value-type="float" office:value="1373876700000">
            <text:p>1373876700000</text:p>
          </table:table-cell>
          <table:table-cell office:value-type="float" office:value="506">
            <text:p>506</text:p>
          </table:table-cell>
          <table:table-cell office:value-type="float" office:value="721">
            <text:p>721</text:p>
          </table:table-cell>
          <table:table-cell office:value-type="float" office:value="647">
            <text:p>647</text:p>
          </table:table-cell>
          <table:table-cell office:value-type="float" office:value="487">
            <text:p>487</text:p>
          </table:table-cell>
          <table:table-cell office:value-type="float" office:value="1373876700000">
            <text:p>1373876700000</text:p>
          </table:table-cell>
        </table:table-row>
        <table:table-row table:style-name="ro2">
          <table:table-cell table:style-name="ce2" office:value-type="date" office:date-value="2013-07-15T08:30:00">
            <text:p>Mon, 8:30 AM 7/15</text:p>
          </table:table-cell>
          <table:table-cell table:style-name="ce3" table:formula="of:=([.A104]-DATE(1970;1;1))*86400*1000" office:value-type="float" office:value="1373877000000">
            <text:p>1373877000000</text:p>
          </table:table-cell>
          <table:table-cell office:value-type="float" office:value="467">
            <text:p>467</text:p>
          </table:table-cell>
          <table:table-cell office:value-type="float" office:value="722">
            <text:p>722</text:p>
          </table:table-cell>
          <table:table-cell office:value-type="float" office:value="604">
            <text:p>604</text:p>
          </table:table-cell>
          <table:table-cell office:value-type="float" office:value="472">
            <text:p>472</text:p>
          </table:table-cell>
          <table:table-cell office:value-type="float" office:value="1373877000000">
            <text:p>1373877000000</text:p>
          </table:table-cell>
        </table:table-row>
        <table:table-row table:style-name="ro2">
          <table:table-cell table:style-name="ce2" office:value-type="date" office:date-value="2013-07-15T08:35:00">
            <text:p>Mon, 8:35 AM 7/15</text:p>
          </table:table-cell>
          <table:table-cell table:style-name="ce3" table:formula="of:=([.A105]-DATE(1970;1;1))*86400*1000" office:value-type="float" office:value="1373877300000">
            <text:p>1373877300000</text:p>
          </table:table-cell>
          <table:table-cell office:value-type="float" office:value="400">
            <text:p>400</text:p>
          </table:table-cell>
          <table:table-cell office:value-type="float" office:value="728">
            <text:p>728</text:p>
          </table:table-cell>
          <table:table-cell office:value-type="float" office:value="611">
            <text:p>611</text:p>
          </table:table-cell>
          <table:table-cell office:value-type="float" office:value="541">
            <text:p>541</text:p>
          </table:table-cell>
          <table:table-cell office:value-type="float" office:value="1373877300000">
            <text:p>1373877300000</text:p>
          </table:table-cell>
        </table:table-row>
        <table:table-row table:style-name="ro2">
          <table:table-cell table:style-name="ce2" office:value-type="date" office:date-value="2013-07-15T08:40:00">
            <text:p>Mon, 8:40 AM 7/15</text:p>
          </table:table-cell>
          <table:table-cell table:style-name="ce3" table:formula="of:=([.A106]-DATE(1970;1;1))*86400*1000" office:value-type="float" office:value="1373877600000">
            <text:p>1373877600000</text:p>
          </table:table-cell>
          <table:table-cell office:value-type="float" office:value="388">
            <text:p>388</text:p>
          </table:table-cell>
          <table:table-cell office:value-type="float" office:value="757">
            <text:p>757</text:p>
          </table:table-cell>
          <table:table-cell office:value-type="float" office:value="532">
            <text:p>532</text:p>
          </table:table-cell>
          <table:table-cell office:value-type="float" office:value="395">
            <text:p>395</text:p>
          </table:table-cell>
          <table:table-cell office:value-type="float" office:value="1373877600000">
            <text:p>1373877600000</text:p>
          </table:table-cell>
        </table:table-row>
        <table:table-row table:style-name="ro2">
          <table:table-cell table:style-name="ce2" office:value-type="date" office:date-value="2013-07-15T08:45:00">
            <text:p>Mon, 8:45 AM 7/15</text:p>
          </table:table-cell>
          <table:table-cell table:style-name="ce3" table:formula="of:=([.A107]-DATE(1970;1;1))*86400*1000" office:value-type="float" office:value="1373877900000">
            <text:p>1373877900000</text:p>
          </table:table-cell>
          <table:table-cell office:value-type="float" office:value="454">
            <text:p>454</text:p>
          </table:table-cell>
          <table:table-cell office:value-type="float" office:value="726">
            <text:p>726</text:p>
          </table:table-cell>
          <table:table-cell office:value-type="float" office:value="625">
            <text:p>625</text:p>
          </table:table-cell>
          <table:table-cell office:value-type="float" office:value="470">
            <text:p>470</text:p>
          </table:table-cell>
          <table:table-cell office:value-type="float" office:value="1373877900000">
            <text:p>1373877900000</text:p>
          </table:table-cell>
        </table:table-row>
        <table:table-row table:style-name="ro2">
          <table:table-cell table:style-name="ce2" office:value-type="date" office:date-value="2013-07-15T08:50:00">
            <text:p>Mon, 8:50 AM 7/15</text:p>
          </table:table-cell>
          <table:table-cell table:style-name="ce3" table:formula="of:=([.A108]-DATE(1970;1;1))*86400*1000" office:value-type="float" office:value="1373878200000">
            <text:p>1373878200000</text:p>
          </table:table-cell>
          <table:table-cell office:value-type="float" office:value="407">
            <text:p>407</text:p>
          </table:table-cell>
          <table:table-cell office:value-type="float" office:value="676">
            <text:p>676</text:p>
          </table:table-cell>
          <table:table-cell office:value-type="float" office:value="642">
            <text:p>642</text:p>
          </table:table-cell>
          <table:table-cell office:value-type="float" office:value="493">
            <text:p>493</text:p>
          </table:table-cell>
          <table:table-cell office:value-type="float" office:value="1373878200000">
            <text:p>1373878200000</text:p>
          </table:table-cell>
        </table:table-row>
        <table:table-row table:style-name="ro2">
          <table:table-cell table:style-name="ce2" office:value-type="date" office:date-value="2013-07-15T08:55:00">
            <text:p>Mon, 8:55 AM 7/15</text:p>
          </table:table-cell>
          <table:table-cell table:style-name="ce3" table:formula="of:=([.A109]-DATE(1970;1;1))*86400*1000" office:value-type="float" office:value="1373878500000">
            <text:p>1373878500000</text:p>
          </table:table-cell>
          <table:table-cell office:value-type="float" office:value="378">
            <text:p>378</text:p>
          </table:table-cell>
          <table:table-cell office:value-type="float" office:value="680">
            <text:p>680</text:p>
          </table:table-cell>
          <table:table-cell office:value-type="float" office:value="569">
            <text:p>569</text:p>
          </table:table-cell>
          <table:table-cell office:value-type="float" office:value="507">
            <text:p>507</text:p>
          </table:table-cell>
          <table:table-cell office:value-type="float" office:value="1373878500000">
            <text:p>1373878500000</text:p>
          </table:table-cell>
        </table:table-row>
        <table:table-row table:style-name="ro2">
          <table:table-cell table:style-name="ce2" office:value-type="date" office:date-value="2013-07-15T09:00:00">
            <text:p>Mon, 9:00 AM 7/15</text:p>
          </table:table-cell>
          <table:table-cell table:style-name="ce3" table:formula="of:=([.A110]-DATE(1970;1;1))*86400*1000" office:value-type="float" office:value="1373878800000">
            <text:p>1373878800000</text:p>
          </table:table-cell>
          <table:table-cell office:value-type="float" office:value="311">
            <text:p>311</text:p>
          </table:table-cell>
          <table:table-cell office:value-type="float" office:value="695">
            <text:p>695</text:p>
          </table:table-cell>
          <table:table-cell office:value-type="float" office:value="586">
            <text:p>586</text:p>
          </table:table-cell>
          <table:table-cell office:value-type="float" office:value="484">
            <text:p>484</text:p>
          </table:table-cell>
          <table:table-cell office:value-type="float" office:value="1373878800000">
            <text:p>1373878800000</text:p>
          </table:table-cell>
        </table:table-row>
        <table:table-row table:style-name="ro2">
          <table:table-cell table:style-name="ce2" office:value-type="date" office:date-value="2013-07-15T09:05:00">
            <text:p>Mon, 9:05 AM 7/15</text:p>
          </table:table-cell>
          <table:table-cell table:style-name="ce3" table:formula="of:=([.A111]-DATE(1970;1;1))*86400*1000" office:value-type="float" office:value="1373879100000">
            <text:p>1373879100000</text:p>
          </table:table-cell>
          <table:table-cell office:value-type="float" office:value="428">
            <text:p>428</text:p>
          </table:table-cell>
          <table:table-cell office:value-type="float" office:value="709">
            <text:p>709</text:p>
          </table:table-cell>
          <table:table-cell office:value-type="float" office:value="635">
            <text:p>635</text:p>
          </table:table-cell>
          <table:table-cell office:value-type="float" office:value="474">
            <text:p>474</text:p>
          </table:table-cell>
          <table:table-cell office:value-type="float" office:value="1373879100000">
            <text:p>1373879100000</text:p>
          </table:table-cell>
        </table:table-row>
        <table:table-row table:style-name="ro2">
          <table:table-cell table:style-name="ce2" office:value-type="date" office:date-value="2013-07-15T09:10:00">
            <text:p>Mon, 9:10 AM 7/15</text:p>
          </table:table-cell>
          <table:table-cell table:style-name="ce3" table:formula="of:=([.A112]-DATE(1970;1;1))*86400*1000" office:value-type="float" office:value="1373879400000">
            <text:p>1373879400000</text:p>
          </table:table-cell>
          <table:table-cell office:value-type="float" office:value="368">
            <text:p>368</text:p>
          </table:table-cell>
          <table:table-cell office:value-type="float" office:value="504">
            <text:p>504</text:p>
          </table:table-cell>
          <table:table-cell office:value-type="float" office:value="636">
            <text:p>636</text:p>
          </table:table-cell>
          <table:table-cell office:value-type="float" office:value="549">
            <text:p>549</text:p>
          </table:table-cell>
          <table:table-cell office:value-type="float" office:value="1373879400000">
            <text:p>1373879400000</text:p>
          </table:table-cell>
        </table:table-row>
        <table:table-row table:style-name="ro2">
          <table:table-cell table:style-name="ce2" office:value-type="date" office:date-value="2013-07-15T09:15:00">
            <text:p>Mon, 9:15 AM 7/15</text:p>
          </table:table-cell>
          <table:table-cell table:style-name="ce3" table:formula="of:=([.A113]-DATE(1970;1;1))*86400*1000" office:value-type="float" office:value="1373879700000">
            <text:p>1373879700000</text:p>
          </table:table-cell>
          <table:table-cell office:value-type="float" office:value="384">
            <text:p>384</text:p>
          </table:table-cell>
          <table:table-cell office:value-type="float" office:value="701">
            <text:p>701</text:p>
          </table:table-cell>
          <table:table-cell office:value-type="float" office:value="591">
            <text:p>591</text:p>
          </table:table-cell>
          <table:table-cell office:value-type="float" office:value="491">
            <text:p>491</text:p>
          </table:table-cell>
          <table:table-cell office:value-type="float" office:value="1373879700000">
            <text:p>1373879700000</text:p>
          </table:table-cell>
        </table:table-row>
        <table:table-row table:style-name="ro2">
          <table:table-cell table:style-name="ce2" office:value-type="date" office:date-value="2013-07-15T09:20:00">
            <text:p>Mon, 9:20 AM 7/15</text:p>
          </table:table-cell>
          <table:table-cell table:style-name="ce3" table:formula="of:=([.A114]-DATE(1970;1;1))*86400*1000" office:value-type="float" office:value="1373880000000">
            <text:p>1373880000000</text:p>
          </table:table-cell>
          <table:table-cell office:value-type="float" office:value="438">
            <text:p>438</text:p>
          </table:table-cell>
          <table:table-cell office:value-type="float" office:value="703">
            <text:p>703</text:p>
          </table:table-cell>
          <table:table-cell office:value-type="float" office:value="632">
            <text:p>632</text:p>
          </table:table-cell>
          <table:table-cell office:value-type="float" office:value="465">
            <text:p>465</text:p>
          </table:table-cell>
          <table:table-cell office:value-type="float" office:value="1373880000000">
            <text:p>1373880000000</text:p>
          </table:table-cell>
        </table:table-row>
        <table:table-row table:style-name="ro2">
          <table:table-cell table:style-name="ce2" office:value-type="date" office:date-value="2013-07-15T09:25:00">
            <text:p>Mon, 9:25 AM 7/15</text:p>
          </table:table-cell>
          <table:table-cell table:style-name="ce3" table:formula="of:=([.A115]-DATE(1970;1;1))*86400*1000" office:value-type="float" office:value="1373880300000">
            <text:p>1373880300000</text:p>
          </table:table-cell>
          <table:table-cell office:value-type="float" office:value="303">
            <text:p>303</text:p>
          </table:table-cell>
          <table:table-cell office:value-type="float" office:value="703">
            <text:p>703</text:p>
          </table:table-cell>
          <table:table-cell office:value-type="float" office:value="458">
            <text:p>458</text:p>
          </table:table-cell>
          <table:table-cell office:value-type="float" office:value="504">
            <text:p>504</text:p>
          </table:table-cell>
          <table:table-cell office:value-type="float" office:value="1373880300000">
            <text:p>1373880300000</text:p>
          </table:table-cell>
        </table:table-row>
        <table:table-row table:style-name="ro2">
          <table:table-cell table:style-name="ce2" office:value-type="date" office:date-value="2013-07-15T09:30:00">
            <text:p>Mon, 9:30 AM 7/15</text:p>
          </table:table-cell>
          <table:table-cell table:style-name="ce3" table:formula="of:=([.A116]-DATE(1970;1;1))*86400*1000" office:value-type="float" office:value="1373880600000">
            <text:p>1373880600000</text:p>
          </table:table-cell>
          <table:table-cell office:value-type="float" office:value="325">
            <text:p>325</text:p>
          </table:table-cell>
          <table:table-cell office:value-type="float" office:value="625">
            <text:p>625</text:p>
          </table:table-cell>
          <table:table-cell office:value-type="float" office:value="549">
            <text:p>549</text:p>
          </table:table-cell>
          <table:table-cell office:value-type="float" office:value="520">
            <text:p>520</text:p>
          </table:table-cell>
          <table:table-cell office:value-type="float" office:value="1373880600000">
            <text:p>1373880600000</text:p>
          </table:table-cell>
        </table:table-row>
        <table:table-row table:style-name="ro2">
          <table:table-cell table:style-name="ce2" office:value-type="date" office:date-value="2013-07-15T09:35:00">
            <text:p>Mon, 9:35 AM 7/15</text:p>
          </table:table-cell>
          <table:table-cell table:style-name="ce3" table:formula="of:=([.A117]-DATE(1970;1;1))*86400*1000" office:value-type="float" office:value="1373880900000">
            <text:p>1373880900000</text:p>
          </table:table-cell>
          <table:table-cell office:value-type="float" office:value="339">
            <text:p>339</text:p>
          </table:table-cell>
          <table:table-cell office:value-type="float" office:value="632">
            <text:p>632</text:p>
          </table:table-cell>
          <table:table-cell office:value-type="float" office:value="591">
            <text:p>591</text:p>
          </table:table-cell>
          <table:table-cell office:value-type="float" office:value="490">
            <text:p>490</text:p>
          </table:table-cell>
          <table:table-cell office:value-type="float" office:value="1373880900000">
            <text:p>1373880900000</text:p>
          </table:table-cell>
        </table:table-row>
        <table:table-row table:style-name="ro2">
          <table:table-cell table:style-name="ce2" office:value-type="date" office:date-value="2013-07-15T09:40:00">
            <text:p>Mon, 9:40 AM 7/15</text:p>
          </table:table-cell>
          <table:table-cell table:style-name="ce3" table:formula="of:=([.A118]-DATE(1970;1;1))*86400*1000" office:value-type="float" office:value="1373881200000">
            <text:p>1373881200000</text:p>
          </table:table-cell>
          <table:table-cell office:value-type="float" office:value="448">
            <text:p>448</text:p>
          </table:table-cell>
          <table:table-cell office:value-type="float" office:value="675">
            <text:p>675</text:p>
          </table:table-cell>
          <table:table-cell office:value-type="float" office:value="558">
            <text:p>558</text:p>
          </table:table-cell>
          <table:table-cell office:value-type="float" office:value="496">
            <text:p>496</text:p>
          </table:table-cell>
          <table:table-cell office:value-type="float" office:value="1373881200000">
            <text:p>1373881200000</text:p>
          </table:table-cell>
        </table:table-row>
        <table:table-row table:style-name="ro2">
          <table:table-cell table:style-name="ce2" office:value-type="date" office:date-value="2013-07-15T09:45:00">
            <text:p>Mon, 9:45 AM 7/15</text:p>
          </table:table-cell>
          <table:table-cell table:style-name="ce3" table:formula="of:=([.A119]-DATE(1970;1;1))*86400*1000" office:value-type="float" office:value="1373881500000">
            <text:p>1373881500000</text:p>
          </table:table-cell>
          <table:table-cell office:value-type="float" office:value="417">
            <text:p>417</text:p>
          </table:table-cell>
          <table:table-cell office:value-type="float" office:value="757">
            <text:p>757</text:p>
          </table:table-cell>
          <table:table-cell office:value-type="float" office:value="567">
            <text:p>567</text:p>
          </table:table-cell>
          <table:table-cell office:value-type="float" office:value="503">
            <text:p>503</text:p>
          </table:table-cell>
          <table:table-cell office:value-type="float" office:value="1373881500000">
            <text:p>1373881500000</text:p>
          </table:table-cell>
        </table:table-row>
        <table:table-row table:style-name="ro2">
          <table:table-cell table:style-name="ce2" office:value-type="date" office:date-value="2013-07-15T09:50:00">
            <text:p>Mon, 9:50 AM 7/15</text:p>
          </table:table-cell>
          <table:table-cell table:style-name="ce3" table:formula="of:=([.A120]-DATE(1970;1;1))*86400*1000" office:value-type="float" office:value="1373881800000">
            <text:p>1373881800000</text:p>
          </table:table-cell>
          <table:table-cell office:value-type="float" office:value="334">
            <text:p>334</text:p>
          </table:table-cell>
          <table:table-cell office:value-type="float" office:value="701">
            <text:p>701</text:p>
          </table:table-cell>
          <table:table-cell office:value-type="float" office:value="560">
            <text:p>560</text:p>
          </table:table-cell>
          <table:table-cell office:value-type="float" office:value="472">
            <text:p>472</text:p>
          </table:table-cell>
          <table:table-cell office:value-type="float" office:value="1373881800000">
            <text:p>1373881800000</text:p>
          </table:table-cell>
        </table:table-row>
        <table:table-row table:style-name="ro2">
          <table:table-cell table:style-name="ce2" office:value-type="date" office:date-value="2013-07-15T09:55:00">
            <text:p>Mon, 9:55 AM 7/15</text:p>
          </table:table-cell>
          <table:table-cell table:style-name="ce3" table:formula="of:=([.A121]-DATE(1970;1;1))*86400*1000" office:value-type="float" office:value="1373882100000">
            <text:p>1373882100000</text:p>
          </table:table-cell>
          <table:table-cell office:value-type="float" office:value="410">
            <text:p>410</text:p>
          </table:table-cell>
          <table:table-cell office:value-type="float" office:value="713">
            <text:p>713</text:p>
          </table:table-cell>
          <table:table-cell office:value-type="float" office:value="548">
            <text:p>548</text:p>
          </table:table-cell>
          <table:table-cell office:value-type="float" office:value="522">
            <text:p>522</text:p>
          </table:table-cell>
          <table:table-cell office:value-type="float" office:value="1373882100000">
            <text:p>1373882100000</text:p>
          </table:table-cell>
        </table:table-row>
        <table:table-row table:style-name="ro2">
          <table:table-cell table:style-name="ce2" office:value-type="date" office:date-value="2013-07-15T10:00:00">
            <text:p>Mon, 10:00 AM 7/15</text:p>
          </table:table-cell>
          <table:table-cell table:style-name="ce3" table:formula="of:=([.A122]-DATE(1970;1;1))*86400*1000" office:value-type="float" office:value="1373882400000">
            <text:p>1373882400000</text:p>
          </table:table-cell>
          <table:table-cell office:value-type="float" office:value="313">
            <text:p>313</text:p>
          </table:table-cell>
          <table:table-cell office:value-type="float" office:value="653">
            <text:p>653</text:p>
          </table:table-cell>
          <table:table-cell office:value-type="float" office:value="485">
            <text:p>485</text:p>
          </table:table-cell>
          <table:table-cell office:value-type="float" office:value="556">
            <text:p>556</text:p>
          </table:table-cell>
          <table:table-cell office:value-type="float" office:value="1373882400000">
            <text:p>1373882400000</text:p>
          </table:table-cell>
        </table:table-row>
        <table:table-row table:style-name="ro2">
          <table:table-cell table:style-name="ce2" office:value-type="date" office:date-value="2013-07-15T10:05:00">
            <text:p>Mon, 10:05 AM 7/15</text:p>
          </table:table-cell>
          <table:table-cell table:style-name="ce3" table:formula="of:=([.A123]-DATE(1970;1;1))*86400*1000" office:value-type="float" office:value="1373882700000">
            <text:p>1373882700000</text:p>
          </table:table-cell>
          <table:table-cell office:value-type="float" office:value="291">
            <text:p>291</text:p>
          </table:table-cell>
          <table:table-cell office:value-type="float" office:value="568">
            <text:p>568</text:p>
          </table:table-cell>
          <table:table-cell office:value-type="float" office:value="481">
            <text:p>481</text:p>
          </table:table-cell>
          <table:table-cell office:value-type="float" office:value="559">
            <text:p>559</text:p>
          </table:table-cell>
          <table:table-cell office:value-type="float" office:value="1373882700000">
            <text:p>1373882700000</text:p>
          </table:table-cell>
        </table:table-row>
        <table:table-row table:style-name="ro2">
          <table:table-cell table:style-name="ce2" office:value-type="date" office:date-value="2013-07-15T10:10:00">
            <text:p>Mon, 10:10 AM 7/15</text:p>
          </table:table-cell>
          <table:table-cell table:style-name="ce3" table:formula="of:=([.A124]-DATE(1970;1;1))*86400*1000" office:value-type="float" office:value="1373883000000">
            <text:p>1373883000000</text:p>
          </table:table-cell>
          <table:table-cell office:value-type="float" office:value="358">
            <text:p>358</text:p>
          </table:table-cell>
          <table:table-cell office:value-type="float" office:value="641">
            <text:p>641</text:p>
          </table:table-cell>
          <table:table-cell office:value-type="float" office:value="473">
            <text:p>473</text:p>
          </table:table-cell>
          <table:table-cell office:value-type="float" office:value="503">
            <text:p>503</text:p>
          </table:table-cell>
          <table:table-cell office:value-type="float" office:value="1373883000000">
            <text:p>1373883000000</text:p>
          </table:table-cell>
        </table:table-row>
        <table:table-row table:style-name="ro2">
          <table:table-cell table:style-name="ce2" office:value-type="date" office:date-value="2013-07-15T10:15:00">
            <text:p>Mon, 10:15 AM 7/15</text:p>
          </table:table-cell>
          <table:table-cell table:style-name="ce3" table:formula="of:=([.A125]-DATE(1970;1;1))*86400*1000" office:value-type="float" office:value="1373883300000">
            <text:p>1373883300000</text:p>
          </table:table-cell>
          <table:table-cell office:value-type="float" office:value="295">
            <text:p>295</text:p>
          </table:table-cell>
          <table:table-cell office:value-type="float" office:value="664">
            <text:p>664</text:p>
          </table:table-cell>
          <table:table-cell office:value-type="float" office:value="321">
            <text:p>321</text:p>
          </table:table-cell>
          <table:table-cell office:value-type="float" office:value="397">
            <text:p>397</text:p>
          </table:table-cell>
          <table:table-cell office:value-type="float" office:value="1373883300000">
            <text:p>1373883300000</text:p>
          </table:table-cell>
        </table:table-row>
        <table:table-row table:style-name="ro2">
          <table:table-cell table:style-name="ce2" office:value-type="date" office:date-value="2013-07-15T10:20:00">
            <text:p>Mon, 10:20 AM 7/15</text:p>
          </table:table-cell>
          <table:table-cell table:style-name="ce3" table:formula="of:=([.A126]-DATE(1970;1;1))*86400*1000" office:value-type="float" office:value="1373883600000">
            <text:p>1373883600000</text:p>
          </table:table-cell>
          <table:table-cell office:value-type="float" office:value="352">
            <text:p>352</text:p>
          </table:table-cell>
          <table:table-cell office:value-type="float" office:value="595">
            <text:p>595</text:p>
          </table:table-cell>
          <table:table-cell office:value-type="float" office:value="476">
            <text:p>476</text:p>
          </table:table-cell>
          <table:table-cell office:value-type="float" office:value="556">
            <text:p>556</text:p>
          </table:table-cell>
          <table:table-cell office:value-type="float" office:value="1373883600000">
            <text:p>1373883600000</text:p>
          </table:table-cell>
        </table:table-row>
        <table:table-row table:style-name="ro2">
          <table:table-cell table:style-name="ce2" office:value-type="date" office:date-value="2013-07-15T10:25:00">
            <text:p>Mon, 10:25 AM 7/15</text:p>
          </table:table-cell>
          <table:table-cell table:style-name="ce3" table:formula="of:=([.A127]-DATE(1970;1;1))*86400*1000" office:value-type="float" office:value="1373883900000">
            <text:p>1373883900000</text:p>
          </table:table-cell>
          <table:table-cell office:value-type="float" office:value="317">
            <text:p>317</text:p>
          </table:table-cell>
          <table:table-cell office:value-type="float" office:value="629">
            <text:p>629</text:p>
          </table:table-cell>
          <table:table-cell office:value-type="float" office:value="385">
            <text:p>385</text:p>
          </table:table-cell>
          <table:table-cell office:value-type="float" office:value="482">
            <text:p>482</text:p>
          </table:table-cell>
          <table:table-cell office:value-type="float" office:value="1373883900000">
            <text:p>1373883900000</text:p>
          </table:table-cell>
        </table:table-row>
        <table:table-row table:style-name="ro2">
          <table:table-cell table:style-name="ce2" office:value-type="date" office:date-value="2013-07-15T10:30:00">
            <text:p>Mon, 10:30 AM 7/15</text:p>
          </table:table-cell>
          <table:table-cell table:style-name="ce3" table:formula="of:=([.A128]-DATE(1970;1;1))*86400*1000" office:value-type="float" office:value="1373884200000">
            <text:p>1373884200000</text:p>
          </table:table-cell>
          <table:table-cell office:value-type="float" office:value="370">
            <text:p>370</text:p>
          </table:table-cell>
          <table:table-cell office:value-type="float" office:value="569">
            <text:p>569</text:p>
          </table:table-cell>
          <table:table-cell office:value-type="float" office:value="469">
            <text:p>469</text:p>
          </table:table-cell>
          <table:table-cell office:value-type="float" office:value="535">
            <text:p>535</text:p>
          </table:table-cell>
          <table:table-cell office:value-type="float" office:value="1373884200000">
            <text:p>1373884200000</text:p>
          </table:table-cell>
        </table:table-row>
        <table:table-row table:style-name="ro2">
          <table:table-cell table:style-name="ce2" office:value-type="date" office:date-value="2013-07-15T10:35:00">
            <text:p>Mon, 10:35 AM 7/15</text:p>
          </table:table-cell>
          <table:table-cell table:style-name="ce3" table:formula="of:=([.A129]-DATE(1970;1;1))*86400*1000" office:value-type="float" office:value="1373884500000">
            <text:p>1373884500000</text:p>
          </table:table-cell>
          <table:table-cell office:value-type="float" office:value="305">
            <text:p>305</text:p>
          </table:table-cell>
          <table:table-cell office:value-type="float" office:value="590">
            <text:p>590</text:p>
          </table:table-cell>
          <table:table-cell office:value-type="float" office:value="429">
            <text:p>429</text:p>
          </table:table-cell>
          <table:table-cell office:value-type="float" office:value="524">
            <text:p>524</text:p>
          </table:table-cell>
          <table:table-cell office:value-type="float" office:value="1373884500000">
            <text:p>1373884500000</text:p>
          </table:table-cell>
        </table:table-row>
        <table:table-row table:style-name="ro2">
          <table:table-cell table:style-name="ce2" office:value-type="date" office:date-value="2013-07-15T10:40:00">
            <text:p>Mon, 10:40 AM 7/15</text:p>
          </table:table-cell>
          <table:table-cell table:style-name="ce3" table:formula="of:=([.A130]-DATE(1970;1;1))*86400*1000" office:value-type="float" office:value="1373884800000">
            <text:p>1373884800000</text:p>
          </table:table-cell>
          <table:table-cell office:value-type="float" office:value="321">
            <text:p>321</text:p>
          </table:table-cell>
          <table:table-cell office:value-type="float" office:value="681">
            <text:p>681</text:p>
          </table:table-cell>
          <table:table-cell office:value-type="float" office:value="459">
            <text:p>459</text:p>
          </table:table-cell>
          <table:table-cell office:value-type="float" office:value="524">
            <text:p>524</text:p>
          </table:table-cell>
          <table:table-cell office:value-type="float" office:value="1373884800000">
            <text:p>1373884800000</text:p>
          </table:table-cell>
        </table:table-row>
        <table:table-row table:style-name="ro2">
          <table:table-cell table:style-name="ce2" office:value-type="date" office:date-value="2013-07-15T10:45:00">
            <text:p>Mon, 10:45 AM 7/15</text:p>
          </table:table-cell>
          <table:table-cell table:style-name="ce3" table:formula="of:=([.A131]-DATE(1970;1;1))*86400*1000" office:value-type="float" office:value="1373885100000">
            <text:p>1373885100000</text:p>
          </table:table-cell>
          <table:table-cell office:value-type="float" office:value="357">
            <text:p>357</text:p>
          </table:table-cell>
          <table:table-cell office:value-type="float" office:value="604">
            <text:p>604</text:p>
          </table:table-cell>
          <table:table-cell office:value-type="float" office:value="451">
            <text:p>451</text:p>
          </table:table-cell>
          <table:table-cell office:value-type="float" office:value="512">
            <text:p>512</text:p>
          </table:table-cell>
          <table:table-cell office:value-type="float" office:value="1373885100000">
            <text:p>1373885100000</text:p>
          </table:table-cell>
        </table:table-row>
        <table:table-row table:style-name="ro2">
          <table:table-cell table:style-name="ce2" office:value-type="date" office:date-value="2013-07-15T10:50:00">
            <text:p>Mon, 10:50 AM 7/15</text:p>
          </table:table-cell>
          <table:table-cell table:style-name="ce3" table:formula="of:=([.A132]-DATE(1970;1;1))*86400*1000" office:value-type="float" office:value="1373885400000">
            <text:p>1373885400000</text:p>
          </table:table-cell>
          <table:table-cell office:value-type="float" office:value="338">
            <text:p>338</text:p>
          </table:table-cell>
          <table:table-cell office:value-type="float" office:value="605">
            <text:p>605</text:p>
          </table:table-cell>
          <table:table-cell office:value-type="float" office:value="468">
            <text:p>468</text:p>
          </table:table-cell>
          <table:table-cell office:value-type="float" office:value="550">
            <text:p>550</text:p>
          </table:table-cell>
          <table:table-cell office:value-type="float" office:value="1373885400000">
            <text:p>1373885400000</text:p>
          </table:table-cell>
        </table:table-row>
        <table:table-row table:style-name="ro2">
          <table:table-cell table:style-name="ce2" office:value-type="date" office:date-value="2013-07-15T10:55:00">
            <text:p>Mon, 10:55 AM 7/15</text:p>
          </table:table-cell>
          <table:table-cell table:style-name="ce3" table:formula="of:=([.A133]-DATE(1970;1;1))*86400*1000" office:value-type="float" office:value="1373885700000">
            <text:p>1373885700000</text:p>
          </table:table-cell>
          <table:table-cell office:value-type="float" office:value="373">
            <text:p>373</text:p>
          </table:table-cell>
          <table:table-cell office:value-type="float" office:value="561">
            <text:p>561</text:p>
          </table:table-cell>
          <table:table-cell office:value-type="float" office:value="440">
            <text:p>440</text:p>
          </table:table-cell>
          <table:table-cell office:value-type="float" office:value="511">
            <text:p>511</text:p>
          </table:table-cell>
          <table:table-cell office:value-type="float" office:value="1373885700000">
            <text:p>1373885700000</text:p>
          </table:table-cell>
        </table:table-row>
        <table:table-row table:style-name="ro2">
          <table:table-cell table:style-name="ce2" office:value-type="date" office:date-value="2013-07-15T11:00:00">
            <text:p>Mon, 11:00 AM 7/15</text:p>
          </table:table-cell>
          <table:table-cell table:style-name="ce3" table:formula="of:=([.A134]-DATE(1970;1;1))*86400*1000" office:value-type="float" office:value="1373886000000">
            <text:p>1373886000000</text:p>
          </table:table-cell>
          <table:table-cell office:value-type="float" office:value="376">
            <text:p>376</text:p>
          </table:table-cell>
          <table:table-cell office:value-type="float" office:value="525">
            <text:p>525</text:p>
          </table:table-cell>
          <table:table-cell office:value-type="float" office:value="465">
            <text:p>465</text:p>
          </table:table-cell>
          <table:table-cell office:value-type="float" office:value="545">
            <text:p>545</text:p>
          </table:table-cell>
          <table:table-cell office:value-type="float" office:value="1373886000000">
            <text:p>1373886000000</text:p>
          </table:table-cell>
        </table:table-row>
        <table:table-row table:style-name="ro2">
          <table:table-cell table:style-name="ce2" office:value-type="date" office:date-value="2013-07-15T11:05:00">
            <text:p>Mon, 11:05 AM 7/15</text:p>
          </table:table-cell>
          <table:table-cell table:style-name="ce3" table:formula="of:=([.A135]-DATE(1970;1;1))*86400*1000" office:value-type="float" office:value="1373886300000">
            <text:p>1373886300000</text:p>
          </table:table-cell>
          <table:table-cell office:value-type="float" office:value="428">
            <text:p>428</text:p>
          </table:table-cell>
          <table:table-cell office:value-type="float" office:value="530">
            <text:p>530</text:p>
          </table:table-cell>
          <table:table-cell office:value-type="float" office:value="471">
            <text:p>471</text:p>
          </table:table-cell>
          <table:table-cell office:value-type="float" office:value="563">
            <text:p>563</text:p>
          </table:table-cell>
          <table:table-cell office:value-type="float" office:value="1373886300000">
            <text:p>1373886300000</text:p>
          </table:table-cell>
        </table:table-row>
        <table:table-row table:style-name="ro2">
          <table:table-cell table:style-name="ce2" office:value-type="date" office:date-value="2013-07-15T11:10:00">
            <text:p>Mon, 11:10 AM 7/15</text:p>
          </table:table-cell>
          <table:table-cell table:style-name="ce3" table:formula="of:=([.A136]-DATE(1970;1;1))*86400*1000" office:value-type="float" office:value="1373886600000">
            <text:p>1373886600000</text:p>
          </table:table-cell>
          <table:table-cell office:value-type="float" office:value="386">
            <text:p>386</text:p>
          </table:table-cell>
          <table:table-cell office:value-type="float" office:value="570">
            <text:p>570</text:p>
          </table:table-cell>
          <table:table-cell office:value-type="float" office:value="493">
            <text:p>493</text:p>
          </table:table-cell>
          <table:table-cell office:value-type="float" office:value="503">
            <text:p>503</text:p>
          </table:table-cell>
          <table:table-cell office:value-type="float" office:value="1373886600000">
            <text:p>1373886600000</text:p>
          </table:table-cell>
        </table:table-row>
        <table:table-row table:style-name="ro2">
          <table:table-cell table:style-name="ce2" office:value-type="date" office:date-value="2013-07-15T11:15:00">
            <text:p>Mon, 11:15 AM 7/15</text:p>
          </table:table-cell>
          <table:table-cell table:style-name="ce3" table:formula="of:=([.A137]-DATE(1970;1;1))*86400*1000" office:value-type="float" office:value="1373886900000">
            <text:p>1373886900000</text:p>
          </table:table-cell>
          <table:table-cell office:value-type="float" office:value="426">
            <text:p>426</text:p>
          </table:table-cell>
          <table:table-cell office:value-type="float" office:value="567">
            <text:p>567</text:p>
          </table:table-cell>
          <table:table-cell office:value-type="float" office:value="470">
            <text:p>470</text:p>
          </table:table-cell>
          <table:table-cell office:value-type="float" office:value="549">
            <text:p>549</text:p>
          </table:table-cell>
          <table:table-cell office:value-type="float" office:value="1373886900000">
            <text:p>1373886900000</text:p>
          </table:table-cell>
        </table:table-row>
        <table:table-row table:style-name="ro2">
          <table:table-cell table:style-name="ce2" office:value-type="date" office:date-value="2013-07-15T11:20:00">
            <text:p>Mon, 11:20 AM 7/15</text:p>
          </table:table-cell>
          <table:table-cell table:style-name="ce3" table:formula="of:=([.A138]-DATE(1970;1;1))*86400*1000" office:value-type="float" office:value="1373887200000">
            <text:p>1373887200000</text:p>
          </table:table-cell>
          <table:table-cell office:value-type="float" office:value="420">
            <text:p>420</text:p>
          </table:table-cell>
          <table:table-cell office:value-type="float" office:value="581">
            <text:p>581</text:p>
          </table:table-cell>
          <table:table-cell office:value-type="float" office:value="468">
            <text:p>468</text:p>
          </table:table-cell>
          <table:table-cell office:value-type="float" office:value="509">
            <text:p>509</text:p>
          </table:table-cell>
          <table:table-cell office:value-type="float" office:value="1373887200000">
            <text:p>1373887200000</text:p>
          </table:table-cell>
        </table:table-row>
        <table:table-row table:style-name="ro2">
          <table:table-cell table:style-name="ce2" office:value-type="date" office:date-value="2013-07-15T11:25:00">
            <text:p>Mon, 11:25 AM 7/15</text:p>
          </table:table-cell>
          <table:table-cell table:style-name="ce3" table:formula="of:=([.A139]-DATE(1970;1;1))*86400*1000" office:value-type="float" office:value="1373887500000">
            <text:p>1373887500000</text:p>
          </table:table-cell>
          <table:table-cell office:value-type="float" office:value="397">
            <text:p>397</text:p>
          </table:table-cell>
          <table:table-cell office:value-type="float" office:value="594">
            <text:p>594</text:p>
          </table:table-cell>
          <table:table-cell office:value-type="float" office:value="474">
            <text:p>474</text:p>
          </table:table-cell>
          <table:table-cell office:value-type="float" office:value="514">
            <text:p>514</text:p>
          </table:table-cell>
          <table:table-cell office:value-type="float" office:value="1373887500000">
            <text:p>1373887500000</text:p>
          </table:table-cell>
        </table:table-row>
        <table:table-row table:style-name="ro2">
          <table:table-cell table:style-name="ce2" office:value-type="date" office:date-value="2013-07-15T11:30:00">
            <text:p>Mon, 11:30 AM 7/15</text:p>
          </table:table-cell>
          <table:table-cell table:style-name="ce3" table:formula="of:=([.A140]-DATE(1970;1;1))*86400*1000" office:value-type="float" office:value="1373887800000">
            <text:p>1373887800000</text:p>
          </table:table-cell>
          <table:table-cell office:value-type="float" office:value="411">
            <text:p>411</text:p>
          </table:table-cell>
          <table:table-cell office:value-type="float" office:value="594">
            <text:p>594</text:p>
          </table:table-cell>
          <table:table-cell office:value-type="float" office:value="519">
            <text:p>519</text:p>
          </table:table-cell>
          <table:table-cell office:value-type="float" office:value="571">
            <text:p>571</text:p>
          </table:table-cell>
          <table:table-cell office:value-type="float" office:value="1373887800000">
            <text:p>1373887800000</text:p>
          </table:table-cell>
        </table:table-row>
        <table:table-row table:style-name="ro2">
          <table:table-cell table:style-name="ce2" office:value-type="date" office:date-value="2013-07-15T11:35:00">
            <text:p>Mon, 11:35 AM 7/15</text:p>
          </table:table-cell>
          <table:table-cell table:style-name="ce3" table:formula="of:=([.A141]-DATE(1970;1;1))*86400*1000" office:value-type="float" office:value="1373888100000">
            <text:p>1373888100000</text:p>
          </table:table-cell>
          <table:table-cell office:value-type="float" office:value="351">
            <text:p>351</text:p>
          </table:table-cell>
          <table:table-cell office:value-type="float" office:value="614">
            <text:p>614</text:p>
          </table:table-cell>
          <table:table-cell office:value-type="float" office:value="467">
            <text:p>467</text:p>
          </table:table-cell>
          <table:table-cell office:value-type="float" office:value="577">
            <text:p>577</text:p>
          </table:table-cell>
          <table:table-cell office:value-type="float" office:value="1373888100000">
            <text:p>1373888100000</text:p>
          </table:table-cell>
        </table:table-row>
        <table:table-row table:style-name="ro2">
          <table:table-cell table:style-name="ce2" office:value-type="date" office:date-value="2013-07-15T11:40:00">
            <text:p>Mon, 11:40 AM 7/15</text:p>
          </table:table-cell>
          <table:table-cell table:style-name="ce3" table:formula="of:=([.A142]-DATE(1970;1;1))*86400*1000" office:value-type="float" office:value="1373888400000">
            <text:p>1373888400000</text:p>
          </table:table-cell>
          <table:table-cell office:value-type="float" office:value="372">
            <text:p>372</text:p>
          </table:table-cell>
          <table:table-cell office:value-type="float" office:value="589">
            <text:p>589</text:p>
          </table:table-cell>
          <table:table-cell office:value-type="float" office:value="428">
            <text:p>428</text:p>
          </table:table-cell>
          <table:table-cell office:value-type="float" office:value="493">
            <text:p>493</text:p>
          </table:table-cell>
          <table:table-cell office:value-type="float" office:value="1373888400000">
            <text:p>1373888400000</text:p>
          </table:table-cell>
        </table:table-row>
        <table:table-row table:style-name="ro2">
          <table:table-cell table:style-name="ce2" office:value-type="date" office:date-value="2013-07-15T11:45:00">
            <text:p>Mon, 11:45 AM 7/15</text:p>
          </table:table-cell>
          <table:table-cell table:style-name="ce3" table:formula="of:=([.A143]-DATE(1970;1;1))*86400*1000" office:value-type="float" office:value="1373888700000">
            <text:p>1373888700000</text:p>
          </table:table-cell>
          <table:table-cell office:value-type="float" office:value="365">
            <text:p>365</text:p>
          </table:table-cell>
          <table:table-cell office:value-type="float" office:value="540">
            <text:p>540</text:p>
          </table:table-cell>
          <table:table-cell office:value-type="float" office:value="550">
            <text:p>550</text:p>
          </table:table-cell>
          <table:table-cell office:value-type="float" office:value="545">
            <text:p>545</text:p>
          </table:table-cell>
          <table:table-cell office:value-type="float" office:value="1373888700000">
            <text:p>1373888700000</text:p>
          </table:table-cell>
        </table:table-row>
        <table:table-row table:style-name="ro2">
          <table:table-cell table:style-name="ce2" office:value-type="date" office:date-value="2013-07-15T11:50:00">
            <text:p>Mon, 11:50 AM 7/15</text:p>
          </table:table-cell>
          <table:table-cell table:style-name="ce3" table:formula="of:=([.A144]-DATE(1970;1;1))*86400*1000" office:value-type="float" office:value="1373889000000">
            <text:p>1373889000000</text:p>
          </table:table-cell>
          <table:table-cell office:value-type="float" office:value="367">
            <text:p>367</text:p>
          </table:table-cell>
          <table:table-cell office:value-type="float" office:value="561">
            <text:p>561</text:p>
          </table:table-cell>
          <table:table-cell office:value-type="float" office:value="532">
            <text:p>532</text:p>
          </table:table-cell>
          <table:table-cell office:value-type="float" office:value="566">
            <text:p>566</text:p>
          </table:table-cell>
          <table:table-cell office:value-type="float" office:value="1373889000000">
            <text:p>1373889000000</text:p>
          </table:table-cell>
        </table:table-row>
        <table:table-row table:style-name="ro2">
          <table:table-cell table:style-name="ce2" office:value-type="date" office:date-value="2013-07-15T11:55:00">
            <text:p>Mon, 11:55 AM 7/15</text:p>
          </table:table-cell>
          <table:table-cell table:style-name="ce3" table:formula="of:=([.A145]-DATE(1970;1;1))*86400*1000" office:value-type="float" office:value="1373889300000">
            <text:p>1373889300000</text:p>
          </table:table-cell>
          <table:table-cell office:value-type="float" office:value="470">
            <text:p>470</text:p>
          </table:table-cell>
          <table:table-cell office:value-type="float" office:value="588">
            <text:p>588</text:p>
          </table:table-cell>
          <table:table-cell office:value-type="float" office:value="511">
            <text:p>511</text:p>
          </table:table-cell>
          <table:table-cell office:value-type="float" office:value="483">
            <text:p>483</text:p>
          </table:table-cell>
          <table:table-cell office:value-type="float" office:value="1373889300000">
            <text:p>1373889300000</text:p>
          </table:table-cell>
        </table:table-row>
        <table:table-row table:style-name="ro2">
          <table:table-cell table:style-name="ce2" office:value-type="date" office:date-value="2013-07-15T12:00:00">
            <text:p>Mon, 12:00 PM 7/15</text:p>
          </table:table-cell>
          <table:table-cell table:style-name="ce3" table:formula="of:=([.A146]-DATE(1970;1;1))*86400*1000" office:value-type="float" office:value="1373889600000">
            <text:p>1373889600000</text:p>
          </table:table-cell>
          <table:table-cell office:value-type="float" office:value="389">
            <text:p>389</text:p>
          </table:table-cell>
          <table:table-cell office:value-type="float" office:value="514">
            <text:p>514</text:p>
          </table:table-cell>
          <table:table-cell office:value-type="float" office:value="449">
            <text:p>449</text:p>
          </table:table-cell>
          <table:table-cell office:value-type="float" office:value="558">
            <text:p>558</text:p>
          </table:table-cell>
          <table:table-cell office:value-type="float" office:value="1373889600000">
            <text:p>1373889600000</text:p>
          </table:table-cell>
        </table:table-row>
        <table:table-row table:style-name="ro2">
          <table:table-cell table:style-name="ce2" office:value-type="date" office:date-value="2013-07-15T12:05:00">
            <text:p>Mon, 12:05 PM 7/15</text:p>
          </table:table-cell>
          <table:table-cell table:style-name="ce3" table:formula="of:=([.A147]-DATE(1970;1;1))*86400*1000" office:value-type="float" office:value="1373889900000">
            <text:p>1373889900000</text:p>
          </table:table-cell>
          <table:table-cell office:value-type="float" office:value="403">
            <text:p>403</text:p>
          </table:table-cell>
          <table:table-cell office:value-type="float" office:value="544">
            <text:p>544</text:p>
          </table:table-cell>
          <table:table-cell office:value-type="float" office:value="506">
            <text:p>506</text:p>
          </table:table-cell>
          <table:table-cell office:value-type="float" office:value="499">
            <text:p>499</text:p>
          </table:table-cell>
          <table:table-cell office:value-type="float" office:value="1373889900000">
            <text:p>1373889900000</text:p>
          </table:table-cell>
        </table:table-row>
        <table:table-row table:style-name="ro2">
          <table:table-cell table:style-name="ce2" office:value-type="date" office:date-value="2013-07-15T12:10:00">
            <text:p>Mon, 12:10 PM 7/15</text:p>
          </table:table-cell>
          <table:table-cell table:style-name="ce3" table:formula="of:=([.A148]-DATE(1970;1;1))*86400*1000" office:value-type="float" office:value="1373890200000">
            <text:p>1373890200000</text:p>
          </table:table-cell>
          <table:table-cell office:value-type="float" office:value="350">
            <text:p>350</text:p>
          </table:table-cell>
          <table:table-cell office:value-type="float" office:value="478">
            <text:p>478</text:p>
          </table:table-cell>
          <table:table-cell office:value-type="float" office:value="521">
            <text:p>521</text:p>
          </table:table-cell>
          <table:table-cell office:value-type="float" office:value="517">
            <text:p>517</text:p>
          </table:table-cell>
          <table:table-cell office:value-type="float" office:value="1373890200000">
            <text:p>1373890200000</text:p>
          </table:table-cell>
        </table:table-row>
        <table:table-row table:style-name="ro2">
          <table:table-cell table:style-name="ce2" office:value-type="date" office:date-value="2013-07-15T12:15:00">
            <text:p>Mon, 12:15 PM 7/15</text:p>
          </table:table-cell>
          <table:table-cell table:style-name="ce3" table:formula="of:=([.A149]-DATE(1970;1;1))*86400*1000" office:value-type="float" office:value="1373890500000">
            <text:p>1373890500000</text:p>
          </table:table-cell>
          <table:table-cell office:value-type="float" office:value="343">
            <text:p>343</text:p>
          </table:table-cell>
          <table:table-cell office:value-type="float" office:value="501">
            <text:p>501</text:p>
          </table:table-cell>
          <table:table-cell office:value-type="float" office:value="462">
            <text:p>462</text:p>
          </table:table-cell>
          <table:table-cell office:value-type="float" office:value="513">
            <text:p>513</text:p>
          </table:table-cell>
          <table:table-cell office:value-type="float" office:value="1373890500000">
            <text:p>1373890500000</text:p>
          </table:table-cell>
        </table:table-row>
        <table:table-row table:style-name="ro2">
          <table:table-cell table:style-name="ce2" office:value-type="date" office:date-value="2013-07-15T12:20:00">
            <text:p>Mon, 12:20 PM 7/15</text:p>
          </table:table-cell>
          <table:table-cell table:style-name="ce3" table:formula="of:=([.A150]-DATE(1970;1;1))*86400*1000" office:value-type="float" office:value="1373890800000">
            <text:p>1373890800000</text:p>
          </table:table-cell>
          <table:table-cell office:value-type="float" office:value="488">
            <text:p>488</text:p>
          </table:table-cell>
          <table:table-cell office:value-type="float" office:value="505">
            <text:p>505</text:p>
          </table:table-cell>
          <table:table-cell office:value-type="float" office:value="439">
            <text:p>439</text:p>
          </table:table-cell>
          <table:table-cell office:value-type="float" office:value="479">
            <text:p>479</text:p>
          </table:table-cell>
          <table:table-cell office:value-type="float" office:value="1373890800000">
            <text:p>1373890800000</text:p>
          </table:table-cell>
        </table:table-row>
        <table:table-row table:style-name="ro2">
          <table:table-cell table:style-name="ce2" office:value-type="date" office:date-value="2013-07-15T12:25:00">
            <text:p>Mon, 12:25 PM 7/15</text:p>
          </table:table-cell>
          <table:table-cell table:style-name="ce3" table:formula="of:=([.A151]-DATE(1970;1;1))*86400*1000" office:value-type="float" office:value="1373891100000">
            <text:p>1373891100000</text:p>
          </table:table-cell>
          <table:table-cell office:value-type="float" office:value="351">
            <text:p>351</text:p>
          </table:table-cell>
          <table:table-cell office:value-type="float" office:value="582">
            <text:p>582</text:p>
          </table:table-cell>
          <table:table-cell office:value-type="float" office:value="381">
            <text:p>381</text:p>
          </table:table-cell>
          <table:table-cell office:value-type="float" office:value="441">
            <text:p>441</text:p>
          </table:table-cell>
          <table:table-cell office:value-type="float" office:value="1373891100000">
            <text:p>1373891100000</text:p>
          </table:table-cell>
        </table:table-row>
        <table:table-row table:style-name="ro2">
          <table:table-cell table:style-name="ce2" office:value-type="date" office:date-value="2013-07-15T12:30:00">
            <text:p>Mon, 12:30 PM 7/15</text:p>
          </table:table-cell>
          <table:table-cell table:style-name="ce3" table:formula="of:=([.A152]-DATE(1970;1;1))*86400*1000" office:value-type="float" office:value="1373891400000">
            <text:p>1373891400000</text:p>
          </table:table-cell>
          <table:table-cell office:value-type="float" office:value="407">
            <text:p>407</text:p>
          </table:table-cell>
          <table:table-cell office:value-type="float" office:value="576">
            <text:p>576</text:p>
          </table:table-cell>
          <table:table-cell office:value-type="float" office:value="333">
            <text:p>333</text:p>
          </table:table-cell>
          <table:table-cell office:value-type="float" office:value="394">
            <text:p>394</text:p>
          </table:table-cell>
          <table:table-cell office:value-type="float" office:value="1373891400000">
            <text:p>1373891400000</text:p>
          </table:table-cell>
        </table:table-row>
        <table:table-row table:style-name="ro2">
          <table:table-cell table:style-name="ce2" office:value-type="date" office:date-value="2013-07-15T12:35:00">
            <text:p>Mon, 12:35 PM 7/15</text:p>
          </table:table-cell>
          <table:table-cell table:style-name="ce3" table:formula="of:=([.A153]-DATE(1970;1;1))*86400*1000" office:value-type="float" office:value="1373891700000">
            <text:p>1373891700000</text:p>
          </table:table-cell>
          <table:table-cell office:value-type="float" office:value="449">
            <text:p>449</text:p>
          </table:table-cell>
          <table:table-cell office:value-type="float" office:value="559">
            <text:p>559</text:p>
          </table:table-cell>
          <table:table-cell office:value-type="float" office:value="347">
            <text:p>347</text:p>
          </table:table-cell>
          <table:table-cell office:value-type="float" office:value="411">
            <text:p>411</text:p>
          </table:table-cell>
          <table:table-cell office:value-type="float" office:value="1373891700000">
            <text:p>1373891700000</text:p>
          </table:table-cell>
        </table:table-row>
        <table:table-row table:style-name="ro2">
          <table:table-cell table:style-name="ce2" office:value-type="date" office:date-value="2013-07-15T12:40:00">
            <text:p>Mon, 12:40 PM 7/15</text:p>
          </table:table-cell>
          <table:table-cell table:style-name="ce3" table:formula="of:=([.A154]-DATE(1970;1;1))*86400*1000" office:value-type="float" office:value="1373892000000">
            <text:p>1373892000000</text:p>
          </table:table-cell>
          <table:table-cell office:value-type="float" office:value="338">
            <text:p>338</text:p>
          </table:table-cell>
          <table:table-cell office:value-type="float" office:value="619">
            <text:p>619</text:p>
          </table:table-cell>
          <table:table-cell office:value-type="float" office:value="426">
            <text:p>426</text:p>
          </table:table-cell>
          <table:table-cell office:value-type="float" office:value="450">
            <text:p>450</text:p>
          </table:table-cell>
          <table:table-cell office:value-type="float" office:value="1373892000000">
            <text:p>1373892000000</text:p>
          </table:table-cell>
        </table:table-row>
        <table:table-row table:style-name="ro2">
          <table:table-cell table:style-name="ce2" office:value-type="date" office:date-value="2013-07-15T12:45:00">
            <text:p>Mon, 12:45 PM 7/15</text:p>
          </table:table-cell>
          <table:table-cell table:style-name="ce3" table:formula="of:=([.A155]-DATE(1970;1;1))*86400*1000" office:value-type="float" office:value="1373892300000">
            <text:p>1373892300000</text:p>
          </table:table-cell>
          <table:table-cell office:value-type="float" office:value="423">
            <text:p>423</text:p>
          </table:table-cell>
          <table:table-cell office:value-type="float" office:value="560">
            <text:p>560</text:p>
          </table:table-cell>
          <table:table-cell office:value-type="float" office:value="371">
            <text:p>371</text:p>
          </table:table-cell>
          <table:table-cell office:value-type="float" office:value="403">
            <text:p>403</text:p>
          </table:table-cell>
          <table:table-cell office:value-type="float" office:value="1373892300000">
            <text:p>1373892300000</text:p>
          </table:table-cell>
        </table:table-row>
        <table:table-row table:style-name="ro2">
          <table:table-cell table:style-name="ce2" office:value-type="date" office:date-value="2013-07-15T12:50:00">
            <text:p>Mon, 12:50 PM 7/15</text:p>
          </table:table-cell>
          <table:table-cell table:style-name="ce3" table:formula="of:=([.A156]-DATE(1970;1;1))*86400*1000" office:value-type="float" office:value="1373892600000">
            <text:p>1373892600000</text:p>
          </table:table-cell>
          <table:table-cell office:value-type="float" office:value="411">
            <text:p>411</text:p>
          </table:table-cell>
          <table:table-cell office:value-type="float" office:value="524">
            <text:p>524</text:p>
          </table:table-cell>
          <table:table-cell office:value-type="float" office:value="424">
            <text:p>424</text:p>
          </table:table-cell>
          <table:table-cell office:value-type="float" office:value="441">
            <text:p>441</text:p>
          </table:table-cell>
          <table:table-cell office:value-type="float" office:value="1373892600000">
            <text:p>1373892600000</text:p>
          </table:table-cell>
        </table:table-row>
        <table:table-row table:style-name="ro2">
          <table:table-cell table:style-name="ce2" office:value-type="date" office:date-value="2013-07-15T12:55:00">
            <text:p>Mon, 12:55 PM 7/15</text:p>
          </table:table-cell>
          <table:table-cell table:style-name="ce3" table:formula="of:=([.A157]-DATE(1970;1;1))*86400*1000" office:value-type="float" office:value="1373892900000">
            <text:p>1373892900000</text:p>
          </table:table-cell>
          <table:table-cell office:value-type="float" office:value="402">
            <text:p>402</text:p>
          </table:table-cell>
          <table:table-cell office:value-type="float" office:value="476">
            <text:p>476</text:p>
          </table:table-cell>
          <table:table-cell office:value-type="float" office:value="478">
            <text:p>478</text:p>
          </table:table-cell>
          <table:table-cell office:value-type="float" office:value="569">
            <text:p>569</text:p>
          </table:table-cell>
          <table:table-cell office:value-type="float" office:value="1373892900000">
            <text:p>1373892900000</text:p>
          </table:table-cell>
        </table:table-row>
        <table:table-row table:style-name="ro2">
          <table:table-cell table:style-name="ce2" office:value-type="date" office:date-value="2013-07-15T13:00:00">
            <text:p>Mon, 1:00 PM 7/15</text:p>
          </table:table-cell>
          <table:table-cell table:style-name="ce3" table:formula="of:=([.A158]-DATE(1970;1;1))*86400*1000" office:value-type="float" office:value="1373893200000">
            <text:p>1373893200000</text:p>
          </table:table-cell>
          <table:table-cell office:value-type="float" office:value="393">
            <text:p>393</text:p>
          </table:table-cell>
          <table:table-cell office:value-type="float" office:value="544">
            <text:p>544</text:p>
          </table:table-cell>
          <table:table-cell office:value-type="float" office:value="444">
            <text:p>444</text:p>
          </table:table-cell>
          <table:table-cell office:value-type="float" office:value="503">
            <text:p>503</text:p>
          </table:table-cell>
          <table:table-cell office:value-type="float" office:value="1373893200000">
            <text:p>1373893200000</text:p>
          </table:table-cell>
        </table:table-row>
        <table:table-row table:style-name="ro2">
          <table:table-cell table:style-name="ce2" office:value-type="date" office:date-value="2013-07-15T13:05:00">
            <text:p>Mon, 1:05 PM 7/15</text:p>
          </table:table-cell>
          <table:table-cell table:style-name="ce3" table:formula="of:=([.A159]-DATE(1970;1;1))*86400*1000" office:value-type="float" office:value="1373893500000">
            <text:p>1373893500000</text:p>
          </table:table-cell>
          <table:table-cell office:value-type="float" office:value="385">
            <text:p>385</text:p>
          </table:table-cell>
          <table:table-cell office:value-type="float" office:value="567">
            <text:p>567</text:p>
          </table:table-cell>
          <table:table-cell office:value-type="float" office:value="511">
            <text:p>511</text:p>
          </table:table-cell>
          <table:table-cell office:value-type="float" office:value="553">
            <text:p>553</text:p>
          </table:table-cell>
          <table:table-cell office:value-type="float" office:value="1373893500000">
            <text:p>1373893500000</text:p>
          </table:table-cell>
        </table:table-row>
        <table:table-row table:style-name="ro2">
          <table:table-cell table:style-name="ce2" office:value-type="date" office:date-value="2013-07-15T13:10:00">
            <text:p>Mon, 1:10 PM 7/15</text:p>
          </table:table-cell>
          <table:table-cell table:style-name="ce3" table:formula="of:=([.A160]-DATE(1970;1;1))*86400*1000" office:value-type="float" office:value="1373893800000">
            <text:p>1373893800000</text:p>
          </table:table-cell>
          <table:table-cell office:value-type="float" office:value="421">
            <text:p>421</text:p>
          </table:table-cell>
          <table:table-cell office:value-type="float" office:value="487">
            <text:p>487</text:p>
          </table:table-cell>
          <table:table-cell office:value-type="float" office:value="510">
            <text:p>510</text:p>
          </table:table-cell>
          <table:table-cell office:value-type="float" office:value="512">
            <text:p>512</text:p>
          </table:table-cell>
          <table:table-cell office:value-type="float" office:value="1373893800000">
            <text:p>1373893800000</text:p>
          </table:table-cell>
        </table:table-row>
        <table:table-row table:style-name="ro2">
          <table:table-cell table:style-name="ce2" office:value-type="date" office:date-value="2013-07-15T13:15:00">
            <text:p>Mon, 1:15 PM 7/15</text:p>
          </table:table-cell>
          <table:table-cell table:style-name="ce3" table:formula="of:=([.A161]-DATE(1970;1;1))*86400*1000" office:value-type="float" office:value="1373894100000">
            <text:p>1373894100000</text:p>
          </table:table-cell>
          <table:table-cell office:value-type="float" office:value="478">
            <text:p>478</text:p>
          </table:table-cell>
          <table:table-cell office:value-type="float" office:value="558">
            <text:p>558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1373894100000">
            <text:p>1373894100000</text:p>
          </table:table-cell>
        </table:table-row>
        <table:table-row table:style-name="ro2">
          <table:table-cell table:style-name="ce2" office:value-type="date" office:date-value="2013-07-15T13:20:00">
            <text:p>Mon, 1:20 PM 7/15</text:p>
          </table:table-cell>
          <table:table-cell table:style-name="ce3" table:formula="of:=([.A162]-DATE(1970;1;1))*86400*1000" office:value-type="float" office:value="1373894400000">
            <text:p>1373894400000</text:p>
          </table:table-cell>
          <table:table-cell office:value-type="float" office:value="333">
            <text:p>333</text:p>
          </table:table-cell>
          <table:table-cell office:value-type="float" office:value="539">
            <text:p>539</text:p>
          </table:table-cell>
          <table:table-cell office:value-type="float" office:value="528">
            <text:p>528</text:p>
          </table:table-cell>
          <table:table-cell office:value-type="float" office:value="604">
            <text:p>604</text:p>
          </table:table-cell>
          <table:table-cell office:value-type="float" office:value="1373894400000">
            <text:p>1373894400000</text:p>
          </table:table-cell>
        </table:table-row>
        <table:table-row table:style-name="ro2">
          <table:table-cell table:style-name="ce2" office:value-type="date" office:date-value="2013-07-15T13:25:00">
            <text:p>Mon, 1:25 PM 7/15</text:p>
          </table:table-cell>
          <table:table-cell table:style-name="ce3" table:formula="of:=([.A163]-DATE(1970;1;1))*86400*1000" office:value-type="float" office:value="1373894700000">
            <text:p>1373894700000</text:p>
          </table:table-cell>
          <table:table-cell office:value-type="float" office:value="522">
            <text:p>522</text:p>
          </table:table-cell>
          <table:table-cell office:value-type="float" office:value="545">
            <text:p>545</text:p>
          </table:table-cell>
          <table:table-cell office:value-type="float" office:value="484">
            <text:p>484</text:p>
          </table:table-cell>
          <table:table-cell office:value-type="float" office:value="574">
            <text:p>574</text:p>
          </table:table-cell>
          <table:table-cell office:value-type="float" office:value="1373894700000">
            <text:p>1373894700000</text:p>
          </table:table-cell>
        </table:table-row>
        <table:table-row table:style-name="ro2">
          <table:table-cell table:style-name="ce2" office:value-type="date" office:date-value="2013-07-15T13:30:00">
            <text:p>Mon, 1:30 PM 7/15</text:p>
          </table:table-cell>
          <table:table-cell table:style-name="ce3" table:formula="of:=([.A164]-DATE(1970;1;1))*86400*1000" office:value-type="float" office:value="1373895000000">
            <text:p>1373895000000</text:p>
          </table:table-cell>
          <table:table-cell office:value-type="float" office:value="483">
            <text:p>483</text:p>
          </table:table-cell>
          <table:table-cell office:value-type="float" office:value="554">
            <text:p>554</text:p>
          </table:table-cell>
          <table:table-cell office:value-type="float" office:value="509">
            <text:p>509</text:p>
          </table:table-cell>
          <table:table-cell office:value-type="float" office:value="585">
            <text:p>585</text:p>
          </table:table-cell>
          <table:table-cell office:value-type="float" office:value="1373895000000">
            <text:p>1373895000000</text:p>
          </table:table-cell>
        </table:table-row>
        <table:table-row table:style-name="ro2">
          <table:table-cell table:style-name="ce2" office:value-type="date" office:date-value="2013-07-15T13:35:00">
            <text:p>Mon, 1:35 PM 7/15</text:p>
          </table:table-cell>
          <table:table-cell table:style-name="ce3" table:formula="of:=([.A165]-DATE(1970;1;1))*86400*1000" office:value-type="float" office:value="1373895300000">
            <text:p>1373895300000</text:p>
          </table:table-cell>
          <table:table-cell office:value-type="float" office:value="445">
            <text:p>445</text:p>
          </table:table-cell>
          <table:table-cell office:value-type="float" office:value="567">
            <text:p>567</text:p>
          </table:table-cell>
          <table:table-cell office:value-type="float" office:value="574">
            <text:p>574</text:p>
          </table:table-cell>
          <table:table-cell office:value-type="float" office:value="602">
            <text:p>602</text:p>
          </table:table-cell>
          <table:table-cell office:value-type="float" office:value="1373895300000">
            <text:p>1373895300000</text:p>
          </table:table-cell>
        </table:table-row>
        <table:table-row table:style-name="ro2">
          <table:table-cell table:style-name="ce2" office:value-type="date" office:date-value="2013-07-15T13:40:00">
            <text:p>Mon, 1:40 PM 7/15</text:p>
          </table:table-cell>
          <table:table-cell table:style-name="ce3" table:formula="of:=([.A166]-DATE(1970;1;1))*86400*1000" office:value-type="float" office:value="1373895600000">
            <text:p>1373895600000</text:p>
          </table:table-cell>
          <table:table-cell office:value-type="float" office:value="378">
            <text:p>378</text:p>
          </table:table-cell>
          <table:table-cell office:value-type="float" office:value="556">
            <text:p>556</text:p>
          </table:table-cell>
          <table:table-cell office:value-type="float" office:value="459">
            <text:p>459</text:p>
          </table:table-cell>
          <table:table-cell office:value-type="float" office:value="527">
            <text:p>527</text:p>
          </table:table-cell>
          <table:table-cell office:value-type="float" office:value="1373895600000">
            <text:p>1373895600000</text:p>
          </table:table-cell>
        </table:table-row>
        <table:table-row table:style-name="ro2">
          <table:table-cell table:style-name="ce2" office:value-type="date" office:date-value="2013-07-15T13:45:00">
            <text:p>Mon, 1:45 PM 7/15</text:p>
          </table:table-cell>
          <table:table-cell table:style-name="ce3" table:formula="of:=([.A167]-DATE(1970;1;1))*86400*1000" office:value-type="float" office:value="1373895900000">
            <text:p>1373895900000</text:p>
          </table:table-cell>
          <table:table-cell office:value-type="float" office:value="502">
            <text:p>502</text:p>
          </table:table-cell>
          <table:table-cell office:value-type="float" office:value="514">
            <text:p>514</text:p>
          </table:table-cell>
          <table:table-cell office:value-type="float" office:value="565">
            <text:p>565</text:p>
          </table:table-cell>
          <table:table-cell office:value-type="float" office:value="599">
            <text:p>599</text:p>
          </table:table-cell>
          <table:table-cell office:value-type="float" office:value="1373895900000">
            <text:p>1373895900000</text:p>
          </table:table-cell>
        </table:table-row>
        <table:table-row table:style-name="ro2">
          <table:table-cell table:style-name="ce2" office:value-type="date" office:date-value="2013-07-15T13:50:00">
            <text:p>Mon, 1:50 PM 7/15</text:p>
          </table:table-cell>
          <table:table-cell table:style-name="ce3" table:formula="of:=([.A168]-DATE(1970;1;1))*86400*1000" office:value-type="float" office:value="1373896200000">
            <text:p>1373896200000</text:p>
          </table:table-cell>
          <table:table-cell office:value-type="float" office:value="570">
            <text:p>570</text:p>
          </table:table-cell>
          <table:table-cell office:value-type="float" office:value="520">
            <text:p>520</text:p>
          </table:table-cell>
          <table:table-cell office:value-type="float" office:value="481">
            <text:p>481</text:p>
          </table:table-cell>
          <table:table-cell office:value-type="float" office:value="566">
            <text:p>566</text:p>
          </table:table-cell>
          <table:table-cell office:value-type="float" office:value="1373896200000">
            <text:p>1373896200000</text:p>
          </table:table-cell>
        </table:table-row>
        <table:table-row table:style-name="ro2">
          <table:table-cell table:style-name="ce2" office:value-type="date" office:date-value="2013-07-15T13:55:00">
            <text:p>Mon, 1:55 PM 7/15</text:p>
          </table:table-cell>
          <table:table-cell table:style-name="ce3" table:formula="of:=([.A169]-DATE(1970;1;1))*86400*1000" office:value-type="float" office:value="1373896500000">
            <text:p>1373896500000</text:p>
          </table:table-cell>
          <table:table-cell office:value-type="float" office:value="471">
            <text:p>471</text:p>
          </table:table-cell>
          <table:table-cell office:value-type="float" office:value="507">
            <text:p>507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office:value-type="float" office:value="1373896500000">
            <text:p>1373896500000</text:p>
          </table:table-cell>
        </table:table-row>
        <table:table-row table:style-name="ro2">
          <table:table-cell table:style-name="ce2" office:value-type="date" office:date-value="2013-07-15T14:00:00">
            <text:p>Mon, 2:00 PM 7/15</text:p>
          </table:table-cell>
          <table:table-cell table:style-name="ce3" table:formula="of:=([.A170]-DATE(1970;1;1))*86400*1000" office:value-type="float" office:value="1373896800000">
            <text:p>1373896800000</text:p>
          </table:table-cell>
          <table:table-cell office:value-type="float" office:value="395">
            <text:p>395</text:p>
          </table:table-cell>
          <table:table-cell office:value-type="float" office:value="520">
            <text:p>520</text:p>
          </table:table-cell>
          <table:table-cell office:value-type="float" office:value="483">
            <text:p>483</text:p>
          </table:table-cell>
          <table:table-cell office:value-type="float" office:value="575">
            <text:p>575</text:p>
          </table:table-cell>
          <table:table-cell office:value-type="float" office:value="1373896800000">
            <text:p>1373896800000</text:p>
          </table:table-cell>
        </table:table-row>
        <table:table-row table:style-name="ro2">
          <table:table-cell table:style-name="ce2" office:value-type="date" office:date-value="2013-07-15T14:05:00">
            <text:p>Mon, 2:05 PM 7/15</text:p>
          </table:table-cell>
          <table:table-cell table:style-name="ce3" table:formula="of:=([.A171]-DATE(1970;1;1))*86400*1000" office:value-type="float" office:value="1373897100000">
            <text:p>1373897100000</text:p>
          </table:table-cell>
          <table:table-cell office:value-type="float" office:value="614">
            <text:p>614</text:p>
          </table:table-cell>
          <table:table-cell office:value-type="float" office:value="456">
            <text:p>456</text:p>
          </table:table-cell>
          <table:table-cell table:number-columns-repeated="2" office:value-type="float" office:value="535">
            <text:p>535</text:p>
          </table:table-cell>
          <table:table-cell office:value-type="float" office:value="1373897100000">
            <text:p>1373897100000</text:p>
          </table:table-cell>
        </table:table-row>
        <table:table-row table:style-name="ro2">
          <table:table-cell table:style-name="ce2" office:value-type="date" office:date-value="2013-07-15T14:10:00">
            <text:p>Mon, 2:10 PM 7/15</text:p>
          </table:table-cell>
          <table:table-cell table:style-name="ce3" table:formula="of:=([.A172]-DATE(1970;1;1))*86400*1000" office:value-type="float" office:value="1373897400000">
            <text:p>1373897400000</text:p>
          </table:table-cell>
          <table:table-cell office:value-type="float" office:value="683">
            <text:p>683</text:p>
          </table:table-cell>
          <table:table-cell office:value-type="float" office:value="556">
            <text:p>556</text:p>
          </table:table-cell>
          <table:table-cell office:value-type="float" office:value="527">
            <text:p>527</text:p>
          </table:table-cell>
          <table:table-cell office:value-type="float" office:value="553">
            <text:p>553</text:p>
          </table:table-cell>
          <table:table-cell office:value-type="float" office:value="1373897400000">
            <text:p>1373897400000</text:p>
          </table:table-cell>
        </table:table-row>
        <table:table-row table:style-name="ro2">
          <table:table-cell table:style-name="ce2" office:value-type="date" office:date-value="2013-07-15T14:15:00">
            <text:p>Mon, 2:15 PM 7/15</text:p>
          </table:table-cell>
          <table:table-cell table:style-name="ce3" table:formula="of:=([.A173]-DATE(1970;1;1))*86400*1000" office:value-type="float" office:value="1373897700000">
            <text:p>1373897700000</text:p>
          </table:table-cell>
          <table:table-cell office:value-type="float" office:value="498">
            <text:p>498</text:p>
          </table:table-cell>
          <table:table-cell office:value-type="float" office:value="497">
            <text:p>497</text:p>
          </table:table-cell>
          <table:table-cell office:value-type="float" office:value="502">
            <text:p>502</text:p>
          </table:table-cell>
          <table:table-cell office:value-type="float" office:value="541">
            <text:p>541</text:p>
          </table:table-cell>
          <table:table-cell office:value-type="float" office:value="1373897700000">
            <text:p>1373897700000</text:p>
          </table:table-cell>
        </table:table-row>
        <table:table-row table:style-name="ro2">
          <table:table-cell table:style-name="ce2" office:value-type="date" office:date-value="2013-07-15T14:20:00">
            <text:p>Mon, 2:20 PM 7/15</text:p>
          </table:table-cell>
          <table:table-cell table:style-name="ce3" table:formula="of:=([.A174]-DATE(1970;1;1))*86400*1000" office:value-type="float" office:value="1373898000000">
            <text:p>1373898000000</text:p>
          </table:table-cell>
          <table:table-cell office:value-type="float" office:value="540">
            <text:p>540</text:p>
          </table:table-cell>
          <table:table-cell office:value-type="float" office:value="565">
            <text:p>565</text:p>
          </table:table-cell>
          <table:table-cell office:value-type="float" office:value="527">
            <text:p>527</text:p>
          </table:table-cell>
          <table:table-cell office:value-type="float" office:value="658">
            <text:p>658</text:p>
          </table:table-cell>
          <table:table-cell office:value-type="float" office:value="1373898000000">
            <text:p>1373898000000</text:p>
          </table:table-cell>
        </table:table-row>
        <table:table-row table:style-name="ro2">
          <table:table-cell table:style-name="ce2" office:value-type="date" office:date-value="2013-07-15T14:25:00">
            <text:p>Mon, 2:25 PM 7/15</text:p>
          </table:table-cell>
          <table:table-cell table:style-name="ce3" table:formula="of:=([.A175]-DATE(1970;1;1))*86400*1000" office:value-type="float" office:value="1373898300000">
            <text:p>1373898300000</text:p>
          </table:table-cell>
          <table:table-cell office:value-type="float" office:value="670">
            <text:p>670</text:p>
          </table:table-cell>
          <table:table-cell office:value-type="float" office:value="548">
            <text:p>548</text:p>
          </table:table-cell>
          <table:table-cell office:value-type="float" office:value="471">
            <text:p>471</text:p>
          </table:table-cell>
          <table:table-cell office:value-type="float" office:value="543">
            <text:p>543</text:p>
          </table:table-cell>
          <table:table-cell office:value-type="float" office:value="1373898300000">
            <text:p>1373898300000</text:p>
          </table:table-cell>
        </table:table-row>
        <table:table-row table:style-name="ro2">
          <table:table-cell table:style-name="ce2" office:value-type="date" office:date-value="2013-07-15T14:30:00">
            <text:p>Mon, 2:30 PM 7/15</text:p>
          </table:table-cell>
          <table:table-cell table:style-name="ce3" table:formula="of:=([.A176]-DATE(1970;1;1))*86400*1000" office:value-type="float" office:value="1373898600000">
            <text:p>1373898600000</text:p>
          </table:table-cell>
          <table:table-cell office:value-type="float" office:value="491">
            <text:p>491</text:p>
          </table:table-cell>
          <table:table-cell office:value-type="float" office:value="544">
            <text:p>544</text:p>
          </table:table-cell>
          <table:table-cell office:value-type="float" office:value="468">
            <text:p>468</text:p>
          </table:table-cell>
          <table:table-cell office:value-type="float" office:value="574">
            <text:p>574</text:p>
          </table:table-cell>
          <table:table-cell office:value-type="float" office:value="1373898600000">
            <text:p>1373898600000</text:p>
          </table:table-cell>
        </table:table-row>
        <table:table-row table:style-name="ro2">
          <table:table-cell table:style-name="ce2" office:value-type="date" office:date-value="2013-07-15T14:35:00">
            <text:p>Mon, 2:35 PM 7/15</text:p>
          </table:table-cell>
          <table:table-cell table:style-name="ce3" table:formula="of:=([.A177]-DATE(1970;1;1))*86400*1000" office:value-type="float" office:value="1373898900000">
            <text:p>1373898900000</text:p>
          </table:table-cell>
          <table:table-cell office:value-type="float" office:value="560">
            <text:p>560</text:p>
          </table:table-cell>
          <table:table-cell office:value-type="float" office:value="517">
            <text:p>517</text:p>
          </table:table-cell>
          <table:table-cell office:value-type="float" office:value="454">
            <text:p>454</text:p>
          </table:table-cell>
          <table:table-cell office:value-type="float" office:value="566">
            <text:p>566</text:p>
          </table:table-cell>
          <table:table-cell office:value-type="float" office:value="1373898900000">
            <text:p>1373898900000</text:p>
          </table:table-cell>
        </table:table-row>
        <table:table-row table:style-name="ro2">
          <table:table-cell table:style-name="ce2" office:value-type="date" office:date-value="2013-07-15T14:40:00">
            <text:p>Mon, 2:40 PM 7/15</text:p>
          </table:table-cell>
          <table:table-cell table:style-name="ce3" table:formula="of:=([.A178]-DATE(1970;1;1))*86400*1000" office:value-type="float" office:value="1373899200000">
            <text:p>1373899200000</text:p>
          </table:table-cell>
          <table:table-cell office:value-type="float" office:value="584">
            <text:p>584</text:p>
          </table:table-cell>
          <table:table-cell office:value-type="float" office:value="618">
            <text:p>618</text:p>
          </table:table-cell>
          <table:table-cell office:value-type="float" office:value="465">
            <text:p>465</text:p>
          </table:table-cell>
          <table:table-cell office:value-type="float" office:value="560">
            <text:p>560</text:p>
          </table:table-cell>
          <table:table-cell office:value-type="float" office:value="1373899200000">
            <text:p>1373899200000</text:p>
          </table:table-cell>
        </table:table-row>
        <table:table-row table:style-name="ro2">
          <table:table-cell table:style-name="ce2" office:value-type="date" office:date-value="2013-07-15T14:45:00">
            <text:p>Mon, 2:45 PM 7/15</text:p>
          </table:table-cell>
          <table:table-cell table:style-name="ce3" table:formula="of:=([.A179]-DATE(1970;1;1))*86400*1000" office:value-type="float" office:value="1373899500000">
            <text:p>1373899500000</text:p>
          </table:table-cell>
          <table:table-cell office:value-type="float" office:value="577">
            <text:p>577</text:p>
          </table:table-cell>
          <table:table-cell office:value-type="float" office:value="559">
            <text:p>559</text:p>
          </table:table-cell>
          <table:table-cell office:value-type="float" office:value="457">
            <text:p>457</text:p>
          </table:table-cell>
          <table:table-cell office:value-type="float" office:value="588">
            <text:p>588</text:p>
          </table:table-cell>
          <table:table-cell office:value-type="float" office:value="1373899500000">
            <text:p>1373899500000</text:p>
          </table:table-cell>
        </table:table-row>
        <table:table-row table:style-name="ro2">
          <table:table-cell table:style-name="ce2" office:value-type="date" office:date-value="2013-07-15T14:50:00">
            <text:p>Mon, 2:50 PM 7/15</text:p>
          </table:table-cell>
          <table:table-cell table:style-name="ce3" table:formula="of:=([.A180]-DATE(1970;1;1))*86400*1000" office:value-type="float" office:value="1373899800000">
            <text:p>1373899800000</text:p>
          </table:table-cell>
          <table:table-cell office:value-type="float" office:value="511">
            <text:p>511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 office:value-type="float" office:value="571">
            <text:p>571</text:p>
          </table:table-cell>
          <table:table-cell office:value-type="float" office:value="1373899800000">
            <text:p>1373899800000</text:p>
          </table:table-cell>
        </table:table-row>
        <table:table-row table:style-name="ro2">
          <table:table-cell table:style-name="ce2" office:value-type="date" office:date-value="2013-07-15T14:55:00">
            <text:p>Mon, 2:55 PM 7/15</text:p>
          </table:table-cell>
          <table:table-cell table:style-name="ce3" table:formula="of:=([.A181]-DATE(1970;1;1))*86400*1000" office:value-type="float" office:value="1373900100000">
            <text:p>1373900100000</text:p>
          </table:table-cell>
          <table:table-cell office:value-type="float" office:value="543">
            <text:p>543</text:p>
          </table:table-cell>
          <table:table-cell office:value-type="float" office:value="535">
            <text:p>535</text:p>
          </table:table-cell>
          <table:table-cell office:value-type="float" office:value="481">
            <text:p>481</text:p>
          </table:table-cell>
          <table:table-cell office:value-type="float" office:value="583">
            <text:p>583</text:p>
          </table:table-cell>
          <table:table-cell office:value-type="float" office:value="1373900100000">
            <text:p>1373900100000</text:p>
          </table:table-cell>
        </table:table-row>
        <table:table-row table:style-name="ro2">
          <table:table-cell table:style-name="ce2" office:value-type="date" office:date-value="2013-07-15T15:00:00">
            <text:p>Mon, 3:00 PM 7/15</text:p>
          </table:table-cell>
          <table:table-cell table:style-name="ce3" table:formula="of:=([.A182]-DATE(1970;1;1))*86400*1000" office:value-type="float" office:value="1373900400000">
            <text:p>1373900400000</text:p>
          </table:table-cell>
          <table:table-cell office:value-type="float" office:value="589">
            <text:p>589</text:p>
          </table:table-cell>
          <table:table-cell office:value-type="float" office:value="513">
            <text:p>513</text:p>
          </table:table-cell>
          <table:table-cell office:value-type="float" office:value="417">
            <text:p>417</text:p>
          </table:table-cell>
          <table:table-cell office:value-type="float" office:value="572">
            <text:p>572</text:p>
          </table:table-cell>
          <table:table-cell office:value-type="float" office:value="1373900400000">
            <text:p>1373900400000</text:p>
          </table:table-cell>
        </table:table-row>
        <table:table-row table:style-name="ro2">
          <table:table-cell table:style-name="ce2" office:value-type="date" office:date-value="2013-07-15T15:05:00">
            <text:p>Mon, 3:05 PM 7/15</text:p>
          </table:table-cell>
          <table:table-cell table:style-name="ce3" table:formula="of:=([.A183]-DATE(1970;1;1))*86400*1000" office:value-type="float" office:value="1373900700000">
            <text:p>1373900700000</text:p>
          </table:table-cell>
          <table:table-cell office:value-type="float" office:value="633">
            <text:p>633</text:p>
          </table:table-cell>
          <table:table-cell office:value-type="float" office:value="480">
            <text:p>480</text:p>
          </table:table-cell>
          <table:table-cell office:value-type="float" office:value="473">
            <text:p>473</text:p>
          </table:table-cell>
          <table:table-cell office:value-type="float" office:value="566">
            <text:p>566</text:p>
          </table:table-cell>
          <table:table-cell office:value-type="float" office:value="1373900700000">
            <text:p>1373900700000</text:p>
          </table:table-cell>
        </table:table-row>
        <table:table-row table:style-name="ro2">
          <table:table-cell table:style-name="ce2" office:value-type="date" office:date-value="2013-07-15T15:10:00">
            <text:p>Mon, 3:10 PM 7/15</text:p>
          </table:table-cell>
          <table:table-cell table:style-name="ce3" table:formula="of:=([.A184]-DATE(1970;1;1))*86400*1000" office:value-type="float" office:value="1373901000000">
            <text:p>1373901000000</text:p>
          </table:table-cell>
          <table:table-cell office:value-type="float" office:value="695">
            <text:p>695</text:p>
          </table:table-cell>
          <table:table-cell office:value-type="float" office:value="481">
            <text:p>481</text:p>
          </table:table-cell>
          <table:table-cell office:value-type="float" office:value="386">
            <text:p>386</text:p>
          </table:table-cell>
          <table:table-cell office:value-type="float" office:value="594">
            <text:p>594</text:p>
          </table:table-cell>
          <table:table-cell office:value-type="float" office:value="1373901000000">
            <text:p>1373901000000</text:p>
          </table:table-cell>
        </table:table-row>
        <table:table-row table:style-name="ro2">
          <table:table-cell table:style-name="ce2" office:value-type="date" office:date-value="2013-07-15T15:15:00">
            <text:p>Mon, 3:15 PM 7/15</text:p>
          </table:table-cell>
          <table:table-cell table:style-name="ce3" table:formula="of:=([.A185]-DATE(1970;1;1))*86400*1000" office:value-type="float" office:value="1373901300000">
            <text:p>1373901300000</text:p>
          </table:table-cell>
          <table:table-cell office:value-type="float" office:value="482">
            <text:p>482</text:p>
          </table:table-cell>
          <table:table-cell office:value-type="float" office:value="468">
            <text:p>468</text:p>
          </table:table-cell>
          <table:table-cell office:value-type="float" office:value="396">
            <text:p>396</text:p>
          </table:table-cell>
          <table:table-cell office:value-type="float" office:value="578">
            <text:p>578</text:p>
          </table:table-cell>
          <table:table-cell office:value-type="float" office:value="1373901300000">
            <text:p>1373901300000</text:p>
          </table:table-cell>
        </table:table-row>
        <table:table-row table:style-name="ro2">
          <table:table-cell table:style-name="ce2" office:value-type="date" office:date-value="2013-07-15T15:20:00">
            <text:p>Mon, 3:20 PM 7/15</text:p>
          </table:table-cell>
          <table:table-cell table:style-name="ce3" table:formula="of:=([.A186]-DATE(1970;1;1))*86400*1000" office:value-type="float" office:value="1373901600000">
            <text:p>1373901600000</text:p>
          </table:table-cell>
          <table:table-cell office:value-type="float" office:value="506">
            <text:p>506</text:p>
          </table:table-cell>
          <table:table-cell office:value-type="float" office:value="442">
            <text:p>442</text:p>
          </table:table-cell>
          <table:table-cell office:value-type="float" office:value="378">
            <text:p>378</text:p>
          </table:table-cell>
          <table:table-cell office:value-type="float" office:value="588">
            <text:p>588</text:p>
          </table:table-cell>
          <table:table-cell office:value-type="float" office:value="1373901600000">
            <text:p>1373901600000</text:p>
          </table:table-cell>
        </table:table-row>
        <table:table-row table:style-name="ro2">
          <table:table-cell table:style-name="ce2" office:value-type="date" office:date-value="2013-07-15T15:25:00">
            <text:p>Mon, 3:25 PM 7/15</text:p>
          </table:table-cell>
          <table:table-cell table:style-name="ce3" table:formula="of:=([.A187]-DATE(1970;1;1))*86400*1000" office:value-type="float" office:value="1373901900000">
            <text:p>1373901900000</text:p>
          </table:table-cell>
          <table:table-cell office:value-type="float" office:value="697">
            <text:p>697</text:p>
          </table:table-cell>
          <table:table-cell office:value-type="float" office:value="496">
            <text:p>496</text:p>
          </table:table-cell>
          <table:table-cell office:value-type="float" office:value="347">
            <text:p>347</text:p>
          </table:table-cell>
          <table:table-cell office:value-type="float" office:value="583">
            <text:p>583</text:p>
          </table:table-cell>
          <table:table-cell office:value-type="float" office:value="1373901900000">
            <text:p>1373901900000</text:p>
          </table:table-cell>
        </table:table-row>
        <table:table-row table:style-name="ro2">
          <table:table-cell table:style-name="ce2" office:value-type="date" office:date-value="2013-07-15T15:30:00">
            <text:p>Mon, 3:30 PM 7/15</text:p>
          </table:table-cell>
          <table:table-cell table:style-name="ce3" table:formula="of:=([.A188]-DATE(1970;1;1))*86400*1000" office:value-type="float" office:value="1373902200000">
            <text:p>1373902200000</text:p>
          </table:table-cell>
          <table:table-cell office:value-type="float" office:value="603">
            <text:p>603</text:p>
          </table:table-cell>
          <table:table-cell office:value-type="float" office:value="492">
            <text:p>492</text:p>
          </table:table-cell>
          <table:table-cell office:value-type="float" office:value="346">
            <text:p>346</text:p>
          </table:table-cell>
          <table:table-cell office:value-type="float" office:value="603">
            <text:p>603</text:p>
          </table:table-cell>
          <table:table-cell office:value-type="float" office:value="1373902200000">
            <text:p>1373902200000</text:p>
          </table:table-cell>
        </table:table-row>
        <table:table-row table:style-name="ro2">
          <table:table-cell table:style-name="ce2" office:value-type="date" office:date-value="2013-07-15T15:35:00">
            <text:p>Mon, 3:35 PM 7/15</text:p>
          </table:table-cell>
          <table:table-cell table:style-name="ce3" table:formula="of:=([.A189]-DATE(1970;1;1))*86400*1000" office:value-type="float" office:value="1373902500000">
            <text:p>1373902500000</text:p>
          </table:table-cell>
          <table:table-cell office:value-type="float" office:value="664">
            <text:p>664</text:p>
          </table:table-cell>
          <table:table-cell office:value-type="float" office:value="523">
            <text:p>523</text:p>
          </table:table-cell>
          <table:table-cell office:value-type="float" office:value="368">
            <text:p>368</text:p>
          </table:table-cell>
          <table:table-cell office:value-type="float" office:value="535">
            <text:p>535</text:p>
          </table:table-cell>
          <table:table-cell office:value-type="float" office:value="1373902500000">
            <text:p>1373902500000</text:p>
          </table:table-cell>
        </table:table-row>
        <table:table-row table:style-name="ro2">
          <table:table-cell table:style-name="ce2" office:value-type="date" office:date-value="2013-07-15T15:40:00">
            <text:p>Mon, 3:40 PM 7/15</text:p>
          </table:table-cell>
          <table:table-cell table:style-name="ce3" table:formula="of:=([.A190]-DATE(1970;1;1))*86400*1000" office:value-type="float" office:value="1373902800000">
            <text:p>1373902800000</text:p>
          </table:table-cell>
          <table:table-cell office:value-type="float" office:value="465">
            <text:p>465</text:p>
          </table:table-cell>
          <table:table-cell office:value-type="float" office:value="529">
            <text:p>529</text:p>
          </table:table-cell>
          <table:table-cell office:value-type="float" office:value="393">
            <text:p>393</text:p>
          </table:table-cell>
          <table:table-cell office:value-type="float" office:value="589">
            <text:p>589</text:p>
          </table:table-cell>
          <table:table-cell office:value-type="float" office:value="1373902800000">
            <text:p>1373902800000</text:p>
          </table:table-cell>
        </table:table-row>
        <table:table-row table:style-name="ro2">
          <table:table-cell table:style-name="ce2" office:value-type="date" office:date-value="2013-07-15T15:45:00">
            <text:p>Mon, 3:45 PM 7/15</text:p>
          </table:table-cell>
          <table:table-cell table:style-name="ce3" table:formula="of:=([.A191]-DATE(1970;1;1))*86400*1000" office:value-type="float" office:value="1373903100000">
            <text:p>1373903100000</text:p>
          </table:table-cell>
          <table:table-cell office:value-type="float" office:value="611">
            <text:p>611</text:p>
          </table:table-cell>
          <table:table-cell office:value-type="float" office:value="540">
            <text:p>540</text:p>
          </table:table-cell>
          <table:table-cell office:value-type="float" office:value="322">
            <text:p>322</text:p>
          </table:table-cell>
          <table:table-cell office:value-type="float" office:value="508">
            <text:p>508</text:p>
          </table:table-cell>
          <table:table-cell office:value-type="float" office:value="1373903100000">
            <text:p>1373903100000</text:p>
          </table:table-cell>
        </table:table-row>
        <table:table-row table:style-name="ro2">
          <table:table-cell table:style-name="ce2" office:value-type="date" office:date-value="2013-07-15T15:50:00">
            <text:p>Mon, 3:50 PM 7/15</text:p>
          </table:table-cell>
          <table:table-cell table:style-name="ce3" table:formula="of:=([.A192]-DATE(1970;1;1))*86400*1000" office:value-type="float" office:value="1373903400000">
            <text:p>1373903400000</text:p>
          </table:table-cell>
          <table:table-cell office:value-type="float" office:value="740">
            <text:p>740</text:p>
          </table:table-cell>
          <table:table-cell office:value-type="float" office:value="519">
            <text:p>519</text:p>
          </table:table-cell>
          <table:table-cell office:value-type="float" office:value="357">
            <text:p>357</text:p>
          </table:table-cell>
          <table:table-cell office:value-type="float" office:value="594">
            <text:p>594</text:p>
          </table:table-cell>
          <table:table-cell office:value-type="float" office:value="1373903400000">
            <text:p>1373903400000</text:p>
          </table:table-cell>
        </table:table-row>
        <table:table-row table:style-name="ro2">
          <table:table-cell table:style-name="ce2" office:value-type="date" office:date-value="2013-07-15T15:55:00">
            <text:p>Mon, 3:55 PM 7/15</text:p>
          </table:table-cell>
          <table:table-cell table:style-name="ce3" table:formula="of:=([.A193]-DATE(1970;1;1))*86400*1000" office:value-type="float" office:value="1373903700000">
            <text:p>1373903700000</text:p>
          </table:table-cell>
          <table:table-cell office:value-type="float" office:value="576">
            <text:p>576</text:p>
          </table:table-cell>
          <table:table-cell office:value-type="float" office:value="525">
            <text:p>525</text:p>
          </table:table-cell>
          <table:table-cell office:value-type="float" office:value="315">
            <text:p>315</text:p>
          </table:table-cell>
          <table:table-cell office:value-type="float" office:value="519">
            <text:p>519</text:p>
          </table:table-cell>
          <table:table-cell office:value-type="float" office:value="1373903700000">
            <text:p>1373903700000</text:p>
          </table:table-cell>
        </table:table-row>
        <table:table-row table:style-name="ro2">
          <table:table-cell table:style-name="ce2" office:value-type="date" office:date-value="2013-07-15T16:00:00">
            <text:p>Mon, 4:00 PM 7/15</text:p>
          </table:table-cell>
          <table:table-cell table:style-name="ce3" table:formula="of:=([.A194]-DATE(1970;1;1))*86400*1000" office:value-type="float" office:value="1373904000000">
            <text:p>1373904000000</text:p>
          </table:table-cell>
          <table:table-cell office:value-type="float" office:value="661">
            <text:p>661</text:p>
          </table:table-cell>
          <table:table-cell office:value-type="float" office:value="522">
            <text:p>522</text:p>
          </table:table-cell>
          <table:table-cell office:value-type="float" office:value="311">
            <text:p>311</text:p>
          </table:table-cell>
          <table:table-cell office:value-type="float" office:value="561">
            <text:p>561</text:p>
          </table:table-cell>
          <table:table-cell office:value-type="float" office:value="1373904000000">
            <text:p>1373904000000</text:p>
          </table:table-cell>
        </table:table-row>
        <table:table-row table:style-name="ro2">
          <table:table-cell table:style-name="ce2" office:value-type="date" office:date-value="2013-07-15T16:05:00">
            <text:p>Mon, 4:05 PM 7/15</text:p>
          </table:table-cell>
          <table:table-cell table:style-name="ce3" table:formula="of:=([.A195]-DATE(1970;1;1))*86400*1000" office:value-type="float" office:value="1373904300000">
            <text:p>1373904300000</text:p>
          </table:table-cell>
          <table:table-cell office:value-type="float" office:value="515">
            <text:p>515</text:p>
          </table:table-cell>
          <table:table-cell office:value-type="float" office:value="488">
            <text:p>488</text:p>
          </table:table-cell>
          <table:table-cell office:value-type="float" office:value="348">
            <text:p>348</text:p>
          </table:table-cell>
          <table:table-cell office:value-type="float" office:value="594">
            <text:p>594</text:p>
          </table:table-cell>
          <table:table-cell office:value-type="float" office:value="1373904300000">
            <text:p>1373904300000</text:p>
          </table:table-cell>
        </table:table-row>
        <table:table-row table:style-name="ro2">
          <table:table-cell table:style-name="ce2" office:value-type="date" office:date-value="2013-07-15T16:10:00">
            <text:p>Mon, 4:10 PM 7/15</text:p>
          </table:table-cell>
          <table:table-cell table:style-name="ce3" table:formula="of:=([.A196]-DATE(1970;1;1))*86400*1000" office:value-type="float" office:value="1373904600000">
            <text:p>1373904600000</text:p>
          </table:table-cell>
          <table:table-cell office:value-type="float" office:value="619">
            <text:p>619</text:p>
          </table:table-cell>
          <table:table-cell office:value-type="float" office:value="509">
            <text:p>509</text:p>
          </table:table-cell>
          <table:table-cell office:value-type="float" office:value="352">
            <text:p>352</text:p>
          </table:table-cell>
          <table:table-cell office:value-type="float" office:value="615">
            <text:p>615</text:p>
          </table:table-cell>
          <table:table-cell office:value-type="float" office:value="1373904600000">
            <text:p>1373904600000</text:p>
          </table:table-cell>
        </table:table-row>
        <table:table-row table:style-name="ro2">
          <table:table-cell table:style-name="ce2" office:value-type="date" office:date-value="2013-07-15T16:15:00">
            <text:p>Mon, 4:15 PM 7/15</text:p>
          </table:table-cell>
          <table:table-cell table:style-name="ce3" table:formula="of:=([.A197]-DATE(1970;1;1))*86400*1000" office:value-type="float" office:value="1373904900000">
            <text:p>1373904900000</text:p>
          </table:table-cell>
          <table:table-cell office:value-type="float" office:value="650">
            <text:p>650</text:p>
          </table:table-cell>
          <table:table-cell office:value-type="float" office:value="582">
            <text:p>582</text:p>
          </table:table-cell>
          <table:table-cell office:value-type="float" office:value="372">
            <text:p>372</text:p>
          </table:table-cell>
          <table:table-cell office:value-type="float" office:value="574">
            <text:p>574</text:p>
          </table:table-cell>
          <table:table-cell office:value-type="float" office:value="1373904900000">
            <text:p>1373904900000</text:p>
          </table:table-cell>
        </table:table-row>
        <table:table-row table:style-name="ro2">
          <table:table-cell table:style-name="ce2" office:value-type="date" office:date-value="2013-07-15T16:20:00">
            <text:p>Mon, 4:20 PM 7/15</text:p>
          </table:table-cell>
          <table:table-cell table:style-name="ce3" table:formula="of:=([.A198]-DATE(1970;1;1))*86400*1000" office:value-type="float" office:value="1373905200000">
            <text:p>1373905200000</text:p>
          </table:table-cell>
          <table:table-cell office:value-type="float" office:value="596">
            <text:p>596</text:p>
          </table:table-cell>
          <table:table-cell office:value-type="float" office:value="544">
            <text:p>544</text:p>
          </table:table-cell>
          <table:table-cell office:value-type="float" office:value="389">
            <text:p>389</text:p>
          </table:table-cell>
          <table:table-cell office:value-type="float" office:value="609">
            <text:p>609</text:p>
          </table:table-cell>
          <table:table-cell office:value-type="float" office:value="1373905200000">
            <text:p>1373905200000</text:p>
          </table:table-cell>
        </table:table-row>
        <table:table-row table:style-name="ro2">
          <table:table-cell table:style-name="ce2" office:value-type="date" office:date-value="2013-07-15T16:25:00">
            <text:p>Mon, 4:25 PM 7/15</text:p>
          </table:table-cell>
          <table:table-cell table:style-name="ce3" table:formula="of:=([.A199]-DATE(1970;1;1))*86400*1000" office:value-type="float" office:value="1373905500000">
            <text:p>1373905500000</text:p>
          </table:table-cell>
          <table:table-cell office:value-type="float" office:value="567">
            <text:p>567</text:p>
          </table:table-cell>
          <table:table-cell office:value-type="float" office:value="556">
            <text:p>556</text:p>
          </table:table-cell>
          <table:table-cell office:value-type="float" office:value="356">
            <text:p>356</text:p>
          </table:table-cell>
          <table:table-cell office:value-type="float" office:value="608">
            <text:p>608</text:p>
          </table:table-cell>
          <table:table-cell office:value-type="float" office:value="1373905500000">
            <text:p>1373905500000</text:p>
          </table:table-cell>
        </table:table-row>
        <table:table-row table:style-name="ro2">
          <table:table-cell table:style-name="ce2" office:value-type="date" office:date-value="2013-07-15T16:30:00">
            <text:p>Mon, 4:30 PM 7/15</text:p>
          </table:table-cell>
          <table:table-cell table:style-name="ce3" table:formula="of:=([.A200]-DATE(1970;1;1))*86400*1000" office:value-type="float" office:value="1373905800000">
            <text:p>1373905800000</text:p>
          </table:table-cell>
          <table:table-cell office:value-type="float" office:value="676">
            <text:p>676</text:p>
          </table:table-cell>
          <table:table-cell office:value-type="float" office:value="610">
            <text:p>610</text:p>
          </table:table-cell>
          <table:table-cell office:value-type="float" office:value="357">
            <text:p>357</text:p>
          </table:table-cell>
          <table:table-cell office:value-type="float" office:value="619">
            <text:p>619</text:p>
          </table:table-cell>
          <table:table-cell office:value-type="float" office:value="1373905800000">
            <text:p>1373905800000</text:p>
          </table:table-cell>
        </table:table-row>
        <table:table-row table:style-name="ro2">
          <table:table-cell table:style-name="ce2" office:value-type="date" office:date-value="2013-07-15T16:35:00">
            <text:p>Mon, 4:35 PM 7/15</text:p>
          </table:table-cell>
          <table:table-cell table:style-name="ce3" table:formula="of:=([.A201]-DATE(1970;1;1))*86400*1000" office:value-type="float" office:value="1373906100000">
            <text:p>1373906100000</text:p>
          </table:table-cell>
          <table:table-cell office:value-type="float" office:value="691">
            <text:p>691</text:p>
          </table:table-cell>
          <table:table-cell office:value-type="float" office:value="590">
            <text:p>590</text:p>
          </table:table-cell>
          <table:table-cell office:value-type="float" office:value="384">
            <text:p>384</text:p>
          </table:table-cell>
          <table:table-cell office:value-type="float" office:value="589">
            <text:p>589</text:p>
          </table:table-cell>
          <table:table-cell office:value-type="float" office:value="1373906100000">
            <text:p>1373906100000</text:p>
          </table:table-cell>
        </table:table-row>
        <table:table-row table:style-name="ro2">
          <table:table-cell table:style-name="ce2" office:value-type="date" office:date-value="2013-07-15T16:40:00">
            <text:p>Mon, 4:40 PM 7/15</text:p>
          </table:table-cell>
          <table:table-cell table:style-name="ce3" table:formula="of:=([.A202]-DATE(1970;1;1))*86400*1000" office:value-type="float" office:value="1373906400000">
            <text:p>1373906400000</text:p>
          </table:table-cell>
          <table:table-cell office:value-type="float" office:value="700">
            <text:p>700</text:p>
          </table:table-cell>
          <table:table-cell office:value-type="float" office:value="621">
            <text:p>621</text:p>
          </table:table-cell>
          <table:table-cell office:value-type="float" office:value="404">
            <text:p>404</text:p>
          </table:table-cell>
          <table:table-cell office:value-type="float" office:value="597">
            <text:p>597</text:p>
          </table:table-cell>
          <table:table-cell office:value-type="float" office:value="1373906400000">
            <text:p>1373906400000</text:p>
          </table:table-cell>
        </table:table-row>
        <table:table-row table:style-name="ro2">
          <table:table-cell table:style-name="ce2" office:value-type="date" office:date-value="2013-07-15T16:45:00">
            <text:p>Mon, 4:45 PM 7/15</text:p>
          </table:table-cell>
          <table:table-cell table:style-name="ce3" table:formula="of:=([.A203]-DATE(1970;1;1))*86400*1000" office:value-type="float" office:value="1373906700000">
            <text:p>1373906700000</text:p>
          </table:table-cell>
          <table:table-cell office:value-type="float" office:value="511">
            <text:p>511</text:p>
          </table:table-cell>
          <table:table-cell office:value-type="float" office:value="603">
            <text:p>603</text:p>
          </table:table-cell>
          <table:table-cell office:value-type="float" office:value="373">
            <text:p>373</text:p>
          </table:table-cell>
          <table:table-cell office:value-type="float" office:value="548">
            <text:p>548</text:p>
          </table:table-cell>
          <table:table-cell office:value-type="float" office:value="1373906700000">
            <text:p>1373906700000</text:p>
          </table:table-cell>
        </table:table-row>
        <table:table-row table:style-name="ro2">
          <table:table-cell table:style-name="ce2" office:value-type="date" office:date-value="2013-07-15T16:50:00">
            <text:p>Mon, 4:50 PM 7/15</text:p>
          </table:table-cell>
          <table:table-cell table:style-name="ce3" table:formula="of:=([.A204]-DATE(1970;1;1))*86400*1000" office:value-type="float" office:value="1373907000000">
            <text:p>1373907000000</text:p>
          </table:table-cell>
          <table:table-cell office:value-type="float" office:value="577">
            <text:p>577</text:p>
          </table:table-cell>
          <table:table-cell office:value-type="float" office:value="653">
            <text:p>653</text:p>
          </table:table-cell>
          <table:table-cell office:value-type="float" office:value="413">
            <text:p>413</text:p>
          </table:table-cell>
          <table:table-cell office:value-type="float" office:value="408">
            <text:p>408</text:p>
          </table:table-cell>
          <table:table-cell office:value-type="float" office:value="1373907000000">
            <text:p>1373907000000</text:p>
          </table:table-cell>
        </table:table-row>
        <table:table-row table:style-name="ro2">
          <table:table-cell table:style-name="ce2" office:value-type="date" office:date-value="2013-07-15T16:55:00">
            <text:p>Mon, 4:55 PM 7/15</text:p>
          </table:table-cell>
          <table:table-cell table:style-name="ce3" table:formula="of:=([.A205]-DATE(1970;1;1))*86400*1000" office:value-type="float" office:value="1373907300000">
            <text:p>1373907300000</text:p>
          </table:table-cell>
          <table:table-cell office:value-type="float" office:value="503">
            <text:p>503</text:p>
          </table:table-cell>
          <table:table-cell office:value-type="float" office:value="625">
            <text:p>625</text:p>
          </table:table-cell>
          <table:table-cell office:value-type="float" office:value="404">
            <text:p>404</text:p>
          </table:table-cell>
          <table:table-cell office:value-type="float" office:value="399">
            <text:p>399</text:p>
          </table:table-cell>
          <table:table-cell office:value-type="float" office:value="1373907300000">
            <text:p>1373907300000</text:p>
          </table:table-cell>
        </table:table-row>
        <table:table-row table:style-name="ro2">
          <table:table-cell table:style-name="ce2" office:value-type="date" office:date-value="2013-07-15T17:00:00">
            <text:p>Mon, 5:00 PM 7/15</text:p>
          </table:table-cell>
          <table:table-cell table:style-name="ce3" table:formula="of:=([.A206]-DATE(1970;1;1))*86400*1000" office:value-type="float" office:value="1373907600000">
            <text:p>1373907600000</text:p>
          </table:table-cell>
          <table:table-cell office:value-type="float" office:value="725">
            <text:p>725</text:p>
          </table:table-cell>
          <table:table-cell office:value-type="float" office:value="541">
            <text:p>541</text:p>
          </table:table-cell>
          <table:table-cell office:value-type="float" office:value="361">
            <text:p>361</text:p>
          </table:table-cell>
          <table:table-cell office:value-type="float" office:value="516">
            <text:p>516</text:p>
          </table:table-cell>
          <table:table-cell office:value-type="float" office:value="1373907600000">
            <text:p>1373907600000</text:p>
          </table:table-cell>
        </table:table-row>
        <table:table-row table:style-name="ro2">
          <table:table-cell table:style-name="ce2" office:value-type="date" office:date-value="2013-07-15T17:05:00">
            <text:p>Mon, 5:05 PM 7/15</text:p>
          </table:table-cell>
          <table:table-cell table:style-name="ce3" table:formula="of:=([.A207]-DATE(1970;1;1))*86400*1000" office:value-type="float" office:value="1373907900000">
            <text:p>1373907900000</text:p>
          </table:table-cell>
          <table:table-cell office:value-type="float" office:value="736">
            <text:p>736</text:p>
          </table:table-cell>
          <table:table-cell office:value-type="float" office:value="419">
            <text:p>419</text:p>
          </table:table-cell>
          <table:table-cell office:value-type="float" office:value="355">
            <text:p>355</text:p>
          </table:table-cell>
          <table:table-cell office:value-type="float" office:value="594">
            <text:p>594</text:p>
          </table:table-cell>
          <table:table-cell office:value-type="float" office:value="1373907900000">
            <text:p>1373907900000</text:p>
          </table:table-cell>
        </table:table-row>
        <table:table-row table:style-name="ro2">
          <table:table-cell table:style-name="ce2" office:value-type="date" office:date-value="2013-07-15T17:10:00">
            <text:p>Mon, 5:10 PM 7/15</text:p>
          </table:table-cell>
          <table:table-cell table:style-name="ce3" table:formula="of:=([.A208]-DATE(1970;1;1))*86400*1000" office:value-type="float" office:value="1373908200000">
            <text:p>1373908200000</text:p>
          </table:table-cell>
          <table:table-cell office:value-type="float" office:value="674">
            <text:p>674</text:p>
          </table:table-cell>
          <table:table-cell office:value-type="float" office:value="369">
            <text:p>369</text:p>
          </table:table-cell>
          <table:table-cell office:value-type="float" office:value="355">
            <text:p>355</text:p>
          </table:table-cell>
          <table:table-cell office:value-type="float" office:value="512">
            <text:p>512</text:p>
          </table:table-cell>
          <table:table-cell office:value-type="float" office:value="1373908200000">
            <text:p>1373908200000</text:p>
          </table:table-cell>
        </table:table-row>
        <table:table-row table:style-name="ro2">
          <table:table-cell table:style-name="ce2" office:value-type="date" office:date-value="2013-07-15T17:15:00">
            <text:p>Mon, 5:15 PM 7/15</text:p>
          </table:table-cell>
          <table:table-cell table:style-name="ce3" table:formula="of:=([.A209]-DATE(1970;1;1))*86400*1000" office:value-type="float" office:value="1373908500000">
            <text:p>1373908500000</text:p>
          </table:table-cell>
          <table:table-cell office:value-type="float" office:value="595">
            <text:p>595</text:p>
          </table:table-cell>
          <table:table-cell office:value-type="float" office:value="475">
            <text:p>475</text:p>
          </table:table-cell>
          <table:table-cell office:value-type="float" office:value="330">
            <text:p>330</text:p>
          </table:table-cell>
          <table:table-cell office:value-type="float" office:value="598">
            <text:p>598</text:p>
          </table:table-cell>
          <table:table-cell office:value-type="float" office:value="1373908500000">
            <text:p>1373908500000</text:p>
          </table:table-cell>
        </table:table-row>
        <table:table-row table:style-name="ro2">
          <table:table-cell table:style-name="ce2" office:value-type="date" office:date-value="2013-07-15T17:20:00">
            <text:p>Mon, 5:20 PM 7/15</text:p>
          </table:table-cell>
          <table:table-cell table:style-name="ce3" table:formula="of:=([.A210]-DATE(1970;1;1))*86400*1000" office:value-type="float" office:value="1373908800000">
            <text:p>1373908800000</text:p>
          </table:table-cell>
          <table:table-cell office:value-type="float" office:value="649">
            <text:p>649</text:p>
          </table:table-cell>
          <table:table-cell office:value-type="float" office:value="525">
            <text:p>525</text:p>
          </table:table-cell>
          <table:table-cell office:value-type="float" office:value="399">
            <text:p>399</text:p>
          </table:table-cell>
          <table:table-cell office:value-type="float" office:value="588">
            <text:p>588</text:p>
          </table:table-cell>
          <table:table-cell office:value-type="float" office:value="1373908800000">
            <text:p>1373908800000</text:p>
          </table:table-cell>
        </table:table-row>
        <table:table-row table:style-name="ro2">
          <table:table-cell table:style-name="ce2" office:value-type="date" office:date-value="2013-07-15T17:25:00">
            <text:p>Mon, 5:25 PM 7/15</text:p>
          </table:table-cell>
          <table:table-cell table:style-name="ce3" table:formula="of:=([.A211]-DATE(1970;1;1))*86400*1000" office:value-type="float" office:value="1373909100000">
            <text:p>1373909100000</text:p>
          </table:table-cell>
          <table:table-cell office:value-type="float" office:value="495">
            <text:p>495</text:p>
          </table:table-cell>
          <table:table-cell office:value-type="float" office:value="539">
            <text:p>539</text:p>
          </table:table-cell>
          <table:table-cell office:value-type="float" office:value="383">
            <text:p>383</text:p>
          </table:table-cell>
          <table:table-cell office:value-type="float" office:value="568">
            <text:p>568</text:p>
          </table:table-cell>
          <table:table-cell office:value-type="float" office:value="1373909100000">
            <text:p>1373909100000</text:p>
          </table:table-cell>
        </table:table-row>
        <table:table-row table:style-name="ro2">
          <table:table-cell table:style-name="ce2" office:value-type="date" office:date-value="2013-07-15T17:30:00">
            <text:p>Mon, 5:30 PM 7/15</text:p>
          </table:table-cell>
          <table:table-cell table:style-name="ce3" table:formula="of:=([.A212]-DATE(1970;1;1))*86400*1000" office:value-type="float" office:value="1373909400000">
            <text:p>1373909400000</text:p>
          </table:table-cell>
          <table:table-cell office:value-type="float" office:value="580">
            <text:p>580</text:p>
          </table:table-cell>
          <table:table-cell office:value-type="float" office:value="566">
            <text:p>566</text:p>
          </table:table-cell>
          <table:table-cell office:value-type="float" office:value="312">
            <text:p>312</text:p>
          </table:table-cell>
          <table:table-cell office:value-type="float" office:value="495">
            <text:p>495</text:p>
          </table:table-cell>
          <table:table-cell office:value-type="float" office:value="1373909400000">
            <text:p>1373909400000</text:p>
          </table:table-cell>
        </table:table-row>
        <table:table-row table:style-name="ro2">
          <table:table-cell table:style-name="ce2" office:value-type="date" office:date-value="2013-07-15T17:35:00">
            <text:p>Mon, 5:35 PM 7/15</text:p>
          </table:table-cell>
          <table:table-cell table:style-name="ce3" table:formula="of:=([.A213]-DATE(1970;1;1))*86400*1000" office:value-type="float" office:value="1373909700000">
            <text:p>1373909700000</text:p>
          </table:table-cell>
          <table:table-cell office:value-type="float" office:value="579">
            <text:p>579</text:p>
          </table:table-cell>
          <table:table-cell office:value-type="float" office:value="498">
            <text:p>498</text:p>
          </table:table-cell>
          <table:table-cell office:value-type="float" office:value="441">
            <text:p>441</text:p>
          </table:table-cell>
          <table:table-cell office:value-type="float" office:value="599">
            <text:p>599</text:p>
          </table:table-cell>
          <table:table-cell office:value-type="float" office:value="1373909700000">
            <text:p>1373909700000</text:p>
          </table:table-cell>
        </table:table-row>
        <table:table-row table:style-name="ro2">
          <table:table-cell table:style-name="ce2" office:value-type="date" office:date-value="2013-07-15T17:40:00">
            <text:p>Mon, 5:40 PM 7/15</text:p>
          </table:table-cell>
          <table:table-cell table:style-name="ce3" table:formula="of:=([.A214]-DATE(1970;1;1))*86400*1000" office:value-type="float" office:value="1373910000000">
            <text:p>1373910000000</text:p>
          </table:table-cell>
          <table:table-cell office:value-type="float" office:value="594">
            <text:p>594</text:p>
          </table:table-cell>
          <table:table-cell office:value-type="float" office:value="577">
            <text:p>577</text:p>
          </table:table-cell>
          <table:table-cell office:value-type="float" office:value="493">
            <text:p>493</text:p>
          </table:table-cell>
          <table:table-cell office:value-type="float" office:value="626">
            <text:p>626</text:p>
          </table:table-cell>
          <table:table-cell office:value-type="float" office:value="1373910000000">
            <text:p>1373910000000</text:p>
          </table:table-cell>
        </table:table-row>
        <table:table-row table:style-name="ro2">
          <table:table-cell table:style-name="ce2" office:value-type="date" office:date-value="2013-07-15T17:45:00">
            <text:p>Mon, 5:45 PM 7/15</text:p>
          </table:table-cell>
          <table:table-cell table:style-name="ce3" table:formula="of:=([.A215]-DATE(1970;1;1))*86400*1000" office:value-type="float" office:value="1373910300000">
            <text:p>1373910300000</text:p>
          </table:table-cell>
          <table:table-cell office:value-type="float" office:value="567">
            <text:p>567</text:p>
          </table:table-cell>
          <table:table-cell office:value-type="float" office:value="516">
            <text:p>516</text:p>
          </table:table-cell>
          <table:table-cell office:value-type="float" office:value="301">
            <text:p>301</text:p>
          </table:table-cell>
          <table:table-cell office:value-type="float" office:value="528">
            <text:p>528</text:p>
          </table:table-cell>
          <table:table-cell office:value-type="float" office:value="1373910300000">
            <text:p>1373910300000</text:p>
          </table:table-cell>
        </table:table-row>
        <table:table-row table:style-name="ro2">
          <table:table-cell table:style-name="ce2" office:value-type="date" office:date-value="2013-07-15T17:50:00">
            <text:p>Mon, 5:50 PM 7/15</text:p>
          </table:table-cell>
          <table:table-cell table:style-name="ce3" table:formula="of:=([.A216]-DATE(1970;1;1))*86400*1000" office:value-type="float" office:value="1373910600000">
            <text:p>1373910600000</text:p>
          </table:table-cell>
          <table:table-cell office:value-type="float" office:value="545">
            <text:p>545</text:p>
          </table:table-cell>
          <table:table-cell office:value-type="float" office:value="491">
            <text:p>491</text:p>
          </table:table-cell>
          <table:table-cell office:value-type="float" office:value="393">
            <text:p>393</text:p>
          </table:table-cell>
          <table:table-cell office:value-type="float" office:value="615">
            <text:p>615</text:p>
          </table:table-cell>
          <table:table-cell office:value-type="float" office:value="1373910600000">
            <text:p>1373910600000</text:p>
          </table:table-cell>
        </table:table-row>
        <table:table-row table:style-name="ro2">
          <table:table-cell table:style-name="ce2" office:value-type="date" office:date-value="2013-07-15T17:55:00">
            <text:p>Mon, 5:55 PM 7/15</text:p>
          </table:table-cell>
          <table:table-cell table:style-name="ce3" table:formula="of:=([.A217]-DATE(1970;1;1))*86400*1000" office:value-type="float" office:value="1373910900000">
            <text:p>1373910900000</text:p>
          </table:table-cell>
          <table:table-cell office:value-type="float" office:value="445">
            <text:p>445</text:p>
          </table:table-cell>
          <table:table-cell office:value-type="float" office:value="602">
            <text:p>602</text:p>
          </table:table-cell>
          <table:table-cell office:value-type="float" office:value="425">
            <text:p>425</text:p>
          </table:table-cell>
          <table:table-cell office:value-type="float" office:value="646">
            <text:p>646</text:p>
          </table:table-cell>
          <table:table-cell office:value-type="float" office:value="1373910900000">
            <text:p>1373910900000</text:p>
          </table:table-cell>
        </table:table-row>
        <table:table-row table:style-name="ro2">
          <table:table-cell table:style-name="ce2" office:value-type="date" office:date-value="2013-07-15T18:00:00">
            <text:p>Mon, 6:00 PM 7/15</text:p>
          </table:table-cell>
          <table:table-cell table:style-name="ce3" table:formula="of:=([.A218]-DATE(1970;1;1))*86400*1000" office:value-type="float" office:value="1373911200000">
            <text:p>1373911200000</text:p>
          </table:table-cell>
          <table:table-cell office:value-type="float" office:value="572">
            <text:p>572</text:p>
          </table:table-cell>
          <table:table-cell office:value-type="float" office:value="655">
            <text:p>655</text:p>
          </table:table-cell>
          <table:table-cell office:value-type="float" office:value="371">
            <text:p>371</text:p>
          </table:table-cell>
          <table:table-cell office:value-type="float" office:value="585">
            <text:p>585</text:p>
          </table:table-cell>
          <table:table-cell office:value-type="float" office:value="1373911200000">
            <text:p>1373911200000</text:p>
          </table:table-cell>
        </table:table-row>
        <table:table-row table:style-name="ro2">
          <table:table-cell table:style-name="ce2" office:value-type="date" office:date-value="2013-07-15T18:05:00">
            <text:p>Mon, 6:05 PM 7/15</text:p>
          </table:table-cell>
          <table:table-cell table:style-name="ce3" table:formula="of:=([.A219]-DATE(1970;1;1))*86400*1000" office:value-type="float" office:value="1373911500000">
            <text:p>1373911500000</text:p>
          </table:table-cell>
          <table:table-cell office:value-type="float" office:value="658">
            <text:p>658</text:p>
          </table:table-cell>
          <table:table-cell office:value-type="float" office:value="599">
            <text:p>599</text:p>
          </table:table-cell>
          <table:table-cell office:value-type="float" office:value="438">
            <text:p>438</text:p>
          </table:table-cell>
          <table:table-cell office:value-type="float" office:value="588">
            <text:p>588</text:p>
          </table:table-cell>
          <table:table-cell office:value-type="float" office:value="1373911500000">
            <text:p>1373911500000</text:p>
          </table:table-cell>
        </table:table-row>
        <table:table-row table:style-name="ro2">
          <table:table-cell table:style-name="ce2" office:value-type="date" office:date-value="2013-07-15T18:10:00">
            <text:p>Mon, 6:10 PM 7/15</text:p>
          </table:table-cell>
          <table:table-cell table:style-name="ce3" table:formula="of:=([.A220]-DATE(1970;1;1))*86400*1000" office:value-type="float" office:value="1373911800000">
            <text:p>1373911800000</text:p>
          </table:table-cell>
          <table:table-cell office:value-type="float" office:value="563">
            <text:p>563</text:p>
          </table:table-cell>
          <table:table-cell office:value-type="float" office:value="606">
            <text:p>606</text:p>
          </table:table-cell>
          <table:table-cell office:value-type="float" office:value="428">
            <text:p>428</text:p>
          </table:table-cell>
          <table:table-cell office:value-type="float" office:value="622">
            <text:p>622</text:p>
          </table:table-cell>
          <table:table-cell office:value-type="float" office:value="1373911800000">
            <text:p>1373911800000</text:p>
          </table:table-cell>
        </table:table-row>
        <table:table-row table:style-name="ro2">
          <table:table-cell table:style-name="ce2" office:value-type="date" office:date-value="2013-07-15T18:15:00">
            <text:p>Mon, 6:15 PM 7/15</text:p>
          </table:table-cell>
          <table:table-cell table:style-name="ce3" table:formula="of:=([.A221]-DATE(1970;1;1))*86400*1000" office:value-type="float" office:value="1373912100000">
            <text:p>1373912100000</text:p>
          </table:table-cell>
          <table:table-cell office:value-type="float" office:value="511">
            <text:p>511</text:p>
          </table:table-cell>
          <table:table-cell office:value-type="float" office:value="595">
            <text:p>595</text:p>
          </table:table-cell>
          <table:table-cell office:value-type="float" office:value="483">
            <text:p>483</text:p>
          </table:table-cell>
          <table:table-cell office:value-type="float" office:value="625">
            <text:p>625</text:p>
          </table:table-cell>
          <table:table-cell office:value-type="float" office:value="1373912100000">
            <text:p>1373912100000</text:p>
          </table:table-cell>
        </table:table-row>
        <table:table-row table:style-name="ro2">
          <table:table-cell table:style-name="ce2" office:value-type="date" office:date-value="2013-07-15T18:20:00">
            <text:p>Mon, 6:20 PM 7/15</text:p>
          </table:table-cell>
          <table:table-cell table:style-name="ce3" table:formula="of:=([.A222]-DATE(1970;1;1))*86400*1000" office:value-type="float" office:value="1373912400000">
            <text:p>1373912400000</text:p>
          </table:table-cell>
          <table:table-cell office:value-type="float" office:value="511">
            <text:p>511</text:p>
          </table:table-cell>
          <table:table-cell office:value-type="float" office:value="586">
            <text:p>586</text:p>
          </table:table-cell>
          <table:table-cell office:value-type="float" office:value="468">
            <text:p>468</text:p>
          </table:table-cell>
          <table:table-cell office:value-type="float" office:value="590">
            <text:p>590</text:p>
          </table:table-cell>
          <table:table-cell office:value-type="float" office:value="1373912400000">
            <text:p>1373912400000</text:p>
          </table:table-cell>
        </table:table-row>
        <table:table-row table:style-name="ro2">
          <table:table-cell table:style-name="ce2" office:value-type="date" office:date-value="2013-07-15T18:25:00">
            <text:p>Mon, 6:25 PM 7/15</text:p>
          </table:table-cell>
          <table:table-cell table:style-name="ce3" table:formula="of:=([.A223]-DATE(1970;1;1))*86400*1000" office:value-type="float" office:value="1373912700000">
            <text:p>1373912700000</text:p>
          </table:table-cell>
          <table:table-cell office:value-type="float" office:value="529">
            <text:p>529</text:p>
          </table:table-cell>
          <table:table-cell office:value-type="float" office:value="606">
            <text:p>606</text:p>
          </table:table-cell>
          <table:table-cell office:value-type="float" office:value="405">
            <text:p>405</text:p>
          </table:table-cell>
          <table:table-cell office:value-type="float" office:value="589">
            <text:p>589</text:p>
          </table:table-cell>
          <table:table-cell office:value-type="float" office:value="1373912700000">
            <text:p>1373912700000</text:p>
          </table:table-cell>
        </table:table-row>
        <table:table-row table:style-name="ro2">
          <table:table-cell table:style-name="ce2" office:value-type="date" office:date-value="2013-07-15T18:30:00">
            <text:p>Mon, 6:30 PM 7/15</text:p>
          </table:table-cell>
          <table:table-cell table:style-name="ce3" table:formula="of:=([.A224]-DATE(1970;1;1))*86400*1000" office:value-type="float" office:value="1373913000000">
            <text:p>1373913000000</text:p>
          </table:table-cell>
          <table:table-cell office:value-type="float" office:value="552">
            <text:p>552</text:p>
          </table:table-cell>
          <table:table-cell office:value-type="float" office:value="501">
            <text:p>501</text:p>
          </table:table-cell>
          <table:table-cell office:value-type="float" office:value="476">
            <text:p>476</text:p>
          </table:table-cell>
          <table:table-cell office:value-type="float" office:value="631">
            <text:p>631</text:p>
          </table:table-cell>
          <table:table-cell office:value-type="float" office:value="1373913000000">
            <text:p>1373913000000</text:p>
          </table:table-cell>
        </table:table-row>
        <table:table-row table:style-name="ro2">
          <table:table-cell table:style-name="ce2" office:value-type="date" office:date-value="2013-07-15T18:35:00">
            <text:p>Mon, 6:35 PM 7/15</text:p>
          </table:table-cell>
          <table:table-cell table:style-name="ce3" table:formula="of:=([.A225]-DATE(1970;1;1))*86400*1000" office:value-type="float" office:value="1373913300000">
            <text:p>1373913300000</text:p>
          </table:table-cell>
          <table:table-cell office:value-type="float" office:value="536">
            <text:p>536</text:p>
          </table:table-cell>
          <table:table-cell office:value-type="float" office:value="632">
            <text:p>632</text:p>
          </table:table-cell>
          <table:table-cell office:value-type="float" office:value="442">
            <text:p>442</text:p>
          </table:table-cell>
          <table:table-cell office:value-type="float" office:value="601">
            <text:p>601</text:p>
          </table:table-cell>
          <table:table-cell office:value-type="float" office:value="1373913300000">
            <text:p>1373913300000</text:p>
          </table:table-cell>
        </table:table-row>
        <table:table-row table:style-name="ro2">
          <table:table-cell table:style-name="ce2" office:value-type="date" office:date-value="2013-07-15T18:40:00">
            <text:p>Mon, 6:40 PM 7/15</text:p>
          </table:table-cell>
          <table:table-cell table:style-name="ce3" table:formula="of:=([.A226]-DATE(1970;1;1))*86400*1000" office:value-type="float" office:value="1373913600000">
            <text:p>1373913600000</text:p>
          </table:table-cell>
          <table:table-cell office:value-type="float" office:value="449">
            <text:p>449</text:p>
          </table:table-cell>
          <table:table-cell office:value-type="float" office:value="597">
            <text:p>597</text:p>
          </table:table-cell>
          <table:table-cell office:value-type="float" office:value="461">
            <text:p>461</text:p>
          </table:table-cell>
          <table:table-cell office:value-type="float" office:value="638">
            <text:p>638</text:p>
          </table:table-cell>
          <table:table-cell office:value-type="float" office:value="1373913600000">
            <text:p>1373913600000</text:p>
          </table:table-cell>
        </table:table-row>
        <table:table-row table:style-name="ro2">
          <table:table-cell table:style-name="ce2" office:value-type="date" office:date-value="2013-07-15T18:45:00">
            <text:p>Mon, 6:45 PM 7/15</text:p>
          </table:table-cell>
          <table:table-cell table:style-name="ce3" table:formula="of:=([.A227]-DATE(1970;1;1))*86400*1000" office:value-type="float" office:value="1373913900000">
            <text:p>1373913900000</text:p>
          </table:table-cell>
          <table:table-cell office:value-type="float" office:value="467">
            <text:p>467</text:p>
          </table:table-cell>
          <table:table-cell office:value-type="float" office:value="606">
            <text:p>606</text:p>
          </table:table-cell>
          <table:table-cell office:value-type="float" office:value="440">
            <text:p>440</text:p>
          </table:table-cell>
          <table:table-cell office:value-type="float" office:value="637">
            <text:p>637</text:p>
          </table:table-cell>
          <table:table-cell office:value-type="float" office:value="1373913900000">
            <text:p>1373913900000</text:p>
          </table:table-cell>
        </table:table-row>
        <table:table-row table:style-name="ro2">
          <table:table-cell table:style-name="ce2" office:value-type="date" office:date-value="2013-07-15T18:50:00">
            <text:p>Mon, 6:50 PM 7/15</text:p>
          </table:table-cell>
          <table:table-cell table:style-name="ce3" table:formula="of:=([.A228]-DATE(1970;1;1))*86400*1000" office:value-type="float" office:value="1373914200000">
            <text:p>1373914200000</text:p>
          </table:table-cell>
          <table:table-cell office:value-type="float" office:value="516">
            <text:p>516</text:p>
          </table:table-cell>
          <table:table-cell office:value-type="float" office:value="647">
            <text:p>647</text:p>
          </table:table-cell>
          <table:table-cell office:value-type="float" office:value="490">
            <text:p>490</text:p>
          </table:table-cell>
          <table:table-cell office:value-type="float" office:value="591">
            <text:p>591</text:p>
          </table:table-cell>
          <table:table-cell office:value-type="float" office:value="1373914200000">
            <text:p>1373914200000</text:p>
          </table:table-cell>
        </table:table-row>
        <table:table-row table:style-name="ro2">
          <table:table-cell table:style-name="ce2" office:value-type="date" office:date-value="2013-07-15T18:55:00">
            <text:p>Mon, 6:55 PM 7/15</text:p>
          </table:table-cell>
          <table:table-cell table:style-name="ce3" table:formula="of:=([.A229]-DATE(1970;1;1))*86400*1000" office:value-type="float" office:value="1373914500000">
            <text:p>1373914500000</text:p>
          </table:table-cell>
          <table:table-cell office:value-type="float" office:value="551">
            <text:p>551</text:p>
          </table:table-cell>
          <table:table-cell office:value-type="float" office:value="439">
            <text:p>439</text:p>
          </table:table-cell>
          <table:table-cell office:value-type="float" office:value="453">
            <text:p>453</text:p>
          </table:table-cell>
          <table:table-cell office:value-type="float" office:value="611">
            <text:p>611</text:p>
          </table:table-cell>
          <table:table-cell office:value-type="float" office:value="1373914500000">
            <text:p>1373914500000</text:p>
          </table:table-cell>
        </table:table-row>
        <table:table-row table:style-name="ro2">
          <table:table-cell table:style-name="ce2" office:value-type="date" office:date-value="2013-07-15T19:00:00">
            <text:p>Mon, 7:00 PM 7/15</text:p>
          </table:table-cell>
          <table:table-cell table:style-name="ce3" table:formula="of:=([.A230]-DATE(1970;1;1))*86400*1000" office:value-type="float" office:value="1373914800000">
            <text:p>1373914800000</text:p>
          </table:table-cell>
          <table:table-cell office:value-type="float" office:value="477">
            <text:p>477</text:p>
          </table:table-cell>
          <table:table-cell office:value-type="float" office:value="400">
            <text:p>400</text:p>
          </table:table-cell>
          <table:table-cell office:value-type="float" office:value="438">
            <text:p>438</text:p>
          </table:table-cell>
          <table:table-cell office:value-type="float" office:value="642">
            <text:p>642</text:p>
          </table:table-cell>
          <table:table-cell office:value-type="float" office:value="1373914800000">
            <text:p>1373914800000</text:p>
          </table:table-cell>
        </table:table-row>
        <table:table-row table:style-name="ro2">
          <table:table-cell table:style-name="ce2" office:value-type="date" office:date-value="2013-07-15T19:05:00">
            <text:p>Mon, 7:05 PM 7/15</text:p>
          </table:table-cell>
          <table:table-cell table:style-name="ce3" table:formula="of:=([.A231]-DATE(1970;1;1))*86400*1000" office:value-type="float" office:value="1373915100000">
            <text:p>1373915100000</text:p>
          </table:table-cell>
          <table:table-cell office:value-type="float" office:value="456">
            <text:p>456</text:p>
          </table:table-cell>
          <table:table-cell office:value-type="float" office:value="444">
            <text:p>444</text:p>
          </table:table-cell>
          <table:table-cell office:value-type="float" office:value="418">
            <text:p>418</text:p>
          </table:table-cell>
          <table:table-cell office:value-type="float" office:value="586">
            <text:p>586</text:p>
          </table:table-cell>
          <table:table-cell office:value-type="float" office:value="1373915100000">
            <text:p>1373915100000</text:p>
          </table:table-cell>
        </table:table-row>
        <table:table-row table:style-name="ro2">
          <table:table-cell table:style-name="ce2" office:value-type="date" office:date-value="2013-07-15T19:10:00">
            <text:p>Mon, 7:10 PM 7/15</text:p>
          </table:table-cell>
          <table:table-cell table:style-name="ce3" table:formula="of:=([.A232]-DATE(1970;1;1))*86400*1000" office:value-type="float" office:value="1373915400000">
            <text:p>1373915400000</text:p>
          </table:table-cell>
          <table:table-cell office:value-type="float" office:value="444">
            <text:p>444</text:p>
          </table:table-cell>
          <table:table-cell office:value-type="float" office:value="538">
            <text:p>538</text:p>
          </table:table-cell>
          <table:table-cell office:value-type="float" office:value="483">
            <text:p>483</text:p>
          </table:table-cell>
          <table:table-cell office:value-type="float" office:value="607">
            <text:p>607</text:p>
          </table:table-cell>
          <table:table-cell office:value-type="float" office:value="1373915400000">
            <text:p>1373915400000</text:p>
          </table:table-cell>
        </table:table-row>
        <table:table-row table:style-name="ro2">
          <table:table-cell table:style-name="ce2" office:value-type="date" office:date-value="2013-07-15T19:15:00">
            <text:p>Mon, 7:15 PM 7/15</text:p>
          </table:table-cell>
          <table:table-cell table:style-name="ce3" table:formula="of:=([.A233]-DATE(1970;1;1))*86400*1000" office:value-type="float" office:value="1373915700000">
            <text:p>1373915700000</text:p>
          </table:table-cell>
          <table:table-cell office:value-type="float" office:value="580">
            <text:p>580</text:p>
          </table:table-cell>
          <table:table-cell office:value-type="float" office:value="451">
            <text:p>451</text:p>
          </table:table-cell>
          <table:table-cell office:value-type="float" office:value="473">
            <text:p>473</text:p>
          </table:table-cell>
          <table:table-cell office:value-type="float" office:value="590">
            <text:p>590</text:p>
          </table:table-cell>
          <table:table-cell office:value-type="float" office:value="1373915700000">
            <text:p>1373915700000</text:p>
          </table:table-cell>
        </table:table-row>
        <table:table-row table:style-name="ro2">
          <table:table-cell table:style-name="ce2" office:value-type="date" office:date-value="2013-07-15T19:20:00">
            <text:p>Mon, 7:20 PM 7/15</text:p>
          </table:table-cell>
          <table:table-cell table:style-name="ce3" table:formula="of:=([.A234]-DATE(1970;1;1))*86400*1000" office:value-type="float" office:value="1373916000000">
            <text:p>1373916000000</text:p>
          </table:table-cell>
          <table:table-cell office:value-type="float" office:value="414">
            <text:p>414</text:p>
          </table:table-cell>
          <table:table-cell office:value-type="float" office:value="453">
            <text:p>453</text:p>
          </table:table-cell>
          <table:table-cell office:value-type="float" office:value="376">
            <text:p>376</text:p>
          </table:table-cell>
          <table:table-cell office:value-type="float" office:value="479">
            <text:p>479</text:p>
          </table:table-cell>
          <table:table-cell office:value-type="float" office:value="1373916000000">
            <text:p>1373916000000</text:p>
          </table:table-cell>
        </table:table-row>
        <table:table-row table:style-name="ro2">
          <table:table-cell table:style-name="ce2" office:value-type="date" office:date-value="2013-07-15T19:25:00">
            <text:p>Mon, 7:25 PM 7/15</text:p>
          </table:table-cell>
          <table:table-cell table:style-name="ce3" table:formula="of:=([.A235]-DATE(1970;1;1))*86400*1000" office:value-type="float" office:value="1373916300000">
            <text:p>1373916300000</text:p>
          </table:table-cell>
          <table:table-cell office:value-type="float" office:value="512">
            <text:p>512</text:p>
          </table:table-cell>
          <table:table-cell office:value-type="float" office:value="382">
            <text:p>382</text:p>
          </table:table-cell>
          <table:table-cell office:value-type="float" office:value="437">
            <text:p>437</text:p>
          </table:table-cell>
          <table:table-cell office:value-type="float" office:value="570">
            <text:p>570</text:p>
          </table:table-cell>
          <table:table-cell office:value-type="float" office:value="1373916300000">
            <text:p>1373916300000</text:p>
          </table:table-cell>
        </table:table-row>
        <table:table-row table:style-name="ro2">
          <table:table-cell table:style-name="ce2" office:value-type="date" office:date-value="2013-07-15T19:30:00">
            <text:p>Mon, 7:30 PM 7/15</text:p>
          </table:table-cell>
          <table:table-cell table:style-name="ce3" table:formula="of:=([.A236]-DATE(1970;1;1))*86400*1000" office:value-type="float" office:value="1373916600000">
            <text:p>1373916600000</text:p>
          </table:table-cell>
          <table:table-cell office:value-type="float" office:value="466">
            <text:p>466</text:p>
          </table:table-cell>
          <table:table-cell office:value-type="float" office:value="361">
            <text:p>361</text:p>
          </table:table-cell>
          <table:table-cell office:value-type="float" office:value="418">
            <text:p>418</text:p>
          </table:table-cell>
          <table:table-cell office:value-type="float" office:value="572">
            <text:p>572</text:p>
          </table:table-cell>
          <table:table-cell office:value-type="float" office:value="1373916600000">
            <text:p>1373916600000</text:p>
          </table:table-cell>
        </table:table-row>
        <table:table-row table:style-name="ro2">
          <table:table-cell table:style-name="ce2" office:value-type="date" office:date-value="2013-07-15T19:35:00">
            <text:p>Mon, 7:35 PM 7/15</text:p>
          </table:table-cell>
          <table:table-cell table:style-name="ce3" table:formula="of:=([.A237]-DATE(1970;1;1))*86400*1000" office:value-type="float" office:value="1373916900000">
            <text:p>1373916900000</text:p>
          </table:table-cell>
          <table:table-cell office:value-type="float" office:value="371">
            <text:p>371</text:p>
          </table:table-cell>
          <table:table-cell office:value-type="float" office:value="410">
            <text:p>410</text:p>
          </table:table-cell>
          <table:table-cell office:value-type="float" office:value="435">
            <text:p>435</text:p>
          </table:table-cell>
          <table:table-cell office:value-type="float" office:value="497">
            <text:p>497</text:p>
          </table:table-cell>
          <table:table-cell office:value-type="float" office:value="1373916900000">
            <text:p>1373916900000</text:p>
          </table:table-cell>
        </table:table-row>
        <table:table-row table:style-name="ro2">
          <table:table-cell table:style-name="ce2" office:value-type="date" office:date-value="2013-07-15T19:40:00">
            <text:p>Mon, 7:40 PM 7/15</text:p>
          </table:table-cell>
          <table:table-cell table:style-name="ce3" table:formula="of:=([.A238]-DATE(1970;1;1))*86400*1000" office:value-type="float" office:value="1373917200000">
            <text:p>1373917200000</text:p>
          </table:table-cell>
          <table:table-cell office:value-type="float" office:value="435">
            <text:p>435</text:p>
          </table:table-cell>
          <table:table-cell office:value-type="float" office:value="381">
            <text:p>381</text:p>
          </table:table-cell>
          <table:table-cell office:value-type="float" office:value="364">
            <text:p>364</text:p>
          </table:table-cell>
          <table:table-cell office:value-type="float" office:value="439">
            <text:p>439</text:p>
          </table:table-cell>
          <table:table-cell office:value-type="float" office:value="1373917200000">
            <text:p>1373917200000</text:p>
          </table:table-cell>
        </table:table-row>
        <table:table-row table:style-name="ro2">
          <table:table-cell table:style-name="ce2" office:value-type="date" office:date-value="2013-07-15T19:45:00">
            <text:p>Mon, 7:45 PM 7/15</text:p>
          </table:table-cell>
          <table:table-cell table:style-name="ce3" table:formula="of:=([.A239]-DATE(1970;1;1))*86400*1000" office:value-type="float" office:value="1373917500000">
            <text:p>1373917500000</text:p>
          </table:table-cell>
          <table:table-cell office:value-type="float" office:value="483">
            <text:p>483</text:p>
          </table:table-cell>
          <table:table-cell office:value-type="float" office:value="439">
            <text:p>439</text:p>
          </table:table-cell>
          <table:table-cell office:value-type="float" office:value="455">
            <text:p>455</text:p>
          </table:table-cell>
          <table:table-cell office:value-type="float" office:value="489">
            <text:p>489</text:p>
          </table:table-cell>
          <table:table-cell office:value-type="float" office:value="1373917500000">
            <text:p>1373917500000</text:p>
          </table:table-cell>
        </table:table-row>
        <table:table-row table:style-name="ro2">
          <table:table-cell table:style-name="ce2" office:value-type="date" office:date-value="2013-07-15T19:50:00">
            <text:p>Mon, 7:50 PM 7/15</text:p>
          </table:table-cell>
          <table:table-cell table:style-name="ce3" table:formula="of:=([.A240]-DATE(1970;1;1))*86400*1000" office:value-type="float" office:value="1373917800000">
            <text:p>1373917800000</text:p>
          </table:table-cell>
          <table:table-cell office:value-type="float" office:value="491">
            <text:p>491</text:p>
          </table:table-cell>
          <table:table-cell office:value-type="float" office:value="427">
            <text:p>427</text:p>
          </table:table-cell>
          <table:table-cell office:value-type="float" office:value="432">
            <text:p>432</text:p>
          </table:table-cell>
          <table:table-cell office:value-type="float" office:value="488">
            <text:p>488</text:p>
          </table:table-cell>
          <table:table-cell office:value-type="float" office:value="1373917800000">
            <text:p>1373917800000</text:p>
          </table:table-cell>
        </table:table-row>
        <table:table-row table:style-name="ro2">
          <table:table-cell table:style-name="ce2" office:value-type="date" office:date-value="2013-07-15T19:55:00">
            <text:p>Mon, 7:55 PM 7/15</text:p>
          </table:table-cell>
          <table:table-cell table:style-name="ce3" table:formula="of:=([.A241]-DATE(1970;1;1))*86400*1000" office:value-type="float" office:value="1373918100000">
            <text:p>1373918100000</text:p>
          </table:table-cell>
          <table:table-cell office:value-type="float" office:value="466">
            <text:p>466</text:p>
          </table:table-cell>
          <table:table-cell office:value-type="float" office:value="411">
            <text:p>411</text:p>
          </table:table-cell>
          <table:table-cell office:value-type="float" office:value="467">
            <text:p>467</text:p>
          </table:table-cell>
          <table:table-cell office:value-type="float" office:value="530">
            <text:p>530</text:p>
          </table:table-cell>
          <table:table-cell office:value-type="float" office:value="1373918100000">
            <text:p>1373918100000</text:p>
          </table:table-cell>
        </table:table-row>
        <table:table-row table:style-name="ro2">
          <table:table-cell table:style-name="ce2" office:value-type="date" office:date-value="2013-07-15T20:00:00">
            <text:p>Mon, 8:00 PM 7/15</text:p>
          </table:table-cell>
          <table:table-cell table:style-name="ce3" table:formula="of:=([.A242]-DATE(1970;1;1))*86400*1000" office:value-type="float" office:value="1373918400000">
            <text:p>1373918400000</text:p>
          </table:table-cell>
          <table:table-cell office:value-type="float" office:value="438">
            <text:p>438</text:p>
          </table:table-cell>
          <table:table-cell office:value-type="float" office:value="387">
            <text:p>387</text:p>
          </table:table-cell>
          <table:table-cell office:value-type="float" office:value="404">
            <text:p>404</text:p>
          </table:table-cell>
          <table:table-cell office:value-type="float" office:value="430">
            <text:p>430</text:p>
          </table:table-cell>
          <table:table-cell office:value-type="float" office:value="1373918400000">
            <text:p>1373918400000</text:p>
          </table:table-cell>
        </table:table-row>
        <table:table-row table:style-name="ro2">
          <table:table-cell table:style-name="ce2" office:value-type="date" office:date-value="2013-07-15T20:05:00">
            <text:p>Mon, 8:05 PM 7/15</text:p>
          </table:table-cell>
          <table:table-cell table:style-name="ce3" table:formula="of:=([.A243]-DATE(1970;1;1))*86400*1000" office:value-type="float" office:value="1373918700000">
            <text:p>1373918700000</text:p>
          </table:table-cell>
          <table:table-cell office:value-type="float" office:value="400">
            <text:p>400</text:p>
          </table:table-cell>
          <table:table-cell office:value-type="float" office:value="337">
            <text:p>337</text:p>
          </table:table-cell>
          <table:table-cell office:value-type="float" office:value="413">
            <text:p>413</text:p>
          </table:table-cell>
          <table:table-cell office:value-type="float" office:value="476">
            <text:p>476</text:p>
          </table:table-cell>
          <table:table-cell office:value-type="float" office:value="1373918700000">
            <text:p>1373918700000</text:p>
          </table:table-cell>
        </table:table-row>
        <table:table-row table:style-name="ro2">
          <table:table-cell table:style-name="ce2" office:value-type="date" office:date-value="2013-07-15T20:10:00">
            <text:p>Mon, 8:10 PM 7/15</text:p>
          </table:table-cell>
          <table:table-cell table:style-name="ce3" table:formula="of:=([.A244]-DATE(1970;1;1))*86400*1000" office:value-type="float" office:value="1373919000000">
            <text:p>1373919000000</text:p>
          </table:table-cell>
          <table:table-cell office:value-type="float" office:value="405">
            <text:p>405</text:p>
          </table:table-cell>
          <table:table-cell office:value-type="float" office:value="409">
            <text:p>409</text:p>
          </table:table-cell>
          <table:table-cell office:value-type="float" office:value="446">
            <text:p>446</text:p>
          </table:table-cell>
          <table:table-cell office:value-type="float" office:value="456">
            <text:p>456</text:p>
          </table:table-cell>
          <table:table-cell office:value-type="float" office:value="1373919000000">
            <text:p>1373919000000</text:p>
          </table:table-cell>
        </table:table-row>
        <table:table-row table:style-name="ro2">
          <table:table-cell table:style-name="ce2" office:value-type="date" office:date-value="2013-07-15T20:15:00">
            <text:p>Mon, 8:15 PM 7/15</text:p>
          </table:table-cell>
          <table:table-cell table:style-name="ce3" table:formula="of:=([.A245]-DATE(1970;1;1))*86400*1000" office:value-type="float" office:value="1373919300000">
            <text:p>1373919300000</text:p>
          </table:table-cell>
          <table:table-cell office:value-type="float" office:value="460">
            <text:p>4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39">
            <text:p>439</text:p>
          </table:table-cell>
          <table:table-cell office:value-type="float" office:value="1373919300000">
            <text:p>1373919300000</text:p>
          </table:table-cell>
        </table:table-row>
        <table:table-row table:style-name="ro2">
          <table:table-cell table:style-name="ce2" office:value-type="date" office:date-value="2013-07-15T20:20:00">
            <text:p>Mon, 8:20 PM 7/15</text:p>
          </table:table-cell>
          <table:table-cell table:style-name="ce3" table:formula="of:=([.A246]-DATE(1970;1;1))*86400*1000" office:value-type="float" office:value="1373919600000">
            <text:p>1373919600000</text:p>
          </table:table-cell>
          <table:table-cell office:value-type="float" office:value="386">
            <text:p>386</text:p>
          </table:table-cell>
          <table:table-cell office:value-type="float" office:value="372">
            <text:p>372</text:p>
          </table:table-cell>
          <table:table-cell office:value-type="float" office:value="405">
            <text:p>405</text:p>
          </table:table-cell>
          <table:table-cell office:value-type="float" office:value="477">
            <text:p>477</text:p>
          </table:table-cell>
          <table:table-cell office:value-type="float" office:value="1373919600000">
            <text:p>1373919600000</text:p>
          </table:table-cell>
        </table:table-row>
        <table:table-row table:style-name="ro2">
          <table:table-cell table:style-name="ce2" office:value-type="date" office:date-value="2013-07-15T20:25:00">
            <text:p>Mon, 8:25 PM 7/15</text:p>
          </table:table-cell>
          <table:table-cell table:style-name="ce3" table:formula="of:=([.A247]-DATE(1970;1;1))*86400*1000" office:value-type="float" office:value="1373919900000">
            <text:p>1373919900000</text:p>
          </table:table-cell>
          <table:table-cell office:value-type="float" office:value="435">
            <text:p>435</text:p>
          </table:table-cell>
          <table:table-cell office:value-type="float" office:value="316">
            <text:p>316</text:p>
          </table:table-cell>
          <table:table-cell office:value-type="float" office:value="380">
            <text:p>380</text:p>
          </table:table-cell>
          <table:table-cell office:value-type="float" office:value="444">
            <text:p>444</text:p>
          </table:table-cell>
          <table:table-cell office:value-type="float" office:value="1373919900000">
            <text:p>1373919900000</text:p>
          </table:table-cell>
        </table:table-row>
        <table:table-row table:style-name="ro2">
          <table:table-cell table:style-name="ce2" office:value-type="date" office:date-value="2013-07-15T20:30:00">
            <text:p>Mon, 8:30 PM 7/15</text:p>
          </table:table-cell>
          <table:table-cell table:style-name="ce3" table:formula="of:=([.A248]-DATE(1970;1;1))*86400*1000" office:value-type="float" office:value="1373920200000">
            <text:p>1373920200000</text:p>
          </table:table-cell>
          <table:table-cell office:value-type="float" office:value="369">
            <text:p>369</text:p>
          </table:table-cell>
          <table:table-cell office:value-type="float" office:value="352">
            <text:p>352</text:p>
          </table:table-cell>
          <table:table-cell office:value-type="float" office:value="362">
            <text:p>362</text:p>
          </table:table-cell>
          <table:table-cell office:value-type="float" office:value="458">
            <text:p>458</text:p>
          </table:table-cell>
          <table:table-cell office:value-type="float" office:value="1373920200000">
            <text:p>1373920200000</text:p>
          </table:table-cell>
        </table:table-row>
        <table:table-row table:style-name="ro2">
          <table:table-cell table:style-name="ce2" office:value-type="date" office:date-value="2013-07-15T20:35:00">
            <text:p>Mon, 8:35 PM 7/15</text:p>
          </table:table-cell>
          <table:table-cell table:style-name="ce3" table:formula="of:=([.A249]-DATE(1970;1;1))*86400*1000" office:value-type="float" office:value="1373920500000">
            <text:p>1373920500000</text:p>
          </table:table-cell>
          <table:table-cell office:value-type="float" office:value="376">
            <text:p>376</text:p>
          </table:table-cell>
          <table:table-cell office:value-type="float" office:value="321">
            <text:p>321</text:p>
          </table:table-cell>
          <table:table-cell office:value-type="float" office:value="417">
            <text:p>417</text:p>
          </table:table-cell>
          <table:table-cell office:value-type="float" office:value="442">
            <text:p>442</text:p>
          </table:table-cell>
          <table:table-cell office:value-type="float" office:value="1373920500000">
            <text:p>1373920500000</text:p>
          </table:table-cell>
        </table:table-row>
        <table:table-row table:style-name="ro2">
          <table:table-cell table:style-name="ce2" office:value-type="date" office:date-value="2013-07-15T20:40:00">
            <text:p>Mon, 8:40 PM 7/15</text:p>
          </table:table-cell>
          <table:table-cell table:style-name="ce3" table:formula="of:=([.A250]-DATE(1970;1;1))*86400*1000" office:value-type="float" office:value="1373920800000">
            <text:p>1373920800000</text:p>
          </table:table-cell>
          <table:table-cell office:value-type="float" office:value="323">
            <text:p>323</text:p>
          </table:table-cell>
          <table:table-cell office:value-type="float" office:value="281">
            <text:p>281</text:p>
          </table:table-cell>
          <table:table-cell office:value-type="float" office:value="349">
            <text:p>349</text:p>
          </table:table-cell>
          <table:table-cell office:value-type="float" office:value="421">
            <text:p>421</text:p>
          </table:table-cell>
          <table:table-cell office:value-type="float" office:value="1373920800000">
            <text:p>1373920800000</text:p>
          </table:table-cell>
        </table:table-row>
        <table:table-row table:style-name="ro2">
          <table:table-cell table:style-name="ce2" office:value-type="date" office:date-value="2013-07-15T20:45:00">
            <text:p>Mon, 8:45 PM 7/15</text:p>
          </table:table-cell>
          <table:table-cell table:style-name="ce3" table:formula="of:=([.A251]-DATE(1970;1;1))*86400*1000" office:value-type="float" office:value="1373921100000">
            <text:p>1373921100000</text:p>
          </table:table-cell>
          <table:table-cell office:value-type="float" office:value="259">
            <text:p>259</text:p>
          </table:table-cell>
          <table:table-cell office:value-type="float" office:value="282">
            <text:p>282</text:p>
          </table:table-cell>
          <table:table-cell office:value-type="float" office:value="385">
            <text:p>385</text:p>
          </table:table-cell>
          <table:table-cell office:value-type="float" office:value="393">
            <text:p>393</text:p>
          </table:table-cell>
          <table:table-cell office:value-type="float" office:value="1373921100000">
            <text:p>1373921100000</text:p>
          </table:table-cell>
        </table:table-row>
        <table:table-row table:style-name="ro2">
          <table:table-cell table:style-name="ce2" office:value-type="date" office:date-value="2013-07-15T20:50:00">
            <text:p>Mon, 8:50 PM 7/15</text:p>
          </table:table-cell>
          <table:table-cell table:style-name="ce3" table:formula="of:=([.A252]-DATE(1970;1;1))*86400*1000" office:value-type="float" office:value="1373921400000">
            <text:p>1373921400000</text:p>
          </table:table-cell>
          <table:table-cell office:value-type="float" office:value="335">
            <text:p>335</text:p>
          </table:table-cell>
          <table:table-cell office:value-type="float" office:value="300">
            <text:p>300</text:p>
          </table:table-cell>
          <table:table-cell office:value-type="float" office:value="366">
            <text:p>366</text:p>
          </table:table-cell>
          <table:table-cell office:value-type="float" office:value="440">
            <text:p>440</text:p>
          </table:table-cell>
          <table:table-cell office:value-type="float" office:value="1373921400000">
            <text:p>1373921400000</text:p>
          </table:table-cell>
        </table:table-row>
        <table:table-row table:style-name="ro2">
          <table:table-cell table:style-name="ce2" office:value-type="date" office:date-value="2013-07-15T20:55:00">
            <text:p>Mon, 8:55 PM 7/15</text:p>
          </table:table-cell>
          <table:table-cell table:style-name="ce3" table:formula="of:=([.A253]-DATE(1970;1;1))*86400*1000" office:value-type="float" office:value="1373921700000">
            <text:p>1373921700000</text:p>
          </table:table-cell>
          <table:table-cell office:value-type="float" office:value="324">
            <text:p>324</text:p>
          </table:table-cell>
          <table:table-cell office:value-type="float" office:value="298">
            <text:p>298</text:p>
          </table:table-cell>
          <table:table-cell office:value-type="float" office:value="375">
            <text:p>375</text:p>
          </table:table-cell>
          <table:table-cell office:value-type="float" office:value="467">
            <text:p>467</text:p>
          </table:table-cell>
          <table:table-cell office:value-type="float" office:value="1373921700000">
            <text:p>1373921700000</text:p>
          </table:table-cell>
        </table:table-row>
        <table:table-row table:style-name="ro2">
          <table:table-cell table:style-name="ce2" office:value-type="date" office:date-value="2013-07-15T21:00:00">
            <text:p>Mon, 9:00 PM 7/15</text:p>
          </table:table-cell>
          <table:table-cell table:style-name="ce3" table:formula="of:=([.A254]-DATE(1970;1;1))*86400*1000" office:value-type="float" office:value="1373922000000">
            <text:p>1373922000000</text:p>
          </table:table-cell>
          <table:table-cell office:value-type="float" office:value="341">
            <text:p>341</text:p>
          </table:table-cell>
          <table:table-cell office:value-type="float" office:value="320">
            <text:p>320</text:p>
          </table:table-cell>
          <table:table-cell office:value-type="float" office:value="343">
            <text:p>343</text:p>
          </table:table-cell>
          <table:table-cell office:value-type="float" office:value="454">
            <text:p>454</text:p>
          </table:table-cell>
          <table:table-cell office:value-type="float" office:value="1373922000000">
            <text:p>1373922000000</text:p>
          </table:table-cell>
        </table:table-row>
        <table:table-row table:style-name="ro2">
          <table:table-cell table:style-name="ce2" office:value-type="date" office:date-value="2013-07-15T21:05:00">
            <text:p>Mon, 9:05 PM 7/15</text:p>
          </table:table-cell>
          <table:table-cell table:style-name="ce3" table:formula="of:=([.A255]-DATE(1970;1;1))*86400*1000" office:value-type="float" office:value="1373922300000">
            <text:p>1373922300000</text:p>
          </table:table-cell>
          <table:table-cell office:value-type="float" office:value="398">
            <text:p>398</text:p>
          </table:table-cell>
          <table:table-cell office:value-type="float" office:value="297">
            <text:p>297</text:p>
          </table:table-cell>
          <table:table-cell office:value-type="float" office:value="375">
            <text:p>375</text:p>
          </table:table-cell>
          <table:table-cell office:value-type="float" office:value="455">
            <text:p>455</text:p>
          </table:table-cell>
          <table:table-cell office:value-type="float" office:value="1373922300000">
            <text:p>1373922300000</text:p>
          </table:table-cell>
        </table:table-row>
        <table:table-row table:style-name="ro2">
          <table:table-cell table:style-name="ce2" office:value-type="date" office:date-value="2013-07-15T21:10:00">
            <text:p>Mon, 9:10 PM 7/15</text:p>
          </table:table-cell>
          <table:table-cell table:style-name="ce3" table:formula="of:=([.A256]-DATE(1970;1;1))*86400*1000" office:value-type="float" office:value="1373922600000">
            <text:p>1373922600000</text:p>
          </table:table-cell>
          <table:table-cell office:value-type="float" office:value="427">
            <text:p>427</text:p>
          </table:table-cell>
          <table:table-cell office:value-type="float" office:value="371">
            <text:p>371</text:p>
          </table:table-cell>
          <table:table-cell office:value-type="float" office:value="359">
            <text:p>359</text:p>
          </table:table-cell>
          <table:table-cell office:value-type="float" office:value="433">
            <text:p>433</text:p>
          </table:table-cell>
          <table:table-cell office:value-type="float" office:value="1373922600000">
            <text:p>1373922600000</text:p>
          </table:table-cell>
        </table:table-row>
        <table:table-row table:style-name="ro2">
          <table:table-cell table:style-name="ce2" office:value-type="date" office:date-value="2013-07-15T21:15:00">
            <text:p>Mon, 9:15 PM 7/15</text:p>
          </table:table-cell>
          <table:table-cell table:style-name="ce3" table:formula="of:=([.A257]-DATE(1970;1;1))*86400*1000" office:value-type="float" office:value="1373922900000">
            <text:p>1373922900000</text:p>
          </table:table-cell>
          <table:table-cell office:value-type="float" office:value="356">
            <text:p>356</text:p>
          </table:table-cell>
          <table:table-cell office:value-type="float" office:value="337">
            <text:p>337</text:p>
          </table:table-cell>
          <table:table-cell office:value-type="float" office:value="369">
            <text:p>369</text:p>
          </table:table-cell>
          <table:table-cell office:value-type="float" office:value="481">
            <text:p>481</text:p>
          </table:table-cell>
          <table:table-cell office:value-type="float" office:value="1373922900000">
            <text:p>1373922900000</text:p>
          </table:table-cell>
        </table:table-row>
        <table:table-row table:style-name="ro2">
          <table:table-cell table:style-name="ce2" office:value-type="date" office:date-value="2013-07-15T21:20:00">
            <text:p>Mon, 9:20 PM 7/15</text:p>
          </table:table-cell>
          <table:table-cell table:style-name="ce3" table:formula="of:=([.A258]-DATE(1970;1;1))*86400*1000" office:value-type="float" office:value="1373923200000">
            <text:p>1373923200000</text:p>
          </table:table-cell>
          <table:table-cell office:value-type="float" office:value="418">
            <text:p>418</text:p>
          </table:table-cell>
          <table:table-cell office:value-type="float" office:value="353">
            <text:p>353</text:p>
          </table:table-cell>
          <table:table-cell office:value-type="float" office:value="387">
            <text:p>387</text:p>
          </table:table-cell>
          <table:table-cell office:value-type="float" office:value="482">
            <text:p>482</text:p>
          </table:table-cell>
          <table:table-cell office:value-type="float" office:value="1373923200000">
            <text:p>1373923200000</text:p>
          </table:table-cell>
        </table:table-row>
        <table:table-row table:style-name="ro2">
          <table:table-cell table:style-name="ce2" office:value-type="date" office:date-value="2013-07-15T21:25:00">
            <text:p>Mon, 9:25 PM 7/15</text:p>
          </table:table-cell>
          <table:table-cell table:style-name="ce3" table:formula="of:=([.A259]-DATE(1970;1;1))*86400*1000" office:value-type="float" office:value="1373923500000">
            <text:p>1373923500000</text:p>
          </table:table-cell>
          <table:table-cell office:value-type="float" office:value="385">
            <text:p>385</text:p>
          </table:table-cell>
          <table:table-cell office:value-type="float" office:value="320">
            <text:p>320</text:p>
          </table:table-cell>
          <table:table-cell office:value-type="float" office:value="344">
            <text:p>344</text:p>
          </table:table-cell>
          <table:table-cell office:value-type="float" office:value="508">
            <text:p>508</text:p>
          </table:table-cell>
          <table:table-cell office:value-type="float" office:value="1373923500000">
            <text:p>1373923500000</text:p>
          </table:table-cell>
        </table:table-row>
        <table:table-row table:style-name="ro2">
          <table:table-cell table:style-name="ce2" office:value-type="date" office:date-value="2013-07-15T21:30:00">
            <text:p>Mon, 9:30 PM 7/15</text:p>
          </table:table-cell>
          <table:table-cell table:style-name="ce3" table:formula="of:=([.A260]-DATE(1970;1;1))*86400*1000" office:value-type="float" office:value="1373923800000">
            <text:p>1373923800000</text:p>
          </table:table-cell>
          <table:table-cell office:value-type="float" office:value="233">
            <text:p>233</text:p>
          </table:table-cell>
          <table:table-cell office:value-type="float" office:value="323">
            <text:p>323</text:p>
          </table:table-cell>
          <table:table-cell office:value-type="float" office:value="368">
            <text:p>368</text:p>
          </table:table-cell>
          <table:table-cell office:value-type="float" office:value="443">
            <text:p>443</text:p>
          </table:table-cell>
          <table:table-cell office:value-type="float" office:value="1373923800000">
            <text:p>1373923800000</text:p>
          </table:table-cell>
        </table:table-row>
        <table:table-row table:style-name="ro2">
          <table:table-cell table:style-name="ce2" office:value-type="date" office:date-value="2013-07-15T21:35:00">
            <text:p>Mon, 9:35 PM 7/15</text:p>
          </table:table-cell>
          <table:table-cell table:style-name="ce3" table:formula="of:=([.A261]-DATE(1970;1;1))*86400*1000" office:value-type="float" office:value="1373924100000">
            <text:p>1373924100000</text:p>
          </table:table-cell>
          <table:table-cell office:value-type="float" office:value="379">
            <text:p>379</text:p>
          </table:table-cell>
          <table:table-cell office:value-type="float" office:value="296">
            <text:p>296</text:p>
          </table:table-cell>
          <table:table-cell office:value-type="float" office:value="395">
            <text:p>395</text:p>
          </table:table-cell>
          <table:table-cell office:value-type="float" office:value="411">
            <text:p>411</text:p>
          </table:table-cell>
          <table:table-cell office:value-type="float" office:value="1373924100000">
            <text:p>1373924100000</text:p>
          </table:table-cell>
        </table:table-row>
        <table:table-row table:style-name="ro2">
          <table:table-cell table:style-name="ce2" office:value-type="date" office:date-value="2013-07-15T21:40:00">
            <text:p>Mon, 9:40 PM 7/15</text:p>
          </table:table-cell>
          <table:table-cell table:style-name="ce3" table:formula="of:=([.A262]-DATE(1970;1;1))*86400*1000" office:value-type="float" office:value="1373924400000">
            <text:p>1373924400000</text:p>
          </table:table-cell>
          <table:table-cell office:value-type="float" office:value="329">
            <text:p>329</text:p>
          </table:table-cell>
          <table:table-cell office:value-type="float" office:value="303">
            <text:p>303</text:p>
          </table:table-cell>
          <table:table-cell office:value-type="float" office:value="313">
            <text:p>313</text:p>
          </table:table-cell>
          <table:table-cell office:value-type="float" office:value="465">
            <text:p>465</text:p>
          </table:table-cell>
          <table:table-cell office:value-type="float" office:value="1373924400000">
            <text:p>1373924400000</text:p>
          </table:table-cell>
        </table:table-row>
        <table:table-row table:style-name="ro2">
          <table:table-cell table:style-name="ce2" office:value-type="date" office:date-value="2013-07-15T21:45:00">
            <text:p>Mon, 9:45 PM 7/15</text:p>
          </table:table-cell>
          <table:table-cell table:style-name="ce3" table:formula="of:=([.A263]-DATE(1970;1;1))*86400*1000" office:value-type="float" office:value="1373924700000">
            <text:p>1373924700000</text:p>
          </table:table-cell>
          <table:table-cell office:value-type="float" office:value="270">
            <text:p>270</text:p>
          </table:table-cell>
          <table:table-cell office:value-type="float" office:value="301">
            <text:p>301</text:p>
          </table:table-cell>
          <table:table-cell office:value-type="float" office:value="354">
            <text:p>354</text:p>
          </table:table-cell>
          <table:table-cell office:value-type="float" office:value="457">
            <text:p>457</text:p>
          </table:table-cell>
          <table:table-cell office:value-type="float" office:value="1373924700000">
            <text:p>1373924700000</text:p>
          </table:table-cell>
        </table:table-row>
        <table:table-row table:style-name="ro2">
          <table:table-cell table:style-name="ce2" office:value-type="date" office:date-value="2013-07-15T21:50:00">
            <text:p>Mon, 9:50 PM 7/15</text:p>
          </table:table-cell>
          <table:table-cell table:style-name="ce3" table:formula="of:=([.A264]-DATE(1970;1;1))*86400*1000" office:value-type="float" office:value="1373925000000">
            <text:p>1373925000000</text:p>
          </table:table-cell>
          <table:table-cell office:value-type="float" office:value="121">
            <text:p>121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140">
            <text:p>140</text:p>
          </table:table-cell>
          <table:table-cell office:value-type="float" office:value="1373925000000">
            <text:p>1373925000000</text:p>
          </table:table-cell>
        </table:table-row>
        <table:table-row table:style-name="ro2">
          <table:table-cell table:style-name="ce2" office:value-type="date" office:date-value="2013-07-15T21:55:00">
            <text:p>Mon, 9:55 PM 7/15</text:p>
          </table:table-cell>
          <table:table-cell table:style-name="ce3" table:formula="of:=([.A265]-DATE(1970;1;1))*86400*1000" office:value-type="float" office:value="1373925300000">
            <text:p>1373925300000</text:p>
          </table:table-cell>
          <table:table-cell office:value-type="float" office:value="75">
            <text:p>75</text:p>
          </table:table-cell>
          <table:table-cell office:value-type="float" office:value="111">
            <text:p>111</text:p>
          </table:table-cell>
          <table:table-cell office:value-type="float" office:value="306">
            <text:p>306</text:p>
          </table:table-cell>
          <table:table-cell office:value-type="float" office:value="397">
            <text:p>397</text:p>
          </table:table-cell>
          <table:table-cell office:value-type="float" office:value="1373925300000">
            <text:p>1373925300000</text:p>
          </table:table-cell>
        </table:table-row>
        <table:table-row table:style-name="ro2">
          <table:table-cell table:style-name="ce2" office:value-type="date" office:date-value="2013-07-15T22:00:00">
            <text:p>Mon, 10:00 PM 7/15</text:p>
          </table:table-cell>
          <table:table-cell table:style-name="ce3" table:formula="of:=([.A266]-DATE(1970;1;1))*86400*1000" office:value-type="float" office:value="1373925600000">
            <text:p>1373925600000</text:p>
          </table:table-cell>
          <table:table-cell office:value-type="float" office:value="283">
            <text:p>283</text:p>
          </table:table-cell>
          <table:table-cell office:value-type="float" office:value="276">
            <text:p>276</text:p>
          </table:table-cell>
          <table:table-cell office:value-type="float" office:value="337">
            <text:p>337</text:p>
          </table:table-cell>
          <table:table-cell office:value-type="float" office:value="416">
            <text:p>416</text:p>
          </table:table-cell>
          <table:table-cell office:value-type="float" office:value="1373925600000">
            <text:p>1373925600000</text:p>
          </table:table-cell>
        </table:table-row>
        <table:table-row table:style-name="ro2">
          <table:table-cell table:style-name="ce2" office:value-type="date" office:date-value="2013-07-15T22:05:00">
            <text:p>Mon, 10:05 PM 7/15</text:p>
          </table:table-cell>
          <table:table-cell table:style-name="ce3" table:formula="of:=([.A267]-DATE(1970;1;1))*86400*1000" office:value-type="float" office:value="1373925900000">
            <text:p>1373925900000</text:p>
          </table:table-cell>
          <table:table-cell office:value-type="float" office:value="311">
            <text:p>311</text:p>
          </table:table-cell>
          <table:table-cell office:value-type="float" office:value="263">
            <text:p>263</text:p>
          </table:table-cell>
          <table:table-cell office:value-type="float" office:value="338">
            <text:p>338</text:p>
          </table:table-cell>
          <table:table-cell office:value-type="float" office:value="409">
            <text:p>409</text:p>
          </table:table-cell>
          <table:table-cell office:value-type="float" office:value="1373925900000">
            <text:p>1373925900000</text:p>
          </table:table-cell>
        </table:table-row>
        <table:table-row table:style-name="ro2">
          <table:table-cell table:style-name="ce2" office:value-type="date" office:date-value="2013-07-15T22:10:00">
            <text:p>Mon, 10:10 PM 7/15</text:p>
          </table:table-cell>
          <table:table-cell table:style-name="ce3" table:formula="of:=([.A268]-DATE(1970;1;1))*86400*1000" office:value-type="float" office:value="1373926200000">
            <text:p>1373926200000</text:p>
          </table:table-cell>
          <table:table-cell office:value-type="float" office:value="326">
            <text:p>326</text:p>
          </table:table-cell>
          <table:table-cell office:value-type="float" office:value="271">
            <text:p>271</text:p>
          </table:table-cell>
          <table:table-cell office:value-type="float" office:value="313">
            <text:p>313</text:p>
          </table:table-cell>
          <table:table-cell office:value-type="float" office:value="432">
            <text:p>432</text:p>
          </table:table-cell>
          <table:table-cell office:value-type="float" office:value="1373926200000">
            <text:p>1373926200000</text:p>
          </table:table-cell>
        </table:table-row>
        <table:table-row table:style-name="ro2">
          <table:table-cell table:style-name="ce2" office:value-type="date" office:date-value="2013-07-15T22:15:00">
            <text:p>Mon, 10:15 PM 7/15</text:p>
          </table:table-cell>
          <table:table-cell table:style-name="ce3" table:formula="of:=([.A269]-DATE(1970;1;1))*86400*1000" office:value-type="float" office:value="1373926500000">
            <text:p>1373926500000</text:p>
          </table:table-cell>
          <table:table-cell office:value-type="float" office:value="356">
            <text:p>356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387">
            <text:p>387</text:p>
          </table:table-cell>
          <table:table-cell office:value-type="float" office:value="1373926500000">
            <text:p>1373926500000</text:p>
          </table:table-cell>
        </table:table-row>
        <table:table-row table:style-name="ro2">
          <table:table-cell table:style-name="ce2" office:value-type="date" office:date-value="2013-07-15T22:20:00">
            <text:p>Mon, 10:20 PM 7/15</text:p>
          </table:table-cell>
          <table:table-cell table:style-name="ce3" table:formula="of:=([.A270]-DATE(1970;1;1))*86400*1000" office:value-type="float" office:value="1373926800000">
            <text:p>1373926800000</text:p>
          </table:table-cell>
          <table:table-cell office:value-type="float" office:value="354">
            <text:p>354</text:p>
          </table:table-cell>
          <table:table-cell office:value-type="float" office:value="346">
            <text:p>346</text:p>
          </table:table-cell>
          <table:table-cell office:value-type="float" office:value="303">
            <text:p>303</text:p>
          </table:table-cell>
          <table:table-cell office:value-type="float" office:value="354">
            <text:p>354</text:p>
          </table:table-cell>
          <table:table-cell office:value-type="float" office:value="1373926800000">
            <text:p>1373926800000</text:p>
          </table:table-cell>
        </table:table-row>
        <table:table-row table:style-name="ro2">
          <table:table-cell table:style-name="ce2" office:value-type="date" office:date-value="2013-07-15T22:25:00">
            <text:p>Mon, 10:25 PM 7/15</text:p>
          </table:table-cell>
          <table:table-cell table:style-name="ce3" table:formula="of:=([.A271]-DATE(1970;1;1))*86400*1000" office:value-type="float" office:value="1373927100000">
            <text:p>1373927100000</text:p>
          </table:table-cell>
          <table:table-cell office:value-type="float" office:value="262">
            <text:p>262</text:p>
          </table:table-cell>
          <table:table-cell office:value-type="float" office:value="271">
            <text:p>271</text:p>
          </table:table-cell>
          <table:table-cell office:value-type="float" office:value="262">
            <text:p>262</text:p>
          </table:table-cell>
          <table:table-cell office:value-type="float" office:value="392">
            <text:p>392</text:p>
          </table:table-cell>
          <table:table-cell office:value-type="float" office:value="1373927100000">
            <text:p>1373927100000</text:p>
          </table:table-cell>
        </table:table-row>
        <table:table-row table:style-name="ro2">
          <table:table-cell table:style-name="ce2" office:value-type="date" office:date-value="2013-07-15T22:30:00">
            <text:p>Mon, 10:30 PM 7/15</text:p>
          </table:table-cell>
          <table:table-cell table:style-name="ce3" table:formula="of:=([.A272]-DATE(1970;1;1))*86400*1000" office:value-type="float" office:value="1373927400000">
            <text:p>1373927400000</text:p>
          </table:table-cell>
          <table:table-cell office:value-type="float" office:value="232">
            <text:p>232</text:p>
          </table:table-cell>
          <table:table-cell office:value-type="float" office:value="308">
            <text:p>308</text:p>
          </table:table-cell>
          <table:table-cell office:value-type="float" office:value="296">
            <text:p>296</text:p>
          </table:table-cell>
          <table:table-cell office:value-type="float" office:value="360">
            <text:p>360</text:p>
          </table:table-cell>
          <table:table-cell office:value-type="float" office:value="1373927400000">
            <text:p>1373927400000</text:p>
          </table:table-cell>
        </table:table-row>
        <table:table-row table:style-name="ro2">
          <table:table-cell table:style-name="ce2" office:value-type="date" office:date-value="2013-07-15T22:35:00">
            <text:p>Mon, 10:35 PM 7/15</text:p>
          </table:table-cell>
          <table:table-cell table:style-name="ce3" table:formula="of:=([.A273]-DATE(1970;1;1))*86400*1000" office:value-type="float" office:value="1373927700000">
            <text:p>1373927700000</text:p>
          </table:table-cell>
          <table:table-cell office:value-type="float" office:value="289">
            <text:p>289</text:p>
          </table:table-cell>
          <table:table-cell office:value-type="float" office:value="314">
            <text:p>314</text:p>
          </table:table-cell>
          <table:table-cell office:value-type="float" office:value="283">
            <text:p>283</text:p>
          </table:table-cell>
          <table:table-cell office:value-type="float" office:value="368">
            <text:p>368</text:p>
          </table:table-cell>
          <table:table-cell office:value-type="float" office:value="1373927700000">
            <text:p>1373927700000</text:p>
          </table:table-cell>
        </table:table-row>
        <table:table-row table:style-name="ro2">
          <table:table-cell table:style-name="ce2" office:value-type="date" office:date-value="2013-07-15T22:40:00">
            <text:p>Mon, 10:40 PM 7/15</text:p>
          </table:table-cell>
          <table:table-cell table:style-name="ce3" table:formula="of:=([.A274]-DATE(1970;1;1))*86400*1000" office:value-type="float" office:value="1373928000000">
            <text:p>1373928000000</text:p>
          </table:table-cell>
          <table:table-cell office:value-type="float" office:value="193">
            <text:p>193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office:value-type="float" office:value="394">
            <text:p>394</text:p>
          </table:table-cell>
          <table:table-cell office:value-type="float" office:value="1373928000000">
            <text:p>1373928000000</text:p>
          </table:table-cell>
        </table:table-row>
        <table:table-row table:style-name="ro2">
          <table:table-cell table:style-name="ce2" office:value-type="date" office:date-value="2013-07-15T22:45:00">
            <text:p>Mon, 10:45 PM 7/15</text:p>
          </table:table-cell>
          <table:table-cell table:style-name="ce3" table:formula="of:=([.A275]-DATE(1970;1;1))*86400*1000" office:value-type="float" office:value="1373928300000">
            <text:p>1373928300000</text:p>
          </table:table-cell>
          <table:table-cell office:value-type="float" office:value="266">
            <text:p>266</text:p>
          </table:table-cell>
          <table:table-cell office:value-type="float" office:value="311">
            <text:p>311</text:p>
          </table:table-cell>
          <table:table-cell office:value-type="float" office:value="336">
            <text:p>336</text:p>
          </table:table-cell>
          <table:table-cell office:value-type="float" office:value="374">
            <text:p>374</text:p>
          </table:table-cell>
          <table:table-cell office:value-type="float" office:value="1373928300000">
            <text:p>1373928300000</text:p>
          </table:table-cell>
        </table:table-row>
        <table:table-row table:style-name="ro2">
          <table:table-cell table:style-name="ce2" office:value-type="date" office:date-value="2013-07-15T22:50:00">
            <text:p>Mon, 10:50 PM 7/15</text:p>
          </table:table-cell>
          <table:table-cell table:style-name="ce3" table:formula="of:=([.A276]-DATE(1970;1;1))*86400*1000" office:value-type="float" office:value="1373928600000">
            <text:p>1373928600000</text:p>
          </table:table-cell>
          <table:table-cell office:value-type="float" office:value="346">
            <text:p>346</text:p>
          </table:table-cell>
          <table:table-cell office:value-type="float" office:value="211">
            <text:p>211</text:p>
          </table:table-cell>
          <table:table-cell office:value-type="float" office:value="262">
            <text:p>262</text:p>
          </table:table-cell>
          <table:table-cell office:value-type="float" office:value="380">
            <text:p>380</text:p>
          </table:table-cell>
          <table:table-cell office:value-type="float" office:value="1373928600000">
            <text:p>1373928600000</text:p>
          </table:table-cell>
        </table:table-row>
        <table:table-row table:style-name="ro2">
          <table:table-cell table:style-name="ce2" office:value-type="date" office:date-value="2013-07-15T22:55:00">
            <text:p>Mon, 10:55 PM 7/15</text:p>
          </table:table-cell>
          <table:table-cell table:style-name="ce3" table:formula="of:=([.A277]-DATE(1970;1;1))*86400*1000" office:value-type="float" office:value="1373928900000">
            <text:p>1373928900000</text:p>
          </table:table-cell>
          <table:table-cell office:value-type="float" office:value="254">
            <text:p>254</text:p>
          </table:table-cell>
          <table:table-cell office:value-type="float" office:value="204">
            <text:p>204</text:p>
          </table:table-cell>
          <table:table-cell office:value-type="float" office:value="227">
            <text:p>227</text:p>
          </table:table-cell>
          <table:table-cell office:value-type="float" office:value="316">
            <text:p>316</text:p>
          </table:table-cell>
          <table:table-cell office:value-type="float" office:value="1373928900000">
            <text:p>1373928900000</text:p>
          </table:table-cell>
        </table:table-row>
        <table:table-row table:style-name="ro2">
          <table:table-cell table:style-name="ce2" office:value-type="date" office:date-value="2013-07-15T23:00:00">
            <text:p>Mon, 11:00 PM 7/15</text:p>
          </table:table-cell>
          <table:table-cell table:style-name="ce3" table:formula="of:=([.A278]-DATE(1970;1;1))*86400*1000" office:value-type="float" office:value="1373929200000">
            <text:p>1373929200000</text:p>
          </table:table-cell>
          <table:table-cell office:value-type="float" office:value="246">
            <text:p>246</text:p>
          </table:table-cell>
          <table:table-cell office:value-type="float" office:value="219">
            <text:p>219</text:p>
          </table:table-cell>
          <table:table-cell office:value-type="float" office:value="197">
            <text:p>197</text:p>
          </table:table-cell>
          <table:table-cell office:value-type="float" office:value="352">
            <text:p>352</text:p>
          </table:table-cell>
          <table:table-cell office:value-type="float" office:value="1373929200000">
            <text:p>1373929200000</text:p>
          </table:table-cell>
        </table:table-row>
        <table:table-row table:style-name="ro2">
          <table:table-cell table:style-name="ce2" office:value-type="date" office:date-value="2013-07-15T23:05:00">
            <text:p>Mon, 11:05 PM 7/15</text:p>
          </table:table-cell>
          <table:table-cell table:style-name="ce3" table:formula="of:=([.A279]-DATE(1970;1;1))*86400*1000" office:value-type="float" office:value="1373929500000">
            <text:p>1373929500000</text:p>
          </table:table-cell>
          <table:table-cell office:value-type="float" office:value="237">
            <text:p>237</text:p>
          </table:table-cell>
          <table:table-cell office:value-type="float" office:value="186">
            <text:p>186</text:p>
          </table:table-cell>
          <table:table-cell office:value-type="float" office:value="175">
            <text:p>175</text:p>
          </table:table-cell>
          <table:table-cell office:value-type="float" office:value="311">
            <text:p>311</text:p>
          </table:table-cell>
          <table:table-cell office:value-type="float" office:value="1373929500000">
            <text:p>1373929500000</text:p>
          </table:table-cell>
        </table:table-row>
        <table:table-row table:style-name="ro2">
          <table:table-cell table:style-name="ce2" office:value-type="date" office:date-value="2013-07-15T23:10:00">
            <text:p>Mon, 11:10 PM 7/15</text:p>
          </table:table-cell>
          <table:table-cell table:style-name="ce3" table:formula="of:=([.A280]-DATE(1970;1;1))*86400*1000" office:value-type="float" office:value="1373929800000">
            <text:p>1373929800000</text:p>
          </table:table-cell>
          <table:table-cell office:value-type="float" office:value="194">
            <text:p>194</text:p>
          </table:table-cell>
          <table:table-cell office:value-type="float" office:value="128">
            <text:p>128</text:p>
          </table:table-cell>
          <table:table-cell office:value-type="float" office:value="199">
            <text:p>199</text:p>
          </table:table-cell>
          <table:table-cell office:value-type="float" office:value="293">
            <text:p>293</text:p>
          </table:table-cell>
          <table:table-cell office:value-type="float" office:value="1373929800000">
            <text:p>1373929800000</text:p>
          </table:table-cell>
        </table:table-row>
        <table:table-row table:style-name="ro2">
          <table:table-cell table:style-name="ce2" office:value-type="date" office:date-value="2013-07-15T23:15:00">
            <text:p>Mon, 11:15 PM 7/15</text:p>
          </table:table-cell>
          <table:table-cell table:style-name="ce3" table:formula="of:=([.A281]-DATE(1970;1;1))*86400*1000" office:value-type="float" office:value="1373930100000">
            <text:p>1373930100000</text:p>
          </table:table-cell>
          <table:table-cell office:value-type="float" office:value="262">
            <text:p>262</text:p>
          </table:table-cell>
          <table:table-cell office:value-type="float" office:value="166">
            <text:p>166</text:p>
          </table:table-cell>
          <table:table-cell office:value-type="float" office:value="204">
            <text:p>204</text:p>
          </table:table-cell>
          <table:table-cell office:value-type="float" office:value="263">
            <text:p>263</text:p>
          </table:table-cell>
          <table:table-cell office:value-type="float" office:value="1373930100000">
            <text:p>1373930100000</text:p>
          </table:table-cell>
        </table:table-row>
        <table:table-row table:style-name="ro2">
          <table:table-cell table:style-name="ce2" office:value-type="date" office:date-value="2013-07-15T23:20:00">
            <text:p>Mon, 11:20 PM 7/15</text:p>
          </table:table-cell>
          <table:table-cell table:style-name="ce3" table:formula="of:=([.A282]-DATE(1970;1;1))*86400*1000" office:value-type="float" office:value="1373930400000">
            <text:p>1373930400000</text:p>
          </table:table-cell>
          <table:table-cell office:value-type="float" office:value="202">
            <text:p>202</text:p>
          </table:table-cell>
          <table:table-cell office:value-type="float" office:value="167">
            <text:p>167</text:p>
          </table:table-cell>
          <table:table-cell office:value-type="float" office:value="199">
            <text:p>199</text:p>
          </table:table-cell>
          <table:table-cell office:value-type="float" office:value="267">
            <text:p>267</text:p>
          </table:table-cell>
          <table:table-cell office:value-type="float" office:value="1373930400000">
            <text:p>1373930400000</text:p>
          </table:table-cell>
        </table:table-row>
        <table:table-row table:style-name="ro2">
          <table:table-cell table:style-name="ce2" office:value-type="date" office:date-value="2013-07-15T23:25:00">
            <text:p>Mon, 11:25 PM 7/15</text:p>
          </table:table-cell>
          <table:table-cell table:style-name="ce3" table:formula="of:=([.A283]-DATE(1970;1;1))*86400*1000" office:value-type="float" office:value="1373930700000">
            <text:p>1373930700000</text:p>
          </table:table-cell>
          <table:table-cell office:value-type="float" office:value="167">
            <text:p>167</text:p>
          </table:table-cell>
          <table:table-cell office:value-type="float" office:value="152">
            <text:p>152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 office:value-type="float" office:value="1373930700000">
            <text:p>1373930700000</text:p>
          </table:table-cell>
        </table:table-row>
        <table:table-row table:style-name="ro2">
          <table:table-cell table:style-name="ce2" office:value-type="date" office:date-value="2013-07-15T23:30:00">
            <text:p>Mon, 11:30 PM 7/15</text:p>
          </table:table-cell>
          <table:table-cell table:style-name="ce3" table:formula="of:=([.A284]-DATE(1970;1;1))*86400*1000" office:value-type="float" office:value="1373931000000">
            <text:p>1373931000000</text:p>
          </table:table-cell>
          <table:table-cell office:value-type="float" office:value="232">
            <text:p>232</text:p>
          </table:table-cell>
          <table:table-cell office:value-type="float" office:value="153">
            <text:p>153</text:p>
          </table:table-cell>
          <table:table-cell office:value-type="float" office:value="188">
            <text:p>188</text:p>
          </table:table-cell>
          <table:table-cell office:value-type="float" office:value="215">
            <text:p>215</text:p>
          </table:table-cell>
          <table:table-cell office:value-type="float" office:value="1373931000000">
            <text:p>1373931000000</text:p>
          </table:table-cell>
        </table:table-row>
        <table:table-row table:style-name="ro2">
          <table:table-cell table:style-name="ce2" office:value-type="date" office:date-value="2013-07-15T23:35:00">
            <text:p>Mon, 11:35 PM 7/15</text:p>
          </table:table-cell>
          <table:table-cell table:style-name="ce3" table:formula="of:=([.A285]-DATE(1970;1;1))*86400*1000" office:value-type="float" office:value="1373931300000">
            <text:p>1373931300000</text:p>
          </table:table-cell>
          <table:table-cell office:value-type="float" office:value="222">
            <text:p>222</text:p>
          </table:table-cell>
          <table:table-cell office:value-type="float" office:value="182">
            <text:p>182</text:p>
          </table:table-cell>
          <table:table-cell office:value-type="float" office:value="187">
            <text:p>187</text:p>
          </table:table-cell>
          <table:table-cell office:value-type="float" office:value="266">
            <text:p>266</text:p>
          </table:table-cell>
          <table:table-cell office:value-type="float" office:value="1373931300000">
            <text:p>1373931300000</text:p>
          </table:table-cell>
        </table:table-row>
        <table:table-row table:style-name="ro2">
          <table:table-cell table:style-name="ce2" office:value-type="date" office:date-value="2013-07-15T23:40:00">
            <text:p>Mon, 11:40 PM 7/15</text:p>
          </table:table-cell>
          <table:table-cell table:style-name="ce3" table:formula="of:=([.A286]-DATE(1970;1;1))*86400*1000" office:value-type="float" office:value="1373931600000">
            <text:p>1373931600000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98">
            <text:p>198</text:p>
          </table:table-cell>
          <table:table-cell office:value-type="float" office:value="255">
            <text:p>255</text:p>
          </table:table-cell>
          <table:table-cell office:value-type="float" office:value="1373931600000">
            <text:p>1373931600000</text:p>
          </table:table-cell>
        </table:table-row>
        <table:table-row table:style-name="ro2">
          <table:table-cell table:style-name="ce2" office:value-type="date" office:date-value="2013-07-15T23:45:00">
            <text:p>Mon, 11:45 PM 7/15</text:p>
          </table:table-cell>
          <table:table-cell table:style-name="ce3" table:formula="of:=([.A287]-DATE(1970;1;1))*86400*1000" office:value-type="float" office:value="1373931900000">
            <text:p>1373931900000</text:p>
          </table:table-cell>
          <table:table-cell office:value-type="float" office:value="246">
            <text:p>246</text:p>
          </table:table-cell>
          <table:table-cell office:value-type="float" office:value="172">
            <text:p>172</text:p>
          </table:table-cell>
          <table:table-cell office:value-type="float" office:value="198">
            <text:p>198</text:p>
          </table:table-cell>
          <table:table-cell office:value-type="float" office:value="280">
            <text:p>280</text:p>
          </table:table-cell>
          <table:table-cell office:value-type="float" office:value="1373931900000">
            <text:p>1373931900000</text:p>
          </table:table-cell>
        </table:table-row>
        <table:table-row table:style-name="ro2">
          <table:table-cell table:style-name="ce2" office:value-type="date" office:date-value="2013-07-15T23:50:00">
            <text:p>Mon, 11:50 PM 7/15</text:p>
          </table:table-cell>
          <table:table-cell table:style-name="ce3" table:formula="of:=([.A288]-DATE(1970;1;1))*86400*1000" office:value-type="float" office:value="1373932200000">
            <text:p>1373932200000</text:p>
          </table:table-cell>
          <table:table-cell office:value-type="float" office:value="194">
            <text:p>194</text:p>
          </table:table-cell>
          <table:table-cell office:value-type="float" office:value="150">
            <text:p>150</text:p>
          </table:table-cell>
          <table:table-cell office:value-type="float" office:value="176">
            <text:p>176</text:p>
          </table:table-cell>
          <table:table-cell office:value-type="float" office:value="249">
            <text:p>249</text:p>
          </table:table-cell>
          <table:table-cell office:value-type="float" office:value="1373932200000">
            <text:p>1373932200000</text:p>
          </table:table-cell>
        </table:table-row>
        <table:table-row table:style-name="ro2">
          <table:table-cell table:style-name="ce2" office:value-type="date" office:date-value="2013-07-15T23:55:00">
            <text:p>Mon, 11:55 PM 7/15</text:p>
          </table:table-cell>
          <table:table-cell table:style-name="ce3" table:formula="of:=([.A289]-DATE(1970;1;1))*86400*1000" office:value-type="float" office:value="1373932500000">
            <text:p>1373932500000</text:p>
          </table:table-cell>
          <table:table-cell office:value-type="float" office:value="166">
            <text:p>166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212">
            <text:p>212</text:p>
          </table:table-cell>
          <table:table-cell office:value-type="float" office:value="1373932500000">
            <text:p>1373932500000</text:p>
          </table:table-cell>
        </table:table-row>
        <table:table-row table:style-name="ro2">
          <table:table-cell table:style-name="ce2" office:value-type="date" office:date-value="2013-07-16">
            <text:p>Tue, 12:00 AM 7/16</text:p>
          </table:table-cell>
          <table:table-cell table:style-name="ce3" table:formula="of:=([.A290]-DATE(1970;1;1))*86400*1000" office:value-type="float" office:value="1373932800000">
            <text:p>1373932800000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373932800000">
            <text:p>1373932800000</text:p>
          </table:table-cell>
        </table:table-row>
        <table:table-row table:style-name="ro2">
          <table:table-cell table:style-name="ce2" office:value-type="date" office:date-value="2013-07-16T00:05:00">
            <text:p>Tue, 12:05 AM 7/16</text:p>
          </table:table-cell>
          <table:table-cell table:style-name="ce3" table:formula="of:=([.A291]-DATE(1970;1;1))*86400*1000" office:value-type="float" office:value="1373933100000">
            <text:p>1373933100000</text:p>
          </table:table-cell>
          <table:table-cell office:value-type="float" office:value="154">
            <text:p>154</text:p>
          </table:table-cell>
          <table:table-cell office:value-type="float" office:value="106">
            <text:p>106</text:p>
          </table:table-cell>
          <table:table-cell office:value-type="float" office:value="135">
            <text:p>135</text:p>
          </table:table-cell>
          <table:table-cell office:value-type="float" office:value="199">
            <text:p>199</text:p>
          </table:table-cell>
          <table:table-cell office:value-type="float" office:value="1373933100000">
            <text:p>1373933100000</text:p>
          </table:table-cell>
        </table:table-row>
        <table:table-row table:style-name="ro2">
          <table:table-cell table:style-name="ce2" office:value-type="date" office:date-value="2013-07-16T00:10:00">
            <text:p>Tue, 12:10 AM 7/16</text:p>
          </table:table-cell>
          <table:table-cell table:style-name="ce3" table:formula="of:=([.A292]-DATE(1970;1;1))*86400*1000" office:value-type="float" office:value="1373933400000">
            <text:p>1373933400000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office:value-type="float" office:value="137">
            <text:p>137</text:p>
          </table:table-cell>
          <table:table-cell office:value-type="float" office:value="247">
            <text:p>247</text:p>
          </table:table-cell>
          <table:table-cell office:value-type="float" office:value="1373933400000">
            <text:p>1373933400000</text:p>
          </table:table-cell>
        </table:table-row>
        <table:table-row table:style-name="ro2">
          <table:table-cell table:style-name="ce2" office:value-type="date" office:date-value="2013-07-16T00:15:00">
            <text:p>Tue, 12:15 AM 7/16</text:p>
          </table:table-cell>
          <table:table-cell table:style-name="ce3" table:formula="of:=([.A293]-DATE(1970;1;1))*86400*1000" office:value-type="float" office:value="1373933700000">
            <text:p>1373933700000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149">
            <text:p>149</text:p>
          </table:table-cell>
          <table:table-cell office:value-type="float" office:value="221">
            <text:p>221</text:p>
          </table:table-cell>
          <table:table-cell office:value-type="float" office:value="1373933700000">
            <text:p>1373933700000</text:p>
          </table:table-cell>
        </table:table-row>
        <table:table-row table:style-name="ro2">
          <table:table-cell table:style-name="ce2" office:value-type="date" office:date-value="2013-07-16T00:20:00">
            <text:p>Tue, 12:20 AM 7/16</text:p>
          </table:table-cell>
          <table:table-cell table:style-name="ce3" table:formula="of:=([.A294]-DATE(1970;1;1))*86400*1000" office:value-type="float" office:value="1373934000000">
            <text:p>1373934000000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42">
            <text:p>142</text:p>
          </table:table-cell>
          <table:table-cell office:value-type="float" office:value="201">
            <text:p>201</text:p>
          </table:table-cell>
          <table:table-cell office:value-type="float" office:value="1373934000000">
            <text:p>1373934000000</text:p>
          </table:table-cell>
        </table:table-row>
        <table:table-row table:style-name="ro2">
          <table:table-cell table:style-name="ce2" office:value-type="date" office:date-value="2013-07-16T00:25:00">
            <text:p>Tue, 12:25 AM 7/16</text:p>
          </table:table-cell>
          <table:table-cell table:style-name="ce3" table:formula="of:=([.A295]-DATE(1970;1;1))*86400*1000" office:value-type="float" office:value="1373934300000">
            <text:p>137393430000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19">
            <text:p>119</text:p>
          </table:table-cell>
          <table:table-cell office:value-type="float" office:value="176">
            <text:p>176</text:p>
          </table:table-cell>
          <table:table-cell office:value-type="float" office:value="1373934300000">
            <text:p>1373934300000</text:p>
          </table:table-cell>
        </table:table-row>
        <table:table-row table:style-name="ro2">
          <table:table-cell table:style-name="ce2" office:value-type="date" office:date-value="2013-07-16T00:30:00">
            <text:p>Tue, 12:30 AM 7/16</text:p>
          </table:table-cell>
          <table:table-cell table:style-name="ce3" table:formula="of:=([.A296]-DATE(1970;1;1))*86400*1000" office:value-type="float" office:value="1373934600000">
            <text:p>1373934600000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183">
            <text:p>183</text:p>
          </table:table-cell>
          <table:table-cell office:value-type="float" office:value="1373934600000">
            <text:p>1373934600000</text:p>
          </table:table-cell>
        </table:table-row>
        <table:table-row table:style-name="ro2">
          <table:table-cell table:style-name="ce2" office:value-type="date" office:date-value="2013-07-16T00:35:00">
            <text:p>Tue, 12:35 AM 7/16</text:p>
          </table:table-cell>
          <table:table-cell table:style-name="ce3" table:formula="of:=([.A297]-DATE(1970;1;1))*86400*1000" office:value-type="float" office:value="1373934900000">
            <text:p>13739349000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 office:value-type="float" office:value="1373934900000">
            <text:p>1373934900000</text:p>
          </table:table-cell>
        </table:table-row>
        <table:table-row table:style-name="ro2">
          <table:table-cell table:style-name="ce2" office:value-type="date" office:date-value="2013-07-16T00:40:00">
            <text:p>Tue, 12:40 AM 7/16</text:p>
          </table:table-cell>
          <table:table-cell table:style-name="ce3" table:formula="of:=([.A298]-DATE(1970;1;1))*86400*1000" office:value-type="float" office:value="1373935200000">
            <text:p>137393520000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28">
            <text:p>128</text:p>
          </table:table-cell>
          <table:table-cell office:value-type="float" office:value="179">
            <text:p>179</text:p>
          </table:table-cell>
          <table:table-cell office:value-type="float" office:value="1373935200000">
            <text:p>1373935200000</text:p>
          </table:table-cell>
        </table:table-row>
        <table:table-row table:style-name="ro2">
          <table:table-cell table:style-name="ce2" office:value-type="date" office:date-value="2013-07-16T00:45:00">
            <text:p>Tue, 12:45 AM 7/16</text:p>
          </table:table-cell>
          <table:table-cell table:style-name="ce3" table:formula="of:=([.A299]-DATE(1970;1;1))*86400*1000" office:value-type="float" office:value="1373935500000">
            <text:p>1373935500000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32">
            <text:p>132</text:p>
          </table:table-cell>
          <table:table-cell office:value-type="float" office:value="179">
            <text:p>179</text:p>
          </table:table-cell>
          <table:table-cell office:value-type="float" office:value="1373935500000">
            <text:p>1373935500000</text:p>
          </table:table-cell>
        </table:table-row>
        <table:table-row table:style-name="ro2">
          <table:table-cell table:style-name="ce2" office:value-type="date" office:date-value="2013-07-16T00:50:00">
            <text:p>Tue, 12:50 AM 7/16</text:p>
          </table:table-cell>
          <table:table-cell table:style-name="ce3" table:formula="of:=([.A300]-DATE(1970;1;1))*86400*1000" office:value-type="float" office:value="1373935800000">
            <text:p>137393580000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158">
            <text:p>158</text:p>
          </table:table-cell>
          <table:table-cell office:value-type="float" office:value="1373935800000">
            <text:p>1373935800000</text:p>
          </table:table-cell>
        </table:table-row>
        <table:table-row table:style-name="ro2">
          <table:table-cell table:style-name="ce2" office:value-type="date" office:date-value="2013-07-16T00:55:00">
            <text:p>Tue, 12:55 AM 7/16</text:p>
          </table:table-cell>
          <table:table-cell table:style-name="ce3" table:formula="of:=([.A301]-DATE(1970;1;1))*86400*1000" office:value-type="float" office:value="1373936100000">
            <text:p>1373936100000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1373936100000">
            <text:p>1373936100000</text:p>
          </table:table-cell>
        </table:table-row>
        <table:table-row table:style-name="ro2">
          <table:table-cell table:style-name="ce2" office:value-type="date" office:date-value="2013-07-16T01:00:00">
            <text:p>Tue, 1:00 AM 7/16</text:p>
          </table:table-cell>
          <table:table-cell table:style-name="ce3" table:formula="of:=([.A302]-DATE(1970;1;1))*86400*1000" office:value-type="float" office:value="1373936400000">
            <text:p>137393640000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73936400000">
            <text:p>1373936400000</text:p>
          </table:table-cell>
        </table:table-row>
        <table:table-row table:style-name="ro2">
          <table:table-cell table:style-name="ce2" office:value-type="date" office:date-value="2013-07-16T01:05:00">
            <text:p>Tue, 1:05 AM 7/16</text:p>
          </table:table-cell>
          <table:table-cell table:style-name="ce3" table:formula="of:=([.A303]-DATE(1970;1;1))*86400*1000" office:value-type="float" office:value="1373936700000">
            <text:p>137393670000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123">
            <text:p>123</text:p>
          </table:table-cell>
          <table:table-cell office:value-type="float" office:value="1373936700000">
            <text:p>1373936700000</text:p>
          </table:table-cell>
        </table:table-row>
        <table:table-row table:style-name="ro2">
          <table:table-cell table:style-name="ce2" office:value-type="date" office:date-value="2013-07-16T01:10:00">
            <text:p>Tue, 1:10 AM 7/16</text:p>
          </table:table-cell>
          <table:table-cell table:style-name="ce3" table:formula="of:=([.A304]-DATE(1970;1;1))*86400*1000" office:value-type="float" office:value="1373937000000">
            <text:p>13739370000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 office:value-type="float" office:value="1373937000000">
            <text:p>1373937000000</text:p>
          </table:table-cell>
        </table:table-row>
        <table:table-row table:style-name="ro2">
          <table:table-cell table:style-name="ce2" office:value-type="date" office:date-value="2013-07-16T01:15:00">
            <text:p>Tue, 1:15 AM 7/16</text:p>
          </table:table-cell>
          <table:table-cell table:style-name="ce3" table:formula="of:=([.A305]-DATE(1970;1;1))*86400*1000" office:value-type="float" office:value="1373937300000">
            <text:p>137393730000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  <table:table-cell office:value-type="float" office:value="1373937300000">
            <text:p>1373937300000</text:p>
          </table:table-cell>
        </table:table-row>
        <table:table-row table:style-name="ro2">
          <table:table-cell table:style-name="ce2" office:value-type="date" office:date-value="2013-07-16T01:20:00">
            <text:p>Tue, 1:20 AM 7/16</text:p>
          </table:table-cell>
          <table:table-cell table:style-name="ce3" table:formula="of:=([.A306]-DATE(1970;1;1))*86400*1000" office:value-type="float" office:value="1373937600000">
            <text:p>137393760000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office:value-type="float" office:value="108">
            <text:p>108</text:p>
          </table:table-cell>
          <table:table-cell office:value-type="float" office:value="1373937600000">
            <text:p>1373937600000</text:p>
          </table:table-cell>
        </table:table-row>
        <table:table-row table:style-name="ro2">
          <table:table-cell table:style-name="ce2" office:value-type="date" office:date-value="2013-07-16T01:25:00">
            <text:p>Tue, 1:25 AM 7/16</text:p>
          </table:table-cell>
          <table:table-cell table:style-name="ce3" table:formula="of:=([.A307]-DATE(1970;1;1))*86400*1000" office:value-type="float" office:value="1373937900000">
            <text:p>13739379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42">
            <text:p>142</text:p>
          </table:table-cell>
          <table:table-cell office:value-type="float" office:value="1373937900000">
            <text:p>1373937900000</text:p>
          </table:table-cell>
        </table:table-row>
        <table:table-row table:style-name="ro2">
          <table:table-cell table:style-name="ce2" office:value-type="date" office:date-value="2013-07-16T01:30:00">
            <text:p>Tue, 1:30 AM 7/16</text:p>
          </table:table-cell>
          <table:table-cell table:style-name="ce3" table:formula="of:=([.A308]-DATE(1970;1;1))*86400*1000" office:value-type="float" office:value="1373938200000">
            <text:p>13739382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 office:value-type="float" office:value="1373938200000">
            <text:p>1373938200000</text:p>
          </table:table-cell>
        </table:table-row>
        <table:table-row table:style-name="ro2">
          <table:table-cell table:style-name="ce2" office:value-type="date" office:date-value="2013-07-16T01:35:00">
            <text:p>Tue, 1:35 AM 7/16</text:p>
          </table:table-cell>
          <table:table-cell table:style-name="ce3" table:formula="of:=([.A309]-DATE(1970;1;1))*86400*1000" office:value-type="float" office:value="1373938500000">
            <text:p>13739385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28">
            <text:p>128</text:p>
          </table:table-cell>
          <table:table-cell office:value-type="float" office:value="1373938500000">
            <text:p>1373938500000</text:p>
          </table:table-cell>
        </table:table-row>
        <table:table-row table:style-name="ro2">
          <table:table-cell table:style-name="ce2" office:value-type="date" office:date-value="2013-07-16T01:40:00">
            <text:p>Tue, 1:40 AM 7/16</text:p>
          </table:table-cell>
          <table:table-cell table:style-name="ce3" table:formula="of:=([.A310]-DATE(1970;1;1))*86400*1000" office:value-type="float" office:value="1373938800000">
            <text:p>13739388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1">
            <text:p>141</text:p>
          </table:table-cell>
          <table:table-cell office:value-type="float" office:value="1373938800000">
            <text:p>1373938800000</text:p>
          </table:table-cell>
        </table:table-row>
        <table:table-row table:style-name="ro2">
          <table:table-cell table:style-name="ce2" office:value-type="date" office:date-value="2013-07-16T01:45:00">
            <text:p>Tue, 1:45 AM 7/16</text:p>
          </table:table-cell>
          <table:table-cell table:style-name="ce3" table:formula="of:=([.A311]-DATE(1970;1;1))*86400*1000" office:value-type="float" office:value="1373939100000">
            <text:p>13739391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22">
            <text:p>122</text:p>
          </table:table-cell>
          <table:table-cell office:value-type="float" office:value="1373939100000">
            <text:p>1373939100000</text:p>
          </table:table-cell>
        </table:table-row>
        <table:table-row table:style-name="ro2">
          <table:table-cell table:style-name="ce2" office:value-type="date" office:date-value="2013-07-16T01:50:00">
            <text:p>Tue, 1:50 AM 7/16</text:p>
          </table:table-cell>
          <table:table-cell table:style-name="ce3" table:formula="of:=([.A312]-DATE(1970;1;1))*86400*1000" office:value-type="float" office:value="1373939400000">
            <text:p>13739394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25">
            <text:p>125</text:p>
          </table:table-cell>
          <table:table-cell office:value-type="float" office:value="1373939400000">
            <text:p>1373939400000</text:p>
          </table:table-cell>
        </table:table-row>
        <table:table-row table:style-name="ro2">
          <table:table-cell table:style-name="ce2" office:value-type="date" office:date-value="2013-07-16T01:55:00">
            <text:p>Tue, 1:55 AM 7/16</text:p>
          </table:table-cell>
          <table:table-cell table:style-name="ce3" table:formula="of:=([.A313]-DATE(1970;1;1))*86400*1000" office:value-type="float" office:value="1373939700000">
            <text:p>13739397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14">
            <text:p>114</text:p>
          </table:table-cell>
          <table:table-cell office:value-type="float" office:value="1373939700000">
            <text:p>1373939700000</text:p>
          </table:table-cell>
        </table:table-row>
        <table:table-row table:style-name="ro2">
          <table:table-cell table:style-name="ce2" office:value-type="date" office:date-value="2013-07-16T02:00:00">
            <text:p>Tue, 2:00 AM 7/16</text:p>
          </table:table-cell>
          <table:table-cell table:style-name="ce3" table:formula="of:=([.A314]-DATE(1970;1;1))*86400*1000" office:value-type="float" office:value="1373940000000">
            <text:p>137394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92">
            <text:p>92</text:p>
          </table:table-cell>
          <table:table-cell office:value-type="float" office:value="1373940000000">
            <text:p>1373940000000</text:p>
          </table:table-cell>
        </table:table-row>
        <table:table-row table:style-name="ro2">
          <table:table-cell table:style-name="ce2" office:value-type="date" office:date-value="2013-07-16T02:05:00">
            <text:p>Tue, 2:05 AM 7/16</text:p>
          </table:table-cell>
          <table:table-cell table:style-name="ce3" table:formula="of:=([.A315]-DATE(1970;1;1))*86400*1000" office:value-type="float" office:value="1373940300000">
            <text:p>13739403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 office:value-type="float" office:value="1373940300000">
            <text:p>1373940300000</text:p>
          </table:table-cell>
        </table:table-row>
        <table:table-row table:style-name="ro2">
          <table:table-cell table:style-name="ce2" office:value-type="date" office:date-value="2013-07-16T02:10:00">
            <text:p>Tue, 2:10 AM 7/16</text:p>
          </table:table-cell>
          <table:table-cell table:style-name="ce3" table:formula="of:=([.A316]-DATE(1970;1;1))*86400*1000" office:value-type="float" office:value="1373940600000">
            <text:p>13739406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17">
            <text:p>117</text:p>
          </table:table-cell>
          <table:table-cell office:value-type="float" office:value="1373940600000">
            <text:p>1373940600000</text:p>
          </table:table-cell>
        </table:table-row>
        <table:table-row table:style-name="ro2">
          <table:table-cell table:style-name="ce2" office:value-type="date" office:date-value="2013-07-16T02:15:00">
            <text:p>Tue, 2:15 AM 7/16</text:p>
          </table:table-cell>
          <table:table-cell table:style-name="ce3" table:formula="of:=([.A317]-DATE(1970;1;1))*86400*1000" office:value-type="float" office:value="1373940900000">
            <text:p>13739409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34">
            <text:p>134</text:p>
          </table:table-cell>
          <table:table-cell office:value-type="float" office:value="1373940900000">
            <text:p>1373940900000</text:p>
          </table:table-cell>
        </table:table-row>
        <table:table-row table:style-name="ro2">
          <table:table-cell table:style-name="ce2" office:value-type="date" office:date-value="2013-07-16T02:20:00">
            <text:p>Tue, 2:20 AM 7/16</text:p>
          </table:table-cell>
          <table:table-cell table:style-name="ce3" table:formula="of:=([.A318]-DATE(1970;1;1))*86400*1000" office:value-type="float" office:value="1373941200000">
            <text:p>13739412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20">
            <text:p>120</text:p>
          </table:table-cell>
          <table:table-cell office:value-type="float" office:value="1373941200000">
            <text:p>1373941200000</text:p>
          </table:table-cell>
        </table:table-row>
        <table:table-row table:style-name="ro2">
          <table:table-cell table:style-name="ce2" office:value-type="date" office:date-value="2013-07-16T02:25:00">
            <text:p>Tue, 2:25 AM 7/16</text:p>
          </table:table-cell>
          <table:table-cell table:style-name="ce3" table:formula="of:=([.A319]-DATE(1970;1;1))*86400*1000" office:value-type="float" office:value="1373941500000">
            <text:p>13739415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float" office:value="1373941500000">
            <text:p>1373941500000</text:p>
          </table:table-cell>
        </table:table-row>
        <table:table-row table:style-name="ro2">
          <table:table-cell table:style-name="ce2" office:value-type="date" office:date-value="2013-07-16T02:30:00">
            <text:p>Tue, 2:30 AM 7/16</text:p>
          </table:table-cell>
          <table:table-cell table:style-name="ce3" table:formula="of:=([.A320]-DATE(1970;1;1))*86400*1000" office:value-type="float" office:value="1373941800000">
            <text:p>13739418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1373941800000">
            <text:p>1373941800000</text:p>
          </table:table-cell>
        </table:table-row>
        <table:table-row table:style-name="ro2">
          <table:table-cell table:style-name="ce2" office:value-type="date" office:date-value="2013-07-16T02:35:00">
            <text:p>Tue, 2:35 AM 7/16</text:p>
          </table:table-cell>
          <table:table-cell table:style-name="ce3" table:formula="of:=([.A321]-DATE(1970;1;1))*86400*1000" office:value-type="float" office:value="1373942100000">
            <text:p>13739421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1373942100000">
            <text:p>1373942100000</text:p>
          </table:table-cell>
        </table:table-row>
        <table:table-row table:style-name="ro2">
          <table:table-cell table:style-name="ce2" office:value-type="date" office:date-value="2013-07-16T02:40:00">
            <text:p>Tue, 2:40 AM 7/16</text:p>
          </table:table-cell>
          <table:table-cell table:style-name="ce3" table:formula="of:=([.A322]-DATE(1970;1;1))*86400*1000" office:value-type="float" office:value="1373942400000">
            <text:p>13739424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1373942400000">
            <text:p>1373942400000</text:p>
          </table:table-cell>
        </table:table-row>
        <table:table-row table:style-name="ro2">
          <table:table-cell table:style-name="ce2" office:value-type="date" office:date-value="2013-07-16T02:45:00">
            <text:p>Tue, 2:45 AM 7/16</text:p>
          </table:table-cell>
          <table:table-cell table:style-name="ce3" table:formula="of:=([.A323]-DATE(1970;1;1))*86400*1000" office:value-type="float" office:value="1373942700000">
            <text:p>13739427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93">
            <text:p>93</text:p>
          </table:table-cell>
          <table:table-cell office:value-type="float" office:value="1373942700000">
            <text:p>1373942700000</text:p>
          </table:table-cell>
        </table:table-row>
        <table:table-row table:style-name="ro2">
          <table:table-cell table:style-name="ce2" office:value-type="date" office:date-value="2013-07-16T02:50:00">
            <text:p>Tue, 2:50 AM 7/16</text:p>
          </table:table-cell>
          <table:table-cell table:style-name="ce3" table:formula="of:=([.A324]-DATE(1970;1;1))*86400*1000" office:value-type="float" office:value="1373943000000">
            <text:p>1373943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office:value-type="float" office:value="1373943000000">
            <text:p>1373943000000</text:p>
          </table:table-cell>
        </table:table-row>
        <table:table-row table:style-name="ro2">
          <table:table-cell table:style-name="ce2" office:value-type="date" office:date-value="2013-07-16T02:55:00">
            <text:p>Tue, 2:55 AM 7/16</text:p>
          </table:table-cell>
          <table:table-cell table:style-name="ce3" table:formula="of:=([.A325]-DATE(1970;1;1))*86400*1000" office:value-type="float" office:value="1373943300000">
            <text:p>13739433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1373943300000">
            <text:p>1373943300000</text:p>
          </table:table-cell>
        </table:table-row>
        <table:table-row table:style-name="ro2">
          <table:table-cell table:style-name="ce2" office:value-type="date" office:date-value="2013-07-16T03:00:00">
            <text:p>Tue, 3:00 AM 7/16</text:p>
          </table:table-cell>
          <table:table-cell table:style-name="ce3" table:formula="of:=([.A326]-DATE(1970;1;1))*86400*1000" office:value-type="float" office:value="1373943600000">
            <text:p>13739436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1373943600000">
            <text:p>1373943600000</text:p>
          </table:table-cell>
        </table:table-row>
        <table:table-row table:style-name="ro2">
          <table:table-cell table:style-name="ce2" office:value-type="date" office:date-value="2013-07-16T03:05:00">
            <text:p>Tue, 3:05 AM 7/16</text:p>
          </table:table-cell>
          <table:table-cell table:style-name="ce3" table:formula="of:=([.A327]-DATE(1970;1;1))*86400*1000" office:value-type="float" office:value="1373943900000">
            <text:p>13739439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office:value-type="float" office:value="1373943900000">
            <text:p>1373943900000</text:p>
          </table:table-cell>
        </table:table-row>
        <table:table-row table:style-name="ro2">
          <table:table-cell table:style-name="ce2" office:value-type="date" office:date-value="2013-07-16T03:10:00">
            <text:p>Tue, 3:10 AM 7/16</text:p>
          </table:table-cell>
          <table:table-cell table:style-name="ce3" table:formula="of:=([.A328]-DATE(1970;1;1))*86400*1000" office:value-type="float" office:value="1373944200000">
            <text:p>13739442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1373944200000">
            <text:p>1373944200000</text:p>
          </table:table-cell>
        </table:table-row>
        <table:table-row table:style-name="ro2">
          <table:table-cell table:style-name="ce2" office:value-type="date" office:date-value="2013-07-16T03:15:00">
            <text:p>Tue, 3:15 AM 7/16</text:p>
          </table:table-cell>
          <table:table-cell table:style-name="ce3" table:formula="of:=([.A329]-DATE(1970;1;1))*86400*1000" office:value-type="float" office:value="1373944500000">
            <text:p>13739445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float" office:value="1373944500000">
            <text:p>1373944500000</text:p>
          </table:table-cell>
        </table:table-row>
        <table:table-row table:style-name="ro2">
          <table:table-cell table:style-name="ce2" office:value-type="date" office:date-value="2013-07-16T03:20:00">
            <text:p>Tue, 3:20 AM 7/16</text:p>
          </table:table-cell>
          <table:table-cell table:style-name="ce3" table:formula="of:=([.A330]-DATE(1970;1;1))*86400*1000" office:value-type="float" office:value="1373944800000">
            <text:p>13739448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373944800000">
            <text:p>1373944800000</text:p>
          </table:table-cell>
        </table:table-row>
        <table:table-row table:style-name="ro2">
          <table:table-cell table:style-name="ce2" office:value-type="date" office:date-value="2013-07-16T03:25:00">
            <text:p>Tue, 3:25 AM 7/16</text:p>
          </table:table-cell>
          <table:table-cell table:style-name="ce3" table:formula="of:=([.A331]-DATE(1970;1;1))*86400*1000" office:value-type="float" office:value="1373945100000">
            <text:p>13739451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1373945100000">
            <text:p>1373945100000</text:p>
          </table:table-cell>
        </table:table-row>
        <table:table-row table:style-name="ro2">
          <table:table-cell table:style-name="ce2" office:value-type="date" office:date-value="2013-07-16T03:30:00">
            <text:p>Tue, 3:30 AM 7/16</text:p>
          </table:table-cell>
          <table:table-cell table:style-name="ce3" table:formula="of:=([.A332]-DATE(1970;1;1))*86400*1000" office:value-type="float" office:value="1373945400000">
            <text:p>13739454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1373945400000">
            <text:p>1373945400000</text:p>
          </table:table-cell>
        </table:table-row>
        <table:table-row table:style-name="ro2">
          <table:table-cell table:style-name="ce2" office:value-type="date" office:date-value="2013-07-16T03:35:00">
            <text:p>Tue, 3:35 AM 7/16</text:p>
          </table:table-cell>
          <table:table-cell table:style-name="ce3" table:formula="of:=([.A333]-DATE(1970;1;1))*86400*1000" office:value-type="float" office:value="1373945700000">
            <text:p>13739457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373945700000">
            <text:p>1373945700000</text:p>
          </table:table-cell>
        </table:table-row>
        <table:table-row table:style-name="ro2">
          <table:table-cell table:style-name="ce2" office:value-type="date" office:date-value="2013-07-16T03:40:00">
            <text:p>Tue, 3:40 AM 7/16</text:p>
          </table:table-cell>
          <table:table-cell table:style-name="ce3" table:formula="of:=([.A334]-DATE(1970;1;1))*86400*1000" office:value-type="float" office:value="1373946000000">
            <text:p>1373946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373946000000">
            <text:p>1373946000000</text:p>
          </table:table-cell>
        </table:table-row>
        <table:table-row table:style-name="ro2">
          <table:table-cell table:style-name="ce2" office:value-type="date" office:date-value="2013-07-16T03:45:00">
            <text:p>Tue, 3:45 AM 7/16</text:p>
          </table:table-cell>
          <table:table-cell table:style-name="ce3" table:formula="of:=([.A335]-DATE(1970;1;1))*86400*1000" office:value-type="float" office:value="1373946300000">
            <text:p>13739463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office:value-type="float" office:value="1373946300000">
            <text:p>1373946300000</text:p>
          </table:table-cell>
        </table:table-row>
        <table:table-row table:style-name="ro2">
          <table:table-cell table:style-name="ce2" office:value-type="date" office:date-value="2013-07-16T03:50:00">
            <text:p>Tue, 3:50 AM 7/16</text:p>
          </table:table-cell>
          <table:table-cell table:style-name="ce3" table:formula="of:=([.A336]-DATE(1970;1;1))*86400*1000" office:value-type="float" office:value="1373946600000">
            <text:p>13739466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33">
            <text:p>133</text:p>
          </table:table-cell>
          <table:table-cell office:value-type="float" office:value="1373946600000">
            <text:p>1373946600000</text:p>
          </table:table-cell>
        </table:table-row>
        <table:table-row table:style-name="ro2">
          <table:table-cell table:style-name="ce2" office:value-type="date" office:date-value="2013-07-16T03:55:00">
            <text:p>Tue, 3:55 AM 7/16</text:p>
          </table:table-cell>
          <table:table-cell table:style-name="ce3" table:formula="of:=([.A337]-DATE(1970;1;1))*86400*1000" office:value-type="float" office:value="1373946900000">
            <text:p>13739469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office:value-type="float" office:value="1373946900000">
            <text:p>1373946900000</text:p>
          </table:table-cell>
        </table:table-row>
        <table:table-row table:style-name="ro2">
          <table:table-cell table:style-name="ce2" office:value-type="date" office:date-value="2013-07-16T04:00:00">
            <text:p>Tue, 4:00 AM 7/16</text:p>
          </table:table-cell>
          <table:table-cell table:style-name="ce3" table:formula="of:=([.A338]-DATE(1970;1;1))*86400*1000" office:value-type="float" office:value="1373947200000">
            <text:p>13739472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28">
            <text:p>128</text:p>
          </table:table-cell>
          <table:table-cell office:value-type="float" office:value="1373947200000">
            <text:p>1373947200000</text:p>
          </table:table-cell>
        </table:table-row>
        <table:table-row table:style-name="ro2">
          <table:table-cell table:style-name="ce2" office:value-type="date" office:date-value="2013-07-16T04:05:00">
            <text:p>Tue, 4:05 AM 7/16</text:p>
          </table:table-cell>
          <table:table-cell table:style-name="ce3" table:formula="of:=([.A339]-DATE(1970;1;1))*86400*1000" office:value-type="float" office:value="1373947500000">
            <text:p>13739475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34">
            <text:p>134</text:p>
          </table:table-cell>
          <table:table-cell office:value-type="float" office:value="1373947500000">
            <text:p>1373947500000</text:p>
          </table:table-cell>
        </table:table-row>
        <table:table-row table:style-name="ro2">
          <table:table-cell table:style-name="ce2" office:value-type="date" office:date-value="2013-07-16T04:10:00">
            <text:p>Tue, 4:10 AM 7/16</text:p>
          </table:table-cell>
          <table:table-cell table:style-name="ce3" table:formula="of:=([.A340]-DATE(1970;1;1))*86400*1000" office:value-type="float" office:value="1373947800000">
            <text:p>13739478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38">
            <text:p>138</text:p>
          </table:table-cell>
          <table:table-cell office:value-type="float" office:value="1373947800000">
            <text:p>1373947800000</text:p>
          </table:table-cell>
        </table:table-row>
        <table:table-row table:style-name="ro2">
          <table:table-cell table:style-name="ce2" office:value-type="date" office:date-value="2013-07-16T04:15:00">
            <text:p>Tue, 4:15 AM 7/16</text:p>
          </table:table-cell>
          <table:table-cell table:style-name="ce3" table:formula="of:=([.A341]-DATE(1970;1;1))*86400*1000" office:value-type="float" office:value="1373948100000">
            <text:p>13739481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373948100000">
            <text:p>1373948100000</text:p>
          </table:table-cell>
        </table:table-row>
        <table:table-row table:style-name="ro2">
          <table:table-cell table:style-name="ce2" office:value-type="date" office:date-value="2013-07-16T04:20:00">
            <text:p>Tue, 4:20 AM 7/16</text:p>
          </table:table-cell>
          <table:table-cell table:style-name="ce3" table:formula="of:=([.A342]-DATE(1970;1;1))*86400*1000" office:value-type="float" office:value="1373948400000">
            <text:p>13739484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64">
            <text:p>164</text:p>
          </table:table-cell>
          <table:table-cell office:value-type="float" office:value="1373948400000">
            <text:p>1373948400000</text:p>
          </table:table-cell>
        </table:table-row>
        <table:table-row table:style-name="ro2">
          <table:table-cell table:style-name="ce2" office:value-type="date" office:date-value="2013-07-16T04:25:00">
            <text:p>Tue, 4:25 AM 7/16</text:p>
          </table:table-cell>
          <table:table-cell table:style-name="ce3" table:formula="of:=([.A343]-DATE(1970;1;1))*86400*1000" office:value-type="float" office:value="1373948700000">
            <text:p>13739487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 office:value-type="float" office:value="1373948700000">
            <text:p>1373948700000</text:p>
          </table:table-cell>
        </table:table-row>
        <table:table-row table:style-name="ro2">
          <table:table-cell table:style-name="ce2" office:value-type="date" office:date-value="2013-07-16T04:30:00">
            <text:p>Tue, 4:30 AM 7/16</text:p>
          </table:table-cell>
          <table:table-cell table:style-name="ce3" table:formula="of:=([.A344]-DATE(1970;1;1))*86400*1000" office:value-type="float" office:value="1373949000000">
            <text:p>1373949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23">
            <text:p>223</text:p>
          </table:table-cell>
          <table:table-cell office:value-type="float" office:value="1373949000000">
            <text:p>1373949000000</text:p>
          </table:table-cell>
        </table:table-row>
        <table:table-row table:style-name="ro2">
          <table:table-cell table:style-name="ce2" office:value-type="date" office:date-value="2013-07-16T04:35:00">
            <text:p>Tue, 4:35 AM 7/16</text:p>
          </table:table-cell>
          <table:table-cell table:style-name="ce3" table:formula="of:=([.A345]-DATE(1970;1;1))*86400*1000" office:value-type="float" office:value="1373949300000">
            <text:p>13739493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63">
            <text:p>163</text:p>
          </table:table-cell>
          <table:table-cell office:value-type="float" office:value="1373949300000">
            <text:p>1373949300000</text:p>
          </table:table-cell>
        </table:table-row>
        <table:table-row table:style-name="ro2">
          <table:table-cell table:style-name="ce2" office:value-type="date" office:date-value="2013-07-16T04:40:00">
            <text:p>Tue, 4:40 AM 7/16</text:p>
          </table:table-cell>
          <table:table-cell table:style-name="ce3" table:formula="of:=([.A346]-DATE(1970;1;1))*86400*1000" office:value-type="float" office:value="1373949600000">
            <text:p>13739496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72">
            <text:p>172</text:p>
          </table:table-cell>
          <table:table-cell office:value-type="float" office:value="1373949600000">
            <text:p>1373949600000</text:p>
          </table:table-cell>
        </table:table-row>
        <table:table-row table:style-name="ro2">
          <table:table-cell table:style-name="ce2" office:value-type="date" office:date-value="2013-07-16T04:45:00">
            <text:p>Tue, 4:45 AM 7/16</text:p>
          </table:table-cell>
          <table:table-cell table:style-name="ce3" table:formula="of:=([.A347]-DATE(1970;1;1))*86400*1000" office:value-type="float" office:value="1373949900000">
            <text:p>13739499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213">
            <text:p>213</text:p>
          </table:table-cell>
          <table:table-cell office:value-type="float" office:value="1373949900000">
            <text:p>1373949900000</text:p>
          </table:table-cell>
        </table:table-row>
        <table:table-row table:style-name="ro2">
          <table:table-cell table:style-name="ce2" office:value-type="date" office:date-value="2013-07-16T04:50:00">
            <text:p>Tue, 4:50 AM 7/16</text:p>
          </table:table-cell>
          <table:table-cell table:style-name="ce3" table:formula="of:=([.A348]-DATE(1970;1;1))*86400*1000" office:value-type="float" office:value="1373950200000">
            <text:p>13739502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1373950200000">
            <text:p>1373950200000</text:p>
          </table:table-cell>
        </table:table-row>
        <table:table-row table:style-name="ro2">
          <table:table-cell table:style-name="ce2" office:value-type="date" office:date-value="2013-07-16T04:55:00">
            <text:p>Tue, 4:55 AM 7/16</text:p>
          </table:table-cell>
          <table:table-cell table:style-name="ce3" table:formula="of:=([.A349]-DATE(1970;1;1))*86400*1000" office:value-type="float" office:value="1373950500000">
            <text:p>13739505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86">
            <text:p>186</text:p>
          </table:table-cell>
          <table:table-cell office:value-type="float" office:value="1373950500000">
            <text:p>1373950500000</text:p>
          </table:table-cell>
        </table:table-row>
        <table:table-row table:style-name="ro2">
          <table:table-cell table:style-name="ce2" office:value-type="date" office:date-value="2013-07-16T05:00:00">
            <text:p>Tue, 5:00 AM 7/16</text:p>
          </table:table-cell>
          <table:table-cell table:style-name="ce3" table:formula="of:=([.A350]-DATE(1970;1;1))*86400*1000" office:value-type="float" office:value="1373950800000">
            <text:p>13739508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 office:value-type="float" office:value="1373950800000">
            <text:p>1373950800000</text:p>
          </table:table-cell>
        </table:table-row>
        <table:table-row table:style-name="ro2">
          <table:table-cell table:style-name="ce2" office:value-type="date" office:date-value="2013-07-16T05:05:00">
            <text:p>Tue, 5:05 AM 7/16</text:p>
          </table:table-cell>
          <table:table-cell table:style-name="ce3" table:formula="of:=([.A351]-DATE(1970;1;1))*86400*1000" office:value-type="float" office:value="1373951100000">
            <text:p>13739511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40">
            <text:p>240</text:p>
          </table:table-cell>
          <table:table-cell office:value-type="float" office:value="1373951100000">
            <text:p>1373951100000</text:p>
          </table:table-cell>
        </table:table-row>
        <table:table-row table:style-name="ro2">
          <table:table-cell table:style-name="ce2" office:value-type="date" office:date-value="2013-07-16T05:10:00">
            <text:p>Tue, 5:10 AM 7/16</text:p>
          </table:table-cell>
          <table:table-cell table:style-name="ce3" table:formula="of:=([.A352]-DATE(1970;1;1))*86400*1000" office:value-type="float" office:value="1373951400000">
            <text:p>137395140000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11">
            <text:p>211</text:p>
          </table:table-cell>
          <table:table-cell office:value-type="float" office:value="1373951400000">
            <text:p>1373951400000</text:p>
          </table:table-cell>
        </table:table-row>
        <table:table-row table:style-name="ro2">
          <table:table-cell table:style-name="ce2" office:value-type="date" office:date-value="2013-07-16T05:15:00">
            <text:p>Tue, 5:15 AM 7/16</text:p>
          </table:table-cell>
          <table:table-cell table:style-name="ce3" table:formula="of:=([.A353]-DATE(1970;1;1))*86400*1000" office:value-type="float" office:value="1373951700000">
            <text:p>13739517000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30">
            <text:p>230</text:p>
          </table:table-cell>
          <table:table-cell office:value-type="float" office:value="1373951700000">
            <text:p>1373951700000</text:p>
          </table:table-cell>
        </table:table-row>
        <table:table-row table:style-name="ro2">
          <table:table-cell table:style-name="ce2" office:value-type="date" office:date-value="2013-07-16T05:20:00">
            <text:p>Tue, 5:20 AM 7/16</text:p>
          </table:table-cell>
          <table:table-cell table:style-name="ce3" table:formula="of:=([.A354]-DATE(1970;1;1))*86400*1000" office:value-type="float" office:value="1373952000000">
            <text:p>137395200000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33">
            <text:p>233</text:p>
          </table:table-cell>
          <table:table-cell office:value-type="float" office:value="1373952000000">
            <text:p>1373952000000</text:p>
          </table:table-cell>
        </table:table-row>
        <table:table-row table:style-name="ro2">
          <table:table-cell table:style-name="ce2" office:value-type="date" office:date-value="2013-07-16T05:25:00">
            <text:p>Tue, 5:25 AM 7/16</text:p>
          </table:table-cell>
          <table:table-cell table:style-name="ce3" table:formula="of:=([.A355]-DATE(1970;1;1))*86400*1000" office:value-type="float" office:value="1373952300000">
            <text:p>13739523000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 office:value-type="float" office:value="1373952300000">
            <text:p>1373952300000</text:p>
          </table:table-cell>
        </table:table-row>
        <table:table-row table:style-name="ro2">
          <table:table-cell table:style-name="ce2" office:value-type="date" office:date-value="2013-07-16T05:30:00">
            <text:p>Tue, 5:30 AM 7/16</text:p>
          </table:table-cell>
          <table:table-cell table:style-name="ce3" table:formula="of:=([.A356]-DATE(1970;1;1))*86400*1000" office:value-type="float" office:value="1373952600000">
            <text:p>13739526000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311">
            <text:p>311</text:p>
          </table:table-cell>
          <table:table-cell office:value-type="float" office:value="1373952600000">
            <text:p>1373952600000</text:p>
          </table:table-cell>
        </table:table-row>
        <table:table-row table:style-name="ro2">
          <table:table-cell table:style-name="ce2" office:value-type="date" office:date-value="2013-07-16T05:35:00">
            <text:p>Tue, 5:35 AM 7/16</text:p>
          </table:table-cell>
          <table:table-cell table:style-name="ce3" table:formula="of:=([.A357]-DATE(1970;1;1))*86400*1000" office:value-type="float" office:value="1373952900000">
            <text:p>1373952900000</text:p>
          </table:table-cell>
          <table:table-cell office:value-type="float" office:value="140">
            <text:p>140</text:p>
          </table:table-cell>
          <table:table-cell office:value-type="float" office:value="71">
            <text:p>71</text:p>
          </table:table-cell>
          <table:table-cell office:value-type="float" office:value="292">
            <text:p>292</text:p>
          </table:table-cell>
          <table:table-cell office:value-type="float" office:value="339">
            <text:p>339</text:p>
          </table:table-cell>
          <table:table-cell office:value-type="float" office:value="1373952900000">
            <text:p>1373952900000</text:p>
          </table:table-cell>
        </table:table-row>
        <table:table-row table:style-name="ro2">
          <table:table-cell table:style-name="ce2" office:value-type="date" office:date-value="2013-07-16T05:40:00">
            <text:p>Tue, 5:40 AM 7/16</text:p>
          </table:table-cell>
          <table:table-cell table:style-name="ce3" table:formula="of:=([.A358]-DATE(1970;1;1))*86400*1000" office:value-type="float" office:value="1373953200000">
            <text:p>1373953200000</text:p>
          </table:table-cell>
          <table:table-cell office:value-type="float" office:value="164">
            <text:p>164</text:p>
          </table:table-cell>
          <table:table-cell office:value-type="float" office:value="665">
            <text:p>665</text:p>
          </table:table-cell>
          <table:table-cell office:value-type="float" office:value="331">
            <text:p>331</text:p>
          </table:table-cell>
          <table:table-cell office:value-type="float" office:value="334">
            <text:p>334</text:p>
          </table:table-cell>
          <table:table-cell office:value-type="float" office:value="1373953200000">
            <text:p>1373953200000</text:p>
          </table:table-cell>
        </table:table-row>
        <table:table-row table:style-name="ro2">
          <table:table-cell table:style-name="ce2" office:value-type="date" office:date-value="2013-07-16T05:45:00">
            <text:p>Tue, 5:45 AM 7/16</text:p>
          </table:table-cell>
          <table:table-cell table:style-name="ce3" table:formula="of:=([.A359]-DATE(1970;1;1))*86400*1000" office:value-type="float" office:value="1373953500000">
            <text:p>1373953500000</text:p>
          </table:table-cell>
          <table:table-cell office:value-type="float" office:value="200">
            <text:p>200</text:p>
          </table:table-cell>
          <table:table-cell office:value-type="float" office:value="713">
            <text:p>713</text:p>
          </table:table-cell>
          <table:table-cell office:value-type="float" office:value="398">
            <text:p>398</text:p>
          </table:table-cell>
          <table:table-cell office:value-type="float" office:value="348">
            <text:p>348</text:p>
          </table:table-cell>
          <table:table-cell office:value-type="float" office:value="1373953500000">
            <text:p>1373953500000</text:p>
          </table:table-cell>
        </table:table-row>
        <table:table-row table:style-name="ro2">
          <table:table-cell table:style-name="ce2" office:value-type="date" office:date-value="2013-07-16T05:50:00">
            <text:p>Tue, 5:50 AM 7/16</text:p>
          </table:table-cell>
          <table:table-cell table:style-name="ce3" table:formula="of:=([.A360]-DATE(1970;1;1))*86400*1000" office:value-type="float" office:value="1373953800000">
            <text:p>1373953800000</text:p>
          </table:table-cell>
          <table:table-cell office:value-type="float" office:value="166">
            <text:p>166</text:p>
          </table:table-cell>
          <table:table-cell office:value-type="float" office:value="715">
            <text:p>715</text:p>
          </table:table-cell>
          <table:table-cell office:value-type="float" office:value="350">
            <text:p>350</text:p>
          </table:table-cell>
          <table:table-cell office:value-type="float" office:value="319">
            <text:p>319</text:p>
          </table:table-cell>
          <table:table-cell office:value-type="float" office:value="1373953800000">
            <text:p>1373953800000</text:p>
          </table:table-cell>
        </table:table-row>
        <table:table-row table:style-name="ro2">
          <table:table-cell table:style-name="ce2" office:value-type="date" office:date-value="2013-07-16T05:55:00">
            <text:p>Tue, 5:55 AM 7/16</text:p>
          </table:table-cell>
          <table:table-cell table:style-name="ce3" table:formula="of:=([.A361]-DATE(1970;1;1))*86400*1000" office:value-type="float" office:value="1373954100000">
            <text:p>1373954100000</text:p>
          </table:table-cell>
          <table:table-cell office:value-type="float" office:value="139">
            <text:p>139</text:p>
          </table:table-cell>
          <table:table-cell office:value-type="float" office:value="732">
            <text:p>732</text:p>
          </table:table-cell>
          <table:table-cell office:value-type="float" office:value="338">
            <text:p>338</text:p>
          </table:table-cell>
          <table:table-cell office:value-type="float" office:value="332">
            <text:p>332</text:p>
          </table:table-cell>
          <table:table-cell office:value-type="float" office:value="1373954100000">
            <text:p>1373954100000</text:p>
          </table:table-cell>
        </table:table-row>
        <table:table-row table:style-name="ro2">
          <table:table-cell table:style-name="ce2" office:value-type="date" office:date-value="2013-07-16T06:00:00">
            <text:p>Tue, 6:00 AM 7/16</text:p>
          </table:table-cell>
          <table:table-cell table:style-name="ce3" table:formula="of:=([.A362]-DATE(1970;1;1))*86400*1000" office:value-type="float" office:value="1373954400000">
            <text:p>1373954400000</text:p>
          </table:table-cell>
          <table:table-cell office:value-type="float" office:value="146">
            <text:p>146</text:p>
          </table:table-cell>
          <table:table-cell office:value-type="float" office:value="623">
            <text:p>623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  <table:table-cell office:value-type="float" office:value="1373954400000">
            <text:p>1373954400000</text:p>
          </table:table-cell>
        </table:table-row>
        <table:table-row table:style-name="ro2">
          <table:table-cell table:style-name="ce2" office:value-type="date" office:date-value="2013-07-16T06:05:00">
            <text:p>Tue, 6:05 AM 7/16</text:p>
          </table:table-cell>
          <table:table-cell table:style-name="ce3" table:formula="of:=([.A363]-DATE(1970;1;1))*86400*1000" office:value-type="float" office:value="1373954700000">
            <text:p>1373954700000</text:p>
          </table:table-cell>
          <table:table-cell office:value-type="float" office:value="183">
            <text:p>183</text:p>
          </table:table-cell>
          <table:table-cell office:value-type="float" office:value="663">
            <text:p>663</text:p>
          </table:table-cell>
          <table:table-cell office:value-type="float" office:value="369">
            <text:p>369</text:p>
          </table:table-cell>
          <table:table-cell office:value-type="float" office:value="366">
            <text:p>366</text:p>
          </table:table-cell>
          <table:table-cell office:value-type="float" office:value="1373954700000">
            <text:p>1373954700000</text:p>
          </table:table-cell>
        </table:table-row>
        <table:table-row table:style-name="ro2">
          <table:table-cell table:style-name="ce2" office:value-type="date" office:date-value="2013-07-16T06:10:00">
            <text:p>Tue, 6:10 AM 7/16</text:p>
          </table:table-cell>
          <table:table-cell table:style-name="ce3" table:formula="of:=([.A364]-DATE(1970;1;1))*86400*1000" office:value-type="float" office:value="1373955000000">
            <text:p>1373955000000</text:p>
          </table:table-cell>
          <table:table-cell office:value-type="float" office:value="201">
            <text:p>201</text:p>
          </table:table-cell>
          <table:table-cell office:value-type="float" office:value="704">
            <text:p>704</text:p>
          </table:table-cell>
          <table:table-cell office:value-type="float" office:value="415">
            <text:p>415</text:p>
          </table:table-cell>
          <table:table-cell office:value-type="float" office:value="417">
            <text:p>417</text:p>
          </table:table-cell>
          <table:table-cell office:value-type="float" office:value="1373955000000">
            <text:p>1373955000000</text:p>
          </table:table-cell>
        </table:table-row>
        <table:table-row table:style-name="ro2">
          <table:table-cell table:style-name="ce2" office:value-type="date" office:date-value="2013-07-16T06:15:00">
            <text:p>Tue, 6:15 AM 7/16</text:p>
          </table:table-cell>
          <table:table-cell table:style-name="ce3" table:formula="of:=([.A365]-DATE(1970;1;1))*86400*1000" office:value-type="float" office:value="1373955300000">
            <text:p>1373955300000</text:p>
          </table:table-cell>
          <table:table-cell office:value-type="float" office:value="171">
            <text:p>171</text:p>
          </table:table-cell>
          <table:table-cell office:value-type="float" office:value="705">
            <text:p>705</text:p>
          </table:table-cell>
          <table:table-cell office:value-type="float" office:value="443">
            <text:p>443</text:p>
          </table:table-cell>
          <table:table-cell office:value-type="float" office:value="418">
            <text:p>418</text:p>
          </table:table-cell>
          <table:table-cell office:value-type="float" office:value="1373955300000">
            <text:p>1373955300000</text:p>
          </table:table-cell>
        </table:table-row>
        <table:table-row table:style-name="ro2">
          <table:table-cell table:style-name="ce2" office:value-type="date" office:date-value="2013-07-16T06:20:00">
            <text:p>Tue, 6:20 AM 7/16</text:p>
          </table:table-cell>
          <table:table-cell table:style-name="ce3" table:formula="of:=([.A366]-DATE(1970;1;1))*86400*1000" office:value-type="float" office:value="1373955600000">
            <text:p>1373955600000</text:p>
          </table:table-cell>
          <table:table-cell office:value-type="float" office:value="211">
            <text:p>211</text:p>
          </table:table-cell>
          <table:table-cell office:value-type="float" office:value="771">
            <text:p>771</text:p>
          </table:table-cell>
          <table:table-cell office:value-type="float" office:value="492">
            <text:p>492</text:p>
          </table:table-cell>
          <table:table-cell office:value-type="float" office:value="445">
            <text:p>445</text:p>
          </table:table-cell>
          <table:table-cell office:value-type="float" office:value="1373955600000">
            <text:p>1373955600000</text:p>
          </table:table-cell>
        </table:table-row>
        <table:table-row table:style-name="ro2">
          <table:table-cell table:style-name="ce2" office:value-type="date" office:date-value="2013-07-16T06:25:00">
            <text:p>Tue, 6:25 AM 7/16</text:p>
          </table:table-cell>
          <table:table-cell table:style-name="ce3" table:formula="of:=([.A367]-DATE(1970;1;1))*86400*1000" office:value-type="float" office:value="1373955900000">
            <text:p>1373955900000</text:p>
          </table:table-cell>
          <table:table-cell office:value-type="float" office:value="258">
            <text:p>258</text:p>
          </table:table-cell>
          <table:table-cell office:value-type="float" office:value="766">
            <text:p>766</text:p>
          </table:table-cell>
          <table:table-cell office:value-type="float" office:value="428">
            <text:p>428</text:p>
          </table:table-cell>
          <table:table-cell office:value-type="float" office:value="399">
            <text:p>399</text:p>
          </table:table-cell>
          <table:table-cell office:value-type="float" office:value="1373955900000">
            <text:p>1373955900000</text:p>
          </table:table-cell>
        </table:table-row>
        <table:table-row table:style-name="ro2">
          <table:table-cell table:style-name="ce2" office:value-type="date" office:date-value="2013-07-16T06:30:00">
            <text:p>Tue, 6:30 AM 7/16</text:p>
          </table:table-cell>
          <table:table-cell table:style-name="ce3" table:formula="of:=([.A368]-DATE(1970;1;1))*86400*1000" office:value-type="float" office:value="1373956200000">
            <text:p>1373956200000</text:p>
          </table:table-cell>
          <table:table-cell office:value-type="float" office:value="273">
            <text:p>273</text:p>
          </table:table-cell>
          <table:table-cell office:value-type="float" office:value="733">
            <text:p>733</text:p>
          </table:table-cell>
          <table:table-cell office:value-type="float" office:value="520">
            <text:p>520</text:p>
          </table:table-cell>
          <table:table-cell office:value-type="float" office:value="463">
            <text:p>463</text:p>
          </table:table-cell>
          <table:table-cell office:value-type="float" office:value="1373956200000">
            <text:p>1373956200000</text:p>
          </table:table-cell>
        </table:table-row>
        <table:table-row table:style-name="ro2">
          <table:table-cell table:style-name="ce2" office:value-type="date" office:date-value="2013-07-16T06:35:00">
            <text:p>Tue, 6:35 AM 7/16</text:p>
          </table:table-cell>
          <table:table-cell table:style-name="ce3" table:formula="of:=([.A369]-DATE(1970;1;1))*86400*1000" office:value-type="float" office:value="1373956500000">
            <text:p>1373956500000</text:p>
          </table:table-cell>
          <table:table-cell office:value-type="float" office:value="338">
            <text:p>338</text:p>
          </table:table-cell>
          <table:table-cell office:value-type="float" office:value="757">
            <text:p>757</text:p>
          </table:table-cell>
          <table:table-cell office:value-type="float" office:value="627">
            <text:p>627</text:p>
          </table:table-cell>
          <table:table-cell office:value-type="float" office:value="478">
            <text:p>478</text:p>
          </table:table-cell>
          <table:table-cell office:value-type="float" office:value="1373956500000">
            <text:p>1373956500000</text:p>
          </table:table-cell>
        </table:table-row>
        <table:table-row table:style-name="ro2">
          <table:table-cell table:style-name="ce2" office:value-type="date" office:date-value="2013-07-16T06:40:00">
            <text:p>Tue, 6:40 AM 7/16</text:p>
          </table:table-cell>
          <table:table-cell table:style-name="ce3" table:formula="of:=([.A370]-DATE(1970;1;1))*86400*1000" office:value-type="float" office:value="1373956800000">
            <text:p>1373956800000</text:p>
          </table:table-cell>
          <table:table-cell office:value-type="float" office:value="323">
            <text:p>323</text:p>
          </table:table-cell>
          <table:table-cell office:value-type="float" office:value="783">
            <text:p>783</text:p>
          </table:table-cell>
          <table:table-cell office:value-type="float" office:value="621">
            <text:p>621</text:p>
          </table:table-cell>
          <table:table-cell office:value-type="float" office:value="518">
            <text:p>518</text:p>
          </table:table-cell>
          <table:table-cell office:value-type="float" office:value="1373956800000">
            <text:p>1373956800000</text:p>
          </table:table-cell>
        </table:table-row>
        <table:table-row table:style-name="ro2">
          <table:table-cell table:style-name="ce2" office:value-type="date" office:date-value="2013-07-16T06:45:00">
            <text:p>Tue, 6:45 AM 7/16</text:p>
          </table:table-cell>
          <table:table-cell table:style-name="ce3" table:formula="of:=([.A371]-DATE(1970;1;1))*86400*1000" office:value-type="float" office:value="1373957100000">
            <text:p>1373957100000</text:p>
          </table:table-cell>
          <table:table-cell office:value-type="float" office:value="357">
            <text:p>357</text:p>
          </table:table-cell>
          <table:table-cell office:value-type="float" office:value="742">
            <text:p>742</text:p>
          </table:table-cell>
          <table:table-cell office:value-type="float" office:value="486">
            <text:p>486</text:p>
          </table:table-cell>
          <table:table-cell office:value-type="float" office:value="406">
            <text:p>406</text:p>
          </table:table-cell>
          <table:table-cell office:value-type="float" office:value="1373957100000">
            <text:p>1373957100000</text:p>
          </table:table-cell>
        </table:table-row>
        <table:table-row table:style-name="ro2">
          <table:table-cell table:style-name="ce2" office:value-type="date" office:date-value="2013-07-16T06:50:00">
            <text:p>Tue, 6:50 AM 7/16</text:p>
          </table:table-cell>
          <table:table-cell table:style-name="ce3" table:formula="of:=([.A372]-DATE(1970;1;1))*86400*1000" office:value-type="float" office:value="1373957400000">
            <text:p>1373957400000</text:p>
          </table:table-cell>
          <table:table-cell office:value-type="float" office:value="328">
            <text:p>328</text:p>
          </table:table-cell>
          <table:table-cell office:value-type="float" office:value="785">
            <text:p>785</text:p>
          </table:table-cell>
          <table:table-cell office:value-type="float" office:value="592">
            <text:p>592</text:p>
          </table:table-cell>
          <table:table-cell office:value-type="float" office:value="529">
            <text:p>529</text:p>
          </table:table-cell>
          <table:table-cell office:value-type="float" office:value="1373957400000">
            <text:p>1373957400000</text:p>
          </table:table-cell>
        </table:table-row>
        <table:table-row table:style-name="ro2">
          <table:table-cell table:style-name="ce2" office:value-type="date" office:date-value="2013-07-16T06:55:00">
            <text:p>Tue, 6:55 AM 7/16</text:p>
          </table:table-cell>
          <table:table-cell table:style-name="ce3" table:formula="of:=([.A373]-DATE(1970;1;1))*86400*1000" office:value-type="float" office:value="1373957700000">
            <text:p>1373957700000</text:p>
          </table:table-cell>
          <table:table-cell office:value-type="float" office:value="365">
            <text:p>365</text:p>
          </table:table-cell>
          <table:table-cell office:value-type="float" office:value="772">
            <text:p>772</text:p>
          </table:table-cell>
          <table:table-cell office:value-type="float" office:value="630">
            <text:p>630</text:p>
          </table:table-cell>
          <table:table-cell office:value-type="float" office:value="576">
            <text:p>576</text:p>
          </table:table-cell>
          <table:table-cell office:value-type="float" office:value="1373957700000">
            <text:p>1373957700000</text:p>
          </table:table-cell>
        </table:table-row>
        <table:table-row table:style-name="ro2">
          <table:table-cell table:style-name="ce2" office:value-type="date" office:date-value="2013-07-16T07:00:00">
            <text:p>Tue, 7:00 AM 7/16</text:p>
          </table:table-cell>
          <table:table-cell table:style-name="ce3" table:formula="of:=([.A374]-DATE(1970;1;1))*86400*1000" office:value-type="float" office:value="1373958000000">
            <text:p>1373958000000</text:p>
          </table:table-cell>
          <table:table-cell office:value-type="float" office:value="317">
            <text:p>317</text:p>
          </table:table-cell>
          <table:table-cell office:value-type="float" office:value="744">
            <text:p>744</text:p>
          </table:table-cell>
          <table:table-cell office:value-type="float" office:value="567">
            <text:p>567</text:p>
          </table:table-cell>
          <table:table-cell office:value-type="float" office:value="544">
            <text:p>544</text:p>
          </table:table-cell>
          <table:table-cell office:value-type="float" office:value="1373958000000">
            <text:p>1373958000000</text:p>
          </table:table-cell>
        </table:table-row>
        <table:table-row table:style-name="ro2">
          <table:table-cell table:style-name="ce2" office:value-type="date" office:date-value="2013-07-16T07:05:00">
            <text:p>Tue, 7:05 AM 7/16</text:p>
          </table:table-cell>
          <table:table-cell table:style-name="ce3" table:formula="of:=([.A375]-DATE(1970;1;1))*86400*1000" office:value-type="float" office:value="1373958300000">
            <text:p>1373958300000</text:p>
          </table:table-cell>
          <table:table-cell office:value-type="float" office:value="468">
            <text:p>468</text:p>
          </table:table-cell>
          <table:table-cell office:value-type="float" office:value="734">
            <text:p>734</text:p>
          </table:table-cell>
          <table:table-cell office:value-type="float" office:value="620">
            <text:p>620</text:p>
          </table:table-cell>
          <table:table-cell office:value-type="float" office:value="609">
            <text:p>609</text:p>
          </table:table-cell>
          <table:table-cell office:value-type="float" office:value="1373958300000">
            <text:p>1373958300000</text:p>
          </table:table-cell>
        </table:table-row>
        <table:table-row table:style-name="ro2">
          <table:table-cell table:style-name="ce2" office:value-type="date" office:date-value="2013-07-16T07:10:00">
            <text:p>Tue, 7:10 AM 7/16</text:p>
          </table:table-cell>
          <table:table-cell table:style-name="ce3" table:formula="of:=([.A376]-DATE(1970;1;1))*86400*1000" office:value-type="float" office:value="1373958600000">
            <text:p>1373958600000</text:p>
          </table:table-cell>
          <table:table-cell office:value-type="float" office:value="431">
            <text:p>431</text:p>
          </table:table-cell>
          <table:table-cell office:value-type="float" office:value="706">
            <text:p>706</text:p>
          </table:table-cell>
          <table:table-cell office:value-type="float" office:value="647">
            <text:p>647</text:p>
          </table:table-cell>
          <table:table-cell office:value-type="float" office:value="606">
            <text:p>606</text:p>
          </table:table-cell>
          <table:table-cell office:value-type="float" office:value="1373958600000">
            <text:p>1373958600000</text:p>
          </table:table-cell>
        </table:table-row>
        <table:table-row table:style-name="ro2">
          <table:table-cell table:style-name="ce2" office:value-type="date" office:date-value="2013-07-16T07:15:00">
            <text:p>Tue, 7:15 AM 7/16</text:p>
          </table:table-cell>
          <table:table-cell table:style-name="ce3" table:formula="of:=([.A377]-DATE(1970;1;1))*86400*1000" office:value-type="float" office:value="1373958900000">
            <text:p>1373958900000</text:p>
          </table:table-cell>
          <table:table-cell office:value-type="float" office:value="483">
            <text:p>483</text:p>
          </table:table-cell>
          <table:table-cell office:value-type="float" office:value="761">
            <text:p>761</text:p>
          </table:table-cell>
          <table:table-cell office:value-type="float" office:value="712">
            <text:p>712</text:p>
          </table:table-cell>
          <table:table-cell office:value-type="float" office:value="579">
            <text:p>579</text:p>
          </table:table-cell>
          <table:table-cell office:value-type="float" office:value="1373958900000">
            <text:p>1373958900000</text:p>
          </table:table-cell>
        </table:table-row>
        <table:table-row table:style-name="ro2">
          <table:table-cell table:style-name="ce2" office:value-type="date" office:date-value="2013-07-16T07:20:00">
            <text:p>Tue, 7:20 AM 7/16</text:p>
          </table:table-cell>
          <table:table-cell table:style-name="ce3" table:formula="of:=([.A378]-DATE(1970;1;1))*86400*1000" office:value-type="float" office:value="1373959200000">
            <text:p>1373959200000</text:p>
          </table:table-cell>
          <table:table-cell office:value-type="float" office:value="580">
            <text:p>580</text:p>
          </table:table-cell>
          <table:table-cell office:value-type="float" office:value="748">
            <text:p>748</text:p>
          </table:table-cell>
          <table:table-cell office:value-type="float" office:value="663">
            <text:p>663</text:p>
          </table:table-cell>
          <table:table-cell office:value-type="float" office:value="611">
            <text:p>611</text:p>
          </table:table-cell>
          <table:table-cell office:value-type="float" office:value="1373959200000">
            <text:p>1373959200000</text:p>
          </table:table-cell>
        </table:table-row>
        <table:table-row table:style-name="ro2">
          <table:table-cell table:style-name="ce2" office:value-type="date" office:date-value="2013-07-16T07:25:00">
            <text:p>Tue, 7:25 AM 7/16</text:p>
          </table:table-cell>
          <table:table-cell table:style-name="ce3" table:formula="of:=([.A379]-DATE(1970;1;1))*86400*1000" office:value-type="float" office:value="1373959500000">
            <text:p>1373959500000</text:p>
          </table:table-cell>
          <table:table-cell office:value-type="float" office:value="463">
            <text:p>463</text:p>
          </table:table-cell>
          <table:table-cell office:value-type="float" office:value="722">
            <text:p>722</text:p>
          </table:table-cell>
          <table:table-cell office:value-type="float" office:value="607">
            <text:p>607</text:p>
          </table:table-cell>
          <table:table-cell office:value-type="float" office:value="593">
            <text:p>593</text:p>
          </table:table-cell>
          <table:table-cell office:value-type="float" office:value="1373959500000">
            <text:p>1373959500000</text:p>
          </table:table-cell>
        </table:table-row>
        <table:table-row table:style-name="ro2">
          <table:table-cell table:style-name="ce2" office:value-type="date" office:date-value="2013-07-16T07:30:00">
            <text:p>Tue, 7:30 AM 7/16</text:p>
          </table:table-cell>
          <table:table-cell table:style-name="ce3" table:formula="of:=([.A380]-DATE(1970;1;1))*86400*1000" office:value-type="float" office:value="1373959800000">
            <text:p>1373959800000</text:p>
          </table:table-cell>
          <table:table-cell office:value-type="float" office:value="486">
            <text:p>486</text:p>
          </table:table-cell>
          <table:table-cell office:value-type="float" office:value="750">
            <text:p>750</text:p>
          </table:table-cell>
          <table:table-cell office:value-type="float" office:value="658">
            <text:p>658</text:p>
          </table:table-cell>
          <table:table-cell office:value-type="float" office:value="531">
            <text:p>531</text:p>
          </table:table-cell>
          <table:table-cell office:value-type="float" office:value="1373959800000">
            <text:p>1373959800000</text:p>
          </table:table-cell>
        </table:table-row>
        <table:table-row table:style-name="ro2">
          <table:table-cell table:style-name="ce2" office:value-type="date" office:date-value="2013-07-16T07:35:00">
            <text:p>Tue, 7:35 AM 7/16</text:p>
          </table:table-cell>
          <table:table-cell table:style-name="ce3" table:formula="of:=([.A381]-DATE(1970;1;1))*86400*1000" office:value-type="float" office:value="1373960100000">
            <text:p>1373960100000</text:p>
          </table:table-cell>
          <table:table-cell office:value-type="float" office:value="422">
            <text:p>422</text:p>
          </table:table-cell>
          <table:table-cell office:value-type="float" office:value="784">
            <text:p>784</text:p>
          </table:table-cell>
          <table:table-cell office:value-type="float" office:value="590">
            <text:p>590</text:p>
          </table:table-cell>
          <table:table-cell office:value-type="float" office:value="495">
            <text:p>495</text:p>
          </table:table-cell>
          <table:table-cell office:value-type="float" office:value="1373960100000">
            <text:p>1373960100000</text:p>
          </table:table-cell>
        </table:table-row>
        <table:table-row table:style-name="ro2">
          <table:table-cell table:style-name="ce2" office:value-type="date" office:date-value="2013-07-16T07:40:00">
            <text:p>Tue, 7:40 AM 7/16</text:p>
          </table:table-cell>
          <table:table-cell table:style-name="ce3" table:formula="of:=([.A382]-DATE(1970;1;1))*86400*1000" office:value-type="float" office:value="1373960400000">
            <text:p>1373960400000</text:p>
          </table:table-cell>
          <table:table-cell office:value-type="float" office:value="429">
            <text:p>429</text:p>
          </table:table-cell>
          <table:table-cell office:value-type="float" office:value="767">
            <text:p>767</text:p>
          </table:table-cell>
          <table:table-cell office:value-type="float" office:value="571">
            <text:p>571</text:p>
          </table:table-cell>
          <table:table-cell office:value-type="float" office:value="493">
            <text:p>493</text:p>
          </table:table-cell>
          <table:table-cell office:value-type="float" office:value="1373960400000">
            <text:p>1373960400000</text:p>
          </table:table-cell>
        </table:table-row>
        <table:table-row table:style-name="ro2">
          <table:table-cell table:style-name="ce2" office:value-type="date" office:date-value="2013-07-16T07:45:00">
            <text:p>Tue, 7:45 AM 7/16</text:p>
          </table:table-cell>
          <table:table-cell table:style-name="ce3" table:formula="of:=([.A383]-DATE(1970;1;1))*86400*1000" office:value-type="float" office:value="1373960700000">
            <text:p>1373960700000</text:p>
          </table:table-cell>
          <table:table-cell office:value-type="float" office:value="435">
            <text:p>435</text:p>
          </table:table-cell>
          <table:table-cell office:value-type="float" office:value="724">
            <text:p>724</text:p>
          </table:table-cell>
          <table:table-cell office:value-type="float" office:value="652">
            <text:p>652</text:p>
          </table:table-cell>
          <table:table-cell office:value-type="float" office:value="419">
            <text:p>419</text:p>
          </table:table-cell>
          <table:table-cell office:value-type="float" office:value="1373960700000">
            <text:p>1373960700000</text:p>
          </table:table-cell>
        </table:table-row>
        <table:table-row table:style-name="ro2">
          <table:table-cell table:style-name="ce2" office:value-type="date" office:date-value="2013-07-16T07:50:00">
            <text:p>Tue, 7:50 AM 7/16</text:p>
          </table:table-cell>
          <table:table-cell table:style-name="ce3" table:formula="of:=([.A384]-DATE(1970;1;1))*86400*1000" office:value-type="float" office:value="1373961000000">
            <text:p>1373961000000</text:p>
          </table:table-cell>
          <table:table-cell office:value-type="float" office:value="381">
            <text:p>381</text:p>
          </table:table-cell>
          <table:table-cell office:value-type="float" office:value="734">
            <text:p>734</text:p>
          </table:table-cell>
          <table:table-cell office:value-type="float" office:value="633">
            <text:p>633</text:p>
          </table:table-cell>
          <table:table-cell office:value-type="float" office:value="320">
            <text:p>320</text:p>
          </table:table-cell>
          <table:table-cell office:value-type="float" office:value="1373961000000">
            <text:p>1373961000000</text:p>
          </table:table-cell>
        </table:table-row>
        <table:table-row table:style-name="ro2">
          <table:table-cell table:style-name="ce2" office:value-type="date" office:date-value="2013-07-16T07:55:00">
            <text:p>Tue, 7:55 AM 7/16</text:p>
          </table:table-cell>
          <table:table-cell table:style-name="ce3" table:formula="of:=([.A385]-DATE(1970;1;1))*86400*1000" office:value-type="float" office:value="1373961300000">
            <text:p>1373961300000</text:p>
          </table:table-cell>
          <table:table-cell office:value-type="float" office:value="302">
            <text:p>302</text:p>
          </table:table-cell>
          <table:table-cell office:value-type="float" office:value="749">
            <text:p>749</text:p>
          </table:table-cell>
          <table:table-cell office:value-type="float" office:value="393">
            <text:p>393</text:p>
          </table:table-cell>
          <table:table-cell office:value-type="float" office:value="371">
            <text:p>371</text:p>
          </table:table-cell>
          <table:table-cell office:value-type="float" office:value="1373961300000">
            <text:p>1373961300000</text:p>
          </table:table-cell>
        </table:table-row>
        <table:table-row table:style-name="ro2">
          <table:table-cell table:style-name="ce2" office:value-type="date" office:date-value="2013-07-16T08:00:00">
            <text:p>Tue, 8:00 AM 7/16</text:p>
          </table:table-cell>
          <table:table-cell table:style-name="ce3" table:formula="of:=([.A386]-DATE(1970;1;1))*86400*1000" office:value-type="float" office:value="1373961600000">
            <text:p>1373961600000</text:p>
          </table:table-cell>
          <table:table-cell office:value-type="float" office:value="367">
            <text:p>367</text:p>
          </table:table-cell>
          <table:table-cell office:value-type="float" office:value="733">
            <text:p>733</text:p>
          </table:table-cell>
          <table:table-cell office:value-type="float" office:value="651">
            <text:p>651</text:p>
          </table:table-cell>
          <table:table-cell office:value-type="float" office:value="632">
            <text:p>632</text:p>
          </table:table-cell>
          <table:table-cell office:value-type="float" office:value="1373961600000">
            <text:p>1373961600000</text:p>
          </table:table-cell>
        </table:table-row>
        <table:table-row table:style-name="ro2">
          <table:table-cell table:style-name="ce2" office:value-type="date" office:date-value="2013-07-16T08:05:00">
            <text:p>Tue, 8:05 AM 7/16</text:p>
          </table:table-cell>
          <table:table-cell table:style-name="ce3" table:formula="of:=([.A387]-DATE(1970;1;1))*86400*1000" office:value-type="float" office:value="1373961900000">
            <text:p>1373961900000</text:p>
          </table:table-cell>
          <table:table-cell office:value-type="float" office:value="451">
            <text:p>451</text:p>
          </table:table-cell>
          <table:table-cell office:value-type="float" office:value="685">
            <text:p>685</text:p>
          </table:table-cell>
          <table:table-cell office:value-type="float" office:value="595">
            <text:p>595</text:p>
          </table:table-cell>
          <table:table-cell office:value-type="float" office:value="535">
            <text:p>535</text:p>
          </table:table-cell>
          <table:table-cell office:value-type="float" office:value="1373961900000">
            <text:p>1373961900000</text:p>
          </table:table-cell>
        </table:table-row>
        <table:table-row table:style-name="ro2">
          <table:table-cell table:style-name="ce2" office:value-type="date" office:date-value="2013-07-16T08:10:00">
            <text:p>Tue, 8:10 AM 7/16</text:p>
          </table:table-cell>
          <table:table-cell table:style-name="ce3" table:formula="of:=([.A388]-DATE(1970;1;1))*86400*1000" office:value-type="float" office:value="1373962200000">
            <text:p>1373962200000</text:p>
          </table:table-cell>
          <table:table-cell office:value-type="float" office:value="555">
            <text:p>555</text:p>
          </table:table-cell>
          <table:table-cell office:value-type="float" office:value="757">
            <text:p>757</text:p>
          </table:table-cell>
          <table:table-cell office:value-type="float" office:value="585">
            <text:p>585</text:p>
          </table:table-cell>
          <table:table-cell office:value-type="float" office:value="520">
            <text:p>520</text:p>
          </table:table-cell>
          <table:table-cell office:value-type="float" office:value="1373962200000">
            <text:p>1373962200000</text:p>
          </table:table-cell>
        </table:table-row>
        <table:table-row table:style-name="ro2">
          <table:table-cell table:style-name="ce2" office:value-type="date" office:date-value="2013-07-16T08:15:00">
            <text:p>Tue, 8:15 AM 7/16</text:p>
          </table:table-cell>
          <table:table-cell table:style-name="ce3" table:formula="of:=([.A389]-DATE(1970;1;1))*86400*1000" office:value-type="float" office:value="1373962500000">
            <text:p>1373962500000</text:p>
          </table:table-cell>
          <table:table-cell office:value-type="float" office:value="545">
            <text:p>545</text:p>
          </table:table-cell>
          <table:table-cell office:value-type="float" office:value="747">
            <text:p>747</text:p>
          </table:table-cell>
          <table:table-cell office:value-type="float" office:value="632">
            <text:p>632</text:p>
          </table:table-cell>
          <table:table-cell office:value-type="float" office:value="573">
            <text:p>573</text:p>
          </table:table-cell>
          <table:table-cell office:value-type="float" office:value="1373962500000">
            <text:p>1373962500000</text:p>
          </table:table-cell>
        </table:table-row>
        <table:table-row table:style-name="ro2">
          <table:table-cell table:style-name="ce2" office:value-type="date" office:date-value="2013-07-16T08:20:00">
            <text:p>Tue, 8:20 AM 7/16</text:p>
          </table:table-cell>
          <table:table-cell table:style-name="ce3" table:formula="of:=([.A390]-DATE(1970;1;1))*86400*1000" office:value-type="float" office:value="1373962800000">
            <text:p>1373962800000</text:p>
          </table:table-cell>
          <table:table-cell office:value-type="float" office:value="503">
            <text:p>503</text:p>
          </table:table-cell>
          <table:table-cell office:value-type="float" office:value="749">
            <text:p>749</text:p>
          </table:table-cell>
          <table:table-cell office:value-type="float" office:value="628">
            <text:p>628</text:p>
          </table:table-cell>
          <table:table-cell office:value-type="float" office:value="536">
            <text:p>536</text:p>
          </table:table-cell>
          <table:table-cell office:value-type="float" office:value="1373962800000">
            <text:p>1373962800000</text:p>
          </table:table-cell>
        </table:table-row>
        <table:table-row table:style-name="ro2">
          <table:table-cell table:style-name="ce2" office:value-type="date" office:date-value="2013-07-16T08:25:00">
            <text:p>Tue, 8:25 AM 7/16</text:p>
          </table:table-cell>
          <table:table-cell table:style-name="ce3" table:formula="of:=([.A391]-DATE(1970;1;1))*86400*1000" office:value-type="float" office:value="1373963100000">
            <text:p>1373963100000</text:p>
          </table:table-cell>
          <table:table-cell office:value-type="float" office:value="425">
            <text:p>425</text:p>
          </table:table-cell>
          <table:table-cell office:value-type="float" office:value="753">
            <text:p>753</text:p>
          </table:table-cell>
          <table:table-cell office:value-type="float" office:value="554">
            <text:p>554</text:p>
          </table:table-cell>
          <table:table-cell office:value-type="float" office:value="509">
            <text:p>509</text:p>
          </table:table-cell>
          <table:table-cell office:value-type="float" office:value="1373963100000">
            <text:p>1373963100000</text:p>
          </table:table-cell>
        </table:table-row>
        <table:table-row table:style-name="ro2">
          <table:table-cell table:style-name="ce2" office:value-type="date" office:date-value="2013-07-16T08:30:00">
            <text:p>Tue, 8:30 AM 7/16</text:p>
          </table:table-cell>
          <table:table-cell table:style-name="ce3" table:formula="of:=([.A392]-DATE(1970;1;1))*86400*1000" office:value-type="float" office:value="1373963400000">
            <text:p>1373963400000</text:p>
          </table:table-cell>
          <table:table-cell office:value-type="float" office:value="511">
            <text:p>511</text:p>
          </table:table-cell>
          <table:table-cell office:value-type="float" office:value="753">
            <text:p>753</text:p>
          </table:table-cell>
          <table:table-cell office:value-type="float" office:value="579">
            <text:p>579</text:p>
          </table:table-cell>
          <table:table-cell office:value-type="float" office:value="524">
            <text:p>524</text:p>
          </table:table-cell>
          <table:table-cell office:value-type="float" office:value="1373963400000">
            <text:p>1373963400000</text:p>
          </table:table-cell>
        </table:table-row>
        <table:table-row table:style-name="ro2">
          <table:table-cell table:style-name="ce2" office:value-type="date" office:date-value="2013-07-16T08:35:00">
            <text:p>Tue, 8:35 AM 7/16</text:p>
          </table:table-cell>
          <table:table-cell table:style-name="ce3" table:formula="of:=([.A393]-DATE(1970;1;1))*86400*1000" office:value-type="float" office:value="1373963700000">
            <text:p>1373963700000</text:p>
          </table:table-cell>
          <table:table-cell office:value-type="float" office:value="456">
            <text:p>456</text:p>
          </table:table-cell>
          <table:table-cell office:value-type="float" office:value="715">
            <text:p>715</text:p>
          </table:table-cell>
          <table:table-cell office:value-type="float" office:value="516">
            <text:p>516</text:p>
          </table:table-cell>
          <table:table-cell office:value-type="float" office:value="519">
            <text:p>519</text:p>
          </table:table-cell>
          <table:table-cell office:value-type="float" office:value="1373963700000">
            <text:p>1373963700000</text:p>
          </table:table-cell>
        </table:table-row>
        <table:table-row table:style-name="ro2">
          <table:table-cell table:style-name="ce2" office:value-type="date" office:date-value="2013-07-16T08:40:00">
            <text:p>Tue, 8:40 AM 7/16</text:p>
          </table:table-cell>
          <table:table-cell table:style-name="ce3" table:formula="of:=([.A394]-DATE(1970;1;1))*86400*1000" office:value-type="float" office:value="1373964000000">
            <text:p>1373964000000</text:p>
          </table:table-cell>
          <table:table-cell office:value-type="float" office:value="536">
            <text:p>536</text:p>
          </table:table-cell>
          <table:table-cell office:value-type="float" office:value="765">
            <text:p>765</text:p>
          </table:table-cell>
          <table:table-cell office:value-type="float" office:value="286">
            <text:p>286</text:p>
          </table:table-cell>
          <table:table-cell office:value-type="float" office:value="490">
            <text:p>490</text:p>
          </table:table-cell>
          <table:table-cell office:value-type="float" office:value="1373964000000">
            <text:p>1373964000000</text:p>
          </table:table-cell>
        </table:table-row>
        <table:table-row table:style-name="ro2">
          <table:table-cell table:style-name="ce2" office:value-type="date" office:date-value="2013-07-16T08:45:00">
            <text:p>Tue, 8:45 AM 7/16</text:p>
          </table:table-cell>
          <table:table-cell table:style-name="ce3" table:formula="of:=([.A395]-DATE(1970;1;1))*86400*1000" office:value-type="float" office:value="1373964300000">
            <text:p>1373964300000</text:p>
          </table:table-cell>
          <table:table-cell office:value-type="float" office:value="546">
            <text:p>546</text:p>
          </table:table-cell>
          <table:table-cell office:value-type="float" office:value="746">
            <text:p>746</text:p>
          </table:table-cell>
          <table:table-cell office:value-type="float" office:value="326">
            <text:p>326</text:p>
          </table:table-cell>
          <table:table-cell office:value-type="float" office:value="541">
            <text:p>541</text:p>
          </table:table-cell>
          <table:table-cell office:value-type="float" office:value="1373964300000">
            <text:p>1373964300000</text:p>
          </table:table-cell>
        </table:table-row>
        <table:table-row table:style-name="ro2">
          <table:table-cell table:style-name="ce2" office:value-type="date" office:date-value="2013-07-16T08:50:00">
            <text:p>Tue, 8:50 AM 7/16</text:p>
          </table:table-cell>
          <table:table-cell table:style-name="ce3" table:formula="of:=([.A396]-DATE(1970;1;1))*86400*1000" office:value-type="float" office:value="1373964600000">
            <text:p>1373964600000</text:p>
          </table:table-cell>
          <table:table-cell office:value-type="float" office:value="325">
            <text:p>325</text:p>
          </table:table-cell>
          <table:table-cell office:value-type="float" office:value="696">
            <text:p>696</text:p>
          </table:table-cell>
          <table:table-cell office:value-type="float" office:value="330">
            <text:p>330</text:p>
          </table:table-cell>
          <table:table-cell office:value-type="float" office:value="520">
            <text:p>520</text:p>
          </table:table-cell>
          <table:table-cell office:value-type="float" office:value="1373964600000">
            <text:p>1373964600000</text:p>
          </table:table-cell>
        </table:table-row>
        <table:table-row table:style-name="ro2">
          <table:table-cell table:style-name="ce2" office:value-type="date" office:date-value="2013-07-16T08:55:00">
            <text:p>Tue, 8:55 AM 7/16</text:p>
          </table:table-cell>
          <table:table-cell table:style-name="ce3" table:formula="of:=([.A397]-DATE(1970;1;1))*86400*1000" office:value-type="float" office:value="1373964900000">
            <text:p>1373964900000</text:p>
          </table:table-cell>
          <table:table-cell office:value-type="float" office:value="333">
            <text:p>333</text:p>
          </table:table-cell>
          <table:table-cell office:value-type="float" office:value="724">
            <text:p>724</text:p>
          </table:table-cell>
          <table:table-cell office:value-type="float" office:value="300">
            <text:p>300</text:p>
          </table:table-cell>
          <table:table-cell office:value-type="float" office:value="439">
            <text:p>439</text:p>
          </table:table-cell>
          <table:table-cell office:value-type="float" office:value="1373964900000">
            <text:p>1373964900000</text:p>
          </table:table-cell>
        </table:table-row>
        <table:table-row table:style-name="ro2">
          <table:table-cell table:style-name="ce2" office:value-type="date" office:date-value="2013-07-16T09:00:00">
            <text:p>Tue, 9:00 AM 7/16</text:p>
          </table:table-cell>
          <table:table-cell table:style-name="ce3" table:formula="of:=([.A398]-DATE(1970;1;1))*86400*1000" office:value-type="float" office:value="1373965200000">
            <text:p>1373965200000</text:p>
          </table:table-cell>
          <table:table-cell office:value-type="float" office:value="405">
            <text:p>405</text:p>
          </table:table-cell>
          <table:table-cell office:value-type="float" office:value="709">
            <text:p>709</text:p>
          </table:table-cell>
          <table:table-cell office:value-type="float" office:value="343">
            <text:p>343</text:p>
          </table:table-cell>
          <table:table-cell office:value-type="float" office:value="500">
            <text:p>500</text:p>
          </table:table-cell>
          <table:table-cell office:value-type="float" office:value="1373965200000">
            <text:p>1373965200000</text:p>
          </table:table-cell>
        </table:table-row>
        <table:table-row table:style-name="ro2">
          <table:table-cell table:style-name="ce2" office:value-type="date" office:date-value="2013-07-16T09:05:00">
            <text:p>Tue, 9:05 AM 7/16</text:p>
          </table:table-cell>
          <table:table-cell table:style-name="ce3" table:formula="of:=([.A399]-DATE(1970;1;1))*86400*1000" office:value-type="float" office:value="1373965500000">
            <text:p>1373965500000</text:p>
          </table:table-cell>
          <table:table-cell office:value-type="float" office:value="372">
            <text:p>372</text:p>
          </table:table-cell>
          <table:table-cell office:value-type="float" office:value="676">
            <text:p>676</text:p>
          </table:table-cell>
          <table:table-cell office:value-type="float" office:value="307">
            <text:p>307</text:p>
          </table:table-cell>
          <table:table-cell office:value-type="float" office:value="468">
            <text:p>468</text:p>
          </table:table-cell>
          <table:table-cell office:value-type="float" office:value="1373965500000">
            <text:p>1373965500000</text:p>
          </table:table-cell>
        </table:table-row>
        <table:table-row table:style-name="ro2">
          <table:table-cell table:style-name="ce2" office:value-type="date" office:date-value="2013-07-16T09:10:00">
            <text:p>Tue, 9:10 AM 7/16</text:p>
          </table:table-cell>
          <table:table-cell table:style-name="ce3" table:formula="of:=([.A400]-DATE(1970;1;1))*86400*1000" office:value-type="float" office:value="1373965800000">
            <text:p>1373965800000</text:p>
          </table:table-cell>
          <table:table-cell office:value-type="float" office:value="356">
            <text:p>356</text:p>
          </table:table-cell>
          <table:table-cell office:value-type="float" office:value="657">
            <text:p>657</text:p>
          </table:table-cell>
          <table:table-cell office:value-type="float" office:value="420">
            <text:p>420</text:p>
          </table:table-cell>
          <table:table-cell office:value-type="float" office:value="547">
            <text:p>547</text:p>
          </table:table-cell>
          <table:table-cell office:value-type="float" office:value="1373965800000">
            <text:p>1373965800000</text:p>
          </table:table-cell>
        </table:table-row>
        <table:table-row table:style-name="ro2">
          <table:table-cell table:style-name="ce2" office:value-type="date" office:date-value="2013-07-16T09:15:00">
            <text:p>Tue, 9:15 AM 7/16</text:p>
          </table:table-cell>
          <table:table-cell table:style-name="ce3" table:formula="of:=([.A401]-DATE(1970;1;1))*86400*1000" office:value-type="float" office:value="1373966100000">
            <text:p>1373966100000</text:p>
          </table:table-cell>
          <table:table-cell office:value-type="float" office:value="391">
            <text:p>391</text:p>
          </table:table-cell>
          <table:table-cell office:value-type="float" office:value="676">
            <text:p>676</text:p>
          </table:table-cell>
          <table:table-cell office:value-type="float" office:value="633">
            <text:p>633</text:p>
          </table:table-cell>
          <table:table-cell office:value-type="float" office:value="623">
            <text:p>623</text:p>
          </table:table-cell>
          <table:table-cell office:value-type="float" office:value="1373966100000">
            <text:p>1373966100000</text:p>
          </table:table-cell>
        </table:table-row>
        <table:table-row table:style-name="ro2">
          <table:table-cell table:style-name="ce2" office:value-type="date" office:date-value="2013-07-16T09:20:00">
            <text:p>Tue, 9:20 AM 7/16</text:p>
          </table:table-cell>
          <table:table-cell table:style-name="ce3" table:formula="of:=([.A402]-DATE(1970;1;1))*86400*1000" office:value-type="float" office:value="1373966400000">
            <text:p>1373966400000</text:p>
          </table:table-cell>
          <table:table-cell office:value-type="float" office:value="489">
            <text:p>489</text:p>
          </table:table-cell>
          <table:table-cell office:value-type="float" office:value="714">
            <text:p>714</text:p>
          </table:table-cell>
          <table:table-cell office:value-type="float" office:value="616">
            <text:p>616</text:p>
          </table:table-cell>
          <table:table-cell office:value-type="float" office:value="580">
            <text:p>580</text:p>
          </table:table-cell>
          <table:table-cell office:value-type="float" office:value="1373966400000">
            <text:p>1373966400000</text:p>
          </table:table-cell>
        </table:table-row>
        <table:table-row table:style-name="ro2">
          <table:table-cell table:style-name="ce2" office:value-type="date" office:date-value="2013-07-16T09:25:00">
            <text:p>Tue, 9:25 AM 7/16</text:p>
          </table:table-cell>
          <table:table-cell table:style-name="ce3" table:formula="of:=([.A403]-DATE(1970;1;1))*86400*1000" office:value-type="float" office:value="1373966700000">
            <text:p>1373966700000</text:p>
          </table:table-cell>
          <table:table-cell office:value-type="float" office:value="490">
            <text:p>490</text:p>
          </table:table-cell>
          <table:table-cell office:value-type="float" office:value="681">
            <text:p>681</text:p>
          </table:table-cell>
          <table:table-cell office:value-type="float" office:value="619">
            <text:p>619</text:p>
          </table:table-cell>
          <table:table-cell office:value-type="float" office:value="591">
            <text:p>591</text:p>
          </table:table-cell>
          <table:table-cell office:value-type="float" office:value="1373966700000">
            <text:p>1373966700000</text:p>
          </table:table-cell>
        </table:table-row>
        <table:table-row table:style-name="ro2">
          <table:table-cell table:style-name="ce2" office:value-type="date" office:date-value="2013-07-16T09:30:00">
            <text:p>Tue, 9:30 AM 7/16</text:p>
          </table:table-cell>
          <table:table-cell table:style-name="ce3" table:formula="of:=([.A404]-DATE(1970;1;1))*86400*1000" office:value-type="float" office:value="1373967000000">
            <text:p>1373967000000</text:p>
          </table:table-cell>
          <table:table-cell office:value-type="float" office:value="523">
            <text:p>523</text:p>
          </table:table-cell>
          <table:table-cell office:value-type="float" office:value="690">
            <text:p>690</text:p>
          </table:table-cell>
          <table:table-cell office:value-type="float" office:value="596">
            <text:p>596</text:p>
          </table:table-cell>
          <table:table-cell office:value-type="float" office:value="525">
            <text:p>525</text:p>
          </table:table-cell>
          <table:table-cell office:value-type="float" office:value="1373967000000">
            <text:p>1373967000000</text:p>
          </table:table-cell>
        </table:table-row>
        <table:table-row table:style-name="ro2">
          <table:table-cell table:style-name="ce2" office:value-type="date" office:date-value="2013-07-16T09:35:00">
            <text:p>Tue, 9:35 AM 7/16</text:p>
          </table:table-cell>
          <table:table-cell table:style-name="ce3" table:formula="of:=([.A405]-DATE(1970;1;1))*86400*1000" office:value-type="float" office:value="1373967300000">
            <text:p>1373967300000</text:p>
          </table:table-cell>
          <table:table-cell office:value-type="float" office:value="550">
            <text:p>550</text:p>
          </table:table-cell>
          <table:table-cell office:value-type="float" office:value="725">
            <text:p>725</text:p>
          </table:table-cell>
          <table:table-cell office:value-type="float" office:value="570">
            <text:p>570</text:p>
          </table:table-cell>
          <table:table-cell office:value-type="float" office:value="513">
            <text:p>513</text:p>
          </table:table-cell>
          <table:table-cell office:value-type="float" office:value="1373967300000">
            <text:p>1373967300000</text:p>
          </table:table-cell>
        </table:table-row>
        <table:table-row table:style-name="ro2">
          <table:table-cell table:style-name="ce2" office:value-type="date" office:date-value="2013-07-16T09:40:00">
            <text:p>Tue, 9:40 AM 7/16</text:p>
          </table:table-cell>
          <table:table-cell table:style-name="ce3" table:formula="of:=([.A406]-DATE(1970;1;1))*86400*1000" office:value-type="float" office:value="1373967600000">
            <text:p>1373967600000</text:p>
          </table:table-cell>
          <table:table-cell office:value-type="float" office:value="300">
            <text:p>300</text:p>
          </table:table-cell>
          <table:table-cell office:value-type="float" office:value="725">
            <text:p>725</text:p>
          </table:table-cell>
          <table:table-cell office:value-type="float" office:value="560">
            <text:p>560</text:p>
          </table:table-cell>
          <table:table-cell office:value-type="float" office:value="480">
            <text:p>480</text:p>
          </table:table-cell>
          <table:table-cell office:value-type="float" office:value="1373967600000">
            <text:p>1373967600000</text:p>
          </table:table-cell>
        </table:table-row>
        <table:table-row table:style-name="ro2">
          <table:table-cell table:style-name="ce2" office:value-type="date" office:date-value="2013-07-16T09:45:00">
            <text:p>Tue, 9:45 AM 7/16</text:p>
          </table:table-cell>
          <table:table-cell table:style-name="ce3" table:formula="of:=([.A407]-DATE(1970;1;1))*86400*1000" office:value-type="float" office:value="1373967900000">
            <text:p>1373967900000</text:p>
          </table:table-cell>
          <table:table-cell office:value-type="float" office:value="370">
            <text:p>370</text:p>
          </table:table-cell>
          <table:table-cell office:value-type="float" office:value="737">
            <text:p>737</text:p>
          </table:table-cell>
          <table:table-cell office:value-type="float" office:value="506">
            <text:p>506</text:p>
          </table:table-cell>
          <table:table-cell office:value-type="float" office:value="541">
            <text:p>541</text:p>
          </table:table-cell>
          <table:table-cell office:value-type="float" office:value="1373967900000">
            <text:p>1373967900000</text:p>
          </table:table-cell>
        </table:table-row>
        <table:table-row table:style-name="ro2">
          <table:table-cell table:style-name="ce2" office:value-type="date" office:date-value="2013-07-16T09:50:00">
            <text:p>Tue, 9:50 AM 7/16</text:p>
          </table:table-cell>
          <table:table-cell table:style-name="ce3" table:formula="of:=([.A408]-DATE(1970;1;1))*86400*1000" office:value-type="float" office:value="1373968200000">
            <text:p>1373968200000</text:p>
          </table:table-cell>
          <table:table-cell office:value-type="float" office:value="441">
            <text:p>441</text:p>
          </table:table-cell>
          <table:table-cell office:value-type="float" office:value="710">
            <text:p>710</text:p>
          </table:table-cell>
          <table:table-cell office:value-type="float" office:value="460">
            <text:p>460</text:p>
          </table:table-cell>
          <table:table-cell office:value-type="float" office:value="472">
            <text:p>472</text:p>
          </table:table-cell>
          <table:table-cell office:value-type="float" office:value="1373968200000">
            <text:p>1373968200000</text:p>
          </table:table-cell>
        </table:table-row>
        <table:table-row table:style-name="ro2">
          <table:table-cell table:style-name="ce2" office:value-type="date" office:date-value="2013-07-16T09:55:00">
            <text:p>Tue, 9:55 AM 7/16</text:p>
          </table:table-cell>
          <table:table-cell table:style-name="ce3" table:formula="of:=([.A409]-DATE(1970;1;1))*86400*1000" office:value-type="float" office:value="1373968500000">
            <text:p>1373968500000</text:p>
          </table:table-cell>
          <table:table-cell office:value-type="float" office:value="401">
            <text:p>401</text:p>
          </table:table-cell>
          <table:table-cell office:value-type="float" office:value="721">
            <text:p>721</text:p>
          </table:table-cell>
          <table:table-cell office:value-type="float" office:value="537">
            <text:p>537</text:p>
          </table:table-cell>
          <table:table-cell office:value-type="float" office:value="571">
            <text:p>571</text:p>
          </table:table-cell>
          <table:table-cell office:value-type="float" office:value="1373968500000">
            <text:p>1373968500000</text:p>
          </table:table-cell>
        </table:table-row>
        <table:table-row table:style-name="ro2">
          <table:table-cell table:style-name="ce2" office:value-type="date" office:date-value="2013-07-16T10:00:00">
            <text:p>Tue, 10:00 AM 7/16</text:p>
          </table:table-cell>
          <table:table-cell table:style-name="ce3" table:formula="of:=([.A410]-DATE(1970;1;1))*86400*1000" office:value-type="float" office:value="1373968800000">
            <text:p>1373968800000</text:p>
          </table:table-cell>
          <table:table-cell office:value-type="float" office:value="353">
            <text:p>353</text:p>
          </table:table-cell>
          <table:table-cell office:value-type="float" office:value="680">
            <text:p>680</text:p>
          </table:table-cell>
          <table:table-cell office:value-type="float" office:value="522">
            <text:p>522</text:p>
          </table:table-cell>
          <table:table-cell office:value-type="float" office:value="529">
            <text:p>529</text:p>
          </table:table-cell>
          <table:table-cell office:value-type="float" office:value="1373968800000">
            <text:p>1373968800000</text:p>
          </table:table-cell>
        </table:table-row>
        <table:table-row table:style-name="ro2">
          <table:table-cell table:style-name="ce2" office:value-type="date" office:date-value="2013-07-16T10:05:00">
            <text:p>Tue, 10:05 AM 7/16</text:p>
          </table:table-cell>
          <table:table-cell table:style-name="ce3" table:formula="of:=([.A411]-DATE(1970;1;1))*86400*1000" office:value-type="float" office:value="1373969100000">
            <text:p>1373969100000</text:p>
          </table:table-cell>
          <table:table-cell office:value-type="float" office:value="353">
            <text:p>353</text:p>
          </table:table-cell>
          <table:table-cell office:value-type="float" office:value="692">
            <text:p>692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1373969100000">
            <text:p>1373969100000</text:p>
          </table:table-cell>
        </table:table-row>
        <table:table-row table:style-name="ro2">
          <table:table-cell table:style-name="ce2" office:value-type="date" office:date-value="2013-07-16T10:10:00">
            <text:p>Tue, 10:10 AM 7/16</text:p>
          </table:table-cell>
          <table:table-cell table:style-name="ce3" table:formula="of:=([.A412]-DATE(1970;1;1))*86400*1000" office:value-type="float" office:value="1373969400000">
            <text:p>1373969400000</text:p>
          </table:table-cell>
          <table:table-cell office:value-type="float" office:value="417">
            <text:p>417</text:p>
          </table:table-cell>
          <table:table-cell office:value-type="float" office:value="678">
            <text:p>678</text:p>
          </table:table-cell>
          <table:table-cell office:value-type="float" office:value="492">
            <text:p>492</text:p>
          </table:table-cell>
          <table:table-cell office:value-type="float" office:value="493">
            <text:p>493</text:p>
          </table:table-cell>
          <table:table-cell office:value-type="float" office:value="1373969400000">
            <text:p>1373969400000</text:p>
          </table:table-cell>
        </table:table-row>
        <table:table-row table:style-name="ro2">
          <table:table-cell table:style-name="ce2" office:value-type="date" office:date-value="2013-07-16T10:15:00">
            <text:p>Tue, 10:15 AM 7/16</text:p>
          </table:table-cell>
          <table:table-cell table:style-name="ce3" table:formula="of:=([.A413]-DATE(1970;1;1))*86400*1000" office:value-type="float" office:value="1373969700000">
            <text:p>1373969700000</text:p>
          </table:table-cell>
          <table:table-cell office:value-type="float" office:value="349">
            <text:p>349</text:p>
          </table:table-cell>
          <table:table-cell office:value-type="float" office:value="692">
            <text:p>692</text:p>
          </table:table-cell>
          <table:table-cell office:value-type="float" office:value="485">
            <text:p>485</text:p>
          </table:table-cell>
          <table:table-cell office:value-type="float" office:value="548">
            <text:p>548</text:p>
          </table:table-cell>
          <table:table-cell office:value-type="float" office:value="1373969700000">
            <text:p>1373969700000</text:p>
          </table:table-cell>
        </table:table-row>
        <table:table-row table:style-name="ro2">
          <table:table-cell table:style-name="ce2" office:value-type="date" office:date-value="2013-07-16T10:20:00">
            <text:p>Tue, 10:20 AM 7/16</text:p>
          </table:table-cell>
          <table:table-cell table:style-name="ce3" table:formula="of:=([.A414]-DATE(1970;1;1))*86400*1000" office:value-type="float" office:value="1373970000000">
            <text:p>1373970000000</text:p>
          </table:table-cell>
          <table:table-cell office:value-type="float" office:value="331">
            <text:p>331</text:p>
          </table:table-cell>
          <table:table-cell office:value-type="float" office:value="686">
            <text:p>686</text:p>
          </table:table-cell>
          <table:table-cell office:value-type="float" office:value="436">
            <text:p>436</text:p>
          </table:table-cell>
          <table:table-cell office:value-type="float" office:value="555">
            <text:p>555</text:p>
          </table:table-cell>
          <table:table-cell office:value-type="float" office:value="1373970000000">
            <text:p>1373970000000</text:p>
          </table:table-cell>
        </table:table-row>
        <table:table-row table:style-name="ro2">
          <table:table-cell table:style-name="ce2" office:value-type="date" office:date-value="2013-07-16T10:25:00">
            <text:p>Tue, 10:25 AM 7/16</text:p>
          </table:table-cell>
          <table:table-cell table:style-name="ce3" table:formula="of:=([.A415]-DATE(1970;1;1))*86400*1000" office:value-type="float" office:value="1373970300000">
            <text:p>1373970300000</text:p>
          </table:table-cell>
          <table:table-cell office:value-type="float" office:value="305">
            <text:p>305</text:p>
          </table:table-cell>
          <table:table-cell office:value-type="float" office:value="727">
            <text:p>727</text:p>
          </table:table-cell>
          <table:table-cell office:value-type="float" office:value="519">
            <text:p>519</text:p>
          </table:table-cell>
          <table:table-cell office:value-type="float" office:value="568">
            <text:p>568</text:p>
          </table:table-cell>
          <table:table-cell office:value-type="float" office:value="1373970300000">
            <text:p>1373970300000</text:p>
          </table:table-cell>
        </table:table-row>
        <table:table-row table:style-name="ro2">
          <table:table-cell table:style-name="ce2" office:value-type="date" office:date-value="2013-07-16T10:30:00">
            <text:p>Tue, 10:30 AM 7/16</text:p>
          </table:table-cell>
          <table:table-cell table:style-name="ce3" table:formula="of:=([.A416]-DATE(1970;1;1))*86400*1000" office:value-type="float" office:value="1373970600000">
            <text:p>1373970600000</text:p>
          </table:table-cell>
          <table:table-cell office:value-type="float" office:value="326">
            <text:p>326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585">
            <text:p>585</text:p>
          </table:table-cell>
          <table:table-cell office:value-type="float" office:value="1373970600000">
            <text:p>1373970600000</text:p>
          </table:table-cell>
        </table:table-row>
        <table:table-row table:style-name="ro2">
          <table:table-cell table:style-name="ce2" office:value-type="date" office:date-value="2013-07-16T10:35:00">
            <text:p>Tue, 10:35 AM 7/16</text:p>
          </table:table-cell>
          <table:table-cell table:style-name="ce3" table:formula="of:=([.A417]-DATE(1970;1;1))*86400*1000" office:value-type="float" office:value="1373970900000">
            <text:p>1373970900000</text:p>
          </table:table-cell>
          <table:table-cell office:value-type="float" office:value="360">
            <text:p>360</text:p>
          </table:table-cell>
          <table:table-cell office:value-type="float" office:value="678">
            <text:p>678</text:p>
          </table:table-cell>
          <table:table-cell office:value-type="float" office:value="470">
            <text:p>470</text:p>
          </table:table-cell>
          <table:table-cell office:value-type="float" office:value="523">
            <text:p>523</text:p>
          </table:table-cell>
          <table:table-cell office:value-type="float" office:value="1373970900000">
            <text:p>1373970900000</text:p>
          </table:table-cell>
        </table:table-row>
        <table:table-row table:style-name="ro2">
          <table:table-cell table:style-name="ce2" office:value-type="date" office:date-value="2013-07-16T10:40:00">
            <text:p>Tue, 10:40 AM 7/16</text:p>
          </table:table-cell>
          <table:table-cell table:style-name="ce3" table:formula="of:=([.A418]-DATE(1970;1;1))*86400*1000" office:value-type="float" office:value="1373971200000">
            <text:p>1373971200000</text:p>
          </table:table-cell>
          <table:table-cell office:value-type="float" office:value="407">
            <text:p>407</text:p>
          </table:table-cell>
          <table:table-cell office:value-type="float" office:value="663">
            <text:p>663</text:p>
          </table:table-cell>
          <table:table-cell office:value-type="float" office:value="465">
            <text:p>465</text:p>
          </table:table-cell>
          <table:table-cell office:value-type="float" office:value="530">
            <text:p>530</text:p>
          </table:table-cell>
          <table:table-cell office:value-type="float" office:value="1373971200000">
            <text:p>1373971200000</text:p>
          </table:table-cell>
        </table:table-row>
        <table:table-row table:style-name="ro2">
          <table:table-cell table:style-name="ce2" office:value-type="date" office:date-value="2013-07-16T10:45:00">
            <text:p>Tue, 10:45 AM 7/16</text:p>
          </table:table-cell>
          <table:table-cell table:style-name="ce3" table:formula="of:=([.A419]-DATE(1970;1;1))*86400*1000" office:value-type="float" office:value="1373971500000">
            <text:p>1373971500000</text:p>
          </table:table-cell>
          <table:table-cell office:value-type="float" office:value="499">
            <text:p>499</text:p>
          </table:table-cell>
          <table:table-cell office:value-type="float" office:value="675">
            <text:p>675</text:p>
          </table:table-cell>
          <table:table-cell office:value-type="float" office:value="452">
            <text:p>452</text:p>
          </table:table-cell>
          <table:table-cell office:value-type="float" office:value="537">
            <text:p>537</text:p>
          </table:table-cell>
          <table:table-cell office:value-type="float" office:value="1373971500000">
            <text:p>1373971500000</text:p>
          </table:table-cell>
        </table:table-row>
        <table:table-row table:style-name="ro2">
          <table:table-cell table:style-name="ce2" office:value-type="date" office:date-value="2013-07-16T10:50:00">
            <text:p>Tue, 10:50 AM 7/16</text:p>
          </table:table-cell>
          <table:table-cell table:style-name="ce3" table:formula="of:=([.A420]-DATE(1970;1;1))*86400*1000" office:value-type="float" office:value="1373971800000">
            <text:p>1373971800000</text:p>
          </table:table-cell>
          <table:table-cell office:value-type="float" office:value="402">
            <text:p>402</text:p>
          </table:table-cell>
          <table:table-cell office:value-type="float" office:value="630">
            <text:p>630</text:p>
          </table:table-cell>
          <table:table-cell office:value-type="float" office:value="477">
            <text:p>477</text:p>
          </table:table-cell>
          <table:table-cell office:value-type="float" office:value="577">
            <text:p>577</text:p>
          </table:table-cell>
          <table:table-cell office:value-type="float" office:value="1373971800000">
            <text:p>1373971800000</text:p>
          </table:table-cell>
        </table:table-row>
        <table:table-row table:style-name="ro2">
          <table:table-cell table:style-name="ce2" office:value-type="date" office:date-value="2013-07-16T10:55:00">
            <text:p>Tue, 10:55 AM 7/16</text:p>
          </table:table-cell>
          <table:table-cell table:style-name="ce3" table:formula="of:=([.A421]-DATE(1970;1;1))*86400*1000" office:value-type="float" office:value="1373972100000">
            <text:p>1373972100000</text:p>
          </table:table-cell>
          <table:table-cell office:value-type="float" office:value="367">
            <text:p>367</text:p>
          </table:table-cell>
          <table:table-cell office:value-type="float" office:value="689">
            <text:p>689</text:p>
          </table:table-cell>
          <table:table-cell office:value-type="float" office:value="462">
            <text:p>462</text:p>
          </table:table-cell>
          <table:table-cell office:value-type="float" office:value="559">
            <text:p>559</text:p>
          </table:table-cell>
          <table:table-cell office:value-type="float" office:value="1373972100000">
            <text:p>1373972100000</text:p>
          </table:table-cell>
        </table:table-row>
        <table:table-row table:style-name="ro2">
          <table:table-cell table:style-name="ce2" office:value-type="date" office:date-value="2013-07-16T11:00:00">
            <text:p>Tue, 11:00 AM 7/16</text:p>
          </table:table-cell>
          <table:table-cell table:style-name="ce3" table:formula="of:=([.A422]-DATE(1970;1;1))*86400*1000" office:value-type="float" office:value="1373972400000">
            <text:p>1373972400000</text:p>
          </table:table-cell>
          <table:table-cell office:value-type="float" office:value="365">
            <text:p>365</text:p>
          </table:table-cell>
          <table:table-cell office:value-type="float" office:value="696">
            <text:p>696</text:p>
          </table:table-cell>
          <table:table-cell office:value-type="float" office:value="462">
            <text:p>462</text:p>
          </table:table-cell>
          <table:table-cell office:value-type="float" office:value="573">
            <text:p>573</text:p>
          </table:table-cell>
          <table:table-cell office:value-type="float" office:value="1373972400000">
            <text:p>1373972400000</text:p>
          </table:table-cell>
        </table:table-row>
        <table:table-row table:style-name="ro2">
          <table:table-cell table:style-name="ce2" office:value-type="date" office:date-value="2013-07-16T11:05:00">
            <text:p>Tue, 11:05 AM 7/16</text:p>
          </table:table-cell>
          <table:table-cell table:style-name="ce3" table:formula="of:=([.A423]-DATE(1970;1;1))*86400*1000" office:value-type="float" office:value="1373972700000">
            <text:p>1373972700000</text:p>
          </table:table-cell>
          <table:table-cell office:value-type="float" office:value="370">
            <text:p>370</text:p>
          </table:table-cell>
          <table:table-cell office:value-type="float" office:value="646">
            <text:p>646</text:p>
          </table:table-cell>
          <table:table-cell office:value-type="float" office:value="459">
            <text:p>459</text:p>
          </table:table-cell>
          <table:table-cell office:value-type="float" office:value="572">
            <text:p>572</text:p>
          </table:table-cell>
          <table:table-cell office:value-type="float" office:value="1373972700000">
            <text:p>1373972700000</text:p>
          </table:table-cell>
        </table:table-row>
        <table:table-row table:style-name="ro2">
          <table:table-cell table:style-name="ce2" office:value-type="date" office:date-value="2013-07-16T11:10:00">
            <text:p>Tue, 11:10 AM 7/16</text:p>
          </table:table-cell>
          <table:table-cell table:style-name="ce3" table:formula="of:=([.A424]-DATE(1970;1;1))*86400*1000" office:value-type="float" office:value="1373973000000">
            <text:p>1373973000000</text:p>
          </table:table-cell>
          <table:table-cell office:value-type="float" office:value="329">
            <text:p>329</text:p>
          </table:table-cell>
          <table:table-cell office:value-type="float" office:value="658">
            <text:p>658</text:p>
          </table:table-cell>
          <table:table-cell office:value-type="float" office:value="387">
            <text:p>387</text:p>
          </table:table-cell>
          <table:table-cell office:value-type="float" office:value="474">
            <text:p>474</text:p>
          </table:table-cell>
          <table:table-cell office:value-type="float" office:value="1373973000000">
            <text:p>1373973000000</text:p>
          </table:table-cell>
        </table:table-row>
        <table:table-row table:style-name="ro2">
          <table:table-cell table:style-name="ce2" office:value-type="date" office:date-value="2013-07-16T11:15:00">
            <text:p>Tue, 11:15 AM 7/16</text:p>
          </table:table-cell>
          <table:table-cell table:style-name="ce3" table:formula="of:=([.A425]-DATE(1970;1;1))*86400*1000" office:value-type="float" office:value="1373973300000">
            <text:p>1373973300000</text:p>
          </table:table-cell>
          <table:table-cell office:value-type="float" office:value="413">
            <text:p>413</text:p>
          </table:table-cell>
          <table:table-cell office:value-type="float" office:value="624">
            <text:p>624</text:p>
          </table:table-cell>
          <table:table-cell office:value-type="float" office:value="479">
            <text:p>479</text:p>
          </table:table-cell>
          <table:table-cell office:value-type="float" office:value="513">
            <text:p>513</text:p>
          </table:table-cell>
          <table:table-cell office:value-type="float" office:value="1373973300000">
            <text:p>1373973300000</text:p>
          </table:table-cell>
        </table:table-row>
        <table:table-row table:style-name="ro2">
          <table:table-cell table:style-name="ce2" office:value-type="date" office:date-value="2013-07-16T11:20:00">
            <text:p>Tue, 11:20 AM 7/16</text:p>
          </table:table-cell>
          <table:table-cell table:style-name="ce3" table:formula="of:=([.A426]-DATE(1970;1;1))*86400*1000" office:value-type="float" office:value="1373973600000">
            <text:p>1373973600000</text:p>
          </table:table-cell>
          <table:table-cell office:value-type="float" office:value="286">
            <text:p>286</text:p>
          </table:table-cell>
          <table:table-cell office:value-type="float" office:value="588">
            <text:p>588</text:p>
          </table:table-cell>
          <table:table-cell office:value-type="float" office:value="510">
            <text:p>510</text:p>
          </table:table-cell>
          <table:table-cell office:value-type="float" office:value="543">
            <text:p>543</text:p>
          </table:table-cell>
          <table:table-cell office:value-type="float" office:value="1373973600000">
            <text:p>1373973600000</text:p>
          </table:table-cell>
        </table:table-row>
        <table:table-row table:style-name="ro2">
          <table:table-cell table:style-name="ce2" office:value-type="date" office:date-value="2013-07-16T11:25:00">
            <text:p>Tue, 11:25 AM 7/16</text:p>
          </table:table-cell>
          <table:table-cell table:style-name="ce3" table:formula="of:=([.A427]-DATE(1970;1;1))*86400*1000" office:value-type="float" office:value="1373973900000">
            <text:p>1373973900000</text:p>
          </table:table-cell>
          <table:table-cell office:value-type="float" office:value="397">
            <text:p>397</text:p>
          </table:table-cell>
          <table:table-cell office:value-type="float" office:value="616">
            <text:p>616</text:p>
          </table:table-cell>
          <table:table-cell office:value-type="float" office:value="490">
            <text:p>490</text:p>
          </table:table-cell>
          <table:table-cell office:value-type="float" office:value="573">
            <text:p>573</text:p>
          </table:table-cell>
          <table:table-cell office:value-type="float" office:value="1373973900000">
            <text:p>1373973900000</text:p>
          </table:table-cell>
        </table:table-row>
        <table:table-row table:style-name="ro2">
          <table:table-cell table:style-name="ce2" office:value-type="date" office:date-value="2013-07-16T11:30:00">
            <text:p>Tue, 11:30 AM 7/16</text:p>
          </table:table-cell>
          <table:table-cell table:style-name="ce3" table:formula="of:=([.A428]-DATE(1970;1;1))*86400*1000" office:value-type="float" office:value="1373974200000">
            <text:p>1373974200000</text:p>
          </table:table-cell>
          <table:table-cell office:value-type="float" office:value="380">
            <text:p>380</text:p>
          </table:table-cell>
          <table:table-cell office:value-type="float" office:value="631">
            <text:p>631</text:p>
          </table:table-cell>
          <table:table-cell office:value-type="float" office:value="502">
            <text:p>502</text:p>
          </table:table-cell>
          <table:table-cell office:value-type="float" office:value="536">
            <text:p>536</text:p>
          </table:table-cell>
          <table:table-cell office:value-type="float" office:value="1373974200000">
            <text:p>1373974200000</text:p>
          </table:table-cell>
        </table:table-row>
        <table:table-row table:style-name="ro2">
          <table:table-cell table:style-name="ce2" office:value-type="date" office:date-value="2013-07-16T11:35:00">
            <text:p>Tue, 11:35 AM 7/16</text:p>
          </table:table-cell>
          <table:table-cell table:style-name="ce3" table:formula="of:=([.A429]-DATE(1970;1;1))*86400*1000" office:value-type="float" office:value="1373974500000">
            <text:p>1373974500000</text:p>
          </table:table-cell>
          <table:table-cell office:value-type="float" office:value="335">
            <text:p>335</text:p>
          </table:table-cell>
          <table:table-cell office:value-type="float" office:value="568">
            <text:p>568</text:p>
          </table:table-cell>
          <table:table-cell office:value-type="float" office:value="451">
            <text:p>451</text:p>
          </table:table-cell>
          <table:table-cell office:value-type="float" office:value="506">
            <text:p>506</text:p>
          </table:table-cell>
          <table:table-cell office:value-type="float" office:value="1373974500000">
            <text:p>1373974500000</text:p>
          </table:table-cell>
        </table:table-row>
        <table:table-row table:style-name="ro2">
          <table:table-cell table:style-name="ce2" office:value-type="date" office:date-value="2013-07-16T11:40:00">
            <text:p>Tue, 11:40 AM 7/16</text:p>
          </table:table-cell>
          <table:table-cell table:style-name="ce3" table:formula="of:=([.A430]-DATE(1970;1;1))*86400*1000" office:value-type="float" office:value="1373974800000">
            <text:p>1373974800000</text:p>
          </table:table-cell>
          <table:table-cell office:value-type="float" office:value="441">
            <text:p>441</text:p>
          </table:table-cell>
          <table:table-cell office:value-type="float" office:value="604">
            <text:p>604</text:p>
          </table:table-cell>
          <table:table-cell office:value-type="float" office:value="446">
            <text:p>446</text:p>
          </table:table-cell>
          <table:table-cell office:value-type="float" office:value="505">
            <text:p>505</text:p>
          </table:table-cell>
          <table:table-cell office:value-type="float" office:value="1373974800000">
            <text:p>1373974800000</text:p>
          </table:table-cell>
        </table:table-row>
        <table:table-row table:style-name="ro2">
          <table:table-cell table:style-name="ce2" office:value-type="date" office:date-value="2013-07-16T11:45:00">
            <text:p>Tue, 11:45 AM 7/16</text:p>
          </table:table-cell>
          <table:table-cell table:style-name="ce3" table:formula="of:=([.A431]-DATE(1970;1;1))*86400*1000" office:value-type="float" office:value="1373975100000">
            <text:p>1373975100000</text:p>
          </table:table-cell>
          <table:table-cell office:value-type="float" office:value="391">
            <text:p>391</text:p>
          </table:table-cell>
          <table:table-cell office:value-type="float" office:value="607">
            <text:p>607</text:p>
          </table:table-cell>
          <table:table-cell office:value-type="float" office:value="465">
            <text:p>465</text:p>
          </table:table-cell>
          <table:table-cell office:value-type="float" office:value="481">
            <text:p>481</text:p>
          </table:table-cell>
          <table:table-cell office:value-type="float" office:value="1373975100000">
            <text:p>1373975100000</text:p>
          </table:table-cell>
        </table:table-row>
        <table:table-row table:style-name="ro2">
          <table:table-cell table:style-name="ce2" office:value-type="date" office:date-value="2013-07-16T11:50:00">
            <text:p>Tue, 11:50 AM 7/16</text:p>
          </table:table-cell>
          <table:table-cell table:style-name="ce3" table:formula="of:=([.A432]-DATE(1970;1;1))*86400*1000" office:value-type="float" office:value="1373975400000">
            <text:p>1373975400000</text:p>
          </table:table-cell>
          <table:table-cell office:value-type="float" office:value="354">
            <text:p>354</text:p>
          </table:table-cell>
          <table:table-cell office:value-type="float" office:value="632">
            <text:p>632</text:p>
          </table:table-cell>
          <table:table-cell office:value-type="float" office:value="458">
            <text:p>458</text:p>
          </table:table-cell>
          <table:table-cell office:value-type="float" office:value="581">
            <text:p>581</text:p>
          </table:table-cell>
          <table:table-cell office:value-type="float" office:value="1373975400000">
            <text:p>1373975400000</text:p>
          </table:table-cell>
        </table:table-row>
        <table:table-row table:style-name="ro2">
          <table:table-cell table:style-name="ce2" office:value-type="date" office:date-value="2013-07-16T11:55:00">
            <text:p>Tue, 11:55 AM 7/16</text:p>
          </table:table-cell>
          <table:table-cell table:style-name="ce3" table:formula="of:=([.A433]-DATE(1970;1;1))*86400*1000" office:value-type="float" office:value="1373975700000">
            <text:p>1373975700000</text:p>
          </table:table-cell>
          <table:table-cell office:value-type="float" office:value="453">
            <text:p>453</text:p>
          </table:table-cell>
          <table:table-cell office:value-type="float" office:value="584">
            <text:p>584</text:p>
          </table:table-cell>
          <table:table-cell office:value-type="float" office:value="432">
            <text:p>432</text:p>
          </table:table-cell>
          <table:table-cell office:value-type="float" office:value="502">
            <text:p>502</text:p>
          </table:table-cell>
          <table:table-cell office:value-type="float" office:value="1373975700000">
            <text:p>1373975700000</text:p>
          </table:table-cell>
        </table:table-row>
        <table:table-row table:style-name="ro2">
          <table:table-cell table:style-name="ce2" office:value-type="date" office:date-value="2013-07-16T12:00:00">
            <text:p>Tue, 12:00 PM 7/16</text:p>
          </table:table-cell>
          <table:table-cell table:style-name="ce3" table:formula="of:=([.A434]-DATE(1970;1;1))*86400*1000" office:value-type="float" office:value="1373976000000">
            <text:p>1373976000000</text:p>
          </table:table-cell>
          <table:table-cell office:value-type="float" office:value="439">
            <text:p>439</text:p>
          </table:table-cell>
          <table:table-cell office:value-type="float" office:value="580">
            <text:p>580</text:p>
          </table:table-cell>
          <table:table-cell office:value-type="float" office:value="433">
            <text:p>433</text:p>
          </table:table-cell>
          <table:table-cell office:value-type="float" office:value="531">
            <text:p>531</text:p>
          </table:table-cell>
          <table:table-cell office:value-type="float" office:value="1373976000000">
            <text:p>1373976000000</text:p>
          </table:table-cell>
        </table:table-row>
        <table:table-row table:style-name="ro2">
          <table:table-cell table:style-name="ce2" office:value-type="date" office:date-value="2013-07-16T12:05:00">
            <text:p>Tue, 12:05 PM 7/16</text:p>
          </table:table-cell>
          <table:table-cell table:style-name="ce3" table:formula="of:=([.A435]-DATE(1970;1;1))*86400*1000" office:value-type="float" office:value="1373976300000">
            <text:p>1373976300000</text:p>
          </table:table-cell>
          <table:table-cell office:value-type="float" office:value="417">
            <text:p>417</text:p>
          </table:table-cell>
          <table:table-cell office:value-type="float" office:value="532">
            <text:p>532</text:p>
          </table:table-cell>
          <table:table-cell office:value-type="float" office:value="422">
            <text:p>422</text:p>
          </table:table-cell>
          <table:table-cell office:value-type="float" office:value="560">
            <text:p>560</text:p>
          </table:table-cell>
          <table:table-cell office:value-type="float" office:value="1373976300000">
            <text:p>1373976300000</text:p>
          </table:table-cell>
        </table:table-row>
        <table:table-row table:style-name="ro2">
          <table:table-cell table:style-name="ce2" office:value-type="date" office:date-value="2013-07-16T12:10:00">
            <text:p>Tue, 12:10 PM 7/16</text:p>
          </table:table-cell>
          <table:table-cell table:style-name="ce3" table:formula="of:=([.A436]-DATE(1970;1;1))*86400*1000" office:value-type="float" office:value="1373976600000">
            <text:p>1373976600000</text:p>
          </table:table-cell>
          <table:table-cell office:value-type="float" office:value="449">
            <text:p>449</text:p>
          </table:table-cell>
          <table:table-cell office:value-type="float" office:value="568">
            <text:p>568</text:p>
          </table:table-cell>
          <table:table-cell office:value-type="float" office:value="405">
            <text:p>405</text:p>
          </table:table-cell>
          <table:table-cell office:value-type="float" office:value="510">
            <text:p>510</text:p>
          </table:table-cell>
          <table:table-cell office:value-type="float" office:value="1373976600000">
            <text:p>1373976600000</text:p>
          </table:table-cell>
        </table:table-row>
        <table:table-row table:style-name="ro2">
          <table:table-cell table:style-name="ce2" office:value-type="date" office:date-value="2013-07-16T12:15:00">
            <text:p>Tue, 12:15 PM 7/16</text:p>
          </table:table-cell>
          <table:table-cell table:style-name="ce3" table:formula="of:=([.A437]-DATE(1970;1;1))*86400*1000" office:value-type="float" office:value="1373976900000">
            <text:p>1373976900000</text:p>
          </table:table-cell>
          <table:table-cell office:value-type="float" office:value="507">
            <text:p>507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 office:value-type="float" office:value="551">
            <text:p>551</text:p>
          </table:table-cell>
          <table:table-cell office:value-type="float" office:value="1373976900000">
            <text:p>1373976900000</text:p>
          </table:table-cell>
        </table:table-row>
        <table:table-row table:style-name="ro2">
          <table:table-cell table:style-name="ce2" office:value-type="date" office:date-value="2013-07-16T12:20:00">
            <text:p>Tue, 12:20 PM 7/16</text:p>
          </table:table-cell>
          <table:table-cell table:style-name="ce3" table:formula="of:=([.A438]-DATE(1970;1;1))*86400*1000" office:value-type="float" office:value="1373977200000">
            <text:p>1373977200000</text:p>
          </table:table-cell>
          <table:table-cell office:value-type="float" office:value="471">
            <text:p>471</text:p>
          </table:table-cell>
          <table:table-cell office:value-type="float" office:value="535">
            <text:p>535</text:p>
          </table:table-cell>
          <table:table-cell office:value-type="float" office:value="338">
            <text:p>338</text:p>
          </table:table-cell>
          <table:table-cell office:value-type="float" office:value="385">
            <text:p>385</text:p>
          </table:table-cell>
          <table:table-cell office:value-type="float" office:value="1373977200000">
            <text:p>1373977200000</text:p>
          </table:table-cell>
        </table:table-row>
        <table:table-row table:style-name="ro2">
          <table:table-cell table:style-name="ce2" office:value-type="date" office:date-value="2013-07-16T12:25:00">
            <text:p>Tue, 12:25 PM 7/16</text:p>
          </table:table-cell>
          <table:table-cell table:style-name="ce3" table:formula="of:=([.A439]-DATE(1970;1;1))*86400*1000" office:value-type="float" office:value="1373977500000">
            <text:p>1373977500000</text:p>
          </table:table-cell>
          <table:table-cell office:value-type="float" office:value="446">
            <text:p>446</text:p>
          </table:table-cell>
          <table:table-cell office:value-type="float" office:value="551">
            <text:p>551</text:p>
          </table:table-cell>
          <table:table-cell office:value-type="float" office:value="466">
            <text:p>466</text:p>
          </table:table-cell>
          <table:table-cell office:value-type="float" office:value="573">
            <text:p>573</text:p>
          </table:table-cell>
          <table:table-cell office:value-type="float" office:value="1373977500000">
            <text:p>1373977500000</text:p>
          </table:table-cell>
        </table:table-row>
        <table:table-row table:style-name="ro2">
          <table:table-cell table:style-name="ce2" office:value-type="date" office:date-value="2013-07-16T12:30:00">
            <text:p>Tue, 12:30 PM 7/16</text:p>
          </table:table-cell>
          <table:table-cell table:style-name="ce3" table:formula="of:=([.A440]-DATE(1970;1;1))*86400*1000" office:value-type="float" office:value="1373977800000">
            <text:p>1373977800000</text:p>
          </table:table-cell>
          <table:table-cell office:value-type="float" office:value="368">
            <text:p>368</text:p>
          </table:table-cell>
          <table:table-cell office:value-type="float" office:value="524">
            <text:p>524</text:p>
          </table:table-cell>
          <table:table-cell office:value-type="float" office:value="409">
            <text:p>409</text:p>
          </table:table-cell>
          <table:table-cell office:value-type="float" office:value="420">
            <text:p>420</text:p>
          </table:table-cell>
          <table:table-cell office:value-type="float" office:value="1373977800000">
            <text:p>1373977800000</text:p>
          </table:table-cell>
        </table:table-row>
        <table:table-row table:style-name="ro2">
          <table:table-cell table:style-name="ce2" office:value-type="date" office:date-value="2013-07-16T12:35:00">
            <text:p>Tue, 12:35 PM 7/16</text:p>
          </table:table-cell>
          <table:table-cell table:style-name="ce3" table:formula="of:=([.A441]-DATE(1970;1;1))*86400*1000" office:value-type="float" office:value="1373978100000">
            <text:p>1373978100000</text:p>
          </table:table-cell>
          <table:table-cell office:value-type="float" office:value="315">
            <text:p>315</text:p>
          </table:table-cell>
          <table:table-cell office:value-type="float" office:value="453">
            <text:p>453</text:p>
          </table:table-cell>
          <table:table-cell office:value-type="float" office:value="506">
            <text:p>506</text:p>
          </table:table-cell>
          <table:table-cell office:value-type="float" office:value="547">
            <text:p>547</text:p>
          </table:table-cell>
          <table:table-cell office:value-type="float" office:value="1373978100000">
            <text:p>1373978100000</text:p>
          </table:table-cell>
        </table:table-row>
        <table:table-row table:style-name="ro2">
          <table:table-cell table:style-name="ce2" office:value-type="date" office:date-value="2013-07-16T12:40:00">
            <text:p>Tue, 12:40 PM 7/16</text:p>
          </table:table-cell>
          <table:table-cell table:style-name="ce3" table:formula="of:=([.A442]-DATE(1970;1;1))*86400*1000" office:value-type="float" office:value="1373978400000">
            <text:p>1373978400000</text:p>
          </table:table-cell>
          <table:table-cell office:value-type="float" office:value="408">
            <text:p>408</text:p>
          </table:table-cell>
          <table:table-cell office:value-type="float" office:value="659">
            <text:p>659</text:p>
          </table:table-cell>
          <table:table-cell office:value-type="float" office:value="441">
            <text:p>441</text:p>
          </table:table-cell>
          <table:table-cell office:value-type="float" office:value="463">
            <text:p>463</text:p>
          </table:table-cell>
          <table:table-cell office:value-type="float" office:value="1373978400000">
            <text:p>1373978400000</text:p>
          </table:table-cell>
        </table:table-row>
        <table:table-row table:style-name="ro2">
          <table:table-cell table:style-name="ce2" office:value-type="date" office:date-value="2013-07-16T12:45:00">
            <text:p>Tue, 12:45 PM 7/16</text:p>
          </table:table-cell>
          <table:table-cell table:style-name="ce3" table:formula="of:=([.A443]-DATE(1970;1;1))*86400*1000" office:value-type="float" office:value="1373978700000">
            <text:p>1373978700000</text:p>
          </table:table-cell>
          <table:table-cell office:value-type="float" office:value="401">
            <text:p>401</text:p>
          </table:table-cell>
          <table:table-cell office:value-type="float" office:value="560">
            <text:p>560</text:p>
          </table:table-cell>
          <table:table-cell office:value-type="float" office:value="581">
            <text:p>581</text:p>
          </table:table-cell>
          <table:table-cell office:value-type="float" office:value="578">
            <text:p>578</text:p>
          </table:table-cell>
          <table:table-cell office:value-type="float" office:value="1373978700000">
            <text:p>1373978700000</text:p>
          </table:table-cell>
        </table:table-row>
        <table:table-row table:style-name="ro2">
          <table:table-cell table:style-name="ce2" office:value-type="date" office:date-value="2013-07-16T12:50:00">
            <text:p>Tue, 12:50 PM 7/16</text:p>
          </table:table-cell>
          <table:table-cell table:style-name="ce3" table:formula="of:=([.A444]-DATE(1970;1;1))*86400*1000" office:value-type="float" office:value="1373979000000">
            <text:p>1373979000000</text:p>
          </table:table-cell>
          <table:table-cell office:value-type="float" office:value="385">
            <text:p>385</text:p>
          </table:table-cell>
          <table:table-cell office:value-type="float" office:value="521">
            <text:p>521</text:p>
          </table:table-cell>
          <table:table-cell office:value-type="float" office:value="418">
            <text:p>418</text:p>
          </table:table-cell>
          <table:table-cell office:value-type="float" office:value="498">
            <text:p>498</text:p>
          </table:table-cell>
          <table:table-cell office:value-type="float" office:value="1373979000000">
            <text:p>1373979000000</text:p>
          </table:table-cell>
        </table:table-row>
        <table:table-row table:style-name="ro2">
          <table:table-cell table:style-name="ce2" office:value-type="date" office:date-value="2013-07-16T12:55:00">
            <text:p>Tue, 12:55 PM 7/16</text:p>
          </table:table-cell>
          <table:table-cell table:style-name="ce3" table:formula="of:=([.A445]-DATE(1970;1;1))*86400*1000" office:value-type="float" office:value="1373979300000">
            <text:p>1373979300000</text:p>
          </table:table-cell>
          <table:table-cell office:value-type="float" office:value="445">
            <text:p>445</text:p>
          </table:table-cell>
          <table:table-cell office:value-type="float" office:value="543">
            <text:p>543</text:p>
          </table:table-cell>
          <table:table-cell office:value-type="float" office:value="431">
            <text:p>431</text:p>
          </table:table-cell>
          <table:table-cell office:value-type="float" office:value="522">
            <text:p>522</text:p>
          </table:table-cell>
          <table:table-cell office:value-type="float" office:value="1373979300000">
            <text:p>1373979300000</text:p>
          </table:table-cell>
        </table:table-row>
        <table:table-row table:style-name="ro2">
          <table:table-cell table:style-name="ce2" office:value-type="date" office:date-value="2013-07-16T13:00:00">
            <text:p>Tue, 1:00 PM 7/16</text:p>
          </table:table-cell>
          <table:table-cell table:style-name="ce3" table:formula="of:=([.A446]-DATE(1970;1;1))*86400*1000" office:value-type="float" office:value="1373979600000">
            <text:p>1373979600000</text:p>
          </table:table-cell>
          <table:table-cell office:value-type="float" office:value="385">
            <text:p>385</text:p>
          </table:table-cell>
          <table:table-cell office:value-type="float" office:value="500">
            <text:p>500</text:p>
          </table:table-cell>
          <table:table-cell office:value-type="float" office:value="516">
            <text:p>516</text:p>
          </table:table-cell>
          <table:table-cell office:value-type="float" office:value="526">
            <text:p>526</text:p>
          </table:table-cell>
          <table:table-cell office:value-type="float" office:value="1373979600000">
            <text:p>1373979600000</text:p>
          </table:table-cell>
        </table:table-row>
        <table:table-row table:style-name="ro2">
          <table:table-cell table:style-name="ce2" office:value-type="date" office:date-value="2013-07-16T13:05:00">
            <text:p>Tue, 1:05 PM 7/16</text:p>
          </table:table-cell>
          <table:table-cell table:style-name="ce3" table:formula="of:=([.A447]-DATE(1970;1;1))*86400*1000" office:value-type="float" office:value="1373979900000">
            <text:p>1373979900000</text:p>
          </table:table-cell>
          <table:table-cell office:value-type="float" office:value="362">
            <text:p>362</text:p>
          </table:table-cell>
          <table:table-cell office:value-type="float" office:value="528">
            <text:p>528</text:p>
          </table:table-cell>
          <table:table-cell office:value-type="float" office:value="464">
            <text:p>464</text:p>
          </table:table-cell>
          <table:table-cell office:value-type="float" office:value="579">
            <text:p>579</text:p>
          </table:table-cell>
          <table:table-cell office:value-type="float" office:value="1373979900000">
            <text:p>1373979900000</text:p>
          </table:table-cell>
        </table:table-row>
        <table:table-row table:style-name="ro2">
          <table:table-cell table:style-name="ce2" office:value-type="date" office:date-value="2013-07-16T13:10:00">
            <text:p>Tue, 1:10 PM 7/16</text:p>
          </table:table-cell>
          <table:table-cell table:style-name="ce3" table:formula="of:=([.A448]-DATE(1970;1;1))*86400*1000" office:value-type="float" office:value="1373980200000">
            <text:p>1373980200000</text:p>
          </table:table-cell>
          <table:table-cell office:value-type="float" office:value="412">
            <text:p>412</text:p>
          </table:table-cell>
          <table:table-cell office:value-type="float" office:value="572">
            <text:p>572</text:p>
          </table:table-cell>
          <table:table-cell office:value-type="float" office:value="485">
            <text:p>485</text:p>
          </table:table-cell>
          <table:table-cell office:value-type="float" office:value="486">
            <text:p>486</text:p>
          </table:table-cell>
          <table:table-cell office:value-type="float" office:value="1373980200000">
            <text:p>1373980200000</text:p>
          </table:table-cell>
        </table:table-row>
        <table:table-row table:style-name="ro2">
          <table:table-cell table:style-name="ce2" office:value-type="date" office:date-value="2013-07-16T13:15:00">
            <text:p>Tue, 1:15 PM 7/16</text:p>
          </table:table-cell>
          <table:table-cell table:style-name="ce3" table:formula="of:=([.A449]-DATE(1970;1;1))*86400*1000" office:value-type="float" office:value="1373980500000">
            <text:p>1373980500000</text:p>
          </table:table-cell>
          <table:table-cell office:value-type="float" office:value="380">
            <text:p>380</text:p>
          </table:table-cell>
          <table:table-cell office:value-type="float" office:value="520">
            <text:p>520</text:p>
          </table:table-cell>
          <table:table-cell office:value-type="float" office:value="471">
            <text:p>471</text:p>
          </table:table-cell>
          <table:table-cell office:value-type="float" office:value="498">
            <text:p>498</text:p>
          </table:table-cell>
          <table:table-cell office:value-type="float" office:value="1373980500000">
            <text:p>1373980500000</text:p>
          </table:table-cell>
        </table:table-row>
        <table:table-row table:style-name="ro2">
          <table:table-cell table:style-name="ce2" office:value-type="date" office:date-value="2013-07-16T13:20:00">
            <text:p>Tue, 1:20 PM 7/16</text:p>
          </table:table-cell>
          <table:table-cell table:style-name="ce3" table:formula="of:=([.A450]-DATE(1970;1;1))*86400*1000" office:value-type="float" office:value="1373980800000">
            <text:p>1373980800000</text:p>
          </table:table-cell>
          <table:table-cell office:value-type="float" office:value="398">
            <text:p>398</text:p>
          </table:table-cell>
          <table:table-cell office:value-type="float" office:value="573">
            <text:p>573</text:p>
          </table:table-cell>
          <table:table-cell office:value-type="float" office:value="479">
            <text:p>479</text:p>
          </table:table-cell>
          <table:table-cell office:value-type="float" office:value="554">
            <text:p>554</text:p>
          </table:table-cell>
          <table:table-cell office:value-type="float" office:value="1373980800000">
            <text:p>1373980800000</text:p>
          </table:table-cell>
        </table:table-row>
        <table:table-row table:style-name="ro2">
          <table:table-cell table:style-name="ce2" office:value-type="date" office:date-value="2013-07-16T13:25:00">
            <text:p>Tue, 1:25 PM 7/16</text:p>
          </table:table-cell>
          <table:table-cell table:style-name="ce3" table:formula="of:=([.A451]-DATE(1970;1;1))*86400*1000" office:value-type="float" office:value="1373981100000">
            <text:p>1373981100000</text:p>
          </table:table-cell>
          <table:table-cell office:value-type="float" office:value="442">
            <text:p>442</text:p>
          </table:table-cell>
          <table:table-cell office:value-type="float" office:value="511">
            <text:p>511</text:p>
          </table:table-cell>
          <table:table-cell office:value-type="float" office:value="555">
            <text:p>555</text:p>
          </table:table-cell>
          <table:table-cell office:value-type="float" office:value="543">
            <text:p>543</text:p>
          </table:table-cell>
          <table:table-cell office:value-type="float" office:value="1373981100000">
            <text:p>1373981100000</text:p>
          </table:table-cell>
        </table:table-row>
        <table:table-row table:style-name="ro2">
          <table:table-cell table:style-name="ce2" office:value-type="date" office:date-value="2013-07-16T13:30:00">
            <text:p>Tue, 1:30 PM 7/16</text:p>
          </table:table-cell>
          <table:table-cell table:style-name="ce3" table:formula="of:=([.A452]-DATE(1970;1;1))*86400*1000" office:value-type="float" office:value="1373981400000">
            <text:p>1373981400000</text:p>
          </table:table-cell>
          <table:table-cell office:value-type="float" office:value="470">
            <text:p>470</text:p>
          </table:table-cell>
          <table:table-cell office:value-type="float" office:value="548">
            <text:p>548</text:p>
          </table:table-cell>
          <table:table-cell office:value-type="float" office:value="603">
            <text:p>603</text:p>
          </table:table-cell>
          <table:table-cell office:value-type="float" office:value="621">
            <text:p>621</text:p>
          </table:table-cell>
          <table:table-cell office:value-type="float" office:value="1373981400000">
            <text:p>1373981400000</text:p>
          </table:table-cell>
        </table:table-row>
        <table:table-row table:style-name="ro2">
          <table:table-cell table:style-name="ce2" office:value-type="date" office:date-value="2013-07-16T13:35:00">
            <text:p>Tue, 1:35 PM 7/16</text:p>
          </table:table-cell>
          <table:table-cell table:style-name="ce3" table:formula="of:=([.A453]-DATE(1970;1;1))*86400*1000" office:value-type="float" office:value="1373981700000">
            <text:p>1373981700000</text:p>
          </table:table-cell>
          <table:table-cell office:value-type="float" office:value="546">
            <text:p>546</text:p>
          </table:table-cell>
          <table:table-cell office:value-type="float" office:value="507">
            <text:p>507</text:p>
          </table:table-cell>
          <table:table-cell office:value-type="float" office:value="422">
            <text:p>422</text:p>
          </table:table-cell>
          <table:table-cell office:value-type="float" office:value="590">
            <text:p>590</text:p>
          </table:table-cell>
          <table:table-cell office:value-type="float" office:value="1373981700000">
            <text:p>1373981700000</text:p>
          </table:table-cell>
        </table:table-row>
        <table:table-row table:style-name="ro2">
          <table:table-cell table:style-name="ce2" office:value-type="date" office:date-value="2013-07-16T13:40:00">
            <text:p>Tue, 1:40 PM 7/16</text:p>
          </table:table-cell>
          <table:table-cell table:style-name="ce3" table:formula="of:=([.A454]-DATE(1970;1;1))*86400*1000" office:value-type="float" office:value="1373982000000">
            <text:p>1373982000000</text:p>
          </table:table-cell>
          <table:table-cell office:value-type="float" office:value="448">
            <text:p>448</text:p>
          </table:table-cell>
          <table:table-cell office:value-type="float" office:value="575">
            <text:p>575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 office:value-type="float" office:value="1373982000000">
            <text:p>1373982000000</text:p>
          </table:table-cell>
        </table:table-row>
        <table:table-row table:style-name="ro2">
          <table:table-cell table:style-name="ce2" office:value-type="date" office:date-value="2013-07-16T13:45:00">
            <text:p>Tue, 1:45 PM 7/16</text:p>
          </table:table-cell>
          <table:table-cell table:style-name="ce3" table:formula="of:=([.A455]-DATE(1970;1;1))*86400*1000" office:value-type="float" office:value="1373982300000">
            <text:p>1373982300000</text:p>
          </table:table-cell>
          <table:table-cell office:value-type="float" office:value="531">
            <text:p>531</text:p>
          </table:table-cell>
          <table:table-cell office:value-type="float" office:value="570">
            <text:p>570</text:p>
          </table:table-cell>
          <table:table-cell office:value-type="float" office:value="567">
            <text:p>567</text:p>
          </table:table-cell>
          <table:table-cell office:value-type="float" office:value="569">
            <text:p>569</text:p>
          </table:table-cell>
          <table:table-cell office:value-type="float" office:value="1373982300000">
            <text:p>1373982300000</text:p>
          </table:table-cell>
        </table:table-row>
        <table:table-row table:style-name="ro2">
          <table:table-cell table:style-name="ce2" office:value-type="date" office:date-value="2013-07-16T13:50:00">
            <text:p>Tue, 1:50 PM 7/16</text:p>
          </table:table-cell>
          <table:table-cell table:style-name="ce3" table:formula="of:=([.A456]-DATE(1970;1;1))*86400*1000" office:value-type="float" office:value="1373982600000">
            <text:p>1373982600000</text:p>
          </table:table-cell>
          <table:table-cell office:value-type="float" office:value="484">
            <text:p>484</text:p>
          </table:table-cell>
          <table:table-cell office:value-type="float" office:value="524">
            <text:p>524</text:p>
          </table:table-cell>
          <table:table-cell office:value-type="float" office:value="515">
            <text:p>515</text:p>
          </table:table-cell>
          <table:table-cell office:value-type="float" office:value="549">
            <text:p>549</text:p>
          </table:table-cell>
          <table:table-cell office:value-type="float" office:value="1373982600000">
            <text:p>1373982600000</text:p>
          </table:table-cell>
        </table:table-row>
        <table:table-row table:style-name="ro2">
          <table:table-cell table:style-name="ce2" office:value-type="date" office:date-value="2013-07-16T13:55:00">
            <text:p>Tue, 1:55 PM 7/16</text:p>
          </table:table-cell>
          <table:table-cell table:style-name="ce3" table:formula="of:=([.A457]-DATE(1970;1;1))*86400*1000" office:value-type="float" office:value="1373982900000">
            <text:p>1373982900000</text:p>
          </table:table-cell>
          <table:table-cell office:value-type="float" office:value="429">
            <text:p>429</text:p>
          </table:table-cell>
          <table:table-cell office:value-type="float" office:value="474">
            <text:p>474</text:p>
          </table:table-cell>
          <table:table-cell office:value-type="float" office:value="367">
            <text:p>367</text:p>
          </table:table-cell>
          <table:table-cell office:value-type="float" office:value="513">
            <text:p>513</text:p>
          </table:table-cell>
          <table:table-cell office:value-type="float" office:value="1373982900000">
            <text:p>1373982900000</text:p>
          </table:table-cell>
        </table:table-row>
        <table:table-row table:style-name="ro2">
          <table:table-cell table:style-name="ce2" office:value-type="date" office:date-value="2013-07-16T14:00:00">
            <text:p>Tue, 2:00 PM 7/16</text:p>
          </table:table-cell>
          <table:table-cell table:style-name="ce3" table:formula="of:=([.A458]-DATE(1970;1;1))*86400*1000" office:value-type="float" office:value="1373983200000">
            <text:p>1373983200000</text:p>
          </table:table-cell>
          <table:table-cell office:value-type="float" office:value="612">
            <text:p>612</text:p>
          </table:table-cell>
          <table:table-cell office:value-type="float" office:value="540">
            <text:p>540</text:p>
          </table:table-cell>
          <table:table-cell office:value-type="float" office:value="442">
            <text:p>442</text:p>
          </table:table-cell>
          <table:table-cell office:value-type="float" office:value="530">
            <text:p>530</text:p>
          </table:table-cell>
          <table:table-cell office:value-type="float" office:value="1373983200000">
            <text:p>1373983200000</text:p>
          </table:table-cell>
        </table:table-row>
        <table:table-row table:style-name="ro2">
          <table:table-cell table:style-name="ce2" office:value-type="date" office:date-value="2013-07-16T14:05:00">
            <text:p>Tue, 2:05 PM 7/16</text:p>
          </table:table-cell>
          <table:table-cell table:style-name="ce3" table:formula="of:=([.A459]-DATE(1970;1;1))*86400*1000" office:value-type="float" office:value="1373983500000">
            <text:p>1373983500000</text:p>
          </table:table-cell>
          <table:table-cell office:value-type="float" office:value="527">
            <text:p>527</text:p>
          </table:table-cell>
          <table:table-cell office:value-type="float" office:value="518">
            <text:p>518</text:p>
          </table:table-cell>
          <table:table-cell office:value-type="float" office:value="417">
            <text:p>417</text:p>
          </table:table-cell>
          <table:table-cell office:value-type="float" office:value="494">
            <text:p>494</text:p>
          </table:table-cell>
          <table:table-cell office:value-type="float" office:value="1373983500000">
            <text:p>1373983500000</text:p>
          </table:table-cell>
        </table:table-row>
        <table:table-row table:style-name="ro2">
          <table:table-cell table:style-name="ce2" office:value-type="date" office:date-value="2013-07-16T14:10:00">
            <text:p>Tue, 2:10 PM 7/16</text:p>
          </table:table-cell>
          <table:table-cell table:style-name="ce3" table:formula="of:=([.A460]-DATE(1970;1;1))*86400*1000" office:value-type="float" office:value="1373983800000">
            <text:p>1373983800000</text:p>
          </table:table-cell>
          <table:table-cell office:value-type="float" office:value="614">
            <text:p>614</text:p>
          </table:table-cell>
          <table:table-cell office:value-type="float" office:value="511">
            <text:p>511</text:p>
          </table:table-cell>
          <table:table-cell office:value-type="float" office:value="486">
            <text:p>486</text:p>
          </table:table-cell>
          <table:table-cell office:value-type="float" office:value="571">
            <text:p>571</text:p>
          </table:table-cell>
          <table:table-cell office:value-type="float" office:value="1373983800000">
            <text:p>1373983800000</text:p>
          </table:table-cell>
        </table:table-row>
        <table:table-row table:style-name="ro2">
          <table:table-cell table:style-name="ce2" office:value-type="date" office:date-value="2013-07-16T14:15:00">
            <text:p>Tue, 2:15 PM 7/16</text:p>
          </table:table-cell>
          <table:table-cell table:style-name="ce3" table:formula="of:=([.A461]-DATE(1970;1;1))*86400*1000" office:value-type="float" office:value="1373984100000">
            <text:p>1373984100000</text:p>
          </table:table-cell>
          <table:table-cell office:value-type="float" office:value="585">
            <text:p>585</text:p>
          </table:table-cell>
          <table:table-cell office:value-type="float" office:value="545">
            <text:p>545</text:p>
          </table:table-cell>
          <table:table-cell office:value-type="float" office:value="527">
            <text:p>527</text:p>
          </table:table-cell>
          <table:table-cell office:value-type="float" office:value="520">
            <text:p>520</text:p>
          </table:table-cell>
          <table:table-cell office:value-type="float" office:value="1373984100000">
            <text:p>1373984100000</text:p>
          </table:table-cell>
        </table:table-row>
        <table:table-row table:style-name="ro2">
          <table:table-cell table:style-name="ce2" office:value-type="date" office:date-value="2013-07-16T14:20:00">
            <text:p>Tue, 2:20 PM 7/16</text:p>
          </table:table-cell>
          <table:table-cell table:style-name="ce3" table:formula="of:=([.A462]-DATE(1970;1;1))*86400*1000" office:value-type="float" office:value="1373984400000">
            <text:p>1373984400000</text:p>
          </table:table-cell>
          <table:table-cell office:value-type="float" office:value="513">
            <text:p>513</text:p>
          </table:table-cell>
          <table:table-cell office:value-type="float" office:value="553">
            <text:p>553</text:p>
          </table:table-cell>
          <table:table-cell office:value-type="float" office:value="402">
            <text:p>402</text:p>
          </table:table-cell>
          <table:table-cell office:value-type="float" office:value="559">
            <text:p>559</text:p>
          </table:table-cell>
          <table:table-cell office:value-type="float" office:value="1373984400000">
            <text:p>1373984400000</text:p>
          </table:table-cell>
        </table:table-row>
        <table:table-row table:style-name="ro2">
          <table:table-cell table:style-name="ce2" office:value-type="date" office:date-value="2013-07-16T14:25:00">
            <text:p>Tue, 2:25 PM 7/16</text:p>
          </table:table-cell>
          <table:table-cell table:style-name="ce3" table:formula="of:=([.A463]-DATE(1970;1;1))*86400*1000" office:value-type="float" office:value="1373984700000">
            <text:p>1373984700000</text:p>
          </table:table-cell>
          <table:table-cell office:value-type="float" office:value="530">
            <text:p>530</text:p>
          </table:table-cell>
          <table:table-cell office:value-type="float" office:value="527">
            <text:p>527</text:p>
          </table:table-cell>
          <table:table-cell office:value-type="float" office:value="367">
            <text:p>367</text:p>
          </table:table-cell>
          <table:table-cell office:value-type="float" office:value="527">
            <text:p>527</text:p>
          </table:table-cell>
          <table:table-cell office:value-type="float" office:value="1373984700000">
            <text:p>1373984700000</text:p>
          </table:table-cell>
        </table:table-row>
        <table:table-row table:style-name="ro2">
          <table:table-cell table:style-name="ce2" office:value-type="date" office:date-value="2013-07-16T14:30:00">
            <text:p>Tue, 2:30 PM 7/16</text:p>
          </table:table-cell>
          <table:table-cell table:style-name="ce3" table:formula="of:=([.A464]-DATE(1970;1;1))*86400*1000" office:value-type="float" office:value="1373985000000">
            <text:p>1373985000000</text:p>
          </table:table-cell>
          <table:table-cell office:value-type="float" office:value="547">
            <text:p>547</text:p>
          </table:table-cell>
          <table:table-cell office:value-type="float" office:value="582">
            <text:p>582</text:p>
          </table:table-cell>
          <table:table-cell office:value-type="float" office:value="339">
            <text:p>339</text:p>
          </table:table-cell>
          <table:table-cell office:value-type="float" office:value="486">
            <text:p>486</text:p>
          </table:table-cell>
          <table:table-cell office:value-type="float" office:value="1373985000000">
            <text:p>1373985000000</text:p>
          </table:table-cell>
        </table:table-row>
        <table:table-row table:style-name="ro2">
          <table:table-cell table:style-name="ce2" office:value-type="date" office:date-value="2013-07-16T14:35:00">
            <text:p>Tue, 2:35 PM 7/16</text:p>
          </table:table-cell>
          <table:table-cell table:style-name="ce3" table:formula="of:=([.A465]-DATE(1970;1;1))*86400*1000" office:value-type="float" office:value="1373985300000">
            <text:p>1373985300000</text:p>
          </table:table-cell>
          <table:table-cell office:value-type="float" office:value="596">
            <text:p>596</text:p>
          </table:table-cell>
          <table:table-cell office:value-type="float" office:value="467">
            <text:p>467</text:p>
          </table:table-cell>
          <table:table-cell office:value-type="float" office:value="387">
            <text:p>387</text:p>
          </table:table-cell>
          <table:table-cell office:value-type="float" office:value="586">
            <text:p>586</text:p>
          </table:table-cell>
          <table:table-cell office:value-type="float" office:value="1373985300000">
            <text:p>1373985300000</text:p>
          </table:table-cell>
        </table:table-row>
        <table:table-row table:style-name="ro2">
          <table:table-cell table:style-name="ce2" office:value-type="date" office:date-value="2013-07-16T14:40:00">
            <text:p>Tue, 2:40 PM 7/16</text:p>
          </table:table-cell>
          <table:table-cell table:style-name="ce3" table:formula="of:=([.A466]-DATE(1970;1;1))*86400*1000" office:value-type="float" office:value="1373985600000">
            <text:p>1373985600000</text:p>
          </table:table-cell>
          <table:table-cell office:value-type="float" office:value="543">
            <text:p>543</text:p>
          </table:table-cell>
          <table:table-cell office:value-type="float" office:value="293">
            <text:p>293</text:p>
          </table:table-cell>
          <table:table-cell office:value-type="float" office:value="358">
            <text:p>358</text:p>
          </table:table-cell>
          <table:table-cell office:value-type="float" office:value="606">
            <text:p>606</text:p>
          </table:table-cell>
          <table:table-cell office:value-type="float" office:value="1373985600000">
            <text:p>1373985600000</text:p>
          </table:table-cell>
        </table:table-row>
        <table:table-row table:style-name="ro2">
          <table:table-cell table:style-name="ce2" office:value-type="date" office:date-value="2013-07-16T14:45:00">
            <text:p>Tue, 2:45 PM 7/16</text:p>
          </table:table-cell>
          <table:table-cell table:style-name="ce3" table:formula="of:=([.A467]-DATE(1970;1;1))*86400*1000" office:value-type="float" office:value="1373985900000">
            <text:p>1373985900000</text:p>
          </table:table-cell>
          <table:table-cell office:value-type="float" office:value="603">
            <text:p>603</text:p>
          </table:table-cell>
          <table:table-cell office:value-type="float" office:value="586">
            <text:p>586</text:p>
          </table:table-cell>
          <table:table-cell office:value-type="float" office:value="327">
            <text:p>327</text:p>
          </table:table-cell>
          <table:table-cell office:value-type="float" office:value="539">
            <text:p>539</text:p>
          </table:table-cell>
          <table:table-cell office:value-type="float" office:value="1373985900000">
            <text:p>1373985900000</text:p>
          </table:table-cell>
        </table:table-row>
        <table:table-row table:style-name="ro2">
          <table:table-cell table:style-name="ce2" office:value-type="date" office:date-value="2013-07-16T14:50:00">
            <text:p>Tue, 2:50 PM 7/16</text:p>
          </table:table-cell>
          <table:table-cell table:style-name="ce3" table:formula="of:=([.A468]-DATE(1970;1;1))*86400*1000" office:value-type="float" office:value="1373986200000">
            <text:p>1373986200000</text:p>
          </table:table-cell>
          <table:table-cell office:value-type="float" office:value="562">
            <text:p>562</text:p>
          </table:table-cell>
          <table:table-cell office:value-type="float" office:value="699">
            <text:p>699</text:p>
          </table:table-cell>
          <table:table-cell office:value-type="float" office:value="326">
            <text:p>326</text:p>
          </table:table-cell>
          <table:table-cell office:value-type="float" office:value="536">
            <text:p>536</text:p>
          </table:table-cell>
          <table:table-cell office:value-type="float" office:value="1373986200000">
            <text:p>1373986200000</text:p>
          </table:table-cell>
        </table:table-row>
        <table:table-row table:style-name="ro2">
          <table:table-cell table:style-name="ce2" office:value-type="date" office:date-value="2013-07-16T14:55:00">
            <text:p>Tue, 2:55 PM 7/16</text:p>
          </table:table-cell>
          <table:table-cell table:style-name="ce3" table:formula="of:=([.A469]-DATE(1970;1;1))*86400*1000" office:value-type="float" office:value="1373986500000">
            <text:p>1373986500000</text:p>
          </table:table-cell>
          <table:table-cell office:value-type="float" office:value="577">
            <text:p>577</text:p>
          </table:table-cell>
          <table:table-cell office:value-type="float" office:value="649">
            <text:p>649</text:p>
          </table:table-cell>
          <table:table-cell office:value-type="float" office:value="316">
            <text:p>316</text:p>
          </table:table-cell>
          <table:table-cell office:value-type="float" office:value="598">
            <text:p>598</text:p>
          </table:table-cell>
          <table:table-cell office:value-type="float" office:value="1373986500000">
            <text:p>1373986500000</text:p>
          </table:table-cell>
        </table:table-row>
        <table:table-row table:style-name="ro2">
          <table:table-cell table:style-name="ce2" office:value-type="date" office:date-value="2013-07-16T15:00:00">
            <text:p>Tue, 3:00 PM 7/16</text:p>
          </table:table-cell>
          <table:table-cell table:style-name="ce3" table:formula="of:=([.A470]-DATE(1970;1;1))*86400*1000" office:value-type="float" office:value="1373986800000">
            <text:p>1373986800000</text:p>
          </table:table-cell>
          <table:table-cell office:value-type="float" office:value="649">
            <text:p>649</text:p>
          </table:table-cell>
          <table:table-cell office:value-type="float" office:value="569">
            <text:p>569</text:p>
          </table:table-cell>
          <table:table-cell office:value-type="float" office:value="340">
            <text:p>340</text:p>
          </table:table-cell>
          <table:table-cell office:value-type="float" office:value="541">
            <text:p>541</text:p>
          </table:table-cell>
          <table:table-cell office:value-type="float" office:value="1373986800000">
            <text:p>1373986800000</text:p>
          </table:table-cell>
        </table:table-row>
        <table:table-row table:style-name="ro2">
          <table:table-cell table:style-name="ce2" office:value-type="date" office:date-value="2013-07-16T15:05:00">
            <text:p>Tue, 3:05 PM 7/16</text:p>
          </table:table-cell>
          <table:table-cell table:style-name="ce3" table:formula="of:=([.A471]-DATE(1970;1;1))*86400*1000" office:value-type="float" office:value="1373987100000">
            <text:p>1373987100000</text:p>
          </table:table-cell>
          <table:table-cell office:value-type="float" office:value="483">
            <text:p>483</text:p>
          </table:table-cell>
          <table:table-cell office:value-type="float" office:value="547">
            <text:p>547</text:p>
          </table:table-cell>
          <table:table-cell office:value-type="float" office:value="337">
            <text:p>337</text:p>
          </table:table-cell>
          <table:table-cell office:value-type="float" office:value="580">
            <text:p>580</text:p>
          </table:table-cell>
          <table:table-cell office:value-type="float" office:value="1373987100000">
            <text:p>1373987100000</text:p>
          </table:table-cell>
        </table:table-row>
        <table:table-row table:style-name="ro2">
          <table:table-cell table:style-name="ce2" office:value-type="date" office:date-value="2013-07-16T15:10:00">
            <text:p>Tue, 3:10 PM 7/16</text:p>
          </table:table-cell>
          <table:table-cell table:style-name="ce3" table:formula="of:=([.A472]-DATE(1970;1;1))*86400*1000" office:value-type="float" office:value="1373987400000">
            <text:p>1373987400000</text:p>
          </table:table-cell>
          <table:table-cell office:value-type="float" office:value="522">
            <text:p>522</text:p>
          </table:table-cell>
          <table:table-cell office:value-type="float" office:value="487">
            <text:p>487</text:p>
          </table:table-cell>
          <table:table-cell office:value-type="float" office:value="288">
            <text:p>288</text:p>
          </table:table-cell>
          <table:table-cell office:value-type="float" office:value="580">
            <text:p>580</text:p>
          </table:table-cell>
          <table:table-cell office:value-type="float" office:value="1373987400000">
            <text:p>1373987400000</text:p>
          </table:table-cell>
        </table:table-row>
        <table:table-row table:style-name="ro2">
          <table:table-cell table:style-name="ce2" office:value-type="date" office:date-value="2013-07-16T15:15:00">
            <text:p>Tue, 3:15 PM 7/16</text:p>
          </table:table-cell>
          <table:table-cell table:style-name="ce3" table:formula="of:=([.A473]-DATE(1970;1;1))*86400*1000" office:value-type="float" office:value="1373987700000">
            <text:p>1373987700000</text:p>
          </table:table-cell>
          <table:table-cell office:value-type="float" office:value="669">
            <text:p>669</text:p>
          </table:table-cell>
          <table:table-cell office:value-type="float" office:value="512">
            <text:p>512</text:p>
          </table:table-cell>
          <table:table-cell office:value-type="float" office:value="319">
            <text:p>319</text:p>
          </table:table-cell>
          <table:table-cell office:value-type="float" office:value="578">
            <text:p>578</text:p>
          </table:table-cell>
          <table:table-cell office:value-type="float" office:value="1373987700000">
            <text:p>1373987700000</text:p>
          </table:table-cell>
        </table:table-row>
        <table:table-row table:style-name="ro2">
          <table:table-cell table:style-name="ce2" office:value-type="date" office:date-value="2013-07-16T15:20:00">
            <text:p>Tue, 3:20 PM 7/16</text:p>
          </table:table-cell>
          <table:table-cell table:style-name="ce3" table:formula="of:=([.A474]-DATE(1970;1;1))*86400*1000" office:value-type="float" office:value="1373988000000">
            <text:p>1373988000000</text:p>
          </table:table-cell>
          <table:table-cell office:value-type="float" office:value="686">
            <text:p>686</text:p>
          </table:table-cell>
          <table:table-cell office:value-type="float" office:value="491">
            <text:p>491</text:p>
          </table:table-cell>
          <table:table-cell office:value-type="float" office:value="279">
            <text:p>279</text:p>
          </table:table-cell>
          <table:table-cell office:value-type="float" office:value="583">
            <text:p>583</text:p>
          </table:table-cell>
          <table:table-cell office:value-type="float" office:value="1373988000000">
            <text:p>1373988000000</text:p>
          </table:table-cell>
        </table:table-row>
        <table:table-row table:style-name="ro2">
          <table:table-cell table:style-name="ce2" office:value-type="date" office:date-value="2013-07-16T15:25:00">
            <text:p>Tue, 3:25 PM 7/16</text:p>
          </table:table-cell>
          <table:table-cell table:style-name="ce3" table:formula="of:=([.A475]-DATE(1970;1;1))*86400*1000" office:value-type="float" office:value="1373988300000">
            <text:p>1373988300000</text:p>
          </table:table-cell>
          <table:table-cell office:value-type="float" office:value="547">
            <text:p>547</text:p>
          </table:table-cell>
          <table:table-cell office:value-type="float" office:value="505">
            <text:p>505</text:p>
          </table:table-cell>
          <table:table-cell office:value-type="float" office:value="270">
            <text:p>270</text:p>
          </table:table-cell>
          <table:table-cell office:value-type="float" office:value="593">
            <text:p>593</text:p>
          </table:table-cell>
          <table:table-cell office:value-type="float" office:value="1373988300000">
            <text:p>1373988300000</text:p>
          </table:table-cell>
        </table:table-row>
        <table:table-row table:style-name="ro2">
          <table:table-cell table:style-name="ce2" office:value-type="date" office:date-value="2013-07-16T15:30:00">
            <text:p>Tue, 3:30 PM 7/16</text:p>
          </table:table-cell>
          <table:table-cell table:style-name="ce3" table:formula="of:=([.A476]-DATE(1970;1;1))*86400*1000" office:value-type="float" office:value="1373988600000">
            <text:p>1373988600000</text:p>
          </table:table-cell>
          <table:table-cell office:value-type="float" office:value="457">
            <text:p>457</text:p>
          </table:table-cell>
          <table:table-cell office:value-type="float" office:value="521">
            <text:p>521</text:p>
          </table:table-cell>
          <table:table-cell office:value-type="float" office:value="274">
            <text:p>274</text:p>
          </table:table-cell>
          <table:table-cell office:value-type="float" office:value="552">
            <text:p>552</text:p>
          </table:table-cell>
          <table:table-cell office:value-type="float" office:value="1373988600000">
            <text:p>1373988600000</text:p>
          </table:table-cell>
        </table:table-row>
        <table:table-row table:style-name="ro2">
          <table:table-cell table:style-name="ce2" office:value-type="date" office:date-value="2013-07-16T15:35:00">
            <text:p>Tue, 3:35 PM 7/16</text:p>
          </table:table-cell>
          <table:table-cell table:style-name="ce3" table:formula="of:=([.A477]-DATE(1970;1;1))*86400*1000" office:value-type="float" office:value="1373988900000">
            <text:p>1373988900000</text:p>
          </table:table-cell>
          <table:table-cell office:value-type="float" office:value="560">
            <text:p>560</text:p>
          </table:table-cell>
          <table:table-cell office:value-type="float" office:value="524">
            <text:p>524</text:p>
          </table:table-cell>
          <table:table-cell office:value-type="float" office:value="299">
            <text:p>299</text:p>
          </table:table-cell>
          <table:table-cell office:value-type="float" office:value="556">
            <text:p>556</text:p>
          </table:table-cell>
          <table:table-cell office:value-type="float" office:value="1373988900000">
            <text:p>1373988900000</text:p>
          </table:table-cell>
        </table:table-row>
        <table:table-row table:style-name="ro2">
          <table:table-cell table:style-name="ce2" office:value-type="date" office:date-value="2013-07-16T15:40:00">
            <text:p>Tue, 3:40 PM 7/16</text:p>
          </table:table-cell>
          <table:table-cell table:style-name="ce3" table:formula="of:=([.A478]-DATE(1970;1;1))*86400*1000" office:value-type="float" office:value="1373989200000">
            <text:p>1373989200000</text:p>
          </table:table-cell>
          <table:table-cell office:value-type="float" office:value="540">
            <text:p>540</text:p>
          </table:table-cell>
          <table:table-cell office:value-type="float" office:value="548">
            <text:p>548</text:p>
          </table:table-cell>
          <table:table-cell office:value-type="float" office:value="304">
            <text:p>304</text:p>
          </table:table-cell>
          <table:table-cell office:value-type="float" office:value="554">
            <text:p>554</text:p>
          </table:table-cell>
          <table:table-cell office:value-type="float" office:value="1373989200000">
            <text:p>1373989200000</text:p>
          </table:table-cell>
        </table:table-row>
        <table:table-row table:style-name="ro2">
          <table:table-cell table:style-name="ce2" office:value-type="date" office:date-value="2013-07-16T15:45:00">
            <text:p>Tue, 3:45 PM 7/16</text:p>
          </table:table-cell>
          <table:table-cell table:style-name="ce3" table:formula="of:=([.A479]-DATE(1970;1;1))*86400*1000" office:value-type="float" office:value="1373989500000">
            <text:p>1373989500000</text:p>
          </table:table-cell>
          <table:table-cell office:value-type="float" office:value="565">
            <text:p>565</text:p>
          </table:table-cell>
          <table:table-cell office:value-type="float" office:value="562">
            <text:p>562</text:p>
          </table:table-cell>
          <table:table-cell office:value-type="float" office:value="252">
            <text:p>252</text:p>
          </table:table-cell>
          <table:table-cell office:value-type="float" office:value="538">
            <text:p>538</text:p>
          </table:table-cell>
          <table:table-cell office:value-type="float" office:value="1373989500000">
            <text:p>1373989500000</text:p>
          </table:table-cell>
        </table:table-row>
        <table:table-row table:style-name="ro2">
          <table:table-cell table:style-name="ce2" office:value-type="date" office:date-value="2013-07-16T15:50:00">
            <text:p>Tue, 3:50 PM 7/16</text:p>
          </table:table-cell>
          <table:table-cell table:style-name="ce3" table:formula="of:=([.A480]-DATE(1970;1;1))*86400*1000" office:value-type="float" office:value="1373989800000">
            <text:p>1373989800000</text:p>
          </table:table-cell>
          <table:table-cell office:value-type="float" office:value="606">
            <text:p>606</text:p>
          </table:table-cell>
          <table:table-cell office:value-type="float" office:value="543">
            <text:p>543</text:p>
          </table:table-cell>
          <table:table-cell office:value-type="float" office:value="240">
            <text:p>240</text:p>
          </table:table-cell>
          <table:table-cell office:value-type="float" office:value="571">
            <text:p>571</text:p>
          </table:table-cell>
          <table:table-cell office:value-type="float" office:value="1373989800000">
            <text:p>1373989800000</text:p>
          </table:table-cell>
        </table:table-row>
        <table:table-row table:style-name="ro2">
          <table:table-cell table:style-name="ce2" office:value-type="date" office:date-value="2013-07-16T15:55:00">
            <text:p>Tue, 3:55 PM 7/16</text:p>
          </table:table-cell>
          <table:table-cell table:style-name="ce3" table:formula="of:=([.A481]-DATE(1970;1;1))*86400*1000" office:value-type="float" office:value="1373990100000">
            <text:p>1373990100000</text:p>
          </table:table-cell>
          <table:table-cell office:value-type="float" office:value="622">
            <text:p>622</text:p>
          </table:table-cell>
          <table:table-cell office:value-type="float" office:value="495">
            <text:p>495</text:p>
          </table:table-cell>
          <table:table-cell office:value-type="float" office:value="277">
            <text:p>277</text:p>
          </table:table-cell>
          <table:table-cell office:value-type="float" office:value="573">
            <text:p>573</text:p>
          </table:table-cell>
          <table:table-cell office:value-type="float" office:value="1373990100000">
            <text:p>1373990100000</text:p>
          </table:table-cell>
        </table:table-row>
        <table:table-row table:style-name="ro2">
          <table:table-cell table:style-name="ce2" office:value-type="date" office:date-value="2013-07-16T16:00:00">
            <text:p>Tue, 4:00 PM 7/16</text:p>
          </table:table-cell>
          <table:table-cell table:style-name="ce3" table:formula="of:=([.A482]-DATE(1970;1;1))*86400*1000" office:value-type="float" office:value="1373990400000">
            <text:p>1373990400000</text:p>
          </table:table-cell>
          <table:table-cell office:value-type="float" office:value="638">
            <text:p>638</text:p>
          </table:table-cell>
          <table:table-cell office:value-type="float" office:value="599">
            <text:p>599</text:p>
          </table:table-cell>
          <table:table-cell office:value-type="float" office:value="215">
            <text:p>215</text:p>
          </table:table-cell>
          <table:table-cell office:value-type="float" office:value="535">
            <text:p>535</text:p>
          </table:table-cell>
          <table:table-cell office:value-type="float" office:value="1373990400000">
            <text:p>1373990400000</text:p>
          </table:table-cell>
        </table:table-row>
        <table:table-row table:style-name="ro2">
          <table:table-cell table:style-name="ce2" office:value-type="date" office:date-value="2013-07-16T16:05:00">
            <text:p>Tue, 4:05 PM 7/16</text:p>
          </table:table-cell>
          <table:table-cell table:style-name="ce3" table:formula="of:=([.A483]-DATE(1970;1;1))*86400*1000" office:value-type="float" office:value="1373990700000">
            <text:p>1373990700000</text:p>
          </table:table-cell>
          <table:table-cell office:value-type="float" office:value="556">
            <text:p>556</text:p>
          </table:table-cell>
          <table:table-cell office:value-type="float" office:value="531">
            <text:p>531</text:p>
          </table:table-cell>
          <table:table-cell office:value-type="float" office:value="241">
            <text:p>241</text:p>
          </table:table-cell>
          <table:table-cell office:value-type="float" office:value="643">
            <text:p>643</text:p>
          </table:table-cell>
          <table:table-cell office:value-type="float" office:value="1373990700000">
            <text:p>1373990700000</text:p>
          </table:table-cell>
        </table:table-row>
        <table:table-row table:style-name="ro2">
          <table:table-cell table:style-name="ce2" office:value-type="date" office:date-value="2013-07-16T16:10:00">
            <text:p>Tue, 4:10 PM 7/16</text:p>
          </table:table-cell>
          <table:table-cell table:style-name="ce3" table:formula="of:=([.A484]-DATE(1970;1;1))*86400*1000" office:value-type="float" office:value="1373991000000">
            <text:p>1373991000000</text:p>
          </table:table-cell>
          <table:table-cell office:value-type="float" office:value="641">
            <text:p>641</text:p>
          </table:table-cell>
          <table:table-cell office:value-type="float" office:value="590">
            <text:p>590</text:p>
          </table:table-cell>
          <table:table-cell office:value-type="float" office:value="218">
            <text:p>218</text:p>
          </table:table-cell>
          <table:table-cell office:value-type="float" office:value="603">
            <text:p>603</text:p>
          </table:table-cell>
          <table:table-cell office:value-type="float" office:value="1373991000000">
            <text:p>1373991000000</text:p>
          </table:table-cell>
        </table:table-row>
        <table:table-row table:style-name="ro2">
          <table:table-cell table:style-name="ce2" office:value-type="date" office:date-value="2013-07-16T16:15:00">
            <text:p>Tue, 4:15 PM 7/16</text:p>
          </table:table-cell>
          <table:table-cell table:style-name="ce3" table:formula="of:=([.A485]-DATE(1970;1;1))*86400*1000" office:value-type="float" office:value="1373991300000">
            <text:p>1373991300000</text:p>
          </table:table-cell>
          <table:table-cell office:value-type="float" office:value="484">
            <text:p>484</text:p>
          </table:table-cell>
          <table:table-cell office:value-type="float" office:value="555">
            <text:p>555</text:p>
          </table:table-cell>
          <table:table-cell office:value-type="float" office:value="184">
            <text:p>184</text:p>
          </table:table-cell>
          <table:table-cell office:value-type="float" office:value="484">
            <text:p>484</text:p>
          </table:table-cell>
          <table:table-cell office:value-type="float" office:value="1373991300000">
            <text:p>1373991300000</text:p>
          </table:table-cell>
        </table:table-row>
        <table:table-row table:style-name="ro2">
          <table:table-cell table:style-name="ce2" office:value-type="date" office:date-value="2013-07-16T16:20:00">
            <text:p>Tue, 4:20 PM 7/16</text:p>
          </table:table-cell>
          <table:table-cell table:style-name="ce3" table:formula="of:=([.A486]-DATE(1970;1;1))*86400*1000" office:value-type="float" office:value="1373991600000">
            <text:p>1373991600000</text:p>
          </table:table-cell>
          <table:table-cell office:value-type="float" office:value="533">
            <text:p>533</text:p>
          </table:table-cell>
          <table:table-cell office:value-type="float" office:value="528">
            <text:p>528</text:p>
          </table:table-cell>
          <table:table-cell office:value-type="float" office:value="300">
            <text:p>300</text:p>
          </table:table-cell>
          <table:table-cell office:value-type="float" office:value="568">
            <text:p>568</text:p>
          </table:table-cell>
          <table:table-cell office:value-type="float" office:value="1373991600000">
            <text:p>1373991600000</text:p>
          </table:table-cell>
        </table:table-row>
        <table:table-row table:style-name="ro2">
          <table:table-cell table:style-name="ce2" office:value-type="date" office:date-value="2013-07-16T16:25:00">
            <text:p>Tue, 4:25 PM 7/16</text:p>
          </table:table-cell>
          <table:table-cell table:style-name="ce3" table:formula="of:=([.A487]-DATE(1970;1;1))*86400*1000" office:value-type="float" office:value="1373991900000">
            <text:p>1373991900000</text:p>
          </table:table-cell>
          <table:table-cell office:value-type="float" office:value="539">
            <text:p>539</text:p>
          </table:table-cell>
          <table:table-cell office:value-type="float" office:value="623">
            <text:p>623</text:p>
          </table:table-cell>
          <table:table-cell office:value-type="float" office:value="305">
            <text:p>305</text:p>
          </table:table-cell>
          <table:table-cell office:value-type="float" office:value="562">
            <text:p>562</text:p>
          </table:table-cell>
          <table:table-cell office:value-type="float" office:value="1373991900000">
            <text:p>1373991900000</text:p>
          </table:table-cell>
        </table:table-row>
        <table:table-row table:style-name="ro2">
          <table:table-cell table:style-name="ce2" office:value-type="date" office:date-value="2013-07-16T16:30:00">
            <text:p>Tue, 4:30 PM 7/16</text:p>
          </table:table-cell>
          <table:table-cell table:style-name="ce3" table:formula="of:=([.A488]-DATE(1970;1;1))*86400*1000" office:value-type="float" office:value="1373992200000">
            <text:p>1373992200000</text:p>
          </table:table-cell>
          <table:table-cell office:value-type="float" office:value="475">
            <text:p>475</text:p>
          </table:table-cell>
          <table:table-cell office:value-type="float" office:value="594">
            <text:p>594</text:p>
          </table:table-cell>
          <table:table-cell office:value-type="float" office:value="237">
            <text:p>237</text:p>
          </table:table-cell>
          <table:table-cell office:value-type="float" office:value="587">
            <text:p>587</text:p>
          </table:table-cell>
          <table:table-cell office:value-type="float" office:value="1373992200000">
            <text:p>1373992200000</text:p>
          </table:table-cell>
        </table:table-row>
        <table:table-row table:style-name="ro2">
          <table:table-cell table:style-name="ce2" office:value-type="date" office:date-value="2013-07-16T16:35:00">
            <text:p>Tue, 4:35 PM 7/16</text:p>
          </table:table-cell>
          <table:table-cell table:style-name="ce3" table:formula="of:=([.A489]-DATE(1970;1;1))*86400*1000" office:value-type="float" office:value="1373992500000">
            <text:p>1373992500000</text:p>
          </table:table-cell>
          <table:table-cell office:value-type="float" office:value="409">
            <text:p>409</text:p>
          </table:table-cell>
          <table:table-cell office:value-type="float" office:value="563">
            <text:p>563</text:p>
          </table:table-cell>
          <table:table-cell office:value-type="float" office:value="289">
            <text:p>289</text:p>
          </table:table-cell>
          <table:table-cell office:value-type="float" office:value="598">
            <text:p>598</text:p>
          </table:table-cell>
          <table:table-cell office:value-type="float" office:value="1373992500000">
            <text:p>1373992500000</text:p>
          </table:table-cell>
        </table:table-row>
        <table:table-row table:style-name="ro2">
          <table:table-cell table:style-name="ce2" office:value-type="date" office:date-value="2013-07-16T16:40:00">
            <text:p>Tue, 4:40 PM 7/16</text:p>
          </table:table-cell>
          <table:table-cell table:style-name="ce3" table:formula="of:=([.A490]-DATE(1970;1;1))*86400*1000" office:value-type="float" office:value="1373992800000">
            <text:p>1373992800000</text:p>
          </table:table-cell>
          <table:table-cell office:value-type="float" office:value="441">
            <text:p>441</text:p>
          </table:table-cell>
          <table:table-cell office:value-type="float" office:value="637">
            <text:p>637</text:p>
          </table:table-cell>
          <table:table-cell office:value-type="float" office:value="227">
            <text:p>227</text:p>
          </table:table-cell>
          <table:table-cell office:value-type="float" office:value="591">
            <text:p>591</text:p>
          </table:table-cell>
          <table:table-cell office:value-type="float" office:value="1373992800000">
            <text:p>1373992800000</text:p>
          </table:table-cell>
        </table:table-row>
        <table:table-row table:style-name="ro2">
          <table:table-cell table:style-name="ce2" office:value-type="date" office:date-value="2013-07-16T16:45:00">
            <text:p>Tue, 4:45 PM 7/16</text:p>
          </table:table-cell>
          <table:table-cell table:style-name="ce3" table:formula="of:=([.A491]-DATE(1970;1;1))*86400*1000" office:value-type="float" office:value="1373993100000">
            <text:p>1373993100000</text:p>
          </table:table-cell>
          <table:table-cell office:value-type="float" office:value="457">
            <text:p>457</text:p>
          </table:table-cell>
          <table:table-cell office:value-type="float" office:value="633">
            <text:p>633</text:p>
          </table:table-cell>
          <table:table-cell office:value-type="float" office:value="247">
            <text:p>247</text:p>
          </table:table-cell>
          <table:table-cell office:value-type="float" office:value="598">
            <text:p>598</text:p>
          </table:table-cell>
          <table:table-cell office:value-type="float" office:value="1373993100000">
            <text:p>1373993100000</text:p>
          </table:table-cell>
        </table:table-row>
        <table:table-row table:style-name="ro2">
          <table:table-cell table:style-name="ce2" office:value-type="date" office:date-value="2013-07-16T16:50:00">
            <text:p>Tue, 4:50 PM 7/16</text:p>
          </table:table-cell>
          <table:table-cell table:style-name="ce3" table:formula="of:=([.A492]-DATE(1970;1;1))*86400*1000" office:value-type="float" office:value="1373993400000">
            <text:p>1373993400000</text:p>
          </table:table-cell>
          <table:table-cell office:value-type="float" office:value="628">
            <text:p>628</text:p>
          </table:table-cell>
          <table:table-cell office:value-type="float" office:value="636">
            <text:p>636</text:p>
          </table:table-cell>
          <table:table-cell office:value-type="float" office:value="225">
            <text:p>225</text:p>
          </table:table-cell>
          <table:table-cell office:value-type="float" office:value="614">
            <text:p>614</text:p>
          </table:table-cell>
          <table:table-cell office:value-type="float" office:value="1373993400000">
            <text:p>1373993400000</text:p>
          </table:table-cell>
        </table:table-row>
        <table:table-row table:style-name="ro2">
          <table:table-cell table:style-name="ce2" office:value-type="date" office:date-value="2013-07-16T16:55:00">
            <text:p>Tue, 4:55 PM 7/16</text:p>
          </table:table-cell>
          <table:table-cell table:style-name="ce3" table:formula="of:=([.A493]-DATE(1970;1;1))*86400*1000" office:value-type="float" office:value="1373993700000">
            <text:p>1373993700000</text:p>
          </table:table-cell>
          <table:table-cell office:value-type="float" office:value="596">
            <text:p>596</text:p>
          </table:table-cell>
          <table:table-cell office:value-type="float" office:value="629">
            <text:p>629</text:p>
          </table:table-cell>
          <table:table-cell office:value-type="float" office:value="249">
            <text:p>249</text:p>
          </table:table-cell>
          <table:table-cell office:value-type="float" office:value="590">
            <text:p>590</text:p>
          </table:table-cell>
          <table:table-cell office:value-type="float" office:value="1373993700000">
            <text:p>1373993700000</text:p>
          </table:table-cell>
        </table:table-row>
        <table:table-row table:style-name="ro2">
          <table:table-cell table:style-name="ce2" office:value-type="date" office:date-value="2013-07-16T17:00:00">
            <text:p>Tue, 5:00 PM 7/16</text:p>
          </table:table-cell>
          <table:table-cell table:style-name="ce3" table:formula="of:=([.A494]-DATE(1970;1;1))*86400*1000" office:value-type="float" office:value="1373994000000">
            <text:p>1373994000000</text:p>
          </table:table-cell>
          <table:table-cell office:value-type="float" office:value="593">
            <text:p>593</text:p>
          </table:table-cell>
          <table:table-cell office:value-type="float" office:value="617">
            <text:p>617</text:p>
          </table:table-cell>
          <table:table-cell office:value-type="float" office:value="311">
            <text:p>311</text:p>
          </table:table-cell>
          <table:table-cell office:value-type="float" office:value="591">
            <text:p>591</text:p>
          </table:table-cell>
          <table:table-cell office:value-type="float" office:value="1373994000000">
            <text:p>1373994000000</text:p>
          </table:table-cell>
        </table:table-row>
        <table:table-row table:style-name="ro2">
          <table:table-cell table:style-name="ce2" office:value-type="date" office:date-value="2013-07-16T17:05:00">
            <text:p>Tue, 5:05 PM 7/16</text:p>
          </table:table-cell>
          <table:table-cell table:style-name="ce3" table:formula="of:=([.A495]-DATE(1970;1;1))*86400*1000" office:value-type="float" office:value="1373994300000">
            <text:p>1373994300000</text:p>
          </table:table-cell>
          <table:table-cell office:value-type="float" office:value="578">
            <text:p>578</text:p>
          </table:table-cell>
          <table:table-cell office:value-type="float" office:value="695">
            <text:p>695</text:p>
          </table:table-cell>
          <table:table-cell office:value-type="float" office:value="285">
            <text:p>285</text:p>
          </table:table-cell>
          <table:table-cell office:value-type="float" office:value="621">
            <text:p>621</text:p>
          </table:table-cell>
          <table:table-cell office:value-type="float" office:value="1373994300000">
            <text:p>1373994300000</text:p>
          </table:table-cell>
        </table:table-row>
        <table:table-row table:style-name="ro2">
          <table:table-cell table:style-name="ce2" office:value-type="date" office:date-value="2013-07-16T17:10:00">
            <text:p>Tue, 5:10 PM 7/16</text:p>
          </table:table-cell>
          <table:table-cell table:style-name="ce3" table:formula="of:=([.A496]-DATE(1970;1;1))*86400*1000" office:value-type="float" office:value="1373994600000">
            <text:p>1373994600000</text:p>
          </table:table-cell>
          <table:table-cell office:value-type="float" office:value="660">
            <text:p>660</text:p>
          </table:table-cell>
          <table:table-cell office:value-type="float" office:value="593">
            <text:p>593</text:p>
          </table:table-cell>
          <table:table-cell office:value-type="float" office:value="208">
            <text:p>208</text:p>
          </table:table-cell>
          <table:table-cell office:value-type="float" office:value="507">
            <text:p>507</text:p>
          </table:table-cell>
          <table:table-cell office:value-type="float" office:value="1373994600000">
            <text:p>1373994600000</text:p>
          </table:table-cell>
        </table:table-row>
        <table:table-row table:style-name="ro2">
          <table:table-cell table:style-name="ce2" office:value-type="date" office:date-value="2013-07-16T17:15:00">
            <text:p>Tue, 5:15 PM 7/16</text:p>
          </table:table-cell>
          <table:table-cell table:style-name="ce3" table:formula="of:=([.A497]-DATE(1970;1;1))*86400*1000" office:value-type="float" office:value="1373994900000">
            <text:p>1373994900000</text:p>
          </table:table-cell>
          <table:table-cell office:value-type="float" office:value="665">
            <text:p>665</text:p>
          </table:table-cell>
          <table:table-cell office:value-type="float" office:value="681">
            <text:p>681</text:p>
          </table:table-cell>
          <table:table-cell office:value-type="float" office:value="279">
            <text:p>279</text:p>
          </table:table-cell>
          <table:table-cell office:value-type="float" office:value="606">
            <text:p>606</text:p>
          </table:table-cell>
          <table:table-cell office:value-type="float" office:value="1373994900000">
            <text:p>1373994900000</text:p>
          </table:table-cell>
        </table:table-row>
        <table:table-row table:style-name="ro2">
          <table:table-cell table:style-name="ce2" office:value-type="date" office:date-value="2013-07-16T17:20:00">
            <text:p>Tue, 5:20 PM 7/16</text:p>
          </table:table-cell>
          <table:table-cell table:style-name="ce3" table:formula="of:=([.A498]-DATE(1970;1;1))*86400*1000" office:value-type="float" office:value="1373995200000">
            <text:p>1373995200000</text:p>
          </table:table-cell>
          <table:table-cell office:value-type="float" office:value="615">
            <text:p>615</text:p>
          </table:table-cell>
          <table:table-cell office:value-type="float" office:value="629">
            <text:p>629</text:p>
          </table:table-cell>
          <table:table-cell office:value-type="float" office:value="311">
            <text:p>311</text:p>
          </table:table-cell>
          <table:table-cell office:value-type="float" office:value="612">
            <text:p>612</text:p>
          </table:table-cell>
          <table:table-cell office:value-type="float" office:value="1373995200000">
            <text:p>1373995200000</text:p>
          </table:table-cell>
        </table:table-row>
        <table:table-row table:style-name="ro2">
          <table:table-cell table:style-name="ce2" office:value-type="date" office:date-value="2013-07-16T17:25:00">
            <text:p>Tue, 5:25 PM 7/16</text:p>
          </table:table-cell>
          <table:table-cell table:style-name="ce3" table:formula="of:=([.A499]-DATE(1970;1;1))*86400*1000" office:value-type="float" office:value="1373995500000">
            <text:p>1373995500000</text:p>
          </table:table-cell>
          <table:table-cell office:value-type="float" office:value="676">
            <text:p>676</text:p>
          </table:table-cell>
          <table:table-cell office:value-type="float" office:value="581">
            <text:p>581</text:p>
          </table:table-cell>
          <table:table-cell office:value-type="float" office:value="286">
            <text:p>286</text:p>
          </table:table-cell>
          <table:table-cell office:value-type="float" office:value="625">
            <text:p>625</text:p>
          </table:table-cell>
          <table:table-cell office:value-type="float" office:value="1373995500000">
            <text:p>1373995500000</text:p>
          </table:table-cell>
        </table:table-row>
        <table:table-row table:style-name="ro2">
          <table:table-cell table:style-name="ce2" office:value-type="date" office:date-value="2013-07-16T17:30:00">
            <text:p>Tue, 5:30 PM 7/16</text:p>
          </table:table-cell>
          <table:table-cell table:style-name="ce3" table:formula="of:=([.A500]-DATE(1970;1;1))*86400*1000" office:value-type="float" office:value="1373995800000">
            <text:p>1373995800000</text:p>
          </table:table-cell>
          <table:table-cell office:value-type="float" office:value="466">
            <text:p>466</text:p>
          </table:table-cell>
          <table:table-cell office:value-type="float" office:value="494">
            <text:p>494</text:p>
          </table:table-cell>
          <table:table-cell office:value-type="float" office:value="359">
            <text:p>359</text:p>
          </table:table-cell>
          <table:table-cell office:value-type="float" office:value="631">
            <text:p>631</text:p>
          </table:table-cell>
          <table:table-cell office:value-type="float" office:value="1373995800000">
            <text:p>1373995800000</text:p>
          </table:table-cell>
        </table:table-row>
        <table:table-row table:style-name="ro2">
          <table:table-cell table:style-name="ce2" office:value-type="date" office:date-value="2013-07-16T17:35:00">
            <text:p>Tue, 5:35 PM 7/16</text:p>
          </table:table-cell>
          <table:table-cell table:style-name="ce3" table:formula="of:=([.A501]-DATE(1970;1;1))*86400*1000" office:value-type="float" office:value="1373996100000">
            <text:p>1373996100000</text:p>
          </table:table-cell>
          <table:table-cell office:value-type="float" office:value="658">
            <text:p>658</text:p>
          </table:table-cell>
          <table:table-cell office:value-type="float" office:value="533">
            <text:p>533</text:p>
          </table:table-cell>
          <table:table-cell office:value-type="float" office:value="340">
            <text:p>340</text:p>
          </table:table-cell>
          <table:table-cell office:value-type="float" office:value="609">
            <text:p>609</text:p>
          </table:table-cell>
          <table:table-cell office:value-type="float" office:value="1373996100000">
            <text:p>1373996100000</text:p>
          </table:table-cell>
        </table:table-row>
        <table:table-row table:style-name="ro2">
          <table:table-cell table:style-name="ce2" office:value-type="date" office:date-value="2013-07-16T17:40:00">
            <text:p>Tue, 5:40 PM 7/16</text:p>
          </table:table-cell>
          <table:table-cell table:style-name="ce3" table:formula="of:=([.A502]-DATE(1970;1;1))*86400*1000" office:value-type="float" office:value="1373996400000">
            <text:p>1373996400000</text:p>
          </table:table-cell>
          <table:table-cell office:value-type="float" office:value="652">
            <text:p>652</text:p>
          </table:table-cell>
          <table:table-cell office:value-type="float" office:value="557">
            <text:p>557</text:p>
          </table:table-cell>
          <table:table-cell office:value-type="float" office:value="297">
            <text:p>297</text:p>
          </table:table-cell>
          <table:table-cell office:value-type="float" office:value="583">
            <text:p>583</text:p>
          </table:table-cell>
          <table:table-cell office:value-type="float" office:value="1373996400000">
            <text:p>1373996400000</text:p>
          </table:table-cell>
        </table:table-row>
        <table:table-row table:style-name="ro2">
          <table:table-cell table:style-name="ce2" office:value-type="date" office:date-value="2013-07-16T17:45:00">
            <text:p>Tue, 5:45 PM 7/16</text:p>
          </table:table-cell>
          <table:table-cell table:style-name="ce3" table:formula="of:=([.A503]-DATE(1970;1;1))*86400*1000" office:value-type="float" office:value="1373996700000">
            <text:p>1373996700000</text:p>
          </table:table-cell>
          <table:table-cell office:value-type="float" office:value="495">
            <text:p>495</text:p>
          </table:table-cell>
          <table:table-cell office:value-type="float" office:value="540">
            <text:p>540</text:p>
          </table:table-cell>
          <table:table-cell office:value-type="float" office:value="330">
            <text:p>330</text:p>
          </table:table-cell>
          <table:table-cell office:value-type="float" office:value="639">
            <text:p>639</text:p>
          </table:table-cell>
          <table:table-cell office:value-type="float" office:value="1373996700000">
            <text:p>1373996700000</text:p>
          </table:table-cell>
        </table:table-row>
        <table:table-row table:style-name="ro2">
          <table:table-cell table:style-name="ce2" office:value-type="date" office:date-value="2013-07-16T17:50:00">
            <text:p>Tue, 5:50 PM 7/16</text:p>
          </table:table-cell>
          <table:table-cell table:style-name="ce3" table:formula="of:=([.A504]-DATE(1970;1;1))*86400*1000" office:value-type="float" office:value="1373997000000">
            <text:p>1373997000000</text:p>
          </table:table-cell>
          <table:table-cell office:value-type="float" office:value="594">
            <text:p>594</text:p>
          </table:table-cell>
          <table:table-cell office:value-type="float" office:value="517">
            <text:p>517</text:p>
          </table:table-cell>
          <table:table-cell office:value-type="float" office:value="323">
            <text:p>323</text:p>
          </table:table-cell>
          <table:table-cell office:value-type="float" office:value="569">
            <text:p>569</text:p>
          </table:table-cell>
          <table:table-cell office:value-type="float" office:value="1373997000000">
            <text:p>1373997000000</text:p>
          </table:table-cell>
        </table:table-row>
        <table:table-row table:style-name="ro2">
          <table:table-cell table:style-name="ce2" office:value-type="date" office:date-value="2013-07-16T17:55:00">
            <text:p>Tue, 5:55 PM 7/16</text:p>
          </table:table-cell>
          <table:table-cell table:style-name="ce3" table:formula="of:=([.A505]-DATE(1970;1;1))*86400*1000" office:value-type="float" office:value="1373997300000">
            <text:p>1373997300000</text:p>
          </table:table-cell>
          <table:table-cell office:value-type="float" office:value="555">
            <text:p>555</text:p>
          </table:table-cell>
          <table:table-cell office:value-type="float" office:value="606">
            <text:p>606</text:p>
          </table:table-cell>
          <table:table-cell office:value-type="float" office:value="366">
            <text:p>366</text:p>
          </table:table-cell>
          <table:table-cell office:value-type="float" office:value="617">
            <text:p>617</text:p>
          </table:table-cell>
          <table:table-cell office:value-type="float" office:value="1373997300000">
            <text:p>1373997300000</text:p>
          </table:table-cell>
        </table:table-row>
        <table:table-row table:style-name="ro2">
          <table:table-cell table:style-name="ce2" office:value-type="date" office:date-value="2013-07-16T18:00:00">
            <text:p>Tue, 6:00 PM 7/16</text:p>
          </table:table-cell>
          <table:table-cell table:style-name="ce3" table:formula="of:=([.A506]-DATE(1970;1;1))*86400*1000" office:value-type="float" office:value="1373997600000">
            <text:p>1373997600000</text:p>
          </table:table-cell>
          <table:table-cell office:value-type="float" office:value="516">
            <text:p>516</text:p>
          </table:table-cell>
          <table:table-cell office:value-type="float" office:value="617">
            <text:p>617</text:p>
          </table:table-cell>
          <table:table-cell office:value-type="float" office:value="329">
            <text:p>329</text:p>
          </table:table-cell>
          <table:table-cell office:value-type="float" office:value="597">
            <text:p>597</text:p>
          </table:table-cell>
          <table:table-cell office:value-type="float" office:value="1373997600000">
            <text:p>1373997600000</text:p>
          </table:table-cell>
        </table:table-row>
        <table:table-row table:style-name="ro2">
          <table:table-cell table:style-name="ce2" office:value-type="date" office:date-value="2013-07-16T18:05:00">
            <text:p>Tue, 6:05 PM 7/16</text:p>
          </table:table-cell>
          <table:table-cell table:style-name="ce3" table:formula="of:=([.A507]-DATE(1970;1;1))*86400*1000" office:value-type="float" office:value="1373997900000">
            <text:p>1373997900000</text:p>
          </table:table-cell>
          <table:table-cell office:value-type="float" office:value="693">
            <text:p>693</text:p>
          </table:table-cell>
          <table:table-cell office:value-type="float" office:value="537">
            <text:p>537</text:p>
          </table:table-cell>
          <table:table-cell office:value-type="float" office:value="351">
            <text:p>351</text:p>
          </table:table-cell>
          <table:table-cell office:value-type="float" office:value="559">
            <text:p>559</text:p>
          </table:table-cell>
          <table:table-cell office:value-type="float" office:value="1373997900000">
            <text:p>1373997900000</text:p>
          </table:table-cell>
        </table:table-row>
        <table:table-row table:style-name="ro2">
          <table:table-cell table:style-name="ce2" office:value-type="date" office:date-value="2013-07-16T18:10:00">
            <text:p>Tue, 6:10 PM 7/16</text:p>
          </table:table-cell>
          <table:table-cell table:style-name="ce3" table:formula="of:=([.A508]-DATE(1970;1;1))*86400*1000" office:value-type="float" office:value="1373998200000">
            <text:p>1373998200000</text:p>
          </table:table-cell>
          <table:table-cell office:value-type="float" office:value="634">
            <text:p>634</text:p>
          </table:table-cell>
          <table:table-cell office:value-type="float" office:value="618">
            <text:p>618</text:p>
          </table:table-cell>
          <table:table-cell office:value-type="float" office:value="359">
            <text:p>359</text:p>
          </table:table-cell>
          <table:table-cell office:value-type="float" office:value="572">
            <text:p>572</text:p>
          </table:table-cell>
          <table:table-cell office:value-type="float" office:value="1373998200000">
            <text:p>1373998200000</text:p>
          </table:table-cell>
        </table:table-row>
        <table:table-row table:style-name="ro2">
          <table:table-cell table:style-name="ce2" office:value-type="date" office:date-value="2013-07-16T18:15:00">
            <text:p>Tue, 6:15 PM 7/16</text:p>
          </table:table-cell>
          <table:table-cell table:style-name="ce3" table:formula="of:=([.A509]-DATE(1970;1;1))*86400*1000" office:value-type="float" office:value="1373998500000">
            <text:p>1373998500000</text:p>
          </table:table-cell>
          <table:table-cell office:value-type="float" office:value="600">
            <text:p>600</text:p>
          </table:table-cell>
          <table:table-cell office:value-type="float" office:value="587">
            <text:p>587</text:p>
          </table:table-cell>
          <table:table-cell office:value-type="float" office:value="356">
            <text:p>356</text:p>
          </table:table-cell>
          <table:table-cell office:value-type="float" office:value="564">
            <text:p>564</text:p>
          </table:table-cell>
          <table:table-cell office:value-type="float" office:value="1373998500000">
            <text:p>1373998500000</text:p>
          </table:table-cell>
        </table:table-row>
        <table:table-row table:style-name="ro2">
          <table:table-cell table:style-name="ce2" office:value-type="date" office:date-value="2013-07-16T18:20:00">
            <text:p>Tue, 6:20 PM 7/16</text:p>
          </table:table-cell>
          <table:table-cell table:style-name="ce3" table:formula="of:=([.A510]-DATE(1970;1;1))*86400*1000" office:value-type="float" office:value="1373998800000">
            <text:p>1373998800000</text:p>
          </table:table-cell>
          <table:table-cell office:value-type="float" office:value="663">
            <text:p>663</text:p>
          </table:table-cell>
          <table:table-cell office:value-type="float" office:value="481">
            <text:p>481</text:p>
          </table:table-cell>
          <table:table-cell office:value-type="float" office:value="385">
            <text:p>385</text:p>
          </table:table-cell>
          <table:table-cell office:value-type="float" office:value="574">
            <text:p>574</text:p>
          </table:table-cell>
          <table:table-cell office:value-type="float" office:value="1373998800000">
            <text:p>1373998800000</text:p>
          </table:table-cell>
        </table:table-row>
        <table:table-row table:style-name="ro2">
          <table:table-cell table:style-name="ce2" office:value-type="date" office:date-value="2013-07-16T18:25:00">
            <text:p>Tue, 6:25 PM 7/16</text:p>
          </table:table-cell>
          <table:table-cell table:style-name="ce3" table:formula="of:=([.A511]-DATE(1970;1;1))*86400*1000" office:value-type="float" office:value="1373999100000">
            <text:p>1373999100000</text:p>
          </table:table-cell>
          <table:table-cell office:value-type="float" office:value="627">
            <text:p>627</text:p>
          </table:table-cell>
          <table:table-cell office:value-type="float" office:value="516">
            <text:p>516</text:p>
          </table:table-cell>
          <table:table-cell office:value-type="float" office:value="363">
            <text:p>363</text:p>
          </table:table-cell>
          <table:table-cell office:value-type="float" office:value="549">
            <text:p>549</text:p>
          </table:table-cell>
          <table:table-cell office:value-type="float" office:value="1373999100000">
            <text:p>1373999100000</text:p>
          </table:table-cell>
        </table:table-row>
        <table:table-row table:style-name="ro2">
          <table:table-cell table:style-name="ce2" office:value-type="date" office:date-value="2013-07-16T18:30:00">
            <text:p>Tue, 6:30 PM 7/16</text:p>
          </table:table-cell>
          <table:table-cell table:style-name="ce3" table:formula="of:=([.A512]-DATE(1970;1;1))*86400*1000" office:value-type="float" office:value="1373999400000">
            <text:p>1373999400000</text:p>
          </table:table-cell>
          <table:table-cell office:value-type="float" office:value="607">
            <text:p>607</text:p>
          </table:table-cell>
          <table:table-cell office:value-type="float" office:value="524">
            <text:p>524</text:p>
          </table:table-cell>
          <table:table-cell office:value-type="float" office:value="392">
            <text:p>392</text:p>
          </table:table-cell>
          <table:table-cell office:value-type="float" office:value="617">
            <text:p>617</text:p>
          </table:table-cell>
          <table:table-cell office:value-type="float" office:value="1373999400000">
            <text:p>1373999400000</text:p>
          </table:table-cell>
        </table:table-row>
        <table:table-row table:style-name="ro2">
          <table:table-cell table:style-name="ce2" office:value-type="date" office:date-value="2013-07-16T18:35:00">
            <text:p>Tue, 6:35 PM 7/16</text:p>
          </table:table-cell>
          <table:table-cell table:style-name="ce3" table:formula="of:=([.A513]-DATE(1970;1;1))*86400*1000" office:value-type="float" office:value="1373999700000">
            <text:p>1373999700000</text:p>
          </table:table-cell>
          <table:table-cell office:value-type="float" office:value="522">
            <text:p>522</text:p>
          </table:table-cell>
          <table:table-cell office:value-type="float" office:value="484">
            <text:p>484</text:p>
          </table:table-cell>
          <table:table-cell office:value-type="float" office:value="415">
            <text:p>415</text:p>
          </table:table-cell>
          <table:table-cell office:value-type="float" office:value="572">
            <text:p>572</text:p>
          </table:table-cell>
          <table:table-cell office:value-type="float" office:value="1373999700000">
            <text:p>1373999700000</text:p>
          </table:table-cell>
        </table:table-row>
        <table:table-row table:style-name="ro2">
          <table:table-cell table:style-name="ce2" office:value-type="date" office:date-value="2013-07-16T18:40:00">
            <text:p>Tue, 6:40 PM 7/16</text:p>
          </table:table-cell>
          <table:table-cell table:style-name="ce3" table:formula="of:=([.A514]-DATE(1970;1;1))*86400*1000" office:value-type="float" office:value="1374000000000">
            <text:p>1374000000000</text:p>
          </table:table-cell>
          <table:table-cell office:value-type="float" office:value="585">
            <text:p>585</text:p>
          </table:table-cell>
          <table:table-cell office:value-type="float" office:value="560">
            <text:p>560</text:p>
          </table:table-cell>
          <table:table-cell office:value-type="float" office:value="375">
            <text:p>375</text:p>
          </table:table-cell>
          <table:table-cell office:value-type="float" office:value="599">
            <text:p>599</text:p>
          </table:table-cell>
          <table:table-cell office:value-type="float" office:value="1374000000000">
            <text:p>1374000000000</text:p>
          </table:table-cell>
        </table:table-row>
        <table:table-row table:style-name="ro2">
          <table:table-cell table:style-name="ce2" office:value-type="date" office:date-value="2013-07-16T18:45:00">
            <text:p>Tue, 6:45 PM 7/16</text:p>
          </table:table-cell>
          <table:table-cell table:style-name="ce3" table:formula="of:=([.A515]-DATE(1970;1;1))*86400*1000" office:value-type="float" office:value="1374000300000">
            <text:p>1374000300000</text:p>
          </table:table-cell>
          <table:table-cell office:value-type="float" office:value="330">
            <text:p>330</text:p>
          </table:table-cell>
          <table:table-cell office:value-type="float" office:value="572">
            <text:p>572</text:p>
          </table:table-cell>
          <table:table-cell office:value-type="float" office:value="357">
            <text:p>357</text:p>
          </table:table-cell>
          <table:table-cell office:value-type="float" office:value="558">
            <text:p>558</text:p>
          </table:table-cell>
          <table:table-cell office:value-type="float" office:value="1374000300000">
            <text:p>1374000300000</text:p>
          </table:table-cell>
        </table:table-row>
        <table:table-row table:style-name="ro2">
          <table:table-cell table:style-name="ce2" office:value-type="date" office:date-value="2013-07-16T18:50:00">
            <text:p>Tue, 6:50 PM 7/16</text:p>
          </table:table-cell>
          <table:table-cell table:style-name="ce3" table:formula="of:=([.A516]-DATE(1970;1;1))*86400*1000" office:value-type="float" office:value="1374000600000">
            <text:p>1374000600000</text:p>
          </table:table-cell>
          <table:table-cell office:value-type="float" office:value="477">
            <text:p>477</text:p>
          </table:table-cell>
          <table:table-cell office:value-type="float" office:value="531">
            <text:p>531</text:p>
          </table:table-cell>
          <table:table-cell office:value-type="float" office:value="475">
            <text:p>475</text:p>
          </table:table-cell>
          <table:table-cell office:value-type="float" office:value="557">
            <text:p>557</text:p>
          </table:table-cell>
          <table:table-cell office:value-type="float" office:value="1374000600000">
            <text:p>1374000600000</text:p>
          </table:table-cell>
        </table:table-row>
        <table:table-row table:style-name="ro2">
          <table:table-cell table:style-name="ce2" office:value-type="date" office:date-value="2013-07-16T18:55:00">
            <text:p>Tue, 6:55 PM 7/16</text:p>
          </table:table-cell>
          <table:table-cell table:style-name="ce3" table:formula="of:=([.A517]-DATE(1970;1;1))*86400*1000" office:value-type="float" office:value="1374000900000">
            <text:p>1374000900000</text:p>
          </table:table-cell>
          <table:table-cell office:value-type="float" office:value="556">
            <text:p>556</text:p>
          </table:table-cell>
          <table:table-cell office:value-type="float" office:value="466">
            <text:p>466</text:p>
          </table:table-cell>
          <table:table-cell office:value-type="float" office:value="444">
            <text:p>444</text:p>
          </table:table-cell>
          <table:table-cell office:value-type="float" office:value="591">
            <text:p>591</text:p>
          </table:table-cell>
          <table:table-cell office:value-type="float" office:value="1374000900000">
            <text:p>1374000900000</text:p>
          </table:table-cell>
        </table:table-row>
        <table:table-row table:style-name="ro2">
          <table:table-cell table:style-name="ce2" office:value-type="date" office:date-value="2013-07-16T19:00:00">
            <text:p>Tue, 7:00 PM 7/16</text:p>
          </table:table-cell>
          <table:table-cell table:style-name="ce3" table:formula="of:=([.A518]-DATE(1970;1;1))*86400*1000" office:value-type="float" office:value="1374001200000">
            <text:p>1374001200000</text:p>
          </table:table-cell>
          <table:table-cell office:value-type="float" office:value="588">
            <text:p>588</text:p>
          </table:table-cell>
          <table:table-cell office:value-type="float" office:value="439">
            <text:p>439</text:p>
          </table:table-cell>
          <table:table-cell office:value-type="float" office:value="447">
            <text:p>447</text:p>
          </table:table-cell>
          <table:table-cell office:value-type="float" office:value="587">
            <text:p>587</text:p>
          </table:table-cell>
          <table:table-cell office:value-type="float" office:value="1374001200000">
            <text:p>1374001200000</text:p>
          </table:table-cell>
        </table:table-row>
        <table:table-row table:style-name="ro2">
          <table:table-cell table:style-name="ce2" office:value-type="date" office:date-value="2013-07-16T19:05:00">
            <text:p>Tue, 7:05 PM 7/16</text:p>
          </table:table-cell>
          <table:table-cell table:style-name="ce3" table:formula="of:=([.A519]-DATE(1970;1;1))*86400*1000" office:value-type="float" office:value="1374001500000">
            <text:p>1374001500000</text:p>
          </table:table-cell>
          <table:table-cell office:value-type="float" office:value="677">
            <text:p>677</text:p>
          </table:table-cell>
          <table:table-cell office:value-type="float" office:value="428">
            <text:p>428</text:p>
          </table:table-cell>
          <table:table-cell office:value-type="float" office:value="367">
            <text:p>367</text:p>
          </table:table-cell>
          <table:table-cell office:value-type="float" office:value="570">
            <text:p>570</text:p>
          </table:table-cell>
          <table:table-cell office:value-type="float" office:value="1374001500000">
            <text:p>1374001500000</text:p>
          </table:table-cell>
        </table:table-row>
        <table:table-row table:style-name="ro2">
          <table:table-cell table:style-name="ce2" office:value-type="date" office:date-value="2013-07-16T19:10:00">
            <text:p>Tue, 7:10 PM 7/16</text:p>
          </table:table-cell>
          <table:table-cell table:style-name="ce3" table:formula="of:=([.A520]-DATE(1970;1;1))*86400*1000" office:value-type="float" office:value="1374001800000">
            <text:p>1374001800000</text:p>
          </table:table-cell>
          <table:table-cell office:value-type="float" office:value="553">
            <text:p>553</text:p>
          </table:table-cell>
          <table:table-cell office:value-type="float" office:value="360">
            <text:p>360</text:p>
          </table:table-cell>
          <table:table-cell office:value-type="float" office:value="386">
            <text:p>386</text:p>
          </table:table-cell>
          <table:table-cell office:value-type="float" office:value="558">
            <text:p>558</text:p>
          </table:table-cell>
          <table:table-cell office:value-type="float" office:value="1374001800000">
            <text:p>1374001800000</text:p>
          </table:table-cell>
        </table:table-row>
        <table:table-row table:style-name="ro2">
          <table:table-cell table:style-name="ce2" office:value-type="date" office:date-value="2013-07-16T19:15:00">
            <text:p>Tue, 7:15 PM 7/16</text:p>
          </table:table-cell>
          <table:table-cell table:style-name="ce3" table:formula="of:=([.A521]-DATE(1970;1;1))*86400*1000" office:value-type="float" office:value="1374002100000">
            <text:p>1374002100000</text:p>
          </table:table-cell>
          <table:table-cell office:value-type="float" office:value="530">
            <text:p>530</text:p>
          </table:table-cell>
          <table:table-cell office:value-type="float" office:value="648">
            <text:p>648</text:p>
          </table:table-cell>
          <table:table-cell office:value-type="float" office:value="422">
            <text:p>422</text:p>
          </table:table-cell>
          <table:table-cell office:value-type="float" office:value="585">
            <text:p>585</text:p>
          </table:table-cell>
          <table:table-cell office:value-type="float" office:value="1374002100000">
            <text:p>1374002100000</text:p>
          </table:table-cell>
        </table:table-row>
        <table:table-row table:style-name="ro2">
          <table:table-cell table:style-name="ce2" office:value-type="date" office:date-value="2013-07-16T19:20:00">
            <text:p>Tue, 7:20 PM 7/16</text:p>
          </table:table-cell>
          <table:table-cell table:style-name="ce3" table:formula="of:=([.A522]-DATE(1970;1;1))*86400*1000" office:value-type="float" office:value="1374002400000">
            <text:p>1374002400000</text:p>
          </table:table-cell>
          <table:table-cell office:value-type="float" office:value="657">
            <text:p>657</text:p>
          </table:table-cell>
          <table:table-cell office:value-type="float" office:value="502">
            <text:p>502</text:p>
          </table:table-cell>
          <table:table-cell office:value-type="float" office:value="394">
            <text:p>394</text:p>
          </table:table-cell>
          <table:table-cell office:value-type="float" office:value="536">
            <text:p>536</text:p>
          </table:table-cell>
          <table:table-cell office:value-type="float" office:value="1374002400000">
            <text:p>1374002400000</text:p>
          </table:table-cell>
        </table:table-row>
        <table:table-row table:style-name="ro2">
          <table:table-cell table:style-name="ce2" office:value-type="date" office:date-value="2013-07-16T19:25:00">
            <text:p>Tue, 7:25 PM 7/16</text:p>
          </table:table-cell>
          <table:table-cell table:style-name="ce3" table:formula="of:=([.A523]-DATE(1970;1;1))*86400*1000" office:value-type="float" office:value="1374002700000">
            <text:p>1374002700000</text:p>
          </table:table-cell>
          <table:table-cell office:value-type="float" office:value="573">
            <text:p>573</text:p>
          </table:table-cell>
          <table:table-cell office:value-type="float" office:value="420">
            <text:p>420</text:p>
          </table:table-cell>
          <table:table-cell office:value-type="float" office:value="397">
            <text:p>397</text:p>
          </table:table-cell>
          <table:table-cell office:value-type="float" office:value="567">
            <text:p>567</text:p>
          </table:table-cell>
          <table:table-cell office:value-type="float" office:value="1374002700000">
            <text:p>1374002700000</text:p>
          </table:table-cell>
        </table:table-row>
        <table:table-row table:style-name="ro2">
          <table:table-cell table:style-name="ce2" office:value-type="date" office:date-value="2013-07-16T19:30:00">
            <text:p>Tue, 7:30 PM 7/16</text:p>
          </table:table-cell>
          <table:table-cell table:style-name="ce3" table:formula="of:=([.A524]-DATE(1970;1;1))*86400*1000" office:value-type="float" office:value="1374003000000">
            <text:p>1374003000000</text:p>
          </table:table-cell>
          <table:table-cell office:value-type="float" office:value="587">
            <text:p>587</text:p>
          </table:table-cell>
          <table:table-cell office:value-type="float" office:value="419">
            <text:p>419</text:p>
          </table:table-cell>
          <table:table-cell office:value-type="float" office:value="346">
            <text:p>346</text:p>
          </table:table-cell>
          <table:table-cell office:value-type="float" office:value="503">
            <text:p>503</text:p>
          </table:table-cell>
          <table:table-cell office:value-type="float" office:value="1374003000000">
            <text:p>1374003000000</text:p>
          </table:table-cell>
        </table:table-row>
        <table:table-row table:style-name="ro2">
          <table:table-cell table:style-name="ce2" office:value-type="date" office:date-value="2013-07-16T19:35:00">
            <text:p>Tue, 7:35 PM 7/16</text:p>
          </table:table-cell>
          <table:table-cell table:style-name="ce3" table:formula="of:=([.A525]-DATE(1970;1;1))*86400*1000" office:value-type="float" office:value="1374003300000">
            <text:p>1374003300000</text:p>
          </table:table-cell>
          <table:table-cell office:value-type="float" office:value="630">
            <text:p>630</text:p>
          </table:table-cell>
          <table:table-cell office:value-type="float" office:value="407">
            <text:p>407</text:p>
          </table:table-cell>
          <table:table-cell office:value-type="float" office:value="314">
            <text:p>314</text:p>
          </table:table-cell>
          <table:table-cell office:value-type="float" office:value="415">
            <text:p>415</text:p>
          </table:table-cell>
          <table:table-cell office:value-type="float" office:value="1374003300000">
            <text:p>1374003300000</text:p>
          </table:table-cell>
        </table:table-row>
        <table:table-row table:style-name="ro2">
          <table:table-cell table:style-name="ce2" office:value-type="date" office:date-value="2013-07-16T19:40:00">
            <text:p>Tue, 7:40 PM 7/16</text:p>
          </table:table-cell>
          <table:table-cell table:style-name="ce3" table:formula="of:=([.A526]-DATE(1970;1;1))*86400*1000" office:value-type="float" office:value="1374003600000">
            <text:p>1374003600000</text:p>
          </table:table-cell>
          <table:table-cell office:value-type="float" office:value="495">
            <text:p>495</text:p>
          </table:table-cell>
          <table:table-cell office:value-type="float" office:value="408">
            <text:p>408</text:p>
          </table:table-cell>
          <table:table-cell office:value-type="float" office:value="441">
            <text:p>441</text:p>
          </table:table-cell>
          <table:table-cell office:value-type="float" office:value="540">
            <text:p>540</text:p>
          </table:table-cell>
          <table:table-cell office:value-type="float" office:value="1374003600000">
            <text:p>1374003600000</text:p>
          </table:table-cell>
        </table:table-row>
        <table:table-row table:style-name="ro2">
          <table:table-cell table:style-name="ce2" office:value-type="date" office:date-value="2013-07-16T19:45:00">
            <text:p>Tue, 7:45 PM 7/16</text:p>
          </table:table-cell>
          <table:table-cell table:style-name="ce3" table:formula="of:=([.A527]-DATE(1970;1;1))*86400*1000" office:value-type="float" office:value="1374003900000">
            <text:p>1374003900000</text:p>
          </table:table-cell>
          <table:table-cell office:value-type="float" office:value="378">
            <text:p>378</text:p>
          </table:table-cell>
          <table:table-cell office:value-type="float" office:value="419">
            <text:p>419</text:p>
          </table:table-cell>
          <table:table-cell office:value-type="float" office:value="467">
            <text:p>467</text:p>
          </table:table-cell>
          <table:table-cell office:value-type="float" office:value="503">
            <text:p>503</text:p>
          </table:table-cell>
          <table:table-cell office:value-type="float" office:value="1374003900000">
            <text:p>1374003900000</text:p>
          </table:table-cell>
        </table:table-row>
        <table:table-row table:style-name="ro2">
          <table:table-cell table:style-name="ce2" office:value-type="date" office:date-value="2013-07-16T19:50:00">
            <text:p>Tue, 7:50 PM 7/16</text:p>
          </table:table-cell>
          <table:table-cell table:style-name="ce3" table:formula="of:=([.A528]-DATE(1970;1;1))*86400*1000" office:value-type="float" office:value="1374004200000">
            <text:p>1374004200000</text:p>
          </table:table-cell>
          <table:table-cell office:value-type="float" office:value="402">
            <text:p>402</text:p>
          </table:table-cell>
          <table:table-cell office:value-type="float" office:value="415">
            <text:p>415</text:p>
          </table:table-cell>
          <table:table-cell office:value-type="float" office:value="394">
            <text:p>394</text:p>
          </table:table-cell>
          <table:table-cell office:value-type="float" office:value="520">
            <text:p>520</text:p>
          </table:table-cell>
          <table:table-cell office:value-type="float" office:value="1374004200000">
            <text:p>1374004200000</text:p>
          </table:table-cell>
        </table:table-row>
        <table:table-row table:style-name="ro2">
          <table:table-cell table:style-name="ce2" office:value-type="date" office:date-value="2013-07-16T19:55:00">
            <text:p>Tue, 7:55 PM 7/16</text:p>
          </table:table-cell>
          <table:table-cell table:style-name="ce3" table:formula="of:=([.A529]-DATE(1970;1;1))*86400*1000" office:value-type="float" office:value="1374004500000">
            <text:p>1374004500000</text:p>
          </table:table-cell>
          <table:table-cell table:number-columns-repeated="2" office:value-type="float" office:value="358">
            <text:p>358</text:p>
          </table:table-cell>
          <table:table-cell office:value-type="float" office:value="385">
            <text:p>385</text:p>
          </table:table-cell>
          <table:table-cell office:value-type="float" office:value="501">
            <text:p>501</text:p>
          </table:table-cell>
          <table:table-cell office:value-type="float" office:value="1374004500000">
            <text:p>1374004500000</text:p>
          </table:table-cell>
        </table:table-row>
        <table:table-row table:style-name="ro2">
          <table:table-cell table:style-name="ce2" office:value-type="date" office:date-value="2013-07-16T20:00:00">
            <text:p>Tue, 8:00 PM 7/16</text:p>
          </table:table-cell>
          <table:table-cell table:style-name="ce3" table:formula="of:=([.A530]-DATE(1970;1;1))*86400*1000" office:value-type="float" office:value="1374004800000">
            <text:p>1374004800000</text:p>
          </table:table-cell>
          <table:table-cell office:value-type="float" office:value="537">
            <text:p>537</text:p>
          </table:table-cell>
          <table:table-cell office:value-type="float" office:value="360">
            <text:p>360</text:p>
          </table:table-cell>
          <table:table-cell office:value-type="float" office:value="339">
            <text:p>339</text:p>
          </table:table-cell>
          <table:table-cell office:value-type="float" office:value="458">
            <text:p>458</text:p>
          </table:table-cell>
          <table:table-cell office:value-type="float" office:value="1374004800000">
            <text:p>1374004800000</text:p>
          </table:table-cell>
        </table:table-row>
        <table:table-row table:style-name="ro2">
          <table:table-cell table:style-name="ce2" office:value-type="date" office:date-value="2013-07-16T20:05:00">
            <text:p>Tue, 8:05 PM 7/16</text:p>
          </table:table-cell>
          <table:table-cell table:style-name="ce3" table:formula="of:=([.A531]-DATE(1970;1;1))*86400*1000" office:value-type="float" office:value="1374005100000">
            <text:p>1374005100000</text:p>
          </table:table-cell>
          <table:table-cell office:value-type="float" office:value="642">
            <text:p>642</text:p>
          </table:table-cell>
          <table:table-cell office:value-type="float" office:value="360">
            <text:p>360</text:p>
          </table:table-cell>
          <table:table-cell office:value-type="float" office:value="393">
            <text:p>393</text:p>
          </table:table-cell>
          <table:table-cell office:value-type="float" office:value="437">
            <text:p>437</text:p>
          </table:table-cell>
          <table:table-cell office:value-type="float" office:value="1374005100000">
            <text:p>1374005100000</text:p>
          </table:table-cell>
        </table:table-row>
        <table:table-row table:style-name="ro2">
          <table:table-cell table:style-name="ce2" office:value-type="date" office:date-value="2013-07-16T20:10:00">
            <text:p>Tue, 8:10 PM 7/16</text:p>
          </table:table-cell>
          <table:table-cell table:style-name="ce3" table:formula="of:=([.A532]-DATE(1970;1;1))*86400*1000" office:value-type="float" office:value="1374005400000">
            <text:p>1374005400000</text:p>
          </table:table-cell>
          <table:table-cell office:value-type="float" office:value="540">
            <text:p>540</text:p>
          </table:table-cell>
          <table:table-cell office:value-type="float" office:value="343">
            <text:p>343</text:p>
          </table:table-cell>
          <table:table-cell office:value-type="float" office:value="362">
            <text:p>362</text:p>
          </table:table-cell>
          <table:table-cell office:value-type="float" office:value="479">
            <text:p>479</text:p>
          </table:table-cell>
          <table:table-cell office:value-type="float" office:value="1374005400000">
            <text:p>1374005400000</text:p>
          </table:table-cell>
        </table:table-row>
        <table:table-row table:style-name="ro2">
          <table:table-cell table:style-name="ce2" office:value-type="date" office:date-value="2013-07-16T20:15:00">
            <text:p>Tue, 8:15 PM 7/16</text:p>
          </table:table-cell>
          <table:table-cell table:style-name="ce3" table:formula="of:=([.A533]-DATE(1970;1;1))*86400*1000" office:value-type="float" office:value="1374005700000">
            <text:p>1374005700000</text:p>
          </table:table-cell>
          <table:table-cell office:value-type="float" office:value="547">
            <text:p>547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510">
            <text:p>510</text:p>
          </table:table-cell>
          <table:table-cell office:value-type="float" office:value="1374005700000">
            <text:p>1374005700000</text:p>
          </table:table-cell>
        </table:table-row>
        <table:table-row table:style-name="ro2">
          <table:table-cell table:style-name="ce2" office:value-type="date" office:date-value="2013-07-16T20:20:00">
            <text:p>Tue, 8:20 PM 7/16</text:p>
          </table:table-cell>
          <table:table-cell table:style-name="ce3" table:formula="of:=([.A534]-DATE(1970;1;1))*86400*1000" office:value-type="float" office:value="1374006000000">
            <text:p>1374006000000</text:p>
          </table:table-cell>
          <table:table-cell office:value-type="float" office:value="544">
            <text:p>544</text:p>
          </table:table-cell>
          <table:table-cell office:value-type="float" office:value="346">
            <text:p>346</text:p>
          </table:table-cell>
          <table:table-cell office:value-type="float" office:value="312">
            <text:p>312</text:p>
          </table:table-cell>
          <table:table-cell office:value-type="float" office:value="473">
            <text:p>473</text:p>
          </table:table-cell>
          <table:table-cell office:value-type="float" office:value="1374006000000">
            <text:p>1374006000000</text:p>
          </table:table-cell>
        </table:table-row>
        <table:table-row table:style-name="ro2">
          <table:table-cell table:style-name="ce2" office:value-type="date" office:date-value="2013-07-16T20:25:00">
            <text:p>Tue, 8:25 PM 7/16</text:p>
          </table:table-cell>
          <table:table-cell table:style-name="ce3" table:formula="of:=([.A535]-DATE(1970;1;1))*86400*1000" office:value-type="float" office:value="1374006300000">
            <text:p>1374006300000</text:p>
          </table:table-cell>
          <table:table-cell office:value-type="float" office:value="510">
            <text:p>510</text:p>
          </table:table-cell>
          <table:table-cell office:value-type="float" office:value="378">
            <text:p>378</text:p>
          </table:table-cell>
          <table:table-cell office:value-type="float" office:value="349">
            <text:p>349</text:p>
          </table:table-cell>
          <table:table-cell office:value-type="float" office:value="476">
            <text:p>476</text:p>
          </table:table-cell>
          <table:table-cell office:value-type="float" office:value="1374006300000">
            <text:p>1374006300000</text:p>
          </table:table-cell>
        </table:table-row>
        <table:table-row table:style-name="ro2">
          <table:table-cell table:style-name="ce2" office:value-type="date" office:date-value="2013-07-16T20:30:00">
            <text:p>Tue, 8:30 PM 7/16</text:p>
          </table:table-cell>
          <table:table-cell table:style-name="ce3" table:formula="of:=([.A536]-DATE(1970;1;1))*86400*1000" office:value-type="float" office:value="1374006600000">
            <text:p>1374006600000</text:p>
          </table:table-cell>
          <table:table-cell office:value-type="float" office:value="543">
            <text:p>543</text:p>
          </table:table-cell>
          <table:table-cell office:value-type="float" office:value="365">
            <text:p>365</text:p>
          </table:table-cell>
          <table:table-cell office:value-type="float" office:value="389">
            <text:p>389</text:p>
          </table:table-cell>
          <table:table-cell office:value-type="float" office:value="438">
            <text:p>438</text:p>
          </table:table-cell>
          <table:table-cell office:value-type="float" office:value="1374006600000">
            <text:p>1374006600000</text:p>
          </table:table-cell>
        </table:table-row>
        <table:table-row table:style-name="ro2">
          <table:table-cell table:style-name="ce2" office:value-type="date" office:date-value="2013-07-16T20:35:00">
            <text:p>Tue, 8:35 PM 7/16</text:p>
          </table:table-cell>
          <table:table-cell table:style-name="ce3" table:formula="of:=([.A537]-DATE(1970;1;1))*86400*1000" office:value-type="float" office:value="1374006900000">
            <text:p>1374006900000</text:p>
          </table:table-cell>
          <table:table-cell office:value-type="float" office:value="428">
            <text:p>428</text:p>
          </table:table-cell>
          <table:table-cell office:value-type="float" office:value="364">
            <text:p>364</text:p>
          </table:table-cell>
          <table:table-cell office:value-type="float" office:value="304">
            <text:p>304</text:p>
          </table:table-cell>
          <table:table-cell office:value-type="float" office:value="390">
            <text:p>390</text:p>
          </table:table-cell>
          <table:table-cell office:value-type="float" office:value="1374006900000">
            <text:p>1374006900000</text:p>
          </table:table-cell>
        </table:table-row>
        <table:table-row table:style-name="ro2">
          <table:table-cell table:style-name="ce2" office:value-type="date" office:date-value="2013-07-16T20:40:00">
            <text:p>Tue, 8:40 PM 7/16</text:p>
          </table:table-cell>
          <table:table-cell table:style-name="ce3" table:formula="of:=([.A538]-DATE(1970;1;1))*86400*1000" office:value-type="float" office:value="1374007200000">
            <text:p>1374007200000</text:p>
          </table:table-cell>
          <table:table-cell office:value-type="float" office:value="365">
            <text:p>365</text:p>
          </table:table-cell>
          <table:table-cell office:value-type="float" office:value="343">
            <text:p>343</text:p>
          </table:table-cell>
          <table:table-cell office:value-type="float" office:value="339">
            <text:p>339</text:p>
          </table:table-cell>
          <table:table-cell office:value-type="float" office:value="463">
            <text:p>463</text:p>
          </table:table-cell>
          <table:table-cell office:value-type="float" office:value="1374007200000">
            <text:p>1374007200000</text:p>
          </table:table-cell>
        </table:table-row>
        <table:table-row table:style-name="ro2">
          <table:table-cell table:style-name="ce2" office:value-type="date" office:date-value="2013-07-16T20:45:00">
            <text:p>Tue, 8:45 PM 7/16</text:p>
          </table:table-cell>
          <table:table-cell table:style-name="ce3" table:formula="of:=([.A539]-DATE(1970;1;1))*86400*1000" office:value-type="float" office:value="1374007500000">
            <text:p>1374007500000</text:p>
          </table:table-cell>
          <table:table-cell office:value-type="float" office:value="434">
            <text:p>434</text:p>
          </table:table-cell>
          <table:table-cell office:value-type="float" office:value="307">
            <text:p>307</text:p>
          </table:table-cell>
          <table:table-cell office:value-type="float" office:value="323">
            <text:p>323</text:p>
          </table:table-cell>
          <table:table-cell office:value-type="float" office:value="416">
            <text:p>416</text:p>
          </table:table-cell>
          <table:table-cell office:value-type="float" office:value="1374007500000">
            <text:p>1374007500000</text:p>
          </table:table-cell>
        </table:table-row>
        <table:table-row table:style-name="ro2">
          <table:table-cell table:style-name="ce2" office:value-type="date" office:date-value="2013-07-16T20:50:00">
            <text:p>Tue, 8:50 PM 7/16</text:p>
          </table:table-cell>
          <table:table-cell table:style-name="ce3" table:formula="of:=([.A540]-DATE(1970;1;1))*86400*1000" office:value-type="float" office:value="1374007800000">
            <text:p>1374007800000</text:p>
          </table:table-cell>
          <table:table-cell office:value-type="float" office:value="460">
            <text:p>460</text:p>
          </table:table-cell>
          <table:table-cell office:value-type="float" office:value="311">
            <text:p>311</text:p>
          </table:table-cell>
          <table:table-cell office:value-type="float" office:value="368">
            <text:p>368</text:p>
          </table:table-cell>
          <table:table-cell office:value-type="float" office:value="445">
            <text:p>445</text:p>
          </table:table-cell>
          <table:table-cell office:value-type="float" office:value="1374007800000">
            <text:p>1374007800000</text:p>
          </table:table-cell>
        </table:table-row>
        <table:table-row table:style-name="ro2">
          <table:table-cell table:style-name="ce2" office:value-type="date" office:date-value="2013-07-16T20:55:00">
            <text:p>Tue, 8:55 PM 7/16</text:p>
          </table:table-cell>
          <table:table-cell table:style-name="ce3" table:formula="of:=([.A541]-DATE(1970;1;1))*86400*1000" office:value-type="float" office:value="1374008100000">
            <text:p>1374008100000</text:p>
          </table:table-cell>
          <table:table-cell office:value-type="float" office:value="418">
            <text:p>418</text:p>
          </table:table-cell>
          <table:table-cell office:value-type="float" office:value="333">
            <text:p>333</text:p>
          </table:table-cell>
          <table:table-cell office:value-type="float" office:value="403">
            <text:p>403</text:p>
          </table:table-cell>
          <table:table-cell office:value-type="float" office:value="465">
            <text:p>465</text:p>
          </table:table-cell>
          <table:table-cell office:value-type="float" office:value="1374008100000">
            <text:p>1374008100000</text:p>
          </table:table-cell>
        </table:table-row>
        <table:table-row table:style-name="ro2">
          <table:table-cell table:style-name="ce2" office:value-type="date" office:date-value="2013-07-16T21:00:00">
            <text:p>Tue, 9:00 PM 7/16</text:p>
          </table:table-cell>
          <table:table-cell table:style-name="ce3" table:formula="of:=([.A542]-DATE(1970;1;1))*86400*1000" office:value-type="float" office:value="1374008400000">
            <text:p>1374008400000</text:p>
          </table:table-cell>
          <table:table-cell office:value-type="float" office:value="362">
            <text:p>362</text:p>
          </table:table-cell>
          <table:table-cell office:value-type="float" office:value="290">
            <text:p>290</text:p>
          </table:table-cell>
          <table:table-cell office:value-type="float" office:value="403">
            <text:p>403</text:p>
          </table:table-cell>
          <table:table-cell office:value-type="float" office:value="440">
            <text:p>440</text:p>
          </table:table-cell>
          <table:table-cell office:value-type="float" office:value="1374008400000">
            <text:p>1374008400000</text:p>
          </table:table-cell>
        </table:table-row>
        <table:table-row table:style-name="ro2">
          <table:table-cell table:style-name="ce2" office:value-type="date" office:date-value="2013-07-16T21:05:00">
            <text:p>Tue, 9:05 PM 7/16</text:p>
          </table:table-cell>
          <table:table-cell table:style-name="ce3" table:formula="of:=([.A543]-DATE(1970;1;1))*86400*1000" office:value-type="float" office:value="1374008700000">
            <text:p>1374008700000</text:p>
          </table:table-cell>
          <table:table-cell office:value-type="float" office:value="348">
            <text:p>348</text:p>
          </table:table-cell>
          <table:table-cell office:value-type="float" office:value="354">
            <text:p>354</text:p>
          </table:table-cell>
          <table:table-cell office:value-type="float" office:value="419">
            <text:p>419</text:p>
          </table:table-cell>
          <table:table-cell office:value-type="float" office:value="413">
            <text:p>413</text:p>
          </table:table-cell>
          <table:table-cell office:value-type="float" office:value="1374008700000">
            <text:p>1374008700000</text:p>
          </table:table-cell>
        </table:table-row>
        <table:table-row table:style-name="ro2">
          <table:table-cell table:style-name="ce2" office:value-type="date" office:date-value="2013-07-16T21:10:00">
            <text:p>Tue, 9:10 PM 7/16</text:p>
          </table:table-cell>
          <table:table-cell table:style-name="ce3" table:formula="of:=([.A544]-DATE(1970;1;1))*86400*1000" office:value-type="float" office:value="1374009000000">
            <text:p>1374009000000</text:p>
          </table:table-cell>
          <table:table-cell office:value-type="float" office:value="418">
            <text:p>418</text:p>
          </table:table-cell>
          <table:table-cell table:number-columns-repeated="2" office:value-type="float" office:value="391">
            <text:p>391</text:p>
          </table:table-cell>
          <table:table-cell office:value-type="float" office:value="505">
            <text:p>505</text:p>
          </table:table-cell>
          <table:table-cell office:value-type="float" office:value="1374009000000">
            <text:p>1374009000000</text:p>
          </table:table-cell>
        </table:table-row>
        <table:table-row table:style-name="ro2">
          <table:table-cell table:style-name="ce2" office:value-type="date" office:date-value="2013-07-16T21:15:00">
            <text:p>Tue, 9:15 PM 7/16</text:p>
          </table:table-cell>
          <table:table-cell table:style-name="ce3" table:formula="of:=([.A545]-DATE(1970;1;1))*86400*1000" office:value-type="float" office:value="1374009300000">
            <text:p>1374009300000</text:p>
          </table:table-cell>
          <table:table-cell office:value-type="float" office:value="393">
            <text:p>393</text:p>
          </table:table-cell>
          <table:table-cell office:value-type="float" office:value="336">
            <text:p>336</text:p>
          </table:table-cell>
          <table:table-cell office:value-type="float" office:value="412">
            <text:p>412</text:p>
          </table:table-cell>
          <table:table-cell office:value-type="float" office:value="508">
            <text:p>508</text:p>
          </table:table-cell>
          <table:table-cell office:value-type="float" office:value="1374009300000">
            <text:p>1374009300000</text:p>
          </table:table-cell>
        </table:table-row>
        <table:table-row table:style-name="ro2">
          <table:table-cell table:style-name="ce2" office:value-type="date" office:date-value="2013-07-16T21:20:00">
            <text:p>Tue, 9:20 PM 7/16</text:p>
          </table:table-cell>
          <table:table-cell table:style-name="ce3" table:formula="of:=([.A546]-DATE(1970;1;1))*86400*1000" office:value-type="float" office:value="1374009600000">
            <text:p>1374009600000</text:p>
          </table:table-cell>
          <table:table-cell office:value-type="float" office:value="399">
            <text:p>399</text:p>
          </table:table-cell>
          <table:table-cell office:value-type="float" office:value="347">
            <text:p>347</text:p>
          </table:table-cell>
          <table:table-cell office:value-type="float" office:value="393">
            <text:p>393</text:p>
          </table:table-cell>
          <table:table-cell office:value-type="float" office:value="496">
            <text:p>496</text:p>
          </table:table-cell>
          <table:table-cell office:value-type="float" office:value="1374009600000">
            <text:p>1374009600000</text:p>
          </table:table-cell>
        </table:table-row>
        <table:table-row table:style-name="ro2">
          <table:table-cell table:style-name="ce2" office:value-type="date" office:date-value="2013-07-16T21:25:00">
            <text:p>Tue, 9:25 PM 7/16</text:p>
          </table:table-cell>
          <table:table-cell table:style-name="ce3" table:formula="of:=([.A547]-DATE(1970;1;1))*86400*1000" office:value-type="float" office:value="1374009900000">
            <text:p>1374009900000</text:p>
          </table:table-cell>
          <table:table-cell office:value-type="float" office:value="411">
            <text:p>411</text:p>
          </table:table-cell>
          <table:table-cell office:value-type="float" office:value="325">
            <text:p>325</text:p>
          </table:table-cell>
          <table:table-cell office:value-type="float" office:value="409">
            <text:p>409</text:p>
          </table:table-cell>
          <table:table-cell office:value-type="float" office:value="448">
            <text:p>448</text:p>
          </table:table-cell>
          <table:table-cell office:value-type="float" office:value="1374009900000">
            <text:p>1374009900000</text:p>
          </table:table-cell>
        </table:table-row>
        <table:table-row table:style-name="ro2">
          <table:table-cell table:style-name="ce2" office:value-type="date" office:date-value="2013-07-16T21:30:00">
            <text:p>Tue, 9:30 PM 7/16</text:p>
          </table:table-cell>
          <table:table-cell table:style-name="ce3" table:formula="of:=([.A548]-DATE(1970;1;1))*86400*1000" office:value-type="float" office:value="1374010200000">
            <text:p>1374010200000</text:p>
          </table:table-cell>
          <table:table-cell office:value-type="float" office:value="406">
            <text:p>406</text:p>
          </table:table-cell>
          <table:table-cell office:value-type="float" office:value="328">
            <text:p>328</text:p>
          </table:table-cell>
          <table:table-cell office:value-type="float" office:value="347">
            <text:p>347</text:p>
          </table:table-cell>
          <table:table-cell office:value-type="float" office:value="463">
            <text:p>463</text:p>
          </table:table-cell>
          <table:table-cell office:value-type="float" office:value="1374010200000">
            <text:p>1374010200000</text:p>
          </table:table-cell>
        </table:table-row>
        <table:table-row table:style-name="ro2">
          <table:table-cell table:style-name="ce2" office:value-type="date" office:date-value="2013-07-16T21:35:00">
            <text:p>Tue, 9:35 PM 7/16</text:p>
          </table:table-cell>
          <table:table-cell table:style-name="ce3" table:formula="of:=([.A549]-DATE(1970;1;1))*86400*1000" office:value-type="float" office:value="1374010500000">
            <text:p>1374010500000</text:p>
          </table:table-cell>
          <table:table-cell office:value-type="float" office:value="395">
            <text:p>395</text:p>
          </table:table-cell>
          <table:table-cell office:value-type="float" office:value="344">
            <text:p>344</text:p>
          </table:table-cell>
          <table:table-cell office:value-type="float" office:value="383">
            <text:p>383</text:p>
          </table:table-cell>
          <table:table-cell office:value-type="float" office:value="517">
            <text:p>517</text:p>
          </table:table-cell>
          <table:table-cell office:value-type="float" office:value="1374010500000">
            <text:p>1374010500000</text:p>
          </table:table-cell>
        </table:table-row>
        <table:table-row table:style-name="ro2">
          <table:table-cell table:style-name="ce2" office:value-type="date" office:date-value="2013-07-16T21:40:00">
            <text:p>Tue, 9:40 PM 7/16</text:p>
          </table:table-cell>
          <table:table-cell table:style-name="ce3" table:formula="of:=([.A550]-DATE(1970;1;1))*86400*1000" office:value-type="float" office:value="1374010800000">
            <text:p>1374010800000</text:p>
          </table:table-cell>
          <table:table-cell office:value-type="float" office:value="410">
            <text:p>410</text:p>
          </table:table-cell>
          <table:table-cell office:value-type="float" office:value="311">
            <text:p>311</text:p>
          </table:table-cell>
          <table:table-cell office:value-type="float" office:value="409">
            <text:p>409</text:p>
          </table:table-cell>
          <table:table-cell office:value-type="float" office:value="445">
            <text:p>445</text:p>
          </table:table-cell>
          <table:table-cell office:value-type="float" office:value="1374010800000">
            <text:p>1374010800000</text:p>
          </table:table-cell>
        </table:table-row>
        <table:table-row table:style-name="ro2">
          <table:table-cell table:style-name="ce2" office:value-type="date" office:date-value="2013-07-16T21:45:00">
            <text:p>Tue, 9:45 PM 7/16</text:p>
          </table:table-cell>
          <table:table-cell table:style-name="ce3" table:formula="of:=([.A551]-DATE(1970;1;1))*86400*1000" office:value-type="float" office:value="1374011100000">
            <text:p>1374011100000</text:p>
          </table:table-cell>
          <table:table-cell office:value-type="float" office:value="416">
            <text:p>416</text:p>
          </table:table-cell>
          <table:table-cell office:value-type="float" office:value="345">
            <text:p>345</text:p>
          </table:table-cell>
          <table:table-cell office:value-type="float" office:value="410">
            <text:p>410</text:p>
          </table:table-cell>
          <table:table-cell office:value-type="float" office:value="401">
            <text:p>401</text:p>
          </table:table-cell>
          <table:table-cell office:value-type="float" office:value="1374011100000">
            <text:p>1374011100000</text:p>
          </table:table-cell>
        </table:table-row>
        <table:table-row table:style-name="ro2">
          <table:table-cell table:style-name="ce2" office:value-type="date" office:date-value="2013-07-16T21:50:00">
            <text:p>Tue, 9:50 PM 7/16</text:p>
          </table:table-cell>
          <table:table-cell table:style-name="ce3" table:formula="of:=([.A552]-DATE(1970;1;1))*86400*1000" office:value-type="float" office:value="1374011400000">
            <text:p>1374011400000</text:p>
          </table:table-cell>
          <table:table-cell office:value-type="float" office:value="419">
            <text:p>419</text:p>
          </table:table-cell>
          <table:table-cell office:value-type="float" office:value="330">
            <text:p>330</text:p>
          </table:table-cell>
          <table:table-cell office:value-type="float" office:value="355">
            <text:p>355</text:p>
          </table:table-cell>
          <table:table-cell office:value-type="float" office:value="409">
            <text:p>409</text:p>
          </table:table-cell>
          <table:table-cell office:value-type="float" office:value="1374011400000">
            <text:p>1374011400000</text:p>
          </table:table-cell>
        </table:table-row>
        <table:table-row table:style-name="ro2">
          <table:table-cell table:style-name="ce2" office:value-type="date" office:date-value="2013-07-16T21:55:00">
            <text:p>Tue, 9:55 PM 7/16</text:p>
          </table:table-cell>
          <table:table-cell table:style-name="ce3" table:formula="of:=([.A553]-DATE(1970;1;1))*86400*1000" office:value-type="float" office:value="1374011700000">
            <text:p>1374011700000</text:p>
          </table:table-cell>
          <table:table-cell office:value-type="float" office:value="247">
            <text:p>247</text:p>
          </table:table-cell>
          <table:table-cell office:value-type="float" office:value="283">
            <text:p>283</text:p>
          </table:table-cell>
          <table:table-cell office:value-type="float" office:value="371">
            <text:p>371</text:p>
          </table:table-cell>
          <table:table-cell office:value-type="float" office:value="499">
            <text:p>499</text:p>
          </table:table-cell>
          <table:table-cell office:value-type="float" office:value="1374011700000">
            <text:p>1374011700000</text:p>
          </table:table-cell>
        </table:table-row>
        <table:table-row table:style-name="ro2">
          <table:table-cell table:style-name="ce2" office:value-type="date" office:date-value="2013-07-16T22:00:00">
            <text:p>Tue, 10:00 PM 7/16</text:p>
          </table:table-cell>
          <table:table-cell table:style-name="ce3" table:formula="of:=([.A554]-DATE(1970;1;1))*86400*1000" office:value-type="float" office:value="1374012000000">
            <text:p>1374012000000</text:p>
          </table:table-cell>
          <table:table-cell office:value-type="float" office:value="351">
            <text:p>351</text:p>
          </table:table-cell>
          <table:table-cell office:value-type="float" office:value="299">
            <text:p>299</text:p>
          </table:table-cell>
          <table:table-cell office:value-type="float" office:value="358">
            <text:p>358</text:p>
          </table:table-cell>
          <table:table-cell office:value-type="float" office:value="445">
            <text:p>445</text:p>
          </table:table-cell>
          <table:table-cell office:value-type="float" office:value="1374012000000">
            <text:p>1374012000000</text:p>
          </table:table-cell>
        </table:table-row>
        <table:table-row table:style-name="ro2">
          <table:table-cell table:style-name="ce2" office:value-type="date" office:date-value="2013-07-16T22:05:00">
            <text:p>Tue, 10:05 PM 7/16</text:p>
          </table:table-cell>
          <table:table-cell table:style-name="ce3" table:formula="of:=([.A555]-DATE(1970;1;1))*86400*1000" office:value-type="float" office:value="1374012300000">
            <text:p>1374012300000</text:p>
          </table:table-cell>
          <table:table-cell office:value-type="float" office:value="394">
            <text:p>394</text:p>
          </table:table-cell>
          <table:table-cell office:value-type="float" office:value="332">
            <text:p>332</text:p>
          </table:table-cell>
          <table:table-cell office:value-type="float" office:value="383">
            <text:p>383</text:p>
          </table:table-cell>
          <table:table-cell office:value-type="float" office:value="454">
            <text:p>454</text:p>
          </table:table-cell>
          <table:table-cell office:value-type="float" office:value="1374012300000">
            <text:p>1374012300000</text:p>
          </table:table-cell>
        </table:table-row>
        <table:table-row table:style-name="ro2">
          <table:table-cell table:style-name="ce2" office:value-type="date" office:date-value="2013-07-16T22:10:00">
            <text:p>Tue, 10:10 PM 7/16</text:p>
          </table:table-cell>
          <table:table-cell table:style-name="ce3" table:formula="of:=([.A556]-DATE(1970;1;1))*86400*1000" office:value-type="float" office:value="1374012600000">
            <text:p>1374012600000</text:p>
          </table:table-cell>
          <table:table-cell office:value-type="float" office:value="363">
            <text:p>363</text:p>
          </table:table-cell>
          <table:table-cell office:value-type="float" office:value="306">
            <text:p>306</text:p>
          </table:table-cell>
          <table:table-cell office:value-type="float" office:value="369">
            <text:p>369</text:p>
          </table:table-cell>
          <table:table-cell office:value-type="float" office:value="486">
            <text:p>486</text:p>
          </table:table-cell>
          <table:table-cell office:value-type="float" office:value="1374012600000">
            <text:p>1374012600000</text:p>
          </table:table-cell>
        </table:table-row>
        <table:table-row table:style-name="ro2">
          <table:table-cell table:style-name="ce2" office:value-type="date" office:date-value="2013-07-16T22:15:00">
            <text:p>Tue, 10:15 PM 7/16</text:p>
          </table:table-cell>
          <table:table-cell table:style-name="ce3" table:formula="of:=([.A557]-DATE(1970;1;1))*86400*1000" office:value-type="float" office:value="1374012900000">
            <text:p>1374012900000</text:p>
          </table:table-cell>
          <table:table-cell office:value-type="float" office:value="367">
            <text:p>367</text:p>
          </table:table-cell>
          <table:table-cell office:value-type="float" office:value="354">
            <text:p>354</text:p>
          </table:table-cell>
          <table:table-cell office:value-type="float" office:value="363">
            <text:p>363</text:p>
          </table:table-cell>
          <table:table-cell office:value-type="float" office:value="446">
            <text:p>446</text:p>
          </table:table-cell>
          <table:table-cell office:value-type="float" office:value="1374012900000">
            <text:p>1374012900000</text:p>
          </table:table-cell>
        </table:table-row>
        <table:table-row table:style-name="ro2">
          <table:table-cell table:style-name="ce2" office:value-type="date" office:date-value="2013-07-16T22:20:00">
            <text:p>Tue, 10:20 PM 7/16</text:p>
          </table:table-cell>
          <table:table-cell table:style-name="ce3" table:formula="of:=([.A558]-DATE(1970;1;1))*86400*1000" office:value-type="float" office:value="1374013200000">
            <text:p>1374013200000</text:p>
          </table:table-cell>
          <table:table-cell office:value-type="float" office:value="370">
            <text:p>370</text:p>
          </table:table-cell>
          <table:table-cell office:value-type="float" office:value="320">
            <text:p>320</text:p>
          </table:table-cell>
          <table:table-cell office:value-type="float" office:value="326">
            <text:p>326</text:p>
          </table:table-cell>
          <table:table-cell office:value-type="float" office:value="491">
            <text:p>491</text:p>
          </table:table-cell>
          <table:table-cell office:value-type="float" office:value="1374013200000">
            <text:p>1374013200000</text:p>
          </table:table-cell>
        </table:table-row>
        <table:table-row table:style-name="ro2">
          <table:table-cell table:style-name="ce2" office:value-type="date" office:date-value="2013-07-16T22:25:00">
            <text:p>Tue, 10:25 PM 7/16</text:p>
          </table:table-cell>
          <table:table-cell table:style-name="ce3" table:formula="of:=([.A559]-DATE(1970;1;1))*86400*1000" office:value-type="float" office:value="1374013500000">
            <text:p>1374013500000</text:p>
          </table:table-cell>
          <table:table-cell office:value-type="float" office:value="320">
            <text:p>320</text:p>
          </table:table-cell>
          <table:table-cell office:value-type="float" office:value="323">
            <text:p>323</text:p>
          </table:table-cell>
          <table:table-cell office:value-type="float" office:value="344">
            <text:p>344</text:p>
          </table:table-cell>
          <table:table-cell office:value-type="float" office:value="451">
            <text:p>451</text:p>
          </table:table-cell>
          <table:table-cell office:value-type="float" office:value="1374013500000">
            <text:p>1374013500000</text:p>
          </table:table-cell>
        </table:table-row>
        <table:table-row table:style-name="ro2">
          <table:table-cell table:style-name="ce2" office:value-type="date" office:date-value="2013-07-16T22:30:00">
            <text:p>Tue, 10:30 PM 7/16</text:p>
          </table:table-cell>
          <table:table-cell table:style-name="ce3" table:formula="of:=([.A560]-DATE(1970;1;1))*86400*1000" office:value-type="float" office:value="1374013800000">
            <text:p>1374013800000</text:p>
          </table:table-cell>
          <table:table-cell office:value-type="float" office:value="367">
            <text:p>367</text:p>
          </table:table-cell>
          <table:table-cell office:value-type="float" office:value="303">
            <text:p>303</text:p>
          </table:table-cell>
          <table:table-cell office:value-type="float" office:value="345">
            <text:p>345</text:p>
          </table:table-cell>
          <table:table-cell office:value-type="float" office:value="432">
            <text:p>432</text:p>
          </table:table-cell>
          <table:table-cell office:value-type="float" office:value="1374013800000">
            <text:p>1374013800000</text:p>
          </table:table-cell>
        </table:table-row>
        <table:table-row table:style-name="ro2">
          <table:table-cell table:style-name="ce2" office:value-type="date" office:date-value="2013-07-16T22:35:00">
            <text:p>Tue, 10:35 PM 7/16</text:p>
          </table:table-cell>
          <table:table-cell table:style-name="ce3" table:formula="of:=([.A561]-DATE(1970;1;1))*86400*1000" office:value-type="float" office:value="1374014100000">
            <text:p>1374014100000</text:p>
          </table:table-cell>
          <table:table-cell office:value-type="float" office:value="305">
            <text:p>305</text:p>
          </table:table-cell>
          <table:table-cell office:value-type="float" office:value="354">
            <text:p>354</text:p>
          </table:table-cell>
          <table:table-cell office:value-type="float" office:value="317">
            <text:p>317</text:p>
          </table:table-cell>
          <table:table-cell office:value-type="float" office:value="419">
            <text:p>419</text:p>
          </table:table-cell>
          <table:table-cell office:value-type="float" office:value="1374014100000">
            <text:p>1374014100000</text:p>
          </table:table-cell>
        </table:table-row>
        <table:table-row table:style-name="ro2">
          <table:table-cell table:style-name="ce2" office:value-type="date" office:date-value="2013-07-16T22:40:00">
            <text:p>Tue, 10:40 PM 7/16</text:p>
          </table:table-cell>
          <table:table-cell table:style-name="ce3" table:formula="of:=([.A562]-DATE(1970;1;1))*86400*1000" office:value-type="float" office:value="1374014400000">
            <text:p>1374014400000</text:p>
          </table:table-cell>
          <table:table-cell office:value-type="float" office:value="293">
            <text:p>293</text:p>
          </table:table-cell>
          <table:table-cell office:value-type="float" office:value="297">
            <text:p>297</text:p>
          </table:table-cell>
          <table:table-cell office:value-type="float" office:value="356">
            <text:p>356</text:p>
          </table:table-cell>
          <table:table-cell office:value-type="float" office:value="428">
            <text:p>428</text:p>
          </table:table-cell>
          <table:table-cell office:value-type="float" office:value="1374014400000">
            <text:p>1374014400000</text:p>
          </table:table-cell>
        </table:table-row>
        <table:table-row table:style-name="ro2">
          <table:table-cell table:style-name="ce2" office:value-type="date" office:date-value="2013-07-16T22:45:00">
            <text:p>Tue, 10:45 PM 7/16</text:p>
          </table:table-cell>
          <table:table-cell table:style-name="ce3" table:formula="of:=([.A563]-DATE(1970;1;1))*86400*1000" office:value-type="float" office:value="1374014700000">
            <text:p>1374014700000</text:p>
          </table:table-cell>
          <table:table-cell office:value-type="float" office:value="378">
            <text:p>378</text:p>
          </table:table-cell>
          <table:table-cell office:value-type="float" office:value="249">
            <text:p>249</text:p>
          </table:table-cell>
          <table:table-cell office:value-type="float" office:value="316">
            <text:p>316</text:p>
          </table:table-cell>
          <table:table-cell office:value-type="float" office:value="382">
            <text:p>382</text:p>
          </table:table-cell>
          <table:table-cell office:value-type="float" office:value="1374014700000">
            <text:p>1374014700000</text:p>
          </table:table-cell>
        </table:table-row>
        <table:table-row table:style-name="ro2">
          <table:table-cell table:style-name="ce2" office:value-type="date" office:date-value="2013-07-16T22:50:00">
            <text:p>Tue, 10:50 PM 7/16</text:p>
          </table:table-cell>
          <table:table-cell table:style-name="ce3" table:formula="of:=([.A564]-DATE(1970;1;1))*86400*1000" office:value-type="float" office:value="1374015000000">
            <text:p>1374015000000</text:p>
          </table:table-cell>
          <table:table-cell office:value-type="float" office:value="276">
            <text:p>276</text:p>
          </table:table-cell>
          <table:table-cell office:value-type="float" office:value="247">
            <text:p>247</text:p>
          </table:table-cell>
          <table:table-cell office:value-type="float" office:value="316">
            <text:p>316</text:p>
          </table:table-cell>
          <table:table-cell office:value-type="float" office:value="397">
            <text:p>397</text:p>
          </table:table-cell>
          <table:table-cell office:value-type="float" office:value="1374015000000">
            <text:p>1374015000000</text:p>
          </table:table-cell>
        </table:table-row>
        <table:table-row table:style-name="ro2">
          <table:table-cell table:style-name="ce2" office:value-type="date" office:date-value="2013-07-16T22:55:00">
            <text:p>Tue, 10:55 PM 7/16</text:p>
          </table:table-cell>
          <table:table-cell table:style-name="ce3" table:formula="of:=([.A565]-DATE(1970;1;1))*86400*1000" office:value-type="float" office:value="1374015300000">
            <text:p>1374015300000</text:p>
          </table:table-cell>
          <table:table-cell office:value-type="float" office:value="312">
            <text:p>312</text:p>
          </table:table-cell>
          <table:table-cell office:value-type="float" office:value="231">
            <text:p>231</text:p>
          </table:table-cell>
          <table:table-cell office:value-type="float" office:value="268">
            <text:p>268</text:p>
          </table:table-cell>
          <table:table-cell office:value-type="float" office:value="371">
            <text:p>371</text:p>
          </table:table-cell>
          <table:table-cell office:value-type="float" office:value="1374015300000">
            <text:p>1374015300000</text:p>
          </table:table-cell>
        </table:table-row>
        <table:table-row table:style-name="ro2">
          <table:table-cell table:style-name="ce2" office:value-type="date" office:date-value="2013-07-16T23:00:00">
            <text:p>Tue, 11:00 PM 7/16</text:p>
          </table:table-cell>
          <table:table-cell table:style-name="ce3" table:formula="of:=([.A566]-DATE(1970;1;1))*86400*1000" office:value-type="float" office:value="1374015600000">
            <text:p>1374015600000</text:p>
          </table:table-cell>
          <table:table-cell office:value-type="float" office:value="295">
            <text:p>295</text:p>
          </table:table-cell>
          <table:table-cell office:value-type="float" office:value="226">
            <text:p>226</text:p>
          </table:table-cell>
          <table:table-cell office:value-type="float" office:value="250">
            <text:p>250</text:p>
          </table:table-cell>
          <table:table-cell office:value-type="float" office:value="382">
            <text:p>382</text:p>
          </table:table-cell>
          <table:table-cell office:value-type="float" office:value="1374015600000">
            <text:p>1374015600000</text:p>
          </table:table-cell>
        </table:table-row>
        <table:table-row table:style-name="ro2">
          <table:table-cell table:style-name="ce2" office:value-type="date" office:date-value="2013-07-16T23:05:00">
            <text:p>Tue, 11:05 PM 7/16</text:p>
          </table:table-cell>
          <table:table-cell table:style-name="ce3" table:formula="of:=([.A567]-DATE(1970;1;1))*86400*1000" office:value-type="float" office:value="1374015900000">
            <text:p>1374015900000</text:p>
          </table:table-cell>
          <table:table-cell office:value-type="float" office:value="253">
            <text:p>253</text:p>
          </table:table-cell>
          <table:table-cell office:value-type="float" office:value="186">
            <text:p>186</text:p>
          </table:table-cell>
          <table:table-cell office:value-type="float" office:value="229">
            <text:p>229</text:p>
          </table:table-cell>
          <table:table-cell office:value-type="float" office:value="326">
            <text:p>326</text:p>
          </table:table-cell>
          <table:table-cell office:value-type="float" office:value="1374015900000">
            <text:p>1374015900000</text:p>
          </table:table-cell>
        </table:table-row>
        <table:table-row table:style-name="ro2">
          <table:table-cell table:style-name="ce2" office:value-type="date" office:date-value="2013-07-16T23:10:00">
            <text:p>Tue, 11:10 PM 7/16</text:p>
          </table:table-cell>
          <table:table-cell table:style-name="ce3" table:formula="of:=([.A568]-DATE(1970;1;1))*86400*1000" office:value-type="float" office:value="1374016200000">
            <text:p>1374016200000</text:p>
          </table:table-cell>
          <table:table-cell office:value-type="float" office:value="263">
            <text:p>263</text:p>
          </table:table-cell>
          <table:table-cell office:value-type="float" office:value="199">
            <text:p>199</text:p>
          </table:table-cell>
          <table:table-cell office:value-type="float" office:value="251">
            <text:p>251</text:p>
          </table:table-cell>
          <table:table-cell office:value-type="float" office:value="358">
            <text:p>358</text:p>
          </table:table-cell>
          <table:table-cell office:value-type="float" office:value="1374016200000">
            <text:p>1374016200000</text:p>
          </table:table-cell>
        </table:table-row>
        <table:table-row table:style-name="ro2">
          <table:table-cell table:style-name="ce2" office:value-type="date" office:date-value="2013-07-16T23:15:00">
            <text:p>Tue, 11:15 PM 7/16</text:p>
          </table:table-cell>
          <table:table-cell table:style-name="ce3" table:formula="of:=([.A569]-DATE(1970;1;1))*86400*1000" office:value-type="float" office:value="1374016500000">
            <text:p>1374016500000</text:p>
          </table:table-cell>
          <table:table-cell office:value-type="float" office:value="263">
            <text:p>263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324">
            <text:p>324</text:p>
          </table:table-cell>
          <table:table-cell office:value-type="float" office:value="1374016500000">
            <text:p>1374016500000</text:p>
          </table:table-cell>
        </table:table-row>
        <table:table-row table:style-name="ro2">
          <table:table-cell table:style-name="ce2" office:value-type="date" office:date-value="2013-07-16T23:20:00">
            <text:p>Tue, 11:20 PM 7/16</text:p>
          </table:table-cell>
          <table:table-cell table:style-name="ce3" table:formula="of:=([.A570]-DATE(1970;1;1))*86400*1000" office:value-type="float" office:value="1374016800000">
            <text:p>1374016800000</text:p>
          </table:table-cell>
          <table:table-cell office:value-type="float" office:value="268">
            <text:p>268</text:p>
          </table:table-cell>
          <table:table-cell office:value-type="float" office:value="130">
            <text:p>130</text:p>
          </table:table-cell>
          <table:table-cell office:value-type="float" office:value="223">
            <text:p>223</text:p>
          </table:table-cell>
          <table:table-cell office:value-type="float" office:value="325">
            <text:p>325</text:p>
          </table:table-cell>
          <table:table-cell office:value-type="float" office:value="1374016800000">
            <text:p>1374016800000</text:p>
          </table:table-cell>
        </table:table-row>
        <table:table-row table:style-name="ro2">
          <table:table-cell table:style-name="ce2" office:value-type="date" office:date-value="2013-07-16T23:25:00">
            <text:p>Tue, 11:25 PM 7/16</text:p>
          </table:table-cell>
          <table:table-cell table:style-name="ce3" table:formula="of:=([.A571]-DATE(1970;1;1))*86400*1000" office:value-type="float" office:value="1374017100000">
            <text:p>1374017100000</text:p>
          </table:table-cell>
          <table:table-cell office:value-type="float" office:value="223">
            <text:p>223</text:p>
          </table:table-cell>
          <table:table-cell office:value-type="float" office:value="159">
            <text:p>159</text:p>
          </table:table-cell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 office:value-type="float" office:value="1374017100000">
            <text:p>1374017100000</text:p>
          </table:table-cell>
        </table:table-row>
        <table:table-row table:style-name="ro2">
          <table:table-cell table:style-name="ce2" office:value-type="date" office:date-value="2013-07-16T23:30:00">
            <text:p>Tue, 11:30 PM 7/16</text:p>
          </table:table-cell>
          <table:table-cell table:style-name="ce3" table:formula="of:=([.A572]-DATE(1970;1;1))*86400*1000" office:value-type="float" office:value="1374017400000">
            <text:p>1374017400000</text:p>
          </table:table-cell>
          <table:table-cell office:value-type="float" office:value="217">
            <text:p>217</text:p>
          </table:table-cell>
          <table:table-cell office:value-type="float" office:value="147">
            <text:p>147</text:p>
          </table:table-cell>
          <table:table-cell office:value-type="float" office:value="192">
            <text:p>192</text:p>
          </table:table-cell>
          <table:table-cell office:value-type="float" office:value="253">
            <text:p>253</text:p>
          </table:table-cell>
          <table:table-cell office:value-type="float" office:value="1374017400000">
            <text:p>1374017400000</text:p>
          </table:table-cell>
        </table:table-row>
        <table:table-row table:style-name="ro2">
          <table:table-cell table:style-name="ce2" office:value-type="date" office:date-value="2013-07-16T23:35:00">
            <text:p>Tue, 11:35 PM 7/16</text:p>
          </table:table-cell>
          <table:table-cell table:style-name="ce3" table:formula="of:=([.A573]-DATE(1970;1;1))*86400*1000" office:value-type="float" office:value="1374017700000">
            <text:p>1374017700000</text:p>
          </table:table-cell>
          <table:table-cell office:value-type="float" office:value="242">
            <text:p>242</text:p>
          </table:table-cell>
          <table:table-cell office:value-type="float" office:value="170">
            <text:p>170</text:p>
          </table:table-cell>
          <table:table-cell office:value-type="float" office:value="218">
            <text:p>218</text:p>
          </table:table-cell>
          <table:table-cell office:value-type="float" office:value="285">
            <text:p>285</text:p>
          </table:table-cell>
          <table:table-cell office:value-type="float" office:value="1374017700000">
            <text:p>1374017700000</text:p>
          </table:table-cell>
        </table:table-row>
        <table:table-row table:style-name="ro2">
          <table:table-cell table:style-name="ce2" office:value-type="date" office:date-value="2013-07-16T23:40:00">
            <text:p>Tue, 11:40 PM 7/16</text:p>
          </table:table-cell>
          <table:table-cell table:style-name="ce3" table:formula="of:=([.A574]-DATE(1970;1;1))*86400*1000" office:value-type="float" office:value="1374018000000">
            <text:p>1374018000000</text:p>
          </table:table-cell>
          <table:table-cell office:value-type="float" office:value="224">
            <text:p>224</text:p>
          </table:table-cell>
          <table:table-cell office:value-type="float" office:value="163">
            <text:p>163</text:p>
          </table:table-cell>
          <table:table-cell office:value-type="float" office:value="233">
            <text:p>233</text:p>
          </table:table-cell>
          <table:table-cell office:value-type="float" office:value="274">
            <text:p>274</text:p>
          </table:table-cell>
          <table:table-cell office:value-type="float" office:value="1374018000000">
            <text:p>1374018000000</text:p>
          </table:table-cell>
        </table:table-row>
        <table:table-row table:style-name="ro2">
          <table:table-cell table:style-name="ce2" office:value-type="date" office:date-value="2013-07-16T23:45:00">
            <text:p>Tue, 11:45 PM 7/16</text:p>
          </table:table-cell>
          <table:table-cell table:style-name="ce3" table:formula="of:=([.A575]-DATE(1970;1;1))*86400*1000" office:value-type="float" office:value="1374018300000">
            <text:p>1374018300000</text:p>
          </table:table-cell>
          <table:table-cell office:value-type="float" office:value="210">
            <text:p>210</text:p>
          </table:table-cell>
          <table:table-cell office:value-type="float" office:value="151">
            <text:p>151</text:p>
          </table:table-cell>
          <table:table-cell office:value-type="float" office:value="189">
            <text:p>189</text:p>
          </table:table-cell>
          <table:table-cell office:value-type="float" office:value="262">
            <text:p>262</text:p>
          </table:table-cell>
          <table:table-cell office:value-type="float" office:value="1374018300000">
            <text:p>1374018300000</text:p>
          </table:table-cell>
        </table:table-row>
        <table:table-row table:style-name="ro2">
          <table:table-cell table:style-name="ce2" office:value-type="date" office:date-value="2013-07-16T23:50:00">
            <text:p>Tue, 11:50 PM 7/16</text:p>
          </table:table-cell>
          <table:table-cell table:style-name="ce3" table:formula="of:=([.A576]-DATE(1970;1;1))*86400*1000" office:value-type="float" office:value="1374018600000">
            <text:p>1374018600000</text:p>
          </table:table-cell>
          <table:table-cell office:value-type="float" office:value="217">
            <text:p>217</text:p>
          </table:table-cell>
          <table:table-cell office:value-type="float" office:value="182">
            <text:p>182</text:p>
          </table:table-cell>
          <table:table-cell office:value-type="float" office:value="217">
            <text:p>217</text:p>
          </table:table-cell>
          <table:table-cell office:value-type="float" office:value="261">
            <text:p>261</text:p>
          </table:table-cell>
          <table:table-cell office:value-type="float" office:value="1374018600000">
            <text:p>1374018600000</text:p>
          </table:table-cell>
        </table:table-row>
        <table:table-row table:style-name="ro2">
          <table:table-cell table:style-name="ce2" office:value-type="date" office:date-value="2013-07-16T23:55:00">
            <text:p>Tue, 11:55 PM 7/16</text:p>
          </table:table-cell>
          <table:table-cell table:style-name="ce3" table:formula="of:=([.A577]-DATE(1970;1;1))*86400*1000" office:value-type="float" office:value="1374018900000">
            <text:p>1374018900000</text:p>
          </table:table-cell>
          <table:table-cell office:value-type="float" office:value="229">
            <text:p>229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228">
            <text:p>228</text:p>
          </table:table-cell>
          <table:table-cell office:value-type="float" office:value="1374018900000">
            <text:p>1374018900000</text:p>
          </table:table-cell>
        </table:table-row>
        <table:table-row table:style-name="ro2">
          <table:table-cell table:style-name="ce2" office:value-type="date" office:date-value="2013-07-17">
            <text:p>Wed, 12:00 AM 7/17</text:p>
          </table:table-cell>
          <table:table-cell table:style-name="ce3" table:formula="of:=([.A578]-DATE(1970;1;1))*86400*1000" office:value-type="float" office:value="1374019200000">
            <text:p>1374019200000</text:p>
          </table:table-cell>
          <table:table-cell office:value-type="float" office:value="196">
            <text:p>196</text:p>
          </table:table-cell>
          <table:table-cell office:value-type="float" office:value="149">
            <text:p>149</text:p>
          </table:table-cell>
          <table:table-cell office:value-type="float" office:value="166">
            <text:p>166</text:p>
          </table:table-cell>
          <table:table-cell office:value-type="float" office:value="237">
            <text:p>237</text:p>
          </table:table-cell>
          <table:table-cell office:value-type="float" office:value="1374019200000">
            <text:p>1374019200000</text:p>
          </table:table-cell>
        </table:table-row>
        <table:table-row table:style-name="ro2">
          <table:table-cell table:style-name="ce2" office:value-type="date" office:date-value="2013-07-17T00:05:00">
            <text:p>Wed, 12:05 AM 7/17</text:p>
          </table:table-cell>
          <table:table-cell table:style-name="ce3" table:formula="of:=([.A579]-DATE(1970;1;1))*86400*1000" office:value-type="float" office:value="1374019500000">
            <text:p>1374019500000</text:p>
          </table:table-cell>
          <table:table-cell office:value-type="float" office:value="207">
            <text:p>207</text:p>
          </table:table-cell>
          <table:table-cell office:value-type="float" office:value="111">
            <text:p>111</text:p>
          </table:table-cell>
          <table:table-cell office:value-type="float" office:value="160">
            <text:p>160</text:p>
          </table:table-cell>
          <table:table-cell office:value-type="float" office:value="244">
            <text:p>244</text:p>
          </table:table-cell>
          <table:table-cell office:value-type="float" office:value="1374019500000">
            <text:p>1374019500000</text:p>
          </table:table-cell>
        </table:table-row>
        <table:table-row table:style-name="ro2">
          <table:table-cell table:style-name="ce2" office:value-type="date" office:date-value="2013-07-17T00:10:00">
            <text:p>Wed, 12:10 AM 7/17</text:p>
          </table:table-cell>
          <table:table-cell table:style-name="ce3" table:formula="of:=([.A580]-DATE(1970;1;1))*86400*1000" office:value-type="float" office:value="1374019800000">
            <text:p>1374019800000</text:p>
          </table:table-cell>
          <table:table-cell office:value-type="float" office:value="228">
            <text:p>228</text:p>
          </table:table-cell>
          <table:table-cell office:value-type="float" office:value="111">
            <text:p>111</text:p>
          </table:table-cell>
          <table:table-cell office:value-type="float" office:value="196">
            <text:p>196</text:p>
          </table:table-cell>
          <table:table-cell office:value-type="float" office:value="181">
            <text:p>181</text:p>
          </table:table-cell>
          <table:table-cell office:value-type="float" office:value="1374019800000">
            <text:p>1374019800000</text:p>
          </table:table-cell>
        </table:table-row>
        <table:table-row table:style-name="ro2">
          <table:table-cell table:style-name="ce2" office:value-type="date" office:date-value="2013-07-17T00:15:00">
            <text:p>Wed, 12:15 AM 7/17</text:p>
          </table:table-cell>
          <table:table-cell table:style-name="ce3" table:formula="of:=([.A581]-DATE(1970;1;1))*86400*1000" office:value-type="float" office:value="1374020100000">
            <text:p>1374020100000</text:p>
          </table:table-cell>
          <table:table-cell office:value-type="float" office:value="205">
            <text:p>205</text:p>
          </table:table-cell>
          <table:table-cell office:value-type="float" office:value="130">
            <text:p>130</text:p>
          </table:table-cell>
          <table:table-cell office:value-type="float" office:value="152">
            <text:p>152</text:p>
          </table:table-cell>
          <table:table-cell office:value-type="float" office:value="224">
            <text:p>224</text:p>
          </table:table-cell>
          <table:table-cell office:value-type="float" office:value="1374020100000">
            <text:p>1374020100000</text:p>
          </table:table-cell>
        </table:table-row>
        <table:table-row table:style-name="ro2">
          <table:table-cell table:style-name="ce2" office:value-type="date" office:date-value="2013-07-17T00:20:00">
            <text:p>Wed, 12:20 AM 7/17</text:p>
          </table:table-cell>
          <table:table-cell table:style-name="ce3" table:formula="of:=([.A582]-DATE(1970;1;1))*86400*1000" office:value-type="float" office:value="1374020400000">
            <text:p>1374020400000</text:p>
          </table:table-cell>
          <table:table-cell office:value-type="float" office:value="227">
            <text:p>227</text:p>
          </table:table-cell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175">
            <text:p>175</text:p>
          </table:table-cell>
          <table:table-cell office:value-type="float" office:value="1374020400000">
            <text:p>1374020400000</text:p>
          </table:table-cell>
        </table:table-row>
        <table:table-row table:style-name="ro2">
          <table:table-cell table:style-name="ce2" office:value-type="date" office:date-value="2013-07-17T00:25:00">
            <text:p>Wed, 12:25 AM 7/17</text:p>
          </table:table-cell>
          <table:table-cell table:style-name="ce3" table:formula="of:=([.A583]-DATE(1970;1;1))*86400*1000" office:value-type="float" office:value="1374020700000">
            <text:p>1374020700000</text:p>
          </table:table-cell>
          <table:table-cell office:value-type="float" office:value="193">
            <text:p>193</text:p>
          </table:table-cell>
          <table:table-cell office:value-type="float" office:value="119">
            <text:p>119</text:p>
          </table:table-cell>
          <table:table-cell office:value-type="float" office:value="142">
            <text:p>142</text:p>
          </table:table-cell>
          <table:table-cell office:value-type="float" office:value="185">
            <text:p>185</text:p>
          </table:table-cell>
          <table:table-cell office:value-type="float" office:value="1374020700000">
            <text:p>1374020700000</text:p>
          </table:table-cell>
        </table:table-row>
        <table:table-row table:style-name="ro2">
          <table:table-cell table:style-name="ce2" office:value-type="date" office:date-value="2013-07-17T00:30:00">
            <text:p>Wed, 12:30 AM 7/17</text:p>
          </table:table-cell>
          <table:table-cell table:style-name="ce3" table:formula="of:=([.A584]-DATE(1970;1;1))*86400*1000" office:value-type="float" office:value="1374021000000">
            <text:p>1374021000000</text:p>
          </table:table-cell>
          <table:table-cell office:value-type="float" office:value="135">
            <text:p>135</text:p>
          </table:table-cell>
          <table:table-cell office:value-type="float" office:value="114">
            <text:p>114</text:p>
          </table:table-cell>
          <table:table-cell office:value-type="float" office:value="148">
            <text:p>148</text:p>
          </table:table-cell>
          <table:table-cell office:value-type="float" office:value="162">
            <text:p>162</text:p>
          </table:table-cell>
          <table:table-cell office:value-type="float" office:value="1374021000000">
            <text:p>1374021000000</text:p>
          </table:table-cell>
        </table:table-row>
        <table:table-row table:style-name="ro2">
          <table:table-cell table:style-name="ce2" office:value-type="date" office:date-value="2013-07-17T00:35:00">
            <text:p>Wed, 12:35 AM 7/17</text:p>
          </table:table-cell>
          <table:table-cell table:style-name="ce3" table:formula="of:=([.A585]-DATE(1970;1;1))*86400*1000" office:value-type="float" office:value="1374021300000">
            <text:p>1374021300000</text:p>
          </table:table-cell>
          <table:table-cell office:value-type="float" office:value="171">
            <text:p>171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 office:value-type="float" office:value="1374021300000">
            <text:p>1374021300000</text:p>
          </table:table-cell>
        </table:table-row>
        <table:table-row table:style-name="ro2">
          <table:table-cell table:style-name="ce2" office:value-type="date" office:date-value="2013-07-17T00:40:00">
            <text:p>Wed, 12:40 AM 7/17</text:p>
          </table:table-cell>
          <table:table-cell table:style-name="ce3" table:formula="of:=([.A586]-DATE(1970;1;1))*86400*1000" office:value-type="float" office:value="1374021600000">
            <text:p>1374021600000</text:p>
          </table:table-cell>
          <table:table-cell office:value-type="float" office:value="144">
            <text:p>144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147">
            <text:p>147</text:p>
          </table:table-cell>
          <table:table-cell office:value-type="float" office:value="1374021600000">
            <text:p>1374021600000</text:p>
          </table:table-cell>
        </table:table-row>
        <table:table-row table:style-name="ro2">
          <table:table-cell table:style-name="ce2" office:value-type="date" office:date-value="2013-07-17T00:45:00">
            <text:p>Wed, 12:45 AM 7/17</text:p>
          </table:table-cell>
          <table:table-cell table:style-name="ce3" table:formula="of:=([.A587]-DATE(1970;1;1))*86400*1000" office:value-type="float" office:value="1374021900000">
            <text:p>1374021900000</text:p>
          </table:table-cell>
          <table:table-cell office:value-type="float" office:value="138">
            <text:p>138</text:p>
          </table:table-cell>
          <table:table-cell office:value-type="float" office:value="87">
            <text:p>87</text:p>
          </table:table-cell>
          <table:table-cell office:value-type="float" office:value="127">
            <text:p>127</text:p>
          </table:table-cell>
          <table:table-cell office:value-type="float" office:value="131">
            <text:p>131</text:p>
          </table:table-cell>
          <table:table-cell office:value-type="float" office:value="1374021900000">
            <text:p>1374021900000</text:p>
          </table:table-cell>
        </table:table-row>
        <table:table-row table:style-name="ro2">
          <table:table-cell table:style-name="ce2" office:value-type="date" office:date-value="2013-07-17T00:50:00">
            <text:p>Wed, 12:50 AM 7/17</text:p>
          </table:table-cell>
          <table:table-cell table:style-name="ce3" table:formula="of:=([.A588]-DATE(1970;1;1))*86400*1000" office:value-type="float" office:value="1374022200000">
            <text:p>1374022200000</text:p>
          </table:table-cell>
          <table:table-cell office:value-type="float" office:value="124">
            <text:p>124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office:value-type="float" office:value="158">
            <text:p>158</text:p>
          </table:table-cell>
          <table:table-cell office:value-type="float" office:value="1374022200000">
            <text:p>1374022200000</text:p>
          </table:table-cell>
        </table:table-row>
        <table:table-row table:style-name="ro2">
          <table:table-cell table:style-name="ce2" office:value-type="date" office:date-value="2013-07-17T00:55:00">
            <text:p>Wed, 12:55 AM 7/17</text:p>
          </table:table-cell>
          <table:table-cell table:style-name="ce3" table:formula="of:=([.A589]-DATE(1970;1;1))*86400*1000" office:value-type="float" office:value="1374022500000">
            <text:p>1374022500000</text:p>
          </table:table-cell>
          <table:table-cell office:value-type="float" office:value="129">
            <text:p>129</text:p>
          </table:table-cell>
          <table:table-cell office:value-type="float" office:value="88">
            <text:p>88</text:p>
          </table:table-cell>
          <table:table-cell office:value-type="float" office:value="123">
            <text:p>123</text:p>
          </table:table-cell>
          <table:table-cell office:value-type="float" office:value="181">
            <text:p>181</text:p>
          </table:table-cell>
          <table:table-cell office:value-type="float" office:value="1374022500000">
            <text:p>1374022500000</text:p>
          </table:table-cell>
        </table:table-row>
        <table:table-row table:style-name="ro2">
          <table:table-cell table:style-name="ce2" office:value-type="date" office:date-value="2013-07-17T01:00:00">
            <text:p>Wed, 1:00 AM 7/17</text:p>
          </table:table-cell>
          <table:table-cell table:style-name="ce3" table:formula="of:=([.A590]-DATE(1970;1;1))*86400*1000" office:value-type="float" office:value="1374022800000">
            <text:p>1374022800000</text:p>
          </table:table-cell>
          <table:table-cell office:value-type="float" office:value="114">
            <text:p>114</text:p>
          </table:table-cell>
          <table:table-cell office:value-type="float" office:value="88">
            <text:p>88</text:p>
          </table:table-cell>
          <table:table-cell office:value-type="float" office:value="126">
            <text:p>126</text:p>
          </table:table-cell>
          <table:table-cell office:value-type="float" office:value="158">
            <text:p>158</text:p>
          </table:table-cell>
          <table:table-cell office:value-type="float" office:value="1374022800000">
            <text:p>1374022800000</text:p>
          </table:table-cell>
        </table:table-row>
        <table:table-row table:style-name="ro2">
          <table:table-cell table:style-name="ce2" office:value-type="date" office:date-value="2013-07-17T01:05:00">
            <text:p>Wed, 1:05 AM 7/17</text:p>
          </table:table-cell>
          <table:table-cell table:style-name="ce3" table:formula="of:=([.A591]-DATE(1970;1;1))*86400*1000" office:value-type="float" office:value="1374023100000">
            <text:p>1374023100000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128">
            <text:p>128</text:p>
          </table:table-cell>
          <table:table-cell office:value-type="float" office:value="153">
            <text:p>153</text:p>
          </table:table-cell>
          <table:table-cell office:value-type="float" office:value="1374023100000">
            <text:p>1374023100000</text:p>
          </table:table-cell>
        </table:table-row>
        <table:table-row table:style-name="ro2">
          <table:table-cell table:style-name="ce2" office:value-type="date" office:date-value="2013-07-17T01:10:00">
            <text:p>Wed, 1:10 AM 7/17</text:p>
          </table:table-cell>
          <table:table-cell table:style-name="ce3" table:formula="of:=([.A592]-DATE(1970;1;1))*86400*1000" office:value-type="float" office:value="1374023400000">
            <text:p>1374023400000</text:p>
          </table:table-cell>
          <table:table-cell office:value-type="float" office:value="103">
            <text:p>103</text:p>
          </table:table-cell>
          <table:table-cell office:value-type="float" office:value="84">
            <text:p>84</text:p>
          </table:table-cell>
          <table:table-cell office:value-type="float" office:value="111">
            <text:p>111</text:p>
          </table:table-cell>
          <table:table-cell office:value-type="float" office:value="142">
            <text:p>142</text:p>
          </table:table-cell>
          <table:table-cell office:value-type="float" office:value="1374023400000">
            <text:p>1374023400000</text:p>
          </table:table-cell>
        </table:table-row>
        <table:table-row table:style-name="ro2">
          <table:table-cell table:style-name="ce2" office:value-type="date" office:date-value="2013-07-17T01:15:00">
            <text:p>Wed, 1:15 AM 7/17</text:p>
          </table:table-cell>
          <table:table-cell table:style-name="ce3" table:formula="of:=([.A593]-DATE(1970;1;1))*86400*1000" office:value-type="float" office:value="1374023700000">
            <text:p>1374023700000</text:p>
          </table:table-cell>
          <table:table-cell office:value-type="float" office:value="127">
            <text:p>127</text:p>
          </table:table-cell>
          <table:table-cell office:value-type="float" office:value="62">
            <text:p>62</text:p>
          </table:table-cell>
          <table:table-cell office:value-type="float" office:value="125">
            <text:p>125</text:p>
          </table:table-cell>
          <table:table-cell office:value-type="float" office:value="139">
            <text:p>139</text:p>
          </table:table-cell>
          <table:table-cell office:value-type="float" office:value="1374023700000">
            <text:p>1374023700000</text:p>
          </table:table-cell>
        </table:table-row>
        <table:table-row table:style-name="ro2">
          <table:table-cell table:style-name="ce2" office:value-type="date" office:date-value="2013-07-17T01:20:00">
            <text:p>Wed, 1:20 AM 7/17</text:p>
          </table:table-cell>
          <table:table-cell table:style-name="ce3" table:formula="of:=([.A594]-DATE(1970;1;1))*86400*1000" office:value-type="float" office:value="1374024000000">
            <text:p>1374024000000</text:p>
          </table:table-cell>
          <table:table-cell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138">
            <text:p>138</text:p>
          </table:table-cell>
          <table:table-cell office:value-type="float" office:value="1374024000000">
            <text:p>1374024000000</text:p>
          </table:table-cell>
        </table:table-row>
        <table:table-row table:style-name="ro2">
          <table:table-cell table:style-name="ce2" office:value-type="date" office:date-value="2013-07-17T01:25:00">
            <text:p>Wed, 1:25 AM 7/17</text:p>
          </table:table-cell>
          <table:table-cell table:style-name="ce3" table:formula="of:=([.A595]-DATE(1970;1;1))*86400*1000" office:value-type="float" office:value="1374024300000">
            <text:p>1374024300000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1374024300000">
            <text:p>1374024300000</text:p>
          </table:table-cell>
        </table:table-row>
        <table:table-row table:style-name="ro2">
          <table:table-cell table:style-name="ce2" office:value-type="date" office:date-value="2013-07-17T01:30:00">
            <text:p>Wed, 1:30 AM 7/17</text:p>
          </table:table-cell>
          <table:table-cell table:style-name="ce3" table:formula="of:=([.A596]-DATE(1970;1;1))*86400*1000" office:value-type="float" office:value="1374024600000">
            <text:p>1374024600000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  <table:table-cell office:value-type="float" office:value="135">
            <text:p>135</text:p>
          </table:table-cell>
          <table:table-cell office:value-type="float" office:value="1374024600000">
            <text:p>1374024600000</text:p>
          </table:table-cell>
        </table:table-row>
        <table:table-row table:style-name="ro2">
          <table:table-cell table:style-name="ce2" office:value-type="date" office:date-value="2013-07-17T01:35:00">
            <text:p>Wed, 1:35 AM 7/17</text:p>
          </table:table-cell>
          <table:table-cell table:style-name="ce3" table:formula="of:=([.A597]-DATE(1970;1;1))*86400*1000" office:value-type="float" office:value="1374024900000">
            <text:p>137402490000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146">
            <text:p>146</text:p>
          </table:table-cell>
          <table:table-cell office:value-type="float" office:value="1374024900000">
            <text:p>1374024900000</text:p>
          </table:table-cell>
        </table:table-row>
        <table:table-row table:style-name="ro2">
          <table:table-cell table:style-name="ce2" office:value-type="date" office:date-value="2013-07-17T01:40:00">
            <text:p>Wed, 1:40 AM 7/17</text:p>
          </table:table-cell>
          <table:table-cell table:style-name="ce3" table:formula="of:=([.A598]-DATE(1970;1;1))*86400*1000" office:value-type="float" office:value="1374025200000">
            <text:p>1374025200000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1374025200000">
            <text:p>1374025200000</text:p>
          </table:table-cell>
        </table:table-row>
        <table:table-row table:style-name="ro2">
          <table:table-cell table:style-name="ce2" office:value-type="date" office:date-value="2013-07-17T01:45:00">
            <text:p>Wed, 1:45 AM 7/17</text:p>
          </table:table-cell>
          <table:table-cell table:style-name="ce3" table:formula="of:=([.A599]-DATE(1970;1;1))*86400*1000" office:value-type="float" office:value="1374025500000">
            <text:p>1374025500000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office:value-type="float" office:value="143">
            <text:p>143</text:p>
          </table:table-cell>
          <table:table-cell office:value-type="float" office:value="1374025500000">
            <text:p>1374025500000</text:p>
          </table:table-cell>
        </table:table-row>
        <table:table-row table:style-name="ro2">
          <table:table-cell table:style-name="ce2" office:value-type="date" office:date-value="2013-07-17T01:50:00">
            <text:p>Wed, 1:50 AM 7/17</text:p>
          </table:table-cell>
          <table:table-cell table:style-name="ce3" table:formula="of:=([.A600]-DATE(1970;1;1))*86400*1000" office:value-type="float" office:value="1374025800000">
            <text:p>1374025800000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158">
            <text:p>158</text:p>
          </table:table-cell>
          <table:table-cell office:value-type="float" office:value="1374025800000">
            <text:p>1374025800000</text:p>
          </table:table-cell>
        </table:table-row>
        <table:table-row table:style-name="ro2">
          <table:table-cell table:style-name="ce2" office:value-type="date" office:date-value="2013-07-17T01:55:00">
            <text:p>Wed, 1:55 AM 7/17</text:p>
          </table:table-cell>
          <table:table-cell table:style-name="ce3" table:formula="of:=([.A601]-DATE(1970;1;1))*86400*1000" office:value-type="float" office:value="1374026100000">
            <text:p>137402610000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144">
            <text:p>144</text:p>
          </table:table-cell>
          <table:table-cell office:value-type="float" office:value="1374026100000">
            <text:p>1374026100000</text:p>
          </table:table-cell>
        </table:table-row>
        <table:table-row table:style-name="ro2">
          <table:table-cell table:style-name="ce2" office:value-type="date" office:date-value="2013-07-17T02:00:00">
            <text:p>Wed, 2:00 AM 7/17</text:p>
          </table:table-cell>
          <table:table-cell table:style-name="ce3" table:formula="of:=([.A602]-DATE(1970;1;1))*86400*1000" office:value-type="float" office:value="1374026400000">
            <text:p>1374026400000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136">
            <text:p>136</text:p>
          </table:table-cell>
          <table:table-cell office:value-type="float" office:value="1374026400000">
            <text:p>1374026400000</text:p>
          </table:table-cell>
        </table:table-row>
        <table:table-row table:style-name="ro2">
          <table:table-cell table:style-name="ce2" office:value-type="date" office:date-value="2013-07-17T02:05:00">
            <text:p>Wed, 2:05 AM 7/17</text:p>
          </table:table-cell>
          <table:table-cell table:style-name="ce3" table:formula="of:=([.A603]-DATE(1970;1;1))*86400*1000" office:value-type="float" office:value="1374026700000">
            <text:p>1374026700000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101">
            <text:p>101</text:p>
          </table:table-cell>
          <table:table-cell office:value-type="float" office:value="1374026700000">
            <text:p>1374026700000</text:p>
          </table:table-cell>
        </table:table-row>
        <table:table-row table:style-name="ro2">
          <table:table-cell table:style-name="ce2" office:value-type="date" office:date-value="2013-07-17T02:10:00">
            <text:p>Wed, 2:10 AM 7/17</text:p>
          </table:table-cell>
          <table:table-cell table:style-name="ce3" table:formula="of:=([.A604]-DATE(1970;1;1))*86400*1000" office:value-type="float" office:value="1374027000000">
            <text:p>1374027000000</text:p>
          </table:table-cell>
          <table:table-cell office:value-type="float" office:value="121">
            <text:p>121</text:p>
          </table:table-cell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125">
            <text:p>125</text:p>
          </table:table-cell>
          <table:table-cell office:value-type="float" office:value="1374027000000">
            <text:p>1374027000000</text:p>
          </table:table-cell>
        </table:table-row>
        <table:table-row table:style-name="ro2">
          <table:table-cell table:style-name="ce2" office:value-type="date" office:date-value="2013-07-17T02:15:00">
            <text:p>Wed, 2:15 AM 7/17</text:p>
          </table:table-cell>
          <table:table-cell table:style-name="ce3" table:formula="of:=([.A605]-DATE(1970;1;1))*86400*1000" office:value-type="float" office:value="1374027300000">
            <text:p>137402730000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 office:value-type="float" office:value="1374027300000">
            <text:p>1374027300000</text:p>
          </table:table-cell>
        </table:table-row>
        <table:table-row table:style-name="ro2">
          <table:table-cell table:style-name="ce2" office:value-type="date" office:date-value="2013-07-17T02:20:00">
            <text:p>Wed, 2:20 AM 7/17</text:p>
          </table:table-cell>
          <table:table-cell table:style-name="ce3" table:formula="of:=([.A606]-DATE(1970;1;1))*86400*1000" office:value-type="float" office:value="1374027600000">
            <text:p>1374027600000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159">
            <text:p>159</text:p>
          </table:table-cell>
          <table:table-cell office:value-type="float" office:value="1374027600000">
            <text:p>1374027600000</text:p>
          </table:table-cell>
        </table:table-row>
        <table:table-row table:style-name="ro2">
          <table:table-cell table:style-name="ce2" office:value-type="date" office:date-value="2013-07-17T02:25:00">
            <text:p>Wed, 2:25 AM 7/17</text:p>
          </table:table-cell>
          <table:table-cell table:style-name="ce3" table:formula="of:=([.A607]-DATE(1970;1;1))*86400*1000" office:value-type="float" office:value="1374027900000">
            <text:p>1374027900000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1374027900000">
            <text:p>1374027900000</text:p>
          </table:table-cell>
        </table:table-row>
        <table:table-row table:style-name="ro2">
          <table:table-cell table:style-name="ce2" office:value-type="date" office:date-value="2013-07-17T02:30:00">
            <text:p>Wed, 2:30 AM 7/17</text:p>
          </table:table-cell>
          <table:table-cell table:style-name="ce3" table:formula="of:=([.A608]-DATE(1970;1;1))*86400*1000" office:value-type="float" office:value="1374028200000">
            <text:p>137402820000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float" office:value="1374028200000">
            <text:p>1374028200000</text:p>
          </table:table-cell>
        </table:table-row>
        <table:table-row table:style-name="ro2">
          <table:table-cell table:style-name="ce2" office:value-type="date" office:date-value="2013-07-17T02:35:00">
            <text:p>Wed, 2:35 AM 7/17</text:p>
          </table:table-cell>
          <table:table-cell table:style-name="ce3" table:formula="of:=([.A609]-DATE(1970;1;1))*86400*1000" office:value-type="float" office:value="1374028500000">
            <text:p>1374028500000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1374028500000">
            <text:p>1374028500000</text:p>
          </table:table-cell>
        </table:table-row>
        <table:table-row table:style-name="ro2">
          <table:table-cell table:style-name="ce2" office:value-type="date" office:date-value="2013-07-17T02:40:00">
            <text:p>Wed, 2:40 AM 7/17</text:p>
          </table:table-cell>
          <table:table-cell table:style-name="ce3" table:formula="of:=([.A610]-DATE(1970;1;1))*86400*1000" office:value-type="float" office:value="1374028800000">
            <text:p>1374028800000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1374028800000">
            <text:p>1374028800000</text:p>
          </table:table-cell>
        </table:table-row>
        <table:table-row table:style-name="ro2">
          <table:table-cell table:style-name="ce2" office:value-type="date" office:date-value="2013-07-17T02:45:00">
            <text:p>Wed, 2:45 AM 7/17</text:p>
          </table:table-cell>
          <table:table-cell table:style-name="ce3" table:formula="of:=([.A611]-DATE(1970;1;1))*86400*1000" office:value-type="float" office:value="1374029100000">
            <text:p>137402910000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109">
            <text:p>109</text:p>
          </table:table-cell>
          <table:table-cell office:value-type="float" office:value="1374029100000">
            <text:p>1374029100000</text:p>
          </table:table-cell>
        </table:table-row>
        <table:table-row table:style-name="ro2">
          <table:table-cell table:style-name="ce2" office:value-type="date" office:date-value="2013-07-17T02:50:00">
            <text:p>Wed, 2:50 AM 7/17</text:p>
          </table:table-cell>
          <table:table-cell table:style-name="ce3" table:formula="of:=([.A612]-DATE(1970;1;1))*86400*1000" office:value-type="float" office:value="1374029400000">
            <text:p>137402940000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1374029400000">
            <text:p>1374029400000</text:p>
          </table:table-cell>
        </table:table-row>
        <table:table-row table:style-name="ro2">
          <table:table-cell table:style-name="ce2" office:value-type="date" office:date-value="2013-07-17T02:55:00">
            <text:p>Wed, 2:55 AM 7/17</text:p>
          </table:table-cell>
          <table:table-cell table:style-name="ce3" table:formula="of:=([.A613]-DATE(1970;1;1))*86400*1000" office:value-type="float" office:value="1374029700000">
            <text:p>1374029700000</text:p>
          </table:table-cell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374029700000">
            <text:p>1374029700000</text:p>
          </table:table-cell>
        </table:table-row>
        <table:table-row table:style-name="ro2">
          <table:table-cell table:style-name="ce2" office:value-type="date" office:date-value="2013-07-17T03:00:00">
            <text:p>Wed, 3:00 AM 7/17</text:p>
          </table:table-cell>
          <table:table-cell table:style-name="ce3" table:formula="of:=([.A614]-DATE(1970;1;1))*86400*1000" office:value-type="float" office:value="1374030000000">
            <text:p>1374030000000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table:number-columns-repeated="2" office:value-type="float" office:value="66">
            <text:p>66</text:p>
          </table:table-cell>
          <table:table-cell office:value-type="float" office:value="1374030000000">
            <text:p>1374030000000</text:p>
          </table:table-cell>
        </table:table-row>
        <table:table-row table:style-name="ro2">
          <table:table-cell table:style-name="ce2" office:value-type="date" office:date-value="2013-07-17T03:05:00">
            <text:p>Wed, 3:05 AM 7/17</text:p>
          </table:table-cell>
          <table:table-cell table:style-name="ce3" table:formula="of:=([.A615]-DATE(1970;1;1))*86400*1000" office:value-type="float" office:value="1374030300000">
            <text:p>1374030300000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1374030300000">
            <text:p>1374030300000</text:p>
          </table:table-cell>
        </table:table-row>
        <table:table-row table:style-name="ro2">
          <table:table-cell table:style-name="ce2" office:value-type="date" office:date-value="2013-07-17T03:10:00">
            <text:p>Wed, 3:10 AM 7/17</text:p>
          </table:table-cell>
          <table:table-cell table:style-name="ce3" table:formula="of:=([.A616]-DATE(1970;1;1))*86400*1000" office:value-type="float" office:value="1374030600000">
            <text:p>1374030600000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374030600000">
            <text:p>1374030600000</text:p>
          </table:table-cell>
        </table:table-row>
        <table:table-row table:style-name="ro2">
          <table:table-cell table:style-name="ce2" office:value-type="date" office:date-value="2013-07-17T03:15:00">
            <text:p>Wed, 3:15 AM 7/17</text:p>
          </table:table-cell>
          <table:table-cell table:style-name="ce3" table:formula="of:=([.A617]-DATE(1970;1;1))*86400*1000" office:value-type="float" office:value="1374030900000">
            <text:p>1374030900000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1374030900000">
            <text:p>1374030900000</text:p>
          </table:table-cell>
        </table:table-row>
        <table:table-row table:style-name="ro2">
          <table:table-cell table:style-name="ce2" office:value-type="date" office:date-value="2013-07-17T03:20:00">
            <text:p>Wed, 3:20 AM 7/17</text:p>
          </table:table-cell>
          <table:table-cell table:style-name="ce3" table:formula="of:=([.A618]-DATE(1970;1;1))*86400*1000" office:value-type="float" office:value="1374031200000">
            <text:p>1374031200000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1374031200000">
            <text:p>1374031200000</text:p>
          </table:table-cell>
        </table:table-row>
        <table:table-row table:style-name="ro2">
          <table:table-cell table:style-name="ce2" office:value-type="date" office:date-value="2013-07-17T03:25:00">
            <text:p>Wed, 3:25 AM 7/17</text:p>
          </table:table-cell>
          <table:table-cell table:style-name="ce3" table:formula="of:=([.A619]-DATE(1970;1;1))*86400*1000" office:value-type="float" office:value="1374031500000">
            <text:p>1374031500000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1374031500000">
            <text:p>1374031500000</text:p>
          </table:table-cell>
        </table:table-row>
        <table:table-row table:style-name="ro2">
          <table:table-cell table:style-name="ce2" office:value-type="date" office:date-value="2013-07-17T03:30:00">
            <text:p>Wed, 3:30 AM 7/17</text:p>
          </table:table-cell>
          <table:table-cell table:style-name="ce3" table:formula="of:=([.A620]-DATE(1970;1;1))*86400*1000" office:value-type="float" office:value="1374031800000">
            <text:p>1374031800000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1374031800000">
            <text:p>1374031800000</text:p>
          </table:table-cell>
        </table:table-row>
        <table:table-row table:style-name="ro2">
          <table:table-cell table:style-name="ce2" office:value-type="date" office:date-value="2013-07-17T03:35:00">
            <text:p>Wed, 3:35 AM 7/17</text:p>
          </table:table-cell>
          <table:table-cell table:style-name="ce3" table:formula="of:=([.A621]-DATE(1970;1;1))*86400*1000" office:value-type="float" office:value="1374032100000">
            <text:p>1374032100000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1374032100000">
            <text:p>1374032100000</text:p>
          </table:table-cell>
        </table:table-row>
        <table:table-row table:style-name="ro2">
          <table:table-cell table:style-name="ce2" office:value-type="date" office:date-value="2013-07-17T03:40:00">
            <text:p>Wed, 3:40 AM 7/17</text:p>
          </table:table-cell>
          <table:table-cell table:style-name="ce3" table:formula="of:=([.A622]-DATE(1970;1;1))*86400*1000" office:value-type="float" office:value="1374032400000">
            <text:p>1374032400000</text:p>
          </table:table-cell>
          <table:table-cell office:value-type="float" office:value="47">
            <text:p>47</text:p>
          </table:table-cell>
          <table:table-cell office:value-type="float" office:value="148">
            <text:p>148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 office:value-type="float" office:value="1374032400000">
            <text:p>1374032400000</text:p>
          </table:table-cell>
        </table:table-row>
        <table:table-row table:style-name="ro2">
          <table:table-cell table:style-name="ce2" office:value-type="date" office:date-value="2013-07-17T03:45:00">
            <text:p>Wed, 3:45 AM 7/17</text:p>
          </table:table-cell>
          <table:table-cell table:style-name="ce3" table:formula="of:=([.A623]-DATE(1970;1;1))*86400*1000" office:value-type="float" office:value="1374032700000">
            <text:p>1374032700000</text:p>
          </table:table-cell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374032700000">
            <text:p>1374032700000</text:p>
          </table:table-cell>
        </table:table-row>
        <table:table-row table:style-name="ro2">
          <table:table-cell table:style-name="ce2" office:value-type="date" office:date-value="2013-07-17T03:50:00">
            <text:p>Wed, 3:50 AM 7/17</text:p>
          </table:table-cell>
          <table:table-cell table:style-name="ce3" table:formula="of:=([.A624]-DATE(1970;1;1))*86400*1000" office:value-type="float" office:value="1374033000000">
            <text:p>1374033000000</text:p>
          </table:table-cell>
          <table:table-cell office:value-type="float" office:value="58">
            <text:p>58</text:p>
          </table:table-cell>
          <table:table-cell office:value-type="float" office:value="132">
            <text:p>132</text:p>
          </table:table-cell>
          <table:table-cell office:value-type="float" office:value="93">
            <text:p>93</text:p>
          </table:table-cell>
          <table:table-cell office:value-type="float" office:value="122">
            <text:p>122</text:p>
          </table:table-cell>
          <table:table-cell office:value-type="float" office:value="1374033000000">
            <text:p>1374033000000</text:p>
          </table:table-cell>
        </table:table-row>
        <table:table-row table:style-name="ro2">
          <table:table-cell table:style-name="ce2" office:value-type="date" office:date-value="2013-07-17T03:55:00">
            <text:p>Wed, 3:55 AM 7/17</text:p>
          </table:table-cell>
          <table:table-cell table:style-name="ce3" table:formula="of:=([.A625]-DATE(1970;1;1))*86400*1000" office:value-type="float" office:value="1374033300000">
            <text:p>1374033300000</text:p>
          </table:table-cell>
          <table:table-cell office:value-type="float" office:value="42">
            <text:p>42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123">
            <text:p>123</text:p>
          </table:table-cell>
          <table:table-cell office:value-type="float" office:value="1374033300000">
            <text:p>1374033300000</text:p>
          </table:table-cell>
        </table:table-row>
        <table:table-row table:style-name="ro2">
          <table:table-cell table:style-name="ce2" office:value-type="date" office:date-value="2013-07-17T04:00:00">
            <text:p>Wed, 4:00 AM 7/17</text:p>
          </table:table-cell>
          <table:table-cell table:style-name="ce3" table:formula="of:=([.A626]-DATE(1970;1;1))*86400*1000" office:value-type="float" office:value="1374033600000">
            <text:p>1374033600000</text:p>
          </table:table-cell>
          <table:table-cell office:value-type="float" office:value="41">
            <text:p>41</text:p>
          </table:table-cell>
          <table:table-cell office:value-type="float" office:value="121">
            <text:p>121</text:p>
          </table:table-cell>
          <table:table-cell office:value-type="float" office:value="79">
            <text:p>79</text:p>
          </table:table-cell>
          <table:table-cell office:value-type="float" office:value="133">
            <text:p>133</text:p>
          </table:table-cell>
          <table:table-cell office:value-type="float" office:value="1374033600000">
            <text:p>1374033600000</text:p>
          </table:table-cell>
        </table:table-row>
        <table:table-row table:style-name="ro2">
          <table:table-cell table:style-name="ce2" office:value-type="date" office:date-value="2013-07-17T04:05:00">
            <text:p>Wed, 4:05 AM 7/17</text:p>
          </table:table-cell>
          <table:table-cell table:style-name="ce3" table:formula="of:=([.A627]-DATE(1970;1;1))*86400*1000" office:value-type="float" office:value="1374033900000">
            <text:p>1374033900000</text:p>
          </table:table-cell>
          <table:table-cell office:value-type="float" office:value="36">
            <text:p>36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120">
            <text:p>120</text:p>
          </table:table-cell>
          <table:table-cell office:value-type="float" office:value="1374033900000">
            <text:p>1374033900000</text:p>
          </table:table-cell>
        </table:table-row>
        <table:table-row table:style-name="ro2">
          <table:table-cell table:style-name="ce2" office:value-type="date" office:date-value="2013-07-17T04:10:00">
            <text:p>Wed, 4:10 AM 7/17</text:p>
          </table:table-cell>
          <table:table-cell table:style-name="ce3" table:formula="of:=([.A628]-DATE(1970;1;1))*86400*1000" office:value-type="float" office:value="1374034200000">
            <text:p>1374034200000</text:p>
          </table:table-cell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office:value-type="float" office:value="90">
            <text:p>90</text:p>
          </table:table-cell>
          <table:table-cell office:value-type="float" office:value="149">
            <text:p>149</text:p>
          </table:table-cell>
          <table:table-cell office:value-type="float" office:value="1374034200000">
            <text:p>1374034200000</text:p>
          </table:table-cell>
        </table:table-row>
        <table:table-row table:style-name="ro2">
          <table:table-cell table:style-name="ce2" office:value-type="date" office:date-value="2013-07-17T04:15:00">
            <text:p>Wed, 4:15 AM 7/17</text:p>
          </table:table-cell>
          <table:table-cell table:style-name="ce3" table:formula="of:=([.A629]-DATE(1970;1;1))*86400*1000" office:value-type="float" office:value="1374034500000">
            <text:p>1374034500000</text:p>
          </table:table-cell>
          <table:table-cell office:value-type="float" office:value="49">
            <text:p>49</text:p>
          </table:table-cell>
          <table:table-cell office:value-type="float" office:value="136">
            <text:p>136</text:p>
          </table:table-cell>
          <table:table-cell office:value-type="float" office:value="105">
            <text:p>105</text:p>
          </table:table-cell>
          <table:table-cell office:value-type="float" office:value="147">
            <text:p>147</text:p>
          </table:table-cell>
          <table:table-cell office:value-type="float" office:value="1374034500000">
            <text:p>1374034500000</text:p>
          </table:table-cell>
        </table:table-row>
        <table:table-row table:style-name="ro2">
          <table:table-cell table:style-name="ce2" office:value-type="date" office:date-value="2013-07-17T04:20:00">
            <text:p>Wed, 4:20 AM 7/17</text:p>
          </table:table-cell>
          <table:table-cell table:style-name="ce3" table:formula="of:=([.A630]-DATE(1970;1;1))*86400*1000" office:value-type="float" office:value="1374034800000">
            <text:p>1374034800000</text:p>
          </table:table-cell>
          <table:table-cell office:value-type="float" office:value="62">
            <text:p>62</text:p>
          </table:table-cell>
          <table:table-cell office:value-type="float" office:value="182">
            <text:p>182</text:p>
          </table:table-cell>
          <table:table-cell office:value-type="float" office:value="104">
            <text:p>104</text:p>
          </table:table-cell>
          <table:table-cell office:value-type="float" office:value="159">
            <text:p>159</text:p>
          </table:table-cell>
          <table:table-cell office:value-type="float" office:value="1374034800000">
            <text:p>1374034800000</text:p>
          </table:table-cell>
        </table:table-row>
        <table:table-row table:style-name="ro2">
          <table:table-cell table:style-name="ce2" office:value-type="date" office:date-value="2013-07-17T04:25:00">
            <text:p>Wed, 4:25 AM 7/17</text:p>
          </table:table-cell>
          <table:table-cell table:style-name="ce3" table:formula="of:=([.A631]-DATE(1970;1;1))*86400*1000" office:value-type="float" office:value="1374035100000">
            <text:p>1374035100000</text:p>
          </table:table-cell>
          <table:table-cell office:value-type="float" office:value="71">
            <text:p>71</text:p>
          </table:table-cell>
          <table:table-cell office:value-type="float" office:value="197">
            <text:p>197</text:p>
          </table:table-cell>
          <table:table-cell office:value-type="float" office:value="103">
            <text:p>103</text:p>
          </table:table-cell>
          <table:table-cell office:value-type="float" office:value="154">
            <text:p>154</text:p>
          </table:table-cell>
          <table:table-cell office:value-type="float" office:value="1374035100000">
            <text:p>1374035100000</text:p>
          </table:table-cell>
        </table:table-row>
        <table:table-row table:style-name="ro2">
          <table:table-cell table:style-name="ce2" office:value-type="date" office:date-value="2013-07-17T04:30:00">
            <text:p>Wed, 4:30 AM 7/17</text:p>
          </table:table-cell>
          <table:table-cell table:style-name="ce3" table:formula="of:=([.A632]-DATE(1970;1;1))*86400*1000" office:value-type="float" office:value="1374035400000">
            <text:p>1374035400000</text:p>
          </table:table-cell>
          <table:table-cell office:value-type="float" office:value="55">
            <text:p>55</text:p>
          </table:table-cell>
          <table:table-cell office:value-type="float" office:value="186">
            <text:p>186</text:p>
          </table:table-cell>
          <table:table-cell office:value-type="float" office:value="106">
            <text:p>106</text:p>
          </table:table-cell>
          <table:table-cell office:value-type="float" office:value="182">
            <text:p>182</text:p>
          </table:table-cell>
          <table:table-cell office:value-type="float" office:value="1374035400000">
            <text:p>1374035400000</text:p>
          </table:table-cell>
        </table:table-row>
        <table:table-row table:style-name="ro2">
          <table:table-cell table:style-name="ce2" office:value-type="date" office:date-value="2013-07-17T04:35:00">
            <text:p>Wed, 4:35 AM 7/17</text:p>
          </table:table-cell>
          <table:table-cell table:style-name="ce3" table:formula="of:=([.A633]-DATE(1970;1;1))*86400*1000" office:value-type="float" office:value="1374035700000">
            <text:p>1374035700000</text:p>
          </table:table-cell>
          <table:table-cell office:value-type="float" office:value="71">
            <text:p>71</text:p>
          </table:table-cell>
          <table:table-cell office:value-type="float" office:value="268">
            <text:p>268</text:p>
          </table:table-cell>
          <table:table-cell office:value-type="float" office:value="135">
            <text:p>135</text:p>
          </table:table-cell>
          <table:table-cell office:value-type="float" office:value="172">
            <text:p>172</text:p>
          </table:table-cell>
          <table:table-cell office:value-type="float" office:value="1374035700000">
            <text:p>1374035700000</text:p>
          </table:table-cell>
        </table:table-row>
        <table:table-row table:style-name="ro2">
          <table:table-cell table:style-name="ce2" office:value-type="date" office:date-value="2013-07-17T04:40:00">
            <text:p>Wed, 4:40 AM 7/17</text:p>
          </table:table-cell>
          <table:table-cell table:style-name="ce3" table:formula="of:=([.A634]-DATE(1970;1;1))*86400*1000" office:value-type="float" office:value="1374036000000">
            <text:p>1374036000000</text:p>
          </table:table-cell>
          <table:table-cell office:value-type="float" office:value="97">
            <text:p>97</text:p>
          </table:table-cell>
          <table:table-cell office:value-type="float" office:value="277">
            <text:p>277</text:p>
          </table:table-cell>
          <table:table-cell office:value-type="float" office:value="129">
            <text:p>129</text:p>
          </table:table-cell>
          <table:table-cell office:value-type="float" office:value="162">
            <text:p>162</text:p>
          </table:table-cell>
          <table:table-cell office:value-type="float" office:value="1374036000000">
            <text:p>1374036000000</text:p>
          </table:table-cell>
        </table:table-row>
        <table:table-row table:style-name="ro2">
          <table:table-cell table:style-name="ce2" office:value-type="date" office:date-value="2013-07-17T04:45:00">
            <text:p>Wed, 4:45 AM 7/17</text:p>
          </table:table-cell>
          <table:table-cell table:style-name="ce3" table:formula="of:=([.A635]-DATE(1970;1;1))*86400*1000" office:value-type="float" office:value="1374036300000">
            <text:p>1374036300000</text:p>
          </table:table-cell>
          <table:table-cell office:value-type="float" office:value="81">
            <text:p>81</text:p>
          </table:table-cell>
          <table:table-cell office:value-type="float" office:value="316">
            <text:p>316</text:p>
          </table:table-cell>
          <table:table-cell office:value-type="float" office:value="160">
            <text:p>160</text:p>
          </table:table-cell>
          <table:table-cell office:value-type="float" office:value="197">
            <text:p>197</text:p>
          </table:table-cell>
          <table:table-cell office:value-type="float" office:value="1374036300000">
            <text:p>1374036300000</text:p>
          </table:table-cell>
        </table:table-row>
        <table:table-row table:style-name="ro2">
          <table:table-cell table:style-name="ce2" office:value-type="date" office:date-value="2013-07-17T04:50:00">
            <text:p>Wed, 4:50 AM 7/17</text:p>
          </table:table-cell>
          <table:table-cell table:style-name="ce3" table:formula="of:=([.A636]-DATE(1970;1;1))*86400*1000" office:value-type="float" office:value="1374036600000">
            <text:p>1374036600000</text:p>
          </table:table-cell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155">
            <text:p>155</text:p>
          </table:table-cell>
          <table:table-cell office:value-type="float" office:value="201">
            <text:p>201</text:p>
          </table:table-cell>
          <table:table-cell office:value-type="float" office:value="1374036600000">
            <text:p>1374036600000</text:p>
          </table:table-cell>
        </table:table-row>
        <table:table-row table:style-name="ro2">
          <table:table-cell table:style-name="ce2" office:value-type="date" office:date-value="2013-07-17T04:55:00">
            <text:p>Wed, 4:55 AM 7/17</text:p>
          </table:table-cell>
          <table:table-cell table:style-name="ce3" table:formula="of:=([.A637]-DATE(1970;1;1))*86400*1000" office:value-type="float" office:value="1374036900000">
            <text:p>1374036900000</text:p>
          </table:table-cell>
          <table:table-cell office:value-type="float" office:value="72">
            <text:p>72</text:p>
          </table:table-cell>
          <table:table-cell office:value-type="float" office:value="416">
            <text:p>416</text:p>
          </table:table-cell>
          <table:table-cell office:value-type="float" office:value="165">
            <text:p>165</text:p>
          </table:table-cell>
          <table:table-cell office:value-type="float" office:value="188">
            <text:p>188</text:p>
          </table:table-cell>
          <table:table-cell office:value-type="float" office:value="1374036900000">
            <text:p>1374036900000</text:p>
          </table:table-cell>
        </table:table-row>
        <table:table-row table:style-name="ro2">
          <table:table-cell table:style-name="ce2" office:value-type="date" office:date-value="2013-07-17T05:00:00">
            <text:p>Wed, 5:00 AM 7/17</text:p>
          </table:table-cell>
          <table:table-cell table:style-name="ce3" table:formula="of:=([.A638]-DATE(1970;1;1))*86400*1000" office:value-type="float" office:value="1374037200000">
            <text:p>1374037200000</text:p>
          </table:table-cell>
          <table:table-cell office:value-type="float" office:value="61">
            <text:p>61</text:p>
          </table:table-cell>
          <table:table-cell office:value-type="float" office:value="340">
            <text:p>340</text:p>
          </table:table-cell>
          <table:table-cell office:value-type="float" office:value="123">
            <text:p>123</text:p>
          </table:table-cell>
          <table:table-cell office:value-type="float" office:value="189">
            <text:p>189</text:p>
          </table:table-cell>
          <table:table-cell office:value-type="float" office:value="1374037200000">
            <text:p>1374037200000</text:p>
          </table:table-cell>
        </table:table-row>
        <table:table-row table:style-name="ro2">
          <table:table-cell table:style-name="ce2" office:value-type="date" office:date-value="2013-07-17T05:05:00">
            <text:p>Wed, 5:05 AM 7/17</text:p>
          </table:table-cell>
          <table:table-cell table:style-name="ce3" table:formula="of:=([.A639]-DATE(1970;1;1))*86400*1000" office:value-type="float" office:value="1374037500000">
            <text:p>1374037500000</text:p>
          </table:table-cell>
          <table:table-cell office:value-type="float" office:value="85">
            <text:p>85</text:p>
          </table:table-cell>
          <table:table-cell office:value-type="float" office:value="352">
            <text:p>352</text:p>
          </table:table-cell>
          <table:table-cell office:value-type="float" office:value="162">
            <text:p>162</text:p>
          </table:table-cell>
          <table:table-cell office:value-type="float" office:value="195">
            <text:p>195</text:p>
          </table:table-cell>
          <table:table-cell office:value-type="float" office:value="1374037500000">
            <text:p>1374037500000</text:p>
          </table:table-cell>
        </table:table-row>
        <table:table-row table:style-name="ro2">
          <table:table-cell table:style-name="ce2" office:value-type="date" office:date-value="2013-07-17T05:10:00">
            <text:p>Wed, 5:10 AM 7/17</text:p>
          </table:table-cell>
          <table:table-cell table:style-name="ce3" table:formula="of:=([.A640]-DATE(1970;1;1))*86400*1000" office:value-type="float" office:value="1374037800000">
            <text:p>1374037800000</text:p>
          </table:table-cell>
          <table:table-cell office:value-type="float" office:value="118">
            <text:p>118</text:p>
          </table:table-cell>
          <table:table-cell office:value-type="float" office:value="344">
            <text:p>344</text:p>
          </table:table-cell>
          <table:table-cell office:value-type="float" office:value="183">
            <text:p>183</text:p>
          </table:table-cell>
          <table:table-cell office:value-type="float" office:value="225">
            <text:p>225</text:p>
          </table:table-cell>
          <table:table-cell office:value-type="float" office:value="1374037800000">
            <text:p>1374037800000</text:p>
          </table:table-cell>
        </table:table-row>
        <table:table-row table:style-name="ro2">
          <table:table-cell table:style-name="ce2" office:value-type="date" office:date-value="2013-07-17T05:15:00">
            <text:p>Wed, 5:15 AM 7/17</text:p>
          </table:table-cell>
          <table:table-cell table:style-name="ce3" table:formula="of:=([.A641]-DATE(1970;1;1))*86400*1000" office:value-type="float" office:value="1374038100000">
            <text:p>1374038100000</text:p>
          </table:table-cell>
          <table:table-cell office:value-type="float" office:value="97">
            <text:p>97</text:p>
          </table:table-cell>
          <table:table-cell office:value-type="float" office:value="362">
            <text:p>362</text:p>
          </table:table-cell>
          <table:table-cell office:value-type="float" office:value="202">
            <text:p>202</text:p>
          </table:table-cell>
          <table:table-cell office:value-type="float" office:value="253">
            <text:p>253</text:p>
          </table:table-cell>
          <table:table-cell office:value-type="float" office:value="1374038100000">
            <text:p>1374038100000</text:p>
          </table:table-cell>
        </table:table-row>
        <table:table-row table:style-name="ro2">
          <table:table-cell table:style-name="ce2" office:value-type="date" office:date-value="2013-07-17T05:20:00">
            <text:p>Wed, 5:20 AM 7/17</text:p>
          </table:table-cell>
          <table:table-cell table:style-name="ce3" table:formula="of:=([.A642]-DATE(1970;1;1))*86400*1000" office:value-type="float" office:value="1374038400000">
            <text:p>1374038400000</text:p>
          </table:table-cell>
          <table:table-cell office:value-type="float" office:value="127">
            <text:p>127</text:p>
          </table:table-cell>
          <table:table-cell office:value-type="float" office:value="462">
            <text:p>462</text:p>
          </table:table-cell>
          <table:table-cell office:value-type="float" office:value="229">
            <text:p>229</text:p>
          </table:table-cell>
          <table:table-cell office:value-type="float" office:value="243">
            <text:p>243</text:p>
          </table:table-cell>
          <table:table-cell office:value-type="float" office:value="1374038400000">
            <text:p>1374038400000</text:p>
          </table:table-cell>
        </table:table-row>
        <table:table-row table:style-name="ro2">
          <table:table-cell table:style-name="ce2" office:value-type="date" office:date-value="2013-07-17T05:25:00">
            <text:p>Wed, 5:25 AM 7/17</text:p>
          </table:table-cell>
          <table:table-cell table:style-name="ce3" table:formula="of:=([.A643]-DATE(1970;1;1))*86400*1000" office:value-type="float" office:value="1374038700000">
            <text:p>1374038700000</text:p>
          </table:table-cell>
          <table:table-cell office:value-type="float" office:value="110">
            <text:p>110</text:p>
          </table:table-cell>
          <table:table-cell office:value-type="float" office:value="517">
            <text:p>517</text:p>
          </table:table-cell>
          <table:table-cell office:value-type="float" office:value="239">
            <text:p>239</text:p>
          </table:table-cell>
          <table:table-cell office:value-type="float" office:value="266">
            <text:p>266</text:p>
          </table:table-cell>
          <table:table-cell office:value-type="float" office:value="1374038700000">
            <text:p>1374038700000</text:p>
          </table:table-cell>
        </table:table-row>
        <table:table-row table:style-name="ro2">
          <table:table-cell table:style-name="ce2" office:value-type="date" office:date-value="2013-07-17T05:30:00">
            <text:p>Wed, 5:30 AM 7/17</text:p>
          </table:table-cell>
          <table:table-cell table:style-name="ce3" table:formula="of:=([.A644]-DATE(1970;1;1))*86400*1000" office:value-type="float" office:value="1374039000000">
            <text:p>1374039000000</text:p>
          </table:table-cell>
          <table:table-cell office:value-type="float" office:value="132">
            <text:p>132</text:p>
          </table:table-cell>
          <table:table-cell office:value-type="float" office:value="550">
            <text:p>550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 office:value-type="float" office:value="1374039000000">
            <text:p>1374039000000</text:p>
          </table:table-cell>
        </table:table-row>
        <table:table-row table:style-name="ro2">
          <table:table-cell table:style-name="ce2" office:value-type="date" office:date-value="2013-07-17T05:35:00">
            <text:p>Wed, 5:35 AM 7/17</text:p>
          </table:table-cell>
          <table:table-cell table:style-name="ce3" table:formula="of:=([.A645]-DATE(1970;1;1))*86400*1000" office:value-type="float" office:value="1374039300000">
            <text:p>1374039300000</text:p>
          </table:table-cell>
          <table:table-cell office:value-type="float" office:value="166">
            <text:p>166</text:p>
          </table:table-cell>
          <table:table-cell office:value-type="float" office:value="650">
            <text:p>650</text:p>
          </table:table-cell>
          <table:table-cell office:value-type="float" office:value="229">
            <text:p>229</text:p>
          </table:table-cell>
          <table:table-cell office:value-type="float" office:value="261">
            <text:p>261</text:p>
          </table:table-cell>
          <table:table-cell office:value-type="float" office:value="1374039300000">
            <text:p>1374039300000</text:p>
          </table:table-cell>
        </table:table-row>
        <table:table-row table:style-name="ro2">
          <table:table-cell table:style-name="ce2" office:value-type="date" office:date-value="2013-07-17T05:40:00">
            <text:p>Wed, 5:40 AM 7/17</text:p>
          </table:table-cell>
          <table:table-cell table:style-name="ce3" table:formula="of:=([.A646]-DATE(1970;1;1))*86400*1000" office:value-type="float" office:value="1374039600000">
            <text:p>1374039600000</text:p>
          </table:table-cell>
          <table:table-cell office:value-type="float" office:value="174">
            <text:p>174</text:p>
          </table:table-cell>
          <table:table-cell office:value-type="float" office:value="748">
            <text:p>748</text:p>
          </table:table-cell>
          <table:table-cell office:value-type="float" office:value="356">
            <text:p>356</text:p>
          </table:table-cell>
          <table:table-cell office:value-type="float" office:value="345">
            <text:p>345</text:p>
          </table:table-cell>
          <table:table-cell office:value-type="float" office:value="1374039600000">
            <text:p>1374039600000</text:p>
          </table:table-cell>
        </table:table-row>
        <table:table-row table:style-name="ro2">
          <table:table-cell table:style-name="ce2" office:value-type="date" office:date-value="2013-07-17T05:45:00">
            <text:p>Wed, 5:45 AM 7/17</text:p>
          </table:table-cell>
          <table:table-cell table:style-name="ce3" table:formula="of:=([.A647]-DATE(1970;1;1))*86400*1000" office:value-type="float" office:value="1374039900000">
            <text:p>1374039900000</text:p>
          </table:table-cell>
          <table:table-cell office:value-type="float" office:value="189">
            <text:p>189</text:p>
          </table:table-cell>
          <table:table-cell office:value-type="float" office:value="752">
            <text:p>752</text:p>
          </table:table-cell>
          <table:table-cell office:value-type="float" office:value="361">
            <text:p>361</text:p>
          </table:table-cell>
          <table:table-cell office:value-type="float" office:value="342">
            <text:p>342</text:p>
          </table:table-cell>
          <table:table-cell office:value-type="float" office:value="1374039900000">
            <text:p>1374039900000</text:p>
          </table:table-cell>
        </table:table-row>
        <table:table-row table:style-name="ro2">
          <table:table-cell table:style-name="ce2" office:value-type="date" office:date-value="2013-07-17T05:50:00">
            <text:p>Wed, 5:50 AM 7/17</text:p>
          </table:table-cell>
          <table:table-cell table:style-name="ce3" table:formula="of:=([.A648]-DATE(1970;1;1))*86400*1000" office:value-type="float" office:value="1374040200000">
            <text:p>1374040200000</text:p>
          </table:table-cell>
          <table:table-cell office:value-type="float" office:value="177">
            <text:p>177</text:p>
          </table:table-cell>
          <table:table-cell office:value-type="float" office:value="723">
            <text:p>723</text:p>
          </table:table-cell>
          <table:table-cell office:value-type="float" office:value="382">
            <text:p>382</text:p>
          </table:table-cell>
          <table:table-cell office:value-type="float" office:value="361">
            <text:p>361</text:p>
          </table:table-cell>
          <table:table-cell office:value-type="float" office:value="1374040200000">
            <text:p>1374040200000</text:p>
          </table:table-cell>
        </table:table-row>
        <table:table-row table:style-name="ro2">
          <table:table-cell table:style-name="ce2" office:value-type="date" office:date-value="2013-07-17T05:55:00">
            <text:p>Wed, 5:55 AM 7/17</text:p>
          </table:table-cell>
          <table:table-cell table:style-name="ce3" table:formula="of:=([.A649]-DATE(1970;1;1))*86400*1000" office:value-type="float" office:value="1374040500000">
            <text:p>1374040500000</text:p>
          </table:table-cell>
          <table:table-cell office:value-type="float" office:value="167">
            <text:p>167</text:p>
          </table:table-cell>
          <table:table-cell office:value-type="float" office:value="725">
            <text:p>725</text:p>
          </table:table-cell>
          <table:table-cell office:value-type="float" office:value="370">
            <text:p>370</text:p>
          </table:table-cell>
          <table:table-cell office:value-type="float" office:value="344">
            <text:p>344</text:p>
          </table:table-cell>
          <table:table-cell office:value-type="float" office:value="1374040500000">
            <text:p>1374040500000</text:p>
          </table:table-cell>
        </table:table-row>
        <table:table-row table:style-name="ro2">
          <table:table-cell table:style-name="ce2" office:value-type="date" office:date-value="2013-07-17T06:00:00">
            <text:p>Wed, 6:00 AM 7/17</text:p>
          </table:table-cell>
          <table:table-cell table:style-name="ce3" table:formula="of:=([.A650]-DATE(1970;1;1))*86400*1000" office:value-type="float" office:value="1374040800000">
            <text:p>1374040800000</text:p>
          </table:table-cell>
          <table:table-cell office:value-type="float" office:value="204">
            <text:p>204</text:p>
          </table:table-cell>
          <table:table-cell office:value-type="float" office:value="754">
            <text:p>754</text:p>
          </table:table-cell>
          <table:table-cell office:value-type="float" office:value="383">
            <text:p>383</text:p>
          </table:table-cell>
          <table:table-cell office:value-type="float" office:value="397">
            <text:p>397</text:p>
          </table:table-cell>
          <table:table-cell office:value-type="float" office:value="1374040800000">
            <text:p>1374040800000</text:p>
          </table:table-cell>
        </table:table-row>
        <table:table-row table:style-name="ro2">
          <table:table-cell table:style-name="ce2" office:value-type="date" office:date-value="2013-07-17T06:05:00">
            <text:p>Wed, 6:05 AM 7/17</text:p>
          </table:table-cell>
          <table:table-cell table:style-name="ce3" table:formula="of:=([.A651]-DATE(1970;1;1))*86400*1000" office:value-type="float" office:value="1374041100000">
            <text:p>1374041100000</text:p>
          </table:table-cell>
          <table:table-cell office:value-type="float" office:value="141">
            <text:p>141</text:p>
          </table:table-cell>
          <table:table-cell office:value-type="float" office:value="711">
            <text:p>711</text:p>
          </table:table-cell>
          <table:table-cell office:value-type="float" office:value="357">
            <text:p>357</text:p>
          </table:table-cell>
          <table:table-cell office:value-type="float" office:value="411">
            <text:p>411</text:p>
          </table:table-cell>
          <table:table-cell office:value-type="float" office:value="1374041100000">
            <text:p>1374041100000</text:p>
          </table:table-cell>
        </table:table-row>
        <table:table-row table:style-name="ro2">
          <table:table-cell table:style-name="ce2" office:value-type="date" office:date-value="2013-07-17T06:10:00">
            <text:p>Wed, 6:10 AM 7/17</text:p>
          </table:table-cell>
          <table:table-cell table:style-name="ce3" table:formula="of:=([.A652]-DATE(1970;1;1))*86400*1000" office:value-type="float" office:value="1374041400000">
            <text:p>1374041400000</text:p>
          </table:table-cell>
          <table:table-cell office:value-type="float" office:value="208">
            <text:p>208</text:p>
          </table:table-cell>
          <table:table-cell office:value-type="float" office:value="784">
            <text:p>784</text:p>
          </table:table-cell>
          <table:table-cell office:value-type="float" office:value="413">
            <text:p>413</text:p>
          </table:table-cell>
          <table:table-cell office:value-type="float" office:value="432">
            <text:p>432</text:p>
          </table:table-cell>
          <table:table-cell office:value-type="float" office:value="1374041400000">
            <text:p>1374041400000</text:p>
          </table:table-cell>
        </table:table-row>
        <table:table-row table:style-name="ro2">
          <table:table-cell table:style-name="ce2" office:value-type="date" office:date-value="2013-07-17T06:15:00">
            <text:p>Wed, 6:15 AM 7/17</text:p>
          </table:table-cell>
          <table:table-cell table:style-name="ce3" table:formula="of:=([.A653]-DATE(1970;1;1))*86400*1000" office:value-type="float" office:value="1374041700000">
            <text:p>1374041700000</text:p>
          </table:table-cell>
          <table:table-cell office:value-type="float" office:value="234">
            <text:p>234</text:p>
          </table:table-cell>
          <table:table-cell office:value-type="float" office:value="743">
            <text:p>743</text:p>
          </table:table-cell>
          <table:table-cell office:value-type="float" office:value="437">
            <text:p>437</text:p>
          </table:table-cell>
          <table:table-cell office:value-type="float" office:value="445">
            <text:p>445</text:p>
          </table:table-cell>
          <table:table-cell office:value-type="float" office:value="1374041700000">
            <text:p>1374041700000</text:p>
          </table:table-cell>
        </table:table-row>
        <table:table-row table:style-name="ro2">
          <table:table-cell table:style-name="ce2" office:value-type="date" office:date-value="2013-07-17T06:20:00">
            <text:p>Wed, 6:20 AM 7/17</text:p>
          </table:table-cell>
          <table:table-cell table:style-name="ce3" table:formula="of:=([.A654]-DATE(1970;1;1))*86400*1000" office:value-type="float" office:value="1374042000000">
            <text:p>1374042000000</text:p>
          </table:table-cell>
          <table:table-cell office:value-type="float" office:value="256">
            <text:p>256</text:p>
          </table:table-cell>
          <table:table-cell office:value-type="float" office:value="796">
            <text:p>796</text:p>
          </table:table-cell>
          <table:table-cell office:value-type="float" office:value="475">
            <text:p>475</text:p>
          </table:table-cell>
          <table:table-cell office:value-type="float" office:value="472">
            <text:p>472</text:p>
          </table:table-cell>
          <table:table-cell office:value-type="float" office:value="1374042000000">
            <text:p>1374042000000</text:p>
          </table:table-cell>
        </table:table-row>
        <table:table-row table:style-name="ro2">
          <table:table-cell table:style-name="ce2" office:value-type="date" office:date-value="2013-07-17T06:25:00">
            <text:p>Wed, 6:25 AM 7/17</text:p>
          </table:table-cell>
          <table:table-cell table:style-name="ce3" table:formula="of:=([.A655]-DATE(1970;1;1))*86400*1000" office:value-type="float" office:value="1374042300000">
            <text:p>1374042300000</text:p>
          </table:table-cell>
          <table:table-cell office:value-type="float" office:value="291">
            <text:p>291</text:p>
          </table:table-cell>
          <table:table-cell office:value-type="float" office:value="784">
            <text:p>784</text:p>
          </table:table-cell>
          <table:table-cell office:value-type="float" office:value="524">
            <text:p>524</text:p>
          </table:table-cell>
          <table:table-cell office:value-type="float" office:value="466">
            <text:p>466</text:p>
          </table:table-cell>
          <table:table-cell office:value-type="float" office:value="1374042300000">
            <text:p>1374042300000</text:p>
          </table:table-cell>
        </table:table-row>
        <table:table-row table:style-name="ro2">
          <table:table-cell table:style-name="ce2" office:value-type="date" office:date-value="2013-07-17T06:30:00">
            <text:p>Wed, 6:30 AM 7/17</text:p>
          </table:table-cell>
          <table:table-cell table:style-name="ce3" table:formula="of:=([.A656]-DATE(1970;1;1))*86400*1000" office:value-type="float" office:value="1374042600000">
            <text:p>1374042600000</text:p>
          </table:table-cell>
          <table:table-cell office:value-type="float" office:value="288">
            <text:p>288</text:p>
          </table:table-cell>
          <table:table-cell office:value-type="float" office:value="772">
            <text:p>772</text:p>
          </table:table-cell>
          <table:table-cell office:value-type="float" office:value="518">
            <text:p>518</text:p>
          </table:table-cell>
          <table:table-cell office:value-type="float" office:value="513">
            <text:p>513</text:p>
          </table:table-cell>
          <table:table-cell office:value-type="float" office:value="1374042600000">
            <text:p>1374042600000</text:p>
          </table:table-cell>
        </table:table-row>
        <table:table-row table:style-name="ro2">
          <table:table-cell table:style-name="ce2" office:value-type="date" office:date-value="2013-07-17T06:35:00">
            <text:p>Wed, 6:35 AM 7/17</text:p>
          </table:table-cell>
          <table:table-cell table:style-name="ce3" table:formula="of:=([.A657]-DATE(1970;1;1))*86400*1000" office:value-type="float" office:value="1374042900000">
            <text:p>1374042900000</text:p>
          </table:table-cell>
          <table:table-cell office:value-type="float" office:value="299">
            <text:p>299</text:p>
          </table:table-cell>
          <table:table-cell office:value-type="float" office:value="727">
            <text:p>727</text:p>
          </table:table-cell>
          <table:table-cell office:value-type="float" office:value="594">
            <text:p>594</text:p>
          </table:table-cell>
          <table:table-cell office:value-type="float" office:value="477">
            <text:p>477</text:p>
          </table:table-cell>
          <table:table-cell office:value-type="float" office:value="1374042900000">
            <text:p>1374042900000</text:p>
          </table:table-cell>
        </table:table-row>
        <table:table-row table:style-name="ro2">
          <table:table-cell table:style-name="ce2" office:value-type="date" office:date-value="2013-07-17T06:40:00">
            <text:p>Wed, 6:40 AM 7/17</text:p>
          </table:table-cell>
          <table:table-cell table:style-name="ce3" table:formula="of:=([.A658]-DATE(1970;1;1))*86400*1000" office:value-type="float" office:value="1374043200000">
            <text:p>1374043200000</text:p>
          </table:table-cell>
          <table:table-cell office:value-type="float" office:value="317">
            <text:p>317</text:p>
          </table:table-cell>
          <table:table-cell office:value-type="float" office:value="788">
            <text:p>788</text:p>
          </table:table-cell>
          <table:table-cell office:value-type="float" office:value="684">
            <text:p>684</text:p>
          </table:table-cell>
          <table:table-cell office:value-type="float" office:value="542">
            <text:p>542</text:p>
          </table:table-cell>
          <table:table-cell office:value-type="float" office:value="1374043200000">
            <text:p>1374043200000</text:p>
          </table:table-cell>
        </table:table-row>
        <table:table-row table:style-name="ro2">
          <table:table-cell table:style-name="ce2" office:value-type="date" office:date-value="2013-07-17T06:45:00">
            <text:p>Wed, 6:45 AM 7/17</text:p>
          </table:table-cell>
          <table:table-cell table:style-name="ce3" table:formula="of:=([.A659]-DATE(1970;1;1))*86400*1000" office:value-type="float" office:value="1374043500000">
            <text:p>1374043500000</text:p>
          </table:table-cell>
          <table:table-cell office:value-type="float" office:value="284">
            <text:p>284</text:p>
          </table:table-cell>
          <table:table-cell office:value-type="float" office:value="769">
            <text:p>769</text:p>
          </table:table-cell>
          <table:table-cell office:value-type="float" office:value="674">
            <text:p>674</text:p>
          </table:table-cell>
          <table:table-cell office:value-type="float" office:value="570">
            <text:p>570</text:p>
          </table:table-cell>
          <table:table-cell office:value-type="float" office:value="1374043500000">
            <text:p>1374043500000</text:p>
          </table:table-cell>
        </table:table-row>
        <table:table-row table:style-name="ro2">
          <table:table-cell table:style-name="ce2" office:value-type="date" office:date-value="2013-07-17T06:50:00">
            <text:p>Wed, 6:50 AM 7/17</text:p>
          </table:table-cell>
          <table:table-cell table:style-name="ce3" table:formula="of:=([.A660]-DATE(1970;1;1))*86400*1000" office:value-type="float" office:value="1374043800000">
            <text:p>1374043800000</text:p>
          </table:table-cell>
          <table:table-cell office:value-type="float" office:value="319">
            <text:p>319</text:p>
          </table:table-cell>
          <table:table-cell office:value-type="float" office:value="796">
            <text:p>796</text:p>
          </table:table-cell>
          <table:table-cell office:value-type="float" office:value="665">
            <text:p>665</text:p>
          </table:table-cell>
          <table:table-cell office:value-type="float" office:value="542">
            <text:p>542</text:p>
          </table:table-cell>
          <table:table-cell office:value-type="float" office:value="1374043800000">
            <text:p>1374043800000</text:p>
          </table:table-cell>
        </table:table-row>
        <table:table-row table:style-name="ro2">
          <table:table-cell table:style-name="ce2" office:value-type="date" office:date-value="2013-07-17T06:55:00">
            <text:p>Wed, 6:55 AM 7/17</text:p>
          </table:table-cell>
          <table:table-cell table:style-name="ce3" table:formula="of:=([.A661]-DATE(1970;1;1))*86400*1000" office:value-type="float" office:value="1374044100000">
            <text:p>1374044100000</text:p>
          </table:table-cell>
          <table:table-cell office:value-type="float" office:value="384">
            <text:p>384</text:p>
          </table:table-cell>
          <table:table-cell office:value-type="float" office:value="763">
            <text:p>763</text:p>
          </table:table-cell>
          <table:table-cell office:value-type="float" office:value="569">
            <text:p>569</text:p>
          </table:table-cell>
          <table:table-cell office:value-type="float" office:value="566">
            <text:p>566</text:p>
          </table:table-cell>
          <table:table-cell office:value-type="float" office:value="1374044100000">
            <text:p>1374044100000</text:p>
          </table:table-cell>
        </table:table-row>
        <table:table-row table:style-name="ro2">
          <table:table-cell table:style-name="ce2" office:value-type="date" office:date-value="2013-07-17T07:00:00">
            <text:p>Wed, 7:00 AM 7/17</text:p>
          </table:table-cell>
          <table:table-cell table:style-name="ce3" table:formula="of:=([.A662]-DATE(1970;1;1))*86400*1000" office:value-type="float" office:value="1374044400000">
            <text:p>1374044400000</text:p>
          </table:table-cell>
          <table:table-cell office:value-type="float" office:value="309">
            <text:p>309</text:p>
          </table:table-cell>
          <table:table-cell office:value-type="float" office:value="733">
            <text:p>733</text:p>
          </table:table-cell>
          <table:table-cell office:value-type="float" office:value="607">
            <text:p>607</text:p>
          </table:table-cell>
          <table:table-cell office:value-type="float" office:value="587">
            <text:p>587</text:p>
          </table:table-cell>
          <table:table-cell office:value-type="float" office:value="1374044400000">
            <text:p>1374044400000</text:p>
          </table:table-cell>
        </table:table-row>
        <table:table-row table:style-name="ro2">
          <table:table-cell table:style-name="ce2" office:value-type="date" office:date-value="2013-07-17T07:05:00">
            <text:p>Wed, 7:05 AM 7/17</text:p>
          </table:table-cell>
          <table:table-cell table:style-name="ce3" table:formula="of:=([.A663]-DATE(1970;1;1))*86400*1000" office:value-type="float" office:value="1374044700000">
            <text:p>1374044700000</text:p>
          </table:table-cell>
          <table:table-cell office:value-type="float" office:value="425">
            <text:p>425</text:p>
          </table:table-cell>
          <table:table-cell office:value-type="float" office:value="750">
            <text:p>750</text:p>
          </table:table-cell>
          <table:table-cell office:value-type="float" office:value="627">
            <text:p>627</text:p>
          </table:table-cell>
          <table:table-cell office:value-type="float" office:value="626">
            <text:p>626</text:p>
          </table:table-cell>
          <table:table-cell office:value-type="float" office:value="1374044700000">
            <text:p>1374044700000</text:p>
          </table:table-cell>
        </table:table-row>
        <table:table-row table:style-name="ro2">
          <table:table-cell table:style-name="ce2" office:value-type="date" office:date-value="2013-07-17T07:10:00">
            <text:p>Wed, 7:10 AM 7/17</text:p>
          </table:table-cell>
          <table:table-cell table:style-name="ce3" table:formula="of:=([.A664]-DATE(1970;1;1))*86400*1000" office:value-type="float" office:value="1374045000000">
            <text:p>1374045000000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588">
            <text:p>588</text:p>
          </table:table-cell>
          <table:table-cell office:value-type="float" office:value="611">
            <text:p>611</text:p>
          </table:table-cell>
          <table:table-cell office:value-type="float" office:value="1374045000000">
            <text:p>1374045000000</text:p>
          </table:table-cell>
        </table:table-row>
        <table:table-row table:style-name="ro2">
          <table:table-cell table:style-name="ce2" office:value-type="date" office:date-value="2013-07-17T07:15:00">
            <text:p>Wed, 7:15 AM 7/17</text:p>
          </table:table-cell>
          <table:table-cell table:style-name="ce3" table:formula="of:=([.A665]-DATE(1970;1;1))*86400*1000" office:value-type="float" office:value="1374045300000">
            <text:p>1374045300000</text:p>
          </table:table-cell>
          <table:table-cell office:value-type="float" office:value="399">
            <text:p>399</text:p>
          </table:table-cell>
          <table:table-cell office:value-type="float" office:value="767">
            <text:p>767</text:p>
          </table:table-cell>
          <table:table-cell office:value-type="float" office:value="613">
            <text:p>613</text:p>
          </table:table-cell>
          <table:table-cell office:value-type="float" office:value="576">
            <text:p>576</text:p>
          </table:table-cell>
          <table:table-cell office:value-type="float" office:value="1374045300000">
            <text:p>1374045300000</text:p>
          </table:table-cell>
        </table:table-row>
        <table:table-row table:style-name="ro2">
          <table:table-cell table:style-name="ce2" office:value-type="date" office:date-value="2013-07-17T07:20:00">
            <text:p>Wed, 7:20 AM 7/17</text:p>
          </table:table-cell>
          <table:table-cell table:style-name="ce3" table:formula="of:=([.A666]-DATE(1970;1;1))*86400*1000" office:value-type="float" office:value="1374045600000">
            <text:p>1374045600000</text:p>
          </table:table-cell>
          <table:table-cell office:value-type="float" office:value="488">
            <text:p>488</text:p>
          </table:table-cell>
          <table:table-cell office:value-type="float" office:value="734">
            <text:p>734</text:p>
          </table:table-cell>
          <table:table-cell office:value-type="float" office:value="593">
            <text:p>593</text:p>
          </table:table-cell>
          <table:table-cell office:value-type="float" office:value="476">
            <text:p>476</text:p>
          </table:table-cell>
          <table:table-cell office:value-type="float" office:value="1374045600000">
            <text:p>1374045600000</text:p>
          </table:table-cell>
        </table:table-row>
        <table:table-row table:style-name="ro2">
          <table:table-cell table:style-name="ce2" office:value-type="date" office:date-value="2013-07-17T07:25:00">
            <text:p>Wed, 7:25 AM 7/17</text:p>
          </table:table-cell>
          <table:table-cell table:style-name="ce3" table:formula="of:=([.A667]-DATE(1970;1;1))*86400*1000" office:value-type="float" office:value="1374045900000">
            <text:p>1374045900000</text:p>
          </table:table-cell>
          <table:table-cell office:value-type="float" office:value="513">
            <text:p>513</text:p>
          </table:table-cell>
          <table:table-cell office:value-type="float" office:value="753">
            <text:p>753</text:p>
          </table:table-cell>
          <table:table-cell office:value-type="float" office:value="679">
            <text:p>679</text:p>
          </table:table-cell>
          <table:table-cell office:value-type="float" office:value="600">
            <text:p>600</text:p>
          </table:table-cell>
          <table:table-cell office:value-type="float" office:value="1374045900000">
            <text:p>1374045900000</text:p>
          </table:table-cell>
        </table:table-row>
        <table:table-row table:style-name="ro2">
          <table:table-cell table:style-name="ce2" office:value-type="date" office:date-value="2013-07-17T07:30:00">
            <text:p>Wed, 7:30 AM 7/17</text:p>
          </table:table-cell>
          <table:table-cell table:style-name="ce3" table:formula="of:=([.A668]-DATE(1970;1;1))*86400*1000" office:value-type="float" office:value="1374046200000">
            <text:p>1374046200000</text:p>
          </table:table-cell>
          <table:table-cell office:value-type="float" office:value="446">
            <text:p>446</text:p>
          </table:table-cell>
          <table:table-cell office:value-type="float" office:value="672">
            <text:p>672</text:p>
          </table:table-cell>
          <table:table-cell office:value-type="float" office:value="650">
            <text:p>650</text:p>
          </table:table-cell>
          <table:table-cell office:value-type="float" office:value="565">
            <text:p>565</text:p>
          </table:table-cell>
          <table:table-cell office:value-type="float" office:value="1374046200000">
            <text:p>1374046200000</text:p>
          </table:table-cell>
        </table:table-row>
        <table:table-row table:style-name="ro2">
          <table:table-cell table:style-name="ce2" office:value-type="date" office:date-value="2013-07-17T07:35:00">
            <text:p>Wed, 7:35 AM 7/17</text:p>
          </table:table-cell>
          <table:table-cell table:style-name="ce3" table:formula="of:=([.A669]-DATE(1970;1;1))*86400*1000" office:value-type="float" office:value="1374046500000">
            <text:p>1374046500000</text:p>
          </table:table-cell>
          <table:table-cell office:value-type="float" office:value="483">
            <text:p>483</text:p>
          </table:table-cell>
          <table:table-cell office:value-type="float" office:value="722">
            <text:p>722</text:p>
          </table:table-cell>
          <table:table-cell office:value-type="float" office:value="668">
            <text:p>668</text:p>
          </table:table-cell>
          <table:table-cell office:value-type="float" office:value="584">
            <text:p>584</text:p>
          </table:table-cell>
          <table:table-cell office:value-type="float" office:value="1374046500000">
            <text:p>1374046500000</text:p>
          </table:table-cell>
        </table:table-row>
        <table:table-row table:style-name="ro2">
          <table:table-cell table:style-name="ce2" office:value-type="date" office:date-value="2013-07-17T07:40:00">
            <text:p>Wed, 7:40 AM 7/17</text:p>
          </table:table-cell>
          <table:table-cell table:style-name="ce3" table:formula="of:=([.A670]-DATE(1970;1;1))*86400*1000" office:value-type="float" office:value="1374046800000">
            <text:p>1374046800000</text:p>
          </table:table-cell>
          <table:table-cell office:value-type="float" office:value="472">
            <text:p>472</text:p>
          </table:table-cell>
          <table:table-cell office:value-type="float" office:value="733">
            <text:p>733</text:p>
          </table:table-cell>
          <table:table-cell office:value-type="float" office:value="541">
            <text:p>541</text:p>
          </table:table-cell>
          <table:table-cell office:value-type="float" office:value="463">
            <text:p>463</text:p>
          </table:table-cell>
          <table:table-cell office:value-type="float" office:value="1374046800000">
            <text:p>1374046800000</text:p>
          </table:table-cell>
        </table:table-row>
        <table:table-row table:style-name="ro2">
          <table:table-cell table:style-name="ce2" office:value-type="date" office:date-value="2013-07-17T07:45:00">
            <text:p>Wed, 7:45 AM 7/17</text:p>
          </table:table-cell>
          <table:table-cell table:style-name="ce3" table:formula="of:=([.A671]-DATE(1970;1;1))*86400*1000" office:value-type="float" office:value="1374047100000">
            <text:p>1374047100000</text:p>
          </table:table-cell>
          <table:table-cell office:value-type="float" office:value="467">
            <text:p>467</text:p>
          </table:table-cell>
          <table:table-cell office:value-type="float" office:value="807">
            <text:p>807</text:p>
          </table:table-cell>
          <table:table-cell office:value-type="float" office:value="550">
            <text:p>550</text:p>
          </table:table-cell>
          <table:table-cell office:value-type="float" office:value="506">
            <text:p>506</text:p>
          </table:table-cell>
          <table:table-cell office:value-type="float" office:value="1374047100000">
            <text:p>1374047100000</text:p>
          </table:table-cell>
        </table:table-row>
        <table:table-row table:style-name="ro2">
          <table:table-cell table:style-name="ce2" office:value-type="date" office:date-value="2013-07-17T07:50:00">
            <text:p>Wed, 7:50 AM 7/17</text:p>
          </table:table-cell>
          <table:table-cell table:style-name="ce3" table:formula="of:=([.A672]-DATE(1970;1;1))*86400*1000" office:value-type="float" office:value="1374047400000">
            <text:p>1374047400000</text:p>
          </table:table-cell>
          <table:table-cell office:value-type="float" office:value="424">
            <text:p>424</text:p>
          </table:table-cell>
          <table:table-cell office:value-type="float" office:value="801">
            <text:p>801</text:p>
          </table:table-cell>
          <table:table-cell office:value-type="float" office:value="629">
            <text:p>629</text:p>
          </table:table-cell>
          <table:table-cell office:value-type="float" office:value="610">
            <text:p>610</text:p>
          </table:table-cell>
          <table:table-cell office:value-type="float" office:value="1374047400000">
            <text:p>1374047400000</text:p>
          </table:table-cell>
        </table:table-row>
        <table:table-row table:style-name="ro2">
          <table:table-cell table:style-name="ce2" office:value-type="date" office:date-value="2013-07-17T07:55:00">
            <text:p>Wed, 7:55 AM 7/17</text:p>
          </table:table-cell>
          <table:table-cell table:style-name="ce3" table:formula="of:=([.A673]-DATE(1970;1;1))*86400*1000" office:value-type="float" office:value="1374047700000">
            <text:p>1374047700000</text:p>
          </table:table-cell>
          <table:table-cell office:value-type="float" office:value="512">
            <text:p>512</text:p>
          </table:table-cell>
          <table:table-cell office:value-type="float" office:value="794">
            <text:p>794</text:p>
          </table:table-cell>
          <table:table-cell office:value-type="float" office:value="632">
            <text:p>632</text:p>
          </table:table-cell>
          <table:table-cell office:value-type="float" office:value="531">
            <text:p>531</text:p>
          </table:table-cell>
          <table:table-cell office:value-type="float" office:value="1374047700000">
            <text:p>1374047700000</text:p>
          </table:table-cell>
        </table:table-row>
        <table:table-row table:style-name="ro2">
          <table:table-cell table:style-name="ce2" office:value-type="date" office:date-value="2013-07-17T08:00:00">
            <text:p>Wed, 8:00 AM 7/17</text:p>
          </table:table-cell>
          <table:table-cell table:style-name="ce3" table:formula="of:=([.A674]-DATE(1970;1;1))*86400*1000" office:value-type="float" office:value="1374048000000">
            <text:p>1374048000000</text:p>
          </table:table-cell>
          <table:table-cell office:value-type="float" office:value="451">
            <text:p>451</text:p>
          </table:table-cell>
          <table:table-cell office:value-type="float" office:value="788">
            <text:p>788</text:p>
          </table:table-cell>
          <table:table-cell office:value-type="float" office:value="630">
            <text:p>630</text:p>
          </table:table-cell>
          <table:table-cell office:value-type="float" office:value="560">
            <text:p>560</text:p>
          </table:table-cell>
          <table:table-cell office:value-type="float" office:value="1374048000000">
            <text:p>1374048000000</text:p>
          </table:table-cell>
        </table:table-row>
        <table:table-row table:style-name="ro2">
          <table:table-cell table:style-name="ce2" office:value-type="date" office:date-value="2013-07-17T08:05:00">
            <text:p>Wed, 8:05 AM 7/17</text:p>
          </table:table-cell>
          <table:table-cell table:style-name="ce3" table:formula="of:=([.A675]-DATE(1970;1;1))*86400*1000" office:value-type="float" office:value="1374048300000">
            <text:p>1374048300000</text:p>
          </table:table-cell>
          <table:table-cell office:value-type="float" office:value="470">
            <text:p>470</text:p>
          </table:table-cell>
          <table:table-cell office:value-type="float" office:value="752">
            <text:p>752</text:p>
          </table:table-cell>
          <table:table-cell office:value-type="float" office:value="550">
            <text:p>550</text:p>
          </table:table-cell>
          <table:table-cell office:value-type="float" office:value="594">
            <text:p>594</text:p>
          </table:table-cell>
          <table:table-cell office:value-type="float" office:value="1374048300000">
            <text:p>1374048300000</text:p>
          </table:table-cell>
        </table:table-row>
        <table:table-row table:style-name="ro2">
          <table:table-cell table:style-name="ce2" office:value-type="date" office:date-value="2013-07-17T08:10:00">
            <text:p>Wed, 8:10 AM 7/17</text:p>
          </table:table-cell>
          <table:table-cell table:style-name="ce3" table:formula="of:=([.A676]-DATE(1970;1;1))*86400*1000" office:value-type="float" office:value="1374048600000">
            <text:p>1374048600000</text:p>
          </table:table-cell>
          <table:table-cell office:value-type="float" office:value="478">
            <text:p>478</text:p>
          </table:table-cell>
          <table:table-cell office:value-type="float" office:value="697">
            <text:p>697</text:p>
          </table:table-cell>
          <table:table-cell office:value-type="float" office:value="580">
            <text:p>580</text:p>
          </table:table-cell>
          <table:table-cell office:value-type="float" office:value="527">
            <text:p>527</text:p>
          </table:table-cell>
          <table:table-cell office:value-type="float" office:value="1374048600000">
            <text:p>1374048600000</text:p>
          </table:table-cell>
        </table:table-row>
        <table:table-row table:style-name="ro2">
          <table:table-cell table:style-name="ce2" office:value-type="date" office:date-value="2013-07-17T08:15:00">
            <text:p>Wed, 8:15 AM 7/17</text:p>
          </table:table-cell>
          <table:table-cell table:style-name="ce3" table:formula="of:=([.A677]-DATE(1970;1;1))*86400*1000" office:value-type="float" office:value="1374048900000">
            <text:p>1374048900000</text:p>
          </table:table-cell>
          <table:table-cell office:value-type="float" office:value="368">
            <text:p>368</text:p>
          </table:table-cell>
          <table:table-cell office:value-type="float" office:value="741">
            <text:p>741</text:p>
          </table:table-cell>
          <table:table-cell office:value-type="float" office:value="592">
            <text:p>592</text:p>
          </table:table-cell>
          <table:table-cell office:value-type="float" office:value="607">
            <text:p>607</text:p>
          </table:table-cell>
          <table:table-cell office:value-type="float" office:value="1374048900000">
            <text:p>1374048900000</text:p>
          </table:table-cell>
        </table:table-row>
        <table:table-row table:style-name="ro2">
          <table:table-cell table:style-name="ce2" office:value-type="date" office:date-value="2013-07-17T08:20:00">
            <text:p>Wed, 8:20 AM 7/17</text:p>
          </table:table-cell>
          <table:table-cell table:style-name="ce3" table:formula="of:=([.A678]-DATE(1970;1;1))*86400*1000" office:value-type="float" office:value="1374049200000">
            <text:p>1374049200000</text:p>
          </table:table-cell>
          <table:table-cell office:value-type="float" office:value="520">
            <text:p>520</text:p>
          </table:table-cell>
          <table:table-cell office:value-type="float" office:value="775">
            <text:p>775</text:p>
          </table:table-cell>
          <table:table-cell office:value-type="float" office:value="604">
            <text:p>604</text:p>
          </table:table-cell>
          <table:table-cell office:value-type="float" office:value="575">
            <text:p>575</text:p>
          </table:table-cell>
          <table:table-cell office:value-type="float" office:value="1374049200000">
            <text:p>1374049200000</text:p>
          </table:table-cell>
        </table:table-row>
        <table:table-row table:style-name="ro2">
          <table:table-cell table:style-name="ce2" office:value-type="date" office:date-value="2013-07-17T08:25:00">
            <text:p>Wed, 8:25 AM 7/17</text:p>
          </table:table-cell>
          <table:table-cell table:style-name="ce3" table:formula="of:=([.A679]-DATE(1970;1;1))*86400*1000" office:value-type="float" office:value="1374049500000">
            <text:p>1374049500000</text:p>
          </table:table-cell>
          <table:table-cell office:value-type="float" office:value="563">
            <text:p>563</text:p>
          </table:table-cell>
          <table:table-cell office:value-type="float" office:value="751">
            <text:p>751</text:p>
          </table:table-cell>
          <table:table-cell office:value-type="float" office:value="619">
            <text:p>619</text:p>
          </table:table-cell>
          <table:table-cell office:value-type="float" office:value="584">
            <text:p>584</text:p>
          </table:table-cell>
          <table:table-cell office:value-type="float" office:value="1374049500000">
            <text:p>1374049500000</text:p>
          </table:table-cell>
        </table:table-row>
        <table:table-row table:style-name="ro2">
          <table:table-cell table:style-name="ce2" office:value-type="date" office:date-value="2013-07-17T08:30:00">
            <text:p>Wed, 8:30 AM 7/17</text:p>
          </table:table-cell>
          <table:table-cell table:style-name="ce3" table:formula="of:=([.A680]-DATE(1970;1;1))*86400*1000" office:value-type="float" office:value="1374049800000">
            <text:p>1374049800000</text:p>
          </table:table-cell>
          <table:table-cell office:value-type="float" office:value="465">
            <text:p>465</text:p>
          </table:table-cell>
          <table:table-cell office:value-type="float" office:value="793">
            <text:p>793</text:p>
          </table:table-cell>
          <table:table-cell office:value-type="float" office:value="564">
            <text:p>564</text:p>
          </table:table-cell>
          <table:table-cell office:value-type="float" office:value="507">
            <text:p>507</text:p>
          </table:table-cell>
          <table:table-cell office:value-type="float" office:value="1374049800000">
            <text:p>1374049800000</text:p>
          </table:table-cell>
        </table:table-row>
        <table:table-row table:style-name="ro2">
          <table:table-cell table:style-name="ce2" office:value-type="date" office:date-value="2013-07-17T08:35:00">
            <text:p>Wed, 8:35 AM 7/17</text:p>
          </table:table-cell>
          <table:table-cell table:style-name="ce3" table:formula="of:=([.A681]-DATE(1970;1;1))*86400*1000" office:value-type="float" office:value="1374050100000">
            <text:p>1374050100000</text:p>
          </table:table-cell>
          <table:table-cell office:value-type="float" office:value="585">
            <text:p>585</text:p>
          </table:table-cell>
          <table:table-cell office:value-type="float" office:value="783">
            <text:p>783</text:p>
          </table:table-cell>
          <table:table-cell office:value-type="float" office:value="644">
            <text:p>644</text:p>
          </table:table-cell>
          <table:table-cell office:value-type="float" office:value="552">
            <text:p>552</text:p>
          </table:table-cell>
          <table:table-cell office:value-type="float" office:value="1374050100000">
            <text:p>1374050100000</text:p>
          </table:table-cell>
        </table:table-row>
        <table:table-row table:style-name="ro2">
          <table:table-cell table:style-name="ce2" office:value-type="date" office:date-value="2013-07-17T08:40:00">
            <text:p>Wed, 8:40 AM 7/17</text:p>
          </table:table-cell>
          <table:table-cell table:style-name="ce3" table:formula="of:=([.A682]-DATE(1970;1;1))*86400*1000" office:value-type="float" office:value="1374050400000">
            <text:p>1374050400000</text:p>
          </table:table-cell>
          <table:table-cell office:value-type="float" office:value="507">
            <text:p>507</text:p>
          </table:table-cell>
          <table:table-cell office:value-type="float" office:value="726">
            <text:p>726</text:p>
          </table:table-cell>
          <table:table-cell office:value-type="float" office:value="629">
            <text:p>629</text:p>
          </table:table-cell>
          <table:table-cell office:value-type="float" office:value="536">
            <text:p>536</text:p>
          </table:table-cell>
          <table:table-cell office:value-type="float" office:value="1374050400000">
            <text:p>1374050400000</text:p>
          </table:table-cell>
        </table:table-row>
        <table:table-row table:style-name="ro2">
          <table:table-cell table:style-name="ce2" office:value-type="date" office:date-value="2013-07-17T08:45:00">
            <text:p>Wed, 8:45 AM 7/17</text:p>
          </table:table-cell>
          <table:table-cell table:style-name="ce3" table:formula="of:=([.A683]-DATE(1970;1;1))*86400*1000" office:value-type="float" office:value="1374050700000">
            <text:p>1374050700000</text:p>
          </table:table-cell>
          <table:table-cell office:value-type="float" office:value="603">
            <text:p>603</text:p>
          </table:table-cell>
          <table:table-cell office:value-type="float" office:value="669">
            <text:p>669</text:p>
          </table:table-cell>
          <table:table-cell office:value-type="float" office:value="645">
            <text:p>645</text:p>
          </table:table-cell>
          <table:table-cell office:value-type="float" office:value="595">
            <text:p>595</text:p>
          </table:table-cell>
          <table:table-cell office:value-type="float" office:value="1374050700000">
            <text:p>1374050700000</text:p>
          </table:table-cell>
        </table:table-row>
        <table:table-row table:style-name="ro2">
          <table:table-cell table:style-name="ce2" office:value-type="date" office:date-value="2013-07-17T08:50:00">
            <text:p>Wed, 8:50 AM 7/17</text:p>
          </table:table-cell>
          <table:table-cell table:style-name="ce3" table:formula="of:=([.A684]-DATE(1970;1;1))*86400*1000" office:value-type="float" office:value="1374051000000">
            <text:p>1374051000000</text:p>
          </table:table-cell>
          <table:table-cell office:value-type="float" office:value="562">
            <text:p>562</text:p>
          </table:table-cell>
          <table:table-cell office:value-type="float" office:value="716">
            <text:p>716</text:p>
          </table:table-cell>
          <table:table-cell office:value-type="float" office:value="641">
            <text:p>641</text:p>
          </table:table-cell>
          <table:table-cell office:value-type="float" office:value="500">
            <text:p>500</text:p>
          </table:table-cell>
          <table:table-cell office:value-type="float" office:value="1374051000000">
            <text:p>1374051000000</text:p>
          </table:table-cell>
        </table:table-row>
        <table:table-row table:style-name="ro2">
          <table:table-cell table:style-name="ce2" office:value-type="date" office:date-value="2013-07-17T08:55:00">
            <text:p>Wed, 8:55 AM 7/17</text:p>
          </table:table-cell>
          <table:table-cell table:style-name="ce3" table:formula="of:=([.A685]-DATE(1970;1;1))*86400*1000" office:value-type="float" office:value="1374051300000">
            <text:p>1374051300000</text:p>
          </table:table-cell>
          <table:table-cell office:value-type="float" office:value="294">
            <text:p>294</text:p>
          </table:table-cell>
          <table:table-cell office:value-type="float" office:value="734">
            <text:p>734</text:p>
          </table:table-cell>
          <table:table-cell office:value-type="float" office:value="634">
            <text:p>634</text:p>
          </table:table-cell>
          <table:table-cell office:value-type="float" office:value="537">
            <text:p>537</text:p>
          </table:table-cell>
          <table:table-cell office:value-type="float" office:value="1374051300000">
            <text:p>1374051300000</text:p>
          </table:table-cell>
        </table:table-row>
        <table:table-row table:style-name="ro2">
          <table:table-cell table:style-name="ce2" office:value-type="date" office:date-value="2013-07-17T09:00:00">
            <text:p>Wed, 9:00 AM 7/17</text:p>
          </table:table-cell>
          <table:table-cell table:style-name="ce3" table:formula="of:=([.A686]-DATE(1970;1;1))*86400*1000" office:value-type="float" office:value="1374051600000">
            <text:p>1374051600000</text:p>
          </table:table-cell>
          <table:table-cell office:value-type="float" office:value="486">
            <text:p>486</text:p>
          </table:table-cell>
          <table:table-cell office:value-type="float" office:value="710">
            <text:p>710</text:p>
          </table:table-cell>
          <table:table-cell office:value-type="float" office:value="592">
            <text:p>592</text:p>
          </table:table-cell>
          <table:table-cell office:value-type="float" office:value="479">
            <text:p>479</text:p>
          </table:table-cell>
          <table:table-cell office:value-type="float" office:value="1374051600000">
            <text:p>1374051600000</text:p>
          </table:table-cell>
        </table:table-row>
        <table:table-row table:style-name="ro2">
          <table:table-cell table:style-name="ce2" office:value-type="date" office:date-value="2013-07-17T09:05:00">
            <text:p>Wed, 9:05 AM 7/17</text:p>
          </table:table-cell>
          <table:table-cell table:style-name="ce3" table:formula="of:=([.A687]-DATE(1970;1;1))*86400*1000" office:value-type="float" office:value="1374051900000">
            <text:p>1374051900000</text:p>
          </table:table-cell>
          <table:table-cell office:value-type="float" office:value="434">
            <text:p>434</text:p>
          </table:table-cell>
          <table:table-cell office:value-type="float" office:value="718">
            <text:p>718</text:p>
          </table:table-cell>
          <table:table-cell office:value-type="float" office:value="579">
            <text:p>579</text:p>
          </table:table-cell>
          <table:table-cell office:value-type="float" office:value="514">
            <text:p>514</text:p>
          </table:table-cell>
          <table:table-cell office:value-type="float" office:value="1374051900000">
            <text:p>1374051900000</text:p>
          </table:table-cell>
        </table:table-row>
        <table:table-row table:style-name="ro2">
          <table:table-cell table:style-name="ce2" office:value-type="date" office:date-value="2013-07-17T09:10:00">
            <text:p>Wed, 9:10 AM 7/17</text:p>
          </table:table-cell>
          <table:table-cell table:style-name="ce3" table:formula="of:=([.A688]-DATE(1970;1;1))*86400*1000" office:value-type="float" office:value="1374052200000">
            <text:p>1374052200000</text:p>
          </table:table-cell>
          <table:table-cell office:value-type="float" office:value="383">
            <text:p>383</text:p>
          </table:table-cell>
          <table:table-cell office:value-type="float" office:value="642">
            <text:p>642</text:p>
          </table:table-cell>
          <table:table-cell office:value-type="float" office:value="518">
            <text:p>518</text:p>
          </table:table-cell>
          <table:table-cell office:value-type="float" office:value="529">
            <text:p>529</text:p>
          </table:table-cell>
          <table:table-cell office:value-type="float" office:value="1374052200000">
            <text:p>1374052200000</text:p>
          </table:table-cell>
        </table:table-row>
        <table:table-row table:style-name="ro2">
          <table:table-cell table:style-name="ce2" office:value-type="date" office:date-value="2013-07-17T09:15:00">
            <text:p>Wed, 9:15 AM 7/17</text:p>
          </table:table-cell>
          <table:table-cell table:style-name="ce3" table:formula="of:=([.A689]-DATE(1970;1;1))*86400*1000" office:value-type="float" office:value="1374052500000">
            <text:p>1374052500000</text:p>
          </table:table-cell>
          <table:table-cell office:value-type="float" office:value="482">
            <text:p>482</text:p>
          </table:table-cell>
          <table:table-cell office:value-type="float" office:value="690">
            <text:p>690</text:p>
          </table:table-cell>
          <table:table-cell office:value-type="float" office:value="511">
            <text:p>511</text:p>
          </table:table-cell>
          <table:table-cell office:value-type="float" office:value="486">
            <text:p>486</text:p>
          </table:table-cell>
          <table:table-cell office:value-type="float" office:value="1374052500000">
            <text:p>1374052500000</text:p>
          </table:table-cell>
        </table:table-row>
        <table:table-row table:style-name="ro2">
          <table:table-cell table:style-name="ce2" office:value-type="date" office:date-value="2013-07-17T09:20:00">
            <text:p>Wed, 9:20 AM 7/17</text:p>
          </table:table-cell>
          <table:table-cell table:style-name="ce3" table:formula="of:=([.A690]-DATE(1970;1;1))*86400*1000" office:value-type="float" office:value="1374052800000">
            <text:p>1374052800000</text:p>
          </table:table-cell>
          <table:table-cell office:value-type="float" office:value="452">
            <text:p>452</text:p>
          </table:table-cell>
          <table:table-cell office:value-type="float" office:value="723">
            <text:p>723</text:p>
          </table:table-cell>
          <table:table-cell office:value-type="float" office:value="546">
            <text:p>546</text:p>
          </table:table-cell>
          <table:table-cell office:value-type="float" office:value="543">
            <text:p>543</text:p>
          </table:table-cell>
          <table:table-cell office:value-type="float" office:value="1374052800000">
            <text:p>1374052800000</text:p>
          </table:table-cell>
        </table:table-row>
        <table:table-row table:style-name="ro2">
          <table:table-cell table:style-name="ce2" office:value-type="date" office:date-value="2013-07-17T09:25:00">
            <text:p>Wed, 9:25 AM 7/17</text:p>
          </table:table-cell>
          <table:table-cell table:style-name="ce3" table:formula="of:=([.A691]-DATE(1970;1;1))*86400*1000" office:value-type="float" office:value="1374053100000">
            <text:p>1374053100000</text:p>
          </table:table-cell>
          <table:table-cell office:value-type="float" office:value="380">
            <text:p>380</text:p>
          </table:table-cell>
          <table:table-cell office:value-type="float" office:value="692">
            <text:p>692</text:p>
          </table:table-cell>
          <table:table-cell office:value-type="float" office:value="608">
            <text:p>608</text:p>
          </table:table-cell>
          <table:table-cell office:value-type="float" office:value="513">
            <text:p>513</text:p>
          </table:table-cell>
          <table:table-cell office:value-type="float" office:value="1374053100000">
            <text:p>1374053100000</text:p>
          </table:table-cell>
        </table:table-row>
        <table:table-row table:style-name="ro2">
          <table:table-cell table:style-name="ce2" office:value-type="date" office:date-value="2013-07-17T09:30:00">
            <text:p>Wed, 9:30 AM 7/17</text:p>
          </table:table-cell>
          <table:table-cell table:style-name="ce3" table:formula="of:=([.A692]-DATE(1970;1;1))*86400*1000" office:value-type="float" office:value="1374053400000">
            <text:p>1374053400000</text:p>
          </table:table-cell>
          <table:table-cell office:value-type="float" office:value="519">
            <text:p>519</text:p>
          </table:table-cell>
          <table:table-cell office:value-type="float" office:value="672">
            <text:p>672</text:p>
          </table:table-cell>
          <table:table-cell office:value-type="float" office:value="505">
            <text:p>505</text:p>
          </table:table-cell>
          <table:table-cell office:value-type="float" office:value="530">
            <text:p>530</text:p>
          </table:table-cell>
          <table:table-cell office:value-type="float" office:value="1374053400000">
            <text:p>1374053400000</text:p>
          </table:table-cell>
        </table:table-row>
        <table:table-row table:style-name="ro2">
          <table:table-cell table:style-name="ce2" office:value-type="date" office:date-value="2013-07-17T09:35:00">
            <text:p>Wed, 9:35 AM 7/17</text:p>
          </table:table-cell>
          <table:table-cell table:style-name="ce3" table:formula="of:=([.A693]-DATE(1970;1;1))*86400*1000" office:value-type="float" office:value="1374053700000">
            <text:p>1374053700000</text:p>
          </table:table-cell>
          <table:table-cell office:value-type="float" office:value="434">
            <text:p>434</text:p>
          </table:table-cell>
          <table:table-cell office:value-type="float" office:value="572">
            <text:p>572</text:p>
          </table:table-cell>
          <table:table-cell office:value-type="float" office:value="565">
            <text:p>565</text:p>
          </table:table-cell>
          <table:table-cell office:value-type="float" office:value="465">
            <text:p>465</text:p>
          </table:table-cell>
          <table:table-cell office:value-type="float" office:value="1374053700000">
            <text:p>1374053700000</text:p>
          </table:table-cell>
        </table:table-row>
        <table:table-row table:style-name="ro2">
          <table:table-cell table:style-name="ce2" office:value-type="date" office:date-value="2013-07-17T09:40:00">
            <text:p>Wed, 9:40 AM 7/17</text:p>
          </table:table-cell>
          <table:table-cell table:style-name="ce3" table:formula="of:=([.A694]-DATE(1970;1;1))*86400*1000" office:value-type="float" office:value="1374054000000">
            <text:p>1374054000000</text:p>
          </table:table-cell>
          <table:table-cell office:value-type="float" office:value="446">
            <text:p>44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47">
            <text:p>547</text:p>
          </table:table-cell>
          <table:table-cell office:value-type="float" office:value="1374054000000">
            <text:p>1374054000000</text:p>
          </table:table-cell>
        </table:table-row>
        <table:table-row table:style-name="ro2">
          <table:table-cell table:style-name="ce2" office:value-type="date" office:date-value="2013-07-17T09:45:00">
            <text:p>Wed, 9:45 AM 7/17</text:p>
          </table:table-cell>
          <table:table-cell table:style-name="ce3" table:formula="of:=([.A695]-DATE(1970;1;1))*86400*1000" office:value-type="float" office:value="1374054300000">
            <text:p>1374054300000</text:p>
          </table:table-cell>
          <table:table-cell office:value-type="float" office:value="469">
            <text:p>469</text:p>
          </table:table-cell>
          <table:table-cell office:value-type="float" office:value="485">
            <text:p>485</text:p>
          </table:table-cell>
          <table:table-cell office:value-type="float" office:value="620">
            <text:p>620</text:p>
          </table:table-cell>
          <table:table-cell office:value-type="float" office:value="507">
            <text:p>507</text:p>
          </table:table-cell>
          <table:table-cell office:value-type="float" office:value="1374054300000">
            <text:p>1374054300000</text:p>
          </table:table-cell>
        </table:table-row>
        <table:table-row table:style-name="ro2">
          <table:table-cell table:style-name="ce2" office:value-type="date" office:date-value="2013-07-17T09:50:00">
            <text:p>Wed, 9:50 AM 7/17</text:p>
          </table:table-cell>
          <table:table-cell table:style-name="ce3" table:formula="of:=([.A696]-DATE(1970;1;1))*86400*1000" office:value-type="float" office:value="1374054600000">
            <text:p>1374054600000</text:p>
          </table:table-cell>
          <table:table-cell office:value-type="float" office:value="343">
            <text:p>343</text:p>
          </table:table-cell>
          <table:table-cell office:value-type="float" office:value="651">
            <text:p>651</text:p>
          </table:table-cell>
          <table:table-cell office:value-type="float" office:value="585">
            <text:p>585</text:p>
          </table:table-cell>
          <table:table-cell office:value-type="float" office:value="487">
            <text:p>487</text:p>
          </table:table-cell>
          <table:table-cell office:value-type="float" office:value="1374054600000">
            <text:p>1374054600000</text:p>
          </table:table-cell>
        </table:table-row>
        <table:table-row table:style-name="ro2">
          <table:table-cell table:style-name="ce2" office:value-type="date" office:date-value="2013-07-17T09:55:00">
            <text:p>Wed, 9:55 AM 7/17</text:p>
          </table:table-cell>
          <table:table-cell table:style-name="ce3" table:formula="of:=([.A697]-DATE(1970;1;1))*86400*1000" office:value-type="float" office:value="1374054900000">
            <text:p>1374054900000</text:p>
          </table:table-cell>
          <table:table-cell office:value-type="float" office:value="387">
            <text:p>387</text:p>
          </table:table-cell>
          <table:table-cell office:value-type="float" office:value="603">
            <text:p>603</text:p>
          </table:table-cell>
          <table:table-cell office:value-type="float" office:value="569">
            <text:p>569</text:p>
          </table:table-cell>
          <table:table-cell office:value-type="float" office:value="490">
            <text:p>490</text:p>
          </table:table-cell>
          <table:table-cell office:value-type="float" office:value="1374054900000">
            <text:p>1374054900000</text:p>
          </table:table-cell>
        </table:table-row>
        <table:table-row table:style-name="ro2">
          <table:table-cell table:style-name="ce2" office:value-type="date" office:date-value="2013-07-17T10:00:00">
            <text:p>Wed, 10:00 AM 7/17</text:p>
          </table:table-cell>
          <table:table-cell table:style-name="ce3" table:formula="of:=([.A698]-DATE(1970;1;1))*86400*1000" office:value-type="float" office:value="1374055200000">
            <text:p>1374055200000</text:p>
          </table:table-cell>
          <table:table-cell office:value-type="float" office:value="335">
            <text:p>335</text:p>
          </table:table-cell>
          <table:table-cell office:value-type="float" office:value="440">
            <text:p>440</text:p>
          </table:table-cell>
          <table:table-cell office:value-type="float" office:value="489">
            <text:p>489</text:p>
          </table:table-cell>
          <table:table-cell office:value-type="float" office:value="427">
            <text:p>427</text:p>
          </table:table-cell>
          <table:table-cell office:value-type="float" office:value="1374055200000">
            <text:p>1374055200000</text:p>
          </table:table-cell>
        </table:table-row>
        <table:table-row table:style-name="ro2">
          <table:table-cell table:style-name="ce2" office:value-type="date" office:date-value="2013-07-17T10:05:00">
            <text:p>Wed, 10:05 AM 7/17</text:p>
          </table:table-cell>
          <table:table-cell table:style-name="ce3" table:formula="of:=([.A699]-DATE(1970;1;1))*86400*1000" office:value-type="float" office:value="1374055500000">
            <text:p>1374055500000</text:p>
          </table:table-cell>
          <table:table-cell office:value-type="float" office:value="376">
            <text:p>376</text:p>
          </table:table-cell>
          <table:table-cell office:value-type="float" office:value="672">
            <text:p>672</text:p>
          </table:table-cell>
          <table:table-cell office:value-type="float" office:value="504">
            <text:p>504</text:p>
          </table:table-cell>
          <table:table-cell office:value-type="float" office:value="481">
            <text:p>481</text:p>
          </table:table-cell>
          <table:table-cell office:value-type="float" office:value="1374055500000">
            <text:p>1374055500000</text:p>
          </table:table-cell>
        </table:table-row>
        <table:table-row table:style-name="ro2">
          <table:table-cell table:style-name="ce2" office:value-type="date" office:date-value="2013-07-17T10:10:00">
            <text:p>Wed, 10:10 AM 7/17</text:p>
          </table:table-cell>
          <table:table-cell table:style-name="ce3" table:formula="of:=([.A700]-DATE(1970;1;1))*86400*1000" office:value-type="float" office:value="1374055800000">
            <text:p>1374055800000</text:p>
          </table:table-cell>
          <table:table-cell office:value-type="float" office:value="258">
            <text:p>258</text:p>
          </table:table-cell>
          <table:table-cell office:value-type="float" office:value="646">
            <text:p>646</text:p>
          </table:table-cell>
          <table:table-cell office:value-type="float" office:value="556">
            <text:p>556</text:p>
          </table:table-cell>
          <table:table-cell office:value-type="float" office:value="540">
            <text:p>540</text:p>
          </table:table-cell>
          <table:table-cell office:value-type="float" office:value="1374055800000">
            <text:p>1374055800000</text:p>
          </table:table-cell>
        </table:table-row>
        <table:table-row table:style-name="ro2">
          <table:table-cell table:style-name="ce2" office:value-type="date" office:date-value="2013-07-17T10:15:00">
            <text:p>Wed, 10:15 AM 7/17</text:p>
          </table:table-cell>
          <table:table-cell table:style-name="ce3" table:formula="of:=([.A701]-DATE(1970;1;1))*86400*1000" office:value-type="float" office:value="1374056100000">
            <text:p>1374056100000</text:p>
          </table:table-cell>
          <table:table-cell office:value-type="float" office:value="246">
            <text:p>246</text:p>
          </table:table-cell>
          <table:table-cell office:value-type="float" office:value="706">
            <text:p>706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office:value-type="float" office:value="1374056100000">
            <text:p>1374056100000</text:p>
          </table:table-cell>
        </table:table-row>
        <table:table-row table:style-name="ro2">
          <table:table-cell table:style-name="ce2" office:value-type="date" office:date-value="2013-07-17T10:20:00">
            <text:p>Wed, 10:20 AM 7/17</text:p>
          </table:table-cell>
          <table:table-cell table:style-name="ce3" table:formula="of:=([.A702]-DATE(1970;1;1))*86400*1000" office:value-type="float" office:value="1374056400000">
            <text:p>1374056400000</text:p>
          </table:table-cell>
          <table:table-cell office:value-type="float" office:value="350">
            <text:p>350</text:p>
          </table:table-cell>
          <table:table-cell office:value-type="float" office:value="691">
            <text:p>691</text:p>
          </table:table-cell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office:value-type="float" office:value="1374056400000">
            <text:p>1374056400000</text:p>
          </table:table-cell>
        </table:table-row>
        <table:table-row table:style-name="ro2">
          <table:table-cell table:style-name="ce2" office:value-type="date" office:date-value="2013-07-17T10:25:00">
            <text:p>Wed, 10:25 AM 7/17</text:p>
          </table:table-cell>
          <table:table-cell table:style-name="ce3" table:formula="of:=([.A703]-DATE(1970;1;1))*86400*1000" office:value-type="float" office:value="1374056700000">
            <text:p>1374056700000</text:p>
          </table:table-cell>
          <table:table-cell office:value-type="float" office:value="411">
            <text:p>411</text:p>
          </table:table-cell>
          <table:table-cell office:value-type="float" office:value="664">
            <text:p>664</text:p>
          </table:table-cell>
          <table:table-cell office:value-type="float" office:value="561">
            <text:p>561</text:p>
          </table:table-cell>
          <table:table-cell office:value-type="float" office:value="471">
            <text:p>471</text:p>
          </table:table-cell>
          <table:table-cell office:value-type="float" office:value="1374056700000">
            <text:p>1374056700000</text:p>
          </table:table-cell>
        </table:table-row>
        <table:table-row table:style-name="ro2">
          <table:table-cell table:style-name="ce2" office:value-type="date" office:date-value="2013-07-17T10:30:00">
            <text:p>Wed, 10:30 AM 7/17</text:p>
          </table:table-cell>
          <table:table-cell table:style-name="ce3" table:formula="of:=([.A704]-DATE(1970;1;1))*86400*1000" office:value-type="float" office:value="1374057000000">
            <text:p>1374057000000</text:p>
          </table:table-cell>
          <table:table-cell office:value-type="float" office:value="435">
            <text:p>435</text:p>
          </table:table-cell>
          <table:table-cell office:value-type="float" office:value="691">
            <text:p>691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1374057000000">
            <text:p>1374057000000</text:p>
          </table:table-cell>
        </table:table-row>
        <table:table-row table:style-name="ro2">
          <table:table-cell table:style-name="ce2" office:value-type="date" office:date-value="2013-07-17T10:35:00">
            <text:p>Wed, 10:35 AM 7/17</text:p>
          </table:table-cell>
          <table:table-cell table:style-name="ce3" table:formula="of:=([.A705]-DATE(1970;1;1))*86400*1000" office:value-type="float" office:value="1374057300000">
            <text:p>1374057300000</text:p>
          </table:table-cell>
          <table:table-cell office:value-type="float" office:value="334">
            <text:p>334</text:p>
          </table:table-cell>
          <table:table-cell office:value-type="float" office:value="699">
            <text:p>699</text:p>
          </table:table-cell>
          <table:table-cell office:value-type="float" office:value="379">
            <text:p>379</text:p>
          </table:table-cell>
          <table:table-cell office:value-type="float" office:value="462">
            <text:p>462</text:p>
          </table:table-cell>
          <table:table-cell office:value-type="float" office:value="1374057300000">
            <text:p>1374057300000</text:p>
          </table:table-cell>
        </table:table-row>
        <table:table-row table:style-name="ro2">
          <table:table-cell table:style-name="ce2" office:value-type="date" office:date-value="2013-07-17T10:40:00">
            <text:p>Wed, 10:40 AM 7/17</text:p>
          </table:table-cell>
          <table:table-cell table:style-name="ce3" table:formula="of:=([.A706]-DATE(1970;1;1))*86400*1000" office:value-type="float" office:value="1374057600000">
            <text:p>1374057600000</text:p>
          </table:table-cell>
          <table:table-cell office:value-type="float" office:value="314">
            <text:p>314</text:p>
          </table:table-cell>
          <table:table-cell office:value-type="float" office:value="698">
            <text:p>698</text:p>
          </table:table-cell>
          <table:table-cell office:value-type="float" office:value="472">
            <text:p>472</text:p>
          </table:table-cell>
          <table:table-cell office:value-type="float" office:value="496">
            <text:p>496</text:p>
          </table:table-cell>
          <table:table-cell office:value-type="float" office:value="1374057600000">
            <text:p>1374057600000</text:p>
          </table:table-cell>
        </table:table-row>
        <table:table-row table:style-name="ro2">
          <table:table-cell table:style-name="ce2" office:value-type="date" office:date-value="2013-07-17T10:45:00">
            <text:p>Wed, 10:45 AM 7/17</text:p>
          </table:table-cell>
          <table:table-cell table:style-name="ce3" table:formula="of:=([.A707]-DATE(1970;1;1))*86400*1000" office:value-type="float" office:value="1374057900000">
            <text:p>1374057900000</text:p>
          </table:table-cell>
          <table:table-cell office:value-type="float" office:value="478">
            <text:p>478</text:p>
          </table:table-cell>
          <table:table-cell office:value-type="float" office:value="714">
            <text:p>714</text:p>
          </table:table-cell>
          <table:table-cell office:value-type="float" office:value="388">
            <text:p>388</text:p>
          </table:table-cell>
          <table:table-cell office:value-type="float" office:value="368">
            <text:p>368</text:p>
          </table:table-cell>
          <table:table-cell office:value-type="float" office:value="1374057900000">
            <text:p>1374057900000</text:p>
          </table:table-cell>
        </table:table-row>
        <table:table-row table:style-name="ro2">
          <table:table-cell table:style-name="ce2" office:value-type="date" office:date-value="2013-07-17T10:50:00">
            <text:p>Wed, 10:50 AM 7/17</text:p>
          </table:table-cell>
          <table:table-cell table:style-name="ce3" table:formula="of:=([.A708]-DATE(1970;1;1))*86400*1000" office:value-type="float" office:value="1374058200000">
            <text:p>1374058200000</text:p>
          </table:table-cell>
          <table:table-cell office:value-type="float" office:value="429">
            <text:p>429</text:p>
          </table:table-cell>
          <table:table-cell office:value-type="float" office:value="681">
            <text:p>681</text:p>
          </table:table-cell>
          <table:table-cell office:value-type="float" office:value="582">
            <text:p>582</text:p>
          </table:table-cell>
          <table:table-cell office:value-type="float" office:value="573">
            <text:p>573</text:p>
          </table:table-cell>
          <table:table-cell office:value-type="float" office:value="1374058200000">
            <text:p>1374058200000</text:p>
          </table:table-cell>
        </table:table-row>
        <table:table-row table:style-name="ro2">
          <table:table-cell table:style-name="ce2" office:value-type="date" office:date-value="2013-07-17T10:55:00">
            <text:p>Wed, 10:55 AM 7/17</text:p>
          </table:table-cell>
          <table:table-cell table:style-name="ce3" table:formula="of:=([.A709]-DATE(1970;1;1))*86400*1000" office:value-type="float" office:value="1374058500000">
            <text:p>1374058500000</text:p>
          </table:table-cell>
          <table:table-cell office:value-type="float" office:value="468">
            <text:p>468</text:p>
          </table:table-cell>
          <table:table-cell office:value-type="float" office:value="678">
            <text:p>678</text:p>
          </table:table-cell>
          <table:table-cell office:value-type="float" office:value="531">
            <text:p>531</text:p>
          </table:table-cell>
          <table:table-cell office:value-type="float" office:value="536">
            <text:p>536</text:p>
          </table:table-cell>
          <table:table-cell office:value-type="float" office:value="1374058500000">
            <text:p>1374058500000</text:p>
          </table:table-cell>
        </table:table-row>
        <table:table-row table:style-name="ro2">
          <table:table-cell table:style-name="ce2" office:value-type="date" office:date-value="2013-07-17T11:00:00">
            <text:p>Wed, 11:00 AM 7/17</text:p>
          </table:table-cell>
          <table:table-cell table:style-name="ce3" table:formula="of:=([.A710]-DATE(1970;1;1))*86400*1000" office:value-type="float" office:value="1374058800000">
            <text:p>1374058800000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float" office:value="519">
            <text:p>519</text:p>
          </table:table-cell>
          <table:table-cell office:value-type="float" office:value="556">
            <text:p>556</text:p>
          </table:table-cell>
          <table:table-cell office:value-type="float" office:value="1374058800000">
            <text:p>1374058800000</text:p>
          </table:table-cell>
        </table:table-row>
        <table:table-row table:style-name="ro2">
          <table:table-cell table:style-name="ce2" office:value-type="date" office:date-value="2013-07-17T11:05:00">
            <text:p>Wed, 11:05 AM 7/17</text:p>
          </table:table-cell>
          <table:table-cell table:style-name="ce3" table:formula="of:=([.A711]-DATE(1970;1;1))*86400*1000" office:value-type="float" office:value="1374059100000">
            <text:p>1374059100000</text:p>
          </table:table-cell>
          <table:table-cell office:value-type="float" office:value="331">
            <text:p>331</text:p>
          </table:table-cell>
          <table:table-cell office:value-type="float" office:value="675">
            <text:p>675</text:p>
          </table:table-cell>
          <table:table-cell office:value-type="float" office:value="525">
            <text:p>525</text:p>
          </table:table-cell>
          <table:table-cell office:value-type="float" office:value="548">
            <text:p>548</text:p>
          </table:table-cell>
          <table:table-cell office:value-type="float" office:value="1374059100000">
            <text:p>1374059100000</text:p>
          </table:table-cell>
        </table:table-row>
        <table:table-row table:style-name="ro2">
          <table:table-cell table:style-name="ce2" office:value-type="date" office:date-value="2013-07-17T11:10:00">
            <text:p>Wed, 11:10 AM 7/17</text:p>
          </table:table-cell>
          <table:table-cell table:style-name="ce3" table:formula="of:=([.A712]-DATE(1970;1;1))*86400*1000" office:value-type="float" office:value="1374059400000">
            <text:p>1374059400000</text:p>
          </table:table-cell>
          <table:table-cell office:value-type="float" office:value="404">
            <text:p>404</text:p>
          </table:table-cell>
          <table:table-cell office:value-type="float" office:value="671">
            <text:p>671</text:p>
          </table:table-cell>
          <table:table-cell office:value-type="float" office:value="524">
            <text:p>524</text:p>
          </table:table-cell>
          <table:table-cell office:value-type="float" office:value="536">
            <text:p>536</text:p>
          </table:table-cell>
          <table:table-cell office:value-type="float" office:value="1374059400000">
            <text:p>1374059400000</text:p>
          </table:table-cell>
        </table:table-row>
        <table:table-row table:style-name="ro2">
          <table:table-cell table:style-name="ce2" office:value-type="date" office:date-value="2013-07-17T11:15:00">
            <text:p>Wed, 11:15 AM 7/17</text:p>
          </table:table-cell>
          <table:table-cell table:style-name="ce3" table:formula="of:=([.A713]-DATE(1970;1;1))*86400*1000" office:value-type="float" office:value="1374059700000">
            <text:p>1374059700000</text:p>
          </table:table-cell>
          <table:table-cell office:value-type="float" office:value="508">
            <text:p>508</text:p>
          </table:table-cell>
          <table:table-cell office:value-type="float" office:value="655">
            <text:p>655</text:p>
          </table:table-cell>
          <table:table-cell office:value-type="float" office:value="571">
            <text:p>571</text:p>
          </table:table-cell>
          <table:table-cell office:value-type="float" office:value="570">
            <text:p>570</text:p>
          </table:table-cell>
          <table:table-cell office:value-type="float" office:value="1374059700000">
            <text:p>1374059700000</text:p>
          </table:table-cell>
        </table:table-row>
        <table:table-row table:style-name="ro2">
          <table:table-cell table:style-name="ce2" office:value-type="date" office:date-value="2013-07-17T11:20:00">
            <text:p>Wed, 11:20 AM 7/17</text:p>
          </table:table-cell>
          <table:table-cell table:style-name="ce3" table:formula="of:=([.A714]-DATE(1970;1;1))*86400*1000" office:value-type="float" office:value="1374060000000">
            <text:p>1374060000000</text:p>
          </table:table-cell>
          <table:table-cell office:value-type="float" office:value="445">
            <text:p>445</text:p>
          </table:table-cell>
          <table:table-cell office:value-type="float" office:value="682">
            <text:p>682</text:p>
          </table:table-cell>
          <table:table-cell office:value-type="float" office:value="555">
            <text:p>555</text:p>
          </table:table-cell>
          <table:table-cell office:value-type="float" office:value="565">
            <text:p>565</text:p>
          </table:table-cell>
          <table:table-cell office:value-type="float" office:value="1374060000000">
            <text:p>1374060000000</text:p>
          </table:table-cell>
        </table:table-row>
        <table:table-row table:style-name="ro2">
          <table:table-cell table:style-name="ce2" office:value-type="date" office:date-value="2013-07-17T11:25:00">
            <text:p>Wed, 11:25 AM 7/17</text:p>
          </table:table-cell>
          <table:table-cell table:style-name="ce3" table:formula="of:=([.A715]-DATE(1970;1;1))*86400*1000" office:value-type="float" office:value="1374060300000">
            <text:p>1374060300000</text:p>
          </table:table-cell>
          <table:table-cell office:value-type="float" office:value="516">
            <text:p>516</text:p>
          </table:table-cell>
          <table:table-cell office:value-type="float" office:value="636">
            <text:p>636</text:p>
          </table:table-cell>
          <table:table-cell office:value-type="float" office:value="416">
            <text:p>416</text:p>
          </table:table-cell>
          <table:table-cell office:value-type="float" office:value="454">
            <text:p>454</text:p>
          </table:table-cell>
          <table:table-cell office:value-type="float" office:value="1374060300000">
            <text:p>1374060300000</text:p>
          </table:table-cell>
        </table:table-row>
        <table:table-row table:style-name="ro2">
          <table:table-cell table:style-name="ce2" office:value-type="date" office:date-value="2013-07-17T11:30:00">
            <text:p>Wed, 11:30 AM 7/17</text:p>
          </table:table-cell>
          <table:table-cell table:style-name="ce3" table:formula="of:=([.A716]-DATE(1970;1;1))*86400*1000" office:value-type="float" office:value="1374060600000">
            <text:p>1374060600000</text:p>
          </table:table-cell>
          <table:table-cell office:value-type="float" office:value="358">
            <text:p>358</text:p>
          </table:table-cell>
          <table:table-cell office:value-type="float" office:value="647">
            <text:p>647</text:p>
          </table:table-cell>
          <table:table-cell office:value-type="float" office:value="380">
            <text:p>380</text:p>
          </table:table-cell>
          <table:table-cell office:value-type="float" office:value="477">
            <text:p>477</text:p>
          </table:table-cell>
          <table:table-cell office:value-type="float" office:value="1374060600000">
            <text:p>1374060600000</text:p>
          </table:table-cell>
        </table:table-row>
        <table:table-row table:style-name="ro2">
          <table:table-cell table:style-name="ce2" office:value-type="date" office:date-value="2013-07-17T11:35:00">
            <text:p>Wed, 11:35 AM 7/17</text:p>
          </table:table-cell>
          <table:table-cell table:style-name="ce3" table:formula="of:=([.A717]-DATE(1970;1;1))*86400*1000" office:value-type="float" office:value="1374060900000">
            <text:p>1374060900000</text:p>
          </table:table-cell>
          <table:table-cell office:value-type="float" office:value="427">
            <text:p>427</text:p>
          </table:table-cell>
          <table:table-cell office:value-type="float" office:value="618">
            <text:p>618</text:p>
          </table:table-cell>
          <table:table-cell office:value-type="float" office:value="555">
            <text:p>555</text:p>
          </table:table-cell>
          <table:table-cell office:value-type="float" office:value="542">
            <text:p>542</text:p>
          </table:table-cell>
          <table:table-cell office:value-type="float" office:value="1374060900000">
            <text:p>1374060900000</text:p>
          </table:table-cell>
        </table:table-row>
        <table:table-row table:style-name="ro2">
          <table:table-cell table:style-name="ce2" office:value-type="date" office:date-value="2013-07-17T11:40:00">
            <text:p>Wed, 11:40 AM 7/17</text:p>
          </table:table-cell>
          <table:table-cell table:style-name="ce3" table:formula="of:=([.A718]-DATE(1970;1;1))*86400*1000" office:value-type="float" office:value="1374061200000">
            <text:p>1374061200000</text:p>
          </table:table-cell>
          <table:table-cell office:value-type="float" office:value="482">
            <text:p>482</text:p>
          </table:table-cell>
          <table:table-cell office:value-type="float" office:value="636">
            <text:p>636</text:p>
          </table:table-cell>
          <table:table-cell office:value-type="float" office:value="519">
            <text:p>519</text:p>
          </table:table-cell>
          <table:table-cell office:value-type="float" office:value="489">
            <text:p>489</text:p>
          </table:table-cell>
          <table:table-cell office:value-type="float" office:value="1374061200000">
            <text:p>1374061200000</text:p>
          </table:table-cell>
        </table:table-row>
        <table:table-row table:style-name="ro2">
          <table:table-cell table:style-name="ce2" office:value-type="date" office:date-value="2013-07-17T11:45:00">
            <text:p>Wed, 11:45 AM 7/17</text:p>
          </table:table-cell>
          <table:table-cell table:style-name="ce3" table:formula="of:=([.A719]-DATE(1970;1;1))*86400*1000" office:value-type="float" office:value="1374061500000">
            <text:p>1374061500000</text:p>
          </table:table-cell>
          <table:table-cell office:value-type="float" office:value="396">
            <text:p>396</text:p>
          </table:table-cell>
          <table:table-cell office:value-type="float" office:value="567">
            <text:p>567</text:p>
          </table:table-cell>
          <table:table-cell office:value-type="float" office:value="550">
            <text:p>550</text:p>
          </table:table-cell>
          <table:table-cell office:value-type="float" office:value="540">
            <text:p>540</text:p>
          </table:table-cell>
          <table:table-cell office:value-type="float" office:value="1374061500000">
            <text:p>1374061500000</text:p>
          </table:table-cell>
        </table:table-row>
        <table:table-row table:style-name="ro2">
          <table:table-cell table:style-name="ce2" office:value-type="date" office:date-value="2013-07-17T11:50:00">
            <text:p>Wed, 11:50 AM 7/17</text:p>
          </table:table-cell>
          <table:table-cell table:style-name="ce3" table:formula="of:=([.A720]-DATE(1970;1;1))*86400*1000" office:value-type="float" office:value="1374061800000">
            <text:p>1374061800000</text:p>
          </table:table-cell>
          <table:table-cell office:value-type="float" office:value="350">
            <text:p>350</text:p>
          </table:table-cell>
          <table:table-cell office:value-type="float" office:value="688">
            <text:p>688</text:p>
          </table:table-cell>
          <table:table-cell office:value-type="float" office:value="415">
            <text:p>415</text:p>
          </table:table-cell>
          <table:table-cell office:value-type="float" office:value="449">
            <text:p>449</text:p>
          </table:table-cell>
          <table:table-cell office:value-type="float" office:value="1374061800000">
            <text:p>1374061800000</text:p>
          </table:table-cell>
        </table:table-row>
        <table:table-row table:style-name="ro2">
          <table:table-cell table:style-name="ce2" office:value-type="date" office:date-value="2013-07-17T11:55:00">
            <text:p>Wed, 11:55 AM 7/17</text:p>
          </table:table-cell>
          <table:table-cell table:style-name="ce3" table:formula="of:=([.A721]-DATE(1970;1;1))*86400*1000" office:value-type="float" office:value="1374062100000">
            <text:p>1374062100000</text:p>
          </table:table-cell>
          <table:table-cell office:value-type="float" office:value="497">
            <text:p>497</text:p>
          </table:table-cell>
          <table:table-cell office:value-type="float" office:value="623">
            <text:p>623</text:p>
          </table:table-cell>
          <table:table-cell office:value-type="float" office:value="416">
            <text:p>416</text:p>
          </table:table-cell>
          <table:table-cell office:value-type="float" office:value="509">
            <text:p>509</text:p>
          </table:table-cell>
          <table:table-cell office:value-type="float" office:value="1374062100000">
            <text:p>1374062100000</text:p>
          </table:table-cell>
        </table:table-row>
        <table:table-row table:style-name="ro2">
          <table:table-cell table:style-name="ce2" office:value-type="date" office:date-value="2013-07-17T12:00:00">
            <text:p>Wed, 12:00 PM 7/17</text:p>
          </table:table-cell>
          <table:table-cell table:style-name="ce3" table:formula="of:=([.A722]-DATE(1970;1;1))*86400*1000" office:value-type="float" office:value="1374062400000">
            <text:p>1374062400000</text:p>
          </table:table-cell>
          <table:table-cell office:value-type="float" office:value="481">
            <text:p>481</text:p>
          </table:table-cell>
          <table:table-cell office:value-type="float" office:value="539">
            <text:p>539</text:p>
          </table:table-cell>
          <table:table-cell office:value-type="float" office:value="355">
            <text:p>355</text:p>
          </table:table-cell>
          <table:table-cell office:value-type="float" office:value="441">
            <text:p>441</text:p>
          </table:table-cell>
          <table:table-cell office:value-type="float" office:value="1374062400000">
            <text:p>1374062400000</text:p>
          </table:table-cell>
        </table:table-row>
        <table:table-row table:style-name="ro2">
          <table:table-cell table:style-name="ce2" office:value-type="date" office:date-value="2013-07-17T12:05:00">
            <text:p>Wed, 12:05 PM 7/17</text:p>
          </table:table-cell>
          <table:table-cell table:style-name="ce3" table:formula="of:=([.A723]-DATE(1970;1;1))*86400*1000" office:value-type="float" office:value="1374062700000">
            <text:p>1374062700000</text:p>
          </table:table-cell>
          <table:table-cell office:value-type="float" office:value="438">
            <text:p>438</text:p>
          </table:table-cell>
          <table:table-cell office:value-type="float" office:value="524">
            <text:p>524</text:p>
          </table:table-cell>
          <table:table-cell office:value-type="float" office:value="434">
            <text:p>434</text:p>
          </table:table-cell>
          <table:table-cell office:value-type="float" office:value="566">
            <text:p>566</text:p>
          </table:table-cell>
          <table:table-cell office:value-type="float" office:value="1374062700000">
            <text:p>1374062700000</text:p>
          </table:table-cell>
        </table:table-row>
        <table:table-row table:style-name="ro2">
          <table:table-cell table:style-name="ce2" office:value-type="date" office:date-value="2013-07-17T12:10:00">
            <text:p>Wed, 12:10 PM 7/17</text:p>
          </table:table-cell>
          <table:table-cell table:style-name="ce3" table:formula="of:=([.A724]-DATE(1970;1;1))*86400*1000" office:value-type="float" office:value="1374063000000">
            <text:p>1374063000000</text:p>
          </table:table-cell>
          <table:table-cell office:value-type="float" office:value="526">
            <text:p>526</text:p>
          </table:table-cell>
          <table:table-cell office:value-type="float" office:value="562">
            <text:p>562</text:p>
          </table:table-cell>
          <table:table-cell office:value-type="float" office:value="535">
            <text:p>535</text:p>
          </table:table-cell>
          <table:table-cell office:value-type="float" office:value="604">
            <text:p>604</text:p>
          </table:table-cell>
          <table:table-cell office:value-type="float" office:value="1374063000000">
            <text:p>1374063000000</text:p>
          </table:table-cell>
        </table:table-row>
        <table:table-row table:style-name="ro2">
          <table:table-cell table:style-name="ce2" office:value-type="date" office:date-value="2013-07-17T12:15:00">
            <text:p>Wed, 12:15 PM 7/17</text:p>
          </table:table-cell>
          <table:table-cell table:style-name="ce3" table:formula="of:=([.A725]-DATE(1970;1;1))*86400*1000" office:value-type="float" office:value="1374063300000">
            <text:p>1374063300000</text:p>
          </table:table-cell>
          <table:table-cell office:value-type="float" office:value="370">
            <text:p>370</text:p>
          </table:table-cell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489">
            <text:p>489</text:p>
          </table:table-cell>
          <table:table-cell office:value-type="float" office:value="1374063300000">
            <text:p>1374063300000</text:p>
          </table:table-cell>
        </table:table-row>
        <table:table-row table:style-name="ro2">
          <table:table-cell table:style-name="ce2" office:value-type="date" office:date-value="2013-07-17T12:20:00">
            <text:p>Wed, 12:20 PM 7/17</text:p>
          </table:table-cell>
          <table:table-cell table:style-name="ce3" table:formula="of:=([.A726]-DATE(1970;1;1))*86400*1000" office:value-type="float" office:value="1374063600000">
            <text:p>1374063600000</text:p>
          </table:table-cell>
          <table:table-cell office:value-type="float" office:value="592">
            <text:p>592</text:p>
          </table:table-cell>
          <table:table-cell office:value-type="float" office:value="589">
            <text:p>589</text:p>
          </table:table-cell>
          <table:table-cell office:value-type="float" office:value="374">
            <text:p>374</text:p>
          </table:table-cell>
          <table:table-cell office:value-type="float" office:value="459">
            <text:p>459</text:p>
          </table:table-cell>
          <table:table-cell office:value-type="float" office:value="1374063600000">
            <text:p>1374063600000</text:p>
          </table:table-cell>
        </table:table-row>
        <table:table-row table:style-name="ro2">
          <table:table-cell table:style-name="ce2" office:value-type="date" office:date-value="2013-07-17T12:25:00">
            <text:p>Wed, 12:25 PM 7/17</text:p>
          </table:table-cell>
          <table:table-cell table:style-name="ce3" table:formula="of:=([.A727]-DATE(1970;1;1))*86400*1000" office:value-type="float" office:value="1374063900000">
            <text:p>1374063900000</text:p>
          </table:table-cell>
          <table:table-cell office:value-type="float" office:value="525">
            <text:p>525</text:p>
          </table:table-cell>
          <table:table-cell office:value-type="float" office:value="608">
            <text:p>608</text:p>
          </table:table-cell>
          <table:table-cell office:value-type="float" office:value="523">
            <text:p>523</text:p>
          </table:table-cell>
          <table:table-cell office:value-type="float" office:value="556">
            <text:p>556</text:p>
          </table:table-cell>
          <table:table-cell office:value-type="float" office:value="1374063900000">
            <text:p>1374063900000</text:p>
          </table:table-cell>
        </table:table-row>
        <table:table-row table:style-name="ro2">
          <table:table-cell table:style-name="ce2" office:value-type="date" office:date-value="2013-07-17T12:30:00">
            <text:p>Wed, 12:30 PM 7/17</text:p>
          </table:table-cell>
          <table:table-cell table:style-name="ce3" table:formula="of:=([.A728]-DATE(1970;1;1))*86400*1000" office:value-type="float" office:value="1374064200000">
            <text:p>1374064200000</text:p>
          </table:table-cell>
          <table:table-cell office:value-type="float" office:value="379">
            <text:p>379</text:p>
          </table:table-cell>
          <table:table-cell office:value-type="float" office:value="591">
            <text:p>591</text:p>
          </table:table-cell>
          <table:table-cell office:value-type="float" office:value="489">
            <text:p>489</text:p>
          </table:table-cell>
          <table:table-cell office:value-type="float" office:value="540">
            <text:p>540</text:p>
          </table:table-cell>
          <table:table-cell office:value-type="float" office:value="1374064200000">
            <text:p>1374064200000</text:p>
          </table:table-cell>
        </table:table-row>
        <table:table-row table:style-name="ro2">
          <table:table-cell table:style-name="ce2" office:value-type="date" office:date-value="2013-07-17T12:35:00">
            <text:p>Wed, 12:35 PM 7/17</text:p>
          </table:table-cell>
          <table:table-cell table:style-name="ce3" table:formula="of:=([.A729]-DATE(1970;1;1))*86400*1000" office:value-type="float" office:value="1374064500000">
            <text:p>1374064500000</text:p>
          </table:table-cell>
          <table:table-cell office:value-type="float" office:value="390">
            <text:p>390</text:p>
          </table:table-cell>
          <table:table-cell office:value-type="float" office:value="558">
            <text:p>558</text:p>
          </table:table-cell>
          <table:table-cell office:value-type="float" office:value="375">
            <text:p>375</text:p>
          </table:table-cell>
          <table:table-cell office:value-type="float" office:value="489">
            <text:p>489</text:p>
          </table:table-cell>
          <table:table-cell office:value-type="float" office:value="1374064500000">
            <text:p>1374064500000</text:p>
          </table:table-cell>
        </table:table-row>
        <table:table-row table:style-name="ro2">
          <table:table-cell table:style-name="ce2" office:value-type="date" office:date-value="2013-07-17T12:40:00">
            <text:p>Wed, 12:40 PM 7/17</text:p>
          </table:table-cell>
          <table:table-cell table:style-name="ce3" table:formula="of:=([.A730]-DATE(1970;1;1))*86400*1000" office:value-type="float" office:value="1374064800000">
            <text:p>1374064800000</text:p>
          </table:table-cell>
          <table:table-cell office:value-type="float" office:value="472">
            <text:p>472</text:p>
          </table:table-cell>
          <table:table-cell office:value-type="float" office:value="570">
            <text:p>570</text:p>
          </table:table-cell>
          <table:table-cell office:value-type="float" office:value="542">
            <text:p>542</text:p>
          </table:table-cell>
          <table:table-cell office:value-type="float" office:value="553">
            <text:p>553</text:p>
          </table:table-cell>
          <table:table-cell office:value-type="float" office:value="1374064800000">
            <text:p>1374064800000</text:p>
          </table:table-cell>
        </table:table-row>
        <table:table-row table:style-name="ro2">
          <table:table-cell table:style-name="ce2" office:value-type="date" office:date-value="2013-07-17T12:45:00">
            <text:p>Wed, 12:45 PM 7/17</text:p>
          </table:table-cell>
          <table:table-cell table:style-name="ce3" table:formula="of:=([.A731]-DATE(1970;1;1))*86400*1000" office:value-type="float" office:value="1374065100000">
            <text:p>1374065100000</text:p>
          </table:table-cell>
          <table:table-cell office:value-type="float" office:value="466">
            <text:p>466</text:p>
          </table:table-cell>
          <table:table-cell office:value-type="float" office:value="540">
            <text:p>540</text:p>
          </table:table-cell>
          <table:table-cell office:value-type="float" office:value="549">
            <text:p>549</text:p>
          </table:table-cell>
          <table:table-cell office:value-type="float" office:value="532">
            <text:p>532</text:p>
          </table:table-cell>
          <table:table-cell office:value-type="float" office:value="1374065100000">
            <text:p>1374065100000</text:p>
          </table:table-cell>
        </table:table-row>
        <table:table-row table:style-name="ro2">
          <table:table-cell table:style-name="ce2" office:value-type="date" office:date-value="2013-07-17T12:50:00">
            <text:p>Wed, 12:50 PM 7/17</text:p>
          </table:table-cell>
          <table:table-cell table:style-name="ce3" table:formula="of:=([.A732]-DATE(1970;1;1))*86400*1000" office:value-type="float" office:value="1374065400000">
            <text:p>1374065400000</text:p>
          </table:table-cell>
          <table:table-cell office:value-type="float" office:value="434">
            <text:p>434</text:p>
          </table:table-cell>
          <table:table-cell office:value-type="float" office:value="508">
            <text:p>508</text:p>
          </table:table-cell>
          <table:table-cell office:value-type="float" office:value="463">
            <text:p>463</text:p>
          </table:table-cell>
          <table:table-cell office:value-type="float" office:value="512">
            <text:p>512</text:p>
          </table:table-cell>
          <table:table-cell office:value-type="float" office:value="1374065400000">
            <text:p>1374065400000</text:p>
          </table:table-cell>
        </table:table-row>
        <table:table-row table:style-name="ro2">
          <table:table-cell table:style-name="ce2" office:value-type="date" office:date-value="2013-07-17T12:55:00">
            <text:p>Wed, 12:55 PM 7/17</text:p>
          </table:table-cell>
          <table:table-cell table:style-name="ce3" table:formula="of:=([.A733]-DATE(1970;1;1))*86400*1000" office:value-type="float" office:value="1374065700000">
            <text:p>1374065700000</text:p>
          </table:table-cell>
          <table:table-cell office:value-type="float" office:value="470">
            <text:p>470</text:p>
          </table:table-cell>
          <table:table-cell office:value-type="float" office:value="486">
            <text:p>486</text:p>
          </table:table-cell>
          <table:table-cell office:value-type="float" office:value="552">
            <text:p>552</text:p>
          </table:table-cell>
          <table:table-cell office:value-type="float" office:value="542">
            <text:p>542</text:p>
          </table:table-cell>
          <table:table-cell office:value-type="float" office:value="1374065700000">
            <text:p>1374065700000</text:p>
          </table:table-cell>
        </table:table-row>
        <table:table-row table:style-name="ro2">
          <table:table-cell table:style-name="ce2" office:value-type="date" office:date-value="2013-07-17T13:00:00">
            <text:p>Wed, 1:00 PM 7/17</text:p>
          </table:table-cell>
          <table:table-cell table:style-name="ce3" table:formula="of:=([.A734]-DATE(1970;1;1))*86400*1000" office:value-type="float" office:value="1374066000000">
            <text:p>1374066000000</text:p>
          </table:table-cell>
          <table:table-cell office:value-type="float" office:value="489">
            <text:p>489</text:p>
          </table:table-cell>
          <table:table-cell office:value-type="float" office:value="473">
            <text:p>473</text:p>
          </table:table-cell>
          <table:table-cell office:value-type="float" office:value="524">
            <text:p>524</text:p>
          </table:table-cell>
          <table:table-cell office:value-type="float" office:value="491">
            <text:p>491</text:p>
          </table:table-cell>
          <table:table-cell office:value-type="float" office:value="1374066000000">
            <text:p>1374066000000</text:p>
          </table:table-cell>
        </table:table-row>
        <table:table-row table:style-name="ro2">
          <table:table-cell table:style-name="ce2" office:value-type="date" office:date-value="2013-07-17T13:05:00">
            <text:p>Wed, 1:05 PM 7/17</text:p>
          </table:table-cell>
          <table:table-cell table:style-name="ce3" table:formula="of:=([.A735]-DATE(1970;1;1))*86400*1000" office:value-type="float" office:value="1374066300000">
            <text:p>1374066300000</text:p>
          </table:table-cell>
          <table:table-cell office:value-type="float" office:value="400">
            <text:p>400</text:p>
          </table:table-cell>
          <table:table-cell office:value-type="float" office:value="458">
            <text:p>458</text:p>
          </table:table-cell>
          <table:table-cell office:value-type="float" office:value="390">
            <text:p>390</text:p>
          </table:table-cell>
          <table:table-cell office:value-type="float" office:value="421">
            <text:p>421</text:p>
          </table:table-cell>
          <table:table-cell office:value-type="float" office:value="1374066300000">
            <text:p>1374066300000</text:p>
          </table:table-cell>
        </table:table-row>
        <table:table-row table:style-name="ro2">
          <table:table-cell table:style-name="ce2" office:value-type="date" office:date-value="2013-07-17T13:10:00">
            <text:p>Wed, 1:10 PM 7/17</text:p>
          </table:table-cell>
          <table:table-cell table:style-name="ce3" table:formula="of:=([.A736]-DATE(1970;1;1))*86400*1000" office:value-type="float" office:value="1374066600000">
            <text:p>1374066600000</text:p>
          </table:table-cell>
          <table:table-cell office:value-type="float" office:value="434">
            <text:p>434</text:p>
          </table:table-cell>
          <table:table-cell office:value-type="float" office:value="505">
            <text:p>505</text:p>
          </table:table-cell>
          <table:table-cell office:value-type="float" office:value="333">
            <text:p>333</text:p>
          </table:table-cell>
          <table:table-cell office:value-type="float" office:value="437">
            <text:p>437</text:p>
          </table:table-cell>
          <table:table-cell office:value-type="float" office:value="1374066600000">
            <text:p>1374066600000</text:p>
          </table:table-cell>
        </table:table-row>
        <table:table-row table:style-name="ro2">
          <table:table-cell table:style-name="ce2" office:value-type="date" office:date-value="2013-07-17T13:15:00">
            <text:p>Wed, 1:15 PM 7/17</text:p>
          </table:table-cell>
          <table:table-cell table:style-name="ce3" table:formula="of:=([.A737]-DATE(1970;1;1))*86400*1000" office:value-type="float" office:value="1374066900000">
            <text:p>1374066900000</text:p>
          </table:table-cell>
          <table:table-cell office:value-type="float" office:value="384">
            <text:p>384</text:p>
          </table:table-cell>
          <table:table-cell office:value-type="float" office:value="534">
            <text:p>534</text:p>
          </table:table-cell>
          <table:table-cell office:value-type="float" office:value="445">
            <text:p>445</text:p>
          </table:table-cell>
          <table:table-cell office:value-type="float" office:value="422">
            <text:p>422</text:p>
          </table:table-cell>
          <table:table-cell office:value-type="float" office:value="1374066900000">
            <text:p>1374066900000</text:p>
          </table:table-cell>
        </table:table-row>
        <table:table-row table:style-name="ro2">
          <table:table-cell table:style-name="ce2" office:value-type="date" office:date-value="2013-07-17T13:20:00">
            <text:p>Wed, 1:20 PM 7/17</text:p>
          </table:table-cell>
          <table:table-cell table:style-name="ce3" table:formula="of:=([.A738]-DATE(1970;1;1))*86400*1000" office:value-type="float" office:value="1374067200000">
            <text:p>1374067200000</text:p>
          </table:table-cell>
          <table:table-cell office:value-type="float" office:value="404">
            <text:p>404</text:p>
          </table:table-cell>
          <table:table-cell office:value-type="float" office:value="574">
            <text:p>574</text:p>
          </table:table-cell>
          <table:table-cell office:value-type="float" office:value="327">
            <text:p>327</text:p>
          </table:table-cell>
          <table:table-cell office:value-type="float" office:value="349">
            <text:p>349</text:p>
          </table:table-cell>
          <table:table-cell office:value-type="float" office:value="1374067200000">
            <text:p>1374067200000</text:p>
          </table:table-cell>
        </table:table-row>
        <table:table-row table:style-name="ro2">
          <table:table-cell table:style-name="ce2" office:value-type="date" office:date-value="2013-07-17T13:25:00">
            <text:p>Wed, 1:25 PM 7/17</text:p>
          </table:table-cell>
          <table:table-cell table:style-name="ce3" table:formula="of:=([.A739]-DATE(1970;1;1))*86400*1000" office:value-type="float" office:value="1374067500000">
            <text:p>1374067500000</text:p>
          </table:table-cell>
          <table:table-cell office:value-type="float" office:value="565">
            <text:p>565</text:p>
          </table:table-cell>
          <table:table-cell office:value-type="float" office:value="537">
            <text:p>537</text:p>
          </table:table-cell>
          <table:table-cell office:value-type="float" office:value="536">
            <text:p>536</text:p>
          </table:table-cell>
          <table:table-cell office:value-type="float" office:value="538">
            <text:p>538</text:p>
          </table:table-cell>
          <table:table-cell office:value-type="float" office:value="1374067500000">
            <text:p>1374067500000</text:p>
          </table:table-cell>
        </table:table-row>
        <table:table-row table:style-name="ro2">
          <table:table-cell table:style-name="ce2" office:value-type="date" office:date-value="2013-07-17T13:30:00">
            <text:p>Wed, 1:30 PM 7/17</text:p>
          </table:table-cell>
          <table:table-cell table:style-name="ce3" table:formula="of:=([.A740]-DATE(1970;1;1))*86400*1000" office:value-type="float" office:value="1374067800000">
            <text:p>1374067800000</text:p>
          </table:table-cell>
          <table:table-cell office:value-type="float" office:value="566">
            <text:p>566</text:p>
          </table:table-cell>
          <table:table-cell office:value-type="float" office:value="542">
            <text:p>542</text:p>
          </table:table-cell>
          <table:table-cell office:value-type="float" office:value="235">
            <text:p>235</text:p>
          </table:table-cell>
          <table:table-cell office:value-type="float" office:value="325">
            <text:p>325</text:p>
          </table:table-cell>
          <table:table-cell office:value-type="float" office:value="1374067800000">
            <text:p>1374067800000</text:p>
          </table:table-cell>
        </table:table-row>
        <table:table-row table:style-name="ro2">
          <table:table-cell table:style-name="ce2" office:value-type="date" office:date-value="2013-07-17T13:35:00">
            <text:p>Wed, 1:35 PM 7/17</text:p>
          </table:table-cell>
          <table:table-cell table:style-name="ce3" table:formula="of:=([.A741]-DATE(1970;1;1))*86400*1000" office:value-type="float" office:value="1374068100000">
            <text:p>1374068100000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479">
            <text:p>479</text:p>
          </table:table-cell>
          <table:table-cell office:value-type="float" office:value="580">
            <text:p>580</text:p>
          </table:table-cell>
          <table:table-cell office:value-type="float" office:value="1374068100000">
            <text:p>1374068100000</text:p>
          </table:table-cell>
        </table:table-row>
        <table:table-row table:style-name="ro2">
          <table:table-cell table:style-name="ce2" office:value-type="date" office:date-value="2013-07-17T13:40:00">
            <text:p>Wed, 1:40 PM 7/17</text:p>
          </table:table-cell>
          <table:table-cell table:style-name="ce3" table:formula="of:=([.A742]-DATE(1970;1;1))*86400*1000" office:value-type="float" office:value="1374068400000">
            <text:p>1374068400000</text:p>
          </table:table-cell>
          <table:table-cell office:value-type="float" office:value="556">
            <text:p>556</text:p>
          </table:table-cell>
          <table:table-cell office:value-type="float" office:value="594">
            <text:p>594</text:p>
          </table:table-cell>
          <table:table-cell office:value-type="float" office:value="489">
            <text:p>489</text:p>
          </table:table-cell>
          <table:table-cell office:value-type="float" office:value="517">
            <text:p>517</text:p>
          </table:table-cell>
          <table:table-cell office:value-type="float" office:value="1374068400000">
            <text:p>1374068400000</text:p>
          </table:table-cell>
        </table:table-row>
        <table:table-row table:style-name="ro2">
          <table:table-cell table:style-name="ce2" office:value-type="date" office:date-value="2013-07-17T13:45:00">
            <text:p>Wed, 1:45 PM 7/17</text:p>
          </table:table-cell>
          <table:table-cell table:style-name="ce3" table:formula="of:=([.A743]-DATE(1970;1;1))*86400*1000" office:value-type="float" office:value="1374068700000">
            <text:p>1374068700000</text:p>
          </table:table-cell>
          <table:table-cell office:value-type="float" office:value="453">
            <text:p>453</text:p>
          </table:table-cell>
          <table:table-cell office:value-type="float" office:value="613">
            <text:p>613</text:p>
          </table:table-cell>
          <table:table-cell office:value-type="float" office:value="393">
            <text:p>393</text:p>
          </table:table-cell>
          <table:table-cell office:value-type="float" office:value="516">
            <text:p>516</text:p>
          </table:table-cell>
          <table:table-cell office:value-type="float" office:value="1374068700000">
            <text:p>1374068700000</text:p>
          </table:table-cell>
        </table:table-row>
        <table:table-row table:style-name="ro2">
          <table:table-cell table:style-name="ce2" office:value-type="date" office:date-value="2013-07-17T13:50:00">
            <text:p>Wed, 1:50 PM 7/17</text:p>
          </table:table-cell>
          <table:table-cell table:style-name="ce3" table:formula="of:=([.A744]-DATE(1970;1;1))*86400*1000" office:value-type="float" office:value="1374069000000">
            <text:p>1374069000000</text:p>
          </table:table-cell>
          <table:table-cell office:value-type="float" office:value="534">
            <text:p>534</text:p>
          </table:table-cell>
          <table:table-cell office:value-type="float" office:value="562">
            <text:p>562</text:p>
          </table:table-cell>
          <table:table-cell office:value-type="float" office:value="376">
            <text:p>376</text:p>
          </table:table-cell>
          <table:table-cell office:value-type="float" office:value="524">
            <text:p>524</text:p>
          </table:table-cell>
          <table:table-cell office:value-type="float" office:value="1374069000000">
            <text:p>1374069000000</text:p>
          </table:table-cell>
        </table:table-row>
        <table:table-row table:style-name="ro2">
          <table:table-cell table:style-name="ce2" office:value-type="date" office:date-value="2013-07-17T13:55:00">
            <text:p>Wed, 1:55 PM 7/17</text:p>
          </table:table-cell>
          <table:table-cell table:style-name="ce3" table:formula="of:=([.A745]-DATE(1970;1;1))*86400*1000" office:value-type="float" office:value="1374069300000">
            <text:p>1374069300000</text:p>
          </table:table-cell>
          <table:table-cell office:value-type="float" office:value="585">
            <text:p>585</text:p>
          </table:table-cell>
          <table:table-cell office:value-type="float" office:value="560">
            <text:p>560</text:p>
          </table:table-cell>
          <table:table-cell office:value-type="float" office:value="372">
            <text:p>372</text:p>
          </table:table-cell>
          <table:table-cell office:value-type="float" office:value="577">
            <text:p>577</text:p>
          </table:table-cell>
          <table:table-cell office:value-type="float" office:value="1374069300000">
            <text:p>1374069300000</text:p>
          </table:table-cell>
        </table:table-row>
        <table:table-row table:style-name="ro2">
          <table:table-cell table:style-name="ce2" office:value-type="date" office:date-value="2013-07-17T14:00:00">
            <text:p>Wed, 2:00 PM 7/17</text:p>
          </table:table-cell>
          <table:table-cell table:style-name="ce3" table:formula="of:=([.A746]-DATE(1970;1;1))*86400*1000" office:value-type="float" office:value="1374069600000">
            <text:p>1374069600000</text:p>
          </table:table-cell>
          <table:table-cell office:value-type="float" office:value="523">
            <text:p>523</text:p>
          </table:table-cell>
          <table:table-cell office:value-type="float" office:value="553">
            <text:p>553</text:p>
          </table:table-cell>
          <table:table-cell office:value-type="float" office:value="337">
            <text:p>337</text:p>
          </table:table-cell>
          <table:table-cell office:value-type="float" office:value="491">
            <text:p>491</text:p>
          </table:table-cell>
          <table:table-cell office:value-type="float" office:value="1374069600000">
            <text:p>1374069600000</text:p>
          </table:table-cell>
        </table:table-row>
        <table:table-row table:style-name="ro2">
          <table:table-cell table:style-name="ce2" office:value-type="date" office:date-value="2013-07-17T14:05:00">
            <text:p>Wed, 2:05 PM 7/17</text:p>
          </table:table-cell>
          <table:table-cell table:style-name="ce3" table:formula="of:=([.A747]-DATE(1970;1;1))*86400*1000" office:value-type="float" office:value="1374069900000">
            <text:p>1374069900000</text:p>
          </table:table-cell>
          <table:table-cell office:value-type="float" office:value="695">
            <text:p>695</text:p>
          </table:table-cell>
          <table:table-cell office:value-type="float" office:value="518">
            <text:p>518</text:p>
          </table:table-cell>
          <table:table-cell office:value-type="float" office:value="372">
            <text:p>372</text:p>
          </table:table-cell>
          <table:table-cell office:value-type="float" office:value="451">
            <text:p>451</text:p>
          </table:table-cell>
          <table:table-cell office:value-type="float" office:value="1374069900000">
            <text:p>1374069900000</text:p>
          </table:table-cell>
        </table:table-row>
        <table:table-row table:style-name="ro2">
          <table:table-cell table:style-name="ce2" office:value-type="date" office:date-value="2013-07-17T14:10:00">
            <text:p>Wed, 2:10 PM 7/17</text:p>
          </table:table-cell>
          <table:table-cell table:style-name="ce3" table:formula="of:=([.A748]-DATE(1970;1;1))*86400*1000" office:value-type="float" office:value="1374070200000">
            <text:p>1374070200000</text:p>
          </table:table-cell>
          <table:table-cell office:value-type="float" office:value="629">
            <text:p>629</text:p>
          </table:table-cell>
          <table:table-cell office:value-type="float" office:value="540">
            <text:p>540</text:p>
          </table:table-cell>
          <table:table-cell office:value-type="float" office:value="350">
            <text:p>350</text:p>
          </table:table-cell>
          <table:table-cell office:value-type="float" office:value="487">
            <text:p>487</text:p>
          </table:table-cell>
          <table:table-cell office:value-type="float" office:value="1374070200000">
            <text:p>1374070200000</text:p>
          </table:table-cell>
        </table:table-row>
        <table:table-row table:style-name="ro2">
          <table:table-cell table:style-name="ce2" office:value-type="date" office:date-value="2013-07-17T14:15:00">
            <text:p>Wed, 2:15 PM 7/17</text:p>
          </table:table-cell>
          <table:table-cell table:style-name="ce3" table:formula="of:=([.A749]-DATE(1970;1;1))*86400*1000" office:value-type="float" office:value="1374070500000">
            <text:p>1374070500000</text:p>
          </table:table-cell>
          <table:table-cell office:value-type="float" office:value="650">
            <text:p>650</text:p>
          </table:table-cell>
          <table:table-cell office:value-type="float" office:value="594">
            <text:p>594</text:p>
          </table:table-cell>
          <table:table-cell office:value-type="float" office:value="406">
            <text:p>406</text:p>
          </table:table-cell>
          <table:table-cell office:value-type="float" office:value="562">
            <text:p>562</text:p>
          </table:table-cell>
          <table:table-cell office:value-type="float" office:value="1374070500000">
            <text:p>1374070500000</text:p>
          </table:table-cell>
        </table:table-row>
        <table:table-row table:style-name="ro2">
          <table:table-cell table:style-name="ce2" office:value-type="date" office:date-value="2013-07-17T14:20:00">
            <text:p>Wed, 2:20 PM 7/17</text:p>
          </table:table-cell>
          <table:table-cell table:style-name="ce3" table:formula="of:=([.A750]-DATE(1970;1;1))*86400*1000" office:value-type="float" office:value="1374070800000">
            <text:p>1374070800000</text:p>
          </table:table-cell>
          <table:table-cell office:value-type="float" office:value="704">
            <text:p>704</text:p>
          </table:table-cell>
          <table:table-cell office:value-type="float" office:value="592">
            <text:p>592</text:p>
          </table:table-cell>
          <table:table-cell office:value-type="float" office:value="368">
            <text:p>368</text:p>
          </table:table-cell>
          <table:table-cell office:value-type="float" office:value="556">
            <text:p>556</text:p>
          </table:table-cell>
          <table:table-cell office:value-type="float" office:value="1374070800000">
            <text:p>1374070800000</text:p>
          </table:table-cell>
        </table:table-row>
        <table:table-row table:style-name="ro2">
          <table:table-cell table:style-name="ce2" office:value-type="date" office:date-value="2013-07-17T14:25:00">
            <text:p>Wed, 2:25 PM 7/17</text:p>
          </table:table-cell>
          <table:table-cell table:style-name="ce3" table:formula="of:=([.A751]-DATE(1970;1;1))*86400*1000" office:value-type="float" office:value="1374071100000">
            <text:p>1374071100000</text:p>
          </table:table-cell>
          <table:table-cell office:value-type="float" office:value="506">
            <text:p>506</text:p>
          </table:table-cell>
          <table:table-cell office:value-type="float" office:value="606">
            <text:p>606</text:p>
          </table:table-cell>
          <table:table-cell office:value-type="float" office:value="346">
            <text:p>346</text:p>
          </table:table-cell>
          <table:table-cell office:value-type="float" office:value="530">
            <text:p>530</text:p>
          </table:table-cell>
          <table:table-cell office:value-type="float" office:value="1374071100000">
            <text:p>1374071100000</text:p>
          </table:table-cell>
        </table:table-row>
        <table:table-row table:style-name="ro2">
          <table:table-cell table:style-name="ce2" office:value-type="date" office:date-value="2013-07-17T14:30:00">
            <text:p>Wed, 2:30 PM 7/17</text:p>
          </table:table-cell>
          <table:table-cell table:style-name="ce3" table:formula="of:=([.A752]-DATE(1970;1;1))*86400*1000" office:value-type="float" office:value="1374071400000">
            <text:p>1374071400000</text:p>
          </table:table-cell>
          <table:table-cell office:value-type="float" office:value="362">
            <text:p>362</text:p>
          </table:table-cell>
          <table:table-cell office:value-type="float" office:value="637">
            <text:p>637</text:p>
          </table:table-cell>
          <table:table-cell office:value-type="float" office:value="319">
            <text:p>319</text:p>
          </table:table-cell>
          <table:table-cell office:value-type="float" office:value="549">
            <text:p>549</text:p>
          </table:table-cell>
          <table:table-cell office:value-type="float" office:value="1374071400000">
            <text:p>1374071400000</text:p>
          </table:table-cell>
        </table:table-row>
        <table:table-row table:style-name="ro2">
          <table:table-cell table:style-name="ce2" office:value-type="date" office:date-value="2013-07-17T14:35:00">
            <text:p>Wed, 2:35 PM 7/17</text:p>
          </table:table-cell>
          <table:table-cell table:style-name="ce3" table:formula="of:=([.A753]-DATE(1970;1;1))*86400*1000" office:value-type="float" office:value="1374071700000">
            <text:p>1374071700000</text:p>
          </table:table-cell>
          <table:table-cell office:value-type="float" office:value="728">
            <text:p>728</text:p>
          </table:table-cell>
          <table:table-cell office:value-type="float" office:value="546">
            <text:p>546</text:p>
          </table:table-cell>
          <table:table-cell office:value-type="float" office:value="328">
            <text:p>328</text:p>
          </table:table-cell>
          <table:table-cell office:value-type="float" office:value="577">
            <text:p>577</text:p>
          </table:table-cell>
          <table:table-cell office:value-type="float" office:value="1374071700000">
            <text:p>1374071700000</text:p>
          </table:table-cell>
        </table:table-row>
        <table:table-row table:style-name="ro2">
          <table:table-cell table:style-name="ce2" office:value-type="date" office:date-value="2013-07-17T14:40:00">
            <text:p>Wed, 2:40 PM 7/17</text:p>
          </table:table-cell>
          <table:table-cell table:style-name="ce3" table:formula="of:=([.A754]-DATE(1970;1;1))*86400*1000" office:value-type="float" office:value="1374072000000">
            <text:p>1374072000000</text:p>
          </table:table-cell>
          <table:table-cell office:value-type="float" office:value="703">
            <text:p>703</text:p>
          </table:table-cell>
          <table:table-cell office:value-type="float" office:value="591">
            <text:p>591</text:p>
          </table:table-cell>
          <table:table-cell office:value-type="float" office:value="243">
            <text:p>243</text:p>
          </table:table-cell>
          <table:table-cell office:value-type="float" office:value="506">
            <text:p>506</text:p>
          </table:table-cell>
          <table:table-cell office:value-type="float" office:value="1374072000000">
            <text:p>1374072000000</text:p>
          </table:table-cell>
        </table:table-row>
        <table:table-row table:style-name="ro2">
          <table:table-cell table:style-name="ce2" office:value-type="date" office:date-value="2013-07-17T14:45:00">
            <text:p>Wed, 2:45 PM 7/17</text:p>
          </table:table-cell>
          <table:table-cell table:style-name="ce3" table:formula="of:=([.A755]-DATE(1970;1;1))*86400*1000" office:value-type="float" office:value="1374072300000">
            <text:p>1374072300000</text:p>
          </table:table-cell>
          <table:table-cell office:value-type="float" office:value="528">
            <text:p>528</text:p>
          </table:table-cell>
          <table:table-cell office:value-type="float" office:value="577">
            <text:p>577</text:p>
          </table:table-cell>
          <table:table-cell office:value-type="float" office:value="305">
            <text:p>305</text:p>
          </table:table-cell>
          <table:table-cell office:value-type="float" office:value="557">
            <text:p>557</text:p>
          </table:table-cell>
          <table:table-cell office:value-type="float" office:value="1374072300000">
            <text:p>1374072300000</text:p>
          </table:table-cell>
        </table:table-row>
        <table:table-row table:style-name="ro2">
          <table:table-cell table:style-name="ce2" office:value-type="date" office:date-value="2013-07-17T14:50:00">
            <text:p>Wed, 2:50 PM 7/17</text:p>
          </table:table-cell>
          <table:table-cell table:style-name="ce3" table:formula="of:=([.A756]-DATE(1970;1;1))*86400*1000" office:value-type="float" office:value="1374072600000">
            <text:p>1374072600000</text:p>
          </table:table-cell>
          <table:table-cell office:value-type="float" office:value="546">
            <text:p>546</text:p>
          </table:table-cell>
          <table:table-cell office:value-type="float" office:value="577">
            <text:p>577</text:p>
          </table:table-cell>
          <table:table-cell office:value-type="float" office:value="323">
            <text:p>323</text:p>
          </table:table-cell>
          <table:table-cell office:value-type="float" office:value="540">
            <text:p>540</text:p>
          </table:table-cell>
          <table:table-cell office:value-type="float" office:value="1374072600000">
            <text:p>1374072600000</text:p>
          </table:table-cell>
        </table:table-row>
        <table:table-row table:style-name="ro2">
          <table:table-cell table:style-name="ce2" office:value-type="date" office:date-value="2013-07-17T14:55:00">
            <text:p>Wed, 2:55 PM 7/17</text:p>
          </table:table-cell>
          <table:table-cell table:style-name="ce3" table:formula="of:=([.A757]-DATE(1970;1;1))*86400*1000" office:value-type="float" office:value="1374072900000">
            <text:p>1374072900000</text:p>
          </table:table-cell>
          <table:table-cell office:value-type="float" office:value="561">
            <text:p>561</text:p>
          </table:table-cell>
          <table:table-cell office:value-type="float" office:value="585">
            <text:p>585</text:p>
          </table:table-cell>
          <table:table-cell office:value-type="float" office:value="344">
            <text:p>344</text:p>
          </table:table-cell>
          <table:table-cell office:value-type="float" office:value="588">
            <text:p>588</text:p>
          </table:table-cell>
          <table:table-cell office:value-type="float" office:value="1374072900000">
            <text:p>1374072900000</text:p>
          </table:table-cell>
        </table:table-row>
        <table:table-row table:style-name="ro2">
          <table:table-cell table:style-name="ce2" office:value-type="date" office:date-value="2013-07-17T15:00:00">
            <text:p>Wed, 3:00 PM 7/17</text:p>
          </table:table-cell>
          <table:table-cell table:style-name="ce3" table:formula="of:=([.A758]-DATE(1970;1;1))*86400*1000" office:value-type="float" office:value="1374073200000">
            <text:p>1374073200000</text:p>
          </table:table-cell>
          <table:table-cell office:value-type="float" office:value="746">
            <text:p>746</text:p>
          </table:table-cell>
          <table:table-cell office:value-type="float" office:value="548">
            <text:p>548</text:p>
          </table:table-cell>
          <table:table-cell office:value-type="float" office:value="253">
            <text:p>253</text:p>
          </table:table-cell>
          <table:table-cell office:value-type="float" office:value="518">
            <text:p>518</text:p>
          </table:table-cell>
          <table:table-cell office:value-type="float" office:value="1374073200000">
            <text:p>1374073200000</text:p>
          </table:table-cell>
        </table:table-row>
        <table:table-row table:style-name="ro2">
          <table:table-cell table:style-name="ce2" office:value-type="date" office:date-value="2013-07-17T15:05:00">
            <text:p>Wed, 3:05 PM 7/17</text:p>
          </table:table-cell>
          <table:table-cell table:style-name="ce3" table:formula="of:=([.A759]-DATE(1970;1;1))*86400*1000" office:value-type="float" office:value="1374073500000">
            <text:p>1374073500000</text:p>
          </table:table-cell>
          <table:table-cell office:value-type="float" office:value="750">
            <text:p>750</text:p>
          </table:table-cell>
          <table:table-cell office:value-type="float" office:value="567">
            <text:p>567</text:p>
          </table:table-cell>
          <table:table-cell office:value-type="float" office:value="308">
            <text:p>308</text:p>
          </table:table-cell>
          <table:table-cell office:value-type="float" office:value="617">
            <text:p>617</text:p>
          </table:table-cell>
          <table:table-cell office:value-type="float" office:value="1374073500000">
            <text:p>1374073500000</text:p>
          </table:table-cell>
        </table:table-row>
        <table:table-row table:style-name="ro2">
          <table:table-cell table:style-name="ce2" office:value-type="date" office:date-value="2013-07-17T15:10:00">
            <text:p>Wed, 3:10 PM 7/17</text:p>
          </table:table-cell>
          <table:table-cell table:style-name="ce3" table:formula="of:=([.A760]-DATE(1970;1;1))*86400*1000" office:value-type="float" office:value="1374073800000">
            <text:p>1374073800000</text:p>
          </table:table-cell>
          <table:table-cell office:value-type="float" office:value="764">
            <text:p>764</text:p>
          </table:table-cell>
          <table:table-cell office:value-type="float" office:value="624">
            <text:p>624</text:p>
          </table:table-cell>
          <table:table-cell office:value-type="float" office:value="265">
            <text:p>265</text:p>
          </table:table-cell>
          <table:table-cell office:value-type="float" office:value="543">
            <text:p>543</text:p>
          </table:table-cell>
          <table:table-cell office:value-type="float" office:value="1374073800000">
            <text:p>1374073800000</text:p>
          </table:table-cell>
        </table:table-row>
        <table:table-row table:style-name="ro2">
          <table:table-cell table:style-name="ce2" office:value-type="date" office:date-value="2013-07-17T15:15:00">
            <text:p>Wed, 3:15 PM 7/17</text:p>
          </table:table-cell>
          <table:table-cell table:style-name="ce3" table:formula="of:=([.A761]-DATE(1970;1;1))*86400*1000" office:value-type="float" office:value="1374074100000">
            <text:p>1374074100000</text:p>
          </table:table-cell>
          <table:table-cell office:value-type="float" office:value="612">
            <text:p>612</text:p>
          </table:table-cell>
          <table:table-cell office:value-type="float" office:value="521">
            <text:p>521</text:p>
          </table:table-cell>
          <table:table-cell office:value-type="float" office:value="275">
            <text:p>275</text:p>
          </table:table-cell>
          <table:table-cell office:value-type="float" office:value="553">
            <text:p>553</text:p>
          </table:table-cell>
          <table:table-cell office:value-type="float" office:value="1374074100000">
            <text:p>1374074100000</text:p>
          </table:table-cell>
        </table:table-row>
        <table:table-row table:style-name="ro2">
          <table:table-cell table:style-name="ce2" office:value-type="date" office:date-value="2013-07-17T15:20:00">
            <text:p>Wed, 3:20 PM 7/17</text:p>
          </table:table-cell>
          <table:table-cell table:style-name="ce3" table:formula="of:=([.A762]-DATE(1970;1;1))*86400*1000" office:value-type="float" office:value="1374074400000">
            <text:p>1374074400000</text:p>
          </table:table-cell>
          <table:table-cell office:value-type="float" office:value="601">
            <text:p>601</text:p>
          </table:table-cell>
          <table:table-cell office:value-type="float" office:value="532">
            <text:p>532</text:p>
          </table:table-cell>
          <table:table-cell office:value-type="float" office:value="200">
            <text:p>200</text:p>
          </table:table-cell>
          <table:table-cell office:value-type="float" office:value="571">
            <text:p>571</text:p>
          </table:table-cell>
          <table:table-cell office:value-type="float" office:value="1374074400000">
            <text:p>1374074400000</text:p>
          </table:table-cell>
        </table:table-row>
        <table:table-row table:style-name="ro2">
          <table:table-cell table:style-name="ce2" office:value-type="date" office:date-value="2013-07-17T15:25:00">
            <text:p>Wed, 3:25 PM 7/17</text:p>
          </table:table-cell>
          <table:table-cell table:style-name="ce3" table:formula="of:=([.A763]-DATE(1970;1;1))*86400*1000" office:value-type="float" office:value="1374074700000">
            <text:p>1374074700000</text:p>
          </table:table-cell>
          <table:table-cell office:value-type="float" office:value="543">
            <text:p>543</text:p>
          </table:table-cell>
          <table:table-cell office:value-type="float" office:value="517">
            <text:p>517</text:p>
          </table:table-cell>
          <table:table-cell office:value-type="float" office:value="269">
            <text:p>269</text:p>
          </table:table-cell>
          <table:table-cell office:value-type="float" office:value="591">
            <text:p>591</text:p>
          </table:table-cell>
          <table:table-cell office:value-type="float" office:value="1374074700000">
            <text:p>1374074700000</text:p>
          </table:table-cell>
        </table:table-row>
        <table:table-row table:style-name="ro2">
          <table:table-cell table:style-name="ce2" office:value-type="date" office:date-value="2013-07-17T15:30:00">
            <text:p>Wed, 3:30 PM 7/17</text:p>
          </table:table-cell>
          <table:table-cell table:style-name="ce3" table:formula="of:=([.A764]-DATE(1970;1;1))*86400*1000" office:value-type="float" office:value="1374075000000">
            <text:p>1374075000000</text:p>
          </table:table-cell>
          <table:table-cell office:value-type="float" office:value="599">
            <text:p>599</text:p>
          </table:table-cell>
          <table:table-cell office:value-type="float" office:value="544">
            <text:p>544</text:p>
          </table:table-cell>
          <table:table-cell office:value-type="float" office:value="271">
            <text:p>271</text:p>
          </table:table-cell>
          <table:table-cell office:value-type="float" office:value="562">
            <text:p>562</text:p>
          </table:table-cell>
          <table:table-cell office:value-type="float" office:value="1374075000000">
            <text:p>1374075000000</text:p>
          </table:table-cell>
        </table:table-row>
        <table:table-row table:style-name="ro2">
          <table:table-cell table:style-name="ce2" office:value-type="date" office:date-value="2013-07-17T15:35:00">
            <text:p>Wed, 3:35 PM 7/17</text:p>
          </table:table-cell>
          <table:table-cell table:style-name="ce3" table:formula="of:=([.A765]-DATE(1970;1;1))*86400*1000" office:value-type="float" office:value="1374075300000">
            <text:p>1374075300000</text:p>
          </table:table-cell>
          <table:table-cell office:value-type="float" office:value="606">
            <text:p>606</text:p>
          </table:table-cell>
          <table:table-cell office:value-type="float" office:value="551">
            <text:p>551</text:p>
          </table:table-cell>
          <table:table-cell office:value-type="float" office:value="282">
            <text:p>282</text:p>
          </table:table-cell>
          <table:table-cell office:value-type="float" office:value="553">
            <text:p>553</text:p>
          </table:table-cell>
          <table:table-cell office:value-type="float" office:value="1374075300000">
            <text:p>1374075300000</text:p>
          </table:table-cell>
        </table:table-row>
        <table:table-row table:style-name="ro2">
          <table:table-cell table:style-name="ce2" office:value-type="date" office:date-value="2013-07-17T15:40:00">
            <text:p>Wed, 3:40 PM 7/17</text:p>
          </table:table-cell>
          <table:table-cell table:style-name="ce3" table:formula="of:=([.A766]-DATE(1970;1;1))*86400*1000" office:value-type="float" office:value="1374075600000">
            <text:p>1374075600000</text:p>
          </table:table-cell>
          <table:table-cell office:value-type="float" office:value="651">
            <text:p>651</text:p>
          </table:table-cell>
          <table:table-cell office:value-type="float" office:value="551">
            <text:p>551</text:p>
          </table:table-cell>
          <table:table-cell office:value-type="float" office:value="284">
            <text:p>284</text:p>
          </table:table-cell>
          <table:table-cell office:value-type="float" office:value="540">
            <text:p>540</text:p>
          </table:table-cell>
          <table:table-cell office:value-type="float" office:value="1374075600000">
            <text:p>1374075600000</text:p>
          </table:table-cell>
        </table:table-row>
        <table:table-row table:style-name="ro2">
          <table:table-cell table:style-name="ce2" office:value-type="date" office:date-value="2013-07-17T15:45:00">
            <text:p>Wed, 3:45 PM 7/17</text:p>
          </table:table-cell>
          <table:table-cell table:style-name="ce3" table:formula="of:=([.A767]-DATE(1970;1;1))*86400*1000" office:value-type="float" office:value="1374075900000">
            <text:p>1374075900000</text:p>
          </table:table-cell>
          <table:table-cell office:value-type="float" office:value="620">
            <text:p>620</text:p>
          </table:table-cell>
          <table:table-cell office:value-type="float" office:value="560">
            <text:p>560</text:p>
          </table:table-cell>
          <table:table-cell office:value-type="float" office:value="290">
            <text:p>290</text:p>
          </table:table-cell>
          <table:table-cell office:value-type="float" office:value="620">
            <text:p>620</text:p>
          </table:table-cell>
          <table:table-cell office:value-type="float" office:value="1374075900000">
            <text:p>1374075900000</text:p>
          </table:table-cell>
        </table:table-row>
        <table:table-row table:style-name="ro2">
          <table:table-cell table:style-name="ce2" office:value-type="date" office:date-value="2013-07-17T15:50:00">
            <text:p>Wed, 3:50 PM 7/17</text:p>
          </table:table-cell>
          <table:table-cell table:style-name="ce3" table:formula="of:=([.A768]-DATE(1970;1;1))*86400*1000" office:value-type="float" office:value="1374076200000">
            <text:p>1374076200000</text:p>
          </table:table-cell>
          <table:table-cell office:value-type="float" office:value="536">
            <text:p>536</text:p>
          </table:table-cell>
          <table:table-cell office:value-type="float" office:value="583">
            <text:p>583</text:p>
          </table:table-cell>
          <table:table-cell office:value-type="float" office:value="273">
            <text:p>273</text:p>
          </table:table-cell>
          <table:table-cell office:value-type="float" office:value="557">
            <text:p>557</text:p>
          </table:table-cell>
          <table:table-cell office:value-type="float" office:value="1374076200000">
            <text:p>1374076200000</text:p>
          </table:table-cell>
        </table:table-row>
        <table:table-row table:style-name="ro2">
          <table:table-cell table:style-name="ce2" office:value-type="date" office:date-value="2013-07-17T15:55:00">
            <text:p>Wed, 3:55 PM 7/17</text:p>
          </table:table-cell>
          <table:table-cell table:style-name="ce3" table:formula="of:=([.A769]-DATE(1970;1;1))*86400*1000" office:value-type="float" office:value="1374076500000">
            <text:p>1374076500000</text:p>
          </table:table-cell>
          <table:table-cell office:value-type="float" office:value="757">
            <text:p>757</text:p>
          </table:table-cell>
          <table:table-cell office:value-type="float" office:value="557">
            <text:p>557</text:p>
          </table:table-cell>
          <table:table-cell office:value-type="float" office:value="292">
            <text:p>292</text:p>
          </table:table-cell>
          <table:table-cell office:value-type="float" office:value="540">
            <text:p>540</text:p>
          </table:table-cell>
          <table:table-cell office:value-type="float" office:value="1374076500000">
            <text:p>1374076500000</text:p>
          </table:table-cell>
        </table:table-row>
        <table:table-row table:style-name="ro2">
          <table:table-cell table:style-name="ce2" office:value-type="date" office:date-value="2013-07-17T16:00:00">
            <text:p>Wed, 4:00 PM 7/17</text:p>
          </table:table-cell>
          <table:table-cell table:style-name="ce3" table:formula="of:=([.A770]-DATE(1970;1;1))*86400*1000" office:value-type="float" office:value="1374076800000">
            <text:p>1374076800000</text:p>
          </table:table-cell>
          <table:table-cell office:value-type="float" office:value="682">
            <text:p>682</text:p>
          </table:table-cell>
          <table:table-cell office:value-type="float" office:value="542">
            <text:p>542</text:p>
          </table:table-cell>
          <table:table-cell office:value-type="float" office:value="294">
            <text:p>294</text:p>
          </table:table-cell>
          <table:table-cell office:value-type="float" office:value="529">
            <text:p>529</text:p>
          </table:table-cell>
          <table:table-cell office:value-type="float" office:value="1374076800000">
            <text:p>1374076800000</text:p>
          </table:table-cell>
        </table:table-row>
        <table:table-row table:style-name="ro2">
          <table:table-cell table:style-name="ce2" office:value-type="date" office:date-value="2013-07-17T16:05:00">
            <text:p>Wed, 4:05 PM 7/17</text:p>
          </table:table-cell>
          <table:table-cell table:style-name="ce3" table:formula="of:=([.A771]-DATE(1970;1;1))*86400*1000" office:value-type="float" office:value="1374077100000">
            <text:p>1374077100000</text:p>
          </table:table-cell>
          <table:table-cell office:value-type="float" office:value="649">
            <text:p>649</text:p>
          </table:table-cell>
          <table:table-cell office:value-type="float" office:value="528">
            <text:p>528</text:p>
          </table:table-cell>
          <table:table-cell office:value-type="float" office:value="303">
            <text:p>303</text:p>
          </table:table-cell>
          <table:table-cell office:value-type="float" office:value="578">
            <text:p>578</text:p>
          </table:table-cell>
          <table:table-cell office:value-type="float" office:value="1374077100000">
            <text:p>1374077100000</text:p>
          </table:table-cell>
        </table:table-row>
        <table:table-row table:style-name="ro2">
          <table:table-cell table:style-name="ce2" office:value-type="date" office:date-value="2013-07-17T16:10:00">
            <text:p>Wed, 4:10 PM 7/17</text:p>
          </table:table-cell>
          <table:table-cell table:style-name="ce3" table:formula="of:=([.A772]-DATE(1970;1;1))*86400*1000" office:value-type="float" office:value="1374077400000">
            <text:p>1374077400000</text:p>
          </table:table-cell>
          <table:table-cell office:value-type="float" office:value="594">
            <text:p>594</text:p>
          </table:table-cell>
          <table:table-cell office:value-type="float" office:value="518">
            <text:p>518</text:p>
          </table:table-cell>
          <table:table-cell office:value-type="float" office:value="265">
            <text:p>265</text:p>
          </table:table-cell>
          <table:table-cell office:value-type="float" office:value="540">
            <text:p>540</text:p>
          </table:table-cell>
          <table:table-cell office:value-type="float" office:value="1374077400000">
            <text:p>1374077400000</text:p>
          </table:table-cell>
        </table:table-row>
        <table:table-row table:style-name="ro2">
          <table:table-cell table:style-name="ce2" office:value-type="date" office:date-value="2013-07-17T16:15:00">
            <text:p>Wed, 4:15 PM 7/17</text:p>
          </table:table-cell>
          <table:table-cell table:style-name="ce3" table:formula="of:=([.A773]-DATE(1970;1;1))*86400*1000" office:value-type="float" office:value="1374077700000">
            <text:p>1374077700000</text:p>
          </table:table-cell>
          <table:table-cell office:value-type="float" office:value="588">
            <text:p>588</text:p>
          </table:table-cell>
          <table:table-cell office:value-type="float" office:value="604">
            <text:p>604</text:p>
          </table:table-cell>
          <table:table-cell office:value-type="float" office:value="261">
            <text:p>261</text:p>
          </table:table-cell>
          <table:table-cell office:value-type="float" office:value="558">
            <text:p>558</text:p>
          </table:table-cell>
          <table:table-cell office:value-type="float" office:value="1374077700000">
            <text:p>1374077700000</text:p>
          </table:table-cell>
        </table:table-row>
        <table:table-row table:style-name="ro2">
          <table:table-cell table:style-name="ce2" office:value-type="date" office:date-value="2013-07-17T16:20:00">
            <text:p>Wed, 4:20 PM 7/17</text:p>
          </table:table-cell>
          <table:table-cell table:style-name="ce3" table:formula="of:=([.A774]-DATE(1970;1;1))*86400*1000" office:value-type="float" office:value="1374078000000">
            <text:p>1374078000000</text:p>
          </table:table-cell>
          <table:table-cell office:value-type="float" office:value="596">
            <text:p>596</text:p>
          </table:table-cell>
          <table:table-cell office:value-type="float" office:value="623">
            <text:p>623</text:p>
          </table:table-cell>
          <table:table-cell office:value-type="float" office:value="286">
            <text:p>286</text:p>
          </table:table-cell>
          <table:table-cell office:value-type="float" office:value="602">
            <text:p>602</text:p>
          </table:table-cell>
          <table:table-cell office:value-type="float" office:value="1374078000000">
            <text:p>1374078000000</text:p>
          </table:table-cell>
        </table:table-row>
        <table:table-row table:style-name="ro2">
          <table:table-cell table:style-name="ce2" office:value-type="date" office:date-value="2013-07-17T16:25:00">
            <text:p>Wed, 4:25 PM 7/17</text:p>
          </table:table-cell>
          <table:table-cell table:style-name="ce3" table:formula="of:=([.A775]-DATE(1970;1;1))*86400*1000" office:value-type="float" office:value="1374078300000">
            <text:p>1374078300000</text:p>
          </table:table-cell>
          <table:table-cell office:value-type="float" office:value="499">
            <text:p>499</text:p>
          </table:table-cell>
          <table:table-cell office:value-type="float" office:value="633">
            <text:p>633</text:p>
          </table:table-cell>
          <table:table-cell office:value-type="float" office:value="275">
            <text:p>275</text:p>
          </table:table-cell>
          <table:table-cell office:value-type="float" office:value="646">
            <text:p>646</text:p>
          </table:table-cell>
          <table:table-cell office:value-type="float" office:value="1374078300000">
            <text:p>1374078300000</text:p>
          </table:table-cell>
        </table:table-row>
        <table:table-row table:style-name="ro2">
          <table:table-cell table:style-name="ce2" office:value-type="date" office:date-value="2013-07-17T16:30:00">
            <text:p>Wed, 4:30 PM 7/17</text:p>
          </table:table-cell>
          <table:table-cell table:style-name="ce3" table:formula="of:=([.A776]-DATE(1970;1;1))*86400*1000" office:value-type="float" office:value="1374078600000">
            <text:p>1374078600000</text:p>
          </table:table-cell>
          <table:table-cell office:value-type="float" office:value="673">
            <text:p>673</text:p>
          </table:table-cell>
          <table:table-cell office:value-type="float" office:value="601">
            <text:p>601</text:p>
          </table:table-cell>
          <table:table-cell office:value-type="float" office:value="213">
            <text:p>213</text:p>
          </table:table-cell>
          <table:table-cell office:value-type="float" office:value="544">
            <text:p>544</text:p>
          </table:table-cell>
          <table:table-cell office:value-type="float" office:value="1374078600000">
            <text:p>1374078600000</text:p>
          </table:table-cell>
        </table:table-row>
        <table:table-row table:style-name="ro2">
          <table:table-cell table:style-name="ce2" office:value-type="date" office:date-value="2013-07-17T16:35:00">
            <text:p>Wed, 4:35 PM 7/17</text:p>
          </table:table-cell>
          <table:table-cell table:style-name="ce3" table:formula="of:=([.A777]-DATE(1970;1;1))*86400*1000" office:value-type="float" office:value="1374078900000">
            <text:p>1374078900000</text:p>
          </table:table-cell>
          <table:table-cell office:value-type="float" office:value="563">
            <text:p>563</text:p>
          </table:table-cell>
          <table:table-cell office:value-type="float" office:value="619">
            <text:p>619</text:p>
          </table:table-cell>
          <table:table-cell office:value-type="float" office:value="234">
            <text:p>234</text:p>
          </table:table-cell>
          <table:table-cell office:value-type="float" office:value="505">
            <text:p>505</text:p>
          </table:table-cell>
          <table:table-cell office:value-type="float" office:value="1374078900000">
            <text:p>1374078900000</text:p>
          </table:table-cell>
        </table:table-row>
        <table:table-row table:style-name="ro2">
          <table:table-cell table:style-name="ce2" office:value-type="date" office:date-value="2013-07-17T16:40:00">
            <text:p>Wed, 4:40 PM 7/17</text:p>
          </table:table-cell>
          <table:table-cell table:style-name="ce3" table:formula="of:=([.A778]-DATE(1970;1;1))*86400*1000" office:value-type="float" office:value="1374079200000">
            <text:p>1374079200000</text:p>
          </table:table-cell>
          <table:table-cell office:value-type="float" office:value="701">
            <text:p>701</text:p>
          </table:table-cell>
          <table:table-cell office:value-type="float" office:value="553">
            <text:p>553</text:p>
          </table:table-cell>
          <table:table-cell office:value-type="float" office:value="247">
            <text:p>247</text:p>
          </table:table-cell>
          <table:table-cell office:value-type="float" office:value="596">
            <text:p>596</text:p>
          </table:table-cell>
          <table:table-cell office:value-type="float" office:value="1374079200000">
            <text:p>1374079200000</text:p>
          </table:table-cell>
        </table:table-row>
        <table:table-row table:style-name="ro2">
          <table:table-cell table:style-name="ce2" office:value-type="date" office:date-value="2013-07-17T16:45:00">
            <text:p>Wed, 4:45 PM 7/17</text:p>
          </table:table-cell>
          <table:table-cell table:style-name="ce3" table:formula="of:=([.A779]-DATE(1970;1;1))*86400*1000" office:value-type="float" office:value="1374079500000">
            <text:p>1374079500000</text:p>
          </table:table-cell>
          <table:table-cell office:value-type="float" office:value="731">
            <text:p>731</text:p>
          </table:table-cell>
          <table:table-cell office:value-type="float" office:value="562">
            <text:p>562</text:p>
          </table:table-cell>
          <table:table-cell office:value-type="float" office:value="253">
            <text:p>253</text:p>
          </table:table-cell>
          <table:table-cell office:value-type="float" office:value="472">
            <text:p>472</text:p>
          </table:table-cell>
          <table:table-cell office:value-type="float" office:value="1374079500000">
            <text:p>1374079500000</text:p>
          </table:table-cell>
        </table:table-row>
        <table:table-row table:style-name="ro2">
          <table:table-cell table:style-name="ce2" office:value-type="date" office:date-value="2013-07-17T16:50:00">
            <text:p>Wed, 4:50 PM 7/17</text:p>
          </table:table-cell>
          <table:table-cell table:style-name="ce3" table:formula="of:=([.A780]-DATE(1970;1;1))*86400*1000" office:value-type="float" office:value="1374079800000">
            <text:p>1374079800000</text:p>
          </table:table-cell>
          <table:table-cell office:value-type="float" office:value="718">
            <text:p>718</text:p>
          </table:table-cell>
          <table:table-cell office:value-type="float" office:value="583">
            <text:p>583</text:p>
          </table:table-cell>
          <table:table-cell office:value-type="float" office:value="229">
            <text:p>229</text:p>
          </table:table-cell>
          <table:table-cell office:value-type="float" office:value="457">
            <text:p>457</text:p>
          </table:table-cell>
          <table:table-cell office:value-type="float" office:value="1374079800000">
            <text:p>1374079800000</text:p>
          </table:table-cell>
        </table:table-row>
        <table:table-row table:style-name="ro2">
          <table:table-cell table:style-name="ce2" office:value-type="date" office:date-value="2013-07-17T16:55:00">
            <text:p>Wed, 4:55 PM 7/17</text:p>
          </table:table-cell>
          <table:table-cell table:style-name="ce3" table:formula="of:=([.A781]-DATE(1970;1;1))*86400*1000" office:value-type="float" office:value="1374080100000">
            <text:p>1374080100000</text:p>
          </table:table-cell>
          <table:table-cell office:value-type="float" office:value="601">
            <text:p>601</text:p>
          </table:table-cell>
          <table:table-cell office:value-type="float" office:value="501">
            <text:p>501</text:p>
          </table:table-cell>
          <table:table-cell office:value-type="float" office:value="146">
            <text:p>146</text:p>
          </table:table-cell>
          <table:table-cell office:value-type="float" office:value="338">
            <text:p>338</text:p>
          </table:table-cell>
          <table:table-cell office:value-type="float" office:value="1374080100000">
            <text:p>1374080100000</text:p>
          </table:table-cell>
        </table:table-row>
        <table:table-row table:style-name="ro2">
          <table:table-cell table:style-name="ce2" office:value-type="date" office:date-value="2013-07-17T17:00:00">
            <text:p>Wed, 5:00 PM 7/17</text:p>
          </table:table-cell>
          <table:table-cell table:style-name="ce3" table:formula="of:=([.A782]-DATE(1970;1;1))*86400*1000" office:value-type="float" office:value="1374080400000">
            <text:p>1374080400000</text:p>
          </table:table-cell>
          <table:table-cell office:value-type="float" office:value="648">
            <text:p>648</text:p>
          </table:table-cell>
          <table:table-cell office:value-type="float" office:value="530">
            <text:p>530</text:p>
          </table:table-cell>
          <table:table-cell office:value-type="float" office:value="187">
            <text:p>187</text:p>
          </table:table-cell>
          <table:table-cell office:value-type="float" office:value="394">
            <text:p>394</text:p>
          </table:table-cell>
          <table:table-cell office:value-type="float" office:value="1374080400000">
            <text:p>1374080400000</text:p>
          </table:table-cell>
        </table:table-row>
        <table:table-row table:style-name="ro2">
          <table:table-cell table:style-name="ce2" office:value-type="date" office:date-value="2013-07-17T17:05:00">
            <text:p>Wed, 5:05 PM 7/17</text:p>
          </table:table-cell>
          <table:table-cell table:style-name="ce3" table:formula="of:=([.A783]-DATE(1970;1;1))*86400*1000" office:value-type="float" office:value="1374080700000">
            <text:p>1374080700000</text:p>
          </table:table-cell>
          <table:table-cell office:value-type="float" office:value="574">
            <text:p>574</text:p>
          </table:table-cell>
          <table:table-cell office:value-type="float" office:value="554">
            <text:p>554</text:p>
          </table:table-cell>
          <table:table-cell office:value-type="float" office:value="262">
            <text:p>262</text:p>
          </table:table-cell>
          <table:table-cell office:value-type="float" office:value="484">
            <text:p>484</text:p>
          </table:table-cell>
          <table:table-cell office:value-type="float" office:value="1374080700000">
            <text:p>1374080700000</text:p>
          </table:table-cell>
        </table:table-row>
        <table:table-row table:style-name="ro2">
          <table:table-cell table:style-name="ce2" office:value-type="date" office:date-value="2013-07-17T17:10:00">
            <text:p>Wed, 5:10 PM 7/17</text:p>
          </table:table-cell>
          <table:table-cell table:style-name="ce3" table:formula="of:=([.A784]-DATE(1970;1;1))*86400*1000" office:value-type="float" office:value="1374081000000">
            <text:p>1374081000000</text:p>
          </table:table-cell>
          <table:table-cell office:value-type="float" office:value="570">
            <text:p>570</text:p>
          </table:table-cell>
          <table:table-cell office:value-type="float" office:value="546">
            <text:p>546</text:p>
          </table:table-cell>
          <table:table-cell office:value-type="float" office:value="318">
            <text:p>318</text:p>
          </table:table-cell>
          <table:table-cell office:value-type="float" office:value="610">
            <text:p>610</text:p>
          </table:table-cell>
          <table:table-cell office:value-type="float" office:value="1374081000000">
            <text:p>1374081000000</text:p>
          </table:table-cell>
        </table:table-row>
        <table:table-row table:style-name="ro2">
          <table:table-cell table:style-name="ce2" office:value-type="date" office:date-value="2013-07-17T17:15:00">
            <text:p>Wed, 5:15 PM 7/17</text:p>
          </table:table-cell>
          <table:table-cell table:style-name="ce3" table:formula="of:=([.A785]-DATE(1970;1;1))*86400*1000" office:value-type="float" office:value="1374081300000">
            <text:p>1374081300000</text:p>
          </table:table-cell>
          <table:table-cell office:value-type="float" office:value="745">
            <text:p>745</text:p>
          </table:table-cell>
          <table:table-cell office:value-type="float" office:value="554">
            <text:p>554</text:p>
          </table:table-cell>
          <table:table-cell office:value-type="float" office:value="293">
            <text:p>293</text:p>
          </table:table-cell>
          <table:table-cell office:value-type="float" office:value="581">
            <text:p>581</text:p>
          </table:table-cell>
          <table:table-cell office:value-type="float" office:value="1374081300000">
            <text:p>1374081300000</text:p>
          </table:table-cell>
        </table:table-row>
        <table:table-row table:style-name="ro2">
          <table:table-cell table:style-name="ce2" office:value-type="date" office:date-value="2013-07-17T17:20:00">
            <text:p>Wed, 5:20 PM 7/17</text:p>
          </table:table-cell>
          <table:table-cell table:style-name="ce3" table:formula="of:=([.A786]-DATE(1970;1;1))*86400*1000" office:value-type="float" office:value="1374081600000">
            <text:p>1374081600000</text:p>
          </table:table-cell>
          <table:table-cell office:value-type="float" office:value="517">
            <text:p>517</text:p>
          </table:table-cell>
          <table:table-cell office:value-type="float" office:value="524">
            <text:p>524</text:p>
          </table:table-cell>
          <table:table-cell office:value-type="float" office:value="284">
            <text:p>284</text:p>
          </table:table-cell>
          <table:table-cell office:value-type="float" office:value="529">
            <text:p>529</text:p>
          </table:table-cell>
          <table:table-cell office:value-type="float" office:value="1374081600000">
            <text:p>1374081600000</text:p>
          </table:table-cell>
        </table:table-row>
        <table:table-row table:style-name="ro2">
          <table:table-cell table:style-name="ce2" office:value-type="date" office:date-value="2013-07-17T17:25:00">
            <text:p>Wed, 5:25 PM 7/17</text:p>
          </table:table-cell>
          <table:table-cell table:style-name="ce3" table:formula="of:=([.A787]-DATE(1970;1;1))*86400*1000" office:value-type="float" office:value="1374081900000">
            <text:p>1374081900000</text:p>
          </table:table-cell>
          <table:table-cell office:value-type="float" office:value="654">
            <text:p>654</text:p>
          </table:table-cell>
          <table:table-cell office:value-type="float" office:value="531">
            <text:p>531</text:p>
          </table:table-cell>
          <table:table-cell office:value-type="float" office:value="311">
            <text:p>311</text:p>
          </table:table-cell>
          <table:table-cell office:value-type="float" office:value="559">
            <text:p>559</text:p>
          </table:table-cell>
          <table:table-cell office:value-type="float" office:value="1374081900000">
            <text:p>1374081900000</text:p>
          </table:table-cell>
        </table:table-row>
        <table:table-row table:style-name="ro2">
          <table:table-cell table:style-name="ce2" office:value-type="date" office:date-value="2013-07-17T17:30:00">
            <text:p>Wed, 5:30 PM 7/17</text:p>
          </table:table-cell>
          <table:table-cell table:style-name="ce3" table:formula="of:=([.A788]-DATE(1970;1;1))*86400*1000" office:value-type="float" office:value="1374082200000">
            <text:p>1374082200000</text:p>
          </table:table-cell>
          <table:table-cell office:value-type="float" office:value="736">
            <text:p>736</text:p>
          </table:table-cell>
          <table:table-cell office:value-type="float" office:value="507">
            <text:p>507</text:p>
          </table:table-cell>
          <table:table-cell office:value-type="float" office:value="298">
            <text:p>298</text:p>
          </table:table-cell>
          <table:table-cell office:value-type="float" office:value="543">
            <text:p>543</text:p>
          </table:table-cell>
          <table:table-cell office:value-type="float" office:value="1374082200000">
            <text:p>1374082200000</text:p>
          </table:table-cell>
        </table:table-row>
        <table:table-row table:style-name="ro2">
          <table:table-cell table:style-name="ce2" office:value-type="date" office:date-value="2013-07-17T17:35:00">
            <text:p>Wed, 5:35 PM 7/17</text:p>
          </table:table-cell>
          <table:table-cell table:style-name="ce3" table:formula="of:=([.A789]-DATE(1970;1;1))*86400*1000" office:value-type="float" office:value="1374082500000">
            <text:p>1374082500000</text:p>
          </table:table-cell>
          <table:table-cell office:value-type="float" office:value="641">
            <text:p>641</text:p>
          </table:table-cell>
          <table:table-cell office:value-type="float" office:value="580">
            <text:p>580</text:p>
          </table:table-cell>
          <table:table-cell office:value-type="float" office:value="337">
            <text:p>337</text:p>
          </table:table-cell>
          <table:table-cell office:value-type="float" office:value="591">
            <text:p>591</text:p>
          </table:table-cell>
          <table:table-cell office:value-type="float" office:value="1374082500000">
            <text:p>1374082500000</text:p>
          </table:table-cell>
        </table:table-row>
        <table:table-row table:style-name="ro2">
          <table:table-cell table:style-name="ce2" office:value-type="date" office:date-value="2013-07-17T17:40:00">
            <text:p>Wed, 5:40 PM 7/17</text:p>
          </table:table-cell>
          <table:table-cell table:style-name="ce3" table:formula="of:=([.A790]-DATE(1970;1;1))*86400*1000" office:value-type="float" office:value="1374082800000">
            <text:p>1374082800000</text:p>
          </table:table-cell>
          <table:table-cell office:value-type="float" office:value="672">
            <text:p>672</text:p>
          </table:table-cell>
          <table:table-cell office:value-type="float" office:value="481">
            <text:p>481</text:p>
          </table:table-cell>
          <table:table-cell office:value-type="float" office:value="320">
            <text:p>320</text:p>
          </table:table-cell>
          <table:table-cell office:value-type="float" office:value="627">
            <text:p>627</text:p>
          </table:table-cell>
          <table:table-cell office:value-type="float" office:value="1374082800000">
            <text:p>1374082800000</text:p>
          </table:table-cell>
        </table:table-row>
        <table:table-row table:style-name="ro2">
          <table:table-cell table:style-name="ce2" office:value-type="date" office:date-value="2013-07-17T17:45:00">
            <text:p>Wed, 5:45 PM 7/17</text:p>
          </table:table-cell>
          <table:table-cell table:style-name="ce3" table:formula="of:=([.A791]-DATE(1970;1;1))*86400*1000" office:value-type="float" office:value="1374083100000">
            <text:p>1374083100000</text:p>
          </table:table-cell>
          <table:table-cell office:value-type="float" office:value="631">
            <text:p>631</text:p>
          </table:table-cell>
          <table:table-cell office:value-type="float" office:value="497">
            <text:p>497</text:p>
          </table:table-cell>
          <table:table-cell office:value-type="float" office:value="313">
            <text:p>313</text:p>
          </table:table-cell>
          <table:table-cell office:value-type="float" office:value="533">
            <text:p>533</text:p>
          </table:table-cell>
          <table:table-cell office:value-type="float" office:value="1374083100000">
            <text:p>1374083100000</text:p>
          </table:table-cell>
        </table:table-row>
        <table:table-row table:style-name="ro2">
          <table:table-cell table:style-name="ce2" office:value-type="date" office:date-value="2013-07-17T17:50:00">
            <text:p>Wed, 5:50 PM 7/17</text:p>
          </table:table-cell>
          <table:table-cell table:style-name="ce3" table:formula="of:=([.A792]-DATE(1970;1;1))*86400*1000" office:value-type="float" office:value="1374083400000">
            <text:p>1374083400000</text:p>
          </table:table-cell>
          <table:table-cell office:value-type="float" office:value="574">
            <text:p>574</text:p>
          </table:table-cell>
          <table:table-cell office:value-type="float" office:value="518">
            <text:p>518</text:p>
          </table:table-cell>
          <table:table-cell office:value-type="float" office:value="330">
            <text:p>330</text:p>
          </table:table-cell>
          <table:table-cell office:value-type="float" office:value="639">
            <text:p>639</text:p>
          </table:table-cell>
          <table:table-cell office:value-type="float" office:value="1374083400000">
            <text:p>1374083400000</text:p>
          </table:table-cell>
        </table:table-row>
        <table:table-row table:style-name="ro2">
          <table:table-cell table:style-name="ce2" office:value-type="date" office:date-value="2013-07-17T17:55:00">
            <text:p>Wed, 5:55 PM 7/17</text:p>
          </table:table-cell>
          <table:table-cell table:style-name="ce3" table:formula="of:=([.A793]-DATE(1970;1;1))*86400*1000" office:value-type="float" office:value="1374083700000">
            <text:p>1374083700000</text:p>
          </table:table-cell>
          <table:table-cell office:value-type="float" office:value="653">
            <text:p>653</text:p>
          </table:table-cell>
          <table:table-cell office:value-type="float" office:value="504">
            <text:p>504</text:p>
          </table:table-cell>
          <table:table-cell office:value-type="float" office:value="365">
            <text:p>365</text:p>
          </table:table-cell>
          <table:table-cell office:value-type="float" office:value="598">
            <text:p>598</text:p>
          </table:table-cell>
          <table:table-cell office:value-type="float" office:value="1374083700000">
            <text:p>1374083700000</text:p>
          </table:table-cell>
        </table:table-row>
        <table:table-row table:style-name="ro2">
          <table:table-cell table:style-name="ce2" office:value-type="date" office:date-value="2013-07-17T18:00:00">
            <text:p>Wed, 6:00 PM 7/17</text:p>
          </table:table-cell>
          <table:table-cell table:style-name="ce3" table:formula="of:=([.A794]-DATE(1970;1;1))*86400*1000" office:value-type="float" office:value="1374084000000">
            <text:p>1374084000000</text:p>
          </table:table-cell>
          <table:table-cell office:value-type="float" office:value="653">
            <text:p>653</text:p>
          </table:table-cell>
          <table:table-cell office:value-type="float" office:value="526">
            <text:p>526</text:p>
          </table:table-cell>
          <table:table-cell office:value-type="float" office:value="340">
            <text:p>340</text:p>
          </table:table-cell>
          <table:table-cell office:value-type="float" office:value="611">
            <text:p>611</text:p>
          </table:table-cell>
          <table:table-cell office:value-type="float" office:value="1374084000000">
            <text:p>1374084000000</text:p>
          </table:table-cell>
        </table:table-row>
        <table:table-row table:style-name="ro2">
          <table:table-cell table:style-name="ce2" office:value-type="date" office:date-value="2013-07-17T18:05:00">
            <text:p>Wed, 6:05 PM 7/17</text:p>
          </table:table-cell>
          <table:table-cell table:style-name="ce3" table:formula="of:=([.A795]-DATE(1970;1;1))*86400*1000" office:value-type="float" office:value="1374084300000">
            <text:p>1374084300000</text:p>
          </table:table-cell>
          <table:table-cell office:value-type="float" office:value="503">
            <text:p>503</text:p>
          </table:table-cell>
          <table:table-cell office:value-type="float" office:value="495">
            <text:p>495</text:p>
          </table:table-cell>
          <table:table-cell office:value-type="float" office:value="337">
            <text:p>337</text:p>
          </table:table-cell>
          <table:table-cell office:value-type="float" office:value="602">
            <text:p>602</text:p>
          </table:table-cell>
          <table:table-cell office:value-type="float" office:value="1374084300000">
            <text:p>1374084300000</text:p>
          </table:table-cell>
        </table:table-row>
        <table:table-row table:style-name="ro2">
          <table:table-cell table:style-name="ce2" office:value-type="date" office:date-value="2013-07-17T18:10:00">
            <text:p>Wed, 6:10 PM 7/17</text:p>
          </table:table-cell>
          <table:table-cell table:style-name="ce3" table:formula="of:=([.A796]-DATE(1970;1;1))*86400*1000" office:value-type="float" office:value="1374084600000">
            <text:p>1374084600000</text:p>
          </table:table-cell>
          <table:table-cell office:value-type="float" office:value="636">
            <text:p>636</text:p>
          </table:table-cell>
          <table:table-cell office:value-type="float" office:value="464">
            <text:p>464</text:p>
          </table:table-cell>
          <table:table-cell office:value-type="float" office:value="322">
            <text:p>322</text:p>
          </table:table-cell>
          <table:table-cell office:value-type="float" office:value="575">
            <text:p>575</text:p>
          </table:table-cell>
          <table:table-cell office:value-type="float" office:value="1374084600000">
            <text:p>1374084600000</text:p>
          </table:table-cell>
        </table:table-row>
        <table:table-row table:style-name="ro2">
          <table:table-cell table:style-name="ce2" office:value-type="date" office:date-value="2013-07-17T18:15:00">
            <text:p>Wed, 6:15 PM 7/17</text:p>
          </table:table-cell>
          <table:table-cell table:style-name="ce3" table:formula="of:=([.A797]-DATE(1970;1;1))*86400*1000" office:value-type="float" office:value="1374084900000">
            <text:p>1374084900000</text:p>
          </table:table-cell>
          <table:table-cell office:value-type="float" office:value="529">
            <text:p>529</text:p>
          </table:table-cell>
          <table:table-cell office:value-type="float" office:value="533">
            <text:p>533</text:p>
          </table:table-cell>
          <table:table-cell office:value-type="float" office:value="364">
            <text:p>364</text:p>
          </table:table-cell>
          <table:table-cell office:value-type="float" office:value="585">
            <text:p>585</text:p>
          </table:table-cell>
          <table:table-cell office:value-type="float" office:value="1374084900000">
            <text:p>1374084900000</text:p>
          </table:table-cell>
        </table:table-row>
        <table:table-row table:style-name="ro2">
          <table:table-cell table:style-name="ce2" office:value-type="date" office:date-value="2013-07-17T18:20:00">
            <text:p>Wed, 6:20 PM 7/17</text:p>
          </table:table-cell>
          <table:table-cell table:style-name="ce3" table:formula="of:=([.A798]-DATE(1970;1;1))*86400*1000" office:value-type="float" office:value="1374085200000">
            <text:p>1374085200000</text:p>
          </table:table-cell>
          <table:table-cell office:value-type="float" office:value="712">
            <text:p>712</text:p>
          </table:table-cell>
          <table:table-cell office:value-type="float" office:value="511">
            <text:p>511</text:p>
          </table:table-cell>
          <table:table-cell office:value-type="float" office:value="375">
            <text:p>375</text:p>
          </table:table-cell>
          <table:table-cell office:value-type="float" office:value="615">
            <text:p>615</text:p>
          </table:table-cell>
          <table:table-cell office:value-type="float" office:value="1374085200000">
            <text:p>1374085200000</text:p>
          </table:table-cell>
        </table:table-row>
        <table:table-row table:style-name="ro2">
          <table:table-cell table:style-name="ce2" office:value-type="date" office:date-value="2013-07-17T18:25:00">
            <text:p>Wed, 6:25 PM 7/17</text:p>
          </table:table-cell>
          <table:table-cell table:style-name="ce3" table:formula="of:=([.A799]-DATE(1970;1;1))*86400*1000" office:value-type="float" office:value="1374085500000">
            <text:p>1374085500000</text:p>
          </table:table-cell>
          <table:table-cell office:value-type="float" office:value="557">
            <text:p>557</text:p>
          </table:table-cell>
          <table:table-cell office:value-type="float" office:value="465">
            <text:p>465</text:p>
          </table:table-cell>
          <table:table-cell office:value-type="float" office:value="358">
            <text:p>358</text:p>
          </table:table-cell>
          <table:table-cell office:value-type="float" office:value="564">
            <text:p>564</text:p>
          </table:table-cell>
          <table:table-cell office:value-type="float" office:value="1374085500000">
            <text:p>1374085500000</text:p>
          </table:table-cell>
        </table:table-row>
        <table:table-row table:style-name="ro2">
          <table:table-cell table:style-name="ce2" office:value-type="date" office:date-value="2013-07-17T18:30:00">
            <text:p>Wed, 6:30 PM 7/17</text:p>
          </table:table-cell>
          <table:table-cell table:style-name="ce3" table:formula="of:=([.A800]-DATE(1970;1;1))*86400*1000" office:value-type="float" office:value="1374085800000">
            <text:p>1374085800000</text:p>
          </table:table-cell>
          <table:table-cell office:value-type="float" office:value="485">
            <text:p>485</text:p>
          </table:table-cell>
          <table:table-cell office:value-type="float" office:value="598">
            <text:p>598</text:p>
          </table:table-cell>
          <table:table-cell office:value-type="float" office:value="340">
            <text:p>340</text:p>
          </table:table-cell>
          <table:table-cell office:value-type="float" office:value="574">
            <text:p>574</text:p>
          </table:table-cell>
          <table:table-cell office:value-type="float" office:value="1374085800000">
            <text:p>1374085800000</text:p>
          </table:table-cell>
        </table:table-row>
        <table:table-row table:style-name="ro2">
          <table:table-cell table:style-name="ce2" office:value-type="date" office:date-value="2013-07-17T18:35:00">
            <text:p>Wed, 6:35 PM 7/17</text:p>
          </table:table-cell>
          <table:table-cell table:style-name="ce3" table:formula="of:=([.A801]-DATE(1970;1;1))*86400*1000" office:value-type="float" office:value="1374086100000">
            <text:p>1374086100000</text:p>
          </table:table-cell>
          <table:table-cell office:value-type="float" office:value="728">
            <text:p>728</text:p>
          </table:table-cell>
          <table:table-cell office:value-type="float" office:value="577">
            <text:p>577</text:p>
          </table:table-cell>
          <table:table-cell office:value-type="float" office:value="356">
            <text:p>356</text:p>
          </table:table-cell>
          <table:table-cell office:value-type="float" office:value="521">
            <text:p>521</text:p>
          </table:table-cell>
          <table:table-cell office:value-type="float" office:value="1374086100000">
            <text:p>1374086100000</text:p>
          </table:table-cell>
        </table:table-row>
        <table:table-row table:style-name="ro2">
          <table:table-cell table:style-name="ce2" office:value-type="date" office:date-value="2013-07-17T18:40:00">
            <text:p>Wed, 6:40 PM 7/17</text:p>
          </table:table-cell>
          <table:table-cell table:style-name="ce3" table:formula="of:=([.A802]-DATE(1970;1;1))*86400*1000" office:value-type="float" office:value="1374086400000">
            <text:p>1374086400000</text:p>
          </table:table-cell>
          <table:table-cell office:value-type="float" office:value="589">
            <text:p>589</text:p>
          </table:table-cell>
          <table:table-cell office:value-type="float" office:value="536">
            <text:p>536</text:p>
          </table:table-cell>
          <table:table-cell office:value-type="float" office:value="394">
            <text:p>394</text:p>
          </table:table-cell>
          <table:table-cell office:value-type="float" office:value="574">
            <text:p>574</text:p>
          </table:table-cell>
          <table:table-cell office:value-type="float" office:value="1374086400000">
            <text:p>1374086400000</text:p>
          </table:table-cell>
        </table:table-row>
        <table:table-row table:style-name="ro2">
          <table:table-cell table:style-name="ce2" office:value-type="date" office:date-value="2013-07-17T18:45:00">
            <text:p>Wed, 6:45 PM 7/17</text:p>
          </table:table-cell>
          <table:table-cell table:style-name="ce3" table:formula="of:=([.A803]-DATE(1970;1;1))*86400*1000" office:value-type="float" office:value="1374086700000">
            <text:p>1374086700000</text:p>
          </table:table-cell>
          <table:table-cell office:value-type="float" office:value="559">
            <text:p>559</text:p>
          </table:table-cell>
          <table:table-cell office:value-type="float" office:value="515">
            <text:p>515</text:p>
          </table:table-cell>
          <table:table-cell office:value-type="float" office:value="399">
            <text:p>399</text:p>
          </table:table-cell>
          <table:table-cell office:value-type="float" office:value="555">
            <text:p>555</text:p>
          </table:table-cell>
          <table:table-cell office:value-type="float" office:value="1374086700000">
            <text:p>1374086700000</text:p>
          </table:table-cell>
        </table:table-row>
        <table:table-row table:style-name="ro2">
          <table:table-cell table:style-name="ce2" office:value-type="date" office:date-value="2013-07-17T18:50:00">
            <text:p>Wed, 6:50 PM 7/17</text:p>
          </table:table-cell>
          <table:table-cell table:style-name="ce3" table:formula="of:=([.A804]-DATE(1970;1;1))*86400*1000" office:value-type="float" office:value="1374087000000">
            <text:p>1374087000000</text:p>
          </table:table-cell>
          <table:table-cell office:value-type="float" office:value="646">
            <text:p>646</text:p>
          </table:table-cell>
          <table:table-cell office:value-type="float" office:value="559">
            <text:p>559</text:p>
          </table:table-cell>
          <table:table-cell office:value-type="float" office:value="316">
            <text:p>316</text:p>
          </table:table-cell>
          <table:table-cell office:value-type="float" office:value="483">
            <text:p>483</text:p>
          </table:table-cell>
          <table:table-cell office:value-type="float" office:value="1374087000000">
            <text:p>1374087000000</text:p>
          </table:table-cell>
        </table:table-row>
        <table:table-row table:style-name="ro2">
          <table:table-cell table:style-name="ce2" office:value-type="date" office:date-value="2013-07-17T18:55:00">
            <text:p>Wed, 6:55 PM 7/17</text:p>
          </table:table-cell>
          <table:table-cell table:style-name="ce3" table:formula="of:=([.A805]-DATE(1970;1;1))*86400*1000" office:value-type="float" office:value="1374087300000">
            <text:p>1374087300000</text:p>
          </table:table-cell>
          <table:table-cell office:value-type="float" office:value="561">
            <text:p>561</text:p>
          </table:table-cell>
          <table:table-cell office:value-type="float" office:value="610">
            <text:p>610</text:p>
          </table:table-cell>
          <table:table-cell office:value-type="float" office:value="410">
            <text:p>410</text:p>
          </table:table-cell>
          <table:table-cell office:value-type="float" office:value="589">
            <text:p>589</text:p>
          </table:table-cell>
          <table:table-cell office:value-type="float" office:value="1374087300000">
            <text:p>1374087300000</text:p>
          </table:table-cell>
        </table:table-row>
        <table:table-row table:style-name="ro2">
          <table:table-cell table:style-name="ce2" office:value-type="date" office:date-value="2013-07-17T19:00:00">
            <text:p>Wed, 7:00 PM 7/17</text:p>
          </table:table-cell>
          <table:table-cell table:style-name="ce3" table:formula="of:=([.A806]-DATE(1970;1;1))*86400*1000" office:value-type="float" office:value="1374087600000">
            <text:p>1374087600000</text:p>
          </table:table-cell>
          <table:table-cell office:value-type="float" office:value="570">
            <text:p>570</text:p>
          </table:table-cell>
          <table:table-cell office:value-type="float" office:value="540">
            <text:p>540</text:p>
          </table:table-cell>
          <table:table-cell office:value-type="float" office:value="402">
            <text:p>402</text:p>
          </table:table-cell>
          <table:table-cell office:value-type="float" office:value="502">
            <text:p>502</text:p>
          </table:table-cell>
          <table:table-cell office:value-type="float" office:value="1374087600000">
            <text:p>1374087600000</text:p>
          </table:table-cell>
        </table:table-row>
        <table:table-row table:style-name="ro2">
          <table:table-cell table:style-name="ce2" office:value-type="date" office:date-value="2013-07-17T19:05:00">
            <text:p>Wed, 7:05 PM 7/17</text:p>
          </table:table-cell>
          <table:table-cell table:style-name="ce3" table:formula="of:=([.A807]-DATE(1970;1;1))*86400*1000" office:value-type="float" office:value="1374087900000">
            <text:p>1374087900000</text:p>
          </table:table-cell>
          <table:table-cell office:value-type="float" office:value="590">
            <text:p>590</text:p>
          </table:table-cell>
          <table:table-cell office:value-type="float" office:value="539">
            <text:p>539</text:p>
          </table:table-cell>
          <table:table-cell office:value-type="float" office:value="451">
            <text:p>451</text:p>
          </table:table-cell>
          <table:table-cell office:value-type="float" office:value="596">
            <text:p>596</text:p>
          </table:table-cell>
          <table:table-cell office:value-type="float" office:value="1374087900000">
            <text:p>1374087900000</text:p>
          </table:table-cell>
        </table:table-row>
        <table:table-row table:style-name="ro2">
          <table:table-cell table:style-name="ce2" office:value-type="date" office:date-value="2013-07-17T19:10:00">
            <text:p>Wed, 7:10 PM 7/17</text:p>
          </table:table-cell>
          <table:table-cell table:style-name="ce3" table:formula="of:=([.A808]-DATE(1970;1;1))*86400*1000" office:value-type="float" office:value="1374088200000">
            <text:p>1374088200000</text:p>
          </table:table-cell>
          <table:table-cell office:value-type="float" office:value="575">
            <text:p>575</text:p>
          </table:table-cell>
          <table:table-cell office:value-type="float" office:value="562">
            <text:p>562</text:p>
          </table:table-cell>
          <table:table-cell office:value-type="float" office:value="406">
            <text:p>406</text:p>
          </table:table-cell>
          <table:table-cell office:value-type="float" office:value="543">
            <text:p>543</text:p>
          </table:table-cell>
          <table:table-cell office:value-type="float" office:value="1374088200000">
            <text:p>1374088200000</text:p>
          </table:table-cell>
        </table:table-row>
        <table:table-row table:style-name="ro2">
          <table:table-cell table:style-name="ce2" office:value-type="date" office:date-value="2013-07-17T19:15:00">
            <text:p>Wed, 7:15 PM 7/17</text:p>
          </table:table-cell>
          <table:table-cell table:style-name="ce3" table:formula="of:=([.A809]-DATE(1970;1;1))*86400*1000" office:value-type="float" office:value="1374088500000">
            <text:p>1374088500000</text:p>
          </table:table-cell>
          <table:table-cell office:value-type="float" office:value="566">
            <text:p>566</text:p>
          </table:table-cell>
          <table:table-cell office:value-type="float" office:value="667">
            <text:p>667</text:p>
          </table:table-cell>
          <table:table-cell office:value-type="float" office:value="416">
            <text:p>416</text:p>
          </table:table-cell>
          <table:table-cell office:value-type="float" office:value="539">
            <text:p>539</text:p>
          </table:table-cell>
          <table:table-cell office:value-type="float" office:value="1374088500000">
            <text:p>1374088500000</text:p>
          </table:table-cell>
        </table:table-row>
        <table:table-row table:style-name="ro2">
          <table:table-cell table:style-name="ce2" office:value-type="date" office:date-value="2013-07-17T19:20:00">
            <text:p>Wed, 7:20 PM 7/17</text:p>
          </table:table-cell>
          <table:table-cell table:style-name="ce3" table:formula="of:=([.A810]-DATE(1970;1;1))*86400*1000" office:value-type="float" office:value="1374088800000">
            <text:p>1374088800000</text:p>
          </table:table-cell>
          <table:table-cell office:value-type="float" office:value="486">
            <text:p>486</text:p>
          </table:table-cell>
          <table:table-cell office:value-type="float" office:value="657">
            <text:p>657</text:p>
          </table:table-cell>
          <table:table-cell office:value-type="float" office:value="389">
            <text:p>389</text:p>
          </table:table-cell>
          <table:table-cell office:value-type="float" office:value="523">
            <text:p>523</text:p>
          </table:table-cell>
          <table:table-cell office:value-type="float" office:value="1374088800000">
            <text:p>1374088800000</text:p>
          </table:table-cell>
        </table:table-row>
        <table:table-row table:style-name="ro2">
          <table:table-cell table:style-name="ce2" office:value-type="date" office:date-value="2013-07-17T19:25:00">
            <text:p>Wed, 7:25 PM 7/17</text:p>
          </table:table-cell>
          <table:table-cell table:style-name="ce3" table:formula="of:=([.A811]-DATE(1970;1;1))*86400*1000" office:value-type="float" office:value="1374089100000">
            <text:p>1374089100000</text:p>
          </table:table-cell>
          <table:table-cell office:value-type="float" office:value="656">
            <text:p>656</text:p>
          </table:table-cell>
          <table:table-cell office:value-type="float" office:value="596">
            <text:p>596</text:p>
          </table:table-cell>
          <table:table-cell office:value-type="float" office:value="422">
            <text:p>422</text:p>
          </table:table-cell>
          <table:table-cell office:value-type="float" office:value="582">
            <text:p>582</text:p>
          </table:table-cell>
          <table:table-cell office:value-type="float" office:value="1374089100000">
            <text:p>1374089100000</text:p>
          </table:table-cell>
        </table:table-row>
        <table:table-row table:style-name="ro2">
          <table:table-cell table:style-name="ce2" office:value-type="date" office:date-value="2013-07-17T19:30:00">
            <text:p>Wed, 7:30 PM 7/17</text:p>
          </table:table-cell>
          <table:table-cell table:style-name="ce3" table:formula="of:=([.A812]-DATE(1970;1;1))*86400*1000" office:value-type="float" office:value="1374089400000">
            <text:p>1374089400000</text:p>
          </table:table-cell>
          <table:table-cell office:value-type="float" office:value="530">
            <text:p>530</text:p>
          </table:table-cell>
          <table:table-cell office:value-type="float" office:value="601">
            <text:p>601</text:p>
          </table:table-cell>
          <table:table-cell office:value-type="float" office:value="429">
            <text:p>429</text:p>
          </table:table-cell>
          <table:table-cell office:value-type="float" office:value="600">
            <text:p>600</text:p>
          </table:table-cell>
          <table:table-cell office:value-type="float" office:value="1374089400000">
            <text:p>1374089400000</text:p>
          </table:table-cell>
        </table:table-row>
        <table:table-row table:style-name="ro2">
          <table:table-cell table:style-name="ce2" office:value-type="date" office:date-value="2013-07-17T19:35:00">
            <text:p>Wed, 7:35 PM 7/17</text:p>
          </table:table-cell>
          <table:table-cell table:style-name="ce3" table:formula="of:=([.A813]-DATE(1970;1;1))*86400*1000" office:value-type="float" office:value="1374089700000">
            <text:p>1374089700000</text:p>
          </table:table-cell>
          <table:table-cell office:value-type="float" office:value="453">
            <text:p>453</text:p>
          </table:table-cell>
          <table:table-cell office:value-type="float" office:value="537">
            <text:p>537</text:p>
          </table:table-cell>
          <table:table-cell office:value-type="float" office:value="388">
            <text:p>388</text:p>
          </table:table-cell>
          <table:table-cell office:value-type="float" office:value="584">
            <text:p>584</text:p>
          </table:table-cell>
          <table:table-cell office:value-type="float" office:value="1374089700000">
            <text:p>1374089700000</text:p>
          </table:table-cell>
        </table:table-row>
        <table:table-row table:style-name="ro2">
          <table:table-cell table:style-name="ce2" office:value-type="date" office:date-value="2013-07-17T19:40:00">
            <text:p>Wed, 7:40 PM 7/17</text:p>
          </table:table-cell>
          <table:table-cell table:style-name="ce3" table:formula="of:=([.A814]-DATE(1970;1;1))*86400*1000" office:value-type="float" office:value="1374090000000">
            <text:p>1374090000000</text:p>
          </table:table-cell>
          <table:table-cell office:value-type="float" office:value="622">
            <text:p>622</text:p>
          </table:table-cell>
          <table:table-cell office:value-type="float" office:value="478">
            <text:p>478</text:p>
          </table:table-cell>
          <table:table-cell office:value-type="float" office:value="439">
            <text:p>439</text:p>
          </table:table-cell>
          <table:table-cell office:value-type="float" office:value="569">
            <text:p>569</text:p>
          </table:table-cell>
          <table:table-cell office:value-type="float" office:value="1374090000000">
            <text:p>1374090000000</text:p>
          </table:table-cell>
        </table:table-row>
        <table:table-row table:style-name="ro2">
          <table:table-cell table:style-name="ce2" office:value-type="date" office:date-value="2013-07-17T19:45:00">
            <text:p>Wed, 7:45 PM 7/17</text:p>
          </table:table-cell>
          <table:table-cell table:style-name="ce3" table:formula="of:=([.A815]-DATE(1970;1;1))*86400*1000" office:value-type="float" office:value="1374090300000">
            <text:p>1374090300000</text:p>
          </table:table-cell>
          <table:table-cell office:value-type="float" office:value="424">
            <text:p>424</text:p>
          </table:table-cell>
          <table:table-cell office:value-type="float" office:value="428">
            <text:p>428</text:p>
          </table:table-cell>
          <table:table-cell office:value-type="float" office:value="402">
            <text:p>402</text:p>
          </table:table-cell>
          <table:table-cell office:value-type="float" office:value="533">
            <text:p>533</text:p>
          </table:table-cell>
          <table:table-cell office:value-type="float" office:value="1374090300000">
            <text:p>1374090300000</text:p>
          </table:table-cell>
        </table:table-row>
        <table:table-row table:style-name="ro2">
          <table:table-cell table:style-name="ce2" office:value-type="date" office:date-value="2013-07-17T19:50:00">
            <text:p>Wed, 7:50 PM 7/17</text:p>
          </table:table-cell>
          <table:table-cell table:style-name="ce3" table:formula="of:=([.A816]-DATE(1970;1;1))*86400*1000" office:value-type="float" office:value="1374090600000">
            <text:p>1374090600000</text:p>
          </table:table-cell>
          <table:table-cell office:value-type="float" office:value="565">
            <text:p>565</text:p>
          </table:table-cell>
          <table:table-cell office:value-type="float" office:value="437">
            <text:p>437</text:p>
          </table:table-cell>
          <table:table-cell office:value-type="float" office:value="460">
            <text:p>460</text:p>
          </table:table-cell>
          <table:table-cell office:value-type="float" office:value="579">
            <text:p>579</text:p>
          </table:table-cell>
          <table:table-cell office:value-type="float" office:value="1374090600000">
            <text:p>1374090600000</text:p>
          </table:table-cell>
        </table:table-row>
        <table:table-row table:style-name="ro2">
          <table:table-cell table:style-name="ce2" office:value-type="date" office:date-value="2013-07-17T19:55:00">
            <text:p>Wed, 7:55 PM 7/17</text:p>
          </table:table-cell>
          <table:table-cell table:style-name="ce3" table:formula="of:=([.A817]-DATE(1970;1;1))*86400*1000" office:value-type="float" office:value="1374090900000">
            <text:p>1374090900000</text:p>
          </table:table-cell>
          <table:table-cell office:value-type="float" office:value="584">
            <text:p>584</text:p>
          </table:table-cell>
          <table:table-cell office:value-type="float" office:value="428">
            <text:p>428</text:p>
          </table:table-cell>
          <table:table-cell office:value-type="float" office:value="424">
            <text:p>424</text:p>
          </table:table-cell>
          <table:table-cell office:value-type="float" office:value="497">
            <text:p>497</text:p>
          </table:table-cell>
          <table:table-cell office:value-type="float" office:value="1374090900000">
            <text:p>1374090900000</text:p>
          </table:table-cell>
        </table:table-row>
        <table:table-row table:style-name="ro2">
          <table:table-cell table:style-name="ce2" office:value-type="date" office:date-value="2013-07-17T20:00:00">
            <text:p>Wed, 8:00 PM 7/17</text:p>
          </table:table-cell>
          <table:table-cell table:style-name="ce3" table:formula="of:=([.A818]-DATE(1970;1;1))*86400*1000" office:value-type="float" office:value="1374091200000">
            <text:p>1374091200000</text:p>
          </table:table-cell>
          <table:table-cell office:value-type="float" office:value="474">
            <text:p>474</text:p>
          </table:table-cell>
          <table:table-cell office:value-type="float" office:value="336">
            <text:p>336</text:p>
          </table:table-cell>
          <table:table-cell office:value-type="float" office:value="433">
            <text:p>433</text:p>
          </table:table-cell>
          <table:table-cell office:value-type="float" office:value="524">
            <text:p>524</text:p>
          </table:table-cell>
          <table:table-cell office:value-type="float" office:value="1374091200000">
            <text:p>1374091200000</text:p>
          </table:table-cell>
        </table:table-row>
        <table:table-row table:style-name="ro2">
          <table:table-cell table:style-name="ce2" office:value-type="date" office:date-value="2013-07-17T20:05:00">
            <text:p>Wed, 8:05 PM 7/17</text:p>
          </table:table-cell>
          <table:table-cell table:style-name="ce3" table:formula="of:=([.A819]-DATE(1970;1;1))*86400*1000" office:value-type="float" office:value="1374091500000">
            <text:p>1374091500000</text:p>
          </table:table-cell>
          <table:table-cell office:value-type="float" office:value="328">
            <text:p>328</text:p>
          </table:table-cell>
          <table:table-cell office:value-type="float" office:value="392">
            <text:p>392</text:p>
          </table:table-cell>
          <table:table-cell office:value-type="float" office:value="459">
            <text:p>459</text:p>
          </table:table-cell>
          <table:table-cell office:value-type="float" office:value="491">
            <text:p>491</text:p>
          </table:table-cell>
          <table:table-cell office:value-type="float" office:value="1374091500000">
            <text:p>1374091500000</text:p>
          </table:table-cell>
        </table:table-row>
        <table:table-row table:style-name="ro2">
          <table:table-cell table:style-name="ce2" office:value-type="date" office:date-value="2013-07-17T20:10:00">
            <text:p>Wed, 8:10 PM 7/17</text:p>
          </table:table-cell>
          <table:table-cell table:style-name="ce3" table:formula="of:=([.A820]-DATE(1970;1;1))*86400*1000" office:value-type="float" office:value="1374091800000">
            <text:p>1374091800000</text:p>
          </table:table-cell>
          <table:table-cell office:value-type="float" office:value="383">
            <text:p>383</text:p>
          </table:table-cell>
          <table:table-cell office:value-type="float" office:value="407">
            <text:p>407</text:p>
          </table:table-cell>
          <table:table-cell office:value-type="float" office:value="489">
            <text:p>489</text:p>
          </table:table-cell>
          <table:table-cell office:value-type="float" office:value="513">
            <text:p>513</text:p>
          </table:table-cell>
          <table:table-cell office:value-type="float" office:value="1374091800000">
            <text:p>1374091800000</text:p>
          </table:table-cell>
        </table:table-row>
        <table:table-row table:style-name="ro2">
          <table:table-cell table:style-name="ce2" office:value-type="date" office:date-value="2013-07-17T20:15:00">
            <text:p>Wed, 8:15 PM 7/17</text:p>
          </table:table-cell>
          <table:table-cell table:style-name="ce3" table:formula="of:=([.A821]-DATE(1970;1;1))*86400*1000" office:value-type="float" office:value="1374092100000">
            <text:p>1374092100000</text:p>
          </table:table-cell>
          <table:table-cell office:value-type="float" office:value="442">
            <text:p>442</text:p>
          </table:table-cell>
          <table:table-cell office:value-type="float" office:value="358">
            <text:p>358</text:p>
          </table:table-cell>
          <table:table-cell office:value-type="float" office:value="460">
            <text:p>460</text:p>
          </table:table-cell>
          <table:table-cell office:value-type="float" office:value="528">
            <text:p>528</text:p>
          </table:table-cell>
          <table:table-cell office:value-type="float" office:value="1374092100000">
            <text:p>1374092100000</text:p>
          </table:table-cell>
        </table:table-row>
        <table:table-row table:style-name="ro2">
          <table:table-cell table:style-name="ce2" office:value-type="date" office:date-value="2013-07-17T20:20:00">
            <text:p>Wed, 8:20 PM 7/17</text:p>
          </table:table-cell>
          <table:table-cell table:style-name="ce3" table:formula="of:=([.A822]-DATE(1970;1;1))*86400*1000" office:value-type="float" office:value="1374092400000">
            <text:p>1374092400000</text:p>
          </table:table-cell>
          <table:table-cell office:value-type="float" office:value="397">
            <text:p>397</text:p>
          </table:table-cell>
          <table:table-cell office:value-type="float" office:value="367">
            <text:p>367</text:p>
          </table:table-cell>
          <table:table-cell office:value-type="float" office:value="379">
            <text:p>379</text:p>
          </table:table-cell>
          <table:table-cell office:value-type="float" office:value="517">
            <text:p>517</text:p>
          </table:table-cell>
          <table:table-cell office:value-type="float" office:value="1374092400000">
            <text:p>1374092400000</text:p>
          </table:table-cell>
        </table:table-row>
        <table:table-row table:style-name="ro2">
          <table:table-cell table:style-name="ce2" office:value-type="date" office:date-value="2013-07-17T20:25:00">
            <text:p>Wed, 8:25 PM 7/17</text:p>
          </table:table-cell>
          <table:table-cell table:style-name="ce3" table:formula="of:=([.A823]-DATE(1970;1;1))*86400*1000" office:value-type="float" office:value="1374092700000">
            <text:p>1374092700000</text:p>
          </table:table-cell>
          <table:table-cell office:value-type="float" office:value="347">
            <text:p>347</text:p>
          </table:table-cell>
          <table:table-cell office:value-type="float" office:value="366">
            <text:p>366</text:p>
          </table:table-cell>
          <table:table-cell office:value-type="float" office:value="360">
            <text:p>360</text:p>
          </table:table-cell>
          <table:table-cell office:value-type="float" office:value="488">
            <text:p>488</text:p>
          </table:table-cell>
          <table:table-cell office:value-type="float" office:value="1374092700000">
            <text:p>1374092700000</text:p>
          </table:table-cell>
        </table:table-row>
        <table:table-row table:style-name="ro2">
          <table:table-cell table:style-name="ce2" office:value-type="date" office:date-value="2013-07-17T20:30:00">
            <text:p>Wed, 8:30 PM 7/17</text:p>
          </table:table-cell>
          <table:table-cell table:style-name="ce3" table:formula="of:=([.A824]-DATE(1970;1;1))*86400*1000" office:value-type="float" office:value="1374093000000">
            <text:p>1374093000000</text:p>
          </table:table-cell>
          <table:table-cell office:value-type="float" office:value="444">
            <text:p>444</text:p>
          </table:table-cell>
          <table:table-cell office:value-type="float" office:value="359">
            <text:p>359</text:p>
          </table:table-cell>
          <table:table-cell office:value-type="float" office:value="428">
            <text:p>428</text:p>
          </table:table-cell>
          <table:table-cell office:value-type="float" office:value="533">
            <text:p>533</text:p>
          </table:table-cell>
          <table:table-cell office:value-type="float" office:value="1374093000000">
            <text:p>1374093000000</text:p>
          </table:table-cell>
        </table:table-row>
        <table:table-row table:style-name="ro2">
          <table:table-cell table:style-name="ce2" office:value-type="date" office:date-value="2013-07-17T20:35:00">
            <text:p>Wed, 8:35 PM 7/17</text:p>
          </table:table-cell>
          <table:table-cell table:style-name="ce3" table:formula="of:=([.A825]-DATE(1970;1;1))*86400*1000" office:value-type="float" office:value="1374093300000">
            <text:p>1374093300000</text:p>
          </table:table-cell>
          <table:table-cell office:value-type="float" office:value="413">
            <text:p>413</text:p>
          </table:table-cell>
          <table:table-cell office:value-type="float" office:value="346">
            <text:p>346</text:p>
          </table:table-cell>
          <table:table-cell office:value-type="float" office:value="432">
            <text:p>432</text:p>
          </table:table-cell>
          <table:table-cell office:value-type="float" office:value="475">
            <text:p>475</text:p>
          </table:table-cell>
          <table:table-cell office:value-type="float" office:value="1374093300000">
            <text:p>1374093300000</text:p>
          </table:table-cell>
        </table:table-row>
        <table:table-row table:style-name="ro2">
          <table:table-cell table:style-name="ce2" office:value-type="date" office:date-value="2013-07-17T20:40:00">
            <text:p>Wed, 8:40 PM 7/17</text:p>
          </table:table-cell>
          <table:table-cell table:style-name="ce3" table:formula="of:=([.A826]-DATE(1970;1;1))*86400*1000" office:value-type="float" office:value="1374093600000">
            <text:p>1374093600000</text:p>
          </table:table-cell>
          <table:table-cell office:value-type="float" office:value="395">
            <text:p>395</text:p>
          </table:table-cell>
          <table:table-cell office:value-type="float" office:value="379">
            <text:p>379</text:p>
          </table:table-cell>
          <table:table-cell office:value-type="float" office:value="421">
            <text:p>421</text:p>
          </table:table-cell>
          <table:table-cell office:value-type="float" office:value="491">
            <text:p>491</text:p>
          </table:table-cell>
          <table:table-cell office:value-type="float" office:value="1374093600000">
            <text:p>1374093600000</text:p>
          </table:table-cell>
        </table:table-row>
        <table:table-row table:style-name="ro2">
          <table:table-cell table:style-name="ce2" office:value-type="date" office:date-value="2013-07-17T20:45:00">
            <text:p>Wed, 8:45 PM 7/17</text:p>
          </table:table-cell>
          <table:table-cell table:style-name="ce3" table:formula="of:=([.A827]-DATE(1970;1;1))*86400*1000" office:value-type="float" office:value="1374093900000">
            <text:p>1374093900000</text:p>
          </table:table-cell>
          <table:table-cell office:value-type="float" office:value="305">
            <text:p>305</text:p>
          </table:table-cell>
          <table:table-cell office:value-type="float" office:value="344">
            <text:p>344</text:p>
          </table:table-cell>
          <table:table-cell office:value-type="float" office:value="373">
            <text:p>373</text:p>
          </table:table-cell>
          <table:table-cell office:value-type="float" office:value="437">
            <text:p>437</text:p>
          </table:table-cell>
          <table:table-cell office:value-type="float" office:value="1374093900000">
            <text:p>1374093900000</text:p>
          </table:table-cell>
        </table:table-row>
        <table:table-row table:style-name="ro2">
          <table:table-cell table:style-name="ce2" office:value-type="date" office:date-value="2013-07-17T20:50:00">
            <text:p>Wed, 8:50 PM 7/17</text:p>
          </table:table-cell>
          <table:table-cell table:style-name="ce3" table:formula="of:=([.A828]-DATE(1970;1;1))*86400*1000" office:value-type="float" office:value="1374094200000">
            <text:p>1374094200000</text:p>
          </table:table-cell>
          <table:table-cell office:value-type="float" office:value="491">
            <text:p>491</text:p>
          </table:table-cell>
          <table:table-cell office:value-type="float" office:value="337">
            <text:p>337</text:p>
          </table:table-cell>
          <table:table-cell office:value-type="float" office:value="449">
            <text:p>449</text:p>
          </table:table-cell>
          <table:table-cell office:value-type="float" office:value="501">
            <text:p>501</text:p>
          </table:table-cell>
          <table:table-cell office:value-type="float" office:value="1374094200000">
            <text:p>1374094200000</text:p>
          </table:table-cell>
        </table:table-row>
        <table:table-row table:style-name="ro2">
          <table:table-cell table:style-name="ce2" office:value-type="date" office:date-value="2013-07-17T20:55:00">
            <text:p>Wed, 8:55 PM 7/17</text:p>
          </table:table-cell>
          <table:table-cell table:style-name="ce3" table:formula="of:=([.A829]-DATE(1970;1;1))*86400*1000" office:value-type="float" office:value="1374094500000">
            <text:p>1374094500000</text:p>
          </table:table-cell>
          <table:table-cell office:value-type="float" office:value="419">
            <text:p>419</text:p>
          </table:table-cell>
          <table:table-cell office:value-type="float" office:value="336">
            <text:p>336</text:p>
          </table:table-cell>
          <table:table-cell office:value-type="float" office:value="390">
            <text:p>390</text:p>
          </table:table-cell>
          <table:table-cell office:value-type="float" office:value="499">
            <text:p>499</text:p>
          </table:table-cell>
          <table:table-cell office:value-type="float" office:value="1374094500000">
            <text:p>1374094500000</text:p>
          </table:table-cell>
        </table:table-row>
        <table:table-row table:style-name="ro2">
          <table:table-cell table:style-name="ce2" office:value-type="date" office:date-value="2013-07-17T21:00:00">
            <text:p>Wed, 9:00 PM 7/17</text:p>
          </table:table-cell>
          <table:table-cell table:style-name="ce3" table:formula="of:=([.A830]-DATE(1970;1;1))*86400*1000" office:value-type="float" office:value="1374094800000">
            <text:p>1374094800000</text:p>
          </table:table-cell>
          <table:table-cell office:value-type="float" office:value="358">
            <text:p>358</text:p>
          </table:table-cell>
          <table:table-cell office:value-type="float" office:value="343">
            <text:p>343</text:p>
          </table:table-cell>
          <table:table-cell office:value-type="float" office:value="411">
            <text:p>411</text:p>
          </table:table-cell>
          <table:table-cell office:value-type="float" office:value="475">
            <text:p>475</text:p>
          </table:table-cell>
          <table:table-cell office:value-type="float" office:value="1374094800000">
            <text:p>1374094800000</text:p>
          </table:table-cell>
        </table:table-row>
        <table:table-row table:style-name="ro2">
          <table:table-cell table:style-name="ce2" office:value-type="date" office:date-value="2013-07-17T21:05:00">
            <text:p>Wed, 9:05 PM 7/17</text:p>
          </table:table-cell>
          <table:table-cell table:style-name="ce3" table:formula="of:=([.A831]-DATE(1970;1;1))*86400*1000" office:value-type="float" office:value="1374095100000">
            <text:p>1374095100000</text:p>
          </table:table-cell>
          <table:table-cell office:value-type="float" office:value="390">
            <text:p>390</text:p>
          </table:table-cell>
          <table:table-cell office:value-type="float" office:value="382">
            <text:p>382</text:p>
          </table:table-cell>
          <table:table-cell office:value-type="float" office:value="365">
            <text:p>365</text:p>
          </table:table-cell>
          <table:table-cell office:value-type="float" office:value="452">
            <text:p>452</text:p>
          </table:table-cell>
          <table:table-cell office:value-type="float" office:value="1374095100000">
            <text:p>1374095100000</text:p>
          </table:table-cell>
        </table:table-row>
        <table:table-row table:style-name="ro2">
          <table:table-cell table:style-name="ce2" office:value-type="date" office:date-value="2013-07-17T21:10:00">
            <text:p>Wed, 9:10 PM 7/17</text:p>
          </table:table-cell>
          <table:table-cell table:style-name="ce3" table:formula="of:=([.A832]-DATE(1970;1;1))*86400*1000" office:value-type="float" office:value="1374095400000">
            <text:p>1374095400000</text:p>
          </table:table-cell>
          <table:table-cell office:value-type="float" office:value="329">
            <text:p>329</text:p>
          </table:table-cell>
          <table:table-cell office:value-type="float" office:value="391">
            <text:p>391</text:p>
          </table:table-cell>
          <table:table-cell office:value-type="float" office:value="378">
            <text:p>378</text:p>
          </table:table-cell>
          <table:table-cell office:value-type="float" office:value="512">
            <text:p>512</text:p>
          </table:table-cell>
          <table:table-cell office:value-type="float" office:value="1374095400000">
            <text:p>1374095400000</text:p>
          </table:table-cell>
        </table:table-row>
        <table:table-row table:style-name="ro2">
          <table:table-cell table:style-name="ce2" office:value-type="date" office:date-value="2013-07-17T21:15:00">
            <text:p>Wed, 9:15 PM 7/17</text:p>
          </table:table-cell>
          <table:table-cell table:style-name="ce3" table:formula="of:=([.A833]-DATE(1970;1;1))*86400*1000" office:value-type="float" office:value="1374095700000">
            <text:p>1374095700000</text:p>
          </table:table-cell>
          <table:table-cell office:value-type="float" office:value="403">
            <text:p>403</text:p>
          </table:table-cell>
          <table:table-cell office:value-type="float" office:value="344">
            <text:p>344</text:p>
          </table:table-cell>
          <table:table-cell office:value-type="float" office:value="401">
            <text:p>401</text:p>
          </table:table-cell>
          <table:table-cell office:value-type="float" office:value="521">
            <text:p>521</text:p>
          </table:table-cell>
          <table:table-cell office:value-type="float" office:value="1374095700000">
            <text:p>1374095700000</text:p>
          </table:table-cell>
        </table:table-row>
        <table:table-row table:style-name="ro2">
          <table:table-cell table:style-name="ce2" office:value-type="date" office:date-value="2013-07-17T21:20:00">
            <text:p>Wed, 9:20 PM 7/17</text:p>
          </table:table-cell>
          <table:table-cell table:style-name="ce3" table:formula="of:=([.A834]-DATE(1970;1;1))*86400*1000" office:value-type="float" office:value="1374096000000">
            <text:p>1374096000000</text:p>
          </table:table-cell>
          <table:table-cell office:value-type="float" office:value="406">
            <text:p>406</text:p>
          </table:table-cell>
          <table:table-cell office:value-type="float" office:value="334">
            <text:p>334</text:p>
          </table:table-cell>
          <table:table-cell office:value-type="float" office:value="432">
            <text:p>432</text:p>
          </table:table-cell>
          <table:table-cell office:value-type="float" office:value="498">
            <text:p>498</text:p>
          </table:table-cell>
          <table:table-cell office:value-type="float" office:value="1374096000000">
            <text:p>1374096000000</text:p>
          </table:table-cell>
        </table:table-row>
        <table:table-row table:style-name="ro2">
          <table:table-cell table:style-name="ce2" office:value-type="date" office:date-value="2013-07-17T21:25:00">
            <text:p>Wed, 9:25 PM 7/17</text:p>
          </table:table-cell>
          <table:table-cell table:style-name="ce3" table:formula="of:=([.A835]-DATE(1970;1;1))*86400*1000" office:value-type="float" office:value="1374096300000">
            <text:p>1374096300000</text:p>
          </table:table-cell>
          <table:table-cell office:value-type="float" office:value="445">
            <text:p>445</text:p>
          </table:table-cell>
          <table:table-cell office:value-type="float" office:value="355">
            <text:p>355</text:p>
          </table:table-cell>
          <table:table-cell office:value-type="float" office:value="392">
            <text:p>392</text:p>
          </table:table-cell>
          <table:table-cell office:value-type="float" office:value="470">
            <text:p>470</text:p>
          </table:table-cell>
          <table:table-cell office:value-type="float" office:value="1374096300000">
            <text:p>1374096300000</text:p>
          </table:table-cell>
        </table:table-row>
        <table:table-row table:style-name="ro2">
          <table:table-cell table:style-name="ce2" office:value-type="date" office:date-value="2013-07-17T21:30:00">
            <text:p>Wed, 9:30 PM 7/17</text:p>
          </table:table-cell>
          <table:table-cell table:style-name="ce3" table:formula="of:=([.A836]-DATE(1970;1;1))*86400*1000" office:value-type="float" office:value="1374096600000">
            <text:p>1374096600000</text:p>
          </table:table-cell>
          <table:table-cell office:value-type="float" office:value="439">
            <text:p>439</text:p>
          </table:table-cell>
          <table:table-cell office:value-type="float" office:value="347">
            <text:p>347</text:p>
          </table:table-cell>
          <table:table-cell office:value-type="float" office:value="424">
            <text:p>424</text:p>
          </table:table-cell>
          <table:table-cell office:value-type="float" office:value="476">
            <text:p>476</text:p>
          </table:table-cell>
          <table:table-cell office:value-type="float" office:value="1374096600000">
            <text:p>1374096600000</text:p>
          </table:table-cell>
        </table:table-row>
        <table:table-row table:style-name="ro2">
          <table:table-cell table:style-name="ce2" office:value-type="date" office:date-value="2013-07-17T21:35:00">
            <text:p>Wed, 9:35 PM 7/17</text:p>
          </table:table-cell>
          <table:table-cell table:style-name="ce3" table:formula="of:=([.A837]-DATE(1970;1;1))*86400*1000" office:value-type="float" office:value="1374096900000">
            <text:p>1374096900000</text:p>
          </table:table-cell>
          <table:table-cell office:value-type="float" office:value="352">
            <text:p>352</text:p>
          </table:table-cell>
          <table:table-cell office:value-type="float" office:value="374">
            <text:p>374</text:p>
          </table:table-cell>
          <table:table-cell office:value-type="float" office:value="370">
            <text:p>370</text:p>
          </table:table-cell>
          <table:table-cell office:value-type="float" office:value="470">
            <text:p>470</text:p>
          </table:table-cell>
          <table:table-cell office:value-type="float" office:value="1374096900000">
            <text:p>1374096900000</text:p>
          </table:table-cell>
        </table:table-row>
        <table:table-row table:style-name="ro2">
          <table:table-cell table:style-name="ce2" office:value-type="date" office:date-value="2013-07-17T21:40:00">
            <text:p>Wed, 9:40 PM 7/17</text:p>
          </table:table-cell>
          <table:table-cell table:style-name="ce3" table:formula="of:=([.A838]-DATE(1970;1;1))*86400*1000" office:value-type="float" office:value="1374097200000">
            <text:p>1374097200000</text:p>
          </table:table-cell>
          <table:table-cell office:value-type="float" office:value="447">
            <text:p>447</text:p>
          </table:table-cell>
          <table:table-cell office:value-type="float" office:value="330">
            <text:p>330</text:p>
          </table:table-cell>
          <table:table-cell office:value-type="float" office:value="438">
            <text:p>438</text:p>
          </table:table-cell>
          <table:table-cell office:value-type="float" office:value="469">
            <text:p>469</text:p>
          </table:table-cell>
          <table:table-cell office:value-type="float" office:value="1374097200000">
            <text:p>1374097200000</text:p>
          </table:table-cell>
        </table:table-row>
        <table:table-row table:style-name="ro2">
          <table:table-cell table:style-name="ce2" office:value-type="date" office:date-value="2013-07-17T21:45:00">
            <text:p>Wed, 9:45 PM 7/17</text:p>
          </table:table-cell>
          <table:table-cell table:style-name="ce3" table:formula="of:=([.A839]-DATE(1970;1;1))*86400*1000" office:value-type="float" office:value="1374097500000">
            <text:p>1374097500000</text:p>
          </table:table-cell>
          <table:table-cell office:value-type="float" office:value="394">
            <text:p>394</text:p>
          </table:table-cell>
          <table:table-cell office:value-type="float" office:value="348">
            <text:p>348</text:p>
          </table:table-cell>
          <table:table-cell office:value-type="float" office:value="408">
            <text:p>408</text:p>
          </table:table-cell>
          <table:table-cell office:value-type="float" office:value="469">
            <text:p>469</text:p>
          </table:table-cell>
          <table:table-cell office:value-type="float" office:value="1374097500000">
            <text:p>1374097500000</text:p>
          </table:table-cell>
        </table:table-row>
        <table:table-row table:style-name="ro2">
          <table:table-cell table:style-name="ce2" office:value-type="date" office:date-value="2013-07-17T21:50:00">
            <text:p>Wed, 9:50 PM 7/17</text:p>
          </table:table-cell>
          <table:table-cell table:style-name="ce3" table:formula="of:=([.A840]-DATE(1970;1;1))*86400*1000" office:value-type="float" office:value="1374097800000">
            <text:p>1374097800000</text:p>
          </table:table-cell>
          <table:table-cell office:value-type="float" office:value="371">
            <text:p>371</text:p>
          </table:table-cell>
          <table:table-cell office:value-type="float" office:value="391">
            <text:p>391</text:p>
          </table:table-cell>
          <table:table-cell office:value-type="float" office:value="449">
            <text:p>449</text:p>
          </table:table-cell>
          <table:table-cell office:value-type="float" office:value="470">
            <text:p>470</text:p>
          </table:table-cell>
          <table:table-cell office:value-type="float" office:value="1374097800000">
            <text:p>1374097800000</text:p>
          </table:table-cell>
        </table:table-row>
        <table:table-row table:style-name="ro2">
          <table:table-cell table:style-name="ce2" office:value-type="date" office:date-value="2013-07-17T21:55:00">
            <text:p>Wed, 9:55 PM 7/17</text:p>
          </table:table-cell>
          <table:table-cell table:style-name="ce3" table:formula="of:=([.A841]-DATE(1970;1;1))*86400*1000" office:value-type="float" office:value="1374098100000">
            <text:p>1374098100000</text:p>
          </table:table-cell>
          <table:table-cell office:value-type="float" office:value="416">
            <text:p>416</text:p>
          </table:table-cell>
          <table:table-cell office:value-type="float" office:value="305">
            <text:p>305</text:p>
          </table:table-cell>
          <table:table-cell office:value-type="float" office:value="357">
            <text:p>357</text:p>
          </table:table-cell>
          <table:table-cell office:value-type="float" office:value="530">
            <text:p>530</text:p>
          </table:table-cell>
          <table:table-cell office:value-type="float" office:value="1374098100000">
            <text:p>1374098100000</text:p>
          </table:table-cell>
        </table:table-row>
        <table:table-row table:style-name="ro2">
          <table:table-cell table:style-name="ce2" office:value-type="date" office:date-value="2013-07-17T22:00:00">
            <text:p>Wed, 10:00 PM 7/17</text:p>
          </table:table-cell>
          <table:table-cell table:style-name="ce3" table:formula="of:=([.A842]-DATE(1970;1;1))*86400*1000" office:value-type="float" office:value="1374098400000">
            <text:p>1374098400000</text:p>
          </table:table-cell>
          <table:table-cell office:value-type="float" office:value="349">
            <text:p>349</text:p>
          </table:table-cell>
          <table:table-cell office:value-type="float" office:value="347">
            <text:p>347</text:p>
          </table:table-cell>
          <table:table-cell office:value-type="float" office:value="380">
            <text:p>380</text:p>
          </table:table-cell>
          <table:table-cell office:value-type="float" office:value="446">
            <text:p>446</text:p>
          </table:table-cell>
          <table:table-cell office:value-type="float" office:value="1374098400000">
            <text:p>1374098400000</text:p>
          </table:table-cell>
        </table:table-row>
        <table:table-row table:style-name="ro2">
          <table:table-cell table:style-name="ce2" office:value-type="date" office:date-value="2013-07-17T22:05:00">
            <text:p>Wed, 10:05 PM 7/17</text:p>
          </table:table-cell>
          <table:table-cell table:style-name="ce3" table:formula="of:=([.A843]-DATE(1970;1;1))*86400*1000" office:value-type="float" office:value="1374098700000">
            <text:p>1374098700000</text:p>
          </table:table-cell>
          <table:table-cell office:value-type="float" office:value="343">
            <text:p>343</text:p>
          </table:table-cell>
          <table:table-cell office:value-type="float" office:value="334">
            <text:p>334</text:p>
          </table:table-cell>
          <table:table-cell office:value-type="float" office:value="415">
            <text:p>415</text:p>
          </table:table-cell>
          <table:table-cell office:value-type="float" office:value="479">
            <text:p>479</text:p>
          </table:table-cell>
          <table:table-cell office:value-type="float" office:value="1374098700000">
            <text:p>1374098700000</text:p>
          </table:table-cell>
        </table:table-row>
        <table:table-row table:style-name="ro2">
          <table:table-cell table:style-name="ce2" office:value-type="date" office:date-value="2013-07-17T22:10:00">
            <text:p>Wed, 10:10 PM 7/17</text:p>
          </table:table-cell>
          <table:table-cell table:style-name="ce3" table:formula="of:=([.A844]-DATE(1970;1;1))*86400*1000" office:value-type="float" office:value="1374099000000">
            <text:p>1374099000000</text:p>
          </table:table-cell>
          <table:table-cell office:value-type="float" office:value="364">
            <text:p>364</text:p>
          </table:table-cell>
          <table:table-cell office:value-type="float" office:value="313">
            <text:p>313</text:p>
          </table:table-cell>
          <table:table-cell office:value-type="float" office:value="385">
            <text:p>385</text:p>
          </table:table-cell>
          <table:table-cell office:value-type="float" office:value="506">
            <text:p>506</text:p>
          </table:table-cell>
          <table:table-cell office:value-type="float" office:value="1374099000000">
            <text:p>1374099000000</text:p>
          </table:table-cell>
        </table:table-row>
        <table:table-row table:style-name="ro2">
          <table:table-cell table:style-name="ce2" office:value-type="date" office:date-value="2013-07-17T22:15:00">
            <text:p>Wed, 10:15 PM 7/17</text:p>
          </table:table-cell>
          <table:table-cell table:style-name="ce3" table:formula="of:=([.A845]-DATE(1970;1;1))*86400*1000" office:value-type="float" office:value="1374099300000">
            <text:p>1374099300000</text:p>
          </table:table-cell>
          <table:table-cell office:value-type="float" office:value="130">
            <text:p>130</text:p>
          </table:table-cell>
          <table:table-cell office:value-type="float" office:value="335">
            <text:p>335</text:p>
          </table:table-cell>
          <table:table-cell office:value-type="float" office:value="419">
            <text:p>419</text:p>
          </table:table-cell>
          <table:table-cell office:value-type="float" office:value="472">
            <text:p>472</text:p>
          </table:table-cell>
          <table:table-cell office:value-type="float" office:value="1374099300000">
            <text:p>1374099300000</text:p>
          </table:table-cell>
        </table:table-row>
        <table:table-row table:style-name="ro2">
          <table:table-cell table:style-name="ce2" office:value-type="date" office:date-value="2013-07-17T22:20:00">
            <text:p>Wed, 10:20 PM 7/17</text:p>
          </table:table-cell>
          <table:table-cell table:style-name="ce3" table:formula="of:=([.A846]-DATE(1970;1;1))*86400*1000" office:value-type="float" office:value="1374099600000">
            <text:p>1374099600000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60">
            <text:p>360</text:p>
          </table:table-cell>
          <table:table-cell office:value-type="float" office:value="463">
            <text:p>463</text:p>
          </table:table-cell>
          <table:table-cell office:value-type="float" office:value="1374099600000">
            <text:p>1374099600000</text:p>
          </table:table-cell>
        </table:table-row>
        <table:table-row table:style-name="ro2">
          <table:table-cell table:style-name="ce2" office:value-type="date" office:date-value="2013-07-17T22:25:00">
            <text:p>Wed, 10:25 PM 7/17</text:p>
          </table:table-cell>
          <table:table-cell table:style-name="ce3" table:formula="of:=([.A847]-DATE(1970;1;1))*86400*1000" office:value-type="float" office:value="1374099900000">
            <text:p>1374099900000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346">
            <text:p>346</text:p>
          </table:table-cell>
          <table:table-cell office:value-type="float" office:value="476">
            <text:p>476</text:p>
          </table:table-cell>
          <table:table-cell office:value-type="float" office:value="1374099900000">
            <text:p>1374099900000</text:p>
          </table:table-cell>
        </table:table-row>
        <table:table-row table:style-name="ro2">
          <table:table-cell table:style-name="ce2" office:value-type="date" office:date-value="2013-07-17T22:30:00">
            <text:p>Wed, 10:30 PM 7/17</text:p>
          </table:table-cell>
          <table:table-cell table:style-name="ce3" table:formula="of:=([.A848]-DATE(1970;1;1))*86400*1000" office:value-type="float" office:value="1374100200000">
            <text:p>1374100200000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38">
            <text:p>338</text:p>
          </table:table-cell>
          <table:table-cell office:value-type="float" office:value="452">
            <text:p>452</text:p>
          </table:table-cell>
          <table:table-cell office:value-type="float" office:value="1374100200000">
            <text:p>1374100200000</text:p>
          </table:table-cell>
        </table:table-row>
        <table:table-row table:style-name="ro2">
          <table:table-cell table:style-name="ce2" office:value-type="date" office:date-value="2013-07-17T22:35:00">
            <text:p>Wed, 10:35 PM 7/17</text:p>
          </table:table-cell>
          <table:table-cell table:style-name="ce3" table:formula="of:=([.A849]-DATE(1970;1;1))*86400*1000" office:value-type="float" office:value="1374100500000">
            <text:p>1374100500000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360">
            <text:p>360</text:p>
          </table:table-cell>
          <table:table-cell office:value-type="float" office:value="467">
            <text:p>467</text:p>
          </table:table-cell>
          <table:table-cell office:value-type="float" office:value="1374100500000">
            <text:p>1374100500000</text:p>
          </table:table-cell>
        </table:table-row>
        <table:table-row table:style-name="ro2">
          <table:table-cell table:style-name="ce2" office:value-type="date" office:date-value="2013-07-17T22:40:00">
            <text:p>Wed, 10:40 PM 7/17</text:p>
          </table:table-cell>
          <table:table-cell table:style-name="ce3" table:formula="of:=([.A850]-DATE(1970;1;1))*86400*1000" office:value-type="float" office:value="1374100800000">
            <text:p>1374100800000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354">
            <text:p>354</text:p>
          </table:table-cell>
          <table:table-cell office:value-type="float" office:value="425">
            <text:p>425</text:p>
          </table:table-cell>
          <table:table-cell office:value-type="float" office:value="1374100800000">
            <text:p>1374100800000</text:p>
          </table:table-cell>
        </table:table-row>
        <table:table-row table:style-name="ro2">
          <table:table-cell table:style-name="ce2" office:value-type="date" office:date-value="2013-07-17T22:45:00">
            <text:p>Wed, 10:45 PM 7/17</text:p>
          </table:table-cell>
          <table:table-cell table:style-name="ce3" table:formula="of:=([.A851]-DATE(1970;1;1))*86400*1000" office:value-type="float" office:value="1374101100000">
            <text:p>13741011000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324">
            <text:p>324</text:p>
          </table:table-cell>
          <table:table-cell office:value-type="float" office:value="390">
            <text:p>390</text:p>
          </table:table-cell>
          <table:table-cell office:value-type="float" office:value="1374101100000">
            <text:p>1374101100000</text:p>
          </table:table-cell>
        </table:table-row>
        <table:table-row table:style-name="ro2">
          <table:table-cell table:style-name="ce2" office:value-type="date" office:date-value="2013-07-17T22:50:00">
            <text:p>Wed, 10:50 PM 7/17</text:p>
          </table:table-cell>
          <table:table-cell table:style-name="ce3" table:formula="of:=([.A852]-DATE(1970;1;1))*86400*1000" office:value-type="float" office:value="1374101400000">
            <text:p>1374101400000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356">
            <text:p>356</text:p>
          </table:table-cell>
          <table:table-cell office:value-type="float" office:value="382">
            <text:p>382</text:p>
          </table:table-cell>
          <table:table-cell office:value-type="float" office:value="1374101400000">
            <text:p>1374101400000</text:p>
          </table:table-cell>
        </table:table-row>
        <table:table-row table:style-name="ro2">
          <table:table-cell table:style-name="ce2" office:value-type="date" office:date-value="2013-07-17T22:55:00">
            <text:p>Wed, 10:55 PM 7/17</text:p>
          </table:table-cell>
          <table:table-cell table:style-name="ce3" table:formula="of:=([.A853]-DATE(1970;1;1))*86400*1000" office:value-type="float" office:value="1374101700000">
            <text:p>1374101700000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320">
            <text:p>320</text:p>
          </table:table-cell>
          <table:table-cell office:value-type="float" office:value="434">
            <text:p>434</text:p>
          </table:table-cell>
          <table:table-cell office:value-type="float" office:value="1374101700000">
            <text:p>1374101700000</text:p>
          </table:table-cell>
        </table:table-row>
        <table:table-row table:style-name="ro2">
          <table:table-cell table:style-name="ce2" office:value-type="date" office:date-value="2013-07-17T23:00:00">
            <text:p>Wed, 11:00 PM 7/17</text:p>
          </table:table-cell>
          <table:table-cell table:style-name="ce3" table:formula="of:=([.A854]-DATE(1970;1;1))*86400*1000" office:value-type="float" office:value="1374102000000">
            <text:p>1374102000000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87">
            <text:p>287</text:p>
          </table:table-cell>
          <table:table-cell office:value-type="float" office:value="376">
            <text:p>376</text:p>
          </table:table-cell>
          <table:table-cell office:value-type="float" office:value="1374102000000">
            <text:p>1374102000000</text:p>
          </table:table-cell>
        </table:table-row>
        <table:table-row table:style-name="ro2">
          <table:table-cell table:style-name="ce2" office:value-type="date" office:date-value="2013-07-17T23:05:00">
            <text:p>Wed, 11:05 PM 7/17</text:p>
          </table:table-cell>
          <table:table-cell table:style-name="ce3" table:formula="of:=([.A855]-DATE(1970;1;1))*86400*1000" office:value-type="float" office:value="1374102300000">
            <text:p>1374102300000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261">
            <text:p>261</text:p>
          </table:table-cell>
          <table:table-cell office:value-type="float" office:value="360">
            <text:p>360</text:p>
          </table:table-cell>
          <table:table-cell office:value-type="float" office:value="1374102300000">
            <text:p>1374102300000</text:p>
          </table:table-cell>
        </table:table-row>
        <table:table-row table:style-name="ro2">
          <table:table-cell table:style-name="ce2" office:value-type="date" office:date-value="2013-07-17T23:10:00">
            <text:p>Wed, 11:10 PM 7/17</text:p>
          </table:table-cell>
          <table:table-cell table:style-name="ce3" table:formula="of:=([.A856]-DATE(1970;1;1))*86400*1000" office:value-type="float" office:value="1374102600000">
            <text:p>137410260000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234">
            <text:p>234</text:p>
          </table:table-cell>
          <table:table-cell office:value-type="float" office:value="358">
            <text:p>358</text:p>
          </table:table-cell>
          <table:table-cell office:value-type="float" office:value="1374102600000">
            <text:p>1374102600000</text:p>
          </table:table-cell>
        </table:table-row>
        <table:table-row table:style-name="ro2">
          <table:table-cell table:style-name="ce2" office:value-type="date" office:date-value="2013-07-17T23:15:00">
            <text:p>Wed, 11:15 PM 7/17</text:p>
          </table:table-cell>
          <table:table-cell table:style-name="ce3" table:formula="of:=([.A857]-DATE(1970;1;1))*86400*1000" office:value-type="float" office:value="1374102900000">
            <text:p>13741029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217">
            <text:p>217</text:p>
          </table:table-cell>
          <table:table-cell office:value-type="float" office:value="257">
            <text:p>257</text:p>
          </table:table-cell>
          <table:table-cell office:value-type="float" office:value="1374102900000">
            <text:p>1374102900000</text:p>
          </table:table-cell>
        </table:table-row>
        <table:table-row table:style-name="ro2">
          <table:table-cell table:style-name="ce2" office:value-type="date" office:date-value="2013-07-17T23:20:00">
            <text:p>Wed, 11:20 PM 7/17</text:p>
          </table:table-cell>
          <table:table-cell table:style-name="ce3" table:formula="of:=([.A858]-DATE(1970;1;1))*86400*1000" office:value-type="float" office:value="1374103200000">
            <text:p>1374103200000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98">
            <text:p>198</text:p>
          </table:table-cell>
          <table:table-cell office:value-type="float" office:value="291">
            <text:p>291</text:p>
          </table:table-cell>
          <table:table-cell office:value-type="float" office:value="1374103200000">
            <text:p>1374103200000</text:p>
          </table:table-cell>
        </table:table-row>
        <table:table-row table:style-name="ro2">
          <table:table-cell table:style-name="ce2" office:value-type="date" office:date-value="2013-07-17T23:25:00">
            <text:p>Wed, 11:25 PM 7/17</text:p>
          </table:table-cell>
          <table:table-cell table:style-name="ce3" table:formula="of:=([.A859]-DATE(1970;1;1))*86400*1000" office:value-type="float" office:value="1374103500000">
            <text:p>137410350000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221">
            <text:p>221</text:p>
          </table:table-cell>
          <table:table-cell office:value-type="float" office:value="313">
            <text:p>313</text:p>
          </table:table-cell>
          <table:table-cell office:value-type="float" office:value="1374103500000">
            <text:p>1374103500000</text:p>
          </table:table-cell>
        </table:table-row>
        <table:table-row table:style-name="ro2">
          <table:table-cell table:style-name="ce2" office:value-type="date" office:date-value="2013-07-17T23:30:00">
            <text:p>Wed, 11:30 PM 7/17</text:p>
          </table:table-cell>
          <table:table-cell table:style-name="ce3" table:formula="of:=([.A860]-DATE(1970;1;1))*86400*1000" office:value-type="float" office:value="1374103800000">
            <text:p>1374103800000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246">
            <text:p>246</text:p>
          </table:table-cell>
          <table:table-cell office:value-type="float" office:value="312">
            <text:p>312</text:p>
          </table:table-cell>
          <table:table-cell office:value-type="float" office:value="1374103800000">
            <text:p>1374103800000</text:p>
          </table:table-cell>
        </table:table-row>
        <table:table-row table:style-name="ro2">
          <table:table-cell table:style-name="ce2" office:value-type="date" office:date-value="2013-07-17T23:35:00">
            <text:p>Wed, 11:35 PM 7/17</text:p>
          </table:table-cell>
          <table:table-cell table:style-name="ce3" table:formula="of:=([.A861]-DATE(1970;1;1))*86400*1000" office:value-type="float" office:value="1374104100000">
            <text:p>1374104100000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98">
            <text:p>198</text:p>
          </table:table-cell>
          <table:table-cell office:value-type="float" office:value="290">
            <text:p>290</text:p>
          </table:table-cell>
          <table:table-cell office:value-type="float" office:value="1374104100000">
            <text:p>1374104100000</text:p>
          </table:table-cell>
        </table:table-row>
        <table:table-row table:style-name="ro2">
          <table:table-cell table:style-name="ce2" office:value-type="date" office:date-value="2013-07-17T23:40:00">
            <text:p>Wed, 11:40 PM 7/17</text:p>
          </table:table-cell>
          <table:table-cell table:style-name="ce3" table:formula="of:=([.A862]-DATE(1970;1;1))*86400*1000" office:value-type="float" office:value="1374104400000">
            <text:p>1374104400000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202">
            <text:p>202</text:p>
          </table:table-cell>
          <table:table-cell office:value-type="float" office:value="295">
            <text:p>295</text:p>
          </table:table-cell>
          <table:table-cell office:value-type="float" office:value="1374104400000">
            <text:p>1374104400000</text:p>
          </table:table-cell>
        </table:table-row>
        <table:table-row table:style-name="ro2">
          <table:table-cell table:style-name="ce2" office:value-type="date" office:date-value="2013-07-17T23:45:00">
            <text:p>Wed, 11:45 PM 7/17</text:p>
          </table:table-cell>
          <table:table-cell table:style-name="ce3" table:formula="of:=([.A863]-DATE(1970;1;1))*86400*1000" office:value-type="float" office:value="1374104700000">
            <text:p>137410470000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92">
            <text:p>192</text:p>
          </table:table-cell>
          <table:table-cell office:value-type="float" office:value="298">
            <text:p>298</text:p>
          </table:table-cell>
          <table:table-cell office:value-type="float" office:value="1374104700000">
            <text:p>1374104700000</text:p>
          </table:table-cell>
        </table:table-row>
        <table:table-row table:style-name="ro2">
          <table:table-cell table:style-name="ce2" office:value-type="date" office:date-value="2013-07-17T23:50:00">
            <text:p>Wed, 11:50 PM 7/17</text:p>
          </table:table-cell>
          <table:table-cell table:style-name="ce3" table:formula="of:=([.A864]-DATE(1970;1;1))*86400*1000" office:value-type="float" office:value="1374105000000">
            <text:p>1374105000000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293">
            <text:p>293</text:p>
          </table:table-cell>
          <table:table-cell office:value-type="float" office:value="1374105000000">
            <text:p>1374105000000</text:p>
          </table:table-cell>
        </table:table-row>
        <table:table-row table:style-name="ro2">
          <table:table-cell table:style-name="ce2" office:value-type="date" office:date-value="2013-07-17T23:55:00">
            <text:p>Wed, 11:55 PM 7/17</text:p>
          </table:table-cell>
          <table:table-cell table:style-name="ce3" table:formula="of:=([.A865]-DATE(1970;1;1))*86400*1000" office:value-type="float" office:value="1374105300000">
            <text:p>1374105300000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203">
            <text:p>203</text:p>
          </table:table-cell>
          <table:table-cell office:value-type="float" office:value="247">
            <text:p>247</text:p>
          </table:table-cell>
          <table:table-cell office:value-type="float" office:value="1374105300000">
            <text:p>1374105300000</text:p>
          </table:table-cell>
        </table:table-row>
        <table:table-row table:style-name="ro2">
          <table:table-cell table:style-name="ce2" office:value-type="date" office:date-value="2013-07-18">
            <text:p>Thu, 12:00 AM 7/18</text:p>
          </table:table-cell>
          <table:table-cell table:style-name="ce3" table:formula="of:=([.A866]-DATE(1970;1;1))*86400*1000" office:value-type="float" office:value="1374105600000">
            <text:p>1374105600000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56">
            <text:p>156</text:p>
          </table:table-cell>
          <table:table-cell office:value-type="float" office:value="203">
            <text:p>203</text:p>
          </table:table-cell>
          <table:table-cell office:value-type="float" office:value="1374105600000">
            <text:p>1374105600000</text:p>
          </table:table-cell>
        </table:table-row>
        <table:table-row table:style-name="ro2">
          <table:table-cell table:style-name="ce2" office:value-type="date" office:date-value="2013-07-18T00:05:00">
            <text:p>Thu, 12:05 AM 7/18</text:p>
          </table:table-cell>
          <table:table-cell table:style-name="ce3" table:formula="of:=([.A867]-DATE(1970;1;1))*86400*1000" office:value-type="float" office:value="1374105900000">
            <text:p>1374105900000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69">
            <text:p>169</text:p>
          </table:table-cell>
          <table:table-cell office:value-type="float" office:value="224">
            <text:p>224</text:p>
          </table:table-cell>
          <table:table-cell office:value-type="float" office:value="1374105900000">
            <text:p>1374105900000</text:p>
          </table:table-cell>
        </table:table-row>
        <table:table-row table:style-name="ro2">
          <table:table-cell table:style-name="ce2" office:value-type="date" office:date-value="2013-07-18T00:10:00">
            <text:p>Thu, 12:10 AM 7/18</text:p>
          </table:table-cell>
          <table:table-cell table:style-name="ce3" table:formula="of:=([.A868]-DATE(1970;1;1))*86400*1000" office:value-type="float" office:value="1374106200000">
            <text:p>137410620000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223">
            <text:p>223</text:p>
          </table:table-cell>
          <table:table-cell office:value-type="float" office:value="1374106200000">
            <text:p>1374106200000</text:p>
          </table:table-cell>
        </table:table-row>
        <table:table-row table:style-name="ro2">
          <table:table-cell table:style-name="ce2" office:value-type="date" office:date-value="2013-07-18T00:15:00">
            <text:p>Thu, 12:15 AM 7/18</text:p>
          </table:table-cell>
          <table:table-cell table:style-name="ce3" table:formula="of:=([.A869]-DATE(1970;1;1))*86400*1000" office:value-type="float" office:value="1374106500000">
            <text:p>1374106500000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float" office:value="203">
            <text:p>203</text:p>
          </table:table-cell>
          <table:table-cell office:value-type="float" office:value="1374106500000">
            <text:p>1374106500000</text:p>
          </table:table-cell>
        </table:table-row>
        <table:table-row table:style-name="ro2">
          <table:table-cell table:style-name="ce2" office:value-type="date" office:date-value="2013-07-18T00:20:00">
            <text:p>Thu, 12:20 AM 7/18</text:p>
          </table:table-cell>
          <table:table-cell table:style-name="ce3" table:formula="of:=([.A870]-DATE(1970;1;1))*86400*1000" office:value-type="float" office:value="1374106800000">
            <text:p>1374106800000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44">
            <text:p>144</text:p>
          </table:table-cell>
          <table:table-cell office:value-type="float" office:value="222">
            <text:p>222</text:p>
          </table:table-cell>
          <table:table-cell office:value-type="float" office:value="1374106800000">
            <text:p>1374106800000</text:p>
          </table:table-cell>
        </table:table-row>
        <table:table-row table:style-name="ro2">
          <table:table-cell table:style-name="ce2" office:value-type="date" office:date-value="2013-07-18T00:25:00">
            <text:p>Thu, 12:25 AM 7/18</text:p>
          </table:table-cell>
          <table:table-cell table:style-name="ce3" table:formula="of:=([.A871]-DATE(1970;1;1))*86400*1000" office:value-type="float" office:value="1374107100000">
            <text:p>1374107100000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195">
            <text:p>195</text:p>
          </table:table-cell>
          <table:table-cell office:value-type="float" office:value="1374107100000">
            <text:p>1374107100000</text:p>
          </table:table-cell>
        </table:table-row>
        <table:table-row table:style-name="ro2">
          <table:table-cell table:style-name="ce2" office:value-type="date" office:date-value="2013-07-18T00:30:00">
            <text:p>Thu, 12:30 AM 7/18</text:p>
          </table:table-cell>
          <table:table-cell table:style-name="ce3" table:formula="of:=([.A872]-DATE(1970;1;1))*86400*1000" office:value-type="float" office:value="1374107400000">
            <text:p>137410740000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13">
            <text:p>213</text:p>
          </table:table-cell>
          <table:table-cell office:value-type="float" office:value="1374107400000">
            <text:p>1374107400000</text:p>
          </table:table-cell>
        </table:table-row>
        <table:table-row table:style-name="ro2">
          <table:table-cell table:style-name="ce2" office:value-type="date" office:date-value="2013-07-18T00:35:00">
            <text:p>Thu, 12:35 AM 7/18</text:p>
          </table:table-cell>
          <table:table-cell table:style-name="ce3" table:formula="of:=([.A873]-DATE(1970;1;1))*86400*1000" office:value-type="float" office:value="1374107700000">
            <text:p>137410770000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office:value-type="float" office:value="201">
            <text:p>201</text:p>
          </table:table-cell>
          <table:table-cell office:value-type="float" office:value="1374107700000">
            <text:p>1374107700000</text:p>
          </table:table-cell>
        </table:table-row>
        <table:table-row table:style-name="ro2">
          <table:table-cell table:style-name="ce2" office:value-type="date" office:date-value="2013-07-18T00:40:00">
            <text:p>Thu, 12:40 AM 7/18</text:p>
          </table:table-cell>
          <table:table-cell table:style-name="ce3" table:formula="of:=([.A874]-DATE(1970;1;1))*86400*1000" office:value-type="float" office:value="1374108000000">
            <text:p>13741080000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37">
            <text:p>137</text:p>
          </table:table-cell>
          <table:table-cell office:value-type="float" office:value="180">
            <text:p>180</text:p>
          </table:table-cell>
          <table:table-cell office:value-type="float" office:value="1374108000000">
            <text:p>1374108000000</text:p>
          </table:table-cell>
        </table:table-row>
        <table:table-row table:style-name="ro2">
          <table:table-cell table:style-name="ce2" office:value-type="date" office:date-value="2013-07-18T00:45:00">
            <text:p>Thu, 12:45 AM 7/18</text:p>
          </table:table-cell>
          <table:table-cell table:style-name="ce3" table:formula="of:=([.A875]-DATE(1970;1;1))*86400*1000" office:value-type="float" office:value="1374108300000">
            <text:p>137410830000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24">
            <text:p>124</text:p>
          </table:table-cell>
          <table:table-cell office:value-type="float" office:value="171">
            <text:p>171</text:p>
          </table:table-cell>
          <table:table-cell office:value-type="float" office:value="1374108300000">
            <text:p>1374108300000</text:p>
          </table:table-cell>
        </table:table-row>
        <table:table-row table:style-name="ro2">
          <table:table-cell table:style-name="ce2" office:value-type="date" office:date-value="2013-07-18T00:50:00">
            <text:p>Thu, 12:50 AM 7/18</text:p>
          </table:table-cell>
          <table:table-cell table:style-name="ce3" table:formula="of:=([.A876]-DATE(1970;1;1))*86400*1000" office:value-type="float" office:value="1374108600000">
            <text:p>137410860000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office:value-type="float" office:value="149">
            <text:p>149</text:p>
          </table:table-cell>
          <table:table-cell office:value-type="float" office:value="1374108600000">
            <text:p>1374108600000</text:p>
          </table:table-cell>
        </table:table-row>
        <table:table-row table:style-name="ro2">
          <table:table-cell table:style-name="ce2" office:value-type="date" office:date-value="2013-07-18T00:55:00">
            <text:p>Thu, 12:55 AM 7/18</text:p>
          </table:table-cell>
          <table:table-cell table:style-name="ce3" table:formula="of:=([.A877]-DATE(1970;1;1))*86400*1000" office:value-type="float" office:value="1374108900000">
            <text:p>137410890000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152">
            <text:p>152</text:p>
          </table:table-cell>
          <table:table-cell office:value-type="float" office:value="1374108900000">
            <text:p>1374108900000</text:p>
          </table:table-cell>
        </table:table-row>
        <table:table-row table:style-name="ro2">
          <table:table-cell table:style-name="ce2" office:value-type="date" office:date-value="2013-07-18T01:00:00">
            <text:p>Thu, 1:00 AM 7/18</text:p>
          </table:table-cell>
          <table:table-cell table:style-name="ce3" table:formula="of:=([.A878]-DATE(1970;1;1))*86400*1000" office:value-type="float" office:value="1374109200000">
            <text:p>137410920000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  <table:table-cell office:value-type="float" office:value="1374109200000">
            <text:p>1374109200000</text:p>
          </table:table-cell>
        </table:table-row>
        <table:table-row table:style-name="ro2">
          <table:table-cell table:style-name="ce2" office:value-type="date" office:date-value="2013-07-18T01:05:00">
            <text:p>Thu, 1:05 AM 7/18</text:p>
          </table:table-cell>
          <table:table-cell table:style-name="ce3" table:formula="of:=([.A879]-DATE(1970;1;1))*86400*1000" office:value-type="float" office:value="1374109500000">
            <text:p>1374109500000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140">
            <text:p>140</text:p>
          </table:table-cell>
          <table:table-cell office:value-type="float" office:value="1374109500000">
            <text:p>1374109500000</text:p>
          </table:table-cell>
        </table:table-row>
        <table:table-row table:style-name="ro2">
          <table:table-cell table:style-name="ce2" office:value-type="date" office:date-value="2013-07-18T01:10:00">
            <text:p>Thu, 1:10 AM 7/18</text:p>
          </table:table-cell>
          <table:table-cell table:style-name="ce3" table:formula="of:=([.A880]-DATE(1970;1;1))*86400*1000" office:value-type="float" office:value="1374109800000">
            <text:p>137410980000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office:value-type="float" office:value="154">
            <text:p>154</text:p>
          </table:table-cell>
          <table:table-cell office:value-type="float" office:value="1374109800000">
            <text:p>1374109800000</text:p>
          </table:table-cell>
        </table:table-row>
        <table:table-row table:style-name="ro2">
          <table:table-cell table:style-name="ce2" office:value-type="date" office:date-value="2013-07-18T01:15:00">
            <text:p>Thu, 1:15 AM 7/18</text:p>
          </table:table-cell>
          <table:table-cell table:style-name="ce3" table:formula="of:=([.A881]-DATE(1970;1;1))*86400*1000" office:value-type="float" office:value="1374110100000">
            <text:p>1374110100000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34">
            <text:p>134</text:p>
          </table:table-cell>
          <table:table-cell office:value-type="float" office:value="140">
            <text:p>140</text:p>
          </table:table-cell>
          <table:table-cell office:value-type="float" office:value="1374110100000">
            <text:p>1374110100000</text:p>
          </table:table-cell>
        </table:table-row>
        <table:table-row table:style-name="ro2">
          <table:table-cell table:style-name="ce2" office:value-type="date" office:date-value="2013-07-18T01:20:00">
            <text:p>Thu, 1:20 AM 7/18</text:p>
          </table:table-cell>
          <table:table-cell table:style-name="ce3" table:formula="of:=([.A882]-DATE(1970;1;1))*86400*1000" office:value-type="float" office:value="1374110400000">
            <text:p>137411040000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374110400000">
            <text:p>1374110400000</text:p>
          </table:table-cell>
        </table:table-row>
        <table:table-row table:style-name="ro2">
          <table:table-cell table:style-name="ce2" office:value-type="date" office:date-value="2013-07-18T01:25:00">
            <text:p>Thu, 1:25 AM 7/18</text:p>
          </table:table-cell>
          <table:table-cell table:style-name="ce3" table:formula="of:=([.A883]-DATE(1970;1;1))*86400*1000" office:value-type="float" office:value="1374110700000">
            <text:p>137411070000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14">
            <text:p>114</text:p>
          </table:table-cell>
          <table:table-cell office:value-type="float" office:value="145">
            <text:p>145</text:p>
          </table:table-cell>
          <table:table-cell office:value-type="float" office:value="1374110700000">
            <text:p>1374110700000</text:p>
          </table:table-cell>
        </table:table-row>
        <table:table-row table:style-name="ro2">
          <table:table-cell table:style-name="ce2" office:value-type="date" office:date-value="2013-07-18T01:30:00">
            <text:p>Thu, 1:30 AM 7/18</text:p>
          </table:table-cell>
          <table:table-cell table:style-name="ce3" table:formula="of:=([.A884]-DATE(1970;1;1))*86400*1000" office:value-type="float" office:value="1374111000000">
            <text:p>13741110000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127">
            <text:p>127</text:p>
          </table:table-cell>
          <table:table-cell office:value-type="float" office:value="1374111000000">
            <text:p>1374111000000</text:p>
          </table:table-cell>
        </table:table-row>
        <table:table-row table:style-name="ro2">
          <table:table-cell table:style-name="ce2" office:value-type="date" office:date-value="2013-07-18T01:35:00">
            <text:p>Thu, 1:35 AM 7/18</text:p>
          </table:table-cell>
          <table:table-cell table:style-name="ce3" table:formula="of:=([.A885]-DATE(1970;1;1))*86400*1000" office:value-type="float" office:value="1374111300000">
            <text:p>137411130000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116">
            <text:p>116</text:p>
          </table:table-cell>
          <table:table-cell office:value-type="float" office:value="1374111300000">
            <text:p>1374111300000</text:p>
          </table:table-cell>
        </table:table-row>
        <table:table-row table:style-name="ro2">
          <table:table-cell table:style-name="ce2" office:value-type="date" office:date-value="2013-07-18T01:40:00">
            <text:p>Thu, 1:40 AM 7/18</text:p>
          </table:table-cell>
          <table:table-cell table:style-name="ce3" table:formula="of:=([.A886]-DATE(1970;1;1))*86400*1000" office:value-type="float" office:value="1374111600000">
            <text:p>137411160000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18">
            <text:p>118</text:p>
          </table:table-cell>
          <table:table-cell office:value-type="float" office:value="166">
            <text:p>166</text:p>
          </table:table-cell>
          <table:table-cell office:value-type="float" office:value="1374111600000">
            <text:p>1374111600000</text:p>
          </table:table-cell>
        </table:table-row>
        <table:table-row table:style-name="ro2">
          <table:table-cell table:style-name="ce2" office:value-type="date" office:date-value="2013-07-18T01:45:00">
            <text:p>Thu, 1:45 AM 7/18</text:p>
          </table:table-cell>
          <table:table-cell table:style-name="ce3" table:formula="of:=([.A887]-DATE(1970;1;1))*86400*1000" office:value-type="float" office:value="1374111900000">
            <text:p>137411190000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135">
            <text:p>135</text:p>
          </table:table-cell>
          <table:table-cell office:value-type="float" office:value="1374111900000">
            <text:p>1374111900000</text:p>
          </table:table-cell>
        </table:table-row>
        <table:table-row table:style-name="ro2">
          <table:table-cell table:style-name="ce2" office:value-type="date" office:date-value="2013-07-18T01:50:00">
            <text:p>Thu, 1:50 AM 7/18</text:p>
          </table:table-cell>
          <table:table-cell table:style-name="ce3" table:formula="of:=([.A888]-DATE(1970;1;1))*86400*1000" office:value-type="float" office:value="1374112200000">
            <text:p>13741122000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1374112200000">
            <text:p>1374112200000</text:p>
          </table:table-cell>
        </table:table-row>
        <table:table-row table:style-name="ro2">
          <table:table-cell table:style-name="ce2" office:value-type="date" office:date-value="2013-07-18T01:55:00">
            <text:p>Thu, 1:55 AM 7/18</text:p>
          </table:table-cell>
          <table:table-cell table:style-name="ce3" table:formula="of:=([.A889]-DATE(1970;1;1))*86400*1000" office:value-type="float" office:value="1374112500000">
            <text:p>13741125000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1374112500000">
            <text:p>1374112500000</text:p>
          </table:table-cell>
        </table:table-row>
        <table:table-row table:style-name="ro2">
          <table:table-cell table:style-name="ce2" office:value-type="date" office:date-value="2013-07-18T02:00:00">
            <text:p>Thu, 2:00 AM 7/18</text:p>
          </table:table-cell>
          <table:table-cell table:style-name="ce3" table:formula="of:=([.A890]-DATE(1970;1;1))*86400*1000" office:value-type="float" office:value="1374112800000">
            <text:p>137411280000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1374112800000">
            <text:p>1374112800000</text:p>
          </table:table-cell>
        </table:table-row>
        <table:table-row table:style-name="ro2">
          <table:table-cell table:style-name="ce2" office:value-type="date" office:date-value="2013-07-18T02:05:00">
            <text:p>Thu, 2:05 AM 7/18</text:p>
          </table:table-cell>
          <table:table-cell table:style-name="ce3" table:formula="of:=([.A891]-DATE(1970;1;1))*86400*1000" office:value-type="float" office:value="1374113100000">
            <text:p>13741131000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1374113100000">
            <text:p>1374113100000</text:p>
          </table:table-cell>
        </table:table-row>
        <table:table-row table:style-name="ro2">
          <table:table-cell table:style-name="ce2" office:value-type="date" office:date-value="2013-07-18T02:10:00">
            <text:p>Thu, 2:10 AM 7/18</text:p>
          </table:table-cell>
          <table:table-cell table:style-name="ce3" table:formula="of:=([.A892]-DATE(1970;1;1))*86400*1000" office:value-type="float" office:value="1374113400000">
            <text:p>13741134000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43">
            <text:p>143</text:p>
          </table:table-cell>
          <table:table-cell office:value-type="float" office:value="1374113400000">
            <text:p>1374113400000</text:p>
          </table:table-cell>
        </table:table-row>
        <table:table-row table:style-name="ro2">
          <table:table-cell table:style-name="ce2" office:value-type="date" office:date-value="2013-07-18T02:15:00">
            <text:p>Thu, 2:15 AM 7/18</text:p>
          </table:table-cell>
          <table:table-cell table:style-name="ce3" table:formula="of:=([.A893]-DATE(1970;1;1))*86400*1000" office:value-type="float" office:value="1374113700000">
            <text:p>137411370000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1374113700000">
            <text:p>1374113700000</text:p>
          </table:table-cell>
        </table:table-row>
        <table:table-row table:style-name="ro2">
          <table:table-cell table:style-name="ce2" office:value-type="date" office:date-value="2013-07-18T02:20:00">
            <text:p>Thu, 2:20 AM 7/18</text:p>
          </table:table-cell>
          <table:table-cell table:style-name="ce3" table:formula="of:=([.A894]-DATE(1970;1;1))*86400*1000" office:value-type="float" office:value="1374114000000">
            <text:p>137411400000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132">
            <text:p>132</text:p>
          </table:table-cell>
          <table:table-cell office:value-type="float" office:value="1374114000000">
            <text:p>1374114000000</text:p>
          </table:table-cell>
        </table:table-row>
        <table:table-row table:style-name="ro2">
          <table:table-cell table:style-name="ce2" office:value-type="date" office:date-value="2013-07-18T02:25:00">
            <text:p>Thu, 2:25 AM 7/18</text:p>
          </table:table-cell>
          <table:table-cell table:style-name="ce3" table:formula="of:=([.A895]-DATE(1970;1;1))*86400*1000" office:value-type="float" office:value="1374114300000">
            <text:p>137411430000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141">
            <text:p>141</text:p>
          </table:table-cell>
          <table:table-cell office:value-type="float" office:value="1374114300000">
            <text:p>1374114300000</text:p>
          </table:table-cell>
        </table:table-row>
        <table:table-row table:style-name="ro2">
          <table:table-cell table:style-name="ce2" office:value-type="date" office:date-value="2013-07-18T02:30:00">
            <text:p>Thu, 2:30 AM 7/18</text:p>
          </table:table-cell>
          <table:table-cell table:style-name="ce3" table:formula="of:=([.A896]-DATE(1970;1;1))*86400*1000" office:value-type="float" office:value="1374114600000">
            <text:p>13741146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66">
            <text:p>66</text:p>
          </table:table-cell>
          <table:table-cell office:value-type="float" office:value="133">
            <text:p>133</text:p>
          </table:table-cell>
          <table:table-cell office:value-type="float" office:value="1374114600000">
            <text:p>1374114600000</text:p>
          </table:table-cell>
        </table:table-row>
        <table:table-row table:style-name="ro2">
          <table:table-cell table:style-name="ce2" office:value-type="date" office:date-value="2013-07-18T02:35:00">
            <text:p>Thu, 2:35 AM 7/18</text:p>
          </table:table-cell>
          <table:table-cell table:style-name="ce3" table:formula="of:=([.A897]-DATE(1970;1;1))*86400*1000" office:value-type="float" office:value="1374114900000">
            <text:p>13741149000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float" office:value="1374114900000">
            <text:p>1374114900000</text:p>
          </table:table-cell>
        </table:table-row>
        <table:table-row table:style-name="ro2">
          <table:table-cell table:style-name="ce2" office:value-type="date" office:date-value="2013-07-18T02:40:00">
            <text:p>Thu, 2:40 AM 7/18</text:p>
          </table:table-cell>
          <table:table-cell table:style-name="ce3" table:formula="of:=([.A898]-DATE(1970;1;1))*86400*1000" office:value-type="float" office:value="1374115200000">
            <text:p>137411520000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1374115200000">
            <text:p>1374115200000</text:p>
          </table:table-cell>
        </table:table-row>
        <table:table-row table:style-name="ro2">
          <table:table-cell table:style-name="ce2" office:value-type="date" office:date-value="2013-07-18T02:45:00">
            <text:p>Thu, 2:45 AM 7/18</text:p>
          </table:table-cell>
          <table:table-cell table:style-name="ce3" table:formula="of:=([.A899]-DATE(1970;1;1))*86400*1000" office:value-type="float" office:value="1374115500000">
            <text:p>137411550000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119">
            <text:p>119</text:p>
          </table:table-cell>
          <table:table-cell office:value-type="float" office:value="1374115500000">
            <text:p>1374115500000</text:p>
          </table:table-cell>
        </table:table-row>
        <table:table-row table:style-name="ro2">
          <table:table-cell table:style-name="ce2" office:value-type="date" office:date-value="2013-07-18T02:50:00">
            <text:p>Thu, 2:50 AM 7/18</text:p>
          </table:table-cell>
          <table:table-cell table:style-name="ce3" table:formula="of:=([.A900]-DATE(1970;1;1))*86400*1000" office:value-type="float" office:value="1374115800000">
            <text:p>137411580000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24">
            <text:p>124</text:p>
          </table:table-cell>
          <table:table-cell office:value-type="float" office:value="1374115800000">
            <text:p>1374115800000</text:p>
          </table:table-cell>
        </table:table-row>
        <table:table-row table:style-name="ro2">
          <table:table-cell table:style-name="ce2" office:value-type="date" office:date-value="2013-07-18T02:55:00">
            <text:p>Thu, 2:55 AM 7/18</text:p>
          </table:table-cell>
          <table:table-cell table:style-name="ce3" table:formula="of:=([.A901]-DATE(1970;1;1))*86400*1000" office:value-type="float" office:value="1374116100000">
            <text:p>137411610000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1374116100000">
            <text:p>1374116100000</text:p>
          </table:table-cell>
        </table:table-row>
        <table:table-row table:style-name="ro2">
          <table:table-cell table:style-name="ce2" office:value-type="date" office:date-value="2013-07-18T03:00:00">
            <text:p>Thu, 3:00 AM 7/18</text:p>
          </table:table-cell>
          <table:table-cell table:style-name="ce3" table:formula="of:=([.A902]-DATE(1970;1;1))*86400*1000" office:value-type="float" office:value="1374116400000">
            <text:p>1374116400000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1374116400000">
            <text:p>1374116400000</text:p>
          </table:table-cell>
        </table:table-row>
        <table:table-row table:style-name="ro2">
          <table:table-cell table:style-name="ce2" office:value-type="date" office:date-value="2013-07-18T03:05:00">
            <text:p>Thu, 3:05 AM 7/18</text:p>
          </table:table-cell>
          <table:table-cell table:style-name="ce3" table:formula="of:=([.A903]-DATE(1970;1;1))*86400*1000" office:value-type="float" office:value="1374116700000">
            <text:p>1374116700000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1374116700000">
            <text:p>1374116700000</text:p>
          </table:table-cell>
        </table:table-row>
        <table:table-row table:style-name="ro2">
          <table:table-cell table:style-name="ce2" office:value-type="date" office:date-value="2013-07-18T03:10:00">
            <text:p>Thu, 3:10 AM 7/18</text:p>
          </table:table-cell>
          <table:table-cell table:style-name="ce3" table:formula="of:=([.A904]-DATE(1970;1;1))*86400*1000" office:value-type="float" office:value="1374117000000">
            <text:p>1374117000000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 office:value-type="float" office:value="1374117000000">
            <text:p>1374117000000</text:p>
          </table:table-cell>
        </table:table-row>
        <table:table-row table:style-name="ro2">
          <table:table-cell table:style-name="ce2" office:value-type="date" office:date-value="2013-07-18T03:15:00">
            <text:p>Thu, 3:15 AM 7/18</text:p>
          </table:table-cell>
          <table:table-cell table:style-name="ce3" table:formula="of:=([.A905]-DATE(1970;1;1))*86400*1000" office:value-type="float" office:value="1374117300000">
            <text:p>1374117300000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office:value-type="float" office:value="1374117300000">
            <text:p>1374117300000</text:p>
          </table:table-cell>
        </table:table-row>
        <table:table-row table:style-name="ro2">
          <table:table-cell table:style-name="ce2" office:value-type="date" office:date-value="2013-07-18T03:20:00">
            <text:p>Thu, 3:20 AM 7/18</text:p>
          </table:table-cell>
          <table:table-cell table:style-name="ce3" table:formula="of:=([.A906]-DATE(1970;1;1))*86400*1000" office:value-type="float" office:value="1374117600000">
            <text:p>1374117600000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float" office:value="1374117600000">
            <text:p>1374117600000</text:p>
          </table:table-cell>
        </table:table-row>
        <table:table-row table:style-name="ro2">
          <table:table-cell table:style-name="ce2" office:value-type="date" office:date-value="2013-07-18T03:25:00">
            <text:p>Thu, 3:25 AM 7/18</text:p>
          </table:table-cell>
          <table:table-cell table:style-name="ce3" table:formula="of:=([.A907]-DATE(1970;1;1))*86400*1000" office:value-type="float" office:value="1374117900000">
            <text:p>1374117900000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1374117900000">
            <text:p>1374117900000</text:p>
          </table:table-cell>
        </table:table-row>
        <table:table-row table:style-name="ro2">
          <table:table-cell table:style-name="ce2" office:value-type="date" office:date-value="2013-07-18T03:30:00">
            <text:p>Thu, 3:30 AM 7/18</text:p>
          </table:table-cell>
          <table:table-cell table:style-name="ce3" table:formula="of:=([.A908]-DATE(1970;1;1))*86400*1000" office:value-type="float" office:value="1374118200000">
            <text:p>1374118200000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89">
            <text:p>89</text:p>
          </table:table-cell>
          <table:table-cell office:value-type="float" office:value="1374118200000">
            <text:p>1374118200000</text:p>
          </table:table-cell>
        </table:table-row>
        <table:table-row table:style-name="ro2">
          <table:table-cell table:style-name="ce2" office:value-type="date" office:date-value="2013-07-18T03:35:00">
            <text:p>Thu, 3:35 AM 7/18</text:p>
          </table:table-cell>
          <table:table-cell table:style-name="ce3" table:formula="of:=([.A909]-DATE(1970;1;1))*86400*1000" office:value-type="float" office:value="1374118500000">
            <text:p>1374118500000</text:p>
          </table:table-cell>
          <table:table-cell office:value-type="float" office:value="56">
            <text:p>56</text:p>
          </table:table-cell>
          <table:table-cell office:value-type="float" office:value="113">
            <text:p>113</text:p>
          </table:table-cell>
          <table:table-cell office:value-type="float" office:value="81">
            <text:p>81</text:p>
          </table:table-cell>
          <table:table-cell office:value-type="float" office:value="132">
            <text:p>132</text:p>
          </table:table-cell>
          <table:table-cell office:value-type="float" office:value="1374118500000">
            <text:p>1374118500000</text:p>
          </table:table-cell>
        </table:table-row>
        <table:table-row table:style-name="ro2">
          <table:table-cell table:style-name="ce2" office:value-type="date" office:date-value="2013-07-18T03:40:00">
            <text:p>Thu, 3:40 AM 7/18</text:p>
          </table:table-cell>
          <table:table-cell table:style-name="ce3" table:formula="of:=([.A910]-DATE(1970;1;1))*86400*1000" office:value-type="float" office:value="1374118800000">
            <text:p>1374118800000</text:p>
          </table:table-cell>
          <table:table-cell office:value-type="float" office:value="61">
            <text:p>61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1374118800000">
            <text:p>1374118800000</text:p>
          </table:table-cell>
        </table:table-row>
        <table:table-row table:style-name="ro2">
          <table:table-cell table:style-name="ce2" office:value-type="date" office:date-value="2013-07-18T03:45:00">
            <text:p>Thu, 3:45 AM 7/18</text:p>
          </table:table-cell>
          <table:table-cell table:style-name="ce3" table:formula="of:=([.A911]-DATE(1970;1;1))*86400*1000" office:value-type="float" office:value="1374119100000">
            <text:p>1374119100000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1374119100000">
            <text:p>1374119100000</text:p>
          </table:table-cell>
        </table:table-row>
        <table:table-row table:style-name="ro2">
          <table:table-cell table:style-name="ce2" office:value-type="date" office:date-value="2013-07-18T03:50:00">
            <text:p>Thu, 3:50 AM 7/18</text:p>
          </table:table-cell>
          <table:table-cell table:style-name="ce3" table:formula="of:=([.A912]-DATE(1970;1;1))*86400*1000" office:value-type="float" office:value="1374119400000">
            <text:p>1374119400000</text:p>
          </table:table-cell>
          <table:table-cell office:value-type="float" office:value="53">
            <text:p>53</text:p>
          </table:table-cell>
          <table:table-cell office:value-type="float" office:value="184">
            <text:p>184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  <table:table-cell office:value-type="float" office:value="1374119400000">
            <text:p>1374119400000</text:p>
          </table:table-cell>
        </table:table-row>
        <table:table-row table:style-name="ro2">
          <table:table-cell table:style-name="ce2" office:value-type="date" office:date-value="2013-07-18T03:55:00">
            <text:p>Thu, 3:55 AM 7/18</text:p>
          </table:table-cell>
          <table:table-cell table:style-name="ce3" table:formula="of:=([.A913]-DATE(1970;1;1))*86400*1000" office:value-type="float" office:value="1374119700000">
            <text:p>1374119700000</text:p>
          </table:table-cell>
          <table:table-cell office:value-type="float" office:value="35">
            <text:p>35</text:p>
          </table:table-cell>
          <table:table-cell office:value-type="float" office:value="160">
            <text:p>160</text:p>
          </table:table-cell>
          <table:table-cell office:value-type="float" office:value="104">
            <text:p>104</text:p>
          </table:table-cell>
          <table:table-cell office:value-type="float" office:value="157">
            <text:p>157</text:p>
          </table:table-cell>
          <table:table-cell office:value-type="float" office:value="1374119700000">
            <text:p>1374119700000</text:p>
          </table:table-cell>
        </table:table-row>
        <table:table-row table:style-name="ro2">
          <table:table-cell table:style-name="ce2" office:value-type="date" office:date-value="2013-07-18T04:00:00">
            <text:p>Thu, 4:00 AM 7/18</text:p>
          </table:table-cell>
          <table:table-cell table:style-name="ce3" table:formula="of:=([.A914]-DATE(1970;1;1))*86400*1000" office:value-type="float" office:value="1374120000000">
            <text:p>1374120000000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146">
            <text:p>146</text:p>
          </table:table-cell>
          <table:table-cell office:value-type="float" office:value="1374120000000">
            <text:p>1374120000000</text:p>
          </table:table-cell>
        </table:table-row>
        <table:table-row table:style-name="ro2">
          <table:table-cell table:style-name="ce2" office:value-type="date" office:date-value="2013-07-18T04:05:00">
            <text:p>Thu, 4:05 AM 7/18</text:p>
          </table:table-cell>
          <table:table-cell table:style-name="ce3" table:formula="of:=([.A915]-DATE(1970;1;1))*86400*1000" office:value-type="float" office:value="1374120300000">
            <text:p>1374120300000</text:p>
          </table:table-cell>
          <table:table-cell office:value-type="float" office:value="54">
            <text:p>54</text:p>
          </table:table-cell>
          <table:table-cell office:value-type="float" office:value="133">
            <text:p>133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374120300000">
            <text:p>1374120300000</text:p>
          </table:table-cell>
        </table:table-row>
        <table:table-row table:style-name="ro2">
          <table:table-cell table:style-name="ce2" office:value-type="date" office:date-value="2013-07-18T04:10:00">
            <text:p>Thu, 4:10 AM 7/18</text:p>
          </table:table-cell>
          <table:table-cell table:style-name="ce3" table:formula="of:=([.A916]-DATE(1970;1;1))*86400*1000" office:value-type="float" office:value="1374120600000">
            <text:p>1374120600000</text:p>
          </table:table-cell>
          <table:table-cell office:value-type="float" office:value="45">
            <text:p>45</text:p>
          </table:table-cell>
          <table:table-cell office:value-type="float" office:value="143">
            <text:p>143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 office:value-type="float" office:value="1374120600000">
            <text:p>1374120600000</text:p>
          </table:table-cell>
        </table:table-row>
        <table:table-row table:style-name="ro2">
          <table:table-cell table:style-name="ce2" office:value-type="date" office:date-value="2013-07-18T04:15:00">
            <text:p>Thu, 4:15 AM 7/18</text:p>
          </table:table-cell>
          <table:table-cell table:style-name="ce3" table:formula="of:=([.A917]-DATE(1970;1;1))*86400*1000" office:value-type="float" office:value="1374120900000">
            <text:p>1374120900000</text:p>
          </table:table-cell>
          <table:table-cell office:value-type="float" office:value="72">
            <text:p>72</text:p>
          </table:table-cell>
          <table:table-cell office:value-type="float" office:value="164">
            <text:p>164</text:p>
          </table:table-cell>
          <table:table-cell office:value-type="float" office:value="118">
            <text:p>118</text:p>
          </table:table-cell>
          <table:table-cell office:value-type="float" office:value="149">
            <text:p>149</text:p>
          </table:table-cell>
          <table:table-cell office:value-type="float" office:value="1374120900000">
            <text:p>1374120900000</text:p>
          </table:table-cell>
        </table:table-row>
        <table:table-row table:style-name="ro2">
          <table:table-cell table:style-name="ce2" office:value-type="date" office:date-value="2013-07-18T04:20:00">
            <text:p>Thu, 4:20 AM 7/18</text:p>
          </table:table-cell>
          <table:table-cell table:style-name="ce3" table:formula="of:=([.A918]-DATE(1970;1;1))*86400*1000" office:value-type="float" office:value="1374121200000">
            <text:p>1374121200000</text:p>
          </table:table-cell>
          <table:table-cell office:value-type="float" office:value="87">
            <text:p>87</text:p>
          </table:table-cell>
          <table:table-cell office:value-type="float" office:value="193">
            <text:p>193</text:p>
          </table:table-cell>
          <table:table-cell office:value-type="float" office:value="95">
            <text:p>95</text:p>
          </table:table-cell>
          <table:table-cell office:value-type="float" office:value="164">
            <text:p>164</text:p>
          </table:table-cell>
          <table:table-cell office:value-type="float" office:value="1374121200000">
            <text:p>1374121200000</text:p>
          </table:table-cell>
        </table:table-row>
        <table:table-row table:style-name="ro2">
          <table:table-cell table:style-name="ce2" office:value-type="date" office:date-value="2013-07-18T04:25:00">
            <text:p>Thu, 4:25 AM 7/18</text:p>
          </table:table-cell>
          <table:table-cell table:style-name="ce3" table:formula="of:=([.A919]-DATE(1970;1;1))*86400*1000" office:value-type="float" office:value="1374121500000">
            <text:p>1374121500000</text:p>
          </table:table-cell>
          <table:table-cell office:value-type="float" office:value="52">
            <text:p>52</text:p>
          </table:table-cell>
          <table:table-cell office:value-type="float" office:value="214">
            <text:p>214</text:p>
          </table:table-cell>
          <table:table-cell office:value-type="float" office:value="115">
            <text:p>115</text:p>
          </table:table-cell>
          <table:table-cell office:value-type="float" office:value="187">
            <text:p>187</text:p>
          </table:table-cell>
          <table:table-cell office:value-type="float" office:value="1374121500000">
            <text:p>1374121500000</text:p>
          </table:table-cell>
        </table:table-row>
        <table:table-row table:style-name="ro2">
          <table:table-cell table:style-name="ce2" office:value-type="date" office:date-value="2013-07-18T04:30:00">
            <text:p>Thu, 4:30 AM 7/18</text:p>
          </table:table-cell>
          <table:table-cell table:style-name="ce3" table:formula="of:=([.A920]-DATE(1970;1;1))*86400*1000" office:value-type="float" office:value="1374121800000">
            <text:p>1374121800000</text:p>
          </table:table-cell>
          <table:table-cell office:value-type="float" office:value="61">
            <text:p>61</text:p>
          </table:table-cell>
          <table:table-cell office:value-type="float" office:value="236">
            <text:p>236</text:p>
          </table:table-cell>
          <table:table-cell office:value-type="float" office:value="102">
            <text:p>102</text:p>
          </table:table-cell>
          <table:table-cell office:value-type="float" office:value="219">
            <text:p>219</text:p>
          </table:table-cell>
          <table:table-cell office:value-type="float" office:value="1374121800000">
            <text:p>1374121800000</text:p>
          </table:table-cell>
        </table:table-row>
        <table:table-row table:style-name="ro2">
          <table:table-cell table:style-name="ce2" office:value-type="date" office:date-value="2013-07-18T04:35:00">
            <text:p>Thu, 4:35 AM 7/18</text:p>
          </table:table-cell>
          <table:table-cell table:style-name="ce3" table:formula="of:=([.A921]-DATE(1970;1;1))*86400*1000" office:value-type="float" office:value="1374122100000">
            <text:p>1374122100000</text:p>
          </table:table-cell>
          <table:table-cell office:value-type="float" office:value="68">
            <text:p>68</text:p>
          </table:table-cell>
          <table:table-cell office:value-type="float" office:value="256">
            <text:p>256</text:p>
          </table:table-cell>
          <table:table-cell office:value-type="float" office:value="132">
            <text:p>132</text:p>
          </table:table-cell>
          <table:table-cell office:value-type="float" office:value="185">
            <text:p>185</text:p>
          </table:table-cell>
          <table:table-cell office:value-type="float" office:value="1374122100000">
            <text:p>1374122100000</text:p>
          </table:table-cell>
        </table:table-row>
        <table:table-row table:style-name="ro2">
          <table:table-cell table:style-name="ce2" office:value-type="date" office:date-value="2013-07-18T04:40:00">
            <text:p>Thu, 4:40 AM 7/18</text:p>
          </table:table-cell>
          <table:table-cell table:style-name="ce3" table:formula="of:=([.A922]-DATE(1970;1;1))*86400*1000" office:value-type="float" office:value="1374122400000">
            <text:p>1374122400000</text:p>
          </table:table-cell>
          <table:table-cell office:value-type="float" office:value="110">
            <text:p>110</text:p>
          </table:table-cell>
          <table:table-cell office:value-type="float" office:value="309">
            <text:p>309</text:p>
          </table:table-cell>
          <table:table-cell office:value-type="float" office:value="145">
            <text:p>145</text:p>
          </table:table-cell>
          <table:table-cell office:value-type="float" office:value="205">
            <text:p>205</text:p>
          </table:table-cell>
          <table:table-cell office:value-type="float" office:value="1374122400000">
            <text:p>1374122400000</text:p>
          </table:table-cell>
        </table:table-row>
        <table:table-row table:style-name="ro2">
          <table:table-cell table:style-name="ce2" office:value-type="date" office:date-value="2013-07-18T04:45:00">
            <text:p>Thu, 4:45 AM 7/18</text:p>
          </table:table-cell>
          <table:table-cell table:style-name="ce3" table:formula="of:=([.A923]-DATE(1970;1;1))*86400*1000" office:value-type="float" office:value="1374122700000">
            <text:p>1374122700000</text:p>
          </table:table-cell>
          <table:table-cell office:value-type="float" office:value="85">
            <text:p>85</text:p>
          </table:table-cell>
          <table:table-cell office:value-type="float" office:value="313">
            <text:p>313</text:p>
          </table:table-cell>
          <table:table-cell office:value-type="float" office:value="158">
            <text:p>158</text:p>
          </table:table-cell>
          <table:table-cell office:value-type="float" office:value="180">
            <text:p>180</text:p>
          </table:table-cell>
          <table:table-cell office:value-type="float" office:value="1374122700000">
            <text:p>1374122700000</text:p>
          </table:table-cell>
        </table:table-row>
        <table:table-row table:style-name="ro2">
          <table:table-cell table:style-name="ce2" office:value-type="date" office:date-value="2013-07-18T04:50:00">
            <text:p>Thu, 4:50 AM 7/18</text:p>
          </table:table-cell>
          <table:table-cell table:style-name="ce3" table:formula="of:=([.A924]-DATE(1970;1;1))*86400*1000" office:value-type="float" office:value="1374123000000">
            <text:p>1374123000000</text:p>
          </table:table-cell>
          <table:table-cell office:value-type="float" office:value="63">
            <text:p>63</text:p>
          </table:table-cell>
          <table:table-cell office:value-type="float" office:value="308">
            <text:p>308</text:p>
          </table:table-cell>
          <table:table-cell office:value-type="float" office:value="132">
            <text:p>132</text:p>
          </table:table-cell>
          <table:table-cell office:value-type="float" office:value="182">
            <text:p>182</text:p>
          </table:table-cell>
          <table:table-cell office:value-type="float" office:value="1374123000000">
            <text:p>1374123000000</text:p>
          </table:table-cell>
        </table:table-row>
        <table:table-row table:style-name="ro2">
          <table:table-cell table:style-name="ce2" office:value-type="date" office:date-value="2013-07-18T04:55:00">
            <text:p>Thu, 4:55 AM 7/18</text:p>
          </table:table-cell>
          <table:table-cell table:style-name="ce3" table:formula="of:=([.A925]-DATE(1970;1;1))*86400*1000" office:value-type="float" office:value="1374123300000">
            <text:p>1374123300000</text:p>
          </table:table-cell>
          <table:table-cell office:value-type="float" office:value="70">
            <text:p>70</text:p>
          </table:table-cell>
          <table:table-cell office:value-type="float" office:value="397">
            <text:p>397</text:p>
          </table:table-cell>
          <table:table-cell office:value-type="float" office:value="170">
            <text:p>170</text:p>
          </table:table-cell>
          <table:table-cell office:value-type="float" office:value="192">
            <text:p>192</text:p>
          </table:table-cell>
          <table:table-cell office:value-type="float" office:value="1374123300000">
            <text:p>1374123300000</text:p>
          </table:table-cell>
        </table:table-row>
        <table:table-row table:style-name="ro2">
          <table:table-cell table:style-name="ce2" office:value-type="date" office:date-value="2013-07-18T05:00:00">
            <text:p>Thu, 5:00 AM 7/18</text:p>
          </table:table-cell>
          <table:table-cell table:style-name="ce3" table:formula="of:=([.A926]-DATE(1970;1;1))*86400*1000" office:value-type="float" office:value="1374123600000">
            <text:p>1374123600000</text:p>
          </table:table-cell>
          <table:table-cell office:value-type="float" office:value="84">
            <text:p>84</text:p>
          </table:table-cell>
          <table:table-cell office:value-type="float" office:value="407">
            <text:p>407</text:p>
          </table:table-cell>
          <table:table-cell office:value-type="float" office:value="143">
            <text:p>143</text:p>
          </table:table-cell>
          <table:table-cell office:value-type="float" office:value="225">
            <text:p>225</text:p>
          </table:table-cell>
          <table:table-cell office:value-type="float" office:value="1374123600000">
            <text:p>1374123600000</text:p>
          </table:table-cell>
        </table:table-row>
        <table:table-row table:style-name="ro2">
          <table:table-cell table:style-name="ce2" office:value-type="date" office:date-value="2013-07-18T05:05:00">
            <text:p>Thu, 5:05 AM 7/18</text:p>
          </table:table-cell>
          <table:table-cell table:style-name="ce3" table:formula="of:=([.A927]-DATE(1970;1;1))*86400*1000" office:value-type="float" office:value="1374123900000">
            <text:p>1374123900000</text:p>
          </table:table-cell>
          <table:table-cell office:value-type="float" office:value="73">
            <text:p>73</text:p>
          </table:table-cell>
          <table:table-cell office:value-type="float" office:value="326">
            <text:p>326</text:p>
          </table:table-cell>
          <table:table-cell office:value-type="float" office:value="166">
            <text:p>166</text:p>
          </table:table-cell>
          <table:table-cell office:value-type="float" office:value="262">
            <text:p>262</text:p>
          </table:table-cell>
          <table:table-cell office:value-type="float" office:value="1374123900000">
            <text:p>1374123900000</text:p>
          </table:table-cell>
        </table:table-row>
        <table:table-row table:style-name="ro2">
          <table:table-cell table:style-name="ce2" office:value-type="date" office:date-value="2013-07-18T05:10:00">
            <text:p>Thu, 5:10 AM 7/18</text:p>
          </table:table-cell>
          <table:table-cell table:style-name="ce3" table:formula="of:=([.A928]-DATE(1970;1;1))*86400*1000" office:value-type="float" office:value="1374124200000">
            <text:p>1374124200000</text:p>
          </table:table-cell>
          <table:table-cell office:value-type="float" office:value="109">
            <text:p>109</text:p>
          </table:table-cell>
          <table:table-cell office:value-type="float" office:value="337">
            <text:p>337</text:p>
          </table:table-cell>
          <table:table-cell office:value-type="float" office:value="168">
            <text:p>168</text:p>
          </table:table-cell>
          <table:table-cell office:value-type="float" office:value="223">
            <text:p>223</text:p>
          </table:table-cell>
          <table:table-cell office:value-type="float" office:value="1374124200000">
            <text:p>1374124200000</text:p>
          </table:table-cell>
        </table:table-row>
        <table:table-row table:style-name="ro2">
          <table:table-cell table:style-name="ce2" office:value-type="date" office:date-value="2013-07-18T05:15:00">
            <text:p>Thu, 5:15 AM 7/18</text:p>
          </table:table-cell>
          <table:table-cell table:style-name="ce3" table:formula="of:=([.A929]-DATE(1970;1;1))*86400*1000" office:value-type="float" office:value="1374124500000">
            <text:p>1374124500000</text:p>
          </table:table-cell>
          <table:table-cell office:value-type="float" office:value="125">
            <text:p>125</text:p>
          </table:table-cell>
          <table:table-cell office:value-type="float" office:value="404">
            <text:p>404</text:p>
          </table:table-cell>
          <table:table-cell office:value-type="float" office:value="172">
            <text:p>172</text:p>
          </table:table-cell>
          <table:table-cell office:value-type="float" office:value="229">
            <text:p>229</text:p>
          </table:table-cell>
          <table:table-cell office:value-type="float" office:value="1374124500000">
            <text:p>1374124500000</text:p>
          </table:table-cell>
        </table:table-row>
        <table:table-row table:style-name="ro2">
          <table:table-cell table:style-name="ce2" office:value-type="date" office:date-value="2013-07-18T05:20:00">
            <text:p>Thu, 5:20 AM 7/18</text:p>
          </table:table-cell>
          <table:table-cell table:style-name="ce3" table:formula="of:=([.A930]-DATE(1970;1;1))*86400*1000" office:value-type="float" office:value="1374124800000">
            <text:p>1374124800000</text:p>
          </table:table-cell>
          <table:table-cell office:value-type="float" office:value="124">
            <text:p>124</text:p>
          </table:table-cell>
          <table:table-cell office:value-type="float" office:value="454">
            <text:p>454</text:p>
          </table:table-cell>
          <table:table-cell office:value-type="float" office:value="210">
            <text:p>210</text:p>
          </table:table-cell>
          <table:table-cell office:value-type="float" office:value="244">
            <text:p>244</text:p>
          </table:table-cell>
          <table:table-cell office:value-type="float" office:value="1374124800000">
            <text:p>1374124800000</text:p>
          </table:table-cell>
        </table:table-row>
        <table:table-row table:style-name="ro2">
          <table:table-cell table:style-name="ce2" office:value-type="date" office:date-value="2013-07-18T05:25:00">
            <text:p>Thu, 5:25 AM 7/18</text:p>
          </table:table-cell>
          <table:table-cell table:style-name="ce3" table:formula="of:=([.A931]-DATE(1970;1;1))*86400*1000" office:value-type="float" office:value="1374125100000">
            <text:p>1374125100000</text:p>
          </table:table-cell>
          <table:table-cell office:value-type="float" office:value="144">
            <text:p>144</text:p>
          </table:table-cell>
          <table:table-cell office:value-type="float" office:value="532">
            <text:p>532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1374125100000">
            <text:p>1374125100000</text:p>
          </table:table-cell>
        </table:table-row>
        <table:table-row table:style-name="ro2">
          <table:table-cell table:style-name="ce2" office:value-type="date" office:date-value="2013-07-18T05:30:00">
            <text:p>Thu, 5:30 AM 7/18</text:p>
          </table:table-cell>
          <table:table-cell table:style-name="ce3" table:formula="of:=([.A932]-DATE(1970;1;1))*86400*1000" office:value-type="float" office:value="1374125400000">
            <text:p>1374125400000</text:p>
          </table:table-cell>
          <table:table-cell office:value-type="float" office:value="126">
            <text:p>126</text:p>
          </table:table-cell>
          <table:table-cell office:value-type="float" office:value="625">
            <text:p>625</text:p>
          </table:table-cell>
          <table:table-cell office:value-type="float" office:value="284">
            <text:p>284</text:p>
          </table:table-cell>
          <table:table-cell office:value-type="float" office:value="307">
            <text:p>307</text:p>
          </table:table-cell>
          <table:table-cell office:value-type="float" office:value="1374125400000">
            <text:p>1374125400000</text:p>
          </table:table-cell>
        </table:table-row>
        <table:table-row table:style-name="ro2">
          <table:table-cell table:style-name="ce2" office:value-type="date" office:date-value="2013-07-18T05:35:00">
            <text:p>Thu, 5:35 AM 7/18</text:p>
          </table:table-cell>
          <table:table-cell table:style-name="ce3" table:formula="of:=([.A933]-DATE(1970;1;1))*86400*1000" office:value-type="float" office:value="1374125700000">
            <text:p>1374125700000</text:p>
          </table:table-cell>
          <table:table-cell office:value-type="float" office:value="162">
            <text:p>162</text:p>
          </table:table-cell>
          <table:table-cell office:value-type="float" office:value="656">
            <text:p>656</text:p>
          </table:table-cell>
          <table:table-cell office:value-type="float" office:value="343">
            <text:p>343</text:p>
          </table:table-cell>
          <table:table-cell office:value-type="float" office:value="299">
            <text:p>299</text:p>
          </table:table-cell>
          <table:table-cell office:value-type="float" office:value="1374125700000">
            <text:p>1374125700000</text:p>
          </table:table-cell>
        </table:table-row>
        <table:table-row table:style-name="ro2">
          <table:table-cell table:style-name="ce2" office:value-type="date" office:date-value="2013-07-18T05:40:00">
            <text:p>Thu, 5:40 AM 7/18</text:p>
          </table:table-cell>
          <table:table-cell table:style-name="ce3" table:formula="of:=([.A934]-DATE(1970;1;1))*86400*1000" office:value-type="float" office:value="1374126000000">
            <text:p>1374126000000</text:p>
          </table:table-cell>
          <table:table-cell office:value-type="float" office:value="183">
            <text:p>183</text:p>
          </table:table-cell>
          <table:table-cell office:value-type="float" office:value="710">
            <text:p>710</text:p>
          </table:table-cell>
          <table:table-cell office:value-type="float" office:value="271">
            <text:p>271</text:p>
          </table:table-cell>
          <table:table-cell office:value-type="float" office:value="257">
            <text:p>257</text:p>
          </table:table-cell>
          <table:table-cell office:value-type="float" office:value="1374126000000">
            <text:p>1374126000000</text:p>
          </table:table-cell>
        </table:table-row>
        <table:table-row table:style-name="ro2">
          <table:table-cell table:style-name="ce2" office:value-type="date" office:date-value="2013-07-18T05:45:00">
            <text:p>Thu, 5:45 AM 7/18</text:p>
          </table:table-cell>
          <table:table-cell table:style-name="ce3" table:formula="of:=([.A935]-DATE(1970;1;1))*86400*1000" office:value-type="float" office:value="1374126300000">
            <text:p>1374126300000</text:p>
          </table:table-cell>
          <table:table-cell office:value-type="float" office:value="131">
            <text:p>131</text:p>
          </table:table-cell>
          <table:table-cell office:value-type="float" office:value="753">
            <text:p>753</text:p>
          </table:table-cell>
          <table:table-cell office:value-type="float" office:value="310">
            <text:p>310</text:p>
          </table:table-cell>
          <table:table-cell office:value-type="float" office:value="277">
            <text:p>277</text:p>
          </table:table-cell>
          <table:table-cell office:value-type="float" office:value="1374126300000">
            <text:p>1374126300000</text:p>
          </table:table-cell>
        </table:table-row>
        <table:table-row table:style-name="ro2">
          <table:table-cell table:style-name="ce2" office:value-type="date" office:date-value="2013-07-18T05:50:00">
            <text:p>Thu, 5:50 AM 7/18</text:p>
          </table:table-cell>
          <table:table-cell table:style-name="ce3" table:formula="of:=([.A936]-DATE(1970;1;1))*86400*1000" office:value-type="float" office:value="1374126600000">
            <text:p>1374126600000</text:p>
          </table:table-cell>
          <table:table-cell office:value-type="float" office:value="139">
            <text:p>139</text:p>
          </table:table-cell>
          <table:table-cell office:value-type="float" office:value="734">
            <text:p>734</text:p>
          </table:table-cell>
          <table:table-cell office:value-type="float" office:value="378">
            <text:p>378</text:p>
          </table:table-cell>
          <table:table-cell office:value-type="float" office:value="353">
            <text:p>353</text:p>
          </table:table-cell>
          <table:table-cell office:value-type="float" office:value="1374126600000">
            <text:p>1374126600000</text:p>
          </table:table-cell>
        </table:table-row>
        <table:table-row table:style-name="ro2">
          <table:table-cell table:style-name="ce2" office:value-type="date" office:date-value="2013-07-18T05:55:00">
            <text:p>Thu, 5:55 AM 7/18</text:p>
          </table:table-cell>
          <table:table-cell table:style-name="ce3" table:formula="of:=([.A937]-DATE(1970;1;1))*86400*1000" office:value-type="float" office:value="1374126900000">
            <text:p>1374126900000</text:p>
          </table:table-cell>
          <table:table-cell office:value-type="float" office:value="157">
            <text:p>157</text:p>
          </table:table-cell>
          <table:table-cell office:value-type="float" office:value="747">
            <text:p>747</text:p>
          </table:table-cell>
          <table:table-cell office:value-type="float" office:value="369">
            <text:p>369</text:p>
          </table:table-cell>
          <table:table-cell office:value-type="float" office:value="343">
            <text:p>343</text:p>
          </table:table-cell>
          <table:table-cell office:value-type="float" office:value="1374126900000">
            <text:p>1374126900000</text:p>
          </table:table-cell>
        </table:table-row>
        <table:table-row table:style-name="ro2">
          <table:table-cell table:style-name="ce2" office:value-type="date" office:date-value="2013-07-18T06:00:00">
            <text:p>Thu, 6:00 AM 7/18</text:p>
          </table:table-cell>
          <table:table-cell table:style-name="ce3" table:formula="of:=([.A938]-DATE(1970;1;1))*86400*1000" office:value-type="float" office:value="1374127200000">
            <text:p>1374127200000</text:p>
          </table:table-cell>
          <table:table-cell office:value-type="float" office:value="226">
            <text:p>226</text:p>
          </table:table-cell>
          <table:table-cell office:value-type="float" office:value="724">
            <text:p>724</text:p>
          </table:table-cell>
          <table:table-cell office:value-type="float" office:value="342">
            <text:p>342</text:p>
          </table:table-cell>
          <table:table-cell office:value-type="float" office:value="356">
            <text:p>356</text:p>
          </table:table-cell>
          <table:table-cell office:value-type="float" office:value="1374127200000">
            <text:p>1374127200000</text:p>
          </table:table-cell>
        </table:table-row>
        <table:table-row table:style-name="ro2">
          <table:table-cell table:style-name="ce2" office:value-type="date" office:date-value="2013-07-18T06:05:00">
            <text:p>Thu, 6:05 AM 7/18</text:p>
          </table:table-cell>
          <table:table-cell table:style-name="ce3" table:formula="of:=([.A939]-DATE(1970;1;1))*86400*1000" office:value-type="float" office:value="1374127500000">
            <text:p>1374127500000</text:p>
          </table:table-cell>
          <table:table-cell office:value-type="float" office:value="180">
            <text:p>180</text:p>
          </table:table-cell>
          <table:table-cell office:value-type="float" office:value="723">
            <text:p>723</text:p>
          </table:table-cell>
          <table:table-cell office:value-type="float" office:value="395">
            <text:p>395</text:p>
          </table:table-cell>
          <table:table-cell office:value-type="float" office:value="379">
            <text:p>379</text:p>
          </table:table-cell>
          <table:table-cell office:value-type="float" office:value="1374127500000">
            <text:p>1374127500000</text:p>
          </table:table-cell>
        </table:table-row>
        <table:table-row table:style-name="ro2">
          <table:table-cell table:style-name="ce2" office:value-type="date" office:date-value="2013-07-18T06:10:00">
            <text:p>Thu, 6:10 AM 7/18</text:p>
          </table:table-cell>
          <table:table-cell table:style-name="ce3" table:formula="of:=([.A940]-DATE(1970;1;1))*86400*1000" office:value-type="float" office:value="1374127800000">
            <text:p>1374127800000</text:p>
          </table:table-cell>
          <table:table-cell office:value-type="float" office:value="199">
            <text:p>199</text:p>
          </table:table-cell>
          <table:table-cell office:value-type="float" office:value="687">
            <text:p>687</text:p>
          </table:table-cell>
          <table:table-cell office:value-type="float" office:value="439">
            <text:p>439</text:p>
          </table:table-cell>
          <table:table-cell office:value-type="float" office:value="412">
            <text:p>412</text:p>
          </table:table-cell>
          <table:table-cell office:value-type="float" office:value="1374127800000">
            <text:p>1374127800000</text:p>
          </table:table-cell>
        </table:table-row>
        <table:table-row table:style-name="ro2">
          <table:table-cell table:style-name="ce2" office:value-type="date" office:date-value="2013-07-18T06:15:00">
            <text:p>Thu, 6:15 AM 7/18</text:p>
          </table:table-cell>
          <table:table-cell table:style-name="ce3" table:formula="of:=([.A941]-DATE(1970;1;1))*86400*1000" office:value-type="float" office:value="1374128100000">
            <text:p>1374128100000</text:p>
          </table:table-cell>
          <table:table-cell office:value-type="float" office:value="232">
            <text:p>232</text:p>
          </table:table-cell>
          <table:table-cell office:value-type="float" office:value="777">
            <text:p>777</text:p>
          </table:table-cell>
          <table:table-cell office:value-type="float" office:value="457">
            <text:p>457</text:p>
          </table:table-cell>
          <table:table-cell office:value-type="float" office:value="418">
            <text:p>418</text:p>
          </table:table-cell>
          <table:table-cell office:value-type="float" office:value="1374128100000">
            <text:p>1374128100000</text:p>
          </table:table-cell>
        </table:table-row>
        <table:table-row table:style-name="ro2">
          <table:table-cell table:style-name="ce2" office:value-type="date" office:date-value="2013-07-18T06:20:00">
            <text:p>Thu, 6:20 AM 7/18</text:p>
          </table:table-cell>
          <table:table-cell table:style-name="ce3" table:formula="of:=([.A942]-DATE(1970;1;1))*86400*1000" office:value-type="float" office:value="1374128400000">
            <text:p>1374128400000</text:p>
          </table:table-cell>
          <table:table-cell office:value-type="float" office:value="274">
            <text:p>274</text:p>
          </table:table-cell>
          <table:table-cell office:value-type="float" office:value="743">
            <text:p>743</text:p>
          </table:table-cell>
          <table:table-cell office:value-type="float" office:value="490">
            <text:p>490</text:p>
          </table:table-cell>
          <table:table-cell office:value-type="float" office:value="461">
            <text:p>461</text:p>
          </table:table-cell>
          <table:table-cell office:value-type="float" office:value="1374128400000">
            <text:p>1374128400000</text:p>
          </table:table-cell>
        </table:table-row>
        <table:table-row table:style-name="ro2">
          <table:table-cell table:style-name="ce2" office:value-type="date" office:date-value="2013-07-18T06:25:00">
            <text:p>Thu, 6:25 AM 7/18</text:p>
          </table:table-cell>
          <table:table-cell table:style-name="ce3" table:formula="of:=([.A943]-DATE(1970;1;1))*86400*1000" office:value-type="float" office:value="1374128700000">
            <text:p>1374128700000</text:p>
          </table:table-cell>
          <table:table-cell office:value-type="float" office:value="313">
            <text:p>313</text:p>
          </table:table-cell>
          <table:table-cell office:value-type="float" office:value="760">
            <text:p>760</text:p>
          </table:table-cell>
          <table:table-cell office:value-type="float" office:value="518">
            <text:p>518</text:p>
          </table:table-cell>
          <table:table-cell office:value-type="float" office:value="450">
            <text:p>450</text:p>
          </table:table-cell>
          <table:table-cell office:value-type="float" office:value="1374128700000">
            <text:p>1374128700000</text:p>
          </table:table-cell>
        </table:table-row>
        <table:table-row table:style-name="ro2">
          <table:table-cell table:style-name="ce2" office:value-type="date" office:date-value="2013-07-18T06:30:00">
            <text:p>Thu, 6:30 AM 7/18</text:p>
          </table:table-cell>
          <table:table-cell table:style-name="ce3" table:formula="of:=([.A944]-DATE(1970;1;1))*86400*1000" office:value-type="float" office:value="1374129000000">
            <text:p>1374129000000</text:p>
          </table:table-cell>
          <table:table-cell office:value-type="float" office:value="316">
            <text:p>316</text:p>
          </table:table-cell>
          <table:table-cell office:value-type="float" office:value="771">
            <text:p>771</text:p>
          </table:table-cell>
          <table:table-cell office:value-type="float" office:value="553">
            <text:p>553</text:p>
          </table:table-cell>
          <table:table-cell office:value-type="float" office:value="508">
            <text:p>508</text:p>
          </table:table-cell>
          <table:table-cell office:value-type="float" office:value="1374129000000">
            <text:p>1374129000000</text:p>
          </table:table-cell>
        </table:table-row>
        <table:table-row table:style-name="ro2">
          <table:table-cell table:style-name="ce2" office:value-type="date" office:date-value="2013-07-18T06:35:00">
            <text:p>Thu, 6:35 AM 7/18</text:p>
          </table:table-cell>
          <table:table-cell table:style-name="ce3" table:formula="of:=([.A945]-DATE(1970;1;1))*86400*1000" office:value-type="float" office:value="1374129300000">
            <text:p>1374129300000</text:p>
          </table:table-cell>
          <table:table-cell office:value-type="float" office:value="283">
            <text:p>283</text:p>
          </table:table-cell>
          <table:table-cell office:value-type="float" office:value="807">
            <text:p>807</text:p>
          </table:table-cell>
          <table:table-cell office:value-type="float" office:value="617">
            <text:p>617</text:p>
          </table:table-cell>
          <table:table-cell office:value-type="float" office:value="495">
            <text:p>495</text:p>
          </table:table-cell>
          <table:table-cell office:value-type="float" office:value="1374129300000">
            <text:p>1374129300000</text:p>
          </table:table-cell>
        </table:table-row>
        <table:table-row table:style-name="ro2">
          <table:table-cell table:style-name="ce2" office:value-type="date" office:date-value="2013-07-18T06:40:00">
            <text:p>Thu, 6:40 AM 7/18</text:p>
          </table:table-cell>
          <table:table-cell table:style-name="ce3" table:formula="of:=([.A946]-DATE(1970;1;1))*86400*1000" office:value-type="float" office:value="1374129600000">
            <text:p>1374129600000</text:p>
          </table:table-cell>
          <table:table-cell office:value-type="float" office:value="290">
            <text:p>290</text:p>
          </table:table-cell>
          <table:table-cell office:value-type="float" office:value="748">
            <text:p>748</text:p>
          </table:table-cell>
          <table:table-cell office:value-type="float" office:value="662">
            <text:p>662</text:p>
          </table:table-cell>
          <table:table-cell office:value-type="float" office:value="511">
            <text:p>511</text:p>
          </table:table-cell>
          <table:table-cell office:value-type="float" office:value="1374129600000">
            <text:p>1374129600000</text:p>
          </table:table-cell>
        </table:table-row>
        <table:table-row table:style-name="ro2">
          <table:table-cell table:style-name="ce2" office:value-type="date" office:date-value="2013-07-18T06:45:00">
            <text:p>Thu, 6:45 AM 7/18</text:p>
          </table:table-cell>
          <table:table-cell table:style-name="ce3" table:formula="of:=([.A947]-DATE(1970;1;1))*86400*1000" office:value-type="float" office:value="1374129900000">
            <text:p>1374129900000</text:p>
          </table:table-cell>
          <table:table-cell office:value-type="float" office:value="436">
            <text:p>436</text:p>
          </table:table-cell>
          <table:table-cell office:value-type="float" office:value="801">
            <text:p>801</text:p>
          </table:table-cell>
          <table:table-cell office:value-type="float" office:value="684">
            <text:p>684</text:p>
          </table:table-cell>
          <table:table-cell office:value-type="float" office:value="541">
            <text:p>541</text:p>
          </table:table-cell>
          <table:table-cell office:value-type="float" office:value="1374129900000">
            <text:p>1374129900000</text:p>
          </table:table-cell>
        </table:table-row>
        <table:table-row table:style-name="ro2">
          <table:table-cell table:style-name="ce2" office:value-type="date" office:date-value="2013-07-18T06:50:00">
            <text:p>Thu, 6:50 AM 7/18</text:p>
          </table:table-cell>
          <table:table-cell table:style-name="ce3" table:formula="of:=([.A948]-DATE(1970;1;1))*86400*1000" office:value-type="float" office:value="1374130200000">
            <text:p>1374130200000</text:p>
          </table:table-cell>
          <table:table-cell office:value-type="float" office:value="328">
            <text:p>328</text:p>
          </table:table-cell>
          <table:table-cell office:value-type="float" office:value="809">
            <text:p>809</text:p>
          </table:table-cell>
          <table:table-cell office:value-type="float" office:value="586">
            <text:p>586</text:p>
          </table:table-cell>
          <table:table-cell office:value-type="float" office:value="510">
            <text:p>510</text:p>
          </table:table-cell>
          <table:table-cell office:value-type="float" office:value="1374130200000">
            <text:p>1374130200000</text:p>
          </table:table-cell>
        </table:table-row>
        <table:table-row table:style-name="ro2">
          <table:table-cell table:style-name="ce2" office:value-type="date" office:date-value="2013-07-18T06:55:00">
            <text:p>Thu, 6:55 AM 7/18</text:p>
          </table:table-cell>
          <table:table-cell table:style-name="ce3" table:formula="of:=([.A949]-DATE(1970;1;1))*86400*1000" office:value-type="float" office:value="1374130500000">
            <text:p>1374130500000</text:p>
          </table:table-cell>
          <table:table-cell office:value-type="float" office:value="389">
            <text:p>389</text:p>
          </table:table-cell>
          <table:table-cell office:value-type="float" office:value="748">
            <text:p>748</text:p>
          </table:table-cell>
          <table:table-cell office:value-type="float" office:value="462">
            <text:p>462</text:p>
          </table:table-cell>
          <table:table-cell office:value-type="float" office:value="420">
            <text:p>420</text:p>
          </table:table-cell>
          <table:table-cell office:value-type="float" office:value="1374130500000">
            <text:p>1374130500000</text:p>
          </table:table-cell>
        </table:table-row>
        <table:table-row table:style-name="ro2">
          <table:table-cell table:style-name="ce2" office:value-type="date" office:date-value="2013-07-18T07:00:00">
            <text:p>Thu, 7:00 AM 7/18</text:p>
          </table:table-cell>
          <table:table-cell table:style-name="ce3" table:formula="of:=([.A950]-DATE(1970;1;1))*86400*1000" office:value-type="float" office:value="1374130800000">
            <text:p>1374130800000</text:p>
          </table:table-cell>
          <table:table-cell office:value-type="float" office:value="290">
            <text:p>290</text:p>
          </table:table-cell>
          <table:table-cell office:value-type="float" office:value="744">
            <text:p>744</text:p>
          </table:table-cell>
          <table:table-cell office:value-type="float" office:value="499">
            <text:p>499</text:p>
          </table:table-cell>
          <table:table-cell office:value-type="float" office:value="503">
            <text:p>503</text:p>
          </table:table-cell>
          <table:table-cell office:value-type="float" office:value="1374130800000">
            <text:p>1374130800000</text:p>
          </table:table-cell>
        </table:table-row>
        <table:table-row table:style-name="ro2">
          <table:table-cell table:style-name="ce2" office:value-type="date" office:date-value="2013-07-18T07:05:00">
            <text:p>Thu, 7:05 AM 7/18</text:p>
          </table:table-cell>
          <table:table-cell table:style-name="ce3" table:formula="of:=([.A951]-DATE(1970;1;1))*86400*1000" office:value-type="float" office:value="1374131100000">
            <text:p>1374131100000</text:p>
          </table:table-cell>
          <table:table-cell office:value-type="float" office:value="501">
            <text:p>501</text:p>
          </table:table-cell>
          <table:table-cell office:value-type="float" office:value="772">
            <text:p>772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1374131100000">
            <text:p>1374131100000</text:p>
          </table:table-cell>
        </table:table-row>
        <table:table-row table:style-name="ro2">
          <table:table-cell table:style-name="ce2" office:value-type="date" office:date-value="2013-07-18T07:10:00">
            <text:p>Thu, 7:10 AM 7/18</text:p>
          </table:table-cell>
          <table:table-cell table:style-name="ce3" table:formula="of:=([.A952]-DATE(1970;1;1))*86400*1000" office:value-type="float" office:value="1374131400000">
            <text:p>1374131400000</text:p>
          </table:table-cell>
          <table:table-cell office:value-type="float" office:value="443">
            <text:p>443</text:p>
          </table:table-cell>
          <table:table-cell office:value-type="float" office:value="762">
            <text:p>762</text:p>
          </table:table-cell>
          <table:table-cell office:value-type="float" office:value="577">
            <text:p>577</text:p>
          </table:table-cell>
          <table:table-cell office:value-type="float" office:value="550">
            <text:p>550</text:p>
          </table:table-cell>
          <table:table-cell office:value-type="float" office:value="1374131400000">
            <text:p>1374131400000</text:p>
          </table:table-cell>
        </table:table-row>
        <table:table-row table:style-name="ro2">
          <table:table-cell table:style-name="ce2" office:value-type="date" office:date-value="2013-07-18T07:15:00">
            <text:p>Thu, 7:15 AM 7/18</text:p>
          </table:table-cell>
          <table:table-cell table:style-name="ce3" table:formula="of:=([.A953]-DATE(1970;1;1))*86400*1000" office:value-type="float" office:value="1374131700000">
            <text:p>1374131700000</text:p>
          </table:table-cell>
          <table:table-cell office:value-type="float" office:value="512">
            <text:p>512</text:p>
          </table:table-cell>
          <table:table-cell office:value-type="float" office:value="779">
            <text:p>779</text:p>
          </table:table-cell>
          <table:table-cell office:value-type="float" office:value="731">
            <text:p>731</text:p>
          </table:table-cell>
          <table:table-cell office:value-type="float" office:value="586">
            <text:p>586</text:p>
          </table:table-cell>
          <table:table-cell office:value-type="float" office:value="1374131700000">
            <text:p>1374131700000</text:p>
          </table:table-cell>
        </table:table-row>
        <table:table-row table:style-name="ro2">
          <table:table-cell table:style-name="ce2" office:value-type="date" office:date-value="2013-07-18T07:20:00">
            <text:p>Thu, 7:20 AM 7/18</text:p>
          </table:table-cell>
          <table:table-cell table:style-name="ce3" table:formula="of:=([.A954]-DATE(1970;1;1))*86400*1000" office:value-type="float" office:value="1374132000000">
            <text:p>1374132000000</text:p>
          </table:table-cell>
          <table:table-cell office:value-type="float" office:value="542">
            <text:p>542</text:p>
          </table:table-cell>
          <table:table-cell office:value-type="float" office:value="780">
            <text:p>780</text:p>
          </table:table-cell>
          <table:table-cell office:value-type="float" office:value="708">
            <text:p>708</text:p>
          </table:table-cell>
          <table:table-cell office:value-type="float" office:value="586">
            <text:p>586</text:p>
          </table:table-cell>
          <table:table-cell office:value-type="float" office:value="1374132000000">
            <text:p>1374132000000</text:p>
          </table:table-cell>
        </table:table-row>
        <table:table-row table:style-name="ro2">
          <table:table-cell table:style-name="ce2" office:value-type="date" office:date-value="2013-07-18T07:25:00">
            <text:p>Thu, 7:25 AM 7/18</text:p>
          </table:table-cell>
          <table:table-cell table:style-name="ce3" table:formula="of:=([.A955]-DATE(1970;1;1))*86400*1000" office:value-type="float" office:value="1374132300000">
            <text:p>1374132300000</text:p>
          </table:table-cell>
          <table:table-cell office:value-type="float" office:value="527">
            <text:p>527</text:p>
          </table:table-cell>
          <table:table-cell office:value-type="float" office:value="737">
            <text:p>737</text:p>
          </table:table-cell>
          <table:table-cell office:value-type="float" office:value="607">
            <text:p>607</text:p>
          </table:table-cell>
          <table:table-cell office:value-type="float" office:value="514">
            <text:p>514</text:p>
          </table:table-cell>
          <table:table-cell office:value-type="float" office:value="1374132300000">
            <text:p>1374132300000</text:p>
          </table:table-cell>
        </table:table-row>
        <table:table-row table:style-name="ro2">
          <table:table-cell table:style-name="ce2" office:value-type="date" office:date-value="2013-07-18T07:30:00">
            <text:p>Thu, 7:30 AM 7/18</text:p>
          </table:table-cell>
          <table:table-cell table:style-name="ce3" table:formula="of:=([.A956]-DATE(1970;1;1))*86400*1000" office:value-type="float" office:value="1374132600000">
            <text:p>1374132600000</text:p>
          </table:table-cell>
          <table:table-cell office:value-type="float" office:value="456">
            <text:p>456</text:p>
          </table:table-cell>
          <table:table-cell office:value-type="float" office:value="767">
            <text:p>767</text:p>
          </table:table-cell>
          <table:table-cell office:value-type="float" office:value="688">
            <text:p>688</text:p>
          </table:table-cell>
          <table:table-cell office:value-type="float" office:value="582">
            <text:p>582</text:p>
          </table:table-cell>
          <table:table-cell office:value-type="float" office:value="1374132600000">
            <text:p>1374132600000</text:p>
          </table:table-cell>
        </table:table-row>
        <table:table-row table:style-name="ro2">
          <table:table-cell table:style-name="ce2" office:value-type="date" office:date-value="2013-07-18T07:35:00">
            <text:p>Thu, 7:35 AM 7/18</text:p>
          </table:table-cell>
          <table:table-cell table:style-name="ce3" table:formula="of:=([.A957]-DATE(1970;1;1))*86400*1000" office:value-type="float" office:value="1374132900000">
            <text:p>1374132900000</text:p>
          </table:table-cell>
          <table:table-cell office:value-type="float" office:value="456">
            <text:p>456</text:p>
          </table:table-cell>
          <table:table-cell office:value-type="float" office:value="778">
            <text:p>778</text:p>
          </table:table-cell>
          <table:table-cell office:value-type="float" office:value="661">
            <text:p>661</text:p>
          </table:table-cell>
          <table:table-cell office:value-type="float" office:value="551">
            <text:p>551</text:p>
          </table:table-cell>
          <table:table-cell office:value-type="float" office:value="1374132900000">
            <text:p>1374132900000</text:p>
          </table:table-cell>
        </table:table-row>
        <table:table-row table:style-name="ro2">
          <table:table-cell table:style-name="ce2" office:value-type="date" office:date-value="2013-07-18T07:40:00">
            <text:p>Thu, 7:40 AM 7/18</text:p>
          </table:table-cell>
          <table:table-cell table:style-name="ce3" table:formula="of:=([.A958]-DATE(1970;1;1))*86400*1000" office:value-type="float" office:value="1374133200000">
            <text:p>1374133200000</text:p>
          </table:table-cell>
          <table:table-cell office:value-type="float" office:value="579">
            <text:p>579</text:p>
          </table:table-cell>
          <table:table-cell office:value-type="float" office:value="784">
            <text:p>784</text:p>
          </table:table-cell>
          <table:table-cell office:value-type="float" office:value="693">
            <text:p>693</text:p>
          </table:table-cell>
          <table:table-cell office:value-type="float" office:value="528">
            <text:p>528</text:p>
          </table:table-cell>
          <table:table-cell office:value-type="float" office:value="1374133200000">
            <text:p>1374133200000</text:p>
          </table:table-cell>
        </table:table-row>
        <table:table-row table:style-name="ro2">
          <table:table-cell table:style-name="ce2" office:value-type="date" office:date-value="2013-07-18T07:45:00">
            <text:p>Thu, 7:45 AM 7/18</text:p>
          </table:table-cell>
          <table:table-cell table:style-name="ce3" table:formula="of:=([.A959]-DATE(1970;1;1))*86400*1000" office:value-type="float" office:value="1374133500000">
            <text:p>1374133500000</text:p>
          </table:table-cell>
          <table:table-cell office:value-type="float" office:value="549">
            <text:p>549</text:p>
          </table:table-cell>
          <table:table-cell office:value-type="float" office:value="752">
            <text:p>752</text:p>
          </table:table-cell>
          <table:table-cell office:value-type="float" office:value="661">
            <text:p>661</text:p>
          </table:table-cell>
          <table:table-cell office:value-type="float" office:value="570">
            <text:p>570</text:p>
          </table:table-cell>
          <table:table-cell office:value-type="float" office:value="1374133500000">
            <text:p>1374133500000</text:p>
          </table:table-cell>
        </table:table-row>
        <table:table-row table:style-name="ro2">
          <table:table-cell table:style-name="ce2" office:value-type="date" office:date-value="2013-07-18T07:50:00">
            <text:p>Thu, 7:50 AM 7/18</text:p>
          </table:table-cell>
          <table:table-cell table:style-name="ce3" table:formula="of:=([.A960]-DATE(1970;1;1))*86400*1000" office:value-type="float" office:value="1374133800000">
            <text:p>1374133800000</text:p>
          </table:table-cell>
          <table:table-cell office:value-type="float" office:value="441">
            <text:p>441</text:p>
          </table:table-cell>
          <table:table-cell office:value-type="float" office:value="750">
            <text:p>750</text:p>
          </table:table-cell>
          <table:table-cell office:value-type="float" office:value="580">
            <text:p>580</text:p>
          </table:table-cell>
          <table:table-cell office:value-type="float" office:value="527">
            <text:p>527</text:p>
          </table:table-cell>
          <table:table-cell office:value-type="float" office:value="1374133800000">
            <text:p>1374133800000</text:p>
          </table:table-cell>
        </table:table-row>
        <table:table-row table:style-name="ro2">
          <table:table-cell table:style-name="ce2" office:value-type="date" office:date-value="2013-07-18T07:55:00">
            <text:p>Thu, 7:55 AM 7/18</text:p>
          </table:table-cell>
          <table:table-cell table:style-name="ce3" table:formula="of:=([.A961]-DATE(1970;1;1))*86400*1000" office:value-type="float" office:value="1374134100000">
            <text:p>1374134100000</text:p>
          </table:table-cell>
          <table:table-cell office:value-type="float" office:value="527">
            <text:p>527</text:p>
          </table:table-cell>
          <table:table-cell office:value-type="float" office:value="745">
            <text:p>745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 office:value-type="float" office:value="1374134100000">
            <text:p>1374134100000</text:p>
          </table:table-cell>
        </table:table-row>
        <table:table-row table:style-name="ro2">
          <table:table-cell table:style-name="ce2" office:value-type="date" office:date-value="2013-07-18T08:00:00">
            <text:p>Thu, 8:00 AM 7/18</text:p>
          </table:table-cell>
          <table:table-cell table:style-name="ce3" table:formula="of:=([.A962]-DATE(1970;1;1))*86400*1000" office:value-type="float" office:value="1374134400000">
            <text:p>1374134400000</text:p>
          </table:table-cell>
          <table:table-cell office:value-type="float" office:value="442">
            <text:p>442</text:p>
          </table:table-cell>
          <table:table-cell office:value-type="float" office:value="756">
            <text:p>756</text:p>
          </table:table-cell>
          <table:table-cell office:value-type="float" office:value="450">
            <text:p>450</text:p>
          </table:table-cell>
          <table:table-cell office:value-type="float" office:value="493">
            <text:p>493</text:p>
          </table:table-cell>
          <table:table-cell office:value-type="float" office:value="1374134400000">
            <text:p>1374134400000</text:p>
          </table:table-cell>
        </table:table-row>
        <table:table-row table:style-name="ro2">
          <table:table-cell table:style-name="ce2" office:value-type="date" office:date-value="2013-07-18T08:05:00">
            <text:p>Thu, 8:05 AM 7/18</text:p>
          </table:table-cell>
          <table:table-cell table:style-name="ce3" table:formula="of:=([.A963]-DATE(1970;1;1))*86400*1000" office:value-type="float" office:value="1374134700000">
            <text:p>1374134700000</text:p>
          </table:table-cell>
          <table:table-cell office:value-type="float" office:value="315">
            <text:p>315</text:p>
          </table:table-cell>
          <table:table-cell office:value-type="float" office:value="709">
            <text:p>709</text:p>
          </table:table-cell>
          <table:table-cell office:value-type="float" office:value="480">
            <text:p>480</text:p>
          </table:table-cell>
          <table:table-cell office:value-type="float" office:value="437">
            <text:p>437</text:p>
          </table:table-cell>
          <table:table-cell office:value-type="float" office:value="1374134700000">
            <text:p>1374134700000</text:p>
          </table:table-cell>
        </table:table-row>
        <table:table-row table:style-name="ro2">
          <table:table-cell table:style-name="ce2" office:value-type="date" office:date-value="2013-07-18T08:10:00">
            <text:p>Thu, 8:10 AM 7/18</text:p>
          </table:table-cell>
          <table:table-cell table:style-name="ce3" table:formula="of:=([.A964]-DATE(1970;1;1))*86400*1000" office:value-type="float" office:value="1374135000000">
            <text:p>1374135000000</text:p>
          </table:table-cell>
          <table:table-cell office:value-type="float" office:value="368">
            <text:p>368</text:p>
          </table:table-cell>
          <table:table-cell office:value-type="float" office:value="691">
            <text:p>691</text:p>
          </table:table-cell>
          <table:table-cell office:value-type="float" office:value="667">
            <text:p>667</text:p>
          </table:table-cell>
          <table:table-cell office:value-type="float" office:value="575">
            <text:p>575</text:p>
          </table:table-cell>
          <table:table-cell office:value-type="float" office:value="1374135000000">
            <text:p>1374135000000</text:p>
          </table:table-cell>
        </table:table-row>
        <table:table-row table:style-name="ro2">
          <table:table-cell table:style-name="ce2" office:value-type="date" office:date-value="2013-07-18T08:15:00">
            <text:p>Thu, 8:15 AM 7/18</text:p>
          </table:table-cell>
          <table:table-cell table:style-name="ce3" table:formula="of:=([.A965]-DATE(1970;1;1))*86400*1000" office:value-type="float" office:value="1374135300000">
            <text:p>1374135300000</text:p>
          </table:table-cell>
          <table:table-cell office:value-type="float" office:value="599">
            <text:p>599</text:p>
          </table:table-cell>
          <table:table-cell office:value-type="float" office:value="748">
            <text:p>748</text:p>
          </table:table-cell>
          <table:table-cell office:value-type="float" office:value="586">
            <text:p>586</text:p>
          </table:table-cell>
          <table:table-cell office:value-type="float" office:value="565">
            <text:p>565</text:p>
          </table:table-cell>
          <table:table-cell office:value-type="float" office:value="1374135300000">
            <text:p>1374135300000</text:p>
          </table:table-cell>
        </table:table-row>
        <table:table-row table:style-name="ro2">
          <table:table-cell table:style-name="ce2" office:value-type="date" office:date-value="2013-07-18T08:20:00">
            <text:p>Thu, 8:20 AM 7/18</text:p>
          </table:table-cell>
          <table:table-cell table:style-name="ce3" table:formula="of:=([.A966]-DATE(1970;1;1))*86400*1000" office:value-type="float" office:value="1374135600000">
            <text:p>1374135600000</text:p>
          </table:table-cell>
          <table:table-cell office:value-type="float" office:value="562">
            <text:p>562</text:p>
          </table:table-cell>
          <table:table-cell office:value-type="float" office:value="757">
            <text:p>757</text:p>
          </table:table-cell>
          <table:table-cell office:value-type="float" office:value="494">
            <text:p>494</text:p>
          </table:table-cell>
          <table:table-cell office:value-type="float" office:value="542">
            <text:p>542</text:p>
          </table:table-cell>
          <table:table-cell office:value-type="float" office:value="1374135600000">
            <text:p>1374135600000</text:p>
          </table:table-cell>
        </table:table-row>
        <table:table-row table:style-name="ro2">
          <table:table-cell table:style-name="ce2" office:value-type="date" office:date-value="2013-07-18T08:25:00">
            <text:p>Thu, 8:25 AM 7/18</text:p>
          </table:table-cell>
          <table:table-cell table:style-name="ce3" table:formula="of:=([.A967]-DATE(1970;1;1))*86400*1000" office:value-type="float" office:value="1374135900000">
            <text:p>1374135900000</text:p>
          </table:table-cell>
          <table:table-cell office:value-type="float" office:value="528">
            <text:p>528</text:p>
          </table:table-cell>
          <table:table-cell office:value-type="float" office:value="729">
            <text:p>729</text:p>
          </table:table-cell>
          <table:table-cell office:value-type="float" office:value="592">
            <text:p>592</text:p>
          </table:table-cell>
          <table:table-cell office:value-type="float" office:value="469">
            <text:p>469</text:p>
          </table:table-cell>
          <table:table-cell office:value-type="float" office:value="1374135900000">
            <text:p>1374135900000</text:p>
          </table:table-cell>
        </table:table-row>
        <table:table-row table:style-name="ro2">
          <table:table-cell table:style-name="ce2" office:value-type="date" office:date-value="2013-07-18T08:30:00">
            <text:p>Thu, 8:30 AM 7/18</text:p>
          </table:table-cell>
          <table:table-cell table:style-name="ce3" table:formula="of:=([.A968]-DATE(1970;1;1))*86400*1000" office:value-type="float" office:value="1374136200000">
            <text:p>1374136200000</text:p>
          </table:table-cell>
          <table:table-cell office:value-type="float" office:value="549">
            <text:p>549</text:p>
          </table:table-cell>
          <table:table-cell office:value-type="float" office:value="717">
            <text:p>717</text:p>
          </table:table-cell>
          <table:table-cell office:value-type="float" office:value="585">
            <text:p>585</text:p>
          </table:table-cell>
          <table:table-cell office:value-type="float" office:value="560">
            <text:p>560</text:p>
          </table:table-cell>
          <table:table-cell office:value-type="float" office:value="1374136200000">
            <text:p>1374136200000</text:p>
          </table:table-cell>
        </table:table-row>
        <table:table-row table:style-name="ro2">
          <table:table-cell table:style-name="ce2" office:value-type="date" office:date-value="2013-07-18T08:35:00">
            <text:p>Thu, 8:35 AM 7/18</text:p>
          </table:table-cell>
          <table:table-cell table:style-name="ce3" table:formula="of:=([.A969]-DATE(1970;1;1))*86400*1000" office:value-type="float" office:value="1374136500000">
            <text:p>1374136500000</text:p>
          </table:table-cell>
          <table:table-cell office:value-type="float" office:value="498">
            <text:p>498</text:p>
          </table:table-cell>
          <table:table-cell office:value-type="float" office:value="730">
            <text:p>730</text:p>
          </table:table-cell>
          <table:table-cell office:value-type="float" office:value="591">
            <text:p>591</text:p>
          </table:table-cell>
          <table:table-cell office:value-type="float" office:value="549">
            <text:p>549</text:p>
          </table:table-cell>
          <table:table-cell office:value-type="float" office:value="1374136500000">
            <text:p>1374136500000</text:p>
          </table:table-cell>
        </table:table-row>
        <table:table-row table:style-name="ro2">
          <table:table-cell table:style-name="ce2" office:value-type="date" office:date-value="2013-07-18T08:40:00">
            <text:p>Thu, 8:40 AM 7/18</text:p>
          </table:table-cell>
          <table:table-cell table:style-name="ce3" table:formula="of:=([.A970]-DATE(1970;1;1))*86400*1000" office:value-type="float" office:value="1374136800000">
            <text:p>1374136800000</text:p>
          </table:table-cell>
          <table:table-cell office:value-type="float" office:value="603">
            <text:p>603</text:p>
          </table:table-cell>
          <table:table-cell office:value-type="float" office:value="712">
            <text:p>712</text:p>
          </table:table-cell>
          <table:table-cell office:value-type="float" office:value="599">
            <text:p>599</text:p>
          </table:table-cell>
          <table:table-cell office:value-type="float" office:value="585">
            <text:p>585</text:p>
          </table:table-cell>
          <table:table-cell office:value-type="float" office:value="1374136800000">
            <text:p>1374136800000</text:p>
          </table:table-cell>
        </table:table-row>
        <table:table-row table:style-name="ro2">
          <table:table-cell table:style-name="ce2" office:value-type="date" office:date-value="2013-07-18T08:45:00">
            <text:p>Thu, 8:45 AM 7/18</text:p>
          </table:table-cell>
          <table:table-cell table:style-name="ce3" table:formula="of:=([.A971]-DATE(1970;1;1))*86400*1000" office:value-type="float" office:value="1374137100000">
            <text:p>1374137100000</text:p>
          </table:table-cell>
          <table:table-cell office:value-type="float" office:value="565">
            <text:p>565</text:p>
          </table:table-cell>
          <table:table-cell office:value-type="float" office:value="737">
            <text:p>737</text:p>
          </table:table-cell>
          <table:table-cell office:value-type="float" office:value="484">
            <text:p>484</text:p>
          </table:table-cell>
          <table:table-cell office:value-type="float" office:value="437">
            <text:p>437</text:p>
          </table:table-cell>
          <table:table-cell office:value-type="float" office:value="1374137100000">
            <text:p>1374137100000</text:p>
          </table:table-cell>
        </table:table-row>
        <table:table-row table:style-name="ro2">
          <table:table-cell table:style-name="ce2" office:value-type="date" office:date-value="2013-07-18T08:50:00">
            <text:p>Thu, 8:50 AM 7/18</text:p>
          </table:table-cell>
          <table:table-cell table:style-name="ce3" table:formula="of:=([.A972]-DATE(1970;1;1))*86400*1000" office:value-type="float" office:value="1374137400000">
            <text:p>1374137400000</text:p>
          </table:table-cell>
          <table:table-cell office:value-type="float" office:value="608">
            <text:p>608</text:p>
          </table:table-cell>
          <table:table-cell office:value-type="float" office:value="740">
            <text:p>740</text:p>
          </table:table-cell>
          <table:table-cell office:value-type="float" office:value="638">
            <text:p>638</text:p>
          </table:table-cell>
          <table:table-cell office:value-type="float" office:value="530">
            <text:p>530</text:p>
          </table:table-cell>
          <table:table-cell office:value-type="float" office:value="1374137400000">
            <text:p>1374137400000</text:p>
          </table:table-cell>
        </table:table-row>
        <table:table-row table:style-name="ro2">
          <table:table-cell table:style-name="ce2" office:value-type="date" office:date-value="2013-07-18T08:55:00">
            <text:p>Thu, 8:55 AM 7/18</text:p>
          </table:table-cell>
          <table:table-cell table:style-name="ce3" table:formula="of:=([.A973]-DATE(1970;1;1))*86400*1000" office:value-type="float" office:value="1374137700000">
            <text:p>1374137700000</text:p>
          </table:table-cell>
          <table:table-cell office:value-type="float" office:value="533">
            <text:p>533</text:p>
          </table:table-cell>
          <table:table-cell office:value-type="float" office:value="582">
            <text:p>582</text:p>
          </table:table-cell>
          <table:table-cell office:value-type="float" office:value="566">
            <text:p>566</text:p>
          </table:table-cell>
          <table:table-cell office:value-type="float" office:value="490">
            <text:p>490</text:p>
          </table:table-cell>
          <table:table-cell office:value-type="float" office:value="1374137700000">
            <text:p>1374137700000</text:p>
          </table:table-cell>
        </table:table-row>
        <table:table-row table:style-name="ro2">
          <table:table-cell table:style-name="ce2" office:value-type="date" office:date-value="2013-07-18T09:00:00">
            <text:p>Thu, 9:00 AM 7/18</text:p>
          </table:table-cell>
          <table:table-cell table:style-name="ce3" table:formula="of:=([.A974]-DATE(1970;1;1))*86400*1000" office:value-type="float" office:value="1374138000000">
            <text:p>1374138000000</text:p>
          </table:table-cell>
          <table:table-cell office:value-type="float" office:value="490">
            <text:p>490</text:p>
          </table:table-cell>
          <table:table-cell office:value-type="float" office:value="753">
            <text:p>753</text:p>
          </table:table-cell>
          <table:table-cell office:value-type="float" office:value="508">
            <text:p>508</text:p>
          </table:table-cell>
          <table:table-cell office:value-type="float" office:value="420">
            <text:p>420</text:p>
          </table:table-cell>
          <table:table-cell office:value-type="float" office:value="1374138000000">
            <text:p>1374138000000</text:p>
          </table:table-cell>
        </table:table-row>
        <table:table-row table:style-name="ro2">
          <table:table-cell table:style-name="ce2" office:value-type="date" office:date-value="2013-07-18T09:05:00">
            <text:p>Thu, 9:05 AM 7/18</text:p>
          </table:table-cell>
          <table:table-cell table:style-name="ce3" table:formula="of:=([.A975]-DATE(1970;1;1))*86400*1000" office:value-type="float" office:value="1374138300000">
            <text:p>1374138300000</text:p>
          </table:table-cell>
          <table:table-cell office:value-type="float" office:value="393">
            <text:p>393</text:p>
          </table:table-cell>
          <table:table-cell office:value-type="float" office:value="740">
            <text:p>740</text:p>
          </table:table-cell>
          <table:table-cell office:value-type="float" office:value="496">
            <text:p>496</text:p>
          </table:table-cell>
          <table:table-cell office:value-type="float" office:value="443">
            <text:p>443</text:p>
          </table:table-cell>
          <table:table-cell office:value-type="float" office:value="1374138300000">
            <text:p>1374138300000</text:p>
          </table:table-cell>
        </table:table-row>
        <table:table-row table:style-name="ro2">
          <table:table-cell table:style-name="ce2" office:value-type="date" office:date-value="2013-07-18T09:10:00">
            <text:p>Thu, 9:10 AM 7/18</text:p>
          </table:table-cell>
          <table:table-cell table:style-name="ce3" table:formula="of:=([.A976]-DATE(1970;1;1))*86400*1000" office:value-type="float" office:value="1374138600000">
            <text:p>1374138600000</text:p>
          </table:table-cell>
          <table:table-cell office:value-type="float" office:value="417">
            <text:p>417</text:p>
          </table:table-cell>
          <table:table-cell office:value-type="float" office:value="659">
            <text:p>659</text:p>
          </table:table-cell>
          <table:table-cell office:value-type="float" office:value="602">
            <text:p>602</text:p>
          </table:table-cell>
          <table:table-cell office:value-type="float" office:value="559">
            <text:p>559</text:p>
          </table:table-cell>
          <table:table-cell office:value-type="float" office:value="1374138600000">
            <text:p>1374138600000</text:p>
          </table:table-cell>
        </table:table-row>
        <table:table-row table:style-name="ro2">
          <table:table-cell table:style-name="ce2" office:value-type="date" office:date-value="2013-07-18T09:15:00">
            <text:p>Thu, 9:15 AM 7/18</text:p>
          </table:table-cell>
          <table:table-cell table:style-name="ce3" table:formula="of:=([.A977]-DATE(1970;1;1))*86400*1000" office:value-type="float" office:value="1374138900000">
            <text:p>1374138900000</text:p>
          </table:table-cell>
          <table:table-cell office:value-type="float" office:value="488">
            <text:p>488</text:p>
          </table:table-cell>
          <table:table-cell office:value-type="float" office:value="657">
            <text:p>657</text:p>
          </table:table-cell>
          <table:table-cell office:value-type="float" office:value="558">
            <text:p>558</text:p>
          </table:table-cell>
          <table:table-cell office:value-type="float" office:value="525">
            <text:p>525</text:p>
          </table:table-cell>
          <table:table-cell office:value-type="float" office:value="1374138900000">
            <text:p>1374138900000</text:p>
          </table:table-cell>
        </table:table-row>
        <table:table-row table:style-name="ro2">
          <table:table-cell table:style-name="ce2" office:value-type="date" office:date-value="2013-07-18T09:20:00">
            <text:p>Thu, 9:20 AM 7/18</text:p>
          </table:table-cell>
          <table:table-cell table:style-name="ce3" table:formula="of:=([.A978]-DATE(1970;1;1))*86400*1000" office:value-type="float" office:value="1374139200000">
            <text:p>1374139200000</text:p>
          </table:table-cell>
          <table:table-cell office:value-type="float" office:value="387">
            <text:p>387</text:p>
          </table:table-cell>
          <table:table-cell office:value-type="float" office:value="664">
            <text:p>664</text:p>
          </table:table-cell>
          <table:table-cell office:value-type="float" office:value="619">
            <text:p>619</text:p>
          </table:table-cell>
          <table:table-cell office:value-type="float" office:value="492">
            <text:p>492</text:p>
          </table:table-cell>
          <table:table-cell office:value-type="float" office:value="1374139200000">
            <text:p>1374139200000</text:p>
          </table:table-cell>
        </table:table-row>
        <table:table-row table:style-name="ro2">
          <table:table-cell table:style-name="ce2" office:value-type="date" office:date-value="2013-07-18T09:25:00">
            <text:p>Thu, 9:25 AM 7/18</text:p>
          </table:table-cell>
          <table:table-cell table:style-name="ce3" table:formula="of:=([.A979]-DATE(1970;1;1))*86400*1000" office:value-type="float" office:value="1374139500000">
            <text:p>1374139500000</text:p>
          </table:table-cell>
          <table:table-cell office:value-type="float" office:value="454">
            <text:p>454</text:p>
          </table:table-cell>
          <table:table-cell office:value-type="float" office:value="667">
            <text:p>667</text:p>
          </table:table-cell>
          <table:table-cell office:value-type="float" office:value="601">
            <text:p>601</text:p>
          </table:table-cell>
          <table:table-cell office:value-type="float" office:value="505">
            <text:p>505</text:p>
          </table:table-cell>
          <table:table-cell office:value-type="float" office:value="1374139500000">
            <text:p>1374139500000</text:p>
          </table:table-cell>
        </table:table-row>
        <table:table-row table:style-name="ro2">
          <table:table-cell table:style-name="ce2" office:value-type="date" office:date-value="2013-07-18T09:30:00">
            <text:p>Thu, 9:30 AM 7/18</text:p>
          </table:table-cell>
          <table:table-cell table:style-name="ce3" table:formula="of:=([.A980]-DATE(1970;1;1))*86400*1000" office:value-type="float" office:value="1374139800000">
            <text:p>1374139800000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625">
            <text:p>625</text:p>
          </table:table-cell>
          <table:table-cell office:value-type="float" office:value="545">
            <text:p>545</text:p>
          </table:table-cell>
          <table:table-cell office:value-type="float" office:value="1374139800000">
            <text:p>1374139800000</text:p>
          </table:table-cell>
        </table:table-row>
        <table:table-row table:style-name="ro2">
          <table:table-cell table:style-name="ce2" office:value-type="date" office:date-value="2013-07-18T09:35:00">
            <text:p>Thu, 9:35 AM 7/18</text:p>
          </table:table-cell>
          <table:table-cell table:style-name="ce3" table:formula="of:=([.A981]-DATE(1970;1;1))*86400*1000" office:value-type="float" office:value="1374140100000">
            <text:p>1374140100000</text:p>
          </table:table-cell>
          <table:table-cell office:value-type="float" office:value="430">
            <text:p>430</text:p>
          </table:table-cell>
          <table:table-cell office:value-type="float" office:value="637">
            <text:p>637</text:p>
          </table:table-cell>
          <table:table-cell office:value-type="float" office:value="422">
            <text:p>422</text:p>
          </table:table-cell>
          <table:table-cell office:value-type="float" office:value="404">
            <text:p>404</text:p>
          </table:table-cell>
          <table:table-cell office:value-type="float" office:value="1374140100000">
            <text:p>1374140100000</text:p>
          </table:table-cell>
        </table:table-row>
        <table:table-row table:style-name="ro2">
          <table:table-cell table:style-name="ce2" office:value-type="date" office:date-value="2013-07-18T09:40:00">
            <text:p>Thu, 9:40 AM 7/18</text:p>
          </table:table-cell>
          <table:table-cell table:style-name="ce3" table:formula="of:=([.A982]-DATE(1970;1;1))*86400*1000" office:value-type="float" office:value="1374140400000">
            <text:p>1374140400000</text:p>
          </table:table-cell>
          <table:table-cell office:value-type="float" office:value="435">
            <text:p>435</text:p>
          </table:table-cell>
          <table:table-cell office:value-type="float" office:value="647">
            <text:p>647</text:p>
          </table:table-cell>
          <table:table-cell office:value-type="float" office:value="557">
            <text:p>557</text:p>
          </table:table-cell>
          <table:table-cell office:value-type="float" office:value="471">
            <text:p>471</text:p>
          </table:table-cell>
          <table:table-cell office:value-type="float" office:value="1374140400000">
            <text:p>1374140400000</text:p>
          </table:table-cell>
        </table:table-row>
        <table:table-row table:style-name="ro2">
          <table:table-cell table:style-name="ce2" office:value-type="date" office:date-value="2013-07-18T09:45:00">
            <text:p>Thu, 9:45 AM 7/18</text:p>
          </table:table-cell>
          <table:table-cell table:style-name="ce3" table:formula="of:=([.A983]-DATE(1970;1;1))*86400*1000" office:value-type="float" office:value="1374140700000">
            <text:p>1374140700000</text:p>
          </table:table-cell>
          <table:table-cell office:value-type="float" office:value="463">
            <text:p>463</text:p>
          </table:table-cell>
          <table:table-cell office:value-type="float" office:value="640">
            <text:p>640</text:p>
          </table:table-cell>
          <table:table-cell office:value-type="float" office:value="545">
            <text:p>545</text:p>
          </table:table-cell>
          <table:table-cell office:value-type="float" office:value="490">
            <text:p>490</text:p>
          </table:table-cell>
          <table:table-cell office:value-type="float" office:value="1374140700000">
            <text:p>1374140700000</text:p>
          </table:table-cell>
        </table:table-row>
        <table:table-row table:style-name="ro2">
          <table:table-cell table:style-name="ce2" office:value-type="date" office:date-value="2013-07-18T09:50:00">
            <text:p>Thu, 9:50 AM 7/18</text:p>
          </table:table-cell>
          <table:table-cell table:style-name="ce3" table:formula="of:=([.A984]-DATE(1970;1;1))*86400*1000" office:value-type="float" office:value="1374141000000">
            <text:p>1374141000000</text:p>
          </table:table-cell>
          <table:table-cell office:value-type="float" office:value="358">
            <text:p>358</text:p>
          </table:table-cell>
          <table:table-cell office:value-type="float" office:value="686">
            <text:p>686</text:p>
          </table:table-cell>
          <table:table-cell office:value-type="float" office:value="597">
            <text:p>597</text:p>
          </table:table-cell>
          <table:table-cell office:value-type="float" office:value="584">
            <text:p>584</text:p>
          </table:table-cell>
          <table:table-cell office:value-type="float" office:value="1374141000000">
            <text:p>1374141000000</text:p>
          </table:table-cell>
        </table:table-row>
        <table:table-row table:style-name="ro2">
          <table:table-cell table:style-name="ce2" office:value-type="date" office:date-value="2013-07-18T09:55:00">
            <text:p>Thu, 9:55 AM 7/18</text:p>
          </table:table-cell>
          <table:table-cell table:style-name="ce3" table:formula="of:=([.A985]-DATE(1970;1;1))*86400*1000" office:value-type="float" office:value="1374141300000">
            <text:p>1374141300000</text:p>
          </table:table-cell>
          <table:table-cell office:value-type="float" office:value="509">
            <text:p>509</text:p>
          </table:table-cell>
          <table:table-cell office:value-type="float" office:value="666">
            <text:p>666</text:p>
          </table:table-cell>
          <table:table-cell office:value-type="float" office:value="439">
            <text:p>439</text:p>
          </table:table-cell>
          <table:table-cell office:value-type="float" office:value="451">
            <text:p>451</text:p>
          </table:table-cell>
          <table:table-cell office:value-type="float" office:value="1374141300000">
            <text:p>1374141300000</text:p>
          </table:table-cell>
        </table:table-row>
        <table:table-row table:style-name="ro2">
          <table:table-cell table:style-name="ce2" office:value-type="date" office:date-value="2013-07-18T10:00:00">
            <text:p>Thu, 10:00 AM 7/18</text:p>
          </table:table-cell>
          <table:table-cell table:style-name="ce3" table:formula="of:=([.A986]-DATE(1970;1;1))*86400*1000" office:value-type="float" office:value="1374141600000">
            <text:p>1374141600000</text:p>
          </table:table-cell>
          <table:table-cell office:value-type="float" office:value="404">
            <text:p>404</text:p>
          </table:table-cell>
          <table:table-cell office:value-type="float" office:value="668">
            <text:p>668</text:p>
          </table:table-cell>
          <table:table-cell office:value-type="float" office:value="433">
            <text:p>433</text:p>
          </table:table-cell>
          <table:table-cell office:value-type="float" office:value="430">
            <text:p>430</text:p>
          </table:table-cell>
          <table:table-cell office:value-type="float" office:value="1374141600000">
            <text:p>1374141600000</text:p>
          </table:table-cell>
        </table:table-row>
        <table:table-row table:style-name="ro2">
          <table:table-cell table:style-name="ce2" office:value-type="date" office:date-value="2013-07-18T10:05:00">
            <text:p>Thu, 10:05 AM 7/18</text:p>
          </table:table-cell>
          <table:table-cell table:style-name="ce3" table:formula="of:=([.A987]-DATE(1970;1;1))*86400*1000" office:value-type="float" office:value="1374141900000">
            <text:p>1374141900000</text:p>
          </table:table-cell>
          <table:table-cell office:value-type="float" office:value="405">
            <text:p>405</text:p>
          </table:table-cell>
          <table:table-cell office:value-type="float" office:value="596">
            <text:p>596</text:p>
          </table:table-cell>
          <table:table-cell office:value-type="float" office:value="565">
            <text:p>565</text:p>
          </table:table-cell>
          <table:table-cell office:value-type="float" office:value="485">
            <text:p>485</text:p>
          </table:table-cell>
          <table:table-cell office:value-type="float" office:value="1374141900000">
            <text:p>1374141900000</text:p>
          </table:table-cell>
        </table:table-row>
        <table:table-row table:style-name="ro2">
          <table:table-cell table:style-name="ce2" office:value-type="date" office:date-value="2013-07-18T10:10:00">
            <text:p>Thu, 10:10 AM 7/18</text:p>
          </table:table-cell>
          <table:table-cell table:style-name="ce3" table:formula="of:=([.A988]-DATE(1970;1;1))*86400*1000" office:value-type="float" office:value="1374142200000">
            <text:p>1374142200000</text:p>
          </table:table-cell>
          <table:table-cell office:value-type="float" office:value="486">
            <text:p>486</text:p>
          </table:table-cell>
          <table:table-cell office:value-type="float" office:value="651">
            <text:p>651</text:p>
          </table:table-cell>
          <table:table-cell office:value-type="float" office:value="569">
            <text:p>569</text:p>
          </table:table-cell>
          <table:table-cell office:value-type="float" office:value="564">
            <text:p>564</text:p>
          </table:table-cell>
          <table:table-cell office:value-type="float" office:value="1374142200000">
            <text:p>1374142200000</text:p>
          </table:table-cell>
        </table:table-row>
        <table:table-row table:style-name="ro2">
          <table:table-cell table:style-name="ce2" office:value-type="date" office:date-value="2013-07-18T10:15:00">
            <text:p>Thu, 10:15 AM 7/18</text:p>
          </table:table-cell>
          <table:table-cell table:style-name="ce3" table:formula="of:=([.A989]-DATE(1970;1;1))*86400*1000" office:value-type="float" office:value="1374142500000">
            <text:p>1374142500000</text:p>
          </table:table-cell>
          <table:table-cell office:value-type="float" office:value="486">
            <text:p>486</text:p>
          </table:table-cell>
          <table:table-cell office:value-type="float" office:value="678">
            <text:p>678</text:p>
          </table:table-cell>
          <table:table-cell office:value-type="float" office:value="524">
            <text:p>524</text:p>
          </table:table-cell>
          <table:table-cell office:value-type="float" office:value="525">
            <text:p>525</text:p>
          </table:table-cell>
          <table:table-cell office:value-type="float" office:value="1374142500000">
            <text:p>1374142500000</text:p>
          </table:table-cell>
        </table:table-row>
        <table:table-row table:style-name="ro2">
          <table:table-cell table:style-name="ce2" office:value-type="date" office:date-value="2013-07-18T10:20:00">
            <text:p>Thu, 10:20 AM 7/18</text:p>
          </table:table-cell>
          <table:table-cell table:style-name="ce3" table:formula="of:=([.A990]-DATE(1970;1;1))*86400*1000" office:value-type="float" office:value="1374142800000">
            <text:p>1374142800000</text:p>
          </table:table-cell>
          <table:table-cell office:value-type="float" office:value="455">
            <text:p>455</text:p>
          </table:table-cell>
          <table:table-cell office:value-type="float" office:value="627">
            <text:p>627</text:p>
          </table:table-cell>
          <table:table-cell office:value-type="float" office:value="542">
            <text:p>542</text:p>
          </table:table-cell>
          <table:table-cell office:value-type="float" office:value="570">
            <text:p>570</text:p>
          </table:table-cell>
          <table:table-cell office:value-type="float" office:value="1374142800000">
            <text:p>1374142800000</text:p>
          </table:table-cell>
        </table:table-row>
        <table:table-row table:style-name="ro2">
          <table:table-cell table:style-name="ce2" office:value-type="date" office:date-value="2013-07-18T10:25:00">
            <text:p>Thu, 10:25 AM 7/18</text:p>
          </table:table-cell>
          <table:table-cell table:style-name="ce3" table:formula="of:=([.A991]-DATE(1970;1;1))*86400*1000" office:value-type="float" office:value="1374143100000">
            <text:p>1374143100000</text:p>
          </table:table-cell>
          <table:table-cell office:value-type="float" office:value="389">
            <text:p>389</text:p>
          </table:table-cell>
          <table:table-cell office:value-type="float" office:value="710">
            <text:p>710</text:p>
          </table:table-cell>
          <table:table-cell office:value-type="float" office:value="537">
            <text:p>537</text:p>
          </table:table-cell>
          <table:table-cell office:value-type="float" office:value="476">
            <text:p>476</text:p>
          </table:table-cell>
          <table:table-cell office:value-type="float" office:value="1374143100000">
            <text:p>1374143100000</text:p>
          </table:table-cell>
        </table:table-row>
        <table:table-row table:style-name="ro2">
          <table:table-cell table:style-name="ce2" office:value-type="date" office:date-value="2013-07-18T10:30:00">
            <text:p>Thu, 10:30 AM 7/18</text:p>
          </table:table-cell>
          <table:table-cell table:style-name="ce3" table:formula="of:=([.A992]-DATE(1970;1;1))*86400*1000" office:value-type="float" office:value="1374143400000">
            <text:p>1374143400000</text:p>
          </table:table-cell>
          <table:table-cell office:value-type="float" office:value="433">
            <text:p>433</text:p>
          </table:table-cell>
          <table:table-cell office:value-type="float" office:value="646">
            <text:p>646</text:p>
          </table:table-cell>
          <table:table-cell office:value-type="float" office:value="568">
            <text:p>568</text:p>
          </table:table-cell>
          <table:table-cell office:value-type="float" office:value="573">
            <text:p>573</text:p>
          </table:table-cell>
          <table:table-cell office:value-type="float" office:value="1374143400000">
            <text:p>1374143400000</text:p>
          </table:table-cell>
        </table:table-row>
        <table:table-row table:style-name="ro2">
          <table:table-cell table:style-name="ce2" office:value-type="date" office:date-value="2013-07-18T10:35:00">
            <text:p>Thu, 10:35 AM 7/18</text:p>
          </table:table-cell>
          <table:table-cell table:style-name="ce3" table:formula="of:=([.A993]-DATE(1970;1;1))*86400*1000" office:value-type="float" office:value="1374143700000">
            <text:p>1374143700000</text:p>
          </table:table-cell>
          <table:table-cell office:value-type="float" office:value="499">
            <text:p>499</text:p>
          </table:table-cell>
          <table:table-cell office:value-type="float" office:value="681">
            <text:p>681</text:p>
          </table:table-cell>
          <table:table-cell office:value-type="float" office:value="583">
            <text:p>583</text:p>
          </table:table-cell>
          <table:table-cell office:value-type="float" office:value="588">
            <text:p>588</text:p>
          </table:table-cell>
          <table:table-cell office:value-type="float" office:value="1374143700000">
            <text:p>1374143700000</text:p>
          </table:table-cell>
        </table:table-row>
        <table:table-row table:style-name="ro2">
          <table:table-cell table:style-name="ce2" office:value-type="date" office:date-value="2013-07-18T10:40:00">
            <text:p>Thu, 10:40 AM 7/18</text:p>
          </table:table-cell>
          <table:table-cell table:style-name="ce3" table:formula="of:=([.A994]-DATE(1970;1;1))*86400*1000" office:value-type="float" office:value="1374144000000">
            <text:p>1374144000000</text:p>
          </table:table-cell>
          <table:table-cell office:value-type="float" office:value="406">
            <text:p>406</text:p>
          </table:table-cell>
          <table:table-cell office:value-type="float" office:value="640">
            <text:p>640</text:p>
          </table:table-cell>
          <table:table-cell office:value-type="float" office:value="569">
            <text:p>569</text:p>
          </table:table-cell>
          <table:table-cell office:value-type="float" office:value="555">
            <text:p>555</text:p>
          </table:table-cell>
          <table:table-cell office:value-type="float" office:value="1374144000000">
            <text:p>1374144000000</text:p>
          </table:table-cell>
        </table:table-row>
        <table:table-row table:style-name="ro2">
          <table:table-cell table:style-name="ce2" office:value-type="date" office:date-value="2013-07-18T10:45:00">
            <text:p>Thu, 10:45 AM 7/18</text:p>
          </table:table-cell>
          <table:table-cell table:style-name="ce3" table:formula="of:=([.A995]-DATE(1970;1;1))*86400*1000" office:value-type="float" office:value="1374144300000">
            <text:p>1374144300000</text:p>
          </table:table-cell>
          <table:table-cell office:value-type="float" office:value="403">
            <text:p>403</text:p>
          </table:table-cell>
          <table:table-cell office:value-type="float" office:value="702">
            <text:p>702</text:p>
          </table:table-cell>
          <table:table-cell office:value-type="float" office:value="588">
            <text:p>588</text:p>
          </table:table-cell>
          <table:table-cell office:value-type="float" office:value="538">
            <text:p>538</text:p>
          </table:table-cell>
          <table:table-cell office:value-type="float" office:value="1374144300000">
            <text:p>1374144300000</text:p>
          </table:table-cell>
        </table:table-row>
        <table:table-row table:style-name="ro2">
          <table:table-cell table:style-name="ce2" office:value-type="date" office:date-value="2013-07-18T10:50:00">
            <text:p>Thu, 10:50 AM 7/18</text:p>
          </table:table-cell>
          <table:table-cell table:style-name="ce3" table:formula="of:=([.A996]-DATE(1970;1;1))*86400*1000" office:value-type="float" office:value="1374144600000">
            <text:p>1374144600000</text:p>
          </table:table-cell>
          <table:table-cell office:value-type="float" office:value="427">
            <text:p>427</text:p>
          </table:table-cell>
          <table:table-cell office:value-type="float" office:value="660">
            <text:p>660</text:p>
          </table:table-cell>
          <table:table-cell office:value-type="float" office:value="554">
            <text:p>554</text:p>
          </table:table-cell>
          <table:table-cell office:value-type="float" office:value="560">
            <text:p>560</text:p>
          </table:table-cell>
          <table:table-cell office:value-type="float" office:value="1374144600000">
            <text:p>1374144600000</text:p>
          </table:table-cell>
        </table:table-row>
        <table:table-row table:style-name="ro2">
          <table:table-cell table:style-name="ce2" office:value-type="date" office:date-value="2013-07-18T10:55:00">
            <text:p>Thu, 10:55 AM 7/18</text:p>
          </table:table-cell>
          <table:table-cell table:style-name="ce3" table:formula="of:=([.A997]-DATE(1970;1;1))*86400*1000" office:value-type="float" office:value="1374144900000">
            <text:p>1374144900000</text:p>
          </table:table-cell>
          <table:table-cell office:value-type="float" office:value="374">
            <text:p>374</text:p>
          </table:table-cell>
          <table:table-cell office:value-type="float" office:value="643">
            <text:p>643</text:p>
          </table:table-cell>
          <table:table-cell office:value-type="float" office:value="583">
            <text:p>583</text:p>
          </table:table-cell>
          <table:table-cell office:value-type="float" office:value="521">
            <text:p>521</text:p>
          </table:table-cell>
          <table:table-cell office:value-type="float" office:value="1374144900000">
            <text:p>1374144900000</text:p>
          </table:table-cell>
        </table:table-row>
        <table:table-row table:style-name="ro2">
          <table:table-cell table:style-name="ce2" office:value-type="date" office:date-value="2013-07-18T11:00:00">
            <text:p>Thu, 11:00 AM 7/18</text:p>
          </table:table-cell>
          <table:table-cell table:style-name="ce3" table:formula="of:=([.A998]-DATE(1970;1;1))*86400*1000" office:value-type="float" office:value="1374145200000">
            <text:p>1374145200000</text:p>
          </table:table-cell>
          <table:table-cell office:value-type="float" office:value="341">
            <text:p>341</text:p>
          </table:table-cell>
          <table:table-cell office:value-type="float" office:value="644">
            <text:p>644</text:p>
          </table:table-cell>
          <table:table-cell office:value-type="float" office:value="513">
            <text:p>513</text:p>
          </table:table-cell>
          <table:table-cell office:value-type="float" office:value="526">
            <text:p>526</text:p>
          </table:table-cell>
          <table:table-cell office:value-type="float" office:value="1374145200000">
            <text:p>1374145200000</text:p>
          </table:table-cell>
        </table:table-row>
        <table:table-row table:style-name="ro2">
          <table:table-cell table:style-name="ce2" office:value-type="date" office:date-value="2013-07-18T11:05:00">
            <text:p>Thu, 11:05 AM 7/18</text:p>
          </table:table-cell>
          <table:table-cell table:style-name="ce3" table:formula="of:=([.A999]-DATE(1970;1;1))*86400*1000" office:value-type="float" office:value="1374145500000">
            <text:p>1374145500000</text:p>
          </table:table-cell>
          <table:table-cell office:value-type="float" office:value="484">
            <text:p>484</text:p>
          </table:table-cell>
          <table:table-cell office:value-type="float" office:value="636">
            <text:p>636</text:p>
          </table:table-cell>
          <table:table-cell office:value-type="float" office:value="568">
            <text:p>568</text:p>
          </table:table-cell>
          <table:table-cell office:value-type="float" office:value="550">
            <text:p>550</text:p>
          </table:table-cell>
          <table:table-cell office:value-type="float" office:value="1374145500000">
            <text:p>1374145500000</text:p>
          </table:table-cell>
        </table:table-row>
        <table:table-row table:style-name="ro2">
          <table:table-cell table:style-name="ce2" office:value-type="date" office:date-value="2013-07-18T11:10:00">
            <text:p>Thu, 11:10 AM 7/18</text:p>
          </table:table-cell>
          <table:table-cell table:style-name="ce3" table:formula="of:=([.A1000]-DATE(1970;1;1))*86400*1000" office:value-type="float" office:value="1374145800000">
            <text:p>1374145800000</text:p>
          </table:table-cell>
          <table:table-cell office:value-type="float" office:value="462">
            <text:p>462</text:p>
          </table:table-cell>
          <table:table-cell office:value-type="float" office:value="661">
            <text:p>661</text:p>
          </table:table-cell>
          <table:table-cell office:value-type="float" office:value="551">
            <text:p>551</text:p>
          </table:table-cell>
          <table:table-cell office:value-type="float" office:value="567">
            <text:p>567</text:p>
          </table:table-cell>
          <table:table-cell office:value-type="float" office:value="1374145800000">
            <text:p>1374145800000</text:p>
          </table:table-cell>
        </table:table-row>
        <table:table-row table:style-name="ro2">
          <table:table-cell table:style-name="ce2" office:value-type="date" office:date-value="2013-07-18T11:15:00">
            <text:p>Thu, 11:15 AM 7/18</text:p>
          </table:table-cell>
          <table:table-cell table:style-name="ce3" table:formula="of:=([.A1001]-DATE(1970;1;1))*86400*1000" office:value-type="float" office:value="1374146100000">
            <text:p>1374146100000</text:p>
          </table:table-cell>
          <table:table-cell office:value-type="float" office:value="323">
            <text:p>323</text:p>
          </table:table-cell>
          <table:table-cell office:value-type="float" office:value="646">
            <text:p>646</text:p>
          </table:table-cell>
          <table:table-cell office:value-type="float" office:value="496">
            <text:p>496</text:p>
          </table:table-cell>
          <table:table-cell office:value-type="float" office:value="567">
            <text:p>567</text:p>
          </table:table-cell>
          <table:table-cell office:value-type="float" office:value="1374146100000">
            <text:p>1374146100000</text:p>
          </table:table-cell>
        </table:table-row>
        <table:table-row table:style-name="ro2">
          <table:table-cell table:style-name="ce2" office:value-type="date" office:date-value="2013-07-18T11:20:00">
            <text:p>Thu, 11:20 AM 7/18</text:p>
          </table:table-cell>
          <table:table-cell table:style-name="ce3" table:formula="of:=([.A1002]-DATE(1970;1;1))*86400*1000" office:value-type="float" office:value="1374146400000">
            <text:p>1374146400000</text:p>
          </table:table-cell>
          <table:table-cell office:value-type="float" office:value="427">
            <text:p>427</text:p>
          </table:table-cell>
          <table:table-cell office:value-type="float" office:value="668">
            <text:p>668</text:p>
          </table:table-cell>
          <table:table-cell office:value-type="float" office:value="494">
            <text:p>494</text:p>
          </table:table-cell>
          <table:table-cell office:value-type="float" office:value="557">
            <text:p>557</text:p>
          </table:table-cell>
          <table:table-cell office:value-type="float" office:value="1374146400000">
            <text:p>1374146400000</text:p>
          </table:table-cell>
        </table:table-row>
        <table:table-row table:style-name="ro2">
          <table:table-cell table:style-name="ce2" office:value-type="date" office:date-value="2013-07-18T11:25:00">
            <text:p>Thu, 11:25 AM 7/18</text:p>
          </table:table-cell>
          <table:table-cell table:style-name="ce3" table:formula="of:=([.A1003]-DATE(1970;1;1))*86400*1000" office:value-type="float" office:value="1374146700000">
            <text:p>1374146700000</text:p>
          </table:table-cell>
          <table:table-cell office:value-type="float" office:value="442">
            <text:p>442</text:p>
          </table:table-cell>
          <table:table-cell office:value-type="float" office:value="624">
            <text:p>624</text:p>
          </table:table-cell>
          <table:table-cell office:value-type="float" office:value="486">
            <text:p>486</text:p>
          </table:table-cell>
          <table:table-cell office:value-type="float" office:value="501">
            <text:p>501</text:p>
          </table:table-cell>
          <table:table-cell office:value-type="float" office:value="1374146700000">
            <text:p>1374146700000</text:p>
          </table:table-cell>
        </table:table-row>
        <table:table-row table:style-name="ro2">
          <table:table-cell table:style-name="ce2" office:value-type="date" office:date-value="2013-07-18T11:30:00">
            <text:p>Thu, 11:30 AM 7/18</text:p>
          </table:table-cell>
          <table:table-cell table:style-name="ce3" table:formula="of:=([.A1004]-DATE(1970;1;1))*86400*1000" office:value-type="float" office:value="1374147000000">
            <text:p>1374147000000</text:p>
          </table:table-cell>
          <table:table-cell office:value-type="float" office:value="458">
            <text:p>458</text:p>
          </table:table-cell>
          <table:table-cell office:value-type="float" office:value="630">
            <text:p>630</text:p>
          </table:table-cell>
          <table:table-cell office:value-type="float" office:value="358">
            <text:p>358</text:p>
          </table:table-cell>
          <table:table-cell office:value-type="float" office:value="395">
            <text:p>395</text:p>
          </table:table-cell>
          <table:table-cell office:value-type="float" office:value="1374147000000">
            <text:p>1374147000000</text:p>
          </table:table-cell>
        </table:table-row>
        <table:table-row table:style-name="ro2">
          <table:table-cell table:style-name="ce2" office:value-type="date" office:date-value="2013-07-18T11:35:00">
            <text:p>Thu, 11:35 AM 7/18</text:p>
          </table:table-cell>
          <table:table-cell table:style-name="ce3" table:formula="of:=([.A1005]-DATE(1970;1;1))*86400*1000" office:value-type="float" office:value="1374147300000">
            <text:p>1374147300000</text:p>
          </table:table-cell>
          <table:table-cell office:value-type="float" office:value="399">
            <text:p>399</text:p>
          </table:table-cell>
          <table:table-cell office:value-type="float" office:value="643">
            <text:p>643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 office:value-type="float" office:value="1374147300000">
            <text:p>1374147300000</text:p>
          </table:table-cell>
        </table:table-row>
        <table:table-row table:style-name="ro2">
          <table:table-cell table:style-name="ce2" office:value-type="date" office:date-value="2013-07-18T11:40:00">
            <text:p>Thu, 11:40 AM 7/18</text:p>
          </table:table-cell>
          <table:table-cell table:style-name="ce3" table:formula="of:=([.A1006]-DATE(1970;1;1))*86400*1000" office:value-type="float" office:value="1374147600000">
            <text:p>1374147600000</text:p>
          </table:table-cell>
          <table:table-cell office:value-type="float" office:value="482">
            <text:p>482</text:p>
          </table:table-cell>
          <table:table-cell office:value-type="float" office:value="649">
            <text:p>649</text:p>
          </table:table-cell>
          <table:table-cell office:value-type="float" office:value="564">
            <text:p>564</text:p>
          </table:table-cell>
          <table:table-cell office:value-type="float" office:value="539">
            <text:p>539</text:p>
          </table:table-cell>
          <table:table-cell office:value-type="float" office:value="1374147600000">
            <text:p>1374147600000</text:p>
          </table:table-cell>
        </table:table-row>
        <table:table-row table:style-name="ro2">
          <table:table-cell table:style-name="ce2" office:value-type="date" office:date-value="2013-07-18T11:45:00">
            <text:p>Thu, 11:45 AM 7/18</text:p>
          </table:table-cell>
          <table:table-cell table:style-name="ce3" table:formula="of:=([.A1007]-DATE(1970;1;1))*86400*1000" office:value-type="float" office:value="1374147900000">
            <text:p>1374147900000</text:p>
          </table:table-cell>
          <table:table-cell office:value-type="float" office:value="485">
            <text:p>485</text:p>
          </table:table-cell>
          <table:table-cell office:value-type="float" office:value="622">
            <text:p>622</text:p>
          </table:table-cell>
          <table:table-cell office:value-type="float" office:value="555">
            <text:p>555</text:p>
          </table:table-cell>
          <table:table-cell office:value-type="float" office:value="536">
            <text:p>536</text:p>
          </table:table-cell>
          <table:table-cell office:value-type="float" office:value="1374147900000">
            <text:p>1374147900000</text:p>
          </table:table-cell>
        </table:table-row>
        <table:table-row table:style-name="ro2">
          <table:table-cell table:style-name="ce2" office:value-type="date" office:date-value="2013-07-18T11:50:00">
            <text:p>Thu, 11:50 AM 7/18</text:p>
          </table:table-cell>
          <table:table-cell table:style-name="ce3" table:formula="of:=([.A1008]-DATE(1970;1;1))*86400*1000" office:value-type="float" office:value="1374148200000">
            <text:p>1374148200000</text:p>
          </table:table-cell>
          <table:table-cell office:value-type="float" office:value="428">
            <text:p>428</text:p>
          </table:table-cell>
          <table:table-cell office:value-type="float" office:value="630">
            <text:p>630</text:p>
          </table:table-cell>
          <table:table-cell office:value-type="float" office:value="567">
            <text:p>567</text:p>
          </table:table-cell>
          <table:table-cell office:value-type="float" office:value="594">
            <text:p>594</text:p>
          </table:table-cell>
          <table:table-cell office:value-type="float" office:value="1374148200000">
            <text:p>1374148200000</text:p>
          </table:table-cell>
        </table:table-row>
        <table:table-row table:style-name="ro2">
          <table:table-cell table:style-name="ce2" office:value-type="date" office:date-value="2013-07-18T11:55:00">
            <text:p>Thu, 11:55 AM 7/18</text:p>
          </table:table-cell>
          <table:table-cell table:style-name="ce3" table:formula="of:=([.A1009]-DATE(1970;1;1))*86400*1000" office:value-type="float" office:value="1374148500000">
            <text:p>1374148500000</text:p>
          </table:table-cell>
          <table:table-cell office:value-type="float" office:value="474">
            <text:p>474</text:p>
          </table:table-cell>
          <table:table-cell office:value-type="float" office:value="658">
            <text:p>658</text:p>
          </table:table-cell>
          <table:table-cell office:value-type="float" office:value="539">
            <text:p>539</text:p>
          </table:table-cell>
          <table:table-cell office:value-type="float" office:value="534">
            <text:p>534</text:p>
          </table:table-cell>
          <table:table-cell office:value-type="float" office:value="1374148500000">
            <text:p>1374148500000</text:p>
          </table:table-cell>
        </table:table-row>
        <table:table-row table:style-name="ro2">
          <table:table-cell table:style-name="ce2" office:value-type="date" office:date-value="2013-07-18T12:00:00">
            <text:p>Thu, 12:00 PM 7/18</text:p>
          </table:table-cell>
          <table:table-cell table:style-name="ce3" table:formula="of:=([.A1010]-DATE(1970;1;1))*86400*1000" office:value-type="float" office:value="1374148800000">
            <text:p>1374148800000</text:p>
          </table:table-cell>
          <table:table-cell office:value-type="float" office:value="492">
            <text:p>492</text:p>
          </table:table-cell>
          <table:table-cell office:value-type="float" office:value="585">
            <text:p>585</text:p>
          </table:table-cell>
          <table:table-cell office:value-type="float" office:value="533">
            <text:p>533</text:p>
          </table:table-cell>
          <table:table-cell office:value-type="float" office:value="535">
            <text:p>535</text:p>
          </table:table-cell>
          <table:table-cell office:value-type="float" office:value="1374148800000">
            <text:p>1374148800000</text:p>
          </table:table-cell>
        </table:table-row>
        <table:table-row table:style-name="ro2">
          <table:table-cell table:style-name="ce2" office:value-type="date" office:date-value="2013-07-18T12:05:00">
            <text:p>Thu, 12:05 PM 7/18</text:p>
          </table:table-cell>
          <table:table-cell table:style-name="ce3" table:formula="of:=([.A1011]-DATE(1970;1;1))*86400*1000" office:value-type="float" office:value="1374149100000">
            <text:p>1374149100000</text:p>
          </table:table-cell>
          <table:table-cell office:value-type="float" office:value="557">
            <text:p>557</text:p>
          </table:table-cell>
          <table:table-cell office:value-type="float" office:value="608">
            <text:p>608</text:p>
          </table:table-cell>
          <table:table-cell office:value-type="float" office:value="515">
            <text:p>515</text:p>
          </table:table-cell>
          <table:table-cell office:value-type="float" office:value="535">
            <text:p>535</text:p>
          </table:table-cell>
          <table:table-cell office:value-type="float" office:value="1374149100000">
            <text:p>1374149100000</text:p>
          </table:table-cell>
        </table:table-row>
        <table:table-row table:style-name="ro2">
          <table:table-cell table:style-name="ce2" office:value-type="date" office:date-value="2013-07-18T12:10:00">
            <text:p>Thu, 12:10 PM 7/18</text:p>
          </table:table-cell>
          <table:table-cell table:style-name="ce3" table:formula="of:=([.A1012]-DATE(1970;1;1))*86400*1000" office:value-type="float" office:value="1374149400000">
            <text:p>1374149400000</text:p>
          </table:table-cell>
          <table:table-cell office:value-type="float" office:value="470">
            <text:p>470</text:p>
          </table:table-cell>
          <table:table-cell office:value-type="float" office:value="603">
            <text:p>603</text:p>
          </table:table-cell>
          <table:table-cell office:value-type="float" office:value="502">
            <text:p>502</text:p>
          </table:table-cell>
          <table:table-cell office:value-type="float" office:value="551">
            <text:p>551</text:p>
          </table:table-cell>
          <table:table-cell office:value-type="float" office:value="1374149400000">
            <text:p>1374149400000</text:p>
          </table:table-cell>
        </table:table-row>
        <table:table-row table:style-name="ro2">
          <table:table-cell table:style-name="ce2" office:value-type="date" office:date-value="2013-07-18T12:15:00">
            <text:p>Thu, 12:15 PM 7/18</text:p>
          </table:table-cell>
          <table:table-cell table:style-name="ce3" table:formula="of:=([.A1013]-DATE(1970;1;1))*86400*1000" office:value-type="float" office:value="1374149700000">
            <text:p>1374149700000</text:p>
          </table:table-cell>
          <table:table-cell office:value-type="float" office:value="531">
            <text:p>531</text:p>
          </table:table-cell>
          <table:table-cell office:value-type="float" office:value="591">
            <text:p>591</text:p>
          </table:table-cell>
          <table:table-cell office:value-type="float" office:value="491">
            <text:p>491</text:p>
          </table:table-cell>
          <table:table-cell office:value-type="float" office:value="528">
            <text:p>528</text:p>
          </table:table-cell>
          <table:table-cell office:value-type="float" office:value="1374149700000">
            <text:p>1374149700000</text:p>
          </table:table-cell>
        </table:table-row>
        <table:table-row table:style-name="ro2">
          <table:table-cell table:style-name="ce2" office:value-type="date" office:date-value="2013-07-18T12:20:00">
            <text:p>Thu, 12:20 PM 7/18</text:p>
          </table:table-cell>
          <table:table-cell table:style-name="ce3" table:formula="of:=([.A1014]-DATE(1970;1;1))*86400*1000" office:value-type="float" office:value="1374150000000">
            <text:p>1374150000000</text:p>
          </table:table-cell>
          <table:table-cell office:value-type="float" office:value="458">
            <text:p>458</text:p>
          </table:table-cell>
          <table:table-cell office:value-type="float" office:value="525">
            <text:p>525</text:p>
          </table:table-cell>
          <table:table-cell office:value-type="float" office:value="550">
            <text:p>550</text:p>
          </table:table-cell>
          <table:table-cell office:value-type="float" office:value="568">
            <text:p>568</text:p>
          </table:table-cell>
          <table:table-cell office:value-type="float" office:value="1374150000000">
            <text:p>1374150000000</text:p>
          </table:table-cell>
        </table:table-row>
        <table:table-row table:style-name="ro2">
          <table:table-cell table:style-name="ce2" office:value-type="date" office:date-value="2013-07-18T12:25:00">
            <text:p>Thu, 12:25 PM 7/18</text:p>
          </table:table-cell>
          <table:table-cell table:style-name="ce3" table:formula="of:=([.A1015]-DATE(1970;1;1))*86400*1000" office:value-type="float" office:value="1374150300000">
            <text:p>1374150300000</text:p>
          </table:table-cell>
          <table:table-cell office:value-type="float" office:value="439">
            <text:p>439</text:p>
          </table:table-cell>
          <table:table-cell office:value-type="float" office:value="530">
            <text:p>530</text:p>
          </table:table-cell>
          <table:table-cell office:value-type="float" office:value="531">
            <text:p>531</text:p>
          </table:table-cell>
          <table:table-cell office:value-type="float" office:value="520">
            <text:p>520</text:p>
          </table:table-cell>
          <table:table-cell office:value-type="float" office:value="1374150300000">
            <text:p>1374150300000</text:p>
          </table:table-cell>
        </table:table-row>
        <table:table-row table:style-name="ro2">
          <table:table-cell table:style-name="ce2" office:value-type="date" office:date-value="2013-07-18T12:30:00">
            <text:p>Thu, 12:30 PM 7/18</text:p>
          </table:table-cell>
          <table:table-cell table:style-name="ce3" table:formula="of:=([.A1016]-DATE(1970;1;1))*86400*1000" office:value-type="float" office:value="1374150600000">
            <text:p>1374150600000</text:p>
          </table:table-cell>
          <table:table-cell office:value-type="float" office:value="436">
            <text:p>436</text:p>
          </table:table-cell>
          <table:table-cell office:value-type="float" office:value="541">
            <text:p>541</text:p>
          </table:table-cell>
          <table:table-cell office:value-type="float" office:value="515">
            <text:p>515</text:p>
          </table:table-cell>
          <table:table-cell office:value-type="float" office:value="517">
            <text:p>517</text:p>
          </table:table-cell>
          <table:table-cell office:value-type="float" office:value="1374150600000">
            <text:p>1374150600000</text:p>
          </table:table-cell>
        </table:table-row>
        <table:table-row table:style-name="ro2">
          <table:table-cell table:style-name="ce2" office:value-type="date" office:date-value="2013-07-18T12:35:00">
            <text:p>Thu, 12:35 PM 7/18</text:p>
          </table:table-cell>
          <table:table-cell table:style-name="ce3" table:formula="of:=([.A1017]-DATE(1970;1;1))*86400*1000" office:value-type="float" office:value="1374150900000">
            <text:p>1374150900000</text:p>
          </table:table-cell>
          <table:table-cell office:value-type="float" office:value="517">
            <text:p>517</text:p>
          </table:table-cell>
          <table:table-cell office:value-type="float" office:value="489">
            <text:p>489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374150900000">
            <text:p>1374150900000</text:p>
          </table:table-cell>
        </table:table-row>
        <table:table-row table:style-name="ro2">
          <table:table-cell table:style-name="ce2" office:value-type="date" office:date-value="2013-07-18T12:40:00">
            <text:p>Thu, 12:40 PM 7/18</text:p>
          </table:table-cell>
          <table:table-cell table:style-name="ce3" table:formula="of:=([.A1018]-DATE(1970;1;1))*86400*1000" office:value-type="float" office:value="1374151200000">
            <text:p>1374151200000</text:p>
          </table:table-cell>
          <table:table-cell office:value-type="float" office:value="326">
            <text:p>326</text:p>
          </table:table-cell>
          <table:table-cell office:value-type="float" office:value="589">
            <text:p>589</text:p>
          </table:table-cell>
          <table:table-cell office:value-type="float" office:value="565">
            <text:p>565</text:p>
          </table:table-cell>
          <table:table-cell office:value-type="float" office:value="550">
            <text:p>550</text:p>
          </table:table-cell>
          <table:table-cell office:value-type="float" office:value="1374151200000">
            <text:p>1374151200000</text:p>
          </table:table-cell>
        </table:table-row>
        <table:table-row table:style-name="ro2">
          <table:table-cell table:style-name="ce2" office:value-type="date" office:date-value="2013-07-18T12:45:00">
            <text:p>Thu, 12:45 PM 7/18</text:p>
          </table:table-cell>
          <table:table-cell table:style-name="ce3" table:formula="of:=([.A1019]-DATE(1970;1;1))*86400*1000" office:value-type="float" office:value="1374151500000">
            <text:p>1374151500000</text:p>
          </table:table-cell>
          <table:table-cell office:value-type="float" office:value="564">
            <text:p>564</text:p>
          </table:table-cell>
          <table:table-cell office:value-type="float" office:value="651">
            <text:p>651</text:p>
          </table:table-cell>
          <table:table-cell office:value-type="float" office:value="570">
            <text:p>570</text:p>
          </table:table-cell>
          <table:table-cell office:value-type="float" office:value="564">
            <text:p>564</text:p>
          </table:table-cell>
          <table:table-cell office:value-type="float" office:value="1374151500000">
            <text:p>1374151500000</text:p>
          </table:table-cell>
        </table:table-row>
        <table:table-row table:style-name="ro2">
          <table:table-cell table:style-name="ce2" office:value-type="date" office:date-value="2013-07-18T12:50:00">
            <text:p>Thu, 12:50 PM 7/18</text:p>
          </table:table-cell>
          <table:table-cell table:style-name="ce3" table:formula="of:=([.A1020]-DATE(1970;1;1))*86400*1000" office:value-type="float" office:value="1374151800000">
            <text:p>1374151800000</text:p>
          </table:table-cell>
          <table:table-cell office:value-type="float" office:value="513">
            <text:p>513</text:p>
          </table:table-cell>
          <table:table-cell office:value-type="float" office:value="588">
            <text:p>58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374151800000">
            <text:p>1374151800000</text:p>
          </table:table-cell>
        </table:table-row>
        <table:table-row table:style-name="ro2">
          <table:table-cell table:style-name="ce2" office:value-type="date" office:date-value="2013-07-18T12:55:00">
            <text:p>Thu, 12:55 PM 7/18</text:p>
          </table:table-cell>
          <table:table-cell table:style-name="ce3" table:formula="of:=([.A1021]-DATE(1970;1;1))*86400*1000" office:value-type="float" office:value="1374152100000">
            <text:p>1374152100000</text:p>
          </table:table-cell>
          <table:table-cell office:value-type="float" office:value="546">
            <text:p>546</text:p>
          </table:table-cell>
          <table:table-cell office:value-type="float" office:value="508">
            <text:p>508</text:p>
          </table:table-cell>
          <table:table-cell office:value-type="float" office:value="511">
            <text:p>511</text:p>
          </table:table-cell>
          <table:table-cell office:value-type="float" office:value="586">
            <text:p>586</text:p>
          </table:table-cell>
          <table:table-cell office:value-type="float" office:value="1374152100000">
            <text:p>1374152100000</text:p>
          </table:table-cell>
        </table:table-row>
        <table:table-row table:style-name="ro2">
          <table:table-cell table:style-name="ce2" office:value-type="date" office:date-value="2013-07-18T13:00:00">
            <text:p>Thu, 1:00 PM 7/18</text:p>
          </table:table-cell>
          <table:table-cell table:style-name="ce3" table:formula="of:=([.A1022]-DATE(1970;1;1))*86400*1000" office:value-type="float" office:value="1374152400000">
            <text:p>1374152400000</text:p>
          </table:table-cell>
          <table:table-cell office:value-type="float" office:value="455">
            <text:p>455</text:p>
          </table:table-cell>
          <table:table-cell office:value-type="float" office:value="449">
            <text:p>449</text:p>
          </table:table-cell>
          <table:table-cell office:value-type="float" office:value="432">
            <text:p>432</text:p>
          </table:table-cell>
          <table:table-cell office:value-type="float" office:value="486">
            <text:p>486</text:p>
          </table:table-cell>
          <table:table-cell office:value-type="float" office:value="1374152400000">
            <text:p>1374152400000</text:p>
          </table:table-cell>
        </table:table-row>
        <table:table-row table:style-name="ro2">
          <table:table-cell table:style-name="ce2" office:value-type="date" office:date-value="2013-07-18T13:05:00">
            <text:p>Thu, 1:05 PM 7/18</text:p>
          </table:table-cell>
          <table:table-cell table:style-name="ce3" table:formula="of:=([.A1023]-DATE(1970;1;1))*86400*1000" office:value-type="float" office:value="1374152700000">
            <text:p>1374152700000</text:p>
          </table:table-cell>
          <table:table-cell office:value-type="float" office:value="505">
            <text:p>505</text:p>
          </table:table-cell>
          <table:table-cell office:value-type="float" office:value="564">
            <text:p>564</text:p>
          </table:table-cell>
          <table:table-cell office:value-type="float" office:value="576">
            <text:p>576</text:p>
          </table:table-cell>
          <table:table-cell office:value-type="float" office:value="500">
            <text:p>500</text:p>
          </table:table-cell>
          <table:table-cell office:value-type="float" office:value="1374152700000">
            <text:p>1374152700000</text:p>
          </table:table-cell>
        </table:table-row>
        <table:table-row table:style-name="ro2">
          <table:table-cell table:style-name="ce2" office:value-type="date" office:date-value="2013-07-18T13:10:00">
            <text:p>Thu, 1:10 PM 7/18</text:p>
          </table:table-cell>
          <table:table-cell table:style-name="ce3" table:formula="of:=([.A1024]-DATE(1970;1;1))*86400*1000" office:value-type="float" office:value="1374153000000">
            <text:p>1374153000000</text:p>
          </table:table-cell>
          <table:table-cell office:value-type="float" office:value="447">
            <text:p>447</text:p>
          </table:table-cell>
          <table:table-cell office:value-type="float" office:value="609">
            <text:p>609</text:p>
          </table:table-cell>
          <table:table-cell office:value-type="float" office:value="536">
            <text:p>536</text:p>
          </table:table-cell>
          <table:table-cell office:value-type="float" office:value="520">
            <text:p>520</text:p>
          </table:table-cell>
          <table:table-cell office:value-type="float" office:value="1374153000000">
            <text:p>1374153000000</text:p>
          </table:table-cell>
        </table:table-row>
        <table:table-row table:style-name="ro2">
          <table:table-cell table:style-name="ce2" office:value-type="date" office:date-value="2013-07-18T13:15:00">
            <text:p>Thu, 1:15 PM 7/18</text:p>
          </table:table-cell>
          <table:table-cell table:style-name="ce3" table:formula="of:=([.A1025]-DATE(1970;1;1))*86400*1000" office:value-type="float" office:value="1374153300000">
            <text:p>1374153300000</text:p>
          </table:table-cell>
          <table:table-cell office:value-type="float" office:value="562">
            <text:p>562</text:p>
          </table:table-cell>
          <table:table-cell office:value-type="float" office:value="589">
            <text:p>589</text:p>
          </table:table-cell>
          <table:table-cell office:value-type="float" office:value="565">
            <text:p>565</text:p>
          </table:table-cell>
          <table:table-cell office:value-type="float" office:value="537">
            <text:p>537</text:p>
          </table:table-cell>
          <table:table-cell office:value-type="float" office:value="1374153300000">
            <text:p>1374153300000</text:p>
          </table:table-cell>
        </table:table-row>
        <table:table-row table:style-name="ro2">
          <table:table-cell table:style-name="ce2" office:value-type="date" office:date-value="2013-07-18T13:20:00">
            <text:p>Thu, 1:20 PM 7/18</text:p>
          </table:table-cell>
          <table:table-cell table:style-name="ce3" table:formula="of:=([.A1026]-DATE(1970;1;1))*86400*1000" office:value-type="float" office:value="1374153600000">
            <text:p>1374153600000</text:p>
          </table:table-cell>
          <table:table-cell office:value-type="float" office:value="480">
            <text:p>480</text:p>
          </table:table-cell>
          <table:table-cell office:value-type="float" office:value="551">
            <text:p>551</text:p>
          </table:table-cell>
          <table:table-cell office:value-type="float" office:value="502">
            <text:p>502</text:p>
          </table:table-cell>
          <table:table-cell office:value-type="float" office:value="566">
            <text:p>566</text:p>
          </table:table-cell>
          <table:table-cell office:value-type="float" office:value="1374153600000">
            <text:p>1374153600000</text:p>
          </table:table-cell>
        </table:table-row>
        <table:table-row table:style-name="ro2">
          <table:table-cell table:style-name="ce2" office:value-type="date" office:date-value="2013-07-18T13:25:00">
            <text:p>Thu, 1:25 PM 7/18</text:p>
          </table:table-cell>
          <table:table-cell table:style-name="ce3" table:formula="of:=([.A1027]-DATE(1970;1;1))*86400*1000" office:value-type="float" office:value="1374153900000">
            <text:p>1374153900000</text:p>
          </table:table-cell>
          <table:table-cell office:value-type="float" office:value="451">
            <text:p>451</text:p>
          </table:table-cell>
          <table:table-cell office:value-type="float" office:value="523">
            <text:p>523</text:p>
          </table:table-cell>
          <table:table-cell office:value-type="float" office:value="450">
            <text:p>450</text:p>
          </table:table-cell>
          <table:table-cell office:value-type="float" office:value="495">
            <text:p>495</text:p>
          </table:table-cell>
          <table:table-cell office:value-type="float" office:value="1374153900000">
            <text:p>1374153900000</text:p>
          </table:table-cell>
        </table:table-row>
        <table:table-row table:style-name="ro2">
          <table:table-cell table:style-name="ce2" office:value-type="date" office:date-value="2013-07-18T13:30:00">
            <text:p>Thu, 1:30 PM 7/18</text:p>
          </table:table-cell>
          <table:table-cell table:style-name="ce3" table:formula="of:=([.A1028]-DATE(1970;1;1))*86400*1000" office:value-type="float" office:value="1374154200000">
            <text:p>1374154200000</text:p>
          </table:table-cell>
          <table:table-cell office:value-type="float" office:value="548">
            <text:p>548</text:p>
          </table:table-cell>
          <table:table-cell office:value-type="float" office:value="484">
            <text:p>484</text:p>
          </table:table-cell>
          <table:table-cell office:value-type="float" office:value="569">
            <text:p>569</text:p>
          </table:table-cell>
          <table:table-cell office:value-type="float" office:value="512">
            <text:p>512</text:p>
          </table:table-cell>
          <table:table-cell office:value-type="float" office:value="1374154200000">
            <text:p>1374154200000</text:p>
          </table:table-cell>
        </table:table-row>
        <table:table-row table:style-name="ro2">
          <table:table-cell table:style-name="ce2" office:value-type="date" office:date-value="2013-07-18T13:35:00">
            <text:p>Thu, 1:35 PM 7/18</text:p>
          </table:table-cell>
          <table:table-cell table:style-name="ce3" table:formula="of:=([.A1029]-DATE(1970;1;1))*86400*1000" office:value-type="float" office:value="1374154500000">
            <text:p>1374154500000</text:p>
          </table:table-cell>
          <table:table-cell office:value-type="float" office:value="496">
            <text:p>496</text:p>
          </table:table-cell>
          <table:table-cell office:value-type="float" office:value="519">
            <text:p>519</text:p>
          </table:table-cell>
          <table:table-cell office:value-type="float" office:value="447">
            <text:p>447</text:p>
          </table:table-cell>
          <table:table-cell office:value-type="float" office:value="538">
            <text:p>538</text:p>
          </table:table-cell>
          <table:table-cell office:value-type="float" office:value="1374154500000">
            <text:p>1374154500000</text:p>
          </table:table-cell>
        </table:table-row>
        <table:table-row table:style-name="ro2">
          <table:table-cell table:style-name="ce2" office:value-type="date" office:date-value="2013-07-18T13:40:00">
            <text:p>Thu, 1:40 PM 7/18</text:p>
          </table:table-cell>
          <table:table-cell table:style-name="ce3" table:formula="of:=([.A1030]-DATE(1970;1;1))*86400*1000" office:value-type="float" office:value="1374154800000">
            <text:p>1374154800000</text:p>
          </table:table-cell>
          <table:table-cell office:value-type="float" office:value="498">
            <text:p>498</text:p>
          </table:table-cell>
          <table:table-cell office:value-type="float" office:value="563">
            <text:p>563</text:p>
          </table:table-cell>
          <table:table-cell office:value-type="float" office:value="458">
            <text:p>458</text:p>
          </table:table-cell>
          <table:table-cell office:value-type="float" office:value="536">
            <text:p>536</text:p>
          </table:table-cell>
          <table:table-cell office:value-type="float" office:value="1374154800000">
            <text:p>1374154800000</text:p>
          </table:table-cell>
        </table:table-row>
        <table:table-row table:style-name="ro2">
          <table:table-cell table:style-name="ce2" office:value-type="date" office:date-value="2013-07-18T13:45:00">
            <text:p>Thu, 1:45 PM 7/18</text:p>
          </table:table-cell>
          <table:table-cell table:style-name="ce3" table:formula="of:=([.A1031]-DATE(1970;1;1))*86400*1000" office:value-type="float" office:value="1374155100000">
            <text:p>1374155100000</text:p>
          </table:table-cell>
          <table:table-cell office:value-type="float" office:value="522">
            <text:p>522</text:p>
          </table:table-cell>
          <table:table-cell office:value-type="float" office:value="564">
            <text:p>564</text:p>
          </table:table-cell>
          <table:table-cell office:value-type="float" office:value="437">
            <text:p>437</text:p>
          </table:table-cell>
          <table:table-cell office:value-type="float" office:value="536">
            <text:p>536</text:p>
          </table:table-cell>
          <table:table-cell office:value-type="float" office:value="1374155100000">
            <text:p>1374155100000</text:p>
          </table:table-cell>
        </table:table-row>
        <table:table-row table:style-name="ro2">
          <table:table-cell table:style-name="ce2" office:value-type="date" office:date-value="2013-07-18T13:50:00">
            <text:p>Thu, 1:50 PM 7/18</text:p>
          </table:table-cell>
          <table:table-cell table:style-name="ce3" table:formula="of:=([.A1032]-DATE(1970;1;1))*86400*1000" office:value-type="float" office:value="1374155400000">
            <text:p>1374155400000</text:p>
          </table:table-cell>
          <table:table-cell office:value-type="float" office:value="397">
            <text:p>397</text:p>
          </table:table-cell>
          <table:table-cell office:value-type="float" office:value="574">
            <text:p>574</text:p>
          </table:table-cell>
          <table:table-cell office:value-type="float" office:value="338">
            <text:p>338</text:p>
          </table:table-cell>
          <table:table-cell office:value-type="float" office:value="531">
            <text:p>531</text:p>
          </table:table-cell>
          <table:table-cell office:value-type="float" office:value="1374155400000">
            <text:p>1374155400000</text:p>
          </table:table-cell>
        </table:table-row>
        <table:table-row table:style-name="ro2">
          <table:table-cell table:style-name="ce2" office:value-type="date" office:date-value="2013-07-18T13:55:00">
            <text:p>Thu, 1:55 PM 7/18</text:p>
          </table:table-cell>
          <table:table-cell table:style-name="ce3" table:formula="of:=([.A1033]-DATE(1970;1;1))*86400*1000" office:value-type="float" office:value="1374155700000">
            <text:p>1374155700000</text:p>
          </table:table-cell>
          <table:table-cell office:value-type="float" office:value="567">
            <text:p>567</text:p>
          </table:table-cell>
          <table:table-cell office:value-type="float" office:value="553">
            <text:p>553</text:p>
          </table:table-cell>
          <table:table-cell office:value-type="float" office:value="430">
            <text:p>430</text:p>
          </table:table-cell>
          <table:table-cell office:value-type="float" office:value="532">
            <text:p>532</text:p>
          </table:table-cell>
          <table:table-cell office:value-type="float" office:value="1374155700000">
            <text:p>1374155700000</text:p>
          </table:table-cell>
        </table:table-row>
        <table:table-row table:style-name="ro2">
          <table:table-cell table:style-name="ce2" office:value-type="date" office:date-value="2013-07-18T14:00:00">
            <text:p>Thu, 2:00 PM 7/18</text:p>
          </table:table-cell>
          <table:table-cell table:style-name="ce3" table:formula="of:=([.A1034]-DATE(1970;1;1))*86400*1000" office:value-type="float" office:value="1374156000000">
            <text:p>1374156000000</text:p>
          </table:table-cell>
          <table:table-cell office:value-type="float" office:value="574">
            <text:p>574</text:p>
          </table:table-cell>
          <table:table-cell office:value-type="float" office:value="501">
            <text:p>501</text:p>
          </table:table-cell>
          <table:table-cell office:value-type="float" office:value="318">
            <text:p>318</text:p>
          </table:table-cell>
          <table:table-cell office:value-type="float" office:value="485">
            <text:p>485</text:p>
          </table:table-cell>
          <table:table-cell office:value-type="float" office:value="1374156000000">
            <text:p>1374156000000</text:p>
          </table:table-cell>
        </table:table-row>
        <table:table-row table:style-name="ro2">
          <table:table-cell table:style-name="ce2" office:value-type="date" office:date-value="2013-07-18T14:05:00">
            <text:p>Thu, 2:05 PM 7/18</text:p>
          </table:table-cell>
          <table:table-cell table:style-name="ce3" table:formula="of:=([.A1035]-DATE(1970;1;1))*86400*1000" office:value-type="float" office:value="1374156300000">
            <text:p>1374156300000</text:p>
          </table:table-cell>
          <table:table-cell office:value-type="float" office:value="668">
            <text:p>668</text:p>
          </table:table-cell>
          <table:table-cell office:value-type="float" office:value="498">
            <text:p>498</text:p>
          </table:table-cell>
          <table:table-cell office:value-type="float" office:value="355">
            <text:p>355</text:p>
          </table:table-cell>
          <table:table-cell office:value-type="float" office:value="537">
            <text:p>537</text:p>
          </table:table-cell>
          <table:table-cell office:value-type="float" office:value="1374156300000">
            <text:p>1374156300000</text:p>
          </table:table-cell>
        </table:table-row>
        <table:table-row table:style-name="ro2">
          <table:table-cell table:style-name="ce2" office:value-type="date" office:date-value="2013-07-18T14:10:00">
            <text:p>Thu, 2:10 PM 7/18</text:p>
          </table:table-cell>
          <table:table-cell table:style-name="ce3" table:formula="of:=([.A1036]-DATE(1970;1;1))*86400*1000" office:value-type="float" office:value="1374156600000">
            <text:p>1374156600000</text:p>
          </table:table-cell>
          <table:table-cell office:value-type="float" office:value="709">
            <text:p>709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float" office:value="531">
            <text:p>531</text:p>
          </table:table-cell>
          <table:table-cell office:value-type="float" office:value="1374156600000">
            <text:p>1374156600000</text:p>
          </table:table-cell>
        </table:table-row>
        <table:table-row table:style-name="ro2">
          <table:table-cell table:style-name="ce2" office:value-type="date" office:date-value="2013-07-18T14:15:00">
            <text:p>Thu, 2:15 PM 7/18</text:p>
          </table:table-cell>
          <table:table-cell table:style-name="ce3" table:formula="of:=([.A1037]-DATE(1970;1;1))*86400*1000" office:value-type="float" office:value="1374156900000">
            <text:p>1374156900000</text:p>
          </table:table-cell>
          <table:table-cell office:value-type="float" office:value="546">
            <text:p>546</text:p>
          </table:table-cell>
          <table:table-cell office:value-type="float" office:value="615">
            <text:p>615</text:p>
          </table:table-cell>
          <table:table-cell office:value-type="float" office:value="452">
            <text:p>452</text:p>
          </table:table-cell>
          <table:table-cell office:value-type="float" office:value="534">
            <text:p>534</text:p>
          </table:table-cell>
          <table:table-cell office:value-type="float" office:value="1374156900000">
            <text:p>1374156900000</text:p>
          </table:table-cell>
        </table:table-row>
        <table:table-row table:style-name="ro2">
          <table:table-cell table:style-name="ce2" office:value-type="date" office:date-value="2013-07-18T14:20:00">
            <text:p>Thu, 2:20 PM 7/18</text:p>
          </table:table-cell>
          <table:table-cell table:style-name="ce3" table:formula="of:=([.A1038]-DATE(1970;1;1))*86400*1000" office:value-type="float" office:value="1374157200000">
            <text:p>1374157200000</text:p>
          </table:table-cell>
          <table:table-cell office:value-type="float" office:value="658">
            <text:p>658</text:p>
          </table:table-cell>
          <table:table-cell office:value-type="float" office:value="564">
            <text:p>564</text:p>
          </table:table-cell>
          <table:table-cell office:value-type="float" office:value="376">
            <text:p>376</text:p>
          </table:table-cell>
          <table:table-cell office:value-type="float" office:value="510">
            <text:p>510</text:p>
          </table:table-cell>
          <table:table-cell office:value-type="float" office:value="1374157200000">
            <text:p>1374157200000</text:p>
          </table:table-cell>
        </table:table-row>
        <table:table-row table:style-name="ro2">
          <table:table-cell table:style-name="ce2" office:value-type="date" office:date-value="2013-07-18T14:25:00">
            <text:p>Thu, 2:25 PM 7/18</text:p>
          </table:table-cell>
          <table:table-cell table:style-name="ce3" table:formula="of:=([.A1039]-DATE(1970;1;1))*86400*1000" office:value-type="float" office:value="1374157500000">
            <text:p>1374157500000</text:p>
          </table:table-cell>
          <table:table-cell office:value-type="float" office:value="635">
            <text:p>635</text:p>
          </table:table-cell>
          <table:table-cell office:value-type="float" office:value="625">
            <text:p>625</text:p>
          </table:table-cell>
          <table:table-cell office:value-type="float" office:value="356">
            <text:p>356</text:p>
          </table:table-cell>
          <table:table-cell office:value-type="float" office:value="549">
            <text:p>549</text:p>
          </table:table-cell>
          <table:table-cell office:value-type="float" office:value="1374157500000">
            <text:p>1374157500000</text:p>
          </table:table-cell>
        </table:table-row>
        <table:table-row table:style-name="ro2">
          <table:table-cell table:style-name="ce2" office:value-type="date" office:date-value="2013-07-18T14:30:00">
            <text:p>Thu, 2:30 PM 7/18</text:p>
          </table:table-cell>
          <table:table-cell table:style-name="ce3" table:formula="of:=([.A1040]-DATE(1970;1;1))*86400*1000" office:value-type="float" office:value="1374157800000">
            <text:p>1374157800000</text:p>
          </table:table-cell>
          <table:table-cell office:value-type="float" office:value="425">
            <text:p>425</text:p>
          </table:table-cell>
          <table:table-cell office:value-type="float" office:value="597">
            <text:p>597</text:p>
          </table:table-cell>
          <table:table-cell office:value-type="float" office:value="339">
            <text:p>339</text:p>
          </table:table-cell>
          <table:table-cell office:value-type="float" office:value="582">
            <text:p>582</text:p>
          </table:table-cell>
          <table:table-cell office:value-type="float" office:value="1374157800000">
            <text:p>1374157800000</text:p>
          </table:table-cell>
        </table:table-row>
        <table:table-row table:style-name="ro2">
          <table:table-cell table:style-name="ce2" office:value-type="date" office:date-value="2013-07-18T14:35:00">
            <text:p>Thu, 2:35 PM 7/18</text:p>
          </table:table-cell>
          <table:table-cell table:style-name="ce3" table:formula="of:=([.A1041]-DATE(1970;1;1))*86400*1000" office:value-type="float" office:value="1374158100000">
            <text:p>1374158100000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357">
            <text:p>357</text:p>
          </table:table-cell>
          <table:table-cell office:value-type="float" office:value="570">
            <text:p>570</text:p>
          </table:table-cell>
          <table:table-cell office:value-type="float" office:value="1374158100000">
            <text:p>1374158100000</text:p>
          </table:table-cell>
        </table:table-row>
        <table:table-row table:style-name="ro2">
          <table:table-cell table:style-name="ce2" office:value-type="date" office:date-value="2013-07-18T14:40:00">
            <text:p>Thu, 2:40 PM 7/18</text:p>
          </table:table-cell>
          <table:table-cell table:style-name="ce3" table:formula="of:=([.A1042]-DATE(1970;1;1))*86400*1000" office:value-type="float" office:value="1374158400000">
            <text:p>1374158400000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office:value-type="float" office:value="353">
            <text:p>353</text:p>
          </table:table-cell>
          <table:table-cell office:value-type="float" office:value="581">
            <text:p>581</text:p>
          </table:table-cell>
          <table:table-cell office:value-type="float" office:value="1374158400000">
            <text:p>1374158400000</text:p>
          </table:table-cell>
        </table:table-row>
        <table:table-row table:style-name="ro2">
          <table:table-cell table:style-name="ce2" office:value-type="date" office:date-value="2013-07-18T14:45:00">
            <text:p>Thu, 2:45 PM 7/18</text:p>
          </table:table-cell>
          <table:table-cell table:style-name="ce3" table:formula="of:=([.A1043]-DATE(1970;1;1))*86400*1000" office:value-type="float" office:value="1374158700000">
            <text:p>1374158700000</text:p>
          </table:table-cell>
          <table:table-cell office:value-type="float" office:value="200">
            <text:p>200</text:p>
          </table:table-cell>
          <table:table-cell office:value-type="float" office:value="631">
            <text:p>631</text:p>
          </table:table-cell>
          <table:table-cell office:value-type="float" office:value="324">
            <text:p>324</text:p>
          </table:table-cell>
          <table:table-cell office:value-type="float" office:value="578">
            <text:p>578</text:p>
          </table:table-cell>
          <table:table-cell office:value-type="float" office:value="1374158700000">
            <text:p>1374158700000</text:p>
          </table:table-cell>
        </table:table-row>
        <table:table-row table:style-name="ro2">
          <table:table-cell table:style-name="ce2" office:value-type="date" office:date-value="2013-07-18T14:50:00">
            <text:p>Thu, 2:50 PM 7/18</text:p>
          </table:table-cell>
          <table:table-cell table:style-name="ce3" table:formula="of:=([.A1044]-DATE(1970;1;1))*86400*1000" office:value-type="float" office:value="1374159000000">
            <text:p>1374159000000</text:p>
          </table:table-cell>
          <table:table-cell office:value-type="float" office:value="376">
            <text:p>376</text:p>
          </table:table-cell>
          <table:table-cell office:value-type="float" office:value="608">
            <text:p>608</text:p>
          </table:table-cell>
          <table:table-cell office:value-type="float" office:value="324">
            <text:p>324</text:p>
          </table:table-cell>
          <table:table-cell office:value-type="float" office:value="585">
            <text:p>585</text:p>
          </table:table-cell>
          <table:table-cell office:value-type="float" office:value="1374159000000">
            <text:p>1374159000000</text:p>
          </table:table-cell>
        </table:table-row>
        <table:table-row table:style-name="ro2">
          <table:table-cell table:style-name="ce2" office:value-type="date" office:date-value="2013-07-18T14:55:00">
            <text:p>Thu, 2:55 PM 7/18</text:p>
          </table:table-cell>
          <table:table-cell table:style-name="ce3" table:formula="of:=([.A1045]-DATE(1970;1;1))*86400*1000" office:value-type="float" office:value="1374159300000">
            <text:p>1374159300000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252">
            <text:p>252</text:p>
          </table:table-cell>
          <table:table-cell office:value-type="float" office:value="509">
            <text:p>509</text:p>
          </table:table-cell>
          <table:table-cell office:value-type="float" office:value="1374159300000">
            <text:p>1374159300000</text:p>
          </table:table-cell>
        </table:table-row>
        <table:table-row table:style-name="ro2">
          <table:table-cell table:style-name="ce2" office:value-type="date" office:date-value="2013-07-18T15:00:00">
            <text:p>Thu, 3:00 PM 7/18</text:p>
          </table:table-cell>
          <table:table-cell table:style-name="ce3" table:formula="of:=([.A1046]-DATE(1970;1;1))*86400*1000" office:value-type="float" office:value="1374159600000">
            <text:p>1374159600000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305">
            <text:p>305</text:p>
          </table:table-cell>
          <table:table-cell office:value-type="float" office:value="566">
            <text:p>566</text:p>
          </table:table-cell>
          <table:table-cell office:value-type="float" office:value="1374159600000">
            <text:p>1374159600000</text:p>
          </table:table-cell>
        </table:table-row>
        <table:table-row table:style-name="ro2">
          <table:table-cell table:style-name="ce2" office:value-type="date" office:date-value="2013-07-18T15:05:00">
            <text:p>Thu, 3:05 PM 7/18</text:p>
          </table:table-cell>
          <table:table-cell table:style-name="ce3" table:formula="of:=([.A1047]-DATE(1970;1;1))*86400*1000" office:value-type="float" office:value="1374159900000">
            <text:p>1374159900000</text:p>
          </table:table-cell>
          <table:table-cell office:value-type="float" office:value="592">
            <text:p>592</text:p>
          </table:table-cell>
          <table:table-cell office:value-type="float" office:value="569">
            <text:p>569</text:p>
          </table:table-cell>
          <table:table-cell office:value-type="float" office:value="262">
            <text:p>262</text:p>
          </table:table-cell>
          <table:table-cell office:value-type="float" office:value="560">
            <text:p>560</text:p>
          </table:table-cell>
          <table:table-cell office:value-type="float" office:value="1374159900000">
            <text:p>1374159900000</text:p>
          </table:table-cell>
        </table:table-row>
        <table:table-row table:style-name="ro2">
          <table:table-cell table:style-name="ce2" office:value-type="date" office:date-value="2013-07-18T15:10:00">
            <text:p>Thu, 3:10 PM 7/18</text:p>
          </table:table-cell>
          <table:table-cell table:style-name="ce3" table:formula="of:=([.A1048]-DATE(1970;1;1))*86400*1000" office:value-type="float" office:value="1374160200000">
            <text:p>1374160200000</text:p>
          </table:table-cell>
          <table:table-cell office:value-type="float" office:value="615">
            <text:p>615</text:p>
          </table:table-cell>
          <table:table-cell office:value-type="float" office:value="491">
            <text:p>491</text:p>
          </table:table-cell>
          <table:table-cell office:value-type="float" office:value="299">
            <text:p>299</text:p>
          </table:table-cell>
          <table:table-cell office:value-type="float" office:value="576">
            <text:p>576</text:p>
          </table:table-cell>
          <table:table-cell office:value-type="float" office:value="1374160200000">
            <text:p>1374160200000</text:p>
          </table:table-cell>
        </table:table-row>
        <table:table-row table:style-name="ro2">
          <table:table-cell table:style-name="ce2" office:value-type="date" office:date-value="2013-07-18T15:15:00">
            <text:p>Thu, 3:15 PM 7/18</text:p>
          </table:table-cell>
          <table:table-cell table:style-name="ce3" table:formula="of:=([.A1049]-DATE(1970;1;1))*86400*1000" office:value-type="float" office:value="1374160500000">
            <text:p>1374160500000</text:p>
          </table:table-cell>
          <table:table-cell office:value-type="float" office:value="594">
            <text:p>594</text:p>
          </table:table-cell>
          <table:table-cell office:value-type="float" office:value="523">
            <text:p>523</text:p>
          </table:table-cell>
          <table:table-cell office:value-type="float" office:value="262">
            <text:p>262</text:p>
          </table:table-cell>
          <table:table-cell office:value-type="float" office:value="482">
            <text:p>482</text:p>
          </table:table-cell>
          <table:table-cell office:value-type="float" office:value="1374160500000">
            <text:p>1374160500000</text:p>
          </table:table-cell>
        </table:table-row>
        <table:table-row table:style-name="ro2">
          <table:table-cell table:style-name="ce2" office:value-type="date" office:date-value="2013-07-18T15:20:00">
            <text:p>Thu, 3:20 PM 7/18</text:p>
          </table:table-cell>
          <table:table-cell table:style-name="ce3" table:formula="of:=([.A1050]-DATE(1970;1;1))*86400*1000" office:value-type="float" office:value="1374160800000">
            <text:p>1374160800000</text:p>
          </table:table-cell>
          <table:table-cell office:value-type="float" office:value="625">
            <text:p>625</text:p>
          </table:table-cell>
          <table:table-cell office:value-type="float" office:value="488">
            <text:p>488</text:p>
          </table:table-cell>
          <table:table-cell office:value-type="float" office:value="268">
            <text:p>268</text:p>
          </table:table-cell>
          <table:table-cell office:value-type="float" office:value="561">
            <text:p>561</text:p>
          </table:table-cell>
          <table:table-cell office:value-type="float" office:value="1374160800000">
            <text:p>1374160800000</text:p>
          </table:table-cell>
        </table:table-row>
        <table:table-row table:style-name="ro2">
          <table:table-cell table:style-name="ce2" office:value-type="date" office:date-value="2013-07-18T15:25:00">
            <text:p>Thu, 3:25 PM 7/18</text:p>
          </table:table-cell>
          <table:table-cell table:style-name="ce3" table:formula="of:=([.A1051]-DATE(1970;1;1))*86400*1000" office:value-type="float" office:value="1374161100000">
            <text:p>1374161100000</text:p>
          </table:table-cell>
          <table:table-cell office:value-type="float" office:value="215">
            <text:p>215</text:p>
          </table:table-cell>
          <table:table-cell office:value-type="float" office:value="516">
            <text:p>516</text:p>
          </table:table-cell>
          <table:table-cell office:value-type="float" office:value="266">
            <text:p>266</text:p>
          </table:table-cell>
          <table:table-cell office:value-type="float" office:value="558">
            <text:p>558</text:p>
          </table:table-cell>
          <table:table-cell office:value-type="float" office:value="1374161100000">
            <text:p>1374161100000</text:p>
          </table:table-cell>
        </table:table-row>
        <table:table-row table:style-name="ro2">
          <table:table-cell table:style-name="ce2" office:value-type="date" office:date-value="2013-07-18T15:30:00">
            <text:p>Thu, 3:30 PM 7/18</text:p>
          </table:table-cell>
          <table:table-cell table:style-name="ce3" table:formula="of:=([.A1052]-DATE(1970;1;1))*86400*1000" office:value-type="float" office:value="1374161400000">
            <text:p>1374161400000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290">
            <text:p>290</text:p>
          </table:table-cell>
          <table:table-cell office:value-type="float" office:value="532">
            <text:p>532</text:p>
          </table:table-cell>
          <table:table-cell office:value-type="float" office:value="1374161400000">
            <text:p>1374161400000</text:p>
          </table:table-cell>
        </table:table-row>
        <table:table-row table:style-name="ro2">
          <table:table-cell table:style-name="ce2" office:value-type="date" office:date-value="2013-07-18T15:35:00">
            <text:p>Thu, 3:35 PM 7/18</text:p>
          </table:table-cell>
          <table:table-cell table:style-name="ce3" table:formula="of:=([.A1053]-DATE(1970;1;1))*86400*1000" office:value-type="float" office:value="1374161700000">
            <text:p>1374161700000</text:p>
          </table:table-cell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286">
            <text:p>286</text:p>
          </table:table-cell>
          <table:table-cell office:value-type="float" office:value="560">
            <text:p>560</text:p>
          </table:table-cell>
          <table:table-cell office:value-type="float" office:value="1374161700000">
            <text:p>1374161700000</text:p>
          </table:table-cell>
        </table:table-row>
        <table:table-row table:style-name="ro2">
          <table:table-cell table:style-name="ce2" office:value-type="date" office:date-value="2013-07-18T15:40:00">
            <text:p>Thu, 3:40 PM 7/18</text:p>
          </table:table-cell>
          <table:table-cell table:style-name="ce3" table:formula="of:=([.A1054]-DATE(1970;1;1))*86400*1000" office:value-type="float" office:value="1374162000000">
            <text:p>1374162000000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257">
            <text:p>257</text:p>
          </table:table-cell>
          <table:table-cell office:value-type="float" office:value="527">
            <text:p>527</text:p>
          </table:table-cell>
          <table:table-cell office:value-type="float" office:value="1374162000000">
            <text:p>1374162000000</text:p>
          </table:table-cell>
        </table:table-row>
        <table:table-row table:style-name="ro2">
          <table:table-cell table:style-name="ce2" office:value-type="date" office:date-value="2013-07-18T15:45:00">
            <text:p>Thu, 3:45 PM 7/18</text:p>
          </table:table-cell>
          <table:table-cell table:style-name="ce3" table:formula="of:=([.A1055]-DATE(1970;1;1))*86400*1000" office:value-type="float" office:value="1374162300000">
            <text:p>1374162300000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office:value-type="float" office:value="279">
            <text:p>279</text:p>
          </table:table-cell>
          <table:table-cell office:value-type="float" office:value="613">
            <text:p>613</text:p>
          </table:table-cell>
          <table:table-cell office:value-type="float" office:value="1374162300000">
            <text:p>1374162300000</text:p>
          </table:table-cell>
        </table:table-row>
        <table:table-row table:style-name="ro2">
          <table:table-cell table:style-name="ce2" office:value-type="date" office:date-value="2013-07-18T15:50:00">
            <text:p>Thu, 3:50 PM 7/18</text:p>
          </table:table-cell>
          <table:table-cell table:style-name="ce3" table:formula="of:=([.A1056]-DATE(1970;1;1))*86400*1000" office:value-type="float" office:value="1374162600000">
            <text:p>1374162600000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244">
            <text:p>244</text:p>
          </table:table-cell>
          <table:table-cell office:value-type="float" office:value="590">
            <text:p>590</text:p>
          </table:table-cell>
          <table:table-cell office:value-type="float" office:value="1374162600000">
            <text:p>1374162600000</text:p>
          </table:table-cell>
        </table:table-row>
        <table:table-row table:style-name="ro2">
          <table:table-cell table:style-name="ce2" office:value-type="date" office:date-value="2013-07-18T15:55:00">
            <text:p>Thu, 3:55 PM 7/18</text:p>
          </table:table-cell>
          <table:table-cell table:style-name="ce3" table:formula="of:=([.A1057]-DATE(1970;1;1))*86400*1000" office:value-type="float" office:value="1374162900000">
            <text:p>1374162900000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235">
            <text:p>235</text:p>
          </table:table-cell>
          <table:table-cell office:value-type="float" office:value="542">
            <text:p>542</text:p>
          </table:table-cell>
          <table:table-cell office:value-type="float" office:value="1374162900000">
            <text:p>1374162900000</text:p>
          </table:table-cell>
        </table:table-row>
        <table:table-row table:style-name="ro2">
          <table:table-cell table:style-name="ce2" office:value-type="date" office:date-value="2013-07-18T16:00:00">
            <text:p>Thu, 4:00 PM 7/18</text:p>
          </table:table-cell>
          <table:table-cell table:style-name="ce3" table:formula="of:=([.A1058]-DATE(1970;1;1))*86400*1000" office:value-type="float" office:value="1374163200000">
            <text:p>1374163200000</text:p>
          </table:table-cell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office:value-type="float" office:value="253">
            <text:p>253</text:p>
          </table:table-cell>
          <table:table-cell office:value-type="float" office:value="528">
            <text:p>528</text:p>
          </table:table-cell>
          <table:table-cell office:value-type="float" office:value="1374163200000">
            <text:p>1374163200000</text:p>
          </table:table-cell>
        </table:table-row>
        <table:table-row table:style-name="ro2">
          <table:table-cell table:style-name="ce2" office:value-type="date" office:date-value="2013-07-18T16:05:00">
            <text:p>Thu, 4:05 PM 7/18</text:p>
          </table:table-cell>
          <table:table-cell table:style-name="ce3" table:formula="of:=([.A1059]-DATE(1970;1;1))*86400*1000" office:value-type="float" office:value="1374163500000">
            <text:p>1374163500000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298">
            <text:p>298</text:p>
          </table:table-cell>
          <table:table-cell office:value-type="float" office:value="607">
            <text:p>607</text:p>
          </table:table-cell>
          <table:table-cell office:value-type="float" office:value="1374163500000">
            <text:p>1374163500000</text:p>
          </table:table-cell>
        </table:table-row>
        <table:table-row table:style-name="ro2">
          <table:table-cell table:style-name="ce2" office:value-type="date" office:date-value="2013-07-18T16:10:00">
            <text:p>Thu, 4:10 PM 7/18</text:p>
          </table:table-cell>
          <table:table-cell table:style-name="ce3" table:formula="of:=([.A1060]-DATE(1970;1;1))*86400*1000" office:value-type="float" office:value="1374163800000">
            <text:p>1374163800000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252">
            <text:p>252</text:p>
          </table:table-cell>
          <table:table-cell office:value-type="float" office:value="604">
            <text:p>604</text:p>
          </table:table-cell>
          <table:table-cell office:value-type="float" office:value="1374163800000">
            <text:p>1374163800000</text:p>
          </table:table-cell>
        </table:table-row>
        <table:table-row table:style-name="ro2">
          <table:table-cell table:style-name="ce2" office:value-type="date" office:date-value="2013-07-18T16:15:00">
            <text:p>Thu, 4:15 PM 7/18</text:p>
          </table:table-cell>
          <table:table-cell table:style-name="ce3" table:formula="of:=([.A1061]-DATE(1970;1;1))*86400*1000" office:value-type="float" office:value="1374164100000">
            <text:p>1374164100000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295">
            <text:p>295</text:p>
          </table:table-cell>
          <table:table-cell office:value-type="float" office:value="557">
            <text:p>557</text:p>
          </table:table-cell>
          <table:table-cell office:value-type="float" office:value="1374164100000">
            <text:p>1374164100000</text:p>
          </table:table-cell>
        </table:table-row>
        <table:table-row table:style-name="ro2">
          <table:table-cell table:style-name="ce2" office:value-type="date" office:date-value="2013-07-18T16:20:00">
            <text:p>Thu, 4:20 PM 7/18</text:p>
          </table:table-cell>
          <table:table-cell table:style-name="ce3" table:formula="of:=([.A1062]-DATE(1970;1;1))*86400*1000" office:value-type="float" office:value="1374164400000">
            <text:p>1374164400000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275">
            <text:p>275</text:p>
          </table:table-cell>
          <table:table-cell office:value-type="float" office:value="600">
            <text:p>600</text:p>
          </table:table-cell>
          <table:table-cell office:value-type="float" office:value="1374164400000">
            <text:p>1374164400000</text:p>
          </table:table-cell>
        </table:table-row>
        <table:table-row table:style-name="ro2">
          <table:table-cell table:style-name="ce2" office:value-type="date" office:date-value="2013-07-18T16:25:00">
            <text:p>Thu, 4:25 PM 7/18</text:p>
          </table:table-cell>
          <table:table-cell table:style-name="ce3" table:formula="of:=([.A1063]-DATE(1970;1;1))*86400*1000" office:value-type="float" office:value="1374164700000">
            <text:p>1374164700000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273">
            <text:p>273</text:p>
          </table:table-cell>
          <table:table-cell office:value-type="float" office:value="620">
            <text:p>620</text:p>
          </table:table-cell>
          <table:table-cell office:value-type="float" office:value="1374164700000">
            <text:p>1374164700000</text:p>
          </table:table-cell>
        </table:table-row>
        <table:table-row table:style-name="ro2">
          <table:table-cell table:style-name="ce2" office:value-type="date" office:date-value="2013-07-18T16:30:00">
            <text:p>Thu, 4:30 PM 7/18</text:p>
          </table:table-cell>
          <table:table-cell table:style-name="ce3" table:formula="of:=([.A1064]-DATE(1970;1;1))*86400*1000" office:value-type="float" office:value="1374165000000">
            <text:p>1374165000000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305">
            <text:p>305</text:p>
          </table:table-cell>
          <table:table-cell office:value-type="float" office:value="627">
            <text:p>627</text:p>
          </table:table-cell>
          <table:table-cell office:value-type="float" office:value="1374165000000">
            <text:p>1374165000000</text:p>
          </table:table-cell>
        </table:table-row>
        <table:table-row table:style-name="ro2">
          <table:table-cell table:style-name="ce2" office:value-type="date" office:date-value="2013-07-18T16:35:00">
            <text:p>Thu, 4:35 PM 7/18</text:p>
          </table:table-cell>
          <table:table-cell table:style-name="ce3" table:formula="of:=([.A1065]-DATE(1970;1;1))*86400*1000" office:value-type="float" office:value="1374165300000">
            <text:p>1374165300000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299">
            <text:p>299</text:p>
          </table:table-cell>
          <table:table-cell office:value-type="float" office:value="609">
            <text:p>609</text:p>
          </table:table-cell>
          <table:table-cell office:value-type="float" office:value="1374165300000">
            <text:p>1374165300000</text:p>
          </table:table-cell>
        </table:table-row>
        <table:table-row table:style-name="ro2">
          <table:table-cell table:style-name="ce2" office:value-type="date" office:date-value="2013-07-18T16:40:00">
            <text:p>Thu, 4:40 PM 7/18</text:p>
          </table:table-cell>
          <table:table-cell table:style-name="ce3" table:formula="of:=([.A1066]-DATE(1970;1;1))*86400*1000" office:value-type="float" office:value="1374165600000">
            <text:p>1374165600000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float" office:value="315">
            <text:p>315</text:p>
          </table:table-cell>
          <table:table-cell office:value-type="float" office:value="544">
            <text:p>544</text:p>
          </table:table-cell>
          <table:table-cell office:value-type="float" office:value="1374165600000">
            <text:p>1374165600000</text:p>
          </table:table-cell>
        </table:table-row>
        <table:table-row table:style-name="ro2">
          <table:table-cell table:style-name="ce2" office:value-type="date" office:date-value="2013-07-18T16:45:00">
            <text:p>Thu, 4:45 PM 7/18</text:p>
          </table:table-cell>
          <table:table-cell table:style-name="ce3" table:formula="of:=([.A1067]-DATE(1970;1;1))*86400*1000" office:value-type="float" office:value="1374165900000">
            <text:p>1374165900000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291">
            <text:p>291</text:p>
          </table:table-cell>
          <table:table-cell office:value-type="float" office:value="598">
            <text:p>598</text:p>
          </table:table-cell>
          <table:table-cell office:value-type="float" office:value="1374165900000">
            <text:p>1374165900000</text:p>
          </table:table-cell>
        </table:table-row>
        <table:table-row table:style-name="ro2">
          <table:table-cell table:style-name="ce2" office:value-type="date" office:date-value="2013-07-18T16:50:00">
            <text:p>Thu, 4:50 PM 7/18</text:p>
          </table:table-cell>
          <table:table-cell table:style-name="ce3" table:formula="of:=([.A1068]-DATE(1970;1;1))*86400*1000" office:value-type="float" office:value="1374166200000">
            <text:p>1374166200000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295">
            <text:p>295</text:p>
          </table:table-cell>
          <table:table-cell office:value-type="float" office:value="600">
            <text:p>600</text:p>
          </table:table-cell>
          <table:table-cell office:value-type="float" office:value="1374166200000">
            <text:p>1374166200000</text:p>
          </table:table-cell>
        </table:table-row>
        <table:table-row table:style-name="ro2">
          <table:table-cell table:style-name="ce2" office:value-type="date" office:date-value="2013-07-18T16:55:00">
            <text:p>Thu, 4:55 PM 7/18</text:p>
          </table:table-cell>
          <table:table-cell table:style-name="ce3" table:formula="of:=([.A1069]-DATE(1970;1;1))*86400*1000" office:value-type="float" office:value="1374166500000">
            <text:p>1374166500000</text:p>
          </table:table-cell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302">
            <text:p>302</text:p>
          </table:table-cell>
          <table:table-cell office:value-type="float" office:value="543">
            <text:p>543</text:p>
          </table:table-cell>
          <table:table-cell office:value-type="float" office:value="1374166500000">
            <text:p>1374166500000</text:p>
          </table:table-cell>
        </table:table-row>
        <table:table-row table:style-name="ro2">
          <table:table-cell table:style-name="ce2" office:value-type="date" office:date-value="2013-07-18T17:00:00">
            <text:p>Thu, 5:00 PM 7/18</text:p>
          </table:table-cell>
          <table:table-cell table:style-name="ce3" table:formula="of:=([.A1070]-DATE(1970;1;1))*86400*1000" office:value-type="float" office:value="1374166800000">
            <text:p>1374166800000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float" office:value="316">
            <text:p>316</text:p>
          </table:table-cell>
          <table:table-cell office:value-type="float" office:value="590">
            <text:p>590</text:p>
          </table:table-cell>
          <table:table-cell office:value-type="float" office:value="1374166800000">
            <text:p>1374166800000</text:p>
          </table:table-cell>
        </table:table-row>
        <table:table-row table:style-name="ro2">
          <table:table-cell table:style-name="ce2" office:value-type="date" office:date-value="2013-07-18T17:05:00">
            <text:p>Thu, 5:05 PM 7/18</text:p>
          </table:table-cell>
          <table:table-cell table:style-name="ce3" table:formula="of:=([.A1071]-DATE(1970;1;1))*86400*1000" office:value-type="float" office:value="1374167100000">
            <text:p>1374167100000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340">
            <text:p>340</text:p>
          </table:table-cell>
          <table:table-cell office:value-type="float" office:value="563">
            <text:p>563</text:p>
          </table:table-cell>
          <table:table-cell office:value-type="float" office:value="1374167100000">
            <text:p>1374167100000</text:p>
          </table:table-cell>
        </table:table-row>
        <table:table-row table:style-name="ro2">
          <table:table-cell table:style-name="ce2" office:value-type="date" office:date-value="2013-07-18T17:10:00">
            <text:p>Thu, 5:10 PM 7/18</text:p>
          </table:table-cell>
          <table:table-cell table:style-name="ce3" table:formula="of:=([.A1072]-DATE(1970;1;1))*86400*1000" office:value-type="float" office:value="1374167400000">
            <text:p>1374167400000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296">
            <text:p>296</text:p>
          </table:table-cell>
          <table:table-cell office:value-type="float" office:value="560">
            <text:p>560</text:p>
          </table:table-cell>
          <table:table-cell office:value-type="float" office:value="1374167400000">
            <text:p>1374167400000</text:p>
          </table:table-cell>
        </table:table-row>
        <table:table-row table:style-name="ro2">
          <table:table-cell table:style-name="ce2" office:value-type="date" office:date-value="2013-07-18T17:15:00">
            <text:p>Thu, 5:15 PM 7/18</text:p>
          </table:table-cell>
          <table:table-cell table:style-name="ce3" table:formula="of:=([.A1073]-DATE(1970;1;1))*86400*1000" office:value-type="float" office:value="1374167700000">
            <text:p>1374167700000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329">
            <text:p>329</text:p>
          </table:table-cell>
          <table:table-cell office:value-type="float" office:value="604">
            <text:p>604</text:p>
          </table:table-cell>
          <table:table-cell office:value-type="float" office:value="1374167700000">
            <text:p>1374167700000</text:p>
          </table:table-cell>
        </table:table-row>
        <table:table-row table:style-name="ro2">
          <table:table-cell table:style-name="ce2" office:value-type="date" office:date-value="2013-07-18T17:20:00">
            <text:p>Thu, 5:20 PM 7/18</text:p>
          </table:table-cell>
          <table:table-cell table:style-name="ce3" table:formula="of:=([.A1074]-DATE(1970;1;1))*86400*1000" office:value-type="float" office:value="1374168000000">
            <text:p>1374168000000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308">
            <text:p>308</text:p>
          </table:table-cell>
          <table:table-cell office:value-type="float" office:value="581">
            <text:p>581</text:p>
          </table:table-cell>
          <table:table-cell office:value-type="float" office:value="1374168000000">
            <text:p>1374168000000</text:p>
          </table:table-cell>
        </table:table-row>
        <table:table-row table:style-name="ro2">
          <table:table-cell table:style-name="ce2" office:value-type="date" office:date-value="2013-07-18T17:25:00">
            <text:p>Thu, 5:25 PM 7/18</text:p>
          </table:table-cell>
          <table:table-cell table:style-name="ce3" table:formula="of:=([.A1075]-DATE(1970;1;1))*86400*1000" office:value-type="float" office:value="1374168300000">
            <text:p>1374168300000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313">
            <text:p>313</text:p>
          </table:table-cell>
          <table:table-cell office:value-type="float" office:value="539">
            <text:p>539</text:p>
          </table:table-cell>
          <table:table-cell office:value-type="float" office:value="1374168300000">
            <text:p>1374168300000</text:p>
          </table:table-cell>
        </table:table-row>
        <table:table-row table:style-name="ro2">
          <table:table-cell table:style-name="ce2" office:value-type="date" office:date-value="2013-07-18T17:30:00">
            <text:p>Thu, 5:30 PM 7/18</text:p>
          </table:table-cell>
          <table:table-cell table:style-name="ce3" table:formula="of:=([.A1076]-DATE(1970;1;1))*86400*1000" office:value-type="float" office:value="1374168600000">
            <text:p>1374168600000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335">
            <text:p>335</text:p>
          </table:table-cell>
          <table:table-cell office:value-type="float" office:value="607">
            <text:p>607</text:p>
          </table:table-cell>
          <table:table-cell office:value-type="float" office:value="1374168600000">
            <text:p>1374168600000</text:p>
          </table:table-cell>
        </table:table-row>
        <table:table-row table:style-name="ro2">
          <table:table-cell table:style-name="ce2" office:value-type="date" office:date-value="2013-07-18T17:35:00">
            <text:p>Thu, 5:35 PM 7/18</text:p>
          </table:table-cell>
          <table:table-cell table:style-name="ce3" table:formula="of:=([.A1077]-DATE(1970;1;1))*86400*1000" office:value-type="float" office:value="1374168900000">
            <text:p>1374168900000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326">
            <text:p>326</text:p>
          </table:table-cell>
          <table:table-cell office:value-type="float" office:value="579">
            <text:p>579</text:p>
          </table:table-cell>
          <table:table-cell office:value-type="float" office:value="1374168900000">
            <text:p>1374168900000</text:p>
          </table:table-cell>
        </table:table-row>
        <table:table-row table:style-name="ro2">
          <table:table-cell table:style-name="ce2" office:value-type="date" office:date-value="2013-07-18T17:40:00">
            <text:p>Thu, 5:40 PM 7/18</text:p>
          </table:table-cell>
          <table:table-cell table:style-name="ce3" table:formula="of:=([.A1078]-DATE(1970;1;1))*86400*1000" office:value-type="float" office:value="1374169200000">
            <text:p>1374169200000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322">
            <text:p>322</text:p>
          </table:table-cell>
          <table:table-cell office:value-type="float" office:value="593">
            <text:p>593</text:p>
          </table:table-cell>
          <table:table-cell office:value-type="float" office:value="1374169200000">
            <text:p>1374169200000</text:p>
          </table:table-cell>
        </table:table-row>
        <table:table-row table:style-name="ro2">
          <table:table-cell table:style-name="ce2" office:value-type="date" office:date-value="2013-07-18T17:45:00">
            <text:p>Thu, 5:45 PM 7/18</text:p>
          </table:table-cell>
          <table:table-cell table:style-name="ce3" table:formula="of:=([.A1079]-DATE(1970;1;1))*86400*1000" office:value-type="float" office:value="1374169500000">
            <text:p>1374169500000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float" office:value="327">
            <text:p>327</text:p>
          </table:table-cell>
          <table:table-cell office:value-type="float" office:value="600">
            <text:p>600</text:p>
          </table:table-cell>
          <table:table-cell office:value-type="float" office:value="1374169500000">
            <text:p>1374169500000</text:p>
          </table:table-cell>
        </table:table-row>
        <table:table-row table:style-name="ro2">
          <table:table-cell table:style-name="ce2" office:value-type="date" office:date-value="2013-07-18T17:50:00">
            <text:p>Thu, 5:50 PM 7/18</text:p>
          </table:table-cell>
          <table:table-cell table:style-name="ce3" table:formula="of:=([.A1080]-DATE(1970;1;1))*86400*1000" office:value-type="float" office:value="1374169800000">
            <text:p>1374169800000</text:p>
          </table:table-cell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368">
            <text:p>368</text:p>
          </table:table-cell>
          <table:table-cell office:value-type="float" office:value="635">
            <text:p>635</text:p>
          </table:table-cell>
          <table:table-cell office:value-type="float" office:value="1374169800000">
            <text:p>1374169800000</text:p>
          </table:table-cell>
        </table:table-row>
        <table:table-row table:style-name="ro2">
          <table:table-cell table:style-name="ce2" office:value-type="date" office:date-value="2013-07-18T17:55:00">
            <text:p>Thu, 5:55 PM 7/18</text:p>
          </table:table-cell>
          <table:table-cell table:style-name="ce3" table:formula="of:=([.A1081]-DATE(1970;1;1))*86400*1000" office:value-type="float" office:value="1374170100000">
            <text:p>1374170100000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365">
            <text:p>365</text:p>
          </table:table-cell>
          <table:table-cell office:value-type="float" office:value="620">
            <text:p>620</text:p>
          </table:table-cell>
          <table:table-cell office:value-type="float" office:value="1374170100000">
            <text:p>1374170100000</text:p>
          </table:table-cell>
        </table:table-row>
        <table:table-row table:style-name="ro2">
          <table:table-cell table:style-name="ce2" office:value-type="date" office:date-value="2013-07-18T18:00:00">
            <text:p>Thu, 6:00 PM 7/18</text:p>
          </table:table-cell>
          <table:table-cell table:style-name="ce3" table:formula="of:=([.A1082]-DATE(1970;1;1))*86400*1000" office:value-type="float" office:value="1374170400000">
            <text:p>1374170400000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float" office:value="326">
            <text:p>326</text:p>
          </table:table-cell>
          <table:table-cell office:value-type="float" office:value="570">
            <text:p>570</text:p>
          </table:table-cell>
          <table:table-cell office:value-type="float" office:value="1374170400000">
            <text:p>1374170400000</text:p>
          </table:table-cell>
        </table:table-row>
        <table:table-row table:style-name="ro2">
          <table:table-cell table:style-name="ce2" office:value-type="date" office:date-value="2013-07-18T18:05:00">
            <text:p>Thu, 6:05 PM 7/18</text:p>
          </table:table-cell>
          <table:table-cell table:style-name="ce3" table:formula="of:=([.A1083]-DATE(1970;1;1))*86400*1000" office:value-type="float" office:value="1374170700000">
            <text:p>1374170700000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373">
            <text:p>373</text:p>
          </table:table-cell>
          <table:table-cell office:value-type="float" office:value="608">
            <text:p>608</text:p>
          </table:table-cell>
          <table:table-cell office:value-type="float" office:value="1374170700000">
            <text:p>1374170700000</text:p>
          </table:table-cell>
        </table:table-row>
        <table:table-row table:style-name="ro2">
          <table:table-cell table:style-name="ce2" office:value-type="date" office:date-value="2013-07-18T18:10:00">
            <text:p>Thu, 6:10 PM 7/18</text:p>
          </table:table-cell>
          <table:table-cell table:style-name="ce3" table:formula="of:=([.A1084]-DATE(1970;1;1))*86400*1000" office:value-type="float" office:value="1374171000000">
            <text:p>1374171000000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418">
            <text:p>418</text:p>
          </table:table-cell>
          <table:table-cell office:value-type="float" office:value="569">
            <text:p>569</text:p>
          </table:table-cell>
          <table:table-cell office:value-type="float" office:value="1374171000000">
            <text:p>1374171000000</text:p>
          </table:table-cell>
        </table:table-row>
        <table:table-row table:style-name="ro2">
          <table:table-cell table:style-name="ce2" office:value-type="date" office:date-value="2013-07-18T18:15:00">
            <text:p>Thu, 6:15 PM 7/18</text:p>
          </table:table-cell>
          <table:table-cell table:style-name="ce3" table:formula="of:=([.A1085]-DATE(1970;1;1))*86400*1000" office:value-type="float" office:value="1374171300000">
            <text:p>1374171300000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362">
            <text:p>362</text:p>
          </table:table-cell>
          <table:table-cell office:value-type="float" office:value="567">
            <text:p>567</text:p>
          </table:table-cell>
          <table:table-cell office:value-type="float" office:value="1374171300000">
            <text:p>1374171300000</text:p>
          </table:table-cell>
        </table:table-row>
        <table:table-row table:style-name="ro2">
          <table:table-cell table:style-name="ce2" office:value-type="date" office:date-value="2013-07-18T18:20:00">
            <text:p>Thu, 6:20 PM 7/18</text:p>
          </table:table-cell>
          <table:table-cell table:style-name="ce3" table:formula="of:=([.A1086]-DATE(1970;1;1))*86400*1000" office:value-type="float" office:value="1374171600000">
            <text:p>1374171600000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308">
            <text:p>308</text:p>
          </table:table-cell>
          <table:table-cell office:value-type="float" office:value="517">
            <text:p>517</text:p>
          </table:table-cell>
          <table:table-cell office:value-type="float" office:value="1374171600000">
            <text:p>1374171600000</text:p>
          </table:table-cell>
        </table:table-row>
        <table:table-row table:style-name="ro2">
          <table:table-cell table:style-name="ce2" office:value-type="date" office:date-value="2013-07-18T18:25:00">
            <text:p>Thu, 6:25 PM 7/18</text:p>
          </table:table-cell>
          <table:table-cell table:style-name="ce3" table:formula="of:=([.A1087]-DATE(1970;1;1))*86400*1000" office:value-type="float" office:value="1374171900000">
            <text:p>1374171900000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388">
            <text:p>388</text:p>
          </table:table-cell>
          <table:table-cell office:value-type="float" office:value="585">
            <text:p>585</text:p>
          </table:table-cell>
          <table:table-cell office:value-type="float" office:value="1374171900000">
            <text:p>1374171900000</text:p>
          </table:table-cell>
        </table:table-row>
        <table:table-row table:style-name="ro2">
          <table:table-cell table:style-name="ce2" office:value-type="date" office:date-value="2013-07-18T18:30:00">
            <text:p>Thu, 6:30 PM 7/18</text:p>
          </table:table-cell>
          <table:table-cell table:style-name="ce3" table:formula="of:=([.A1088]-DATE(1970;1;1))*86400*1000" office:value-type="float" office:value="1374172200000">
            <text:p>1374172200000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406">
            <text:p>406</text:p>
          </table:table-cell>
          <table:table-cell office:value-type="float" office:value="540">
            <text:p>540</text:p>
          </table:table-cell>
          <table:table-cell office:value-type="float" office:value="1374172200000">
            <text:p>1374172200000</text:p>
          </table:table-cell>
        </table:table-row>
        <table:table-row table:style-name="ro2">
          <table:table-cell table:style-name="ce2" office:value-type="date" office:date-value="2013-07-18T18:35:00">
            <text:p>Thu, 6:35 PM 7/18</text:p>
          </table:table-cell>
          <table:table-cell table:style-name="ce3" table:formula="of:=([.A1089]-DATE(1970;1;1))*86400*1000" office:value-type="float" office:value="1374172500000">
            <text:p>137417250000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440">
            <text:p>440</text:p>
          </table:table-cell>
          <table:table-cell office:value-type="float" office:value="604">
            <text:p>604</text:p>
          </table:table-cell>
          <table:table-cell office:value-type="float" office:value="1374172500000">
            <text:p>1374172500000</text:p>
          </table:table-cell>
        </table:table-row>
        <table:table-row table:style-name="ro2">
          <table:table-cell table:style-name="ce2" office:value-type="date" office:date-value="2013-07-18T18:40:00">
            <text:p>Thu, 6:40 PM 7/18</text:p>
          </table:table-cell>
          <table:table-cell table:style-name="ce3" table:formula="of:=([.A1090]-DATE(1970;1;1))*86400*1000" office:value-type="float" office:value="1374172800000">
            <text:p>1374172800000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452">
            <text:p>452</text:p>
          </table:table-cell>
          <table:table-cell office:value-type="float" office:value="566">
            <text:p>566</text:p>
          </table:table-cell>
          <table:table-cell office:value-type="float" office:value="1374172800000">
            <text:p>1374172800000</text:p>
          </table:table-cell>
        </table:table-row>
        <table:table-row table:style-name="ro2">
          <table:table-cell table:style-name="ce2" office:value-type="date" office:date-value="2013-07-18T18:45:00">
            <text:p>Thu, 6:45 PM 7/18</text:p>
          </table:table-cell>
          <table:table-cell table:style-name="ce3" table:formula="of:=([.A1091]-DATE(1970;1;1))*86400*1000" office:value-type="float" office:value="1374173100000">
            <text:p>1374173100000</text:p>
          </table:table-cell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451">
            <text:p>451</text:p>
          </table:table-cell>
          <table:table-cell office:value-type="float" office:value="565">
            <text:p>565</text:p>
          </table:table-cell>
          <table:table-cell office:value-type="float" office:value="1374173100000">
            <text:p>1374173100000</text:p>
          </table:table-cell>
        </table:table-row>
        <table:table-row table:style-name="ro2">
          <table:table-cell table:style-name="ce2" office:value-type="date" office:date-value="2013-07-18T18:50:00">
            <text:p>Thu, 6:50 PM 7/18</text:p>
          </table:table-cell>
          <table:table-cell table:style-name="ce3" table:formula="of:=([.A1092]-DATE(1970;1;1))*86400*1000" office:value-type="float" office:value="1374173400000">
            <text:p>1374173400000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339">
            <text:p>339</text:p>
          </table:table-cell>
          <table:table-cell office:value-type="float" office:value="543">
            <text:p>543</text:p>
          </table:table-cell>
          <table:table-cell office:value-type="float" office:value="1374173400000">
            <text:p>1374173400000</text:p>
          </table:table-cell>
        </table:table-row>
        <table:table-row table:style-name="ro2">
          <table:table-cell table:style-name="ce2" office:value-type="date" office:date-value="2013-07-18T18:55:00">
            <text:p>Thu, 6:55 PM 7/18</text:p>
          </table:table-cell>
          <table:table-cell table:style-name="ce3" table:formula="of:=([.A1093]-DATE(1970;1;1))*86400*1000" office:value-type="float" office:value="1374173700000">
            <text:p>1374173700000</text:p>
          </table:table-cell>
          <table:table-cell office:value-type="float" office:value="0">
            <text:p>0</text:p>
          </table:table-cell>
          <table:table-cell office:value-type="float" office:value="687">
            <text:p>687</text:p>
          </table:table-cell>
          <table:table-cell office:value-type="float" office:value="364">
            <text:p>364</text:p>
          </table:table-cell>
          <table:table-cell office:value-type="float" office:value="499">
            <text:p>499</text:p>
          </table:table-cell>
          <table:table-cell office:value-type="float" office:value="1374173700000">
            <text:p>1374173700000</text:p>
          </table:table-cell>
        </table:table-row>
        <table:table-row table:style-name="ro2">
          <table:table-cell table:style-name="ce2" office:value-type="date" office:date-value="2013-07-18T19:00:00">
            <text:p>Thu, 7:00 PM 7/18</text:p>
          </table:table-cell>
          <table:table-cell table:style-name="ce3" table:formula="of:=([.A1094]-DATE(1970;1;1))*86400*1000" office:value-type="float" office:value="1374174000000">
            <text:p>1374174000000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448">
            <text:p>448</text:p>
          </table:table-cell>
          <table:table-cell office:value-type="float" office:value="573">
            <text:p>573</text:p>
          </table:table-cell>
          <table:table-cell office:value-type="float" office:value="1374174000000">
            <text:p>1374174000000</text:p>
          </table:table-cell>
        </table:table-row>
        <table:table-row table:style-name="ro2">
          <table:table-cell table:style-name="ce2" office:value-type="date" office:date-value="2013-07-18T19:05:00">
            <text:p>Thu, 7:05 PM 7/18</text:p>
          </table:table-cell>
          <table:table-cell table:style-name="ce3" table:formula="of:=([.A1095]-DATE(1970;1;1))*86400*1000" office:value-type="float" office:value="1374174300000">
            <text:p>1374174300000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459">
            <text:p>459</text:p>
          </table:table-cell>
          <table:table-cell office:value-type="float" office:value="545">
            <text:p>545</text:p>
          </table:table-cell>
          <table:table-cell office:value-type="float" office:value="1374174300000">
            <text:p>1374174300000</text:p>
          </table:table-cell>
        </table:table-row>
        <table:table-row table:style-name="ro2">
          <table:table-cell table:style-name="ce2" office:value-type="date" office:date-value="2013-07-18T19:10:00">
            <text:p>Thu, 7:10 PM 7/18</text:p>
          </table:table-cell>
          <table:table-cell table:style-name="ce3" table:formula="of:=([.A1096]-DATE(1970;1;1))*86400*1000" office:value-type="float" office:value="1374174600000">
            <text:p>1374174600000</text:p>
          </table:table-cell>
          <table:table-cell office:value-type="float" office:value="0">
            <text:p>0</text:p>
          </table:table-cell>
          <table:table-cell office:value-type="float" office:value="602">
            <text:p>602</text:p>
          </table:table-cell>
          <table:table-cell office:value-type="float" office:value="479">
            <text:p>479</text:p>
          </table:table-cell>
          <table:table-cell office:value-type="float" office:value="610">
            <text:p>610</text:p>
          </table:table-cell>
          <table:table-cell office:value-type="float" office:value="1374174600000">
            <text:p>1374174600000</text:p>
          </table:table-cell>
        </table:table-row>
        <table:table-row table:style-name="ro2">
          <table:table-cell table:style-name="ce2" office:value-type="date" office:date-value="2013-07-18T19:15:00">
            <text:p>Thu, 7:15 PM 7/18</text:p>
          </table:table-cell>
          <table:table-cell table:style-name="ce3" table:formula="of:=([.A1097]-DATE(1970;1;1))*86400*1000" office:value-type="float" office:value="1374174900000">
            <text:p>1374174900000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448">
            <text:p>448</text:p>
          </table:table-cell>
          <table:table-cell office:value-type="float" office:value="600">
            <text:p>600</text:p>
          </table:table-cell>
          <table:table-cell office:value-type="float" office:value="1374174900000">
            <text:p>1374174900000</text:p>
          </table:table-cell>
        </table:table-row>
        <table:table-row table:style-name="ro2">
          <table:table-cell table:style-name="ce2" office:value-type="date" office:date-value="2013-07-18T19:20:00">
            <text:p>Thu, 7:20 PM 7/18</text:p>
          </table:table-cell>
          <table:table-cell table:style-name="ce3" table:formula="of:=([.A1098]-DATE(1970;1;1))*86400*1000" office:value-type="float" office:value="1374175200000">
            <text:p>1374175200000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494">
            <text:p>494</text:p>
          </table:table-cell>
          <table:table-cell office:value-type="float" office:value="585">
            <text:p>585</text:p>
          </table:table-cell>
          <table:table-cell office:value-type="float" office:value="1374175200000">
            <text:p>1374175200000</text:p>
          </table:table-cell>
        </table:table-row>
        <table:table-row table:style-name="ro2">
          <table:table-cell table:style-name="ce2" office:value-type="date" office:date-value="2013-07-18T19:25:00">
            <text:p>Thu, 7:25 PM 7/18</text:p>
          </table:table-cell>
          <table:table-cell table:style-name="ce3" table:formula="of:=([.A1099]-DATE(1970;1;1))*86400*1000" office:value-type="float" office:value="1374175500000">
            <text:p>1374175500000</text:p>
          </table:table-cell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office:value-type="float" office:value="464">
            <text:p>464</text:p>
          </table:table-cell>
          <table:table-cell office:value-type="float" office:value="546">
            <text:p>546</text:p>
          </table:table-cell>
          <table:table-cell office:value-type="float" office:value="1374175500000">
            <text:p>1374175500000</text:p>
          </table:table-cell>
        </table:table-row>
        <table:table-row table:style-name="ro2">
          <table:table-cell table:style-name="ce2" office:value-type="date" office:date-value="2013-07-18T19:30:00">
            <text:p>Thu, 7:30 PM 7/18</text:p>
          </table:table-cell>
          <table:table-cell table:style-name="ce3" table:formula="of:=([.A1100]-DATE(1970;1;1))*86400*1000" office:value-type="float" office:value="1374175800000">
            <text:p>1374175800000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447">
            <text:p>447</text:p>
          </table:table-cell>
          <table:table-cell office:value-type="float" office:value="583">
            <text:p>583</text:p>
          </table:table-cell>
          <table:table-cell office:value-type="float" office:value="1374175800000">
            <text:p>1374175800000</text:p>
          </table:table-cell>
        </table:table-row>
        <table:table-row table:style-name="ro2">
          <table:table-cell table:style-name="ce2" office:value-type="date" office:date-value="2013-07-18T19:35:00">
            <text:p>Thu, 7:35 PM 7/18</text:p>
          </table:table-cell>
          <table:table-cell table:style-name="ce3" table:formula="of:=([.A1101]-DATE(1970;1;1))*86400*1000" office:value-type="float" office:value="1374176100000">
            <text:p>1374176100000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369">
            <text:p>369</text:p>
          </table:table-cell>
          <table:table-cell office:value-type="float" office:value="532">
            <text:p>532</text:p>
          </table:table-cell>
          <table:table-cell office:value-type="float" office:value="1374176100000">
            <text:p>1374176100000</text:p>
          </table:table-cell>
        </table:table-row>
        <table:table-row table:style-name="ro2">
          <table:table-cell table:style-name="ce2" office:value-type="date" office:date-value="2013-07-18T19:40:00">
            <text:p>Thu, 7:40 PM 7/18</text:p>
          </table:table-cell>
          <table:table-cell table:style-name="ce3" table:formula="of:=([.A1102]-DATE(1970;1;1))*86400*1000" office:value-type="float" office:value="1374176400000">
            <text:p>1374176400000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float" office:value="482">
            <text:p>482</text:p>
          </table:table-cell>
          <table:table-cell office:value-type="float" office:value="574">
            <text:p>574</text:p>
          </table:table-cell>
          <table:table-cell office:value-type="float" office:value="1374176400000">
            <text:p>1374176400000</text:p>
          </table:table-cell>
        </table:table-row>
        <table:table-row table:style-name="ro2">
          <table:table-cell table:style-name="ce2" office:value-type="date" office:date-value="2013-07-18T19:45:00">
            <text:p>Thu, 7:45 PM 7/18</text:p>
          </table:table-cell>
          <table:table-cell table:style-name="ce3" table:formula="of:=([.A1103]-DATE(1970;1;1))*86400*1000" office:value-type="float" office:value="1374176700000">
            <text:p>1374176700000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479">
            <text:p>479</text:p>
          </table:table-cell>
          <table:table-cell office:value-type="float" office:value="595">
            <text:p>595</text:p>
          </table:table-cell>
          <table:table-cell office:value-type="float" office:value="1374176700000">
            <text:p>1374176700000</text:p>
          </table:table-cell>
        </table:table-row>
        <table:table-row table:style-name="ro2">
          <table:table-cell table:style-name="ce2" office:value-type="date" office:date-value="2013-07-18T19:50:00">
            <text:p>Thu, 7:50 PM 7/18</text:p>
          </table:table-cell>
          <table:table-cell table:style-name="ce3" table:formula="of:=([.A1104]-DATE(1970;1;1))*86400*1000" office:value-type="float" office:value="1374177000000">
            <text:p>1374177000000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466">
            <text:p>466</text:p>
          </table:table-cell>
          <table:table-cell office:value-type="float" office:value="589">
            <text:p>589</text:p>
          </table:table-cell>
          <table:table-cell office:value-type="float" office:value="1374177000000">
            <text:p>1374177000000</text:p>
          </table:table-cell>
        </table:table-row>
        <table:table-row table:style-name="ro2">
          <table:table-cell table:style-name="ce2" office:value-type="date" office:date-value="2013-07-18T19:55:00">
            <text:p>Thu, 7:55 PM 7/18</text:p>
          </table:table-cell>
          <table:table-cell table:style-name="ce3" table:formula="of:=([.A1105]-DATE(1970;1;1))*86400*1000" office:value-type="float" office:value="1374177300000">
            <text:p>1374177300000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438">
            <text:p>438</text:p>
          </table:table-cell>
          <table:table-cell office:value-type="float" office:value="584">
            <text:p>584</text:p>
          </table:table-cell>
          <table:table-cell office:value-type="float" office:value="1374177300000">
            <text:p>1374177300000</text:p>
          </table:table-cell>
        </table:table-row>
        <table:table-row table:style-name="ro2">
          <table:table-cell table:style-name="ce2" office:value-type="date" office:date-value="2013-07-18T20:00:00">
            <text:p>Thu, 8:00 PM 7/18</text:p>
          </table:table-cell>
          <table:table-cell table:style-name="ce3" table:formula="of:=([.A1106]-DATE(1970;1;1))*86400*1000" office:value-type="float" office:value="1374177600000">
            <text:p>1374177600000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429">
            <text:p>429</text:p>
          </table:table-cell>
          <table:table-cell office:value-type="float" office:value="553">
            <text:p>553</text:p>
          </table:table-cell>
          <table:table-cell office:value-type="float" office:value="1374177600000">
            <text:p>1374177600000</text:p>
          </table:table-cell>
        </table:table-row>
        <table:table-row table:style-name="ro2">
          <table:table-cell table:style-name="ce2" office:value-type="date" office:date-value="2013-07-18T20:05:00">
            <text:p>Thu, 8:05 PM 7/18</text:p>
          </table:table-cell>
          <table:table-cell table:style-name="ce3" table:formula="of:=([.A1107]-DATE(1970;1;1))*86400*1000" office:value-type="float" office:value="1374177900000">
            <text:p>1374177900000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398">
            <text:p>398</text:p>
          </table:table-cell>
          <table:table-cell office:value-type="float" office:value="551">
            <text:p>551</text:p>
          </table:table-cell>
          <table:table-cell office:value-type="float" office:value="1374177900000">
            <text:p>1374177900000</text:p>
          </table:table-cell>
        </table:table-row>
        <table:table-row table:style-name="ro2">
          <table:table-cell table:style-name="ce2" office:value-type="date" office:date-value="2013-07-18T20:10:00">
            <text:p>Thu, 8:10 PM 7/18</text:p>
          </table:table-cell>
          <table:table-cell table:style-name="ce3" table:formula="of:=([.A1108]-DATE(1970;1;1))*86400*1000" office:value-type="float" office:value="1374178200000">
            <text:p>1374178200000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office:value-type="float" office:value="437">
            <text:p>437</text:p>
          </table:table-cell>
          <table:table-cell office:value-type="float" office:value="501">
            <text:p>501</text:p>
          </table:table-cell>
          <table:table-cell office:value-type="float" office:value="1374178200000">
            <text:p>1374178200000</text:p>
          </table:table-cell>
        </table:table-row>
        <table:table-row table:style-name="ro2">
          <table:table-cell table:style-name="ce2" office:value-type="date" office:date-value="2013-07-18T20:15:00">
            <text:p>Thu, 8:15 PM 7/18</text:p>
          </table:table-cell>
          <table:table-cell table:style-name="ce3" table:formula="of:=([.A1109]-DATE(1970;1;1))*86400*1000" office:value-type="float" office:value="1374178500000">
            <text:p>1374178500000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443">
            <text:p>443</text:p>
          </table:table-cell>
          <table:table-cell office:value-type="float" office:value="511">
            <text:p>511</text:p>
          </table:table-cell>
          <table:table-cell office:value-type="float" office:value="1374178500000">
            <text:p>1374178500000</text:p>
          </table:table-cell>
        </table:table-row>
        <table:table-row table:style-name="ro2">
          <table:table-cell table:style-name="ce2" office:value-type="date" office:date-value="2013-07-18T20:20:00">
            <text:p>Thu, 8:20 PM 7/18</text:p>
          </table:table-cell>
          <table:table-cell table:style-name="ce3" table:formula="of:=([.A1110]-DATE(1970;1;1))*86400*1000" office:value-type="float" office:value="1374178800000">
            <text:p>1374178800000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394">
            <text:p>394</text:p>
          </table:table-cell>
          <table:table-cell office:value-type="float" office:value="513">
            <text:p>513</text:p>
          </table:table-cell>
          <table:table-cell office:value-type="float" office:value="1374178800000">
            <text:p>1374178800000</text:p>
          </table:table-cell>
        </table:table-row>
        <table:table-row table:style-name="ro2">
          <table:table-cell table:style-name="ce2" office:value-type="date" office:date-value="2013-07-18T20:25:00">
            <text:p>Thu, 8:25 PM 7/18</text:p>
          </table:table-cell>
          <table:table-cell table:style-name="ce3" table:formula="of:=([.A1111]-DATE(1970;1;1))*86400*1000" office:value-type="float" office:value="1374179100000">
            <text:p>137417910000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464">
            <text:p>464</text:p>
          </table:table-cell>
          <table:table-cell office:value-type="float" office:value="509">
            <text:p>509</text:p>
          </table:table-cell>
          <table:table-cell office:value-type="float" office:value="1374179100000">
            <text:p>1374179100000</text:p>
          </table:table-cell>
        </table:table-row>
        <table:table-row table:style-name="ro2">
          <table:table-cell table:style-name="ce2" office:value-type="date" office:date-value="2013-07-18T20:30:00">
            <text:p>Thu, 8:30 PM 7/18</text:p>
          </table:table-cell>
          <table:table-cell table:style-name="ce3" table:formula="of:=([.A1112]-DATE(1970;1;1))*86400*1000" office:value-type="float" office:value="1374179400000">
            <text:p>1374179400000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463">
            <text:p>463</text:p>
          </table:table-cell>
          <table:table-cell office:value-type="float" office:value="544">
            <text:p>544</text:p>
          </table:table-cell>
          <table:table-cell office:value-type="float" office:value="1374179400000">
            <text:p>1374179400000</text:p>
          </table:table-cell>
        </table:table-row>
        <table:table-row table:style-name="ro2">
          <table:table-cell table:style-name="ce2" office:value-type="date" office:date-value="2013-07-18T20:35:00">
            <text:p>Thu, 8:35 PM 7/18</text:p>
          </table:table-cell>
          <table:table-cell table:style-name="ce3" table:formula="of:=([.A1113]-DATE(1970;1;1))*86400*1000" office:value-type="float" office:value="1374179700000">
            <text:p>1374179700000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21">
            <text:p>421</text:p>
          </table:table-cell>
          <table:table-cell office:value-type="float" office:value="518">
            <text:p>518</text:p>
          </table:table-cell>
          <table:table-cell office:value-type="float" office:value="1374179700000">
            <text:p>1374179700000</text:p>
          </table:table-cell>
        </table:table-row>
        <table:table-row table:style-name="ro2">
          <table:table-cell table:style-name="ce2" office:value-type="date" office:date-value="2013-07-18T20:40:00">
            <text:p>Thu, 8:40 PM 7/18</text:p>
          </table:table-cell>
          <table:table-cell table:style-name="ce3" table:formula="of:=([.A1114]-DATE(1970;1;1))*86400*1000" office:value-type="float" office:value="1374180000000">
            <text:p>137418000000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376">
            <text:p>376</text:p>
          </table:table-cell>
          <table:table-cell office:value-type="float" office:value="471">
            <text:p>471</text:p>
          </table:table-cell>
          <table:table-cell office:value-type="float" office:value="1374180000000">
            <text:p>1374180000000</text:p>
          </table:table-cell>
        </table:table-row>
        <table:table-row table:style-name="ro2">
          <table:table-cell table:style-name="ce2" office:value-type="date" office:date-value="2013-07-18T20:45:00">
            <text:p>Thu, 8:45 PM 7/18</text:p>
          </table:table-cell>
          <table:table-cell table:style-name="ce3" table:formula="of:=([.A1115]-DATE(1970;1;1))*86400*1000" office:value-type="float" office:value="1374180300000">
            <text:p>1374180300000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443">
            <text:p>443</text:p>
          </table:table-cell>
          <table:table-cell office:value-type="float" office:value="479">
            <text:p>479</text:p>
          </table:table-cell>
          <table:table-cell office:value-type="float" office:value="1374180300000">
            <text:p>1374180300000</text:p>
          </table:table-cell>
        </table:table-row>
        <table:table-row table:style-name="ro2">
          <table:table-cell table:style-name="ce2" office:value-type="date" office:date-value="2013-07-18T20:50:00">
            <text:p>Thu, 8:50 PM 7/18</text:p>
          </table:table-cell>
          <table:table-cell table:style-name="ce3" table:formula="of:=([.A1116]-DATE(1970;1;1))*86400*1000" office:value-type="float" office:value="1374180600000">
            <text:p>1374180600000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407">
            <text:p>407</text:p>
          </table:table-cell>
          <table:table-cell office:value-type="float" office:value="506">
            <text:p>506</text:p>
          </table:table-cell>
          <table:table-cell office:value-type="float" office:value="1374180600000">
            <text:p>1374180600000</text:p>
          </table:table-cell>
        </table:table-row>
        <table:table-row table:style-name="ro2">
          <table:table-cell table:style-name="ce2" office:value-type="date" office:date-value="2013-07-18T20:55:00">
            <text:p>Thu, 8:55 PM 7/18</text:p>
          </table:table-cell>
          <table:table-cell table:style-name="ce3" table:formula="of:=([.A1117]-DATE(1970;1;1))*86400*1000" office:value-type="float" office:value="1374180900000">
            <text:p>1374180900000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424">
            <text:p>424</text:p>
          </table:table-cell>
          <table:table-cell office:value-type="float" office:value="522">
            <text:p>522</text:p>
          </table:table-cell>
          <table:table-cell office:value-type="float" office:value="1374180900000">
            <text:p>1374180900000</text:p>
          </table:table-cell>
        </table:table-row>
        <table:table-row table:style-name="ro2">
          <table:table-cell table:style-name="ce2" office:value-type="date" office:date-value="2013-07-18T21:00:00">
            <text:p>Thu, 9:00 PM 7/18</text:p>
          </table:table-cell>
          <table:table-cell table:style-name="ce3" table:formula="of:=([.A1118]-DATE(1970;1;1))*86400*1000" office:value-type="float" office:value="1374181200000">
            <text:p>1374181200000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436">
            <text:p>436</text:p>
          </table:table-cell>
          <table:table-cell office:value-type="float" office:value="460">
            <text:p>460</text:p>
          </table:table-cell>
          <table:table-cell office:value-type="float" office:value="1374181200000">
            <text:p>1374181200000</text:p>
          </table:table-cell>
        </table:table-row>
        <table:table-row table:style-name="ro2">
          <table:table-cell table:style-name="ce2" office:value-type="date" office:date-value="2013-07-18T21:05:00">
            <text:p>Thu, 9:05 PM 7/18</text:p>
          </table:table-cell>
          <table:table-cell table:style-name="ce3" table:formula="of:=([.A1119]-DATE(1970;1;1))*86400*1000" office:value-type="float" office:value="1374181500000">
            <text:p>1374181500000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455">
            <text:p>455</text:p>
          </table:table-cell>
          <table:table-cell office:value-type="float" office:value="469">
            <text:p>469</text:p>
          </table:table-cell>
          <table:table-cell office:value-type="float" office:value="1374181500000">
            <text:p>1374181500000</text:p>
          </table:table-cell>
        </table:table-row>
        <table:table-row table:style-name="ro2">
          <table:table-cell table:style-name="ce2" office:value-type="date" office:date-value="2013-07-18T21:10:00">
            <text:p>Thu, 9:10 PM 7/18</text:p>
          </table:table-cell>
          <table:table-cell table:style-name="ce3" table:formula="of:=([.A1120]-DATE(1970;1;1))*86400*1000" office:value-type="float" office:value="1374181800000">
            <text:p>1374181800000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422">
            <text:p>422</text:p>
          </table:table-cell>
          <table:table-cell office:value-type="float" office:value="499">
            <text:p>499</text:p>
          </table:table-cell>
          <table:table-cell office:value-type="float" office:value="1374181800000">
            <text:p>1374181800000</text:p>
          </table:table-cell>
        </table:table-row>
        <table:table-row table:style-name="ro2">
          <table:table-cell table:style-name="ce2" office:value-type="date" office:date-value="2013-07-18T21:15:00">
            <text:p>Thu, 9:15 PM 7/18</text:p>
          </table:table-cell>
          <table:table-cell table:style-name="ce3" table:formula="of:=([.A1121]-DATE(1970;1;1))*86400*1000" office:value-type="float" office:value="1374182100000">
            <text:p>137418210000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368">
            <text:p>368</text:p>
          </table:table-cell>
          <table:table-cell office:value-type="float" office:value="522">
            <text:p>522</text:p>
          </table:table-cell>
          <table:table-cell office:value-type="float" office:value="1374182100000">
            <text:p>1374182100000</text:p>
          </table:table-cell>
        </table:table-row>
        <table:table-row table:style-name="ro2">
          <table:table-cell table:style-name="ce2" office:value-type="date" office:date-value="2013-07-18T21:20:00">
            <text:p>Thu, 9:20 PM 7/18</text:p>
          </table:table-cell>
          <table:table-cell table:style-name="ce3" table:formula="of:=([.A1122]-DATE(1970;1;1))*86400*1000" office:value-type="float" office:value="1374182400000">
            <text:p>1374182400000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412">
            <text:p>412</text:p>
          </table:table-cell>
          <table:table-cell office:value-type="float" office:value="568">
            <text:p>568</text:p>
          </table:table-cell>
          <table:table-cell office:value-type="float" office:value="1374182400000">
            <text:p>1374182400000</text:p>
          </table:table-cell>
        </table:table-row>
        <table:table-row table:style-name="ro2">
          <table:table-cell table:style-name="ce2" office:value-type="date" office:date-value="2013-07-18T21:25:00">
            <text:p>Thu, 9:25 PM 7/18</text:p>
          </table:table-cell>
          <table:table-cell table:style-name="ce3" table:formula="of:=([.A1123]-DATE(1970;1;1))*86400*1000" office:value-type="float" office:value="1374182700000">
            <text:p>1374182700000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438">
            <text:p>438</text:p>
          </table:table-cell>
          <table:table-cell office:value-type="float" office:value="1374182700000">
            <text:p>1374182700000</text:p>
          </table:table-cell>
        </table:table-row>
        <table:table-row table:style-name="ro2">
          <table:table-cell table:style-name="ce2" office:value-type="date" office:date-value="2013-07-18T21:30:00">
            <text:p>Thu, 9:30 PM 7/18</text:p>
          </table:table-cell>
          <table:table-cell table:style-name="ce3" table:formula="of:=([.A1124]-DATE(1970;1;1))*86400*1000" office:value-type="float" office:value="1374183000000">
            <text:p>1374183000000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419">
            <text:p>419</text:p>
          </table:table-cell>
          <table:table-cell office:value-type="float" office:value="520">
            <text:p>520</text:p>
          </table:table-cell>
          <table:table-cell office:value-type="float" office:value="1374183000000">
            <text:p>1374183000000</text:p>
          </table:table-cell>
        </table:table-row>
        <table:table-row table:style-name="ro2">
          <table:table-cell table:style-name="ce2" office:value-type="date" office:date-value="2013-07-18T21:35:00">
            <text:p>Thu, 9:35 PM 7/18</text:p>
          </table:table-cell>
          <table:table-cell table:style-name="ce3" table:formula="of:=([.A1125]-DATE(1970;1;1))*86400*1000" office:value-type="float" office:value="1374183300000">
            <text:p>1374183300000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471">
            <text:p>471</text:p>
          </table:table-cell>
          <table:table-cell office:value-type="float" office:value="1374183300000">
            <text:p>1374183300000</text:p>
          </table:table-cell>
        </table:table-row>
        <table:table-row table:style-name="ro2">
          <table:table-cell table:style-name="ce2" office:value-type="date" office:date-value="2013-07-18T21:40:00">
            <text:p>Thu, 9:40 PM 7/18</text:p>
          </table:table-cell>
          <table:table-cell table:style-name="ce3" table:formula="of:=([.A1126]-DATE(1970;1;1))*86400*1000" office:value-type="float" office:value="1374183600000">
            <text:p>1374183600000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85">
            <text:p>385</text:p>
          </table:table-cell>
          <table:table-cell office:value-type="float" office:value="502">
            <text:p>502</text:p>
          </table:table-cell>
          <table:table-cell office:value-type="float" office:value="1374183600000">
            <text:p>1374183600000</text:p>
          </table:table-cell>
        </table:table-row>
        <table:table-row table:style-name="ro2">
          <table:table-cell table:style-name="ce2" office:value-type="date" office:date-value="2013-07-18T21:45:00">
            <text:p>Thu, 9:45 PM 7/18</text:p>
          </table:table-cell>
          <table:table-cell table:style-name="ce3" table:formula="of:=([.A1127]-DATE(1970;1;1))*86400*1000" office:value-type="float" office:value="1374183900000">
            <text:p>1374183900000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417">
            <text:p>417</text:p>
          </table:table-cell>
          <table:table-cell office:value-type="float" office:value="524">
            <text:p>524</text:p>
          </table:table-cell>
          <table:table-cell office:value-type="float" office:value="1374183900000">
            <text:p>1374183900000</text:p>
          </table:table-cell>
        </table:table-row>
        <table:table-row table:style-name="ro2">
          <table:table-cell table:style-name="ce2" office:value-type="date" office:date-value="2013-07-18T21:50:00">
            <text:p>Thu, 9:50 PM 7/18</text:p>
          </table:table-cell>
          <table:table-cell table:style-name="ce3" table:formula="of:=([.A1128]-DATE(1970;1;1))*86400*1000" office:value-type="float" office:value="1374184200000">
            <text:p>1374184200000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423">
            <text:p>423</text:p>
          </table:table-cell>
          <table:table-cell office:value-type="float" office:value="562">
            <text:p>562</text:p>
          </table:table-cell>
          <table:table-cell office:value-type="float" office:value="1374184200000">
            <text:p>1374184200000</text:p>
          </table:table-cell>
        </table:table-row>
        <table:table-row table:style-name="ro2">
          <table:table-cell table:style-name="ce2" office:value-type="date" office:date-value="2013-07-18T21:55:00">
            <text:p>Thu, 9:55 PM 7/18</text:p>
          </table:table-cell>
          <table:table-cell table:style-name="ce3" table:formula="of:=([.A1129]-DATE(1970;1;1))*86400*1000" office:value-type="float" office:value="1374184500000">
            <text:p>1374184500000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35">
            <text:p>335</text:p>
          </table:table-cell>
          <table:table-cell office:value-type="float" office:value="501">
            <text:p>501</text:p>
          </table:table-cell>
          <table:table-cell office:value-type="float" office:value="1374184500000">
            <text:p>1374184500000</text:p>
          </table:table-cell>
        </table:table-row>
        <table:table-row table:style-name="ro2">
          <table:table-cell table:style-name="ce2" office:value-type="date" office:date-value="2013-07-18T22:00:00">
            <text:p>Thu, 10:00 PM 7/18</text:p>
          </table:table-cell>
          <table:table-cell table:style-name="ce3" table:formula="of:=([.A1130]-DATE(1970;1;1))*86400*1000" office:value-type="float" office:value="1374184800000">
            <text:p>1374184800000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  <table:table-cell office:value-type="float" office:value="532">
            <text:p>532</text:p>
          </table:table-cell>
          <table:table-cell office:value-type="float" office:value="1374184800000">
            <text:p>1374184800000</text:p>
          </table:table-cell>
        </table:table-row>
        <table:table-row table:style-name="ro2">
          <table:table-cell table:style-name="ce2" office:value-type="date" office:date-value="2013-07-18T22:05:00">
            <text:p>Thu, 10:05 PM 7/18</text:p>
          </table:table-cell>
          <table:table-cell table:style-name="ce3" table:formula="of:=([.A1131]-DATE(1970;1;1))*86400*1000" office:value-type="float" office:value="1374185100000">
            <text:p>1374185100000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387">
            <text:p>387</text:p>
          </table:table-cell>
          <table:table-cell office:value-type="float" office:value="525">
            <text:p>525</text:p>
          </table:table-cell>
          <table:table-cell office:value-type="float" office:value="1374185100000">
            <text:p>1374185100000</text:p>
          </table:table-cell>
        </table:table-row>
        <table:table-row table:style-name="ro2">
          <table:table-cell table:style-name="ce2" office:value-type="date" office:date-value="2013-07-18T22:10:00">
            <text:p>Thu, 10:10 PM 7/18</text:p>
          </table:table-cell>
          <table:table-cell table:style-name="ce3" table:formula="of:=([.A1132]-DATE(1970;1;1))*86400*1000" office:value-type="float" office:value="1374185400000">
            <text:p>1374185400000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408">
            <text:p>408</text:p>
          </table:table-cell>
          <table:table-cell office:value-type="float" office:value="527">
            <text:p>527</text:p>
          </table:table-cell>
          <table:table-cell office:value-type="float" office:value="1374185400000">
            <text:p>1374185400000</text:p>
          </table:table-cell>
        </table:table-row>
        <table:table-row table:style-name="ro2">
          <table:table-cell table:style-name="ce2" office:value-type="date" office:date-value="2013-07-18T22:15:00">
            <text:p>Thu, 10:15 PM 7/18</text:p>
          </table:table-cell>
          <table:table-cell table:style-name="ce3" table:formula="of:=([.A1133]-DATE(1970;1;1))*86400*1000" office:value-type="float" office:value="1374185700000">
            <text:p>1374185700000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320">
            <text:p>320</text:p>
          </table:table-cell>
          <table:table-cell office:value-type="float" office:value="465">
            <text:p>465</text:p>
          </table:table-cell>
          <table:table-cell office:value-type="float" office:value="1374185700000">
            <text:p>1374185700000</text:p>
          </table:table-cell>
        </table:table-row>
        <table:table-row table:style-name="ro2">
          <table:table-cell table:style-name="ce2" office:value-type="date" office:date-value="2013-07-18T22:20:00">
            <text:p>Thu, 10:20 PM 7/18</text:p>
          </table:table-cell>
          <table:table-cell table:style-name="ce3" table:formula="of:=([.A1134]-DATE(1970;1;1))*86400*1000" office:value-type="float" office:value="1374186000000">
            <text:p>1374186000000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373">
            <text:p>373</text:p>
          </table:table-cell>
          <table:table-cell office:value-type="float" office:value="469">
            <text:p>469</text:p>
          </table:table-cell>
          <table:table-cell office:value-type="float" office:value="1374186000000">
            <text:p>1374186000000</text:p>
          </table:table-cell>
        </table:table-row>
        <table:table-row table:style-name="ro2">
          <table:table-cell table:style-name="ce2" office:value-type="date" office:date-value="2013-07-18T22:25:00">
            <text:p>Thu, 10:25 PM 7/18</text:p>
          </table:table-cell>
          <table:table-cell table:style-name="ce3" table:formula="of:=([.A1135]-DATE(1970;1;1))*86400*1000" office:value-type="float" office:value="1374186300000">
            <text:p>1374186300000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374">
            <text:p>374</text:p>
          </table:table-cell>
          <table:table-cell office:value-type="float" office:value="515">
            <text:p>515</text:p>
          </table:table-cell>
          <table:table-cell office:value-type="float" office:value="1374186300000">
            <text:p>1374186300000</text:p>
          </table:table-cell>
        </table:table-row>
        <table:table-row table:style-name="ro2">
          <table:table-cell table:style-name="ce2" office:value-type="date" office:date-value="2013-07-18T22:30:00">
            <text:p>Thu, 10:30 PM 7/18</text:p>
          </table:table-cell>
          <table:table-cell table:style-name="ce3" table:formula="of:=([.A1136]-DATE(1970;1;1))*86400*1000" office:value-type="float" office:value="1374186600000">
            <text:p>1374186600000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327">
            <text:p>327</text:p>
          </table:table-cell>
          <table:table-cell office:value-type="float" office:value="488">
            <text:p>488</text:p>
          </table:table-cell>
          <table:table-cell office:value-type="float" office:value="1374186600000">
            <text:p>1374186600000</text:p>
          </table:table-cell>
        </table:table-row>
        <table:table-row table:style-name="ro2">
          <table:table-cell table:style-name="ce2" office:value-type="date" office:date-value="2013-07-18T22:35:00">
            <text:p>Thu, 10:35 PM 7/18</text:p>
          </table:table-cell>
          <table:table-cell table:style-name="ce3" table:formula="of:=([.A1137]-DATE(1970;1;1))*86400*1000" office:value-type="float" office:value="1374186900000">
            <text:p>137418690000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332">
            <text:p>332</text:p>
          </table:table-cell>
          <table:table-cell office:value-type="float" office:value="403">
            <text:p>403</text:p>
          </table:table-cell>
          <table:table-cell office:value-type="float" office:value="1374186900000">
            <text:p>1374186900000</text:p>
          </table:table-cell>
        </table:table-row>
        <table:table-row table:style-name="ro2">
          <table:table-cell table:style-name="ce2" office:value-type="date" office:date-value="2013-07-18T22:40:00">
            <text:p>Thu, 10:40 PM 7/18</text:p>
          </table:table-cell>
          <table:table-cell table:style-name="ce3" table:formula="of:=([.A1138]-DATE(1970;1;1))*86400*1000" office:value-type="float" office:value="1374187200000">
            <text:p>1374187200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401">
            <text:p>401</text:p>
          </table:table-cell>
          <table:table-cell office:value-type="float" office:value="422">
            <text:p>422</text:p>
          </table:table-cell>
          <table:table-cell office:value-type="float" office:value="1374187200000">
            <text:p>1374187200000</text:p>
          </table:table-cell>
        </table:table-row>
        <table:table-row table:style-name="ro2">
          <table:table-cell table:style-name="ce2" office:value-type="date" office:date-value="2013-07-18T22:45:00">
            <text:p>Thu, 10:45 PM 7/18</text:p>
          </table:table-cell>
          <table:table-cell table:style-name="ce3" table:formula="of:=([.A1139]-DATE(1970;1;1))*86400*1000" office:value-type="float" office:value="1374187500000">
            <text:p>1374187500000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86">
            <text:p>386</text:p>
          </table:table-cell>
          <table:table-cell office:value-type="float" office:value="461">
            <text:p>461</text:p>
          </table:table-cell>
          <table:table-cell office:value-type="float" office:value="1374187500000">
            <text:p>1374187500000</text:p>
          </table:table-cell>
        </table:table-row>
        <table:table-row table:style-name="ro2">
          <table:table-cell table:style-name="ce2" office:value-type="date" office:date-value="2013-07-18T22:50:00">
            <text:p>Thu, 10:50 PM 7/18</text:p>
          </table:table-cell>
          <table:table-cell table:style-name="ce3" table:formula="of:=([.A1140]-DATE(1970;1;1))*86400*1000" office:value-type="float" office:value="1374187800000">
            <text:p>13741878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344">
            <text:p>344</text:p>
          </table:table-cell>
          <table:table-cell office:value-type="float" office:value="442">
            <text:p>442</text:p>
          </table:table-cell>
          <table:table-cell office:value-type="float" office:value="1374187800000">
            <text:p>1374187800000</text:p>
          </table:table-cell>
        </table:table-row>
        <table:table-row table:style-name="ro2">
          <table:table-cell table:style-name="ce2" office:value-type="date" office:date-value="2013-07-18T22:55:00">
            <text:p>Thu, 10:55 PM 7/18</text:p>
          </table:table-cell>
          <table:table-cell table:style-name="ce3" table:formula="of:=([.A1141]-DATE(1970;1;1))*86400*1000" office:value-type="float" office:value="1374188100000">
            <text:p>1374188100000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304">
            <text:p>304</text:p>
          </table:table-cell>
          <table:table-cell office:value-type="float" office:value="449">
            <text:p>449</text:p>
          </table:table-cell>
          <table:table-cell office:value-type="float" office:value="1374188100000">
            <text:p>1374188100000</text:p>
          </table:table-cell>
        </table:table-row>
        <table:table-row table:style-name="ro2">
          <table:table-cell table:style-name="ce2" office:value-type="date" office:date-value="2013-07-18T23:00:00">
            <text:p>Thu, 11:00 PM 7/18</text:p>
          </table:table-cell>
          <table:table-cell table:style-name="ce3" table:formula="of:=([.A1142]-DATE(1970;1;1))*86400*1000" office:value-type="float" office:value="1374188400000">
            <text:p>1374188400000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299">
            <text:p>299</text:p>
          </table:table-cell>
          <table:table-cell office:value-type="float" office:value="412">
            <text:p>412</text:p>
          </table:table-cell>
          <table:table-cell office:value-type="float" office:value="1374188400000">
            <text:p>1374188400000</text:p>
          </table:table-cell>
        </table:table-row>
        <table:table-row table:style-name="ro2">
          <table:table-cell table:style-name="ce2" office:value-type="date" office:date-value="2013-07-18T23:05:00">
            <text:p>Thu, 11:05 PM 7/18</text:p>
          </table:table-cell>
          <table:table-cell table:style-name="ce3" table:formula="of:=([.A1143]-DATE(1970;1;1))*86400*1000" office:value-type="float" office:value="1374188700000">
            <text:p>137418870000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45">
            <text:p>245</text:p>
          </table:table-cell>
          <table:table-cell office:value-type="float" office:value="411">
            <text:p>411</text:p>
          </table:table-cell>
          <table:table-cell office:value-type="float" office:value="1374188700000">
            <text:p>1374188700000</text:p>
          </table:table-cell>
        </table:table-row>
        <table:table-row table:style-name="ro2">
          <table:table-cell table:style-name="ce2" office:value-type="date" office:date-value="2013-07-18T23:10:00">
            <text:p>Thu, 11:10 PM 7/18</text:p>
          </table:table-cell>
          <table:table-cell table:style-name="ce3" table:formula="of:=([.A1144]-DATE(1970;1;1))*86400*1000" office:value-type="float" office:value="1374189000000">
            <text:p>137418900000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62">
            <text:p>262</text:p>
          </table:table-cell>
          <table:table-cell office:value-type="float" office:value="376">
            <text:p>376</text:p>
          </table:table-cell>
          <table:table-cell office:value-type="float" office:value="1374189000000">
            <text:p>1374189000000</text:p>
          </table:table-cell>
        </table:table-row>
        <table:table-row table:style-name="ro2">
          <table:table-cell table:style-name="ce2" office:value-type="date" office:date-value="2013-07-18T23:15:00">
            <text:p>Thu, 11:15 PM 7/18</text:p>
          </table:table-cell>
          <table:table-cell table:style-name="ce3" table:formula="of:=([.A1145]-DATE(1970;1;1))*86400*1000" office:value-type="float" office:value="1374189300000">
            <text:p>1374189300000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office:value-type="float" office:value="311">
            <text:p>311</text:p>
          </table:table-cell>
          <table:table-cell office:value-type="float" office:value="1374189300000">
            <text:p>1374189300000</text:p>
          </table:table-cell>
        </table:table-row>
        <table:table-row table:style-name="ro2">
          <table:table-cell table:style-name="ce2" office:value-type="date" office:date-value="2013-07-18T23:20:00">
            <text:p>Thu, 11:20 PM 7/18</text:p>
          </table:table-cell>
          <table:table-cell table:style-name="ce3" table:formula="of:=([.A1146]-DATE(1970;1;1))*86400*1000" office:value-type="float" office:value="1374189600000">
            <text:p>137418960000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230">
            <text:p>230</text:p>
          </table:table-cell>
          <table:table-cell office:value-type="float" office:value="364">
            <text:p>364</text:p>
          </table:table-cell>
          <table:table-cell office:value-type="float" office:value="1374189600000">
            <text:p>1374189600000</text:p>
          </table:table-cell>
        </table:table-row>
        <table:table-row table:style-name="ro2">
          <table:table-cell table:style-name="ce2" office:value-type="date" office:date-value="2013-07-18T23:25:00">
            <text:p>Thu, 11:25 PM 7/18</text:p>
          </table:table-cell>
          <table:table-cell table:style-name="ce3" table:formula="of:=([.A1147]-DATE(1970;1;1))*86400*1000" office:value-type="float" office:value="1374189900000">
            <text:p>137418990000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05">
            <text:p>205</text:p>
          </table:table-cell>
          <table:table-cell office:value-type="float" office:value="341">
            <text:p>341</text:p>
          </table:table-cell>
          <table:table-cell office:value-type="float" office:value="1374189900000">
            <text:p>1374189900000</text:p>
          </table:table-cell>
        </table:table-row>
        <table:table-row table:style-name="ro2">
          <table:table-cell table:style-name="ce2" office:value-type="date" office:date-value="2013-07-18T23:30:00">
            <text:p>Thu, 11:30 PM 7/18</text:p>
          </table:table-cell>
          <table:table-cell table:style-name="ce3" table:formula="of:=([.A1148]-DATE(1970;1;1))*86400*1000" office:value-type="float" office:value="1374190200000">
            <text:p>137419020000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61">
            <text:p>261</text:p>
          </table:table-cell>
          <table:table-cell office:value-type="float" office:value="355">
            <text:p>355</text:p>
          </table:table-cell>
          <table:table-cell office:value-type="float" office:value="1374190200000">
            <text:p>1374190200000</text:p>
          </table:table-cell>
        </table:table-row>
        <table:table-row table:style-name="ro2">
          <table:table-cell table:style-name="ce2" office:value-type="date" office:date-value="2013-07-18T23:35:00">
            <text:p>Thu, 11:35 PM 7/18</text:p>
          </table:table-cell>
          <table:table-cell table:style-name="ce3" table:formula="of:=([.A1149]-DATE(1970;1;1))*86400*1000" office:value-type="float" office:value="1374190500000">
            <text:p>1374190500000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205">
            <text:p>205</text:p>
          </table:table-cell>
          <table:table-cell office:value-type="float" office:value="362">
            <text:p>362</text:p>
          </table:table-cell>
          <table:table-cell office:value-type="float" office:value="1374190500000">
            <text:p>1374190500000</text:p>
          </table:table-cell>
        </table:table-row>
        <table:table-row table:style-name="ro2">
          <table:table-cell table:style-name="ce2" office:value-type="date" office:date-value="2013-07-18T23:40:00">
            <text:p>Thu, 11:40 PM 7/18</text:p>
          </table:table-cell>
          <table:table-cell table:style-name="ce3" table:formula="of:=([.A1150]-DATE(1970;1;1))*86400*1000" office:value-type="float" office:value="1374190800000">
            <text:p>137419080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9">
            <text:p>259</text:p>
          </table:table-cell>
          <table:table-cell office:value-type="float" office:value="338">
            <text:p>338</text:p>
          </table:table-cell>
          <table:table-cell office:value-type="float" office:value="1374190800000">
            <text:p>1374190800000</text:p>
          </table:table-cell>
        </table:table-row>
        <table:table-row table:style-name="ro2">
          <table:table-cell table:style-name="ce2" office:value-type="date" office:date-value="2013-07-18T23:45:00">
            <text:p>Thu, 11:45 PM 7/18</text:p>
          </table:table-cell>
          <table:table-cell table:style-name="ce3" table:formula="of:=([.A1151]-DATE(1970;1;1))*86400*1000" office:value-type="float" office:value="1374191100000">
            <text:p>137419110000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217">
            <text:p>217</text:p>
          </table:table-cell>
          <table:table-cell office:value-type="float" office:value="302">
            <text:p>302</text:p>
          </table:table-cell>
          <table:table-cell office:value-type="float" office:value="1374191100000">
            <text:p>1374191100000</text:p>
          </table:table-cell>
        </table:table-row>
        <table:table-row table:style-name="ro2">
          <table:table-cell table:style-name="ce2" office:value-type="date" office:date-value="2013-07-18T23:50:00">
            <text:p>Thu, 11:50 PM 7/18</text:p>
          </table:table-cell>
          <table:table-cell table:style-name="ce3" table:formula="of:=([.A1152]-DATE(1970;1;1))*86400*1000" office:value-type="float" office:value="1374191400000">
            <text:p>137419140000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10">
            <text:p>210</text:p>
          </table:table-cell>
          <table:table-cell office:value-type="float" office:value="298">
            <text:p>298</text:p>
          </table:table-cell>
          <table:table-cell office:value-type="float" office:value="1374191400000">
            <text:p>1374191400000</text:p>
          </table:table-cell>
        </table:table-row>
        <table:table-row table:style-name="ro2">
          <table:table-cell table:style-name="ce2" office:value-type="date" office:date-value="2013-07-18T23:55:00">
            <text:p>Thu, 11:55 PM 7/18</text:p>
          </table:table-cell>
          <table:table-cell table:style-name="ce3" table:formula="of:=([.A1153]-DATE(1970;1;1))*86400*1000" office:value-type="float" office:value="1374191700000">
            <text:p>137419170000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78">
            <text:p>178</text:p>
          </table:table-cell>
          <table:table-cell office:value-type="float" office:value="266">
            <text:p>266</text:p>
          </table:table-cell>
          <table:table-cell office:value-type="float" office:value="1374191700000">
            <text:p>1374191700000</text:p>
          </table:table-cell>
        </table:table-row>
        <table:table-row table:style-name="ro2">
          <table:table-cell table:style-name="ce2" office:value-type="date" office:date-value="2013-07-19">
            <text:p>Fri, 12:00 AM 7/19</text:p>
          </table:table-cell>
          <table:table-cell table:style-name="ce3" table:formula="of:=([.A1154]-DATE(1970;1;1))*86400*1000" office:value-type="float" office:value="1374192000000">
            <text:p>1374192000000</text:p>
          </table:table-cell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office:value-type="float" office:value="264">
            <text:p>264</text:p>
          </table:table-cell>
          <table:table-cell office:value-type="float" office:value="1374192000000">
            <text:p>1374192000000</text:p>
          </table:table-cell>
        </table:table-row>
        <table:table-row table:style-name="ro2">
          <table:table-cell table:style-name="ce2" office:value-type="date" office:date-value="2013-07-19T00:05:00">
            <text:p>Fri, 12:05 AM 7/19</text:p>
          </table:table-cell>
          <table:table-cell table:style-name="ce3" table:formula="of:=([.A1155]-DATE(1970;1;1))*86400*1000" office:value-type="float" office:value="1374192300000">
            <text:p>1374192300000</text:p>
          </table:table-cell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171">
            <text:p>171</text:p>
          </table:table-cell>
          <table:table-cell office:value-type="float" office:value="256">
            <text:p>256</text:p>
          </table:table-cell>
          <table:table-cell office:value-type="float" office:value="1374192300000">
            <text:p>1374192300000</text:p>
          </table:table-cell>
        </table:table-row>
        <table:table-row table:style-name="ro2">
          <table:table-cell table:style-name="ce2" office:value-type="date" office:date-value="2013-07-19T00:10:00">
            <text:p>Fri, 12:10 AM 7/19</text:p>
          </table:table-cell>
          <table:table-cell table:style-name="ce3" table:formula="of:=([.A1156]-DATE(1970;1;1))*86400*1000" office:value-type="float" office:value="1374192600000">
            <text:p>1374192600000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 office:value-type="float" office:value="215">
            <text:p>215</text:p>
          </table:table-cell>
          <table:table-cell office:value-type="float" office:value="1374192600000">
            <text:p>1374192600000</text:p>
          </table:table-cell>
        </table:table-row>
        <table:table-row table:style-name="ro2">
          <table:table-cell table:style-name="ce2" office:value-type="date" office:date-value="2013-07-19T00:15:00">
            <text:p>Fri, 12:15 AM 7/19</text:p>
          </table:table-cell>
          <table:table-cell table:style-name="ce3" table:formula="of:=([.A1157]-DATE(1970;1;1))*86400*1000" office:value-type="float" office:value="1374192900000">
            <text:p>1374192900000</text:p>
          </table:table-cell>
          <table:table-cell office:value-type="float" office:value="9">
            <text:p>9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 office:value-type="float" office:value="253">
            <text:p>253</text:p>
          </table:table-cell>
          <table:table-cell office:value-type="float" office:value="1374192900000">
            <text:p>1374192900000</text:p>
          </table:table-cell>
        </table:table-row>
        <table:table-row table:style-name="ro2">
          <table:table-cell table:style-name="ce2" office:value-type="date" office:date-value="2013-07-19T00:20:00">
            <text:p>Fri, 12:20 AM 7/19</text:p>
          </table:table-cell>
          <table:table-cell table:style-name="ce3" table:formula="of:=([.A1158]-DATE(1970;1;1))*86400*1000" office:value-type="float" office:value="1374193200000">
            <text:p>1374193200000</text:p>
          </table:table-cell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office:value-type="float" office:value="243">
            <text:p>243</text:p>
          </table:table-cell>
          <table:table-cell office:value-type="float" office:value="1374193200000">
            <text:p>1374193200000</text:p>
          </table:table-cell>
        </table:table-row>
        <table:table-row table:style-name="ro2">
          <table:table-cell table:style-name="ce2" office:value-type="date" office:date-value="2013-07-19T00:25:00">
            <text:p>Fri, 12:25 AM 7/19</text:p>
          </table:table-cell>
          <table:table-cell table:style-name="ce3" table:formula="of:=([.A1159]-DATE(1970;1;1))*86400*1000" office:value-type="float" office:value="1374193500000">
            <text:p>1374193500000</text:p>
          </table:table-cell>
          <table:table-cell office:value-type="float" office:value="9">
            <text:p>9</text:p>
          </table:table-cell>
          <table:table-cell office:value-type="float" office:value="118">
            <text:p>118</text:p>
          </table:table-cell>
          <table:table-cell office:value-type="float" office:value="136">
            <text:p>136</text:p>
          </table:table-cell>
          <table:table-cell office:value-type="float" office:value="228">
            <text:p>228</text:p>
          </table:table-cell>
          <table:table-cell office:value-type="float" office:value="1374193500000">
            <text:p>1374193500000</text:p>
          </table:table-cell>
        </table:table-row>
        <table:table-row table:style-name="ro2">
          <table:table-cell table:style-name="ce2" office:value-type="date" office:date-value="2013-07-19T00:30:00">
            <text:p>Fri, 12:30 AM 7/19</text:p>
          </table:table-cell>
          <table:table-cell table:style-name="ce3" table:formula="of:=([.A1160]-DATE(1970;1;1))*86400*1000" office:value-type="float" office:value="1374193800000">
            <text:p>1374193800000</text:p>
          </table:table-cell>
          <table:table-cell office:value-type="float" office:value="9">
            <text:p>9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213">
            <text:p>213</text:p>
          </table:table-cell>
          <table:table-cell office:value-type="float" office:value="1374193800000">
            <text:p>1374193800000</text:p>
          </table:table-cell>
        </table:table-row>
        <table:table-row table:style-name="ro2">
          <table:table-cell table:style-name="ce2" office:value-type="date" office:date-value="2013-07-19T00:35:00">
            <text:p>Fri, 12:35 AM 7/19</text:p>
          </table:table-cell>
          <table:table-cell table:style-name="ce3" table:formula="of:=([.A1161]-DATE(1970;1;1))*86400*1000" office:value-type="float" office:value="1374194100000">
            <text:p>1374194100000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235">
            <text:p>235</text:p>
          </table:table-cell>
          <table:table-cell office:value-type="float" office:value="1374194100000">
            <text:p>1374194100000</text:p>
          </table:table-cell>
        </table:table-row>
        <table:table-row table:style-name="ro2">
          <table:table-cell table:style-name="ce2" office:value-type="date" office:date-value="2013-07-19T00:40:00">
            <text:p>Fri, 12:40 AM 7/19</text:p>
          </table:table-cell>
          <table:table-cell table:style-name="ce3" table:formula="of:=([.A1162]-DATE(1970;1;1))*86400*1000" office:value-type="float" office:value="1374194400000">
            <text:p>1374194400000</text:p>
          </table:table-cell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198">
            <text:p>198</text:p>
          </table:table-cell>
          <table:table-cell office:value-type="float" office:value="1374194400000">
            <text:p>1374194400000</text:p>
          </table:table-cell>
        </table:table-row>
        <table:table-row table:style-name="ro2">
          <table:table-cell table:style-name="ce2" office:value-type="date" office:date-value="2013-07-19T00:45:00">
            <text:p>Fri, 12:45 AM 7/19</text:p>
          </table:table-cell>
          <table:table-cell table:style-name="ce3" table:formula="of:=([.A1163]-DATE(1970;1;1))*86400*1000" office:value-type="float" office:value="1374194700000">
            <text:p>1374194700000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office:value-type="float" office:value="207">
            <text:p>207</text:p>
          </table:table-cell>
          <table:table-cell office:value-type="float" office:value="1374194700000">
            <text:p>1374194700000</text:p>
          </table:table-cell>
        </table:table-row>
        <table:table-row table:style-name="ro2">
          <table:table-cell table:style-name="ce2" office:value-type="date" office:date-value="2013-07-19T00:50:00">
            <text:p>Fri, 12:50 AM 7/19</text:p>
          </table:table-cell>
          <table:table-cell table:style-name="ce3" table:formula="of:=([.A1164]-DATE(1970;1;1))*86400*1000" office:value-type="float" office:value="1374195000000">
            <text:p>1374195000000</text:p>
          </table:table-cell>
          <table:table-cell office:value-type="float" office:value="9">
            <text:p>9</text:p>
          </table:table-cell>
          <table:table-cell table:number-columns-repeated="2" office:value-type="float" office:value="88">
            <text:p>88</text:p>
          </table:table-cell>
          <table:table-cell office:value-type="float" office:value="196">
            <text:p>196</text:p>
          </table:table-cell>
          <table:table-cell office:value-type="float" office:value="1374195000000">
            <text:p>1374195000000</text:p>
          </table:table-cell>
        </table:table-row>
        <table:table-row table:style-name="ro2">
          <table:table-cell table:style-name="ce2" office:value-type="date" office:date-value="2013-07-19T00:55:00">
            <text:p>Fri, 12:55 AM 7/19</text:p>
          </table:table-cell>
          <table:table-cell table:style-name="ce3" table:formula="of:=([.A1165]-DATE(1970;1;1))*86400*1000" office:value-type="float" office:value="1374195300000">
            <text:p>1374195300000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206">
            <text:p>206</text:p>
          </table:table-cell>
          <table:table-cell office:value-type="float" office:value="1374195300000">
            <text:p>1374195300000</text:p>
          </table:table-cell>
        </table:table-row>
        <table:table-row table:style-name="ro2">
          <table:table-cell table:style-name="ce2" office:value-type="date" office:date-value="2013-07-19T01:00:00">
            <text:p>Fri, 1:00 AM 7/19</text:p>
          </table:table-cell>
          <table:table-cell table:style-name="ce3" table:formula="of:=([.A1166]-DATE(1970;1;1))*86400*1000" office:value-type="float" office:value="1374195600000">
            <text:p>137419560000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109">
            <text:p>109</text:p>
          </table:table-cell>
          <table:table-cell office:value-type="float" office:value="199">
            <text:p>199</text:p>
          </table:table-cell>
          <table:table-cell office:value-type="float" office:value="1374195600000">
            <text:p>1374195600000</text:p>
          </table:table-cell>
        </table:table-row>
        <table:table-row table:style-name="ro2">
          <table:table-cell table:style-name="ce2" office:value-type="date" office:date-value="2013-07-19T01:05:00">
            <text:p>Fri, 1:05 AM 7/19</text:p>
          </table:table-cell>
          <table:table-cell table:style-name="ce3" table:formula="of:=([.A1167]-DATE(1970;1;1))*86400*1000" office:value-type="float" office:value="1374195900000">
            <text:p>1374195900000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119">
            <text:p>119</text:p>
          </table:table-cell>
          <table:table-cell office:value-type="float" office:value="171">
            <text:p>171</text:p>
          </table:table-cell>
          <table:table-cell office:value-type="float" office:value="1374195900000">
            <text:p>1374195900000</text:p>
          </table:table-cell>
        </table:table-row>
        <table:table-row table:style-name="ro2">
          <table:table-cell table:style-name="ce2" office:value-type="date" office:date-value="2013-07-19T01:10:00">
            <text:p>Fri, 1:10 AM 7/19</text:p>
          </table:table-cell>
          <table:table-cell table:style-name="ce3" table:formula="of:=([.A1168]-DATE(1970;1;1))*86400*1000" office:value-type="float" office:value="1374196200000">
            <text:p>1374196200000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70">
            <text:p>170</text:p>
          </table:table-cell>
          <table:table-cell office:value-type="float" office:value="1374196200000">
            <text:p>1374196200000</text:p>
          </table:table-cell>
        </table:table-row>
        <table:table-row table:style-name="ro2">
          <table:table-cell table:style-name="ce2" office:value-type="date" office:date-value="2013-07-19T01:15:00">
            <text:p>Fri, 1:15 AM 7/19</text:p>
          </table:table-cell>
          <table:table-cell table:style-name="ce3" table:formula="of:=([.A1169]-DATE(1970;1;1))*86400*1000" office:value-type="float" office:value="1374196500000">
            <text:p>137419650000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125">
            <text:p>125</text:p>
          </table:table-cell>
          <table:table-cell office:value-type="float" office:value="183">
            <text:p>183</text:p>
          </table:table-cell>
          <table:table-cell office:value-type="float" office:value="1374196500000">
            <text:p>1374196500000</text:p>
          </table:table-cell>
        </table:table-row>
        <table:table-row table:style-name="ro2">
          <table:table-cell table:style-name="ce2" office:value-type="date" office:date-value="2013-07-19T01:20:00">
            <text:p>Fri, 1:20 AM 7/19</text:p>
          </table:table-cell>
          <table:table-cell table:style-name="ce3" table:formula="of:=([.A1170]-DATE(1970;1;1))*86400*1000" office:value-type="float" office:value="1374196800000">
            <text:p>1374196800000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162">
            <text:p>162</text:p>
          </table:table-cell>
          <table:table-cell office:value-type="float" office:value="1374196800000">
            <text:p>1374196800000</text:p>
          </table:table-cell>
        </table:table-row>
        <table:table-row table:style-name="ro2">
          <table:table-cell table:style-name="ce2" office:value-type="date" office:date-value="2013-07-19T01:25:00">
            <text:p>Fri, 1:25 AM 7/19</text:p>
          </table:table-cell>
          <table:table-cell table:style-name="ce3" table:formula="of:=([.A1171]-DATE(1970;1;1))*86400*1000" office:value-type="float" office:value="1374197100000">
            <text:p>1374197100000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office:value-type="float" office:value="182">
            <text:p>182</text:p>
          </table:table-cell>
          <table:table-cell office:value-type="float" office:value="1374197100000">
            <text:p>1374197100000</text:p>
          </table:table-cell>
        </table:table-row>
        <table:table-row table:style-name="ro2">
          <table:table-cell table:style-name="ce2" office:value-type="date" office:date-value="2013-07-19T01:30:00">
            <text:p>Fri, 1:30 AM 7/19</text:p>
          </table:table-cell>
          <table:table-cell table:style-name="ce3" table:formula="of:=([.A1172]-DATE(1970;1;1))*86400*1000" office:value-type="float" office:value="1374197400000">
            <text:p>137419740000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office:value-type="float" office:value="1374197400000">
            <text:p>1374197400000</text:p>
          </table:table-cell>
        </table:table-row>
        <table:table-row table:style-name="ro2">
          <table:table-cell table:style-name="ce2" office:value-type="date" office:date-value="2013-07-19T01:35:00">
            <text:p>Fri, 1:35 AM 7/19</text:p>
          </table:table-cell>
          <table:table-cell table:style-name="ce3" table:formula="of:=([.A1173]-DATE(1970;1;1))*86400*1000" office:value-type="float" office:value="1374197700000">
            <text:p>1374197700000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office:value-type="float" office:value="169">
            <text:p>169</text:p>
          </table:table-cell>
          <table:table-cell office:value-type="float" office:value="1374197700000">
            <text:p>1374197700000</text:p>
          </table:table-cell>
        </table:table-row>
        <table:table-row table:style-name="ro2">
          <table:table-cell table:style-name="ce2" office:value-type="date" office:date-value="2013-07-19T01:40:00">
            <text:p>Fri, 1:40 AM 7/19</text:p>
          </table:table-cell>
          <table:table-cell table:style-name="ce3" table:formula="of:=([.A1174]-DATE(1970;1;1))*86400*1000" office:value-type="float" office:value="1374198000000">
            <text:p>1374198000000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85">
            <text:p>185</text:p>
          </table:table-cell>
          <table:table-cell office:value-type="float" office:value="1374198000000">
            <text:p>1374198000000</text:p>
          </table:table-cell>
        </table:table-row>
        <table:table-row table:style-name="ro2">
          <table:table-cell table:style-name="ce2" office:value-type="date" office:date-value="2013-07-19T01:45:00">
            <text:p>Fri, 1:45 AM 7/19</text:p>
          </table:table-cell>
          <table:table-cell table:style-name="ce3" table:formula="of:=([.A1175]-DATE(1970;1;1))*86400*1000" office:value-type="float" office:value="1374198300000">
            <text:p>1374198300000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177">
            <text:p>177</text:p>
          </table:table-cell>
          <table:table-cell office:value-type="float" office:value="1374198300000">
            <text:p>1374198300000</text:p>
          </table:table-cell>
        </table:table-row>
        <table:table-row table:style-name="ro2">
          <table:table-cell table:style-name="ce2" office:value-type="date" office:date-value="2013-07-19T01:50:00">
            <text:p>Fri, 1:50 AM 7/19</text:p>
          </table:table-cell>
          <table:table-cell table:style-name="ce3" table:formula="of:=([.A1176]-DATE(1970;1;1))*86400*1000" office:value-type="float" office:value="1374198600000">
            <text:p>137419860000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68">
            <text:p>168</text:p>
          </table:table-cell>
          <table:table-cell office:value-type="float" office:value="1374198600000">
            <text:p>1374198600000</text:p>
          </table:table-cell>
        </table:table-row>
        <table:table-row table:style-name="ro2">
          <table:table-cell table:style-name="ce2" office:value-type="date" office:date-value="2013-07-19T01:55:00">
            <text:p>Fri, 1:55 AM 7/19</text:p>
          </table:table-cell>
          <table:table-cell table:style-name="ce3" table:formula="of:=([.A1177]-DATE(1970;1;1))*86400*1000" office:value-type="float" office:value="1374198900000">
            <text:p>1374198900000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98">
            <text:p>98</text:p>
          </table:table-cell>
          <table:table-cell office:value-type="float" office:value="152">
            <text:p>152</text:p>
          </table:table-cell>
          <table:table-cell office:value-type="float" office:value="1374198900000">
            <text:p>1374198900000</text:p>
          </table:table-cell>
        </table:table-row>
        <table:table-row table:style-name="ro2">
          <table:table-cell table:style-name="ce2" office:value-type="date" office:date-value="2013-07-19T02:00:00">
            <text:p>Fri, 2:00 AM 7/19</text:p>
          </table:table-cell>
          <table:table-cell table:style-name="ce3" table:formula="of:=([.A1178]-DATE(1970;1;1))*86400*1000" office:value-type="float" office:value="1374199200000">
            <text:p>1374199200000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59">
            <text:p>159</text:p>
          </table:table-cell>
          <table:table-cell office:value-type="float" office:value="1374199200000">
            <text:p>1374199200000</text:p>
          </table:table-cell>
        </table:table-row>
        <table:table-row table:style-name="ro2">
          <table:table-cell table:style-name="ce2" office:value-type="date" office:date-value="2013-07-19T02:05:00">
            <text:p>Fri, 2:05 AM 7/19</text:p>
          </table:table-cell>
          <table:table-cell table:style-name="ce3" table:formula="of:=([.A1179]-DATE(1970;1;1))*86400*1000" office:value-type="float" office:value="1374199500000">
            <text:p>1374199500000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152">
            <text:p>152</text:p>
          </table:table-cell>
          <table:table-cell office:value-type="float" office:value="1374199500000">
            <text:p>1374199500000</text:p>
          </table:table-cell>
        </table:table-row>
        <table:table-row table:style-name="ro2">
          <table:table-cell table:style-name="ce2" office:value-type="date" office:date-value="2013-07-19T02:10:00">
            <text:p>Fri, 2:10 AM 7/19</text:p>
          </table:table-cell>
          <table:table-cell table:style-name="ce3" table:formula="of:=([.A1180]-DATE(1970;1;1))*86400*1000" office:value-type="float" office:value="1374199800000">
            <text:p>1374199800000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79">
            <text:p>179</text:p>
          </table:table-cell>
          <table:table-cell office:value-type="float" office:value="1374199800000">
            <text:p>1374199800000</text:p>
          </table:table-cell>
        </table:table-row>
        <table:table-row table:style-name="ro2">
          <table:table-cell table:style-name="ce2" office:value-type="date" office:date-value="2013-07-19T02:15:00">
            <text:p>Fri, 2:15 AM 7/19</text:p>
          </table:table-cell>
          <table:table-cell table:style-name="ce3" table:formula="of:=([.A1181]-DATE(1970;1;1))*86400*1000" office:value-type="float" office:value="1374200100000">
            <text:p>137420010000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office:value-type="float" office:value="1374200100000">
            <text:p>1374200100000</text:p>
          </table:table-cell>
        </table:table-row>
        <table:table-row table:style-name="ro2">
          <table:table-cell table:style-name="ce2" office:value-type="date" office:date-value="2013-07-19T02:20:00">
            <text:p>Fri, 2:20 AM 7/19</text:p>
          </table:table-cell>
          <table:table-cell table:style-name="ce3" table:formula="of:=([.A1182]-DATE(1970;1;1))*86400*1000" office:value-type="float" office:value="1374200400000">
            <text:p>1374200400000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141">
            <text:p>141</text:p>
          </table:table-cell>
          <table:table-cell office:value-type="float" office:value="1374200400000">
            <text:p>1374200400000</text:p>
          </table:table-cell>
        </table:table-row>
        <table:table-row table:style-name="ro2">
          <table:table-cell table:style-name="ce2" office:value-type="date" office:date-value="2013-07-19T02:25:00">
            <text:p>Fri, 2:25 AM 7/19</text:p>
          </table:table-cell>
          <table:table-cell table:style-name="ce3" table:formula="of:=([.A1183]-DATE(1970;1;1))*86400*1000" office:value-type="float" office:value="1374200700000">
            <text:p>1374200700000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156">
            <text:p>156</text:p>
          </table:table-cell>
          <table:table-cell office:value-type="float" office:value="1374200700000">
            <text:p>1374200700000</text:p>
          </table:table-cell>
        </table:table-row>
        <table:table-row table:style-name="ro2">
          <table:table-cell table:style-name="ce2" office:value-type="date" office:date-value="2013-07-19T02:30:00">
            <text:p>Fri, 2:30 AM 7/19</text:p>
          </table:table-cell>
          <table:table-cell table:style-name="ce3" table:formula="of:=([.A1184]-DATE(1970;1;1))*86400*1000" office:value-type="float" office:value="1374201000000">
            <text:p>1374201000000</text:p>
          </table:table-cell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148">
            <text:p>148</text:p>
          </table:table-cell>
          <table:table-cell office:value-type="float" office:value="1374201000000">
            <text:p>1374201000000</text:p>
          </table:table-cell>
        </table:table-row>
        <table:table-row table:style-name="ro2">
          <table:table-cell table:style-name="ce2" office:value-type="date" office:date-value="2013-07-19T02:35:00">
            <text:p>Fri, 2:35 AM 7/19</text:p>
          </table:table-cell>
          <table:table-cell table:style-name="ce3" table:formula="of:=([.A1185]-DATE(1970;1;1))*86400*1000" office:value-type="float" office:value="1374201300000">
            <text:p>1374201300000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138">
            <text:p>138</text:p>
          </table:table-cell>
          <table:table-cell office:value-type="float" office:value="1374201300000">
            <text:p>1374201300000</text:p>
          </table:table-cell>
        </table:table-row>
        <table:table-row table:style-name="ro2">
          <table:table-cell table:style-name="ce2" office:value-type="date" office:date-value="2013-07-19T02:40:00">
            <text:p>Fri, 2:40 AM 7/19</text:p>
          </table:table-cell>
          <table:table-cell table:style-name="ce3" table:formula="of:=([.A1186]-DATE(1970;1;1))*86400*1000" office:value-type="float" office:value="1374201600000">
            <text:p>137420160000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13">
            <text:p>113</text:p>
          </table:table-cell>
          <table:table-cell office:value-type="float" office:value="1374201600000">
            <text:p>1374201600000</text:p>
          </table:table-cell>
        </table:table-row>
        <table:table-row table:style-name="ro2">
          <table:table-cell table:style-name="ce2" office:value-type="date" office:date-value="2013-07-19T02:45:00">
            <text:p>Fri, 2:45 AM 7/19</text:p>
          </table:table-cell>
          <table:table-cell table:style-name="ce3" table:formula="of:=([.A1187]-DATE(1970;1;1))*86400*1000" office:value-type="float" office:value="1374201900000">
            <text:p>137420190000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116">
            <text:p>116</text:p>
          </table:table-cell>
          <table:table-cell office:value-type="float" office:value="1374201900000">
            <text:p>1374201900000</text:p>
          </table:table-cell>
        </table:table-row>
        <table:table-row table:style-name="ro2">
          <table:table-cell table:style-name="ce2" office:value-type="date" office:date-value="2013-07-19T02:50:00">
            <text:p>Fri, 2:50 AM 7/19</text:p>
          </table:table-cell>
          <table:table-cell table:style-name="ce3" table:formula="of:=([.A1188]-DATE(1970;1;1))*86400*1000" office:value-type="float" office:value="1374202200000">
            <text:p>137420220000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107">
            <text:p>107</text:p>
          </table:table-cell>
          <table:table-cell office:value-type="float" office:value="1374202200000">
            <text:p>1374202200000</text:p>
          </table:table-cell>
        </table:table-row>
        <table:table-row table:style-name="ro2">
          <table:table-cell table:style-name="ce2" office:value-type="date" office:date-value="2013-07-19T02:55:00">
            <text:p>Fri, 2:55 AM 7/19</text:p>
          </table:table-cell>
          <table:table-cell table:style-name="ce3" table:formula="of:=([.A1189]-DATE(1970;1;1))*86400*1000" office:value-type="float" office:value="1374202500000">
            <text:p>1374202500000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1374202500000">
            <text:p>1374202500000</text:p>
          </table:table-cell>
        </table:table-row>
        <table:table-row table:style-name="ro2">
          <table:table-cell table:style-name="ce2" office:value-type="date" office:date-value="2013-07-19T03:00:00">
            <text:p>Fri, 3:00 AM 7/19</text:p>
          </table:table-cell>
          <table:table-cell table:style-name="ce3" table:formula="of:=([.A1190]-DATE(1970;1;1))*86400*1000" office:value-type="float" office:value="1374202800000">
            <text:p>1374202800000</text:p>
          </table:table-cell>
          <table:table-cell office:value-type="float" office:value="12">
            <text:p>12</text:p>
          </table:table-cell>
          <table:table-cell table:number-columns-repeated="2"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1374202800000">
            <text:p>1374202800000</text:p>
          </table:table-cell>
        </table:table-row>
        <table:table-row table:style-name="ro2">
          <table:table-cell table:style-name="ce2" office:value-type="date" office:date-value="2013-07-19T03:05:00">
            <text:p>Fri, 3:05 AM 7/19</text:p>
          </table:table-cell>
          <table:table-cell table:style-name="ce3" table:formula="of:=([.A1191]-DATE(1970;1;1))*86400*1000" office:value-type="float" office:value="1374203100000">
            <text:p>137420310000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374203100000">
            <text:p>1374203100000</text:p>
          </table:table-cell>
        </table:table-row>
        <table:table-row table:style-name="ro2">
          <table:table-cell table:style-name="ce2" office:value-type="date" office:date-value="2013-07-19T03:10:00">
            <text:p>Fri, 3:10 AM 7/19</text:p>
          </table:table-cell>
          <table:table-cell table:style-name="ce3" table:formula="of:=([.A1192]-DATE(1970;1;1))*86400*1000" office:value-type="float" office:value="1374203400000">
            <text:p>1374203400000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 office:value-type="float" office:value="1374203400000">
            <text:p>1374203400000</text:p>
          </table:table-cell>
        </table:table-row>
        <table:table-row table:style-name="ro2">
          <table:table-cell table:style-name="ce2" office:value-type="date" office:date-value="2013-07-19T03:15:00">
            <text:p>Fri, 3:15 AM 7/19</text:p>
          </table:table-cell>
          <table:table-cell table:style-name="ce3" table:formula="of:=([.A1193]-DATE(1970;1;1))*86400*1000" office:value-type="float" office:value="1374203700000">
            <text:p>1374203700000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1374203700000">
            <text:p>1374203700000</text:p>
          </table:table-cell>
        </table:table-row>
        <table:table-row table:style-name="ro2">
          <table:table-cell table:style-name="ce2" office:value-type="date" office:date-value="2013-07-19T03:20:00">
            <text:p>Fri, 3:20 AM 7/19</text:p>
          </table:table-cell>
          <table:table-cell table:style-name="ce3" table:formula="of:=([.A1194]-DATE(1970;1;1))*86400*1000" office:value-type="float" office:value="1374204000000">
            <text:p>1374204000000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374204000000">
            <text:p>1374204000000</text:p>
          </table:table-cell>
        </table:table-row>
        <table:table-row table:style-name="ro2">
          <table:table-cell table:style-name="ce2" office:value-type="date" office:date-value="2013-07-19T03:25:00">
            <text:p>Fri, 3:25 AM 7/19</text:p>
          </table:table-cell>
          <table:table-cell table:style-name="ce3" table:formula="of:=([.A1195]-DATE(1970;1;1))*86400*1000" office:value-type="float" office:value="1374204300000">
            <text:p>1374204300000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119">
            <text:p>119</text:p>
          </table:table-cell>
          <table:table-cell office:value-type="float" office:value="1374204300000">
            <text:p>1374204300000</text:p>
          </table:table-cell>
        </table:table-row>
        <table:table-row table:style-name="ro2">
          <table:table-cell table:style-name="ce2" office:value-type="date" office:date-value="2013-07-19T03:30:00">
            <text:p>Fri, 3:30 AM 7/19</text:p>
          </table:table-cell>
          <table:table-cell table:style-name="ce3" table:formula="of:=([.A1196]-DATE(1970;1;1))*86400*1000" office:value-type="float" office:value="1374204600000">
            <text:p>1374204600000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1374204600000">
            <text:p>1374204600000</text:p>
          </table:table-cell>
        </table:table-row>
        <table:table-row table:style-name="ro2">
          <table:table-cell table:style-name="ce2" office:value-type="date" office:date-value="2013-07-19T03:35:00">
            <text:p>Fri, 3:35 AM 7/19</text:p>
          </table:table-cell>
          <table:table-cell table:style-name="ce3" table:formula="of:=([.A1197]-DATE(1970;1;1))*86400*1000" office:value-type="float" office:value="1374204900000">
            <text:p>1374204900000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82">
            <text:p>82</text:p>
          </table:table-cell>
          <table:table-cell office:value-type="float" office:value="1374204900000">
            <text:p>1374204900000</text:p>
          </table:table-cell>
        </table:table-row>
        <table:table-row table:style-name="ro2">
          <table:table-cell table:style-name="ce2" office:value-type="date" office:date-value="2013-07-19T03:40:00">
            <text:p>Fri, 3:40 AM 7/19</text:p>
          </table:table-cell>
          <table:table-cell table:style-name="ce3" table:formula="of:=([.A1198]-DATE(1970;1;1))*86400*1000" office:value-type="float" office:value="1374205200000">
            <text:p>13742052000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1374205200000">
            <text:p>1374205200000</text:p>
          </table:table-cell>
        </table:table-row>
        <table:table-row table:style-name="ro2">
          <table:table-cell table:style-name="ce2" office:value-type="date" office:date-value="2013-07-19T03:45:00">
            <text:p>Fri, 3:45 AM 7/19</text:p>
          </table:table-cell>
          <table:table-cell table:style-name="ce3" table:formula="of:=([.A1199]-DATE(1970;1;1))*86400*1000" office:value-type="float" office:value="1374205500000">
            <text:p>1374205500000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office:value-type="float" office:value="1374205500000">
            <text:p>1374205500000</text:p>
          </table:table-cell>
        </table:table-row>
        <table:table-row table:style-name="ro2">
          <table:table-cell table:style-name="ce2" office:value-type="date" office:date-value="2013-07-19T03:50:00">
            <text:p>Fri, 3:50 AM 7/19</text:p>
          </table:table-cell>
          <table:table-cell table:style-name="ce3" table:formula="of:=([.A1200]-DATE(1970;1;1))*86400*1000" office:value-type="float" office:value="1374205800000">
            <text:p>1374205800000</text:p>
          </table:table-cell>
          <table:table-cell office:value-type="float" office:value="33">
            <text:p>33</text:p>
          </table:table-cell>
          <table:table-cell office:value-type="float" office:value="186">
            <text:p>186</text:p>
          </table:table-cell>
          <table:table-cell office:value-type="float" office:value="95">
            <text:p>95</text:p>
          </table:table-cell>
          <table:table-cell office:value-type="float" office:value="152">
            <text:p>152</text:p>
          </table:table-cell>
          <table:table-cell office:value-type="float" office:value="1374205800000">
            <text:p>1374205800000</text:p>
          </table:table-cell>
        </table:table-row>
        <table:table-row table:style-name="ro2">
          <table:table-cell table:style-name="ce2" office:value-type="date" office:date-value="2013-07-19T03:55:00">
            <text:p>Fri, 3:55 AM 7/19</text:p>
          </table:table-cell>
          <table:table-cell table:style-name="ce3" table:formula="of:=([.A1201]-DATE(1970;1;1))*86400*1000" office:value-type="float" office:value="1374206100000">
            <text:p>1374206100000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office:value-type="float" office:value="1374206100000">
            <text:p>1374206100000</text:p>
          </table:table-cell>
        </table:table-row>
        <table:table-row table:style-name="ro2">
          <table:table-cell table:style-name="ce2" office:value-type="date" office:date-value="2013-07-19T04:00:00">
            <text:p>Fri, 4:00 AM 7/19</text:p>
          </table:table-cell>
          <table:table-cell table:style-name="ce3" table:formula="of:=([.A1202]-DATE(1970;1;1))*86400*1000" office:value-type="float" office:value="1374206400000">
            <text:p>1374206400000</text:p>
          </table:table-cell>
          <table:table-cell office:value-type="float" office:value="21">
            <text:p>21</text:p>
          </table:table-cell>
          <table:table-cell office:value-type="float" office:value="130">
            <text:p>130</text:p>
          </table:table-cell>
          <table:table-cell office:value-type="float" office:value="89">
            <text:p>89</text:p>
          </table:table-cell>
          <table:table-cell office:value-type="float" office:value="151">
            <text:p>151</text:p>
          </table:table-cell>
          <table:table-cell office:value-type="float" office:value="1374206400000">
            <text:p>1374206400000</text:p>
          </table:table-cell>
        </table:table-row>
        <table:table-row table:style-name="ro2">
          <table:table-cell table:style-name="ce2" office:value-type="date" office:date-value="2013-07-19T04:05:00">
            <text:p>Fri, 4:05 AM 7/19</text:p>
          </table:table-cell>
          <table:table-cell table:style-name="ce3" table:formula="of:=([.A1203]-DATE(1970;1;1))*86400*1000" office:value-type="float" office:value="1374206700000">
            <text:p>1374206700000</text:p>
          </table:table-cell>
          <table:table-cell office:value-type="float" office:value="18">
            <text:p>18</text:p>
          </table:table-cell>
          <table:table-cell office:value-type="float" office:value="138">
            <text:p>138</text:p>
          </table:table-cell>
          <table:table-cell office:value-type="float" office:value="54">
            <text:p>54</text:p>
          </table:table-cell>
          <table:table-cell office:value-type="float" office:value="113">
            <text:p>113</text:p>
          </table:table-cell>
          <table:table-cell office:value-type="float" office:value="1374206700000">
            <text:p>1374206700000</text:p>
          </table:table-cell>
        </table:table-row>
        <table:table-row table:style-name="ro2">
          <table:table-cell table:style-name="ce2" office:value-type="date" office:date-value="2013-07-19T04:10:00">
            <text:p>Fri, 4:10 AM 7/19</text:p>
          </table:table-cell>
          <table:table-cell table:style-name="ce3" table:formula="of:=([.A1204]-DATE(1970;1;1))*86400*1000" office:value-type="float" office:value="1374207000000">
            <text:p>1374207000000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94">
            <text:p>94</text:p>
          </table:table-cell>
          <table:table-cell office:value-type="float" office:value="171">
            <text:p>171</text:p>
          </table:table-cell>
          <table:table-cell office:value-type="float" office:value="1374207000000">
            <text:p>1374207000000</text:p>
          </table:table-cell>
        </table:table-row>
        <table:table-row table:style-name="ro2">
          <table:table-cell table:style-name="ce2" office:value-type="date" office:date-value="2013-07-19T04:15:00">
            <text:p>Fri, 4:15 AM 7/19</text:p>
          </table:table-cell>
          <table:table-cell table:style-name="ce3" table:formula="of:=([.A1205]-DATE(1970;1;1))*86400*1000" office:value-type="float" office:value="1374207300000">
            <text:p>1374207300000</text:p>
          </table:table-cell>
          <table:table-cell office:value-type="float" office:value="12">
            <text:p>12</text:p>
          </table:table-cell>
          <table:table-cell office:value-type="float" office:value="142">
            <text:p>142</text:p>
          </table:table-cell>
          <table:table-cell office:value-type="float" office:value="93">
            <text:p>93</text:p>
          </table:table-cell>
          <table:table-cell office:value-type="float" office:value="177">
            <text:p>177</text:p>
          </table:table-cell>
          <table:table-cell office:value-type="float" office:value="1374207300000">
            <text:p>1374207300000</text:p>
          </table:table-cell>
        </table:table-row>
        <table:table-row table:style-name="ro2">
          <table:table-cell table:style-name="ce2" office:value-type="date" office:date-value="2013-07-19T04:20:00">
            <text:p>Fri, 4:20 AM 7/19</text:p>
          </table:table-cell>
          <table:table-cell table:style-name="ce3" table:formula="of:=([.A1206]-DATE(1970;1;1))*86400*1000" office:value-type="float" office:value="1374207600000">
            <text:p>1374207600000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float" office:value="119">
            <text:p>119</text:p>
          </table:table-cell>
          <table:table-cell office:value-type="float" office:value="168">
            <text:p>168</text:p>
          </table:table-cell>
          <table:table-cell office:value-type="float" office:value="1374207600000">
            <text:p>1374207600000</text:p>
          </table:table-cell>
        </table:table-row>
        <table:table-row table:style-name="ro2">
          <table:table-cell table:style-name="ce2" office:value-type="date" office:date-value="2013-07-19T04:25:00">
            <text:p>Fri, 4:25 AM 7/19</text:p>
          </table:table-cell>
          <table:table-cell table:style-name="ce3" table:formula="of:=([.A1207]-DATE(1970;1;1))*86400*1000" office:value-type="float" office:value="1374207900000">
            <text:p>1374207900000</text:p>
          </table:table-cell>
          <table:table-cell office:value-type="float" office:value="28">
            <text:p>28</text:p>
          </table:table-cell>
          <table:table-cell office:value-type="float" office:value="189">
            <text:p>189</text:p>
          </table:table-cell>
          <table:table-cell office:value-type="float" office:value="85">
            <text:p>85</text:p>
          </table:table-cell>
          <table:table-cell office:value-type="float" office:value="173">
            <text:p>173</text:p>
          </table:table-cell>
          <table:table-cell office:value-type="float" office:value="1374207900000">
            <text:p>1374207900000</text:p>
          </table:table-cell>
        </table:table-row>
        <table:table-row table:style-name="ro2">
          <table:table-cell table:style-name="ce2" office:value-type="date" office:date-value="2013-07-19T04:30:00">
            <text:p>Fri, 4:30 AM 7/19</text:p>
          </table:table-cell>
          <table:table-cell table:style-name="ce3" table:formula="of:=([.A1208]-DATE(1970;1;1))*86400*1000" office:value-type="float" office:value="1374208200000">
            <text:p>1374208200000</text:p>
          </table:table-cell>
          <table:table-cell office:value-type="float" office:value="13">
            <text:p>13</text:p>
          </table:table-cell>
          <table:table-cell office:value-type="float" office:value="194">
            <text:p>194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1374208200000">
            <text:p>1374208200000</text:p>
          </table:table-cell>
        </table:table-row>
        <table:table-row table:style-name="ro2">
          <table:table-cell table:style-name="ce2" office:value-type="date" office:date-value="2013-07-19T04:35:00">
            <text:p>Fri, 4:35 AM 7/19</text:p>
          </table:table-cell>
          <table:table-cell table:style-name="ce3" table:formula="of:=([.A1209]-DATE(1970;1;1))*86400*1000" office:value-type="float" office:value="1374208500000">
            <text:p>1374208500000</text:p>
          </table:table-cell>
          <table:table-cell office:value-type="float" office:value="23">
            <text:p>23</text:p>
          </table:table-cell>
          <table:table-cell office:value-type="float" office:value="255">
            <text:p>255</text:p>
          </table:table-cell>
          <table:table-cell office:value-type="float" office:value="126">
            <text:p>126</text:p>
          </table:table-cell>
          <table:table-cell office:value-type="float" office:value="178">
            <text:p>178</text:p>
          </table:table-cell>
          <table:table-cell office:value-type="float" office:value="1374208500000">
            <text:p>1374208500000</text:p>
          </table:table-cell>
        </table:table-row>
        <table:table-row table:style-name="ro2">
          <table:table-cell table:style-name="ce2" office:value-type="date" office:date-value="2013-07-19T04:40:00">
            <text:p>Fri, 4:40 AM 7/19</text:p>
          </table:table-cell>
          <table:table-cell table:style-name="ce3" table:formula="of:=([.A1210]-DATE(1970;1;1))*86400*1000" office:value-type="float" office:value="1374208800000">
            <text:p>1374208800000</text:p>
          </table:table-cell>
          <table:table-cell office:value-type="float" office:value="31">
            <text:p>31</text:p>
          </table:table-cell>
          <table:table-cell office:value-type="float" office:value="254">
            <text:p>254</text:p>
          </table:table-cell>
          <table:table-cell office:value-type="float" office:value="120">
            <text:p>120</text:p>
          </table:table-cell>
          <table:table-cell office:value-type="float" office:value="209">
            <text:p>209</text:p>
          </table:table-cell>
          <table:table-cell office:value-type="float" office:value="1374208800000">
            <text:p>1374208800000</text:p>
          </table:table-cell>
        </table:table-row>
        <table:table-row table:style-name="ro2">
          <table:table-cell table:style-name="ce2" office:value-type="date" office:date-value="2013-07-19T04:45:00">
            <text:p>Fri, 4:45 AM 7/19</text:p>
          </table:table-cell>
          <table:table-cell table:style-name="ce3" table:formula="of:=([.A1211]-DATE(1970;1;1))*86400*1000" office:value-type="float" office:value="1374209100000">
            <text:p>1374209100000</text:p>
          </table:table-cell>
          <table:table-cell office:value-type="float" office:value="16">
            <text:p>16</text:p>
          </table:table-cell>
          <table:table-cell office:value-type="float" office:value="331">
            <text:p>331</text:p>
          </table:table-cell>
          <table:table-cell office:value-type="float" office:value="149">
            <text:p>149</text:p>
          </table:table-cell>
          <table:table-cell office:value-type="float" office:value="177">
            <text:p>177</text:p>
          </table:table-cell>
          <table:table-cell office:value-type="float" office:value="1374209100000">
            <text:p>1374209100000</text:p>
          </table:table-cell>
        </table:table-row>
        <table:table-row table:style-name="ro2">
          <table:table-cell table:style-name="ce2" office:value-type="date" office:date-value="2013-07-19T04:50:00">
            <text:p>Fri, 4:50 AM 7/19</text:p>
          </table:table-cell>
          <table:table-cell table:style-name="ce3" table:formula="of:=([.A1212]-DATE(1970;1;1))*86400*1000" office:value-type="float" office:value="1374209400000">
            <text:p>1374209400000</text:p>
          </table:table-cell>
          <table:table-cell office:value-type="float" office:value="18">
            <text:p>18</text:p>
          </table:table-cell>
          <table:table-cell office:value-type="float" office:value="337">
            <text:p>337</text:p>
          </table:table-cell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office:value-type="float" office:value="1374209400000">
            <text:p>1374209400000</text:p>
          </table:table-cell>
        </table:table-row>
        <table:table-row table:style-name="ro2">
          <table:table-cell table:style-name="ce2" office:value-type="date" office:date-value="2013-07-19T04:55:00">
            <text:p>Fri, 4:55 AM 7/19</text:p>
          </table:table-cell>
          <table:table-cell table:style-name="ce3" table:formula="of:=([.A1213]-DATE(1970;1;1))*86400*1000" office:value-type="float" office:value="1374209700000">
            <text:p>1374209700000</text:p>
          </table:table-cell>
          <table:table-cell office:value-type="float" office:value="43">
            <text:p>43</text:p>
          </table:table-cell>
          <table:table-cell office:value-type="float" office:value="371">
            <text:p>371</text:p>
          </table:table-cell>
          <table:table-cell office:value-type="float" office:value="123">
            <text:p>123</text:p>
          </table:table-cell>
          <table:table-cell office:value-type="float" office:value="176">
            <text:p>176</text:p>
          </table:table-cell>
          <table:table-cell office:value-type="float" office:value="1374209700000">
            <text:p>1374209700000</text:p>
          </table:table-cell>
        </table:table-row>
        <table:table-row table:style-name="ro2">
          <table:table-cell table:style-name="ce2" office:value-type="date" office:date-value="2013-07-19T05:00:00">
            <text:p>Fri, 5:00 AM 7/19</text:p>
          </table:table-cell>
          <table:table-cell table:style-name="ce3" table:formula="of:=([.A1214]-DATE(1970;1;1))*86400*1000" office:value-type="float" office:value="1374210000000">
            <text:p>1374210000000</text:p>
          </table:table-cell>
          <table:table-cell office:value-type="float" office:value="15">
            <text:p>15</text:p>
          </table:table-cell>
          <table:table-cell office:value-type="float" office:value="344">
            <text:p>344</text:p>
          </table:table-cell>
          <table:table-cell office:value-type="float" office:value="124">
            <text:p>124</text:p>
          </table:table-cell>
          <table:table-cell office:value-type="float" office:value="165">
            <text:p>165</text:p>
          </table:table-cell>
          <table:table-cell office:value-type="float" office:value="1374210000000">
            <text:p>1374210000000</text:p>
          </table:table-cell>
        </table:table-row>
        <table:table-row table:style-name="ro2">
          <table:table-cell table:style-name="ce2" office:value-type="date" office:date-value="2013-07-19T05:05:00">
            <text:p>Fri, 5:05 AM 7/19</text:p>
          </table:table-cell>
          <table:table-cell table:style-name="ce3" table:formula="of:=([.A1215]-DATE(1970;1;1))*86400*1000" office:value-type="float" office:value="1374210300000">
            <text:p>1374210300000</text:p>
          </table:table-cell>
          <table:table-cell office:value-type="float" office:value="18">
            <text:p>18</text:p>
          </table:table-cell>
          <table:table-cell office:value-type="float" office:value="290">
            <text:p>290</text:p>
          </table:table-cell>
          <table:table-cell office:value-type="float" office:value="166">
            <text:p>166</text:p>
          </table:table-cell>
          <table:table-cell office:value-type="float" office:value="170">
            <text:p>170</text:p>
          </table:table-cell>
          <table:table-cell office:value-type="float" office:value="1374210300000">
            <text:p>1374210300000</text:p>
          </table:table-cell>
        </table:table-row>
        <table:table-row table:style-name="ro2">
          <table:table-cell table:style-name="ce2" office:value-type="date" office:date-value="2013-07-19T05:10:00">
            <text:p>Fri, 5:10 AM 7/19</text:p>
          </table:table-cell>
          <table:table-cell table:style-name="ce3" table:formula="of:=([.A1216]-DATE(1970;1;1))*86400*1000" office:value-type="float" office:value="1374210600000">
            <text:p>1374210600000</text:p>
          </table:table-cell>
          <table:table-cell office:value-type="float" office:value="26">
            <text:p>26</text:p>
          </table:table-cell>
          <table:table-cell office:value-type="float" office:value="292">
            <text:p>292</text:p>
          </table:table-cell>
          <table:table-cell office:value-type="float" office:value="193">
            <text:p>193</text:p>
          </table:table-cell>
          <table:table-cell office:value-type="float" office:value="200">
            <text:p>200</text:p>
          </table:table-cell>
          <table:table-cell office:value-type="float" office:value="1374210600000">
            <text:p>1374210600000</text:p>
          </table:table-cell>
        </table:table-row>
        <table:table-row table:style-name="ro2">
          <table:table-cell table:style-name="ce2" office:value-type="date" office:date-value="2013-07-19T05:15:00">
            <text:p>Fri, 5:15 AM 7/19</text:p>
          </table:table-cell>
          <table:table-cell table:style-name="ce3" table:formula="of:=([.A1217]-DATE(1970;1;1))*86400*1000" office:value-type="float" office:value="1374210900000">
            <text:p>1374210900000</text:p>
          </table:table-cell>
          <table:table-cell office:value-type="float" office:value="79">
            <text:p>79</text:p>
          </table:table-cell>
          <table:table-cell office:value-type="float" office:value="375">
            <text:p>375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office:value-type="float" office:value="1374210900000">
            <text:p>1374210900000</text:p>
          </table:table-cell>
        </table:table-row>
        <table:table-row table:style-name="ro2">
          <table:table-cell table:style-name="ce2" office:value-type="date" office:date-value="2013-07-19T05:20:00">
            <text:p>Fri, 5:20 AM 7/19</text:p>
          </table:table-cell>
          <table:table-cell table:style-name="ce3" table:formula="of:=([.A1218]-DATE(1970;1;1))*86400*1000" office:value-type="float" office:value="1374211200000">
            <text:p>1374211200000</text:p>
          </table:table-cell>
          <table:table-cell office:value-type="float" office:value="128">
            <text:p>128</text:p>
          </table:table-cell>
          <table:table-cell office:value-type="float" office:value="454">
            <text:p>454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 office:value-type="float" office:value="1374211200000">
            <text:p>1374211200000</text:p>
          </table:table-cell>
        </table:table-row>
        <table:table-row table:style-name="ro2">
          <table:table-cell table:style-name="ce2" office:value-type="date" office:date-value="2013-07-19T05:25:00">
            <text:p>Fri, 5:25 AM 7/19</text:p>
          </table:table-cell>
          <table:table-cell table:style-name="ce3" table:formula="of:=([.A1219]-DATE(1970;1;1))*86400*1000" office:value-type="float" office:value="1374211500000">
            <text:p>1374211500000</text:p>
          </table:table-cell>
          <table:table-cell office:value-type="float" office:value="129">
            <text:p>129</text:p>
          </table:table-cell>
          <table:table-cell office:value-type="float" office:value="475">
            <text:p>475</text:p>
          </table:table-cell>
          <table:table-cell office:value-type="float" office:value="249">
            <text:p>249</text:p>
          </table:table-cell>
          <table:table-cell office:value-type="float" office:value="262">
            <text:p>262</text:p>
          </table:table-cell>
          <table:table-cell office:value-type="float" office:value="1374211500000">
            <text:p>1374211500000</text:p>
          </table:table-cell>
        </table:table-row>
        <table:table-row table:style-name="ro2">
          <table:table-cell table:style-name="ce2" office:value-type="date" office:date-value="2013-07-19T05:30:00">
            <text:p>Fri, 5:30 AM 7/19</text:p>
          </table:table-cell>
          <table:table-cell table:style-name="ce3" table:formula="of:=([.A1220]-DATE(1970;1;1))*86400*1000" office:value-type="float" office:value="1374211800000">
            <text:p>1374211800000</text:p>
          </table:table-cell>
          <table:table-cell office:value-type="float" office:value="113">
            <text:p>113</text:p>
          </table:table-cell>
          <table:table-cell office:value-type="float" office:value="547">
            <text:p>547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1374211800000">
            <text:p>1374211800000</text:p>
          </table:table-cell>
        </table:table-row>
        <table:table-row table:style-name="ro2">
          <table:table-cell table:style-name="ce2" office:value-type="date" office:date-value="2013-07-19T05:35:00">
            <text:p>Fri, 5:35 AM 7/19</text:p>
          </table:table-cell>
          <table:table-cell table:style-name="ce3" table:formula="of:=([.A1221]-DATE(1970;1;1))*86400*1000" office:value-type="float" office:value="1374212100000">
            <text:p>1374212100000</text:p>
          </table:table-cell>
          <table:table-cell office:value-type="float" office:value="146">
            <text:p>146</text:p>
          </table:table-cell>
          <table:table-cell office:value-type="float" office:value="654">
            <text:p>654</text:p>
          </table:table-cell>
          <table:table-cell office:value-type="float" office:value="297">
            <text:p>297</text:p>
          </table:table-cell>
          <table:table-cell office:value-type="float" office:value="294">
            <text:p>294</text:p>
          </table:table-cell>
          <table:table-cell office:value-type="float" office:value="1374212100000">
            <text:p>1374212100000</text:p>
          </table:table-cell>
        </table:table-row>
        <table:table-row table:style-name="ro2">
          <table:table-cell table:style-name="ce2" office:value-type="date" office:date-value="2013-07-19T05:40:00">
            <text:p>Fri, 5:40 AM 7/19</text:p>
          </table:table-cell>
          <table:table-cell table:style-name="ce3" table:formula="of:=([.A1222]-DATE(1970;1;1))*86400*1000" office:value-type="float" office:value="1374212400000">
            <text:p>1374212400000</text:p>
          </table:table-cell>
          <table:table-cell office:value-type="float" office:value="191">
            <text:p>191</text:p>
          </table:table-cell>
          <table:table-cell office:value-type="float" office:value="711">
            <text:p>711</text:p>
          </table:table-cell>
          <table:table-cell office:value-type="float" office:value="353">
            <text:p>353</text:p>
          </table:table-cell>
          <table:table-cell office:value-type="float" office:value="289">
            <text:p>289</text:p>
          </table:table-cell>
          <table:table-cell office:value-type="float" office:value="1374212400000">
            <text:p>1374212400000</text:p>
          </table:table-cell>
        </table:table-row>
        <table:table-row table:style-name="ro2">
          <table:table-cell table:style-name="ce2" office:value-type="date" office:date-value="2013-07-19T05:45:00">
            <text:p>Fri, 5:45 AM 7/19</text:p>
          </table:table-cell>
          <table:table-cell table:style-name="ce3" table:formula="of:=([.A1223]-DATE(1970;1;1))*86400*1000" office:value-type="float" office:value="1374212700000">
            <text:p>1374212700000</text:p>
          </table:table-cell>
          <table:table-cell office:value-type="float" office:value="141">
            <text:p>141</text:p>
          </table:table-cell>
          <table:table-cell office:value-type="float" office:value="717">
            <text:p>717</text:p>
          </table:table-cell>
          <table:table-cell office:value-type="float" office:value="299">
            <text:p>299</text:p>
          </table:table-cell>
          <table:table-cell office:value-type="float" office:value="284">
            <text:p>284</text:p>
          </table:table-cell>
          <table:table-cell office:value-type="float" office:value="1374212700000">
            <text:p>1374212700000</text:p>
          </table:table-cell>
        </table:table-row>
        <table:table-row table:style-name="ro2">
          <table:table-cell table:style-name="ce2" office:value-type="date" office:date-value="2013-07-19T05:50:00">
            <text:p>Fri, 5:50 AM 7/19</text:p>
          </table:table-cell>
          <table:table-cell table:style-name="ce3" table:formula="of:=([.A1224]-DATE(1970;1;1))*86400*1000" office:value-type="float" office:value="1374213000000">
            <text:p>1374213000000</text:p>
          </table:table-cell>
          <table:table-cell office:value-type="float" office:value="154">
            <text:p>154</text:p>
          </table:table-cell>
          <table:table-cell office:value-type="float" office:value="719">
            <text:p>719</text:p>
          </table:table-cell>
          <table:table-cell office:value-type="float" office:value="364">
            <text:p>364</text:p>
          </table:table-cell>
          <table:table-cell office:value-type="float" office:value="326">
            <text:p>326</text:p>
          </table:table-cell>
          <table:table-cell office:value-type="float" office:value="1374213000000">
            <text:p>1374213000000</text:p>
          </table:table-cell>
        </table:table-row>
        <table:table-row table:style-name="ro2">
          <table:table-cell table:style-name="ce2" office:value-type="date" office:date-value="2013-07-19T05:55:00">
            <text:p>Fri, 5:55 AM 7/19</text:p>
          </table:table-cell>
          <table:table-cell table:style-name="ce3" table:formula="of:=([.A1225]-DATE(1970;1;1))*86400*1000" office:value-type="float" office:value="1374213300000">
            <text:p>1374213300000</text:p>
          </table:table-cell>
          <table:table-cell office:value-type="float" office:value="152">
            <text:p>152</text:p>
          </table:table-cell>
          <table:table-cell office:value-type="float" office:value="738">
            <text:p>738</text:p>
          </table:table-cell>
          <table:table-cell office:value-type="float" office:value="315">
            <text:p>315</text:p>
          </table:table-cell>
          <table:table-cell office:value-type="float" office:value="281">
            <text:p>281</text:p>
          </table:table-cell>
          <table:table-cell office:value-type="float" office:value="1374213300000">
            <text:p>1374213300000</text:p>
          </table:table-cell>
        </table:table-row>
        <table:table-row table:style-name="ro2">
          <table:table-cell table:style-name="ce2" office:value-type="date" office:date-value="2013-07-19T06:00:00">
            <text:p>Fri, 6:00 AM 7/19</text:p>
          </table:table-cell>
          <table:table-cell table:style-name="ce3" table:formula="of:=([.A1226]-DATE(1970;1;1))*86400*1000" office:value-type="float" office:value="1374213600000">
            <text:p>1374213600000</text:p>
          </table:table-cell>
          <table:table-cell office:value-type="float" office:value="183">
            <text:p>183</text:p>
          </table:table-cell>
          <table:table-cell office:value-type="float" office:value="782">
            <text:p>782</text:p>
          </table:table-cell>
          <table:table-cell office:value-type="float" office:value="280">
            <text:p>280</text:p>
          </table:table-cell>
          <table:table-cell office:value-type="float" office:value="284">
            <text:p>284</text:p>
          </table:table-cell>
          <table:table-cell office:value-type="float" office:value="1374213600000">
            <text:p>1374213600000</text:p>
          </table:table-cell>
        </table:table-row>
        <table:table-row table:style-name="ro2">
          <table:table-cell table:style-name="ce2" office:value-type="date" office:date-value="2013-07-19T06:05:00">
            <text:p>Fri, 6:05 AM 7/19</text:p>
          </table:table-cell>
          <table:table-cell table:style-name="ce3" table:formula="of:=([.A1227]-DATE(1970;1;1))*86400*1000" office:value-type="float" office:value="1374213900000">
            <text:p>1374213900000</text:p>
          </table:table-cell>
          <table:table-cell office:value-type="float" office:value="182">
            <text:p>182</text:p>
          </table:table-cell>
          <table:table-cell office:value-type="float" office:value="718">
            <text:p>718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 office:value-type="float" office:value="1374213900000">
            <text:p>1374213900000</text:p>
          </table:table-cell>
        </table:table-row>
        <table:table-row table:style-name="ro2">
          <table:table-cell table:style-name="ce2" office:value-type="date" office:date-value="2013-07-19T06:10:00">
            <text:p>Fri, 6:10 AM 7/19</text:p>
          </table:table-cell>
          <table:table-cell table:style-name="ce3" table:formula="of:=([.A1228]-DATE(1970;1;1))*86400*1000" office:value-type="float" office:value="1374214200000">
            <text:p>1374214200000</text:p>
          </table:table-cell>
          <table:table-cell office:value-type="float" office:value="215">
            <text:p>215</text:p>
          </table:table-cell>
          <table:table-cell office:value-type="float" office:value="762">
            <text:p>762</text:p>
          </table:table-cell>
          <table:table-cell office:value-type="float" office:value="332">
            <text:p>332</text:p>
          </table:table-cell>
          <table:table-cell office:value-type="float" office:value="329">
            <text:p>329</text:p>
          </table:table-cell>
          <table:table-cell office:value-type="float" office:value="1374214200000">
            <text:p>1374214200000</text:p>
          </table:table-cell>
        </table:table-row>
        <table:table-row table:style-name="ro2">
          <table:table-cell table:style-name="ce2" office:value-type="date" office:date-value="2013-07-19T06:15:00">
            <text:p>Fri, 6:15 AM 7/19</text:p>
          </table:table-cell>
          <table:table-cell table:style-name="ce3" table:formula="of:=([.A1229]-DATE(1970;1;1))*86400*1000" office:value-type="float" office:value="1374214500000">
            <text:p>1374214500000</text:p>
          </table:table-cell>
          <table:table-cell office:value-type="float" office:value="236">
            <text:p>236</text:p>
          </table:table-cell>
          <table:table-cell office:value-type="float" office:value="781">
            <text:p>781</text:p>
          </table:table-cell>
          <table:table-cell office:value-type="float" office:value="292">
            <text:p>292</text:p>
          </table:table-cell>
          <table:table-cell office:value-type="float" office:value="305">
            <text:p>305</text:p>
          </table:table-cell>
          <table:table-cell office:value-type="float" office:value="1374214500000">
            <text:p>1374214500000</text:p>
          </table:table-cell>
        </table:table-row>
        <table:table-row table:style-name="ro2">
          <table:table-cell table:style-name="ce2" office:value-type="date" office:date-value="2013-07-19T06:20:00">
            <text:p>Fri, 6:20 AM 7/19</text:p>
          </table:table-cell>
          <table:table-cell table:style-name="ce3" table:formula="of:=([.A1230]-DATE(1970;1;1))*86400*1000" office:value-type="float" office:value="1374214800000">
            <text:p>1374214800000</text:p>
          </table:table-cell>
          <table:table-cell office:value-type="float" office:value="278">
            <text:p>278</text:p>
          </table:table-cell>
          <table:table-cell office:value-type="float" office:value="738">
            <text:p>738</text:p>
          </table:table-cell>
          <table:table-cell office:value-type="float" office:value="362">
            <text:p>362</text:p>
          </table:table-cell>
          <table:table-cell office:value-type="float" office:value="339">
            <text:p>339</text:p>
          </table:table-cell>
          <table:table-cell office:value-type="float" office:value="1374214800000">
            <text:p>1374214800000</text:p>
          </table:table-cell>
        </table:table-row>
        <table:table-row table:style-name="ro2">
          <table:table-cell table:style-name="ce2" office:value-type="date" office:date-value="2013-07-19T06:25:00">
            <text:p>Fri, 6:25 AM 7/19</text:p>
          </table:table-cell>
          <table:table-cell table:style-name="ce3" table:formula="of:=([.A1231]-DATE(1970;1;1))*86400*1000" office:value-type="float" office:value="1374215100000">
            <text:p>1374215100000</text:p>
          </table:table-cell>
          <table:table-cell office:value-type="float" office:value="245">
            <text:p>245</text:p>
          </table:table-cell>
          <table:table-cell office:value-type="float" office:value="732">
            <text:p>732</text:p>
          </table:table-cell>
          <table:table-cell office:value-type="float" office:value="374">
            <text:p>374</text:p>
          </table:table-cell>
          <table:table-cell office:value-type="float" office:value="307">
            <text:p>307</text:p>
          </table:table-cell>
          <table:table-cell office:value-type="float" office:value="1374215100000">
            <text:p>1374215100000</text:p>
          </table:table-cell>
        </table:table-row>
        <table:table-row table:style-name="ro2">
          <table:table-cell table:style-name="ce2" office:value-type="date" office:date-value="2013-07-19T06:30:00">
            <text:p>Fri, 6:30 AM 7/19</text:p>
          </table:table-cell>
          <table:table-cell table:style-name="ce3" table:formula="of:=([.A1232]-DATE(1970;1;1))*86400*1000" office:value-type="float" office:value="1374215400000">
            <text:p>1374215400000</text:p>
          </table:table-cell>
          <table:table-cell office:value-type="float" office:value="220">
            <text:p>220</text:p>
          </table:table-cell>
          <table:table-cell office:value-type="float" office:value="688">
            <text:p>688</text:p>
          </table:table-cell>
          <table:table-cell office:value-type="float" office:value="290">
            <text:p>290</text:p>
          </table:table-cell>
          <table:table-cell office:value-type="float" office:value="304">
            <text:p>304</text:p>
          </table:table-cell>
          <table:table-cell office:value-type="float" office:value="1374215400000">
            <text:p>1374215400000</text:p>
          </table:table-cell>
        </table:table-row>
        <table:table-row table:style-name="ro2">
          <table:table-cell table:style-name="ce2" office:value-type="date" office:date-value="2013-07-19T06:35:00">
            <text:p>Fri, 6:35 AM 7/19</text:p>
          </table:table-cell>
          <table:table-cell table:style-name="ce3" table:formula="of:=([.A1233]-DATE(1970;1;1))*86400*1000" office:value-type="float" office:value="1374215700000">
            <text:p>1374215700000</text:p>
          </table:table-cell>
          <table:table-cell office:value-type="float" office:value="275">
            <text:p>275</text:p>
          </table:table-cell>
          <table:table-cell office:value-type="float" office:value="751">
            <text:p>751</text:p>
          </table:table-cell>
          <table:table-cell office:value-type="float" office:value="438">
            <text:p>438</text:p>
          </table:table-cell>
          <table:table-cell office:value-type="float" office:value="322">
            <text:p>322</text:p>
          </table:table-cell>
          <table:table-cell office:value-type="float" office:value="1374215700000">
            <text:p>1374215700000</text:p>
          </table:table-cell>
        </table:table-row>
        <table:table-row table:style-name="ro2">
          <table:table-cell table:style-name="ce2" office:value-type="date" office:date-value="2013-07-19T06:40:00">
            <text:p>Fri, 6:40 AM 7/19</text:p>
          </table:table-cell>
          <table:table-cell table:style-name="ce3" table:formula="of:=([.A1234]-DATE(1970;1;1))*86400*1000" office:value-type="float" office:value="1374216000000">
            <text:p>1374216000000</text:p>
          </table:table-cell>
          <table:table-cell office:value-type="float" office:value="269">
            <text:p>269</text:p>
          </table:table-cell>
          <table:table-cell office:value-type="float" office:value="773">
            <text:p>773</text:p>
          </table:table-cell>
          <table:table-cell office:value-type="float" office:value="434">
            <text:p>434</text:p>
          </table:table-cell>
          <table:table-cell office:value-type="float" office:value="384">
            <text:p>384</text:p>
          </table:table-cell>
          <table:table-cell office:value-type="float" office:value="1374216000000">
            <text:p>1374216000000</text:p>
          </table:table-cell>
        </table:table-row>
        <table:table-row table:style-name="ro2">
          <table:table-cell table:style-name="ce2" office:value-type="date" office:date-value="2013-07-19T06:45:00">
            <text:p>Fri, 6:45 AM 7/19</text:p>
          </table:table-cell>
          <table:table-cell table:style-name="ce3" table:formula="of:=([.A1235]-DATE(1970;1;1))*86400*1000" office:value-type="float" office:value="1374216300000">
            <text:p>1374216300000</text:p>
          </table:table-cell>
          <table:table-cell office:value-type="float" office:value="361">
            <text:p>361</text:p>
          </table:table-cell>
          <table:table-cell office:value-type="float" office:value="765">
            <text:p>765</text:p>
          </table:table-cell>
          <table:table-cell office:value-type="float" office:value="460">
            <text:p>460</text:p>
          </table:table-cell>
          <table:table-cell office:value-type="float" office:value="375">
            <text:p>375</text:p>
          </table:table-cell>
          <table:table-cell office:value-type="float" office:value="1374216300000">
            <text:p>1374216300000</text:p>
          </table:table-cell>
        </table:table-row>
        <table:table-row table:style-name="ro2">
          <table:table-cell table:style-name="ce2" office:value-type="date" office:date-value="2013-07-19T06:50:00">
            <text:p>Fri, 6:50 AM 7/19</text:p>
          </table:table-cell>
          <table:table-cell table:style-name="ce3" table:formula="of:=([.A1236]-DATE(1970;1;1))*86400*1000" office:value-type="float" office:value="1374216600000">
            <text:p>1374216600000</text:p>
          </table:table-cell>
          <table:table-cell office:value-type="float" office:value="348">
            <text:p>348</text:p>
          </table:table-cell>
          <table:table-cell office:value-type="float" office:value="727">
            <text:p>727</text:p>
          </table:table-cell>
          <table:table-cell office:value-type="float" office:value="412">
            <text:p>412</text:p>
          </table:table-cell>
          <table:table-cell office:value-type="float" office:value="378">
            <text:p>378</text:p>
          </table:table-cell>
          <table:table-cell office:value-type="float" office:value="1374216600000">
            <text:p>1374216600000</text:p>
          </table:table-cell>
        </table:table-row>
        <table:table-row table:style-name="ro2">
          <table:table-cell table:style-name="ce2" office:value-type="date" office:date-value="2013-07-19T06:55:00">
            <text:p>Fri, 6:55 AM 7/19</text:p>
          </table:table-cell>
          <table:table-cell table:style-name="ce3" table:formula="of:=([.A1237]-DATE(1970;1;1))*86400*1000" office:value-type="float" office:value="1374216900000">
            <text:p>1374216900000</text:p>
          </table:table-cell>
          <table:table-cell office:value-type="float" office:value="196">
            <text:p>196</text:p>
          </table:table-cell>
          <table:table-cell office:value-type="float" office:value="702">
            <text:p>702</text:p>
          </table:table-cell>
          <table:table-cell office:value-type="float" office:value="507">
            <text:p>507</text:p>
          </table:table-cell>
          <table:table-cell office:value-type="float" office:value="433">
            <text:p>433</text:p>
          </table:table-cell>
          <table:table-cell office:value-type="float" office:value="1374216900000">
            <text:p>1374216900000</text:p>
          </table:table-cell>
        </table:table-row>
        <table:table-row table:style-name="ro2">
          <table:table-cell table:style-name="ce2" office:value-type="date" office:date-value="2013-07-19T07:00:00">
            <text:p>Fri, 7:00 AM 7/19</text:p>
          </table:table-cell>
          <table:table-cell table:style-name="ce3" table:formula="of:=([.A1238]-DATE(1970;1;1))*86400*1000" office:value-type="float" office:value="1374217200000">
            <text:p>1374217200000</text:p>
          </table:table-cell>
          <table:table-cell office:value-type="float" office:value="398">
            <text:p>398</text:p>
          </table:table-cell>
          <table:table-cell office:value-type="float" office:value="754">
            <text:p>754</text:p>
          </table:table-cell>
          <table:table-cell office:value-type="float" office:value="470">
            <text:p>470</text:p>
          </table:table-cell>
          <table:table-cell office:value-type="float" office:value="393">
            <text:p>393</text:p>
          </table:table-cell>
          <table:table-cell office:value-type="float" office:value="1374217200000">
            <text:p>1374217200000</text:p>
          </table:table-cell>
        </table:table-row>
        <table:table-row table:style-name="ro2">
          <table:table-cell table:style-name="ce2" office:value-type="date" office:date-value="2013-07-19T07:05:00">
            <text:p>Fri, 7:05 AM 7/19</text:p>
          </table:table-cell>
          <table:table-cell table:style-name="ce3" table:formula="of:=([.A1239]-DATE(1970;1;1))*86400*1000" office:value-type="float" office:value="1374217500000">
            <text:p>1374217500000</text:p>
          </table:table-cell>
          <table:table-cell office:value-type="float" office:value="370">
            <text:p>370</text:p>
          </table:table-cell>
          <table:table-cell office:value-type="float" office:value="756">
            <text:p>756</text:p>
          </table:table-cell>
          <table:table-cell office:value-type="float" office:value="574">
            <text:p>574</text:p>
          </table:table-cell>
          <table:table-cell office:value-type="float" office:value="514">
            <text:p>514</text:p>
          </table:table-cell>
          <table:table-cell office:value-type="float" office:value="1374217500000">
            <text:p>1374217500000</text:p>
          </table:table-cell>
        </table:table-row>
        <table:table-row table:style-name="ro2">
          <table:table-cell table:style-name="ce2" office:value-type="date" office:date-value="2013-07-19T07:10:00">
            <text:p>Fri, 7:10 AM 7/19</text:p>
          </table:table-cell>
          <table:table-cell table:style-name="ce3" table:formula="of:=([.A1240]-DATE(1970;1;1))*86400*1000" office:value-type="float" office:value="1374217800000">
            <text:p>1374217800000</text:p>
          </table:table-cell>
          <table:table-cell office:value-type="float" office:value="397">
            <text:p>397</text:p>
          </table:table-cell>
          <table:table-cell office:value-type="float" office:value="757">
            <text:p>757</text:p>
          </table:table-cell>
          <table:table-cell office:value-type="float" office:value="632">
            <text:p>632</text:p>
          </table:table-cell>
          <table:table-cell office:value-type="float" office:value="561">
            <text:p>561</text:p>
          </table:table-cell>
          <table:table-cell office:value-type="float" office:value="1374217800000">
            <text:p>1374217800000</text:p>
          </table:table-cell>
        </table:table-row>
        <table:table-row table:style-name="ro2">
          <table:table-cell table:style-name="ce2" office:value-type="date" office:date-value="2013-07-19T07:15:00">
            <text:p>Fri, 7:15 AM 7/19</text:p>
          </table:table-cell>
          <table:table-cell table:style-name="ce3" table:formula="of:=([.A1241]-DATE(1970;1;1))*86400*1000" office:value-type="float" office:value="1374218100000">
            <text:p>1374218100000</text:p>
          </table:table-cell>
          <table:table-cell office:value-type="float" office:value="377">
            <text:p>377</text:p>
          </table:table-cell>
          <table:table-cell office:value-type="float" office:value="756">
            <text:p>756</text:p>
          </table:table-cell>
          <table:table-cell office:value-type="float" office:value="601">
            <text:p>601</text:p>
          </table:table-cell>
          <table:table-cell office:value-type="float" office:value="547">
            <text:p>547</text:p>
          </table:table-cell>
          <table:table-cell office:value-type="float" office:value="1374218100000">
            <text:p>1374218100000</text:p>
          </table:table-cell>
        </table:table-row>
        <table:table-row table:style-name="ro2">
          <table:table-cell table:style-name="ce2" office:value-type="date" office:date-value="2013-07-19T07:20:00">
            <text:p>Fri, 7:20 AM 7/19</text:p>
          </table:table-cell>
          <table:table-cell table:style-name="ce3" table:formula="of:=([.A1242]-DATE(1970;1;1))*86400*1000" office:value-type="float" office:value="1374218400000">
            <text:p>1374218400000</text:p>
          </table:table-cell>
          <table:table-cell office:value-type="float" office:value="344">
            <text:p>344</text:p>
          </table:table-cell>
          <table:table-cell office:value-type="float" office:value="763">
            <text:p>763</text:p>
          </table:table-cell>
          <table:table-cell office:value-type="float" office:value="530">
            <text:p>530</text:p>
          </table:table-cell>
          <table:table-cell office:value-type="float" office:value="451">
            <text:p>451</text:p>
          </table:table-cell>
          <table:table-cell office:value-type="float" office:value="1374218400000">
            <text:p>1374218400000</text:p>
          </table:table-cell>
        </table:table-row>
        <table:table-row table:style-name="ro2">
          <table:table-cell table:style-name="ce2" office:value-type="date" office:date-value="2013-07-19T07:25:00">
            <text:p>Fri, 7:25 AM 7/19</text:p>
          </table:table-cell>
          <table:table-cell table:style-name="ce3" table:formula="of:=([.A1243]-DATE(1970;1;1))*86400*1000" office:value-type="float" office:value="1374218700000">
            <text:p>1374218700000</text:p>
          </table:table-cell>
          <table:table-cell office:value-type="float" office:value="438">
            <text:p>438</text:p>
          </table:table-cell>
          <table:table-cell office:value-type="float" office:value="743">
            <text:p>743</text:p>
          </table:table-cell>
          <table:table-cell office:value-type="float" office:value="677">
            <text:p>677</text:p>
          </table:table-cell>
          <table:table-cell office:value-type="float" office:value="560">
            <text:p>560</text:p>
          </table:table-cell>
          <table:table-cell office:value-type="float" office:value="1374218700000">
            <text:p>1374218700000</text:p>
          </table:table-cell>
        </table:table-row>
        <table:table-row table:style-name="ro2">
          <table:table-cell table:style-name="ce2" office:value-type="date" office:date-value="2013-07-19T07:30:00">
            <text:p>Fri, 7:30 AM 7/19</text:p>
          </table:table-cell>
          <table:table-cell table:style-name="ce3" table:formula="of:=([.A1244]-DATE(1970;1;1))*86400*1000" office:value-type="float" office:value="1374219000000">
            <text:p>1374219000000</text:p>
          </table:table-cell>
          <table:table-cell office:value-type="float" office:value="449">
            <text:p>449</text:p>
          </table:table-cell>
          <table:table-cell office:value-type="float" office:value="763">
            <text:p>763</text:p>
          </table:table-cell>
          <table:table-cell office:value-type="float" office:value="698">
            <text:p>698</text:p>
          </table:table-cell>
          <table:table-cell office:value-type="float" office:value="556">
            <text:p>556</text:p>
          </table:table-cell>
          <table:table-cell office:value-type="float" office:value="1374219000000">
            <text:p>1374219000000</text:p>
          </table:table-cell>
        </table:table-row>
        <table:table-row table:style-name="ro2">
          <table:table-cell table:style-name="ce2" office:value-type="date" office:date-value="2013-07-19T07:35:00">
            <text:p>Fri, 7:35 AM 7/19</text:p>
          </table:table-cell>
          <table:table-cell table:style-name="ce3" table:formula="of:=([.A1245]-DATE(1970;1;1))*86400*1000" office:value-type="float" office:value="1374219300000">
            <text:p>1374219300000</text:p>
          </table:table-cell>
          <table:table-cell office:value-type="float" office:value="288">
            <text:p>288</text:p>
          </table:table-cell>
          <table:table-cell office:value-type="float" office:value="750">
            <text:p>750</text:p>
          </table:table-cell>
          <table:table-cell office:value-type="float" office:value="654">
            <text:p>654</text:p>
          </table:table-cell>
          <table:table-cell office:value-type="float" office:value="596">
            <text:p>596</text:p>
          </table:table-cell>
          <table:table-cell office:value-type="float" office:value="1374219300000">
            <text:p>1374219300000</text:p>
          </table:table-cell>
        </table:table-row>
        <table:table-row table:style-name="ro2">
          <table:table-cell table:style-name="ce2" office:value-type="date" office:date-value="2013-07-19T07:40:00">
            <text:p>Fri, 7:40 AM 7/19</text:p>
          </table:table-cell>
          <table:table-cell table:style-name="ce3" table:formula="of:=([.A1246]-DATE(1970;1;1))*86400*1000" office:value-type="float" office:value="1374219600000">
            <text:p>1374219600000</text:p>
          </table:table-cell>
          <table:table-cell office:value-type="float" office:value="477">
            <text:p>477</text:p>
          </table:table-cell>
          <table:table-cell office:value-type="float" office:value="736">
            <text:p>736</text:p>
          </table:table-cell>
          <table:table-cell office:value-type="float" office:value="658">
            <text:p>658</text:p>
          </table:table-cell>
          <table:table-cell office:value-type="float" office:value="553">
            <text:p>553</text:p>
          </table:table-cell>
          <table:table-cell office:value-type="float" office:value="1374219600000">
            <text:p>1374219600000</text:p>
          </table:table-cell>
        </table:table-row>
        <table:table-row table:style-name="ro2">
          <table:table-cell table:style-name="ce2" office:value-type="date" office:date-value="2013-07-19T07:45:00">
            <text:p>Fri, 7:45 AM 7/19</text:p>
          </table:table-cell>
          <table:table-cell table:style-name="ce3" table:formula="of:=([.A1247]-DATE(1970;1;1))*86400*1000" office:value-type="float" office:value="1374219900000">
            <text:p>1374219900000</text:p>
          </table:table-cell>
          <table:table-cell office:value-type="float" office:value="484">
            <text:p>484</text:p>
          </table:table-cell>
          <table:table-cell office:value-type="float" office:value="770">
            <text:p>770</text:p>
          </table:table-cell>
          <table:table-cell office:value-type="float" office:value="659">
            <text:p>659</text:p>
          </table:table-cell>
          <table:table-cell office:value-type="float" office:value="532">
            <text:p>532</text:p>
          </table:table-cell>
          <table:table-cell office:value-type="float" office:value="1374219900000">
            <text:p>1374219900000</text:p>
          </table:table-cell>
        </table:table-row>
        <table:table-row table:style-name="ro2">
          <table:table-cell table:style-name="ce2" office:value-type="date" office:date-value="2013-07-19T07:50:00">
            <text:p>Fri, 7:50 AM 7/19</text:p>
          </table:table-cell>
          <table:table-cell table:style-name="ce3" table:formula="of:=([.A1248]-DATE(1970;1;1))*86400*1000" office:value-type="float" office:value="1374220200000">
            <text:p>1374220200000</text:p>
          </table:table-cell>
          <table:table-cell office:value-type="float" office:value="379">
            <text:p>379</text:p>
          </table:table-cell>
          <table:table-cell office:value-type="float" office:value="740">
            <text:p>740</text:p>
          </table:table-cell>
          <table:table-cell office:value-type="float" office:value="659">
            <text:p>659</text:p>
          </table:table-cell>
          <table:table-cell office:value-type="float" office:value="499">
            <text:p>499</text:p>
          </table:table-cell>
          <table:table-cell office:value-type="float" office:value="1374220200000">
            <text:p>1374220200000</text:p>
          </table:table-cell>
        </table:table-row>
        <table:table-row table:style-name="ro2">
          <table:table-cell table:style-name="ce2" office:value-type="date" office:date-value="2013-07-19T07:55:00">
            <text:p>Fri, 7:55 AM 7/19</text:p>
          </table:table-cell>
          <table:table-cell table:style-name="ce3" table:formula="of:=([.A1249]-DATE(1970;1;1))*86400*1000" office:value-type="float" office:value="1374220500000">
            <text:p>1374220500000</text:p>
          </table:table-cell>
          <table:table-cell office:value-type="float" office:value="468">
            <text:p>468</text:p>
          </table:table-cell>
          <table:table-cell office:value-type="float" office:value="725">
            <text:p>725</text:p>
          </table:table-cell>
          <table:table-cell office:value-type="float" office:value="580">
            <text:p>580</text:p>
          </table:table-cell>
          <table:table-cell office:value-type="float" office:value="475">
            <text:p>475</text:p>
          </table:table-cell>
          <table:table-cell office:value-type="float" office:value="1374220500000">
            <text:p>1374220500000</text:p>
          </table:table-cell>
        </table:table-row>
        <table:table-row table:style-name="ro2">
          <table:table-cell table:style-name="ce2" office:value-type="date" office:date-value="2013-07-19T08:00:00">
            <text:p>Fri, 8:00 AM 7/19</text:p>
          </table:table-cell>
          <table:table-cell table:style-name="ce3" table:formula="of:=([.A1250]-DATE(1970;1;1))*86400*1000" office:value-type="float" office:value="1374220800000">
            <text:p>1374220800000</text:p>
          </table:table-cell>
          <table:table-cell office:value-type="float" office:value="533">
            <text:p>533</text:p>
          </table:table-cell>
          <table:table-cell office:value-type="float" office:value="747">
            <text:p>747</text:p>
          </table:table-cell>
          <table:table-cell office:value-type="float" office:value="652">
            <text:p>652</text:p>
          </table:table-cell>
          <table:table-cell office:value-type="float" office:value="570">
            <text:p>570</text:p>
          </table:table-cell>
          <table:table-cell office:value-type="float" office:value="1374220800000">
            <text:p>1374220800000</text:p>
          </table:table-cell>
        </table:table-row>
        <table:table-row table:style-name="ro2">
          <table:table-cell table:style-name="ce2" office:value-type="date" office:date-value="2013-07-19T08:05:00">
            <text:p>Fri, 8:05 AM 7/19</text:p>
          </table:table-cell>
          <table:table-cell table:style-name="ce3" table:formula="of:=([.A1251]-DATE(1970;1;1))*86400*1000" office:value-type="float" office:value="1374221100000">
            <text:p>1374221100000</text:p>
          </table:table-cell>
          <table:table-cell office:value-type="float" office:value="471">
            <text:p>471</text:p>
          </table:table-cell>
          <table:table-cell office:value-type="float" office:value="738">
            <text:p>738</text:p>
          </table:table-cell>
          <table:table-cell office:value-type="float" office:value="627">
            <text:p>627</text:p>
          </table:table-cell>
          <table:table-cell office:value-type="float" office:value="620">
            <text:p>620</text:p>
          </table:table-cell>
          <table:table-cell office:value-type="float" office:value="1374221100000">
            <text:p>1374221100000</text:p>
          </table:table-cell>
        </table:table-row>
        <table:table-row table:style-name="ro2">
          <table:table-cell table:style-name="ce2" office:value-type="date" office:date-value="2013-07-19T08:10:00">
            <text:p>Fri, 8:10 AM 7/19</text:p>
          </table:table-cell>
          <table:table-cell table:style-name="ce3" table:formula="of:=([.A1252]-DATE(1970;1;1))*86400*1000" office:value-type="float" office:value="1374221400000">
            <text:p>1374221400000</text:p>
          </table:table-cell>
          <table:table-cell office:value-type="float" office:value="500">
            <text:p>500</text:p>
          </table:table-cell>
          <table:table-cell office:value-type="float" office:value="764">
            <text:p>764</text:p>
          </table:table-cell>
          <table:table-cell office:value-type="float" office:value="644">
            <text:p>644</text:p>
          </table:table-cell>
          <table:table-cell office:value-type="float" office:value="567">
            <text:p>567</text:p>
          </table:table-cell>
          <table:table-cell office:value-type="float" office:value="1374221400000">
            <text:p>1374221400000</text:p>
          </table:table-cell>
        </table:table-row>
        <table:table-row table:style-name="ro2">
          <table:table-cell table:style-name="ce2" office:value-type="date" office:date-value="2013-07-19T08:15:00">
            <text:p>Fri, 8:15 AM 7/19</text:p>
          </table:table-cell>
          <table:table-cell table:style-name="ce3" table:formula="of:=([.A1253]-DATE(1970;1;1))*86400*1000" office:value-type="float" office:value="1374221700000">
            <text:p>1374221700000</text:p>
          </table:table-cell>
          <table:table-cell office:value-type="float" office:value="510">
            <text:p>510</text:p>
          </table:table-cell>
          <table:table-cell office:value-type="float" office:value="747">
            <text:p>747</text:p>
          </table:table-cell>
          <table:table-cell office:value-type="float" office:value="636">
            <text:p>636</text:p>
          </table:table-cell>
          <table:table-cell office:value-type="float" office:value="587">
            <text:p>587</text:p>
          </table:table-cell>
          <table:table-cell office:value-type="float" office:value="1374221700000">
            <text:p>1374221700000</text:p>
          </table:table-cell>
        </table:table-row>
        <table:table-row table:style-name="ro2">
          <table:table-cell table:style-name="ce2" office:value-type="date" office:date-value="2013-07-19T08:20:00">
            <text:p>Fri, 8:20 AM 7/19</text:p>
          </table:table-cell>
          <table:table-cell table:style-name="ce3" table:formula="of:=([.A1254]-DATE(1970;1;1))*86400*1000" office:value-type="float" office:value="1374222000000">
            <text:p>1374222000000</text:p>
          </table:table-cell>
          <table:table-cell office:value-type="float" office:value="398">
            <text:p>398</text:p>
          </table:table-cell>
          <table:table-cell office:value-type="float" office:value="757">
            <text:p>757</text:p>
          </table:table-cell>
          <table:table-cell office:value-type="float" office:value="574">
            <text:p>574</text:p>
          </table:table-cell>
          <table:table-cell office:value-type="float" office:value="536">
            <text:p>536</text:p>
          </table:table-cell>
          <table:table-cell office:value-type="float" office:value="1374222000000">
            <text:p>1374222000000</text:p>
          </table:table-cell>
        </table:table-row>
        <table:table-row table:style-name="ro2">
          <table:table-cell table:style-name="ce2" office:value-type="date" office:date-value="2013-07-19T08:25:00">
            <text:p>Fri, 8:25 AM 7/19</text:p>
          </table:table-cell>
          <table:table-cell table:style-name="ce3" table:formula="of:=([.A1255]-DATE(1970;1;1))*86400*1000" office:value-type="float" office:value="1374222300000">
            <text:p>1374222300000</text:p>
          </table:table-cell>
          <table:table-cell office:value-type="float" office:value="513">
            <text:p>513</text:p>
          </table:table-cell>
          <table:table-cell office:value-type="float" office:value="769">
            <text:p>769</text:p>
          </table:table-cell>
          <table:table-cell office:value-type="float" office:value="650">
            <text:p>650</text:p>
          </table:table-cell>
          <table:table-cell office:value-type="float" office:value="571">
            <text:p>571</text:p>
          </table:table-cell>
          <table:table-cell office:value-type="float" office:value="1374222300000">
            <text:p>1374222300000</text:p>
          </table:table-cell>
        </table:table-row>
        <table:table-row table:style-name="ro2">
          <table:table-cell table:style-name="ce2" office:value-type="date" office:date-value="2013-07-19T08:30:00">
            <text:p>Fri, 8:30 AM 7/19</text:p>
          </table:table-cell>
          <table:table-cell table:style-name="ce3" table:formula="of:=([.A1256]-DATE(1970;1;1))*86400*1000" office:value-type="float" office:value="1374222600000">
            <text:p>1374222600000</text:p>
          </table:table-cell>
          <table:table-cell office:value-type="float" office:value="488">
            <text:p>488</text:p>
          </table:table-cell>
          <table:table-cell office:value-type="float" office:value="718">
            <text:p>718</text:p>
          </table:table-cell>
          <table:table-cell office:value-type="float" office:value="641">
            <text:p>641</text:p>
          </table:table-cell>
          <table:table-cell office:value-type="float" office:value="544">
            <text:p>544</text:p>
          </table:table-cell>
          <table:table-cell office:value-type="float" office:value="1374222600000">
            <text:p>1374222600000</text:p>
          </table:table-cell>
        </table:table-row>
        <table:table-row table:style-name="ro2">
          <table:table-cell table:style-name="ce2" office:value-type="date" office:date-value="2013-07-19T08:35:00">
            <text:p>Fri, 8:35 AM 7/19</text:p>
          </table:table-cell>
          <table:table-cell table:style-name="ce3" table:formula="of:=([.A1257]-DATE(1970;1;1))*86400*1000" office:value-type="float" office:value="1374222900000">
            <text:p>1374222900000</text:p>
          </table:table-cell>
          <table:table-cell office:value-type="float" office:value="404">
            <text:p>404</text:p>
          </table:table-cell>
          <table:table-cell office:value-type="float" office:value="739">
            <text:p>739</text:p>
          </table:table-cell>
          <table:table-cell office:value-type="float" office:value="559">
            <text:p>559</text:p>
          </table:table-cell>
          <table:table-cell office:value-type="float" office:value="526">
            <text:p>526</text:p>
          </table:table-cell>
          <table:table-cell office:value-type="float" office:value="1374222900000">
            <text:p>1374222900000</text:p>
          </table:table-cell>
        </table:table-row>
        <table:table-row table:style-name="ro2">
          <table:table-cell table:style-name="ce2" office:value-type="date" office:date-value="2013-07-19T08:40:00">
            <text:p>Fri, 8:40 AM 7/19</text:p>
          </table:table-cell>
          <table:table-cell table:style-name="ce3" table:formula="of:=([.A1258]-DATE(1970;1;1))*86400*1000" office:value-type="float" office:value="1374223200000">
            <text:p>1374223200000</text:p>
          </table:table-cell>
          <table:table-cell office:value-type="float" office:value="452">
            <text:p>452</text:p>
          </table:table-cell>
          <table:table-cell office:value-type="float" office:value="736">
            <text:p>736</text:p>
          </table:table-cell>
          <table:table-cell office:value-type="float" office:value="581">
            <text:p>581</text:p>
          </table:table-cell>
          <table:table-cell office:value-type="float" office:value="537">
            <text:p>537</text:p>
          </table:table-cell>
          <table:table-cell office:value-type="float" office:value="1374223200000">
            <text:p>1374223200000</text:p>
          </table:table-cell>
        </table:table-row>
        <table:table-row table:style-name="ro2">
          <table:table-cell table:style-name="ce2" office:value-type="date" office:date-value="2013-07-19T08:45:00">
            <text:p>Fri, 8:45 AM 7/19</text:p>
          </table:table-cell>
          <table:table-cell table:style-name="ce3" table:formula="of:=([.A1259]-DATE(1970;1;1))*86400*1000" office:value-type="float" office:value="1374223500000">
            <text:p>1374223500000</text:p>
          </table:table-cell>
          <table:table-cell office:value-type="float" office:value="488">
            <text:p>488</text:p>
          </table:table-cell>
          <table:table-cell office:value-type="float" office:value="705">
            <text:p>705</text:p>
          </table:table-cell>
          <table:table-cell office:value-type="float" office:value="517">
            <text:p>517</text:p>
          </table:table-cell>
          <table:table-cell office:value-type="float" office:value="492">
            <text:p>492</text:p>
          </table:table-cell>
          <table:table-cell office:value-type="float" office:value="1374223500000">
            <text:p>1374223500000</text:p>
          </table:table-cell>
        </table:table-row>
        <table:table-row table:style-name="ro2">
          <table:table-cell table:style-name="ce2" office:value-type="date" office:date-value="2013-07-19T08:50:00">
            <text:p>Fri, 8:50 AM 7/19</text:p>
          </table:table-cell>
          <table:table-cell table:style-name="ce3" table:formula="of:=([.A1260]-DATE(1970;1;1))*86400*1000" office:value-type="float" office:value="1374223800000">
            <text:p>1374223800000</text:p>
          </table:table-cell>
          <table:table-cell office:value-type="float" office:value="425">
            <text:p>425</text:p>
          </table:table-cell>
          <table:table-cell office:value-type="float" office:value="774">
            <text:p>774</text:p>
          </table:table-cell>
          <table:table-cell office:value-type="float" office:value="537">
            <text:p>537</text:p>
          </table:table-cell>
          <table:table-cell office:value-type="float" office:value="525">
            <text:p>525</text:p>
          </table:table-cell>
          <table:table-cell office:value-type="float" office:value="1374223800000">
            <text:p>1374223800000</text:p>
          </table:table-cell>
        </table:table-row>
        <table:table-row table:style-name="ro2">
          <table:table-cell table:style-name="ce2" office:value-type="date" office:date-value="2013-07-19T08:55:00">
            <text:p>Fri, 8:55 AM 7/19</text:p>
          </table:table-cell>
          <table:table-cell table:style-name="ce3" table:formula="of:=([.A1261]-DATE(1970;1;1))*86400*1000" office:value-type="float" office:value="1374224100000">
            <text:p>1374224100000</text:p>
          </table:table-cell>
          <table:table-cell office:value-type="float" office:value="510">
            <text:p>510</text:p>
          </table:table-cell>
          <table:table-cell office:value-type="float" office:value="701">
            <text:p>701</text:p>
          </table:table-cell>
          <table:table-cell office:value-type="float" office:value="424">
            <text:p>424</text:p>
          </table:table-cell>
          <table:table-cell office:value-type="float" office:value="442">
            <text:p>442</text:p>
          </table:table-cell>
          <table:table-cell office:value-type="float" office:value="1374224100000">
            <text:p>1374224100000</text:p>
          </table:table-cell>
        </table:table-row>
        <table:table-row table:style-name="ro2">
          <table:table-cell table:style-name="ce2" office:value-type="date" office:date-value="2013-07-19T09:00:00">
            <text:p>Fri, 9:00 AM 7/19</text:p>
          </table:table-cell>
          <table:table-cell table:style-name="ce3" table:formula="of:=([.A1262]-DATE(1970;1;1))*86400*1000" office:value-type="float" office:value="1374224400000">
            <text:p>1374224400000</text:p>
          </table:table-cell>
          <table:table-cell office:value-type="float" office:value="506">
            <text:p>506</text:p>
          </table:table-cell>
          <table:table-cell office:value-type="float" office:value="785">
            <text:p>785</text:p>
          </table:table-cell>
          <table:table-cell office:value-type="float" office:value="589">
            <text:p>589</text:p>
          </table:table-cell>
          <table:table-cell office:value-type="float" office:value="468">
            <text:p>468</text:p>
          </table:table-cell>
          <table:table-cell office:value-type="float" office:value="1374224400000">
            <text:p>1374224400000</text:p>
          </table:table-cell>
        </table:table-row>
        <table:table-row table:style-name="ro2">
          <table:table-cell table:style-name="ce2" office:value-type="date" office:date-value="2013-07-19T09:05:00">
            <text:p>Fri, 9:05 AM 7/19</text:p>
          </table:table-cell>
          <table:table-cell table:style-name="ce3" table:formula="of:=([.A1263]-DATE(1970;1;1))*86400*1000" office:value-type="float" office:value="1374224700000">
            <text:p>1374224700000</text:p>
          </table:table-cell>
          <table:table-cell office:value-type="float" office:value="396">
            <text:p>396</text:p>
          </table:table-cell>
          <table:table-cell office:value-type="float" office:value="731">
            <text:p>731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  <table:table-cell office:value-type="float" office:value="1374224700000">
            <text:p>1374224700000</text:p>
          </table:table-cell>
        </table:table-row>
        <table:table-row table:style-name="ro2">
          <table:table-cell table:style-name="ce2" office:value-type="date" office:date-value="2013-07-19T09:10:00">
            <text:p>Fri, 9:10 AM 7/19</text:p>
          </table:table-cell>
          <table:table-cell table:style-name="ce3" table:formula="of:=([.A1264]-DATE(1970;1;1))*86400*1000" office:value-type="float" office:value="1374225000000">
            <text:p>1374225000000</text:p>
          </table:table-cell>
          <table:table-cell office:value-type="float" office:value="428">
            <text:p>428</text:p>
          </table:table-cell>
          <table:table-cell office:value-type="float" office:value="710">
            <text:p>710</text:p>
          </table:table-cell>
          <table:table-cell office:value-type="float" office:value="555">
            <text:p>555</text:p>
          </table:table-cell>
          <table:table-cell office:value-type="float" office:value="536">
            <text:p>536</text:p>
          </table:table-cell>
          <table:table-cell office:value-type="float" office:value="1374225000000">
            <text:p>1374225000000</text:p>
          </table:table-cell>
        </table:table-row>
        <table:table-row table:style-name="ro2">
          <table:table-cell table:style-name="ce2" office:value-type="date" office:date-value="2013-07-19T09:15:00">
            <text:p>Fri, 9:15 AM 7/19</text:p>
          </table:table-cell>
          <table:table-cell table:style-name="ce3" table:formula="of:=([.A1265]-DATE(1970;1;1))*86400*1000" office:value-type="float" office:value="1374225300000">
            <text:p>1374225300000</text:p>
          </table:table-cell>
          <table:table-cell office:value-type="float" office:value="474">
            <text:p>474</text:p>
          </table:table-cell>
          <table:table-cell office:value-type="float" office:value="721">
            <text:p>721</text:p>
          </table:table-cell>
          <table:table-cell office:value-type="float" office:value="507">
            <text:p>507</text:p>
          </table:table-cell>
          <table:table-cell office:value-type="float" office:value="496">
            <text:p>496</text:p>
          </table:table-cell>
          <table:table-cell office:value-type="float" office:value="1374225300000">
            <text:p>1374225300000</text:p>
          </table:table-cell>
        </table:table-row>
        <table:table-row table:style-name="ro2">
          <table:table-cell table:style-name="ce2" office:value-type="date" office:date-value="2013-07-19T09:20:00">
            <text:p>Fri, 9:20 AM 7/19</text:p>
          </table:table-cell>
          <table:table-cell table:style-name="ce3" table:formula="of:=([.A1266]-DATE(1970;1;1))*86400*1000" office:value-type="float" office:value="1374225600000">
            <text:p>1374225600000</text:p>
          </table:table-cell>
          <table:table-cell office:value-type="float" office:value="367">
            <text:p>367</text:p>
          </table:table-cell>
          <table:table-cell office:value-type="float" office:value="627">
            <text:p>627</text:p>
          </table:table-cell>
          <table:table-cell office:value-type="float" office:value="456">
            <text:p>456</text:p>
          </table:table-cell>
          <table:table-cell office:value-type="float" office:value="458">
            <text:p>458</text:p>
          </table:table-cell>
          <table:table-cell office:value-type="float" office:value="1374225600000">
            <text:p>1374225600000</text:p>
          </table:table-cell>
        </table:table-row>
        <table:table-row table:style-name="ro2">
          <table:table-cell table:style-name="ce2" office:value-type="date" office:date-value="2013-07-19T09:25:00">
            <text:p>Fri, 9:25 AM 7/19</text:p>
          </table:table-cell>
          <table:table-cell table:style-name="ce3" table:formula="of:=([.A1267]-DATE(1970;1;1))*86400*1000" office:value-type="float" office:value="1374225900000">
            <text:p>1374225900000</text:p>
          </table:table-cell>
          <table:table-cell office:value-type="float" office:value="371">
            <text:p>371</text:p>
          </table:table-cell>
          <table:table-cell office:value-type="float" office:value="678">
            <text:p>678</text:p>
          </table:table-cell>
          <table:table-cell office:value-type="float" office:value="600">
            <text:p>600</text:p>
          </table:table-cell>
          <table:table-cell office:value-type="float" office:value="504">
            <text:p>504</text:p>
          </table:table-cell>
          <table:table-cell office:value-type="float" office:value="1374225900000">
            <text:p>1374225900000</text:p>
          </table:table-cell>
        </table:table-row>
        <table:table-row table:style-name="ro2">
          <table:table-cell table:style-name="ce2" office:value-type="date" office:date-value="2013-07-19T09:30:00">
            <text:p>Fri, 9:30 AM 7/19</text:p>
          </table:table-cell>
          <table:table-cell table:style-name="ce3" table:formula="of:=([.A1268]-DATE(1970;1;1))*86400*1000" office:value-type="float" office:value="1374226200000">
            <text:p>1374226200000</text:p>
          </table:table-cell>
          <table:table-cell office:value-type="float" office:value="473">
            <text:p>473</text:p>
          </table:table-cell>
          <table:table-cell office:value-type="float" office:value="670">
            <text:p>670</text:p>
          </table:table-cell>
          <table:table-cell office:value-type="float" office:value="654">
            <text:p>654</text:p>
          </table:table-cell>
          <table:table-cell office:value-type="float" office:value="558">
            <text:p>558</text:p>
          </table:table-cell>
          <table:table-cell office:value-type="float" office:value="1374226200000">
            <text:p>1374226200000</text:p>
          </table:table-cell>
        </table:table-row>
        <table:table-row table:style-name="ro2">
          <table:table-cell table:style-name="ce2" office:value-type="date" office:date-value="2013-07-19T09:35:00">
            <text:p>Fri, 9:35 AM 7/19</text:p>
          </table:table-cell>
          <table:table-cell table:style-name="ce3" table:formula="of:=([.A1269]-DATE(1970;1;1))*86400*1000" office:value-type="float" office:value="1374226500000">
            <text:p>1374226500000</text:p>
          </table:table-cell>
          <table:table-cell office:value-type="float" office:value="349">
            <text:p>349</text:p>
          </table:table-cell>
          <table:table-cell office:value-type="float" office:value="592">
            <text:p>592</text:p>
          </table:table-cell>
          <table:table-cell office:value-type="float" office:value="593">
            <text:p>593</text:p>
          </table:table-cell>
          <table:table-cell office:value-type="float" office:value="513">
            <text:p>513</text:p>
          </table:table-cell>
          <table:table-cell office:value-type="float" office:value="1374226500000">
            <text:p>1374226500000</text:p>
          </table:table-cell>
        </table:table-row>
        <table:table-row table:style-name="ro2">
          <table:table-cell table:style-name="ce2" office:value-type="date" office:date-value="2013-07-19T09:40:00">
            <text:p>Fri, 9:40 AM 7/19</text:p>
          </table:table-cell>
          <table:table-cell table:style-name="ce3" table:formula="of:=([.A1270]-DATE(1970;1;1))*86400*1000" office:value-type="float" office:value="1374226800000">
            <text:p>1374226800000</text:p>
          </table:table-cell>
          <table:table-cell office:value-type="float" office:value="454">
            <text:p>454</text:p>
          </table:table-cell>
          <table:table-cell office:value-type="float" office:value="691">
            <text:p>691</text:p>
          </table:table-cell>
          <table:table-cell office:value-type="float" office:value="642">
            <text:p>642</text:p>
          </table:table-cell>
          <table:table-cell office:value-type="float" office:value="557">
            <text:p>557</text:p>
          </table:table-cell>
          <table:table-cell office:value-type="float" office:value="1374226800000">
            <text:p>1374226800000</text:p>
          </table:table-cell>
        </table:table-row>
        <table:table-row table:style-name="ro2">
          <table:table-cell table:style-name="ce2" office:value-type="date" office:date-value="2013-07-19T09:45:00">
            <text:p>Fri, 9:45 AM 7/19</text:p>
          </table:table-cell>
          <table:table-cell table:style-name="ce3" table:formula="of:=([.A1271]-DATE(1970;1;1))*86400*1000" office:value-type="float" office:value="1374227100000">
            <text:p>1374227100000</text:p>
          </table:table-cell>
          <table:table-cell office:value-type="float" office:value="471">
            <text:p>471</text:p>
          </table:table-cell>
          <table:table-cell office:value-type="float" office:value="661">
            <text:p>661</text:p>
          </table:table-cell>
          <table:table-cell office:value-type="float" office:value="627">
            <text:p>627</text:p>
          </table:table-cell>
          <table:table-cell office:value-type="float" office:value="556">
            <text:p>556</text:p>
          </table:table-cell>
          <table:table-cell office:value-type="float" office:value="1374227100000">
            <text:p>1374227100000</text:p>
          </table:table-cell>
        </table:table-row>
        <table:table-row table:style-name="ro2">
          <table:table-cell table:style-name="ce2" office:value-type="date" office:date-value="2013-07-19T09:50:00">
            <text:p>Fri, 9:50 AM 7/19</text:p>
          </table:table-cell>
          <table:table-cell table:style-name="ce3" table:formula="of:=([.A1272]-DATE(1970;1;1))*86400*1000" office:value-type="float" office:value="1374227400000">
            <text:p>1374227400000</text:p>
          </table:table-cell>
          <table:table-cell office:value-type="float" office:value="382">
            <text:p>382</text:p>
          </table:table-cell>
          <table:table-cell office:value-type="float" office:value="666">
            <text:p>666</text:p>
          </table:table-cell>
          <table:table-cell office:value-type="float" office:value="606">
            <text:p>606</text:p>
          </table:table-cell>
          <table:table-cell office:value-type="float" office:value="573">
            <text:p>573</text:p>
          </table:table-cell>
          <table:table-cell office:value-type="float" office:value="1374227400000">
            <text:p>1374227400000</text:p>
          </table:table-cell>
        </table:table-row>
        <table:table-row table:style-name="ro2">
          <table:table-cell table:style-name="ce2" office:value-type="date" office:date-value="2013-07-19T09:55:00">
            <text:p>Fri, 9:55 AM 7/19</text:p>
          </table:table-cell>
          <table:table-cell table:style-name="ce3" table:formula="of:=([.A1273]-DATE(1970;1;1))*86400*1000" office:value-type="float" office:value="1374227700000">
            <text:p>1374227700000</text:p>
          </table:table-cell>
          <table:table-cell office:value-type="float" office:value="344">
            <text:p>344</text:p>
          </table:table-cell>
          <table:table-cell office:value-type="float" office:value="682">
            <text:p>682</text:p>
          </table:table-cell>
          <table:table-cell office:value-type="float" office:value="597">
            <text:p>597</text:p>
          </table:table-cell>
          <table:table-cell office:value-type="float" office:value="520">
            <text:p>520</text:p>
          </table:table-cell>
          <table:table-cell office:value-type="float" office:value="1374227700000">
            <text:p>1374227700000</text:p>
          </table:table-cell>
        </table:table-row>
        <table:table-row table:style-name="ro2">
          <table:table-cell table:style-name="ce2" office:value-type="date" office:date-value="2013-07-19T10:00:00">
            <text:p>Fri, 10:00 AM 7/19</text:p>
          </table:table-cell>
          <table:table-cell table:style-name="ce3" table:formula="of:=([.A1274]-DATE(1970;1;1))*86400*1000" office:value-type="float" office:value="1374228000000">
            <text:p>1374228000000</text:p>
          </table:table-cell>
          <table:table-cell office:value-type="float" office:value="356">
            <text:p>356</text:p>
          </table:table-cell>
          <table:table-cell office:value-type="float" office:value="596">
            <text:p>596</text:p>
          </table:table-cell>
          <table:table-cell office:value-type="float" office:value="604">
            <text:p>604</text:p>
          </table:table-cell>
          <table:table-cell office:value-type="float" office:value="540">
            <text:p>540</text:p>
          </table:table-cell>
          <table:table-cell office:value-type="float" office:value="1374228000000">
            <text:p>1374228000000</text:p>
          </table:table-cell>
        </table:table-row>
        <table:table-row table:style-name="ro2">
          <table:table-cell table:style-name="ce2" office:value-type="date" office:date-value="2013-07-19T10:05:00">
            <text:p>Fri, 10:05 AM 7/19</text:p>
          </table:table-cell>
          <table:table-cell table:style-name="ce3" table:formula="of:=([.A1275]-DATE(1970;1;1))*86400*1000" office:value-type="float" office:value="1374228300000">
            <text:p>1374228300000</text:p>
          </table:table-cell>
          <table:table-cell office:value-type="float" office:value="454">
            <text:p>454</text:p>
          </table:table-cell>
          <table:table-cell office:value-type="float" office:value="506">
            <text:p>506</text:p>
          </table:table-cell>
          <table:table-cell office:value-type="float" office:value="453">
            <text:p>453</text:p>
          </table:table-cell>
          <table:table-cell office:value-type="float" office:value="480">
            <text:p>480</text:p>
          </table:table-cell>
          <table:table-cell office:value-type="float" office:value="1374228300000">
            <text:p>1374228300000</text:p>
          </table:table-cell>
        </table:table-row>
        <table:table-row table:style-name="ro2">
          <table:table-cell table:style-name="ce2" office:value-type="date" office:date-value="2013-07-19T10:10:00">
            <text:p>Fri, 10:10 AM 7/19</text:p>
          </table:table-cell>
          <table:table-cell table:style-name="ce3" table:formula="of:=([.A1276]-DATE(1970;1;1))*86400*1000" office:value-type="float" office:value="1374228600000">
            <text:p>1374228600000</text:p>
          </table:table-cell>
          <table:table-cell office:value-type="float" office:value="483">
            <text:p>483</text:p>
          </table:table-cell>
          <table:table-cell office:value-type="float" office:value="535">
            <text:p>535</text:p>
          </table:table-cell>
          <table:table-cell office:value-type="float" office:value="540">
            <text:p>540</text:p>
          </table:table-cell>
          <table:table-cell office:value-type="float" office:value="571">
            <text:p>571</text:p>
          </table:table-cell>
          <table:table-cell office:value-type="float" office:value="1374228600000">
            <text:p>1374228600000</text:p>
          </table:table-cell>
        </table:table-row>
        <table:table-row table:style-name="ro2">
          <table:table-cell table:style-name="ce2" office:value-type="date" office:date-value="2013-07-19T10:15:00">
            <text:p>Fri, 10:15 AM 7/19</text:p>
          </table:table-cell>
          <table:table-cell table:style-name="ce3" table:formula="of:=([.A1277]-DATE(1970;1;1))*86400*1000" office:value-type="float" office:value="1374228900000">
            <text:p>1374228900000</text:p>
          </table:table-cell>
          <table:table-cell office:value-type="float" office:value="439">
            <text:p>439</text:p>
          </table:table-cell>
          <table:table-cell office:value-type="float" office:value="516">
            <text:p>516</text:p>
          </table:table-cell>
          <table:table-cell office:value-type="float" office:value="569">
            <text:p>569</text:p>
          </table:table-cell>
          <table:table-cell office:value-type="float" office:value="533">
            <text:p>533</text:p>
          </table:table-cell>
          <table:table-cell office:value-type="float" office:value="1374228900000">
            <text:p>1374228900000</text:p>
          </table:table-cell>
        </table:table-row>
        <table:table-row table:style-name="ro2">
          <table:table-cell table:style-name="ce2" office:value-type="date" office:date-value="2013-07-19T10:20:00">
            <text:p>Fri, 10:20 AM 7/19</text:p>
          </table:table-cell>
          <table:table-cell table:style-name="ce3" table:formula="of:=([.A1278]-DATE(1970;1;1))*86400*1000" office:value-type="float" office:value="1374229200000">
            <text:p>1374229200000</text:p>
          </table:table-cell>
          <table:table-cell office:value-type="float" office:value="484">
            <text:p>484</text:p>
          </table:table-cell>
          <table:table-cell office:value-type="float" office:value="481">
            <text:p>481</text:p>
          </table:table-cell>
          <table:table-cell office:value-type="float" office:value="573">
            <text:p>573</text:p>
          </table:table-cell>
          <table:table-cell office:value-type="float" office:value="556">
            <text:p>556</text:p>
          </table:table-cell>
          <table:table-cell office:value-type="float" office:value="1374229200000">
            <text:p>1374229200000</text:p>
          </table:table-cell>
        </table:table-row>
        <table:table-row table:style-name="ro2">
          <table:table-cell table:style-name="ce2" office:value-type="date" office:date-value="2013-07-19T10:25:00">
            <text:p>Fri, 10:25 AM 7/19</text:p>
          </table:table-cell>
          <table:table-cell table:style-name="ce3" table:formula="of:=([.A1279]-DATE(1970;1;1))*86400*1000" office:value-type="float" office:value="1374229500000">
            <text:p>1374229500000</text:p>
          </table:table-cell>
          <table:table-cell office:value-type="float" office:value="491">
            <text:p>491</text:p>
          </table:table-cell>
          <table:table-cell office:value-type="float" office:value="479">
            <text:p>479</text:p>
          </table:table-cell>
          <table:table-cell office:value-type="float" office:value="551">
            <text:p>551</text:p>
          </table:table-cell>
          <table:table-cell office:value-type="float" office:value="534">
            <text:p>534</text:p>
          </table:table-cell>
          <table:table-cell office:value-type="float" office:value="1374229500000">
            <text:p>1374229500000</text:p>
          </table:table-cell>
        </table:table-row>
        <table:table-row table:style-name="ro2">
          <table:table-cell table:style-name="ce2" office:value-type="date" office:date-value="2013-07-19T10:30:00">
            <text:p>Fri, 10:30 AM 7/19</text:p>
          </table:table-cell>
          <table:table-cell table:style-name="ce3" table:formula="of:=([.A1280]-DATE(1970;1;1))*86400*1000" office:value-type="float" office:value="1374229800000">
            <text:p>1374229800000</text:p>
          </table:table-cell>
          <table:table-cell office:value-type="float" office:value="490">
            <text:p>490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office:value-type="float" office:value="504">
            <text:p>504</text:p>
          </table:table-cell>
          <table:table-cell office:value-type="float" office:value="1374229800000">
            <text:p>1374229800000</text:p>
          </table:table-cell>
        </table:table-row>
        <table:table-row table:style-name="ro2">
          <table:table-cell table:style-name="ce2" office:value-type="date" office:date-value="2013-07-19T10:35:00">
            <text:p>Fri, 10:35 AM 7/19</text:p>
          </table:table-cell>
          <table:table-cell table:style-name="ce3" table:formula="of:=([.A1281]-DATE(1970;1;1))*86400*1000" office:value-type="float" office:value="1374230100000">
            <text:p>1374230100000</text:p>
          </table:table-cell>
          <table:table-cell office:value-type="float" office:value="463">
            <text:p>463</text:p>
          </table:table-cell>
          <table:table-cell office:value-type="float" office:value="670">
            <text:p>670</text:p>
          </table:table-cell>
          <table:table-cell office:value-type="float" office:value="541">
            <text:p>541</text:p>
          </table:table-cell>
          <table:table-cell office:value-type="float" office:value="535">
            <text:p>535</text:p>
          </table:table-cell>
          <table:table-cell office:value-type="float" office:value="1374230100000">
            <text:p>1374230100000</text:p>
          </table:table-cell>
        </table:table-row>
        <table:table-row table:style-name="ro2">
          <table:table-cell table:style-name="ce2" office:value-type="date" office:date-value="2013-07-19T10:40:00">
            <text:p>Fri, 10:40 AM 7/19</text:p>
          </table:table-cell>
          <table:table-cell table:style-name="ce3" table:formula="of:=([.A1282]-DATE(1970;1;1))*86400*1000" office:value-type="float" office:value="1374230400000">
            <text:p>1374230400000</text:p>
          </table:table-cell>
          <table:table-cell office:value-type="float" office:value="513">
            <text:p>513</text:p>
          </table:table-cell>
          <table:table-cell office:value-type="float" office:value="715">
            <text:p>715</text:p>
          </table:table-cell>
          <table:table-cell office:value-type="float" office:value="552">
            <text:p>552</text:p>
          </table:table-cell>
          <table:table-cell office:value-type="float" office:value="580">
            <text:p>580</text:p>
          </table:table-cell>
          <table:table-cell office:value-type="float" office:value="1374230400000">
            <text:p>1374230400000</text:p>
          </table:table-cell>
        </table:table-row>
        <table:table-row table:style-name="ro2">
          <table:table-cell table:style-name="ce2" office:value-type="date" office:date-value="2013-07-19T10:45:00">
            <text:p>Fri, 10:45 AM 7/19</text:p>
          </table:table-cell>
          <table:table-cell table:style-name="ce3" table:formula="of:=([.A1283]-DATE(1970;1;1))*86400*1000" office:value-type="float" office:value="1374230700000">
            <text:p>1374230700000</text:p>
          </table:table-cell>
          <table:table-cell office:value-type="float" office:value="485">
            <text:p>485</text:p>
          </table:table-cell>
          <table:table-cell office:value-type="float" office:value="700">
            <text:p>700</text:p>
          </table:table-cell>
          <table:table-cell office:value-type="float" office:value="537">
            <text:p>537</text:p>
          </table:table-cell>
          <table:table-cell office:value-type="float" office:value="546">
            <text:p>546</text:p>
          </table:table-cell>
          <table:table-cell office:value-type="float" office:value="1374230700000">
            <text:p>1374230700000</text:p>
          </table:table-cell>
        </table:table-row>
        <table:table-row table:style-name="ro2">
          <table:table-cell table:style-name="ce2" office:value-type="date" office:date-value="2013-07-19T10:50:00">
            <text:p>Fri, 10:50 AM 7/19</text:p>
          </table:table-cell>
          <table:table-cell table:style-name="ce3" table:formula="of:=([.A1284]-DATE(1970;1;1))*86400*1000" office:value-type="float" office:value="1374231000000">
            <text:p>1374231000000</text:p>
          </table:table-cell>
          <table:table-cell office:value-type="float" office:value="418">
            <text:p>418</text:p>
          </table:table-cell>
          <table:table-cell office:value-type="float" office:value="707">
            <text:p>707</text:p>
          </table:table-cell>
          <table:table-cell office:value-type="float" office:value="563">
            <text:p>563</text:p>
          </table:table-cell>
          <table:table-cell office:value-type="float" office:value="540">
            <text:p>540</text:p>
          </table:table-cell>
          <table:table-cell office:value-type="float" office:value="1374231000000">
            <text:p>1374231000000</text:p>
          </table:table-cell>
        </table:table-row>
        <table:table-row table:style-name="ro2">
          <table:table-cell table:style-name="ce2" office:value-type="date" office:date-value="2013-07-19T10:55:00">
            <text:p>Fri, 10:55 AM 7/19</text:p>
          </table:table-cell>
          <table:table-cell table:style-name="ce3" table:formula="of:=([.A1285]-DATE(1970;1;1))*86400*1000" office:value-type="float" office:value="1374231300000">
            <text:p>1374231300000</text:p>
          </table:table-cell>
          <table:table-cell office:value-type="float" office:value="399">
            <text:p>399</text:p>
          </table:table-cell>
          <table:table-cell office:value-type="float" office:value="750">
            <text:p>750</text:p>
          </table:table-cell>
          <table:table-cell office:value-type="float" office:value="575">
            <text:p>575</text:p>
          </table:table-cell>
          <table:table-cell office:value-type="float" office:value="580">
            <text:p>580</text:p>
          </table:table-cell>
          <table:table-cell office:value-type="float" office:value="1374231300000">
            <text:p>1374231300000</text:p>
          </table:table-cell>
        </table:table-row>
        <table:table-row table:style-name="ro2">
          <table:table-cell table:style-name="ce2" office:value-type="date" office:date-value="2013-07-19T11:00:00">
            <text:p>Fri, 11:00 AM 7/19</text:p>
          </table:table-cell>
          <table:table-cell table:style-name="ce3" table:formula="of:=([.A1286]-DATE(1970;1;1))*86400*1000" office:value-type="float" office:value="1374231600000">
            <text:p>1374231600000</text:p>
          </table:table-cell>
          <table:table-cell office:value-type="float" office:value="442">
            <text:p>442</text:p>
          </table:table-cell>
          <table:table-cell office:value-type="float" office:value="696">
            <text:p>696</text:p>
          </table:table-cell>
          <table:table-cell office:value-type="float" office:value="530">
            <text:p>530</text:p>
          </table:table-cell>
          <table:table-cell office:value-type="float" office:value="520">
            <text:p>520</text:p>
          </table:table-cell>
          <table:table-cell office:value-type="float" office:value="1374231600000">
            <text:p>1374231600000</text:p>
          </table:table-cell>
        </table:table-row>
        <table:table-row table:style-name="ro2">
          <table:table-cell table:style-name="ce2" office:value-type="date" office:date-value="2013-07-19T11:05:00">
            <text:p>Fri, 11:05 AM 7/19</text:p>
          </table:table-cell>
          <table:table-cell table:style-name="ce3" table:formula="of:=([.A1287]-DATE(1970;1;1))*86400*1000" office:value-type="float" office:value="1374231900000">
            <text:p>1374231900000</text:p>
          </table:table-cell>
          <table:table-cell office:value-type="float" office:value="395">
            <text:p>395</text:p>
          </table:table-cell>
          <table:table-cell office:value-type="float" office:value="643">
            <text:p>643</text:p>
          </table:table-cell>
          <table:table-cell office:value-type="float" office:value="532">
            <text:p>532</text:p>
          </table:table-cell>
          <table:table-cell office:value-type="float" office:value="538">
            <text:p>538</text:p>
          </table:table-cell>
          <table:table-cell office:value-type="float" office:value="1374231900000">
            <text:p>1374231900000</text:p>
          </table:table-cell>
        </table:table-row>
        <table:table-row table:style-name="ro2">
          <table:table-cell table:style-name="ce2" office:value-type="date" office:date-value="2013-07-19T11:10:00">
            <text:p>Fri, 11:10 AM 7/19</text:p>
          </table:table-cell>
          <table:table-cell table:style-name="ce3" table:formula="of:=([.A1288]-DATE(1970;1;1))*86400*1000" office:value-type="float" office:value="1374232200000">
            <text:p>1374232200000</text:p>
          </table:table-cell>
          <table:table-cell office:value-type="float" office:value="328">
            <text:p>328</text:p>
          </table:table-cell>
          <table:table-cell office:value-type="float" office:value="644">
            <text:p>644</text:p>
          </table:table-cell>
          <table:table-cell office:value-type="float" office:value="523">
            <text:p>523</text:p>
          </table:table-cell>
          <table:table-cell office:value-type="float" office:value="568">
            <text:p>568</text:p>
          </table:table-cell>
          <table:table-cell office:value-type="float" office:value="1374232200000">
            <text:p>1374232200000</text:p>
          </table:table-cell>
        </table:table-row>
        <table:table-row table:style-name="ro2">
          <table:table-cell table:style-name="ce2" office:value-type="date" office:date-value="2013-07-19T11:15:00">
            <text:p>Fri, 11:15 AM 7/19</text:p>
          </table:table-cell>
          <table:table-cell table:style-name="ce3" table:formula="of:=([.A1289]-DATE(1970;1;1))*86400*1000" office:value-type="float" office:value="1374232500000">
            <text:p>1374232500000</text:p>
          </table:table-cell>
          <table:table-cell office:value-type="float" office:value="455">
            <text:p>455</text:p>
          </table:table-cell>
          <table:table-cell office:value-type="float" office:value="677">
            <text:p>677</text:p>
          </table:table-cell>
          <table:table-cell office:value-type="float" office:value="542">
            <text:p>542</text:p>
          </table:table-cell>
          <table:table-cell office:value-type="float" office:value="557">
            <text:p>557</text:p>
          </table:table-cell>
          <table:table-cell office:value-type="float" office:value="1374232500000">
            <text:p>1374232500000</text:p>
          </table:table-cell>
        </table:table-row>
        <table:table-row table:style-name="ro2">
          <table:table-cell table:style-name="ce2" office:value-type="date" office:date-value="2013-07-19T11:20:00">
            <text:p>Fri, 11:20 AM 7/19</text:p>
          </table:table-cell>
          <table:table-cell table:style-name="ce3" table:formula="of:=([.A1290]-DATE(1970;1;1))*86400*1000" office:value-type="float" office:value="1374232800000">
            <text:p>1374232800000</text:p>
          </table:table-cell>
          <table:table-cell office:value-type="float" office:value="405">
            <text:p>405</text:p>
          </table:table-cell>
          <table:table-cell office:value-type="float" office:value="678">
            <text:p>678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1374232800000">
            <text:p>1374232800000</text:p>
          </table:table-cell>
        </table:table-row>
        <table:table-row table:style-name="ro2">
          <table:table-cell table:style-name="ce2" office:value-type="date" office:date-value="2013-07-19T11:25:00">
            <text:p>Fri, 11:25 AM 7/19</text:p>
          </table:table-cell>
          <table:table-cell table:style-name="ce3" table:formula="of:=([.A1291]-DATE(1970;1;1))*86400*1000" office:value-type="float" office:value="1374233100000">
            <text:p>1374233100000</text:p>
          </table:table-cell>
          <table:table-cell office:value-type="float" office:value="424">
            <text:p>424</text:p>
          </table:table-cell>
          <table:table-cell office:value-type="float" office:value="654">
            <text:p>654</text:p>
          </table:table-cell>
          <table:table-cell office:value-type="float" office:value="497">
            <text:p>497</text:p>
          </table:table-cell>
          <table:table-cell office:value-type="float" office:value="551">
            <text:p>551</text:p>
          </table:table-cell>
          <table:table-cell office:value-type="float" office:value="1374233100000">
            <text:p>1374233100000</text:p>
          </table:table-cell>
        </table:table-row>
        <table:table-row table:style-name="ro2">
          <table:table-cell table:style-name="ce2" office:value-type="date" office:date-value="2013-07-19T11:30:00">
            <text:p>Fri, 11:30 AM 7/19</text:p>
          </table:table-cell>
          <table:table-cell table:style-name="ce3" table:formula="of:=([.A1292]-DATE(1970;1;1))*86400*1000" office:value-type="float" office:value="1374233400000">
            <text:p>1374233400000</text:p>
          </table:table-cell>
          <table:table-cell office:value-type="float" office:value="345">
            <text:p>345</text:p>
          </table:table-cell>
          <table:table-cell office:value-type="float" office:value="659">
            <text:p>659</text:p>
          </table:table-cell>
          <table:table-cell office:value-type="float" office:value="564">
            <text:p>564</text:p>
          </table:table-cell>
          <table:table-cell office:value-type="float" office:value="529">
            <text:p>529</text:p>
          </table:table-cell>
          <table:table-cell office:value-type="float" office:value="1374233400000">
            <text:p>1374233400000</text:p>
          </table:table-cell>
        </table:table-row>
        <table:table-row table:style-name="ro2">
          <table:table-cell table:style-name="ce2" office:value-type="date" office:date-value="2013-07-19T11:35:00">
            <text:p>Fri, 11:35 AM 7/19</text:p>
          </table:table-cell>
          <table:table-cell table:style-name="ce3" table:formula="of:=([.A1293]-DATE(1970;1;1))*86400*1000" office:value-type="float" office:value="1374233700000">
            <text:p>1374233700000</text:p>
          </table:table-cell>
          <table:table-cell office:value-type="float" office:value="465">
            <text:p>465</text:p>
          </table:table-cell>
          <table:table-cell office:value-type="float" office:value="658">
            <text:p>658</text:p>
          </table:table-cell>
          <table:table-cell office:value-type="float" office:value="508">
            <text:p>508</text:p>
          </table:table-cell>
          <table:table-cell office:value-type="float" office:value="528">
            <text:p>528</text:p>
          </table:table-cell>
          <table:table-cell office:value-type="float" office:value="1374233700000">
            <text:p>1374233700000</text:p>
          </table:table-cell>
        </table:table-row>
        <table:table-row table:style-name="ro2">
          <table:table-cell table:style-name="ce2" office:value-type="date" office:date-value="2013-07-19T11:40:00">
            <text:p>Fri, 11:40 AM 7/19</text:p>
          </table:table-cell>
          <table:table-cell table:style-name="ce3" table:formula="of:=([.A1294]-DATE(1970;1;1))*86400*1000" office:value-type="float" office:value="1374234000000">
            <text:p>1374234000000</text:p>
          </table:table-cell>
          <table:table-cell office:value-type="float" office:value="361">
            <text:p>361</text:p>
          </table:table-cell>
          <table:table-cell office:value-type="float" office:value="713">
            <text:p>713</text:p>
          </table:table-cell>
          <table:table-cell office:value-type="float" office:value="513">
            <text:p>513</text:p>
          </table:table-cell>
          <table:table-cell office:value-type="float" office:value="550">
            <text:p>550</text:p>
          </table:table-cell>
          <table:table-cell office:value-type="float" office:value="1374234000000">
            <text:p>1374234000000</text:p>
          </table:table-cell>
        </table:table-row>
        <table:table-row table:style-name="ro2">
          <table:table-cell table:style-name="ce2" office:value-type="date" office:date-value="2013-07-19T11:45:00">
            <text:p>Fri, 11:45 AM 7/19</text:p>
          </table:table-cell>
          <table:table-cell table:style-name="ce3" table:formula="of:=([.A1295]-DATE(1970;1;1))*86400*1000" office:value-type="float" office:value="1374234300000">
            <text:p>1374234300000</text:p>
          </table:table-cell>
          <table:table-cell office:value-type="float" office:value="308">
            <text:p>308</text:p>
          </table:table-cell>
          <table:table-cell office:value-type="float" office:value="677">
            <text:p>677</text:p>
          </table:table-cell>
          <table:table-cell office:value-type="float" office:value="526">
            <text:p>526</text:p>
          </table:table-cell>
          <table:table-cell office:value-type="float" office:value="528">
            <text:p>528</text:p>
          </table:table-cell>
          <table:table-cell office:value-type="float" office:value="1374234300000">
            <text:p>1374234300000</text:p>
          </table:table-cell>
        </table:table-row>
        <table:table-row table:style-name="ro2">
          <table:table-cell table:style-name="ce2" office:value-type="date" office:date-value="2013-07-19T11:50:00">
            <text:p>Fri, 11:50 AM 7/19</text:p>
          </table:table-cell>
          <table:table-cell table:style-name="ce3" table:formula="of:=([.A1296]-DATE(1970;1;1))*86400*1000" office:value-type="float" office:value="1374234600000">
            <text:p>1374234600000</text:p>
          </table:table-cell>
          <table:table-cell office:value-type="float" office:value="402">
            <text:p>402</text:p>
          </table:table-cell>
          <table:table-cell office:value-type="float" office:value="636">
            <text:p>636</text:p>
          </table:table-cell>
          <table:table-cell office:value-type="float" office:value="562">
            <text:p>562</text:p>
          </table:table-cell>
          <table:table-cell office:value-type="float" office:value="569">
            <text:p>569</text:p>
          </table:table-cell>
          <table:table-cell office:value-type="float" office:value="1374234600000">
            <text:p>1374234600000</text:p>
          </table:table-cell>
        </table:table-row>
        <table:table-row table:style-name="ro2">
          <table:table-cell table:style-name="ce2" office:value-type="date" office:date-value="2013-07-19T11:55:00">
            <text:p>Fri, 11:55 AM 7/19</text:p>
          </table:table-cell>
          <table:table-cell table:style-name="ce3" table:formula="of:=([.A1297]-DATE(1970;1;1))*86400*1000" office:value-type="float" office:value="1374234900000">
            <text:p>1374234900000</text:p>
          </table:table-cell>
          <table:table-cell office:value-type="float" office:value="475">
            <text:p>475</text:p>
          </table:table-cell>
          <table:table-cell office:value-type="float" office:value="668">
            <text:p>668</text:p>
          </table:table-cell>
          <table:table-cell office:value-type="float" office:value="559">
            <text:p>559</text:p>
          </table:table-cell>
          <table:table-cell office:value-type="float" office:value="589">
            <text:p>589</text:p>
          </table:table-cell>
          <table:table-cell office:value-type="float" office:value="1374234900000">
            <text:p>1374234900000</text:p>
          </table:table-cell>
        </table:table-row>
        <table:table-row table:style-name="ro2">
          <table:table-cell table:style-name="ce2" office:value-type="date" office:date-value="2013-07-19T12:00:00">
            <text:p>Fri, 12:00 PM 7/19</text:p>
          </table:table-cell>
          <table:table-cell table:style-name="ce3" table:formula="of:=([.A1298]-DATE(1970;1;1))*86400*1000" office:value-type="float" office:value="1374235200000">
            <text:p>1374235200000</text:p>
          </table:table-cell>
          <table:table-cell office:value-type="float" office:value="489">
            <text:p>489</text:p>
          </table:table-cell>
          <table:table-cell office:value-type="float" office:value="633">
            <text:p>633</text:p>
          </table:table-cell>
          <table:table-cell office:value-type="float" office:value="585">
            <text:p>585</text:p>
          </table:table-cell>
          <table:table-cell office:value-type="float" office:value="594">
            <text:p>594</text:p>
          </table:table-cell>
          <table:table-cell office:value-type="float" office:value="1374235200000">
            <text:p>1374235200000</text:p>
          </table:table-cell>
        </table:table-row>
        <table:table-row table:style-name="ro2">
          <table:table-cell table:style-name="ce2" office:value-type="date" office:date-value="2013-07-19T12:05:00">
            <text:p>Fri, 12:05 PM 7/19</text:p>
          </table:table-cell>
          <table:table-cell table:style-name="ce3" table:formula="of:=([.A1299]-DATE(1970;1;1))*86400*1000" office:value-type="float" office:value="1374235500000">
            <text:p>1374235500000</text:p>
          </table:table-cell>
          <table:table-cell office:value-type="float" office:value="516">
            <text:p>516</text:p>
          </table:table-cell>
          <table:table-cell office:value-type="float" office:value="635">
            <text:p>635</text:p>
          </table:table-cell>
          <table:table-cell office:value-type="float" office:value="562">
            <text:p>562</text:p>
          </table:table-cell>
          <table:table-cell office:value-type="float" office:value="541">
            <text:p>541</text:p>
          </table:table-cell>
          <table:table-cell office:value-type="float" office:value="1374235500000">
            <text:p>1374235500000</text:p>
          </table:table-cell>
        </table:table-row>
        <table:table-row table:style-name="ro2">
          <table:table-cell table:style-name="ce2" office:value-type="date" office:date-value="2013-07-19T12:10:00">
            <text:p>Fri, 12:10 PM 7/19</text:p>
          </table:table-cell>
          <table:table-cell table:style-name="ce3" table:formula="of:=([.A1300]-DATE(1970;1;1))*86400*1000" office:value-type="float" office:value="1374235800000">
            <text:p>1374235800000</text:p>
          </table:table-cell>
          <table:table-cell office:value-type="float" office:value="630">
            <text:p>630</text:p>
          </table:table-cell>
          <table:table-cell office:value-type="float" office:value="637">
            <text:p>637</text:p>
          </table:table-cell>
          <table:table-cell office:value-type="float" office:value="557">
            <text:p>557</text:p>
          </table:table-cell>
          <table:table-cell office:value-type="float" office:value="564">
            <text:p>564</text:p>
          </table:table-cell>
          <table:table-cell office:value-type="float" office:value="1374235800000">
            <text:p>1374235800000</text:p>
          </table:table-cell>
        </table:table-row>
        <table:table-row table:style-name="ro2">
          <table:table-cell table:style-name="ce2" office:value-type="date" office:date-value="2013-07-19T12:15:00">
            <text:p>Fri, 12:15 PM 7/19</text:p>
          </table:table-cell>
          <table:table-cell table:style-name="ce3" table:formula="of:=([.A1301]-DATE(1970;1;1))*86400*1000" office:value-type="float" office:value="1374236100000">
            <text:p>1374236100000</text:p>
          </table:table-cell>
          <table:table-cell office:value-type="float" office:value="547">
            <text:p>547</text:p>
          </table:table-cell>
          <table:table-cell office:value-type="float" office:value="644">
            <text:p>644</text:p>
          </table:table-cell>
          <table:table-cell office:value-type="float" office:value="497">
            <text:p>497</text:p>
          </table:table-cell>
          <table:table-cell office:value-type="float" office:value="525">
            <text:p>525</text:p>
          </table:table-cell>
          <table:table-cell office:value-type="float" office:value="1374236100000">
            <text:p>1374236100000</text:p>
          </table:table-cell>
        </table:table-row>
        <table:table-row table:style-name="ro2">
          <table:table-cell table:style-name="ce2" office:value-type="date" office:date-value="2013-07-19T12:20:00">
            <text:p>Fri, 12:20 PM 7/19</text:p>
          </table:table-cell>
          <table:table-cell table:style-name="ce3" table:formula="of:=([.A1302]-DATE(1970;1;1))*86400*1000" office:value-type="float" office:value="1374236400000">
            <text:p>1374236400000</text:p>
          </table:table-cell>
          <table:table-cell office:value-type="float" office:value="556">
            <text:p>556</text:p>
          </table:table-cell>
          <table:table-cell office:value-type="float" office:value="659">
            <text:p>659</text:p>
          </table:table-cell>
          <table:table-cell office:value-type="float" office:value="505">
            <text:p>505</text:p>
          </table:table-cell>
          <table:table-cell office:value-type="float" office:value="540">
            <text:p>540</text:p>
          </table:table-cell>
          <table:table-cell office:value-type="float" office:value="1374236400000">
            <text:p>1374236400000</text:p>
          </table:table-cell>
        </table:table-row>
        <table:table-row table:style-name="ro2">
          <table:table-cell table:style-name="ce2" office:value-type="date" office:date-value="2013-07-19T12:25:00">
            <text:p>Fri, 12:25 PM 7/19</text:p>
          </table:table-cell>
          <table:table-cell table:style-name="ce3" table:formula="of:=([.A1303]-DATE(1970;1;1))*86400*1000" office:value-type="float" office:value="1374236700000">
            <text:p>1374236700000</text:p>
          </table:table-cell>
          <table:table-cell office:value-type="float" office:value="488">
            <text:p>488</text:p>
          </table:table-cell>
          <table:table-cell office:value-type="float" office:value="624">
            <text:p>624</text:p>
          </table:table-cell>
          <table:table-cell office:value-type="float" office:value="569">
            <text:p>569</text:p>
          </table:table-cell>
          <table:table-cell office:value-type="float" office:value="515">
            <text:p>515</text:p>
          </table:table-cell>
          <table:table-cell office:value-type="float" office:value="1374236700000">
            <text:p>1374236700000</text:p>
          </table:table-cell>
        </table:table-row>
        <table:table-row table:style-name="ro2">
          <table:table-cell table:style-name="ce2" office:value-type="date" office:date-value="2013-07-19T12:30:00">
            <text:p>Fri, 12:30 PM 7/19</text:p>
          </table:table-cell>
          <table:table-cell table:style-name="ce3" table:formula="of:=([.A1304]-DATE(1970;1;1))*86400*1000" office:value-type="float" office:value="1374237000000">
            <text:p>1374237000000</text:p>
          </table:table-cell>
          <table:table-cell office:value-type="float" office:value="609">
            <text:p>609</text:p>
          </table:table-cell>
          <table:table-cell office:value-type="float" office:value="626">
            <text:p>626</text:p>
          </table:table-cell>
          <table:table-cell office:value-type="float" office:value="571">
            <text:p>571</text:p>
          </table:table-cell>
          <table:table-cell office:value-type="float" office:value="594">
            <text:p>594</text:p>
          </table:table-cell>
          <table:table-cell office:value-type="float" office:value="1374237000000">
            <text:p>1374237000000</text:p>
          </table:table-cell>
        </table:table-row>
        <table:table-row table:style-name="ro2">
          <table:table-cell table:style-name="ce2" office:value-type="date" office:date-value="2013-07-19T12:35:00">
            <text:p>Fri, 12:35 PM 7/19</text:p>
          </table:table-cell>
          <table:table-cell table:style-name="ce3" table:formula="of:=([.A1305]-DATE(1970;1;1))*86400*1000" office:value-type="float" office:value="1374237300000">
            <text:p>1374237300000</text:p>
          </table:table-cell>
          <table:table-cell office:value-type="float" office:value="546">
            <text:p>546</text:p>
          </table:table-cell>
          <table:table-cell office:value-type="float" office:value="612">
            <text:p>612</text:p>
          </table:table-cell>
          <table:table-cell office:value-type="float" office:value="587">
            <text:p>587</text:p>
          </table:table-cell>
          <table:table-cell office:value-type="float" office:value="540">
            <text:p>540</text:p>
          </table:table-cell>
          <table:table-cell office:value-type="float" office:value="1374237300000">
            <text:p>1374237300000</text:p>
          </table:table-cell>
        </table:table-row>
        <table:table-row table:style-name="ro2">
          <table:table-cell table:style-name="ce2" office:value-type="date" office:date-value="2013-07-19T12:40:00">
            <text:p>Fri, 12:40 PM 7/19</text:p>
          </table:table-cell>
          <table:table-cell table:style-name="ce3" table:formula="of:=([.A1306]-DATE(1970;1;1))*86400*1000" office:value-type="float" office:value="1374237600000">
            <text:p>1374237600000</text:p>
          </table:table-cell>
          <table:table-cell office:value-type="float" office:value="507">
            <text:p>507</text:p>
          </table:table-cell>
          <table:table-cell office:value-type="float" office:value="675">
            <text:p>675</text:p>
          </table:table-cell>
          <table:table-cell office:value-type="float" office:value="577">
            <text:p>577</text:p>
          </table:table-cell>
          <table:table-cell office:value-type="float" office:value="597">
            <text:p>597</text:p>
          </table:table-cell>
          <table:table-cell office:value-type="float" office:value="1374237600000">
            <text:p>1374237600000</text:p>
          </table:table-cell>
        </table:table-row>
        <table:table-row table:style-name="ro2">
          <table:table-cell table:style-name="ce2" office:value-type="date" office:date-value="2013-07-19T12:45:00">
            <text:p>Fri, 12:45 PM 7/19</text:p>
          </table:table-cell>
          <table:table-cell table:style-name="ce3" table:formula="of:=([.A1307]-DATE(1970;1;1))*86400*1000" office:value-type="float" office:value="1374237900000">
            <text:p>1374237900000</text:p>
          </table:table-cell>
          <table:table-cell office:value-type="float" office:value="501">
            <text:p>501</text:p>
          </table:table-cell>
          <table:table-cell office:value-type="float" office:value="616">
            <text:p>616</text:p>
          </table:table-cell>
          <table:table-cell office:value-type="float" office:value="590">
            <text:p>590</text:p>
          </table:table-cell>
          <table:table-cell office:value-type="float" office:value="537">
            <text:p>537</text:p>
          </table:table-cell>
          <table:table-cell office:value-type="float" office:value="1374237900000">
            <text:p>1374237900000</text:p>
          </table:table-cell>
        </table:table-row>
        <table:table-row table:style-name="ro2">
          <table:table-cell table:style-name="ce2" office:value-type="date" office:date-value="2013-07-19T12:50:00">
            <text:p>Fri, 12:50 PM 7/19</text:p>
          </table:table-cell>
          <table:table-cell table:style-name="ce3" table:formula="of:=([.A1308]-DATE(1970;1;1))*86400*1000" office:value-type="float" office:value="1374238200000">
            <text:p>1374238200000</text:p>
          </table:table-cell>
          <table:table-cell office:value-type="float" office:value="599">
            <text:p>599</text:p>
          </table:table-cell>
          <table:table-cell office:value-type="float" office:value="601">
            <text:p>601</text:p>
          </table:table-cell>
          <table:table-cell office:value-type="float" office:value="585">
            <text:p>585</text:p>
          </table:table-cell>
          <table:table-cell office:value-type="float" office:value="565">
            <text:p>565</text:p>
          </table:table-cell>
          <table:table-cell office:value-type="float" office:value="1374238200000">
            <text:p>1374238200000</text:p>
          </table:table-cell>
        </table:table-row>
        <table:table-row table:style-name="ro2">
          <table:table-cell table:style-name="ce2" office:value-type="date" office:date-value="2013-07-19T12:55:00">
            <text:p>Fri, 12:55 PM 7/19</text:p>
          </table:table-cell>
          <table:table-cell table:style-name="ce3" table:formula="of:=([.A1309]-DATE(1970;1;1))*86400*1000" office:value-type="float" office:value="1374238500000">
            <text:p>1374238500000</text:p>
          </table:table-cell>
          <table:table-cell office:value-type="float" office:value="536">
            <text:p>536</text:p>
          </table:table-cell>
          <table:table-cell office:value-type="float" office:value="600">
            <text:p>600</text:p>
          </table:table-cell>
          <table:table-cell office:value-type="float" office:value="540">
            <text:p>540</text:p>
          </table:table-cell>
          <table:table-cell office:value-type="float" office:value="546">
            <text:p>546</text:p>
          </table:table-cell>
          <table:table-cell office:value-type="float" office:value="1374238500000">
            <text:p>1374238500000</text:p>
          </table:table-cell>
        </table:table-row>
        <table:table-row table:style-name="ro2">
          <table:table-cell table:style-name="ce2" office:value-type="date" office:date-value="2013-07-19T13:00:00">
            <text:p>Fri, 1:00 PM 7/19</text:p>
          </table:table-cell>
          <table:table-cell table:style-name="ce3" table:formula="of:=([.A1310]-DATE(1970;1;1))*86400*1000" office:value-type="float" office:value="1374238800000">
            <text:p>1374238800000</text:p>
          </table:table-cell>
          <table:table-cell office:value-type="float" office:value="457">
            <text:p>457</text:p>
          </table:table-cell>
          <table:table-cell office:value-type="float" office:value="588">
            <text:p>588</text:p>
          </table:table-cell>
          <table:table-cell office:value-type="float" office:value="562">
            <text:p>562</text:p>
          </table:table-cell>
          <table:table-cell office:value-type="float" office:value="545">
            <text:p>545</text:p>
          </table:table-cell>
          <table:table-cell office:value-type="float" office:value="1374238800000">
            <text:p>1374238800000</text:p>
          </table:table-cell>
        </table:table-row>
        <table:table-row table:style-name="ro2">
          <table:table-cell table:style-name="ce2" office:value-type="date" office:date-value="2013-07-19T13:05:00">
            <text:p>Fri, 1:05 PM 7/19</text:p>
          </table:table-cell>
          <table:table-cell table:style-name="ce3" table:formula="of:=([.A1311]-DATE(1970;1;1))*86400*1000" office:value-type="float" office:value="1374239100000">
            <text:p>1374239100000</text:p>
          </table:table-cell>
          <table:table-cell office:value-type="float" office:value="529">
            <text:p>529</text:p>
          </table:table-cell>
          <table:table-cell office:value-type="float" office:value="610">
            <text:p>610</text:p>
          </table:table-cell>
          <table:table-cell office:value-type="float" office:value="541">
            <text:p>541</text:p>
          </table:table-cell>
          <table:table-cell office:value-type="float" office:value="484">
            <text:p>484</text:p>
          </table:table-cell>
          <table:table-cell office:value-type="float" office:value="1374239100000">
            <text:p>1374239100000</text:p>
          </table:table-cell>
        </table:table-row>
        <table:table-row table:style-name="ro2">
          <table:table-cell table:style-name="ce2" office:value-type="date" office:date-value="2013-07-19T13:10:00">
            <text:p>Fri, 1:10 PM 7/19</text:p>
          </table:table-cell>
          <table:table-cell table:style-name="ce3" table:formula="of:=([.A1312]-DATE(1970;1;1))*86400*1000" office:value-type="float" office:value="1374239400000">
            <text:p>1374239400000</text:p>
          </table:table-cell>
          <table:table-cell office:value-type="float" office:value="535">
            <text:p>535</text:p>
          </table:table-cell>
          <table:table-cell office:value-type="float" office:value="550">
            <text:p>550</text:p>
          </table:table-cell>
          <table:table-cell office:value-type="float" office:value="531">
            <text:p>531</text:p>
          </table:table-cell>
          <table:table-cell office:value-type="float" office:value="397">
            <text:p>397</text:p>
          </table:table-cell>
          <table:table-cell office:value-type="float" office:value="1374239400000">
            <text:p>1374239400000</text:p>
          </table:table-cell>
        </table:table-row>
        <table:table-row table:style-name="ro2">
          <table:table-cell table:style-name="ce2" office:value-type="date" office:date-value="2013-07-19T13:15:00">
            <text:p>Fri, 1:15 PM 7/19</text:p>
          </table:table-cell>
          <table:table-cell table:style-name="ce3" table:formula="of:=([.A1313]-DATE(1970;1;1))*86400*1000" office:value-type="float" office:value="1374239700000">
            <text:p>1374239700000</text:p>
          </table:table-cell>
          <table:table-cell office:value-type="float" office:value="402">
            <text:p>402</text:p>
          </table:table-cell>
          <table:table-cell office:value-type="float" office:value="407">
            <text:p>407</text:p>
          </table:table-cell>
          <table:table-cell office:value-type="float" office:value="512">
            <text:p>512</text:p>
          </table:table-cell>
          <table:table-cell office:value-type="float" office:value="484">
            <text:p>484</text:p>
          </table:table-cell>
          <table:table-cell office:value-type="float" office:value="1374239700000">
            <text:p>1374239700000</text:p>
          </table:table-cell>
        </table:table-row>
        <table:table-row table:style-name="ro2">
          <table:table-cell table:style-name="ce2" office:value-type="date" office:date-value="2013-07-19T13:20:00">
            <text:p>Fri, 1:20 PM 7/19</text:p>
          </table:table-cell>
          <table:table-cell table:style-name="ce3" table:formula="of:=([.A1314]-DATE(1970;1;1))*86400*1000" office:value-type="float" office:value="1374240000000">
            <text:p>1374240000000</text:p>
          </table:table-cell>
          <table:table-cell office:value-type="float" office:value="324">
            <text:p>324</text:p>
          </table:table-cell>
          <table:table-cell office:value-type="float" office:value="346">
            <text:p>346</text:p>
          </table:table-cell>
          <table:table-cell office:value-type="float" office:value="519">
            <text:p>519</text:p>
          </table:table-cell>
          <table:table-cell office:value-type="float" office:value="537">
            <text:p>537</text:p>
          </table:table-cell>
          <table:table-cell office:value-type="float" office:value="1374240000000">
            <text:p>1374240000000</text:p>
          </table:table-cell>
        </table:table-row>
        <table:table-row table:style-name="ro2">
          <table:table-cell table:style-name="ce2" office:value-type="date" office:date-value="2013-07-19T13:25:00">
            <text:p>Fri, 1:25 PM 7/19</text:p>
          </table:table-cell>
          <table:table-cell table:style-name="ce3" table:formula="of:=([.A1315]-DATE(1970;1;1))*86400*1000" office:value-type="float" office:value="1374240300000">
            <text:p>1374240300000</text:p>
          </table:table-cell>
          <table:table-cell office:value-type="float" office:value="405">
            <text:p>405</text:p>
          </table:table-cell>
          <table:table-cell office:value-type="float" office:value="472">
            <text:p>472</text:p>
          </table:table-cell>
          <table:table-cell office:value-type="float" office:value="530">
            <text:p>530</text:p>
          </table:table-cell>
          <table:table-cell office:value-type="float" office:value="576">
            <text:p>576</text:p>
          </table:table-cell>
          <table:table-cell office:value-type="float" office:value="1374240300000">
            <text:p>1374240300000</text:p>
          </table:table-cell>
        </table:table-row>
        <table:table-row table:style-name="ro2">
          <table:table-cell table:style-name="ce2" office:value-type="date" office:date-value="2013-07-19T13:30:00">
            <text:p>Fri, 1:30 PM 7/19</text:p>
          </table:table-cell>
          <table:table-cell table:style-name="ce3" table:formula="of:=([.A1316]-DATE(1970;1;1))*86400*1000" office:value-type="float" office:value="1374240600000">
            <text:p>1374240600000</text:p>
          </table:table-cell>
          <table:table-cell office:value-type="float" office:value="322">
            <text:p>322</text:p>
          </table:table-cell>
          <table:table-cell office:value-type="float" office:value="378">
            <text:p>378</text:p>
          </table:table-cell>
          <table:table-cell office:value-type="float" office:value="557">
            <text:p>557</text:p>
          </table:table-cell>
          <table:table-cell office:value-type="float" office:value="581">
            <text:p>581</text:p>
          </table:table-cell>
          <table:table-cell office:value-type="float" office:value="1374240600000">
            <text:p>1374240600000</text:p>
          </table:table-cell>
        </table:table-row>
        <table:table-row table:style-name="ro2">
          <table:table-cell table:style-name="ce2" office:value-type="date" office:date-value="2013-07-19T13:35:00">
            <text:p>Fri, 1:35 PM 7/19</text:p>
          </table:table-cell>
          <table:table-cell table:style-name="ce3" table:formula="of:=([.A1317]-DATE(1970;1;1))*86400*1000" office:value-type="float" office:value="1374240900000">
            <text:p>1374240900000</text:p>
          </table:table-cell>
          <table:table-cell office:value-type="float" office:value="365">
            <text:p>365</text:p>
          </table:table-cell>
          <table:table-cell office:value-type="float" office:value="388">
            <text:p>388</text:p>
          </table:table-cell>
          <table:table-cell office:value-type="float" office:value="578">
            <text:p>578</text:p>
          </table:table-cell>
          <table:table-cell office:value-type="float" office:value="565">
            <text:p>565</text:p>
          </table:table-cell>
          <table:table-cell office:value-type="float" office:value="1374240900000">
            <text:p>1374240900000</text:p>
          </table:table-cell>
        </table:table-row>
        <table:table-row table:style-name="ro2">
          <table:table-cell table:style-name="ce2" office:value-type="date" office:date-value="2013-07-19T13:40:00">
            <text:p>Fri, 1:40 PM 7/19</text:p>
          </table:table-cell>
          <table:table-cell table:style-name="ce3" table:formula="of:=([.A1318]-DATE(1970;1;1))*86400*1000" office:value-type="float" office:value="1374241200000">
            <text:p>1374241200000</text:p>
          </table:table-cell>
          <table:table-cell office:value-type="float" office:value="361">
            <text:p>361</text:p>
          </table:table-cell>
          <table:table-cell office:value-type="float" office:value="373">
            <text:p>373</text:p>
          </table:table-cell>
          <table:table-cell office:value-type="float" office:value="556">
            <text:p>556</text:p>
          </table:table-cell>
          <table:table-cell office:value-type="float" office:value="582">
            <text:p>582</text:p>
          </table:table-cell>
          <table:table-cell office:value-type="float" office:value="1374241200000">
            <text:p>1374241200000</text:p>
          </table:table-cell>
        </table:table-row>
        <table:table-row table:style-name="ro2">
          <table:table-cell table:style-name="ce2" office:value-type="date" office:date-value="2013-07-19T13:45:00">
            <text:p>Fri, 1:45 PM 7/19</text:p>
          </table:table-cell>
          <table:table-cell table:style-name="ce3" table:formula="of:=([.A1319]-DATE(1970;1;1))*86400*1000" office:value-type="float" office:value="1374241500000">
            <text:p>1374241500000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502">
            <text:p>502</text:p>
          </table:table-cell>
          <table:table-cell office:value-type="float" office:value="551">
            <text:p>551</text:p>
          </table:table-cell>
          <table:table-cell office:value-type="float" office:value="1374241500000">
            <text:p>1374241500000</text:p>
          </table:table-cell>
        </table:table-row>
        <table:table-row table:style-name="ro2">
          <table:table-cell table:style-name="ce2" office:value-type="date" office:date-value="2013-07-19T13:50:00">
            <text:p>Fri, 1:50 PM 7/19</text:p>
          </table:table-cell>
          <table:table-cell table:style-name="ce3" table:formula="of:=([.A1320]-DATE(1970;1;1))*86400*1000" office:value-type="float" office:value="1374241800000">
            <text:p>1374241800000</text:p>
          </table:table-cell>
          <table:table-cell office:value-type="float" office:value="291">
            <text:p>291</text:p>
          </table:table-cell>
          <table:table-cell office:value-type="float" office:value="323">
            <text:p>323</text:p>
          </table:table-cell>
          <table:table-cell office:value-type="float" office:value="485">
            <text:p>485</text:p>
          </table:table-cell>
          <table:table-cell office:value-type="float" office:value="511">
            <text:p>511</text:p>
          </table:table-cell>
          <table:table-cell office:value-type="float" office:value="1374241800000">
            <text:p>1374241800000</text:p>
          </table:table-cell>
        </table:table-row>
        <table:table-row table:style-name="ro2">
          <table:table-cell table:style-name="ce2" office:value-type="date" office:date-value="2013-07-19T13:55:00">
            <text:p>Fri, 1:55 PM 7/19</text:p>
          </table:table-cell>
          <table:table-cell table:style-name="ce3" table:formula="of:=([.A1321]-DATE(1970;1;1))*86400*1000" office:value-type="float" office:value="1374242100000">
            <text:p>1374242100000</text:p>
          </table:table-cell>
          <table:table-cell office:value-type="float" office:value="366">
            <text:p>366</text:p>
          </table:table-cell>
          <table:table-cell office:value-type="float" office:value="424">
            <text:p>424</text:p>
          </table:table-cell>
          <table:table-cell office:value-type="float" office:value="527">
            <text:p>527</text:p>
          </table:table-cell>
          <table:table-cell office:value-type="float" office:value="552">
            <text:p>552</text:p>
          </table:table-cell>
          <table:table-cell office:value-type="float" office:value="1374242100000">
            <text:p>1374242100000</text:p>
          </table:table-cell>
        </table:table-row>
        <table:table-row table:style-name="ro2">
          <table:table-cell table:style-name="ce2" office:value-type="date" office:date-value="2013-07-19T14:00:00">
            <text:p>Fri, 2:00 PM 7/19</text:p>
          </table:table-cell>
          <table:table-cell table:style-name="ce3" table:formula="of:=([.A1322]-DATE(1970;1;1))*86400*1000" office:value-type="float" office:value="1374242400000">
            <text:p>1374242400000</text:p>
          </table:table-cell>
          <table:table-cell office:value-type="float" office:value="277">
            <text:p>277</text:p>
          </table:table-cell>
          <table:table-cell office:value-type="float" office:value="359">
            <text:p>359</text:p>
          </table:table-cell>
          <table:table-cell office:value-type="float" office:value="492">
            <text:p>492</text:p>
          </table:table-cell>
          <table:table-cell office:value-type="float" office:value="569">
            <text:p>569</text:p>
          </table:table-cell>
          <table:table-cell office:value-type="float" office:value="1374242400000">
            <text:p>1374242400000</text:p>
          </table:table-cell>
        </table:table-row>
        <table:table-row table:style-name="ro2">
          <table:table-cell table:style-name="ce2" office:value-type="date" office:date-value="2013-07-19T14:05:00">
            <text:p>Fri, 2:05 PM 7/19</text:p>
          </table:table-cell>
          <table:table-cell table:style-name="ce3" table:formula="of:=([.A1323]-DATE(1970;1;1))*86400*1000" office:value-type="float" office:value="1374242700000">
            <text:p>1374242700000</text:p>
          </table:table-cell>
          <table:table-cell office:value-type="float" office:value="411">
            <text:p>411</text:p>
          </table:table-cell>
          <table:table-cell office:value-type="float" office:value="399">
            <text:p>399</text:p>
          </table:table-cell>
          <table:table-cell office:value-type="float" office:value="471">
            <text:p>471</text:p>
          </table:table-cell>
          <table:table-cell office:value-type="float" office:value="549">
            <text:p>549</text:p>
          </table:table-cell>
          <table:table-cell office:value-type="float" office:value="1374242700000">
            <text:p>1374242700000</text:p>
          </table:table-cell>
        </table:table-row>
        <table:table-row table:style-name="ro2">
          <table:table-cell table:style-name="ce2" office:value-type="date" office:date-value="2013-07-19T14:10:00">
            <text:p>Fri, 2:10 PM 7/19</text:p>
          </table:table-cell>
          <table:table-cell table:style-name="ce3" table:formula="of:=([.A1324]-DATE(1970;1;1))*86400*1000" office:value-type="float" office:value="1374243000000">
            <text:p>1374243000000</text:p>
          </table:table-cell>
          <table:table-cell office:value-type="float" office:value="288">
            <text:p>288</text:p>
          </table:table-cell>
          <table:table-cell office:value-type="float" office:value="340">
            <text:p>340</text:p>
          </table:table-cell>
          <table:table-cell office:value-type="float" office:value="534">
            <text:p>534</text:p>
          </table:table-cell>
          <table:table-cell office:value-type="float" office:value="560">
            <text:p>560</text:p>
          </table:table-cell>
          <table:table-cell office:value-type="float" office:value="1374243000000">
            <text:p>1374243000000</text:p>
          </table:table-cell>
        </table:table-row>
        <table:table-row table:style-name="ro2">
          <table:table-cell table:style-name="ce2" office:value-type="date" office:date-value="2013-07-19T14:15:00">
            <text:p>Fri, 2:15 PM 7/19</text:p>
          </table:table-cell>
          <table:table-cell table:style-name="ce3" table:formula="of:=([.A1325]-DATE(1970;1;1))*86400*1000" office:value-type="float" office:value="1374243300000">
            <text:p>1374243300000</text:p>
          </table:table-cell>
          <table:table-cell office:value-type="float" office:value="523">
            <text:p>523</text:p>
          </table:table-cell>
          <table:table-cell office:value-type="float" office:value="369">
            <text:p>369</text:p>
          </table:table-cell>
          <table:table-cell office:value-type="float" office:value="429">
            <text:p>429</text:p>
          </table:table-cell>
          <table:table-cell office:value-type="float" office:value="589">
            <text:p>589</text:p>
          </table:table-cell>
          <table:table-cell office:value-type="float" office:value="1374243300000">
            <text:p>1374243300000</text:p>
          </table:table-cell>
        </table:table-row>
        <table:table-row table:style-name="ro2">
          <table:table-cell table:style-name="ce2" office:value-type="date" office:date-value="2013-07-19T14:20:00">
            <text:p>Fri, 2:20 PM 7/19</text:p>
          </table:table-cell>
          <table:table-cell table:style-name="ce3" table:formula="of:=([.A1326]-DATE(1970;1;1))*86400*1000" office:value-type="float" office:value="1374243600000">
            <text:p>1374243600000</text:p>
          </table:table-cell>
          <table:table-cell office:value-type="float" office:value="534">
            <text:p>534</text:p>
          </table:table-cell>
          <table:table-cell office:value-type="float" office:value="531">
            <text:p>531</text:p>
          </table:table-cell>
          <table:table-cell office:value-type="float" office:value="450">
            <text:p>450</text:p>
          </table:table-cell>
          <table:table-cell office:value-type="float" office:value="575">
            <text:p>575</text:p>
          </table:table-cell>
          <table:table-cell office:value-type="float" office:value="1374243600000">
            <text:p>1374243600000</text:p>
          </table:table-cell>
        </table:table-row>
        <table:table-row table:style-name="ro2">
          <table:table-cell table:style-name="ce2" office:value-type="date" office:date-value="2013-07-19T14:25:00">
            <text:p>Fri, 2:25 PM 7/19</text:p>
          </table:table-cell>
          <table:table-cell table:style-name="ce3" table:formula="of:=([.A1327]-DATE(1970;1;1))*86400*1000" office:value-type="float" office:value="1374243900000">
            <text:p>1374243900000</text:p>
          </table:table-cell>
          <table:table-cell office:value-type="float" office:value="594">
            <text:p>594</text:p>
          </table:table-cell>
          <table:table-cell office:value-type="float" office:value="461">
            <text:p>461</text:p>
          </table:table-cell>
          <table:table-cell office:value-type="float" office:value="406">
            <text:p>406</text:p>
          </table:table-cell>
          <table:table-cell office:value-type="float" office:value="545">
            <text:p>545</text:p>
          </table:table-cell>
          <table:table-cell office:value-type="float" office:value="1374243900000">
            <text:p>1374243900000</text:p>
          </table:table-cell>
        </table:table-row>
        <table:table-row table:style-name="ro2">
          <table:table-cell table:style-name="ce2" office:value-type="date" office:date-value="2013-07-19T14:30:00">
            <text:p>Fri, 2:30 PM 7/19</text:p>
          </table:table-cell>
          <table:table-cell table:style-name="ce3" table:formula="of:=([.A1328]-DATE(1970;1;1))*86400*1000" office:value-type="float" office:value="1374244200000">
            <text:p>1374244200000</text:p>
          </table:table-cell>
          <table:table-cell office:value-type="float" office:value="679">
            <text:p>679</text:p>
          </table:table-cell>
          <table:table-cell office:value-type="float" office:value="647">
            <text:p>647</text:p>
          </table:table-cell>
          <table:table-cell office:value-type="float" office:value="359">
            <text:p>359</text:p>
          </table:table-cell>
          <table:table-cell office:value-type="float" office:value="507">
            <text:p>507</text:p>
          </table:table-cell>
          <table:table-cell office:value-type="float" office:value="1374244200000">
            <text:p>1374244200000</text:p>
          </table:table-cell>
        </table:table-row>
        <table:table-row table:style-name="ro2">
          <table:table-cell table:style-name="ce2" office:value-type="date" office:date-value="2013-07-19T14:35:00">
            <text:p>Fri, 2:35 PM 7/19</text:p>
          </table:table-cell>
          <table:table-cell table:style-name="ce3" table:formula="of:=([.A1329]-DATE(1970;1;1))*86400*1000" office:value-type="float" office:value="1374244500000">
            <text:p>1374244500000</text:p>
          </table:table-cell>
          <table:table-cell office:value-type="float" office:value="660">
            <text:p>660</text:p>
          </table:table-cell>
          <table:table-cell office:value-type="float" office:value="637">
            <text:p>637</text:p>
          </table:table-cell>
          <table:table-cell office:value-type="float" office:value="419">
            <text:p>419</text:p>
          </table:table-cell>
          <table:table-cell office:value-type="float" office:value="568">
            <text:p>568</text:p>
          </table:table-cell>
          <table:table-cell office:value-type="float" office:value="1374244500000">
            <text:p>1374244500000</text:p>
          </table:table-cell>
        </table:table-row>
        <table:table-row table:style-name="ro2">
          <table:table-cell table:style-name="ce2" office:value-type="date" office:date-value="2013-07-19T14:40:00">
            <text:p>Fri, 2:40 PM 7/19</text:p>
          </table:table-cell>
          <table:table-cell table:style-name="ce3" table:formula="of:=([.A1330]-DATE(1970;1;1))*86400*1000" office:value-type="float" office:value="1374244800000">
            <text:p>1374244800000</text:p>
          </table:table-cell>
          <table:table-cell office:value-type="float" office:value="523">
            <text:p>523</text:p>
          </table:table-cell>
          <table:table-cell office:value-type="float" office:value="638">
            <text:p>638</text:p>
          </table:table-cell>
          <table:table-cell office:value-type="float" office:value="376">
            <text:p>376</text:p>
          </table:table-cell>
          <table:table-cell office:value-type="float" office:value="565">
            <text:p>565</text:p>
          </table:table-cell>
          <table:table-cell office:value-type="float" office:value="1374244800000">
            <text:p>1374244800000</text:p>
          </table:table-cell>
        </table:table-row>
        <table:table-row table:style-name="ro2">
          <table:table-cell table:style-name="ce2" office:value-type="date" office:date-value="2013-07-19T14:45:00">
            <text:p>Fri, 2:45 PM 7/19</text:p>
          </table:table-cell>
          <table:table-cell table:style-name="ce3" table:formula="of:=([.A1331]-DATE(1970;1;1))*86400*1000" office:value-type="float" office:value="1374245100000">
            <text:p>1374245100000</text:p>
          </table:table-cell>
          <table:table-cell office:value-type="float" office:value="495">
            <text:p>495</text:p>
          </table:table-cell>
          <table:table-cell office:value-type="float" office:value="660">
            <text:p>660</text:p>
          </table:table-cell>
          <table:table-cell office:value-type="float" office:value="353">
            <text:p>353</text:p>
          </table:table-cell>
          <table:table-cell office:value-type="float" office:value="531">
            <text:p>531</text:p>
          </table:table-cell>
          <table:table-cell office:value-type="float" office:value="1374245100000">
            <text:p>1374245100000</text:p>
          </table:table-cell>
        </table:table-row>
        <table:table-row table:style-name="ro2">
          <table:table-cell table:style-name="ce2" office:value-type="date" office:date-value="2013-07-19T14:50:00">
            <text:p>Fri, 2:50 PM 7/19</text:p>
          </table:table-cell>
          <table:table-cell table:style-name="ce3" table:formula="of:=([.A1332]-DATE(1970;1;1))*86400*1000" office:value-type="float" office:value="1374245400000">
            <text:p>1374245400000</text:p>
          </table:table-cell>
          <table:table-cell office:value-type="float" office:value="535">
            <text:p>535</text:p>
          </table:table-cell>
          <table:table-cell office:value-type="float" office:value="622">
            <text:p>622</text:p>
          </table:table-cell>
          <table:table-cell office:value-type="float" office:value="329">
            <text:p>329</text:p>
          </table:table-cell>
          <table:table-cell office:value-type="float" office:value="521">
            <text:p>521</text:p>
          </table:table-cell>
          <table:table-cell office:value-type="float" office:value="1374245400000">
            <text:p>1374245400000</text:p>
          </table:table-cell>
        </table:table-row>
        <table:table-row table:style-name="ro2">
          <table:table-cell table:style-name="ce2" office:value-type="date" office:date-value="2013-07-19T14:55:00">
            <text:p>Fri, 2:55 PM 7/19</text:p>
          </table:table-cell>
          <table:table-cell table:style-name="ce3" table:formula="of:=([.A1333]-DATE(1970;1;1))*86400*1000" office:value-type="float" office:value="1374245700000">
            <text:p>1374245700000</text:p>
          </table:table-cell>
          <table:table-cell office:value-type="float" office:value="516">
            <text:p>516</text:p>
          </table:table-cell>
          <table:table-cell office:value-type="float" office:value="624">
            <text:p>624</text:p>
          </table:table-cell>
          <table:table-cell office:value-type="float" office:value="349">
            <text:p>349</text:p>
          </table:table-cell>
          <table:table-cell office:value-type="float" office:value="571">
            <text:p>571</text:p>
          </table:table-cell>
          <table:table-cell office:value-type="float" office:value="1374245700000">
            <text:p>1374245700000</text:p>
          </table:table-cell>
        </table:table-row>
        <table:table-row table:style-name="ro2">
          <table:table-cell table:style-name="ce2" office:value-type="date" office:date-value="2013-07-19T15:00:00">
            <text:p>Fri, 3:00 PM 7/19</text:p>
          </table:table-cell>
          <table:table-cell table:style-name="ce3" table:formula="of:=([.A1334]-DATE(1970;1;1))*86400*1000" office:value-type="float" office:value="1374246000000">
            <text:p>1374246000000</text:p>
          </table:table-cell>
          <table:table-cell office:value-type="float" office:value="551">
            <text:p>551</text:p>
          </table:table-cell>
          <table:table-cell office:value-type="float" office:value="686">
            <text:p>686</text:p>
          </table:table-cell>
          <table:table-cell office:value-type="float" office:value="329">
            <text:p>329</text:p>
          </table:table-cell>
          <table:table-cell office:value-type="float" office:value="565">
            <text:p>565</text:p>
          </table:table-cell>
          <table:table-cell office:value-type="float" office:value="1374246000000">
            <text:p>1374246000000</text:p>
          </table:table-cell>
        </table:table-row>
        <table:table-row table:style-name="ro2">
          <table:table-cell table:style-name="ce2" office:value-type="date" office:date-value="2013-07-19T15:05:00">
            <text:p>Fri, 3:05 PM 7/19</text:p>
          </table:table-cell>
          <table:table-cell table:style-name="ce3" table:formula="of:=([.A1335]-DATE(1970;1;1))*86400*1000" office:value-type="float" office:value="1374246300000">
            <text:p>1374246300000</text:p>
          </table:table-cell>
          <table:table-cell office:value-type="float" office:value="588">
            <text:p>588</text:p>
          </table:table-cell>
          <table:table-cell office:value-type="float" office:value="655">
            <text:p>655</text:p>
          </table:table-cell>
          <table:table-cell office:value-type="float" office:value="354">
            <text:p>354</text:p>
          </table:table-cell>
          <table:table-cell office:value-type="float" office:value="528">
            <text:p>528</text:p>
          </table:table-cell>
          <table:table-cell office:value-type="float" office:value="1374246300000">
            <text:p>1374246300000</text:p>
          </table:table-cell>
        </table:table-row>
        <table:table-row table:style-name="ro2">
          <table:table-cell table:style-name="ce2" office:value-type="date" office:date-value="2013-07-19T15:10:00">
            <text:p>Fri, 3:10 PM 7/19</text:p>
          </table:table-cell>
          <table:table-cell table:style-name="ce3" table:formula="of:=([.A1336]-DATE(1970;1;1))*86400*1000" office:value-type="float" office:value="1374246600000">
            <text:p>1374246600000</text:p>
          </table:table-cell>
          <table:table-cell office:value-type="float" office:value="502">
            <text:p>502</text:p>
          </table:table-cell>
          <table:table-cell office:value-type="float" office:value="631">
            <text:p>631</text:p>
          </table:table-cell>
          <table:table-cell office:value-type="float" office:value="291">
            <text:p>291</text:p>
          </table:table-cell>
          <table:table-cell office:value-type="float" office:value="579">
            <text:p>579</text:p>
          </table:table-cell>
          <table:table-cell office:value-type="float" office:value="1374246600000">
            <text:p>1374246600000</text:p>
          </table:table-cell>
        </table:table-row>
        <table:table-row table:style-name="ro2">
          <table:table-cell table:style-name="ce2" office:value-type="date" office:date-value="2013-07-19T15:15:00">
            <text:p>Fri, 3:15 PM 7/19</text:p>
          </table:table-cell>
          <table:table-cell table:style-name="ce3" table:formula="of:=([.A1337]-DATE(1970;1;1))*86400*1000" office:value-type="float" office:value="1374246900000">
            <text:p>1374246900000</text:p>
          </table:table-cell>
          <table:table-cell office:value-type="float" office:value="606">
            <text:p>606</text:p>
          </table:table-cell>
          <table:table-cell office:value-type="float" office:value="599">
            <text:p>599</text:p>
          </table:table-cell>
          <table:table-cell office:value-type="float" office:value="307">
            <text:p>307</text:p>
          </table:table-cell>
          <table:table-cell office:value-type="float" office:value="597">
            <text:p>597</text:p>
          </table:table-cell>
          <table:table-cell office:value-type="float" office:value="1374246900000">
            <text:p>1374246900000</text:p>
          </table:table-cell>
        </table:table-row>
        <table:table-row table:style-name="ro2">
          <table:table-cell table:style-name="ce2" office:value-type="date" office:date-value="2013-07-19T15:20:00">
            <text:p>Fri, 3:20 PM 7/19</text:p>
          </table:table-cell>
          <table:table-cell table:style-name="ce3" table:formula="of:=([.A1338]-DATE(1970;1;1))*86400*1000" office:value-type="float" office:value="1374247200000">
            <text:p>1374247200000</text:p>
          </table:table-cell>
          <table:table-cell office:value-type="float" office:value="611">
            <text:p>611</text:p>
          </table:table-cell>
          <table:table-cell office:value-type="float" office:value="603">
            <text:p>603</text:p>
          </table:table-cell>
          <table:table-cell office:value-type="float" office:value="283">
            <text:p>283</text:p>
          </table:table-cell>
          <table:table-cell office:value-type="float" office:value="578">
            <text:p>578</text:p>
          </table:table-cell>
          <table:table-cell office:value-type="float" office:value="1374247200000">
            <text:p>1374247200000</text:p>
          </table:table-cell>
        </table:table-row>
        <table:table-row table:style-name="ro2">
          <table:table-cell table:style-name="ce2" office:value-type="date" office:date-value="2013-07-19T15:25:00">
            <text:p>Fri, 3:25 PM 7/19</text:p>
          </table:table-cell>
          <table:table-cell table:style-name="ce3" table:formula="of:=([.A1339]-DATE(1970;1;1))*86400*1000" office:value-type="float" office:value="1374247500000">
            <text:p>1374247500000</text:p>
          </table:table-cell>
          <table:table-cell office:value-type="float" office:value="560">
            <text:p>560</text:p>
          </table:table-cell>
          <table:table-cell office:value-type="float" office:value="553">
            <text:p>553</text:p>
          </table:table-cell>
          <table:table-cell office:value-type="float" office:value="320">
            <text:p>320</text:p>
          </table:table-cell>
          <table:table-cell office:value-type="float" office:value="551">
            <text:p>551</text:p>
          </table:table-cell>
          <table:table-cell office:value-type="float" office:value="1374247500000">
            <text:p>1374247500000</text:p>
          </table:table-cell>
        </table:table-row>
        <table:table-row table:style-name="ro2">
          <table:table-cell table:style-name="ce2" office:value-type="date" office:date-value="2013-07-19T15:30:00">
            <text:p>Fri, 3:30 PM 7/19</text:p>
          </table:table-cell>
          <table:table-cell table:style-name="ce3" table:formula="of:=([.A1340]-DATE(1970;1;1))*86400*1000" office:value-type="float" office:value="1374247800000">
            <text:p>1374247800000</text:p>
          </table:table-cell>
          <table:table-cell office:value-type="float" office:value="551">
            <text:p>551</text:p>
          </table:table-cell>
          <table:table-cell office:value-type="float" office:value="584">
            <text:p>584</text:p>
          </table:table-cell>
          <table:table-cell office:value-type="float" office:value="252">
            <text:p>252</text:p>
          </table:table-cell>
          <table:table-cell office:value-type="float" office:value="562">
            <text:p>562</text:p>
          </table:table-cell>
          <table:table-cell office:value-type="float" office:value="1374247800000">
            <text:p>1374247800000</text:p>
          </table:table-cell>
        </table:table-row>
        <table:table-row table:style-name="ro2">
          <table:table-cell table:style-name="ce2" office:value-type="date" office:date-value="2013-07-19T15:35:00">
            <text:p>Fri, 3:35 PM 7/19</text:p>
          </table:table-cell>
          <table:table-cell table:style-name="ce3" table:formula="of:=([.A1341]-DATE(1970;1;1))*86400*1000" office:value-type="float" office:value="1374248100000">
            <text:p>1374248100000</text:p>
          </table:table-cell>
          <table:table-cell office:value-type="float" office:value="597">
            <text:p>597</text:p>
          </table:table-cell>
          <table:table-cell office:value-type="float" office:value="529">
            <text:p>529</text:p>
          </table:table-cell>
          <table:table-cell office:value-type="float" office:value="249">
            <text:p>249</text:p>
          </table:table-cell>
          <table:table-cell office:value-type="float" office:value="612">
            <text:p>612</text:p>
          </table:table-cell>
          <table:table-cell office:value-type="float" office:value="1374248100000">
            <text:p>1374248100000</text:p>
          </table:table-cell>
        </table:table-row>
        <table:table-row table:style-name="ro2">
          <table:table-cell table:style-name="ce2" office:value-type="date" office:date-value="2013-07-19T15:40:00">
            <text:p>Fri, 3:40 PM 7/19</text:p>
          </table:table-cell>
          <table:table-cell table:style-name="ce3" table:formula="of:=([.A1342]-DATE(1970;1;1))*86400*1000" office:value-type="float" office:value="1374248400000">
            <text:p>1374248400000</text:p>
          </table:table-cell>
          <table:table-cell office:value-type="float" office:value="612">
            <text:p>612</text:p>
          </table:table-cell>
          <table:table-cell office:value-type="float" office:value="571">
            <text:p>571</text:p>
          </table:table-cell>
          <table:table-cell office:value-type="float" office:value="269">
            <text:p>269</text:p>
          </table:table-cell>
          <table:table-cell office:value-type="float" office:value="570">
            <text:p>570</text:p>
          </table:table-cell>
          <table:table-cell office:value-type="float" office:value="1374248400000">
            <text:p>1374248400000</text:p>
          </table:table-cell>
        </table:table-row>
        <table:table-row table:style-name="ro2">
          <table:table-cell table:style-name="ce2" office:value-type="date" office:date-value="2013-07-19T15:45:00">
            <text:p>Fri, 3:45 PM 7/19</text:p>
          </table:table-cell>
          <table:table-cell table:style-name="ce3" table:formula="of:=([.A1343]-DATE(1970;1;1))*86400*1000" office:value-type="float" office:value="1374248700000">
            <text:p>1374248700000</text:p>
          </table:table-cell>
          <table:table-cell office:value-type="float" office:value="516">
            <text:p>516</text:p>
          </table:table-cell>
          <table:table-cell office:value-type="float" office:value="509">
            <text:p>509</text:p>
          </table:table-cell>
          <table:table-cell office:value-type="float" office:value="281">
            <text:p>281</text:p>
          </table:table-cell>
          <table:table-cell office:value-type="float" office:value="542">
            <text:p>542</text:p>
          </table:table-cell>
          <table:table-cell office:value-type="float" office:value="1374248700000">
            <text:p>1374248700000</text:p>
          </table:table-cell>
        </table:table-row>
        <table:table-row table:style-name="ro2">
          <table:table-cell table:style-name="ce2" office:value-type="date" office:date-value="2013-07-19T15:50:00">
            <text:p>Fri, 3:50 PM 7/19</text:p>
          </table:table-cell>
          <table:table-cell table:style-name="ce3" table:formula="of:=([.A1344]-DATE(1970;1;1))*86400*1000" office:value-type="float" office:value="1374249000000">
            <text:p>1374249000000</text:p>
          </table:table-cell>
          <table:table-cell office:value-type="float" office:value="432">
            <text:p>432</text:p>
          </table:table-cell>
          <table:table-cell office:value-type="float" office:value="584">
            <text:p>584</text:p>
          </table:table-cell>
          <table:table-cell office:value-type="float" office:value="282">
            <text:p>282</text:p>
          </table:table-cell>
          <table:table-cell office:value-type="float" office:value="585">
            <text:p>585</text:p>
          </table:table-cell>
          <table:table-cell office:value-type="float" office:value="1374249000000">
            <text:p>1374249000000</text:p>
          </table:table-cell>
        </table:table-row>
        <table:table-row table:style-name="ro2">
          <table:table-cell table:style-name="ce2" office:value-type="date" office:date-value="2013-07-19T15:55:00">
            <text:p>Fri, 3:55 PM 7/19</text:p>
          </table:table-cell>
          <table:table-cell table:style-name="ce3" table:formula="of:=([.A1345]-DATE(1970;1;1))*86400*1000" office:value-type="float" office:value="1374249300000">
            <text:p>1374249300000</text:p>
          </table:table-cell>
          <table:table-cell office:value-type="float" office:value="556">
            <text:p>556</text:p>
          </table:table-cell>
          <table:table-cell office:value-type="float" office:value="522">
            <text:p>522</text:p>
          </table:table-cell>
          <table:table-cell office:value-type="float" office:value="296">
            <text:p>296</text:p>
          </table:table-cell>
          <table:table-cell office:value-type="float" office:value="575">
            <text:p>575</text:p>
          </table:table-cell>
          <table:table-cell office:value-type="float" office:value="1374249300000">
            <text:p>1374249300000</text:p>
          </table:table-cell>
        </table:table-row>
        <table:table-row table:style-name="ro2">
          <table:table-cell table:style-name="ce2" office:value-type="date" office:date-value="2013-07-19T16:00:00">
            <text:p>Fri, 4:00 PM 7/19</text:p>
          </table:table-cell>
          <table:table-cell table:style-name="ce3" table:formula="of:=([.A1346]-DATE(1970;1;1))*86400*1000" office:value-type="float" office:value="1374249600000">
            <text:p>1374249600000</text:p>
          </table:table-cell>
          <table:table-cell office:value-type="float" office:value="644">
            <text:p>644</text:p>
          </table:table-cell>
          <table:table-cell office:value-type="float" office:value="613">
            <text:p>613</text:p>
          </table:table-cell>
          <table:table-cell office:value-type="float" office:value="279">
            <text:p>279</text:p>
          </table:table-cell>
          <table:table-cell office:value-type="float" office:value="618">
            <text:p>618</text:p>
          </table:table-cell>
          <table:table-cell office:value-type="float" office:value="1374249600000">
            <text:p>1374249600000</text:p>
          </table:table-cell>
        </table:table-row>
        <table:table-row table:style-name="ro2">
          <table:table-cell table:style-name="ce2" office:value-type="date" office:date-value="2013-07-19T16:05:00">
            <text:p>Fri, 4:05 PM 7/19</text:p>
          </table:table-cell>
          <table:table-cell table:style-name="ce3" table:formula="of:=([.A1347]-DATE(1970;1;1))*86400*1000" office:value-type="float" office:value="1374249900000">
            <text:p>1374249900000</text:p>
          </table:table-cell>
          <table:table-cell office:value-type="float" office:value="676">
            <text:p>676</text:p>
          </table:table-cell>
          <table:table-cell office:value-type="float" office:value="598">
            <text:p>598</text:p>
          </table:table-cell>
          <table:table-cell office:value-type="float" office:value="235">
            <text:p>235</text:p>
          </table:table-cell>
          <table:table-cell office:value-type="float" office:value="562">
            <text:p>562</text:p>
          </table:table-cell>
          <table:table-cell office:value-type="float" office:value="1374249900000">
            <text:p>1374249900000</text:p>
          </table:table-cell>
        </table:table-row>
        <table:table-row table:style-name="ro2">
          <table:table-cell table:style-name="ce2" office:value-type="date" office:date-value="2013-07-19T16:10:00">
            <text:p>Fri, 4:10 PM 7/19</text:p>
          </table:table-cell>
          <table:table-cell table:style-name="ce3" table:formula="of:=([.A1348]-DATE(1970;1;1))*86400*1000" office:value-type="float" office:value="1374250200000">
            <text:p>1374250200000</text:p>
          </table:table-cell>
          <table:table-cell office:value-type="float" office:value="680">
            <text:p>680</text:p>
          </table:table-cell>
          <table:table-cell office:value-type="float" office:value="583">
            <text:p>583</text:p>
          </table:table-cell>
          <table:table-cell office:value-type="float" office:value="240">
            <text:p>240</text:p>
          </table:table-cell>
          <table:table-cell office:value-type="float" office:value="562">
            <text:p>562</text:p>
          </table:table-cell>
          <table:table-cell office:value-type="float" office:value="1374250200000">
            <text:p>1374250200000</text:p>
          </table:table-cell>
        </table:table-row>
        <table:table-row table:style-name="ro2">
          <table:table-cell table:style-name="ce2" office:value-type="date" office:date-value="2013-07-19T16:15:00">
            <text:p>Fri, 4:15 PM 7/19</text:p>
          </table:table-cell>
          <table:table-cell table:style-name="ce3" table:formula="of:=([.A1349]-DATE(1970;1;1))*86400*1000" office:value-type="float" office:value="1374250500000">
            <text:p>1374250500000</text:p>
          </table:table-cell>
          <table:table-cell office:value-type="float" office:value="590">
            <text:p>590</text:p>
          </table:table-cell>
          <table:table-cell office:value-type="float" office:value="546">
            <text:p>546</text:p>
          </table:table-cell>
          <table:table-cell office:value-type="float" office:value="274">
            <text:p>274</text:p>
          </table:table-cell>
          <table:table-cell office:value-type="float" office:value="605">
            <text:p>605</text:p>
          </table:table-cell>
          <table:table-cell office:value-type="float" office:value="1374250500000">
            <text:p>1374250500000</text:p>
          </table:table-cell>
        </table:table-row>
        <table:table-row table:style-name="ro2">
          <table:table-cell table:style-name="ce2" office:value-type="date" office:date-value="2013-07-19T16:20:00">
            <text:p>Fri, 4:20 PM 7/19</text:p>
          </table:table-cell>
          <table:table-cell table:style-name="ce3" table:formula="of:=([.A1350]-DATE(1970;1;1))*86400*1000" office:value-type="float" office:value="1374250800000">
            <text:p>1374250800000</text:p>
          </table:table-cell>
          <table:table-cell office:value-type="float" office:value="335">
            <text:p>335</text:p>
          </table:table-cell>
          <table:table-cell office:value-type="float" office:value="517">
            <text:p>517</text:p>
          </table:table-cell>
          <table:table-cell office:value-type="float" office:value="180">
            <text:p>180</text:p>
          </table:table-cell>
          <table:table-cell office:value-type="float" office:value="535">
            <text:p>535</text:p>
          </table:table-cell>
          <table:table-cell office:value-type="float" office:value="1374250800000">
            <text:p>1374250800000</text:p>
          </table:table-cell>
        </table:table-row>
        <table:table-row table:style-name="ro2">
          <table:table-cell table:style-name="ce2" office:value-type="date" office:date-value="2013-07-19T16:25:00">
            <text:p>Fri, 4:25 PM 7/19</text:p>
          </table:table-cell>
          <table:table-cell table:style-name="ce3" table:formula="of:=([.A1351]-DATE(1970;1;1))*86400*1000" office:value-type="float" office:value="1374251100000">
            <text:p>1374251100000</text:p>
          </table:table-cell>
          <table:table-cell office:value-type="float" office:value="594">
            <text:p>594</text:p>
          </table:table-cell>
          <table:table-cell office:value-type="float" office:value="600">
            <text:p>600</text:p>
          </table:table-cell>
          <table:table-cell office:value-type="float" office:value="405">
            <text:p>405</text:p>
          </table:table-cell>
          <table:table-cell office:value-type="float" office:value="634">
            <text:p>634</text:p>
          </table:table-cell>
          <table:table-cell office:value-type="float" office:value="1374251100000">
            <text:p>1374251100000</text:p>
          </table:table-cell>
        </table:table-row>
        <table:table-row table:style-name="ro2">
          <table:table-cell table:style-name="ce2" office:value-type="date" office:date-value="2013-07-19T16:30:00">
            <text:p>Fri, 4:30 PM 7/19</text:p>
          </table:table-cell>
          <table:table-cell table:style-name="ce3" table:formula="of:=([.A1352]-DATE(1970;1;1))*86400*1000" office:value-type="float" office:value="1374251400000">
            <text:p>1374251400000</text:p>
          </table:table-cell>
          <table:table-cell office:value-type="float" office:value="569">
            <text:p>569</text:p>
          </table:table-cell>
          <table:table-cell office:value-type="float" office:value="658">
            <text:p>658</text:p>
          </table:table-cell>
          <table:table-cell office:value-type="float" office:value="205">
            <text:p>205</text:p>
          </table:table-cell>
          <table:table-cell office:value-type="float" office:value="547">
            <text:p>547</text:p>
          </table:table-cell>
          <table:table-cell office:value-type="float" office:value="1374251400000">
            <text:p>1374251400000</text:p>
          </table:table-cell>
        </table:table-row>
        <table:table-row table:style-name="ro2">
          <table:table-cell table:style-name="ce2" office:value-type="date" office:date-value="2013-07-19T16:35:00">
            <text:p>Fri, 4:35 PM 7/19</text:p>
          </table:table-cell>
          <table:table-cell table:style-name="ce3" table:formula="of:=([.A1353]-DATE(1970;1;1))*86400*1000" office:value-type="float" office:value="1374251700000">
            <text:p>1374251700000</text:p>
          </table:table-cell>
          <table:table-cell office:value-type="float" office:value="561">
            <text:p>561</text:p>
          </table:table-cell>
          <table:table-cell office:value-type="float" office:value="662">
            <text:p>662</text:p>
          </table:table-cell>
          <table:table-cell office:value-type="float" office:value="297">
            <text:p>297</text:p>
          </table:table-cell>
          <table:table-cell office:value-type="float" office:value="603">
            <text:p>603</text:p>
          </table:table-cell>
          <table:table-cell office:value-type="float" office:value="1374251700000">
            <text:p>1374251700000</text:p>
          </table:table-cell>
        </table:table-row>
        <table:table-row table:style-name="ro2">
          <table:table-cell table:style-name="ce2" office:value-type="date" office:date-value="2013-07-19T16:40:00">
            <text:p>Fri, 4:40 PM 7/19</text:p>
          </table:table-cell>
          <table:table-cell table:style-name="ce3" table:formula="of:=([.A1354]-DATE(1970;1;1))*86400*1000" office:value-type="float" office:value="1374252000000">
            <text:p>1374252000000</text:p>
          </table:table-cell>
          <table:table-cell office:value-type="float" office:value="576">
            <text:p>576</text:p>
          </table:table-cell>
          <table:table-cell office:value-type="float" office:value="652">
            <text:p>652</text:p>
          </table:table-cell>
          <table:table-cell office:value-type="float" office:value="205">
            <text:p>205</text:p>
          </table:table-cell>
          <table:table-cell office:value-type="float" office:value="474">
            <text:p>474</text:p>
          </table:table-cell>
          <table:table-cell office:value-type="float" office:value="1374252000000">
            <text:p>1374252000000</text:p>
          </table:table-cell>
        </table:table-row>
        <table:table-row table:style-name="ro2">
          <table:table-cell table:style-name="ce2" office:value-type="date" office:date-value="2013-07-19T16:45:00">
            <text:p>Fri, 4:45 PM 7/19</text:p>
          </table:table-cell>
          <table:table-cell table:style-name="ce3" table:formula="of:=([.A1355]-DATE(1970;1;1))*86400*1000" office:value-type="float" office:value="1374252300000">
            <text:p>1374252300000</text:p>
          </table:table-cell>
          <table:table-cell office:value-type="float" office:value="519">
            <text:p>519</text:p>
          </table:table-cell>
          <table:table-cell office:value-type="float" office:value="691">
            <text:p>691</text:p>
          </table:table-cell>
          <table:table-cell office:value-type="float" office:value="250">
            <text:p>250</text:p>
          </table:table-cell>
          <table:table-cell office:value-type="float" office:value="535">
            <text:p>535</text:p>
          </table:table-cell>
          <table:table-cell office:value-type="float" office:value="1374252300000">
            <text:p>1374252300000</text:p>
          </table:table-cell>
        </table:table-row>
        <table:table-row table:style-name="ro2">
          <table:table-cell table:style-name="ce2" office:value-type="date" office:date-value="2013-07-19T16:50:00">
            <text:p>Fri, 4:50 PM 7/19</text:p>
          </table:table-cell>
          <table:table-cell table:style-name="ce3" table:formula="of:=([.A1356]-DATE(1970;1;1))*86400*1000" office:value-type="float" office:value="1374252600000">
            <text:p>1374252600000</text:p>
          </table:table-cell>
          <table:table-cell office:value-type="float" office:value="610">
            <text:p>610</text:p>
          </table:table-cell>
          <table:table-cell office:value-type="float" office:value="733">
            <text:p>733</text:p>
          </table:table-cell>
          <table:table-cell office:value-type="float" office:value="262">
            <text:p>262</text:p>
          </table:table-cell>
          <table:table-cell office:value-type="float" office:value="562">
            <text:p>562</text:p>
          </table:table-cell>
          <table:table-cell office:value-type="float" office:value="1374252600000">
            <text:p>1374252600000</text:p>
          </table:table-cell>
        </table:table-row>
        <table:table-row table:style-name="ro2">
          <table:table-cell table:style-name="ce2" office:value-type="date" office:date-value="2013-07-19T16:55:00">
            <text:p>Fri, 4:55 PM 7/19</text:p>
          </table:table-cell>
          <table:table-cell table:style-name="ce3" table:formula="of:=([.A1357]-DATE(1970;1;1))*86400*1000" office:value-type="float" office:value="1374252900000">
            <text:p>1374252900000</text:p>
          </table:table-cell>
          <table:table-cell office:value-type="float" office:value="512">
            <text:p>512</text:p>
          </table:table-cell>
          <table:table-cell office:value-type="float" office:value="651">
            <text:p>651</text:p>
          </table:table-cell>
          <table:table-cell office:value-type="float" office:value="265">
            <text:p>265</text:p>
          </table:table-cell>
          <table:table-cell office:value-type="float" office:value="552">
            <text:p>552</text:p>
          </table:table-cell>
          <table:table-cell office:value-type="float" office:value="1374252900000">
            <text:p>1374252900000</text:p>
          </table:table-cell>
        </table:table-row>
        <table:table-row table:style-name="ro2">
          <table:table-cell table:style-name="ce2" office:value-type="date" office:date-value="2013-07-19T17:00:00">
            <text:p>Fri, 5:00 PM 7/19</text:p>
          </table:table-cell>
          <table:table-cell table:style-name="ce3" table:formula="of:=([.A1358]-DATE(1970;1;1))*86400*1000" office:value-type="float" office:value="1374253200000">
            <text:p>1374253200000</text:p>
          </table:table-cell>
          <table:table-cell office:value-type="float" office:value="548">
            <text:p>548</text:p>
          </table:table-cell>
          <table:table-cell office:value-type="float" office:value="641">
            <text:p>641</text:p>
          </table:table-cell>
          <table:table-cell office:value-type="float" office:value="245">
            <text:p>245</text:p>
          </table:table-cell>
          <table:table-cell office:value-type="float" office:value="514">
            <text:p>514</text:p>
          </table:table-cell>
          <table:table-cell office:value-type="float" office:value="1374253200000">
            <text:p>1374253200000</text:p>
          </table:table-cell>
        </table:table-row>
        <table:table-row table:style-name="ro2">
          <table:table-cell table:style-name="ce2" office:value-type="date" office:date-value="2013-07-19T17:05:00">
            <text:p>Fri, 5:05 PM 7/19</text:p>
          </table:table-cell>
          <table:table-cell table:style-name="ce3" table:formula="of:=([.A1359]-DATE(1970;1;1))*86400*1000" office:value-type="float" office:value="1374253500000">
            <text:p>1374253500000</text:p>
          </table:table-cell>
          <table:table-cell office:value-type="float" office:value="467">
            <text:p>467</text:p>
          </table:table-cell>
          <table:table-cell office:value-type="float" office:value="632">
            <text:p>632</text:p>
          </table:table-cell>
          <table:table-cell office:value-type="float" office:value="306">
            <text:p>306</text:p>
          </table:table-cell>
          <table:table-cell office:value-type="float" office:value="597">
            <text:p>597</text:p>
          </table:table-cell>
          <table:table-cell office:value-type="float" office:value="1374253500000">
            <text:p>1374253500000</text:p>
          </table:table-cell>
        </table:table-row>
        <table:table-row table:style-name="ro2">
          <table:table-cell table:style-name="ce2" office:value-type="date" office:date-value="2013-07-19T17:10:00">
            <text:p>Fri, 5:10 PM 7/19</text:p>
          </table:table-cell>
          <table:table-cell table:style-name="ce3" table:formula="of:=([.A1360]-DATE(1970;1;1))*86400*1000" office:value-type="float" office:value="1374253800000">
            <text:p>1374253800000</text:p>
          </table:table-cell>
          <table:table-cell office:value-type="float" office:value="500">
            <text:p>500</text:p>
          </table:table-cell>
          <table:table-cell office:value-type="float" office:value="615">
            <text:p>615</text:p>
          </table:table-cell>
          <table:table-cell office:value-type="float" office:value="262">
            <text:p>262</text:p>
          </table:table-cell>
          <table:table-cell office:value-type="float" office:value="551">
            <text:p>551</text:p>
          </table:table-cell>
          <table:table-cell office:value-type="float" office:value="1374253800000">
            <text:p>1374253800000</text:p>
          </table:table-cell>
        </table:table-row>
        <table:table-row table:style-name="ro2">
          <table:table-cell table:style-name="ce2" office:value-type="date" office:date-value="2013-07-19T17:15:00">
            <text:p>Fri, 5:15 PM 7/19</text:p>
          </table:table-cell>
          <table:table-cell table:style-name="ce3" table:formula="of:=([.A1361]-DATE(1970;1;1))*86400*1000" office:value-type="float" office:value="1374254100000">
            <text:p>1374254100000</text:p>
          </table:table-cell>
          <table:table-cell office:value-type="float" office:value="601">
            <text:p>601</text:p>
          </table:table-cell>
          <table:table-cell office:value-type="float" office:value="633">
            <text:p>633</text:p>
          </table:table-cell>
          <table:table-cell office:value-type="float" office:value="308">
            <text:p>308</text:p>
          </table:table-cell>
          <table:table-cell office:value-type="float" office:value="627">
            <text:p>627</text:p>
          </table:table-cell>
          <table:table-cell office:value-type="float" office:value="1374254100000">
            <text:p>1374254100000</text:p>
          </table:table-cell>
        </table:table-row>
        <table:table-row table:style-name="ro2">
          <table:table-cell table:style-name="ce2" office:value-type="date" office:date-value="2013-07-19T17:20:00">
            <text:p>Fri, 5:20 PM 7/19</text:p>
          </table:table-cell>
          <table:table-cell table:style-name="ce3" table:formula="of:=([.A1362]-DATE(1970;1;1))*86400*1000" office:value-type="float" office:value="1374254400000">
            <text:p>1374254400000</text:p>
          </table:table-cell>
          <table:table-cell office:value-type="float" office:value="631">
            <text:p>631</text:p>
          </table:table-cell>
          <table:table-cell office:value-type="float" office:value="675">
            <text:p>675</text:p>
          </table:table-cell>
          <table:table-cell office:value-type="float" office:value="315">
            <text:p>315</text:p>
          </table:table-cell>
          <table:table-cell office:value-type="float" office:value="643">
            <text:p>643</text:p>
          </table:table-cell>
          <table:table-cell office:value-type="float" office:value="1374254400000">
            <text:p>1374254400000</text:p>
          </table:table-cell>
        </table:table-row>
        <table:table-row table:style-name="ro2">
          <table:table-cell table:style-name="ce2" office:value-type="date" office:date-value="2013-07-19T17:25:00">
            <text:p>Fri, 5:25 PM 7/19</text:p>
          </table:table-cell>
          <table:table-cell table:style-name="ce3" table:formula="of:=([.A1363]-DATE(1970;1;1))*86400*1000" office:value-type="float" office:value="1374254700000">
            <text:p>1374254700000</text:p>
          </table:table-cell>
          <table:table-cell office:value-type="float" office:value="541">
            <text:p>541</text:p>
          </table:table-cell>
          <table:table-cell office:value-type="float" office:value="677">
            <text:p>677</text:p>
          </table:table-cell>
          <table:table-cell office:value-type="float" office:value="322">
            <text:p>322</text:p>
          </table:table-cell>
          <table:table-cell office:value-type="float" office:value="625">
            <text:p>625</text:p>
          </table:table-cell>
          <table:table-cell office:value-type="float" office:value="1374254700000">
            <text:p>1374254700000</text:p>
          </table:table-cell>
        </table:table-row>
        <table:table-row table:style-name="ro2">
          <table:table-cell table:style-name="ce2" office:value-type="date" office:date-value="2013-07-19T17:30:00">
            <text:p>Fri, 5:30 PM 7/19</text:p>
          </table:table-cell>
          <table:table-cell table:style-name="ce3" table:formula="of:=([.A1364]-DATE(1970;1;1))*86400*1000" office:value-type="float" office:value="1374255000000">
            <text:p>1374255000000</text:p>
          </table:table-cell>
          <table:table-cell office:value-type="float" office:value="526">
            <text:p>526</text:p>
          </table:table-cell>
          <table:table-cell office:value-type="float" office:value="677">
            <text:p>677</text:p>
          </table:table-cell>
          <table:table-cell office:value-type="float" office:value="334">
            <text:p>334</text:p>
          </table:table-cell>
          <table:table-cell office:value-type="float" office:value="581">
            <text:p>581</text:p>
          </table:table-cell>
          <table:table-cell office:value-type="float" office:value="1374255000000">
            <text:p>1374255000000</text:p>
          </table:table-cell>
        </table:table-row>
        <table:table-row table:style-name="ro2">
          <table:table-cell table:style-name="ce2" office:value-type="date" office:date-value="2013-07-19T17:35:00">
            <text:p>Fri, 5:35 PM 7/19</text:p>
          </table:table-cell>
          <table:table-cell table:style-name="ce3" table:formula="of:=([.A1365]-DATE(1970;1;1))*86400*1000" office:value-type="float" office:value="1374255300000">
            <text:p>1374255300000</text:p>
          </table:table-cell>
          <table:table-cell office:value-type="float" office:value="610">
            <text:p>610</text:p>
          </table:table-cell>
          <table:table-cell office:value-type="float" office:value="702">
            <text:p>702</text:p>
          </table:table-cell>
          <table:table-cell office:value-type="float" office:value="255">
            <text:p>255</text:p>
          </table:table-cell>
          <table:table-cell office:value-type="float" office:value="558">
            <text:p>558</text:p>
          </table:table-cell>
          <table:table-cell office:value-type="float" office:value="1374255300000">
            <text:p>1374255300000</text:p>
          </table:table-cell>
        </table:table-row>
        <table:table-row table:style-name="ro2">
          <table:table-cell table:style-name="ce2" office:value-type="date" office:date-value="2013-07-19T17:40:00">
            <text:p>Fri, 5:40 PM 7/19</text:p>
          </table:table-cell>
          <table:table-cell table:style-name="ce3" table:formula="of:=([.A1366]-DATE(1970;1;1))*86400*1000" office:value-type="float" office:value="1374255600000">
            <text:p>1374255600000</text:p>
          </table:table-cell>
          <table:table-cell office:value-type="float" office:value="689">
            <text:p>689</text:p>
          </table:table-cell>
          <table:table-cell office:value-type="float" office:value="687">
            <text:p>687</text:p>
          </table:table-cell>
          <table:table-cell office:value-type="float" office:value="253">
            <text:p>253</text:p>
          </table:table-cell>
          <table:table-cell office:value-type="float" office:value="578">
            <text:p>578</text:p>
          </table:table-cell>
          <table:table-cell office:value-type="float" office:value="1374255600000">
            <text:p>1374255600000</text:p>
          </table:table-cell>
        </table:table-row>
        <table:table-row table:style-name="ro2">
          <table:table-cell table:style-name="ce2" office:value-type="date" office:date-value="2013-07-19T17:45:00">
            <text:p>Fri, 5:45 PM 7/19</text:p>
          </table:table-cell>
          <table:table-cell table:style-name="ce3" table:formula="of:=([.A1367]-DATE(1970;1;1))*86400*1000" office:value-type="float" office:value="1374255900000">
            <text:p>1374255900000</text:p>
          </table:table-cell>
          <table:table-cell office:value-type="float" office:value="585">
            <text:p>585</text:p>
          </table:table-cell>
          <table:table-cell office:value-type="float" office:value="635">
            <text:p>635</text:p>
          </table:table-cell>
          <table:table-cell office:value-type="float" office:value="298">
            <text:p>298</text:p>
          </table:table-cell>
          <table:table-cell office:value-type="float" office:value="597">
            <text:p>597</text:p>
          </table:table-cell>
          <table:table-cell office:value-type="float" office:value="1374255900000">
            <text:p>1374255900000</text:p>
          </table:table-cell>
        </table:table-row>
        <table:table-row table:style-name="ro2">
          <table:table-cell table:style-name="ce2" office:value-type="date" office:date-value="2013-07-19T17:50:00">
            <text:p>Fri, 5:50 PM 7/19</text:p>
          </table:table-cell>
          <table:table-cell table:style-name="ce3" table:formula="of:=([.A1368]-DATE(1970;1;1))*86400*1000" office:value-type="float" office:value="1374256200000">
            <text:p>1374256200000</text:p>
          </table:table-cell>
          <table:table-cell office:value-type="float" office:value="466">
            <text:p>466</text:p>
          </table:table-cell>
          <table:table-cell office:value-type="float" office:value="636">
            <text:p>636</text:p>
          </table:table-cell>
          <table:table-cell office:value-type="float" office:value="253">
            <text:p>253</text:p>
          </table:table-cell>
          <table:table-cell office:value-type="float" office:value="601">
            <text:p>601</text:p>
          </table:table-cell>
          <table:table-cell office:value-type="float" office:value="1374256200000">
            <text:p>1374256200000</text:p>
          </table:table-cell>
        </table:table-row>
        <table:table-row table:style-name="ro2">
          <table:table-cell table:style-name="ce2" office:value-type="date" office:date-value="2013-07-19T17:55:00">
            <text:p>Fri, 5:55 PM 7/19</text:p>
          </table:table-cell>
          <table:table-cell table:style-name="ce3" table:formula="of:=([.A1369]-DATE(1970;1;1))*86400*1000" office:value-type="float" office:value="1374256500000">
            <text:p>1374256500000</text:p>
          </table:table-cell>
          <table:table-cell office:value-type="float" office:value="592">
            <text:p>592</text:p>
          </table:table-cell>
          <table:table-cell office:value-type="float" office:value="694">
            <text:p>694</text:p>
          </table:table-cell>
          <table:table-cell office:value-type="float" office:value="274">
            <text:p>274</text:p>
          </table:table-cell>
          <table:table-cell office:value-type="float" office:value="554">
            <text:p>554</text:p>
          </table:table-cell>
          <table:table-cell office:value-type="float" office:value="1374256500000">
            <text:p>1374256500000</text:p>
          </table:table-cell>
        </table:table-row>
        <table:table-row table:style-name="ro2">
          <table:table-cell table:style-name="ce2" office:value-type="date" office:date-value="2013-07-19T18:00:00">
            <text:p>Fri, 6:00 PM 7/19</text:p>
          </table:table-cell>
          <table:table-cell table:style-name="ce3" table:formula="of:=([.A1370]-DATE(1970;1;1))*86400*1000" office:value-type="float" office:value="1374256800000">
            <text:p>1374256800000</text:p>
          </table:table-cell>
          <table:table-cell office:value-type="float" office:value="531">
            <text:p>531</text:p>
          </table:table-cell>
          <table:table-cell office:value-type="float" office:value="671">
            <text:p>671</text:p>
          </table:table-cell>
          <table:table-cell office:value-type="float" office:value="284">
            <text:p>284</text:p>
          </table:table-cell>
          <table:table-cell office:value-type="float" office:value="580">
            <text:p>580</text:p>
          </table:table-cell>
          <table:table-cell office:value-type="float" office:value="1374256800000">
            <text:p>1374256800000</text:p>
          </table:table-cell>
        </table:table-row>
        <table:table-row table:style-name="ro2">
          <table:table-cell table:style-name="ce2" office:value-type="date" office:date-value="2013-07-19T18:05:00">
            <text:p>Fri, 6:05 PM 7/19</text:p>
          </table:table-cell>
          <table:table-cell table:style-name="ce3" table:formula="of:=([.A1371]-DATE(1970;1;1))*86400*1000" office:value-type="float" office:value="1374257100000">
            <text:p>1374257100000</text:p>
          </table:table-cell>
          <table:table-cell office:value-type="float" office:value="586">
            <text:p>586</text:p>
          </table:table-cell>
          <table:table-cell office:value-type="float" office:value="666">
            <text:p>666</text:p>
          </table:table-cell>
          <table:table-cell office:value-type="float" office:value="266">
            <text:p>266</text:p>
          </table:table-cell>
          <table:table-cell office:value-type="float" office:value="546">
            <text:p>546</text:p>
          </table:table-cell>
          <table:table-cell office:value-type="float" office:value="1374257100000">
            <text:p>1374257100000</text:p>
          </table:table-cell>
        </table:table-row>
        <table:table-row table:style-name="ro2">
          <table:table-cell table:style-name="ce2" office:value-type="date" office:date-value="2013-07-19T18:10:00">
            <text:p>Fri, 6:10 PM 7/19</text:p>
          </table:table-cell>
          <table:table-cell table:style-name="ce3" table:formula="of:=([.A1372]-DATE(1970;1;1))*86400*1000" office:value-type="float" office:value="1374257400000">
            <text:p>1374257400000</text:p>
          </table:table-cell>
          <table:table-cell office:value-type="float" office:value="542">
            <text:p>542</text:p>
          </table:table-cell>
          <table:table-cell office:value-type="float" office:value="654">
            <text:p>654</text:p>
          </table:table-cell>
          <table:table-cell office:value-type="float" office:value="173">
            <text:p>173</text:p>
          </table:table-cell>
          <table:table-cell office:value-type="float" office:value="514">
            <text:p>514</text:p>
          </table:table-cell>
          <table:table-cell office:value-type="float" office:value="1374257400000">
            <text:p>1374257400000</text:p>
          </table:table-cell>
        </table:table-row>
        <table:table-row table:style-name="ro2">
          <table:table-cell table:style-name="ce2" office:value-type="date" office:date-value="2013-07-19T18:15:00">
            <text:p>Fri, 6:15 PM 7/19</text:p>
          </table:table-cell>
          <table:table-cell table:style-name="ce3" table:formula="of:=([.A1373]-DATE(1970;1;1))*86400*1000" office:value-type="float" office:value="1374257700000">
            <text:p>1374257700000</text:p>
          </table:table-cell>
          <table:table-cell office:value-type="float" office:value="515">
            <text:p>515</text:p>
          </table:table-cell>
          <table:table-cell office:value-type="float" office:value="600">
            <text:p>600</text:p>
          </table:table-cell>
          <table:table-cell office:value-type="float" office:value="283">
            <text:p>283</text:p>
          </table:table-cell>
          <table:table-cell office:value-type="float" office:value="612">
            <text:p>612</text:p>
          </table:table-cell>
          <table:table-cell office:value-type="float" office:value="1374257700000">
            <text:p>1374257700000</text:p>
          </table:table-cell>
        </table:table-row>
        <table:table-row table:style-name="ro2">
          <table:table-cell table:style-name="ce2" office:value-type="date" office:date-value="2013-07-19T18:20:00">
            <text:p>Fri, 6:20 PM 7/19</text:p>
          </table:table-cell>
          <table:table-cell table:style-name="ce3" table:formula="of:=([.A1374]-DATE(1970;1;1))*86400*1000" office:value-type="float" office:value="1374258000000">
            <text:p>1374258000000</text:p>
          </table:table-cell>
          <table:table-cell office:value-type="float" office:value="515">
            <text:p>515</text:p>
          </table:table-cell>
          <table:table-cell office:value-type="float" office:value="635">
            <text:p>635</text:p>
          </table:table-cell>
          <table:table-cell office:value-type="float" office:value="326">
            <text:p>326</text:p>
          </table:table-cell>
          <table:table-cell office:value-type="float" office:value="566">
            <text:p>566</text:p>
          </table:table-cell>
          <table:table-cell office:value-type="float" office:value="1374258000000">
            <text:p>1374258000000</text:p>
          </table:table-cell>
        </table:table-row>
        <table:table-row table:style-name="ro2">
          <table:table-cell table:style-name="ce2" office:value-type="date" office:date-value="2013-07-19T18:25:00">
            <text:p>Fri, 6:25 PM 7/19</text:p>
          </table:table-cell>
          <table:table-cell table:style-name="ce3" table:formula="of:=([.A1375]-DATE(1970;1;1))*86400*1000" office:value-type="float" office:value="1374258300000">
            <text:p>1374258300000</text:p>
          </table:table-cell>
          <table:table-cell office:value-type="float" office:value="553">
            <text:p>553</text:p>
          </table:table-cell>
          <table:table-cell office:value-type="float" office:value="640">
            <text:p>640</text:p>
          </table:table-cell>
          <table:table-cell office:value-type="float" office:value="285">
            <text:p>285</text:p>
          </table:table-cell>
          <table:table-cell office:value-type="float" office:value="490">
            <text:p>490</text:p>
          </table:table-cell>
          <table:table-cell office:value-type="float" office:value="1374258300000">
            <text:p>1374258300000</text:p>
          </table:table-cell>
        </table:table-row>
        <table:table-row table:style-name="ro2">
          <table:table-cell table:style-name="ce2" office:value-type="date" office:date-value="2013-07-19T18:30:00">
            <text:p>Fri, 6:30 PM 7/19</text:p>
          </table:table-cell>
          <table:table-cell table:style-name="ce3" table:formula="of:=([.A1376]-DATE(1970;1;1))*86400*1000" office:value-type="float" office:value="1374258600000">
            <text:p>1374258600000</text:p>
          </table:table-cell>
          <table:table-cell office:value-type="float" office:value="590">
            <text:p>590</text:p>
          </table:table-cell>
          <table:table-cell office:value-type="float" office:value="616">
            <text:p>616</text:p>
          </table:table-cell>
          <table:table-cell office:value-type="float" office:value="272">
            <text:p>272</text:p>
          </table:table-cell>
          <table:table-cell office:value-type="float" office:value="596">
            <text:p>596</text:p>
          </table:table-cell>
          <table:table-cell office:value-type="float" office:value="1374258600000">
            <text:p>1374258600000</text:p>
          </table:table-cell>
        </table:table-row>
        <table:table-row table:style-name="ro2">
          <table:table-cell table:style-name="ce2" office:value-type="date" office:date-value="2013-07-19T18:35:00">
            <text:p>Fri, 6:35 PM 7/19</text:p>
          </table:table-cell>
          <table:table-cell table:style-name="ce3" table:formula="of:=([.A1377]-DATE(1970;1;1))*86400*1000" office:value-type="float" office:value="1374258900000">
            <text:p>1374258900000</text:p>
          </table:table-cell>
          <table:table-cell office:value-type="float" office:value="586">
            <text:p>586</text:p>
          </table:table-cell>
          <table:table-cell office:value-type="float" office:value="662">
            <text:p>662</text:p>
          </table:table-cell>
          <table:table-cell office:value-type="float" office:value="269">
            <text:p>269</text:p>
          </table:table-cell>
          <table:table-cell office:value-type="float" office:value="575">
            <text:p>575</text:p>
          </table:table-cell>
          <table:table-cell office:value-type="float" office:value="1374258900000">
            <text:p>1374258900000</text:p>
          </table:table-cell>
        </table:table-row>
        <table:table-row table:style-name="ro2">
          <table:table-cell table:style-name="ce2" office:value-type="date" office:date-value="2013-07-19T18:40:00">
            <text:p>Fri, 6:40 PM 7/19</text:p>
          </table:table-cell>
          <table:table-cell table:style-name="ce3" table:formula="of:=([.A1378]-DATE(1970;1;1))*86400*1000" office:value-type="float" office:value="1374259200000">
            <text:p>1374259200000</text:p>
          </table:table-cell>
          <table:table-cell office:value-type="float" office:value="470">
            <text:p>470</text:p>
          </table:table-cell>
          <table:table-cell office:value-type="float" office:value="667">
            <text:p>667</text:p>
          </table:table-cell>
          <table:table-cell office:value-type="float" office:value="240">
            <text:p>240</text:p>
          </table:table-cell>
          <table:table-cell office:value-type="float" office:value="596">
            <text:p>596</text:p>
          </table:table-cell>
          <table:table-cell office:value-type="float" office:value="1374259200000">
            <text:p>1374259200000</text:p>
          </table:table-cell>
        </table:table-row>
        <table:table-row table:style-name="ro2">
          <table:table-cell table:style-name="ce2" office:value-type="date" office:date-value="2013-07-19T18:45:00">
            <text:p>Fri, 6:45 PM 7/19</text:p>
          </table:table-cell>
          <table:table-cell table:style-name="ce3" table:formula="of:=([.A1379]-DATE(1970;1;1))*86400*1000" office:value-type="float" office:value="1374259500000">
            <text:p>1374259500000</text:p>
          </table:table-cell>
          <table:table-cell office:value-type="float" office:value="579">
            <text:p>579</text:p>
          </table:table-cell>
          <table:table-cell office:value-type="float" office:value="657">
            <text:p>657</text:p>
          </table:table-cell>
          <table:table-cell office:value-type="float" office:value="267">
            <text:p>267</text:p>
          </table:table-cell>
          <table:table-cell office:value-type="float" office:value="573">
            <text:p>573</text:p>
          </table:table-cell>
          <table:table-cell office:value-type="float" office:value="1374259500000">
            <text:p>1374259500000</text:p>
          </table:table-cell>
        </table:table-row>
        <table:table-row table:style-name="ro2">
          <table:table-cell table:style-name="ce2" office:value-type="date" office:date-value="2013-07-19T18:50:00">
            <text:p>Fri, 6:50 PM 7/19</text:p>
          </table:table-cell>
          <table:table-cell table:style-name="ce3" table:formula="of:=([.A1380]-DATE(1970;1;1))*86400*1000" office:value-type="float" office:value="1374259800000">
            <text:p>1374259800000</text:p>
          </table:table-cell>
          <table:table-cell office:value-type="float" office:value="482">
            <text:p>482</text:p>
          </table:table-cell>
          <table:table-cell office:value-type="float" office:value="643">
            <text:p>643</text:p>
          </table:table-cell>
          <table:table-cell office:value-type="float" office:value="238">
            <text:p>238</text:p>
          </table:table-cell>
          <table:table-cell office:value-type="float" office:value="581">
            <text:p>581</text:p>
          </table:table-cell>
          <table:table-cell office:value-type="float" office:value="1374259800000">
            <text:p>1374259800000</text:p>
          </table:table-cell>
        </table:table-row>
        <table:table-row table:style-name="ro2">
          <table:table-cell table:style-name="ce2" office:value-type="date" office:date-value="2013-07-19T18:55:00">
            <text:p>Fri, 6:55 PM 7/19</text:p>
          </table:table-cell>
          <table:table-cell table:style-name="ce3" table:formula="of:=([.A1381]-DATE(1970;1;1))*86400*1000" office:value-type="float" office:value="1374260100000">
            <text:p>1374260100000</text:p>
          </table:table-cell>
          <table:table-cell office:value-type="float" office:value="666">
            <text:p>666</text:p>
          </table:table-cell>
          <table:table-cell office:value-type="float" office:value="631">
            <text:p>631</text:p>
          </table:table-cell>
          <table:table-cell office:value-type="float" office:value="294">
            <text:p>294</text:p>
          </table:table-cell>
          <table:table-cell office:value-type="float" office:value="594">
            <text:p>594</text:p>
          </table:table-cell>
          <table:table-cell office:value-type="float" office:value="1374260100000">
            <text:p>1374260100000</text:p>
          </table:table-cell>
        </table:table-row>
        <table:table-row table:style-name="ro2">
          <table:table-cell table:style-name="ce2" office:value-type="date" office:date-value="2013-07-19T19:00:00">
            <text:p>Fri, 7:00 PM 7/19</text:p>
          </table:table-cell>
          <table:table-cell table:style-name="ce3" table:formula="of:=([.A1382]-DATE(1970;1;1))*86400*1000" office:value-type="float" office:value="1374260400000">
            <text:p>1374260400000</text:p>
          </table:table-cell>
          <table:table-cell office:value-type="float" office:value="580">
            <text:p>580</text:p>
          </table:table-cell>
          <table:table-cell office:value-type="float" office:value="666">
            <text:p>666</text:p>
          </table:table-cell>
          <table:table-cell office:value-type="float" office:value="275">
            <text:p>275</text:p>
          </table:table-cell>
          <table:table-cell office:value-type="float" office:value="542">
            <text:p>542</text:p>
          </table:table-cell>
          <table:table-cell office:value-type="float" office:value="1374260400000">
            <text:p>1374260400000</text:p>
          </table:table-cell>
        </table:table-row>
        <table:table-row table:style-name="ro2">
          <table:table-cell table:style-name="ce2" office:value-type="date" office:date-value="2013-07-19T19:05:00">
            <text:p>Fri, 7:05 PM 7/19</text:p>
          </table:table-cell>
          <table:table-cell table:style-name="ce3" table:formula="of:=([.A1383]-DATE(1970;1;1))*86400*1000" office:value-type="float" office:value="1374260700000">
            <text:p>1374260700000</text:p>
          </table:table-cell>
          <table:table-cell office:value-type="float" office:value="584">
            <text:p>584</text:p>
          </table:table-cell>
          <table:table-cell office:value-type="float" office:value="645">
            <text:p>645</text:p>
          </table:table-cell>
          <table:table-cell office:value-type="float" office:value="273">
            <text:p>273</text:p>
          </table:table-cell>
          <table:table-cell office:value-type="float" office:value="548">
            <text:p>548</text:p>
          </table:table-cell>
          <table:table-cell office:value-type="float" office:value="1374260700000">
            <text:p>1374260700000</text:p>
          </table:table-cell>
        </table:table-row>
        <table:table-row table:style-name="ro2">
          <table:table-cell table:style-name="ce2" office:value-type="date" office:date-value="2013-07-19T19:10:00">
            <text:p>Fri, 7:10 PM 7/19</text:p>
          </table:table-cell>
          <table:table-cell table:style-name="ce3" table:formula="of:=([.A1384]-DATE(1970;1;1))*86400*1000" office:value-type="float" office:value="1374261000000">
            <text:p>1374261000000</text:p>
          </table:table-cell>
          <table:table-cell office:value-type="float" office:value="460">
            <text:p>460</text:p>
          </table:table-cell>
          <table:table-cell office:value-type="float" office:value="585">
            <text:p>585</text:p>
          </table:table-cell>
          <table:table-cell office:value-type="float" office:value="221">
            <text:p>221</text:p>
          </table:table-cell>
          <table:table-cell office:value-type="float" office:value="524">
            <text:p>524</text:p>
          </table:table-cell>
          <table:table-cell office:value-type="float" office:value="1374261000000">
            <text:p>1374261000000</text:p>
          </table:table-cell>
        </table:table-row>
        <table:table-row table:style-name="ro2">
          <table:table-cell table:style-name="ce2" office:value-type="date" office:date-value="2013-07-19T19:15:00">
            <text:p>Fri, 7:15 PM 7/19</text:p>
          </table:table-cell>
          <table:table-cell table:style-name="ce3" table:formula="of:=([.A1385]-DATE(1970;1;1))*86400*1000" office:value-type="float" office:value="1374261300000">
            <text:p>1374261300000</text:p>
          </table:table-cell>
          <table:table-cell office:value-type="float" office:value="492">
            <text:p>492</text:p>
          </table:table-cell>
          <table:table-cell office:value-type="float" office:value="472">
            <text:p>472</text:p>
          </table:table-cell>
          <table:table-cell office:value-type="float" office:value="320">
            <text:p>320</text:p>
          </table:table-cell>
          <table:table-cell office:value-type="float" office:value="594">
            <text:p>594</text:p>
          </table:table-cell>
          <table:table-cell office:value-type="float" office:value="1374261300000">
            <text:p>1374261300000</text:p>
          </table:table-cell>
        </table:table-row>
        <table:table-row table:style-name="ro2">
          <table:table-cell table:style-name="ce2" office:value-type="date" office:date-value="2013-07-19T19:20:00">
            <text:p>Fri, 7:20 PM 7/19</text:p>
          </table:table-cell>
          <table:table-cell table:style-name="ce3" table:formula="of:=([.A1386]-DATE(1970;1;1))*86400*1000" office:value-type="float" office:value="1374261600000">
            <text:p>1374261600000</text:p>
          </table:table-cell>
          <table:table-cell office:value-type="float" office:value="383">
            <text:p>383</text:p>
          </table:table-cell>
          <table:table-cell office:value-type="float" office:value="501">
            <text:p>501</text:p>
          </table:table-cell>
          <table:table-cell office:value-type="float" office:value="298">
            <text:p>298</text:p>
          </table:table-cell>
          <table:table-cell office:value-type="float" office:value="579">
            <text:p>579</text:p>
          </table:table-cell>
          <table:table-cell office:value-type="float" office:value="1374261600000">
            <text:p>1374261600000</text:p>
          </table:table-cell>
        </table:table-row>
        <table:table-row table:style-name="ro2">
          <table:table-cell table:style-name="ce2" office:value-type="date" office:date-value="2013-07-19T19:25:00">
            <text:p>Fri, 7:25 PM 7/19</text:p>
          </table:table-cell>
          <table:table-cell table:style-name="ce3" table:formula="of:=([.A1387]-DATE(1970;1;1))*86400*1000" office:value-type="float" office:value="1374261900000">
            <text:p>1374261900000</text:p>
          </table:table-cell>
          <table:table-cell office:value-type="float" office:value="447">
            <text:p>447</text:p>
          </table:table-cell>
          <table:table-cell office:value-type="float" office:value="505">
            <text:p>505</text:p>
          </table:table-cell>
          <table:table-cell office:value-type="float" office:value="271">
            <text:p>271</text:p>
          </table:table-cell>
          <table:table-cell office:value-type="float" office:value="548">
            <text:p>548</text:p>
          </table:table-cell>
          <table:table-cell office:value-type="float" office:value="1374261900000">
            <text:p>1374261900000</text:p>
          </table:table-cell>
        </table:table-row>
        <table:table-row table:style-name="ro2">
          <table:table-cell table:style-name="ce2" office:value-type="date" office:date-value="2013-07-19T19:30:00">
            <text:p>Fri, 7:30 PM 7/19</text:p>
          </table:table-cell>
          <table:table-cell table:style-name="ce3" table:formula="of:=([.A1388]-DATE(1970;1;1))*86400*1000" office:value-type="float" office:value="1374262200000">
            <text:p>1374262200000</text:p>
          </table:table-cell>
          <table:table-cell office:value-type="float" office:value="433">
            <text:p>433</text:p>
          </table:table-cell>
          <table:table-cell office:value-type="float" office:value="475">
            <text:p>475</text:p>
          </table:table-cell>
          <table:table-cell office:value-type="float" office:value="294">
            <text:p>294</text:p>
          </table:table-cell>
          <table:table-cell office:value-type="float" office:value="605">
            <text:p>605</text:p>
          </table:table-cell>
          <table:table-cell office:value-type="float" office:value="1374262200000">
            <text:p>1374262200000</text:p>
          </table:table-cell>
        </table:table-row>
        <table:table-row table:style-name="ro2">
          <table:table-cell table:style-name="ce2" office:value-type="date" office:date-value="2013-07-19T19:35:00">
            <text:p>Fri, 7:35 PM 7/19</text:p>
          </table:table-cell>
          <table:table-cell table:style-name="ce3" table:formula="of:=([.A1389]-DATE(1970;1;1))*86400*1000" office:value-type="float" office:value="1374262500000">
            <text:p>1374262500000</text:p>
          </table:table-cell>
          <table:table-cell office:value-type="float" office:value="511">
            <text:p>511</text:p>
          </table:table-cell>
          <table:table-cell office:value-type="float" office:value="456">
            <text:p>456</text:p>
          </table:table-cell>
          <table:table-cell office:value-type="float" office:value="327">
            <text:p>327</text:p>
          </table:table-cell>
          <table:table-cell office:value-type="float" office:value="577">
            <text:p>577</text:p>
          </table:table-cell>
          <table:table-cell office:value-type="float" office:value="1374262500000">
            <text:p>1374262500000</text:p>
          </table:table-cell>
        </table:table-row>
        <table:table-row table:style-name="ro2">
          <table:table-cell table:style-name="ce2" office:value-type="date" office:date-value="2013-07-19T19:40:00">
            <text:p>Fri, 7:40 PM 7/19</text:p>
          </table:table-cell>
          <table:table-cell table:style-name="ce3" table:formula="of:=([.A1390]-DATE(1970;1;1))*86400*1000" office:value-type="float" office:value="1374262800000">
            <text:p>1374262800000</text:p>
          </table:table-cell>
          <table:table-cell office:value-type="float" office:value="554">
            <text:p>554</text:p>
          </table:table-cell>
          <table:table-cell office:value-type="float" office:value="469">
            <text:p>469</text:p>
          </table:table-cell>
          <table:table-cell office:value-type="float" office:value="320">
            <text:p>320</text:p>
          </table:table-cell>
          <table:table-cell office:value-type="float" office:value="556">
            <text:p>556</text:p>
          </table:table-cell>
          <table:table-cell office:value-type="float" office:value="1374262800000">
            <text:p>1374262800000</text:p>
          </table:table-cell>
        </table:table-row>
        <table:table-row table:style-name="ro2">
          <table:table-cell table:style-name="ce2" office:value-type="date" office:date-value="2013-07-19T19:45:00">
            <text:p>Fri, 7:45 PM 7/19</text:p>
          </table:table-cell>
          <table:table-cell table:style-name="ce3" table:formula="of:=([.A1391]-DATE(1970;1;1))*86400*1000" office:value-type="float" office:value="1374263100000">
            <text:p>1374263100000</text:p>
          </table:table-cell>
          <table:table-cell office:value-type="float" office:value="501">
            <text:p>501</text:p>
          </table:table-cell>
          <table:table-cell office:value-type="float" office:value="510">
            <text:p>510</text:p>
          </table:table-cell>
          <table:table-cell office:value-type="float" office:value="313">
            <text:p>313</text:p>
          </table:table-cell>
          <table:table-cell office:value-type="float" office:value="579">
            <text:p>579</text:p>
          </table:table-cell>
          <table:table-cell office:value-type="float" office:value="1374263100000">
            <text:p>1374263100000</text:p>
          </table:table-cell>
        </table:table-row>
        <table:table-row table:style-name="ro2">
          <table:table-cell table:style-name="ce2" office:value-type="date" office:date-value="2013-07-19T19:50:00">
            <text:p>Fri, 7:50 PM 7/19</text:p>
          </table:table-cell>
          <table:table-cell table:style-name="ce3" table:formula="of:=([.A1392]-DATE(1970;1;1))*86400*1000" office:value-type="float" office:value="1374263400000">
            <text:p>1374263400000</text:p>
          </table:table-cell>
          <table:table-cell office:value-type="float" office:value="487">
            <text:p>487</text:p>
          </table:table-cell>
          <table:table-cell office:value-type="float" office:value="402">
            <text:p>402</text:p>
          </table:table-cell>
          <table:table-cell office:value-type="float" office:value="299">
            <text:p>299</text:p>
          </table:table-cell>
          <table:table-cell office:value-type="float" office:value="580">
            <text:p>580</text:p>
          </table:table-cell>
          <table:table-cell office:value-type="float" office:value="1374263400000">
            <text:p>1374263400000</text:p>
          </table:table-cell>
        </table:table-row>
        <table:table-row table:style-name="ro2">
          <table:table-cell table:style-name="ce2" office:value-type="date" office:date-value="2013-07-19T19:55:00">
            <text:p>Fri, 7:55 PM 7/19</text:p>
          </table:table-cell>
          <table:table-cell table:style-name="ce3" table:formula="of:=([.A1393]-DATE(1970;1;1))*86400*1000" office:value-type="float" office:value="1374263700000">
            <text:p>1374263700000</text:p>
          </table:table-cell>
          <table:table-cell office:value-type="float" office:value="496">
            <text:p>496</text:p>
          </table:table-cell>
          <table:table-cell office:value-type="float" office:value="446">
            <text:p>446</text:p>
          </table:table-cell>
          <table:table-cell office:value-type="float" office:value="337">
            <text:p>337</text:p>
          </table:table-cell>
          <table:table-cell office:value-type="float" office:value="489">
            <text:p>489</text:p>
          </table:table-cell>
          <table:table-cell office:value-type="float" office:value="1374263700000">
            <text:p>1374263700000</text:p>
          </table:table-cell>
        </table:table-row>
        <table:table-row table:style-name="ro2">
          <table:table-cell table:style-name="ce2" office:value-type="date" office:date-value="2013-07-19T20:00:00">
            <text:p>Fri, 8:00 PM 7/19</text:p>
          </table:table-cell>
          <table:table-cell table:style-name="ce3" table:formula="of:=([.A1394]-DATE(1970;1;1))*86400*1000" office:value-type="float" office:value="1374264000000">
            <text:p>1374264000000</text:p>
          </table:table-cell>
          <table:table-cell office:value-type="float" office:value="403">
            <text:p>403</text:p>
          </table:table-cell>
          <table:table-cell office:value-type="float" office:value="422">
            <text:p>422</text:p>
          </table:table-cell>
          <table:table-cell office:value-type="float" office:value="317">
            <text:p>317</text:p>
          </table:table-cell>
          <table:table-cell office:value-type="float" office:value="500">
            <text:p>500</text:p>
          </table:table-cell>
          <table:table-cell office:value-type="float" office:value="1374264000000">
            <text:p>1374264000000</text:p>
          </table:table-cell>
        </table:table-row>
        <table:table-row table:style-name="ro2">
          <table:table-cell table:style-name="ce2" office:value-type="date" office:date-value="2013-07-19T20:05:00">
            <text:p>Fri, 8:05 PM 7/19</text:p>
          </table:table-cell>
          <table:table-cell table:style-name="ce3" table:formula="of:=([.A1395]-DATE(1970;1;1))*86400*1000" office:value-type="float" office:value="1374264300000">
            <text:p>1374264300000</text:p>
          </table:table-cell>
          <table:table-cell office:value-type="float" office:value="502">
            <text:p>502</text:p>
          </table:table-cell>
          <table:table-cell office:value-type="float" office:value="398">
            <text:p>398</text:p>
          </table:table-cell>
          <table:table-cell office:value-type="float" office:value="304">
            <text:p>304</text:p>
          </table:table-cell>
          <table:table-cell office:value-type="float" office:value="521">
            <text:p>521</text:p>
          </table:table-cell>
          <table:table-cell office:value-type="float" office:value="1374264300000">
            <text:p>1374264300000</text:p>
          </table:table-cell>
        </table:table-row>
        <table:table-row table:style-name="ro2">
          <table:table-cell table:style-name="ce2" office:value-type="date" office:date-value="2013-07-19T20:10:00">
            <text:p>Fri, 8:10 PM 7/19</text:p>
          </table:table-cell>
          <table:table-cell table:style-name="ce3" table:formula="of:=([.A1396]-DATE(1970;1;1))*86400*1000" office:value-type="float" office:value="1374264600000">
            <text:p>1374264600000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48">
            <text:p>348</text:p>
          </table:table-cell>
          <table:table-cell office:value-type="float" office:value="521">
            <text:p>521</text:p>
          </table:table-cell>
          <table:table-cell office:value-type="float" office:value="1374264600000">
            <text:p>1374264600000</text:p>
          </table:table-cell>
        </table:table-row>
        <table:table-row table:style-name="ro2">
          <table:table-cell table:style-name="ce2" office:value-type="date" office:date-value="2013-07-19T20:15:00">
            <text:p>Fri, 8:15 PM 7/19</text:p>
          </table:table-cell>
          <table:table-cell table:style-name="ce3" table:formula="of:=([.A1397]-DATE(1970;1;1))*86400*1000" office:value-type="float" office:value="1374264900000">
            <text:p>1374264900000</text:p>
          </table:table-cell>
          <table:table-cell office:value-type="float" office:value="519">
            <text:p>519</text:p>
          </table:table-cell>
          <table:table-cell office:value-type="float" office:value="365">
            <text:p>365</text:p>
          </table:table-cell>
          <table:table-cell office:value-type="float" office:value="323">
            <text:p>323</text:p>
          </table:table-cell>
          <table:table-cell office:value-type="float" office:value="514">
            <text:p>514</text:p>
          </table:table-cell>
          <table:table-cell office:value-type="float" office:value="1374264900000">
            <text:p>1374264900000</text:p>
          </table:table-cell>
        </table:table-row>
        <table:table-row table:style-name="ro2">
          <table:table-cell table:style-name="ce2" office:value-type="date" office:date-value="2013-07-19T20:20:00">
            <text:p>Fri, 8:20 PM 7/19</text:p>
          </table:table-cell>
          <table:table-cell table:style-name="ce3" table:formula="of:=([.A1398]-DATE(1970;1;1))*86400*1000" office:value-type="float" office:value="1374265200000">
            <text:p>1374265200000</text:p>
          </table:table-cell>
          <table:table-cell office:value-type="float" office:value="546">
            <text:p>546</text:p>
          </table:table-cell>
          <table:table-cell office:value-type="float" office:value="420">
            <text:p>420</text:p>
          </table:table-cell>
          <table:table-cell office:value-type="float" office:value="342">
            <text:p>342</text:p>
          </table:table-cell>
          <table:table-cell office:value-type="float" office:value="526">
            <text:p>526</text:p>
          </table:table-cell>
          <table:table-cell office:value-type="float" office:value="1374265200000">
            <text:p>1374265200000</text:p>
          </table:table-cell>
        </table:table-row>
        <table:table-row table:style-name="ro2">
          <table:table-cell table:style-name="ce2" office:value-type="date" office:date-value="2013-07-19T20:25:00">
            <text:p>Fri, 8:25 PM 7/19</text:p>
          </table:table-cell>
          <table:table-cell table:style-name="ce3" table:formula="of:=([.A1399]-DATE(1970;1;1))*86400*1000" office:value-type="float" office:value="1374265500000">
            <text:p>1374265500000</text:p>
          </table:table-cell>
          <table:table-cell office:value-type="float" office:value="527">
            <text:p>527</text:p>
          </table:table-cell>
          <table:table-cell office:value-type="float" office:value="408">
            <text:p>408</text:p>
          </table:table-cell>
          <table:table-cell office:value-type="float" office:value="368">
            <text:p>368</text:p>
          </table:table-cell>
          <table:table-cell office:value-type="float" office:value="497">
            <text:p>497</text:p>
          </table:table-cell>
          <table:table-cell office:value-type="float" office:value="1374265500000">
            <text:p>1374265500000</text:p>
          </table:table-cell>
        </table:table-row>
        <table:table-row table:style-name="ro2">
          <table:table-cell table:style-name="ce2" office:value-type="date" office:date-value="2013-07-19T20:30:00">
            <text:p>Fri, 8:30 PM 7/19</text:p>
          </table:table-cell>
          <table:table-cell table:style-name="ce3" table:formula="of:=([.A1400]-DATE(1970;1;1))*86400*1000" office:value-type="float" office:value="1374265800000">
            <text:p>1374265800000</text:p>
          </table:table-cell>
          <table:table-cell office:value-type="float" office:value="519">
            <text:p>519</text:p>
          </table:table-cell>
          <table:table-cell office:value-type="float" office:value="373">
            <text:p>373</text:p>
          </table:table-cell>
          <table:table-cell office:value-type="float" office:value="327">
            <text:p>327</text:p>
          </table:table-cell>
          <table:table-cell office:value-type="float" office:value="466">
            <text:p>466</text:p>
          </table:table-cell>
          <table:table-cell office:value-type="float" office:value="1374265800000">
            <text:p>1374265800000</text:p>
          </table:table-cell>
        </table:table-row>
        <table:table-row table:style-name="ro2">
          <table:table-cell table:style-name="ce2" office:value-type="date" office:date-value="2013-07-19T20:35:00">
            <text:p>Fri, 8:35 PM 7/19</text:p>
          </table:table-cell>
          <table:table-cell table:style-name="ce3" table:formula="of:=([.A1401]-DATE(1970;1;1))*86400*1000" office:value-type="float" office:value="1374266100000">
            <text:p>1374266100000</text:p>
          </table:table-cell>
          <table:table-cell office:value-type="float" office:value="534">
            <text:p>534</text:p>
          </table:table-cell>
          <table:table-cell office:value-type="float" office:value="432">
            <text:p>432</text:p>
          </table:table-cell>
          <table:table-cell office:value-type="float" office:value="452">
            <text:p>452</text:p>
          </table:table-cell>
          <table:table-cell office:value-type="float" office:value="463">
            <text:p>463</text:p>
          </table:table-cell>
          <table:table-cell office:value-type="float" office:value="1374266100000">
            <text:p>1374266100000</text:p>
          </table:table-cell>
        </table:table-row>
        <table:table-row table:style-name="ro2">
          <table:table-cell table:style-name="ce2" office:value-type="date" office:date-value="2013-07-19T20:40:00">
            <text:p>Fri, 8:40 PM 7/19</text:p>
          </table:table-cell>
          <table:table-cell table:style-name="ce3" table:formula="of:=([.A1402]-DATE(1970;1;1))*86400*1000" office:value-type="float" office:value="1374266400000">
            <text:p>1374266400000</text:p>
          </table:table-cell>
          <table:table-cell office:value-type="float" office:value="481">
            <text:p>481</text:p>
          </table:table-cell>
          <table:table-cell office:value-type="float" office:value="374">
            <text:p>374</text:p>
          </table:table-cell>
          <table:table-cell office:value-type="float" office:value="471">
            <text:p>471</text:p>
          </table:table-cell>
          <table:table-cell office:value-type="float" office:value="498">
            <text:p>498</text:p>
          </table:table-cell>
          <table:table-cell office:value-type="float" office:value="1374266400000">
            <text:p>1374266400000</text:p>
          </table:table-cell>
        </table:table-row>
        <table:table-row table:style-name="ro2">
          <table:table-cell table:style-name="ce2" office:value-type="date" office:date-value="2013-07-19T20:45:00">
            <text:p>Fri, 8:45 PM 7/19</text:p>
          </table:table-cell>
          <table:table-cell table:style-name="ce3" table:formula="of:=([.A1403]-DATE(1970;1;1))*86400*1000" office:value-type="float" office:value="1374266700000">
            <text:p>1374266700000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office:value-type="float" office:value="433">
            <text:p>433</text:p>
          </table:table-cell>
          <table:table-cell office:value-type="float" office:value="497">
            <text:p>497</text:p>
          </table:table-cell>
          <table:table-cell office:value-type="float" office:value="1374266700000">
            <text:p>1374266700000</text:p>
          </table:table-cell>
        </table:table-row>
        <table:table-row table:style-name="ro2">
          <table:table-cell table:style-name="ce2" office:value-type="date" office:date-value="2013-07-19T20:50:00">
            <text:p>Fri, 8:50 PM 7/19</text:p>
          </table:table-cell>
          <table:table-cell table:style-name="ce3" table:formula="of:=([.A1404]-DATE(1970;1;1))*86400*1000" office:value-type="float" office:value="1374267000000">
            <text:p>1374267000000</text:p>
          </table:table-cell>
          <table:table-cell office:value-type="float" office:value="460">
            <text:p>460</text:p>
          </table:table-cell>
          <table:table-cell office:value-type="float" office:value="410">
            <text:p>410</text:p>
          </table:table-cell>
          <table:table-cell office:value-type="float" office:value="437">
            <text:p>437</text:p>
          </table:table-cell>
          <table:table-cell office:value-type="float" office:value="471">
            <text:p>471</text:p>
          </table:table-cell>
          <table:table-cell office:value-type="float" office:value="1374267000000">
            <text:p>1374267000000</text:p>
          </table:table-cell>
        </table:table-row>
        <table:table-row table:style-name="ro2">
          <table:table-cell table:style-name="ce2" office:value-type="date" office:date-value="2013-07-19T20:55:00">
            <text:p>Fri, 8:55 PM 7/19</text:p>
          </table:table-cell>
          <table:table-cell table:style-name="ce3" table:formula="of:=([.A1405]-DATE(1970;1;1))*86400*1000" office:value-type="float" office:value="1374267300000">
            <text:p>1374267300000</text:p>
          </table:table-cell>
          <table:table-cell office:value-type="float" office:value="460">
            <text:p>460</text:p>
          </table:table-cell>
          <table:table-cell office:value-type="float" office:value="378">
            <text:p>378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 office:value-type="float" office:value="1374267300000">
            <text:p>1374267300000</text:p>
          </table:table-cell>
        </table:table-row>
        <table:table-row table:style-name="ro2">
          <table:table-cell table:style-name="ce2" office:value-type="date" office:date-value="2013-07-19T21:00:00">
            <text:p>Fri, 9:00 PM 7/19</text:p>
          </table:table-cell>
          <table:table-cell table:style-name="ce3" table:formula="of:=([.A1406]-DATE(1970;1;1))*86400*1000" office:value-type="float" office:value="1374267600000">
            <text:p>1374267600000</text:p>
          </table:table-cell>
          <table:table-cell office:value-type="float" office:value="508">
            <text:p>508</text:p>
          </table:table-cell>
          <table:table-cell office:value-type="float" office:value="365">
            <text:p>365</text:p>
          </table:table-cell>
          <table:table-cell office:value-type="float" office:value="408">
            <text:p>408</text:p>
          </table:table-cell>
          <table:table-cell office:value-type="float" office:value="498">
            <text:p>498</text:p>
          </table:table-cell>
          <table:table-cell office:value-type="float" office:value="1374267600000">
            <text:p>1374267600000</text:p>
          </table:table-cell>
        </table:table-row>
        <table:table-row table:style-name="ro2">
          <table:table-cell table:style-name="ce2" office:value-type="date" office:date-value="2013-07-19T21:05:00">
            <text:p>Fri, 9:05 PM 7/19</text:p>
          </table:table-cell>
          <table:table-cell table:style-name="ce3" table:formula="of:=([.A1407]-DATE(1970;1;1))*86400*1000" office:value-type="float" office:value="1374267900000">
            <text:p>1374267900000</text:p>
          </table:table-cell>
          <table:table-cell office:value-type="float" office:value="459">
            <text:p>459</text:p>
          </table:table-cell>
          <table:table-cell office:value-type="float" office:value="364">
            <text:p>364</text:p>
          </table:table-cell>
          <table:table-cell office:value-type="float" office:value="353">
            <text:p>353</text:p>
          </table:table-cell>
          <table:table-cell office:value-type="float" office:value="431">
            <text:p>431</text:p>
          </table:table-cell>
          <table:table-cell office:value-type="float" office:value="1374267900000">
            <text:p>1374267900000</text:p>
          </table:table-cell>
        </table:table-row>
        <table:table-row table:style-name="ro2">
          <table:table-cell table:style-name="ce2" office:value-type="date" office:date-value="2013-07-19T21:10:00">
            <text:p>Fri, 9:10 PM 7/19</text:p>
          </table:table-cell>
          <table:table-cell table:style-name="ce3" table:formula="of:=([.A1408]-DATE(1970;1;1))*86400*1000" office:value-type="float" office:value="1374268200000">
            <text:p>1374268200000</text:p>
          </table:table-cell>
          <table:table-cell office:value-type="float" office:value="423">
            <text:p>423</text:p>
          </table:table-cell>
          <table:table-cell office:value-type="float" office:value="401">
            <text:p>401</text:p>
          </table:table-cell>
          <table:table-cell office:value-type="float" office:value="427">
            <text:p>427</text:p>
          </table:table-cell>
          <table:table-cell office:value-type="float" office:value="417">
            <text:p>417</text:p>
          </table:table-cell>
          <table:table-cell office:value-type="float" office:value="1374268200000">
            <text:p>1374268200000</text:p>
          </table:table-cell>
        </table:table-row>
        <table:table-row table:style-name="ro2">
          <table:table-cell table:style-name="ce2" office:value-type="date" office:date-value="2013-07-19T21:15:00">
            <text:p>Fri, 9:15 PM 7/19</text:p>
          </table:table-cell>
          <table:table-cell table:style-name="ce3" table:formula="of:=([.A1409]-DATE(1970;1;1))*86400*1000" office:value-type="float" office:value="1374268500000">
            <text:p>1374268500000</text:p>
          </table:table-cell>
          <table:table-cell office:value-type="float" office:value="516">
            <text:p>516</text:p>
          </table:table-cell>
          <table:table-cell office:value-type="float" office:value="387">
            <text:p>387</text:p>
          </table:table-cell>
          <table:table-cell office:value-type="float" office:value="405">
            <text:p>405</text:p>
          </table:table-cell>
          <table:table-cell office:value-type="float" office:value="504">
            <text:p>504</text:p>
          </table:table-cell>
          <table:table-cell office:value-type="float" office:value="1374268500000">
            <text:p>1374268500000</text:p>
          </table:table-cell>
        </table:table-row>
        <table:table-row table:style-name="ro2">
          <table:table-cell table:style-name="ce2" office:value-type="date" office:date-value="2013-07-19T21:20:00">
            <text:p>Fri, 9:20 PM 7/19</text:p>
          </table:table-cell>
          <table:table-cell table:style-name="ce3" table:formula="of:=([.A1410]-DATE(1970;1;1))*86400*1000" office:value-type="float" office:value="1374268800000">
            <text:p>1374268800000</text:p>
          </table:table-cell>
          <table:table-cell office:value-type="float" office:value="526">
            <text:p>526</text:p>
          </table:table-cell>
          <table:table-cell office:value-type="float" office:value="395">
            <text:p>395</text:p>
          </table:table-cell>
          <table:table-cell office:value-type="float" office:value="430">
            <text:p>430</text:p>
          </table:table-cell>
          <table:table-cell office:value-type="float" office:value="460">
            <text:p>460</text:p>
          </table:table-cell>
          <table:table-cell office:value-type="float" office:value="1374268800000">
            <text:p>1374268800000</text:p>
          </table:table-cell>
        </table:table-row>
        <table:table-row table:style-name="ro2">
          <table:table-cell table:style-name="ce2" office:value-type="date" office:date-value="2013-07-19T21:25:00">
            <text:p>Fri, 9:25 PM 7/19</text:p>
          </table:table-cell>
          <table:table-cell table:style-name="ce3" table:formula="of:=([.A1411]-DATE(1970;1;1))*86400*1000" office:value-type="float" office:value="1374269100000">
            <text:p>1374269100000</text:p>
          </table:table-cell>
          <table:table-cell office:value-type="float" office:value="484">
            <text:p>484</text:p>
          </table:table-cell>
          <table:table-cell office:value-type="float" office:value="414">
            <text:p>414</text:p>
          </table:table-cell>
          <table:table-cell office:value-type="float" office:value="379">
            <text:p>379</text:p>
          </table:table-cell>
          <table:table-cell office:value-type="float" office:value="513">
            <text:p>513</text:p>
          </table:table-cell>
          <table:table-cell office:value-type="float" office:value="1374269100000">
            <text:p>1374269100000</text:p>
          </table:table-cell>
        </table:table-row>
        <table:table-row table:style-name="ro2">
          <table:table-cell table:style-name="ce2" office:value-type="date" office:date-value="2013-07-19T21:30:00">
            <text:p>Fri, 9:30 PM 7/19</text:p>
          </table:table-cell>
          <table:table-cell table:style-name="ce3" table:formula="of:=([.A1412]-DATE(1970;1;1))*86400*1000" office:value-type="float" office:value="1374269400000">
            <text:p>1374269400000</text:p>
          </table:table-cell>
          <table:table-cell office:value-type="float" office:value="443">
            <text:p>443</text:p>
          </table:table-cell>
          <table:table-cell office:value-type="float" office:value="389">
            <text:p>389</text:p>
          </table:table-cell>
          <table:table-cell office:value-type="float" office:value="433">
            <text:p>433</text:p>
          </table:table-cell>
          <table:table-cell office:value-type="float" office:value="463">
            <text:p>463</text:p>
          </table:table-cell>
          <table:table-cell office:value-type="float" office:value="1374269400000">
            <text:p>1374269400000</text:p>
          </table:table-cell>
        </table:table-row>
        <table:table-row table:style-name="ro2">
          <table:table-cell table:style-name="ce2" office:value-type="date" office:date-value="2013-07-19T21:35:00">
            <text:p>Fri, 9:35 PM 7/19</text:p>
          </table:table-cell>
          <table:table-cell table:style-name="ce3" table:formula="of:=([.A1413]-DATE(1970;1;1))*86400*1000" office:value-type="float" office:value="1374269700000">
            <text:p>1374269700000</text:p>
          </table:table-cell>
          <table:table-cell office:value-type="float" office:value="495">
            <text:p>495</text:p>
          </table:table-cell>
          <table:table-cell office:value-type="float" office:value="351">
            <text:p>351</text:p>
          </table:table-cell>
          <table:table-cell office:value-type="float" office:value="422">
            <text:p>422</text:p>
          </table:table-cell>
          <table:table-cell office:value-type="float" office:value="512">
            <text:p>512</text:p>
          </table:table-cell>
          <table:table-cell office:value-type="float" office:value="1374269700000">
            <text:p>1374269700000</text:p>
          </table:table-cell>
        </table:table-row>
        <table:table-row table:style-name="ro2">
          <table:table-cell table:style-name="ce2" office:value-type="date" office:date-value="2013-07-19T21:40:00">
            <text:p>Fri, 9:40 PM 7/19</text:p>
          </table:table-cell>
          <table:table-cell table:style-name="ce3" table:formula="of:=([.A1414]-DATE(1970;1;1))*86400*1000" office:value-type="float" office:value="1374270000000">
            <text:p>1374270000000</text:p>
          </table:table-cell>
          <table:table-cell office:value-type="float" office:value="439">
            <text:p>439</text:p>
          </table:table-cell>
          <table:table-cell office:value-type="float" office:value="403">
            <text:p>403</text:p>
          </table:table-cell>
          <table:table-cell office:value-type="float" office:value="468">
            <text:p>468</text:p>
          </table:table-cell>
          <table:table-cell office:value-type="float" office:value="475">
            <text:p>475</text:p>
          </table:table-cell>
          <table:table-cell office:value-type="float" office:value="1374270000000">
            <text:p>1374270000000</text:p>
          </table:table-cell>
        </table:table-row>
        <table:table-row table:style-name="ro2">
          <table:table-cell table:style-name="ce2" office:value-type="date" office:date-value="2013-07-19T21:45:00">
            <text:p>Fri, 9:45 PM 7/19</text:p>
          </table:table-cell>
          <table:table-cell table:style-name="ce3" table:formula="of:=([.A1415]-DATE(1970;1;1))*86400*1000" office:value-type="float" office:value="1374270300000">
            <text:p>1374270300000</text:p>
          </table:table-cell>
          <table:table-cell office:value-type="float" office:value="397">
            <text:p>397</text:p>
          </table:table-cell>
          <table:table-cell office:value-type="float" office:value="384">
            <text:p>384</text:p>
          </table:table-cell>
          <table:table-cell office:value-type="float" office:value="417">
            <text:p>417</text:p>
          </table:table-cell>
          <table:table-cell office:value-type="float" office:value="493">
            <text:p>493</text:p>
          </table:table-cell>
          <table:table-cell office:value-type="float" office:value="1374270300000">
            <text:p>1374270300000</text:p>
          </table:table-cell>
        </table:table-row>
        <table:table-row table:style-name="ro2">
          <table:table-cell table:style-name="ce2" office:value-type="date" office:date-value="2013-07-19T21:50:00">
            <text:p>Fri, 9:50 PM 7/19</text:p>
          </table:table-cell>
          <table:table-cell table:style-name="ce3" table:formula="of:=([.A1416]-DATE(1970;1;1))*86400*1000" office:value-type="float" office:value="1374270600000">
            <text:p>1374270600000</text:p>
          </table:table-cell>
          <table:table-cell office:value-type="float" office:value="468">
            <text:p>468</text:p>
          </table:table-cell>
          <table:table-cell office:value-type="float" office:value="448">
            <text:p>448</text:p>
          </table:table-cell>
          <table:table-cell office:value-type="float" office:value="432">
            <text:p>432</text:p>
          </table:table-cell>
          <table:table-cell office:value-type="float" office:value="500">
            <text:p>500</text:p>
          </table:table-cell>
          <table:table-cell office:value-type="float" office:value="1374270600000">
            <text:p>1374270600000</text:p>
          </table:table-cell>
        </table:table-row>
        <table:table-row table:style-name="ro2">
          <table:table-cell table:style-name="ce2" office:value-type="date" office:date-value="2013-07-19T21:55:00">
            <text:p>Fri, 9:55 PM 7/19</text:p>
          </table:table-cell>
          <table:table-cell table:style-name="ce3" table:formula="of:=([.A1417]-DATE(1970;1;1))*86400*1000" office:value-type="float" office:value="1374270900000">
            <text:p>1374270900000</text:p>
          </table:table-cell>
          <table:table-cell office:value-type="float" office:value="490">
            <text:p>490</text:p>
          </table:table-cell>
          <table:table-cell office:value-type="float" office:value="379">
            <text:p>379</text:p>
          </table:table-cell>
          <table:table-cell office:value-type="float" office:value="462">
            <text:p>462</text:p>
          </table:table-cell>
          <table:table-cell office:value-type="float" office:value="489">
            <text:p>489</text:p>
          </table:table-cell>
          <table:table-cell office:value-type="float" office:value="1374270900000">
            <text:p>1374270900000</text:p>
          </table:table-cell>
        </table:table-row>
        <table:table-row table:style-name="ro2">
          <table:table-cell table:style-name="ce2" office:value-type="date" office:date-value="2013-07-19T22:00:00">
            <text:p>Fri, 10:00 PM 7/19</text:p>
          </table:table-cell>
          <table:table-cell table:style-name="ce3" table:formula="of:=([.A1418]-DATE(1970;1;1))*86400*1000" office:value-type="float" office:value="1374271200000">
            <text:p>1374271200000</text:p>
          </table:table-cell>
          <table:table-cell office:value-type="float" office:value="471">
            <text:p>471</text:p>
          </table:table-cell>
          <table:table-cell office:value-type="float" office:value="360">
            <text:p>360</text:p>
          </table:table-cell>
          <table:table-cell office:value-type="float" office:value="433">
            <text:p>433</text:p>
          </table:table-cell>
          <table:table-cell office:value-type="float" office:value="512">
            <text:p>512</text:p>
          </table:table-cell>
          <table:table-cell office:value-type="float" office:value="1374271200000">
            <text:p>1374271200000</text:p>
          </table:table-cell>
        </table:table-row>
        <table:table-row table:style-name="ro2">
          <table:table-cell table:style-name="ce2" office:value-type="date" office:date-value="2013-07-19T22:05:00">
            <text:p>Fri, 10:05 PM 7/19</text:p>
          </table:table-cell>
          <table:table-cell table:style-name="ce3" table:formula="of:=([.A1419]-DATE(1970;1;1))*86400*1000" office:value-type="float" office:value="1374271500000">
            <text:p>1374271500000</text:p>
          </table:table-cell>
          <table:table-cell office:value-type="float" office:value="484">
            <text:p>484</text:p>
          </table:table-cell>
          <table:table-cell office:value-type="float" office:value="396">
            <text:p>396</text:p>
          </table:table-cell>
          <table:table-cell office:value-type="float" office:value="439">
            <text:p>439</text:p>
          </table:table-cell>
          <table:table-cell office:value-type="float" office:value="473">
            <text:p>473</text:p>
          </table:table-cell>
          <table:table-cell office:value-type="float" office:value="1374271500000">
            <text:p>1374271500000</text:p>
          </table:table-cell>
        </table:table-row>
        <table:table-row table:style-name="ro2">
          <table:table-cell table:style-name="ce2" office:value-type="date" office:date-value="2013-07-19T22:10:00">
            <text:p>Fri, 10:10 PM 7/19</text:p>
          </table:table-cell>
          <table:table-cell table:style-name="ce3" table:formula="of:=([.A1420]-DATE(1970;1;1))*86400*1000" office:value-type="float" office:value="1374271800000">
            <text:p>1374271800000</text:p>
          </table:table-cell>
          <table:table-cell office:value-type="float" office:value="372">
            <text:p>372</text:p>
          </table:table-cell>
          <table:table-cell office:value-type="float" office:value="419">
            <text:p>419</text:p>
          </table:table-cell>
          <table:table-cell office:value-type="float" office:value="416">
            <text:p>416</text:p>
          </table:table-cell>
          <table:table-cell office:value-type="float" office:value="465">
            <text:p>465</text:p>
          </table:table-cell>
          <table:table-cell office:value-type="float" office:value="1374271800000">
            <text:p>1374271800000</text:p>
          </table:table-cell>
        </table:table-row>
        <table:table-row table:style-name="ro2">
          <table:table-cell table:style-name="ce2" office:value-type="date" office:date-value="2013-07-19T22:15:00">
            <text:p>Fri, 10:15 PM 7/19</text:p>
          </table:table-cell>
          <table:table-cell table:style-name="ce3" table:formula="of:=([.A1421]-DATE(1970;1;1))*86400*1000" office:value-type="float" office:value="1374272100000">
            <text:p>1374272100000</text:p>
          </table:table-cell>
          <table:table-cell office:value-type="float" office:value="524">
            <text:p>524</text:p>
          </table:table-cell>
          <table:table-cell office:value-type="float" office:value="442">
            <text:p>442</text:p>
          </table:table-cell>
          <table:table-cell office:value-type="float" office:value="471">
            <text:p>471</text:p>
          </table:table-cell>
          <table:table-cell office:value-type="float" office:value="538">
            <text:p>538</text:p>
          </table:table-cell>
          <table:table-cell office:value-type="float" office:value="1374272100000">
            <text:p>1374272100000</text:p>
          </table:table-cell>
        </table:table-row>
        <table:table-row table:style-name="ro2">
          <table:table-cell table:style-name="ce2" office:value-type="date" office:date-value="2013-07-19T22:20:00">
            <text:p>Fri, 10:20 PM 7/19</text:p>
          </table:table-cell>
          <table:table-cell table:style-name="ce3" table:formula="of:=([.A1422]-DATE(1970;1;1))*86400*1000" office:value-type="float" office:value="1374272400000">
            <text:p>1374272400000</text:p>
          </table:table-cell>
          <table:table-cell office:value-type="float" office:value="421">
            <text:p>421</text:p>
          </table:table-cell>
          <table:table-cell office:value-type="float" office:value="473">
            <text:p>473</text:p>
          </table:table-cell>
          <table:table-cell office:value-type="float" office:value="439">
            <text:p>439</text:p>
          </table:table-cell>
          <table:table-cell office:value-type="float" office:value="494">
            <text:p>494</text:p>
          </table:table-cell>
          <table:table-cell office:value-type="float" office:value="1374272400000">
            <text:p>1374272400000</text:p>
          </table:table-cell>
        </table:table-row>
        <table:table-row table:style-name="ro2">
          <table:table-cell table:style-name="ce2" office:value-type="date" office:date-value="2013-07-19T22:25:00">
            <text:p>Fri, 10:25 PM 7/19</text:p>
          </table:table-cell>
          <table:table-cell table:style-name="ce3" table:formula="of:=([.A1423]-DATE(1970;1;1))*86400*1000" office:value-type="float" office:value="1374272700000">
            <text:p>1374272700000</text:p>
          </table:table-cell>
          <table:table-cell office:value-type="float" office:value="529">
            <text:p>529</text:p>
          </table:table-cell>
          <table:table-cell office:value-type="float" office:value="448">
            <text:p>448</text:p>
          </table:table-cell>
          <table:table-cell office:value-type="float" office:value="394">
            <text:p>394</text:p>
          </table:table-cell>
          <table:table-cell office:value-type="float" office:value="487">
            <text:p>487</text:p>
          </table:table-cell>
          <table:table-cell office:value-type="float" office:value="1374272700000">
            <text:p>1374272700000</text:p>
          </table:table-cell>
        </table:table-row>
        <table:table-row table:style-name="ro2">
          <table:table-cell table:style-name="ce2" office:value-type="date" office:date-value="2013-07-19T22:30:00">
            <text:p>Fri, 10:30 PM 7/19</text:p>
          </table:table-cell>
          <table:table-cell table:style-name="ce3" table:formula="of:=([.A1424]-DATE(1970;1;1))*86400*1000" office:value-type="float" office:value="1374273000000">
            <text:p>1374273000000</text:p>
          </table:table-cell>
          <table:table-cell office:value-type="float" office:value="607">
            <text:p>607</text:p>
          </table:table-cell>
          <table:table-cell office:value-type="float" office:value="429">
            <text:p>429</text:p>
          </table:table-cell>
          <table:table-cell office:value-type="float" office:value="408">
            <text:p>408</text:p>
          </table:table-cell>
          <table:table-cell office:value-type="float" office:value="525">
            <text:p>525</text:p>
          </table:table-cell>
          <table:table-cell office:value-type="float" office:value="1374273000000">
            <text:p>1374273000000</text:p>
          </table:table-cell>
        </table:table-row>
        <table:table-row table:style-name="ro2">
          <table:table-cell table:style-name="ce2" office:value-type="date" office:date-value="2013-07-19T22:35:00">
            <text:p>Fri, 10:35 PM 7/19</text:p>
          </table:table-cell>
          <table:table-cell table:style-name="ce3" table:formula="of:=([.A1425]-DATE(1970;1;1))*86400*1000" office:value-type="float" office:value="1374273300000">
            <text:p>1374273300000</text:p>
          </table:table-cell>
          <table:table-cell office:value-type="float" office:value="536">
            <text:p>536</text:p>
          </table:table-cell>
          <table:table-cell office:value-type="float" office:value="442">
            <text:p>442</text:p>
          </table:table-cell>
          <table:table-cell office:value-type="float" office:value="415">
            <text:p>415</text:p>
          </table:table-cell>
          <table:table-cell office:value-type="float" office:value="436">
            <text:p>436</text:p>
          </table:table-cell>
          <table:table-cell office:value-type="float" office:value="1374273300000">
            <text:p>1374273300000</text:p>
          </table:table-cell>
        </table:table-row>
        <table:table-row table:style-name="ro2">
          <table:table-cell table:style-name="ce2" office:value-type="date" office:date-value="2013-07-19T22:40:00">
            <text:p>Fri, 10:40 PM 7/19</text:p>
          </table:table-cell>
          <table:table-cell table:style-name="ce3" table:formula="of:=([.A1426]-DATE(1970;1;1))*86400*1000" office:value-type="float" office:value="1374273600000">
            <text:p>1374273600000</text:p>
          </table:table-cell>
          <table:table-cell office:value-type="float" office:value="420">
            <text:p>420</text:p>
          </table:table-cell>
          <table:table-cell office:value-type="float" office:value="452">
            <text:p>452</text:p>
          </table:table-cell>
          <table:table-cell office:value-type="float" office:value="449">
            <text:p>449</text:p>
          </table:table-cell>
          <table:table-cell office:value-type="float" office:value="538">
            <text:p>538</text:p>
          </table:table-cell>
          <table:table-cell office:value-type="float" office:value="1374273600000">
            <text:p>1374273600000</text:p>
          </table:table-cell>
        </table:table-row>
        <table:table-row table:style-name="ro2">
          <table:table-cell table:style-name="ce2" office:value-type="date" office:date-value="2013-07-19T22:45:00">
            <text:p>Fri, 10:45 PM 7/19</text:p>
          </table:table-cell>
          <table:table-cell table:style-name="ce3" table:formula="of:=([.A1427]-DATE(1970;1;1))*86400*1000" office:value-type="float" office:value="1374273900000">
            <text:p>1374273900000</text:p>
          </table:table-cell>
          <table:table-cell office:value-type="float" office:value="571">
            <text:p>571</text:p>
          </table:table-cell>
          <table:table-cell office:value-type="float" office:value="384">
            <text:p>384</text:p>
          </table:table-cell>
          <table:table-cell office:value-type="float" office:value="419">
            <text:p>419</text:p>
          </table:table-cell>
          <table:table-cell office:value-type="float" office:value="522">
            <text:p>522</text:p>
          </table:table-cell>
          <table:table-cell office:value-type="float" office:value="1374273900000">
            <text:p>1374273900000</text:p>
          </table:table-cell>
        </table:table-row>
        <table:table-row table:style-name="ro2">
          <table:table-cell table:style-name="ce2" office:value-type="date" office:date-value="2013-07-19T22:50:00">
            <text:p>Fri, 10:50 PM 7/19</text:p>
          </table:table-cell>
          <table:table-cell table:style-name="ce3" table:formula="of:=([.A1428]-DATE(1970;1;1))*86400*1000" office:value-type="float" office:value="1374274200000">
            <text:p>1374274200000</text:p>
          </table:table-cell>
          <table:table-cell office:value-type="float" office:value="591">
            <text:p>591</text:p>
          </table:table-cell>
          <table:table-cell office:value-type="float" office:value="396">
            <text:p>396</text:p>
          </table:table-cell>
          <table:table-cell office:value-type="float" office:value="431">
            <text:p>431</text:p>
          </table:table-cell>
          <table:table-cell office:value-type="float" office:value="520">
            <text:p>520</text:p>
          </table:table-cell>
          <table:table-cell office:value-type="float" office:value="1374274200000">
            <text:p>1374274200000</text:p>
          </table:table-cell>
        </table:table-row>
        <table:table-row table:style-name="ro2">
          <table:table-cell table:style-name="ce2" office:value-type="date" office:date-value="2013-07-19T22:55:00">
            <text:p>Fri, 10:55 PM 7/19</text:p>
          </table:table-cell>
          <table:table-cell table:style-name="ce3" table:formula="of:=([.A1429]-DATE(1970;1;1))*86400*1000" office:value-type="float" office:value="1374274500000">
            <text:p>1374274500000</text:p>
          </table:table-cell>
          <table:table-cell office:value-type="float" office:value="446">
            <text:p>446</text:p>
          </table:table-cell>
          <table:table-cell office:value-type="float" office:value="399">
            <text:p>399</text:p>
          </table:table-cell>
          <table:table-cell office:value-type="float" office:value="414">
            <text:p>414</text:p>
          </table:table-cell>
          <table:table-cell office:value-type="float" office:value="475">
            <text:p>475</text:p>
          </table:table-cell>
          <table:table-cell office:value-type="float" office:value="1374274500000">
            <text:p>1374274500000</text:p>
          </table:table-cell>
        </table:table-row>
        <table:table-row table:style-name="ro2">
          <table:table-cell table:style-name="ce2" office:value-type="date" office:date-value="2013-07-19T23:00:00">
            <text:p>Fri, 11:00 PM 7/19</text:p>
          </table:table-cell>
          <table:table-cell table:style-name="ce3" table:formula="of:=([.A1430]-DATE(1970;1;1))*86400*1000" office:value-type="float" office:value="1374274800000">
            <text:p>1374274800000</text:p>
          </table:table-cell>
          <table:table-cell office:value-type="float" office:value="449">
            <text:p>449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432">
            <text:p>432</text:p>
          </table:table-cell>
          <table:table-cell office:value-type="float" office:value="1374274800000">
            <text:p>1374274800000</text:p>
          </table:table-cell>
        </table:table-row>
        <table:table-row table:style-name="ro2">
          <table:table-cell table:style-name="ce2" office:value-type="date" office:date-value="2013-07-19T23:05:00">
            <text:p>Fri, 11:05 PM 7/19</text:p>
          </table:table-cell>
          <table:table-cell table:style-name="ce3" table:formula="of:=([.A1431]-DATE(1970;1;1))*86400*1000" office:value-type="float" office:value="1374275100000">
            <text:p>1374275100000</text:p>
          </table:table-cell>
          <table:table-cell office:value-type="float" office:value="443">
            <text:p>443</text:p>
          </table:table-cell>
          <table:table-cell office:value-type="float" office:value="317">
            <text:p>317</text:p>
          </table:table-cell>
          <table:table-cell office:value-type="float" office:value="400">
            <text:p>400</text:p>
          </table:table-cell>
          <table:table-cell office:value-type="float" office:value="484">
            <text:p>484</text:p>
          </table:table-cell>
          <table:table-cell office:value-type="float" office:value="1374275100000">
            <text:p>1374275100000</text:p>
          </table:table-cell>
        </table:table-row>
        <table:table-row table:style-name="ro2">
          <table:table-cell table:style-name="ce2" office:value-type="date" office:date-value="2013-07-19T23:10:00">
            <text:p>Fri, 11:10 PM 7/19</text:p>
          </table:table-cell>
          <table:table-cell table:style-name="ce3" table:formula="of:=([.A1432]-DATE(1970;1;1))*86400*1000" office:value-type="float" office:value="1374275400000">
            <text:p>1374275400000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office:value-type="float" office:value="342">
            <text:p>342</text:p>
          </table:table-cell>
          <table:table-cell office:value-type="float" office:value="433">
            <text:p>433</text:p>
          </table:table-cell>
          <table:table-cell office:value-type="float" office:value="1374275400000">
            <text:p>1374275400000</text:p>
          </table:table-cell>
        </table:table-row>
        <table:table-row table:style-name="ro2">
          <table:table-cell table:style-name="ce2" office:value-type="date" office:date-value="2013-07-19T23:15:00">
            <text:p>Fri, 11:15 PM 7/19</text:p>
          </table:table-cell>
          <table:table-cell table:style-name="ce3" table:formula="of:=([.A1433]-DATE(1970;1;1))*86400*1000" office:value-type="float" office:value="1374275700000">
            <text:p>1374275700000</text:p>
          </table:table-cell>
          <table:table-cell office:value-type="float" office:value="366">
            <text:p>366</text:p>
          </table:table-cell>
          <table:table-cell office:value-type="float" office:value="295">
            <text:p>295</text:p>
          </table:table-cell>
          <table:table-cell office:value-type="float" office:value="325">
            <text:p>325</text:p>
          </table:table-cell>
          <table:table-cell office:value-type="float" office:value="471">
            <text:p>471</text:p>
          </table:table-cell>
          <table:table-cell office:value-type="float" office:value="1374275700000">
            <text:p>1374275700000</text:p>
          </table:table-cell>
        </table:table-row>
        <table:table-row table:style-name="ro2">
          <table:table-cell table:style-name="ce2" office:value-type="date" office:date-value="2013-07-19T23:20:00">
            <text:p>Fri, 11:20 PM 7/19</text:p>
          </table:table-cell>
          <table:table-cell table:style-name="ce3" table:formula="of:=([.A1434]-DATE(1970;1;1))*86400*1000" office:value-type="float" office:value="1374276000000">
            <text:p>1374276000000</text:p>
          </table:table-cell>
          <table:table-cell office:value-type="float" office:value="310">
            <text:p>310</text:p>
          </table:table-cell>
          <table:table-cell office:value-type="float" office:value="296">
            <text:p>296</text:p>
          </table:table-cell>
          <table:table-cell office:value-type="float" office:value="281">
            <text:p>281</text:p>
          </table:table-cell>
          <table:table-cell office:value-type="float" office:value="400">
            <text:p>400</text:p>
          </table:table-cell>
          <table:table-cell office:value-type="float" office:value="1374276000000">
            <text:p>1374276000000</text:p>
          </table:table-cell>
        </table:table-row>
        <table:table-row table:style-name="ro2">
          <table:table-cell table:style-name="ce2" office:value-type="date" office:date-value="2013-07-19T23:25:00">
            <text:p>Fri, 11:25 PM 7/19</text:p>
          </table:table-cell>
          <table:table-cell table:style-name="ce3" table:formula="of:=([.A1435]-DATE(1970;1;1))*86400*1000" office:value-type="float" office:value="1374276300000">
            <text:p>1374276300000</text:p>
          </table:table-cell>
          <table:table-cell office:value-type="float" office:value="347">
            <text:p>347</text:p>
          </table:table-cell>
          <table:table-cell office:value-type="float" office:value="298">
            <text:p>298</text:p>
          </table:table-cell>
          <table:table-cell office:value-type="float" office:value="342">
            <text:p>342</text:p>
          </table:table-cell>
          <table:table-cell office:value-type="float" office:value="430">
            <text:p>430</text:p>
          </table:table-cell>
          <table:table-cell office:value-type="float" office:value="1374276300000">
            <text:p>1374276300000</text:p>
          </table:table-cell>
        </table:table-row>
        <table:table-row table:style-name="ro2">
          <table:table-cell table:style-name="ce2" office:value-type="date" office:date-value="2013-07-19T23:30:00">
            <text:p>Fri, 11:30 PM 7/19</text:p>
          </table:table-cell>
          <table:table-cell table:style-name="ce3" table:formula="of:=([.A1436]-DATE(1970;1;1))*86400*1000" office:value-type="float" office:value="1374276600000">
            <text:p>1374276600000</text:p>
          </table:table-cell>
          <table:table-cell office:value-type="float" office:value="331">
            <text:p>331</text:p>
          </table:table-cell>
          <table:table-cell office:value-type="float" office:value="277">
            <text:p>277</text:p>
          </table:table-cell>
          <table:table-cell office:value-type="float" office:value="281">
            <text:p>281</text:p>
          </table:table-cell>
          <table:table-cell office:value-type="float" office:value="408">
            <text:p>408</text:p>
          </table:table-cell>
          <table:table-cell office:value-type="float" office:value="1374276600000">
            <text:p>1374276600000</text:p>
          </table:table-cell>
        </table:table-row>
        <table:table-row table:style-name="ro2">
          <table:table-cell table:style-name="ce2" office:value-type="date" office:date-value="2013-07-19T23:35:00">
            <text:p>Fri, 11:35 PM 7/19</text:p>
          </table:table-cell>
          <table:table-cell table:style-name="ce3" table:formula="of:=([.A1437]-DATE(1970;1;1))*86400*1000" office:value-type="float" office:value="1374276900000">
            <text:p>1374276900000</text:p>
          </table:table-cell>
          <table:table-cell office:value-type="float" office:value="300">
            <text:p>300</text:p>
          </table:table-cell>
          <table:table-cell office:value-type="float" office:value="291">
            <text:p>291</text:p>
          </table:table-cell>
          <table:table-cell office:value-type="float" office:value="279">
            <text:p>279</text:p>
          </table:table-cell>
          <table:table-cell office:value-type="float" office:value="436">
            <text:p>436</text:p>
          </table:table-cell>
          <table:table-cell office:value-type="float" office:value="1374276900000">
            <text:p>1374276900000</text:p>
          </table:table-cell>
        </table:table-row>
        <table:table-row table:style-name="ro2">
          <table:table-cell table:style-name="ce2" office:value-type="date" office:date-value="2013-07-19T23:40:00">
            <text:p>Fri, 11:40 PM 7/19</text:p>
          </table:table-cell>
          <table:table-cell table:style-name="ce3" table:formula="of:=([.A1438]-DATE(1970;1;1))*86400*1000" office:value-type="float" office:value="1374277200000">
            <text:p>1374277200000</text:p>
          </table:table-cell>
          <table:table-cell office:value-type="float" office:value="362">
            <text:p>362</text:p>
          </table:table-cell>
          <table:table-cell office:value-type="float" office:value="359">
            <text:p>359</text:p>
          </table:table-cell>
          <table:table-cell office:value-type="float" office:value="262">
            <text:p>262</text:p>
          </table:table-cell>
          <table:table-cell office:value-type="float" office:value="432">
            <text:p>432</text:p>
          </table:table-cell>
          <table:table-cell office:value-type="float" office:value="1374277200000">
            <text:p>1374277200000</text:p>
          </table:table-cell>
        </table:table-row>
        <table:table-row table:style-name="ro2">
          <table:table-cell table:style-name="ce2" office:value-type="date" office:date-value="2013-07-19T23:45:00">
            <text:p>Fri, 11:45 PM 7/19</text:p>
          </table:table-cell>
          <table:table-cell table:style-name="ce3" table:formula="of:=([.A1439]-DATE(1970;1;1))*86400*1000" office:value-type="float" office:value="1374277500000">
            <text:p>1374277500000</text:p>
          </table:table-cell>
          <table:table-cell office:value-type="float" office:value="359">
            <text:p>359</text:p>
          </table:table-cell>
          <table:table-cell office:value-type="float" office:value="292">
            <text:p>292</text:p>
          </table:table-cell>
          <table:table-cell office:value-type="float" office:value="250">
            <text:p>250</text:p>
          </table:table-cell>
          <table:table-cell office:value-type="float" office:value="413">
            <text:p>413</text:p>
          </table:table-cell>
          <table:table-cell office:value-type="float" office:value="1374277500000">
            <text:p>1374277500000</text:p>
          </table:table-cell>
        </table:table-row>
        <table:table-row table:style-name="ro2">
          <table:table-cell table:style-name="ce2" office:value-type="date" office:date-value="2013-07-19T23:50:00">
            <text:p>Fri, 11:50 PM 7/19</text:p>
          </table:table-cell>
          <table:table-cell table:style-name="ce3" table:formula="of:=([.A1440]-DATE(1970;1;1))*86400*1000" office:value-type="float" office:value="1374277800000">
            <text:p>1374277800000</text:p>
          </table:table-cell>
          <table:table-cell office:value-type="float" office:value="227">
            <text:p>227</text:p>
          </table:table-cell>
          <table:table-cell office:value-type="float" office:value="253">
            <text:p>253</text:p>
          </table:table-cell>
          <table:table-cell office:value-type="float" office:value="258">
            <text:p>258</text:p>
          </table:table-cell>
          <table:table-cell office:value-type="float" office:value="352">
            <text:p>352</text:p>
          </table:table-cell>
          <table:table-cell office:value-type="float" office:value="1374277800000">
            <text:p>1374277800000</text:p>
          </table:table-cell>
        </table:table-row>
        <table:table-row table:style-name="ro2">
          <table:table-cell table:style-name="ce2" office:value-type="date" office:date-value="2013-07-19T23:55:00">
            <text:p>Fri, 11:55 PM 7/19</text:p>
          </table:table-cell>
          <table:table-cell table:style-name="ce3" table:formula="of:=([.A1441]-DATE(1970;1;1))*86400*1000" office:value-type="float" office:value="1374278100000">
            <text:p>1374278100000</text:p>
          </table:table-cell>
          <table:table-cell office:value-type="float" office:value="292">
            <text:p>292</text:p>
          </table:table-cell>
          <table:table-cell office:value-type="float" office:value="264">
            <text:p>264</text:p>
          </table:table-cell>
          <table:table-cell office:value-type="float" office:value="210">
            <text:p>210</text:p>
          </table:table-cell>
          <table:table-cell office:value-type="float" office:value="463">
            <text:p>463</text:p>
          </table:table-cell>
          <table:table-cell office:value-type="float" office:value="1374278100000">
            <text:p>1374278100000</text:p>
          </table:table-cell>
        </table:table-row>
        <table:table-row table:style-name="ro3" table:number-rows-repeated="104713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2">
          <table:table-cell table:style-name="ce4" office:value-type="string">
            <text:p>time</text:p>
          </table:table-cell>
          <table:table-cell office:value-type="string">
            <text:p>I85E</text:p>
          </table:table-cell>
          <table:table-cell office:value-type="string">
            <text:p>I85W</text:p>
          </table:table-cell>
          <table:table-cell office:value-type="string">
            <text:p>H101N</text:p>
          </table:table-cell>
          <table:table-cell office:value-type="string">
            <text:p>H101S</text:p>
          </table:table-cell>
        </table:table-row>
        <table:table-row table:style-name="ro3">
          <table:table-cell office:value-type="float" office:value="1373846400000">
            <text:p>1373846400000</text:p>
          </table:table-cell>
          <table:table-cell table:formula="of:=AVERAGE(['Report Data'.C2];['Report Data'.C290];['Report Data'.C578];['Report Data'.C866];['Report Data'.C1154])" office:value-type="float" office:value="95.8">
            <text:p>95.8</text:p>
          </table:table-cell>
          <table:table-cell table:formula="of:=AVERAGE(['Report Data'.D2];['Report Data'.D290];['Report Data'.D578];['Report Data'.D866];['Report Data'.D1154])" office:value-type="float" office:value="143">
            <text:p>143</text:p>
          </table:table-cell>
          <table:table-cell table:formula="of:=AVERAGE(['Report Data'.E2];['Report Data'.E290];['Report Data'.E578];['Report Data'.E866];['Report Data'.E1154])" office:value-type="float" office:value="152.8">
            <text:p>152.8</text:p>
          </table:table-cell>
          <table:table-cell table:formula="of:=AVERAGE(['Report Data'.F2];['Report Data'.F290];['Report Data'.F578];['Report Data'.F866];['Report Data'.F1154])" office:value-type="float" office:value="230.4">
            <text:p>230.4</text:p>
          </table:table-cell>
        </table:table-row>
        <table:table-row table:style-name="ro3">
          <table:table-cell office:value-type="float" office:value="1373846700000">
            <text:p>1373846700000</text:p>
          </table:table-cell>
          <table:table-cell table:formula="of:=AVERAGE(['Report Data'.C3];['Report Data'.C291];['Report Data'.C579];['Report Data'.C867];['Report Data'.C1155])" office:value-type="float" office:value="107.6">
            <text:p>107.6</text:p>
          </table:table-cell>
          <table:table-cell table:formula="of:=AVERAGE(['Report Data'.D3];['Report Data'.D291];['Report Data'.D579];['Report Data'.D867];['Report Data'.D1155])" office:value-type="float" office:value="124">
            <text:p>124</text:p>
          </table:table-cell>
          <table:table-cell table:formula="of:=AVERAGE(['Report Data'.E3];['Report Data'.E291];['Report Data'.E579];['Report Data'.E867];['Report Data'.E1155])" office:value-type="float" office:value="159.4">
            <text:p>159.4</text:p>
          </table:table-cell>
          <table:table-cell table:formula="of:=AVERAGE(['Report Data'.F3];['Report Data'.F291];['Report Data'.F579];['Report Data'.F867];['Report Data'.F1155])" office:value-type="float" office:value="236.8">
            <text:p>236.8</text:p>
          </table:table-cell>
        </table:table-row>
        <table:table-row table:style-name="ro3">
          <table:table-cell office:value-type="float" office:value="1373847000000">
            <text:p>1373847000000</text:p>
          </table:table-cell>
          <table:table-cell table:formula="of:=AVERAGE(['Report Data'.C4];['Report Data'.C292];['Report Data'.C580];['Report Data'.C868];['Report Data'.C1156])" office:value-type="float" office:value="108.8">
            <text:p>108.8</text:p>
          </table:table-cell>
          <table:table-cell table:formula="of:=AVERAGE(['Report Data'.D4];['Report Data'.D292];['Report Data'.D580];['Report Data'.D868];['Report Data'.D1156])" office:value-type="float" office:value="134.8">
            <text:p>134.8</text:p>
          </table:table-cell>
          <table:table-cell table:formula="of:=AVERAGE(['Report Data'.E4];['Report Data'.E292];['Report Data'.E580];['Report Data'.E868];['Report Data'.E1156])" office:value-type="float" office:value="149.6">
            <text:p>149.6</text:p>
          </table:table-cell>
          <table:table-cell table:formula="of:=AVERAGE(['Report Data'.F4];['Report Data'.F292];['Report Data'.F580];['Report Data'.F868];['Report Data'.F1156])" office:value-type="float" office:value="222">
            <text:p>222</text:p>
          </table:table-cell>
        </table:table-row>
        <table:table-row table:style-name="ro3">
          <table:table-cell office:value-type="float" office:value="1373847300000">
            <text:p>1373847300000</text:p>
          </table:table-cell>
          <table:table-cell table:formula="of:=AVERAGE(['Report Data'.C5];['Report Data'.C293];['Report Data'.C581];['Report Data'.C869];['Report Data'.C1157])" office:value-type="float" office:value="98.2">
            <text:p>98.2</text:p>
          </table:table-cell>
          <table:table-cell table:formula="of:=AVERAGE(['Report Data'.D5];['Report Data'.D293];['Report Data'.D581];['Report Data'.D869];['Report Data'.D1157])" office:value-type="float" office:value="138.2">
            <text:p>138.2</text:p>
          </table:table-cell>
          <table:table-cell table:formula="of:=AVERAGE(['Report Data'.E5];['Report Data'.E293];['Report Data'.E581];['Report Data'.E869];['Report Data'.E1157])" office:value-type="float" office:value="143.8">
            <text:p>143.8</text:p>
          </table:table-cell>
          <table:table-cell table:formula="of:=AVERAGE(['Report Data'.F5];['Report Data'.F293];['Report Data'.F581];['Report Data'.F869];['Report Data'.F1157])" office:value-type="float" office:value="226.4">
            <text:p>226.4</text:p>
          </table:table-cell>
        </table:table-row>
        <table:table-row table:style-name="ro3">
          <table:table-cell office:value-type="float" office:value="1373847600000">
            <text:p>1373847600000</text:p>
          </table:table-cell>
          <table:table-cell table:formula="of:=AVERAGE(['Report Data'.C6];['Report Data'.C294];['Report Data'.C582];['Report Data'.C870];['Report Data'.C1158])" office:value-type="float" office:value="82.2">
            <text:p>82.2</text:p>
          </table:table-cell>
          <table:table-cell table:formula="of:=AVERAGE(['Report Data'.D6];['Report Data'.D294];['Report Data'.D582];['Report Data'.D870];['Report Data'.D1158])" office:value-type="float" office:value="128.4">
            <text:p>128.4</text:p>
          </table:table-cell>
          <table:table-cell table:formula="of:=AVERAGE(['Report Data'.E6];['Report Data'.E294];['Report Data'.E582];['Report Data'.E870];['Report Data'.E1158])" office:value-type="float" office:value="141">
            <text:p>141</text:p>
          </table:table-cell>
          <table:table-cell table:formula="of:=AVERAGE(['Report Data'.F6];['Report Data'.F294];['Report Data'.F582];['Report Data'.F870];['Report Data'.F1158])" office:value-type="float" office:value="212.2">
            <text:p>212.2</text:p>
          </table:table-cell>
        </table:table-row>
        <table:table-row table:style-name="ro3">
          <table:table-cell office:value-type="float" office:value="1373847900000">
            <text:p>1373847900000</text:p>
          </table:table-cell>
          <table:table-cell table:formula="of:=AVERAGE(['Report Data'.C7];['Report Data'.C295];['Report Data'.C583];['Report Data'.C871];['Report Data'.C1159])" office:value-type="float" office:value="73.8">
            <text:p>73.8</text:p>
          </table:table-cell>
          <table:table-cell table:formula="of:=AVERAGE(['Report Data'.D7];['Report Data'.D295];['Report Data'.D583];['Report Data'.D871];['Report Data'.D1159])" office:value-type="float" office:value="112.6">
            <text:p>112.6</text:p>
          </table:table-cell>
          <table:table-cell table:formula="of:=AVERAGE(['Report Data'.E7];['Report Data'.E295];['Report Data'.E583];['Report Data'.E871];['Report Data'.E1159])" office:value-type="float" office:value="136.2">
            <text:p>136.2</text:p>
          </table:table-cell>
          <table:table-cell table:formula="of:=AVERAGE(['Report Data'.F7];['Report Data'.F295];['Report Data'.F583];['Report Data'.F871];['Report Data'.F1159])" office:value-type="float" office:value="195.2">
            <text:p>195.2</text:p>
          </table:table-cell>
        </table:table-row>
        <table:table-row table:style-name="ro3">
          <table:table-cell office:value-type="float" office:value="1373848200000">
            <text:p>1373848200000</text:p>
          </table:table-cell>
          <table:table-cell table:formula="of:=AVERAGE(['Report Data'.C8];['Report Data'.C296];['Report Data'.C584];['Report Data'.C872];['Report Data'.C1160])" office:value-type="float" office:value="53.2">
            <text:p>53.2</text:p>
          </table:table-cell>
          <table:table-cell table:formula="of:=AVERAGE(['Report Data'.D8];['Report Data'.D296];['Report Data'.D584];['Report Data'.D872];['Report Data'.D1160])" office:value-type="float" office:value="104.8">
            <text:p>104.8</text:p>
          </table:table-cell>
          <table:table-cell table:formula="of:=AVERAGE(['Report Data'.E8];['Report Data'.E296];['Report Data'.E584];['Report Data'.E872];['Report Data'.E1160])" office:value-type="float" office:value="130.2">
            <text:p>130.2</text:p>
          </table:table-cell>
          <table:table-cell table:formula="of:=AVERAGE(['Report Data'.F8];['Report Data'.F296];['Report Data'.F584];['Report Data'.F872];['Report Data'.F1160])" office:value-type="float" office:value="193.2">
            <text:p>193.2</text:p>
          </table:table-cell>
        </table:table-row>
        <table:table-row table:style-name="ro3">
          <table:table-cell office:value-type="float" office:value="1373848500000">
            <text:p>1373848500000</text:p>
          </table:table-cell>
          <table:table-cell table:formula="of:=AVERAGE(['Report Data'.C9];['Report Data'.C297];['Report Data'.C585];['Report Data'.C873];['Report Data'.C1161])" office:value-type="float" office:value="66.2">
            <text:p>66.2</text:p>
          </table:table-cell>
          <table:table-cell table:formula="of:=AVERAGE(['Report Data'.D9];['Report Data'.D297];['Report Data'.D585];['Report Data'.D873];['Report Data'.D1161])" office:value-type="float" office:value="103.2">
            <text:p>103.2</text:p>
          </table:table-cell>
          <table:table-cell table:formula="of:=AVERAGE(['Report Data'.E9];['Report Data'.E297];['Report Data'.E585];['Report Data'.E873];['Report Data'.E1161])" office:value-type="float" office:value="131">
            <text:p>131</text:p>
          </table:table-cell>
          <table:table-cell table:formula="of:=AVERAGE(['Report Data'.F9];['Report Data'.F297];['Report Data'.F585];['Report Data'.F873];['Report Data'.F1161])" office:value-type="float" office:value="187.8">
            <text:p>187.8</text:p>
          </table:table-cell>
        </table:table-row>
        <table:table-row table:style-name="ro3">
          <table:table-cell office:value-type="float" office:value="1373848800000">
            <text:p>1373848800000</text:p>
          </table:table-cell>
          <table:table-cell table:formula="of:=AVERAGE(['Report Data'.C10];['Report Data'.C298];['Report Data'.C586];['Report Data'.C874];['Report Data'.C1162])" office:value-type="float" office:value="61">
            <text:p>61</text:p>
          </table:table-cell>
          <table:table-cell table:formula="of:=AVERAGE(['Report Data'.D10];['Report Data'.D298];['Report Data'.D586];['Report Data'.D874];['Report Data'.D1162])" office:value-type="float" office:value="101.4">
            <text:p>101.4</text:p>
          </table:table-cell>
          <table:table-cell table:formula="of:=AVERAGE(['Report Data'.E10];['Report Data'.E298];['Report Data'.E586];['Report Data'.E874];['Report Data'.E1162])" office:value-type="float" office:value="117.6">
            <text:p>117.6</text:p>
          </table:table-cell>
          <table:table-cell table:formula="of:=AVERAGE(['Report Data'.F10];['Report Data'.F298];['Report Data'.F586];['Report Data'.F874];['Report Data'.F1162])" office:value-type="float" office:value="172.2">
            <text:p>172.2</text:p>
          </table:table-cell>
        </table:table-row>
        <table:table-row table:style-name="ro3">
          <table:table-cell office:value-type="float" office:value="1373849100000">
            <text:p>1373849100000</text:p>
          </table:table-cell>
          <table:table-cell table:formula="of:=AVERAGE(['Report Data'.C11];['Report Data'.C299];['Report Data'.C587];['Report Data'.C875];['Report Data'.C1163])" office:value-type="float" office:value="56.8">
            <text:p>56.8</text:p>
          </table:table-cell>
          <table:table-cell table:formula="of:=AVERAGE(['Report Data'.D11];['Report Data'.D299];['Report Data'.D587];['Report Data'.D875];['Report Data'.D1163])" office:value-type="float" office:value="94.2">
            <text:p>94.2</text:p>
          </table:table-cell>
          <table:table-cell table:formula="of:=AVERAGE(['Report Data'.E11];['Report Data'.E299];['Report Data'.E587];['Report Data'.E875];['Report Data'.E1163])" office:value-type="float" office:value="124">
            <text:p>124</text:p>
          </table:table-cell>
          <table:table-cell table:formula="of:=AVERAGE(['Report Data'.F11];['Report Data'.F299];['Report Data'.F587];['Report Data'.F875];['Report Data'.F1163])" office:value-type="float" office:value="170.2">
            <text:p>170.2</text:p>
          </table:table-cell>
        </table:table-row>
        <table:table-row table:style-name="ro3">
          <table:table-cell office:value-type="float" office:value="1373849400000">
            <text:p>1373849400000</text:p>
          </table:table-cell>
          <table:table-cell table:formula="of:=AVERAGE(['Report Data'.C12];['Report Data'.C300];['Report Data'.C588];['Report Data'.C876];['Report Data'.C1164])" office:value-type="float" office:value="53.2">
            <text:p>53.2</text:p>
          </table:table-cell>
          <table:table-cell table:formula="of:=AVERAGE(['Report Data'.D12];['Report Data'.D300];['Report Data'.D588];['Report Data'.D876];['Report Data'.D1164])" office:value-type="float" office:value="89">
            <text:p>89</text:p>
          </table:table-cell>
          <table:table-cell table:formula="of:=AVERAGE(['Report Data'.E12];['Report Data'.E300];['Report Data'.E588];['Report Data'.E876];['Report Data'.E1164])" office:value-type="float" office:value="104">
            <text:p>104</text:p>
          </table:table-cell>
          <table:table-cell table:formula="of:=AVERAGE(['Report Data'.F12];['Report Data'.F300];['Report Data'.F588];['Report Data'.F876];['Report Data'.F1164])" office:value-type="float" office:value="157">
            <text:p>157</text:p>
          </table:table-cell>
        </table:table-row>
        <table:table-row table:style-name="ro3">
          <table:table-cell office:value-type="float" office:value="1373849700000">
            <text:p>1373849700000</text:p>
          </table:table-cell>
          <table:table-cell table:formula="of:=AVERAGE(['Report Data'.C13];['Report Data'.C301];['Report Data'.C589];['Report Data'.C877];['Report Data'.C1165])" office:value-type="float" office:value="51.4">
            <text:p>51.4</text:p>
          </table:table-cell>
          <table:table-cell table:formula="of:=AVERAGE(['Report Data'.D13];['Report Data'.D301];['Report Data'.D589];['Report Data'.D877];['Report Data'.D1165])" office:value-type="float" office:value="85.2">
            <text:p>85.2</text:p>
          </table:table-cell>
          <table:table-cell table:formula="of:=AVERAGE(['Report Data'.E13];['Report Data'.E301];['Report Data'.E589];['Report Data'.E877];['Report Data'.E1165])" office:value-type="float" office:value="114.4">
            <text:p>114.4</text:p>
          </table:table-cell>
          <table:table-cell table:formula="of:=AVERAGE(['Report Data'.F13];['Report Data'.F301];['Report Data'.F589];['Report Data'.F877];['Report Data'.F1165])" office:value-type="float" office:value="172.8">
            <text:p>172.8</text:p>
          </table:table-cell>
        </table:table-row>
        <table:table-row table:style-name="ro3">
          <table:table-cell office:value-type="float" office:value="1373850000000">
            <text:p>1373850000000</text:p>
          </table:table-cell>
          <table:table-cell table:formula="of:=AVERAGE(['Report Data'.C14];['Report Data'.C302];['Report Data'.C590];['Report Data'.C878];['Report Data'.C1166])" office:value-type="float" office:value="47.8">
            <text:p>47.8</text:p>
          </table:table-cell>
          <table:table-cell table:formula="of:=AVERAGE(['Report Data'.D14];['Report Data'.D302];['Report Data'.D590];['Report Data'.D878];['Report Data'.D1166])" office:value-type="float" office:value="72.2">
            <text:p>72.2</text:p>
          </table:table-cell>
          <table:table-cell table:formula="of:=AVERAGE(['Report Data'.E14];['Report Data'.E302];['Report Data'.E590];['Report Data'.E878];['Report Data'.E1166])" office:value-type="float" office:value="112.6">
            <text:p>112.6</text:p>
          </table:table-cell>
          <table:table-cell table:formula="of:=AVERAGE(['Report Data'.F14];['Report Data'.F302];['Report Data'.F590];['Report Data'.F878];['Report Data'.F1166])" office:value-type="float" office:value="156.4">
            <text:p>156.4</text:p>
          </table:table-cell>
        </table:table-row>
        <table:table-row table:style-name="ro3">
          <table:table-cell office:value-type="float" office:value="1373850300000">
            <text:p>1373850300000</text:p>
          </table:table-cell>
          <table:table-cell table:formula="of:=AVERAGE(['Report Data'.C15];['Report Data'.C303];['Report Data'.C591];['Report Data'.C879];['Report Data'.C1167])" office:value-type="float" office:value="43.6">
            <text:p>43.6</text:p>
          </table:table-cell>
          <table:table-cell table:formula="of:=AVERAGE(['Report Data'.D15];['Report Data'.D303];['Report Data'.D591];['Report Data'.D879];['Report Data'.D1167])" office:value-type="float" office:value="75.2">
            <text:p>75.2</text:p>
          </table:table-cell>
          <table:table-cell table:formula="of:=AVERAGE(['Report Data'.E15];['Report Data'.E303];['Report Data'.E591];['Report Data'.E879];['Report Data'.E1167])" office:value-type="float" office:value="105">
            <text:p>105</text:p>
          </table:table-cell>
          <table:table-cell table:formula="of:=AVERAGE(['Report Data'.F15];['Report Data'.F303];['Report Data'.F591];['Report Data'.F879];['Report Data'.F1167])" office:value-type="float" office:value="139.4">
            <text:p>139.4</text:p>
          </table:table-cell>
        </table:table-row>
        <table:table-row table:style-name="ro3">
          <table:table-cell office:value-type="float" office:value="1373850600000">
            <text:p>1373850600000</text:p>
          </table:table-cell>
          <table:table-cell table:formula="of:=AVERAGE(['Report Data'.C16];['Report Data'.C304];['Report Data'.C592];['Report Data'.C880];['Report Data'.C1168])" office:value-type="float" office:value="45.6">
            <text:p>45.6</text:p>
          </table:table-cell>
          <table:table-cell table:formula="of:=AVERAGE(['Report Data'.D16];['Report Data'.D304];['Report Data'.D592];['Report Data'.D880];['Report Data'.D1168])" office:value-type="float" office:value="78.2">
            <text:p>78.2</text:p>
          </table:table-cell>
          <table:table-cell table:formula="of:=AVERAGE(['Report Data'.E16];['Report Data'.E304];['Report Data'.E592];['Report Data'.E880];['Report Data'.E1168])" office:value-type="float" office:value="103.2">
            <text:p>103.2</text:p>
          </table:table-cell>
          <table:table-cell table:formula="of:=AVERAGE(['Report Data'.F16];['Report Data'.F304];['Report Data'.F592];['Report Data'.F880];['Report Data'.F1168])" office:value-type="float" office:value="145.8">
            <text:p>145.8</text:p>
          </table:table-cell>
        </table:table-row>
        <table:table-row table:style-name="ro3">
          <table:table-cell office:value-type="float" office:value="1373850900000">
            <text:p>1373850900000</text:p>
          </table:table-cell>
          <table:table-cell table:formula="of:=AVERAGE(['Report Data'.C17];['Report Data'.C305];['Report Data'.C593];['Report Data'.C881];['Report Data'.C1169])" office:value-type="float" office:value="48.2">
            <text:p>48.2</text:p>
          </table:table-cell>
          <table:table-cell table:formula="of:=AVERAGE(['Report Data'.D17];['Report Data'.D305];['Report Data'.D593];['Report Data'.D881];['Report Data'.D1169])" office:value-type="float" office:value="63">
            <text:p>63</text:p>
          </table:table-cell>
          <table:table-cell table:formula="of:=AVERAGE(['Report Data'.E17];['Report Data'.E305];['Report Data'.E593];['Report Data'.E881];['Report Data'.E1169])" office:value-type="float" office:value="115.6">
            <text:p>115.6</text:p>
          </table:table-cell>
          <table:table-cell table:formula="of:=AVERAGE(['Report Data'.F17];['Report Data'.F305];['Report Data'.F593];['Report Data'.F881];['Report Data'.F1169])" office:value-type="float" office:value="144.6">
            <text:p>144.6</text:p>
          </table:table-cell>
        </table:table-row>
        <table:table-row table:style-name="ro3">
          <table:table-cell office:value-type="float" office:value="1373851200000">
            <text:p>1373851200000</text:p>
          </table:table-cell>
          <table:table-cell table:formula="of:=AVERAGE(['Report Data'.C18];['Report Data'.C306];['Report Data'.C594];['Report Data'.C882];['Report Data'.C1170])" office:value-type="float" office:value="37.4">
            <text:p>37.4</text:p>
          </table:table-cell>
          <table:table-cell table:formula="of:=AVERAGE(['Report Data'.D18];['Report Data'.D306];['Report Data'.D594];['Report Data'.D882];['Report Data'.D1170])" office:value-type="float" office:value="61.2">
            <text:p>61.2</text:p>
          </table:table-cell>
          <table:table-cell table:formula="of:=AVERAGE(['Report Data'.E18];['Report Data'.E306];['Report Data'.E594];['Report Data'.E882];['Report Data'.E1170])" office:value-type="float" office:value="89.4">
            <text:p>89.4</text:p>
          </table:table-cell>
          <table:table-cell table:formula="of:=AVERAGE(['Report Data'.F18];['Report Data'.F306];['Report Data'.F594];['Report Data'.F882];['Report Data'.F1170])" office:value-type="float" office:value="131.4">
            <text:p>131.4</text:p>
          </table:table-cell>
        </table:table-row>
        <table:table-row table:style-name="ro3">
          <table:table-cell office:value-type="float" office:value="1373851500000">
            <text:p>1373851500000</text:p>
          </table:table-cell>
          <table:table-cell table:formula="of:=AVERAGE(['Report Data'.C19];['Report Data'.C307];['Report Data'.C595];['Report Data'.C883];['Report Data'.C1171])" office:value-type="float" office:value="29.2">
            <text:p>29.2</text:p>
          </table:table-cell>
          <table:table-cell table:formula="of:=AVERAGE(['Report Data'.D19];['Report Data'.D307];['Report Data'.D595];['Report Data'.D883];['Report Data'.D1171])" office:value-type="float" office:value="51.2">
            <text:p>51.2</text:p>
          </table:table-cell>
          <table:table-cell table:formula="of:=AVERAGE(['Report Data'.E19];['Report Data'.E307];['Report Data'.E595];['Report Data'.E883];['Report Data'.E1171])" office:value-type="float" office:value="89.2">
            <text:p>89.2</text:p>
          </table:table-cell>
          <table:table-cell table:formula="of:=AVERAGE(['Report Data'.F19];['Report Data'.F307];['Report Data'.F595];['Report Data'.F883];['Report Data'.F1171])" office:value-type="float" office:value="149.8">
            <text:p>149.8</text:p>
          </table:table-cell>
        </table:table-row>
        <table:table-row table:style-name="ro3">
          <table:table-cell office:value-type="float" office:value="1373851800000">
            <text:p>1373851800000</text:p>
          </table:table-cell>
          <table:table-cell table:formula="of:=AVERAGE(['Report Data'.C20];['Report Data'.C308];['Report Data'.C596];['Report Data'.C884];['Report Data'.C1172])" office:value-type="float" office:value="33.4">
            <text:p>33.4</text:p>
          </table:table-cell>
          <table:table-cell table:formula="of:=AVERAGE(['Report Data'.D20];['Report Data'.D308];['Report Data'.D596];['Report Data'.D884];['Report Data'.D1172])" office:value-type="float" office:value="48.8">
            <text:p>48.8</text:p>
          </table:table-cell>
          <table:table-cell table:formula="of:=AVERAGE(['Report Data'.E20];['Report Data'.E308];['Report Data'.E596];['Report Data'.E884];['Report Data'.E1172])" office:value-type="float" office:value="85.4">
            <text:p>85.4</text:p>
          </table:table-cell>
          <table:table-cell table:formula="of:=AVERAGE(['Report Data'.F20];['Report Data'.F308];['Report Data'.F596];['Report Data'.F884];['Report Data'.F1172])" office:value-type="float" office:value="132">
            <text:p>132</text:p>
          </table:table-cell>
        </table:table-row>
        <table:table-row table:style-name="ro3">
          <table:table-cell office:value-type="float" office:value="1373852100000">
            <text:p>1373852100000</text:p>
          </table:table-cell>
          <table:table-cell table:formula="of:=AVERAGE(['Report Data'.C21];['Report Data'.C309];['Report Data'.C597];['Report Data'.C885];['Report Data'.C1173])" office:value-type="float" office:value="31.2">
            <text:p>31.2</text:p>
          </table:table-cell>
          <table:table-cell table:formula="of:=AVERAGE(['Report Data'.D21];['Report Data'.D309];['Report Data'.D597];['Report Data'.D885];['Report Data'.D1173])" office:value-type="float" office:value="47.8">
            <text:p>47.8</text:p>
          </table:table-cell>
          <table:table-cell table:formula="of:=AVERAGE(['Report Data'.E21];['Report Data'.E309];['Report Data'.E597];['Report Data'.E885];['Report Data'.E1173])" office:value-type="float" office:value="86.2">
            <text:p>86.2</text:p>
          </table:table-cell>
          <table:table-cell table:formula="of:=AVERAGE(['Report Data'.F21];['Report Data'.F309];['Report Data'.F597];['Report Data'.F885];['Report Data'.F1173])" office:value-type="float" office:value="135.6">
            <text:p>135.6</text:p>
          </table:table-cell>
        </table:table-row>
        <table:table-row table:style-name="ro3">
          <table:table-cell office:value-type="float" office:value="1373852400000">
            <text:p>1373852400000</text:p>
          </table:table-cell>
          <table:table-cell table:formula="of:=AVERAGE(['Report Data'.C22];['Report Data'.C310];['Report Data'.C598];['Report Data'.C886];['Report Data'.C1174])" office:value-type="float" office:value="28.8">
            <text:p>28.8</text:p>
          </table:table-cell>
          <table:table-cell table:formula="of:=AVERAGE(['Report Data'.D22];['Report Data'.D310];['Report Data'.D598];['Report Data'.D886];['Report Data'.D1174])" office:value-type="float" office:value="51.2">
            <text:p>51.2</text:p>
          </table:table-cell>
          <table:table-cell table:formula="of:=AVERAGE(['Report Data'.E22];['Report Data'.E310];['Report Data'.E598];['Report Data'.E886];['Report Data'.E1174])" office:value-type="float" office:value="95.4">
            <text:p>95.4</text:p>
          </table:table-cell>
          <table:table-cell table:formula="of:=AVERAGE(['Report Data'.F22];['Report Data'.F310];['Report Data'.F598];['Report Data'.F886];['Report Data'.F1174])" office:value-type="float" office:value="152">
            <text:p>152</text:p>
          </table:table-cell>
        </table:table-row>
        <table:table-row table:style-name="ro3">
          <table:table-cell office:value-type="float" office:value="1373852700000">
            <text:p>1373852700000</text:p>
          </table:table-cell>
          <table:table-cell table:formula="of:=AVERAGE(['Report Data'.C23];['Report Data'.C311];['Report Data'.C599];['Report Data'.C887];['Report Data'.C1175])" office:value-type="float" office:value="23">
            <text:p>23</text:p>
          </table:table-cell>
          <table:table-cell table:formula="of:=AVERAGE(['Report Data'.D23];['Report Data'.D311];['Report Data'.D599];['Report Data'.D887];['Report Data'.D1175])" office:value-type="float" office:value="50.4">
            <text:p>50.4</text:p>
          </table:table-cell>
          <table:table-cell table:formula="of:=AVERAGE(['Report Data'.E23];['Report Data'.E311];['Report Data'.E599];['Report Data'.E887];['Report Data'.E1175])" office:value-type="float" office:value="82.2">
            <text:p>82.2</text:p>
          </table:table-cell>
          <table:table-cell table:formula="of:=AVERAGE(['Report Data'.F23];['Report Data'.F311];['Report Data'.F599];['Report Data'.F887];['Report Data'.F1175])" office:value-type="float" office:value="133.4">
            <text:p>133.4</text:p>
          </table:table-cell>
        </table:table-row>
        <table:table-row table:style-name="ro3">
          <table:table-cell office:value-type="float" office:value="1373853000000">
            <text:p>1373853000000</text:p>
          </table:table-cell>
          <table:table-cell table:formula="of:=AVERAGE(['Report Data'.C24];['Report Data'.C312];['Report Data'.C600];['Report Data'.C888];['Report Data'.C1176])" office:value-type="float" office:value="23">
            <text:p>23</text:p>
          </table:table-cell>
          <table:table-cell table:formula="of:=AVERAGE(['Report Data'.D24];['Report Data'.D312];['Report Data'.D600];['Report Data'.D888];['Report Data'.D1176])" office:value-type="float" office:value="44.2">
            <text:p>44.2</text:p>
          </table:table-cell>
          <table:table-cell table:formula="of:=AVERAGE(['Report Data'.E24];['Report Data'.E312];['Report Data'.E600];['Report Data'.E888];['Report Data'.E1176])" office:value-type="float" office:value="75.2">
            <text:p>75.2</text:p>
          </table:table-cell>
          <table:table-cell table:formula="of:=AVERAGE(['Report Data'.F24];['Report Data'.F312];['Report Data'.F600];['Report Data'.F888];['Report Data'.F1176])" office:value-type="float" office:value="132.8">
            <text:p>132.8</text:p>
          </table:table-cell>
        </table:table-row>
        <table:table-row table:style-name="ro3">
          <table:table-cell office:value-type="float" office:value="1373853300000">
            <text:p>1373853300000</text:p>
          </table:table-cell>
          <table:table-cell table:formula="of:=AVERAGE(['Report Data'.C25];['Report Data'.C313];['Report Data'.C601];['Report Data'.C889];['Report Data'.C1177])" office:value-type="float" office:value="25">
            <text:p>25</text:p>
          </table:table-cell>
          <table:table-cell table:formula="of:=AVERAGE(['Report Data'.D25];['Report Data'.D313];['Report Data'.D601];['Report Data'.D889];['Report Data'.D1177])" office:value-type="float" office:value="41.8">
            <text:p>41.8</text:p>
          </table:table-cell>
          <table:table-cell table:formula="of:=AVERAGE(['Report Data'.E25];['Report Data'.E313];['Report Data'.E601];['Report Data'.E889];['Report Data'.E1177])" office:value-type="float" office:value="82.4">
            <text:p>82.4</text:p>
          </table:table-cell>
          <table:table-cell table:formula="of:=AVERAGE(['Report Data'.F25];['Report Data'.F313];['Report Data'.F601];['Report Data'.F889];['Report Data'.F1177])" office:value-type="float" office:value="126.6">
            <text:p>126.6</text:p>
          </table:table-cell>
        </table:table-row>
        <table:table-row table:style-name="ro3">
          <table:table-cell office:value-type="float" office:value="1373853600000">
            <text:p>1373853600000</text:p>
          </table:table-cell>
          <table:table-cell table:formula="of:=AVERAGE(['Report Data'.C26];['Report Data'.C314];['Report Data'.C602];['Report Data'.C890];['Report Data'.C1178])" office:value-type="float" office:value="30.2">
            <text:p>30.2</text:p>
          </table:table-cell>
          <table:table-cell table:formula="of:=AVERAGE(['Report Data'.D26];['Report Data'.D314];['Report Data'.D602];['Report Data'.D890];['Report Data'.D1178])" office:value-type="float" office:value="41">
            <text:p>41</text:p>
          </table:table-cell>
          <table:table-cell table:formula="of:=AVERAGE(['Report Data'.E26];['Report Data'.E314];['Report Data'.E602];['Report Data'.E890];['Report Data'.E1178])" office:value-type="float" office:value="71.4">
            <text:p>71.4</text:p>
          </table:table-cell>
          <table:table-cell table:formula="of:=AVERAGE(['Report Data'.F26];['Report Data'.F314];['Report Data'.F602];['Report Data'.F890];['Report Data'.F1178])" office:value-type="float" office:value="116.6">
            <text:p>116.6</text:p>
          </table:table-cell>
        </table:table-row>
        <table:table-row table:style-name="ro3">
          <table:table-cell office:value-type="float" office:value="1373853900000">
            <text:p>1373853900000</text:p>
          </table:table-cell>
          <table:table-cell table:formula="of:=AVERAGE(['Report Data'.C27];['Report Data'.C315];['Report Data'.C603];['Report Data'.C891];['Report Data'.C1179])" office:value-type="float" office:value="31.4">
            <text:p>31.4</text:p>
          </table:table-cell>
          <table:table-cell table:formula="of:=AVERAGE(['Report Data'.D27];['Report Data'.D315];['Report Data'.D603];['Report Data'.D891];['Report Data'.D1179])" office:value-type="float" office:value="54.2">
            <text:p>54.2</text:p>
          </table:table-cell>
          <table:table-cell table:formula="of:=AVERAGE(['Report Data'.E27];['Report Data'.E315];['Report Data'.E603];['Report Data'.E891];['Report Data'.E1179])" office:value-type="float" office:value="73">
            <text:p>73</text:p>
          </table:table-cell>
          <table:table-cell table:formula="of:=AVERAGE(['Report Data'.F27];['Report Data'.F315];['Report Data'.F603];['Report Data'.F891];['Report Data'.F1179])" office:value-type="float" office:value="119.6">
            <text:p>119.6</text:p>
          </table:table-cell>
        </table:table-row>
        <table:table-row table:style-name="ro3">
          <table:table-cell office:value-type="float" office:value="1373854200000">
            <text:p>1373854200000</text:p>
          </table:table-cell>
          <table:table-cell table:formula="of:=AVERAGE(['Report Data'.C28];['Report Data'.C316];['Report Data'.C604];['Report Data'.C892];['Report Data'.C1180])" office:value-type="float" office:value="43.8">
            <text:p>43.8</text:p>
          </table:table-cell>
          <table:table-cell table:formula="of:=AVERAGE(['Report Data'.D28];['Report Data'.D316];['Report Data'.D604];['Report Data'.D892];['Report Data'.D1180])" office:value-type="float" office:value="46.8">
            <text:p>46.8</text:p>
          </table:table-cell>
          <table:table-cell table:formula="of:=AVERAGE(['Report Data'.E28];['Report Data'.E316];['Report Data'.E604];['Report Data'.E892];['Report Data'.E1180])" office:value-type="float" office:value="75.6">
            <text:p>75.6</text:p>
          </table:table-cell>
          <table:table-cell table:formula="of:=AVERAGE(['Report Data'.F28];['Report Data'.F316];['Report Data'.F604];['Report Data'.F892];['Report Data'.F1180])" office:value-type="float" office:value="136.6">
            <text:p>136.6</text:p>
          </table:table-cell>
        </table:table-row>
        <table:table-row table:style-name="ro3">
          <table:table-cell office:value-type="float" office:value="1373854500000">
            <text:p>1373854500000</text:p>
          </table:table-cell>
          <table:table-cell table:formula="of:=AVERAGE(['Report Data'.C29];['Report Data'.C317];['Report Data'.C605];['Report Data'.C893];['Report Data'.C1181])" office:value-type="float" office:value="34.2">
            <text:p>34.2</text:p>
          </table:table-cell>
          <table:table-cell table:formula="of:=AVERAGE(['Report Data'.D29];['Report Data'.D317];['Report Data'.D605];['Report Data'.D893];['Report Data'.D1181])" office:value-type="float" office:value="52.2">
            <text:p>52.2</text:p>
          </table:table-cell>
          <table:table-cell table:formula="of:=AVERAGE(['Report Data'.E29];['Report Data'.E317];['Report Data'.E605];['Report Data'.E893];['Report Data'.E1181])" office:value-type="float" office:value="78.2">
            <text:p>78.2</text:p>
          </table:table-cell>
          <table:table-cell table:formula="of:=AVERAGE(['Report Data'.F29];['Report Data'.F317];['Report Data'.F605];['Report Data'.F893];['Report Data'.F1181])" office:value-type="float" office:value="128.8">
            <text:p>128.8</text:p>
          </table:table-cell>
        </table:table-row>
        <table:table-row table:style-name="ro3">
          <table:table-cell office:value-type="float" office:value="1373854800000">
            <text:p>1373854800000</text:p>
          </table:table-cell>
          <table:table-cell table:formula="of:=AVERAGE(['Report Data'.C30];['Report Data'.C318];['Report Data'.C606];['Report Data'.C894];['Report Data'.C1182])" office:value-type="float" office:value="39">
            <text:p>39</text:p>
          </table:table-cell>
          <table:table-cell table:formula="of:=AVERAGE(['Report Data'.D30];['Report Data'.D318];['Report Data'.D606];['Report Data'.D894];['Report Data'.D1182])" office:value-type="float" office:value="46.8">
            <text:p>46.8</text:p>
          </table:table-cell>
          <table:table-cell table:formula="of:=AVERAGE(['Report Data'.E30];['Report Data'.E318];['Report Data'.E606];['Report Data'.E894];['Report Data'.E1182])" office:value-type="float" office:value="66.4">
            <text:p>66.4</text:p>
          </table:table-cell>
          <table:table-cell table:formula="of:=AVERAGE(['Report Data'.F30];['Report Data'.F318];['Report Data'.F606];['Report Data'.F894];['Report Data'.F1182])" office:value-type="float" office:value="129.8">
            <text:p>129.8</text:p>
          </table:table-cell>
        </table:table-row>
        <table:table-row table:style-name="ro3">
          <table:table-cell office:value-type="float" office:value="1373855100000">
            <text:p>1373855100000</text:p>
          </table:table-cell>
          <table:table-cell table:formula="of:=AVERAGE(['Report Data'.C31];['Report Data'.C319];['Report Data'.C607];['Report Data'.C895];['Report Data'.C1183])" office:value-type="float" office:value="33.2">
            <text:p>33.2</text:p>
          </table:table-cell>
          <table:table-cell table:formula="of:=AVERAGE(['Report Data'.D31];['Report Data'.D319];['Report Data'.D607];['Report Data'.D895];['Report Data'.D1183])" office:value-type="float" office:value="50.6">
            <text:p>50.6</text:p>
          </table:table-cell>
          <table:table-cell table:formula="of:=AVERAGE(['Report Data'.E31];['Report Data'.E319];['Report Data'.E607];['Report Data'.E895];['Report Data'.E1183])" office:value-type="float" office:value="68.8">
            <text:p>68.8</text:p>
          </table:table-cell>
          <table:table-cell table:formula="of:=AVERAGE(['Report Data'.F31];['Report Data'.F319];['Report Data'.F607];['Report Data'.F895];['Report Data'.F1183])" office:value-type="float" office:value="119.4">
            <text:p>119.4</text:p>
          </table:table-cell>
        </table:table-row>
        <table:table-row table:style-name="ro3">
          <table:table-cell office:value-type="float" office:value="1373855400000">
            <text:p>1373855400000</text:p>
          </table:table-cell>
          <table:table-cell table:formula="of:=AVERAGE(['Report Data'.C32];['Report Data'.C320];['Report Data'.C608];['Report Data'.C896];['Report Data'.C1184])" office:value-type="float" office:value="32.4">
            <text:p>32.4</text:p>
          </table:table-cell>
          <table:table-cell table:formula="of:=AVERAGE(['Report Data'.D32];['Report Data'.D320];['Report Data'.D608];['Report Data'.D896];['Report Data'.D1184])" office:value-type="float" office:value="55.8">
            <text:p>55.8</text:p>
          </table:table-cell>
          <table:table-cell table:formula="of:=AVERAGE(['Report Data'.E32];['Report Data'.E320];['Report Data'.E608];['Report Data'.E896];['Report Data'.E1184])" office:value-type="float" office:value="70.2">
            <text:p>70.2</text:p>
          </table:table-cell>
          <table:table-cell table:formula="of:=AVERAGE(['Report Data'.F32];['Report Data'.F320];['Report Data'.F608];['Report Data'.F896];['Report Data'.F1184])" office:value-type="float" office:value="111.8">
            <text:p>111.8</text:p>
          </table:table-cell>
        </table:table-row>
        <table:table-row table:style-name="ro3">
          <table:table-cell office:value-type="float" office:value="1373855700000">
            <text:p>1373855700000</text:p>
          </table:table-cell>
          <table:table-cell table:formula="of:=AVERAGE(['Report Data'.C33];['Report Data'.C321];['Report Data'.C609];['Report Data'.C897];['Report Data'.C1185])" office:value-type="float" office:value="31.6">
            <text:p>31.6</text:p>
          </table:table-cell>
          <table:table-cell table:formula="of:=AVERAGE(['Report Data'.D33];['Report Data'.D321];['Report Data'.D609];['Report Data'.D897];['Report Data'.D1185])" office:value-type="float" office:value="53.6">
            <text:p>53.6</text:p>
          </table:table-cell>
          <table:table-cell table:formula="of:=AVERAGE(['Report Data'.E33];['Report Data'.E321];['Report Data'.E609];['Report Data'.E897];['Report Data'.E1185])" office:value-type="float" office:value="61.8">
            <text:p>61.8</text:p>
          </table:table-cell>
          <table:table-cell table:formula="of:=AVERAGE(['Report Data'.F33];['Report Data'.F321];['Report Data'.F609];['Report Data'.F897];['Report Data'.F1185])" office:value-type="float" office:value="104.4">
            <text:p>104.4</text:p>
          </table:table-cell>
        </table:table-row>
        <table:table-row table:style-name="ro3">
          <table:table-cell office:value-type="float" office:value="1373856000000">
            <text:p>1373856000000</text:p>
          </table:table-cell>
          <table:table-cell table:formula="of:=AVERAGE(['Report Data'.C34];['Report Data'.C322];['Report Data'.C610];['Report Data'.C898];['Report Data'.C1186])" office:value-type="float" office:value="24.6">
            <text:p>24.6</text:p>
          </table:table-cell>
          <table:table-cell table:formula="of:=AVERAGE(['Report Data'.D34];['Report Data'.D322];['Report Data'.D610];['Report Data'.D898];['Report Data'.D1186])" office:value-type="float" office:value="56.2">
            <text:p>56.2</text:p>
          </table:table-cell>
          <table:table-cell table:formula="of:=AVERAGE(['Report Data'.E34];['Report Data'.E322];['Report Data'.E610];['Report Data'.E898];['Report Data'.E1186])" office:value-type="float" office:value="64.8">
            <text:p>64.8</text:p>
          </table:table-cell>
          <table:table-cell table:formula="of:=AVERAGE(['Report Data'.F34];['Report Data'.F322];['Report Data'.F610];['Report Data'.F898];['Report Data'.F1186])" office:value-type="float" office:value="98.4">
            <text:p>98.4</text:p>
          </table:table-cell>
        </table:table-row>
        <table:table-row table:style-name="ro3">
          <table:table-cell office:value-type="float" office:value="1373856300000">
            <text:p>1373856300000</text:p>
          </table:table-cell>
          <table:table-cell table:formula="of:=AVERAGE(['Report Data'.C35];['Report Data'.C323];['Report Data'.C611];['Report Data'.C899];['Report Data'.C1187])" office:value-type="float" office:value="27.2">
            <text:p>27.2</text:p>
          </table:table-cell>
          <table:table-cell table:formula="of:=AVERAGE(['Report Data'.D35];['Report Data'.D323];['Report Data'.D611];['Report Data'.D899];['Report Data'.D1187])" office:value-type="float" office:value="60.4">
            <text:p>60.4</text:p>
          </table:table-cell>
          <table:table-cell table:formula="of:=AVERAGE(['Report Data'.E35];['Report Data'.E323];['Report Data'.E611];['Report Data'.E899];['Report Data'.E1187])" office:value-type="float" office:value="68.4">
            <text:p>68.4</text:p>
          </table:table-cell>
          <table:table-cell table:formula="of:=AVERAGE(['Report Data'.F35];['Report Data'.F323];['Report Data'.F611];['Report Data'.F899];['Report Data'.F1187])" office:value-type="float" office:value="105">
            <text:p>105</text:p>
          </table:table-cell>
        </table:table-row>
        <table:table-row table:style-name="ro3">
          <table:table-cell office:value-type="float" office:value="1373856600000">
            <text:p>1373856600000</text:p>
          </table:table-cell>
          <table:table-cell table:formula="of:=AVERAGE(['Report Data'.C36];['Report Data'.C324];['Report Data'.C612];['Report Data'.C900];['Report Data'.C1188])" office:value-type="float" office:value="25.6">
            <text:p>25.6</text:p>
          </table:table-cell>
          <table:table-cell table:formula="of:=AVERAGE(['Report Data'.D36];['Report Data'.D324];['Report Data'.D612];['Report Data'.D900];['Report Data'.D1188])" office:value-type="float" office:value="60.4">
            <text:p>60.4</text:p>
          </table:table-cell>
          <table:table-cell table:formula="of:=AVERAGE(['Report Data'.E36];['Report Data'.E324];['Report Data'.E612];['Report Data'.E900];['Report Data'.E1188])" office:value-type="float" office:value="61.4">
            <text:p>61.4</text:p>
          </table:table-cell>
          <table:table-cell table:formula="of:=AVERAGE(['Report Data'.F36];['Report Data'.F324];['Report Data'.F612];['Report Data'.F900];['Report Data'.F1188])" office:value-type="float" office:value="94.4">
            <text:p>94.4</text:p>
          </table:table-cell>
        </table:table-row>
        <table:table-row table:style-name="ro3">
          <table:table-cell office:value-type="float" office:value="1373856900000">
            <text:p>1373856900000</text:p>
          </table:table-cell>
          <table:table-cell table:formula="of:=AVERAGE(['Report Data'.C37];['Report Data'.C325];['Report Data'.C613];['Report Data'.C901];['Report Data'.C1189])" office:value-type="float" office:value="27.8">
            <text:p>27.8</text:p>
          </table:table-cell>
          <table:table-cell table:formula="of:=AVERAGE(['Report Data'.D37];['Report Data'.D325];['Report Data'.D613];['Report Data'.D901];['Report Data'.D1189])" office:value-type="float" office:value="61">
            <text:p>61</text:p>
          </table:table-cell>
          <table:table-cell table:formula="of:=AVERAGE(['Report Data'.E37];['Report Data'.E325];['Report Data'.E613];['Report Data'.E901];['Report Data'.E1189])" office:value-type="float" office:value="63.6">
            <text:p>63.6</text:p>
          </table:table-cell>
          <table:table-cell table:formula="of:=AVERAGE(['Report Data'.F37];['Report Data'.F325];['Report Data'.F613];['Report Data'.F901];['Report Data'.F1189])" office:value-type="float" office:value="82.6">
            <text:p>82.6</text:p>
          </table:table-cell>
        </table:table-row>
        <table:table-row table:style-name="ro3">
          <table:table-cell office:value-type="float" office:value="1373857200000">
            <text:p>1373857200000</text:p>
          </table:table-cell>
          <table:table-cell table:formula="of:=AVERAGE(['Report Data'.C38];['Report Data'.C326];['Report Data'.C614];['Report Data'.C902];['Report Data'.C1190])" office:value-type="float" office:value="34.2">
            <text:p>34.2</text:p>
          </table:table-cell>
          <table:table-cell table:formula="of:=AVERAGE(['Report Data'.D38];['Report Data'.D326];['Report Data'.D614];['Report Data'.D902];['Report Data'.D1190])" office:value-type="float" office:value="59">
            <text:p>59</text:p>
          </table:table-cell>
          <table:table-cell table:formula="of:=AVERAGE(['Report Data'.E38];['Report Data'.E326];['Report Data'.E614];['Report Data'.E902];['Report Data'.E1190])" office:value-type="float" office:value="65.2">
            <text:p>65.2</text:p>
          </table:table-cell>
          <table:table-cell table:formula="of:=AVERAGE(['Report Data'.F38];['Report Data'.F326];['Report Data'.F614];['Report Data'.F902];['Report Data'.F1190])" office:value-type="float" office:value="82">
            <text:p>82</text:p>
          </table:table-cell>
        </table:table-row>
        <table:table-row table:style-name="ro3">
          <table:table-cell office:value-type="float" office:value="1373857500000">
            <text:p>1373857500000</text:p>
          </table:table-cell>
          <table:table-cell table:formula="of:=AVERAGE(['Report Data'.C39];['Report Data'.C327];['Report Data'.C615];['Report Data'.C903];['Report Data'.C1191])" office:value-type="float" office:value="35.6">
            <text:p>35.6</text:p>
          </table:table-cell>
          <table:table-cell table:formula="of:=AVERAGE(['Report Data'.D39];['Report Data'.D327];['Report Data'.D615];['Report Data'.D903];['Report Data'.D1191])" office:value-type="float" office:value="55.2">
            <text:p>55.2</text:p>
          </table:table-cell>
          <table:table-cell table:formula="of:=AVERAGE(['Report Data'.E39];['Report Data'.E327];['Report Data'.E615];['Report Data'.E903];['Report Data'.E1191])" office:value-type="float" office:value="62.8">
            <text:p>62.8</text:p>
          </table:table-cell>
          <table:table-cell table:formula="of:=AVERAGE(['Report Data'.F39];['Report Data'.F327];['Report Data'.F615];['Report Data'.F903];['Report Data'.F1191])" office:value-type="float" office:value="94.8">
            <text:p>94.8</text:p>
          </table:table-cell>
        </table:table-row>
        <table:table-row table:style-name="ro3">
          <table:table-cell office:value-type="float" office:value="1373857800000">
            <text:p>1373857800000</text:p>
          </table:table-cell>
          <table:table-cell table:formula="of:=AVERAGE(['Report Data'.C40];['Report Data'.C328];['Report Data'.C616];['Report Data'.C904];['Report Data'.C1192])" office:value-type="float" office:value="36.8">
            <text:p>36.8</text:p>
          </table:table-cell>
          <table:table-cell table:formula="of:=AVERAGE(['Report Data'.D40];['Report Data'.D328];['Report Data'.D616];['Report Data'.D904];['Report Data'.D1192])" office:value-type="float" office:value="71.4">
            <text:p>71.4</text:p>
          </table:table-cell>
          <table:table-cell table:formula="of:=AVERAGE(['Report Data'.E40];['Report Data'.E328];['Report Data'.E616];['Report Data'.E904];['Report Data'.E1192])" office:value-type="float" office:value="73">
            <text:p>73</text:p>
          </table:table-cell>
          <table:table-cell table:formula="of:=AVERAGE(['Report Data'.F40];['Report Data'.F328];['Report Data'.F616];['Report Data'.F904];['Report Data'.F1192])" office:value-type="float" office:value="90.8">
            <text:p>90.8</text:p>
          </table:table-cell>
        </table:table-row>
        <table:table-row table:style-name="ro3">
          <table:table-cell office:value-type="float" office:value="1373858100000">
            <text:p>1373858100000</text:p>
          </table:table-cell>
          <table:table-cell table:formula="of:=AVERAGE(['Report Data'.C41];['Report Data'.C329];['Report Data'.C617];['Report Data'.C905];['Report Data'.C1193])" office:value-type="float" office:value="35.2">
            <text:p>35.2</text:p>
          </table:table-cell>
          <table:table-cell table:formula="of:=AVERAGE(['Report Data'.D41];['Report Data'.D329];['Report Data'.D617];['Report Data'.D905];['Report Data'.D1193])" office:value-type="float" office:value="66.4">
            <text:p>66.4</text:p>
          </table:table-cell>
          <table:table-cell table:formula="of:=AVERAGE(['Report Data'.E41];['Report Data'.E329];['Report Data'.E617];['Report Data'.E905];['Report Data'.E1193])" office:value-type="float" office:value="74.8">
            <text:p>74.8</text:p>
          </table:table-cell>
          <table:table-cell table:formula="of:=AVERAGE(['Report Data'.F41];['Report Data'.F329];['Report Data'.F617];['Report Data'.F905];['Report Data'.F1193])" office:value-type="float" office:value="86.2">
            <text:p>86.2</text:p>
          </table:table-cell>
        </table:table-row>
        <table:table-row table:style-name="ro3">
          <table:table-cell office:value-type="float" office:value="1373858400000">
            <text:p>1373858400000</text:p>
          </table:table-cell>
          <table:table-cell table:formula="of:=AVERAGE(['Report Data'.C42];['Report Data'.C330];['Report Data'.C618];['Report Data'.C906];['Report Data'.C1194])" office:value-type="float" office:value="29">
            <text:p>29</text:p>
          </table:table-cell>
          <table:table-cell table:formula="of:=AVERAGE(['Report Data'.D42];['Report Data'.D330];['Report Data'.D618];['Report Data'.D906];['Report Data'.D1194])" office:value-type="float" office:value="68.8">
            <text:p>68.8</text:p>
          </table:table-cell>
          <table:table-cell table:formula="of:=AVERAGE(['Report Data'.E42];['Report Data'.E330];['Report Data'.E618];['Report Data'.E906];['Report Data'.E1194])" office:value-type="float" office:value="77.2">
            <text:p>77.2</text:p>
          </table:table-cell>
          <table:table-cell table:formula="of:=AVERAGE(['Report Data'.F42];['Report Data'.F330];['Report Data'.F618];['Report Data'.F906];['Report Data'.F1194])" office:value-type="float" office:value="87.6">
            <text:p>87.6</text:p>
          </table:table-cell>
        </table:table-row>
        <table:table-row table:style-name="ro3">
          <table:table-cell office:value-type="float" office:value="1373858700000">
            <text:p>1373858700000</text:p>
          </table:table-cell>
          <table:table-cell table:formula="of:=AVERAGE(['Report Data'.C43];['Report Data'.C331];['Report Data'.C619];['Report Data'.C907];['Report Data'.C1195])" office:value-type="float" office:value="33.6">
            <text:p>33.6</text:p>
          </table:table-cell>
          <table:table-cell table:formula="of:=AVERAGE(['Report Data'.D43];['Report Data'.D331];['Report Data'.D619];['Report Data'.D907];['Report Data'.D1195])" office:value-type="float" office:value="70.8">
            <text:p>70.8</text:p>
          </table:table-cell>
          <table:table-cell table:formula="of:=AVERAGE(['Report Data'.E43];['Report Data'.E331];['Report Data'.E619];['Report Data'.E907];['Report Data'.E1195])" office:value-type="float" office:value="73.2">
            <text:p>73.2</text:p>
          </table:table-cell>
          <table:table-cell table:formula="of:=AVERAGE(['Report Data'.F43];['Report Data'.F331];['Report Data'.F619];['Report Data'.F907];['Report Data'.F1195])" office:value-type="float" office:value="90.4">
            <text:p>90.4</text:p>
          </table:table-cell>
        </table:table-row>
        <table:table-row table:style-name="ro3">
          <table:table-cell office:value-type="float" office:value="1373859000000">
            <text:p>1373859000000</text:p>
          </table:table-cell>
          <table:table-cell table:formula="of:=AVERAGE(['Report Data'.C44];['Report Data'.C332];['Report Data'.C620];['Report Data'.C908];['Report Data'.C1196])" office:value-type="float" office:value="29.2">
            <text:p>29.2</text:p>
          </table:table-cell>
          <table:table-cell table:formula="of:=AVERAGE(['Report Data'.D44];['Report Data'.D332];['Report Data'.D620];['Report Data'.D908];['Report Data'.D1196])" office:value-type="float" office:value="69.8">
            <text:p>69.8</text:p>
          </table:table-cell>
          <table:table-cell table:formula="of:=AVERAGE(['Report Data'.E44];['Report Data'.E332];['Report Data'.E620];['Report Data'.E908];['Report Data'.E1196])" office:value-type="float" office:value="83.4">
            <text:p>83.4</text:p>
          </table:table-cell>
          <table:table-cell table:formula="of:=AVERAGE(['Report Data'.F44];['Report Data'.F332];['Report Data'.F620];['Report Data'.F908];['Report Data'.F1196])" office:value-type="float" office:value="88.6">
            <text:p>88.6</text:p>
          </table:table-cell>
        </table:table-row>
        <table:table-row table:style-name="ro3">
          <table:table-cell office:value-type="float" office:value="1373859300000">
            <text:p>1373859300000</text:p>
          </table:table-cell>
          <table:table-cell table:formula="of:=AVERAGE(['Report Data'.C45];['Report Data'.C333];['Report Data'.C621];['Report Data'.C909];['Report Data'.C1197])" office:value-type="float" office:value="36.4">
            <text:p>36.4</text:p>
          </table:table-cell>
          <table:table-cell table:formula="of:=AVERAGE(['Report Data'.D45];['Report Data'.D333];['Report Data'.D621];['Report Data'.D909];['Report Data'.D1197])" office:value-type="float" office:value="80.6">
            <text:p>80.6</text:p>
          </table:table-cell>
          <table:table-cell table:formula="of:=AVERAGE(['Report Data'.E45];['Report Data'.E333];['Report Data'.E621];['Report Data'.E909];['Report Data'.E1197])" office:value-type="float" office:value="85">
            <text:p>85</text:p>
          </table:table-cell>
          <table:table-cell table:formula="of:=AVERAGE(['Report Data'.F45];['Report Data'.F333];['Report Data'.F621];['Report Data'.F909];['Report Data'.F1197])" office:value-type="float" office:value="92.4">
            <text:p>92.4</text:p>
          </table:table-cell>
        </table:table-row>
        <table:table-row table:style-name="ro3">
          <table:table-cell office:value-type="float" office:value="1373859600000">
            <text:p>1373859600000</text:p>
          </table:table-cell>
          <table:table-cell table:formula="of:=AVERAGE(['Report Data'.C46];['Report Data'.C334];['Report Data'.C622];['Report Data'.C910];['Report Data'.C1198])" office:value-type="float" office:value="31.6">
            <text:p>31.6</text:p>
          </table:table-cell>
          <table:table-cell table:formula="of:=AVERAGE(['Report Data'.D46];['Report Data'.D334];['Report Data'.D622];['Report Data'.D910];['Report Data'.D1198])" office:value-type="float" office:value="99.8">
            <text:p>99.8</text:p>
          </table:table-cell>
          <table:table-cell table:formula="of:=AVERAGE(['Report Data'.E46];['Report Data'.E334];['Report Data'.E622];['Report Data'.E910];['Report Data'.E1198])" office:value-type="float" office:value="84.8">
            <text:p>84.8</text:p>
          </table:table-cell>
          <table:table-cell table:formula="of:=AVERAGE(['Report Data'.F46];['Report Data'.F334];['Report Data'.F622];['Report Data'.F910];['Report Data'.F1198])" office:value-type="float" office:value="108">
            <text:p>108</text:p>
          </table:table-cell>
        </table:table-row>
        <table:table-row table:style-name="ro3">
          <table:table-cell office:value-type="float" office:value="1373859900000">
            <text:p>1373859900000</text:p>
          </table:table-cell>
          <table:table-cell table:formula="of:=AVERAGE(['Report Data'.C47];['Report Data'.C335];['Report Data'.C623];['Report Data'.C911];['Report Data'.C1199])" office:value-type="float" office:value="28.4">
            <text:p>28.4</text:p>
          </table:table-cell>
          <table:table-cell table:formula="of:=AVERAGE(['Report Data'.D47];['Report Data'.D335];['Report Data'.D623];['Report Data'.D911];['Report Data'.D1199])" office:value-type="float" office:value="108.8">
            <text:p>108.8</text:p>
          </table:table-cell>
          <table:table-cell table:formula="of:=AVERAGE(['Report Data'.E47];['Report Data'.E335];['Report Data'.E623];['Report Data'.E911];['Report Data'.E1199])" office:value-type="float" office:value="90">
            <text:p>90</text:p>
          </table:table-cell>
          <table:table-cell table:formula="of:=AVERAGE(['Report Data'.F47];['Report Data'.F335];['Report Data'.F623];['Report Data'.F911];['Report Data'.F1199])" office:value-type="float" office:value="105.6">
            <text:p>105.6</text:p>
          </table:table-cell>
        </table:table-row>
        <table:table-row table:style-name="ro3">
          <table:table-cell office:value-type="float" office:value="1373860200000">
            <text:p>1373860200000</text:p>
          </table:table-cell>
          <table:table-cell table:formula="of:=AVERAGE(['Report Data'.C48];['Report Data'.C336];['Report Data'.C624];['Report Data'.C912];['Report Data'.C1200])" office:value-type="float" office:value="37.4">
            <text:p>37.4</text:p>
          </table:table-cell>
          <table:table-cell table:formula="of:=AVERAGE(['Report Data'.D48];['Report Data'.D336];['Report Data'.D624];['Report Data'.D912];['Report Data'.D1200])" office:value-type="float" office:value="128.6">
            <text:p>128.6</text:p>
          </table:table-cell>
          <table:table-cell table:formula="of:=AVERAGE(['Report Data'.E48];['Report Data'.E336];['Report Data'.E624];['Report Data'.E912];['Report Data'.E1200])" office:value-type="float" office:value="87.2">
            <text:p>87.2</text:p>
          </table:table-cell>
          <table:table-cell table:formula="of:=AVERAGE(['Report Data'.F48];['Report Data'.F336];['Report Data'.F624];['Report Data'.F912];['Report Data'.F1200])" office:value-type="float" office:value="122.6">
            <text:p>122.6</text:p>
          </table:table-cell>
        </table:table-row>
        <table:table-row table:style-name="ro3">
          <table:table-cell office:value-type="float" office:value="1373860500000">
            <text:p>1373860500000</text:p>
          </table:table-cell>
          <table:table-cell table:formula="of:=AVERAGE(['Report Data'.C49];['Report Data'.C337];['Report Data'.C625];['Report Data'.C913];['Report Data'.C1201])" office:value-type="float" office:value="24.8">
            <text:p>24.8</text:p>
          </table:table-cell>
          <table:table-cell table:formula="of:=AVERAGE(['Report Data'.D49];['Report Data'.D337];['Report Data'.D625];['Report Data'.D913];['Report Data'.D1201])" office:value-type="float" office:value="106.2">
            <text:p>106.2</text:p>
          </table:table-cell>
          <table:table-cell table:formula="of:=AVERAGE(['Report Data'.E49];['Report Data'.E337];['Report Data'.E625];['Report Data'.E913];['Report Data'.E1201])" office:value-type="float" office:value="83.8">
            <text:p>83.8</text:p>
          </table:table-cell>
          <table:table-cell table:formula="of:=AVERAGE(['Report Data'.F49];['Report Data'.F337];['Report Data'.F625];['Report Data'.F913];['Report Data'.F1201])" office:value-type="float" office:value="134.2">
            <text:p>134.2</text:p>
          </table:table-cell>
        </table:table-row>
        <table:table-row table:style-name="ro3">
          <table:table-cell office:value-type="float" office:value="1373860800000">
            <text:p>1373860800000</text:p>
          </table:table-cell>
          <table:table-cell table:formula="of:=AVERAGE(['Report Data'.C50];['Report Data'.C338];['Report Data'.C626];['Report Data'.C914];['Report Data'.C1202])" office:value-type="float" office:value="27.8">
            <text:p>27.8</text:p>
          </table:table-cell>
          <table:table-cell table:formula="of:=AVERAGE(['Report Data'.D50];['Report Data'.D338];['Report Data'.D626];['Report Data'.D914];['Report Data'.D1202])" office:value-type="float" office:value="99">
            <text:p>99</text:p>
          </table:table-cell>
          <table:table-cell table:formula="of:=AVERAGE(['Report Data'.E50];['Report Data'.E338];['Report Data'.E626];['Report Data'.E914];['Report Data'.E1202])" office:value-type="float" office:value="79.4">
            <text:p>79.4</text:p>
          </table:table-cell>
          <table:table-cell table:formula="of:=AVERAGE(['Report Data'.F50];['Report Data'.F338];['Report Data'.F626];['Report Data'.F914];['Report Data'.F1202])" office:value-type="float" office:value="129.2">
            <text:p>129.2</text:p>
          </table:table-cell>
        </table:table-row>
        <table:table-row table:style-name="ro3">
          <table:table-cell office:value-type="float" office:value="1373861100000">
            <text:p>1373861100000</text:p>
          </table:table-cell>
          <table:table-cell table:formula="of:=AVERAGE(['Report Data'.C51];['Report Data'.C339];['Report Data'.C627];['Report Data'.C915];['Report Data'.C1203])" office:value-type="float" office:value="30.6">
            <text:p>30.6</text:p>
          </table:table-cell>
          <table:table-cell table:formula="of:=AVERAGE(['Report Data'.D51];['Report Data'.D339];['Report Data'.D627];['Report Data'.D915];['Report Data'.D1203])" office:value-type="float" office:value="100.2">
            <text:p>100.2</text:p>
          </table:table-cell>
          <table:table-cell table:formula="of:=AVERAGE(['Report Data'.E51];['Report Data'.E339];['Report Data'.E627];['Report Data'.E915];['Report Data'.E1203])" office:value-type="float" office:value="80.6">
            <text:p>80.6</text:p>
          </table:table-cell>
          <table:table-cell table:formula="of:=AVERAGE(['Report Data'.F51];['Report Data'.F339];['Report Data'.F627];['Report Data'.F915];['Report Data'.F1203])" office:value-type="float" office:value="121.4">
            <text:p>121.4</text:p>
          </table:table-cell>
        </table:table-row>
        <table:table-row table:style-name="ro3">
          <table:table-cell office:value-type="float" office:value="1373861400000">
            <text:p>1373861400000</text:p>
          </table:table-cell>
          <table:table-cell table:formula="of:=AVERAGE(['Report Data'.C52];['Report Data'.C340];['Report Data'.C628];['Report Data'.C916];['Report Data'.C1204])" office:value-type="float" office:value="34.2">
            <text:p>34.2</text:p>
          </table:table-cell>
          <table:table-cell table:formula="of:=AVERAGE(['Report Data'.D52];['Report Data'.D340];['Report Data'.D628];['Report Data'.D916];['Report Data'.D1204])" office:value-type="float" office:value="116.6">
            <text:p>116.6</text:p>
          </table:table-cell>
          <table:table-cell table:formula="of:=AVERAGE(['Report Data'.E52];['Report Data'.E340];['Report Data'.E628];['Report Data'.E916];['Report Data'.E1204])" office:value-type="float" office:value="93.8">
            <text:p>93.8</text:p>
          </table:table-cell>
          <table:table-cell table:formula="of:=AVERAGE(['Report Data'.F52];['Report Data'.F340];['Report Data'.F628];['Report Data'.F916];['Report Data'.F1204])" office:value-type="float" office:value="146.8">
            <text:p>146.8</text:p>
          </table:table-cell>
        </table:table-row>
        <table:table-row table:style-name="ro3">
          <table:table-cell office:value-type="float" office:value="1373861700000">
            <text:p>1373861700000</text:p>
          </table:table-cell>
          <table:table-cell table:formula="of:=AVERAGE(['Report Data'.C53];['Report Data'.C341];['Report Data'.C629];['Report Data'.C917];['Report Data'.C1205])" office:value-type="float" office:value="36">
            <text:p>36</text:p>
          </table:table-cell>
          <table:table-cell table:formula="of:=AVERAGE(['Report Data'.D53];['Report Data'.D341];['Report Data'.D629];['Report Data'.D917];['Report Data'.D1205])" office:value-type="float" office:value="123.8">
            <text:p>123.8</text:p>
          </table:table-cell>
          <table:table-cell table:formula="of:=AVERAGE(['Report Data'.E53];['Report Data'.E341];['Report Data'.E629];['Report Data'.E917];['Report Data'.E1205])" office:value-type="float" office:value="100.8">
            <text:p>100.8</text:p>
          </table:table-cell>
          <table:table-cell table:formula="of:=AVERAGE(['Report Data'.F53];['Report Data'.F341];['Report Data'.F629];['Report Data'.F917];['Report Data'.F1205])" office:value-type="float" office:value="150.4">
            <text:p>150.4</text:p>
          </table:table-cell>
        </table:table-row>
        <table:table-row table:style-name="ro3">
          <table:table-cell office:value-type="float" office:value="1373862000000">
            <text:p>1373862000000</text:p>
          </table:table-cell>
          <table:table-cell table:formula="of:=AVERAGE(['Report Data'.C54];['Report Data'.C342];['Report Data'.C630];['Report Data'.C918];['Report Data'.C1206])" office:value-type="float" office:value="42">
            <text:p>42</text:p>
          </table:table-cell>
          <table:table-cell table:formula="of:=AVERAGE(['Report Data'.D54];['Report Data'.D342];['Report Data'.D630];['Report Data'.D918];['Report Data'.D1206])" office:value-type="float" office:value="141.6">
            <text:p>141.6</text:p>
          </table:table-cell>
          <table:table-cell table:formula="of:=AVERAGE(['Report Data'.E54];['Report Data'.E342];['Report Data'.E630];['Report Data'.E918];['Report Data'.E1206])" office:value-type="float" office:value="101.6">
            <text:p>101.6</text:p>
          </table:table-cell>
          <table:table-cell table:formula="of:=AVERAGE(['Report Data'.F54];['Report Data'.F342];['Report Data'.F630];['Report Data'.F918];['Report Data'.F1206])" office:value-type="float" office:value="156.2">
            <text:p>156.2</text:p>
          </table:table-cell>
        </table:table-row>
        <table:table-row table:style-name="ro3">
          <table:table-cell office:value-type="float" office:value="1373862300000">
            <text:p>1373862300000</text:p>
          </table:table-cell>
          <table:table-cell table:formula="of:=AVERAGE(['Report Data'.C55];['Report Data'.C343];['Report Data'.C631];['Report Data'.C919];['Report Data'.C1207])" office:value-type="float" office:value="37.8">
            <text:p>37.8</text:p>
          </table:table-cell>
          <table:table-cell table:formula="of:=AVERAGE(['Report Data'.D55];['Report Data'.D343];['Report Data'.D631];['Report Data'.D919];['Report Data'.D1207])" office:value-type="float" office:value="158">
            <text:p>158</text:p>
          </table:table-cell>
          <table:table-cell table:formula="of:=AVERAGE(['Report Data'.E55];['Report Data'.E343];['Report Data'.E631];['Report Data'.E919];['Report Data'.E1207])" office:value-type="float" office:value="100.8">
            <text:p>100.8</text:p>
          </table:table-cell>
          <table:table-cell table:formula="of:=AVERAGE(['Report Data'.F55];['Report Data'.F343];['Report Data'.F631];['Report Data'.F919];['Report Data'.F1207])" office:value-type="float" office:value="161.6">
            <text:p>161.6</text:p>
          </table:table-cell>
        </table:table-row>
        <table:table-row table:style-name="ro3">
          <table:table-cell office:value-type="float" office:value="1373862600000">
            <text:p>1373862600000</text:p>
          </table:table-cell>
          <table:table-cell table:formula="of:=AVERAGE(['Report Data'.C56];['Report Data'.C344];['Report Data'.C632];['Report Data'.C920];['Report Data'.C1208])" office:value-type="float" office:value="40.4">
            <text:p>40.4</text:p>
          </table:table-cell>
          <table:table-cell table:formula="of:=AVERAGE(['Report Data'.D56];['Report Data'.D344];['Report Data'.D632];['Report Data'.D920];['Report Data'.D1208])" office:value-type="float" office:value="165.2">
            <text:p>165.2</text:p>
          </table:table-cell>
          <table:table-cell table:formula="of:=AVERAGE(['Report Data'.E56];['Report Data'.E344];['Report Data'.E632];['Report Data'.E920];['Report Data'.E1208])" office:value-type="float" office:value="115.2">
            <text:p>115.2</text:p>
          </table:table-cell>
          <table:table-cell table:formula="of:=AVERAGE(['Report Data'.F56];['Report Data'.F344];['Report Data'.F632];['Report Data'.F920];['Report Data'.F1208])" office:value-type="float" office:value="197.4">
            <text:p>197.4</text:p>
          </table:table-cell>
        </table:table-row>
        <table:table-row table:style-name="ro3">
          <table:table-cell office:value-type="float" office:value="1373862900000">
            <text:p>1373862900000</text:p>
          </table:table-cell>
          <table:table-cell table:formula="of:=AVERAGE(['Report Data'.C57];['Report Data'.C345];['Report Data'.C633];['Report Data'.C921];['Report Data'.C1209])" office:value-type="float" office:value="42.8">
            <text:p>42.8</text:p>
          </table:table-cell>
          <table:table-cell table:formula="of:=AVERAGE(['Report Data'.D57];['Report Data'.D345];['Report Data'.D633];['Report Data'.D921];['Report Data'.D1209])" office:value-type="float" office:value="217.4">
            <text:p>217.4</text:p>
          </table:table-cell>
          <table:table-cell table:formula="of:=AVERAGE(['Report Data'.E57];['Report Data'.E345];['Report Data'.E633];['Report Data'.E921];['Report Data'.E1209])" office:value-type="float" office:value="122.8">
            <text:p>122.8</text:p>
          </table:table-cell>
          <table:table-cell table:formula="of:=AVERAGE(['Report Data'.F57];['Report Data'.F345];['Report Data'.F633];['Report Data'.F921];['Report Data'.F1209])" office:value-type="float" office:value="173.8">
            <text:p>173.8</text:p>
          </table:table-cell>
        </table:table-row>
        <table:table-row table:style-name="ro3">
          <table:table-cell office:value-type="float" office:value="1373863200000">
            <text:p>1373863200000</text:p>
          </table:table-cell>
          <table:table-cell table:formula="of:=AVERAGE(['Report Data'.C58];['Report Data'.C346];['Report Data'.C634];['Report Data'.C922];['Report Data'.C1210])" office:value-type="float" office:value="57">
            <text:p>57</text:p>
          </table:table-cell>
          <table:table-cell table:formula="of:=AVERAGE(['Report Data'.D58];['Report Data'.D346];['Report Data'.D634];['Report Data'.D922];['Report Data'.D1210])" office:value-type="float" office:value="231.4">
            <text:p>231.4</text:p>
          </table:table-cell>
          <table:table-cell table:formula="of:=AVERAGE(['Report Data'.E58];['Report Data'.E346];['Report Data'.E634];['Report Data'.E922];['Report Data'.E1210])" office:value-type="float" office:value="127.4">
            <text:p>127.4</text:p>
          </table:table-cell>
          <table:table-cell table:formula="of:=AVERAGE(['Report Data'.F58];['Report Data'.F346];['Report Data'.F634];['Report Data'.F922];['Report Data'.F1210])" office:value-type="float" office:value="192.2">
            <text:p>192.2</text:p>
          </table:table-cell>
        </table:table-row>
        <table:table-row table:style-name="ro3">
          <table:table-cell office:value-type="float" office:value="1373863500000">
            <text:p>1373863500000</text:p>
          </table:table-cell>
          <table:table-cell table:formula="of:=AVERAGE(['Report Data'.C59];['Report Data'.C347];['Report Data'.C635];['Report Data'.C923];['Report Data'.C1211])" office:value-type="float" office:value="51.6">
            <text:p>51.6</text:p>
          </table:table-cell>
          <table:table-cell table:formula="of:=AVERAGE(['Report Data'.D59];['Report Data'.D347];['Report Data'.D635];['Report Data'.D923];['Report Data'.D1211])" office:value-type="float" office:value="259.6">
            <text:p>259.6</text:p>
          </table:table-cell>
          <table:table-cell table:formula="of:=AVERAGE(['Report Data'.E59];['Report Data'.E347];['Report Data'.E635];['Report Data'.E923];['Report Data'.E1211])" office:value-type="float" office:value="154.2">
            <text:p>154.2</text:p>
          </table:table-cell>
          <table:table-cell table:formula="of:=AVERAGE(['Report Data'.F59];['Report Data'.F347];['Report Data'.F635];['Report Data'.F923];['Report Data'.F1211])" office:value-type="float" office:value="193.6">
            <text:p>193.6</text:p>
          </table:table-cell>
        </table:table-row>
        <table:table-row table:style-name="ro3">
          <table:table-cell office:value-type="float" office:value="1373863800000">
            <text:p>1373863800000</text:p>
          </table:table-cell>
          <table:table-cell table:formula="of:=AVERAGE(['Report Data'.C60];['Report Data'.C348];['Report Data'.C636];['Report Data'.C924];['Report Data'.C1212])" office:value-type="float" office:value="40.6">
            <text:p>40.6</text:p>
          </table:table-cell>
          <table:table-cell table:formula="of:=AVERAGE(['Report Data'.D60];['Report Data'.D348];['Report Data'.D636];['Report Data'.D924];['Report Data'.D1212])" office:value-type="float" office:value="259.2">
            <text:p>259.2</text:p>
          </table:table-cell>
          <table:table-cell table:formula="of:=AVERAGE(['Report Data'.E60];['Report Data'.E348];['Report Data'.E636];['Report Data'.E924];['Report Data'.E1212])" office:value-type="float" office:value="142">
            <text:p>142</text:p>
          </table:table-cell>
          <table:table-cell table:formula="of:=AVERAGE(['Report Data'.F60];['Report Data'.F348];['Report Data'.F636];['Report Data'.F924];['Report Data'.F1212])" office:value-type="float" office:value="188.6">
            <text:p>188.6</text:p>
          </table:table-cell>
        </table:table-row>
        <table:table-row table:style-name="ro3">
          <table:table-cell office:value-type="float" office:value="1373864100000">
            <text:p>1373864100000</text:p>
          </table:table-cell>
          <table:table-cell table:formula="of:=AVERAGE(['Report Data'.C61];['Report Data'.C349];['Report Data'.C637];['Report Data'.C925];['Report Data'.C1213])" office:value-type="float" office:value="50.8">
            <text:p>50.8</text:p>
          </table:table-cell>
          <table:table-cell table:formula="of:=AVERAGE(['Report Data'.D61];['Report Data'.D349];['Report Data'.D637];['Report Data'.D925];['Report Data'.D1213])" office:value-type="float" office:value="310.6">
            <text:p>310.6</text:p>
          </table:table-cell>
          <table:table-cell table:formula="of:=AVERAGE(['Report Data'.E61];['Report Data'.E349];['Report Data'.E637];['Report Data'.E925];['Report Data'.E1213])" office:value-type="float" office:value="143.6">
            <text:p>143.6</text:p>
          </table:table-cell>
          <table:table-cell table:formula="of:=AVERAGE(['Report Data'.F61];['Report Data'.F349];['Report Data'.F637];['Report Data'.F925];['Report Data'.F1213])" office:value-type="float" office:value="187">
            <text:p>187</text:p>
          </table:table-cell>
        </table:table-row>
        <table:table-row table:style-name="ro3">
          <table:table-cell office:value-type="float" office:value="1373864400000">
            <text:p>1373864400000</text:p>
          </table:table-cell>
          <table:table-cell table:formula="of:=AVERAGE(['Report Data'.C62];['Report Data'.C350];['Report Data'.C638];['Report Data'.C926];['Report Data'.C1214])" office:value-type="float" office:value="44.4">
            <text:p>44.4</text:p>
          </table:table-cell>
          <table:table-cell table:formula="of:=AVERAGE(['Report Data'.D62];['Report Data'.D350];['Report Data'.D638];['Report Data'.D926];['Report Data'.D1214])" office:value-type="float" office:value="302.8">
            <text:p>302.8</text:p>
          </table:table-cell>
          <table:table-cell table:formula="of:=AVERAGE(['Report Data'.E62];['Report Data'.E350];['Report Data'.E638];['Report Data'.E926];['Report Data'.E1214])" office:value-type="float" office:value="137.6">
            <text:p>137.6</text:p>
          </table:table-cell>
          <table:table-cell table:formula="of:=AVERAGE(['Report Data'.F62];['Report Data'.F350];['Report Data'.F638];['Report Data'.F926];['Report Data'.F1214])" office:value-type="float" office:value="196.4">
            <text:p>196.4</text:p>
          </table:table-cell>
        </table:table-row>
        <table:table-row table:style-name="ro3">
          <table:table-cell office:value-type="float" office:value="1373864700000">
            <text:p>1373864700000</text:p>
          </table:table-cell>
          <table:table-cell table:formula="of:=AVERAGE(['Report Data'.C63];['Report Data'.C351];['Report Data'.C639];['Report Data'.C927];['Report Data'.C1215])" office:value-type="float" office:value="51.2">
            <text:p>51.2</text:p>
          </table:table-cell>
          <table:table-cell table:formula="of:=AVERAGE(['Report Data'.D63];['Report Data'.D351];['Report Data'.D639];['Report Data'.D927];['Report Data'.D1215])" office:value-type="float" office:value="263.2">
            <text:p>263.2</text:p>
          </table:table-cell>
          <table:table-cell table:formula="of:=AVERAGE(['Report Data'.E63];['Report Data'.E351];['Report Data'.E639];['Report Data'.E927];['Report Data'.E1215])" office:value-type="float" office:value="153.8">
            <text:p>153.8</text:p>
          </table:table-cell>
          <table:table-cell table:formula="of:=AVERAGE(['Report Data'.F63];['Report Data'.F351];['Report Data'.F639];['Report Data'.F927];['Report Data'.F1215])" office:value-type="float" office:value="219.6">
            <text:p>219.6</text:p>
          </table:table-cell>
        </table:table-row>
        <table:table-row table:style-name="ro3">
          <table:table-cell office:value-type="float" office:value="1373865000000">
            <text:p>1373865000000</text:p>
          </table:table-cell>
          <table:table-cell table:formula="of:=AVERAGE(['Report Data'.C64];['Report Data'.C352];['Report Data'.C640];['Report Data'.C928];['Report Data'.C1216])" office:value-type="float" office:value="82.4">
            <text:p>82.4</text:p>
          </table:table-cell>
          <table:table-cell table:formula="of:=AVERAGE(['Report Data'.D64];['Report Data'.D352];['Report Data'.D640];['Report Data'.D928];['Report Data'.D1216])" office:value-type="float" office:value="269">
            <text:p>269</text:p>
          </table:table-cell>
          <table:table-cell table:formula="of:=AVERAGE(['Report Data'.E64];['Report Data'.E352];['Report Data'.E640];['Report Data'.E928];['Report Data'.E1216])" office:value-type="float" office:value="180.4">
            <text:p>180.4</text:p>
          </table:table-cell>
          <table:table-cell table:formula="of:=AVERAGE(['Report Data'.F64];['Report Data'.F352];['Report Data'.F640];['Report Data'.F928];['Report Data'.F1216])" office:value-type="float" office:value="214">
            <text:p>214</text:p>
          </table:table-cell>
        </table:table-row>
        <table:table-row table:style-name="ro3">
          <table:table-cell office:value-type="float" office:value="1373865300000">
            <text:p>1373865300000</text:p>
          </table:table-cell>
          <table:table-cell table:formula="of:=AVERAGE(['Report Data'.C65];['Report Data'.C353];['Report Data'.C641];['Report Data'.C929];['Report Data'.C1217])" office:value-type="float" office:value="96.6">
            <text:p>96.6</text:p>
          </table:table-cell>
          <table:table-cell table:formula="of:=AVERAGE(['Report Data'.D65];['Report Data'.D353];['Report Data'.D641];['Report Data'.D929];['Report Data'.D1217])" office:value-type="float" office:value="314.2">
            <text:p>314.2</text:p>
          </table:table-cell>
          <table:table-cell table:formula="of:=AVERAGE(['Report Data'.E65];['Report Data'.E353];['Report Data'.E641];['Report Data'.E929];['Report Data'.E1217])" office:value-type="float" office:value="191.8">
            <text:p>191.8</text:p>
          </table:table-cell>
          <table:table-cell table:formula="of:=AVERAGE(['Report Data'.F65];['Report Data'.F353];['Report Data'.F641];['Report Data'.F929];['Report Data'.F1217])" office:value-type="float" office:value="229.4">
            <text:p>229.4</text:p>
          </table:table-cell>
        </table:table-row>
        <table:table-row table:style-name="ro3">
          <table:table-cell office:value-type="float" office:value="1373865600000">
            <text:p>1373865600000</text:p>
          </table:table-cell>
          <table:table-cell table:formula="of:=AVERAGE(['Report Data'.C66];['Report Data'.C354];['Report Data'.C642];['Report Data'.C930];['Report Data'.C1218])" office:value-type="float" office:value="118.2">
            <text:p>118.2</text:p>
          </table:table-cell>
          <table:table-cell table:formula="of:=AVERAGE(['Report Data'.D66];['Report Data'.D354];['Report Data'.D642];['Report Data'.D930];['Report Data'.D1218])" office:value-type="float" office:value="373.2">
            <text:p>373.2</text:p>
          </table:table-cell>
          <table:table-cell table:formula="of:=AVERAGE(['Report Data'.E66];['Report Data'.E354];['Report Data'.E642];['Report Data'.E930];['Report Data'.E1218])" office:value-type="float" office:value="222.8">
            <text:p>222.8</text:p>
          </table:table-cell>
          <table:table-cell table:formula="of:=AVERAGE(['Report Data'.F66];['Report Data'.F354];['Report Data'.F642];['Report Data'.F930];['Report Data'.F1218])" office:value-type="float" office:value="245.6">
            <text:p>245.6</text:p>
          </table:table-cell>
        </table:table-row>
        <table:table-row table:style-name="ro3">
          <table:table-cell office:value-type="float" office:value="1373865900000">
            <text:p>1373865900000</text:p>
          </table:table-cell>
          <table:table-cell table:formula="of:=AVERAGE(['Report Data'.C67];['Report Data'.C355];['Report Data'.C643];['Report Data'.C931];['Report Data'.C1219])" office:value-type="float" office:value="120">
            <text:p>120</text:p>
          </table:table-cell>
          <table:table-cell table:formula="of:=AVERAGE(['Report Data'.D67];['Report Data'.D355];['Report Data'.D643];['Report Data'.D931];['Report Data'.D1219])" office:value-type="float" office:value="410">
            <text:p>410</text:p>
          </table:table-cell>
          <table:table-cell table:formula="of:=AVERAGE(['Report Data'.E67];['Report Data'.E355];['Report Data'.E643];['Report Data'.E931];['Report Data'.E1219])" office:value-type="float" office:value="241.6">
            <text:p>241.6</text:p>
          </table:table-cell>
          <table:table-cell table:formula="of:=AVERAGE(['Report Data'.F67];['Report Data'.F355];['Report Data'.F643];['Report Data'.F931];['Report Data'.F1219])" office:value-type="float" office:value="262.2">
            <text:p>262.2</text:p>
          </table:table-cell>
        </table:table-row>
        <table:table-row table:style-name="ro3">
          <table:table-cell office:value-type="float" office:value="1373866200000">
            <text:p>1373866200000</text:p>
          </table:table-cell>
          <table:table-cell table:formula="of:=AVERAGE(['Report Data'.C68];['Report Data'.C356];['Report Data'.C644];['Report Data'.C932];['Report Data'.C1220])" office:value-type="float" office:value="126.2">
            <text:p>126.2</text:p>
          </table:table-cell>
          <table:table-cell table:formula="of:=AVERAGE(['Report Data'.D68];['Report Data'.D356];['Report Data'.D644];['Report Data'.D932];['Report Data'.D1220])" office:value-type="float" office:value="465.8">
            <text:p>465.8</text:p>
          </table:table-cell>
          <table:table-cell table:formula="of:=AVERAGE(['Report Data'.E68];['Report Data'.E356];['Report Data'.E644];['Report Data'.E932];['Report Data'.E1220])" office:value-type="float" office:value="273">
            <text:p>273</text:p>
          </table:table-cell>
          <table:table-cell table:formula="of:=AVERAGE(['Report Data'.F68];['Report Data'.F356];['Report Data'.F644];['Report Data'.F932];['Report Data'.F1220])" office:value-type="float" office:value="297.6">
            <text:p>297.6</text:p>
          </table:table-cell>
        </table:table-row>
        <table:table-row table:style-name="ro3">
          <table:table-cell office:value-type="float" office:value="1373866500000">
            <text:p>1373866500000</text:p>
          </table:table-cell>
          <table:table-cell table:formula="of:=AVERAGE(['Report Data'.C69];['Report Data'.C357];['Report Data'.C645];['Report Data'.C933];['Report Data'.C1221])" office:value-type="float" office:value="148.4">
            <text:p>148.4</text:p>
          </table:table-cell>
          <table:table-cell table:formula="of:=AVERAGE(['Report Data'.D69];['Report Data'.D357];['Report Data'.D645];['Report Data'.D933];['Report Data'.D1221])" office:value-type="float" office:value="538.4">
            <text:p>538.4</text:p>
          </table:table-cell>
          <table:table-cell table:formula="of:=AVERAGE(['Report Data'.E69];['Report Data'.E357];['Report Data'.E645];['Report Data'.E933];['Report Data'.E1221])" office:value-type="float" office:value="296.4">
            <text:p>296.4</text:p>
          </table:table-cell>
          <table:table-cell table:formula="of:=AVERAGE(['Report Data'.F69];['Report Data'.F357];['Report Data'.F645];['Report Data'.F933];['Report Data'.F1221])" office:value-type="float" office:value="304.6">
            <text:p>304.6</text:p>
          </table:table-cell>
        </table:table-row>
        <table:table-row table:style-name="ro3">
          <table:table-cell office:value-type="float" office:value="1373866800000">
            <text:p>1373866800000</text:p>
          </table:table-cell>
          <table:table-cell table:formula="of:=AVERAGE(['Report Data'.C70];['Report Data'.C358];['Report Data'.C646];['Report Data'.C934];['Report Data'.C1222])" office:value-type="float" office:value="172.6">
            <text:p>172.6</text:p>
          </table:table-cell>
          <table:table-cell table:formula="of:=AVERAGE(['Report Data'.D70];['Report Data'.D358];['Report Data'.D646];['Report Data'.D934];['Report Data'.D1222])" office:value-type="float" office:value="705.6">
            <text:p>705.6</text:p>
          </table:table-cell>
          <table:table-cell table:formula="of:=AVERAGE(['Report Data'.E70];['Report Data'.E358];['Report Data'.E646];['Report Data'.E934];['Report Data'.E1222])" office:value-type="float" office:value="328.2">
            <text:p>328.2</text:p>
          </table:table-cell>
          <table:table-cell table:formula="of:=AVERAGE(['Report Data'.F70];['Report Data'.F358];['Report Data'.F646];['Report Data'.F934];['Report Data'.F1222])" office:value-type="float" office:value="321">
            <text:p>321</text:p>
          </table:table-cell>
        </table:table-row>
        <table:table-row table:style-name="ro3">
          <table:table-cell office:value-type="float" office:value="1373867100000">
            <text:p>1373867100000</text:p>
          </table:table-cell>
          <table:table-cell table:formula="of:=AVERAGE(['Report Data'.C71];['Report Data'.C359];['Report Data'.C647];['Report Data'.C935];['Report Data'.C1223])" office:value-type="float" office:value="154.4">
            <text:p>154.4</text:p>
          </table:table-cell>
          <table:table-cell table:formula="of:=AVERAGE(['Report Data'.D71];['Report Data'.D359];['Report Data'.D647];['Report Data'.D935];['Report Data'.D1223])" office:value-type="float" office:value="730.4">
            <text:p>730.4</text:p>
          </table:table-cell>
          <table:table-cell table:formula="of:=AVERAGE(['Report Data'.E71];['Report Data'.E359];['Report Data'.E647];['Report Data'.E935];['Report Data'.E1223])" office:value-type="float" office:value="345.6">
            <text:p>345.6</text:p>
          </table:table-cell>
          <table:table-cell table:formula="of:=AVERAGE(['Report Data'.F71];['Report Data'.F359];['Report Data'.F647];['Report Data'.F935];['Report Data'.F1223])" office:value-type="float" office:value="324">
            <text:p>324</text:p>
          </table:table-cell>
        </table:table-row>
        <table:table-row table:style-name="ro3">
          <table:table-cell office:value-type="float" office:value="1373867400000">
            <text:p>1373867400000</text:p>
          </table:table-cell>
          <table:table-cell table:formula="of:=AVERAGE(['Report Data'.C72];['Report Data'.C360];['Report Data'.C648];['Report Data'.C936];['Report Data'.C1224])" office:value-type="float" office:value="162.6">
            <text:p>162.6</text:p>
          </table:table-cell>
          <table:table-cell table:formula="of:=AVERAGE(['Report Data'.D72];['Report Data'.D360];['Report Data'.D648];['Report Data'.D936];['Report Data'.D1224])" office:value-type="float" office:value="721.6">
            <text:p>721.6</text:p>
          </table:table-cell>
          <table:table-cell table:formula="of:=AVERAGE(['Report Data'.E72];['Report Data'.E360];['Report Data'.E648];['Report Data'.E936];['Report Data'.E1224])" office:value-type="float" office:value="362.8">
            <text:p>362.8</text:p>
          </table:table-cell>
          <table:table-cell table:formula="of:=AVERAGE(['Report Data'.F72];['Report Data'.F360];['Report Data'.F648];['Report Data'.F936];['Report Data'.F1224])" office:value-type="float" office:value="333.6">
            <text:p>333.6</text:p>
          </table:table-cell>
        </table:table-row>
        <table:table-row table:style-name="ro3">
          <table:table-cell office:value-type="float" office:value="1373867700000">
            <text:p>1373867700000</text:p>
          </table:table-cell>
          <table:table-cell table:formula="of:=AVERAGE(['Report Data'.C73];['Report Data'.C361];['Report Data'.C649];['Report Data'.C937];['Report Data'.C1225])" office:value-type="float" office:value="147.4">
            <text:p>147.4</text:p>
          </table:table-cell>
          <table:table-cell table:formula="of:=AVERAGE(['Report Data'.D73];['Report Data'.D361];['Report Data'.D649];['Report Data'.D937];['Report Data'.D1225])" office:value-type="float" office:value="738.4">
            <text:p>738.4</text:p>
          </table:table-cell>
          <table:table-cell table:formula="of:=AVERAGE(['Report Data'.E73];['Report Data'.E361];['Report Data'.E649];['Report Data'.E937];['Report Data'.E1225])" office:value-type="float" office:value="351.8">
            <text:p>351.8</text:p>
          </table:table-cell>
          <table:table-cell table:formula="of:=AVERAGE(['Report Data'.F73];['Report Data'.F361];['Report Data'.F649];['Report Data'.F937];['Report Data'.F1225])" office:value-type="float" office:value="328.4">
            <text:p>328.4</text:p>
          </table:table-cell>
        </table:table-row>
        <table:table-row table:style-name="ro3">
          <table:table-cell office:value-type="float" office:value="1373868000000">
            <text:p>1373868000000</text:p>
          </table:table-cell>
          <table:table-cell table:formula="of:=AVERAGE(['Report Data'.C74];['Report Data'.C362];['Report Data'.C650];['Report Data'.C938];['Report Data'.C1226])" office:value-type="float" office:value="184.2">
            <text:p>184.2</text:p>
          </table:table-cell>
          <table:table-cell table:formula="of:=AVERAGE(['Report Data'.D74];['Report Data'.D362];['Report Data'.D650];['Report Data'.D938];['Report Data'.D1226])" office:value-type="float" office:value="714">
            <text:p>714</text:p>
          </table:table-cell>
          <table:table-cell table:formula="of:=AVERAGE(['Report Data'.E74];['Report Data'.E362];['Report Data'.E650];['Report Data'.E938];['Report Data'.E1226])" office:value-type="float" office:value="351.6">
            <text:p>351.6</text:p>
          </table:table-cell>
          <table:table-cell table:formula="of:=AVERAGE(['Report Data'.F74];['Report Data'.F362];['Report Data'.F650];['Report Data'.F938];['Report Data'.F1226])" office:value-type="float" office:value="365.2">
            <text:p>365.2</text:p>
          </table:table-cell>
        </table:table-row>
        <table:table-row table:style-name="ro3">
          <table:table-cell office:value-type="float" office:value="1373868300000">
            <text:p>1373868300000</text:p>
          </table:table-cell>
          <table:table-cell table:formula="of:=AVERAGE(['Report Data'.C75];['Report Data'.C363];['Report Data'.C651];['Report Data'.C939];['Report Data'.C1227])" office:value-type="float" office:value="169.8">
            <text:p>169.8</text:p>
          </table:table-cell>
          <table:table-cell table:formula="of:=AVERAGE(['Report Data'.D75];['Report Data'.D363];['Report Data'.D651];['Report Data'.D939];['Report Data'.D1227])" office:value-type="float" office:value="707.6">
            <text:p>707.6</text:p>
          </table:table-cell>
          <table:table-cell table:formula="of:=AVERAGE(['Report Data'.E75];['Report Data'.E363];['Report Data'.E651];['Report Data'.E939];['Report Data'.E1227])" office:value-type="float" office:value="343.4">
            <text:p>343.4</text:p>
          </table:table-cell>
          <table:table-cell table:formula="of:=AVERAGE(['Report Data'.F75];['Report Data'.F363];['Report Data'.F651];['Report Data'.F939];['Report Data'.F1227])" office:value-type="float" office:value="354.8">
            <text:p>354.8</text:p>
          </table:table-cell>
        </table:table-row>
        <table:table-row table:style-name="ro3">
          <table:table-cell office:value-type="float" office:value="1373868600000">
            <text:p>1373868600000</text:p>
          </table:table-cell>
          <table:table-cell table:formula="of:=AVERAGE(['Report Data'.C76];['Report Data'.C364];['Report Data'.C652];['Report Data'.C940];['Report Data'.C1228])" office:value-type="float" office:value="197.2">
            <text:p>197.2</text:p>
          </table:table-cell>
          <table:table-cell table:formula="of:=AVERAGE(['Report Data'.D76];['Report Data'.D364];['Report Data'.D652];['Report Data'.D940];['Report Data'.D1228])" office:value-type="float" office:value="730">
            <text:p>730</text:p>
          </table:table-cell>
          <table:table-cell table:formula="of:=AVERAGE(['Report Data'.E76];['Report Data'.E364];['Report Data'.E652];['Report Data'.E940];['Report Data'.E1228])" office:value-type="float" office:value="404">
            <text:p>404</text:p>
          </table:table-cell>
          <table:table-cell table:formula="of:=AVERAGE(['Report Data'.F76];['Report Data'.F364];['Report Data'.F652];['Report Data'.F940];['Report Data'.F1228])" office:value-type="float" office:value="400.6">
            <text:p>400.6</text:p>
          </table:table-cell>
        </table:table-row>
        <table:table-row table:style-name="ro3">
          <table:table-cell office:value-type="float" office:value="1373868900000">
            <text:p>1373868900000</text:p>
          </table:table-cell>
          <table:table-cell table:formula="of:=AVERAGE(['Report Data'.C77];['Report Data'.C365];['Report Data'.C653];['Report Data'.C941];['Report Data'.C1229])" office:value-type="float" office:value="222.2">
            <text:p>222.2</text:p>
          </table:table-cell>
          <table:table-cell table:formula="of:=AVERAGE(['Report Data'.D77];['Report Data'.D365];['Report Data'.D653];['Report Data'.D941];['Report Data'.D1229])" office:value-type="float" office:value="746.4">
            <text:p>746.4</text:p>
          </table:table-cell>
          <table:table-cell table:formula="of:=AVERAGE(['Report Data'.E77];['Report Data'.E365];['Report Data'.E653];['Report Data'.E941];['Report Data'.E1229])" office:value-type="float" office:value="413.6">
            <text:p>413.6</text:p>
          </table:table-cell>
          <table:table-cell table:formula="of:=AVERAGE(['Report Data'.F77];['Report Data'.F365];['Report Data'.F653];['Report Data'.F941];['Report Data'.F1229])" office:value-type="float" office:value="398.8">
            <text:p>398.8</text:p>
          </table:table-cell>
        </table:table-row>
        <table:table-row table:style-name="ro3">
          <table:table-cell office:value-type="float" office:value="1373869200000">
            <text:p>1373869200000</text:p>
          </table:table-cell>
          <table:table-cell table:formula="of:=AVERAGE(['Report Data'.C78];['Report Data'.C366];['Report Data'.C654];['Report Data'.C942];['Report Data'.C1230])" office:value-type="float" office:value="247.6">
            <text:p>247.6</text:p>
          </table:table-cell>
          <table:table-cell table:formula="of:=AVERAGE(['Report Data'.D78];['Report Data'.D366];['Report Data'.D654];['Report Data'.D942];['Report Data'.D1230])" office:value-type="float" office:value="762.8">
            <text:p>762.8</text:p>
          </table:table-cell>
          <table:table-cell table:formula="of:=AVERAGE(['Report Data'.E78];['Report Data'.E366];['Report Data'.E654];['Report Data'.E942];['Report Data'.E1230])" office:value-type="float" office:value="443.8">
            <text:p>443.8</text:p>
          </table:table-cell>
          <table:table-cell table:formula="of:=AVERAGE(['Report Data'.F78];['Report Data'.F366];['Report Data'.F654];['Report Data'.F942];['Report Data'.F1230])" office:value-type="float" office:value="421.4">
            <text:p>421.4</text:p>
          </table:table-cell>
        </table:table-row>
        <table:table-row table:style-name="ro3">
          <table:table-cell office:value-type="float" office:value="1373869500000">
            <text:p>1373869500000</text:p>
          </table:table-cell>
          <table:table-cell table:formula="of:=AVERAGE(['Report Data'.C79];['Report Data'.C367];['Report Data'.C655];['Report Data'.C943];['Report Data'.C1231])" office:value-type="float" office:value="260.2">
            <text:p>260.2</text:p>
          </table:table-cell>
          <table:table-cell table:formula="of:=AVERAGE(['Report Data'.D79];['Report Data'.D367];['Report Data'.D655];['Report Data'.D943];['Report Data'.D1231])" office:value-type="float" office:value="754.6">
            <text:p>754.6</text:p>
          </table:table-cell>
          <table:table-cell table:formula="of:=AVERAGE(['Report Data'.E79];['Report Data'.E367];['Report Data'.E655];['Report Data'.E943];['Report Data'.E1231])" office:value-type="float" office:value="467.2">
            <text:p>467.2</text:p>
          </table:table-cell>
          <table:table-cell table:formula="of:=AVERAGE(['Report Data'.F79];['Report Data'.F367];['Report Data'.F655];['Report Data'.F943];['Report Data'.F1231])" office:value-type="float" office:value="423">
            <text:p>423</text:p>
          </table:table-cell>
        </table:table-row>
        <table:table-row table:style-name="ro3">
          <table:table-cell office:value-type="float" office:value="1373869800000">
            <text:p>1373869800000</text:p>
          </table:table-cell>
          <table:table-cell table:formula="of:=AVERAGE(['Report Data'.C80];['Report Data'.C368];['Report Data'.C656];['Report Data'.C944];['Report Data'.C1232])" office:value-type="float" office:value="269">
            <text:p>269</text:p>
          </table:table-cell>
          <table:table-cell table:formula="of:=AVERAGE(['Report Data'.D80];['Report Data'.D368];['Report Data'.D656];['Report Data'.D944];['Report Data'.D1232])" office:value-type="float" office:value="753">
            <text:p>753</text:p>
          </table:table-cell>
          <table:table-cell table:formula="of:=AVERAGE(['Report Data'.E80];['Report Data'.E368];['Report Data'.E656];['Report Data'.E944];['Report Data'.E1232])" office:value-type="float" office:value="488.4">
            <text:p>488.4</text:p>
          </table:table-cell>
          <table:table-cell table:formula="of:=AVERAGE(['Report Data'.F80];['Report Data'.F368];['Report Data'.F656];['Report Data'.F944];['Report Data'.F1232])" office:value-type="float" office:value="450.6">
            <text:p>450.6</text:p>
          </table:table-cell>
        </table:table-row>
        <table:table-row table:style-name="ro3">
          <table:table-cell office:value-type="float" office:value="1373870100000">
            <text:p>1373870100000</text:p>
          </table:table-cell>
          <table:table-cell table:formula="of:=AVERAGE(['Report Data'.C81];['Report Data'.C369];['Report Data'.C657];['Report Data'.C945];['Report Data'.C1233])" office:value-type="float" office:value="296.2">
            <text:p>296.2</text:p>
          </table:table-cell>
          <table:table-cell table:formula="of:=AVERAGE(['Report Data'.D81];['Report Data'.D369];['Report Data'.D657];['Report Data'.D945];['Report Data'.D1233])" office:value-type="float" office:value="760.4">
            <text:p>760.4</text:p>
          </table:table-cell>
          <table:table-cell table:formula="of:=AVERAGE(['Report Data'.E81];['Report Data'.E369];['Report Data'.E657];['Report Data'.E945];['Report Data'.E1233])" office:value-type="float" office:value="570.8">
            <text:p>570.8</text:p>
          </table:table-cell>
          <table:table-cell table:formula="of:=AVERAGE(['Report Data'.F81];['Report Data'.F369];['Report Data'.F657];['Report Data'.F945];['Report Data'.F1233])" office:value-type="float" office:value="454.4">
            <text:p>454.4</text:p>
          </table:table-cell>
        </table:table-row>
        <table:table-row table:style-name="ro3">
          <table:table-cell office:value-type="float" office:value="1373870400000">
            <text:p>1373870400000</text:p>
          </table:table-cell>
          <table:table-cell table:formula="of:=AVERAGE(['Report Data'.C82];['Report Data'.C370];['Report Data'.C658];['Report Data'.C946];['Report Data'.C1234])" office:value-type="float" office:value="293.6">
            <text:p>293.6</text:p>
          </table:table-cell>
          <table:table-cell table:formula="of:=AVERAGE(['Report Data'.D82];['Report Data'.D370];['Report Data'.D658];['Report Data'.D946];['Report Data'.D1234])" office:value-type="float" office:value="760">
            <text:p>760</text:p>
          </table:table-cell>
          <table:table-cell table:formula="of:=AVERAGE(['Report Data'.E82];['Report Data'.E370];['Report Data'.E658];['Report Data'.E946];['Report Data'.E1234])" office:value-type="float" office:value="591.6">
            <text:p>591.6</text:p>
          </table:table-cell>
          <table:table-cell table:formula="of:=AVERAGE(['Report Data'.F82];['Report Data'.F370];['Report Data'.F658];['Report Data'.F946];['Report Data'.F1234])" office:value-type="float" office:value="491">
            <text:p>491</text:p>
          </table:table-cell>
        </table:table-row>
        <table:table-row table:style-name="ro3">
          <table:table-cell office:value-type="float" office:value="1373870700000">
            <text:p>1373870700000</text:p>
          </table:table-cell>
          <table:table-cell table:formula="of:=AVERAGE(['Report Data'.C83];['Report Data'.C371];['Report Data'.C659];['Report Data'.C947];['Report Data'.C1235])" office:value-type="float" office:value="360.4">
            <text:p>360.4</text:p>
          </table:table-cell>
          <table:table-cell table:formula="of:=AVERAGE(['Report Data'.D83];['Report Data'.D371];['Report Data'.D659];['Report Data'.D947];['Report Data'.D1235])" office:value-type="float" office:value="768">
            <text:p>768</text:p>
          </table:table-cell>
          <table:table-cell table:formula="of:=AVERAGE(['Report Data'.E83];['Report Data'.E371];['Report Data'.E659];['Report Data'.E947];['Report Data'.E1235])" office:value-type="float" office:value="593.6">
            <text:p>593.6</text:p>
          </table:table-cell>
          <table:table-cell table:formula="of:=AVERAGE(['Report Data'.F83];['Report Data'.F371];['Report Data'.F659];['Report Data'.F947];['Report Data'.F1235])" office:value-type="float" office:value="478.8">
            <text:p>478.8</text:p>
          </table:table-cell>
        </table:table-row>
        <table:table-row table:style-name="ro3">
          <table:table-cell office:value-type="float" office:value="1373871000000">
            <text:p>1373871000000</text:p>
          </table:table-cell>
          <table:table-cell table:formula="of:=AVERAGE(['Report Data'.C84];['Report Data'.C372];['Report Data'.C660];['Report Data'.C948];['Report Data'.C1236])" office:value-type="float" office:value="325">
            <text:p>325</text:p>
          </table:table-cell>
          <table:table-cell table:formula="of:=AVERAGE(['Report Data'.D84];['Report Data'.D372];['Report Data'.D660];['Report Data'.D948];['Report Data'.D1236])" office:value-type="float" office:value="761.2">
            <text:p>761.2</text:p>
          </table:table-cell>
          <table:table-cell table:formula="of:=AVERAGE(['Report Data'.E84];['Report Data'.E372];['Report Data'.E660];['Report Data'.E948];['Report Data'.E1236])" office:value-type="float" office:value="570.6">
            <text:p>570.6</text:p>
          </table:table-cell>
          <table:table-cell table:formula="of:=AVERAGE(['Report Data'.F84];['Report Data'.F372];['Report Data'.F660];['Report Data'.F948];['Report Data'.F1236])" office:value-type="float" office:value="505.2">
            <text:p>505.2</text:p>
          </table:table-cell>
        </table:table-row>
        <table:table-row table:style-name="ro3">
          <table:table-cell office:value-type="float" office:value="1373871300000">
            <text:p>1373871300000</text:p>
          </table:table-cell>
          <table:table-cell table:formula="of:=AVERAGE(['Report Data'.C85];['Report Data'.C373];['Report Data'.C661];['Report Data'.C949];['Report Data'.C1237])" office:value-type="float" office:value="322.8">
            <text:p>322.8</text:p>
          </table:table-cell>
          <table:table-cell table:formula="of:=AVERAGE(['Report Data'.D85];['Report Data'.D373];['Report Data'.D661];['Report Data'.D949];['Report Data'.D1237])" office:value-type="float" office:value="754.8">
            <text:p>754.8</text:p>
          </table:table-cell>
          <table:table-cell table:formula="of:=AVERAGE(['Report Data'.E85];['Report Data'.E373];['Report Data'.E661];['Report Data'.E949];['Report Data'.E1237])" office:value-type="float" office:value="546.6">
            <text:p>546.6</text:p>
          </table:table-cell>
          <table:table-cell table:formula="of:=AVERAGE(['Report Data'.F85];['Report Data'.F373];['Report Data'.F661];['Report Data'.F949];['Report Data'.F1237])" office:value-type="float" office:value="515">
            <text:p>515</text:p>
          </table:table-cell>
        </table:table-row>
        <table:table-row table:style-name="ro3">
          <table:table-cell office:value-type="float" office:value="1373871600000">
            <text:p>1373871600000</text:p>
          </table:table-cell>
          <table:table-cell table:formula="of:=AVERAGE(['Report Data'.C86];['Report Data'.C374];['Report Data'.C662];['Report Data'.C950];['Report Data'.C1238])" office:value-type="float" office:value="329.2">
            <text:p>329.2</text:p>
          </table:table-cell>
          <table:table-cell table:formula="of:=AVERAGE(['Report Data'.D86];['Report Data'.D374];['Report Data'.D662];['Report Data'.D950];['Report Data'.D1238])" office:value-type="float" office:value="745.4">
            <text:p>745.4</text:p>
          </table:table-cell>
          <table:table-cell table:formula="of:=AVERAGE(['Report Data'.E86];['Report Data'.E374];['Report Data'.E662];['Report Data'.E950];['Report Data'.E1238])" office:value-type="float" office:value="530.2">
            <text:p>530.2</text:p>
          </table:table-cell>
          <table:table-cell table:formula="of:=AVERAGE(['Report Data'.F86];['Report Data'.F374];['Report Data'.F662];['Report Data'.F950];['Report Data'.F1238])" office:value-type="float" office:value="519.6">
            <text:p>519.6</text:p>
          </table:table-cell>
        </table:table-row>
        <table:table-row table:style-name="ro3">
          <table:table-cell office:value-type="float" office:value="1373871900000">
            <text:p>1373871900000</text:p>
          </table:table-cell>
          <table:table-cell table:formula="of:=AVERAGE(['Report Data'.C87];['Report Data'.C375];['Report Data'.C663];['Report Data'.C951];['Report Data'.C1239])" office:value-type="float" office:value="415.6">
            <text:p>415.6</text:p>
          </table:table-cell>
          <table:table-cell table:formula="of:=AVERAGE(['Report Data'.D87];['Report Data'.D375];['Report Data'.D663];['Report Data'.D951];['Report Data'.D1239])" office:value-type="float" office:value="749.6">
            <text:p>749.6</text:p>
          </table:table-cell>
          <table:table-cell table:formula="of:=AVERAGE(['Report Data'.E87];['Report Data'.E375];['Report Data'.E663];['Report Data'.E951];['Report Data'.E1239])" office:value-type="float" office:value="557.2">
            <text:p>557.2</text:p>
          </table:table-cell>
          <table:table-cell table:formula="of:=AVERAGE(['Report Data'.F87];['Report Data'.F375];['Report Data'.F663];['Report Data'.F951];['Report Data'.F1239])" office:value-type="float" office:value="550.8">
            <text:p>550.8</text:p>
          </table:table-cell>
        </table:table-row>
        <table:table-row table:style-name="ro3">
          <table:table-cell office:value-type="float" office:value="1373872200000">
            <text:p>1373872200000</text:p>
          </table:table-cell>
          <table:table-cell table:formula="of:=AVERAGE(['Report Data'.C88];['Report Data'.C376];['Report Data'.C664];['Report Data'.C952];['Report Data'.C1240])" office:value-type="float" office:value="423.8">
            <text:p>423.8</text:p>
          </table:table-cell>
          <table:table-cell table:formula="of:=AVERAGE(['Report Data'.D88];['Report Data'.D376];['Report Data'.D664];['Report Data'.D952];['Report Data'.D1240])" office:value-type="float" office:value="729">
            <text:p>729</text:p>
          </table:table-cell>
          <table:table-cell table:formula="of:=AVERAGE(['Report Data'.E88];['Report Data'.E376];['Report Data'.E664];['Report Data'.E952];['Report Data'.E1240])" office:value-type="float" office:value="604.8">
            <text:p>604.8</text:p>
          </table:table-cell>
          <table:table-cell table:formula="of:=AVERAGE(['Report Data'.F88];['Report Data'.F376];['Report Data'.F664];['Report Data'.F952];['Report Data'.F1240])" office:value-type="float" office:value="574.6">
            <text:p>574.6</text:p>
          </table:table-cell>
        </table:table-row>
        <table:table-row table:style-name="ro3">
          <table:table-cell office:value-type="float" office:value="1373872500000">
            <text:p>1373872500000</text:p>
          </table:table-cell>
          <table:table-cell table:formula="of:=AVERAGE(['Report Data'.C89];['Report Data'.C377];['Report Data'.C665];['Report Data'.C953];['Report Data'.C1241])" office:value-type="float" office:value="425.8">
            <text:p>425.8</text:p>
          </table:table-cell>
          <table:table-cell table:formula="of:=AVERAGE(['Report Data'.D89];['Report Data'.D377];['Report Data'.D665];['Report Data'.D953];['Report Data'.D1241])" office:value-type="float" office:value="761.4">
            <text:p>761.4</text:p>
          </table:table-cell>
          <table:table-cell table:formula="of:=AVERAGE(['Report Data'.E89];['Report Data'.E377];['Report Data'.E665];['Report Data'.E953];['Report Data'.E1241])" office:value-type="float" office:value="656.2">
            <text:p>656.2</text:p>
          </table:table-cell>
          <table:table-cell table:formula="of:=AVERAGE(['Report Data'.F89];['Report Data'.F377];['Report Data'.F665];['Report Data'.F953];['Report Data'.F1241])" office:value-type="float" office:value="568.4">
            <text:p>568.4</text:p>
          </table:table-cell>
        </table:table-row>
        <table:table-row table:style-name="ro3">
          <table:table-cell office:value-type="float" office:value="1373872800000">
            <text:p>1373872800000</text:p>
          </table:table-cell>
          <table:table-cell table:formula="of:=AVERAGE(['Report Data'.C90];['Report Data'.C378];['Report Data'.C666];['Report Data'.C954];['Report Data'.C1242])" office:value-type="float" office:value="485.4">
            <text:p>485.4</text:p>
          </table:table-cell>
          <table:table-cell table:formula="of:=AVERAGE(['Report Data'.D90];['Report Data'.D378];['Report Data'.D666];['Report Data'.D954];['Report Data'.D1242])" office:value-type="float" office:value="756.6">
            <text:p>756.6</text:p>
          </table:table-cell>
          <table:table-cell table:formula="of:=AVERAGE(['Report Data'.E90];['Report Data'.E378];['Report Data'.E666];['Report Data'.E954];['Report Data'.E1242])" office:value-type="float" office:value="643">
            <text:p>643</text:p>
          </table:table-cell>
          <table:table-cell table:formula="of:=AVERAGE(['Report Data'.F90];['Report Data'.F378];['Report Data'.F666];['Report Data'.F954];['Report Data'.F1242])" office:value-type="float" office:value="536.6">
            <text:p>536.6</text:p>
          </table:table-cell>
        </table:table-row>
        <table:table-row table:style-name="ro3">
          <table:table-cell office:value-type="float" office:value="1373873100000">
            <text:p>1373873100000</text:p>
          </table:table-cell>
          <table:table-cell table:formula="of:=AVERAGE(['Report Data'.C91];['Report Data'.C379];['Report Data'.C667];['Report Data'.C955];['Report Data'.C1243])" office:value-type="float" office:value="502.8">
            <text:p>502.8</text:p>
          </table:table-cell>
          <table:table-cell table:formula="of:=AVERAGE(['Report Data'.D91];['Report Data'.D379];['Report Data'.D667];['Report Data'.D955];['Report Data'.D1243])" office:value-type="float" office:value="740.4">
            <text:p>740.4</text:p>
          </table:table-cell>
          <table:table-cell table:formula="of:=AVERAGE(['Report Data'.E91];['Report Data'.E379];['Report Data'.E667];['Report Data'.E955];['Report Data'.E1243])" office:value-type="float" office:value="633.8">
            <text:p>633.8</text:p>
          </table:table-cell>
          <table:table-cell table:formula="of:=AVERAGE(['Report Data'.F91];['Report Data'.F379];['Report Data'.F667];['Report Data'.F955];['Report Data'.F1243])" office:value-type="float" office:value="567.8">
            <text:p>567.8</text:p>
          </table:table-cell>
        </table:table-row>
        <table:table-row table:style-name="ro3">
          <table:table-cell office:value-type="float" office:value="1373873400000">
            <text:p>1373873400000</text:p>
          </table:table-cell>
          <table:table-cell table:formula="of:=AVERAGE(['Report Data'.C92];['Report Data'.C380];['Report Data'.C668];['Report Data'.C956];['Report Data'.C1244])" office:value-type="float" office:value="436">
            <text:p>436</text:p>
          </table:table-cell>
          <table:table-cell table:formula="of:=AVERAGE(['Report Data'.D92];['Report Data'.D380];['Report Data'.D668];['Report Data'.D956];['Report Data'.D1244])" office:value-type="float" office:value="734.4">
            <text:p>734.4</text:p>
          </table:table-cell>
          <table:table-cell table:formula="of:=AVERAGE(['Report Data'.E92];['Report Data'.E380];['Report Data'.E668];['Report Data'.E956];['Report Data'.E1244])" office:value-type="float" office:value="675.4">
            <text:p>675.4</text:p>
          </table:table-cell>
          <table:table-cell table:formula="of:=AVERAGE(['Report Data'.F92];['Report Data'.F380];['Report Data'.F668];['Report Data'.F956];['Report Data'.F1244])" office:value-type="float" office:value="562.6">
            <text:p>562.6</text:p>
          </table:table-cell>
        </table:table-row>
        <table:table-row table:style-name="ro3">
          <table:table-cell office:value-type="float" office:value="1373873700000">
            <text:p>1373873700000</text:p>
          </table:table-cell>
          <table:table-cell table:formula="of:=AVERAGE(['Report Data'.C93];['Report Data'.C381];['Report Data'.C669];['Report Data'.C957];['Report Data'.C1245])" office:value-type="float" office:value="425.4">
            <text:p>425.4</text:p>
          </table:table-cell>
          <table:table-cell table:formula="of:=AVERAGE(['Report Data'.D93];['Report Data'.D381];['Report Data'.D669];['Report Data'.D957];['Report Data'.D1245])" office:value-type="float" office:value="757">
            <text:p>757</text:p>
          </table:table-cell>
          <table:table-cell table:formula="of:=AVERAGE(['Report Data'.E93];['Report Data'.E381];['Report Data'.E669];['Report Data'.E957];['Report Data'.E1245])" office:value-type="float" office:value="624.6">
            <text:p>624.6</text:p>
          </table:table-cell>
          <table:table-cell table:formula="of:=AVERAGE(['Report Data'.F93];['Report Data'.F381];['Report Data'.F669];['Report Data'.F957];['Report Data'.F1245])" office:value-type="float" office:value="543.6">
            <text:p>543.6</text:p>
          </table:table-cell>
        </table:table-row>
        <table:table-row table:style-name="ro3">
          <table:table-cell office:value-type="float" office:value="1373874000000">
            <text:p>1373874000000</text:p>
          </table:table-cell>
          <table:table-cell table:formula="of:=AVERAGE(['Report Data'.C94];['Report Data'.C382];['Report Data'.C670];['Report Data'.C958];['Report Data'.C1246])" office:value-type="float" office:value="463.4">
            <text:p>463.4</text:p>
          </table:table-cell>
          <table:table-cell table:formula="of:=AVERAGE(['Report Data'.D94];['Report Data'.D382];['Report Data'.D670];['Report Data'.D958];['Report Data'.D1246])" office:value-type="float" office:value="753.4">
            <text:p>753.4</text:p>
          </table:table-cell>
          <table:table-cell table:formula="of:=AVERAGE(['Report Data'.E94];['Report Data'.E382];['Report Data'.E670];['Report Data'.E958];['Report Data'.E1246])" office:value-type="float" office:value="591">
            <text:p>591</text:p>
          </table:table-cell>
          <table:table-cell table:formula="of:=AVERAGE(['Report Data'.F94];['Report Data'.F382];['Report Data'.F670];['Report Data'.F958];['Report Data'.F1246])" office:value-type="float" office:value="502.2">
            <text:p>502.2</text:p>
          </table:table-cell>
        </table:table-row>
        <table:table-row table:style-name="ro3">
          <table:table-cell office:value-type="float" office:value="1373874300000">
            <text:p>1373874300000</text:p>
          </table:table-cell>
          <table:table-cell table:formula="of:=AVERAGE(['Report Data'.C95];['Report Data'.C383];['Report Data'.C671];['Report Data'.C959];['Report Data'.C1247])" office:value-type="float" office:value="471.6">
            <text:p>471.6</text:p>
          </table:table-cell>
          <table:table-cell table:formula="of:=AVERAGE(['Report Data'.D95];['Report Data'.D383];['Report Data'.D671];['Report Data'.D959];['Report Data'.D1247])" office:value-type="float" office:value="755.8">
            <text:p>755.8</text:p>
          </table:table-cell>
          <table:table-cell table:formula="of:=AVERAGE(['Report Data'.E95];['Report Data'.E383];['Report Data'.E671];['Report Data'.E959];['Report Data'.E1247])" office:value-type="float" office:value="633.8">
            <text:p>633.8</text:p>
          </table:table-cell>
          <table:table-cell table:formula="of:=AVERAGE(['Report Data'.F95];['Report Data'.F383];['Report Data'.F671];['Report Data'.F959];['Report Data'.F1247])" office:value-type="float" office:value="514.4">
            <text:p>514.4</text:p>
          </table:table-cell>
        </table:table-row>
        <table:table-row table:style-name="ro3">
          <table:table-cell office:value-type="float" office:value="1373874600000">
            <text:p>1373874600000</text:p>
          </table:table-cell>
          <table:table-cell table:formula="of:=AVERAGE(['Report Data'.C96];['Report Data'.C384];['Report Data'.C672];['Report Data'.C960];['Report Data'.C1248])" office:value-type="float" office:value="413.4">
            <text:p>413.4</text:p>
          </table:table-cell>
          <table:table-cell table:formula="of:=AVERAGE(['Report Data'.D96];['Report Data'.D384];['Report Data'.D672];['Report Data'.D960];['Report Data'.D1248])" office:value-type="float" office:value="765.4">
            <text:p>765.4</text:p>
          </table:table-cell>
          <table:table-cell table:formula="of:=AVERAGE(['Report Data'.E96];['Report Data'.E384];['Report Data'.E672];['Report Data'.E960];['Report Data'.E1248])" office:value-type="float" office:value="610">
            <text:p>610</text:p>
          </table:table-cell>
          <table:table-cell table:formula="of:=AVERAGE(['Report Data'.F96];['Report Data'.F384];['Report Data'.F672];['Report Data'.F960];['Report Data'.F1248])" office:value-type="float" office:value="484.4">
            <text:p>484.4</text:p>
          </table:table-cell>
        </table:table-row>
        <table:table-row table:style-name="ro3">
          <table:table-cell office:value-type="float" office:value="1373874900000">
            <text:p>1373874900000</text:p>
          </table:table-cell>
          <table:table-cell table:formula="of:=AVERAGE(['Report Data'.C97];['Report Data'.C385];['Report Data'.C673];['Report Data'.C961];['Report Data'.C1249])" office:value-type="float" office:value="433.6">
            <text:p>433.6</text:p>
          </table:table-cell>
          <table:table-cell table:formula="of:=AVERAGE(['Report Data'.D97];['Report Data'.D385];['Report Data'.D673];['Report Data'.D961];['Report Data'.D1249])" office:value-type="float" office:value="742.2">
            <text:p>742.2</text:p>
          </table:table-cell>
          <table:table-cell table:formula="of:=AVERAGE(['Report Data'.E97];['Report Data'.E385];['Report Data'.E673];['Report Data'.E961];['Report Data'.E1249])" office:value-type="float" office:value="520">
            <text:p>520</text:p>
          </table:table-cell>
          <table:table-cell table:formula="of:=AVERAGE(['Report Data'.F97];['Report Data'.F385];['Report Data'.F673];['Report Data'.F961];['Report Data'.F1249])" office:value-type="float" office:value="461.6">
            <text:p>461.6</text:p>
          </table:table-cell>
        </table:table-row>
        <table:table-row table:style-name="ro3">
          <table:table-cell office:value-type="float" office:value="1373875200000">
            <text:p>1373875200000</text:p>
          </table:table-cell>
          <table:table-cell table:formula="of:=AVERAGE(['Report Data'.C98];['Report Data'.C386];['Report Data'.C674];['Report Data'.C962];['Report Data'.C1250])" office:value-type="float" office:value="433">
            <text:p>433</text:p>
          </table:table-cell>
          <table:table-cell table:formula="of:=AVERAGE(['Report Data'.D98];['Report Data'.D386];['Report Data'.D674];['Report Data'.D962];['Report Data'.D1250])" office:value-type="float" office:value="752.4">
            <text:p>752.4</text:p>
          </table:table-cell>
          <table:table-cell table:formula="of:=AVERAGE(['Report Data'.E98];['Report Data'.E386];['Report Data'.E674];['Report Data'.E962];['Report Data'.E1250])" office:value-type="float" office:value="579.4">
            <text:p>579.4</text:p>
          </table:table-cell>
          <table:table-cell table:formula="of:=AVERAGE(['Report Data'.F98];['Report Data'.F386];['Report Data'.F674];['Report Data'.F962];['Report Data'.F1250])" office:value-type="float" office:value="548.4">
            <text:p>548.4</text:p>
          </table:table-cell>
        </table:table-row>
        <table:table-row table:style-name="ro3">
          <table:table-cell office:value-type="float" office:value="1373875500000">
            <text:p>1373875500000</text:p>
          </table:table-cell>
          <table:table-cell table:formula="of:=AVERAGE(['Report Data'.C99];['Report Data'.C387];['Report Data'.C675];['Report Data'.C963];['Report Data'.C1251])" office:value-type="float" office:value="425">
            <text:p>425</text:p>
          </table:table-cell>
          <table:table-cell table:formula="of:=AVERAGE(['Report Data'.D99];['Report Data'.D387];['Report Data'.D675];['Report Data'.D963];['Report Data'.D1251])" office:value-type="float" office:value="720.4">
            <text:p>720.4</text:p>
          </table:table-cell>
          <table:table-cell table:formula="of:=AVERAGE(['Report Data'.E99];['Report Data'.E387];['Report Data'.E675];['Report Data'.E963];['Report Data'.E1251])" office:value-type="float" office:value="560">
            <text:p>560</text:p>
          </table:table-cell>
          <table:table-cell table:formula="of:=AVERAGE(['Report Data'.F99];['Report Data'.F387];['Report Data'.F675];['Report Data'.F963];['Report Data'.F1251])" office:value-type="float" office:value="549.8">
            <text:p>549.8</text:p>
          </table:table-cell>
        </table:table-row>
        <table:table-row table:style-name="ro3">
          <table:table-cell office:value-type="float" office:value="1373875800000">
            <text:p>1373875800000</text:p>
          </table:table-cell>
          <table:table-cell table:formula="of:=AVERAGE(['Report Data'.C100];['Report Data'.C388];['Report Data'.C676];['Report Data'.C964];['Report Data'.C1252])" office:value-type="float" office:value="469.2">
            <text:p>469.2</text:p>
          </table:table-cell>
          <table:table-cell table:formula="of:=AVERAGE(['Report Data'.D100];['Report Data'.D388];['Report Data'.D676];['Report Data'.D964];['Report Data'.D1252])" office:value-type="float" office:value="725.6">
            <text:p>725.6</text:p>
          </table:table-cell>
          <table:table-cell table:formula="of:=AVERAGE(['Report Data'.E100];['Report Data'.E388];['Report Data'.E676];['Report Data'.E964];['Report Data'.E1252])" office:value-type="float" office:value="624.4">
            <text:p>624.4</text:p>
          </table:table-cell>
          <table:table-cell table:formula="of:=AVERAGE(['Report Data'.F100];['Report Data'.F388];['Report Data'.F676];['Report Data'.F964];['Report Data'.F1252])" office:value-type="float" office:value="537.8">
            <text:p>537.8</text:p>
          </table:table-cell>
        </table:table-row>
        <table:table-row table:style-name="ro3">
          <table:table-cell office:value-type="float" office:value="1373876100000">
            <text:p>1373876100000</text:p>
          </table:table-cell>
          <table:table-cell table:formula="of:=AVERAGE(['Report Data'.C101];['Report Data'.C389];['Report Data'.C677];['Report Data'.C965];['Report Data'.C1253])" office:value-type="float" office:value="489.8">
            <text:p>489.8</text:p>
          </table:table-cell>
          <table:table-cell table:formula="of:=AVERAGE(['Report Data'.D101];['Report Data'.D389];['Report Data'.D677];['Report Data'.D965];['Report Data'.D1253])" office:value-type="float" office:value="743.8">
            <text:p>743.8</text:p>
          </table:table-cell>
          <table:table-cell table:formula="of:=AVERAGE(['Report Data'.E101];['Report Data'.E389];['Report Data'.E677];['Report Data'.E965];['Report Data'.E1253])" office:value-type="float" office:value="615.4">
            <text:p>615.4</text:p>
          </table:table-cell>
          <table:table-cell table:formula="of:=AVERAGE(['Report Data'.F101];['Report Data'.F389];['Report Data'.F677];['Report Data'.F965];['Report Data'.F1253])" office:value-type="float" office:value="570">
            <text:p>570</text:p>
          </table:table-cell>
        </table:table-row>
        <table:table-row table:style-name="ro3">
          <table:table-cell office:value-type="float" office:value="1373876400000">
            <text:p>1373876400000</text:p>
          </table:table-cell>
          <table:table-cell table:formula="of:=AVERAGE(['Report Data'.C102];['Report Data'.C390];['Report Data'.C678];['Report Data'.C966];['Report Data'.C1254])" office:value-type="float" office:value="472">
            <text:p>472</text:p>
          </table:table-cell>
          <table:table-cell table:formula="of:=AVERAGE(['Report Data'.D102];['Report Data'.D390];['Report Data'.D678];['Report Data'.D966];['Report Data'.D1254])" office:value-type="float" office:value="747.4">
            <text:p>747.4</text:p>
          </table:table-cell>
          <table:table-cell table:formula="of:=AVERAGE(['Report Data'.E102];['Report Data'.E390];['Report Data'.E678];['Report Data'.E966];['Report Data'.E1254])" office:value-type="float" office:value="591.2">
            <text:p>591.2</text:p>
          </table:table-cell>
          <table:table-cell table:formula="of:=AVERAGE(['Report Data'.F102];['Report Data'.F390];['Report Data'.F678];['Report Data'.F966];['Report Data'.F1254])" office:value-type="float" office:value="540.4">
            <text:p>540.4</text:p>
          </table:table-cell>
        </table:table-row>
        <table:table-row table:style-name="ro3">
          <table:table-cell office:value-type="float" office:value="1373876700000">
            <text:p>1373876700000</text:p>
          </table:table-cell>
          <table:table-cell table:formula="of:=AVERAGE(['Report Data'.C103];['Report Data'.C391];['Report Data'.C679];['Report Data'.C967];['Report Data'.C1255])" office:value-type="float" office:value="507">
            <text:p>507</text:p>
          </table:table-cell>
          <table:table-cell table:formula="of:=AVERAGE(['Report Data'.D103];['Report Data'.D391];['Report Data'.D679];['Report Data'.D967];['Report Data'.D1255])" office:value-type="float" office:value="744.6">
            <text:p>744.6</text:p>
          </table:table-cell>
          <table:table-cell table:formula="of:=AVERAGE(['Report Data'.E103];['Report Data'.E391];['Report Data'.E679];['Report Data'.E967];['Report Data'.E1255])" office:value-type="float" office:value="612.4">
            <text:p>612.4</text:p>
          </table:table-cell>
          <table:table-cell table:formula="of:=AVERAGE(['Report Data'.F103];['Report Data'.F391];['Report Data'.F679];['Report Data'.F967];['Report Data'.F1255])" office:value-type="float" office:value="524">
            <text:p>524</text:p>
          </table:table-cell>
        </table:table-row>
        <table:table-row table:style-name="ro3">
          <table:table-cell office:value-type="float" office:value="1373877000000">
            <text:p>1373877000000</text:p>
          </table:table-cell>
          <table:table-cell table:formula="of:=AVERAGE(['Report Data'.C104];['Report Data'.C392];['Report Data'.C680];['Report Data'.C968];['Report Data'.C1256])" office:value-type="float" office:value="496">
            <text:p>496</text:p>
          </table:table-cell>
          <table:table-cell table:formula="of:=AVERAGE(['Report Data'.D104];['Report Data'.D392];['Report Data'.D680];['Report Data'.D968];['Report Data'.D1256])" office:value-type="float" office:value="740.6">
            <text:p>740.6</text:p>
          </table:table-cell>
          <table:table-cell table:formula="of:=AVERAGE(['Report Data'.E104];['Report Data'.E392];['Report Data'.E680];['Report Data'.E968];['Report Data'.E1256])" office:value-type="float" office:value="594.6">
            <text:p>594.6</text:p>
          </table:table-cell>
          <table:table-cell table:formula="of:=AVERAGE(['Report Data'.F104];['Report Data'.F392];['Report Data'.F680];['Report Data'.F968];['Report Data'.F1256])" office:value-type="float" office:value="521.4">
            <text:p>521.4</text:p>
          </table:table-cell>
        </table:table-row>
        <table:table-row table:style-name="ro3">
          <table:table-cell office:value-type="float" office:value="1373877300000">
            <text:p>1373877300000</text:p>
          </table:table-cell>
          <table:table-cell table:formula="of:=AVERAGE(['Report Data'.C105];['Report Data'.C393];['Report Data'.C681];['Report Data'.C969];['Report Data'.C1257])" office:value-type="float" office:value="468.6">
            <text:p>468.6</text:p>
          </table:table-cell>
          <table:table-cell table:formula="of:=AVERAGE(['Report Data'.D105];['Report Data'.D393];['Report Data'.D681];['Report Data'.D969];['Report Data'.D1257])" office:value-type="float" office:value="739">
            <text:p>739</text:p>
          </table:table-cell>
          <table:table-cell table:formula="of:=AVERAGE(['Report Data'.E105];['Report Data'.E393];['Report Data'.E681];['Report Data'.E969];['Report Data'.E1257])" office:value-type="float" office:value="584.2">
            <text:p>584.2</text:p>
          </table:table-cell>
          <table:table-cell table:formula="of:=AVERAGE(['Report Data'.F105];['Report Data'.F393];['Report Data'.F681];['Report Data'.F969];['Report Data'.F1257])" office:value-type="float" office:value="537.4">
            <text:p>537.4</text:p>
          </table:table-cell>
        </table:table-row>
        <table:table-row table:style-name="ro3">
          <table:table-cell office:value-type="float" office:value="1373877600000">
            <text:p>1373877600000</text:p>
          </table:table-cell>
          <table:table-cell table:formula="of:=AVERAGE(['Report Data'.C106];['Report Data'.C394];['Report Data'.C682];['Report Data'.C970];['Report Data'.C1258])" office:value-type="float" office:value="497.2">
            <text:p>497.2</text:p>
          </table:table-cell>
          <table:table-cell table:formula="of:=AVERAGE(['Report Data'.D106];['Report Data'.D394];['Report Data'.D682];['Report Data'.D970];['Report Data'.D1258])" office:value-type="float" office:value="739.2">
            <text:p>739.2</text:p>
          </table:table-cell>
          <table:table-cell table:formula="of:=AVERAGE(['Report Data'.E106];['Report Data'.E394];['Report Data'.E682];['Report Data'.E970];['Report Data'.E1258])" office:value-type="float" office:value="525.4">
            <text:p>525.4</text:p>
          </table:table-cell>
          <table:table-cell table:formula="of:=AVERAGE(['Report Data'.F106];['Report Data'.F394];['Report Data'.F682];['Report Data'.F970];['Report Data'.F1258])" office:value-type="float" office:value="508.6">
            <text:p>508.6</text:p>
          </table:table-cell>
        </table:table-row>
        <table:table-row table:style-name="ro3">
          <table:table-cell office:value-type="float" office:value="1373877900000">
            <text:p>1373877900000</text:p>
          </table:table-cell>
          <table:table-cell table:formula="of:=AVERAGE(['Report Data'.C107];['Report Data'.C395];['Report Data'.C683];['Report Data'.C971];['Report Data'.C1259])" office:value-type="float" office:value="531.2">
            <text:p>531.2</text:p>
          </table:table-cell>
          <table:table-cell table:formula="of:=AVERAGE(['Report Data'.D107];['Report Data'.D395];['Report Data'.D683];['Report Data'.D971];['Report Data'.D1259])" office:value-type="float" office:value="716.6">
            <text:p>716.6</text:p>
          </table:table-cell>
          <table:table-cell table:formula="of:=AVERAGE(['Report Data'.E107];['Report Data'.E395];['Report Data'.E683];['Report Data'.E971];['Report Data'.E1259])" office:value-type="float" office:value="519.4">
            <text:p>519.4</text:p>
          </table:table-cell>
          <table:table-cell table:formula="of:=AVERAGE(['Report Data'.F107];['Report Data'.F395];['Report Data'.F683];['Report Data'.F971];['Report Data'.F1259])" office:value-type="float" office:value="507">
            <text:p>507</text:p>
          </table:table-cell>
        </table:table-row>
        <table:table-row table:style-name="ro3">
          <table:table-cell office:value-type="float" office:value="1373878200000">
            <text:p>1373878200000</text:p>
          </table:table-cell>
          <table:table-cell table:formula="of:=AVERAGE(['Report Data'.C108];['Report Data'.C396];['Report Data'.C684];['Report Data'.C972];['Report Data'.C1260])" office:value-type="float" office:value="465.4">
            <text:p>465.4</text:p>
          </table:table-cell>
          <table:table-cell table:formula="of:=AVERAGE(['Report Data'.D108];['Report Data'.D396];['Report Data'.D684];['Report Data'.D972];['Report Data'.D1260])" office:value-type="float" office:value="720.4">
            <text:p>720.4</text:p>
          </table:table-cell>
          <table:table-cell table:formula="of:=AVERAGE(['Report Data'.E108];['Report Data'.E396];['Report Data'.E684];['Report Data'.E972];['Report Data'.E1260])" office:value-type="float" office:value="557.6">
            <text:p>557.6</text:p>
          </table:table-cell>
          <table:table-cell table:formula="of:=AVERAGE(['Report Data'.F108];['Report Data'.F396];['Report Data'.F684];['Report Data'.F972];['Report Data'.F1260])" office:value-type="float" office:value="513.6">
            <text:p>513.6</text:p>
          </table:table-cell>
        </table:table-row>
        <table:table-row table:style-name="ro3">
          <table:table-cell office:value-type="float" office:value="1373878500000">
            <text:p>1373878500000</text:p>
          </table:table-cell>
          <table:table-cell table:formula="of:=AVERAGE(['Report Data'.C109];['Report Data'.C397];['Report Data'.C685];['Report Data'.C973];['Report Data'.C1261])" office:value-type="float" office:value="409.6">
            <text:p>409.6</text:p>
          </table:table-cell>
          <table:table-cell table:formula="of:=AVERAGE(['Report Data'.D109];['Report Data'.D397];['Report Data'.D685];['Report Data'.D973];['Report Data'.D1261])" office:value-type="float" office:value="684.2">
            <text:p>684.2</text:p>
          </table:table-cell>
          <table:table-cell table:formula="of:=AVERAGE(['Report Data'.E109];['Report Data'.E397];['Report Data'.E685];['Report Data'.E973];['Report Data'.E1261])" office:value-type="float" office:value="498.6">
            <text:p>498.6</text:p>
          </table:table-cell>
          <table:table-cell table:formula="of:=AVERAGE(['Report Data'.F109];['Report Data'.F397];['Report Data'.F685];['Report Data'.F973];['Report Data'.F1261])" office:value-type="float" office:value="483">
            <text:p>483</text:p>
          </table:table-cell>
        </table:table-row>
        <table:table-row table:style-name="ro3">
          <table:table-cell office:value-type="float" office:value="1373878800000">
            <text:p>1373878800000</text:p>
          </table:table-cell>
          <table:table-cell table:formula="of:=AVERAGE(['Report Data'.C110];['Report Data'.C398];['Report Data'.C686];['Report Data'.C974];['Report Data'.C1262])" office:value-type="float" office:value="439.6">
            <text:p>439.6</text:p>
          </table:table-cell>
          <table:table-cell table:formula="of:=AVERAGE(['Report Data'.D110];['Report Data'.D398];['Report Data'.D686];['Report Data'.D974];['Report Data'.D1262])" office:value-type="float" office:value="730.4">
            <text:p>730.4</text:p>
          </table:table-cell>
          <table:table-cell table:formula="of:=AVERAGE(['Report Data'.E110];['Report Data'.E398];['Report Data'.E686];['Report Data'.E974];['Report Data'.E1262])" office:value-type="float" office:value="523.6">
            <text:p>523.6</text:p>
          </table:table-cell>
          <table:table-cell table:formula="of:=AVERAGE(['Report Data'.F110];['Report Data'.F398];['Report Data'.F686];['Report Data'.F974];['Report Data'.F1262])" office:value-type="float" office:value="470.2">
            <text:p>470.2</text:p>
          </table:table-cell>
        </table:table-row>
        <table:table-row table:style-name="ro3">
          <table:table-cell office:value-type="float" office:value="1373879100000">
            <text:p>1373879100000</text:p>
          </table:table-cell>
          <table:table-cell table:formula="of:=AVERAGE(['Report Data'.C111];['Report Data'.C399];['Report Data'.C687];['Report Data'.C975];['Report Data'.C1263])" office:value-type="float" office:value="404.6">
            <text:p>404.6</text:p>
          </table:table-cell>
          <table:table-cell table:formula="of:=AVERAGE(['Report Data'.D111];['Report Data'.D399];['Report Data'.D687];['Report Data'.D975];['Report Data'.D1263])" office:value-type="float" office:value="714.8">
            <text:p>714.8</text:p>
          </table:table-cell>
          <table:table-cell table:formula="of:=AVERAGE(['Report Data'.E111];['Report Data'.E399];['Report Data'.E687];['Report Data'.E975];['Report Data'.E1263])" office:value-type="float" office:value="484">
            <text:p>484</text:p>
          </table:table-cell>
          <table:table-cell table:formula="of:=AVERAGE(['Report Data'.F111];['Report Data'.F399];['Report Data'.F687];['Report Data'.F975];['Report Data'.F1263])" office:value-type="float" office:value="463.4">
            <text:p>463.4</text:p>
          </table:table-cell>
        </table:table-row>
        <table:table-row table:style-name="ro3">
          <table:table-cell office:value-type="float" office:value="1373879400000">
            <text:p>1373879400000</text:p>
          </table:table-cell>
          <table:table-cell table:formula="of:=AVERAGE(['Report Data'.C112];['Report Data'.C400];['Report Data'.C688];['Report Data'.C976];['Report Data'.C1264])" office:value-type="float" office:value="390.4">
            <text:p>390.4</text:p>
          </table:table-cell>
          <table:table-cell table:formula="of:=AVERAGE(['Report Data'.D112];['Report Data'.D400];['Report Data'.D688];['Report Data'.D976];['Report Data'.D1264])" office:value-type="float" office:value="634.4">
            <text:p>634.4</text:p>
          </table:table-cell>
          <table:table-cell table:formula="of:=AVERAGE(['Report Data'.E112];['Report Data'.E400];['Report Data'.E688];['Report Data'.E976];['Report Data'.E1264])" office:value-type="float" office:value="546.2">
            <text:p>546.2</text:p>
          </table:table-cell>
          <table:table-cell table:formula="of:=AVERAGE(['Report Data'.F112];['Report Data'.F400];['Report Data'.F688];['Report Data'.F976];['Report Data'.F1264])" office:value-type="float" office:value="544">
            <text:p>544</text:p>
          </table:table-cell>
        </table:table-row>
        <table:table-row table:style-name="ro3">
          <table:table-cell office:value-type="float" office:value="1373879700000">
            <text:p>1373879700000</text:p>
          </table:table-cell>
          <table:table-cell table:formula="of:=AVERAGE(['Report Data'.C113];['Report Data'.C401];['Report Data'.C689];['Report Data'.C977];['Report Data'.C1265])" office:value-type="float" office:value="443.8">
            <text:p>443.8</text:p>
          </table:table-cell>
          <table:table-cell table:formula="of:=AVERAGE(['Report Data'.D113];['Report Data'.D401];['Report Data'.D689];['Report Data'.D977];['Report Data'.D1265])" office:value-type="float" office:value="689">
            <text:p>689</text:p>
          </table:table-cell>
          <table:table-cell table:formula="of:=AVERAGE(['Report Data'.E113];['Report Data'.E401];['Report Data'.E689];['Report Data'.E977];['Report Data'.E1265])" office:value-type="float" office:value="560">
            <text:p>560</text:p>
          </table:table-cell>
          <table:table-cell table:formula="of:=AVERAGE(['Report Data'.F113];['Report Data'.F401];['Report Data'.F689];['Report Data'.F977];['Report Data'.F1265])" office:value-type="float" office:value="524.2">
            <text:p>524.2</text:p>
          </table:table-cell>
        </table:table-row>
        <table:table-row table:style-name="ro3">
          <table:table-cell office:value-type="float" office:value="1373880000000">
            <text:p>1373880000000</text:p>
          </table:table-cell>
          <table:table-cell table:formula="of:=AVERAGE(['Report Data'.C114];['Report Data'.C402];['Report Data'.C690];['Report Data'.C978];['Report Data'.C1266])" office:value-type="float" office:value="426.6">
            <text:p>426.6</text:p>
          </table:table-cell>
          <table:table-cell table:formula="of:=AVERAGE(['Report Data'.D114];['Report Data'.D402];['Report Data'.D690];['Report Data'.D978];['Report Data'.D1266])" office:value-type="float" office:value="686.2">
            <text:p>686.2</text:p>
          </table:table-cell>
          <table:table-cell table:formula="of:=AVERAGE(['Report Data'.E114];['Report Data'.E402];['Report Data'.E690];['Report Data'.E978];['Report Data'.E1266])" office:value-type="float" office:value="573.8">
            <text:p>573.8</text:p>
          </table:table-cell>
          <table:table-cell table:formula="of:=AVERAGE(['Report Data'.F114];['Report Data'.F402];['Report Data'.F690];['Report Data'.F978];['Report Data'.F1266])" office:value-type="float" office:value="507.6">
            <text:p>507.6</text:p>
          </table:table-cell>
        </table:table-row>
        <table:table-row table:style-name="ro3">
          <table:table-cell office:value-type="float" office:value="1373880300000">
            <text:p>1373880300000</text:p>
          </table:table-cell>
          <table:table-cell table:formula="of:=AVERAGE(['Report Data'.C115];['Report Data'.C403];['Report Data'.C691];['Report Data'.C979];['Report Data'.C1267])" office:value-type="float" office:value="399.6">
            <text:p>399.6</text:p>
          </table:table-cell>
          <table:table-cell table:formula="of:=AVERAGE(['Report Data'.D115];['Report Data'.D403];['Report Data'.D691];['Report Data'.D979];['Report Data'.D1267])" office:value-type="float" office:value="684.2">
            <text:p>684.2</text:p>
          </table:table-cell>
          <table:table-cell table:formula="of:=AVERAGE(['Report Data'.E115];['Report Data'.E403];['Report Data'.E691];['Report Data'.E979];['Report Data'.E1267])" office:value-type="float" office:value="577.2">
            <text:p>577.2</text:p>
          </table:table-cell>
          <table:table-cell table:formula="of:=AVERAGE(['Report Data'.F115];['Report Data'.F403];['Report Data'.F691];['Report Data'.F979];['Report Data'.F1267])" office:value-type="float" office:value="523.4">
            <text:p>523.4</text:p>
          </table:table-cell>
        </table:table-row>
        <table:table-row table:style-name="ro3">
          <table:table-cell office:value-type="float" office:value="1373880600000">
            <text:p>1373880600000</text:p>
          </table:table-cell>
          <table:table-cell table:formula="of:=AVERAGE(['Report Data'.C116];['Report Data'.C404];['Report Data'.C692];['Report Data'.C980];['Report Data'.C1268])" office:value-type="float" office:value="462.4">
            <text:p>462.4</text:p>
          </table:table-cell>
          <table:table-cell table:formula="of:=AVERAGE(['Report Data'.D116];['Report Data'.D404];['Report Data'.D692];['Report Data'.D980];['Report Data'.D1268])" office:value-type="float" office:value="662.4">
            <text:p>662.4</text:p>
          </table:table-cell>
          <table:table-cell table:formula="of:=AVERAGE(['Report Data'.E116];['Report Data'.E404];['Report Data'.E692];['Report Data'.E980];['Report Data'.E1268])" office:value-type="float" office:value="585.8">
            <text:p>585.8</text:p>
          </table:table-cell>
          <table:table-cell table:formula="of:=AVERAGE(['Report Data'.F116];['Report Data'.F404];['Report Data'.F692];['Report Data'.F980];['Report Data'.F1268])" office:value-type="float" office:value="535.6">
            <text:p>535.6</text:p>
          </table:table-cell>
        </table:table-row>
        <table:table-row table:style-name="ro3">
          <table:table-cell office:value-type="float" office:value="1373880900000">
            <text:p>1373880900000</text:p>
          </table:table-cell>
          <table:table-cell table:formula="of:=AVERAGE(['Report Data'.C117];['Report Data'.C405];['Report Data'.C693];['Report Data'.C981];['Report Data'.C1269])" office:value-type="float" office:value="420.4">
            <text:p>420.4</text:p>
          </table:table-cell>
          <table:table-cell table:formula="of:=AVERAGE(['Report Data'.D117];['Report Data'.D405];['Report Data'.D693];['Report Data'.D981];['Report Data'.D1269])" office:value-type="float" office:value="631.6">
            <text:p>631.6</text:p>
          </table:table-cell>
          <table:table-cell table:formula="of:=AVERAGE(['Report Data'.E117];['Report Data'.E405];['Report Data'.E693];['Report Data'.E981];['Report Data'.E1269])" office:value-type="float" office:value="548.2">
            <text:p>548.2</text:p>
          </table:table-cell>
          <table:table-cell table:formula="of:=AVERAGE(['Report Data'.F117];['Report Data'.F405];['Report Data'.F693];['Report Data'.F981];['Report Data'.F1269])" office:value-type="float" office:value="477">
            <text:p>477</text:p>
          </table:table-cell>
        </table:table-row>
        <table:table-row table:style-name="ro3">
          <table:table-cell office:value-type="float" office:value="1373881200000">
            <text:p>1373881200000</text:p>
          </table:table-cell>
          <table:table-cell table:formula="of:=AVERAGE(['Report Data'.C118];['Report Data'.C406];['Report Data'.C694];['Report Data'.C982];['Report Data'.C1270])" office:value-type="float" office:value="416.6">
            <text:p>416.6</text:p>
          </table:table-cell>
          <table:table-cell table:formula="of:=AVERAGE(['Report Data'.D118];['Report Data'.D406];['Report Data'.D694];['Report Data'.D982];['Report Data'.D1270])" office:value-type="float" office:value="650.2">
            <text:p>650.2</text:p>
          </table:table-cell>
          <table:table-cell table:formula="of:=AVERAGE(['Report Data'.E118];['Report Data'.E406];['Report Data'.E694];['Report Data'.E982];['Report Data'.E1270])" office:value-type="float" office:value="570.8">
            <text:p>570.8</text:p>
          </table:table-cell>
          <table:table-cell table:formula="of:=AVERAGE(['Report Data'.F118];['Report Data'.F406];['Report Data'.F694];['Report Data'.F982];['Report Data'.F1270])" office:value-type="float" office:value="510.2">
            <text:p>510.2</text:p>
          </table:table-cell>
        </table:table-row>
        <table:table-row table:style-name="ro3">
          <table:table-cell office:value-type="float" office:value="1373881500000">
            <text:p>1373881500000</text:p>
          </table:table-cell>
          <table:table-cell table:formula="of:=AVERAGE(['Report Data'.C119];['Report Data'.C407];['Report Data'.C695];['Report Data'.C983];['Report Data'.C1271])" office:value-type="float" office:value="438">
            <text:p>438</text:p>
          </table:table-cell>
          <table:table-cell table:formula="of:=AVERAGE(['Report Data'.D119];['Report Data'.D407];['Report Data'.D695];['Report Data'.D983];['Report Data'.D1271])" office:value-type="float" office:value="656">
            <text:p>656</text:p>
          </table:table-cell>
          <table:table-cell table:formula="of:=AVERAGE(['Report Data'.E119];['Report Data'.E407];['Report Data'.E695];['Report Data'.E983];['Report Data'.E1271])" office:value-type="float" office:value="573">
            <text:p>573</text:p>
          </table:table-cell>
          <table:table-cell table:formula="of:=AVERAGE(['Report Data'.F119];['Report Data'.F407];['Report Data'.F695];['Report Data'.F983];['Report Data'.F1271])" office:value-type="float" office:value="519.4">
            <text:p>519.4</text:p>
          </table:table-cell>
        </table:table-row>
        <table:table-row table:style-name="ro3">
          <table:table-cell office:value-type="float" office:value="1373881800000">
            <text:p>1373881800000</text:p>
          </table:table-cell>
          <table:table-cell table:formula="of:=AVERAGE(['Report Data'.C120];['Report Data'.C408];['Report Data'.C696];['Report Data'.C984];['Report Data'.C1272])" office:value-type="float" office:value="371.6">
            <text:p>371.6</text:p>
          </table:table-cell>
          <table:table-cell table:formula="of:=AVERAGE(['Report Data'.D120];['Report Data'.D408];['Report Data'.D696];['Report Data'.D984];['Report Data'.D1272])" office:value-type="float" office:value="682.8">
            <text:p>682.8</text:p>
          </table:table-cell>
          <table:table-cell table:formula="of:=AVERAGE(['Report Data'.E120];['Report Data'.E408];['Report Data'.E696];['Report Data'.E984];['Report Data'.E1272])" office:value-type="float" office:value="561.6">
            <text:p>561.6</text:p>
          </table:table-cell>
          <table:table-cell table:formula="of:=AVERAGE(['Report Data'.F120];['Report Data'.F408];['Report Data'.F696];['Report Data'.F984];['Report Data'.F1272])" office:value-type="float" office:value="517.6">
            <text:p>517.6</text:p>
          </table:table-cell>
        </table:table-row>
        <table:table-row table:style-name="ro3">
          <table:table-cell office:value-type="float" office:value="1373882100000">
            <text:p>1373882100000</text:p>
          </table:table-cell>
          <table:table-cell table:formula="of:=AVERAGE(['Report Data'.C121];['Report Data'.C409];['Report Data'.C697];['Report Data'.C985];['Report Data'.C1273])" office:value-type="float" office:value="410.2">
            <text:p>410.2</text:p>
          </table:table-cell>
          <table:table-cell table:formula="of:=AVERAGE(['Report Data'.D121];['Report Data'.D409];['Report Data'.D697];['Report Data'.D985];['Report Data'.D1273])" office:value-type="float" office:value="677">
            <text:p>677</text:p>
          </table:table-cell>
          <table:table-cell table:formula="of:=AVERAGE(['Report Data'.E121];['Report Data'.E409];['Report Data'.E697];['Report Data'.E985];['Report Data'.E1273])" office:value-type="float" office:value="538">
            <text:p>538</text:p>
          </table:table-cell>
          <table:table-cell table:formula="of:=AVERAGE(['Report Data'.F121];['Report Data'.F409];['Report Data'.F697];['Report Data'.F985];['Report Data'.F1273])" office:value-type="float" office:value="510.8">
            <text:p>510.8</text:p>
          </table:table-cell>
        </table:table-row>
        <table:table-row table:style-name="ro3">
          <table:table-cell office:value-type="float" office:value="1373882400000">
            <text:p>1373882400000</text:p>
          </table:table-cell>
          <table:table-cell table:formula="of:=AVERAGE(['Report Data'.C122];['Report Data'.C410];['Report Data'.C698];['Report Data'.C986];['Report Data'.C1274])" office:value-type="float" office:value="352.2">
            <text:p>352.2</text:p>
          </table:table-cell>
          <table:table-cell table:formula="of:=AVERAGE(['Report Data'.D122];['Report Data'.D410];['Report Data'.D698];['Report Data'.D986];['Report Data'.D1274])" office:value-type="float" office:value="607.4">
            <text:p>607.4</text:p>
          </table:table-cell>
          <table:table-cell table:formula="of:=AVERAGE(['Report Data'.E122];['Report Data'.E410];['Report Data'.E698];['Report Data'.E986];['Report Data'.E1274])" office:value-type="float" office:value="506.6">
            <text:p>506.6</text:p>
          </table:table-cell>
          <table:table-cell table:formula="of:=AVERAGE(['Report Data'.F122];['Report Data'.F410];['Report Data'.F698];['Report Data'.F986];['Report Data'.F1274])" office:value-type="float" office:value="496.4">
            <text:p>496.4</text:p>
          </table:table-cell>
        </table:table-row>
        <table:table-row table:style-name="ro3">
          <table:table-cell office:value-type="float" office:value="1373882700000">
            <text:p>1373882700000</text:p>
          </table:table-cell>
          <table:table-cell table:formula="of:=AVERAGE(['Report Data'.C123];['Report Data'.C411];['Report Data'.C699];['Report Data'.C987];['Report Data'.C1275])" office:value-type="float" office:value="375.8">
            <text:p>375.8</text:p>
          </table:table-cell>
          <table:table-cell table:formula="of:=AVERAGE(['Report Data'.D123];['Report Data'.D411];['Report Data'.D699];['Report Data'.D987];['Report Data'.D1275])" office:value-type="float" office:value="606.8">
            <text:p>606.8</text:p>
          </table:table-cell>
          <table:table-cell table:formula="of:=AVERAGE(['Report Data'.E123];['Report Data'.E411];['Report Data'.E699];['Report Data'.E987];['Report Data'.E1275])" office:value-type="float" office:value="499.8">
            <text:p>499.8</text:p>
          </table:table-cell>
          <table:table-cell table:formula="of:=AVERAGE(['Report Data'.F123];['Report Data'.F411];['Report Data'.F699];['Report Data'.F987];['Report Data'.F1275])" office:value-type="float" office:value="505">
            <text:p>505</text:p>
          </table:table-cell>
        </table:table-row>
        <table:table-row table:style-name="ro3">
          <table:table-cell office:value-type="float" office:value="1373883000000">
            <text:p>1373883000000</text:p>
          </table:table-cell>
          <table:table-cell table:formula="of:=AVERAGE(['Report Data'.C124];['Report Data'.C412];['Report Data'.C700];['Report Data'.C988];['Report Data'.C1276])" office:value-type="float" office:value="400.4">
            <text:p>400.4</text:p>
          </table:table-cell>
          <table:table-cell table:formula="of:=AVERAGE(['Report Data'.D124];['Report Data'.D412];['Report Data'.D700];['Report Data'.D988];['Report Data'.D1276])" office:value-type="float" office:value="630.2">
            <text:p>630.2</text:p>
          </table:table-cell>
          <table:table-cell table:formula="of:=AVERAGE(['Report Data'.E124];['Report Data'.E412];['Report Data'.E700];['Report Data'.E988];['Report Data'.E1276])" office:value-type="float" office:value="526">
            <text:p>526</text:p>
          </table:table-cell>
          <table:table-cell table:formula="of:=AVERAGE(['Report Data'.F124];['Report Data'.F412];['Report Data'.F700];['Report Data'.F988];['Report Data'.F1276])" office:value-type="float" office:value="534.2">
            <text:p>534.2</text:p>
          </table:table-cell>
        </table:table-row>
        <table:table-row table:style-name="ro3">
          <table:table-cell office:value-type="float" office:value="1373883300000">
            <text:p>1373883300000</text:p>
          </table:table-cell>
          <table:table-cell table:formula="of:=AVERAGE(['Report Data'.C125];['Report Data'.C413];['Report Data'.C701];['Report Data'.C989];['Report Data'.C1277])" office:value-type="float" office:value="363">
            <text:p>363</text:p>
          </table:table-cell>
          <table:table-cell table:formula="of:=AVERAGE(['Report Data'.D125];['Report Data'.D413];['Report Data'.D701];['Report Data'.D989];['Report Data'.D1277])" office:value-type="float" office:value="651.2">
            <text:p>651.2</text:p>
          </table:table-cell>
          <table:table-cell table:formula="of:=AVERAGE(['Report Data'.E125];['Report Data'.E413];['Report Data'.E701];['Report Data'.E989];['Report Data'.E1277])" office:value-type="float" office:value="492">
            <text:p>492</text:p>
          </table:table-cell>
          <table:table-cell table:formula="of:=AVERAGE(['Report Data'.F125];['Report Data'.F413];['Report Data'.F701];['Report Data'.F989];['Report Data'.F1277])" office:value-type="float" office:value="515.6">
            <text:p>515.6</text:p>
          </table:table-cell>
        </table:table-row>
        <table:table-row table:style-name="ro3">
          <table:table-cell office:value-type="float" office:value="1373883600000">
            <text:p>1373883600000</text:p>
          </table:table-cell>
          <table:table-cell table:formula="of:=AVERAGE(['Report Data'.C126];['Report Data'.C414];['Report Data'.C702];['Report Data'.C990];['Report Data'.C1278])" office:value-type="float" office:value="394.4">
            <text:p>394.4</text:p>
          </table:table-cell>
          <table:table-cell table:formula="of:=AVERAGE(['Report Data'.D126];['Report Data'.D414];['Report Data'.D702];['Report Data'.D990];['Report Data'.D1278])" office:value-type="float" office:value="616">
            <text:p>616</text:p>
          </table:table-cell>
          <table:table-cell table:formula="of:=AVERAGE(['Report Data'.E126];['Report Data'.E414];['Report Data'.E702];['Report Data'.E990];['Report Data'.E1278])" office:value-type="float" office:value="503.2">
            <text:p>503.2</text:p>
          </table:table-cell>
          <table:table-cell table:formula="of:=AVERAGE(['Report Data'.F126];['Report Data'.F414];['Report Data'.F702];['Report Data'.F990];['Report Data'.F1278])" office:value-type="float" office:value="547.2">
            <text:p>547.2</text:p>
          </table:table-cell>
        </table:table-row>
        <table:table-row table:style-name="ro3">
          <table:table-cell office:value-type="float" office:value="1373883900000">
            <text:p>1373883900000</text:p>
          </table:table-cell>
          <table:table-cell table:formula="of:=AVERAGE(['Report Data'.C127];['Report Data'.C415];['Report Data'.C703];['Report Data'.C991];['Report Data'.C1279])" office:value-type="float" office:value="382.6">
            <text:p>382.6</text:p>
          </table:table-cell>
          <table:table-cell table:formula="of:=AVERAGE(['Report Data'.D127];['Report Data'.D415];['Report Data'.D703];['Report Data'.D991];['Report Data'.D1279])" office:value-type="float" office:value="641.8">
            <text:p>641.8</text:p>
          </table:table-cell>
          <table:table-cell table:formula="of:=AVERAGE(['Report Data'.E127];['Report Data'.E415];['Report Data'.E703];['Report Data'.E991];['Report Data'.E1279])" office:value-type="float" office:value="510.6">
            <text:p>510.6</text:p>
          </table:table-cell>
          <table:table-cell table:formula="of:=AVERAGE(['Report Data'.F127];['Report Data'.F415];['Report Data'.F703];['Report Data'.F991];['Report Data'.F1279])" office:value-type="float" office:value="506.2">
            <text:p>506.2</text:p>
          </table:table-cell>
        </table:table-row>
        <table:table-row table:style-name="ro3">
          <table:table-cell office:value-type="float" office:value="1373884200000">
            <text:p>1373884200000</text:p>
          </table:table-cell>
          <table:table-cell table:formula="of:=AVERAGE(['Report Data'.C128];['Report Data'.C416];['Report Data'.C704];['Report Data'.C992];['Report Data'.C1280])" office:value-type="float" office:value="410.8">
            <text:p>410.8</text:p>
          </table:table-cell>
          <table:table-cell table:formula="of:=AVERAGE(['Report Data'.D128];['Report Data'.D416];['Report Data'.D704];['Report Data'.D992];['Report Data'.D1280])" office:value-type="float" office:value="647">
            <text:p>647</text:p>
          </table:table-cell>
          <table:table-cell table:formula="of:=AVERAGE(['Report Data'.E128];['Report Data'.E416];['Report Data'.E704];['Report Data'.E992];['Report Data'.E1280])" office:value-type="float" office:value="521.8">
            <text:p>521.8</text:p>
          </table:table-cell>
          <table:table-cell table:formula="of:=AVERAGE(['Report Data'.F128];['Report Data'.F416];['Report Data'.F704];['Report Data'.F992];['Report Data'.F1280])" office:value-type="float" office:value="543.4">
            <text:p>543.4</text:p>
          </table:table-cell>
        </table:table-row>
        <table:table-row table:style-name="ro3">
          <table:table-cell office:value-type="float" office:value="1373884500000">
            <text:p>1373884500000</text:p>
          </table:table-cell>
          <table:table-cell table:formula="of:=AVERAGE(['Report Data'.C129];['Report Data'.C417];['Report Data'.C705];['Report Data'.C993];['Report Data'.C1281])" office:value-type="float" office:value="392.2">
            <text:p>392.2</text:p>
          </table:table-cell>
          <table:table-cell table:formula="of:=AVERAGE(['Report Data'.D129];['Report Data'.D417];['Report Data'.D705];['Report Data'.D993];['Report Data'.D1281])" office:value-type="float" office:value="663.6">
            <text:p>663.6</text:p>
          </table:table-cell>
          <table:table-cell table:formula="of:=AVERAGE(['Report Data'.E129];['Report Data'.E417];['Report Data'.E705];['Report Data'.E993];['Report Data'.E1281])" office:value-type="float" office:value="480.4">
            <text:p>480.4</text:p>
          </table:table-cell>
          <table:table-cell table:formula="of:=AVERAGE(['Report Data'.F129];['Report Data'.F417];['Report Data'.F705];['Report Data'.F993];['Report Data'.F1281])" office:value-type="float" office:value="526.4">
            <text:p>526.4</text:p>
          </table:table-cell>
        </table:table-row>
        <table:table-row table:style-name="ro3">
          <table:table-cell office:value-type="float" office:value="1373884800000">
            <text:p>1373884800000</text:p>
          </table:table-cell>
          <table:table-cell table:formula="of:=AVERAGE(['Report Data'.C130];['Report Data'.C418];['Report Data'.C706];['Report Data'.C994];['Report Data'.C1282])" office:value-type="float" office:value="392.2">
            <text:p>392.2</text:p>
          </table:table-cell>
          <table:table-cell table:formula="of:=AVERAGE(['Report Data'.D130];['Report Data'.D418];['Report Data'.D706];['Report Data'.D994];['Report Data'.D1282])" office:value-type="float" office:value="679.4">
            <text:p>679.4</text:p>
          </table:table-cell>
          <table:table-cell table:formula="of:=AVERAGE(['Report Data'.E130];['Report Data'.E418];['Report Data'.E706];['Report Data'.E994];['Report Data'.E1282])" office:value-type="float" office:value="503.4">
            <text:p>503.4</text:p>
          </table:table-cell>
          <table:table-cell table:formula="of:=AVERAGE(['Report Data'.F130];['Report Data'.F418];['Report Data'.F706];['Report Data'.F994];['Report Data'.F1282])" office:value-type="float" office:value="537">
            <text:p>537</text:p>
          </table:table-cell>
        </table:table-row>
        <table:table-row table:style-name="ro3">
          <table:table-cell office:value-type="float" office:value="1373885100000">
            <text:p>1373885100000</text:p>
          </table:table-cell>
          <table:table-cell table:formula="of:=AVERAGE(['Report Data'.C131];['Report Data'.C419];['Report Data'.C707];['Report Data'.C995];['Report Data'.C1283])" office:value-type="float" office:value="444.4">
            <text:p>444.4</text:p>
          </table:table-cell>
          <table:table-cell table:formula="of:=AVERAGE(['Report Data'.D131];['Report Data'.D419];['Report Data'.D707];['Report Data'.D995];['Report Data'.D1283])" office:value-type="float" office:value="679">
            <text:p>679</text:p>
          </table:table-cell>
          <table:table-cell table:formula="of:=AVERAGE(['Report Data'.E131];['Report Data'.E419];['Report Data'.E707];['Report Data'.E995];['Report Data'.E1283])" office:value-type="float" office:value="483.2">
            <text:p>483.2</text:p>
          </table:table-cell>
          <table:table-cell table:formula="of:=AVERAGE(['Report Data'.F131];['Report Data'.F419];['Report Data'.F707];['Report Data'.F995];['Report Data'.F1283])" office:value-type="float" office:value="500.2">
            <text:p>500.2</text:p>
          </table:table-cell>
        </table:table-row>
        <table:table-row table:style-name="ro3">
          <table:table-cell office:value-type="float" office:value="1373885400000">
            <text:p>1373885400000</text:p>
          </table:table-cell>
          <table:table-cell table:formula="of:=AVERAGE(['Report Data'.C132];['Report Data'.C420];['Report Data'.C708];['Report Data'.C996];['Report Data'.C1284])" office:value-type="float" office:value="402.8">
            <text:p>402.8</text:p>
          </table:table-cell>
          <table:table-cell table:formula="of:=AVERAGE(['Report Data'.D132];['Report Data'.D420];['Report Data'.D708];['Report Data'.D996];['Report Data'.D1284])" office:value-type="float" office:value="656.6">
            <text:p>656.6</text:p>
          </table:table-cell>
          <table:table-cell table:formula="of:=AVERAGE(['Report Data'.E132];['Report Data'.E420];['Report Data'.E708];['Report Data'.E996];['Report Data'.E1284])" office:value-type="float" office:value="528.8">
            <text:p>528.8</text:p>
          </table:table-cell>
          <table:table-cell table:formula="of:=AVERAGE(['Report Data'.F132];['Report Data'.F420];['Report Data'.F708];['Report Data'.F996];['Report Data'.F1284])" office:value-type="float" office:value="560">
            <text:p>560</text:p>
          </table:table-cell>
        </table:table-row>
        <table:table-row table:style-name="ro3">
          <table:table-cell office:value-type="float" office:value="1373885700000">
            <text:p>1373885700000</text:p>
          </table:table-cell>
          <table:table-cell table:formula="of:=AVERAGE(['Report Data'.C133];['Report Data'.C421];['Report Data'.C709];['Report Data'.C997];['Report Data'.C1285])" office:value-type="float" office:value="396.2">
            <text:p>396.2</text:p>
          </table:table-cell>
          <table:table-cell table:formula="of:=AVERAGE(['Report Data'.D133];['Report Data'.D421];['Report Data'.D709];['Report Data'.D997];['Report Data'.D1285])" office:value-type="float" office:value="664.2">
            <text:p>664.2</text:p>
          </table:table-cell>
          <table:table-cell table:formula="of:=AVERAGE(['Report Data'.E133];['Report Data'.E421];['Report Data'.E709];['Report Data'.E997];['Report Data'.E1285])" office:value-type="float" office:value="518.2">
            <text:p>518.2</text:p>
          </table:table-cell>
          <table:table-cell table:formula="of:=AVERAGE(['Report Data'.F133];['Report Data'.F421];['Report Data'.F709];['Report Data'.F997];['Report Data'.F1285])" office:value-type="float" office:value="541.4">
            <text:p>541.4</text:p>
          </table:table-cell>
        </table:table-row>
        <table:table-row table:style-name="ro3">
          <table:table-cell office:value-type="float" office:value="1373886000000">
            <text:p>1373886000000</text:p>
          </table:table-cell>
          <table:table-cell table:formula="of:=AVERAGE(['Report Data'.C134];['Report Data'.C422];['Report Data'.C710];['Report Data'.C998];['Report Data'.C1286])" office:value-type="float" office:value="385.6">
            <text:p>385.6</text:p>
          </table:table-cell>
          <table:table-cell table:formula="of:=AVERAGE(['Report Data'.D134];['Report Data'.D422];['Report Data'.D710];['Report Data'.D998];['Report Data'.D1286])" office:value-type="float" office:value="635.6">
            <text:p>635.6</text:p>
          </table:table-cell>
          <table:table-cell table:formula="of:=AVERAGE(['Report Data'.E134];['Report Data'.E422];['Report Data'.E710];['Report Data'.E998];['Report Data'.E1286])" office:value-type="float" office:value="497.8">
            <text:p>497.8</text:p>
          </table:table-cell>
          <table:table-cell table:formula="of:=AVERAGE(['Report Data'.F134];['Report Data'.F422];['Report Data'.F710];['Report Data'.F998];['Report Data'.F1286])" office:value-type="float" office:value="544">
            <text:p>544</text:p>
          </table:table-cell>
        </table:table-row>
        <table:table-row table:style-name="ro3">
          <table:table-cell office:value-type="float" office:value="1373886300000">
            <text:p>1373886300000</text:p>
          </table:table-cell>
          <table:table-cell table:formula="of:=AVERAGE(['Report Data'.C135];['Report Data'.C423];['Report Data'.C711];['Report Data'.C999];['Report Data'.C1287])" office:value-type="float" office:value="401.6">
            <text:p>401.6</text:p>
          </table:table-cell>
          <table:table-cell table:formula="of:=AVERAGE(['Report Data'.D135];['Report Data'.D423];['Report Data'.D711];['Report Data'.D999];['Report Data'.D1287])" office:value-type="float" office:value="626">
            <text:p>626</text:p>
          </table:table-cell>
          <table:table-cell table:formula="of:=AVERAGE(['Report Data'.E135];['Report Data'.E423];['Report Data'.E711];['Report Data'.E999];['Report Data'.E1287])" office:value-type="float" office:value="511">
            <text:p>511</text:p>
          </table:table-cell>
          <table:table-cell table:formula="of:=AVERAGE(['Report Data'.F135];['Report Data'.F423];['Report Data'.F711];['Report Data'.F999];['Report Data'.F1287])" office:value-type="float" office:value="554.2">
            <text:p>554.2</text:p>
          </table:table-cell>
        </table:table-row>
        <table:table-row table:style-name="ro3">
          <table:table-cell office:value-type="float" office:value="1373886600000">
            <text:p>1373886600000</text:p>
          </table:table-cell>
          <table:table-cell table:formula="of:=AVERAGE(['Report Data'.C136];['Report Data'.C424];['Report Data'.C712];['Report Data'.C1000];['Report Data'.C1288])" office:value-type="float" office:value="381.8">
            <text:p>381.8</text:p>
          </table:table-cell>
          <table:table-cell table:formula="of:=AVERAGE(['Report Data'.D136];['Report Data'.D424];['Report Data'.D712];['Report Data'.D1000];['Report Data'.D1288])" office:value-type="float" office:value="640.8">
            <text:p>640.8</text:p>
          </table:table-cell>
          <table:table-cell table:formula="of:=AVERAGE(['Report Data'.E136];['Report Data'.E424];['Report Data'.E712];['Report Data'.E1000];['Report Data'.E1288])" office:value-type="float" office:value="495.6">
            <text:p>495.6</text:p>
          </table:table-cell>
          <table:table-cell table:formula="of:=AVERAGE(['Report Data'.F136];['Report Data'.F424];['Report Data'.F712];['Report Data'.F1000];['Report Data'.F1288])" office:value-type="float" office:value="529.6">
            <text:p>529.6</text:p>
          </table:table-cell>
        </table:table-row>
        <table:table-row table:style-name="ro3">
          <table:table-cell office:value-type="float" office:value="1373886900000">
            <text:p>1373886900000</text:p>
          </table:table-cell>
          <table:table-cell table:formula="of:=AVERAGE(['Report Data'.C137];['Report Data'.C425];['Report Data'.C713];['Report Data'.C1001];['Report Data'.C1289])" office:value-type="float" office:value="425">
            <text:p>425</text:p>
          </table:table-cell>
          <table:table-cell table:formula="of:=AVERAGE(['Report Data'.D137];['Report Data'.D425];['Report Data'.D713];['Report Data'.D1001];['Report Data'.D1289])" office:value-type="float" office:value="633.8">
            <text:p>633.8</text:p>
          </table:table-cell>
          <table:table-cell table:formula="of:=AVERAGE(['Report Data'.E137];['Report Data'.E425];['Report Data'.E713];['Report Data'.E1001];['Report Data'.E1289])" office:value-type="float" office:value="511.6">
            <text:p>511.6</text:p>
          </table:table-cell>
          <table:table-cell table:formula="of:=AVERAGE(['Report Data'.F137];['Report Data'.F425];['Report Data'.F713];['Report Data'.F1001];['Report Data'.F1289])" office:value-type="float" office:value="551.2">
            <text:p>551.2</text:p>
          </table:table-cell>
        </table:table-row>
        <table:table-row table:style-name="ro3">
          <table:table-cell office:value-type="float" office:value="1373887200000">
            <text:p>1373887200000</text:p>
          </table:table-cell>
          <table:table-cell table:formula="of:=AVERAGE(['Report Data'.C138];['Report Data'.C426];['Report Data'.C714];['Report Data'.C1002];['Report Data'.C1290])" office:value-type="float" office:value="396.6">
            <text:p>396.6</text:p>
          </table:table-cell>
          <table:table-cell table:formula="of:=AVERAGE(['Report Data'.D138];['Report Data'.D426];['Report Data'.D714];['Report Data'.D1002];['Report Data'.D1290])" office:value-type="float" office:value="639.4">
            <text:p>639.4</text:p>
          </table:table-cell>
          <table:table-cell table:formula="of:=AVERAGE(['Report Data'.E138];['Report Data'.E426];['Report Data'.E714];['Report Data'.E1002];['Report Data'.E1290])" office:value-type="float" office:value="517.4">
            <text:p>517.4</text:p>
          </table:table-cell>
          <table:table-cell table:formula="of:=AVERAGE(['Report Data'.F138];['Report Data'.F426];['Report Data'.F714];['Report Data'.F1002];['Report Data'.F1290])" office:value-type="float" office:value="550.8">
            <text:p>550.8</text:p>
          </table:table-cell>
        </table:table-row>
        <table:table-row table:style-name="ro3">
          <table:table-cell office:value-type="float" office:value="1373887500000">
            <text:p>1373887500000</text:p>
          </table:table-cell>
          <table:table-cell table:formula="of:=AVERAGE(['Report Data'.C139];['Report Data'.C427];['Report Data'.C715];['Report Data'.C1003];['Report Data'.C1291])" office:value-type="float" office:value="435.2">
            <text:p>435.2</text:p>
          </table:table-cell>
          <table:table-cell table:formula="of:=AVERAGE(['Report Data'.D139];['Report Data'.D427];['Report Data'.D715];['Report Data'.D1003];['Report Data'.D1291])" office:value-type="float" office:value="624.8">
            <text:p>624.8</text:p>
          </table:table-cell>
          <table:table-cell table:formula="of:=AVERAGE(['Report Data'.E139];['Report Data'.E427];['Report Data'.E715];['Report Data'.E1003];['Report Data'.E1291])" office:value-type="float" office:value="472.6">
            <text:p>472.6</text:p>
          </table:table-cell>
          <table:table-cell table:formula="of:=AVERAGE(['Report Data'.F139];['Report Data'.F427];['Report Data'.F715];['Report Data'.F1003];['Report Data'.F1291])" office:value-type="float" office:value="518.6">
            <text:p>518.6</text:p>
          </table:table-cell>
        </table:table-row>
        <table:table-row table:style-name="ro3">
          <table:table-cell office:value-type="float" office:value="1373887800000">
            <text:p>1373887800000</text:p>
          </table:table-cell>
          <table:table-cell table:formula="of:=AVERAGE(['Report Data'.C140];['Report Data'.C428];['Report Data'.C716];['Report Data'.C1004];['Report Data'.C1292])" office:value-type="float" office:value="390.4">
            <text:p>390.4</text:p>
          </table:table-cell>
          <table:table-cell table:formula="of:=AVERAGE(['Report Data'.D140];['Report Data'.D428];['Report Data'.D716];['Report Data'.D1004];['Report Data'.D1292])" office:value-type="float" office:value="632.2">
            <text:p>632.2</text:p>
          </table:table-cell>
          <table:table-cell table:formula="of:=AVERAGE(['Report Data'.E140];['Report Data'.E428];['Report Data'.E716];['Report Data'.E1004];['Report Data'.E1292])" office:value-type="float" office:value="464.6">
            <text:p>464.6</text:p>
          </table:table-cell>
          <table:table-cell table:formula="of:=AVERAGE(['Report Data'.F140];['Report Data'.F428];['Report Data'.F716];['Report Data'.F1004];['Report Data'.F1292])" office:value-type="float" office:value="501.6">
            <text:p>501.6</text:p>
          </table:table-cell>
        </table:table-row>
        <table:table-row table:style-name="ro3">
          <table:table-cell office:value-type="float" office:value="1373888100000">
            <text:p>1373888100000</text:p>
          </table:table-cell>
          <table:table-cell table:formula="of:=AVERAGE(['Report Data'.C141];['Report Data'.C429];['Report Data'.C717];['Report Data'.C1005];['Report Data'.C1293])" office:value-type="float" office:value="395.4">
            <text:p>395.4</text:p>
          </table:table-cell>
          <table:table-cell table:formula="of:=AVERAGE(['Report Data'.D141];['Report Data'.D429];['Report Data'.D717];['Report Data'.D1005];['Report Data'.D1293])" office:value-type="float" office:value="620.2">
            <text:p>620.2</text:p>
          </table:table-cell>
          <table:table-cell table:formula="of:=AVERAGE(['Report Data'.E141];['Report Data'.E429];['Report Data'.E717];['Report Data'.E1005];['Report Data'.E1293])" office:value-type="float" office:value="486">
            <text:p>486</text:p>
          </table:table-cell>
          <table:table-cell table:formula="of:=AVERAGE(['Report Data'.F141];['Report Data'.F429];['Report Data'.F717];['Report Data'.F1005];['Report Data'.F1293])" office:value-type="float" office:value="523.6">
            <text:p>523.6</text:p>
          </table:table-cell>
        </table:table-row>
        <table:table-row table:style-name="ro3">
          <table:table-cell office:value-type="float" office:value="1373888400000">
            <text:p>1373888400000</text:p>
          </table:table-cell>
          <table:table-cell table:formula="of:=AVERAGE(['Report Data'.C142];['Report Data'.C430];['Report Data'.C718];['Report Data'.C1006];['Report Data'.C1294])" office:value-type="float" office:value="427.6">
            <text:p>427.6</text:p>
          </table:table-cell>
          <table:table-cell table:formula="of:=AVERAGE(['Report Data'.D142];['Report Data'.D430];['Report Data'.D718];['Report Data'.D1006];['Report Data'.D1294])" office:value-type="float" office:value="638.2">
            <text:p>638.2</text:p>
          </table:table-cell>
          <table:table-cell table:formula="of:=AVERAGE(['Report Data'.E142];['Report Data'.E430];['Report Data'.E718];['Report Data'.E1006];['Report Data'.E1294])" office:value-type="float" office:value="494">
            <text:p>494</text:p>
          </table:table-cell>
          <table:table-cell table:formula="of:=AVERAGE(['Report Data'.F142];['Report Data'.F430];['Report Data'.F718];['Report Data'.F1006];['Report Data'.F1294])" office:value-type="float" office:value="515.2">
            <text:p>515.2</text:p>
          </table:table-cell>
        </table:table-row>
        <table:table-row table:style-name="ro3">
          <table:table-cell office:value-type="float" office:value="1373888700000">
            <text:p>1373888700000</text:p>
          </table:table-cell>
          <table:table-cell table:formula="of:=AVERAGE(['Report Data'.C143];['Report Data'.C431];['Report Data'.C719];['Report Data'.C1007];['Report Data'.C1295])" office:value-type="float" office:value="389">
            <text:p>389</text:p>
          </table:table-cell>
          <table:table-cell table:formula="of:=AVERAGE(['Report Data'.D143];['Report Data'.D431];['Report Data'.D719];['Report Data'.D1007];['Report Data'.D1295])" office:value-type="float" office:value="602.6">
            <text:p>602.6</text:p>
          </table:table-cell>
          <table:table-cell table:formula="of:=AVERAGE(['Report Data'.E143];['Report Data'.E431];['Report Data'.E719];['Report Data'.E1007];['Report Data'.E1295])" office:value-type="float" office:value="529.2">
            <text:p>529.2</text:p>
          </table:table-cell>
          <table:table-cell table:formula="of:=AVERAGE(['Report Data'.F143];['Report Data'.F431];['Report Data'.F719];['Report Data'.F1007];['Report Data'.F1295])" office:value-type="float" office:value="526">
            <text:p>526</text:p>
          </table:table-cell>
        </table:table-row>
        <table:table-row table:style-name="ro3">
          <table:table-cell office:value-type="float" office:value="1373889000000">
            <text:p>1373889000000</text:p>
          </table:table-cell>
          <table:table-cell table:formula="of:=AVERAGE(['Report Data'.C144];['Report Data'.C432];['Report Data'.C720];['Report Data'.C1008];['Report Data'.C1296])" office:value-type="float" office:value="380.2">
            <text:p>380.2</text:p>
          </table:table-cell>
          <table:table-cell table:formula="of:=AVERAGE(['Report Data'.D144];['Report Data'.D432];['Report Data'.D720];['Report Data'.D1008];['Report Data'.D1296])" office:value-type="float" office:value="629.4">
            <text:p>629.4</text:p>
          </table:table-cell>
          <table:table-cell table:formula="of:=AVERAGE(['Report Data'.E144];['Report Data'.E432];['Report Data'.E720];['Report Data'.E1008];['Report Data'.E1296])" office:value-type="float" office:value="506.8">
            <text:p>506.8</text:p>
          </table:table-cell>
          <table:table-cell table:formula="of:=AVERAGE(['Report Data'.F144];['Report Data'.F432];['Report Data'.F720];['Report Data'.F1008];['Report Data'.F1296])" office:value-type="float" office:value="551.8">
            <text:p>551.8</text:p>
          </table:table-cell>
        </table:table-row>
        <table:table-row table:style-name="ro3">
          <table:table-cell office:value-type="float" office:value="1373889300000">
            <text:p>1373889300000</text:p>
          </table:table-cell>
          <table:table-cell table:formula="of:=AVERAGE(['Report Data'.C145];['Report Data'.C433];['Report Data'.C721];['Report Data'.C1009];['Report Data'.C1297])" office:value-type="float" office:value="473.8">
            <text:p>473.8</text:p>
          </table:table-cell>
          <table:table-cell table:formula="of:=AVERAGE(['Report Data'.D145];['Report Data'.D433];['Report Data'.D721];['Report Data'.D1009];['Report Data'.D1297])" office:value-type="float" office:value="624.2">
            <text:p>624.2</text:p>
          </table:table-cell>
          <table:table-cell table:formula="of:=AVERAGE(['Report Data'.E145];['Report Data'.E433];['Report Data'.E721];['Report Data'.E1009];['Report Data'.E1297])" office:value-type="float" office:value="491.4">
            <text:p>491.4</text:p>
          </table:table-cell>
          <table:table-cell table:formula="of:=AVERAGE(['Report Data'.F145];['Report Data'.F433];['Report Data'.F721];['Report Data'.F1009];['Report Data'.F1297])" office:value-type="float" office:value="523.4">
            <text:p>523.4</text:p>
          </table:table-cell>
        </table:table-row>
        <table:table-row table:style-name="ro3">
          <table:table-cell office:value-type="float" office:value="1373889600000">
            <text:p>1373889600000</text:p>
          </table:table-cell>
          <table:table-cell table:formula="of:=AVERAGE(['Report Data'.C146];['Report Data'.C434];['Report Data'.C722];['Report Data'.C1010];['Report Data'.C1298])" office:value-type="float" office:value="458">
            <text:p>458</text:p>
          </table:table-cell>
          <table:table-cell table:formula="of:=AVERAGE(['Report Data'.D146];['Report Data'.D434];['Report Data'.D722];['Report Data'.D1010];['Report Data'.D1298])" office:value-type="float" office:value="570.2">
            <text:p>570.2</text:p>
          </table:table-cell>
          <table:table-cell table:formula="of:=AVERAGE(['Report Data'.E146];['Report Data'.E434];['Report Data'.E722];['Report Data'.E1010];['Report Data'.E1298])" office:value-type="float" office:value="471">
            <text:p>471</text:p>
          </table:table-cell>
          <table:table-cell table:formula="of:=AVERAGE(['Report Data'.F146];['Report Data'.F434];['Report Data'.F722];['Report Data'.F1010];['Report Data'.F1298])" office:value-type="float" office:value="531.8">
            <text:p>531.8</text:p>
          </table:table-cell>
        </table:table-row>
        <table:table-row table:style-name="ro3">
          <table:table-cell office:value-type="float" office:value="1373889900000">
            <text:p>1373889900000</text:p>
          </table:table-cell>
          <table:table-cell table:formula="of:=AVERAGE(['Report Data'.C147];['Report Data'.C435];['Report Data'.C723];['Report Data'.C1011];['Report Data'.C1299])" office:value-type="float" office:value="466.2">
            <text:p>466.2</text:p>
          </table:table-cell>
          <table:table-cell table:formula="of:=AVERAGE(['Report Data'.D147];['Report Data'.D435];['Report Data'.D723];['Report Data'.D1011];['Report Data'.D1299])" office:value-type="float" office:value="568.6">
            <text:p>568.6</text:p>
          </table:table-cell>
          <table:table-cell table:formula="of:=AVERAGE(['Report Data'.E147];['Report Data'.E435];['Report Data'.E723];['Report Data'.E1011];['Report Data'.E1299])" office:value-type="float" office:value="487.8">
            <text:p>487.8</text:p>
          </table:table-cell>
          <table:table-cell table:formula="of:=AVERAGE(['Report Data'.F147];['Report Data'.F435];['Report Data'.F723];['Report Data'.F1011];['Report Data'.F1299])" office:value-type="float" office:value="540.2">
            <text:p>540.2</text:p>
          </table:table-cell>
        </table:table-row>
        <table:table-row table:style-name="ro3">
          <table:table-cell office:value-type="float" office:value="1373890200000">
            <text:p>1373890200000</text:p>
          </table:table-cell>
          <table:table-cell table:formula="of:=AVERAGE(['Report Data'.C148];['Report Data'.C436];['Report Data'.C724];['Report Data'.C1012];['Report Data'.C1300])" office:value-type="float" office:value="485">
            <text:p>485</text:p>
          </table:table-cell>
          <table:table-cell table:formula="of:=AVERAGE(['Report Data'.D148];['Report Data'.D436];['Report Data'.D724];['Report Data'.D1012];['Report Data'.D1300])" office:value-type="float" office:value="569.6">
            <text:p>569.6</text:p>
          </table:table-cell>
          <table:table-cell table:formula="of:=AVERAGE(['Report Data'.E148];['Report Data'.E436];['Report Data'.E724];['Report Data'.E1012];['Report Data'.E1300])" office:value-type="float" office:value="504">
            <text:p>504</text:p>
          </table:table-cell>
          <table:table-cell table:formula="of:=AVERAGE(['Report Data'.F148];['Report Data'.F436];['Report Data'.F724];['Report Data'.F1012];['Report Data'.F1300])" office:value-type="float" office:value="549.2">
            <text:p>549.2</text:p>
          </table:table-cell>
        </table:table-row>
        <table:table-row table:style-name="ro3">
          <table:table-cell office:value-type="float" office:value="1373890500000">
            <text:p>1373890500000</text:p>
          </table:table-cell>
          <table:table-cell table:formula="of:=AVERAGE(['Report Data'.C149];['Report Data'.C437];['Report Data'.C725];['Report Data'.C1013];['Report Data'.C1301])" office:value-type="float" office:value="459.6">
            <text:p>459.6</text:p>
          </table:table-cell>
          <table:table-cell table:formula="of:=AVERAGE(['Report Data'.D149];['Report Data'.D437];['Report Data'.D725];['Report Data'.D1013];['Report Data'.D1301])" office:value-type="float" office:value="553.6">
            <text:p>553.6</text:p>
          </table:table-cell>
          <table:table-cell table:formula="of:=AVERAGE(['Report Data'.E149];['Report Data'.E437];['Report Data'.E725];['Report Data'.E1013];['Report Data'.E1301])" office:value-type="float" office:value="491.4">
            <text:p>491.4</text:p>
          </table:table-cell>
          <table:table-cell table:formula="of:=AVERAGE(['Report Data'.F149];['Report Data'.F437];['Report Data'.F725];['Report Data'.F1013];['Report Data'.F1301])" office:value-type="float" office:value="521.2">
            <text:p>521.2</text:p>
          </table:table-cell>
        </table:table-row>
        <table:table-row table:style-name="ro3">
          <table:table-cell office:value-type="float" office:value="1373890800000">
            <text:p>1373890800000</text:p>
          </table:table-cell>
          <table:table-cell table:formula="of:=AVERAGE(['Report Data'.C150];['Report Data'.C438];['Report Data'.C726];['Report Data'.C1014];['Report Data'.C1302])" office:value-type="float" office:value="513">
            <text:p>513</text:p>
          </table:table-cell>
          <table:table-cell table:formula="of:=AVERAGE(['Report Data'.D150];['Report Data'.D438];['Report Data'.D726];['Report Data'.D1014];['Report Data'.D1302])" office:value-type="float" office:value="562.6">
            <text:p>562.6</text:p>
          </table:table-cell>
          <table:table-cell table:formula="of:=AVERAGE(['Report Data'.E150];['Report Data'.E438];['Report Data'.E726];['Report Data'.E1014];['Report Data'.E1302])" office:value-type="float" office:value="441.2">
            <text:p>441.2</text:p>
          </table:table-cell>
          <table:table-cell table:formula="of:=AVERAGE(['Report Data'.F150];['Report Data'.F438];['Report Data'.F726];['Report Data'.F1014];['Report Data'.F1302])" office:value-type="float" office:value="486.2">
            <text:p>486.2</text:p>
          </table:table-cell>
        </table:table-row>
        <table:table-row table:style-name="ro3">
          <table:table-cell office:value-type="float" office:value="1373891100000">
            <text:p>1373891100000</text:p>
          </table:table-cell>
          <table:table-cell table:formula="of:=AVERAGE(['Report Data'.C151];['Report Data'.C439];['Report Data'.C727];['Report Data'.C1015];['Report Data'.C1303])" office:value-type="float" office:value="449.8">
            <text:p>449.8</text:p>
          </table:table-cell>
          <table:table-cell table:formula="of:=AVERAGE(['Report Data'.D151];['Report Data'.D439];['Report Data'.D727];['Report Data'.D1015];['Report Data'.D1303])" office:value-type="float" office:value="579">
            <text:p>579</text:p>
          </table:table-cell>
          <table:table-cell table:formula="of:=AVERAGE(['Report Data'.E151];['Report Data'.E439];['Report Data'.E727];['Report Data'.E1015];['Report Data'.E1303])" office:value-type="float" office:value="494">
            <text:p>494</text:p>
          </table:table-cell>
          <table:table-cell table:formula="of:=AVERAGE(['Report Data'.F151];['Report Data'.F439];['Report Data'.F727];['Report Data'.F1015];['Report Data'.F1303])" office:value-type="float" office:value="521">
            <text:p>521</text:p>
          </table:table-cell>
        </table:table-row>
        <table:table-row table:style-name="ro3">
          <table:table-cell office:value-type="float" office:value="1373891400000">
            <text:p>1373891400000</text:p>
          </table:table-cell>
          <table:table-cell table:formula="of:=AVERAGE(['Report Data'.C152];['Report Data'.C440];['Report Data'.C728];['Report Data'.C1016];['Report Data'.C1304])" office:value-type="float" office:value="439.8">
            <text:p>439.8</text:p>
          </table:table-cell>
          <table:table-cell table:formula="of:=AVERAGE(['Report Data'.D152];['Report Data'.D440];['Report Data'.D728];['Report Data'.D1016];['Report Data'.D1304])" office:value-type="float" office:value="571.6">
            <text:p>571.6</text:p>
          </table:table-cell>
          <table:table-cell table:formula="of:=AVERAGE(['Report Data'.E152];['Report Data'.E440];['Report Data'.E728];['Report Data'.E1016];['Report Data'.E1304])" office:value-type="float" office:value="463.4">
            <text:p>463.4</text:p>
          </table:table-cell>
          <table:table-cell table:formula="of:=AVERAGE(['Report Data'.F152];['Report Data'.F440];['Report Data'.F728];['Report Data'.F1016];['Report Data'.F1304])" office:value-type="float" office:value="493">
            <text:p>493</text:p>
          </table:table-cell>
        </table:table-row>
        <table:table-row table:style-name="ro3">
          <table:table-cell office:value-type="float" office:value="1373891700000">
            <text:p>1373891700000</text:p>
          </table:table-cell>
          <table:table-cell table:formula="of:=AVERAGE(['Report Data'.C153];['Report Data'.C441];['Report Data'.C729];['Report Data'.C1017];['Report Data'.C1305])" office:value-type="float" office:value="443.4">
            <text:p>443.4</text:p>
          </table:table-cell>
          <table:table-cell table:formula="of:=AVERAGE(['Report Data'.D153];['Report Data'.D441];['Report Data'.D729];['Report Data'.D1017];['Report Data'.D1305])" office:value-type="float" office:value="534.2">
            <text:p>534.2</text:p>
          </table:table-cell>
          <table:table-cell table:formula="of:=AVERAGE(['Report Data'.E153];['Report Data'.E441];['Report Data'.E729];['Report Data'.E1017];['Report Data'.E1305])" office:value-type="float" office:value="477.4">
            <text:p>477.4</text:p>
          </table:table-cell>
          <table:table-cell table:formula="of:=AVERAGE(['Report Data'.F153];['Report Data'.F441];['Report Data'.F729];['Report Data'.F1017];['Report Data'.F1305])" office:value-type="float" office:value="511.8">
            <text:p>511.8</text:p>
          </table:table-cell>
        </table:table-row>
        <table:table-row table:style-name="ro3">
          <table:table-cell office:value-type="float" office:value="1373892000000">
            <text:p>1373892000000</text:p>
          </table:table-cell>
          <table:table-cell table:formula="of:=AVERAGE(['Report Data'.C154];['Report Data'.C442];['Report Data'.C730];['Report Data'.C1018];['Report Data'.C1306])" office:value-type="float" office:value="410.2">
            <text:p>410.2</text:p>
          </table:table-cell>
          <table:table-cell table:formula="of:=AVERAGE(['Report Data'.D154];['Report Data'.D442];['Report Data'.D730];['Report Data'.D1018];['Report Data'.D1306])" office:value-type="float" office:value="622.4">
            <text:p>622.4</text:p>
          </table:table-cell>
          <table:table-cell table:formula="of:=AVERAGE(['Report Data'.E154];['Report Data'.E442];['Report Data'.E730];['Report Data'.E1018];['Report Data'.E1306])" office:value-type="float" office:value="510.2">
            <text:p>510.2</text:p>
          </table:table-cell>
          <table:table-cell table:formula="of:=AVERAGE(['Report Data'.F154];['Report Data'.F442];['Report Data'.F730];['Report Data'.F1018];['Report Data'.F1306])" office:value-type="float" office:value="522.6">
            <text:p>522.6</text:p>
          </table:table-cell>
        </table:table-row>
        <table:table-row table:style-name="ro3">
          <table:table-cell office:value-type="float" office:value="1373892300000">
            <text:p>1373892300000</text:p>
          </table:table-cell>
          <table:table-cell table:formula="of:=AVERAGE(['Report Data'.C155];['Report Data'.C443];['Report Data'.C731];['Report Data'.C1019];['Report Data'.C1307])" office:value-type="float" office:value="471">
            <text:p>471</text:p>
          </table:table-cell>
          <table:table-cell table:formula="of:=AVERAGE(['Report Data'.D155];['Report Data'.D443];['Report Data'.D731];['Report Data'.D1019];['Report Data'.D1307])" office:value-type="float" office:value="585.4">
            <text:p>585.4</text:p>
          </table:table-cell>
          <table:table-cell table:formula="of:=AVERAGE(['Report Data'.E155];['Report Data'.E443];['Report Data'.E731];['Report Data'.E1019];['Report Data'.E1307])" office:value-type="float" office:value="532.2">
            <text:p>532.2</text:p>
          </table:table-cell>
          <table:table-cell table:formula="of:=AVERAGE(['Report Data'.F155];['Report Data'.F443];['Report Data'.F731];['Report Data'.F1019];['Report Data'.F1307])" office:value-type="float" office:value="522.8">
            <text:p>522.8</text:p>
          </table:table-cell>
        </table:table-row>
        <table:table-row table:style-name="ro3">
          <table:table-cell office:value-type="float" office:value="1373892600000">
            <text:p>1373892600000</text:p>
          </table:table-cell>
          <table:table-cell table:formula="of:=AVERAGE(['Report Data'.C156];['Report Data'.C444];['Report Data'.C732];['Report Data'.C1020];['Report Data'.C1308])" office:value-type="float" office:value="468.4">
            <text:p>468.4</text:p>
          </table:table-cell>
          <table:table-cell table:formula="of:=AVERAGE(['Report Data'.D156];['Report Data'.D444];['Report Data'.D732];['Report Data'.D1020];['Report Data'.D1308])" office:value-type="float" office:value="548.4">
            <text:p>548.4</text:p>
          </table:table-cell>
          <table:table-cell table:formula="of:=AVERAGE(['Report Data'.E156];['Report Data'.E444];['Report Data'.E732];['Report Data'.E1020];['Report Data'.E1308])" office:value-type="float" office:value="488.2">
            <text:p>488.2</text:p>
          </table:table-cell>
          <table:table-cell table:formula="of:=AVERAGE(['Report Data'.F156];['Report Data'.F444];['Report Data'.F732];['Report Data'.F1020];['Report Data'.F1308])" office:value-type="float" office:value="513.4">
            <text:p>513.4</text:p>
          </table:table-cell>
        </table:table-row>
        <table:table-row table:style-name="ro3">
          <table:table-cell office:value-type="float" office:value="1373892900000">
            <text:p>1373892900000</text:p>
          </table:table-cell>
          <table:table-cell table:formula="of:=AVERAGE(['Report Data'.C157];['Report Data'.C445];['Report Data'.C733];['Report Data'.C1021];['Report Data'.C1309])" office:value-type="float" office:value="479.8">
            <text:p>479.8</text:p>
          </table:table-cell>
          <table:table-cell table:formula="of:=AVERAGE(['Report Data'.D157];['Report Data'.D445];['Report Data'.D733];['Report Data'.D1021];['Report Data'.D1309])" office:value-type="float" office:value="522.6">
            <text:p>522.6</text:p>
          </table:table-cell>
          <table:table-cell table:formula="of:=AVERAGE(['Report Data'.E157];['Report Data'.E445];['Report Data'.E733];['Report Data'.E1021];['Report Data'.E1309])" office:value-type="float" office:value="502.4">
            <text:p>502.4</text:p>
          </table:table-cell>
          <table:table-cell table:formula="of:=AVERAGE(['Report Data'.F157];['Report Data'.F445];['Report Data'.F733];['Report Data'.F1021];['Report Data'.F1309])" office:value-type="float" office:value="553">
            <text:p>553</text:p>
          </table:table-cell>
        </table:table-row>
        <table:table-row table:style-name="ro3">
          <table:table-cell office:value-type="float" office:value="1373893200000">
            <text:p>1373893200000</text:p>
          </table:table-cell>
          <table:table-cell table:formula="of:=AVERAGE(['Report Data'.C158];['Report Data'.C446];['Report Data'.C734];['Report Data'.C1022];['Report Data'.C1310])" office:value-type="float" office:value="435.8">
            <text:p>435.8</text:p>
          </table:table-cell>
          <table:table-cell table:formula="of:=AVERAGE(['Report Data'.D158];['Report Data'.D446];['Report Data'.D734];['Report Data'.D1022];['Report Data'.D1310])" office:value-type="float" office:value="510.8">
            <text:p>510.8</text:p>
          </table:table-cell>
          <table:table-cell table:formula="of:=AVERAGE(['Report Data'.E158];['Report Data'.E446];['Report Data'.E734];['Report Data'.E1022];['Report Data'.E1310])" office:value-type="float" office:value="495.6">
            <text:p>495.6</text:p>
          </table:table-cell>
          <table:table-cell table:formula="of:=AVERAGE(['Report Data'.F158];['Report Data'.F446];['Report Data'.F734];['Report Data'.F1022];['Report Data'.F1310])" office:value-type="float" office:value="510.2">
            <text:p>510.2</text:p>
          </table:table-cell>
        </table:table-row>
        <table:table-row table:style-name="ro3">
          <table:table-cell office:value-type="float" office:value="1373893500000">
            <text:p>1373893500000</text:p>
          </table:table-cell>
          <table:table-cell table:formula="of:=AVERAGE(['Report Data'.C159];['Report Data'.C447];['Report Data'.C735];['Report Data'.C1023];['Report Data'.C1311])" office:value-type="float" office:value="436.2">
            <text:p>436.2</text:p>
          </table:table-cell>
          <table:table-cell table:formula="of:=AVERAGE(['Report Data'.D159];['Report Data'.D447];['Report Data'.D735];['Report Data'.D1023];['Report Data'.D1311])" office:value-type="float" office:value="545.4">
            <text:p>545.4</text:p>
          </table:table-cell>
          <table:table-cell table:formula="of:=AVERAGE(['Report Data'.E159];['Report Data'.E447];['Report Data'.E735];['Report Data'.E1023];['Report Data'.E1311])" office:value-type="float" office:value="496.4">
            <text:p>496.4</text:p>
          </table:table-cell>
          <table:table-cell table:formula="of:=AVERAGE(['Report Data'.F159];['Report Data'.F447];['Report Data'.F735];['Report Data'.F1023];['Report Data'.F1311])" office:value-type="float" office:value="507.4">
            <text:p>507.4</text:p>
          </table:table-cell>
        </table:table-row>
        <table:table-row table:style-name="ro3">
          <table:table-cell office:value-type="float" office:value="1373893800000">
            <text:p>1373893800000</text:p>
          </table:table-cell>
          <table:table-cell table:formula="of:=AVERAGE(['Report Data'.C160];['Report Data'.C448];['Report Data'.C736];['Report Data'.C1024];['Report Data'.C1312])" office:value-type="float" office:value="449.8">
            <text:p>449.8</text:p>
          </table:table-cell>
          <table:table-cell table:formula="of:=AVERAGE(['Report Data'.D160];['Report Data'.D448];['Report Data'.D736];['Report Data'.D1024];['Report Data'.D1312])" office:value-type="float" office:value="544.6">
            <text:p>544.6</text:p>
          </table:table-cell>
          <table:table-cell table:formula="of:=AVERAGE(['Report Data'.E160];['Report Data'.E448];['Report Data'.E736];['Report Data'.E1024];['Report Data'.E1312])" office:value-type="float" office:value="479">
            <text:p>479</text:p>
          </table:table-cell>
          <table:table-cell table:formula="of:=AVERAGE(['Report Data'.F160];['Report Data'.F448];['Report Data'.F736];['Report Data'.F1024];['Report Data'.F1312])" office:value-type="float" office:value="470.4">
            <text:p>470.4</text:p>
          </table:table-cell>
        </table:table-row>
        <table:table-row table:style-name="ro3">
          <table:table-cell office:value-type="float" office:value="1373894100000">
            <text:p>1373894100000</text:p>
          </table:table-cell>
          <table:table-cell table:formula="of:=AVERAGE(['Report Data'.C161];['Report Data'.C449];['Report Data'.C737];['Report Data'.C1025];['Report Data'.C1313])" office:value-type="float" office:value="441.2">
            <text:p>441.2</text:p>
          </table:table-cell>
          <table:table-cell table:formula="of:=AVERAGE(['Report Data'.D161];['Report Data'.D449];['Report Data'.D737];['Report Data'.D1025];['Report Data'.D1313])" office:value-type="float" office:value="521.6">
            <text:p>521.6</text:p>
          </table:table-cell>
          <table:table-cell table:formula="of:=AVERAGE(['Report Data'.E161];['Report Data'.E449];['Report Data'.E737];['Report Data'.E1025];['Report Data'.E1313])" office:value-type="float" office:value="503.2">
            <text:p>503.2</text:p>
          </table:table-cell>
          <table:table-cell table:formula="of:=AVERAGE(['Report Data'.F161];['Report Data'.F449];['Report Data'.F737];['Report Data'.F1025];['Report Data'.F1313])" office:value-type="float" office:value="491.2">
            <text:p>491.2</text:p>
          </table:table-cell>
        </table:table-row>
        <table:table-row table:style-name="ro3">
          <table:table-cell office:value-type="float" office:value="1373894400000">
            <text:p>1373894400000</text:p>
          </table:table-cell>
          <table:table-cell table:formula="of:=AVERAGE(['Report Data'.C162];['Report Data'.C450];['Report Data'.C738];['Report Data'.C1026];['Report Data'.C1314])" office:value-type="float" office:value="387.8">
            <text:p>387.8</text:p>
          </table:table-cell>
          <table:table-cell table:formula="of:=AVERAGE(['Report Data'.D162];['Report Data'.D450];['Report Data'.D738];['Report Data'.D1026];['Report Data'.D1314])" office:value-type="float" office:value="516.6">
            <text:p>516.6</text:p>
          </table:table-cell>
          <table:table-cell table:formula="of:=AVERAGE(['Report Data'.E162];['Report Data'.E450];['Report Data'.E738];['Report Data'.E1026];['Report Data'.E1314])" office:value-type="float" office:value="471">
            <text:p>471</text:p>
          </table:table-cell>
          <table:table-cell table:formula="of:=AVERAGE(['Report Data'.F162];['Report Data'.F450];['Report Data'.F738];['Report Data'.F1026];['Report Data'.F1314])" office:value-type="float" office:value="522">
            <text:p>522</text:p>
          </table:table-cell>
        </table:table-row>
        <table:table-row table:style-name="ro3">
          <table:table-cell office:value-type="float" office:value="1373894700000">
            <text:p>1373894700000</text:p>
          </table:table-cell>
          <table:table-cell table:formula="of:=AVERAGE(['Report Data'.C163];['Report Data'.C451];['Report Data'.C739];['Report Data'.C1027];['Report Data'.C1315])" office:value-type="float" office:value="477">
            <text:p>477</text:p>
          </table:table-cell>
          <table:table-cell table:formula="of:=AVERAGE(['Report Data'.D163];['Report Data'.D451];['Report Data'.D739];['Report Data'.D1027];['Report Data'.D1315])" office:value-type="float" office:value="517.6">
            <text:p>517.6</text:p>
          </table:table-cell>
          <table:table-cell table:formula="of:=AVERAGE(['Report Data'.E163];['Report Data'.E451];['Report Data'.E739];['Report Data'.E1027];['Report Data'.E1315])" office:value-type="float" office:value="511">
            <text:p>511</text:p>
          </table:table-cell>
          <table:table-cell table:formula="of:=AVERAGE(['Report Data'.F163];['Report Data'.F451];['Report Data'.F739];['Report Data'.F1027];['Report Data'.F1315])" office:value-type="float" office:value="545.2">
            <text:p>545.2</text:p>
          </table:table-cell>
        </table:table-row>
        <table:table-row table:style-name="ro3">
          <table:table-cell office:value-type="float" office:value="1373895000000">
            <text:p>1373895000000</text:p>
          </table:table-cell>
          <table:table-cell table:formula="of:=AVERAGE(['Report Data'.C164];['Report Data'.C452];['Report Data'.C740];['Report Data'.C1028];['Report Data'.C1316])" office:value-type="float" office:value="477.8">
            <text:p>477.8</text:p>
          </table:table-cell>
          <table:table-cell table:formula="of:=AVERAGE(['Report Data'.D164];['Report Data'.D452];['Report Data'.D740];['Report Data'.D1028];['Report Data'.D1316])" office:value-type="float" office:value="501.2">
            <text:p>501.2</text:p>
          </table:table-cell>
          <table:table-cell table:formula="of:=AVERAGE(['Report Data'.E164];['Report Data'.E452];['Report Data'.E740];['Report Data'.E1028];['Report Data'.E1316])" office:value-type="float" office:value="494.6">
            <text:p>494.6</text:p>
          </table:table-cell>
          <table:table-cell table:formula="of:=AVERAGE(['Report Data'.F164];['Report Data'.F452];['Report Data'.F740];['Report Data'.F1028];['Report Data'.F1316])" office:value-type="float" office:value="524.8">
            <text:p>524.8</text:p>
          </table:table-cell>
        </table:table-row>
        <table:table-row table:style-name="ro3">
          <table:table-cell office:value-type="float" office:value="1373895300000">
            <text:p>1373895300000</text:p>
          </table:table-cell>
          <table:table-cell table:formula="of:=AVERAGE(['Report Data'.C165];['Report Data'.C453];['Report Data'.C741];['Report Data'.C1029];['Report Data'.C1317])" office:value-type="float" office:value="470.2">
            <text:p>470.2</text:p>
          </table:table-cell>
          <table:table-cell table:formula="of:=AVERAGE(['Report Data'.D165];['Report Data'.D453];['Report Data'.D741];['Report Data'.D1029];['Report Data'.D1317])" office:value-type="float" office:value="500">
            <text:p>500</text:p>
          </table:table-cell>
          <table:table-cell table:formula="of:=AVERAGE(['Report Data'.E165];['Report Data'.E453];['Report Data'.E741];['Report Data'.E1029];['Report Data'.E1317])" office:value-type="float" office:value="500">
            <text:p>500</text:p>
          </table:table-cell>
          <table:table-cell table:formula="of:=AVERAGE(['Report Data'.F165];['Report Data'.F453];['Report Data'.F741];['Report Data'.F1029];['Report Data'.F1317])" office:value-type="float" office:value="575">
            <text:p>575</text:p>
          </table:table-cell>
        </table:table-row>
        <table:table-row table:style-name="ro3">
          <table:table-cell office:value-type="float" office:value="1373895600000">
            <text:p>1373895600000</text:p>
          </table:table-cell>
          <table:table-cell table:formula="of:=AVERAGE(['Report Data'.C166];['Report Data'.C454];['Report Data'.C742];['Report Data'.C1030];['Report Data'.C1318])" office:value-type="float" office:value="448.2">
            <text:p>448.2</text:p>
          </table:table-cell>
          <table:table-cell table:formula="of:=AVERAGE(['Report Data'.D166];['Report Data'.D454];['Report Data'.D742];['Report Data'.D1030];['Report Data'.D1318])" office:value-type="float" office:value="532.2">
            <text:p>532.2</text:p>
          </table:table-cell>
          <table:table-cell table:formula="of:=AVERAGE(['Report Data'.E166];['Report Data'.E454];['Report Data'.E742];['Report Data'.E1030];['Report Data'.E1318])" office:value-type="float" office:value="513.8">
            <text:p>513.8</text:p>
          </table:table-cell>
          <table:table-cell table:formula="of:=AVERAGE(['Report Data'.F166];['Report Data'.F454];['Report Data'.F742];['Report Data'.F1030];['Report Data'.F1318])" office:value-type="float" office:value="556.4">
            <text:p>556.4</text:p>
          </table:table-cell>
        </table:table-row>
        <table:table-row table:style-name="ro3">
          <table:table-cell office:value-type="float" office:value="1373895900000">
            <text:p>1373895900000</text:p>
          </table:table-cell>
          <table:table-cell table:formula="of:=AVERAGE(['Report Data'.C167];['Report Data'.C455];['Report Data'.C743];['Report Data'.C1031];['Report Data'.C1319])" office:value-type="float" office:value="460.4">
            <text:p>460.4</text:p>
          </table:table-cell>
          <table:table-cell table:formula="of:=AVERAGE(['Report Data'.D167];['Report Data'.D455];['Report Data'.D743];['Report Data'.D1031];['Report Data'.D1319])" office:value-type="float" office:value="536.8">
            <text:p>536.8</text:p>
          </table:table-cell>
          <table:table-cell table:formula="of:=AVERAGE(['Report Data'.E167];['Report Data'.E455];['Report Data'.E743];['Report Data'.E1031];['Report Data'.E1319])" office:value-type="float" office:value="492.8">
            <text:p>492.8</text:p>
          </table:table-cell>
          <table:table-cell table:formula="of:=AVERAGE(['Report Data'.F167];['Report Data'.F455];['Report Data'.F743];['Report Data'.F1031];['Report Data'.F1319])" office:value-type="float" office:value="554.2">
            <text:p>554.2</text:p>
          </table:table-cell>
        </table:table-row>
        <table:table-row table:style-name="ro3">
          <table:table-cell office:value-type="float" office:value="1373896200000">
            <text:p>1373896200000</text:p>
          </table:table-cell>
          <table:table-cell table:formula="of:=AVERAGE(['Report Data'.C168];['Report Data'.C456];['Report Data'.C744];['Report Data'.C1032];['Report Data'.C1320])" office:value-type="float" office:value="455.2">
            <text:p>455.2</text:p>
          </table:table-cell>
          <table:table-cell table:formula="of:=AVERAGE(['Report Data'.D168];['Report Data'.D456];['Report Data'.D744];['Report Data'.D1032];['Report Data'.D1320])" office:value-type="float" office:value="500.6">
            <text:p>500.6</text:p>
          </table:table-cell>
          <table:table-cell table:formula="of:=AVERAGE(['Report Data'.E168];['Report Data'.E456];['Report Data'.E744];['Report Data'.E1032];['Report Data'.E1320])" office:value-type="float" office:value="439">
            <text:p>439</text:p>
          </table:table-cell>
          <table:table-cell table:formula="of:=AVERAGE(['Report Data'.F168];['Report Data'.F456];['Report Data'.F744];['Report Data'.F1032];['Report Data'.F1320])" office:value-type="float" office:value="536.2">
            <text:p>536.2</text:p>
          </table:table-cell>
        </table:table-row>
        <table:table-row table:style-name="ro3">
          <table:table-cell office:value-type="float" office:value="1373896500000">
            <text:p>1373896500000</text:p>
          </table:table-cell>
          <table:table-cell table:formula="of:=AVERAGE(['Report Data'.C169];['Report Data'.C457];['Report Data'.C745];['Report Data'.C1033];['Report Data'.C1321])" office:value-type="float" office:value="483.6">
            <text:p>483.6</text:p>
          </table:table-cell>
          <table:table-cell table:formula="of:=AVERAGE(['Report Data'.D169];['Report Data'.D457];['Report Data'.D745];['Report Data'.D1033];['Report Data'.D1321])" office:value-type="float" office:value="503.6">
            <text:p>503.6</text:p>
          </table:table-cell>
          <table:table-cell table:formula="of:=AVERAGE(['Report Data'.E169];['Report Data'.E457];['Report Data'.E745];['Report Data'.E1033];['Report Data'.E1321])" office:value-type="float" office:value="435.2">
            <text:p>435.2</text:p>
          </table:table-cell>
          <table:table-cell table:formula="of:=AVERAGE(['Report Data'.F169];['Report Data'.F457];['Report Data'.F745];['Report Data'.F1033];['Report Data'.F1321])" office:value-type="float" office:value="558.8">
            <text:p>558.8</text:p>
          </table:table-cell>
        </table:table-row>
        <table:table-row table:style-name="ro3">
          <table:table-cell office:value-type="float" office:value="1373896800000">
            <text:p>1373896800000</text:p>
          </table:table-cell>
          <table:table-cell table:formula="of:=AVERAGE(['Report Data'.C170];['Report Data'.C458];['Report Data'.C746];['Report Data'.C1034];['Report Data'.C1322])" office:value-type="float" office:value="476.2">
            <text:p>476.2</text:p>
          </table:table-cell>
          <table:table-cell table:formula="of:=AVERAGE(['Report Data'.D170];['Report Data'.D458];['Report Data'.D746];['Report Data'.D1034];['Report Data'.D1322])" office:value-type="float" office:value="494.6">
            <text:p>494.6</text:p>
          </table:table-cell>
          <table:table-cell table:formula="of:=AVERAGE(['Report Data'.E170];['Report Data'.E458];['Report Data'.E746];['Report Data'.E1034];['Report Data'.E1322])" office:value-type="float" office:value="414.4">
            <text:p>414.4</text:p>
          </table:table-cell>
          <table:table-cell table:formula="of:=AVERAGE(['Report Data'.F170];['Report Data'.F458];['Report Data'.F746];['Report Data'.F1034];['Report Data'.F1322])" office:value-type="float" office:value="530">
            <text:p>530</text:p>
          </table:table-cell>
        </table:table-row>
        <table:table-row table:style-name="ro3">
          <table:table-cell office:value-type="float" office:value="1373897100000">
            <text:p>1373897100000</text:p>
          </table:table-cell>
          <table:table-cell table:formula="of:=AVERAGE(['Report Data'.C171];['Report Data'.C459];['Report Data'.C747];['Report Data'.C1035];['Report Data'.C1323])" office:value-type="float" office:value="583">
            <text:p>583</text:p>
          </table:table-cell>
          <table:table-cell table:formula="of:=AVERAGE(['Report Data'.D171];['Report Data'.D459];['Report Data'.D747];['Report Data'.D1035];['Report Data'.D1323])" office:value-type="float" office:value="477.8">
            <text:p>477.8</text:p>
          </table:table-cell>
          <table:table-cell table:formula="of:=AVERAGE(['Report Data'.E171];['Report Data'.E459];['Report Data'.E747];['Report Data'.E1035];['Report Data'.E1323])" office:value-type="float" office:value="430">
            <text:p>430</text:p>
          </table:table-cell>
          <table:table-cell table:formula="of:=AVERAGE(['Report Data'.F171];['Report Data'.F459];['Report Data'.F747];['Report Data'.F1035];['Report Data'.F1323])" office:value-type="float" office:value="513.2">
            <text:p>513.2</text:p>
          </table:table-cell>
        </table:table-row>
        <table:table-row table:style-name="ro3">
          <table:table-cell office:value-type="float" office:value="1373897400000">
            <text:p>1373897400000</text:p>
          </table:table-cell>
          <table:table-cell table:formula="of:=AVERAGE(['Report Data'.C172];['Report Data'.C460];['Report Data'.C748];['Report Data'.C1036];['Report Data'.C1324])" office:value-type="float" office:value="584.6">
            <text:p>584.6</text:p>
          </table:table-cell>
          <table:table-cell table:formula="of:=AVERAGE(['Report Data'.D172];['Report Data'.D460];['Report Data'.D748];['Report Data'.D1036];['Report Data'.D1324])" office:value-type="float" office:value="501">
            <text:p>501</text:p>
          </table:table-cell>
          <table:table-cell table:formula="of:=AVERAGE(['Report Data'.E172];['Report Data'.E460];['Report Data'.E748];['Report Data'.E1036];['Report Data'.E1324])" office:value-type="float" office:value="459.8">
            <text:p>459.8</text:p>
          </table:table-cell>
          <table:table-cell table:formula="of:=AVERAGE(['Report Data'.F172];['Report Data'.F460];['Report Data'.F748];['Report Data'.F1036];['Report Data'.F1324])" office:value-type="float" office:value="540.4">
            <text:p>540.4</text:p>
          </table:table-cell>
        </table:table-row>
        <table:table-row table:style-name="ro3">
          <table:table-cell office:value-type="float" office:value="1373897700000">
            <text:p>1373897700000</text:p>
          </table:table-cell>
          <table:table-cell table:formula="of:=AVERAGE(['Report Data'.C173];['Report Data'.C461];['Report Data'.C749];['Report Data'.C1037];['Report Data'.C1325])" office:value-type="float" office:value="560.4">
            <text:p>560.4</text:p>
          </table:table-cell>
          <table:table-cell table:formula="of:=AVERAGE(['Report Data'.D173];['Report Data'.D461];['Report Data'.D749];['Report Data'.D1037];['Report Data'.D1325])" office:value-type="float" office:value="524">
            <text:p>524</text:p>
          </table:table-cell>
          <table:table-cell table:formula="of:=AVERAGE(['Report Data'.E173];['Report Data'.E461];['Report Data'.E749];['Report Data'.E1037];['Report Data'.E1325])" office:value-type="float" office:value="463.2">
            <text:p>463.2</text:p>
          </table:table-cell>
          <table:table-cell table:formula="of:=AVERAGE(['Report Data'.F173];['Report Data'.F461];['Report Data'.F749];['Report Data'.F1037];['Report Data'.F1325])" office:value-type="float" office:value="549.2">
            <text:p>549.2</text:p>
          </table:table-cell>
        </table:table-row>
        <table:table-row table:style-name="ro3">
          <table:table-cell office:value-type="float" office:value="1373898000000">
            <text:p>1373898000000</text:p>
          </table:table-cell>
          <table:table-cell table:formula="of:=AVERAGE(['Report Data'.C174];['Report Data'.C462];['Report Data'.C750];['Report Data'.C1038];['Report Data'.C1326])" office:value-type="float" office:value="589.8">
            <text:p>589.8</text:p>
          </table:table-cell>
          <table:table-cell table:formula="of:=AVERAGE(['Report Data'.D174];['Report Data'.D462];['Report Data'.D750];['Report Data'.D1038];['Report Data'.D1326])" office:value-type="float" office:value="561">
            <text:p>561</text:p>
          </table:table-cell>
          <table:table-cell table:formula="of:=AVERAGE(['Report Data'.E174];['Report Data'.E462];['Report Data'.E750];['Report Data'.E1038];['Report Data'.E1326])" office:value-type="float" office:value="424.6">
            <text:p>424.6</text:p>
          </table:table-cell>
          <table:table-cell table:formula="of:=AVERAGE(['Report Data'.F174];['Report Data'.F462];['Report Data'.F750];['Report Data'.F1038];['Report Data'.F1326])" office:value-type="float" office:value="571.6">
            <text:p>571.6</text:p>
          </table:table-cell>
        </table:table-row>
        <table:table-row table:style-name="ro3">
          <table:table-cell office:value-type="float" office:value="1373898300000">
            <text:p>1373898300000</text:p>
          </table:table-cell>
          <table:table-cell table:formula="of:=AVERAGE(['Report Data'.C175];['Report Data'.C463];['Report Data'.C751];['Report Data'.C1039];['Report Data'.C1327])" office:value-type="float" office:value="587">
            <text:p>587</text:p>
          </table:table-cell>
          <table:table-cell table:formula="of:=AVERAGE(['Report Data'.D175];['Report Data'.D463];['Report Data'.D751];['Report Data'.D1039];['Report Data'.D1327])" office:value-type="float" office:value="553.4">
            <text:p>553.4</text:p>
          </table:table-cell>
          <table:table-cell table:formula="of:=AVERAGE(['Report Data'.E175];['Report Data'.E463];['Report Data'.E751];['Report Data'.E1039];['Report Data'.E1327])" office:value-type="float" office:value="389.2">
            <text:p>389.2</text:p>
          </table:table-cell>
          <table:table-cell table:formula="of:=AVERAGE(['Report Data'.F175];['Report Data'.F463];['Report Data'.F751];['Report Data'.F1039];['Report Data'.F1327])" office:value-type="float" office:value="538.8">
            <text:p>538.8</text:p>
          </table:table-cell>
        </table:table-row>
        <table:table-row table:style-name="ro3">
          <table:table-cell office:value-type="float" office:value="1373898600000">
            <text:p>1373898600000</text:p>
          </table:table-cell>
          <table:table-cell table:formula="of:=AVERAGE(['Report Data'.C176];['Report Data'.C464];['Report Data'.C752];['Report Data'.C1040];['Report Data'.C1328])" office:value-type="float" office:value="500.8">
            <text:p>500.8</text:p>
          </table:table-cell>
          <table:table-cell table:formula="of:=AVERAGE(['Report Data'.D176];['Report Data'.D464];['Report Data'.D752];['Report Data'.D1040];['Report Data'.D1328])" office:value-type="float" office:value="601.4">
            <text:p>601.4</text:p>
          </table:table-cell>
          <table:table-cell table:formula="of:=AVERAGE(['Report Data'.E176];['Report Data'.E464];['Report Data'.E752];['Report Data'.E1040];['Report Data'.E1328])" office:value-type="float" office:value="364.8">
            <text:p>364.8</text:p>
          </table:table-cell>
          <table:table-cell table:formula="of:=AVERAGE(['Report Data'.F176];['Report Data'.F464];['Report Data'.F752];['Report Data'.F1040];['Report Data'.F1328])" office:value-type="float" office:value="539.6">
            <text:p>539.6</text:p>
          </table:table-cell>
        </table:table-row>
        <table:table-row table:style-name="ro3">
          <table:table-cell office:value-type="float" office:value="1373898900000">
            <text:p>1373898900000</text:p>
          </table:table-cell>
          <table:table-cell table:formula="of:=AVERAGE(['Report Data'.C177];['Report Data'.C465];['Report Data'.C753];['Report Data'.C1041];['Report Data'.C1329])" office:value-type="float" office:value="508.8">
            <text:p>508.8</text:p>
          </table:table-cell>
          <table:table-cell table:formula="of:=AVERAGE(['Report Data'.D177];['Report Data'.D465];['Report Data'.D753];['Report Data'.D1041];['Report Data'.D1329])" office:value-type="float" office:value="558.2">
            <text:p>558.2</text:p>
          </table:table-cell>
          <table:table-cell table:formula="of:=AVERAGE(['Report Data'.E177];['Report Data'.E465];['Report Data'.E753];['Report Data'.E1041];['Report Data'.E1329])" office:value-type="float" office:value="389">
            <text:p>389</text:p>
          </table:table-cell>
          <table:table-cell table:formula="of:=AVERAGE(['Report Data'.F177];['Report Data'.F465];['Report Data'.F753];['Report Data'.F1041];['Report Data'.F1329])" office:value-type="float" office:value="573.4">
            <text:p>573.4</text:p>
          </table:table-cell>
        </table:table-row>
        <table:table-row table:style-name="ro3">
          <table:table-cell office:value-type="float" office:value="1373899200000">
            <text:p>1373899200000</text:p>
          </table:table-cell>
          <table:table-cell table:formula="of:=AVERAGE(['Report Data'.C178];['Report Data'.C466];['Report Data'.C754];['Report Data'.C1042];['Report Data'.C1330])" office:value-type="float" office:value="470.6">
            <text:p>470.6</text:p>
          </table:table-cell>
          <table:table-cell table:formula="of:=AVERAGE(['Report Data'.D178];['Report Data'.D466];['Report Data'.D754];['Report Data'.D1042];['Report Data'.D1330])" office:value-type="float" office:value="544.4">
            <text:p>544.4</text:p>
          </table:table-cell>
          <table:table-cell table:formula="of:=AVERAGE(['Report Data'.E178];['Report Data'.E466];['Report Data'.E754];['Report Data'.E1042];['Report Data'.E1330])" office:value-type="float" office:value="359">
            <text:p>359</text:p>
          </table:table-cell>
          <table:table-cell table:formula="of:=AVERAGE(['Report Data'.F178];['Report Data'.F466];['Report Data'.F754];['Report Data'.F1042];['Report Data'.F1330])" office:value-type="float" office:value="563.6">
            <text:p>563.6</text:p>
          </table:table-cell>
        </table:table-row>
        <table:table-row table:style-name="ro3">
          <table:table-cell office:value-type="float" office:value="1373899500000">
            <text:p>1373899500000</text:p>
          </table:table-cell>
          <table:table-cell table:formula="of:=AVERAGE(['Report Data'.C179];['Report Data'.C467];['Report Data'.C755];['Report Data'.C1043];['Report Data'.C1331])" office:value-type="float" office:value="480.6">
            <text:p>480.6</text:p>
          </table:table-cell>
          <table:table-cell table:formula="of:=AVERAGE(['Report Data'.D179];['Report Data'.D467];['Report Data'.D755];['Report Data'.D1043];['Report Data'.D1331])" office:value-type="float" office:value="602.6">
            <text:p>602.6</text:p>
          </table:table-cell>
          <table:table-cell table:formula="of:=AVERAGE(['Report Data'.E179];['Report Data'.E467];['Report Data'.E755];['Report Data'.E1043];['Report Data'.E1331])" office:value-type="float" office:value="353.2">
            <text:p>353.2</text:p>
          </table:table-cell>
          <table:table-cell table:formula="of:=AVERAGE(['Report Data'.F179];['Report Data'.F467];['Report Data'.F755];['Report Data'.F1043];['Report Data'.F1331])" office:value-type="float" office:value="558.6">
            <text:p>558.6</text:p>
          </table:table-cell>
        </table:table-row>
        <table:table-row table:style-name="ro3">
          <table:table-cell office:value-type="float" office:value="1373899800000">
            <text:p>1373899800000</text:p>
          </table:table-cell>
          <table:table-cell table:formula="of:=AVERAGE(['Report Data'.C180];['Report Data'.C468];['Report Data'.C756];['Report Data'.C1044];['Report Data'.C1332])" office:value-type="float" office:value="506">
            <text:p>506</text:p>
          </table:table-cell>
          <table:table-cell table:formula="of:=AVERAGE(['Report Data'.D180];['Report Data'.D468];['Report Data'.D756];['Report Data'.D1044];['Report Data'.D1332])" office:value-type="float" office:value="606.4">
            <text:p>606.4</text:p>
          </table:table-cell>
          <table:table-cell table:formula="of:=AVERAGE(['Report Data'.E180];['Report Data'.E468];['Report Data'.E756];['Report Data'.E1044];['Report Data'.E1332])" office:value-type="float" office:value="363.6">
            <text:p>363.6</text:p>
          </table:table-cell>
          <table:table-cell table:formula="of:=AVERAGE(['Report Data'.F180];['Report Data'.F468];['Report Data'.F756];['Report Data'.F1044];['Report Data'.F1332])" office:value-type="float" office:value="550.6">
            <text:p>550.6</text:p>
          </table:table-cell>
        </table:table-row>
        <table:table-row table:style-name="ro3">
          <table:table-cell office:value-type="float" office:value="1373900100000">
            <text:p>1373900100000</text:p>
          </table:table-cell>
          <table:table-cell table:formula="of:=AVERAGE(['Report Data'.C181];['Report Data'.C469];['Report Data'.C757];['Report Data'.C1045];['Report Data'.C1333])" office:value-type="float" office:value="439.4">
            <text:p>439.4</text:p>
          </table:table-cell>
          <table:table-cell table:formula="of:=AVERAGE(['Report Data'.D181];['Report Data'.D469];['Report Data'.D757];['Report Data'.D1045];['Report Data'.D1333])" office:value-type="float" office:value="583.2">
            <text:p>583.2</text:p>
          </table:table-cell>
          <table:table-cell table:formula="of:=AVERAGE(['Report Data'.E181];['Report Data'.E469];['Report Data'.E757];['Report Data'.E1045];['Report Data'.E1333])" office:value-type="float" office:value="348.4">
            <text:p>348.4</text:p>
          </table:table-cell>
          <table:table-cell table:formula="of:=AVERAGE(['Report Data'.F181];['Report Data'.F469];['Report Data'.F757];['Report Data'.F1045];['Report Data'.F1333])" office:value-type="float" office:value="569.8">
            <text:p>569.8</text:p>
          </table:table-cell>
        </table:table-row>
        <table:table-row table:style-name="ro3">
          <table:table-cell office:value-type="float" office:value="1373900400000">
            <text:p>1373900400000</text:p>
          </table:table-cell>
          <table:table-cell table:formula="of:=AVERAGE(['Report Data'.C182];['Report Data'.C470];['Report Data'.C758];['Report Data'.C1046];['Report Data'.C1334])" office:value-type="float" office:value="507">
            <text:p>507</text:p>
          </table:table-cell>
          <table:table-cell table:formula="of:=AVERAGE(['Report Data'.D182];['Report Data'.D470];['Report Data'.D758];['Report Data'.D1046];['Report Data'.D1334])" office:value-type="float" office:value="577.6">
            <text:p>577.6</text:p>
          </table:table-cell>
          <table:table-cell table:formula="of:=AVERAGE(['Report Data'.E182];['Report Data'.E470];['Report Data'.E758];['Report Data'.E1046];['Report Data'.E1334])" office:value-type="float" office:value="328.8">
            <text:p>328.8</text:p>
          </table:table-cell>
          <table:table-cell table:formula="of:=AVERAGE(['Report Data'.F182];['Report Data'.F470];['Report Data'.F758];['Report Data'.F1046];['Report Data'.F1334])" office:value-type="float" office:value="552.4">
            <text:p>552.4</text:p>
          </table:table-cell>
        </table:table-row>
        <table:table-row table:style-name="ro3">
          <table:table-cell office:value-type="float" office:value="1373900700000">
            <text:p>1373900700000</text:p>
          </table:table-cell>
          <table:table-cell table:formula="of:=AVERAGE(['Report Data'.C183];['Report Data'.C471];['Report Data'.C759];['Report Data'.C1047];['Report Data'.C1335])" office:value-type="float" office:value="609.2">
            <text:p>609.2</text:p>
          </table:table-cell>
          <table:table-cell table:formula="of:=AVERAGE(['Report Data'.D183];['Report Data'.D471];['Report Data'.D759];['Report Data'.D1047];['Report Data'.D1335])" office:value-type="float" office:value="563.6">
            <text:p>563.6</text:p>
          </table:table-cell>
          <table:table-cell table:formula="of:=AVERAGE(['Report Data'.E183];['Report Data'.E471];['Report Data'.E759];['Report Data'.E1047];['Report Data'.E1335])" office:value-type="float" office:value="346.8">
            <text:p>346.8</text:p>
          </table:table-cell>
          <table:table-cell table:formula="of:=AVERAGE(['Report Data'.F183];['Report Data'.F471];['Report Data'.F759];['Report Data'.F1047];['Report Data'.F1335])" office:value-type="float" office:value="570.2">
            <text:p>570.2</text:p>
          </table:table-cell>
        </table:table-row>
        <table:table-row table:style-name="ro3">
          <table:table-cell office:value-type="float" office:value="1373901000000">
            <text:p>1373901000000</text:p>
          </table:table-cell>
          <table:table-cell table:formula="of:=AVERAGE(['Report Data'.C184];['Report Data'.C472];['Report Data'.C760];['Report Data'.C1048];['Report Data'.C1336])" office:value-type="float" office:value="619.6">
            <text:p>619.6</text:p>
          </table:table-cell>
          <table:table-cell table:formula="of:=AVERAGE(['Report Data'.D184];['Report Data'.D472];['Report Data'.D760];['Report Data'.D1048];['Report Data'.D1336])" office:value-type="float" office:value="542.8">
            <text:p>542.8</text:p>
          </table:table-cell>
          <table:table-cell table:formula="of:=AVERAGE(['Report Data'.E184];['Report Data'.E472];['Report Data'.E760];['Report Data'.E1048];['Report Data'.E1336])" office:value-type="float" office:value="305.8">
            <text:p>305.8</text:p>
          </table:table-cell>
          <table:table-cell table:formula="of:=AVERAGE(['Report Data'.F184];['Report Data'.F472];['Report Data'.F760];['Report Data'.F1048];['Report Data'.F1336])" office:value-type="float" office:value="574.4">
            <text:p>574.4</text:p>
          </table:table-cell>
        </table:table-row>
        <table:table-row table:style-name="ro3">
          <table:table-cell office:value-type="float" office:value="1373901300000">
            <text:p>1373901300000</text:p>
          </table:table-cell>
          <table:table-cell table:formula="of:=AVERAGE(['Report Data'.C185];['Report Data'.C473];['Report Data'.C761];['Report Data'.C1049];['Report Data'.C1337])" office:value-type="float" office:value="592.6">
            <text:p>592.6</text:p>
          </table:table-cell>
          <table:table-cell table:formula="of:=AVERAGE(['Report Data'.D185];['Report Data'.D473];['Report Data'.D761];['Report Data'.D1049];['Report Data'.D1337])" office:value-type="float" office:value="524.6">
            <text:p>524.6</text:p>
          </table:table-cell>
          <table:table-cell table:formula="of:=AVERAGE(['Report Data'.E185];['Report Data'.E473];['Report Data'.E761];['Report Data'.E1049];['Report Data'.E1337])" office:value-type="float" office:value="311.8">
            <text:p>311.8</text:p>
          </table:table-cell>
          <table:table-cell table:formula="of:=AVERAGE(['Report Data'.F185];['Report Data'.F473];['Report Data'.F761];['Report Data'.F1049];['Report Data'.F1337])" office:value-type="float" office:value="557.6">
            <text:p>557.6</text:p>
          </table:table-cell>
        </table:table-row>
        <table:table-row table:style-name="ro3">
          <table:table-cell office:value-type="float" office:value="1373901600000">
            <text:p>1373901600000</text:p>
          </table:table-cell>
          <table:table-cell table:formula="of:=AVERAGE(['Report Data'.C186];['Report Data'.C474];['Report Data'.C762];['Report Data'.C1050];['Report Data'.C1338])" office:value-type="float" office:value="605.8">
            <text:p>605.8</text:p>
          </table:table-cell>
          <table:table-cell table:formula="of:=AVERAGE(['Report Data'.D186];['Report Data'.D474];['Report Data'.D762];['Report Data'.D1050];['Report Data'.D1338])" office:value-type="float" office:value="511.2">
            <text:p>511.2</text:p>
          </table:table-cell>
          <table:table-cell table:formula="of:=AVERAGE(['Report Data'.E186];['Report Data'.E474];['Report Data'.E762];['Report Data'.E1050];['Report Data'.E1338])" office:value-type="float" office:value="281.6">
            <text:p>281.6</text:p>
          </table:table-cell>
          <table:table-cell table:formula="of:=AVERAGE(['Report Data'.F186];['Report Data'.F474];['Report Data'.F762];['Report Data'.F1050];['Report Data'.F1338])" office:value-type="float" office:value="576.2">
            <text:p>576.2</text:p>
          </table:table-cell>
        </table:table-row>
        <table:table-row table:style-name="ro3">
          <table:table-cell office:value-type="float" office:value="1373901900000">
            <text:p>1373901900000</text:p>
          </table:table-cell>
          <table:table-cell table:formula="of:=AVERAGE(['Report Data'.C187];['Report Data'.C475];['Report Data'.C763];['Report Data'.C1051];['Report Data'.C1339])" office:value-type="float" office:value="512.4">
            <text:p>512.4</text:p>
          </table:table-cell>
          <table:table-cell table:formula="of:=AVERAGE(['Report Data'.D187];['Report Data'.D475];['Report Data'.D763];['Report Data'.D1051];['Report Data'.D1339])" office:value-type="float" office:value="517.4">
            <text:p>517.4</text:p>
          </table:table-cell>
          <table:table-cell table:formula="of:=AVERAGE(['Report Data'.E187];['Report Data'.E475];['Report Data'.E763];['Report Data'.E1051];['Report Data'.E1339])" office:value-type="float" office:value="294.4">
            <text:p>294.4</text:p>
          </table:table-cell>
          <table:table-cell table:formula="of:=AVERAGE(['Report Data'.F187];['Report Data'.F475];['Report Data'.F763];['Report Data'.F1051];['Report Data'.F1339])" office:value-type="float" office:value="575.2">
            <text:p>575.2</text:p>
          </table:table-cell>
        </table:table-row>
        <table:table-row table:style-name="ro3">
          <table:table-cell office:value-type="float" office:value="1373902200000">
            <text:p>1373902200000</text:p>
          </table:table-cell>
          <table:table-cell table:formula="of:=AVERAGE(['Report Data'.C188];['Report Data'.C476];['Report Data'.C764];['Report Data'.C1052];['Report Data'.C1340])" office:value-type="float" office:value="442">
            <text:p>442</text:p>
          </table:table-cell>
          <table:table-cell table:formula="of:=AVERAGE(['Report Data'.D188];['Report Data'.D476];['Report Data'.D764];['Report Data'.D1052];['Report Data'.D1340])" office:value-type="float" office:value="558.6">
            <text:p>558.6</text:p>
          </table:table-cell>
          <table:table-cell table:formula="of:=AVERAGE(['Report Data'.E188];['Report Data'.E476];['Report Data'.E764];['Report Data'.E1052];['Report Data'.E1340])" office:value-type="float" office:value="286.6">
            <text:p>286.6</text:p>
          </table:table-cell>
          <table:table-cell table:formula="of:=AVERAGE(['Report Data'.F188];['Report Data'.F476];['Report Data'.F764];['Report Data'.F1052];['Report Data'.F1340])" office:value-type="float" office:value="562.2">
            <text:p>562.2</text:p>
          </table:table-cell>
        </table:table-row>
        <table:table-row table:style-name="ro3">
          <table:table-cell office:value-type="float" office:value="1373902500000">
            <text:p>1373902500000</text:p>
          </table:table-cell>
          <table:table-cell table:formula="of:=AVERAGE(['Report Data'.C189];['Report Data'.C477];['Report Data'.C765];['Report Data'.C1053];['Report Data'.C1341])" office:value-type="float" office:value="485.4">
            <text:p>485.4</text:p>
          </table:table-cell>
          <table:table-cell table:formula="of:=AVERAGE(['Report Data'.D189];['Report Data'.D477];['Report Data'.D765];['Report Data'.D1053];['Report Data'.D1341])" office:value-type="float" office:value="550.6">
            <text:p>550.6</text:p>
          </table:table-cell>
          <table:table-cell table:formula="of:=AVERAGE(['Report Data'.E189];['Report Data'.E477];['Report Data'.E765];['Report Data'.E1053];['Report Data'.E1341])" office:value-type="float" office:value="296.8">
            <text:p>296.8</text:p>
          </table:table-cell>
          <table:table-cell table:formula="of:=AVERAGE(['Report Data'.F189];['Report Data'.F477];['Report Data'.F765];['Report Data'.F1053];['Report Data'.F1341])" office:value-type="float" office:value="563.2">
            <text:p>563.2</text:p>
          </table:table-cell>
        </table:table-row>
        <table:table-row table:style-name="ro3">
          <table:table-cell office:value-type="float" office:value="1373902800000">
            <text:p>1373902800000</text:p>
          </table:table-cell>
          <table:table-cell table:formula="of:=AVERAGE(['Report Data'.C190];['Report Data'.C478];['Report Data'.C766];['Report Data'.C1054];['Report Data'.C1342])" office:value-type="float" office:value="453.6">
            <text:p>453.6</text:p>
          </table:table-cell>
          <table:table-cell table:formula="of:=AVERAGE(['Report Data'.D190];['Report Data'.D478];['Report Data'.D766];['Report Data'.D1054];['Report Data'.D1342])" office:value-type="float" office:value="561.2">
            <text:p>561.2</text:p>
          </table:table-cell>
          <table:table-cell table:formula="of:=AVERAGE(['Report Data'.E190];['Report Data'.E478];['Report Data'.E766];['Report Data'.E1054];['Report Data'.E1342])" office:value-type="float" office:value="301.4">
            <text:p>301.4</text:p>
          </table:table-cell>
          <table:table-cell table:formula="of:=AVERAGE(['Report Data'.F190];['Report Data'.F478];['Report Data'.F766];['Report Data'.F1054];['Report Data'.F1342])" office:value-type="float" office:value="556">
            <text:p>556</text:p>
          </table:table-cell>
        </table:table-row>
        <table:table-row table:style-name="ro3">
          <table:table-cell office:value-type="float" office:value="1373903100000">
            <text:p>1373903100000</text:p>
          </table:table-cell>
          <table:table-cell table:formula="of:=AVERAGE(['Report Data'.C191];['Report Data'.C479];['Report Data'.C767];['Report Data'.C1055];['Report Data'.C1343])" office:value-type="float" office:value="462.4">
            <text:p>462.4</text:p>
          </table:table-cell>
          <table:table-cell table:formula="of:=AVERAGE(['Report Data'.D191];['Report Data'.D479];['Report Data'.D767];['Report Data'.D1055];['Report Data'.D1343])" office:value-type="float" office:value="545.8">
            <text:p>545.8</text:p>
          </table:table-cell>
          <table:table-cell table:formula="of:=AVERAGE(['Report Data'.E191];['Report Data'.E479];['Report Data'.E767];['Report Data'.E1055];['Report Data'.E1343])" office:value-type="float" office:value="284.8">
            <text:p>284.8</text:p>
          </table:table-cell>
          <table:table-cell table:formula="of:=AVERAGE(['Report Data'.F191];['Report Data'.F479];['Report Data'.F767];['Report Data'.F1055];['Report Data'.F1343])" office:value-type="float" office:value="564.2">
            <text:p>564.2</text:p>
          </table:table-cell>
        </table:table-row>
        <table:table-row table:style-name="ro3">
          <table:table-cell office:value-type="float" office:value="1373903400000">
            <text:p>1373903400000</text:p>
          </table:table-cell>
          <table:table-cell table:formula="of:=AVERAGE(['Report Data'.C192];['Report Data'.C480];['Report Data'.C768];['Report Data'.C1056];['Report Data'.C1344])" office:value-type="float" office:value="462.8">
            <text:p>462.8</text:p>
          </table:table-cell>
          <table:table-cell table:formula="of:=AVERAGE(['Report Data'.D192];['Report Data'.D480];['Report Data'.D768];['Report Data'.D1056];['Report Data'.D1344])" office:value-type="float" office:value="553.8">
            <text:p>553.8</text:p>
          </table:table-cell>
          <table:table-cell table:formula="of:=AVERAGE(['Report Data'.E192];['Report Data'.E480];['Report Data'.E768];['Report Data'.E1056];['Report Data'.E1344])" office:value-type="float" office:value="279.2">
            <text:p>279.2</text:p>
          </table:table-cell>
          <table:table-cell table:formula="of:=AVERAGE(['Report Data'.F192];['Report Data'.F480];['Report Data'.F768];['Report Data'.F1056];['Report Data'.F1344])" office:value-type="float" office:value="579.4">
            <text:p>579.4</text:p>
          </table:table-cell>
        </table:table-row>
        <table:table-row table:style-name="ro3">
          <table:table-cell office:value-type="float" office:value="1373903700000">
            <text:p>1373903700000</text:p>
          </table:table-cell>
          <table:table-cell table:formula="of:=AVERAGE(['Report Data'.C193];['Report Data'.C481];['Report Data'.C769];['Report Data'.C1057];['Report Data'.C1345])" office:value-type="float" office:value="502.2">
            <text:p>502.2</text:p>
          </table:table-cell>
          <table:table-cell table:formula="of:=AVERAGE(['Report Data'.D193];['Report Data'.D481];['Report Data'.D769];['Report Data'.D1057];['Report Data'.D1345])" office:value-type="float" office:value="531.6">
            <text:p>531.6</text:p>
          </table:table-cell>
          <table:table-cell table:formula="of:=AVERAGE(['Report Data'.E193];['Report Data'.E481];['Report Data'.E769];['Report Data'.E1057];['Report Data'.E1345])" office:value-type="float" office:value="283">
            <text:p>283</text:p>
          </table:table-cell>
          <table:table-cell table:formula="of:=AVERAGE(['Report Data'.F193];['Report Data'.F481];['Report Data'.F769];['Report Data'.F1057];['Report Data'.F1345])" office:value-type="float" office:value="549.8">
            <text:p>549.8</text:p>
          </table:table-cell>
        </table:table-row>
        <table:table-row table:style-name="ro3">
          <table:table-cell office:value-type="float" office:value="1373904000000">
            <text:p>1373904000000</text:p>
          </table:table-cell>
          <table:table-cell table:formula="of:=AVERAGE(['Report Data'.C194];['Report Data'.C482];['Report Data'.C770];['Report Data'.C1058];['Report Data'.C1346])" office:value-type="float" office:value="525">
            <text:p>525</text:p>
          </table:table-cell>
          <table:table-cell table:formula="of:=AVERAGE(['Report Data'.D194];['Report Data'.D482];['Report Data'.D770];['Report Data'.D1058];['Report Data'.D1346])" office:value-type="float" office:value="583.6">
            <text:p>583.6</text:p>
          </table:table-cell>
          <table:table-cell table:formula="of:=AVERAGE(['Report Data'.E194];['Report Data'.E482];['Report Data'.E770];['Report Data'.E1058];['Report Data'.E1346])" office:value-type="float" office:value="270.4">
            <text:p>270.4</text:p>
          </table:table-cell>
          <table:table-cell table:formula="of:=AVERAGE(['Report Data'.F194];['Report Data'.F482];['Report Data'.F770];['Report Data'.F1058];['Report Data'.F1346])" office:value-type="float" office:value="554.2">
            <text:p>554.2</text:p>
          </table:table-cell>
        </table:table-row>
        <table:table-row table:style-name="ro3">
          <table:table-cell office:value-type="float" office:value="1373904300000">
            <text:p>1373904300000</text:p>
          </table:table-cell>
          <table:table-cell table:formula="of:=AVERAGE(['Report Data'.C195];['Report Data'.C483];['Report Data'.C771];['Report Data'.C1059];['Report Data'.C1347])" office:value-type="float" office:value="479.2">
            <text:p>479.2</text:p>
          </table:table-cell>
          <table:table-cell table:formula="of:=AVERAGE(['Report Data'.D195];['Report Data'.D483];['Report Data'.D771];['Report Data'.D1059];['Report Data'.D1347])" office:value-type="float" office:value="537.8">
            <text:p>537.8</text:p>
          </table:table-cell>
          <table:table-cell table:formula="of:=AVERAGE(['Report Data'.E195];['Report Data'.E483];['Report Data'.E771];['Report Data'.E1059];['Report Data'.E1347])" office:value-type="float" office:value="285">
            <text:p>285</text:p>
          </table:table-cell>
          <table:table-cell table:formula="of:=AVERAGE(['Report Data'.F195];['Report Data'.F483];['Report Data'.F771];['Report Data'.F1059];['Report Data'.F1347])" office:value-type="float" office:value="596.8">
            <text:p>596.8</text:p>
          </table:table-cell>
        </table:table-row>
        <table:table-row table:style-name="ro3">
          <table:table-cell office:value-type="float" office:value="1373904600000">
            <text:p>1373904600000</text:p>
          </table:table-cell>
          <table:table-cell table:formula="of:=AVERAGE(['Report Data'.C196];['Report Data'.C484];['Report Data'.C772];['Report Data'.C1060];['Report Data'.C1348])" office:value-type="float" office:value="506.8">
            <text:p>506.8</text:p>
          </table:table-cell>
          <table:table-cell table:formula="of:=AVERAGE(['Report Data'.D196];['Report Data'.D484];['Report Data'.D772];['Report Data'.D1060];['Report Data'.D1348])" office:value-type="float" office:value="554.6">
            <text:p>554.6</text:p>
          </table:table-cell>
          <table:table-cell table:formula="of:=AVERAGE(['Report Data'.E196];['Report Data'.E484];['Report Data'.E772];['Report Data'.E1060];['Report Data'.E1348])" office:value-type="float" office:value="265.4">
            <text:p>265.4</text:p>
          </table:table-cell>
          <table:table-cell table:formula="of:=AVERAGE(['Report Data'.F196];['Report Data'.F484];['Report Data'.F772];['Report Data'.F1060];['Report Data'.F1348])" office:value-type="float" office:value="584.8">
            <text:p>584.8</text:p>
          </table:table-cell>
        </table:table-row>
        <table:table-row table:style-name="ro3">
          <table:table-cell office:value-type="float" office:value="1373904900000">
            <text:p>1373904900000</text:p>
          </table:table-cell>
          <table:table-cell table:formula="of:=AVERAGE(['Report Data'.C197];['Report Data'.C485];['Report Data'.C773];['Report Data'.C1061];['Report Data'.C1349])" office:value-type="float" office:value="462.4">
            <text:p>462.4</text:p>
          </table:table-cell>
          <table:table-cell table:formula="of:=AVERAGE(['Report Data'.D197];['Report Data'.D485];['Report Data'.D773];['Report Data'.D1061];['Report Data'.D1349])" office:value-type="float" office:value="572.4">
            <text:p>572.4</text:p>
          </table:table-cell>
          <table:table-cell table:formula="of:=AVERAGE(['Report Data'.E197];['Report Data'.E485];['Report Data'.E773];['Report Data'.E1061];['Report Data'.E1349])" office:value-type="float" office:value="277.2">
            <text:p>277.2</text:p>
          </table:table-cell>
          <table:table-cell table:formula="of:=AVERAGE(['Report Data'.F197];['Report Data'.F485];['Report Data'.F773];['Report Data'.F1061];['Report Data'.F1349])" office:value-type="float" office:value="555.6">
            <text:p>555.6</text:p>
          </table:table-cell>
        </table:table-row>
        <table:table-row table:style-name="ro3">
          <table:table-cell office:value-type="float" office:value="1373905200000">
            <text:p>1373905200000</text:p>
          </table:table-cell>
          <table:table-cell table:formula="of:=AVERAGE(['Report Data'.C198];['Report Data'.C486];['Report Data'.C774];['Report Data'.C1062];['Report Data'.C1350])" office:value-type="float" office:value="412">
            <text:p>412</text:p>
          </table:table-cell>
          <table:table-cell table:formula="of:=AVERAGE(['Report Data'.D198];['Report Data'.D486];['Report Data'.D774];['Report Data'.D1062];['Report Data'.D1350])" office:value-type="float" office:value="557.2">
            <text:p>557.2</text:p>
          </table:table-cell>
          <table:table-cell table:formula="of:=AVERAGE(['Report Data'.E198];['Report Data'.E486];['Report Data'.E774];['Report Data'.E1062];['Report Data'.E1350])" office:value-type="float" office:value="286">
            <text:p>286</text:p>
          </table:table-cell>
          <table:table-cell table:formula="of:=AVERAGE(['Report Data'.F198];['Report Data'.F486];['Report Data'.F774];['Report Data'.F1062];['Report Data'.F1350])" office:value-type="float" office:value="582.8">
            <text:p>582.8</text:p>
          </table:table-cell>
        </table:table-row>
        <table:table-row table:style-name="ro3">
          <table:table-cell office:value-type="float" office:value="1373905500000">
            <text:p>1373905500000</text:p>
          </table:table-cell>
          <table:table-cell table:formula="of:=AVERAGE(['Report Data'.C199];['Report Data'.C487];['Report Data'.C775];['Report Data'.C1063];['Report Data'.C1351])" office:value-type="float" office:value="439.8">
            <text:p>439.8</text:p>
          </table:table-cell>
          <table:table-cell table:formula="of:=AVERAGE(['Report Data'.D199];['Report Data'.D487];['Report Data'.D775];['Report Data'.D1063];['Report Data'.D1351])" office:value-type="float" office:value="609.6">
            <text:p>609.6</text:p>
          </table:table-cell>
          <table:table-cell table:formula="of:=AVERAGE(['Report Data'.E199];['Report Data'.E487];['Report Data'.E775];['Report Data'.E1063];['Report Data'.E1351])" office:value-type="float" office:value="322.8">
            <text:p>322.8</text:p>
          </table:table-cell>
          <table:table-cell table:formula="of:=AVERAGE(['Report Data'.F199];['Report Data'.F487];['Report Data'.F775];['Report Data'.F1063];['Report Data'.F1351])" office:value-type="float" office:value="614">
            <text:p>614</text:p>
          </table:table-cell>
        </table:table-row>
        <table:table-row table:style-name="ro3">
          <table:table-cell office:value-type="float" office:value="1373905800000">
            <text:p>1373905800000</text:p>
          </table:table-cell>
          <table:table-cell table:formula="of:=AVERAGE(['Report Data'.C200];['Report Data'.C488];['Report Data'.C776];['Report Data'.C1064];['Report Data'.C1352])" office:value-type="float" office:value="478.6">
            <text:p>478.6</text:p>
          </table:table-cell>
          <table:table-cell table:formula="of:=AVERAGE(['Report Data'.D200];['Report Data'.D488];['Report Data'.D776];['Report Data'.D1064];['Report Data'.D1352])" office:value-type="float" office:value="624.6">
            <text:p>624.6</text:p>
          </table:table-cell>
          <table:table-cell table:formula="of:=AVERAGE(['Report Data'.E200];['Report Data'.E488];['Report Data'.E776];['Report Data'.E1064];['Report Data'.E1352])" office:value-type="float" office:value="263.4">
            <text:p>263.4</text:p>
          </table:table-cell>
          <table:table-cell table:formula="of:=AVERAGE(['Report Data'.F200];['Report Data'.F488];['Report Data'.F776];['Report Data'.F1064];['Report Data'.F1352])" office:value-type="float" office:value="584.8">
            <text:p>584.8</text:p>
          </table:table-cell>
        </table:table-row>
        <table:table-row table:style-name="ro3">
          <table:table-cell office:value-type="float" office:value="1373906100000">
            <text:p>1373906100000</text:p>
          </table:table-cell>
          <table:table-cell table:formula="of:=AVERAGE(['Report Data'.C201];['Report Data'.C489];['Report Data'.C777];['Report Data'.C1065];['Report Data'.C1353])" office:value-type="float" office:value="444.8">
            <text:p>444.8</text:p>
          </table:table-cell>
          <table:table-cell table:formula="of:=AVERAGE(['Report Data'.D201];['Report Data'.D489];['Report Data'.D777];['Report Data'.D1065];['Report Data'.D1353])" office:value-type="float" office:value="602">
            <text:p>602</text:p>
          </table:table-cell>
          <table:table-cell table:formula="of:=AVERAGE(['Report Data'.E201];['Report Data'.E489];['Report Data'.E777];['Report Data'.E1065];['Report Data'.E1353])" office:value-type="float" office:value="300.6">
            <text:p>300.6</text:p>
          </table:table-cell>
          <table:table-cell table:formula="of:=AVERAGE(['Report Data'.F201];['Report Data'.F489];['Report Data'.F777];['Report Data'.F1065];['Report Data'.F1353])" office:value-type="float" office:value="580.8">
            <text:p>580.8</text:p>
          </table:table-cell>
        </table:table-row>
        <table:table-row table:style-name="ro3">
          <table:table-cell office:value-type="float" office:value="1373906400000">
            <text:p>1373906400000</text:p>
          </table:table-cell>
          <table:table-cell table:formula="of:=AVERAGE(['Report Data'.C202];['Report Data'.C490];['Report Data'.C778];['Report Data'.C1066];['Report Data'.C1354])" office:value-type="float" office:value="483.6">
            <text:p>483.6</text:p>
          </table:table-cell>
          <table:table-cell table:formula="of:=AVERAGE(['Report Data'.D202];['Report Data'.D490];['Report Data'.D778];['Report Data'.D1066];['Report Data'.D1354])" office:value-type="float" office:value="625.4">
            <text:p>625.4</text:p>
          </table:table-cell>
          <table:table-cell table:formula="of:=AVERAGE(['Report Data'.E202];['Report Data'.E490];['Report Data'.E778];['Report Data'.E1066];['Report Data'.E1354])" office:value-type="float" office:value="279.6">
            <text:p>279.6</text:p>
          </table:table-cell>
          <table:table-cell table:formula="of:=AVERAGE(['Report Data'.F202];['Report Data'.F490];['Report Data'.F778];['Report Data'.F1066];['Report Data'.F1354])" office:value-type="float" office:value="560.4">
            <text:p>560.4</text:p>
          </table:table-cell>
        </table:table-row>
        <table:table-row table:style-name="ro3">
          <table:table-cell office:value-type="float" office:value="1373906700000">
            <text:p>1373906700000</text:p>
          </table:table-cell>
          <table:table-cell table:formula="of:=AVERAGE(['Report Data'.C203];['Report Data'.C491];['Report Data'.C779];['Report Data'.C1067];['Report Data'.C1355])" office:value-type="float" office:value="443.6">
            <text:p>443.6</text:p>
          </table:table-cell>
          <table:table-cell table:formula="of:=AVERAGE(['Report Data'.D203];['Report Data'.D491];['Report Data'.D779];['Report Data'.D1067];['Report Data'.D1355])" office:value-type="float" office:value="628">
            <text:p>628</text:p>
          </table:table-cell>
          <table:table-cell table:formula="of:=AVERAGE(['Report Data'.E203];['Report Data'.E491];['Report Data'.E779];['Report Data'.E1067];['Report Data'.E1355])" office:value-type="float" office:value="282.8">
            <text:p>282.8</text:p>
          </table:table-cell>
          <table:table-cell table:formula="of:=AVERAGE(['Report Data'.F203];['Report Data'.F491];['Report Data'.F779];['Report Data'.F1067];['Report Data'.F1355])" office:value-type="float" office:value="550.2">
            <text:p>550.2</text:p>
          </table:table-cell>
        </table:table-row>
        <table:table-row table:style-name="ro3">
          <table:table-cell office:value-type="float" office:value="1373907000000">
            <text:p>1373907000000</text:p>
          </table:table-cell>
          <table:table-cell table:formula="of:=AVERAGE(['Report Data'.C204];['Report Data'.C492];['Report Data'.C780];['Report Data'.C1068];['Report Data'.C1356])" office:value-type="float" office:value="506.6">
            <text:p>506.6</text:p>
          </table:table-cell>
          <table:table-cell table:formula="of:=AVERAGE(['Report Data'.D204];['Report Data'.D492];['Report Data'.D780];['Report Data'.D1068];['Report Data'.D1356])" office:value-type="float" office:value="645.8">
            <text:p>645.8</text:p>
          </table:table-cell>
          <table:table-cell table:formula="of:=AVERAGE(['Report Data'.E204];['Report Data'.E492];['Report Data'.E780];['Report Data'.E1068];['Report Data'.E1356])" office:value-type="float" office:value="284.8">
            <text:p>284.8</text:p>
          </table:table-cell>
          <table:table-cell table:formula="of:=AVERAGE(['Report Data'.F204];['Report Data'.F492];['Report Data'.F780];['Report Data'.F1068];['Report Data'.F1356])" office:value-type="float" office:value="528.2">
            <text:p>528.2</text:p>
          </table:table-cell>
        </table:table-row>
        <table:table-row table:style-name="ro3">
          <table:table-cell office:value-type="float" office:value="1373907300000">
            <text:p>1373907300000</text:p>
          </table:table-cell>
          <table:table-cell table:formula="of:=AVERAGE(['Report Data'.C205];['Report Data'.C493];['Report Data'.C781];['Report Data'.C1069];['Report Data'.C1357])" office:value-type="float" office:value="442.4">
            <text:p>442.4</text:p>
          </table:table-cell>
          <table:table-cell table:formula="of:=AVERAGE(['Report Data'.D205];['Report Data'.D493];['Report Data'.D781];['Report Data'.D1069];['Report Data'.D1357])" office:value-type="float" office:value="590.4">
            <text:p>590.4</text:p>
          </table:table-cell>
          <table:table-cell table:formula="of:=AVERAGE(['Report Data'.E205];['Report Data'.E493];['Report Data'.E781];['Report Data'.E1069];['Report Data'.E1357])" office:value-type="float" office:value="273.2">
            <text:p>273.2</text:p>
          </table:table-cell>
          <table:table-cell table:formula="of:=AVERAGE(['Report Data'.F205];['Report Data'.F493];['Report Data'.F781];['Report Data'.F1069];['Report Data'.F1357])" office:value-type="float" office:value="484.4">
            <text:p>484.4</text:p>
          </table:table-cell>
        </table:table-row>
        <table:table-row table:style-name="ro3">
          <table:table-cell office:value-type="float" office:value="1373907600000">
            <text:p>1373907600000</text:p>
          </table:table-cell>
          <table:table-cell table:formula="of:=AVERAGE(['Report Data'.C206];['Report Data'.C494];['Report Data'.C782];['Report Data'.C1070];['Report Data'.C1358])" office:value-type="float" office:value="502.8">
            <text:p>502.8</text:p>
          </table:table-cell>
          <table:table-cell table:formula="of:=AVERAGE(['Report Data'.D206];['Report Data'.D494];['Report Data'.D782];['Report Data'.D1070];['Report Data'.D1358])" office:value-type="float" office:value="588.6">
            <text:p>588.6</text:p>
          </table:table-cell>
          <table:table-cell table:formula="of:=AVERAGE(['Report Data'.E206];['Report Data'.E494];['Report Data'.E782];['Report Data'.E1070];['Report Data'.E1358])" office:value-type="float" office:value="284">
            <text:p>284</text:p>
          </table:table-cell>
          <table:table-cell table:formula="of:=AVERAGE(['Report Data'.F206];['Report Data'.F494];['Report Data'.F782];['Report Data'.F1070];['Report Data'.F1358])" office:value-type="float" office:value="521">
            <text:p>521</text:p>
          </table:table-cell>
        </table:table-row>
        <table:table-row table:style-name="ro3">
          <table:table-cell office:value-type="float" office:value="1373907900000">
            <text:p>1373907900000</text:p>
          </table:table-cell>
          <table:table-cell table:formula="of:=AVERAGE(['Report Data'.C207];['Report Data'.C495];['Report Data'.C783];['Report Data'.C1071];['Report Data'.C1359])" office:value-type="float" office:value="471">
            <text:p>471</text:p>
          </table:table-cell>
          <table:table-cell table:formula="of:=AVERAGE(['Report Data'.D207];['Report Data'.D495];['Report Data'.D783];['Report Data'.D1071];['Report Data'.D1359])" office:value-type="float" office:value="570.4">
            <text:p>570.4</text:p>
          </table:table-cell>
          <table:table-cell table:formula="of:=AVERAGE(['Report Data'.E207];['Report Data'.E495];['Report Data'.E783];['Report Data'.E1071];['Report Data'.E1359])" office:value-type="float" office:value="309.6">
            <text:p>309.6</text:p>
          </table:table-cell>
          <table:table-cell table:formula="of:=AVERAGE(['Report Data'.F207];['Report Data'.F495];['Report Data'.F783];['Report Data'.F1071];['Report Data'.F1359])" office:value-type="float" office:value="571.8">
            <text:p>571.8</text:p>
          </table:table-cell>
        </table:table-row>
        <table:table-row table:style-name="ro3">
          <table:table-cell office:value-type="float" office:value="1373908200000">
            <text:p>1373908200000</text:p>
          </table:table-cell>
          <table:table-cell table:formula="of:=AVERAGE(['Report Data'.C208];['Report Data'.C496];['Report Data'.C784];['Report Data'.C1072];['Report Data'.C1360])" office:value-type="float" office:value="480.8">
            <text:p>480.8</text:p>
          </table:table-cell>
          <table:table-cell table:formula="of:=AVERAGE(['Report Data'.D208];['Report Data'.D496];['Report Data'.D784];['Report Data'.D1072];['Report Data'.D1360])" office:value-type="float" office:value="543.8">
            <text:p>543.8</text:p>
          </table:table-cell>
          <table:table-cell table:formula="of:=AVERAGE(['Report Data'.E208];['Report Data'.E496];['Report Data'.E784];['Report Data'.E1072];['Report Data'.E1360])" office:value-type="float" office:value="287.8">
            <text:p>287.8</text:p>
          </table:table-cell>
          <table:table-cell table:formula="of:=AVERAGE(['Report Data'.F208];['Report Data'.F496];['Report Data'.F784];['Report Data'.F1072];['Report Data'.F1360])" office:value-type="float" office:value="548">
            <text:p>548</text:p>
          </table:table-cell>
        </table:table-row>
        <table:table-row table:style-name="ro3">
          <table:table-cell office:value-type="float" office:value="1373908500000">
            <text:p>1373908500000</text:p>
          </table:table-cell>
          <table:table-cell table:formula="of:=AVERAGE(['Report Data'.C209];['Report Data'.C497];['Report Data'.C785];['Report Data'.C1073];['Report Data'.C1361])" office:value-type="float" office:value="521.2">
            <text:p>521.2</text:p>
          </table:table-cell>
          <table:table-cell table:formula="of:=AVERAGE(['Report Data'.D209];['Report Data'.D497];['Report Data'.D785];['Report Data'.D1073];['Report Data'.D1361])" office:value-type="float" office:value="589.6">
            <text:p>589.6</text:p>
          </table:table-cell>
          <table:table-cell table:formula="of:=AVERAGE(['Report Data'.E209];['Report Data'.E497];['Report Data'.E785];['Report Data'.E1073];['Report Data'.E1361])" office:value-type="float" office:value="307.8">
            <text:p>307.8</text:p>
          </table:table-cell>
          <table:table-cell table:formula="of:=AVERAGE(['Report Data'.F209];['Report Data'.F497];['Report Data'.F785];['Report Data'.F1073];['Report Data'.F1361])" office:value-type="float" office:value="603.2">
            <text:p>603.2</text:p>
          </table:table-cell>
        </table:table-row>
        <table:table-row table:style-name="ro3">
          <table:table-cell office:value-type="float" office:value="1373908800000">
            <text:p>1373908800000</text:p>
          </table:table-cell>
          <table:table-cell table:formula="of:=AVERAGE(['Report Data'.C210];['Report Data'.C498];['Report Data'.C786];['Report Data'.C1074];['Report Data'.C1362])" office:value-type="float" office:value="482.4">
            <text:p>482.4</text:p>
          </table:table-cell>
          <table:table-cell table:formula="of:=AVERAGE(['Report Data'.D210];['Report Data'.D498];['Report Data'.D786];['Report Data'.D1074];['Report Data'.D1362])" office:value-type="float" office:value="575.8">
            <text:p>575.8</text:p>
          </table:table-cell>
          <table:table-cell table:formula="of:=AVERAGE(['Report Data'.E210];['Report Data'.E498];['Report Data'.E786];['Report Data'.E1074];['Report Data'.E1362])" office:value-type="float" office:value="323.4">
            <text:p>323.4</text:p>
          </table:table-cell>
          <table:table-cell table:formula="of:=AVERAGE(['Report Data'.F210];['Report Data'.F498];['Report Data'.F786];['Report Data'.F1074];['Report Data'.F1362])" office:value-type="float" office:value="590.6">
            <text:p>590.6</text:p>
          </table:table-cell>
        </table:table-row>
        <table:table-row table:style-name="ro3">
          <table:table-cell office:value-type="float" office:value="1373909100000">
            <text:p>1373909100000</text:p>
          </table:table-cell>
          <table:table-cell table:formula="of:=AVERAGE(['Report Data'.C211];['Report Data'.C499];['Report Data'.C787];['Report Data'.C1075];['Report Data'.C1363])" office:value-type="float" office:value="473.2">
            <text:p>473.2</text:p>
          </table:table-cell>
          <table:table-cell table:formula="of:=AVERAGE(['Report Data'.D211];['Report Data'.D499];['Report Data'.D787];['Report Data'.D1075];['Report Data'.D1363])" office:value-type="float" office:value="584.8">
            <text:p>584.8</text:p>
          </table:table-cell>
          <table:table-cell table:formula="of:=AVERAGE(['Report Data'.E211];['Report Data'.E499];['Report Data'.E787];['Report Data'.E1075];['Report Data'.E1363])" office:value-type="float" office:value="323">
            <text:p>323</text:p>
          </table:table-cell>
          <table:table-cell table:formula="of:=AVERAGE(['Report Data'.F211];['Report Data'.F499];['Report Data'.F787];['Report Data'.F1075];['Report Data'.F1363])" office:value-type="float" office:value="583.2">
            <text:p>583.2</text:p>
          </table:table-cell>
        </table:table-row>
        <table:table-row table:style-name="ro3">
          <table:table-cell office:value-type="float" office:value="1373909400000">
            <text:p>1373909400000</text:p>
          </table:table-cell>
          <table:table-cell table:formula="of:=AVERAGE(['Report Data'.C212];['Report Data'.C500];['Report Data'.C788];['Report Data'.C1076];['Report Data'.C1364])" office:value-type="float" office:value="461.6">
            <text:p>461.6</text:p>
          </table:table-cell>
          <table:table-cell table:formula="of:=AVERAGE(['Report Data'.D212];['Report Data'.D500];['Report Data'.D788];['Report Data'.D1076];['Report Data'.D1364])" office:value-type="float" office:value="556">
            <text:p>556</text:p>
          </table:table-cell>
          <table:table-cell table:formula="of:=AVERAGE(['Report Data'.E212];['Report Data'.E500];['Report Data'.E788];['Report Data'.E1076];['Report Data'.E1364])" office:value-type="float" office:value="327.6">
            <text:p>327.6</text:p>
          </table:table-cell>
          <table:table-cell table:formula="of:=AVERAGE(['Report Data'.F212];['Report Data'.F500];['Report Data'.F788];['Report Data'.F1076];['Report Data'.F1364])" office:value-type="float" office:value="571.4">
            <text:p>571.4</text:p>
          </table:table-cell>
        </table:table-row>
        <table:table-row table:style-name="ro3">
          <table:table-cell office:value-type="float" office:value="1373909700000">
            <text:p>1373909700000</text:p>
          </table:table-cell>
          <table:table-cell table:formula="of:=AVERAGE(['Report Data'.C213];['Report Data'.C501];['Report Data'.C789];['Report Data'.C1077];['Report Data'.C1365])" office:value-type="float" office:value="497.6">
            <text:p>497.6</text:p>
          </table:table-cell>
          <table:table-cell table:formula="of:=AVERAGE(['Report Data'.D213];['Report Data'.D501];['Report Data'.D789];['Report Data'.D1077];['Report Data'.D1365])" office:value-type="float" office:value="565.8">
            <text:p>565.8</text:p>
          </table:table-cell>
          <table:table-cell table:formula="of:=AVERAGE(['Report Data'.E213];['Report Data'.E501];['Report Data'.E789];['Report Data'.E1077];['Report Data'.E1365])" office:value-type="float" office:value="339.8">
            <text:p>339.8</text:p>
          </table:table-cell>
          <table:table-cell table:formula="of:=AVERAGE(['Report Data'.F213];['Report Data'.F501];['Report Data'.F789];['Report Data'.F1077];['Report Data'.F1365])" office:value-type="float" office:value="587.2">
            <text:p>587.2</text:p>
          </table:table-cell>
        </table:table-row>
        <table:table-row table:style-name="ro3">
          <table:table-cell office:value-type="float" office:value="1373910000000">
            <text:p>1373910000000</text:p>
          </table:table-cell>
          <table:table-cell table:formula="of:=AVERAGE(['Report Data'.C214];['Report Data'.C502];['Report Data'.C790];['Report Data'.C1078];['Report Data'.C1366])" office:value-type="float" office:value="521.4">
            <text:p>521.4</text:p>
          </table:table-cell>
          <table:table-cell table:formula="of:=AVERAGE(['Report Data'.D214];['Report Data'.D502];['Report Data'.D790];['Report Data'.D1078];['Report Data'.D1366])" office:value-type="float" office:value="563">
            <text:p>563</text:p>
          </table:table-cell>
          <table:table-cell table:formula="of:=AVERAGE(['Report Data'.E214];['Report Data'.E502];['Report Data'.E790];['Report Data'.E1078];['Report Data'.E1366])" office:value-type="float" office:value="337">
            <text:p>337</text:p>
          </table:table-cell>
          <table:table-cell table:formula="of:=AVERAGE(['Report Data'.F214];['Report Data'.F502];['Report Data'.F790];['Report Data'.F1078];['Report Data'.F1366])" office:value-type="float" office:value="601.4">
            <text:p>601.4</text:p>
          </table:table-cell>
        </table:table-row>
        <table:table-row table:style-name="ro3">
          <table:table-cell office:value-type="float" office:value="1373910300000">
            <text:p>1373910300000</text:p>
          </table:table-cell>
          <table:table-cell table:formula="of:=AVERAGE(['Report Data'.C215];['Report Data'.C503];['Report Data'.C791];['Report Data'.C1079];['Report Data'.C1367])" office:value-type="float" office:value="455.6">
            <text:p>455.6</text:p>
          </table:table-cell>
          <table:table-cell table:formula="of:=AVERAGE(['Report Data'.D215];['Report Data'.D503];['Report Data'.D791];['Report Data'.D1079];['Report Data'.D1367])" office:value-type="float" office:value="566.2">
            <text:p>566.2</text:p>
          </table:table-cell>
          <table:table-cell table:formula="of:=AVERAGE(['Report Data'.E215];['Report Data'.E503];['Report Data'.E791];['Report Data'.E1079];['Report Data'.E1367])" office:value-type="float" office:value="313.8">
            <text:p>313.8</text:p>
          </table:table-cell>
          <table:table-cell table:formula="of:=AVERAGE(['Report Data'.F215];['Report Data'.F503];['Report Data'.F791];['Report Data'.F1079];['Report Data'.F1367])" office:value-type="float" office:value="579.4">
            <text:p>579.4</text:p>
          </table:table-cell>
        </table:table-row>
        <table:table-row table:style-name="ro3">
          <table:table-cell office:value-type="float" office:value="1373910600000">
            <text:p>1373910600000</text:p>
          </table:table-cell>
          <table:table-cell table:formula="of:=AVERAGE(['Report Data'.C216];['Report Data'.C504];['Report Data'.C792];['Report Data'.C1080];['Report Data'.C1368])" office:value-type="float" office:value="435.8">
            <text:p>435.8</text:p>
          </table:table-cell>
          <table:table-cell table:formula="of:=AVERAGE(['Report Data'.D216];['Report Data'.D504];['Report Data'.D792];['Report Data'.D1080];['Report Data'.D1368])" office:value-type="float" office:value="545.8">
            <text:p>545.8</text:p>
          </table:table-cell>
          <table:table-cell table:formula="of:=AVERAGE(['Report Data'.E216];['Report Data'.E504];['Report Data'.E792];['Report Data'.E1080];['Report Data'.E1368])" office:value-type="float" office:value="333.4">
            <text:p>333.4</text:p>
          </table:table-cell>
          <table:table-cell table:formula="of:=AVERAGE(['Report Data'.F216];['Report Data'.F504];['Report Data'.F792];['Report Data'.F1080];['Report Data'.F1368])" office:value-type="float" office:value="611.8">
            <text:p>611.8</text:p>
          </table:table-cell>
        </table:table-row>
        <table:table-row table:style-name="ro3">
          <table:table-cell office:value-type="float" office:value="1373910900000">
            <text:p>1373910900000</text:p>
          </table:table-cell>
          <table:table-cell table:formula="of:=AVERAGE(['Report Data'.C217];['Report Data'.C505];['Report Data'.C793];['Report Data'.C1081];['Report Data'.C1369])" office:value-type="float" office:value="449">
            <text:p>449</text:p>
          </table:table-cell>
          <table:table-cell table:formula="of:=AVERAGE(['Report Data'.D217];['Report Data'.D505];['Report Data'.D793];['Report Data'.D1081];['Report Data'.D1369])" office:value-type="float" office:value="595.6">
            <text:p>595.6</text:p>
          </table:table-cell>
          <table:table-cell table:formula="of:=AVERAGE(['Report Data'.E217];['Report Data'.E505];['Report Data'.E793];['Report Data'.E1081];['Report Data'.E1369])" office:value-type="float" office:value="359">
            <text:p>359</text:p>
          </table:table-cell>
          <table:table-cell table:formula="of:=AVERAGE(['Report Data'.F217];['Report Data'.F505];['Report Data'.F793];['Report Data'.F1081];['Report Data'.F1369])" office:value-type="float" office:value="607">
            <text:p>607</text:p>
          </table:table-cell>
        </table:table-row>
        <table:table-row table:style-name="ro3">
          <table:table-cell office:value-type="float" office:value="1373911200000">
            <text:p>1373911200000</text:p>
          </table:table-cell>
          <table:table-cell table:formula="of:=AVERAGE(['Report Data'.C218];['Report Data'.C506];['Report Data'.C794];['Report Data'.C1082];['Report Data'.C1370])" office:value-type="float" office:value="454.4">
            <text:p>454.4</text:p>
          </table:table-cell>
          <table:table-cell table:formula="of:=AVERAGE(['Report Data'.D218];['Report Data'.D506];['Report Data'.D794];['Report Data'.D1082];['Report Data'.D1370])" office:value-type="float" office:value="605.2">
            <text:p>605.2</text:p>
          </table:table-cell>
          <table:table-cell table:formula="of:=AVERAGE(['Report Data'.E218];['Report Data'.E506];['Report Data'.E794];['Report Data'.E1082];['Report Data'.E1370])" office:value-type="float" office:value="330">
            <text:p>330</text:p>
          </table:table-cell>
          <table:table-cell table:formula="of:=AVERAGE(['Report Data'.F218];['Report Data'.F506];['Report Data'.F794];['Report Data'.F1082];['Report Data'.F1370])" office:value-type="float" office:value="588.6">
            <text:p>588.6</text:p>
          </table:table-cell>
        </table:table-row>
        <table:table-row table:style-name="ro3">
          <table:table-cell office:value-type="float" office:value="1373911500000">
            <text:p>1373911500000</text:p>
          </table:table-cell>
          <table:table-cell table:formula="of:=AVERAGE(['Report Data'.C219];['Report Data'.C507];['Report Data'.C795];['Report Data'.C1083];['Report Data'.C1371])" office:value-type="float" office:value="488">
            <text:p>488</text:p>
          </table:table-cell>
          <table:table-cell table:formula="of:=AVERAGE(['Report Data'.D219];['Report Data'.D507];['Report Data'.D795];['Report Data'.D1083];['Report Data'.D1371])" office:value-type="float" office:value="578.2">
            <text:p>578.2</text:p>
          </table:table-cell>
          <table:table-cell table:formula="of:=AVERAGE(['Report Data'.E219];['Report Data'.E507];['Report Data'.E795];['Report Data'.E1083];['Report Data'.E1371])" office:value-type="float" office:value="353">
            <text:p>353</text:p>
          </table:table-cell>
          <table:table-cell table:formula="of:=AVERAGE(['Report Data'.F219];['Report Data'.F507];['Report Data'.F795];['Report Data'.F1083];['Report Data'.F1371])" office:value-type="float" office:value="580.6">
            <text:p>580.6</text:p>
          </table:table-cell>
        </table:table-row>
        <table:table-row table:style-name="ro3">
          <table:table-cell office:value-type="float" office:value="1373911800000">
            <text:p>1373911800000</text:p>
          </table:table-cell>
          <table:table-cell table:formula="of:=AVERAGE(['Report Data'.C220];['Report Data'.C508];['Report Data'.C796];['Report Data'.C1084];['Report Data'.C1372])" office:value-type="float" office:value="475">
            <text:p>475</text:p>
          </table:table-cell>
          <table:table-cell table:formula="of:=AVERAGE(['Report Data'.D220];['Report Data'.D508];['Report Data'.D796];['Report Data'.D1084];['Report Data'.D1372])" office:value-type="float" office:value="588.2">
            <text:p>588.2</text:p>
          </table:table-cell>
          <table:table-cell table:formula="of:=AVERAGE(['Report Data'.E220];['Report Data'.E508];['Report Data'.E796];['Report Data'.E1084];['Report Data'.E1372])" office:value-type="float" office:value="340">
            <text:p>340</text:p>
          </table:table-cell>
          <table:table-cell table:formula="of:=AVERAGE(['Report Data'.F220];['Report Data'.F508];['Report Data'.F796];['Report Data'.F1084];['Report Data'.F1372])" office:value-type="float" office:value="570.4">
            <text:p>570.4</text:p>
          </table:table-cell>
        </table:table-row>
        <table:table-row table:style-name="ro3">
          <table:table-cell office:value-type="float" office:value="1373912100000">
            <text:p>1373912100000</text:p>
          </table:table-cell>
          <table:table-cell table:formula="of:=AVERAGE(['Report Data'.C221];['Report Data'.C509];['Report Data'.C797];['Report Data'.C1085];['Report Data'.C1373])" office:value-type="float" office:value="431">
            <text:p>431</text:p>
          </table:table-cell>
          <table:table-cell table:formula="of:=AVERAGE(['Report Data'.D221];['Report Data'.D509];['Report Data'.D797];['Report Data'.D1085];['Report Data'.D1373])" office:value-type="float" office:value="591">
            <text:p>591</text:p>
          </table:table-cell>
          <table:table-cell table:formula="of:=AVERAGE(['Report Data'.E221];['Report Data'.E509];['Report Data'.E797];['Report Data'.E1085];['Report Data'.E1373])" office:value-type="float" office:value="369.6">
            <text:p>369.6</text:p>
          </table:table-cell>
          <table:table-cell table:formula="of:=AVERAGE(['Report Data'.F221];['Report Data'.F509];['Report Data'.F797];['Report Data'.F1085];['Report Data'.F1373])" office:value-type="float" office:value="590.6">
            <text:p>590.6</text:p>
          </table:table-cell>
        </table:table-row>
        <table:table-row table:style-name="ro3">
          <table:table-cell office:value-type="float" office:value="1373912400000">
            <text:p>1373912400000</text:p>
          </table:table-cell>
          <table:table-cell table:formula="of:=AVERAGE(['Report Data'.C222];['Report Data'.C510];['Report Data'.C798];['Report Data'.C1086];['Report Data'.C1374])" office:value-type="float" office:value="480.2">
            <text:p>480.2</text:p>
          </table:table-cell>
          <table:table-cell table:formula="of:=AVERAGE(['Report Data'.D222];['Report Data'.D510];['Report Data'.D798];['Report Data'.D1086];['Report Data'.D1374])" office:value-type="float" office:value="570.6">
            <text:p>570.6</text:p>
          </table:table-cell>
          <table:table-cell table:formula="of:=AVERAGE(['Report Data'.E222];['Report Data'.E510];['Report Data'.E798];['Report Data'.E1086];['Report Data'.E1374])" office:value-type="float" office:value="372.4">
            <text:p>372.4</text:p>
          </table:table-cell>
          <table:table-cell table:formula="of:=AVERAGE(['Report Data'.F222];['Report Data'.F510];['Report Data'.F798];['Report Data'.F1086];['Report Data'.F1374])" office:value-type="float" office:value="572.4">
            <text:p>572.4</text:p>
          </table:table-cell>
        </table:table-row>
        <table:table-row table:style-name="ro3">
          <table:table-cell office:value-type="float" office:value="1373912700000">
            <text:p>1373912700000</text:p>
          </table:table-cell>
          <table:table-cell table:formula="of:=AVERAGE(['Report Data'.C223];['Report Data'.C511];['Report Data'.C799];['Report Data'.C1087];['Report Data'.C1375])" office:value-type="float" office:value="453.2">
            <text:p>453.2</text:p>
          </table:table-cell>
          <table:table-cell table:formula="of:=AVERAGE(['Report Data'.D223];['Report Data'.D511];['Report Data'.D799];['Report Data'.D1087];['Report Data'.D1375])" office:value-type="float" office:value="569.6">
            <text:p>569.6</text:p>
          </table:table-cell>
          <table:table-cell table:formula="of:=AVERAGE(['Report Data'.E223];['Report Data'.E511];['Report Data'.E799];['Report Data'.E1087];['Report Data'.E1375])" office:value-type="float" office:value="359.8">
            <text:p>359.8</text:p>
          </table:table-cell>
          <table:table-cell table:formula="of:=AVERAGE(['Report Data'.F223];['Report Data'.F511];['Report Data'.F799];['Report Data'.F1087];['Report Data'.F1375])" office:value-type="float" office:value="555.4">
            <text:p>555.4</text:p>
          </table:table-cell>
        </table:table-row>
        <table:table-row table:style-name="ro3">
          <table:table-cell office:value-type="float" office:value="1373913000000">
            <text:p>1373913000000</text:p>
          </table:table-cell>
          <table:table-cell table:formula="of:=AVERAGE(['Report Data'.C224];['Report Data'.C512];['Report Data'.C800];['Report Data'.C1088];['Report Data'.C1376])" office:value-type="float" office:value="446.8">
            <text:p>446.8</text:p>
          </table:table-cell>
          <table:table-cell table:formula="of:=AVERAGE(['Report Data'.D224];['Report Data'.D512];['Report Data'.D800];['Report Data'.D1088];['Report Data'.D1376])" office:value-type="float" office:value="565.8">
            <text:p>565.8</text:p>
          </table:table-cell>
          <table:table-cell table:formula="of:=AVERAGE(['Report Data'.E224];['Report Data'.E512];['Report Data'.E800];['Report Data'.E1088];['Report Data'.E1376])" office:value-type="float" office:value="377.2">
            <text:p>377.2</text:p>
          </table:table-cell>
          <table:table-cell table:formula="of:=AVERAGE(['Report Data'.F224];['Report Data'.F512];['Report Data'.F800];['Report Data'.F1088];['Report Data'.F1376])" office:value-type="float" office:value="591.6">
            <text:p>591.6</text:p>
          </table:table-cell>
        </table:table-row>
        <table:table-row table:style-name="ro3">
          <table:table-cell office:value-type="float" office:value="1373913300000">
            <text:p>1373913300000</text:p>
          </table:table-cell>
          <table:table-cell table:formula="of:=AVERAGE(['Report Data'.C225];['Report Data'.C513];['Report Data'.C801];['Report Data'.C1089];['Report Data'.C1377])" office:value-type="float" office:value="474.4">
            <text:p>474.4</text:p>
          </table:table-cell>
          <table:table-cell table:formula="of:=AVERAGE(['Report Data'.D225];['Report Data'.D513];['Report Data'.D801];['Report Data'.D1089];['Report Data'.D1377])" office:value-type="float" office:value="587">
            <text:p>587</text:p>
          </table:table-cell>
          <table:table-cell table:formula="of:=AVERAGE(['Report Data'.E225];['Report Data'.E513];['Report Data'.E801];['Report Data'.E1089];['Report Data'.E1377])" office:value-type="float" office:value="384.4">
            <text:p>384.4</text:p>
          </table:table-cell>
          <table:table-cell table:formula="of:=AVERAGE(['Report Data'.F225];['Report Data'.F513];['Report Data'.F801];['Report Data'.F1089];['Report Data'.F1377])" office:value-type="float" office:value="574.6">
            <text:p>574.6</text:p>
          </table:table-cell>
        </table:table-row>
        <table:table-row table:style-name="ro3">
          <table:table-cell office:value-type="float" office:value="1373913600000">
            <text:p>1373913600000</text:p>
          </table:table-cell>
          <table:table-cell table:formula="of:=AVERAGE(['Report Data'.C226];['Report Data'.C514];['Report Data'.C802];['Report Data'.C1090];['Report Data'.C1378])" office:value-type="float" office:value="418.6">
            <text:p>418.6</text:p>
          </table:table-cell>
          <table:table-cell table:formula="of:=AVERAGE(['Report Data'.D226];['Report Data'.D514];['Report Data'.D802];['Report Data'.D1090];['Report Data'.D1378])" office:value-type="float" office:value="599.8">
            <text:p>599.8</text:p>
          </table:table-cell>
          <table:table-cell table:formula="of:=AVERAGE(['Report Data'.E226];['Report Data'.E514];['Report Data'.E802];['Report Data'.E1090];['Report Data'.E1378])" office:value-type="float" office:value="384.4">
            <text:p>384.4</text:p>
          </table:table-cell>
          <table:table-cell table:formula="of:=AVERAGE(['Report Data'.F226];['Report Data'.F514];['Report Data'.F802];['Report Data'.F1090];['Report Data'.F1378])" office:value-type="float" office:value="594.6">
            <text:p>594.6</text:p>
          </table:table-cell>
        </table:table-row>
        <table:table-row table:style-name="ro3">
          <table:table-cell office:value-type="float" office:value="1373913900000">
            <text:p>1373913900000</text:p>
          </table:table-cell>
          <table:table-cell table:formula="of:=AVERAGE(['Report Data'.C227];['Report Data'.C515];['Report Data'.C803];['Report Data'.C1091];['Report Data'.C1379])" office:value-type="float" office:value="387">
            <text:p>387</text:p>
          </table:table-cell>
          <table:table-cell table:formula="of:=AVERAGE(['Report Data'.D227];['Report Data'.D515];['Report Data'.D803];['Report Data'.D1091];['Report Data'.D1379])" office:value-type="float" office:value="600.8">
            <text:p>600.8</text:p>
          </table:table-cell>
          <table:table-cell table:formula="of:=AVERAGE(['Report Data'.E227];['Report Data'.E515];['Report Data'.E803];['Report Data'.E1091];['Report Data'.E1379])" office:value-type="float" office:value="382.8">
            <text:p>382.8</text:p>
          </table:table-cell>
          <table:table-cell table:formula="of:=AVERAGE(['Report Data'.F227];['Report Data'.F515];['Report Data'.F803];['Report Data'.F1091];['Report Data'.F1379])" office:value-type="float" office:value="577.6">
            <text:p>577.6</text:p>
          </table:table-cell>
        </table:table-row>
        <table:table-row table:style-name="ro3">
          <table:table-cell office:value-type="float" office:value="1373914200000">
            <text:p>1373914200000</text:p>
          </table:table-cell>
          <table:table-cell table:formula="of:=AVERAGE(['Report Data'.C228];['Report Data'.C516];['Report Data'.C804];['Report Data'.C1092];['Report Data'.C1380])" office:value-type="float" office:value="424.2">
            <text:p>424.2</text:p>
          </table:table-cell>
          <table:table-cell table:formula="of:=AVERAGE(['Report Data'.D228];['Report Data'.D516];['Report Data'.D804];['Report Data'.D1092];['Report Data'.D1380])" office:value-type="float" office:value="593.6">
            <text:p>593.6</text:p>
          </table:table-cell>
          <table:table-cell table:formula="of:=AVERAGE(['Report Data'.E228];['Report Data'.E516];['Report Data'.E804];['Report Data'.E1092];['Report Data'.E1380])" office:value-type="float" office:value="371.6">
            <text:p>371.6</text:p>
          </table:table-cell>
          <table:table-cell table:formula="of:=AVERAGE(['Report Data'.F228];['Report Data'.F516];['Report Data'.F804];['Report Data'.F1092];['Report Data'.F1380])" office:value-type="float" office:value="551">
            <text:p>551</text:p>
          </table:table-cell>
        </table:table-row>
        <table:table-row table:style-name="ro3">
          <table:table-cell office:value-type="float" office:value="1373914500000">
            <text:p>1373914500000</text:p>
          </table:table-cell>
          <table:table-cell table:formula="of:=AVERAGE(['Report Data'.C229];['Report Data'.C517];['Report Data'.C805];['Report Data'.C1093];['Report Data'.C1381])" office:value-type="float" office:value="466.8">
            <text:p>466.8</text:p>
          </table:table-cell>
          <table:table-cell table:formula="of:=AVERAGE(['Report Data'.D229];['Report Data'.D517];['Report Data'.D805];['Report Data'.D1093];['Report Data'.D1381])" office:value-type="float" office:value="566.6">
            <text:p>566.6</text:p>
          </table:table-cell>
          <table:table-cell table:formula="of:=AVERAGE(['Report Data'.E229];['Report Data'.E517];['Report Data'.E805];['Report Data'.E1093];['Report Data'.E1381])" office:value-type="float" office:value="393">
            <text:p>393</text:p>
          </table:table-cell>
          <table:table-cell table:formula="of:=AVERAGE(['Report Data'.F229];['Report Data'.F517];['Report Data'.F805];['Report Data'.F1093];['Report Data'.F1381])" office:value-type="float" office:value="576.8">
            <text:p>576.8</text:p>
          </table:table-cell>
        </table:table-row>
        <table:table-row table:style-name="ro3">
          <table:table-cell office:value-type="float" office:value="1373914800000">
            <text:p>1373914800000</text:p>
          </table:table-cell>
          <table:table-cell table:formula="of:=AVERAGE(['Report Data'.C230];['Report Data'.C518];['Report Data'.C806];['Report Data'.C1094];['Report Data'.C1382])" office:value-type="float" office:value="443">
            <text:p>443</text:p>
          </table:table-cell>
          <table:table-cell table:formula="of:=AVERAGE(['Report Data'.D230];['Report Data'.D518];['Report Data'.D806];['Report Data'.D1094];['Report Data'.D1382])" office:value-type="float" office:value="528.2">
            <text:p>528.2</text:p>
          </table:table-cell>
          <table:table-cell table:formula="of:=AVERAGE(['Report Data'.E230];['Report Data'.E518];['Report Data'.E806];['Report Data'.E1094];['Report Data'.E1382])" office:value-type="float" office:value="402">
            <text:p>402</text:p>
          </table:table-cell>
          <table:table-cell table:formula="of:=AVERAGE(['Report Data'.F230];['Report Data'.F518];['Report Data'.F806];['Report Data'.F1094];['Report Data'.F1382])" office:value-type="float" office:value="569.2">
            <text:p>569.2</text:p>
          </table:table-cell>
        </table:table-row>
        <table:table-row table:style-name="ro3">
          <table:table-cell office:value-type="float" office:value="1373915100000">
            <text:p>1373915100000</text:p>
          </table:table-cell>
          <table:table-cell table:formula="of:=AVERAGE(['Report Data'.C231];['Report Data'.C519];['Report Data'.C807];['Report Data'.C1095];['Report Data'.C1383])" office:value-type="float" office:value="461.4">
            <text:p>461.4</text:p>
          </table:table-cell>
          <table:table-cell table:formula="of:=AVERAGE(['Report Data'.D231];['Report Data'.D519];['Report Data'.D807];['Report Data'.D1095];['Report Data'.D1383])" office:value-type="float" office:value="533.8">
            <text:p>533.8</text:p>
          </table:table-cell>
          <table:table-cell table:formula="of:=AVERAGE(['Report Data'.E231];['Report Data'.E519];['Report Data'.E807];['Report Data'.E1095];['Report Data'.E1383])" office:value-type="float" office:value="393.6">
            <text:p>393.6</text:p>
          </table:table-cell>
          <table:table-cell table:formula="of:=AVERAGE(['Report Data'.F231];['Report Data'.F519];['Report Data'.F807];['Report Data'.F1095];['Report Data'.F1383])" office:value-type="float" office:value="569">
            <text:p>569</text:p>
          </table:table-cell>
        </table:table-row>
        <table:table-row table:style-name="ro3">
          <table:table-cell office:value-type="float" office:value="1373915400000">
            <text:p>1373915400000</text:p>
          </table:table-cell>
          <table:table-cell table:formula="of:=AVERAGE(['Report Data'.C232];['Report Data'.C520];['Report Data'.C808];['Report Data'.C1096];['Report Data'.C1384])" office:value-type="float" office:value="406.4">
            <text:p>406.4</text:p>
          </table:table-cell>
          <table:table-cell table:formula="of:=AVERAGE(['Report Data'.D232];['Report Data'.D520];['Report Data'.D808];['Report Data'.D1096];['Report Data'.D1384])" office:value-type="float" office:value="529.4">
            <text:p>529.4</text:p>
          </table:table-cell>
          <table:table-cell table:formula="of:=AVERAGE(['Report Data'.E232];['Report Data'.E520];['Report Data'.E808];['Report Data'.E1096];['Report Data'.E1384])" office:value-type="float" office:value="395">
            <text:p>395</text:p>
          </table:table-cell>
          <table:table-cell table:formula="of:=AVERAGE(['Report Data'.F232];['Report Data'.F520];['Report Data'.F808];['Report Data'.F1096];['Report Data'.F1384])" office:value-type="float" office:value="568.4">
            <text:p>568.4</text:p>
          </table:table-cell>
        </table:table-row>
        <table:table-row table:style-name="ro3">
          <table:table-cell office:value-type="float" office:value="1373915700000">
            <text:p>1373915700000</text:p>
          </table:table-cell>
          <table:table-cell table:formula="of:=AVERAGE(['Report Data'.C233];['Report Data'.C521];['Report Data'.C809];['Report Data'.C1097];['Report Data'.C1385])" office:value-type="float" office:value="433.6">
            <text:p>433.6</text:p>
          </table:table-cell>
          <table:table-cell table:formula="of:=AVERAGE(['Report Data'.D233];['Report Data'.D521];['Report Data'.D809];['Report Data'.D1097];['Report Data'.D1385])" office:value-type="float" office:value="558.8">
            <text:p>558.8</text:p>
          </table:table-cell>
          <table:table-cell table:formula="of:=AVERAGE(['Report Data'.E233];['Report Data'.E521];['Report Data'.E809];['Report Data'.E1097];['Report Data'.E1385])" office:value-type="float" office:value="415.8">
            <text:p>415.8</text:p>
          </table:table-cell>
          <table:table-cell table:formula="of:=AVERAGE(['Report Data'.F233];['Report Data'.F521];['Report Data'.F809];['Report Data'.F1097];['Report Data'.F1385])" office:value-type="float" office:value="581.6">
            <text:p>581.6</text:p>
          </table:table-cell>
        </table:table-row>
        <table:table-row table:style-name="ro3">
          <table:table-cell office:value-type="float" office:value="1373916000000">
            <text:p>1373916000000</text:p>
          </table:table-cell>
          <table:table-cell table:formula="of:=AVERAGE(['Report Data'.C234];['Report Data'.C522];['Report Data'.C810];['Report Data'.C1098];['Report Data'.C1386])" office:value-type="float" office:value="388">
            <text:p>388</text:p>
          </table:table-cell>
          <table:table-cell table:formula="of:=AVERAGE(['Report Data'.D234];['Report Data'.D522];['Report Data'.D810];['Report Data'.D1098];['Report Data'.D1386])" office:value-type="float" office:value="544">
            <text:p>544</text:p>
          </table:table-cell>
          <table:table-cell table:formula="of:=AVERAGE(['Report Data'.E234];['Report Data'.E522];['Report Data'.E810];['Report Data'.E1098];['Report Data'.E1386])" office:value-type="float" office:value="390.2">
            <text:p>390.2</text:p>
          </table:table-cell>
          <table:table-cell table:formula="of:=AVERAGE(['Report Data'.F234];['Report Data'.F522];['Report Data'.F810];['Report Data'.F1098];['Report Data'.F1386])" office:value-type="float" office:value="540.4">
            <text:p>540.4</text:p>
          </table:table-cell>
        </table:table-row>
        <table:table-row table:style-name="ro3">
          <table:table-cell office:value-type="float" office:value="1373916300000">
            <text:p>1373916300000</text:p>
          </table:table-cell>
          <table:table-cell table:formula="of:=AVERAGE(['Report Data'.C235];['Report Data'.C523];['Report Data'.C811];['Report Data'.C1099];['Report Data'.C1387])" office:value-type="float" office:value="437.6">
            <text:p>437.6</text:p>
          </table:table-cell>
          <table:table-cell table:formula="of:=AVERAGE(['Report Data'.D235];['Report Data'.D523];['Report Data'.D811];['Report Data'.D1099];['Report Data'.D1387])" office:value-type="float" office:value="501.8">
            <text:p>501.8</text:p>
          </table:table-cell>
          <table:table-cell table:formula="of:=AVERAGE(['Report Data'.E235];['Report Data'.E523];['Report Data'.E811];['Report Data'.E1099];['Report Data'.E1387])" office:value-type="float" office:value="398.2">
            <text:p>398.2</text:p>
          </table:table-cell>
          <table:table-cell table:formula="of:=AVERAGE(['Report Data'.F235];['Report Data'.F523];['Report Data'.F811];['Report Data'.F1099];['Report Data'.F1387])" office:value-type="float" office:value="562.6">
            <text:p>562.6</text:p>
          </table:table-cell>
        </table:table-row>
        <table:table-row table:style-name="ro3">
          <table:table-cell office:value-type="float" office:value="1373916600000">
            <text:p>1373916600000</text:p>
          </table:table-cell>
          <table:table-cell table:formula="of:=AVERAGE(['Report Data'.C236];['Report Data'.C524];['Report Data'.C812];['Report Data'.C1100];['Report Data'.C1388])" office:value-type="float" office:value="403.2">
            <text:p>403.2</text:p>
          </table:table-cell>
          <table:table-cell table:formula="of:=AVERAGE(['Report Data'.D236];['Report Data'.D524];['Report Data'.D812];['Report Data'.D1100];['Report Data'.D1388])" office:value-type="float" office:value="486.6">
            <text:p>486.6</text:p>
          </table:table-cell>
          <table:table-cell table:formula="of:=AVERAGE(['Report Data'.E236];['Report Data'.E524];['Report Data'.E812];['Report Data'.E1100];['Report Data'.E1388])" office:value-type="float" office:value="386.8">
            <text:p>386.8</text:p>
          </table:table-cell>
          <table:table-cell table:formula="of:=AVERAGE(['Report Data'.F236];['Report Data'.F524];['Report Data'.F812];['Report Data'.F1100];['Report Data'.F1388])" office:value-type="float" office:value="572.6">
            <text:p>572.6</text:p>
          </table:table-cell>
        </table:table-row>
        <table:table-row table:style-name="ro3">
          <table:table-cell office:value-type="float" office:value="1373916900000">
            <text:p>1373916900000</text:p>
          </table:table-cell>
          <table:table-cell table:formula="of:=AVERAGE(['Report Data'.C237];['Report Data'.C525];['Report Data'.C813];['Report Data'.C1101];['Report Data'.C1389])" office:value-type="float" office:value="393">
            <text:p>393</text:p>
          </table:table-cell>
          <table:table-cell table:formula="of:=AVERAGE(['Report Data'.D237];['Report Data'.D525];['Report Data'.D813];['Report Data'.D1101];['Report Data'.D1389])" office:value-type="float" office:value="488.6">
            <text:p>488.6</text:p>
          </table:table-cell>
          <table:table-cell table:formula="of:=AVERAGE(['Report Data'.E237];['Report Data'.E525];['Report Data'.E813];['Report Data'.E1101];['Report Data'.E1389])" office:value-type="float" office:value="366.6">
            <text:p>366.6</text:p>
          </table:table-cell>
          <table:table-cell table:formula="of:=AVERAGE(['Report Data'.F237];['Report Data'.F525];['Report Data'.F813];['Report Data'.F1101];['Report Data'.F1389])" office:value-type="float" office:value="521">
            <text:p>521</text:p>
          </table:table-cell>
        </table:table-row>
        <table:table-row table:style-name="ro3">
          <table:table-cell office:value-type="float" office:value="1373917200000">
            <text:p>1373917200000</text:p>
          </table:table-cell>
          <table:table-cell table:formula="of:=AVERAGE(['Report Data'.C238];['Report Data'.C526];['Report Data'.C814];['Report Data'.C1102];['Report Data'.C1390])" office:value-type="float" office:value="421.2">
            <text:p>421.2</text:p>
          </table:table-cell>
          <table:table-cell table:formula="of:=AVERAGE(['Report Data'.D238];['Report Data'.D526];['Report Data'.D814];['Report Data'.D1102];['Report Data'.D1390])" office:value-type="float" office:value="430">
            <text:p>430</text:p>
          </table:table-cell>
          <table:table-cell table:formula="of:=AVERAGE(['Report Data'.E238];['Report Data'.E526];['Report Data'.E814];['Report Data'.E1102];['Report Data'.E1390])" office:value-type="float" office:value="409.2">
            <text:p>409.2</text:p>
          </table:table-cell>
          <table:table-cell table:formula="of:=AVERAGE(['Report Data'.F238];['Report Data'.F526];['Report Data'.F814];['Report Data'.F1102];['Report Data'.F1390])" office:value-type="float" office:value="535.6">
            <text:p>535.6</text:p>
          </table:table-cell>
        </table:table-row>
        <table:table-row table:style-name="ro3">
          <table:table-cell office:value-type="float" office:value="1373917500000">
            <text:p>1373917500000</text:p>
          </table:table-cell>
          <table:table-cell table:formula="of:=AVERAGE(['Report Data'.C239];['Report Data'.C527];['Report Data'.C815];['Report Data'.C1103];['Report Data'.C1391])" office:value-type="float" office:value="357.2">
            <text:p>357.2</text:p>
          </table:table-cell>
          <table:table-cell table:formula="of:=AVERAGE(['Report Data'.D239];['Report Data'.D527];['Report Data'.D815];['Report Data'.D1103];['Report Data'.D1391])" office:value-type="float" office:value="438">
            <text:p>438</text:p>
          </table:table-cell>
          <table:table-cell table:formula="of:=AVERAGE(['Report Data'.E239];['Report Data'.E527];['Report Data'.E815];['Report Data'.E1103];['Report Data'.E1391])" office:value-type="float" office:value="423.2">
            <text:p>423.2</text:p>
          </table:table-cell>
          <table:table-cell table:formula="of:=AVERAGE(['Report Data'.F239];['Report Data'.F527];['Report Data'.F815];['Report Data'.F1103];['Report Data'.F1391])" office:value-type="float" office:value="539.8">
            <text:p>539.8</text:p>
          </table:table-cell>
        </table:table-row>
        <table:table-row table:style-name="ro3">
          <table:table-cell office:value-type="float" office:value="1373917800000">
            <text:p>1373917800000</text:p>
          </table:table-cell>
          <table:table-cell table:formula="of:=AVERAGE(['Report Data'.C240];['Report Data'.C528];['Report Data'.C816];['Report Data'.C1104];['Report Data'.C1392])" office:value-type="float" office:value="389">
            <text:p>389</text:p>
          </table:table-cell>
          <table:table-cell table:formula="of:=AVERAGE(['Report Data'.D240];['Report Data'.D528];['Report Data'.D816];['Report Data'.D1104];['Report Data'.D1392])" office:value-type="float" office:value="424.4">
            <text:p>424.4</text:p>
          </table:table-cell>
          <table:table-cell table:formula="of:=AVERAGE(['Report Data'.E240];['Report Data'.E528];['Report Data'.E816];['Report Data'.E1104];['Report Data'.E1392])" office:value-type="float" office:value="410.2">
            <text:p>410.2</text:p>
          </table:table-cell>
          <table:table-cell table:formula="of:=AVERAGE(['Report Data'.F240];['Report Data'.F528];['Report Data'.F816];['Report Data'.F1104];['Report Data'.F1392])" office:value-type="float" office:value="551.2">
            <text:p>551.2</text:p>
          </table:table-cell>
        </table:table-row>
        <table:table-row table:style-name="ro3">
          <table:table-cell office:value-type="float" office:value="1373918100000">
            <text:p>1373918100000</text:p>
          </table:table-cell>
          <table:table-cell table:formula="of:=AVERAGE(['Report Data'.C241];['Report Data'.C529];['Report Data'.C817];['Report Data'.C1105];['Report Data'.C1393])" office:value-type="float" office:value="380.8">
            <text:p>380.8</text:p>
          </table:table-cell>
          <table:table-cell table:formula="of:=AVERAGE(['Report Data'.D241];['Report Data'.D529];['Report Data'.D817];['Report Data'.D1105];['Report Data'.D1393])" office:value-type="float" office:value="411.2">
            <text:p>411.2</text:p>
          </table:table-cell>
          <table:table-cell table:formula="of:=AVERAGE(['Report Data'.E241];['Report Data'.E529];['Report Data'.E817];['Report Data'.E1105];['Report Data'.E1393])" office:value-type="float" office:value="410.2">
            <text:p>410.2</text:p>
          </table:table-cell>
          <table:table-cell table:formula="of:=AVERAGE(['Report Data'.F241];['Report Data'.F529];['Report Data'.F817];['Report Data'.F1105];['Report Data'.F1393])" office:value-type="float" office:value="520.2">
            <text:p>520.2</text:p>
          </table:table-cell>
        </table:table-row>
        <table:table-row table:style-name="ro3">
          <table:table-cell office:value-type="float" office:value="1373918400000">
            <text:p>1373918400000</text:p>
          </table:table-cell>
          <table:table-cell table:formula="of:=AVERAGE(['Report Data'.C242];['Report Data'.C530];['Report Data'.C818];['Report Data'.C1106];['Report Data'.C1394])" office:value-type="float" office:value="370.4">
            <text:p>370.4</text:p>
          </table:table-cell>
          <table:table-cell table:formula="of:=AVERAGE(['Report Data'.D242];['Report Data'.D530];['Report Data'.D818];['Report Data'.D1106];['Report Data'.D1394])" office:value-type="float" office:value="380">
            <text:p>380</text:p>
          </table:table-cell>
          <table:table-cell table:formula="of:=AVERAGE(['Report Data'.E242];['Report Data'.E530];['Report Data'.E818];['Report Data'.E1106];['Report Data'.E1394])" office:value-type="float" office:value="384.4">
            <text:p>384.4</text:p>
          </table:table-cell>
          <table:table-cell table:formula="of:=AVERAGE(['Report Data'.F242];['Report Data'.F530];['Report Data'.F818];['Report Data'.F1106];['Report Data'.F1394])" office:value-type="float" office:value="493">
            <text:p>493</text:p>
          </table:table-cell>
        </table:table-row>
        <table:table-row table:style-name="ro3">
          <table:table-cell office:value-type="float" office:value="1373918700000">
            <text:p>1373918700000</text:p>
          </table:table-cell>
          <table:table-cell table:formula="of:=AVERAGE(['Report Data'.C243];['Report Data'.C531];['Report Data'.C819];['Report Data'.C1107];['Report Data'.C1395])" office:value-type="float" office:value="374.4">
            <text:p>374.4</text:p>
          </table:table-cell>
          <table:table-cell table:formula="of:=AVERAGE(['Report Data'.D243];['Report Data'.D531];['Report Data'.D819];['Report Data'.D1107];['Report Data'.D1395])" office:value-type="float" office:value="381.2">
            <text:p>381.2</text:p>
          </table:table-cell>
          <table:table-cell table:formula="of:=AVERAGE(['Report Data'.E243];['Report Data'.E531];['Report Data'.E819];['Report Data'.E1107];['Report Data'.E1395])" office:value-type="float" office:value="393.4">
            <text:p>393.4</text:p>
          </table:table-cell>
          <table:table-cell table:formula="of:=AVERAGE(['Report Data'.F243];['Report Data'.F531];['Report Data'.F819];['Report Data'.F1107];['Report Data'.F1395])" office:value-type="float" office:value="495.2">
            <text:p>495.2</text:p>
          </table:table-cell>
        </table:table-row>
        <table:table-row table:style-name="ro3">
          <table:table-cell office:value-type="float" office:value="1373919000000">
            <text:p>1373919000000</text:p>
          </table:table-cell>
          <table:table-cell table:formula="of:=AVERAGE(['Report Data'.C244];['Report Data'.C532];['Report Data'.C820];['Report Data'.C1108];['Report Data'.C1396])" office:value-type="float" office:value="363">
            <text:p>363</text:p>
          </table:table-cell>
          <table:table-cell table:formula="of:=AVERAGE(['Report Data'.D244];['Report Data'.D532];['Report Data'.D820];['Report Data'.D1108];['Report Data'.D1396])" office:value-type="float" office:value="382">
            <text:p>382</text:p>
          </table:table-cell>
          <table:table-cell table:formula="of:=AVERAGE(['Report Data'.E244];['Report Data'.E532];['Report Data'.E820];['Report Data'.E1108];['Report Data'.E1396])" office:value-type="float" office:value="416.4">
            <text:p>416.4</text:p>
          </table:table-cell>
          <table:table-cell table:formula="of:=AVERAGE(['Report Data'.F244];['Report Data'.F532];['Report Data'.F820];['Report Data'.F1108];['Report Data'.F1396])" office:value-type="float" office:value="494">
            <text:p>494</text:p>
          </table:table-cell>
        </table:table-row>
        <table:table-row table:style-name="ro3">
          <table:table-cell office:value-type="float" office:value="1373919300000">
            <text:p>1373919300000</text:p>
          </table:table-cell>
          <table:table-cell table:formula="of:=AVERAGE(['Report Data'.C245];['Report Data'.C533];['Report Data'.C821];['Report Data'.C1109];['Report Data'.C1397])" office:value-type="float" office:value="393.6">
            <text:p>393.6</text:p>
          </table:table-cell>
          <table:table-cell table:formula="of:=AVERAGE(['Report Data'.D245];['Report Data'.D533];['Report Data'.D821];['Report Data'.D1109];['Report Data'.D1397])" office:value-type="float" office:value="379.6">
            <text:p>379.6</text:p>
          </table:table-cell>
          <table:table-cell table:formula="of:=AVERAGE(['Report Data'.E245];['Report Data'.E533];['Report Data'.E821];['Report Data'.E1109];['Report Data'.E1397])" office:value-type="float" office:value="416">
            <text:p>416</text:p>
          </table:table-cell>
          <table:table-cell table:formula="of:=AVERAGE(['Report Data'.F245];['Report Data'.F533];['Report Data'.F821];['Report Data'.F1109];['Report Data'.F1397])" office:value-type="float" office:value="500.4">
            <text:p>500.4</text:p>
          </table:table-cell>
        </table:table-row>
        <table:table-row table:style-name="ro3">
          <table:table-cell office:value-type="float" office:value="1373919600000">
            <text:p>1373919600000</text:p>
          </table:table-cell>
          <table:table-cell table:formula="of:=AVERAGE(['Report Data'.C246];['Report Data'.C534];['Report Data'.C822];['Report Data'.C1110];['Report Data'.C1398])" office:value-type="float" office:value="374.6">
            <text:p>374.6</text:p>
          </table:table-cell>
          <table:table-cell table:formula="of:=AVERAGE(['Report Data'.D246];['Report Data'.D534];['Report Data'.D822];['Report Data'.D1110];['Report Data'.D1398])" office:value-type="float" office:value="367.6">
            <text:p>367.6</text:p>
          </table:table-cell>
          <table:table-cell table:formula="of:=AVERAGE(['Report Data'.E246];['Report Data'.E534];['Report Data'.E822];['Report Data'.E1110];['Report Data'.E1398])" office:value-type="float" office:value="366.4">
            <text:p>366.4</text:p>
          </table:table-cell>
          <table:table-cell table:formula="of:=AVERAGE(['Report Data'.F246];['Report Data'.F534];['Report Data'.F822];['Report Data'.F1110];['Report Data'.F1398])" office:value-type="float" office:value="501.2">
            <text:p>501.2</text:p>
          </table:table-cell>
        </table:table-row>
        <table:table-row table:style-name="ro3">
          <table:table-cell office:value-type="float" office:value="1373919900000">
            <text:p>1373919900000</text:p>
          </table:table-cell>
          <table:table-cell table:formula="of:=AVERAGE(['Report Data'.C247];['Report Data'.C535];['Report Data'.C823];['Report Data'.C1111];['Report Data'.C1399])" office:value-type="float" office:value="363.8">
            <text:p>363.8</text:p>
          </table:table-cell>
          <table:table-cell table:formula="of:=AVERAGE(['Report Data'.D247];['Report Data'.D535];['Report Data'.D823];['Report Data'.D1111];['Report Data'.D1399])" office:value-type="float" office:value="375.2">
            <text:p>375.2</text:p>
          </table:table-cell>
          <table:table-cell table:formula="of:=AVERAGE(['Report Data'.E247];['Report Data'.E535];['Report Data'.E823];['Report Data'.E1111];['Report Data'.E1399])" office:value-type="float" office:value="384.2">
            <text:p>384.2</text:p>
          </table:table-cell>
          <table:table-cell table:formula="of:=AVERAGE(['Report Data'.F247];['Report Data'.F535];['Report Data'.F823];['Report Data'.F1111];['Report Data'.F1399])" office:value-type="float" office:value="482.8">
            <text:p>482.8</text:p>
          </table:table-cell>
        </table:table-row>
        <table:table-row table:style-name="ro3">
          <table:table-cell office:value-type="float" office:value="1373920200000">
            <text:p>1373920200000</text:p>
          </table:table-cell>
          <table:table-cell table:formula="of:=AVERAGE(['Report Data'.C248];['Report Data'.C536];['Report Data'.C824];['Report Data'.C1112];['Report Data'.C1400])" office:value-type="float" office:value="375">
            <text:p>375</text:p>
          </table:table-cell>
          <table:table-cell table:formula="of:=AVERAGE(['Report Data'.D248];['Report Data'.D536];['Report Data'.D824];['Report Data'.D1112];['Report Data'.D1400])" office:value-type="float" office:value="355.6">
            <text:p>355.6</text:p>
          </table:table-cell>
          <table:table-cell table:formula="of:=AVERAGE(['Report Data'.E248];['Report Data'.E536];['Report Data'.E824];['Report Data'.E1112];['Report Data'.E1400])" office:value-type="float" office:value="393.8">
            <text:p>393.8</text:p>
          </table:table-cell>
          <table:table-cell table:formula="of:=AVERAGE(['Report Data'.F248];['Report Data'.F536];['Report Data'.F824];['Report Data'.F1112];['Report Data'.F1400])" office:value-type="float" office:value="487.8">
            <text:p>487.8</text:p>
          </table:table-cell>
        </table:table-row>
        <table:table-row table:style-name="ro3">
          <table:table-cell office:value-type="float" office:value="1373920500000">
            <text:p>1373920500000</text:p>
          </table:table-cell>
          <table:table-cell table:formula="of:=AVERAGE(['Report Data'.C249];['Report Data'.C537];['Report Data'.C825];['Report Data'.C1113];['Report Data'.C1401])" office:value-type="float" office:value="350.2">
            <text:p>350.2</text:p>
          </table:table-cell>
          <table:table-cell table:formula="of:=AVERAGE(['Report Data'.D249];['Report Data'.D537];['Report Data'.D825];['Report Data'.D1113];['Report Data'.D1401])" office:value-type="float" office:value="378.4">
            <text:p>378.4</text:p>
          </table:table-cell>
          <table:table-cell table:formula="of:=AVERAGE(['Report Data'.E249];['Report Data'.E537];['Report Data'.E825];['Report Data'.E1113];['Report Data'.E1401])" office:value-type="float" office:value="405.2">
            <text:p>405.2</text:p>
          </table:table-cell>
          <table:table-cell table:formula="of:=AVERAGE(['Report Data'.F249];['Report Data'.F537];['Report Data'.F825];['Report Data'.F1113];['Report Data'.F1401])" office:value-type="float" office:value="457.6">
            <text:p>457.6</text:p>
          </table:table-cell>
        </table:table-row>
        <table:table-row table:style-name="ro3">
          <table:table-cell office:value-type="float" office:value="1373920800000">
            <text:p>1373920800000</text:p>
          </table:table-cell>
          <table:table-cell table:formula="of:=AVERAGE(['Report Data'.C250];['Report Data'.C538];['Report Data'.C826];['Report Data'.C1114];['Report Data'.C1402])" office:value-type="float" office:value="312.8">
            <text:p>312.8</text:p>
          </table:table-cell>
          <table:table-cell table:formula="of:=AVERAGE(['Report Data'.D250];['Report Data'.D538];['Report Data'.D826];['Report Data'.D1114];['Report Data'.D1402])" office:value-type="float" office:value="344.4">
            <text:p>344.4</text:p>
          </table:table-cell>
          <table:table-cell table:formula="of:=AVERAGE(['Report Data'.E250];['Report Data'.E538];['Report Data'.E826];['Report Data'.E1114];['Report Data'.E1402])" office:value-type="float" office:value="391.2">
            <text:p>391.2</text:p>
          </table:table-cell>
          <table:table-cell table:formula="of:=AVERAGE(['Report Data'.F250];['Report Data'.F538];['Report Data'.F826];['Report Data'.F1114];['Report Data'.F1402])" office:value-type="float" office:value="468.8">
            <text:p>468.8</text:p>
          </table:table-cell>
        </table:table-row>
        <table:table-row table:style-name="ro3">
          <table:table-cell office:value-type="float" office:value="1373921100000">
            <text:p>1373921100000</text:p>
          </table:table-cell>
          <table:table-cell table:formula="of:=AVERAGE(['Report Data'.C251];['Report Data'.C539];['Report Data'.C827];['Report Data'.C1115];['Report Data'.C1403])" office:value-type="float" office:value="273.6">
            <text:p>273.6</text:p>
          </table:table-cell>
          <table:table-cell table:formula="of:=AVERAGE(['Report Data'.D251];['Report Data'.D539];['Report Data'.D827];['Report Data'.D1115];['Report Data'.D1403])" office:value-type="float" office:value="337.6">
            <text:p>337.6</text:p>
          </table:table-cell>
          <table:table-cell table:formula="of:=AVERAGE(['Report Data'.E251];['Report Data'.E539];['Report Data'.E827];['Report Data'.E1115];['Report Data'.E1403])" office:value-type="float" office:value="391.4">
            <text:p>391.4</text:p>
          </table:table-cell>
          <table:table-cell table:formula="of:=AVERAGE(['Report Data'.F251];['Report Data'.F539];['Report Data'.F827];['Report Data'.F1115];['Report Data'.F1403])" office:value-type="float" office:value="444.4">
            <text:p>444.4</text:p>
          </table:table-cell>
        </table:table-row>
        <table:table-row table:style-name="ro3">
          <table:table-cell office:value-type="float" office:value="1373921400000">
            <text:p>1373921400000</text:p>
          </table:table-cell>
          <table:table-cell table:formula="of:=AVERAGE(['Report Data'.C252];['Report Data'.C540];['Report Data'.C828];['Report Data'.C1116];['Report Data'.C1404])" office:value-type="float" office:value="349.2">
            <text:p>349.2</text:p>
          </table:table-cell>
          <table:table-cell table:formula="of:=AVERAGE(['Report Data'.D252];['Report Data'.D540];['Report Data'.D828];['Report Data'.D1116];['Report Data'.D1404])" office:value-type="float" office:value="339.2">
            <text:p>339.2</text:p>
          </table:table-cell>
          <table:table-cell table:formula="of:=AVERAGE(['Report Data'.E252];['Report Data'.E540];['Report Data'.E828];['Report Data'.E1116];['Report Data'.E1404])" office:value-type="float" office:value="405.4">
            <text:p>405.4</text:p>
          </table:table-cell>
          <table:table-cell table:formula="of:=AVERAGE(['Report Data'.F252];['Report Data'.F540];['Report Data'.F828];['Report Data'.F1116];['Report Data'.F1404])" office:value-type="float" office:value="472.6">
            <text:p>472.6</text:p>
          </table:table-cell>
        </table:table-row>
        <table:table-row table:style-name="ro3">
          <table:table-cell office:value-type="float" office:value="1373921700000">
            <text:p>1373921700000</text:p>
          </table:table-cell>
          <table:table-cell table:formula="of:=AVERAGE(['Report Data'.C253];['Report Data'.C541];['Report Data'.C829];['Report Data'.C1117];['Report Data'.C1405])" office:value-type="float" office:value="324.2">
            <text:p>324.2</text:p>
          </table:table-cell>
          <table:table-cell table:formula="of:=AVERAGE(['Report Data'.D253];['Report Data'.D541];['Report Data'.D829];['Report Data'.D1117];['Report Data'.D1405])" office:value-type="float" office:value="337.8">
            <text:p>337.8</text:p>
          </table:table-cell>
          <table:table-cell table:formula="of:=AVERAGE(['Report Data'.E253];['Report Data'.E541];['Report Data'.E829];['Report Data'.E1117];['Report Data'.E1405])" office:value-type="float" office:value="408.2">
            <text:p>408.2</text:p>
          </table:table-cell>
          <table:table-cell table:formula="of:=AVERAGE(['Report Data'.F253];['Report Data'.F541];['Report Data'.F829];['Report Data'.F1117];['Report Data'.F1405])" office:value-type="float" office:value="483.6">
            <text:p>483.6</text:p>
          </table:table-cell>
        </table:table-row>
        <table:table-row table:style-name="ro3">
          <table:table-cell office:value-type="float" office:value="1373922000000">
            <text:p>1373922000000</text:p>
          </table:table-cell>
          <table:table-cell table:formula="of:=AVERAGE(['Report Data'.C254];['Report Data'.C542];['Report Data'.C830];['Report Data'.C1118];['Report Data'.C1406])" office:value-type="float" office:value="313.8">
            <text:p>313.8</text:p>
          </table:table-cell>
          <table:table-cell table:formula="of:=AVERAGE(['Report Data'.D254];['Report Data'.D542];['Report Data'.D830];['Report Data'.D1118];['Report Data'.D1406])" office:value-type="float" office:value="333">
            <text:p>333</text:p>
          </table:table-cell>
          <table:table-cell table:formula="of:=AVERAGE(['Report Data'.E254];['Report Data'.E542];['Report Data'.E830];['Report Data'.E1118];['Report Data'.E1406])" office:value-type="float" office:value="400.2">
            <text:p>400.2</text:p>
          </table:table-cell>
          <table:table-cell table:formula="of:=AVERAGE(['Report Data'.F254];['Report Data'.F542];['Report Data'.F830];['Report Data'.F1118];['Report Data'.F1406])" office:value-type="float" office:value="465.4">
            <text:p>465.4</text:p>
          </table:table-cell>
        </table:table-row>
        <table:table-row table:style-name="ro3">
          <table:table-cell office:value-type="float" office:value="1373922300000">
            <text:p>1373922300000</text:p>
          </table:table-cell>
          <table:table-cell table:formula="of:=AVERAGE(['Report Data'.C255];['Report Data'.C543];['Report Data'.C831];['Report Data'.C1119];['Report Data'.C1407])" office:value-type="float" office:value="319">
            <text:p>319</text:p>
          </table:table-cell>
          <table:table-cell table:formula="of:=AVERAGE(['Report Data'.D255];['Report Data'.D543];['Report Data'.D831];['Report Data'.D1119];['Report Data'.D1407])" office:value-type="float" office:value="356.2">
            <text:p>356.2</text:p>
          </table:table-cell>
          <table:table-cell table:formula="of:=AVERAGE(['Report Data'.E255];['Report Data'.E543];['Report Data'.E831];['Report Data'.E1119];['Report Data'.E1407])" office:value-type="float" office:value="393.4">
            <text:p>393.4</text:p>
          </table:table-cell>
          <table:table-cell table:formula="of:=AVERAGE(['Report Data'.F255];['Report Data'.F543];['Report Data'.F831];['Report Data'.F1119];['Report Data'.F1407])" office:value-type="float" office:value="444">
            <text:p>444</text:p>
          </table:table-cell>
        </table:table-row>
        <table:table-row table:style-name="ro3">
          <table:table-cell office:value-type="float" office:value="1373922600000">
            <text:p>1373922600000</text:p>
          </table:table-cell>
          <table:table-cell table:formula="of:=AVERAGE(['Report Data'.C256];['Report Data'.C544];['Report Data'.C832];['Report Data'.C1120];['Report Data'.C1408])" office:value-type="float" office:value="319.4">
            <text:p>319.4</text:p>
          </table:table-cell>
          <table:table-cell table:formula="of:=AVERAGE(['Report Data'.D256];['Report Data'.D544];['Report Data'.D832];['Report Data'.D1120];['Report Data'.D1408])" office:value-type="float" office:value="394">
            <text:p>394</text:p>
          </table:table-cell>
          <table:table-cell table:formula="of:=AVERAGE(['Report Data'.E256];['Report Data'.E544];['Report Data'.E832];['Report Data'.E1120];['Report Data'.E1408])" office:value-type="float" office:value="395.4">
            <text:p>395.4</text:p>
          </table:table-cell>
          <table:table-cell table:formula="of:=AVERAGE(['Report Data'.F256];['Report Data'.F544];['Report Data'.F832];['Report Data'.F1120];['Report Data'.F1408])" office:value-type="float" office:value="473.2">
            <text:p>473.2</text:p>
          </table:table-cell>
        </table:table-row>
        <table:table-row table:style-name="ro3">
          <table:table-cell office:value-type="float" office:value="1373922900000">
            <text:p>1373922900000</text:p>
          </table:table-cell>
          <table:table-cell table:formula="of:=AVERAGE(['Report Data'.C257];['Report Data'.C545];['Report Data'.C833];['Report Data'.C1121];['Report Data'.C1409])" office:value-type="float" office:value="333.6">
            <text:p>333.6</text:p>
          </table:table-cell>
          <table:table-cell table:formula="of:=AVERAGE(['Report Data'.D257];['Report Data'.D545];['Report Data'.D833];['Report Data'.D1121];['Report Data'.D1409])" office:value-type="float" office:value="355.4">
            <text:p>355.4</text:p>
          </table:table-cell>
          <table:table-cell table:formula="of:=AVERAGE(['Report Data'.E257];['Report Data'.E545];['Report Data'.E833];['Report Data'.E1121];['Report Data'.E1409])" office:value-type="float" office:value="391">
            <text:p>391</text:p>
          </table:table-cell>
          <table:table-cell table:formula="of:=AVERAGE(['Report Data'.F257];['Report Data'.F545];['Report Data'.F833];['Report Data'.F1121];['Report Data'.F1409])" office:value-type="float" office:value="507.2">
            <text:p>507.2</text:p>
          </table:table-cell>
        </table:table-row>
        <table:table-row table:style-name="ro3">
          <table:table-cell office:value-type="float" office:value="1373923200000">
            <text:p>1373923200000</text:p>
          </table:table-cell>
          <table:table-cell table:formula="of:=AVERAGE(['Report Data'.C258];['Report Data'.C546];['Report Data'.C834];['Report Data'.C1122];['Report Data'.C1410])" office:value-type="float" office:value="349.8">
            <text:p>349.8</text:p>
          </table:table-cell>
          <table:table-cell table:formula="of:=AVERAGE(['Report Data'.D258];['Report Data'.D546];['Report Data'.D834];['Report Data'.D1122];['Report Data'.D1410])" office:value-type="float" office:value="361.8">
            <text:p>361.8</text:p>
          </table:table-cell>
          <table:table-cell table:formula="of:=AVERAGE(['Report Data'.E258];['Report Data'.E546];['Report Data'.E834];['Report Data'.E1122];['Report Data'.E1410])" office:value-type="float" office:value="410.8">
            <text:p>410.8</text:p>
          </table:table-cell>
          <table:table-cell table:formula="of:=AVERAGE(['Report Data'.F258];['Report Data'.F546];['Report Data'.F834];['Report Data'.F1122];['Report Data'.F1410])" office:value-type="float" office:value="500.8">
            <text:p>500.8</text:p>
          </table:table-cell>
        </table:table-row>
        <table:table-row table:style-name="ro3">
          <table:table-cell office:value-type="float" office:value="1373923500000">
            <text:p>1373923500000</text:p>
          </table:table-cell>
          <table:table-cell table:formula="of:=AVERAGE(['Report Data'.C259];['Report Data'.C547];['Report Data'.C835];['Report Data'.C1123];['Report Data'.C1411])" office:value-type="float" office:value="345">
            <text:p>345</text:p>
          </table:table-cell>
          <table:table-cell table:formula="of:=AVERAGE(['Report Data'.D259];['Report Data'.D547];['Report Data'.D835];['Report Data'.D1123];['Report Data'.D1411])" office:value-type="float" office:value="359.8">
            <text:p>359.8</text:p>
          </table:table-cell>
          <table:table-cell table:formula="of:=AVERAGE(['Report Data'.E259];['Report Data'.E547];['Report Data'.E835];['Report Data'.E1123];['Report Data'.E1411])" office:value-type="float" office:value="382.8">
            <text:p>382.8</text:p>
          </table:table-cell>
          <table:table-cell table:formula="of:=AVERAGE(['Report Data'.F259];['Report Data'.F547];['Report Data'.F835];['Report Data'.F1123];['Report Data'.F1411])" office:value-type="float" office:value="475.4">
            <text:p>475.4</text:p>
          </table:table-cell>
        </table:table-row>
        <table:table-row table:style-name="ro3">
          <table:table-cell office:value-type="float" office:value="1373923800000">
            <text:p>1373923800000</text:p>
          </table:table-cell>
          <table:table-cell table:formula="of:=AVERAGE(['Report Data'.C260];['Report Data'.C548];['Report Data'.C836];['Report Data'.C1124];['Report Data'.C1412])" office:value-type="float" office:value="304.2">
            <text:p>304.2</text:p>
          </table:table-cell>
          <table:table-cell table:formula="of:=AVERAGE(['Report Data'.D260];['Report Data'.D548];['Report Data'.D836];['Report Data'.D1124];['Report Data'.D1412])" office:value-type="float" office:value="354.4">
            <text:p>354.4</text:p>
          </table:table-cell>
          <table:table-cell table:formula="of:=AVERAGE(['Report Data'.E260];['Report Data'.E548];['Report Data'.E836];['Report Data'.E1124];['Report Data'.E1412])" office:value-type="float" office:value="398.2">
            <text:p>398.2</text:p>
          </table:table-cell>
          <table:table-cell table:formula="of:=AVERAGE(['Report Data'.F260];['Report Data'.F548];['Report Data'.F836];['Report Data'.F1124];['Report Data'.F1412])" office:value-type="float" office:value="473">
            <text:p>473</text:p>
          </table:table-cell>
        </table:table-row>
        <table:table-row table:style-name="ro3">
          <table:table-cell office:value-type="float" office:value="1373924100000">
            <text:p>1373924100000</text:p>
          </table:table-cell>
          <table:table-cell table:formula="of:=AVERAGE(['Report Data'.C261];['Report Data'.C549];['Report Data'.C837];['Report Data'.C1125];['Report Data'.C1413])" office:value-type="float" office:value="324.2">
            <text:p>324.2</text:p>
          </table:table-cell>
          <table:table-cell table:formula="of:=AVERAGE(['Report Data'.D261];['Report Data'.D549];['Report Data'.D837];['Report Data'.D1125];['Report Data'.D1413])" office:value-type="float" office:value="347.2">
            <text:p>347.2</text:p>
          </table:table-cell>
          <table:table-cell table:formula="of:=AVERAGE(['Report Data'.E261];['Report Data'.E549];['Report Data'.E837];['Report Data'.E1125];['Report Data'.E1413])" office:value-type="float" office:value="388.4">
            <text:p>388.4</text:p>
          </table:table-cell>
          <table:table-cell table:formula="of:=AVERAGE(['Report Data'.F261];['Report Data'.F549];['Report Data'.F837];['Report Data'.F1125];['Report Data'.F1413])" office:value-type="float" office:value="476.2">
            <text:p>476.2</text:p>
          </table:table-cell>
        </table:table-row>
        <table:table-row table:style-name="ro3">
          <table:table-cell office:value-type="float" office:value="1373924400000">
            <text:p>1373924400000</text:p>
          </table:table-cell>
          <table:table-cell table:formula="of:=AVERAGE(['Report Data'.C262];['Report Data'.C550];['Report Data'.C838];['Report Data'.C1126];['Report Data'.C1414])" office:value-type="float" office:value="325">
            <text:p>325</text:p>
          </table:table-cell>
          <table:table-cell table:formula="of:=AVERAGE(['Report Data'.D262];['Report Data'.D550];['Report Data'.D838];['Report Data'.D1126];['Report Data'.D1414])" office:value-type="float" office:value="346.8">
            <text:p>346.8</text:p>
          </table:table-cell>
          <table:table-cell table:formula="of:=AVERAGE(['Report Data'.E262];['Report Data'.E550];['Report Data'.E838];['Report Data'.E1126];['Report Data'.E1414])" office:value-type="float" office:value="402.6">
            <text:p>402.6</text:p>
          </table:table-cell>
          <table:table-cell table:formula="of:=AVERAGE(['Report Data'.F262];['Report Data'.F550];['Report Data'.F838];['Report Data'.F1126];['Report Data'.F1414])" office:value-type="float" office:value="471.2">
            <text:p>471.2</text:p>
          </table:table-cell>
        </table:table-row>
        <table:table-row table:style-name="ro3">
          <table:table-cell office:value-type="float" office:value="1373924700000">
            <text:p>1373924700000</text:p>
          </table:table-cell>
          <table:table-cell table:formula="of:=AVERAGE(['Report Data'.C263];['Report Data'.C551];['Report Data'.C839];['Report Data'.C1127];['Report Data'.C1415])" office:value-type="float" office:value="295.4">
            <text:p>295.4</text:p>
          </table:table-cell>
          <table:table-cell table:formula="of:=AVERAGE(['Report Data'.D263];['Report Data'.D551];['Report Data'.D839];['Report Data'.D1127];['Report Data'.D1415])" office:value-type="float" office:value="362.6">
            <text:p>362.6</text:p>
          </table:table-cell>
          <table:table-cell table:formula="of:=AVERAGE(['Report Data'.E263];['Report Data'.E551];['Report Data'.E839];['Report Data'.E1127];['Report Data'.E1415])" office:value-type="float" office:value="401.2">
            <text:p>401.2</text:p>
          </table:table-cell>
          <table:table-cell table:formula="of:=AVERAGE(['Report Data'.F263];['Report Data'.F551];['Report Data'.F839];['Report Data'.F1127];['Report Data'.F1415])" office:value-type="float" office:value="468.8">
            <text:p>468.8</text:p>
          </table:table-cell>
        </table:table-row>
        <table:table-row table:style-name="ro3">
          <table:table-cell office:value-type="float" office:value="1373925000000">
            <text:p>1373925000000</text:p>
          </table:table-cell>
          <table:table-cell table:formula="of:=AVERAGE(['Report Data'.C264];['Report Data'.C552];['Report Data'.C840];['Report Data'.C1128];['Report Data'.C1416])" office:value-type="float" office:value="275.8">
            <text:p>275.8</text:p>
          </table:table-cell>
          <table:table-cell table:formula="of:=AVERAGE(['Report Data'.D264];['Report Data'.D552];['Report Data'.D840];['Report Data'.D1128];['Report Data'.D1416])" office:value-type="float" office:value="320">
            <text:p>320</text:p>
          </table:table-cell>
          <table:table-cell table:formula="of:=AVERAGE(['Report Data'.E264];['Report Data'.E552];['Report Data'.E840];['Report Data'.E1128];['Report Data'.E1416])" office:value-type="float" office:value="347.2">
            <text:p>347.2</text:p>
          </table:table-cell>
          <table:table-cell table:formula="of:=AVERAGE(['Report Data'.F264];['Report Data'.F552];['Report Data'.F840];['Report Data'.F1128];['Report Data'.F1416])" office:value-type="float" office:value="416.2">
            <text:p>416.2</text:p>
          </table:table-cell>
        </table:table-row>
        <table:table-row table:style-name="ro3">
          <table:table-cell office:value-type="float" office:value="1373925300000">
            <text:p>1373925300000</text:p>
          </table:table-cell>
          <table:table-cell table:formula="of:=AVERAGE(['Report Data'.C265];['Report Data'.C553];['Report Data'.C841];['Report Data'.C1129];['Report Data'.C1417])" office:value-type="float" office:value="245.6">
            <text:p>245.6</text:p>
          </table:table-cell>
          <table:table-cell table:formula="of:=AVERAGE(['Report Data'.D265];['Report Data'.D553];['Report Data'.D841];['Report Data'.D1129];['Report Data'.D1417])" office:value-type="float" office:value="293">
            <text:p>293</text:p>
          </table:table-cell>
          <table:table-cell table:formula="of:=AVERAGE(['Report Data'.E265];['Report Data'.E553];['Report Data'.E841];['Report Data'.E1129];['Report Data'.E1417])" office:value-type="float" office:value="366.2">
            <text:p>366.2</text:p>
          </table:table-cell>
          <table:table-cell table:formula="of:=AVERAGE(['Report Data'.F265];['Report Data'.F553];['Report Data'.F841];['Report Data'.F1129];['Report Data'.F1417])" office:value-type="float" office:value="483.2">
            <text:p>483.2</text:p>
          </table:table-cell>
        </table:table-row>
        <table:table-row table:style-name="ro3">
          <table:table-cell office:value-type="float" office:value="1373925600000">
            <text:p>1373925600000</text:p>
          </table:table-cell>
          <table:table-cell table:formula="of:=AVERAGE(['Report Data'.C266];['Report Data'.C554];['Report Data'.C842];['Report Data'.C1130];['Report Data'.C1418])" office:value-type="float" office:value="290.8">
            <text:p>290.8</text:p>
          </table:table-cell>
          <table:table-cell table:formula="of:=AVERAGE(['Report Data'.D266];['Report Data'.D554];['Report Data'.D842];['Report Data'.D1130];['Report Data'.D1418])" office:value-type="float" office:value="324.8">
            <text:p>324.8</text:p>
          </table:table-cell>
          <table:table-cell table:formula="of:=AVERAGE(['Report Data'.E266];['Report Data'.E554];['Report Data'.E842];['Report Data'.E1130];['Report Data'.E1418])" office:value-type="float" office:value="375.2">
            <text:p>375.2</text:p>
          </table:table-cell>
          <table:table-cell table:formula="of:=AVERAGE(['Report Data'.F266];['Report Data'.F554];['Report Data'.F842];['Report Data'.F1130];['Report Data'.F1418])" office:value-type="float" office:value="470.2">
            <text:p>470.2</text:p>
          </table:table-cell>
        </table:table-row>
        <table:table-row table:style-name="ro3">
          <table:table-cell office:value-type="float" office:value="1373925900000">
            <text:p>1373925900000</text:p>
          </table:table-cell>
          <table:table-cell table:formula="of:=AVERAGE(['Report Data'.C267];['Report Data'.C555];['Report Data'.C843];['Report Data'.C1131];['Report Data'.C1419])" office:value-type="float" office:value="306.4">
            <text:p>306.4</text:p>
          </table:table-cell>
          <table:table-cell table:formula="of:=AVERAGE(['Report Data'.D267];['Report Data'.D555];['Report Data'.D843];['Report Data'.D1131];['Report Data'.D1419])" office:value-type="float" office:value="331.8">
            <text:p>331.8</text:p>
          </table:table-cell>
          <table:table-cell table:formula="of:=AVERAGE(['Report Data'.E267];['Report Data'.E555];['Report Data'.E843];['Report Data'.E1131];['Report Data'.E1419])" office:value-type="float" office:value="392.4">
            <text:p>392.4</text:p>
          </table:table-cell>
          <table:table-cell table:formula="of:=AVERAGE(['Report Data'.F267];['Report Data'.F555];['Report Data'.F843];['Report Data'.F1131];['Report Data'.F1419])" office:value-type="float" office:value="468">
            <text:p>468</text:p>
          </table:table-cell>
        </table:table-row>
        <table:table-row table:style-name="ro3">
          <table:table-cell office:value-type="float" office:value="1373926200000">
            <text:p>1373926200000</text:p>
          </table:table-cell>
          <table:table-cell table:formula="of:=AVERAGE(['Report Data'.C268];['Report Data'.C556];['Report Data'.C844];['Report Data'.C1132];['Report Data'.C1420])" office:value-type="float" office:value="285">
            <text:p>285</text:p>
          </table:table-cell>
          <table:table-cell table:formula="of:=AVERAGE(['Report Data'.D268];['Report Data'.D556];['Report Data'.D844];['Report Data'.D1132];['Report Data'.D1420])" office:value-type="float" office:value="334.2">
            <text:p>334.2</text:p>
          </table:table-cell>
          <table:table-cell table:formula="of:=AVERAGE(['Report Data'.E268];['Report Data'.E556];['Report Data'.E844];['Report Data'.E1132];['Report Data'.E1420])" office:value-type="float" office:value="378.2">
            <text:p>378.2</text:p>
          </table:table-cell>
          <table:table-cell table:formula="of:=AVERAGE(['Report Data'.F268];['Report Data'.F556];['Report Data'.F844];['Report Data'.F1132];['Report Data'.F1420])" office:value-type="float" office:value="483.2">
            <text:p>483.2</text:p>
          </table:table-cell>
        </table:table-row>
        <table:table-row table:style-name="ro3">
          <table:table-cell office:value-type="float" office:value="1373926500000">
            <text:p>1373926500000</text:p>
          </table:table-cell>
          <table:table-cell table:formula="of:=AVERAGE(['Report Data'.C269];['Report Data'.C557];['Report Data'.C845];['Report Data'.C1133];['Report Data'.C1421])" office:value-type="float" office:value="275.4">
            <text:p>275.4</text:p>
          </table:table-cell>
          <table:table-cell table:formula="of:=AVERAGE(['Report Data'.D269];['Report Data'.D557];['Report Data'.D845];['Report Data'.D1133];['Report Data'.D1421])" office:value-type="float" office:value="343">
            <text:p>343</text:p>
          </table:table-cell>
          <table:table-cell table:formula="of:=AVERAGE(['Report Data'.E269];['Report Data'.E557];['Report Data'.E845];['Report Data'.E1133];['Report Data'.E1421])" office:value-type="float" office:value="371">
            <text:p>371</text:p>
          </table:table-cell>
          <table:table-cell table:formula="of:=AVERAGE(['Report Data'.F269];['Report Data'.F557];['Report Data'.F845];['Report Data'.F1133];['Report Data'.F1421])" office:value-type="float" office:value="461.6">
            <text:p>461.6</text:p>
          </table:table-cell>
        </table:table-row>
        <table:table-row table:style-name="ro3">
          <table:table-cell office:value-type="float" office:value="1373926800000">
            <text:p>1373926800000</text:p>
          </table:table-cell>
          <table:table-cell table:formula="of:=AVERAGE(['Report Data'.C270];['Report Data'.C558];['Report Data'.C846];['Report Data'.C1134];['Report Data'.C1422])" office:value-type="float" office:value="229">
            <text:p>229</text:p>
          </table:table-cell>
          <table:table-cell table:formula="of:=AVERAGE(['Report Data'.D270];['Report Data'.D558];['Report Data'.D846];['Report Data'.D1134];['Report Data'.D1422])" office:value-type="float" office:value="376.2">
            <text:p>376.2</text:p>
          </table:table-cell>
          <table:table-cell table:formula="of:=AVERAGE(['Report Data'.E270];['Report Data'.E558];['Report Data'.E846];['Report Data'.E1134];['Report Data'.E1422])" office:value-type="float" office:value="360.2">
            <text:p>360.2</text:p>
          </table:table-cell>
          <table:table-cell table:formula="of:=AVERAGE(['Report Data'.F270];['Report Data'.F558];['Report Data'.F846];['Report Data'.F1134];['Report Data'.F1422])" office:value-type="float" office:value="454.2">
            <text:p>454.2</text:p>
          </table:table-cell>
        </table:table-row>
        <table:table-row table:style-name="ro3">
          <table:table-cell office:value-type="float" office:value="1373927100000">
            <text:p>1373927100000</text:p>
          </table:table-cell>
          <table:table-cell table:formula="of:=AVERAGE(['Report Data'.C271];['Report Data'.C559];['Report Data'.C847];['Report Data'.C1135];['Report Data'.C1423])" office:value-type="float" office:value="222.2">
            <text:p>222.2</text:p>
          </table:table-cell>
          <table:table-cell table:formula="of:=AVERAGE(['Report Data'.D271];['Report Data'.D559];['Report Data'.D847];['Report Data'.D1135];['Report Data'.D1423])" office:value-type="float" office:value="333.4">
            <text:p>333.4</text:p>
          </table:table-cell>
          <table:table-cell table:formula="of:=AVERAGE(['Report Data'.E271];['Report Data'.E559];['Report Data'.E847];['Report Data'.E1135];['Report Data'.E1423])" office:value-type="float" office:value="344">
            <text:p>344</text:p>
          </table:table-cell>
          <table:table-cell table:formula="of:=AVERAGE(['Report Data'.F271];['Report Data'.F559];['Report Data'.F847];['Report Data'.F1135];['Report Data'.F1423])" office:value-type="float" office:value="464.2">
            <text:p>464.2</text:p>
          </table:table-cell>
        </table:table-row>
        <table:table-row table:style-name="ro3">
          <table:table-cell office:value-type="float" office:value="1373927400000">
            <text:p>1373927400000</text:p>
          </table:table-cell>
          <table:table-cell table:formula="of:=AVERAGE(['Report Data'.C272];['Report Data'.C560];['Report Data'.C848];['Report Data'.C1136];['Report Data'.C1424])" office:value-type="float" office:value="241.2">
            <text:p>241.2</text:p>
          </table:table-cell>
          <table:table-cell table:formula="of:=AVERAGE(['Report Data'.D272];['Report Data'.D560];['Report Data'.D848];['Report Data'.D1136];['Report Data'.D1424])" office:value-type="float" office:value="341.6">
            <text:p>341.6</text:p>
          </table:table-cell>
          <table:table-cell table:formula="of:=AVERAGE(['Report Data'.E272];['Report Data'.E560];['Report Data'.E848];['Report Data'.E1136];['Report Data'.E1424])" office:value-type="float" office:value="342.8">
            <text:p>342.8</text:p>
          </table:table-cell>
          <table:table-cell table:formula="of:=AVERAGE(['Report Data'.F272];['Report Data'.F560];['Report Data'.F848];['Report Data'.F1136];['Report Data'.F1424])" office:value-type="float" office:value="451.4">
            <text:p>451.4</text:p>
          </table:table-cell>
        </table:table-row>
        <table:table-row table:style-name="ro3">
          <table:table-cell office:value-type="float" office:value="1373927700000">
            <text:p>1373927700000</text:p>
          </table:table-cell>
          <table:table-cell table:formula="of:=AVERAGE(['Report Data'.C273];['Report Data'.C561];['Report Data'.C849];['Report Data'.C1137];['Report Data'.C1425])" office:value-type="float" office:value="226">
            <text:p>226</text:p>
          </table:table-cell>
          <table:table-cell table:formula="of:=AVERAGE(['Report Data'.D273];['Report Data'.D561];['Report Data'.D849];['Report Data'.D1137];['Report Data'.D1425])" office:value-type="float" office:value="354.6">
            <text:p>354.6</text:p>
          </table:table-cell>
          <table:table-cell table:formula="of:=AVERAGE(['Report Data'.E273];['Report Data'.E561];['Report Data'.E849];['Report Data'.E1137];['Report Data'.E1425])" office:value-type="float" office:value="341.4">
            <text:p>341.4</text:p>
          </table:table-cell>
          <table:table-cell table:formula="of:=AVERAGE(['Report Data'.F273];['Report Data'.F561];['Report Data'.F849];['Report Data'.F1137];['Report Data'.F1425])" office:value-type="float" office:value="418.6">
            <text:p>418.6</text:p>
          </table:table-cell>
        </table:table-row>
        <table:table-row table:style-name="ro3">
          <table:table-cell office:value-type="float" office:value="1373928000000">
            <text:p>1373928000000</text:p>
          </table:table-cell>
          <table:table-cell table:formula="of:=AVERAGE(['Report Data'.C274];['Report Data'.C562];['Report Data'.C850];['Report Data'.C1138];['Report Data'.C1426])" office:value-type="float" office:value="181.2">
            <text:p>181.2</text:p>
          </table:table-cell>
          <table:table-cell table:formula="of:=AVERAGE(['Report Data'.D274];['Report Data'.D562];['Report Data'.D850];['Report Data'.D1138];['Report Data'.D1426])" office:value-type="float" office:value="342.2">
            <text:p>342.2</text:p>
          </table:table-cell>
          <table:table-cell table:formula="of:=AVERAGE(['Report Data'.E274];['Report Data'.E562];['Report Data'.E850];['Report Data'.E1138];['Report Data'.E1426])" office:value-type="float" office:value="381">
            <text:p>381</text:p>
          </table:table-cell>
          <table:table-cell table:formula="of:=AVERAGE(['Report Data'.F274];['Report Data'.F562];['Report Data'.F850];['Report Data'.F1138];['Report Data'.F1426])" office:value-type="float" office:value="441.4">
            <text:p>441.4</text:p>
          </table:table-cell>
        </table:table-row>
        <table:table-row table:style-name="ro3">
          <table:table-cell office:value-type="float" office:value="1373928300000">
            <text:p>1373928300000</text:p>
          </table:table-cell>
          <table:table-cell table:formula="of:=AVERAGE(['Report Data'.C275];['Report Data'.C563];['Report Data'.C851];['Report Data'.C1139];['Report Data'.C1427])" office:value-type="float" office:value="243">
            <text:p>243</text:p>
          </table:table-cell>
          <table:table-cell table:formula="of:=AVERAGE(['Report Data'.D275];['Report Data'.D563];['Report Data'.D851];['Report Data'.D1139];['Report Data'.D1427])" office:value-type="float" office:value="318.4">
            <text:p>318.4</text:p>
          </table:table-cell>
          <table:table-cell table:formula="of:=AVERAGE(['Report Data'.E275];['Report Data'.E563];['Report Data'.E851];['Report Data'.E1139];['Report Data'.E1427])" office:value-type="float" office:value="356.2">
            <text:p>356.2</text:p>
          </table:table-cell>
          <table:table-cell table:formula="of:=AVERAGE(['Report Data'.F275];['Report Data'.F563];['Report Data'.F851];['Report Data'.F1139];['Report Data'.F1427])" office:value-type="float" office:value="425.8">
            <text:p>425.8</text:p>
          </table:table-cell>
        </table:table-row>
        <table:table-row table:style-name="ro3">
          <table:table-cell office:value-type="float" office:value="1373928600000">
            <text:p>1373928600000</text:p>
          </table:table-cell>
          <table:table-cell table:formula="of:=AVERAGE(['Report Data'.C276];['Report Data'.C564];['Report Data'.C852];['Report Data'.C1140];['Report Data'.C1428])" office:value-type="float" office:value="242.6">
            <text:p>242.6</text:p>
          </table:table-cell>
          <table:table-cell table:formula="of:=AVERAGE(['Report Data'.D276];['Report Data'.D564];['Report Data'.D852];['Report Data'.D1140];['Report Data'.D1428])" office:value-type="float" office:value="293.8">
            <text:p>293.8</text:p>
          </table:table-cell>
          <table:table-cell table:formula="of:=AVERAGE(['Report Data'.E276];['Report Data'.E564];['Report Data'.E852];['Report Data'.E1140];['Report Data'.E1428])" office:value-type="float" office:value="341.8">
            <text:p>341.8</text:p>
          </table:table-cell>
          <table:table-cell table:formula="of:=AVERAGE(['Report Data'.F276];['Report Data'.F564];['Report Data'.F852];['Report Data'.F1140];['Report Data'.F1428])" office:value-type="float" office:value="424.2">
            <text:p>424.2</text:p>
          </table:table-cell>
        </table:table-row>
        <table:table-row table:style-name="ro3">
          <table:table-cell office:value-type="float" office:value="1373928900000">
            <text:p>1373928900000</text:p>
          </table:table-cell>
          <table:table-cell table:formula="of:=AVERAGE(['Report Data'.C277];['Report Data'.C565];['Report Data'.C853];['Report Data'.C1141];['Report Data'.C1429])" office:value-type="float" office:value="202.4">
            <text:p>202.4</text:p>
          </table:table-cell>
          <table:table-cell table:formula="of:=AVERAGE(['Report Data'.D277];['Report Data'.D565];['Report Data'.D853];['Report Data'.D1141];['Report Data'.D1429])" office:value-type="float" office:value="274.6">
            <text:p>274.6</text:p>
          </table:table-cell>
          <table:table-cell table:formula="of:=AVERAGE(['Report Data'.E277];['Report Data'.E565];['Report Data'.E853];['Report Data'.E1141];['Report Data'.E1429])" office:value-type="float" office:value="306.6">
            <text:p>306.6</text:p>
          </table:table-cell>
          <table:table-cell table:formula="of:=AVERAGE(['Report Data'.F277];['Report Data'.F565];['Report Data'.F853];['Report Data'.F1141];['Report Data'.F1429])" office:value-type="float" office:value="409">
            <text:p>409</text:p>
          </table:table-cell>
        </table:table-row>
        <table:table-row table:style-name="ro3">
          <table:table-cell office:value-type="float" office:value="1373929200000">
            <text:p>1373929200000</text:p>
          </table:table-cell>
          <table:table-cell table:formula="of:=AVERAGE(['Report Data'.C278];['Report Data'.C566];['Report Data'.C854];['Report Data'.C1142];['Report Data'.C1430])" office:value-type="float" office:value="198">
            <text:p>198</text:p>
          </table:table-cell>
          <table:table-cell table:formula="of:=AVERAGE(['Report Data'.D278];['Report Data'.D566];['Report Data'.D854];['Report Data'.D1142];['Report Data'.D1430])" office:value-type="float" office:value="251.8">
            <text:p>251.8</text:p>
          </table:table-cell>
          <table:table-cell table:formula="of:=AVERAGE(['Report Data'.E278];['Report Data'.E566];['Report Data'.E854];['Report Data'.E1142];['Report Data'.E1430])" office:value-type="float" office:value="273.6">
            <text:p>273.6</text:p>
          </table:table-cell>
          <table:table-cell table:formula="of:=AVERAGE(['Report Data'.F278];['Report Data'.F566];['Report Data'.F854];['Report Data'.F1142];['Report Data'.F1430])" office:value-type="float" office:value="390.8">
            <text:p>390.8</text:p>
          </table:table-cell>
        </table:table-row>
        <table:table-row table:style-name="ro3">
          <table:table-cell office:value-type="float" office:value="1373929500000">
            <text:p>1373929500000</text:p>
          </table:table-cell>
          <table:table-cell table:formula="of:=AVERAGE(['Report Data'.C279];['Report Data'.C567];['Report Data'.C855];['Report Data'.C1143];['Report Data'.C1431])" office:value-type="float" office:value="186.6">
            <text:p>186.6</text:p>
          </table:table-cell>
          <table:table-cell table:formula="of:=AVERAGE(['Report Data'.D279];['Report Data'.D567];['Report Data'.D855];['Report Data'.D1143];['Report Data'.D1431])" office:value-type="float" office:value="226.2">
            <text:p>226.2</text:p>
          </table:table-cell>
          <table:table-cell table:formula="of:=AVERAGE(['Report Data'.E279];['Report Data'.E567];['Report Data'.E855];['Report Data'.E1143];['Report Data'.E1431])" office:value-type="float" office:value="262">
            <text:p>262</text:p>
          </table:table-cell>
          <table:table-cell table:formula="of:=AVERAGE(['Report Data'.F279];['Report Data'.F567];['Report Data'.F855];['Report Data'.F1143];['Report Data'.F1431])" office:value-type="float" office:value="378.4">
            <text:p>378.4</text:p>
          </table:table-cell>
        </table:table-row>
        <table:table-row table:style-name="ro3">
          <table:table-cell office:value-type="float" office:value="1373929800000">
            <text:p>1373929800000</text:p>
          </table:table-cell>
          <table:table-cell table:formula="of:=AVERAGE(['Report Data'.C280];['Report Data'.C568];['Report Data'.C856];['Report Data'.C1144];['Report Data'.C1432])" office:value-type="float" office:value="153.2">
            <text:p>153.2</text:p>
          </table:table-cell>
          <table:table-cell table:formula="of:=AVERAGE(['Report Data'.D280];['Report Data'.D568];['Report Data'.D856];['Report Data'.D1144];['Report Data'.D1432])" office:value-type="float" office:value="197.6">
            <text:p>197.6</text:p>
          </table:table-cell>
          <table:table-cell table:formula="of:=AVERAGE(['Report Data'.E280];['Report Data'.E568];['Report Data'.E856];['Report Data'.E1144];['Report Data'.E1432])" office:value-type="float" office:value="257.6">
            <text:p>257.6</text:p>
          </table:table-cell>
          <table:table-cell table:formula="of:=AVERAGE(['Report Data'.F280];['Report Data'.F568];['Report Data'.F856];['Report Data'.F1144];['Report Data'.F1432])" office:value-type="float" office:value="363.6">
            <text:p>363.6</text:p>
          </table:table-cell>
        </table:table-row>
        <table:table-row table:style-name="ro3">
          <table:table-cell office:value-type="float" office:value="1373930100000">
            <text:p>1373930100000</text:p>
          </table:table-cell>
          <table:table-cell table:formula="of:=AVERAGE(['Report Data'.C281];['Report Data'.C569];['Report Data'.C857];['Report Data'.C1145];['Report Data'.C1433])" office:value-type="float" office:value="178.2">
            <text:p>178.2</text:p>
          </table:table-cell>
          <table:table-cell table:formula="of:=AVERAGE(['Report Data'.D281];['Report Data'.D569];['Report Data'.D857];['Report Data'.D1145];['Report Data'.D1433])" office:value-type="float" office:value="219">
            <text:p>219</text:p>
          </table:table-cell>
          <table:table-cell table:formula="of:=AVERAGE(['Report Data'.E281];['Report Data'.E569];['Report Data'.E857];['Report Data'.E1145];['Report Data'.E1433])" office:value-type="float" office:value="248.8">
            <text:p>248.8</text:p>
          </table:table-cell>
          <table:table-cell table:formula="of:=AVERAGE(['Report Data'.F281];['Report Data'.F569];['Report Data'.F857];['Report Data'.F1145];['Report Data'.F1433])" office:value-type="float" office:value="325.2">
            <text:p>325.2</text:p>
          </table:table-cell>
        </table:table-row>
        <table:table-row table:style-name="ro3">
          <table:table-cell office:value-type="float" office:value="1373930400000">
            <text:p>1373930400000</text:p>
          </table:table-cell>
          <table:table-cell table:formula="of:=AVERAGE(['Report Data'.C282];['Report Data'.C570];['Report Data'.C858];['Report Data'.C1146];['Report Data'.C1434])" office:value-type="float" office:value="156">
            <text:p>156</text:p>
          </table:table-cell>
          <table:table-cell table:formula="of:=AVERAGE(['Report Data'.D282];['Report Data'.D570];['Report Data'.D858];['Report Data'.D1146];['Report Data'.D1434])" office:value-type="float" office:value="199">
            <text:p>199</text:p>
          </table:table-cell>
          <table:table-cell table:formula="of:=AVERAGE(['Report Data'.E282];['Report Data'.E570];['Report Data'.E858];['Report Data'.E1146];['Report Data'.E1434])" office:value-type="float" office:value="226.2">
            <text:p>226.2</text:p>
          </table:table-cell>
          <table:table-cell table:formula="of:=AVERAGE(['Report Data'.F282];['Report Data'.F570];['Report Data'.F858];['Report Data'.F1146];['Report Data'.F1434])" office:value-type="float" office:value="329.4">
            <text:p>329.4</text:p>
          </table:table-cell>
        </table:table-row>
        <table:table-row table:style-name="ro3">
          <table:table-cell office:value-type="float" office:value="1373930700000">
            <text:p>1373930700000</text:p>
          </table:table-cell>
          <table:table-cell table:formula="of:=AVERAGE(['Report Data'.C283];['Report Data'.C571];['Report Data'.C859];['Report Data'.C1147];['Report Data'.C1435])" office:value-type="float" office:value="147.4">
            <text:p>147.4</text:p>
          </table:table-cell>
          <table:table-cell table:formula="of:=AVERAGE(['Report Data'.D283];['Report Data'.D571];['Report Data'.D859];['Report Data'.D1147];['Report Data'.D1435])" office:value-type="float" office:value="199.2">
            <text:p>199.2</text:p>
          </table:table-cell>
          <table:table-cell table:formula="of:=AVERAGE(['Report Data'.E283];['Report Data'.E571];['Report Data'.E859];['Report Data'.E1147];['Report Data'.E1435])" office:value-type="float" office:value="249">
            <text:p>249</text:p>
          </table:table-cell>
          <table:table-cell table:formula="of:=AVERAGE(['Report Data'.F283];['Report Data'.F571];['Report Data'.F859];['Report Data'.F1147];['Report Data'.F1435])" office:value-type="float" office:value="314.8">
            <text:p>314.8</text:p>
          </table:table-cell>
        </table:table-row>
        <table:table-row table:style-name="ro3">
          <table:table-cell office:value-type="float" office:value="1373931000000">
            <text:p>1373931000000</text:p>
          </table:table-cell>
          <table:table-cell table:formula="of:=AVERAGE(['Report Data'.C284];['Report Data'.C572];['Report Data'.C860];['Report Data'.C1148];['Report Data'.C1436])" office:value-type="float" office:value="156">
            <text:p>156</text:p>
          </table:table-cell>
          <table:table-cell table:formula="of:=AVERAGE(['Report Data'.D284];['Report Data'.D572];['Report Data'.D860];['Report Data'.D1148];['Report Data'.D1436])" office:value-type="float" office:value="187.2">
            <text:p>187.2</text:p>
          </table:table-cell>
          <table:table-cell table:formula="of:=AVERAGE(['Report Data'.E284];['Report Data'.E572];['Report Data'.E860];['Report Data'.E1148];['Report Data'.E1436])" office:value-type="float" office:value="233.6">
            <text:p>233.6</text:p>
          </table:table-cell>
          <table:table-cell table:formula="of:=AVERAGE(['Report Data'.F284];['Report Data'.F572];['Report Data'.F860];['Report Data'.F1148];['Report Data'.F1436])" office:value-type="float" office:value="308.6">
            <text:p>308.6</text:p>
          </table:table-cell>
        </table:table-row>
        <table:table-row table:style-name="ro3">
          <table:table-cell office:value-type="float" office:value="1373931300000">
            <text:p>1373931300000</text:p>
          </table:table-cell>
          <table:table-cell table:formula="of:=AVERAGE(['Report Data'.C285];['Report Data'.C573];['Report Data'.C861];['Report Data'.C1149];['Report Data'.C1437])" office:value-type="float" office:value="152.8">
            <text:p>152.8</text:p>
          </table:table-cell>
          <table:table-cell table:formula="of:=AVERAGE(['Report Data'.D285];['Report Data'.D573];['Report Data'.D861];['Report Data'.D1149];['Report Data'.D1437])" office:value-type="float" office:value="200.2">
            <text:p>200.2</text:p>
          </table:table-cell>
          <table:table-cell table:formula="of:=AVERAGE(['Report Data'.E285];['Report Data'.E573];['Report Data'.E861];['Report Data'.E1149];['Report Data'.E1437])" office:value-type="float" office:value="217.4">
            <text:p>217.4</text:p>
          </table:table-cell>
          <table:table-cell table:formula="of:=AVERAGE(['Report Data'.F285];['Report Data'.F573];['Report Data'.F861];['Report Data'.F1149];['Report Data'.F1437])" office:value-type="float" office:value="327.8">
            <text:p>327.8</text:p>
          </table:table-cell>
        </table:table-row>
        <table:table-row table:style-name="ro3">
          <table:table-cell office:value-type="float" office:value="1373931600000">
            <text:p>1373931600000</text:p>
          </table:table-cell>
          <table:table-cell table:formula="of:=AVERAGE(['Report Data'.C286];['Report Data'.C574];['Report Data'.C862];['Report Data'.C1150];['Report Data'.C1438])" office:value-type="float" office:value="149.4">
            <text:p>149.4</text:p>
          </table:table-cell>
          <table:table-cell table:formula="of:=AVERAGE(['Report Data'.D286];['Report Data'.D574];['Report Data'.D862];['Report Data'.D1150];['Report Data'.D1438])" office:value-type="float" office:value="209.6">
            <text:p>209.6</text:p>
          </table:table-cell>
          <table:table-cell table:formula="of:=AVERAGE(['Report Data'.E286];['Report Data'.E574];['Report Data'.E862];['Report Data'.E1150];['Report Data'.E1438])" office:value-type="float" office:value="230.8">
            <text:p>230.8</text:p>
          </table:table-cell>
          <table:table-cell table:formula="of:=AVERAGE(['Report Data'.F286];['Report Data'.F574];['Report Data'.F862];['Report Data'.F1150];['Report Data'.F1438])" office:value-type="float" office:value="318.8">
            <text:p>318.8</text:p>
          </table:table-cell>
        </table:table-row>
        <table:table-row table:style-name="ro3">
          <table:table-cell office:value-type="float" office:value="1373931900000">
            <text:p>1373931900000</text:p>
          </table:table-cell>
          <table:table-cell table:formula="of:=AVERAGE(['Report Data'.C287];['Report Data'.C575];['Report Data'.C863];['Report Data'.C1151];['Report Data'.C1439])" office:value-type="float" office:value="163">
            <text:p>163</text:p>
          </table:table-cell>
          <table:table-cell table:formula="of:=AVERAGE(['Report Data'.D287];['Report Data'.D575];['Report Data'.D863];['Report Data'.D1151];['Report Data'.D1439])" office:value-type="float" office:value="197">
            <text:p>197</text:p>
          </table:table-cell>
          <table:table-cell table:formula="of:=AVERAGE(['Report Data'.E287];['Report Data'.E575];['Report Data'.E863];['Report Data'.E1151];['Report Data'.E1439])" office:value-type="float" office:value="209.2">
            <text:p>209.2</text:p>
          </table:table-cell>
          <table:table-cell table:formula="of:=AVERAGE(['Report Data'.F287];['Report Data'.F575];['Report Data'.F863];['Report Data'.F1151];['Report Data'.F1439])" office:value-type="float" office:value="311">
            <text:p>311</text:p>
          </table:table-cell>
        </table:table-row>
        <table:table-row table:style-name="ro3">
          <table:table-cell office:value-type="float" office:value="1373932200000">
            <text:p>1373932200000</text:p>
          </table:table-cell>
          <table:table-cell table:formula="of:=AVERAGE(['Report Data'.C288];['Report Data'.C576];['Report Data'.C864];['Report Data'.C1152];['Report Data'.C1440])" office:value-type="float" office:value="127.6">
            <text:p>127.6</text:p>
          </table:table-cell>
          <table:table-cell table:formula="of:=AVERAGE(['Report Data'.D288];['Report Data'.D576];['Report Data'.D864];['Report Data'.D1152];['Report Data'.D1440])" office:value-type="float" office:value="186.4">
            <text:p>186.4</text:p>
          </table:table-cell>
          <table:table-cell table:formula="of:=AVERAGE(['Report Data'.E288];['Report Data'.E576];['Report Data'.E864];['Report Data'.E1152];['Report Data'.E1440])" office:value-type="float" office:value="208.4">
            <text:p>208.4</text:p>
          </table:table-cell>
          <table:table-cell table:formula="of:=AVERAGE(['Report Data'.F288];['Report Data'.F576];['Report Data'.F864];['Report Data'.F1152];['Report Data'.F1440])" office:value-type="float" office:value="290.6">
            <text:p>290.6</text:p>
          </table:table-cell>
        </table:table-row>
        <table:table-row table:style-name="ro3">
          <table:table-cell office:value-type="float" office:value="1373932500000">
            <text:p>1373932500000</text:p>
          </table:table-cell>
          <table:table-cell table:formula="of:=AVERAGE(['Report Data'.C289];['Report Data'.C577];['Report Data'.C865];['Report Data'.C1153];['Report Data'.C1441])" office:value-type="float" office:value="137.4">
            <text:p>137.4</text:p>
          </table:table-cell>
          <table:table-cell table:formula="of:=AVERAGE(['Report Data'.D289];['Report Data'.D577];['Report Data'.D865];['Report Data'.D1153];['Report Data'.D1441])" office:value-type="float" office:value="163.8">
            <text:p>163.8</text:p>
          </table:table-cell>
          <table:table-cell table:formula="of:=AVERAGE(['Report Data'.E289];['Report Data'.E577];['Report Data'.E865];['Report Data'.E1153];['Report Data'.E1441])" office:value-type="float" office:value="184.6">
            <text:p>184.6</text:p>
          </table:table-cell>
          <table:table-cell table:formula="of:=AVERAGE(['Report Data'.F289];['Report Data'.F577];['Report Data'.F865];['Report Data'.F1153];['Report Data'.F1441])" office:value-type="float" office:value="283.2">
            <text:p>283.2</text:p>
          </table:table-cell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288">
          <table:table-cell table:number-columns-repeated="5"/>
        </table:table-row>
        <table:table-row table:style-name="ro4">
          <table:table-cell office:value-type="string">
            <text:p>unix</text:p>
          </table:table-cell>
          <table:table-cell table:number-columns-repeated="4"/>
        </table:table-row>
        <table:table-row table:style-name="ro3" table:number-rows-repeated="82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hours/>
      <number:text>:</number:text>
      <number:minutes number:style="long"/>
    </number:time-style>
    <number:date-style style:name="N146">
      <number:day-of-week/>
      <number:text>, </number:text>
      <number:hours/>
      <number:text>:</number:text>
      <number:minutes number:style="long"/>
      <number:text> </number:text>
      <number:am-pm/>
      <number:text> </number:text>
      <number:month/>
      <number:text>/</number:text>
      <number:day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/00/0000</text:date>, <text:time style:data-style-name="N2" text:time-value="0000-00-00T13:25:4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Lehe</meta:initial-creator>
    <meta:creation-date>2013-12-27T19:05:29</meta:creation-date>
    <dc:date>2014-01-02T13:29:38</dc:date>
    <dc:creator>Lewis Lehe</dc:creator>
    <meta:editing-duration>PT20S</meta:editing-duration>
    <meta:editing-cycles>4</meta:editing-cycles>
    <meta:generator>LibreOffice/3.6$Linux_X86_64 LibreOffice_project/360m1$Build-2</meta:generator>
    <meta:document-statistic meta:table-count="2" meta:cell-count="15159" meta:object-count="0"/>
  </office:meta>
</office:document-meta>
</file>